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SimSun1" svg:font-family="SimSu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writing-mode="lr-tb"/>
      <style:text-properties fo:font-size="11pt"/>
    </style:style>
    <style:style style:name="P2" style:family="paragraph" style:parent-style-name="Standard">
      <style:paragraph-properties fo:break-before="page" style:writing-mode="lr-tb"/>
      <style:text-properties fo:font-size="11pt"/>
    </style:style>
    <style:style style:name="P3" style:family="paragraph" style:parent-style-name="Standard">
      <style:paragraph-properties style:writing-mode="lr-tb"/>
    </style:style>
    <style:style style:name="P4" style:family="paragraph" style:parent-style-name="Standard">
      <style:paragraph-properties style:writing-mode="lr-tb"/>
      <style:text-properties fo:font-size="11pt"/>
    </style:style>
    <style:style style:name="P5" style:family="paragraph" style:parent-style-name="Standard">
      <style:paragraph-properties style:writing-mode="lr-tb"/>
      <style:text-properties fo:font-size="11pt" fo:background-color="#ffff00"/>
    </style:style>
    <style:style style:name="P6" style:family="paragraph" style:parent-style-name="Standard">
      <style:paragraph-properties style:writing-mode="lr-tb"/>
      <style:text-properties fo:font-size="11pt" fo:background-color="#00ff00"/>
    </style:style>
    <style:style style:name="P7" style:family="paragraph" style:parent-style-name="Standard">
      <style:paragraph-properties style:writing-mode="lr-tb"/>
      <style:text-properties fo:background-color="#ffff00"/>
    </style:style>
    <style:style style:name="P8" style:family="paragraph" style:parent-style-name="Heading_20_1">
      <style:text-properties fo:background-color="#ffff00"/>
    </style:style>
    <style:style style:name="P9" style:family="paragraph" style:parent-style-name="Heading_20_1">
      <style:text-properties fo:background-color="#00ff00"/>
    </style:style>
    <style:style style:name="P10" style:family="paragraph" style:parent-style-name="Heading_20_2">
      <style:text-properties fo:background-color="#00ff00"/>
    </style:style>
    <style:style style:name="P11" style:family="paragraph" style:parent-style-name="Heading_20_2">
      <style:text-properties fo:background-color="#ffff00"/>
    </style:style>
    <style:style style:name="P12" style:family="paragraph" style:parent-style-name="Heading_20_2">
      <style:paragraph-properties style:writing-mode="lr-tb"/>
      <style:text-properties fo:font-size="11pt"/>
    </style:style>
    <style:style style:name="P13" style:family="paragraph" style:parent-style-name="Heading_20_2">
      <style:paragraph-properties fo:background-color="transparent">
        <style:background-image/>
      </style:paragraph-properties>
      <style:text-properties fo:background-color="#ffff00"/>
    </style:style>
    <style:style style:name="P14" style:family="paragraph" style:parent-style-name="Heading_20_2">
      <style:paragraph-properties fo:margin-top="0.423cm" fo:margin-bottom="0.212cm" fo:hyphenation-ladder-count="no-limit" fo:keep-with-next="always"/>
      <style:text-properties fo:background-color="#ffff00" fo:hyphenate="false" fo:hyphenation-remain-char-count="2" fo:hyphenation-push-char-count="2"/>
    </style:style>
    <style:style style:name="P15" style:family="paragraph" style:parent-style-name="Title" style:master-page-name="Standard">
      <style:paragraph-properties style:page-number="auto"/>
    </style:style>
    <style:style style:name="P16" style:family="paragraph" style:parent-style-name="Text_20_body">
      <style:text-properties fo:font-size="11pt" fo:background-color="#00ff00"/>
    </style:style>
    <style:style style:name="P17" style:family="paragraph" style:parent-style-name="Text_20_body">
      <style:paragraph-properties fo:hyphenation-ladder-count="no-limit"/>
      <style:text-properties fo:hyphenate="false" fo:hyphenation-remain-char-count="2" fo:hyphenation-push-char-count="2"/>
    </style:style>
    <style:style style:name="P18" style:family="paragraph" style:parent-style-name="Text_20_body">
      <style:text-properties fo:background-color="#ffff00"/>
    </style:style>
    <style:style style:name="P19" style:family="paragraph" style:parent-style-name="Text_20_body">
      <style:text-properties fo:background-color="#00ff00"/>
    </style:style>
    <style:style style:name="P20" style:family="paragraph" style:parent-style-name="Text_20_body">
      <style:paragraph-properties style:writing-mode="lr-tb"/>
    </style:style>
    <style:style style:name="T1" style:family="text">
      <style:text-properties fo:font-size="11pt"/>
    </style:style>
    <style:style style:name="T2" style:family="text">
      <style:text-properties fo:font-size="11pt" fo:background-color="#ffff00"/>
    </style:style>
    <style:style style:name="T3" style:family="text">
      <style:text-properties fo:background-color="#ffff00"/>
    </style:style>
    <style:style style:name="T4" style:family="text">
      <style:text-properties style:use-window-font-color="true"/>
    </style:style>
    <style:style style:name="T5" style:family="text">
      <style:text-properties style:use-window-font-color="true" style:font-name="Courier New" fo:font-size="11pt" fo:language="de" fo:country="CH" style:font-name-asian="Courier New" style:language-asian="zh" style:country-asian="CN" style:font-name-complex="Courier New" style:font-size-complex="12pt"/>
    </style:style>
    <style:style style:name="T6" style:family="text">
      <style:text-properties style:font-name="Arial"/>
    </style:style>
    <style:style style:name="T7" style:family="text">
      <style:text-properties fo:language="de" fo:country="CH"/>
    </style:style>
    <style:style style:name="T8" style:family="text">
      <style:text-properties style:font-name-asian="SimSun"/>
    </style:style>
    <style:style style:name="T9" style:family="text">
      <style:text-properties style:language-asian="zh" style:country-asian="CN"/>
    </style:style>
    <style:style style:name="T10" style:family="text">
      <style:text-properties style:font-name-complex="Tahom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as</text:p>
      <text:p text:style-name="Title">Neue Testament</text:p>
      <text:p text:style-name="Title">unsers</text:p>
      <text:p text:style-name="Title">Herrn und Heilandes</text:p>
      <text:p text:style-name="Title">Jesu Christi.</text:p>
      <text:p text:style-name="P1"/>
      <text:p text:style-name="Subtitle">Nach der</text:p>
      <text:p text:style-name="Subtitle">in Zürich kirchlich eingeführten Uebersetzung</text:p>
      <text:p text:style-name="Subtitle">aufs Neue aus dem Grundtext berichtigt.</text:p>
      <text:p text:style-name="Subtitle">---</text:p>
      <text:p text:style-name="Subtitle">Mit Genehmigung der Zürcherischen Synode.</text:p>
      <text:p text:style-name="Subtitle">---&lt;&gt;---</text:p>
      <text:p text:style-name="Subtitle">Zürich.</text:p>
      <text:p text:style-name="Subtitle">Im Dépot der evangelischen Gesellschaft.</text:p>
      <text:p text:style-name="Subtitle">1860.</text:p>
      <text:p text:style-name="P2">Verzeichnis</text:p>
      <text:p text:style-name="P1">der Bücher des Neuen Testamentes.</text:p>
      <text:p text:style-name="P1">---</text:p>
      <text:p text:style-name="P1">I. Die vier Evangelien.</text:p>
      <text:p text:style-name="P1"><text:tab/><text:tab/><text:tab/><text:tab/><text:tab/><text:tab/><text:tab/><text:tab/><text:tab/>Seite</text:p>
      <text:p text:style-name="P1">1. Das Evangelium St. Matthäi<text:tab/><text:tab/><text:tab/><text:tab/>1</text:p>
      <text:p text:style-name="P1">2. Das Evangelium St. Marci<text:tab/><text:tab/><text:tab/><text:tab/><text:tab/>38</text:p>
      <text:p text:style-name="P1">3. Das Evangelium St. Lucä<text:tab/><text:tab/><text:tab/><text:tab/><text:tab/>61</text:p>
      <text:p text:style-name="P1">4. Das Evangelium St. Johannis<text:tab/><text:tab/><text:tab/><text:tab/>101</text:p>
      <text:p text:style-name="P1"/>
      <text:p text:style-name="P1">II. Die Geschichten der heiligen Apostel<text:tab/><text:tab/>130</text:p>
      <text:p text:style-name="P1"/>
      <text:p text:style-name="P1">III. Die vierzehn Episteln St. Pauli</text:p>
      <text:p text:style-name="P1">1. Die Epistel an die Römer<text:tab/><text:tab/><text:tab/><text:tab/><text:tab/>168</text:p>
      <text:p text:style-name="P1">2. Die I. Epistel an die Corinther<text:tab/><text:tab/><text:tab/>184</text:p>
      <text:p text:style-name="P1">3. Die II. Epistel an die Corinther<text:tab/><text:tab/><text:tab/>200</text:p>
      <text:p text:style-name="P1"/>
      <text:p text:style-name="P1">lchn1ss der Bücher des Neuen Teftamentes. I. Die vier Evangelien. Das Evangelium St. Matthäi . . . . Das Evangelium St. Marci . Das Evangelium St. Lucis . . . . Das Evangelium St. Johannis . . . II. Die Geschichten der heiligen Apostel . III. Die vierzehn Episteln St. Pauli. Die Epistel Fee Römer C . . . . . Die l. Epi1Cl:anXdie Corinther . Die II. Epist «an die Corinther . Die Epistel an die Galater . Die Epistel an die Epheser . . , Die Epistel an die Philipp» . . Die Epistel an die Colosser . . Die I. Epistel an die Thessalonicher . Die II. Epistel an die Thessalonicher . Die I. Epistel an, den Timotheus . . . . Die II. Epistel an den Timotheus . . Die Epistel an den Titus . . Die Epistel an den Philemon . . . . . . Die Epistel an die Hebräer . . . . . . IV. Die sieben-Episteln der andern Apostel. Die Epistel St. Jacobi . . . . . . . Diel.EpistelSt.Peeki. . . . . . . . Die II. Epistel St. Petri . . Die l. Epistel St. Johannis . Die ll. Epistel St. Johannis . Die III. Epistel St. Johannis . . . . Die Epistel St. Judä. . . . . . V. Die Offenbarung St. Johannis . . . x«w <text:s/>Seite 1 38 61 10l Ist) 168 184 200 210 215 220 224 228 231 233 237 240 242 243 254 258 263 265 269 270 27t 272</text:p>
      <text:h text:style-name="Heading_20_1" text:outline-level="1">Das Evangelium St. Matthäi.</text:h>
      <text:h text:style-name="Heading_20_2" text:outline-level="2">Cap. l.</text:h>
      <text:p text:style-name="P1">l. Geschlechts-Registei-. l—47. il. Heilige Empfängmss und Geburt Jesu. l8—25. V. l—47: Luc. Z, M—-IS. I.</text:p>
      <text:p text:style-name="P1">1. Das Buch der Geburt Jesu Christi, ;es sSohnes Davids, des Sohnes Abraam .</text:p>
      <text:p text:style-name="P1">2.Sam.7, i2.i3.</text:p>
      <text:p text:style-name="P1">2. Abrahani zeu3ete den Jsaak. Jsaak zeugetE sen JZko»l;. agb zeugete den Judas un eliie ru er. «. of, 2i,s. :-5,26. 29,</text:p>
      <text:p text:style-name="P1">35.</text:p>
      <text:p text:style-name="P1">3. Judas zeugete den Phares und den Sara mit der Thamar. Phares <text:soft-page-break/>zeugete den srom. Esroni zeugete den Aram. i. Mos. as,</text:p>
      <text:p text:style-name="P1">29. Rath</text:p>
      <text:p text:style-name="P1">4. i8—2i.</text:p>
      <text:p text:style-name="P1">4. Aram zeugete den Aminadab. Aminatählzeugete den Naasson. Naasson zeugete nion.</text:p>
      <text:p text:style-name="P1">5. Salmon zeugete den Boas mit der Rasch. Boas zeugete denObed mit der Rath. bed zeugete den Jesse.</text:p>
      <text:p text:style-name="P1">6. JeV zeugete den König David. Der K’oni3I avid zeugete den Salomon mit dem eibe des Urias.</text:p>
      <text:p text:style-name="P1">2.Sam.i2,24.</text:p>
      <text:p text:style-name="P1">7. Salomon zeuFlete den Roboam. Roboam zeugete den bia. Abia zeugete den As;-«.</text:p>
      <text:p text:style-name="P1">1.Ciwu.3, i0—i7.</text:p>
      <text:p text:style-name="P1">8. Asa zeugete den Josaphat. Josaphat z-e)ugete den Joram. Joram zeugete den zias.</text:p>
      <text:p text:style-name="P1">9. Ozias Fugen den Joatham. Joatham zeugete den chaz. Achaz zeuFete den Ezekias.</text:p>
      <text:p text:style-name="P1">10. Ezekias zeuglete den -)ianasse. Manasse zeugete den nion. Ainonzeiigete den Josias.</text:p>
      <text:p text:style-name="P1">11. 8osias zeugete den Jakiin. Jakiin zeugete den Jechonias und dessen Brüder» uin2di3?Zgt Fee IILBegffiihrung gen gabbyli)ii. 1 . a eregü rniig en (iyo1i zeugete Jechonias den SalathiJel. Salathiel zeugete.deii Zorobabel. Efi. Z,</text:p>
      <text:p text:style-name="P1">2.</text:p>
      <text:p text:style-name="P1">13. Zorobabel «eugete den Abiud. Abiud Fugen den Elialim. Eliakim zeugete den zor.</text:p>
      <text:p text:style-name="P1">14. Azor engere den Sadok. Sadok zeugete den ·ADim. Achiin zeugete den Eliud.</text:p>
      <text:p text:style-name="P1">15. Elmd zeugete den Eleazar. Eleazar zeui ete den Matthaii. Mattl an en etc den Jakob ) z g</text:p>
      <text:p text:style-name="P1">16. Jakob zeiigete den Joseph, deii Mann der Maria, von welcher geboren ist Jesus, der genannt wird Christus. E.27, i7.</text:p>
      <text:p text:style-name="P1">22.</text:p>
      <text:p text:style-name="P1">17. Alle Glieder nun von Abrahani bis auf David sind vic;Zehn Glieder; und von David bis auf die egführung gen Babylon vierzehn Glieder; und von der Wegiführung en Babylon bis auf Christum vierzehn Glieder. ll.</text:p>
      <text:p text:style-name="P1">18. Die Geburt Jesu CäB;cisti aber war also: Als seine Mutter aria mit Joseph verlobt» war, noch ehe sie zusammen kamen, ward sie schwanger gefunden vom heiligen Geiste. Lug. i, 2i;—38. ·</text:p>
      <text:p text:style-name="P1">19. Aber Josepl),«ihr Mann, weil er gerecht war und sie nicht·wo»lIte zu Schanden bringen, gedachte sie heimlich M ?n2t4las«"sen.</text:p>
      <text:p text:style-name="P1">5. o . , it.</text:p>
      <text:p text:style-name="P1">20. Als er aber solches im Sinne hatte, siehe, da erschien ihm ein Engel des Herrn im Traume, der sprach: Joseph, Sohn Davids, scheue dich nicht, Maria, dein Weib, zu dir zu nehmen, denn was in ihr erzeugt ist, das ist vom heiligen Geige. »</text:p>
      <text:p text:style-name="P1">21. Sie wird aber einen ohn gebaren, und du sollst seinen Namen·Ie us heissen, denn er wird sein Volk selig machen von ihren Si·mden. Luc. «, 3i.·Ap. 4, i2. 5, 3i.</text:p>
      <text:p text:style-name="P1">22. Dieses alles aber ist ges ehen, auf dass erfiillet würde, was <text:soft-page-break/>geredet i t von dem Herrn du»rch de·n Propheten, der da spricht:</text:p>
      <text:p text:style-name="P1">23. ,,Siehe, eine Jungfrau wird schwanger werden und einen ohn gebären, und man wird seinen Namen nennen Emanuel, das ist oerdolmetschet: Gott mit uiis.« Jes.7,i4. i.Tim.3, is.</text:p>
      <text:p text:style-name="P1">24. Als nun Joseph vom Schlaf erwacht war, that er, wie ihm der Engel des Herrn befohlen, und nahm sein Wei zu»sich».</text:p>
      <text:p text:style-name="P1">25. Und e·r erkannte sie nicht, bis te geboren hatte ihren Sohn, den Erst eboriien; und er nannte seinen Namen Jesus. List. 2,</text:p>
      <text:p text:style-name="P1">7. 2ls.</text:p>
      <text:h text:style-name="Heading_20_2" text:outline-level="2">Cap. II.</text:h>
      <text:p text:style-name="P1">l. Die morgenländischen Weisen. l—-l2. il. Jssephs Flucht mit Jesu. l3—15. lll,Kindermord zu Bethleheni. 46—48. IV. Josephs Rückkehr.-19—23. I.</text:p>
      <text:p text:style-name="P1">1. Als nun Jesus geboren war zu Bethlehem im jijdischen Lande, in den TaT <text:s text:c="3"/>2 Cap.</text:p>
      <text:p text:style-name="P1">2. Das Evangelium Cap.</text:p>
      <text:p text:style-name="P1">2. Z. en des K·öni s .Herodes, sie e, da kamen Weise aus 9)Zorgenland na Jerusalem, die sprachen: Luc.2,4:c.</text:p>
      <text:p text:style-name="P1">2. Wo ist der neugeborne Köniäder Juden? Denn wir haben seinen ter1i jin Morgenlande gesehen, und sind gekommen ihn anzubeten.</text:p>
      <text:p text:style-name="P1">4. Mos. 24, i7. <text:s/>Da das der König Herodes hörte, erschrak er und ganz Jerusalem mit ihm.</text:p>
      <text:p text:style-name="P1">4. Und er berief alle Hoheiipriester und Schriftgelehrten des Volkes zuscin1inen, und erfragte von ihnen, wo Christus sollte geboren werden.</text:p>
      <text:p text:style-name="P1">5. Sie sagten ihm: Zu Bethlehem im jüdischen Lande; denn also ist geschrieben durch den Propheten: Joh. 7, -12. S. »Und du Bethlehei1i, im Lande Juba, du bist keineswegs die kleinste unter den Fürsten Juda; denn aus dir wird ein Herrscher hervorgehen, der mein Volk Israel weiden wird.« Mich, 5, I« i,</text:p>
      <text:p text:style-name="P1">7. Da berief es die Weisen heimlich, und erku digte sich bei ihnen genau ;1c»ich der Zeit, a n der Stern erschienen ei;</text:p>
      <text:p text:style-name="P1">8. und sandte sie nach Bethleheni uiid sprach: Zlehet hin und fo1«schet genau nach dem Kindlein. Und wann ihr es werdet gefunden haben, so verl«ü1idiget es mir, auf dass auch ich komme und es anbete.</text:p>
      <text:p text:style-name="P1">9. Und als sie den König gehört, ,ogen B)-e»hi1i. Und siehe, der Stern, den sie im corgenlande gesehen, ging vor ihnen her, bis er kam nnd ü er dem Orte stand, wo das Kindlein war.</text:p>
      <text:p text:style-name="P1">10. Da sie nun den Stern sahen, wurden sie sehr hoch erfreut, · ·</text:p>
      <text:p text:style-name="P1">11. nnd gingen in das Haus hinein, iind Enden das Kmdlei1i sammt Ma ia, seiner iutter. Und sie fielen nied9«-beteten es an, thaten ihre Schätze auf und brachten ih);n Gaben, Gold und We-ihrauch und E) yrrhen. Ps«72, 40:c. Jes. 60,6.</text:p>
      <text:p text:style-name="P1">12. Und da sie im Traum einen göttlichen Befehl empfangen, nicht wieder zu Herodes zui«ückz1ikehren, zogen sie auf einem andern Wege in ihr Land zurück. II.</text:p>
      <text:p text:style-name="P1">13. Als sie aber hinweggeszogen, siehe, da erscheint ein Engel des Herrn dem Joseph im Tranin, und spricht; Steh’ auf, und mnmi das Kindlein und seine TDi«nttei« zu dir, und fliehc nach <text:soft-page-break/>A-.«ghpteii, und bleibe daselbst, bis ich es dir sage; denn Herodes wird das Kindlein alifs1ieheii, es umzubringen.</text:p>
      <text:p text:style-name="P1">14. Da stand er ans und nahm das KindI » l lein und seine Mutter zu fiel) des Nachts, und zool? nach Aeghpten.</text:p>
      <text:p text:style-name="P1">15. nd er blieb daselbst bis zum Tode des Herodes; auf dass erfülIet würde, was geredet ist von dem errn durch den Propheten, der da spriZt: »Aus Aegypten habe ich meinen Sohn berufen« H«,s.«, «. III.</text:p>
      <text:p text:style-name="P1">16. Da nun Herodes sah, dass er von den Weisen betrogen war, wurde er sehr zornig, sandte hin niid liess alle die Kinder tödten, die zu Bethlehem uiid in allen seinen Grenzen waren, von zwei Jahren und darunter, nach der Zeit, die er von den Weisen genau erkundigt hatte.</text:p>
      <text:p text:style-name="P1">17. Da ward erfiillct, was geredet ist sur? Jeremias, den Propheten, der da pri )t:</text:p>
      <text:p text:style-name="P1">18. ,,Eme Stimme ist zu Raum gehört worden, viel Klagens und Weinens und Jannnerns; Rahel beweinte ihre Kinder, uiid wollte sich nicht trösten lassen, darum dass sie nicht mehr waren« Jetzt, i5. IV.</text:p>
      <text:p text:style-name="P1">19. Als aber Herodes gestorben war, siehe, da erfcheii1t ein Engel des Herrn dem Joseph in Aeghpten im -»ranme,</text:p>
      <text:p text:style-name="P1">20. und spricht: Steh’ auf, und nimm das Kindlein und seine Mutter zu dir, und ziehe in das Land Israel; denn die dem Kindlein nach dein Leben stellten, si1id gestorben.</text:p>
      <text:p text:style-name="P1">21. Da stand er auf, nahm das Kindlein nnd seine Mutter zu sich, nnd kam in das Land Israel.</text:p>
      <text:p text:style-name="P1">22. Als er aber hörte, dass Archelaus an Statt s eines Vaters Herodes Über das füdische Land regiere, fürchtete er sich dahin zu gehen. Und nachdem er im Traume einen Fttlichen Befehl en3)fangen, zog er in die «egeiid des ga iläif sen Landes. · ·</text:p>
      <text:p text:style-name="P1">23. Und er kam 1ind wohnte »in einer Stadt, die Nazareth genannt wird; auf dass erfiillet würde, was durch die Pr·13pheten geredet ist : »Er wird Nazarener heis3en.« Luc.2, so. Jks.«,i.53,2.</text:p>
      <text:p text:style-name="P1">3.:ch.6.42.</text:p>
      <text:h text:style-name="Heading_20_2" text:outline-level="2">Cap. III.</text:h>
      <text:p text:style-name="P1">1. Johannes der Täufer. 4—6. il. Seine PMdj3k, 7-42· Hi. Die Taufe Jcsu. »-i3—i7. V. -l—12: Mars. -l. i—s. Luc«. Z, «1-20. Ioh. il, 6—30. I» J« J» «delisclt«en Tagen to-mint Johannes der Taufe-»r und predigt in der Wust-E des jiidifclzeli’ialidi-F,</text:p>
      <text:p text:style-name="P1">2. uiid sPricl)t:,zl)1it Busse, denn das Reich der .Hmmi-et ist geual)-It. C.4,i7. », <text:s/>Denn dieser ist’L?, von dein geredet Tit <text:s text:c="2"/></text:p>
      <text:p text:style-name="P1">Cap. s. Si. Marthen. Cap.</text:p>
      <text:p text:style-name="P1">3.</text:p>
      <text:p text:style-name="P1">4. :-; durch Jgajas, denPropheten, der da spricht: »Eine timme eines Rufenden in der Wüste: Bereitet den Weg des Herrn, machet seine Pfade eben!« Jes. to, Z.</text:p>
      <text:p text:style-name="P1">4. Es hatte aber Johannes ein Kleid von Kameelhaaren und einen ledernen Gürtel um seine Lenden; und eine Speise war Heuschrecken und wilder Honig. Luc. 4, is. T. Kön. 4,</text:p>
      <text:p text:style-name="P1">8.</text:p>
      <text:p text:style-name="P1"><text:soft-page-break/>5. Da zog zu ihm hinaus Jerusalem und an Judäa und die ganze umliegende Land?chaft des Jordans;</text:p>
      <text:p text:style-name="P1">6. und sie wurden von ihm getauft im Jordan, indem sie ihre Sünden bekannten. A;-. 49, Z.</text:p>
      <text:p text:style-name="P1">4. lI.</text:p>
      <text:p text:style-name="P1">7. Als eraber viele derPharisäer und » Sadducäer zu seiner Taufe kommen sah, sprach er zu i )nen: Jhr Nattergezüchte, wer hat euch uiiterwies en, dem zukünftigen Zorne zu entrinnen? C» -i2, se. 23, 33·</text:p>
      <text:p text:style-name="P1">8. So bringet nun Früchte, die der Busse gemäss sind.</text:p>
      <text:p text:style-name="P1">9. Und denket nich? bei euch sägt zu sagen: Wir haben braham zum ater. Denn ich sage euch, Gott vermag dem Abrahc1m aus diesen Steinen Kinder zu erwecken. J«-h. 8, 33:c. »</text:p>
      <text:p text:style-name="P1">10. Schon ist aber auch die Axt an die Wurzel derBäume gelegt. Ein jeder Baum nun, der nicht gute Früchte bringt, wird umgehauen nnd ins Feuer geworfen. C.7,</text:p>
      <text:p text:style-name="P1">19. J-h. -is, S.</text:p>
      <text:p text:style-name="P1">11. Jch zwar taufe euch mit Wasser zur Busse; der aber nach mir kommt, ist stärker als ich, dem ich nichtgenngsambin die Schuhe zu tragen; derselbe wird euch mit heiligem Geiste und mit Feuer taufen. Ap.43,2.e.25.2,3.4. Jes.4,4.</text:p>
      <text:p text:style-name="P1">12. Er« hat die Wurfschaufel in seiner Hand, nnd wird feine Tenne reinigen und seinen Weizen in die Scheune sammeln; die Spreu aber wird er mit unauslöschlicheln Feuer verbrennen. es thaten sich ihm die Himmel auf, und er sah den GeistGottes wie eine Taube herabsteigen und über ihn kommen.</text:p>
      <text:p text:style-name="P1">17. Und siehe, eine Stimme aus den Himmeln , die sz)rach: Dieser mein ohn, der Gelie te, an dem ich ohlgefallen habe. J-s.«,2.i2,1, Matrh·47, Z. Lue. S, s5. Z. Pet. «, H.</text:p>
      <text:h text:style-name="Heading_20_2" text:outline-level="2">Cap. IV.</text:h>
      <text:p text:style-name="P1">1. Jesus wird versucht. 4—«. il. trittin Galiläa auf. 42—47. l1l. bcrnst die ersten Jungen 48—22. lV. lehrt und heilet. 23—25. V. 4—«: Mart. «, H. is. Luc. 4, 4—43. I·</text:p>
      <text:p text:style-name="P1">1. Da ward Jesus vom Geist in die Wüste geführt, auf dass er von dem Teufel versucht würde. Hei-. 4, us. -«. M«)s. Z.</text:p>
      <text:p text:style-name="P1">2. Und als er vierzig Tage und vierzig Nächte gefastet, hun erte ihn hernach. Z. Und der Versuåer trat zu ihm und sprach: Bist du der Sohn Gottes, so s pr1ch,» dass diese Steine Brot werden.</text:p>
      <text:p text:style-name="P1">4. Er aber antwortete und sprach: Es steht gefckzZeben: »Nicht vom Brot allein wird der ensch leben, sondern von einem jeden Wort, das durch den Mund Gottes ausgeht.« s. M-of. 8, Z. c</text:p>
      <text:p text:style-name="P1">5. Da nimmt ihn der Teufel mit sich in die heilige Stadt, und stellt ihn auf die Zinne des Tempels,</text:p>
      <text:p text:style-name="P1">6. und spricht u ihm: Bist du der Sohn Gottes, so wirfz dich hinab; denn es steht eschrieben: »Er wird einenEngeln deinethalben Befehl geben, nnd sie werden dich auf den Händen tragen, dass du nicht etwadeinen Fuss an einen Stein stossest.« ·Ps. 9-i, « re.</text:p>
      <text:p text:style-name="P1">7. Da sprach Jesus zuihm: Wiederumsteht gS;schrie.en: »Du sollst den Herrn, deinen ott, nicht versuchen« is. M-is. S, is.</text:p>
      <text:p text:style-name="P1"><text:soft-page-break/>8. Wiederum nimmt Zu der Teufel mit sich auf einen sehr hohen erg, und zeigt ihm alle Reicle der Welt undi re errlic1keit V. is.-472 M-sc. -i, 9—-«. Luc. Z, :-«.</text:p>
      <text:p text:style-name="P1">22. Joh. «, 3i—34. lll.</text:p>
      <text:p text:style-name="P1">13. Da kam Jesus aus Galiläa an den Jordan zu Johannes, dass er von ihm getauft würde. · .</text:p>
      <text:p text:style-name="P1">14. Johannes aber wehrte es ihm und sprach:»Jch bedarf, dass ich von dir getauft werde, und du kommst zu mir!</text:p>
      <text:p text:style-name="P1">15. Jesus aber antwortete und sprach zu ihm: Laf;»es jetzt zu; denn also gebühret uns alle Gerechtigkeit zu ers1’illen. Da lief; er es ihm zu. »</text:p>
      <text:p text:style-name="P1">16. Und da Jesus getauft war, stieg er alsobald aus dem Wasser; und siehe da, ) h ·å9 ) ,</text:p>
      <text:p text:style-name="P1">9. und spricht zu ihm: DleJes»alIes will ich dir ge en, wenn du niederfcillst und mich anbetest.</text:p>
      <text:p text:style-name="P1">10. DasprichtJesus zuihm: Hebedichweg von mir, Satan! Denn es stehtgeschrieben: »Du sollst den Herrn, deinen Gott, anbeten und ihm allein dienen«</text:p>
      <text:p text:style-name="P1">5. Mos. S, -is. Off. </text:p>
      <text:p text:style-name="P1">8.</text:p>
      <text:p text:style-name="P1">9.</text:p>
      <text:p text:style-name="P1">11. Da verliess ihn der Teufel; und siehe, Engel traten hinzu und dienetenbihm. H He . «, « . V. i2—si7»: Marc. i, -i4.</text:p>
      <text:p text:style-name="P1">45. »Luc. 4, M. is. ; II.</text:p>
      <text:p text:style-name="P1">12. Als aber Jesus h’orte,»daf; Jos hannes gefangen war, zog er wieder nach l G.il1laa. E. it,</text:p>
      <text:p text:style-name="P1">3. Lin. Z, is.</text:p>
      <text:p text:style-name="P1">20. <text:s text:c="3"/>4</text:p>
      <text:p text:style-name="P1">Cap. -l.</text:p>
      <text:p text:style-name="P1">5. Das Evangelium Cap.</text:p>
      <text:p text:style-name="P1">5.</text:p>
      <text:p text:style-name="P1">13. Und nachdem er Nazareth verlassen, Mr er ilindtwoh1ge zzCapernauniZdiEsk1m eere ieg , in n ren en von a u on und Nephthalim; Las. 4z, «s—3i.</text:p>
      <text:p text:style-name="P1">14. auf dass etsiillet würde, was geredet ist diix)ch I«-gaj;isL, des 7grigpheten, de; Ia spEi"chg . » a an auonun as an Nep3thalim, am W3e E)ks Meeres, jenseits des ordans, das a i äa der eiden,</text:p>
      <text:p text:style-name="P1">16. das Volk, das in der Finsi?rniss sass, Bat ein grosses Licht geseEen, und die da im ande und Schatten des odes sassen, denen ist ein Licht aufge angen.« J«s. g, ««</text:p>
      <text:p text:style-name="P1">2.</text:p>
      <text:p text:style-name="P1">17. Von da an He ann Jesus zu predigen NO spFchen:l That Butsse,Cde;in das ei er imme i ena e. «-2B. 48—22: Mart. i, 46g—20P Luc. S, «—-II. I1l.</text:p>
      <text:p text:style-name="P1">18. Als aber Jesus am galiläis(zen Meere wandelte , sah er zwei Brüder, imon, genannt Petrus , und seinen Bruder Andreas; die warfen das Netz ins Meer, dBnwi1srenchTischer. JFk,·l4, as »· ch . n er pri u : o etmirna undiclf1will euch zu ensche sisclHernniachen:</text:p>
      <text:p text:style-name="P1">20. nd sie verlie en -al bald die Netze, si.ss;«ig««««ch; E«-, <text:s/>. . n a er von a weiter ien , a er in einem Schiffe zwei ander? <text:soft-page-break/>B?:üderl: Jacobus, den Sohn des Zebedäus, und seinen Bruder Johannes, mit i rem Vater Zeked·äfis», die ihre Netze ausbeflserten ; und er erie ie-</text:p>
      <text:p text:style-name="P1">22. Da verliessen sie alsobald das Schiss und ihren Vater, und so gten ihm nach. IV.</text:p>
      <text:p text:style-name="P1">23. Und Jesus durchzog ganz Galiläa, und lehrte in g;ren Versammlungen, und predigte das vangelium von dem Reiche, und heilete alle Krankheiten und alle Gebrechen im Volke. C,9, as· -zip. 40,38»</text:p>
      <text:p text:style-name="P1">24. Und sein Ruf breitete sich aus in anz Syrien; und sie brachten alle Kral;Få zu iåm, die mit mancherlei Krankheit und chmerzen behaftet waren, und Besessene und Mondsüchtige und Schlagflüssige; und er heilete sie. Mute. Z, 7 :i.</text:p>
      <text:p text:style-name="P1">25. Und es folgte ihm viel Volk nach aus Galiläa, und aus den Zehen-Stadien, und aus Jeruf;ilem und Judäa, und von jenseits des ordans. L» S« 47;«</text:p>
      <text:h text:style-name="Heading_20_2" text:outline-level="2">Cap. V.</text:h>
      <text:p text:style-name="P1">DieBergpredigt.</text:p>
      <text:p text:style-name="P1">1.Seligvreisungen. s-is. II. Er. mahmmgen an die JüI1gcr. 4s—46. 1l1. Höhen Sitteiilehrc. 47—48. I.</text:p>
      <text:p text:style-name="P1">1. Als er nun das Volk sah, stieg er auf den Berg; und als er sich gesetzt hatte, traten seine iinger z1i ihm.</text:p>
      <text:p text:style-name="P1">2. Und er that seinen Mund auf und lehrte sie· und sprach: Luc. s, 2o—i9. ·</text:p>
      <text:p text:style-name="P1">3. Selig find die Armen im Geiste; denn ihrer ist das ReicIf der Himmel· uc. S,</text:p>
      <text:p text:style-name="P1">20. Jes. 57, is.</text:p>
      <text:p text:style-name="P1">4. Selig sind, die da trauern; denn sie werden getri5stetwerden. Pf. 426, Z. L. Cok. 7,</text:p>
      <text:p text:style-name="P1">40.</text:p>
      <text:p text:style-name="P1">5. Selig sind die Sanstmüthigen; dem: sie werden das Land besitzen. Pf. Z-I, «.</text:p>
      <text:p text:style-name="P1">6. Selig find, die da hungern und dürften nach der Gerechtigkeit; denn sie werden gesättigt werden. Las. S, Si. J·-h. is, gis.</text:p>
      <text:p text:style-name="P1">7. Seli find die Barmherzigen; denn sie werden LHarmherzigleit erlangen. C. W, 35 te. Las. S,</text:p>
      <text:p text:style-name="P1">36. Jak. L» As·</text:p>
      <text:p text:style-name="P1">8. Selig sind, die reinen Herzens sind; denn sie werden Gott schauen. Pf. U, 3—5. i. J-h. Z,</text:p>
      <text:p text:style-name="P1">2.</text:p>
      <text:p text:style-name="P1">3.</text:p>
      <text:p text:style-name="P1">9. Sel(ig sind die Friedfertigen; denn sie werden ottes Kinder heissen. Hei-. is, «.</text:p>
      <text:p text:style-name="P1">10. Seli sind, die um der Gerechtigkeit willen versi)lgt werden; denn ihrer ist das Reich der Himmel.</text:p>
      <text:p text:style-name="P1">1. Eint. Z, i4..</text:p>
      <text:p text:style-name="P1">11. Selig seid ihr, wenn sie euch um meinetwillen schmähen und verfolgen und alles Arge wider euch reden, so sie daran lügen. List. is,</text:p>
      <text:p text:style-name="P1">22. 2s. «. -net. is, it.</text:p>
      <text:p text:style-name="P1"><text:soft-page-break/>12. Frenet euch und srohlocket; denn euer Lohn in den Himmeln ist gro . Denn also ha en sie die Propheten ver olgt, die vor euch gewesen. J«-k. .-, to. Ap. 7,</text:p>
      <text:p text:style-name="P1">52. II.</text:p>
      <text:p text:style-name="P1">13. Ihr seid das Salz der Erde. Wenn aber das Salz feine Nässe verliert, womit wird man es sal en? Es ist zu nichts mehr nütze, als dass es hinausgeworsen und von den Leuten Nzertreten werde. are« 9, E'-0. Luc. -il,</text:p>
      <text:p text:style-name="P1">34. IS.</text:p>
      <text:p text:style-name="P1">14. Ihr seid das Licht der Welt. Eine Stadt, die auf einem Berge liegt, kann nicht verborgen sein. Phii. 2, is.</text:p>
      <text:p text:style-name="P1">15. Man zündet auch nicht ein Licht an, undLetzt es unter den Scheffel, sondern aus den !euchter, so leuchtet es allen denen, die im Hause sind. Marc. H, A. Luc. «33-</text:p>
      <text:p text:style-name="P1">16. Also leuchte euer Licht vor den MONschen, damit sie eure guten Werke sch7Uund euem Vater, der in den Himmeln ist, preisen.</text:p>
      <text:p text:style-name="P1">4. Pet. 2, i2. » III. 17, Ihr sollet nicht meinen, dass ich gekommen sei, das Gesetz oder die Propheten aus ulösen. Ich m nicht gekommen, aufzulösen, sondern zu erfüllen. N-Im. Z, 3·i.</text:p>
      <text:p text:style-name="P1">18. Denn wahrlich, ich sage euch: Bis der Himmel nnd die Erde wird vergangen sein, wird nicht ein Buchstabe, noch ein <text:s text:c="3"/>Pünktlein how Gesetze vergehen, bis Alles geschehen sein wird. Jes. to, s. Lug» is i7</text:p>
      <text:p text:style-name="P1">19. Darum, wer Eines dieser kleinsten Gebote auflösen und die Leute also lehren wird, der wird der Kleinste heissen in dem Reiche der Himmel. Wer sie aber thun und lehren wird, der wird gross heissen im Reiche</text:p>
      <text:p text:style-name="P1">20. Denn ich sage eu : Wenn eure Ge rechtigkeit nicht weit it ertressen wird die Gerechtigkeit der Schristgelehrten und Pharisäer, so werdet ihr nicht eingehen in das Reich der Himmel. C· 23, 2 sc. L»c.i8,1i. i2</text:p>
      <text:p text:style-name="P1">21. Ihr habet gehört, dass zu den Alten gesagt ist: Du sollst nicht tödten; wer aber tödtet, der wird des Gericjhtes schuldig sein.</text:p>
      <text:p text:style-name="P1">2. Mo. 2o is. ei D.</text:p>
      <text:p text:style-name="P1">22. Jch aber sage euch: Ein Jeder, der mit seinem Bruder ohne Ursache zürnt, der wird des Gerichtes schull3g sein. Wer aber zu seinem Bruder sagt: aka (Thor)! der wird des hohen Rat es schuldig sein. Wer aber sagt: Du Narr. derwird deshöllischen Feuers schuldig sein. i. Joh. :-, is.</text:p>
      <text:p text:style-name="P1">23. Darum, wenn du deine Gabe auf dem Altar opfern willst, und wirst daselbst eingedenk, dass dein Bruder etwas wider dich hat; Man. ii,</text:p>
      <text:p text:style-name="P1">25.</text:p>
      <text:p text:style-name="P1">24. so lass deine Gabe daselbst vor de Altar, und geZg zuerst hin und versöhne dich mit demein ruder,und alsdann komm’ und opfere deine Gabe. C. S, i4.</text:p>
      <text:p text:style-name="P1">25. Sei bald sreundlich mit deinem Wii Cap.</text:p>
      <text:p text:style-name="P1">5. St. Matthäi.Cap. Z. 5 » « H . der Himmel» J«k» Z» «« Da» »» 3« Scheidebrief. C. is, Ei-9.« ei. M-s;.;24, i. ? J · L? ; -I — l , , i , . Z) i s « m dersaFr, während du noch mit ihm auf dem ege bist; auf dass der Widersacher dich nicht etwa dem Richter <text:soft-page-break/>überantworte, und der Richter dich überantworte dem Gerichtsdiener, und du ins Gefängniss geworsen werdest. C. is,</text:p>
      <text:p text:style-name="P1">34.</text:p>
      <text:p text:style-name="P1">35. ei-c. i2, se. se.</text:p>
      <text:p text:style-name="P1">26. Wahrlich, ich sage dir, du wirst nicht von da herauskommen, bis du den letzten Heller bezahlt hast.</text:p>
      <text:p text:style-name="P1">27. Ihr hZi)bet gåhL5rt«, Fass Zu den Alten e : ni e e re en. g sagt «st « so ch</text:p>
      <text:p text:style-name="P1">2.hMos.ch2o, it.</text:p>
      <text:p text:style-name="P1">28. Ich) aber sage euch: Ein Jeder, welcher ein Wes ansieht, ihrer zu begehren, der hat schon in seinem Herzen mit ihr die Ehe gebrochen. Hi-)b 3i, i.</text:p>
      <text:p text:style-name="P1">29. Wenn dich aber dein rechtes Auge ärgert, so reiss’ es aus und wirf es von dir! Denn es ist dir besser, dass eines deiner Glieder verloren gehe, und nicht dein ganzer Leib in die Hölle gewor·sen werde. C. is, S. Man. g, is . (-Hat. is,</text:p>
      <text:p text:style-name="P1">24.</text:p>
      <text:p text:style-name="P1">30. Und wenn dich deine rechte Hand ärgert, so haue sie ab und wirf sie von dir! Denn es ist dir besser, dass eines deiner Glieder verloren gehe, und nicht dein ganzer Leib in die Holle geworfen werde. C is Z Man. is is. 31 Esitauch eat We von seinem Weibe scheidet get geberi1rcheinen 32 Ich aber age euch Wer sich von seinem Weibes eidet, es sei denn wegen Ehebruch der ma t dass sie die Ehe bricht. Und wer eine Abge chiedene zur Ehe nimmt der bricht die Ehe L» is i8.</text:p>
      <text:p text:style-name="P1">1. C«-:.7 «. 33 Wiederum habet ihr gehört dass u den Alten gesa t ist Du sollst nicht fcil ch schwören; du ollst-aber dem Herrn deine Eide halten. s.Mos. is is. «-. M-s.3o,s:c.</text:p>
      <text:p text:style-name="P1">34. Ich aber sage euch: ihr sollet ganz und gar nicht schwören, weder bei dem Himmel, denn er ist Gottes Thron; Its. se</text:p>
      <text:p text:style-name="P1">1. Muth. es ists.</text:p>
      <text:p text:style-name="P1">35. noch bei der Erde denn sie ist der Schemel einer Füsse; iioih bei Jerusalem, denn sie ist die Stadt des grossåiF .L8·önggs.</text:p>
      <text:p text:style-name="P1">36. Auch sollst du nicht bei deinem Haupte schwören, denn du vermagst nicht ein einziges tgaar weiss oder schwarz zu machen.</text:p>
      <text:p text:style-name="P1">37. s sei aber eure Rede: Ja, ja! Nein, nein! Was darüber ist, das ist 1zoikn en. il . , -</text:p>
      <text:p text:style-name="P1">38. Ihr habet ehört, dass esa t ist: Aug’ um An-ig’ uns) Zahn um Z?ihnkz</text:p>
      <text:p text:style-name="P1">2. M-f. 2i.</text:p>
      <text:p text:style-name="P1">23.</text:p>
      <text:p text:style-name="P1">24.</text:p>
      <text:p text:style-name="P1">39. Jch aber sa e euch: Ihr sollet dem Bösen nicht widersiehen; sondern wenn dir Jemand einen Streich ge en wird auf deinen rechten Backen, so biete ihm auch den andern dar; Lin. is, 29 re. Spk. ei,</text:p>
      <text:p text:style-name="P1">29.</text:p>
      <text:p text:style-name="P1">40. und dem, der mit dir rechten und deinen Rock nehmen will, dem lass auch den Mantel; i. C-. s,</text:p>
      <text:p text:style-name="P1">7.</text:p>
      <text:p text:style-name="P1">41. und wenn dich Jemand auf» eine Meile zwingen wird, so gehe zwei mit ihm.</text:p>
      <text:p text:style-name="P1"><text:soft-page-break/>42. Gib dem, der dich bittet, und wende diFIå nicht von dem, der von dir entlehnen W! . is. Mos. is,</text:p>
      <text:p text:style-name="P1">7. &amp;c· Lin. S, so. M. D</text:p>
      <text:p text:style-name="P1">43. Ihr habet ehört, da ea tist: it sollst deinen NiiJchsten lielizeii suiid deinen Feind hassen. Z. Mos. is, is.</text:p>
      <text:p text:style-name="P1">44. Jch aber sage euch: Liebet eure Feinde, segnet, die euch fluchen , thut Gutes denen, die euch hassen, und bittet für die, so euch beleidigen und verfolgen; Spi:. AS, U. II. Luc. S, 27 it. is, A. Ah-7, s0. i. -Hex. .-, o. sit-Hm. is, i4—2o.</text:p>
      <text:p text:style-name="P1">45. auf dass ihr Kinder seid eures Vaters <text:s text:c="3"/>6 Cap.</text:p>
      <text:p text:style-name="P1">5.</text:p>
      <text:p text:style-name="P1">6. Das Evangelium Cap.</text:p>
      <text:p text:style-name="P1">6. im Himmel. Denn er lässt seine Sonne ausgehen über Böse und Gute, und regnet über Gerechte und l;ngereckäe. E S « S, pl) , -</text:p>
      <text:p text:style-name="P1">46. Denn wenn ihi«die lieber, die eui«h lieben, was habet ihr für einen Lohn. Thau nicht eben dasselbe auch die Zbllner ? Luc. 6«</text:p>
      <text:p text:style-name="P1">32.</text:p>
      <text:p text:style-name="P1">47. Und wenn ihr allein eure Brüder grüsset, was thut ihr Vortreffliches«? Thun nicht auch die Zöllner also ?</text:p>
      <text:p text:style-name="P1">48. Darum sollet ihr vollkommen sein, gleich wie euer Vater in den Himmeln vollkommen ist. Las. S, as. C-)i. Z, s4.</text:p>
      <text:h text:style-name="Heading_20_2" text:outline-level="2">Cap. VI.</text:h>
      <text:p text:style-name="P1">l. Vom Almosengeben.4—-L. II. Beten.·5—45. III. Fasten. 46—«8. IV. Warnung vor Habsucht. 49——24. und V. vor heidnischem Sorgen. 2ö——34. I.</text:p>
      <text:p text:style-name="P1">1. Habet Acht, dass ihr euer Almosen nicht vor den Leuten gebet, um von ihnen gesehen zu werden; wo nicht, so habet ihr einen Lohn bei eurem Vater, der in den Himmeln ist. C.23, Z.</text:p>
      <text:p text:style-name="P1">2. Darum, wenn du Almosen gibst,.sollst du nicht vor dir posaunen lassen, wie die Heucler in den Versammlungen und auf den Gassen thun, auf daL?3sie von den Leuten gepriesen werden. ahrlich, ich sage euch, sie haben ihren Lohn dahin.</text:p>
      <text:p text:style-name="P1">3. Wenn du aber Almosen gibst, so soll deine linke Hand nicht wissen, was deine rechte thut, Rom. 42,8.</text:p>
      <text:p text:style-name="P1">4. auf dass dein Almosen im Verborgenen ei. Und dein Vater, der ins Verborgene sieht, er wird es dir öffentlich vergelten. Lug«-, M. II.</text:p>
      <text:p text:style-name="P1">5. Und wenn du betest, sollst du nicht sein wie die Heuchler; denn sie eten gern in den Versammlungen und wenn ie an denEcken der GassenE;hen, auf dass sie vor den Leuten scheinen. a rlich, ich sage euch, sie haben ihren Lohn da in. S. Du aber, wenn du betest, ehe hinein in dein Kämmerlein, und schLiiess’ deine Thüre zu, und bete zu deinem Vater im Verborgenenund dein Vater, der ins Verborgene siehet, wird es dir öffentlich vergelten.</text:p>
      <text:p text:style-name="P1">2.K·3n.4,s3.</text:p>
      <text:p text:style-name="P1">7. Wenn ihr aber betet, sollet ihr nicht Unnützes Geschwätz treiben wie die Heiden; denn sie meinen, sie sollen um ihrer vielen Worte willen erhört werden.</text:p>
      <text:p text:style-name="P1">4..5ion. is» IS. Jks. 4,«5.</text:p>
      <text:p text:style-name="P1">8. Darum werdet ihnen nicht gleich; denn euer Vater weiss, was <text:soft-page-break/>ihr bedürfet, ehe ihr ihn bittet. -;os.3s,«0. i S. Ihr nun betet also: Unser Vater, der du· NR in den Himmeln! Geheiliget werde dem AmeLuc.«,2—4. «1!s.«s,4.</text:p>
      <text:p text:style-name="P1">10. Es komme dein Reich. Dein Wille gesehehe wie im Himmel, also auch aus Erden. Luc. i7, 20:c. 22,</text:p>
      <text:p text:style-name="P1">42. Ps.i03, 2-i.</text:p>
      <text:p text:style-name="P1">11. Gib uns heut unser tägliches Brot. Spr. 30, s.</text:p>
      <text:p text:style-name="P1">12. Und Vergib uns unsere Schulden, wie auch wir vergeben unsern <text:s/>Hiern. , te.</text:p>
      <text:p text:style-name="P1">13. Und führe uns nicht in Versuchung, sondern erlöse uns von dem Bösen. Denn dein ist das Reich, und die Kraft, und die Herrlichkeit in Ewigkeit. Amen. .26,4«. «. or. so· is.</text:p>
      <text:p text:style-name="P1">2.Tim.4,i8·</text:p>
      <text:p text:style-name="P1">14. Denn wenn ihr den Menschen ihre Fehler vergebet, so wird euer himmlischer Vater en auch vergeben. ch M-:ii.«,25.26. C-1.3,4s.</text:p>
      <text:p text:style-name="P1">15. Wenn ihr aber den Menschen ihre Fehler nicht vergebet, so wird euch euer Vater eure Fehler auch nicht vergeben. III.</text:p>
      <text:p text:style-name="P1">16. Wenn ihr aber fastet, sollet ihr nicht finster se en wie die .Heuchler; denn sie verstellen i r Auge ieht, damit sie vor d·eu Leuten scheinen, da sie fasten. Wahrlich, ich sage euch, sie haben ihren Li·)»hFt Dahin. J . , ·</text:p>
      <text:p text:style-name="P1">17. Du aber, wenn du ?Iaftest, salbe dein Haupt, und wasche dein ngesicht;</text:p>
      <text:p text:style-name="P1">18. auf dass du nicht scheinest vor den Leuten, dass du ;gsteft, sondern vor deinem Vater, der im erborgenen ist; und dein Vater, der ins Verborgene siehet, wird es dir bffentlich vergelten. IV.</text:p>
      <text:p text:style-name="P1">19. Sammelt euch nicht Schgtze auf Erden, wo die Motten nnd der oft sie fre en, und wo die Diebe durchgraben und ie tehlen. C.49,2i. Lu:.46,9.</text:p>
      <text:p text:style-name="P1">20. Sammelt euch aber Schätze im »Ammel, wo weder die Motten noch der oft sie fressen, und wo die Diebe nicht durchgra en und sie stehlen.Luc.42,33.«.Tim.6,17.:c.</text:p>
      <text:p text:style-name="P1">21. Denn wo euer Schatz istdaselbst wird auch euer Herz sein.</text:p>
      <text:p text:style-name="P1">22. Das Auge ist des Leibes ·Licht.·Wenn nun dein Auge lauter ist, so wird dein ganzer Leib heiter sein. Luc.1i,34:c.</text:p>
      <text:p text:style-name="P1">23. Wenn aber dein· Auge verdorben ist, so wird dein ganzer ·Leibsz fknster·sein. Wenn nun das Lieht, das in dir ist, Fmftern·1ss ist, wie gross wird dann die Finsternis; fein!</text:p>
      <text:p text:style-name="P1">24. Niemand kann zwei Herren dienen; denn entweder wird er den einen hassen und den andern lieben, oder dem einen anhan <text:s text:c="2"/>Cap.</text:p>
      <text:p text:style-name="P1">6.</text:p>
      <text:p text:style-name="P1">7. St. Matthäi. Cap.</text:p>
      <text:p text:style-name="P1">7. 7 gen und den andern verachten. Ihr könnet nicht Gott dienen und dem Mammon. Lin. is, is.</text:p>
      <text:p text:style-name="P1">2. Eos. 6,44:c.</text:p>
      <text:p text:style-name="P1">4.Köii.48,</text:p>
      <text:p text:style-name="P1">24. V 25 VD2E«ss—-33: Lufc.i2,·åj-38 S t . . e wegen agei eii : orge nicht für euer Leben, was ihr essen und was ihr trinken werdet; noch für euern Leib, was ihr anziehen werdet. Jst -nicht das Leben mehr als die Speise, und der Leib mehr als die Kleidung? Pi)ii. !-, ei. «.-»Bei. Z,</text:p>
      <text:p text:style-name="P1">7.</text:p>
      <text:p text:style-name="P1"><text:soft-page-break/>26. Sehet an die Vögel des«Hinimels. Sie säen nicht und ernten nicht, sie sammeln auch nicht in die Scheullen ; und euer hiinnilischer -Vater nähret sie doch. Seid ihr niåIåi viel besser als sie? C. 4o, 29:-is.</text:p>
      <text:p text:style-name="P1">27. « Her aber aus euch kann mit Sorgen zu seiner Lebeuslänge eine einzigeElle hinzusetzen?</text:p>
      <text:p text:style-name="P1">28. Und waruin sorget ihr um die Kleidung? Betrachtet die Lilien des Feldes, wie sie wachsen. Sie arbeiten nicht und nähen nicht;</text:p>
      <text:p text:style-name="P1">29. ich sage euch aber, dass auchSalomon in aller seiner Herrlichkeit nicht bekleidet gewesen, wie eine von diesen.</text:p>
      <text:p text:style-name="P1">30. Wenn nun Gott das Gras des Feldes, das heute steht und morgen in den Ofen geworfen wird, also kleidet; wird·er das nicht viel mehr euch thun, ihr Kleingläubi en?</text:p>
      <text:p text:style-name="P1">31. Darum sollet ihr nicht sorgen und sagen: Was werden wir essen, oder was werden wir trinken, oder womit werden wir uns bekleiden?</text:p>
      <text:p text:style-name="P1">32. Denn nach allen diesen Dingen trachten die Heiden. Denn euer himmlischer Vater weiss, dass ihr aller dieser Dinge bedürfet.</text:p>
      <text:p text:style-name="P1">33. Suchet aber zum ersten das Reich Gottes und seine Gerechtigkeit, so werden euch diese Dinge alle hinzugethan werden. Las. so,</text:p>
      <text:p text:style-name="P1">42. «-, Hi.</text:p>
      <text:p text:style-name="P1">34. Darum sollet ihr nicht für den morEnden Tag sorgen; denn der morgende Tag wird für das Seinige sorgen. Es hat ein leder Tag genug an seinem eigenen Uebel.</text:p>
      <text:p text:style-name="P1">Cap. VII. lWarnung vor scharfcni Richten. «-—5; il. vor Entiveihung des Heiligen. S. 1ll. Gebetserhöruiig. 7—-«. lV. Kurz« Jnbegkiff des Gesetzes.</text:p>
      <text:p text:style-name="P1">42. V. Der Weg zur Seligkeit. is. «. W. Warnung vor falschen Lehrcrn. -It-')—23. V1l. Gleichniss vom Haus auf dein Felsen. 24—29. ·V. i—HLos. s, 37—42. · »I. I. Richtet nicht, auf dass ihr nicht gerichtet werdet. i)i«3-«. 2, « «. it, in. if. Denn, mit welchem Gericht ihr richtet, mit dem werdet ihr gerichtet werden, und mit welchem Masse ihr mesfet, mit dem wird euch gemessen werden. Mark. «-«,</text:p>
      <text:p text:style-name="P1">24. Z. Was siehst du aber den Splitter in deines Bruders Auge, des Balkens aber in deinem Auge achtest du nicht?</text:p>
      <text:p text:style-name="P1">4. Oder wie kannlst du zu deinem Bruder sagen: Halt, ich wi den Splitter aus deinein Auge ziehen« und siehe, es ist ein Balken in deinem Auge?</text:p>
      <text:p text:style-name="P1">5. Du Heuchler, ziehe zuerst den Balken aus deinem Auge, und dann magst du sehen, wie du den Splitter aus deines Bruders Auge ziehest. Il.</text:p>
      <text:p text:style-name="P1">6. Gebet das Heilige nicht den Hunden, und werfet eure Perlen nicht vor die Schweine, auf dass sie nicht etwa dieselben mit ihren Füssen ertreten, und sich wenden und euch zerreizssen« V. 7—·«: Luc. «. 9-—lZ. IlI.</text:p>
      <text:p text:style-name="P1">7. Bittet, so wird euch gegeben werden; suchet, so werdet ihr finden; klopfet an, so wird euch aufgethali werden. C. A,</text:p>
      <text:p text:style-name="P1">22. J·-h. «, i4.</text:p>
      <text:p text:style-name="P1">8. Denn ein Jeder, der bittet, der empfängt; und wer fucht, der findet; und wer anklopft, dem wird aufgethan werden.</text:p>
      <text:p text:style-name="P1"><text:soft-page-break/>9. Oder wo ist ein Mensch unter euch, der, wenn ihn Lein Sohn um ein Brot bäte, ihm einen tein geben würde;</text:p>
      <text:p text:style-name="P1">10. und wenn er um einen Fisch bäte, ihm eine Schlange geben würde ?</text:p>
      <text:p text:style-name="P1">11. So nun ihr, die ihr böse seid, könnet euern Kindern gute Gaben geben, wie viel mehr wird euer Vater in den Himmeln Gutes geben denen, die ihn bitten. J-it. i, ei. is. i7. IV.</text:p>
      <text:p text:style-name="P1">12. Darum alles, was ihr wollet, dass euch die Menschen thun sollen, das thut auch ihr: ihnen; denn das ist das Gesetz und die« ropheten.Luc.6,34.Röm.i3,8—i0. V.</text:p>
      <text:p text:style-name="P1">13. Gebet ein durch die engeF3sorte. Denn die Pforte ist weit und der e ist breit,der zum Verderben hinführt,und Viele sind, die dadurch eingehen. L» «,</text:p>
      <text:p text:style-name="P1">24.</text:p>
      <text:p text:style-name="P1">14. Aber die Pforte ist enge und der Weg W schmal, der·zum Leben hinführt, und enige sind, die ihn finden. Vl.</text:p>
      <text:p text:style-name="P1">15. Hütet euch aber vor den falschen x«åi;pheten, welche zu euch kommen in · afskleidern, inwendig aber stnd sie reissende Wölfe. C. ei,</text:p>
      <text:p text:style-name="P1">4.</text:p>
      <text:p text:style-name="P1">5.24. up. 20, Eis.</text:p>
      <text:p text:style-name="P1">16. An ihren Früchten werdet ihr sie erkennen. Saininelt man auch Trauben von <text:s text:c="3"/>Dornen, oder Feigen von Disteln? Las. S, U. Ja: Z,</text:p>
      <text:p text:style-name="P1">42. 17· Also bringt ein «eder gute Baum ute Früchte, der faule Baum aber bringt sgchlechte Früchte. C. is, as :c.</text:p>
      <text:p text:style-name="P1">18. Ein guter Baum kann nicht schlechte Friichte bringen, noch ein fauler Baum gute Früchte.</text:p>
      <text:p text:style-name="P1">19. Ein Jeder Baum, der nicht gute Frucht drin t, wird umgehauen und ins Feuer geWOtf2U« C. Z, io.</text:p>
      <text:p text:style-name="P1">20. Darum werdet ihr sie an ihren Früchten erkennen.</text:p>
      <text:p text:style-name="P1">21. Nicht Jeder, der zu mir sagt: Herr, Herr! wird in das Reich der .gi;nimel eingehen, sondern der da thut den» illen meines Vaters in den Himmeln. · Lin. 6,</text:p>
      <text:p text:style-name="P1">46. Jak. I, 22—25.</text:p>
      <text:p text:style-name="P1">22. Viele werden an jenem Tage zu mir sagen: Herr, Herr! haben wir nicht in deinem E) ameii geweissagt, und in deinem Namen Teufel ausgetrieben, und in deinem Namen viele Thaten vollbracht? Luc. is, 25 sc.</text:p>
      <text:p text:style-name="P1">23. Und alsdann werde ich ihnen frei bekennen: Jch habe euch nie gekannt; weichet von mir, die ihr die Ungerechtig(Eeit üböt. . 25, . VII.</text:p>
      <text:p text:style-name="P1">24. Darum ein Jeder, der diese meine Worte hört und sie thut, den will ich einem klu en Manne vergleichen, der sein Haus aus den Felsen bauete. , Luc. S,</text:p>
      <text:p text:style-name="P1">7. es. J-h. is, i7.</text:p>
      <text:p text:style-name="P1">25. Und der Platzregen fiel, und die Wafserströme kamen, und die Winde weheten und stiessen an dieses Haus; aber es iel nicht, denn es war auf den Felsen gegründet.</text:p>
      <text:p text:style-name="P1">26. Und ein Jeder, der diese meine Worte hört und <text:s/>nicht thut, der wird einem thörichten arme gleich sein, der sein Haus auf den Sand bauete. Lin. s,</text:p>
      <text:p text:style-name="P1">49.</text:p>
      <text:p text:style-name="P1"><text:soft-page-break/>27. Und der Platz-regen fiel, und die Wasserströme kamen, und die Winde weheteu und stiessen an dieses Haus, und es siel, und sein Fall war gross. Es. is, « re.</text:p>
      <text:p text:style-name="P1">28. Und es begab sich, als Jesus diese Worte ·vollendet hatte, erstaunte das Volk über seine Lehre. Mark. «, 2-2. Lin. 4, se.</text:p>
      <text:p text:style-name="P1">29. Denn er lehrte sie als einer, der Gewalt hat, und nicht wie die Schriftgelehrten.</text:p>
      <text:h text:style-name="Heading_20_2" text:outline-level="2">Cap. Viii.</text:h>
      <text:p text:style-name="P1">l. Jesus heilt einen Anssåtzigen, 4—4; It. den Knecht des Hauptmanns, 5—43; til. die Schwieger des Petrus, «—-I7; W. belehrt über seine Nachfolge, 48—22; V· stillet einen Skcsturm23——27; Vl. hilft zwei Besessenen. 28—s4. Cap.</text:p>
      <text:p text:style-name="P1">7.</text:p>
      <text:p text:style-name="P1">8. Das Evangelium Cap.</text:p>
      <text:p text:style-name="P1">8. V. l—4: Man. 1, 40—4ö. Luc. Z, 42—s5. I.</text:p>
      <text:p text:style-name="P1">1. Als er aber von dem Berge herab stieg, folgte ihm viel Volk nach.</text:p>
      <text:p text:style-name="P1">2. Und siehe, es kam ein Aussätziger, siel vor ihm nieder und sprach: Herr, wenn du willst, so kannst du mich reinigen. Z. Und Jesus streckte die Hand aus, rührte ihn an und sprach: Ich will es; sei gereinigt! Und alsobald ward er von seinem Ausfatze rein.</text:p>
      <text:p text:style-name="P1">4. Und Jeus spricht zu ihm: Siehe u, dass du es 9iiemand »sagest! sondern gåhe Zu, zeige diZ?dem Priester, und bringe das pfer,·das oses befohlen hat, ihnen zum Zeugniss. Las. i7, i4. TM«-s. i4, 2 sc. V. 5—i32 Lin. 7, i—10 Il.</text:p>
      <text:p text:style-name="P1">5. Und da Jesus gen Capernaum hineinkam, trat zu ihm ein Hauptmann, der bati n,</text:p>
      <text:p text:style-name="P1">6. ii)nd sprach: cHerr, mein Knecht liegt daheim an der Gi t, und leidet grosse Pein.</text:p>
      <text:p text:style-name="P1">7. Und Jesus spricht zu ihm: Jch will kommen und ihn heilen.</text:p>
      <text:p text:style-name="P1">8. Und der Hauptmann antwortete und sprach: Herr, ich bin nicht werih, dass du unter mein Dach eingehest, sondern shrich nur ein Wort, so wird mein Knecht ge und werden. Pf. io7,</text:p>
      <text:p text:style-name="P1">20.</text:p>
      <text:p text:style-name="P1">9. Denn auch ich bin ein Menfch, der unter Gewalt steht, und habe Kriegsknechte unter mir; und sage ich zu diesem: Gehe hin, so geht er; und zu einem andern: Komni’ her! so kommt er; und zu meinem Knechte: Thu das! so thut er’s.</text:p>
      <text:p text:style-name="P1">10. Als Jesus das hörte, oer1vunderte er M, und sprach zu denen, die nachfolgten: ahrlich, ich sage euch, selbst in Israel abe ich einen so grossen Glauben nicht geunden. ,</text:p>
      <text:p text:style-name="P1">11. Ich sage euch aber: Viele werden von Aufgang und Niederkgang kommen und »mit Abraham und Jsaa und Jakob im Reiche der Himmel zu Tische sit;-en; M«3V-</text:p>
      <text:p text:style-name="P1">12. die Kinder pes Re·iche? Ob« Werde« in die äusserste F!UstSkMss h!UTUsSeWWieU werden; daselbst wird sein Heulen UND Zähneklappern. C.22, is. IS,</text:p>
      <text:p text:style-name="P1">30. is. Und Jesus sp·rach »zu dem» Hauptmann: Gehe hin! dirZelchEhE, W« VI! seglaubt hast. Und sein necht ward gesund zu derselben Stunde. C. 9,</text:p>
      <text:p text:style-name="P1"><text:soft-page-break/>22. IT. <text:s/>J. V. 44—-i7: Mart. «, 29—34·. Luc. , — lll.</text:p>
      <text:p text:style-name="P1">14. Und als Jesus in das Haus des Petrus kam, sah er, dass degen Schwieger darniederlag und das Fieber atte. i .Cor.9.ö.</text:p>
      <text:p text:style-name="P1">15. Und er berührte ihre Hand, und das <text:s text:c="3"/>Cap.</text:p>
      <text:p text:style-name="P1">8. s St. Matthäi. Cap.</text:p>
      <text:p text:style-name="P1">8.</text:p>
      <text:p text:style-name="P1">9. 9 Fieber verliess sie, und sie stand aus und dienete ihnen.</text:p>
      <text:p text:style-name="P1">16. Als es aber Abend geworden, braehteu(ge viele Besessene zu ihm, i.md er trieb die eister mit dem Worte aus und heilete alle Kranken; » »</text:p>
      <text:p text:style-name="P1">17. auf das; erfullet würde, was geredet ist durch Je aias, den Propheten,»der da s»pricht: »Er hat unsere SZ;vachhe·iten auf ich genoiniuen, und die ankheiten hat «isF««I«33«?iks II« XII· L« IF? M . . a er e u te o um i sah, befahl er, jenseits des Meeres zu a ren. Luc. 8,</text:p>
      <text:p text:style-name="P1">22. ·</text:p>
      <text:p text:style-name="P1">19. Und es trat ein S';hr»i’stgelehrter herzu und sprach zu ihm: D. ei ter, ich will dir nachfolgen, wo du auch hingehest. s;uc.9,572c.</text:p>
      <text:p text:style-name="P1">20. Und Jesus sagte zu ihm: Die Fmhse haben Gruben, und die Vögel des Himmels haben Nester; aber der Sohn des Menschen hat nicht, wo er sein Haupt hinlege. H, C-«. 8,</text:p>
      <text:p text:style-name="P1">9. » » ·</text:p>
      <text:p text:style-name="P1">21. Ein anderer seiner Junger·sprach zu ihm: Herr, erlaube mir zuvor hinzugehen und meinen Vater zu begraben. -</text:p>
      <text:p text:style-name="P1">22. Jesus aber sprach zu·ihm: Folge mir nach, und lass die Todten ihre Todten begraben. Epi,· 2, i «· V. 23—272 Mark. H, 35—4i. Lin. Z, 23—25. V.</text:p>
      <text:p text:style-name="P1">23. Und er trat in das Schiff, und seHtåe L1FIüi;gefr s’olgtesnil;)mbncEcå). » ss .n iee e ero i eingroer Sturm aussen Meere, so dass das Schiff von den ellen bedeckt ward; er aber schlief. . ·</text:p>
      <text:p text:style-name="P1">25. Und seine Jünger traten zu ihm, weckten ihn auf und sprachen: Herr, hilf uns, wir gehen zu Grunde!</text:p>
      <text:p text:style-name="P1">26. Und er sFgte zu ihnen: Was seid ihr furchtfsam,ihr. leinglii1·ibigen? Dann stand er an , besihalt die Winde und das Meer, und es ward eine g(«;oss«c; FtillFsss M W . , i. . i « .</text:p>
      <text:p text:style-name="P1">27. Aber die Menschen veri»vunderten·sich und sprackåZi: Wer ist doch dieser, dass ihm s«ell;s; die inde und das Meer gehorsam in «. V. es-seMark. 5, 4——20. Las. 8, 2s—39. Vl.</text:p>
      <text:p text:style-name="P1">28. Und als er jenseits des Meeres in die Landfchaft derGergesener gekommen war, liefen ihm zwei Bcsessene entgegen, die kamen aus den Gräbern heraus, und waren sehr grimmig, also dass Niemand durch dieselbe Strasse wandern konnte. .</text:p>
      <text:p text:style-name="P1">29. Und siehe, sie schrieen und sprachen: Was haben wir mit dir zu schaffen, Jesu, du Sohn Gottes? Bist du hieher gekommen, Vor der Zeit uns zu peinigen? " Mart. i, W. ne. S, ji«. 3(). Es war aber fern von ihnen eine Heerde vieler Schweine zur Weide.</text:p>
      <text:p text:style-name="P1">31. Und die Teufel baten ihn, sprechend: Wenn du uns austreibest, so erlaube uns in die l.Peerde der Schweine zu Fsahren.</text:p>
      <text:p text:style-name="P1">32. nd er sprach zu ihnen: ahret hin! Da fuhren ie aus, und Uhren in die eerde der Schweine. Und te e, die ganze eerde der Schweine <text:soft-page-break/>stürzte ich von dem bhang in das Meer, und kam in dem Wasser uin.</text:p>
      <text:p text:style-name="P1">33. Die Hirten aber flohen, und kamen in die Stadt und verkündigten alles, auch was mit den Besessenen vorgegangen war.</text:p>
      <text:p text:style-name="P1">34. Und siehe, die ganze Stadt gicn heraus, Jesu entgegen; und als sie ihn sähen, baten sie ihn, dass er von ihren Grenzen weggehe.</text:p>
      <text:h text:style-name="Heading_20_2" text:outline-level="2">Cap. 1X.</text:h>
      <text:p text:style-name="P1">I. Jesus heilt einen vom Schlage Getroffeiien, 4—8; It. bereist den Matthäus, 9—43; ll1. vertheidigt seine Jünger. M-47; W. heilt das blutflüssige Weib, 48—22; V. ei-weckt die Tochter des Jairus, 23-—26; W. hilft zwei Blinden und einem Besessencn, 27—Z4; V1l. beklagt!-as Vo1k,35—-IsV. 4—-8: Mart. D, «—-42. Lue. Z, 47-26. I. I. Und er trat in das Schiff, fuhr hinüber, und kam in feine Stadt.</text:p>
      <text:p text:style-name="P1">2. Und siehe, da brachten sie zu Lin einen Schlagflüssigeii,· der auf einem ette lag. Und als Jesus ihren Glauben sah, sprach er zu dem Sch agflüssigen: Sei getrost, Sohn, deine Sünden sind dir vergeben. Z. Und siehe, etliche der Schristgelehrten sprachen bei sitz selbst: Dieser lästert.</text:p>
      <text:p text:style-name="P1">4. Und da « esus ihre Gedanken sah, sprach er: Warum denket ihr Böses in euern Herzen? J.-h.· 2, ei. es.</text:p>
      <text:p text:style-name="P1">5. Denn welches ist leichter, zu sagen: Deine Sünden sind dir vergeben , oder zu sagen: Steh’ auf und wandle?</text:p>
      <text:p text:style-name="P1">6. Damit ihr aber wisset, das; der Sohn des Menschen Macht hat, aus Erden Sünden zu vergeben (sprach ei: zu dem Schlagslüssigen):»S»teh’auf, hebe dein Bett aus und geh’ hin in dein.Haus. J-oh. Z,</text:p>
      <text:p text:style-name="P1">8. .</text:p>
      <text:p text:style-name="P1">7. Und er stand auf und gieng in sein Haus. »</text:p>
      <text:p text:style-name="P1">8. Als es aber die Leute schen, Verwunderten sie sicZzund priesen ott, der solche Macht den enschen gegeben. V. 9—l3: Mars. 2, is-47. Alt. Z, 27«-R. ll.</text:p>
      <text:p text:style-name="P1">9. Und als Jesus von dannen weiter <text:s text:c="3"/>10 Cap.</text:p>
      <text:p text:style-name="P1">9. Das Evangelium Cap.</text:p>
      <text:p text:style-name="P1">9. gienlg, saHFr einen Menschen amFoll sitzen, der )iess · atthcius; und er Fpr1 t zu ihm: Folge »nur nach! Und er tand auf und folgte ihm nach. · ·</text:p>
      <text:p text:style-name="P1">10. Und es be ab sich, als er in dem Taufe zu Tisge fiele, siehe, da kamen viele bllner und ünder und sassen mit Iesu und seinen Jüngern zu Tische.</text:p>
      <text:p text:style-name="P1">11. Und als die Ph)arisäer es sahen, s rathen sie zu seinen üngern: Warum Ha euer Meister mit den Zöllnern und lindern? L:-c. 45, D.</text:p>
      <text:p text:style-name="P1">12. Jesus aber, als er das hörte, åprach zu ihnen: Die Starken bedürfen des rztes nicht, sondern die Kranken.</text:p>
      <text:p text:style-name="P1">13. Gehet aberTl;in und lernet, was es Zisst: »Ich will armherzigkeit und uicht pser.« Denn ich bin mcht gekommen ge berufen Gerechte, sondern Sünder zur usse. C. 42,</text:p>
      <text:p text:style-name="P1">7. Hof. s, s.</text:p>
      <text:p text:style-name="P1">4. Tini. «, is. V. 44——-t«7: Mart. 2, 48—22. Luc. 5, 33—39. III.</text:p>
      <text:p text:style-name="P1"><text:soft-page-break/>14. Da kamen die Jiinger des Johannes zu ihm und sprachen : Warum fasten wir und die Pharisäer viel, deine Iünger aber fasten nicht? Las. is, «·2,</text:p>
      <text:p text:style-name="P1">15. Und Jesus sprach zu ihnen: Können die Hochzeitleute trauern, so lange der Bräutigam bei ihnen ist? Es werden aber Tage kommen, da der Bräutigam wird von ihnen genommen sein, und dann werden sie fasten. J«-h. Z,</text:p>
      <text:p text:style-name="P1">29.</text:p>
      <text:p text:style-name="P1">16. Niemand setzt aber ein Stück rohen Tuches auf ein altes Kleid, denn das Stück reisst von dem Kleide ab, und der Riss wird ärger.</text:p>
      <text:p text:style-name="P1">17. Man fasst anch nicht neuen Wein in alte Schläuche, sonst zerreissen die Schläuche, nnd der Wein wird verschüttet, und die SchläuFze· verderbel1L)«?11dårn ;nan fasst neuen ern in neue » äu se o werden beide mit einander erhalten. « V. «8—26Mark. 5, 22—43. Las. 8, 44—s6. lV.</text:p>
      <text:p text:style-name="P1">18. Da er solches mit ihnen redete, siehe, da kam ein Oberster, fiel vor ihm nieder und sFrach: Meine Tochter ist eben gestorben; a »er komm und lege deine Hand a;1g s1B so; txt? ss1jet lel;en.f H l h . n en an an un o teim sammt seinen Jüngern. « g</text:p>
      <text:p text:style-name="P1">20. Und siehe, ein Weib, die zwölf Jahre bl·utfliissig war, trat »von Futen herzu, und ruhrte den Saum sengess leides an.</text:p>
      <text:p text:style-name="P1">21. Denn te prach ei ich selbst: Wenn ich nur sein Kleid anriihre, o wird mir geholfen sem. C. 14, se.</text:p>
      <text:p text:style-name="P1">22. Jesus aber wandte sich um, sah sie und sprach: Sei getrost, Tochter! dein Glaube hat dir geholfen. Und dem Weibe war von derselben Stunde an geholfen. V.</text:p>
      <text:p text:style-name="P1">23. Als nun Jesus in das Haus des Obersten kam, und die Pfeifer und das Getümmel des Volkes sah, sprach er zu ihnen: Jek. 9, ».</text:p>
      <text:p text:style-name="P1">24. Weichet vondannen ! denn das Mägdlein ist nicht gestorben , sondern sie schläft. Und sie verlachten ihn. Ich. «, «.</text:p>
      <text:p text:style-name="P1">25. Als nun das Volk hinausgetrieben war, gieng);r hinein und ergriff ihre Hand; und das ägdlein stand auf.</text:p>
      <text:p text:style-name="P1">26. Und das Gerücht hievon breitete sich in dieselbe ganze Gegend aus. L» 7, 47« Vl.</text:p>
      <text:p text:style-name="P1">27. Und als Jesus von dannen weiter ieng, folgten ihm zwei Blinde nach, die schrieen und sprachen: Erbarme dich unser, du Scåhn Davids! C· 20, so,</text:p>
      <text:p text:style-name="P1">28. ls er nun ins Zaus kam, traten die Blinden zuih1n. Und esus sagte zu ihnen: Glaubet ihr, dass ich solches thun.könne? Sie sprachen zu ihm: Ja, Herr!</text:p>
      <text:p text:style-name="P1">29. Da rührte er ihre Au3n an, sprechend : Euch gesche e nach eurem lauben! C.8,i3.</text:p>
      <text:p text:style-name="P1">30. Und ihre Augen wurden gebfsnet. Und Jesus drohte ihnen ernstlich und sprach: Sehet zu, dass es Niemand erfahre! C. 42, -i6. Mark. «, it-Hi-.</text:p>
      <text:p text:style-name="P1">31. Sie aber iengen hinaus, und machten ihn in derselben ganzen Gegend bekannt.</text:p>
      <text:p text:style-name="P1">32. Als sie aber hinaus giengen, siehe, da brachte man einen Menschen zu ihm, der stumm und besessen war. C. c2,</text:p>
      <text:p text:style-name="P1">22.</text:p>
      <text:p text:style-name="P1">33. Und nachdem der Teufel ausgetrieben war, redete der Stamme. <text:soft-page-break/>Und das Volk verwunderte fiel) und s rach: Es ist noch nie in Israel solches gesehen worden.</text:p>
      <text:p text:style-name="P1">34. Die Pharisäer aber sagten: Durch den Obersten der Teufel treibt er die Teufel Aus. C. 42, et. Man. S,</text:p>
      <text:p text:style-name="P1">22. VII.</text:p>
      <text:p text:style-name="P1">35. Und Jesus zog umher durch alle Städte und Flecken, und lehrte in ihren Versammlungen, und pred1gte·das Edank elium von dem Reise, und hellste «llSk»IEE Krankheiten und a erlei Gebreehen un Volke. C. 4,</text:p>
      <text:p text:style-name="P1">23. D 36, Und als ex das Volk sah, erbarmte er sich ihrer inniglcch, DEVUU,1 dass M ekmattet und zerstreut waren, wie Schafe, die keinen Hirten aben. Ez.34,«4.5. Marc.s,3f-</text:p>
      <text:p text:style-name="P1">37. Da sprach er zu seinen Jüngern: Die Ernte ist zwar gro , aber der Ar euer sind wenige. Lin. in,</text:p>
      <text:p text:style-name="P1">2. «</text:p>
      <text:p text:style-name="P1">38. Darum bittet den Herrn der Ernte, dass er Arbeiter aussende 1nseme Ernte <text:s text:c="2"/>Cap.</text:p>
      <text:p text:style-name="P1">10. St. Matthäi. Cap.</text:p>
      <text:p text:style-name="P1">10. il</text:p>
      <text:p text:style-name="P1">Cap. X. l· Jesus sendet seine zwölf Apostel aus, i-4; ll. gibt ihnen Verhaltungsbefehle, 5—25; und lll. Etmahnungen. 26—42. V. 4—4ö: Mart. Z, 43—49. 6, 7—i3. Luc. S, is-46. 9, 1—6 l.</text:p>
      <text:p text:style-name="P1">1. Und er berief seine zwölf Jiingcr zu sieh, und gab ihnen Macht über die unreinen Geister, dieselben auszutreiben, und allerlei Krankheiten und allerlei Gebrechen zu heilen.</text:p>
      <text:p text:style-name="P1">2. Die Namen aber der zwölf Apogel sind diese: Der erste Simon, genannt etrus, und sein Bruder Andreas« Jacobus, der Sohn des Zebediius, und sein Bruder JohannEs);l Apost. «, </text:p>
      <text:p text:style-name="P1">3. i ip us und artholomäus T omas und BiattZläus der Z’ollner; Jcicobli1s, der Sohn des lphäus, und Lebbäus, zugenannt Thaddäus;</text:p>
      <text:p text:style-name="P1">4. Simon der Cananite, und Judas der Jscarioth, welcher ihn auch verrieth. II.</text:p>
      <text:p text:style-name="P1">5. Diese Zwblf sandte Jesus aus und gbot ihnen, prechend: Gebet ni t aus die trasse der eiden, und gehet ni t in eine Stadt der amariter;</text:p>
      <text:p text:style-name="P1">6. gehet vielmehr zu den Verlornen Schafen des Hauses Jsrae . C. 15,</text:p>
      <text:p text:style-name="P1">24. Ap.13, 4s.</text:p>
      <text:p text:style-name="P1">7. Gehet aber hin und prediget,ksprechend: Das Reich der Himmel ist gena et. C. L, 1 . Luc. 10,</text:p>
      <text:p text:style-name="P1">9.</text:p>
      <text:p text:style-name="P1">8. Heilet die Kranken, reini et die AusEtzi en, wecket die Todten auF, treibet die eu?el aus! Umsonst habet ihr es empfangen, umsonst gebet es. Max. is, 17 re. Ap.8, 2o.</text:p>
      <text:p text:style-name="P1">9. Ihr sollet weder Gold noch Silber noch Erz in euern Gürteln haben; Luc.22,35.</text:p>
      <text:p text:style-name="P1">10. keine Tasche arg den Weg, auch nicht zwei Rbcke, weder S We noch Stab; denn der Arbeiter ist seiner ahrung Werth. Luc. l0,</text:p>
      <text:p text:style-name="P1">7. iCor. O,</text:p>
      <text:p text:style-name="P1">7.</text:p>
      <text:p text:style-name="P1">14.</text:p>
      <text:p text:style-name="P1">1. im. 5,</text:p>
      <text:p text:style-name="P1"><text:soft-page-break/>18.</text:p>
      <text:p text:style-name="P1">11. Wo ihr -in eine Stadt oder in einen Flecken kommet·, da erkundigt euch, wer darin würdig sei, und bleibet bei dem, bis ihr von dannen ziehet.</text:p>
      <text:p text:style-name="P1">12. Wann ihr aber in das Haus eintretet, so grüsset das elbe. Luc. 10, Z. S.</text:p>
      <text:p text:style-name="P1">13. Und wenn das .Paus würdig ist, so komme euer Friede ü er dasselbe. Jst es aber nicht würdig, so kehre euer Friede zu euch zurück.</text:p>
      <text:p text:style-name="P1">14. Und wenn eng? Jemand nicht aufnehmen, noch eure eden hören wird, so e et fort aus.demselben Hause oder derselben Stadt, und schüttelt den Staub von euern Füssen. up. is, se. 18, s.</text:p>
      <text:p text:style-name="P1">15. Wahrlich, ich sa e euch: Es wird dem Lande Sodom und Gomorr a am Tage des Gerichtes erträglicher ge en als derselben Stadt» C. «, 2-«,</text:p>
      <text:p text:style-name="P1">16. Siehe, 1chgnde euch wie Schafe mitten unter die blse. Darum seid klug wie die Schlangen, und einfältig wie die Tauben. Las. so, Z. up. 23, a. V. i7—22: Mart. is, 9——43.</text:p>
      <text:p text:style-name="P1">17. Hiitet euch aber vor den Menschen; denn sie werden euch den Gerichten überliefern, und in ihrenVersammluugen werden sieeuchgeisseln. C.24,9· Luc.24,«2.» Ap.es,4o.</text:p>
      <text:p text:style-name="P1">18. Ja, ihr werdet um meinetwillen Vor Fürsten und Könige geführt werden, ihnen und den Heiden zum Zeugniss. Ap. As, es.</text:p>
      <text:p text:style-name="P1">19. Wenn sie euch aber überliefern, so sorget nicht, wie oder was ihr reden sollet; denn es wird euch zu dersel en Stunde gegeben werden, was ihr reden sollet. « Luc. 42, «.</text:p>
      <text:p text:style-name="P1">42.</text:p>
      <text:p text:style-name="P1">20.« Denn nicht ihr seid es, die da reden, sondern der Geist euers Vaters ist’s, der in euch redet.</text:p>
      <text:p text:style-name="P1">21. Es wird aber ein Bruder den andern Am Tode überliefern, und ein Vater sein ind; und Kinder werden sich wider die Eltern erheben, und werden sie zum Tode bringen.</text:p>
      <text:p text:style-name="P1">22. Und ihr werdet von Jedermann ehasst sein um meines Namens willen. Tiger aber beharret bis ans Ende, der wird selig werden. Las. A, te.</text:p>
      <text:p text:style-name="P1">47. J·-h. is, 48——24. Matth. 24, is.</text:p>
      <text:p text:style-name="P1">23. Wann sie euch aber verfolgen in dieser Stadt, so fliehet in die andere. Denn wahrlich, ich sage euch, ihr werdet die Städte Jsraels nicht vollenden, bis der Sohn des Menschen kommt.</text:p>
      <text:p text:style-name="P1">24. Der Jünger ist nicht über den Meister, noch der Knecht über seinen Herrn. ««oh.4 Je «; so »; . , .</text:p>
      <text:p text:style-name="P1">25. Dem Jünger ist es genug, dass er sei wie sein Meister , und der Knecht wie sein Herr. Haben sieldenhHausvater Beelzebub e ei en wie vie me r eine aus eno en. gh ss « Maske L,</text:p>
      <text:p text:style-name="P1">22.HJohg8, <text:s/>V. 26—3s: Luc. 42, I-.9. 1Il.</text:p>
      <text:p text:style-name="P1">26. Darum fiirchtetsie nicht! Denn es ist nichts verdeckt, das nicht wird entdeckt werden« und nichts verborgen, das man nicht ersahren wird. Mem· 4,</text:p>
      <text:p text:style-name="P1">22. -Luc. 8, 47</text:p>
      <text:p text:style-name="P1">27. Was ich en im instern sage» das redet am Lichte, Jud wFs ihr in das Ohr höret, das rediget auf den Dächern« . »</text:p>
      <text:p text:style-name="P1">28. Und mrchtet euch nicht vor denen, di: den Leib tödten, die <text:soft-page-break/>See e aber nicht zu <text:s text:c="3"/>12 Cap.</text:p>
      <text:p text:style-name="P1">10. Das Evangelium Cap.</text:p>
      <text:p text:style-name="P1">11. tödten vermögen; siirchtet vielmehr den, der beides, Seele und Leib, verderben kann in der Hölle.</text:p>
      <text:p text:style-name="P1">29. Verkauft man nicht zwei Sperlinge um einen Pfennig? Und nicht Einer aus Luft wird aus die Erde fallen ohne euern a er.</text:p>
      <text:p text:style-name="P1">30. Es find aber auch die Haare eures Hauptes alle gezählet.</text:p>
      <text:p text:style-name="P1">31. Darum fürchtet euch nicht! Ihr seid besser denn viele Sperlinge.</text:p>
      <text:p text:style-name="P1">32. Darum wer mich bekennen wird vor den Menschen, den will ich auch bekennen vor meinem Vater im Himmel. Röm· to,</text:p>
      <text:p text:style-name="P1">9. to.</text:p>
      <text:p text:style-name="P1">33. Wer mich aber verläugnen wird vor den Menschen, den will ich auch oerläugnen vor meinem Vater im Himmel. Luc. 9,</text:p>
      <text:p text:style-name="P1">26. L. Tini. 2,</text:p>
      <text:p text:style-name="P1">42. V. 3i-3iz2 L-u. is, m—s3.</text:p>
      <text:p text:style-name="P1">34. Ihr sollet nicht meinen, dass ich gekommen sei, Frieden auf die Erde zu ringen. Ich bin nicht gekommen, Frieden zu ringen, sondern das Schwert.</text:p>
      <text:p text:style-name="P1">35. Denn ich bin gekommen, zu entzweien einen Menschen mit seinem Vater, und die Tochter mit ihrer Mutter, und die Sohnssrau mit ihrer Schwieger. Mich. 7, s.</text:p>
      <text:p text:style-name="P1">36. Und des Menschen Feinde werden seine Hausgenossen sein. ·</text:p>
      <text:p text:style-name="P1">37. Wer Vater oder Mutter mehr liebt als mich, der ist meiner nicht werth; und wer Sohn oder Tochter mehr liebt als mich, der ist meiner nicht werth. Z. Mos. 43, S re. Our. it, W.</text:p>
      <text:p text:style-name="P1">38. Und wer nicht sein Kreuz nimmt und mir nachsolgt, der ist meiner nicht werth. C. is, A 2c. Lin. Hi,</text:p>
      <text:p text:style-name="P1">27.</text:p>
      <text:p text:style-name="P1">39. Wer sein Leben findet, der wird es verlieren« und wer sein Leben verliert um meinetwillen, der wird es finden. Lin. 47,</text:p>
      <text:p text:style-name="P1">33. Joh. l2,</text:p>
      <text:p text:style-name="P1">25.</text:p>
      <text:p text:style-name="P1">40. Wer euch ausnimmt, der nimmt mich aus; und wer mich ausnimmt, der nimmt den auf, der mich g2sendet hat. . is,</text:p>
      <text:p text:style-name="P1">5. J-h. is, 2o.</text:p>
      <text:p text:style-name="P1">41. Wer einen Propheten ausnimmt als einen Propheten, der wird den Lohn eines Propheten empfangen; und wer einen Gerechten aufnimmt als einen Gerechten, der wird den Lohn eines Gerechten empfangen; «. Don. 47, to sc. S. Hört. 4, 8 it.</text:p>
      <text:p text:style-name="P1">42. und wer einem dieser Geringen auch nur einen Trunk kalten Wassers darreicht als einem Jün er, wahrlich, ich Lage euch, dem wird sein Hohn nicht ausblei en. C. 25, W. Matt. 9, M.</text:p>
      <text:h text:style-name="Heading_20_2" text:outline-level="2">Cap. XI</text:h>
      <text:p text:style-name="P1">lJohannes sendet an Jefum. i-S. ll. Jesus zeigt dem Volk die Grösse des Johannes. 7—-II; I1l. beklagt das Schicksal einiger iinbusssertiger Städte. 20—27, und IV. ladet die Gedri"ickten zu sich ein. 28—;i0. V. 2—6sue. 7, i8—23. l.</text:p>
      <text:p text:style-name="P1">1. Und es begab sich, als Jesus diese Befehle an seine zwölf Jün er vollendet gute, zog er von da weg, da? er in ihren tädten <text:soft-page-break/>ehrte und pred1gte. Z. Als aber Johannes in dem Gefängniss die Werke Christi vernommen, sandte er zwei seiner Jünger, .C· it, Z, Z. und sprach zu ihm: Bist du es, der da kommen soll, oder sollen wir eines Andern warten?</text:p>
      <text:p text:style-name="P1">5. wiss. is, is.</text:p>
      <text:p text:style-name="P1">4. Und Jesus antwortete und sprach zu ihnen: Gehet hin und Verkündigt dem Johannes wieder, was ihr sehet und höret:</text:p>
      <text:p text:style-name="P1">5. Blinde sehen und Lahme wandeln, Anssätzige werden rein und Taube hören, Todte stehen auf, und den Armen wird das Evangelium gepredigt. C. is, so.</text:p>
      <text:p text:style-name="P1">34. Jes. 35,5. Si, «.</text:p>
      <text:p text:style-name="P1">6. Und selig ist, wer sich nicht an mir ärgert. V. 7—i9Luc. 7, 2i—35. II.</text:p>
      <text:p text:style-name="P1">7. Da diese aber hinweggiengen, fieng Jesus an zum Volke zu reden von Johannes: Was seid ihr in die Wüste hinausgegangen Zu schauen? Ein Rohr, das vom Winde ewegt wird?</text:p>
      <text:p text:style-name="P1">8. Oder was seid ihr hinausgegan en zu sehen? Einen Menschen mit weia?e·n Kleidern angethan? Sie se, die weiche K eider tragen, die sind in den Häuse-in der Könige. »</text:p>
      <text:p text:style-name="P1">9. der was seid ihr hinausgegangen zu ehen? Einen Propheten? ·Ja,ik?scige en , einen, der noch vortrefflicherit a S ein Propbet. Lin. «,</text:p>
      <text:p text:style-name="P1">76. ,</text:p>
      <text:p text:style-name="P1">10. Denn dieser ist’s, von »dem Yschrieben steht: ,,Siehe, ich sende meinen oten Vor deinem Augesichte her, der deinen Weg vor dir bereiten soll. Mai.3-«Cl·-l;kM-it-235</text:p>
      <text:p text:style-name="P1">11. W« rIi ,ichsa eeu , un er· even, dse Von <text:s/>gc?)VkcU Bild, ist kein Gr’öszerer ausgestanden, als · ohannes der Täufer. Doch der Kleinste im Reiche der Himmel ist grosser als er·</text:p>
      <text:p text:style-name="P1">12. Aber von den Tagen»Johcinnes des Täu ers an bis aussetzt leidet das Reich der immel·Gewalt, und die, so Gewalt brauchen, reissen es an sich. Las. is, is.</text:p>
      <text:p text:style-name="P1">13. Denn alle Propheten und das Gesetz bis aus Johannes haben gewecssaget. <text:s text:c="3"/>Eap «. St. M«tthäi.</text:p>
      <text:p text:style-name="P1">Cap. «.</text:p>
      <text:p text:style-name="P1">12. is</text:p>
      <text:p text:style-name="P1">14. Und wenn ihr es annehmen wollet, so <text:s/>er der Elias, der da kommen sollte. at. L, S. Many. «7, «o—«3. Las. «, «7.</text:p>
      <text:p text:style-name="P1">15. Wer Ohren hat zu hören, (g)er3hi;re!</text:p>
      <text:p text:style-name="P1">16. Wem soll i»ch aber dieses Geschlecht vergleichen? Es ist Kindern gleich, die am Markte sitzen, und ihren Gespielen zurufen,</text:p>
      <text:p text:style-name="P1">17. und sprechen: Wir haben euch gesixsen, und ihr habet nicht getanzt; wir ha en euch K aglieder gesungen, und ihr habet nicht getrauert.</text:p>
      <text:p text:style-name="P1">18. Denn es ist gekommen Johannes, der hat nicht gege sen und nicht etrunken; da sagen sie: Er hat einen Teuäl. C.3, i.</text:p>
      <text:p text:style-name="P1">19. Es ist ekommen der Sohn des Menschen, der i t und trinkt; da sc: en sie: Siehe, wie it der Mensch ein Fresser und Weinsäufer, ein Freund der åölIner und Sünder! Und die Weisheit : von ihren Kindern gerechtfertigt worden. C. o, «o. J·-h, 2,</text:p>
      <text:p text:style-name="P1">2. V. 2o—27: Lin. to, 12—«s. 2«. De. llI.</text:p>
      <text:p text:style-name="P1"><text:soft-page-break/>20. Da sieng er an die Städte, in welchen die meisten seiner Thaten geschehen waren, u beschelten, darum weil sie nicht Busse thaten.</text:p>
      <text:p text:style-name="P1">21. Wehe dir, Chorazin! wehe dir, Bethsaida! Denn wenn zu Thais und Sidon die T2aten geschehen wären, die bei euch Höhe en sind, o hätten sie vorlängst im ack und in der Asche Busse gethan. Cz.</text:p>
      <text:p text:style-name="P1">26. u.</text:p>
      <text:p text:style-name="P1">27. Hieb 42, S.</text:p>
      <text:p text:style-name="P1">22. Doch ich sage euch, es wird Tyrus und Sidou erträglich« gehen am Tage des Gerichtes als euch.</text:p>
      <text:p text:style-name="P1">23. Und du, Capernaum! die du bis zum imtnel erhoben bist, du wirst bis zur gölle hinabgeworfen werden. Denn wenn Zu Sodom die Thaten geschehen wären, die ei dir geschehen sind, es würde noch heut zu Tage stehen.</text:p>
      <text:p text:style-name="P1">24. Doch ich so e euch, dass es dem Lande Sodom erträg i(her gehen wird am Tage des Gerichtes als dir. C. «o, is. Luc.«2,</text:p>
      <text:p text:style-name="P1">47.</text:p>
      <text:p text:style-name="P1">25. Zu derselben Zeit hob Jesus an und sprach: Ich preise dich, Vater, »Herr-des Himmels und der Erde, dass du diese Dinge vor den Weisen und Verständigen verboren, und sie den Unmi’indigen geoffenbaret hast. C. Z, Z. «. C-k. «, ig-zip.</text:p>
      <text:p text:style-name="P1">26. Ja, Vater, denn also ist es wohlgesällig gewesen vor dir.</text:p>
      <text:p text:style-name="P1">27. Alle Dinge sind mir von meinem Vater übergeben, und Niemand erkennt den Sohn, als nur der Vater; und auch den Vater erkennt Niemand, als nur der Sohn, und wem es der Sohn will offenbaren. C. 2s, is. J:-h. «, is. 3, ais. it, S. lV.</text:p>
      <text:p text:style-name="P1">28. Kommet zu mir alle, die ihr mühselig und beladen seid, und ich will euch Ruhe 9»geben. J2·:. 3«,</text:p>
      <text:p text:style-name="P1">25. » 29Shmet mein Joch auf euch, nnd lernet von mir; denn ich bin sanfttnüthi und von He«Jen demüthig; so werdet ihr 3iuhe finden f’ r euere See en. Z·«ch.9,9, Pk,i1,2,s2-,</text:p>
      <text:p text:style-name="P1">30. Denn mein Joch ist sanft, und meine Last ist leicht. «. Joh. S, Z.</text:p>
      <text:h text:style-name="Heading_20_2" text:outline-level="2">Cap. XII.</text:h>
      <text:p text:style-name="P1">l. Der Jünger Achrencssen4-—s. It· Heilung eines-Lahinhäiidigen am Sabbath. 9—24. M. åästtel;ii«:t;g der «1;gari:;ger P,ideiäDJ;si:’m, Find «5s;si1 sc c11Ull . — C VII cll Trisäern gegfordgirte Zeichen. 38-—45. V. Die Verwandten Jesii. L-S-50. IV. sägt: Marcib2· 23—-W. Lang 4-—5. .</text:p>
      <text:p text:style-name="P1">1. u derse en eit gien esus am Sabbath durch die åaat; seine Jünger aber hungerten, und siengen an Aehren abzi;str3sesndi·in;zåu essen. d <text:s/>sMl-;s. Its, 25ch . re ari aer a a en pra en sie Zu ihm: Siehe, deine Jüngers un, was m t erlaubt ist am Sabbath zu t un. 3l. Er aber sBte zu iZnen : lHall;t ihr nicht e een was avidt at, a si n und die Sei ihm waren, hungerte? «.Sam. 2«, s. ji. Wie er in das Hans Gottes hineingi·eng, und die Schaubrote ass, welche» er nicht essen durfte, n·och »die, tyelche bei ihm warens sZ)t?il?erä aäleiF d;e 3;r;es;;rT-TM R . V · , ·— . · O · , . «</text:p>
      <text:p text:style-name="P1">5. Oder habt ihr nicht gelesen imGesetze, dass am Sabbath die» <text:soft-page-break/>Priester im Tempel den Sabbath entheiligen und doch ohne S6chigå??nd. Z?-)s. 28,»9 nd » d . age en a er: ieri einer er grösser ist als der Ten1 e? «»</text:p>
      <text:p text:style-name="P1">7. Wenn ihr aber»wii tet, was-das3elHt Ich will Barmhergågkeit und nicht p er, so nhatttet Ehr die nsfchuldigen nicht vera m. .9, «:-z. Ho. is, S· S. Denn der Sohn des Menschen ist auch Hex: ges-MS;z;,?batl)s. . — : areZ, 4—6. Lin. S, 6——«. II.</text:p>
      <text:p text:style-name="P1">9. Und als er von dannen weiter gieng,];am er in ihre Versami1äBingä)</text:p>
      <text:p text:style-name="P1">10. nd siehe da war ein en , der hatteseini:hdürre«-Hand. Und siåfk’g)gtehn;hn und pra en: Dar man am a at eilen ? auf das; sie ihfn verklagten. Luc. is, H. «4, Z te. <text:s text:c="3"/>14 Cap.</text:p>
      <text:p text:style-name="P1">12. Das Evangelium »Cap.</text:p>
      <text:p text:style-name="P1">12. «</text:p>
      <text:p text:style-name="P1">11. Er· aber sprach zu ihnen: Weliher Mensch ist unter euch, der ein Schaf hatte, und, wenn es am Sabbath in eine Grube fiele, es nicht ergreifen und herausziehen würde?</text:p>
      <text:p text:style-name="P1">12. Wieviel besser ist nun ein Mensch als ein SFf!»Darum"dars man wohl am Sabbath utes tckhun.</text:p>
      <text:p text:style-name="P1">13. Dann fpra er zu dem Menschen: Streife deine Hand aus!. Und er streckte sie aus, und sie ward wieder gesund wie die an?)ere. « d· Pl, »s h s</text:p>
      <text:p text:style-name="P1">14. a ieugen te ari äer inau , nnd hielten; Rath wider ihn, das; sie ihn umbrächten. Ich. 5, is. is.</text:p>
      <text:p text:style-name="P1">15. Jesus aber, da er es merkte, entwich von dannen, und es so! te ihm viel Volk nach, und er heilte sie alle.</text:p>
      <text:p text:style-name="P1">16. Und er gebot ihnen, dass sie ihn nicht offenbar machen sollten. C. 9, so.</text:p>
      <text:p text:style-name="P1">17. Auf dass erfüllt würde, was geredet ist durch den Propheten Jesajas:</text:p>
      <text:p text:style-name="P1">18. ,,Siehe, mein Knecht, den ich erwählt habe, mein Geliebter, an dem meine Seele Wohlgefallen hat. Ich will meinen Geist aus ihn legktn, und er wird den Heiden das Recht verkündigen. Jes. 42, 4——4. «, (-Z.</text:p>
      <text:p text:style-name="P1">19. Er wird nicht zanken, noch schreien, und Niemand wird auf den Gassen feine Stimme hören. »</text:p>
      <text:p text:style-name="P1">20. Ein zerknicktes Rohr wird er nicht zerbrechen, und einen glimmenden Docht wird er nicht auslöschen, bis dass er das Recht um Sieg ausführe. »</text:p>
      <text:p text:style-name="P1">21. lind die Heiden werden auf seinen Namen hoffen« Ins-n. is,</text:p>
      <text:p text:style-name="P1">42. V. 22-32«. Man. Z, W—-30. Luc. «, 44—23. 1Il.</text:p>
      <text:p text:style-name="P1">22. Da wurde ein Besessener, der blind und stumm war, zu ihm gebracht, und er heilte ihn, also dass der Blinde und Stumnie redete und sah. C» 9,</text:p>
      <text:p text:style-name="P1">32.</text:p>
      <text:p text:style-name="P1">23. Und alles Volk erstaunte und sprach: Ist dieser nicht der Sohn Davids ?</text:p>
      <text:p text:style-name="P1">24. Als es aber die Pharisäer hörten, sprachen sie: Dieser treibt die Teufel nicht anders aus als durch Beelzebub,den Obersten der Teufel. C. 9, 34,</text:p>
      <text:p text:style-name="P1">25. Da aber Jesus ihre Gedanken wusste, sprach er zu ihnen: Ein jedes Reich, das in sich selbst uneinig ist, wird verwüstet, und <text:soft-page-break/>eine jede Stadt oder ein Haus, das in sich selbst uneinig ist, mag nicht bestehen.</text:p>
      <text:p text:style-name="P1">26. Wenn nun ein Satan den andern austreibt, so ist er wider sich selbst uneins. Wie wird denn sein Reich bestehen mögen?</text:p>
      <text:p text:style-name="P1">27. Und wenn ich durch den Be???lzebub die Teufel austreibe, durch.wen treiben eure Söhne sie aus? Darum werden sie selbst eure Richter sein.</text:p>
      <text:p text:style-name="P1">28. Wenn ich» aber durch den Geist Gottes die Teufel austreibe, so ist ja das Reich Gottes zu euch gekommen. «. Joi;. Z, s.</text:p>
      <text:p text:style-name="P1">29. Oder wie kann Jemand in das Haus des Starken hineingehen, und seinen Hausrath rauben, es sei denn, dass er den Starken zuvor binde. Alsdann wird er sein Haus berauben. Jes. -is,</text:p>
      <text:p text:style-name="P1">24. 3O. Wer nicht mit mir ist, der ist wider mich, und wer nicht mit mir sammelt, der zerstreuet. Mark. 9, so.</text:p>
      <text:p text:style-name="P1">31. Darum sage ich euch: Jede Sünde und Lästerung wird den Menschen vergeben werden; aber die Lästerung des Geistes wird den Menschen nicht vergeben werden. Hei-. ei, 4—s. 4o, gis.</text:p>
      <text:p text:style-name="P1">32. Und wer ein Wort wider den Sohn des Menschen redet, dem wird vergeben werden; wer aber wider den heiligenEeist redet, dem wird nicht vergeben werden, weder in dieser noch in der ilünftggen Welt. s ne. is, 4o.</text:p>
      <text:p text:style-name="P1">33. Entweder machet den Baum gut, und seine Frucht gut, oder machet den Baum aul, und seine Frucht faul! Denn an der Frucht er ennt man den Baum. C. 7, 47: Luc. S,</text:p>
      <text:p text:style-name="P1">44.</text:p>
      <text:p text:style-name="P1">34. Ihr Natter ezüchte, wie könnet ihr Gutes reden, da ihr böse seid? Denn aus der Fi’ille des Herzens redet der å)z?u3nd5</text:p>
      <text:p text:style-name="P1">35. Der gute Mensch bringt aus dem guten Schatze des Herzens Gutes hervor, und der böse Mensch bringt aus seinem bösen Schatze Böses ervor. Las. S. 4»5.</text:p>
      <text:p text:style-name="P1">86. Ich sa e eu aber, dass die Mens en am Tage des GeIichtes Rechenschaft geibe»n werden von jedem unnützen Worte, das sie geredet haben. Eph. -i, es. »</text:p>
      <text:p text:style-name="P1">37. Denn nach deinen Worten wigt3VU gerecht gesprochen, und nach dem« Drten wirst du verdammt werden« V. 38—4-T: Lue..««329··3»2IV.</text:p>
      <text:p text:style-name="P1">38. Da hoben etliche der Schriftgelehrten und Pharisäer an »UUl? sprachen MUssssM-1Is« <text:s/>Eis kfk.3gIz?«:-M</text:p>
      <text:p text:style-name="P1">39. Er aber antwortete und sprach zu ihnen: Das böse und· ehebrecherische Geschlecht begehrt ein Zeichen; aber es wird ihm kein eichen gegeben werden als das Zeichen des Propheten Jonas. E. i6«</text:p>
      <text:p text:style-name="P1">4.</text:p>
      <text:p text:style-name="P1">40. Denn gleichwie Jonas im Bauche des Wallfisches drei Tage und drei Nächte war, also wird der Sohn des Menschen drei Tage und drei Nächte im Schosse der Erde sein. J-u. 2, i.</text:p>
      <text:p text:style-name="P1">41. Die Männer von Ninive werden am Gerichte wider dieses Ges leiht austreten und es verdammen; denn ???ie haben Busse gethan auf die Predigt des Jonas. J-m.3,52c.</text:p>
      <text:p text:style-name="P1">42.· Die Königin von Mittag wird am Gerichte wider dieses Geschlecht austreten, und es verdammen; denn sie ist; von den Enden der Erde gekommen, die Weisheit Salonions zu hören. Und <text:soft-page-break/>siehe, hier ist mehr als Salomon. i.Kö:i. i0, i ». V. -is-45: Lin. «, A-—26.</text:p>
      <text:p text:style-name="P1">43. Wenn aber der unreine Geist vom 2Nensc;en ausgefahren ist, so durchzieht er dürre rte, und sucht einen Ruheplatz und smdet ihn nicht.</text:p>
      <text:p text:style-name="P1">44. Dann spricht er: Ich will zurückkehren in mein Haus, aus dem ich gegangen bin. Und wenn er kommt, findet er es leer, gesäubert und geziert. » »</text:p>
      <text:p text:style-name="P1">45. Alsdann geht er hin, und nimmt mit sich sieben andere Geister, die schlimmer sind als er; und sie ziehen ein, und wohnen daselbst, und es wird das Letzte dieses Menschen ärger als das Erste. Also wird es auch sein mit diesem bösen Geschlechte.</text:p>
      <text:p text:style-name="P1">2. Pet. 2,</text:p>
      <text:p text:style-name="P1">20. V. 46—50: Man. :-, so-—35. Lin. 8, 49—2-i. V.</text:p>
      <text:p text:style-name="P1">46. Als er aber noch zu dem Volke redete, siehe, da standen seine Mutter und seine Brüder draussen, nnd suchten mit ihm zu reden. J«,k,· 7,</text:p>
      <text:p text:style-name="P1">5.· « »</text:p>
      <text:p text:style-name="P1">47. Da sprach Einer zu ihm: Siehe, deine Mutter und deine Brüder stehen draussen, und suchen mit dir zu reden. C.is,55.</text:p>
      <text:p text:style-name="P1">48. Er aber antwortete und sprach zu dem, der es ihm sagte: Wer ist meine Mutter, und wer sind meine Brüder?</text:p>
      <text:p text:style-name="P1">49. Und er streckte seine Hand aus über Mk Jiinger,-undTsprach: Siehe, meine Mutter und meine Brüder! »</text:p>
      <text:p text:style-name="P1">50. Denn wer da thut den Willen meines Vaters im Himmel, derselbe ist mein Bruder und Schwester und Mutter.</text:p>
      <text:h text:style-name="Heading_20_2" text:outline-level="2">Cap. Xii</text:h>
      <text:p text:style-name="P1">I. Gleichnissc: I. vom Samen, -l—23; Il. vom Unkrantc, 24———3(); 1ll. vom Senftorii, TM. 32; IV. vom Sauerteig, 33——43; V. vom gefundenen Schatze, 44; W. von den Perlen,</text:p>
      <text:p text:style-name="P1">45. 46; F«·tl. vom Fischfang, 47—52. V1l1. Jesus wird zu Nazareth verachtet. 53—58. V. -i—232 Mike. 4, i«20. Luc. 8, 4—45» I.</text:p>
      <text:p text:style-name="P1">1. Desselben Tages ging Jesus aus Cap.</text:p>
      <text:p text:style-name="P1">12.</text:p>
      <text:p text:style-name="P1">18. St. Matthäi. Cap.</text:p>
      <text:p text:style-name="P1">13. 15 dem Hause hinaus und setzte sich ansdas ·Meer. ·2. Und es versammelte sich viel Volk zu ihm, also dass er in das Schiss.stiZ.und sich setzte; und alles Voll stand am estade. I·3. Und er sagte ihnen vieles in Gleichnissen, und prach: Siehe, es gieng ein Sä???emann aus zu säen. « .</text:p>
      <text:p text:style-name="P1">4. Und indem er säete, fiel Etliches an den Weg <text:s/>und es kamen die Vögel und frassen es an .</text:p>
      <text:p text:style-name="P1">5. Anderes aber fiel arg den steinichten Grund, wo es nicht viel rde hatte; und es gieng al obald aus, darum weil es nicht tiefe Erde hatte; «</text:p>
      <text:p text:style-name="P1">6. Als aber die Sonne aufgieng, ward es verbrannt; und weil es nicht Wurzel hatte, verdorrete es.</text:p>
      <text:p text:style-name="P1">7. Anderes aber siel aus die Dornen; und die Dornen wuchsen aiif, und erstickten»»es. S. Anderes aber fiel aus den guten Grund, und gab Frncht, etIiches hundertfälti ,-Tetliches sechzigfältig und <text:soft-page-break/>etliches dreissigsiiltig.</text:p>
      <text:p text:style-name="P1">9. Wer Ohren hat zu hören, (?el;4l)öfF!</text:p>
      <text:p text:style-name="P1">10. Und die Jünger traten herzu«, .uI«id sprachen» zu ihm: Warum redest du in Gleichnissen mit ihnen?</text:p>
      <text:p text:style-name="P1">11. Er aber antwortete und sprach zu ihnen: Weil euch gegeben ist, die Geheimnisse des Reiches der Himmel zu erkennen; jenen aber ist’s nicht gegeben. C. «,</text:p>
      <text:p text:style-name="P1">25. is, « . i.Cok. S, 7-i0.</text:p>
      <text:p text:style-name="P1">12. Denn wer hat, dem wird gegeben werden, und er wird Ueberfluss haben; wer aber nicht hat, von dem wird auch das, was er hat, gåiiomnien werden. C. 25, 29· are. it,</text:p>
      <text:p text:style-name="P1">25. Luc. s, is. 49,.26.</text:p>
      <text:p text:style-name="P1">13. Darum rede ich in Gleichnissen zu ihnen; denn sehend sehen sie nicht, und hörend hören sie nicht und verstehen nicht.</text:p>
      <text:p text:style-name="P1">14. Und es wird an ihnen die Weissagung des Jesajas erfüllet, die da sagt: » it den Ohren werdet ihr hören und nicht verstehen, und mit den Augen werdet ihr sehen und nicht erkennen. J2s. 6,</text:p>
      <text:p text:style-name="P1">9. -to. Jiih. i2,40. » Ap. 28,</text:p>
      <text:p text:style-name="P1">26.</text:p>
      <text:p text:style-name="P1">15. Denn das Herz dieses Volkes ist verstockt, und mit den Ohren hören sie schwer, und ihre Augen haben sie zugeschlossen; dass sie nicht etwa mit den Augen sehen, und mit den Ohren hören, und mit dem Herzen verstehen, und sich bekehren, und ich sie gesund mache«</text:p>
      <text:p text:style-name="P1">16. Aber selig sind eure Augen, dass sie sehen, und eure Ohren, dass sie h«’c’3reg: ne. , &amp;c. <text:s text:c="3"/>16</text:p>
      <text:p text:style-name="P1">17. Denn wa rlich, ich sage euch viele Propheten und ?9erechte haben begehrt. zu sehen, was ihr siehet, und haben» es nicht ge l:henåunä’tzu h)o·rr:n, was ihr horet, und a en e ni ge o .i.Pet.i,40.Heb.«, is.</text:p>
      <text:p text:style-name="P1">18. So höret nun ihr das Gleichniss vom Säemann. «</text:p>
      <text:p text:style-name="P1">19. So oft Jemand das Wort des Reiches hört, und es nicht versteht, so» kommt der Bose und raubt das, was in ein Herz gesäet ist. Das ist der, der den Samen an dem Wege empfangen hat. -</text:p>
      <text:p text:style-name="P1">20. Der aber den Samen in den steinichten Grund empfangen, ist der, der das Wf)rt hört, und es alsobald mit Freuden an nimmt. d21. »Aber er hat kesine?3urzel in sP, Fu; ern itwetterwendi . ennnun rü a odjlr Liesrfolgung ent?tEht <text:s/>ldes Wortes wi en o ärgerter i as ad.</text:p>
      <text:p text:style-name="P1">22. Defr aber des Samenlunter die sornen emp angen, it der, we er das ort Bitt, aber die Sorge dieser TIZelt und der ?,tU;g desdReifcE)tlå;i1gis erstickt das Wort, un e wir un u t ar.C.49,23.</text:p>
      <text:p text:style-name="P1">4.Tim.6,9.</text:p>
      <text:p text:style-name="P1">23. Der aber den Samen in den guten Grund empfangen, ist der, welcher das Wort hört und versteht, welcher denn auch Frucht trägt, und der Eine bringt hundertfältig, des AäidFkkt·sechszigsältig, und ein n erer rei ig a ig. ·ll.</text:p>
      <text:p text:style-name="P1">24. Ein anderes Gleizhniss legte er ihnen vor, und sprach: Das eiihderHim3el ist gleisch eine2tlnckMFnschen, der guten amen in einen er äete. 2ts). Als aber die Leute schliefen, kam Bein Feind <text:soft-page-break/>und säete Unkraut unter den eizen und gieng davon. b26ch Als nun die Saat wuchs und Frucht ra te, da zeigte sich auch das Unkraut. t27k3 Und disk .Fne3te des Hau;vaters traen er u un ra en: err, td « t Futen Samen iJn deinen·?lcker gc:iäetu?nti)?er hat er denn das Unkraut? ·28. »Er aber sprach zu ihnen: Das hat ein feindlicher Mensch gethan. Da sagten die Knechte zu ihm: List st du.nun, dass wir hingehen und es ausjäten ? ?9. Er aber sprach: Nein! damit ihr nicht, indem ihr das Unkraut ausjätet, zugleich mit ihm auch den Weizen»ausä«5au8et. L . , .</text:p>
      <text:p text:style-name="P1">30. Lasset beides mit einander i«i)achse»n bis zur giä)1te·Bund zur Zeig if? Erijikedwilkich n in ern agen: ·e e «uer as nkraut zusammen, und bindet«es in Bündel, Cap.</text:p>
      <text:p text:style-name="P1">13. Das Evangelium Cap.</text:p>
      <text:p text:style-name="P1">13. · dass man es verbrenne; den Weizen aber sammelt in meine Scheune.C.3,i2.2.Sam.23,s, V. si—:i4: Markt, 3o—3i. Laus, -I8—24. lll.</text:p>
      <text:p text:style-name="P1">31. Ein anderes Gleichniss legte er ihnen vor, und sprach: Das Reich der Himmel it gleich einem Senfkorn, welches ein Men ch nahm nnd in seinen Acker saete. »</text:p>
      <text:p text:style-name="P1">32. Dieses ist zwar unter allen Samen das kleinste; wenn es aber herang5wachsen, so it es das grösste unter den artengewä sen, und wird ein Baum, also da die Vögel des Himmels kommen und an seinen Zweigen nisten. lV.</text:p>
      <text:p text:style-name="P1">33. Ein anderes Gleichniss sagte er ihnen: Das Reich der Himmel it gleich einem Sauerteige, den ein Weib naEm und unter drei Viertel Mehl mengte, is dass es ganz durchsäuert ward.</text:p>
      <text:p text:style-name="P1">34. Dieses alles redete Jesus in Gleichnissen zum Volke, und ohne Gleichniss redete er nicht u ihnen.</text:p>
      <text:p text:style-name="P1">35. Aus das; erfüllet würde, was geredet ist durch den Propheten, der da spricht: »J will meinen Mund in Gleich’nissen aus·t un, ich will Ding; verkündigen, die von Grundlegung der elt an verborgen waren.« Pf. 78, Z.</text:p>
      <text:p text:style-name="P1">36. Da liess Jesus das Volk von sich und kam in das Haus. Und seine Jünger traten zu ihm und sprachen: Erkläre uns das Gleichniss vom Unkraut des Ackers.</text:p>
      <text:p text:style-name="P1">37. Und er antwortete und sagte zu ihnen: Der den guten Samen säet, ist der Sohn des Menschen.</text:p>
      <text:p text:style-name="P1">38. Der Acker ist die Welt; der gute Samen sind die Kinder des Reiches; das Unkraut aber sind die Kinder des Bösen; Joy. S,</text:p>
      <text:p text:style-name="P1">44.</text:p>
      <text:p text:style-name="P1">4. J» .:-,</text:p>
      <text:p text:style-name="P1">8.</text:p>
      <text:p text:style-name="P1">39. Der Feind, der es säet, ist der Teufel; die Ernte ist das Ende der Welt, die Schnitter sind die Engel. Off. it, is.</text:p>
      <text:p text:style-name="P1">40. Gleichwie man nun da’s Unkraut sammelt und mit Feuer verbrennt, also wird es sein am Ende der Welt. . ·</text:p>
      <text:p text:style-name="P1">41. Der Sohn des MsUscheU Wl'kd seU!2 Engel aussenden, und llsie werden aus seinem Reiche sammeln a »e 2ler3ernisse, und die, welche die Ungerechtigkeit tun, C.24,:-is. 42, und werden sie in den Feuerofen werfen; daselbst wird sein Heulen und Zähneklappern. V. so. Oss. -i9,</text:p>
      <text:p text:style-name="P1">20. »</text:p>
      <text:p text:style-name="P1"><text:soft-page-break/>43. Alsdann werden die Gerechten leuchten wie die Sonne im Reiche ihres Vaters. Wer Ohren hat zu hören, der höre! Drin. 42, B.</text:p>
      <text:p text:style-name="P1">4.Cor. is, 40 it. V.</text:p>
      <text:p text:style-name="P1">44. Wiederum ist das Reich der Him <text:s text:c="2"/>C«p. is. St. Matthai. C«p.</text:p>
      <text:p text:style-name="P1">14.. « mel gleich einem verborgenen Schatz im Acker, den ein Mensch fand und verbarg. Und vor Freuden über denselben geht er hin und verkciu;k alles, was er hat, und aust denselben cker. sinnt. s,-i. Vl.</text:p>
      <text:p text:style-name="P1">45. Wiederum ist das Reich der Himmel gleich einem Kaufmann, der schöne Perlen suchte.</text:p>
      <text:p text:style-name="P1">46. Als er nun eine köstliche Perle gefunden, gieng er hin und verkaufte alles, was er hatte, und kaufte dieselbe. Si-r. s, so. «. Vll.</text:p>
      <text:p text:style-name="P1">47. Wiederum ist das ReielzKder Himmel gleich einem Netze, das ins eer Zworfen ward und Fische von allerlei attungen zusammenzog.</text:p>
      <text:p text:style-name="P1">48. Als es nun voll geworden, zogen sie es an das Gestade, etzten sich und sammelten die guten in Ge chirre, die faulen aber warfen sie weg.</text:p>
      <text:p text:style-name="P1">49. Also wird es am Ende der Welt Bin. Die Engel werden aus ehen und die bösen von den Gerechten scheiden, <text:s/>und sie.in den kFeuerzfen werskn. Dae wird ein en en un ä ne a ern. L a pra eus zuinen: a t is stD ff TM (.2.«J«-.</text:p>
      <text:p text:style-name="P1">2.!s;g«i»e ihr dieses alles verstanden ? Sie sprachen zu ihm: Ja, Herr.</text:p>
      <text:p text:style-name="P1">52. Da sagte er zu ihnen: Darum jeder Schriftgelehrte , der für das Reich der Himmel unterrichtet ist, einem Hausvater Reich, der aus seinem Schatze Neues und Altes hervorgibt., V. 53—-58: Mai-c. H, 4-6. Luc. L-,</text:p>
      <text:p text:style-name="P1">46. 12—24. VllI.</text:p>
      <text:p text:style-name="P1">53. Und es begab sich, als Jesus Tiefe Gleichnisse vollendet hatte, zog er von dannen???.</text:p>
      <text:p text:style-name="P1">54. Und als er in seine Vaterstadt kam, lehrte er in ihrer Versammlung , also dass ’s;iesersti;ui13enI13gndsfls)rg«L)eI; <text:s/>okmnt ieemo e ei ei n ae.</text:p>
      <text:p text:style-name="P1">55. Ist dieser nicht des »3Zeimmerwanns Sohn? gehst nicht seine utter Maria, und seine rüder Jacobus und Ioses und Simon und Judas? C· is, te. J-h. s,</text:p>
      <text:p text:style-name="P1">42.</text:p>
      <text:p text:style-name="P1">56. und sind nicht seine Schwestern alle bis ui;s? Woher kommt ihm denn dieses a es.</text:p>
      <text:p text:style-name="P1">57. Und sie ärgerten sich an ihm. ·Jesus aber sprach zu ihnen: in Prophet Ist nirgends herachteE)als in seinem Vaterlande und in einem an e. J.,h, 4, 44«</text:p>
      <text:p text:style-name="P1">58. Und er that daselbst nicht viele Wunder um ihres Unglaubens willen.</text:p>
      <text:h text:style-name="Heading_20_2" text:outline-level="2">Cap. XIV.</text:h>
      <text:p text:style-name="P1">I. Enthauptung Johannes des Täufers. 4—-is. ll. Speisung der Fünftausend. I4—2s. M. Stillung des Seestukmes. 2s—3·’1. W. Heilung vieler Kranken. Si--Z6. V. i—-is: Mark. C, «k—3i. Las. d, <text:soft-page-break/>7—9« l.</text:p>
      <text:p text:style-name="P1">1. Zu derselben Zeit hörte der Vierfürst Hei-odes das Gerücht von s·esu.</text:p>
      <text:p text:style-name="P1">2. Und er sagte zu feinen Dienern: Dieser E Johannes der Täufer , der ist« von den odten auferstanden, und darum wirken diese Kräfte in ihm. C, is, «« Z. Denn Herodes hatte den Johannes Geisen lasen, ihn gebunden und in das efängni gelFt, wegen Herodias, des Weibes seines Bruders Philippus. ·Luc.3</text:p>
      <text:p text:style-name="P1">49.»20.»Hi. Denn Johannes sagte ihm: Es ist dir nicht erlaubt, sie zu haben. o. M«-s· es, is.</text:p>
      <text:p text:style-name="P1">5. Und er wollte ihn tödten, ür etc aber das Volk, denn sie hielten ihn für einen Propheten. C. ei, se. S. ls nun Herodes seinen Geburtstag begie???ng, tanzte der Herodias Tochter vor den Gästen; und es gefiel dem Herodes.</text:p>
      <text:p text:style-name="P1">7. Darum verhiess er ihr mit einem Eide, ihr zu geben, was sie auch fordern würde. S. Da sie aber uvor von Brei» Mutter unterichtet war, sprach sie: gib mir hier c;ns Euer Schüssel das Haupt Johannes Z e Täufers.</text:p>
      <text:p text:style-name="P1">9. Und der König ward betrübt; doch um des» Eides und derer willen, die mitihm zu Tische sassen, hiess er es geben. ;</text:p>
      <text:p text:style-name="P1">10. Und er sandte hin und liess den Johannes im Gefängniss enthaupten.</text:p>
      <text:p text:style-name="P1">11. Und sein Haupt ward auf einer Schüssel gebracht und dem Mädchen gegeben, und sie brachte es ihrer Mutter.</text:p>
      <text:p text:style-name="P1">12. Und seine Jünger kamen herbei, nahmen den Leib und begraben ihn, und giengen hin und verkündigten es 8es1"t. : V. 43—2«: Mark. is, Si-ei. Lin. S, i«i-». J-h. S, 4—i4. .</text:p>
      <text:p text:style-name="P1">13. Und da Jesus dieses gehört, entwich er von dannen in einem Schiffe für sich an einen einöden Ort, Und als es das Volk eh’ort, folgten sie ihm aus den Stiidten zu Sande nach. « II.</text:p>
      <text:p text:style-name="P1">14. Als nunJesus hervorkam, sah er das viele Volk, und erbarmte sich über sie und heilte ihre Kranken. ,C. S, se.</text:p>
      <text:p text:style-name="P1">15. Nachdem es aber Abend geworden, traten seine Jünger zu ihm und sprachen: Der Ort ist einöde, und die Zeit ist schon dahin; lass das Volk von dir, das; sie in die Flecken gehen, sich Speise z; kau en. <text:s text:c="3"/>IT) is Cap.;14. Das Evangelium Cap..</text:p>
      <text:p text:style-name="P1">14.</text:p>
      <text:p text:style-name="P1">15. «</text:p>
      <text:p text:style-name="P1">16. Jesus aber saTte zu ihnen; Sie haben nåcht.nöthig hinzuge en; gebet ihr ihnen zu en. . »e.17, Sie2sprachen <text:s/>ihm: Wir haben nichts(gice; alshfüIås rote undszwZi Z;F)ische. 18—.pra : ringet mir te ie er.</text:p>
      <text:p text:style-name="P1">19. Und er hiess das Voll sich in das Gras lagern, und nahm die fünf Brote und zwei Fische, sah zum Himmel. auf und segnete Hi?J?-IZ2«Z’LFkå«k;«’i»eåIk?i«T«’:?Tkkk":-3’I,?3"’«" C. is, se; .</text:p>
      <text:p text:style-name="P1">20. Und ge assen»alle und wurden sZtt. 1åndLie ho 1IfalF1Ff, vsas üP:rig blieb von den tü en, zwö ör e vo . -</text:p>
      <text:p text:style-name="P1">21. Die aber gegessen hatten, waren bei ginf,tausend Männer, ohne Weiber und inder· s . V. se—-asMars. 6, 45—56. J-h. is, «5—2«. III.</text:p>
      <text:p text:style-name="P1">22. Und alsobald nöthigte Jesus seine Jünger in das Schiff zu steigen und vor ihm hinüber zu fahren, is er· das Volk entliesse. <text:soft-page-break/>s23. Und nachdem er das Volk entlassen, stieg er auf den Berg, für sich zu beten; und» als es Abend geworden, war er allem da elb . « 2ix.·-:Ea«s Schiff aber war schon mitten auf dem »Meere und litt Noth von den Wellen;»denn der Wind war entgegen. 25; Aber u«m"die vierte Nachtwache gieng Jesus zu ihUSn,» auf dem Meere wcibn;Iegnd. . IV .</text:p>
      <text:p text:style-name="P1">26. Und da ihn die Jünger auf dem Meere wandeln gehen, erschraken sie und sagten: Es ist ein Gespenst! Und schrieeig vo;Fu3r7cht. uc. , . «</text:p>
      <text:p text:style-name="P1">27. Jesus aber redete alsobald mit ihnen und sprach:-" Seid getrost! Ich bin es; fiirchtet.euch nicht !</text:p>
      <text:p text:style-name="P1">28.»Petrus aber antwortete ihm und sprach"«: Herr, bist du es, so heiss’ mich zu dir auf das Wasser kommen. «29. Da. sprach er: Komm’! Und Petrus W3gssius g)eEn SchissF isndkwandelte auf dem a er, a er u en omme.</text:p>
      <text:p text:style-name="P1">30. Als er aber den starken Wind sah, fürchtete er sich, und da er anfing zu sinken, schrie er und sprach: Herr, hilf mir!</text:p>
      <text:p text:style-name="P1">31. Alsobald aber streckte Jesus die Hand aus, ergriff ihn und sprach zu ihm: Du Kleingläubiger, warum hast du g(;zngeige6lt?</text:p>
      <text:p text:style-name="P1">32. Und als Die in das Schiff gestiegen waren legte si der »Wind.</text:p>
      <text:p text:style-name="P1">33. Da kamen, die in dem Schiffe waren, Jelen vor ihm nieder und sprachen: Wahrhaftig, du bist Gottes Sohn! C. is,</text:p>
      <text:p text:style-name="P1">16. IV.</text:p>
      <text:p text:style-name="P1">34. Und als sie hinüber :gefahren," kamen sie in das Land Genesaret. . ·j’-:ti-</text:p>
      <text:p text:style-name="P1">35. Und da ihn die Männer dieser Gegend erkannten, sandten sie in das ganze Land umher, und brachten alle Kranke zu ihm.’: »</text:p>
      <text:p text:style-name="P1">36. Und sie baten ihn, dass sie nur den Saum seines Kleides anrühren dürften; und so viele ihn anrührten, denen ward geholfen. C. 9, Si. Las. S,</text:p>
      <text:p text:style-name="P1">49.</text:p>
      <text:h text:style-name="Heading_20_2" text:outline-level="2">Cap. XV.</text:h>
      <text:p text:style-name="P1">l. Jesus verwirft die Menschcnsatzungen. «——·20. ll. heilt die kananäifche Tochter und Andere2t——s-I. Ill. speiset viertausend Mann, 3«2—;i9. V. i——20: Mart. 7, 4——23. . I.</text:p>
      <text:p text:style-name="P1">1. Da kamen zu Jesu die Schriftgesehrten und Pharisäer von Jerusalem und ra en: E. Warum übertreten deine Jünger die Satzung der Alten? denn sie waschen ihre Hände nicht, wann sie Brot essen. Lin. H, sei.</text:p>
      <text:p text:style-name="P1">3. Er aber antwortete und sprach zu ihnen: Warum übertretet auch ihr das Gebot Gottes eurer Satzung wegen?</text:p>
      <text:p text:style-name="P1">4. Denn Gott hat geboten: „Ehre deinen Vater und deine Mutter!“ Und: „Wer Vater oder Mutter flucht, der soll des Todes sterben“</text:p>
      <text:p text:style-name="P1">2. Mps. 20, i2. 24, ». Spr. 23, ge.</text:p>
      <text:p text:style-name="P1">5. Ihr aber saget: Wer zum Vater oder zur Mutter spricht: Ich habe zum Opfer vergabet, was dir von mir Hist Gute kommen sHälte; der braucht seinen Vater und seine Mutter nicht nie r zu ehren. «</text:p>
      <text:p text:style-name="P1">6. Und so habet ihr das Gebot Gottes eurer Satzung weYn aufgehoben.</text:p>
      <text:p text:style-name="P1">7. Ihr Heuchler! Trefflich hat von euch Jesajas geweissag???et, <text:soft-page-break/>wenn er spricht: I·ks.2·9,i-is</text:p>
      <text:p text:style-name="P1">8. „DiesesVolk nahet sich mir mit seinem Munde und ehret mich mit den Lippen, ihr Herz aber ist fern von mir. · ·</text:p>
      <text:p text:style-name="P1">9. Aber vergeblich ehren sie mich, weil ge? Lehren »vodrt«ragen, welche Gebote der <text:s/>riefHdas.t»-Vo7lIk;Izustsik;l)k«Und ra ui neu: öre un er e e··-. P11. N3icht das, Was in den Mund eingeht, veruiireiRt den MeNscheU7 sVUVeM«·W.Us aus Beim u-nde ausgeht, das verunreinigt d " n. A .40,45· R" .44,44. <text:s/>DFtcispi)reatenAT;me J"iing«ii«1 herzu und sagten zu ihm: Weisst du, dass die Pharis Eies si ärgerten, da sie dieses Wort hörten?</text:p>
      <text:p text:style-name="P1">13. Er aber antwortete und sprach: Jede Pflanze, die nicht mein himmlischer Vater gepflanzet hat wird ausgerentet werden. g « A:-. Z,</text:p>
      <text:p text:style-name="P1">38. <text:s text:c="3"/>"14.-"-"8« t«s"e! <text:s/>der Bli?iT:n.si Wenn« al:enr"ei«iI BlitiÆhkFee:: 7,änd«er»«n»"f«ii8rt,i s o» fallen. beide in· dieszGrtib"e. <text:s/>-« " »ja is) Liszt-;:s9;".?N5ai.2,-is.-« ::15; Daspie-ist; Perser-s"ihm: E-«kki"ck:se 1ms:dieses Gleichniss.« «3s"-«-·««-«?-«-"-«? , 1»6.«Und Jesus fdrach"i Seid denn auch ihr noch unverständig-? <text:s text:c="3"/>« -« <text:s/>««</text:p>
      <text:p text:style-name="P1">17. Merket ihr noch nicht, das; alles,"was zum Munde eingeht, in den Bauch kommt " und; dnrch den .»natürlichen«Weg"" ausgeführt Wikd?"-««-· -U-.:.c » : : . -s. -</text:p>
      <text:p text:style-name="P1">18.k Was aber -aus Bein Mun«dH Mög-eht," -das ommt aus dem «etzen«;-Un· sites«unr«einigt"den-Menschen. «F««k,-—3,«»i3.-i·-, <text:s/>«</text:p>
      <text:p text:style-name="P1">19. Denn aus demHerzen kommen böse Gedanken, Todtschlag,Ehebruch; Hurerei; Diebstahl, falsche??? Zeugniss;, <text:s/>, <text:s/>V, <text:s/>V1U.", .</text:p>
      <text:p text:style-name="P1">20. Das sind die Z)inge, die den MFåi)schen «dernnrein· en «a er mit un-igewa ei-ten ;?händ"enchess-en, das verunreinigt den Mensch??? nicht???;. <text:s/>. I« V-T«-·-—3«l-. Man. 7,;«2.4«—s4.« ." «« J« II.</text:p>
      <text:p text:style-name="P1">21. Und Jesus zog von dannen, undeå1tgvich in. die Gegend von Thetis .u"nd» , i on-; «: » —:«. </text:p>
      <text:p text:style-name="P1">22. Und siehe, ein kananä.isiJhes Weib kam: »aus denselben Gren en, »schrle;zu ihm und ·, «s8raeh.: Erbarme dich m.ein,-»Herr, du Sohn ai.sid,s ,11»1«eme-Tocl)ter wird vom -,T,eu el.i.ibe -gep.agt.2 H«, :«« H. «. 23Er aber antwortete ihr nicht ein Wort. ; Da.traten seine Jünger herzu und baten ihn, sprechend: 1F?ass—»fi»e von ;-dir, denn sie« schreit uns nach. - :. is » «</text:p>
      <text:p text:style-name="P1">24.i Er aber antwortete und sprach: Ich bin nur gesendet zu den verlor???nen Schafen des Hauses IsraelC. so, is. »</text:p>
      <text:p text:style-name="P1">25. Sie aber kam, ·-fiel vor ihm nieder und sprach:iH"e»rr, hils mir! <text:s/>, : s</text:p>
      <text:p text:style-name="P1">26. Er aber antwortete und Magd??? Es ist nicht gut, dass man das Brot der Kinder nehme und es den Hündlein vorwerfe.</text:p>
      <text:p text:style-name="P1">27. Sie aber .sprach: Ja Herr! Doch essen die Hündlein auch von den Brosamen, die von ihrer Herren Tische fallen.</text:p>
      <text:p text:style-name="P1">28. Da antwortete Jesus und sprach zu ihr : O Weib! Dein Glaube ist gross??'; dir geschehe, wie du willst. Und ihre Tochter ward gesund von derselben Stunde an. C.8, so.-i3.</text:p>
      <text:p text:style-name="P1">29. Und als Jesus von dannen gezogen, kam er an das galiläische Meer, und er <text:s/>aäf den Bkerg, ii:1dlsetztes?chLx7c;skelb;t. . nd <text:soft-page-break/>es am du i m die o ie hatten bei sich LahiDne, gZlinde, Stumm, —(;«p.i Eis; Si; »Mamjai; <text:s/>Es;-.« is; «le. «1"«å Isk"«c«i1p ·ål«uk1.divjeJke’ und US« legten «diese««?ti"«de"ii Füssen Z«.ef1,t»« und er, »eile»te" sie, »« -!-« i -·i.I-.i-fis 5:s J;s.es,-H »J3is2 »als» dass sich i-as·-it-pii--«e:«1i-under-te, da. es sah, »dass die Stummen redeten ,. sdie KrüpyelBesund Zwecken, die Laihinen ärgert und die Blinden sahen; und sie priesTn den «Gott«Israels.-«: <text:s/>««« . « <text:s/>. «« « <text:s/>V;-of-—3o: Mike-I·.8«-««-—io. «« -« »I1I. ,</text:p>
      <text:p text:style-name="P1">32.» Da berief Jesus »sxine«.Jüngers zu sI.ch Und. s.pxs!ch.t : Mich jaIxt1t1jext".de·s Vplkes; denn sie verhai":ren«"nun«»«dr«ei Tage Jbei.mir, und haben nichts« fu« essen; nnd ich! will sie nicht nüchtern ent assen,·damit sie nic·h"t«aus dem Wsge.etIiegeU· ex«-; is ». <text:s/>. «3«3. Und eine Ihn e«4.7«sprachen zu ihm; Woher werfden wir 'Z1,’"der»Wüste s,o»viele Brote nehmen, um so v»iel»Vol«k,zu sättigen?</text:p>
      <text:p text:style-name="P1">34. Und Jesus «s»prach u ih"n«Je"n: ,Wieviel Brote habet ihr, « Sieh reichen: Sieben, und»e«in-weni »kleine Fisige.» « ,;l.»3ä.» Und er hiess das Volk sich auf die Erde <text:s/>: "’ L; " « « . IS. und nahm die sieben Brote und die Fische, und« als er« Dank gesagt,"· brach er i;e !uiid·gckb sie seinen Jüngern, die Jünger aber dem Volke. » « , »</text:p>
      <text:p text:style-name="P1">37. Und sie» cissen« cille« und wurden satt, »und sie hoben aus was übr»igblieb von den Stücken, siebenk ’ö)Zb"e»«pol»I; <text:s/>. -» « <text:s/>Die « aber assenJ; " bFaren" viertausend Männer, ohne Weiber·und Kinder. J · .</text:p>
      <text:p text:style-name="P1">39. Und nachdem er das Volk entlassen, stieg er in das Schiff und kam in die Gegend :von Magdala. <text:s/>« : « " , <text:s/>; -(«T-ei;-:X:YI— » l. Zeichen,vom Himmel, «-«4.-» ll,»Sauerteig der Pharisäer. Z-»»</text:p>
      <text:p text:style-name="P1">111..-P-trug«B;k-uvtuiss.,43—2o. 1v. Im: c«ksteIA«kündigimg seines Lekoek;«s, 2i—23. v. Anweisung für« seineNu«t,szf«-igek.« si-2s7. V. «t—— is: Mart! 8; ««—2-i. « I.</text:p>
      <text:p text:style-name="P1">1. ·Und die Pharisäer und Sadducäer traten herzu, versuchten ihn und baten, dass er-ihnen ein Zeichen aus dem Himmel zei"mb te « C"42 as en <text:s/>. , . — . g«2; TEr:ilherantwortete und sprach zu ihnen: Wenn -es Abend »ist,»s«o sagst ihr: Es wird sch’on; denn derHimmel ist roth. Las. i2, sen. Z. Und des Morgens: Heut kommt ein , Un ewitter ; -denn-»der Himmel ist roth nnd Mühe. Ihr H·euchle«r! die Gestalt des Himmels wisset ihr« zu untersiheiden·; aber die Zeichen der Zeit kbnnet"ihr nicht unterscheiden. .</text:p>
      <text:p text:style-name="P1">4. Das böse ui«-del)-:brecherische Geschlecht <text:s text:c="3"/>W City,</text:p>
      <text:p text:style-name="P1">16. Das,»E,yangeliu»1n («Lapils.</text:p>
      <text:p text:style-name="P1">17. Hier: -iu.«· sahe: ihm»wi:v-«keip In <text:s/>als nur das ,Zelihen des <text:s/>·n Jenas. Und er ver ess siea;tld gis-ti,1izn h1nkpeg. Fässer. J-.s, «. . . da sseine. iingerans-jense·itige <text:s/>Mm, dermassen sie Brot nutzu-</text:p>
      <text:p text:style-name="P1">6. Jesus aber sagte zn»ihnen-: -Seh-et <text:s/>und hütet euchvor dem Same-teige der Pharisäer nnd. Saddneäer. due. 4·I.» «. zHal.5, O. 4·. 0·.pk.·.»;, S.</text:p>
      <text:p text:style-name="P1">7. Da n1ach"ten sie Eh unter einander Gedanken und sag;en; » eil wir kein Brot mitgenommen ha en. » · »8. Da es Jesus merkte, <text:soft-page-break/>sprach et u ! Um: Ihr KleinZ:iu"bigen, was· machst : r euch« darüber dan en, dass. ihr kein rot mitgenommen habet?</text:p>
      <text:p text:style-name="P1">9. Verstel)ej; ihr noch nicht, und deutet ihr nicht a die· fünsB te der F«iienstansende, und wie vielKörbe il; da cåuf«gelsYben ? · , sc. 1»0. Auch nicht an die sieben Brote derVlertaUf,ende, und wie viel Körbe ihr-da aufgehohe"n habt? C. us, se -«. ·1I. Wie« moget ihr nick.st verstehen,da«ss nicht von Brot zu euch agte, ihrs;)llet»eu -lsji;:enS1:1i;,?,,dZmJauertelge der hari»säer .</text:p>
      <text:p text:style-name="P1">12. Da sahensps:ieei1«1,.dass er nichtF«e"sagt hatte» sie ich harten vor dem« quertel e des« rotes sondern vor der Lehreder ·Psar-isäer· nnd Sadducäer. B. M-sc: Mart. S, N-sc. «Luc.</text:p>
      <text:p text:style-name="P1">9.48——s«(.., Ill.</text:p>
      <text:p text:style-name="P1">13. Als aber Jesus in die Ge end von Ci6its:11Z«E :s;hilippidges;:å1äi?lenTiiT;ar , Fragtede»r e er un« : er a en te Leute,zass ich, der gohn"de·s MensschEn, sei?</text:p>
      <text:p text:style-name="P1">14. «e" pra n: Etliche sagen du eiest Jocz·annes »x:er«seäufer; Andere aber-· Eifers; no Andere, IeremiaS, oder einer der PropkZEte:Z (stz1kä)2t,r7, to· · R ! . a« ,rer u·cnen: ,r»:yer wer sag-et ihr, dass us sei?</text:p>
      <text:p text:style-name="P1">16. Da antwortete Simon Petrus und sprach; Du bist der Christus, der Sohn des lebendigenGottes. C. il, es. Zions, s9.11,27.</text:p>
      <text:p text:style-name="P1">17. Und» Jesus antwortete nnd sprach zu ihm: Selig bist»dUS1mon, Sohn »Jona; denn FleisoT-nnd Blut hat es dir mcht geossenbaret, osnd-ern Mem Vater un Himmel. Gal.-l,</text:p>
      <text:p text:style-name="P1">46. O. Col: 2, U.</text:p>
      <text:p text:style-name="P1">18. Undichsa edirauch: Dubi Petrus, und auf diesen Felsen w1ll ich meiitle Kirche bauen, und die Pforten der Hölle werden nichts wider sie vermögen. Joh.i, la. A;-.«5,</text:p>
      <text:p text:style-name="P1">7. .</text:p>
      <text:p text:style-name="P1">19.uuk:»i3:oiadi-vi-Schciissk1pesReikH2de·n..t·oir.st·au »Erden, das wird gebunden sein in »den sammeln; und was du immer lesen wirst auf Erden, das wird Zeiss! fein m den Himmeln. C. ro, te. I-pp. 2o.2a.-sp.20. Da gebot er seinen Jünge·rn,«t1ass sie Niemanden sagen sollten, dass er der ChrisiUs H: .B. U-——28:. Mart. S, Si-—Z8. O, s. Luc. 9,.22,-«-If. lV. 2l. Von da an eng J?sus an seinen Jüngern zuzeigen,d·a er mü e nach8«mksalem lieu , und vie leiden von den »Weltesten,,Zohenprlesternnnd Schriftgelehrten, und getödtet, und am dritten Tage wieder auferweckt werden. C. », es. as. so, «8«s49,</text:p>
      <text:p text:style-name="P1">22. »Da nahm ihn Petrus bei eite, fieng an— ihm einzureden und sagte: en! da set Gott vor! Das soll dir gar nicht widerfahren. «</text:p>
      <text:p text:style-name="P1">23. Er aber wandte sich und sprach zu Petrus: Hebe dich weg von mir, Satan! Du bistmcrØgzum Aergernis;; denn dnsinne-st nicht, was ottes, sondern was. der Menschen«ist. T. Saus. 49, -er. . « V. M. Da sprach Jesus zu seinen Jünern; Wenn Jemand mir nachkommen will, san verläugne er fiel; selbst» und nehme sein Kreuz aus sichs-.un»d» olge mir nach» C· 40, as, 126«. Denn-wer sein Leben erhalten will, -der Hin! » Leben; und was d·n meiner« bin-der" wird es verlieren; wer aber sein« Leben verliert um meinetwillen, der wird es finden. » Our. U.</text:p>
      <text:p text:style-name="P1">33. Jud— CIAs» As. Dennwas nähte es dem M·enscheiiwenn er die anzc Welt gewänne, leide aber Schaden an?einer Seele ? oder was <text:soft-page-break/>könnte ein Mensch zum Gegenwerth seiner Seele gebeli?ss;n.a9,8.9. « . » . «</text:p>
      <text:p text:style-name="P1">27. Denn der Sohn des»Menschen wird kommen in der Her-rlichbeit seinestL«3aters mit seinen Engeln; und alsdann wird-er einem Jeden vergelten nach semem.Tb1.1UM UT-Lan» Es, s-FåcSsät«1,!i)-</text:p>
      <text:p text:style-name="P1">28. r · ,i a en· -C · H derer, diehhier stelFelHf die den Tod n-It Mmecken werden, Ins sie VIII S«VhU. W euscheu haben kommen scheu m seinen: Neiche. C. to, Ja. »</text:p>
      <text:h text:style-name="Heading_20_2" text:outline-level="2">Cap. XVlI.</text:h>
      <text:p text:style-name="P1">1.Vekk(ärung JefU4«43IIHeilung eines Mondsüchtigen. 44—24. lll. Ankundigung des Leidens, 22· As. IV. E-ntrichtung der Steuer.24—-27. V. «-is: Mart. 9, 2—-is. Luc. 9,· 28-36. I. I. Und nach sechs Tagen nimmt Jesus den Petrus und Jakobus und dessen <text:s text:c="3"/>C-«p.</text:p>
      <text:p text:style-name="P1">17. St: wn:in,ei.-·-T C«p. -». te. ei Bruder Je kennest u eh, und fikhr:ifie· beiseite-auf Einen hohengerg; (s:»1s", Hi «.</text:p>
      <text:p text:style-name="P1">2. Und er ward vor ihnen verklärt, nnd ein Angesicht leuchtete wie die"Sonne, und. etne Kleider wurden wes wie· das Licht. s . et. « «s—«8 P I· . Z. Und siehe, es-erschienen ihnen Moses und Elias, die redeten mit ihm.</text:p>
      <text:p text:style-name="P1">4. Da hob Petrus an und« sprazh zu sein: Herr, es Ist gut, dass wir hier seien. Willst du, so wollen wir hler drel.Hiitten»ma(hen, dir eine, und Moses eine, und Elias eine; "5. Als er noch redete, stehe, da überschattete sie eine lichte Wolle, und sie , eine Stimme aus der Wolke, die Extra : Dieser ist mein Sohn, der Gelie te» an welchem ich Wohlg;es3llet·; h;ch;?, Penshc:xet»! «. , . . d . i , ."</text:p>
      <text:p text:style-name="P1">6. Und als es die Jün er hörten, fielen sie auf ihr Angesicht und fSilrchteten fich sehr.</text:p>
      <text:p text:style-name="P1">7. Und Jesus trat herzu, rührte sie an uns-tsprach: Stehet auf und fürchtet euch m . « « «</text:p>
      <text:p text:style-name="P1">8. DaAsle aber ihre Augen aushoben, sahen sie jemand als Jefum allem. « 9· Und da sie vom Berge herabgienÆ, gebot ihnen III und y)rach: Saget mandem das esicht, is der Sohn« des Menschen von den Todten auferstanden ist.</text:p>
      <text:p text:style-name="P1">10. Und Eine Jiinger fragten Zu und sprachen: arum sagen denn die christgelehrten, dass Elias zuvor;o1lnn?ten uzüUe ? a . , . , . ·</text:p>
      <text:p text:style-name="P1">11. J3u·s aber antwortete und sprachzu ihnen: has kommt freilich zuvor,-und wkrd Alles herstellen; ss E »</text:p>
      <text:p text:style-name="P1">12. ich sa e euch aber, da lias schon ekommen ist· 1md sie erkannteni ni t, sont-et«tt»fie thaten an ihm, was <text:s/>WIten. Also· wird auch der »Sohn des Menschm w««km«Z;le4«?«;4mJ·IspY·g-« «« » .</text:p>
      <text:p text:style-name="P1">13. Da tande«n die <text:s text:c="2"/>dass·-et zu ihnen v1:)1:?)ohannes dem Tn6F1:s«etredeteT-. V. H-III: Mart. D, IF-IS. Las. I, 37—43, -ll.e</text:p>
      <text:p text:style-name="P1">14. Und als e zum Volke "gekvmmeti waren, trat ein H-gensrh zu ihm, fiel Vor ««fZiFpK«3;««H <text:s/>et-ichm <text:s/>. un ra : er:-, rm etnes Sohnes; denn ex ist mo»ndsüihtigeund· leidet übel; denn er fallt oft ais Feuer nnd .«. I » . E! U c· I? sIs«-s,k;.n:,ss;«-;-»,, »« »»»»J»-3,», aber sie konnten ihn Inst efund«ina« en. 1'7. Da <text:soft-page-break/>antwortete es3-I nnd egd·ra«ch: O du nnglölu-b1ges nnd verkehrt Ges I» is,-Wiss -r»-«;·igkszY-kisi«2c,«-Ists « s;eiikitLe»«gn "»solI ich. en» ertragen;v3rmget U C · . v, m1kZwU3;d«3:susbefchaltSn und der Text fel fuhr von ihm aus, und «dZrs Knabe ward ."llctlIl"Q dick AUG"å’5"«-Y·sk2«"2kS«;T’sp:Zik«" «?-«.’ä7;"i J <text:s/>Hub »xpra»chenWm»s:i haben wir ihn an treiben nneu. . .</text:p>
      <text:p text:style-name="P1">20. Jesus aber sagte zu ihnen: -Um-en-F res Ung aubens willen; Denn wahrlich, ?2«2Z-7M’å’;»FZM iZ«’2k-k?kfF’«;k»’ägIi«l?k,’; . , ) di emeB ge sprechen: eh d·ch v n Alex II-rthinfrund er wird <text:s/>htb:n, n:,1d ·chts werd euch nnia5glich«s us» CI1,»Z4, M sc-« « . L-te. t7,;6.</text:p>
      <text:p text:style-name="P1">21. Aber i--se-« Des-i;kechii sehu»nichk.» ans, als nur durch Gebet nnd Fasten. « V. IS. L:-I: MarsS, 30—Z»2. Luc. 9, Li-As. lll.·</text:p>
      <text:p text:style-name="P1">22. Als sie nun I3t;en Weg·durch G«al1läa nahmen sa te «·sus.zu Ritzen: Der Skh·n des 9Jienså)"en ;tnrd Inder enfZen Hemde überantivox—tet rYerden;,C.-s, -«.</text:p>
      <text:p text:style-name="P1">3. und sie werden Ihn todten, und am dritten Tage wird er auferweckt werden. Eise is:-ekk;«!«»«;s"«·"«· « « .. . ne er gen apernautn E-Ekgunmpefu waren, kamen «die,Pwe-lche sog e enni emna met: zu en-us n såra«ch:n : GiHt euer sJieistZr nicht anch den « teueg)fennig? C. DE,</text:p>
      <text:p text:style-name="P1">47. ·</text:p>
      <text:p text:style-name="P1">25. « r spsricht: Ja. Und als er In das F:«7«3·.I;Mi-,ike«s-« -es-f.I.«»?« tönt e. der Erde, von wetn«nehmen sie den Zoll Eber die 1k,SchfFtzun;ä,mv;)n ihren Söhneno ervon en ern . I P. »trusspricht uihm:Von.den.Frencden-. Fa spritzt) stät« zu il)m:So sind ja di;7SYne srei.· <text:s/>b ! ·cht«—»» . «f« ·-» » cnmtw1r« teuer m arge-rn o I« <text:s/>;-«-:«i,»«W.s M-:s;;«e-;.»;««sz«7«« <text:s/>eral;sh"t«c-sikZ«k; c;-nd ·tv"e·n"eZD·du senken Ab e ,—n-r uemen oppelpenn1 den; den niJ;t:tm und gib ihn für michs und dich. C. .-pas. des-is. «,</text:p>
      <text:p text:style-name="P1">7. «.C-sc. to, as. » C«p. xv111. , « . V El-» Jesusempfiehlt Damms» O-C; it. warnt vor Akt-getnifgebkn,-6—t4; M» lehrt, wie gegen fehlend« Brüder zu verfahren sei. CI-M. l’v’. Gleich.niss von dem sit-tiqen S»:ch»gldherrn und dem haktherzigenKnech·t»e. It-ZU. A.-«4-—sMark. D, 33-:-«7.·L1n.,9, so-es, I.</text:p>
      <text:p text:style-name="P1">1. Zu derselben Stunde traten die <text:s text:c="3"/>22CAN· <text:s/>«!-;-«-»O Das, E-V.WS»e.liV.UY <text:s text:c="2"/>Jan er is-LJi-su«ix:s-dssps.ci.. ex!-W.sri.stdp. der (3.2g"dEte -dstIJ-Rexch37sx ;-'ö.-it"IMs!.? » <text:s/>»2. Und IRS rief ein Kind-herbei, »stelIt«ek es«nxitt.e-J us1.t.ex.its:undsprgch,: ;-: <text:s/>.-«« ;3. -Wahrli1k)-. ich·-sage e.uch,· wenn« ihr n·ii?ti umkehret und»-. werdet wie ;.dle-Kinder» o m’»öget·-ihr nicht-eingehen »in dass Reich,-der Himmel. C.49,«4:s-1v2i;ec.4o,is,-4.E:»k;44;2a-:</text:p>
      <text:p text:style-name="P1">4. Wer nun fich":felbst«etniedrigFk»wie;diefes Kind, der ist der Grösste·im« eiche der Himmel« E.-ja, is-.«Is:« -« is <text:s text:c="2"/>"-«I.5." Und wer) ein fdlchessKind in meinem Namen aufnimmt, der niüimt«mich -aufs«-« a <text:s text:c="2"/>« : »-C.-s40,;—-1).-: ..P. O-·-91:»MX1tr«. 9,.42-—4-8.I <text:s/>Il.</text:p>
      <text:p text:style-name="P1">6. Wer aber einen.diefer Kleinen, die an "mi"ch lauben, ärgert, <text:soft-page-break/>dem wäre»beffer, dass -ein’»ES?Ühlfti?in«"alsj feine-n Hals gehängt, und "er77i"n-die Tiefe'"d«es-Meeres versenkt <text:s/>««Luc."4·7V,9«2.»" <text:s text:c="2"/>« « · «« . J; <text:s/>« Wehe « »der Welt· d·er»« ,Ae"«rg«er11i«sse —' halben! Denn es ist z11I«’a"p nothw«end»iF,« ,dåE die Aek»"gem«iffe k«otill»1»T«el«1,«»a«her-«wehe d in! egichsU;.putxI) we!-ch«sWs Ae!gel«,s1Ess ;koi1«i:1:t" ! <text:s/>s « »« z» Luc. i7,«4; »4.»Cor; «, j19.«» «««8". Wenn »-abey·""d·eine Hand oder «-»dei»n· F·1;ss dich ärgert,»foEhäuexe ab t1ndJwir»·» «sie«yo«n dir! Es ist disk«-Ib et,.d"ass du Ia« ·»oT5e·r als ein "Kj»-;jpp«el ins das Lebelxeinge «e «« ais dass du-zwei -Hiijide;pde-J3kyei Fqssk! Eis « und in das e«1vigesFeu"erTgewo»rJfex «»i»i;·ex3d)e « .</text:p>
      <text:p text:style-name="P1">9. Und wenn-dein—s52luge«dich särgert;Tio .reifss-’.es aus« und wirf es von«djt! Es ift·d15: -be fee, dassTdu einäugjZ1-in »das L"eben«eingehegt, a·l«s dass du zwei ugen«habeft-und-iri dasöll1fche Feuer-geworfen werdef’t.-C.-3,29.</text:p>
      <text:p text:style-name="P1">10.» Sehet zu; dass ihr keinen«"diefe: Kleinen de-ra»chtet! Dennich «fcäge «el"ich, Fee Engel im Himmelfchauen "a ezeitEdas» ng»esicht meines«himml«ilfchen Vaters. <text:s/>-« <text:s text:c="2"/>. : » s.«34, .s.se-«v. «, ««I.j -I1.Denn d.er.;Soshns-des. enschensiift gekomme"n,.das Verlorne feligE1k machen«» <text:s/>-, ·:LU(«;49, so. «I.· iM.«(«, :I»E.««z· ;2. Was dünkt euch? Wenn.ejn <text:s/>h,11Udsxt .Sch(1ie«katund fees-;perir-It, I. Wes ALLE ihnen, ässt er nicht die neun nznd ne«unzig»auf den Bergen, und geht nnd sucht d(1s Vc«klk17te? Luc. is, 4 2c. Cz. 34, «.</text:p>
      <text:p text:style-name="P1">42.</text:p>
      <text:p text:style-name="P1">13. Und weni13es sich begibt, dass er es ftUdet, wahrlich,.-1ch sage euch, er freut si«ch über dasselbe mehr als über die neun und neunzig, die nicht penrrt waren. ·</text:p>
      <text:p text:style-name="P1">14. Also ist Ees«anch« ni"cht»der. Wille«e,uer.s hi1nmlischen Vaters, dass einer dieser Kleinen ve«tloren"gel;e".« , »» <text:s/>« , » ,;!II-III. ZI3es4I!.I-II«-Ia. dsEUs;BFI!f«V;-Diese ! <text:s/>ixg«..«oi <text:s text:c="2"/>Un. e.le.L1 <text:s/>I.-It Fee.-IchssI »Heihn. TM-» Ase-I er. «au .sd1ch; ho«re»n.w1rd, so haft dn.den,t»ezF Bruder «gewon«ne,n-. ».-x.Mos.« «J9.» «. .Gai; es, , 1·"6. Wenn er aber nicht auf dich hören Jp1rf),«·«fk;),»:J;mm;zno einen oder ,zwe;)Æ dir, auf da »der« ganze» a»n·d»el»auifs-,d»em · m»d9 pp« im-! Oder Drei. s;xgel1.·b,M1he-Jph-«8-e7— »1k7.Hört; ex,-aber. :diefelbe»n 11icht, , so -sc-He es dex«Geme»m«de.-s.«Wenn;e·r »aber« au»ch die Gemeinde»-.m»chi hört, »so f»el»er dir wie ein Heide und»e·u»1.Z’o«llner. «.«4.. C-IF, Z» »F-«. es. » ;«· <text:s/>» ··</text:p>
      <text:p text:style-name="P1">2.,:·:h"css. 3,«e. 4zz.·sz;3.»», ISWshVIIch;»1chfO E eU«ch-« was 1h1«M13 n«ler binden werdet auf«Erd«e»n, das w1rd"gebnnde;1» fein ,i1,n«Him"mel»; und was i»hr· <text:s/>mei·?«li’)«f»en werdet..auf Erden, da«-S wird gez Löst« fein« im ,Hitnt«nel. Eies,</text:p>
      <text:p text:style-name="P1">49. J-h.30,2:«1,. «-1;9?« ,-III;-iF"s«;j«sssIgz"e ix1).ss3sch-W» exIe"sc.a-wes ·auf·Erde·1J zu al«,1j,11;i,»el1ftkn1;11lel1«-,1«»I»9erden, nur its«-1s«Td« M-«STchs· se Wiss-is.-I:-Z» es. ihnen zu T ell«werd«e"n von meinem cit»ex, der in den »i1nn»leln i»ft.» Man. «, 24-·. »j" "20." Denn «wI)""zw·ei oder «dx;e«i. in-.me·inje·1R Namen« versT«II1M.eI.t si.Ud-. döiHEltt 1ch Mitte » nistet <text:soft-page-break/>ihnen." ,,»C,,’»»z8·,, 20," L1»ic". —2?4»,· :Z6.» J » , ;1v.,:21,-Da W si;3»e.t-.ri;:«s, «zxi;. ihn Hund sprcxch;,:Herx;-wie:9 ,;7;!!x. xch.x1.sEIx1EI"s! VIIIde«r,«dejJ wider"·rnich iri1»d1gt,» pje·pgeBen? Bis auf ji(-I»el1.111csl«I«" -.s.i:i-H!-««-;"«7,-« 3Tk"4 C <text:s text:c="2"/>«; -. <text:s/>.Fes"1«1.s8.ct.ntwprt;ete,i,k)m«; Seh· fage«,?;x.t, nichiZ is aJufsiebenmal,««sondern bis auf fiebei1zigmq,I»sieben·,.sp, , « » <text:s/>»( »;,s «2;z» .Dgx;um»ist »das. Reikk)»d·ex;,,Himm.el glelch einem Könige, der mit,-seinen -Knech-» t«en».x,echn.en-wollte. , » » » . ;»4;2«-j-; Un«d;Ials er anfkengJ»szn r5chnen,-:«o,ard "e"in;ex v,ox ih1»xg·eb·xacht,.,der·zvar zehntausend TSl«7Yks.ichU1d1g» <text:s text:c="2"/>. «;-. <text:s text:c="2"/>—</text:p>
      <text:p text:style-name="P1">25. Da er»aher«, nicht« ;Heza,1klen Xotp«1:tebeE:1hl fei;1»Herr, dass.«er.m1d ein Welb Und » in«e-,K1x1-der; m1d-aXle.s« was—-er. NR, VIEkauft,—und» o·,bezahl:t-werde.;I« <text:s/>«-"i:-z.««. ge. Da. kel.k-F; Kkxec»ht pox-ihrs ·k1sed;«J-r und; ,fprach: . Her , .Habc.Ge.d1?.lI? «. U1.It WITund kk,.wk1I.»«1;1r;J«-7txIe,S·;ie7,ahl.e««u-, , » ;</text:p>
      <text:p text:style-name="P1">27. « Da« exbax-mk·e " sick).-»»der».-Hm. ;-Preises Knechte»s x;1;d»ggb ih»n.«lz:dtg ; und .erlless 1 m die«SchUxD-«««-;i:2; -» <text:s/>" . " <text:s/>:,2.8· 1Alsik«x«1"2.-.-E?-«.xic.I.ls,s KxIscht -himu...sgxIxg»: fand · er« einen seiner M1tknechte,;zPtzr·.!pftx» ihm h·1::x.;-ex-; ?Ffennkge schuld:V den,e,xg7qff ex» ask e»« n:und sprach:. .e.z,ahle-« mirwci5T72Itxi«i:!3x;CVTg bist« » . « <text:s/>« <text:s/>·29«.«Sei·t1s".«Mixkne"chx nun« fiel ihn.i zu Fü <text:s text:c="2"/>Cqp.18.19. -St. Marthen; «Cap.19.. «23 ssen und bat ihn, sprechend: Habe Geduld mit mir, und ich will dir Alles bezahlen. 3O. Er aber wollte nicht, sondern gierig hin, und warf ihn in das Gefängniss, bis er bezcåhlt hätte, was er schuldig war. «</text:p>
      <text:p text:style-name="P1">31. ls aber seine Mitkneihte sahen, was geschehen war, wurden sie sehr betrübt, amen und hkerichteten ihrem Herrn alles, was vorgesa en war. -</text:p>
      <text:p text:style-name="P1">32. Da forderte fein Herr ihn vor sich und s33rach zu ihm: Du b’oser Knecht! Alle sen; «ZYc"h1ild habe ich dir erlassen, weil du un ) ate«t« <text:s/>solliest »denn nicht auch du dich über deinen Mitknecht erbarinen,« wie ich mich über dich erbarmt habe? Ja« 2, is.</text:p>
      <text:p text:style-name="P1">34. Und der Herr i«iberlieferte ihn er iirnt den Peinigern, bis er alles bezahlt hätte, was er ihm schuldig war. C. Ei,</text:p>
      <text:p text:style-name="P1">25.</text:p>
      <text:p text:style-name="P1">26.J</text:p>
      <text:p text:style-name="P1">35. Also wird auch mein l)iinnilifcher Vater euch thun, wenn ihr nicht Jeder seinem Bruder von Herzen6di4e»FFJhler hFrZebl)et» J. , O. are. , ":c.</text:p>
      <text:h text:style-name="Heading_20_2" text:outline-level="2">Cap. XIX.</text:h>
      <text:p text:style-name="P1">I » I. Jesus redet über Ehescheidung und Ehestand, l—l2; ll. segnet die Kinder. -13—-l5. 1lI. Der reichtJüngling. l6——22. lV. Untercedung über den Ncichthum. 23—30. V. 4—i2; Man. to, «-</text:p>
      <text:p text:style-name="P1">42. I.</text:p>
      <text:p text:style-name="P1">1. Und als Jesus diese Reden vollender hatte, zog er alis Galiläa <text:soft-page-break/>hinweg, und kam in die Grenzen des jiidischen Landes, jenseits des Jordans.</text:p>
      <text:p text:style-name="P1">2. Und es folgte ihm viel Volk nach,,und er heilte sie daselbst. . · Z. Da traten die Pharisäer u ihm, versuchten ihn und sprachen: Jst es erlaubt, dass sich ein Mann von seinem Weibe um einer jeden Ursache willen scheide?</text:p>
      <text:p text:style-name="P1">4. Er aber antwortete und sprach zu ihnen: Habet ihr nicht gelesen, dass der Schöpfer im Anfange sie Mann und Weib geschaffen hat, «. Mk-f. «,</text:p>
      <text:p text:style-name="P1">27. E-,</text:p>
      <text:p text:style-name="P1">2. .</text:p>
      <text:p text:style-name="P1">5. und gesprochen: »Darum wird ein Mensch Vater und Mutter verlassen und seinem Weibe anhangen; und die Zwei werden Ein Leib sein?« O. M-s. 2,24. Epi,· H,</text:p>
      <text:p text:style-name="P1">34.</text:p>
      <text:p text:style-name="P1">6. So sind sie nun nicht mehr Zwei, sondern Ein Leib. Darum was Gott zusammengefügt hat, das soll der Mensch nicht scheiden. i. Eos. 7, -to.</text:p>
      <text:p text:style-name="P1">7. Das rathen sie zu ihm: Warum hat denn Mosis befohlen einen Scheidebrief zu geben, und sich von» ihr zu scheiden ?.C.5,3i.</text:p>
      <text:p text:style-name="P1">8. Er sprach zu ihnen: Moses hat«-euch nach der Härte euers«Herzens erlaubt, dass ihr euch von euern,Weibern scheiden "1nb et; von Anfang aber ist es nicht-also gewesen«.</text:p>
      <text:p text:style-name="P1">9. Ich sage euch aber: Wer sich von seinem Weibe-scheidet, es sei denn.um Hurerei willen, und eine andere zur Ehe nimmt, der bricht die Ehe; und wer eine Ab es chiedene zur Ehe nimmt, der bricht die Ehe. 10 Seine Jiinger ss::r«e«TlseF·u«Li«lsin««6Tl«3Tnu die Sache eines Mannes nsi"t dem Weibe also -steht, so ist es nicht gut, zur Ehe zu schreiten.</text:p>
      <text:p text:style-name="P1">4.Cok. 7, «. " -. »</text:p>
      <text:p text:style-name="P1">11. Er aber sprach zu ihnen: Nicht alle fassen dieses Wort, sondern nurd’ie, denen es gegeben ist. -I. C:-k..7,i2. "7. i«7,</text:p>
      <text:p text:style-name="P1">12. Denn es sind Verschnittene, die von Mutterleib also geboren sind; und es sind Verschnittene, die von den Menschen verschnitten worden; und es find Verfchnittene, die sich selbst verschnitten«haben um des Reiches der.Hir«iini«el willen, Wer es"fasfen mag, der fasse es. i. Cok.,7,·26. 3—2 sc. V. i3—i5: Man. 40, is—-is. Las. is, i3—i7. II.</text:p>
      <text:p text:style-name="P1">13. Da wurdeu»Kinder zu ihm gebracht, dass er die Hände auf sie lege und bete. Die J-"i’inger aber beschatten sie.</text:p>
      <text:p text:style-name="P1">14. Aber Jesus sprach zu ihnen: Lasset die Kinder, und wehret ihnen nich; zu mir zu kommen; denn solcher ist das eich der Himmel. C. is, Z.</text:p>
      <text:p text:style-name="P1">15. Und nachdem er ihnen die Hände aufgelegt, zog er von dannen. « V. 46——22: Mark. to, i7—22. Luc. is, i8—23. III.</text:p>
      <text:p text:style-name="P1">16. Und siehe, Einer trat herzu uiid sagte zu ihm: Gnter Meister, was muss ich Gutes thun, dass ich das ewige Leben erlange? Las. i0,</text:p>
      <text:p text:style-name="P1">25. ·</text:p>
      <text:p text:style-name="P1">17. Er aber sprach zu i3;n: Warum heissest du mich gut? Es ist iemand gut als nur Einer, Gott. Willst du.aber in das Leben eingehen, so halte die Gebote. ne. 4(), 26—2s. Gal. Z, l2.</text:p>
      <text:p text:style-name="P1"><text:soft-page-break/>24.</text:p>
      <text:p text:style-name="P1">18. Er spricht zu ihm: Welche? Jesus antwortet: Das: Dusollst nicht tbdteu! Du sollst« nicht ?Pebrechen! Du sollst nicht fehlen! Du so st nicht falsches Zeugniss agen!</text:p>
      <text:p text:style-name="P1">2. Mos. 2o, « te. -</text:p>
      <text:p text:style-name="P1">19. Ehre deinen Vater und deine Mutter! und»: Du sollst deinen Nächsten lieben wie dich felbst!: C. 2-2, s9..3. M-s. 49,</text:p>
      <text:p text:style-name="P1">48.</text:p>
      <text:p text:style-name="P1">20. Der Jüngling spricht zu ihm: Die fes alles habe ich von meiner Jugend an gehalten; was mangelt mir noch? —21. Jesus sprach «u ihm: Willstdu vollkommen sein, so gehe h2iln, verkaufe, was du hast, und gib es den» atmen, so wirst du <text:s text:c="3"/>24 Cap.</text:p>
      <text:p text:style-name="P1">19.</text:p>
      <text:p text:style-name="P1">20. Das Evangelium Cap.</text:p>
      <text:p text:style-name="P1">20. einen Schuh im Himmel haben ; und komm’, folge mir nach· C. Z, is. iz,2o. Laus, aus«.</text:p>
      <text:p text:style-name="P1">22. Als aber der Jüngling das Wort g’i3rte, gien8,er betrübt hinweg; denn er atte viele üter. B. 2Z——Z0: Mars. -to, As—-St. Lin. is, W-—-so. lV.</text:p>
      <text:p text:style-name="P1">23. Da sprach Jesus zu seinen Jüngern: Wahrlich, ick;Ksage euch, ein Reicher wird schwer in das eich der Himmel eine gehen. i. Tini. is, g.</text:p>
      <text:p text:style-name="P1">24. Und wiederum sage ich euch, es ist leichter, dass ein Kameel durch ein Rade Nr eingehe, als dass ein Reicher in das eich Gottes eingehe. C· is, 22,</text:p>
      <text:p text:style-name="P1">25. Als das seine Jünger hörten, entsetzten sie sich se rund sprachen: Wer kann denn selig werden ?</text:p>
      <text:p text:style-name="P1">26. Je us aber sa sie an und prach u ihnen: Dei den Piensche.n ist dieses uiimöglich; aber bei Gott sind alle Dinge möglich. Lin. i,</text:p>
      <text:p text:style-name="P1">37.</text:p>
      <text:p text:style-name="P1">27. Da hob Petrus an und sprach zu ihm: Siehe, wir haben Alles verlassen und sind dir nachgefolgt; was wird denn uns dafür werden. C, 4, 20»</text:p>
      <text:p text:style-name="P1">28. Und Jesus sprach zu ihnen: Wahrlich, ich sage euch, ihr, die ihr mir nachgefolgt seid, werdet in der Wiedergeburt, wann der Sohn des Menschen auf dem Throne seiner Herrlichkeit sitzen wird, auch auf zwölf Thronen sitzen und die zwölf Stämme Jsraels richten. Las. A, ou is. · Oss. Z, A· -I. Cor. S,</text:p>
      <text:p text:style-name="P1">2.</text:p>
      <text:p text:style-name="P1">29. Und ein Jeder, der da Häuser oder Brüder oder Schwestern oder Vater oder Mutter oder Weib oder Kinder oder Aecker um meines Namens willen verlassen hat, der wird es hundertfältig empfangen, nnd das ewige Leben erben.</text:p>
      <text:p text:style-name="P1">30. Aber viele der Ersten werden die Letzten sein, und die Letzteii die Ersten. C. To, is. Luc. is, so.</text:p>
      <text:h text:style-name="Heading_20_2" text:outline-level="2">Cap. XX.</text:h>
      <text:p text:style-name="P1">IDie Arbeiter im Weinberge. 4—-is. l1, Ankündigung der Leiden. 17—t9. lll. Die Mutter der Söhne des Zebedäus. 20«—28. IV. Heilung zweier Blinden. «l9—Zt I.</text:p>
      <text:p text:style-name="P1"><text:soft-page-break/>1. Denn das Reich der Himmel ist gleich einein Hausvater, welcher am Morgen früh ausgieng, Arbeiter in seinen Weinerg zu dingen. C. Si, as.</text:p>
      <text:p text:style-name="P1">2. Und nachdem er mit den Arbeitern übereingelommen um einen Pfennig für den Tag, sandte er sie in seinen Weinberg. Z. Und als er um die dritte Stunde ausieng, sah er Andere am Markte mässig fis:--«, -</text:p>
      <text:p text:style-name="P1">4. und sprach auch u diesen: Gehet ihr in den Weinberg, und was rechtmisl: will ich euch geben.</text:p>
      <text:p text:style-name="P1">5. Und sie giengen hin. Wiederum gieng er aus um die sechste und neunte Stunde, und that ebenso.</text:p>
      <text:p text:style-name="P1">6. Und als er um die eilste Stunde ausgieng, fand er andere steFen, und sprach zu ihnen: »Warum stehet i r hier den ganzen Tag m·ussig ? · ·</text:p>
      <text:p text:style-name="P1">7. Sie sprachen X: ihm; Es hat uns Niemand gedungen. r pricht zu ihnen: Gehet auch ihr in den» Weinberg, und was recht ist, das werdet ihr empfangen.</text:p>
      <text:p text:style-name="P1">8. Da es ·nun Abend war, g)rach der Herr des Weinberges zu seinem chafsner: use die Arbeiter, und bezahle ihnen den Lohn» also dass du von den letzten anfangest bis zu den Ersten. » · ·</text:p>
      <text:p text:style-name="P1">9. Und es kamen die, welche um die eilfte Stunde gedungen»worden, und elnpfiengen jeder einen Pfennig. ·</text:p>
      <text:p text:style-name="P1">10. Als aber die Ersten kamen, meinten sie, sie würden» mehr en·ipfansg;e»n; da empfiengen auch f3e Jeder einen sennig.</text:p>
      <text:p text:style-name="P1">11. Und als sie ihn empfangen, muri-cten sie wider den Hausvater un? sprachei; : . « S iic to, ei«-.</text:p>
      <text:p text:style-name="P1">12. Diese Lei;«-ten haben nur Eine Stunde gearbeitet, und du Last sie uns gleich emacht, die wir die ast und Hitze-des Zages getragen haben.</text:p>
      <text:p text:style-name="P1">13. Er aber antwortete und sprach zu einem unter ihnen: Freund, ich thue dir nicht Unrecht. Bist du nicht um einen Pfennig mit mir übereingekoinmcn?</text:p>
      <text:p text:style-name="P1">14. Nimm das Deine, und gehe hin. Ich will aber diesem Letzten so viel geben als dir.</text:p>
      <text:p text:style-name="P1">15. Habe ich nicht Macht mit dem·Meineu zu thun, was ich will? Oder ist dein Auge neidisch, dass ich gütig bin ? 9iiFm.g, ei te.</text:p>
      <text:p text:style-name="P1">16. Also werden die Leisten die Ersten sein, und die Ersten die Leisten. Denn Viele sind berufen, aber Wenige auserwählt. C. i9, so. ei, «. V. 17-49: Man. W, Z? sit-. Luc. is, Zi—34. II.</text:p>
      <text:p text:style-name="P1">17. Und als Jesus hinauszog gen Jerusalem, nahm er feine zniblf Jiinger auf dem Wege beiseite, und sprach zu i neu: h18. Siehe, wir ziehen hinauf en Jerusalem; und «d·er Sohn des Mensihen wird den Hohenpriestern und Schriftgelehr·ten überantwortet werden, und sie werden ihn zum Tode verurtheilen, C. is, 2si. <text:s text:c="3"/>Cap.</text:p>
      <text:p text:style-name="P1">20. St. Matthäi. Cap.</text:p>
      <text:p text:style-name="P1">20. A. 25</text:p>
      <text:p text:style-name="P1">19. und werden ihn den Heiden iiherantworten, ihn zu verspotten, undzu geisseln, :md zu kreuzigen; und am dritten Tage wird er wieder auferstehen. C. -7, D ». B. Do-Iss: Mart. Ob, 35—45. lll.</text:p>
      <text:p text:style-name="P1">20. Da trat die Mutter der Söhne des ebedäus mit ihren Söhnen zu ihm, siel i m zu Füssen und bat etwas voni m. C. so,</text:p>
      <text:p text:style-name="P1">2.</text:p>
      <text:p text:style-name="P1"><text:soft-page-break/>21. Er sprach zu ihr: Was willst du? Sie sagt zu ihm: SlzIrich, dass diese meine zwei Söhne sitzen so· en einer dir zur Rechten, und einer iir Linken in deinem Reiche.</text:p>
      <text:p text:style-name="P1">22. Aber Jefzus antwortete und sprach: Ihr wisset nicht, was ihr bittet. Vermöget ihr den Kelch zu trinken, den ich trin en werde, und getauft zu werden mit der Taufe, womit ich getauft werde ? Sie sprechen zu ihm: Wir vermögen es. C. se, se. Laus, so.</text:p>
      <text:p text:style-name="P1">23. Und er spricht zu ihnen: Jhr werdet zwar meinen Kelch trinken, und werdet getauft werden mit der Taufe, womit ich getauft werde; aber das Sitzen u meiner Nechten und zu meiner Linken steht nicht bei mir, Andern zu geben als denen, welchen es von nieinemVater bereitet ist. C ,25,:-it,</text:p>
      <text:p text:style-name="P1">24. Und als es die Zehn gehört, wurden sie über die Zwei Brüder entrüstet.</text:p>
      <text:p text:style-name="P1">25. Aber esns rief sie herzu und sprach: Ihr wisset, dass die Fürsten der Völker über sie herrschen, und die Grossen über sie Gewalt üben. Luc. S-, 25 «.</text:p>
      <text:p text:style-name="P1">26. Unter euch aber soll es nicht also fein, sondern wer will unter euch gross werden, der sei euer Diener; C. 23,«. (3)2Fxc39,sz?5· p . , .</text:p>
      <text:p text:style-name="P1">27. und wer will unter euch der Erste sein, der sei euer Knecht. PS. Gleichwie·der Sohn des Menschen mcht gekommen ist«, dass ihm jge·dienet werde, sondern dass er»dielie und ein Leben gebe zum Losegeld sur Viele. L« 22, 27· »;cs. es, io. te. i.T-m. -i, S. «.-Bei. i, is. is. B. 29—I-is: Mart. M, W-52. Luc-is, 35—43IV.</text:p>
      <text:p text:style-name="P1">29. Und als sie von Jericho auszogen, folgte ihm viel Boll·· nach. »</text:p>
      <text:p text:style-name="P1">30. Und siehe, zwei Blinde, die am Wege sassen, als sie hörten, dass Jesus vorüber gieng, schrieen und s rachen:· Erbarme dich unser, Herr, du Sohn Davids !· C. S,</text:p>
      <text:p text:style-name="P1">27.</text:p>
      <text:p text:style-name="P1">31. Aber das Volk besckzalt sie, dass sie schweigen follten. Sie a er schrieen noch mehr, und sprachen: Erbarme dich unser, Herr, du So n Davids; · » · .</text:p>
      <text:p text:style-name="P1">32. Und Je s Fand still, rief ihnen und ss;1åa;h: Was wo et ihr, dass ich euch thun</text:p>
      <text:p text:style-name="P1">33. Sie sagten zu ihm: Herr, dass unsere Augen geöffnet werden. «</text:p>
      <text:p text:style-name="P1">34. Da erbarmte sich Jesus ihrer und rührte ihre Augen an, nnd a obatd sahen ihrs) Augen wieder, und sie olgten ihm n .</text:p>
      <text:h text:style-name="Heading_20_2" text:outline-level="2">Cap. XX1.</text:h>
      <text:p text:style-name="P1"><text:s/>», <text:s/>" l. Jesu Einzug tu Jerusalem. «-«. il. Reinigung des Tempels. H-«. lll.Der vkidoitende Fcigenbauni. 48——22. W. Jesii Vo»llinacht.,2s——32. V« Gleichniss von den Weingäi-trIet·ii. ZU-—·56. » V. I «: Mart «, il-sc. Lust. -IS, I9«—38. J«-h. se. 42—48. . I·</text:p>
      <text:p text:style-name="P1">1. Und als sie JeruLsc;lem naheten und gen Bethphage an den lbei·g kamen, sandte Jesus zwei· Jüngers, · «</text:p>
      <text:p text:style-name="P1">2. und sprach zu ihnen: Gehet in den Flecken, der vor euch liegt, und alsobald werdet ihr eine Eselin angebunden finden, und ein Füllen bei ihr; die löset ab und führet sie zu mir. Z. Und so <text:soft-page-break/>Jemand euch etwas sagt, so sprechet: Der .lHerr bedarf ihrer; und er wird sie alsoba d wegführen assen."</text:p>
      <text:p text:style-name="P1">4. Dieses alles aber geschah, dass erfüllet würde, was geredet ist durch den Propheten, der da spricht:</text:p>
      <text:p text:style-name="P1">5. »Saget der Tochter Zion: Siehe, dein König ko1nmEsu dir sanftmiithig, und reitet auf einer selin, und auf einem Fällen des Lastthieres.« Zqch. g«</text:p>
      <text:p text:style-name="P1">9. «-</text:p>
      <text:p text:style-name="P1">6. Die Jünger aber gen en <text:s/>und thaten, wie ihnen Jesus foglen e,</text:p>
      <text:p text:style-name="P1">7. und brachten· die Esel1ti und das FülIen, und legten ihre Kleider auf sie, und setzten ihn darauf. » »«</text:p>
      <text:p text:style-name="P1">8. Aber das meiste Volk breitete seine Kleider auf den Weg -aus; Andere hieben Zweige von den Bäumen und streuten«ste auf den Weg.</text:p>
      <text:p text:style-name="P1">2. nöu. Z, so. ·</text:p>
      <text:p text:style-name="P1">9. Und das Volk, das vor-ingieng und das nachfolgte, schrie und srzraih: Ho anua dem Sohne Davids! Gepriesen sei, der da kommt im Namen des Herrn! Hosannain den Höhen! Pf. «8, es. -S -</text:p>
      <text:p text:style-name="P1">10. Und als er·in Jerusalem entzog, kam die ganze ·Stadt in Bewegung und» sprach: Wer i«sEdieser? · · «</text:p>
      <text:p text:style-name="P1">11. as Volk aber ;ggte: Dieser ist» Jesus, der P-rophet von azarethin Galiläa.« CI, NIch. «W· V. i2——i7: Mem. «, is—-i7« Las. IS; Co-Cis. il.</text:p>
      <text:p text:style-name="P1">12. Und Jesus giengin den«Te«knBE! Gottes hinein, und trieb alle, die im empel verkauft-in und sanften, hinaus, und stiess die Tische der Wechstei« um, <text:s text:c="3"/>As «Eap.</text:p>
      <text:p text:style-name="P1">21. » Das, Evangelium .Eap.</text:p>
      <text:p text:style-name="P1">21. unt;-die Stuhle»-derer, welche die.Tauben V u en. » <text:s/>«"h..2, «« . 1«knd e-L-åsp·raci) zu ihnen? »Es.stehi«geschrieben»,: <text:s/>« ein-Ins wirdem »Bethaus heissen·!b«! Ihr ag)er— bet daraus emeMördergru e genia t. » s. se,</text:p>
      <text:p text:style-name="P1">7. -« , 7, «»</text:p>
      <text:p text:style-name="P1">14. Und es. kamen«zu ihm« Blinde und Lahme im TempF«1, und» er heilte sie. ·</text:p>
      <text:p text:style-name="P1">15. Als »aber« le«zZ3he·1Iprlester und die SchriftgF·l«ehr«ten die under sahen, die er s3at,»y«1"1, . djefK"inåer h?setsn, die im Enkel rioe»n·u;nd«.«h·rsa" en: oanna dem » o ne Da;ids! 2·—wul;dens» sie entrüstet und sagten zur m: « . " L6·.I-Hörst du,—-was diese sageu?» Jesus al·)er.sprachzu ihnen: Ia! Habt Ihr noch nie gelesen: »Aus dem Munde der UnmüUdtgen und Söi.uglinge hast du ein Lob bereitet?« Pf. 8, Z.</text:p>
      <text:p text:style-name="P1">17. Und er -ver-liess sie, -gieng zur Stadt « hinaus nach Bethanien und übernachtete daselbst·. Mark. «, «.</text:p>
      <text:p text:style-name="P1">49. njV.14å;s—.-Z; ;)Jlakcbt«,d4;——Es)F. 2o—?.w» . -«. «·a atra ere corgen ieder in die.Stadt gieng, hun erte ihn.</text:p>
      <text:p text:style-name="P1">1.9. Und als ereinen FFigenbaum aln Wege fah-« gie.ng.er zu demsel en, und fand nichts daran a s»Laub». Da sprach er »zn «-M :;n.« 1gel. n a o a 3’kåLtxN"3s;-w?«YiEw«-«; Z« x?"iI«is M? v.erdorrete-der« Feigenbanm". :</text:p>
      <text:p text:style-name="P1">20. Und als« die ·Jiinger.»es sahen, — verwunderten,-fie.«si,ch und sprachen: Wie ist der,Få«iTg.enban1nalsobald verdorret! — .21. ; l7,er-Jesus antwortete .nnd«sprach. u g1ken"Wk;1hl::lsel)"; adch -s»cäg?: euchf: l;L93Fnn. ihr all c11 A B U11 U! )·zWcic , <text:soft-page-break/>ZWEIdet-,1"hr nicht nur thun, was da dem Feigenbaums widerfahren ist, sondern auch, wenn ihr .-zu diesem»Ve-rge saget: sehe dich von hinnes1cs; sind wi-rs dich ins ieer! so wird es e e en. C. (7, ro. . 2F. Und«alIes,. was i r im Gebete bitten werdet, -wenn «ihr.glauhet, werdet ihr emWangen; iC..7,</text:p>
      <text:p text:style-name="P1">7. -8, to. e :i3v23;F7:UM;kc.l;4. 977-ges Lu?.ZI0, «k—8. <text:s/>». n a er ein« en s empe geko»mm";n,« traten; die Hohenpriester und die AelteFen des Volkes zu ihm, während er lehrte, WITH «iPVachen: Aus welcher Macht thust du.-dceses,?und wer hat"»dir diese Macht S gegeben Ich. -«, as. 24Jesus -aber antwortete und sagte zu ihnen:-:Jch will-auch .-eine Frage an euch t3m;.s wenn ihr mir daraus antwortet, will«-au»ch <text:s/>en sagen, aus welcher Macht Ich dteses.t ne; " » -</text:p>
      <text:p text:style-name="P1">25. Woher« war die Taufe« des Johannes?«vom Himmel oder-von den Menschen? Aber sie bedachten sich bei sich,«felbst und prachen: Wenn wir sagen: Vom Himmels, o wird er uns fragen: Warum habet ihr ihm denn nicht geg aubt ? tue. Z, Z. 7, so.</text:p>
      <text:p text:style-name="P1">26. Wenn wir-aber«sagen: Von den Menschen, so 1ni"1ssen wir das Volk sürclten, denn alle halten Johannes für einen Histopheten. C. 44, S. « «</text:p>
      <text:p text:style-name="P1">27. Und sie antworteten Jesu nnd sprachen: Wir wissen es nicht. Da sprach er zu ihnen: So sage ich euch auch nicht, aus welcher Macht ich dieses thue.</text:p>
      <text:p text:style-name="P1">28. Was dünkt euch aber? Es hatte ein Mann zwei Söhne. Und er trat zu dem ersten hin und sprach: Sohn, gehe hin, arbeite heut in meinem Weinberge. </text:p>
      <text:p text:style-name="P1">29. Der aber antwortete und sprach: Jch will nicht: Hernach aber reute es ihn, und er gierig hin. «</text:p>
      <text:p text:style-name="P1">30. Und er trat zu dem andern hin und sagte das Gleiche. Dieser antwortete und sprach: Ja, Herr! und giseng nicht. 31, Welcher von diesen beiden hat den Willen des Vaters gethan? Sie sprachen zu ihm: Der erste. Da spricht Jesus zu ihnen: Wahrlich, ich sage euch, die 3öllner nnd die Huren kommen vor -euch in das Reich Gottes. Luc. Z, 42«. is, it.</text:p>
      <text:p text:style-name="P1">32. Denn Johannes ist u euch gekommen mit der Lehre der Gerehtigkeit, und ihr « laubtet ihm nicht. ,Die; Zöllner und die, Euren aber glaubten ih1n-; und da ihr es sahet, reuete es euch doch nachher nicht, so dass ihr ihm geglaubt hättet. E»3,1,k» B. 33—46: Max-c. H, 4—42. Luc. 20, 9—49. V.</text:p>
      <text:p text:style-name="P1">33. Hör-et ein anderes Gleichnis3 :«C’s war ein Hausvater, der einen Weingarten pflanzte, und einen Zaun um de«nselben·zog, und eine Kelter darin grub, «u·nd»ecnen Thurm baute, und ihn an Wetngartner verlieh, und dann ausser Land Log. » Jes, Z; « 2c.«»·.)er. 2,’2l.</text:p>
      <text:p text:style-name="P1">34. Als nun die Zeit der F·ell»chtF»U(1hC1Esandte er seine Knechtezu den Wemgartnern, um seine Früchte zu. empfangen. · , «-</text:p>
      <text:p text:style-name="P1">35. Und die Wemgärtne·r ergriffen seine Knechte und schlugenden einen, den«a.ndern tödteten sie, den dritten steungten siS· C.22,6. 3k3; Da saUdt«x:wleder andere Knechte, Ul:ehxsk-; als. zuvor; und« sie thaten ihnen e en o. .s -</text:p>
      <text:p text:style-name="P1">37. Zuletzt sandte er seinen Sohn zu ihnen nnd -sprach: Sie werden sich vor meinem Sohne. scheuen, H«-. «,</text:p>
      <text:p text:style-name="P1"><text:soft-page-break/>4. D. c</text:p>
      <text:p text:style-name="P1">38. Die Weing"artner aber, als sie den <text:s text:c="3"/>»:-Ca«p.;; 21,. —22. »(-Z-t«. .M·atthäi. ; »(fsap., <text:s/>2«i-k Sohn ,sahe«n,,s»prachen unt»er;eiugnde·r : »Diese«r» ist» der«,Erbe. Kommt, lasst -Uns ihn todteU.x1,11Vs·k1?«" E7bgUäs«bZEa«18«m1s!«6i;: 2»«7« ««23 « E-is,</text:p>
      <text:p text:style-name="P1">11.ndisies3«h:ixeis i Zu ; :i"se, cis. II-Ei 3iim Weingarten h»»sn«a"1,is , xinksI· stzLteHe«J;1 <text:s/>» ., .-..» -»-. -—-. et. ,· ·. -«i40· Wenn nun <text:s/>Hevt«’oes"Z8eingarte?nF k;mm9t·,: was wird in«»«diesen Weingartnertx t un . </text:p>
      <text:p text:style-name="P1">41.iSie sprachen: u-ihm: »Er wird«7d’ie -1Iebelthät-aVübelum1Zzvitsgen, und den Weinsga"rien -andelcn3Weinzjärtnern ver»let«hen,-die <text:s/>« »« ;« 1:: .«’B"T3s2IL"2Z»t3,Lsp»å"FHTLT?«’«i33Tk«’kk;’i noch nie in den Schriften gelesen:-,;tDr·!r" Stein, den-die «Bcmleute verworfen haben, per ists zn1n»Eckste.in. gewo;cden» Vom Herm ist es.geschehen, und: es! ist« .-w!-md"erb4ri an unsern Augen?« Pf. 1i8,</text:p>
      <text:p text:style-name="P1">22.</text:p>
      <text:p text:style-name="P1">23.foi3«8—-44,«ssii: «"e . , .</text:p>
      <text:p text:style-name="P1">43. Darum sage ich euch: DaZReich Gottes wird vo1i»ench, genonimen und einem kZolkJ»e gegeben ·w»el»cden," das dessen, Früchte ringt; J «. sei, "-L.s,", . -» <text:s/>; 4·4z «iUn»13pwex ax"«ifd«diesen Stein fällt, der j;3’ird"’;ersi5s)..-;;Iet ix)sex en««; ans j»velcjhel"1 er aber WTM -«E"is32»’I’i«I«’W«,L 2 3-L-s«;««s., <text:s/>·. «« si.« cklMdie Hohe·np·riefter und Pharisäer seine Gleichnisse« gehdrt,merkten te, dass er d.onihnen wde!t«e. » <text:s/>«;46. Und sti-s-suchten ihn zu -Preisen, aber site fürchteten das»HiVolk,«wei· es-ihn sitt einen.Propheten hle"lt.« «Lqc.«7, is. <text:s text:c="2"/>L— III. <text:s/>« Ecke;-.XXIl—»t. ; <text:s text:c="3"/>1,!cxzriichpissnnd-k;i«G.ikim»i3i2.si-». ii.»Fk-«g«2 1-"ve«gm«""ber Kdpfsieuei«. 45-W; "11l.swi-«gen der» Auferstehung, 23—L-Z».3; IV. wegen des vorn(-k):inst·s2«i Gefetze"e,734-—«4o ;— und T. i-oeiTen Sohn G'-hkisms? «-AS. -I; 1—."Und Jesus hol;-cin3t1nd-redet,e»t"1»I"eiter zu ihneninsG·leichnissjmsznnd sprach : C.»i3, Z. »-2. Das Reich diItsHimmel«ist gl-"eich einem König, den feinem Sohne H-iLchze:T»jnncht»e». , « , uc ,i16.2c. «.</text:p>
      <text:p text:style-name="P1">3. Und er sandte seine, Knechte-aus,-die GeliJ:denen zur Hoehze,it.zu»xufen; aber«sie wollten n,kht-kommen.-,:s : «: » . » .</text:p>
      <text:p text:style-name="P1">4. Da sandte er n;och, ’einmal,;andere Knechte, und sprach :» Saget-:den «Geladenen-:.»(ZTEk2e»1Zhab.e meine —M.a3;Feit -be-. reitet; meine. ,chsen»und«-,da.s ,cistoieh sind gesch-.k1chtex;:itnd allesist bmieit.;««.»kon1t,net zui;»Hochzei»t»! -. » s , </text:p>
      <text:p text:style-name="P1">5. Sie ahe»chteten dessen nicht, sondern gis-Use« -d,-H:-.e»1i1-. gut seinen Acker«-der.ssmZ28X7kz11 s5W1II:«GsW8tbOi <text:s text:c="2"/>T; -;(ådi-S ,-üH1Eig·s.x1ic«li.srexgrii-se-II.seine Kuechtex« misshandelten und tödteten sie. C.2-t,35.-Z6.—</text:p>
      <text:p text:style-name="P1">7.AXs.-aber, der »-K.öu· dieses gehörtw.(Ird cx..»8rzüN1F·; kennte-«seäUe Heere sittsg?icl«zTe »diese Morde: -um »-und zundete ihre a an5·i)«".;9,,,s6; » » « «8.i "D·ci-shracksyer zu <text:soft-page-break/>seinen Knechten: Die Hochzeit it zw;i-r h;)reitet ;k;abers die Gekodenen-waren e. ni tIwert . -Ase; is, is» .9.· Dauim.gehet hinan die·Scheidewe c der-««5·;rahJ;el;J,ø«kulld«bernfet zur Hoch«zeit, so oieei r m . « » « -</text:p>
      <text:p text:style-name="P1">1.0. Und die Knechte giengen hinaus"anf dieStrassen, und hrachtensz«usan1men, so viek«eh,«-s«le sanden,·Fosesu(gd ks)u"te, nnd »-di-t Ho zeit ward do vonä ten.« « » « 11 . Als nun der K’onighineingegan en war, die Gäste zu besehen, sah er daselbst einen M«euschen, der 1iicht mit einem hochzeitlichen Kleid angethan war, Jcs.si ,io."Eph.·4«,22«—2k. «</text:p>
      <text:p text:style-name="P1">12.«und sprach zu" ihm: Freund, zvie bist de; »h·exei1iReko·t1imen, undhast doch« kein hochz"elt leises« ’leid an? Er aber verstun1n1te. «"«1«3.« Da sp»rach derKi«Fni zu» den Dienern: Bindet ihm 1"1n«oF5ÜssS., und «nehnlet ihn i1n»d»,w«ei« e;·ihn hinaus tu die äusser»ste »Fii1ste»1«»n»1ss,;Dnselbst» n)ird sein Heulen und . e.nn iee »in rufen «a er» x;1jg«e,«ccuscrwåh1t. E. so, .«3. « i <text:s/>VI i5—22M«k«.,i2,.is-i7. Zur. 20, 2o»-sc. .II."15. Da gienen· die· Pharisäer nnd hiel;en Rath, wie sie ihn in der Nede»ver.M ten. » . s « « . " "16"· Und sie sandten zu ihm ihre Iü11ger sJYxmt, den· He,rodianeri1 und spr«»ache·n: ieiste"r, wir wissen, dass du wahrhaft bist-, und den Weg Gottes nach der Wahrheit lehrest, und dich »Um Niemand kümmerst; denn«·du stehst die Person des; Menschen ni tan. » »1äs.· Darum» sage,,«un;s,».was»idü11kt dich? Jst esL"erl»c»iubt,,,,den,iJ Kaiser» d.i,e·Steuer « zu geben, oII;t,1t».:ii»cht? .·J <text:s/>« <text:s/>»</text:p>
      <text:p text:style-name="P1">18. Als Aber Jesus ihre Bosheit merkte, ;spra er: .Was.ye.rsnchet ihr»t"nich, Ehr H-euIler»? <text:s/>V» « <text:s/>« « J <text:s/>å»9,·I;-Zei·get ;I1"1sir, die« Münze der « Steuer. i«e ·reichten ihm,einen" P,fe»n«n»i·g·«dar·. <text:s/>", · 20; U,nd««el«c»spiFicht äu ihn"e"n: We"sse·n "ist dasiBild»nnd die, Ue ersehnst? <text:s/>. -2I. ,.Ssie sprachen; u ihm: »Des:Kalsers. <text:s/>fpmcht erzu-i·Znen»:» So; Ehe! dem Kaiser, was des Kaisers JstUnd. » ott,:waZ G»ø,tte,s ist. euc.2s,2;.-s1Xöm-J33J7-. ·.</text:p>
      <text:p text:style-name="P1">22. Und als-«.s»ie das hörten, »verwun»dex <text:s text:c="2"/>As« Cap.</text:p>
      <text:p text:style-name="P1">22. Das Evangelium Cap.U.</text:p>
      <text:p text:style-name="P1">23. Zu sie sich, und sie liessen ihn und gierigen ««nwe«g. V. is-s3: Mart. G, tS—27. Lin. 20, 27—39. It-'l.</text:p>
      <text:p text:style-name="P1">23. An demselben Tage traten Seiddiieäer zu ihm; die da sage , es sei keine Auserstehung, und fragten ihnÅpss;iäeckgei;d:</text:p>
      <text:p text:style-name="P1">24. Meister! Moses hat gesaigt :· »So Iemand stirbt ohne Kinder, so so sein Bruder dessen Weib zur Ehe nehmen, und seinem Bruder Samen erwecken.« is. M-s. is, S.</text:p>
      <text:p text:style-name="P1">25. Nun waren bei uns sieben Brüder. Und der erste, uachdem er ein Weib genommen, starb; und weil er keinen Samen hatte, hinterliess er sein Weib seinem Bruder.</text:p>
      <text:p text:style-name="P1">26. Dessgleichen auch der andere und der dritte, bis aus den siebenten. TZ7».b Zuletzt, uach Allen, starb auch das ei . «</text:p>
      <text:p text:style-name="P1">28. In der Auferstehun» nun, wessen Weib von den sieben wird sie sein? Denn alle haben sie zum Weibe gehabt.</text:p>
      <text:p text:style-name="P1">29. Aber Jesus antwortete und sprach zu ihnen: Ihr irret, indem ihr weder die Schristen noch die Kraft Gottes kennet.</text:p>
      <text:p text:style-name="P1"><text:soft-page-break/>30. Denn in der Auferstehung nehmen sie nicht zur Ehe, und werden auch nicht ur Ehe gegeben , sondern sie sind wie die Engel Gottes im Himmel.</text:p>
      <text:p text:style-name="P1">31. Von der Auferstehung der Todten aber habet ihr nicht gelesen, was euch von Gott gesagt ist, der da sp"richt: D. M-»F. Z, s»</text:p>
      <text:p text:style-name="P1">32. »Jch bin der Gott Abrahams, und der Gott Jsaaks, und der Gott Jakobs ?« Gots ist n!i,cht ein Gott der Todten, sondern der e en i en.</text:p>
      <text:p text:style-name="P1">33. Und dga das Volk es hörte, erstaunten sie über seine Lehre. V. Z4—40: Maske. is, ·28-Si. IV.</text:p>
      <text:p text:style-name="P1">34. Als nun die Pharisäer hörten, :gss er de;1lFgi)sIi):i;»öi3rn den Mund gestopft, amm» i ; IT. und «eiuer·aus ihnen, ein Gesetzgelehr»ter, srcåg;e·ih»n, ihn zu ve»?uchen, u·nd prach : · 36G eis;er, welches i t das grdsste Gebot Un c c c .</text:p>
      <text:p text:style-name="P1">37. 4esus sprach zu ihm: ,,«Du sollst den Herrn.deinen Gott lieben mit ganzem deinein".Hferzen,«und mit gaizzer deiner Seele, und mit ganzem deinem emiithe.« « ! « TM«-s.6,5.4o,i2.—</text:p>
      <text:p text:style-name="P1">38.. Das ist das erste und grösste Gebot. »39. Das«andete aber ist diesem glei(h: ,««-·Du sollst deinen Nächsten lieben wie dich selbst.« i,J.,i,. -,go.2«. Z. Wiss. We. gis» «-,9.</text:p>
      <text:p text:style-name="P1">40. An diesen zwei Geboten hängt das ganze Gesetz und die Propheten. P. U-IN Mark. is, II—-II; -Orte-sc, sc-I-II· V.</text:p>
      <text:p text:style-name="P1">41. Als nun die Pharisäer bei eingndF vgrsauiinelt waren, fragte sie Jtsus, re en : å2. Was dünkt euch von Christo ? wessen Sohn ist er? Sie sagen zu ihm: Davids«</text:p>
      <text:p text:style-name="P1">43. Er sagt zu ihnenWienennt ihn denn Fda·;k:) im Geiste« seinen Herrn, indem«et pri : »</text:p>
      <text:p text:style-name="P1">44. »Der Herr hat zu meinem Herrn gesprochen: Sitze zu meiner Rechten, bis ich deine Feinde zum Seheinel deiner Füsse makhe?« Pf. no, «. A;-. I, at. sit Heo.i, in</text:p>
      <text:p text:style-name="P1">4.5. So nun David ihnHerr nennt, wie ist er denn sein Sohn?</text:p>
      <text:p text:style-name="P1">46. Und Niemand konnte ihm ein Wort antworten. Auch initeistand sich von dem;:lben Tage an Niemand, ihn weiter zu eigen. »« »</text:p>
      <text:h text:style-name="Heading_20_2" text:outline-level="2">Cap. XXIlI.</text:h>
      <text:p text:style-name="P1">l. Strasrede Jesu gegen die Pharisäer. l-—ZZ. ll. Wel)llage über Jerusalem, ?-5——Z9. V. 4—i4: Mart. «i2, 38—4iJ Luc. W, Es-47., I.</text:p>
      <text:p text:style-name="P1">1. Da sprach Jesus zum Volk und zu seLne3JüXå;rn: » U) d Pl) riscie . ie i«teerten un a." r haben sich aus 2iJFoses Stuhl gesetzt.</text:p>
      <text:p text:style-name="P1">3. Darum alles, was sie euch zu halten gebieten, das haltet und thut; aber nach ihren Werken thut »niJt; denn sie lehren wohl, aber thun es n· t..R·3iu. -, A. .-</text:p>
      <text:p text:style-name="P1">4. Denn sie binden schwere und kaum erträ liche Bürden, und· legen sie aus die Sd1?ultern der Meigchen; sie selbg»«ab,er wo en dieselben ni "t mit,einem xug"er bewågrfn. L:-c.«,4ii« . i <text:s/>-</text:p>
      <text:p text:style-name="P1">5. eihreWerkeaberthunsie,.uiu.oonzdeu Leuten gesehen zu werden. Sie nialhen ihre Denkzeddel breit und die an ihren Kleidern gross, C..ii,4. ei.-.s-ios.«»5-It S-Ak«3s6i8. S. und lieben den» obersten PMB VII M« Mahl!zeiten, und den»Borsip IT! den Vetammuneii .it;4s-«)-« « « « s7. und <text:s text:c="2"/>As Un MärkkU, uzZdbt;iY1F <text:soft-page-break/>å)ienWSe;tkcU:sg-MäMI·l zu weren: a ia . Z, II» «k,2k.spnskspeuch nicht Rabbi nenne» i«sskkx, seyn Eircerjiji -euer Meister, Eh-kRus; ihr-alle <text:s/>seid Brüder. , Z. . euiier’ auch Niemanden a-us Erden cum; Vater; denn Einer ist euer Vater, der indess l;1)iai-Bei. -, is» i.Cok—.-s, e. 10·A o eireu ni -eh-rernemie"1i lasse« ; denn Einecistleaer Eben, ChristudE <text:s text:c="3"/>1,1. D,er»Grbss,te.aber unter euch soll euer Diener sein»-.s.-.c1".-»i3.27.»» » « .12. aber sichsell)st erhöPet, der wird ern»iedxi et werden; <text:s/>wer ich selbst ermedrcgei, der wird erh’og;t werden· E. t8,4. ei-c.44,u. 4s,«t4:. 29,23.</text:p>
      <text:p text:style-name="P1">4.P-t.5,s.</text:p>
      <text:p text:style-name="P1">13. Aber wehe ,Mch».E»h1·" Schrift elehr"ten und Pharisäer, ihr"Heuchler! daEihr das Zimmelren·h vor· den Menschen z» chl1"esset. hr gehet ni(ht3inein, nnd dlehinemwollen, die lassetihrni t«hi«neing»ehen. Lu«.«,"52.</text:p>
      <text:p text:style-name="P1">14. Wehe en «," ihr«Skhriftg«elehrten und Pharisäer, ihr euchler! das ihr der Wittwen Häuser sre set ,.nnd»da et zum Schein lange betet. Damm werdet ihr ein schwereres Gericht empfangen. · I5. Wehe euch, ihr Schnftgele5)Jreten und Pharisäer, ihr Heuchler! dass ihr eer und Land durchzieh , damit ihr Einen Judenenossenmachet, und wenn er es geworden Hi, machets <text:s/>ein Kind-Ader Hölle aus ihm, zweisa(h schln«nmer als«ihr seid. » sei Was ;««-««-H«»sIss-i-ses.,-s <text:s text:c="2"/>«-ei a : r eim e , a I ;t(;chtT ;t <text:s/>cg)eref«’"-Z: Goldlges Tempels w· r ,« eri en i .</text:p>
      <text:p text:style-name="P1">17. Ihr Narrz:;nl-und g’lindF! was ist do(h greises! das-TGold oder» der Tempel, der das old "ili ?-« he</text:p>
      <text:p text:style-name="P1">18. Und : »Wer beS-sitt Altar Iwi!rt, das ist nähte; wer aber bei dem Op » , das· daraus istichwi3rt, der ist Fu-halten «schuld1g-.</text:p>
      <text:p text:style-name="P1">19. Ihr NarVen·r1nd Blinde !««was ist do-ch Böser, das Opser«odSr der Altar, der das p er heiligt«?g</text:p>
      <text:p text:style-name="P1">2.’—Mvs. so,</text:p>
      <text:p text:style-name="P1">37.</text:p>
      <text:p text:style-name="P1">20. Darum <text:s/>bei dem Altar schwörtder"sch"wb·rt«"besI" demselben und be: allem, was darauf ist. L -21. Und wer bei» dem Temls:el schtvbrt, der schwört bei demselben nnd ei dem, der darin wohnet. »e.«".Köns. S, is.</text:p>
      <text:p text:style-name="P1">22. Und wer bei dem Himmel schwört, der schwört bei dem Throne Gottes und bei dem, der daraus«sttzet. C. H St.</text:p>
      <text:p text:style-name="P1">23. Wehe euch , ihr. Schrigtgeiehrten und Phari·säer, ihr Heuchler !" da ihr die Münze und den An:s und den Ki1mmel ver«ehntet, umragst dischwerem Since des Gesetzes ausser cht, namlich das Recht und die Barmherzigkeit und die Treue. Diese sollte man thun, und jene nicht lassen. Luc. «,</text:p>
      <text:p text:style-name="P1">42.</text:p>
      <text:p text:style-name="P1">24. Ihr blinden Führer! die ihr die Mücke seihet, das Kameel aber verschluck.et.</text:p>
      <text:p text:style-name="P1">25. ·Wehe·eu , ihr Schristgelehrten und Phar»isaer, ihr euchler! dass1hr das Linswend1ge des echers und der Schüssel I ,C«p.,23. St. M«itehit»C«-. es» <text:s/>« as rein« et; inwendi aber sind sie voll RaubtC UUdt2Hch·tvelget·ei.g Lue. -II, IS er.</text:p>
      <text:p text:style-name="P1">26. Du blinder Pharisäer! rein.i <text:s/>das Inwendige im Bahn: und gin der S»chüssel, aus dass auch ihr Auswendiges rein werde. Tit» «, <text:soft-page-break/>is. N, Wehe en , ihr Schri elehrten und Pharisäer, ihr L· chler! da i rgeweisz"eten Gräbern gleich eid, we·lche ausw.endig zwar schön scheinen , tnwend1 aber voll» Todtengebeine und allen Unrathes find· 2«·44,«,«</text:p>
      <text:p text:style-name="P1">28. Also scheinet auch ihr auswendig vor den Mens en gerecht, inwendig aber seid ihr voll Heuehe ei und Ungerechtigkeit.</text:p>
      <text:p text:style-name="P1">29. Wehe euch , igr Schrift elehrten und Pharisäer, ihr Heu lex ! das; ihr die Gräber der Propcheten bauet und die Denkmal« der. Gere ten anszieret, Lin. «,</text:p>
      <text:p text:style-name="P1">47. is»</text:p>
      <text:p text:style-name="P1">30. und sagen Hatten wir in den Tagen unserer Väter elebt, wir hätten uns mcht Brit åhnentheilgast gemacht andern Blute e o et r r ph en. ,</text:p>
      <text:p text:style-name="P1">31. So zeuget ihr ja über euch selbstdass ihr Si5hne derer eid, welche die Propheten getödtet haben· An. 7, E-L.</text:p>
      <text:p text:style-name="P1">32. Ja, siillet nur noch das Mass eurer Vater! «. 3:heiF.2, te. . . . . P. IX: ·Sch angen! ihr Natterg-Fuchtel wie wo t1hr dem Gerichte der Hö e entgehen? C. Z,</text:p>
      <text:p text:style-name="P1">7. ! · . . V.34-As: Lin. «, L-9-M. " il;</text:p>
      <text:p text:style-name="P1">34. Darum, siehe! ich sende zu euch Propheten und Weise nnd Schriftgelehrte; und etliche derselben werdet ihr tödten und kreuzigen, und etliche werdet ihr geisseln in en-ern Verxmmlungen und te verfolgen von einer tadt zur andern; C, «),17,</text:p>
      <text:p text:style-name="P1">35. auf dass über euch komme alles gerechte Blut, das arg Erden ist Vergossen-worden, vom Blut bels, des G"erechten, an bis auf das Blut Zacharias, des Sohnes Barachias, welchen ihr getödtet habet zwischen dem Tempel und dem Altar. -</text:p>
      <text:p text:style-name="P1">36. a t,i ageeu ,o e ae W hr;»·chMo»söh4,</text:p>
      <text:p text:style-name="P1">8. D« Chro;i.Z;,;0:å s wird über dieses Geichlechtckio«mmen. B.3749Luc. «:-J, St.</text:p>
      <text:p text:style-name="P1">35.</text:p>
      <text:p text:style-name="P1">37. Jerusalem! Jerusalem! die du die Propheten ti5dtest, und die steinigest, die zu dir gesandt sind! Wie oft hab 1ch deine Kinder sammeln wollen, wie eine Heime ihre Küchlein unter ihre Flügel sammelt, aber iEr·wolltet ni t.</text:p>
      <text:p text:style-name="P1">38. lehe, euer aus wird euch -öde gelassen. C. 24,</text:p>
      <text:p text:style-name="P1">2. i. Heisa. 9,</text:p>
      <text:p text:style-name="P1">7.</text:p>
      <text:p text:style-name="P1">39. Denn ich sage euch : Ihr werdet mich <text:s text:c="3"/>so Cap.-23.—22x.Das Ei-c«:igelm;«u -«Cap. Z-"«4. Von ietzt an nicht ·mehrsehen, bis ihrsprechen werdet: Gepriesen sei, der da kommt im Namen des Herrn. C.2i,</text:p>
      <text:p text:style-name="P1">9. Jst» i2,—i3-» » <text:s/>-—,««;·.i -« «</text:p>
      <text:h text:style-name="Heading_20_2" text:outline-level="2">Cap. XxIv.</text:h>
      <text:p text:style-name="P1">" « « <text:s/>l. Weissagung von der Zerstörung Jerusalems, s—28; ll. vom Ende der Welt. 29—4I. Ill, Crmahnung zur Wachsamkeit. 42—54. J V «i Mart is 4-W Lnc·2i 5—24 IS: . , ." . ,» · « I.</text:p>
      <text:p text:style-name="P1">1. Und Jesus gieng1hina«us und zog Von dem Tempel hinweg. nd seine Jiinger traten herzu, dass sie ihm die Gebäude des TenZels zeigten.</text:p>
      <text:p text:style-name="P1"><text:soft-page-break/>2. esus a er sprach zu ihnen: Sehet ihr nicht dieses alles ?· Wahrlich, ich sage euch, Her wird kein Stein aus deni«al1dern blein, der nicht zerstört werde. due. i9, -il. " «« Z. Als er aber am Oelberg sass, traten die Iünger besonders zu i In und sprachen : Sag’ uns, wann wird die es geschehen, und welches wird das Zeichen deiner Zukunft und des Eudes der Welt sein? »</text:p>
      <text:p text:style-name="P1">4. Und Jesus antwortete nnd sprach zu ihnen: Sehet zu, dass euch Niemand vers führe. C. 7, is. J. These 2, s. -</text:p>
      <text:p text:style-name="P1">5. Denn es werden Viele unter meinem Namen kommen und sagen: Ich bin Christus! und werden Viele verfi’ihren. T , , Joh. 5, is. Ap. Z, 36:c. I?</text:p>
      <text:p text:style-name="P1">6. Ihr werdet aber Krieg und Kriegsgeschrei h’i’iren ; sehet zu, erschreckt nicht, denn es muss alles dieses geschehen. Aber es-ist das Ende noch nicht. «. -«· 7·. Denn ein Volk wird sich wider das andere, und ein Königreich wider das andere erheben; und es wird hin ulid wieder Hnn:3e·r und Pest und Erdbeben sein.</text:p>
      <text:p text:style-name="P1">8. ieses alles.aber ist erst der Schmerzen Ansan . «</text:p>
      <text:p text:style-name="P1">9. Al?dann wird man euch zur Drangsal überliefern und euch tödten; und ihr werdet gZhasset sein voii allen Völkern um meines S amens willen. « , — « C·10. 47 :»c.. J(-h.i6,2..» Off.2, -Ia.</text:p>
      <text:p text:style-name="P1">10. Und dann werden Viele sich ärgern, und werden einander verrathen und einander hassen.</text:p>
      <text:p text:style-name="P1">11. Und es werden viele2salsc:he Propheten aufstehen und werden iele verführen. . i. wir. i ·12. Und weil die Ungerechtigkeit«Fübeiiha·nd nimmt, so wird die Liebe in Vielen erkalten. L. Tini. 3, i er. 1·3. Wer aber beharret bis ans Ende, der wird selig werden. C. in,</text:p>
      <text:p text:style-name="P1">22. Jst. i, i2. :l4. Und dieses Evangeli1nn vom Reiche wird gepredigt werden ausdeni ganzen Erdboden, allen Völkern zum Zeugniss,«itn·d dann wird das Ende kommen. Röm. i0, is,</text:p>
      <text:p text:style-name="P1">15. Wann ihr nun den Gräuel der Verwüstung, von welchem geredet ist durch Daniel den Propheten, werdet stehen sehen am heiligen Orte , (wer es lieset,»der merke darauf!) "D.m.«9,</text:p>
      <text:p text:style-name="P1">27. i2, ii. »F» «</text:p>
      <text:p text:style-name="P1">16. alsdann fliehe, wer.im"«jüdischeiiLalide ist, auf die Berge. · «</text:p>
      <text:p text:style-name="P1">17. Wer auf dem Dache -ist, der teige nicht hinab, etwas« aus seinem Hart e zu nehmen. our. i7, Si. ,</text:p>
      <text:p text:style-name="P1">18. Und wer auf dem Felde ist, der kehre nicht wieder zurück, seine Kleider zu nehmen.</text:p>
      <text:p text:style-name="P1">19. Wehe aber den SchYoangern und den Säugeiideu in denselbeneagen! Luc. 23 ,</text:p>
      <text:p text:style-name="P1">29. 2O. Bittet aber, dass eure Flucht nicht des Winters, noch am Sabbath geschehe. </text:p>
      <text:p text:style-name="P1">21. Denn alsdann wird eine grosse Trübsal sein, dergleichen von Anfang der Welt bis letzt nie gewesen, und auch nicht mehr werden wird. .Dqn.i2,i. <text:s/>-»</text:p>
      <text:p text:style-name="P1">22. Und wenn diese Tage nicht verkürzt würden, so würde kein Mensch errettet werden; aber ui1i der Auserwählten willen werden diese Tage verkürzt werden. -</text:p>
      <text:p text:style-name="P1">23. Wenn alsdann Jemand zu euch sagen wird: Siehe, hier ist Christus oder dort! so glaubet es nicht, « Las. 17, Si, 23 ic, s</text:p>
      <text:p text:style-name="P1"><text:soft-page-break/>24. Denn es werden falsche Christus und falsche Propheten ausstehen, ulid werden grosse Zeichen nnd Wunder thun, »Um, wo es möglich wäre, auch .die Auserwählten zu versi«ihreu. S. Thcss. 2,</text:p>
      <text:p text:style-name="P1">9.·. » — » «-</text:p>
      <text:p text:style-name="P1">25. Siehe, ich habe es euch vorhergesagt.</text:p>
      <text:p text:style-name="P1">26. Darum wenn ge euch sagen werden: Siehe, er ist in der Jiüste! Ho gehet nicht hinaus; siehe,er ist in den ammern! D glaubet es nicht. ;,:. T <text:s/>« · ·. « est Denn The der bPlitz alåssag)rtahIi;i;1 us ang un eint is um te erg ahsogwird auch die ZukunFt des SVi)Ues des S) enschen sein. due. i7, 2·4. , </text:p>
      <text:p text:style-name="P1">28. Denn wo das Aas istVAielbstV·eVsammeln sich die Adler. Hiob39,si). Luc.i7,s«7« V» 29—3k3; Mark· -is« 24—-</text:p>
      <text:p text:style-name="P1">32. Luc. 2si. 25-—33.v II.</text:p>
      <text:p text:style-name="P1">29. Bad arenach dex Trübsal jener Tage wird die Sonne »v»ersinstert werden, und der Mond wird seinen Schein» nicht eben, und die Sterne werden voni.Himmel Fallen, und die Krafte der Himmel werden erschiitt«:rt werden. Jes.i3,i0. Off.6,i2:c. -</text:p>
      <text:p text:style-name="P1">30. Und dann« wird das Zeichen des Sohnes des 9Jceiischen am Himmel er»-« scheinen, 1ind dann werden alle Geschlechter der Erde wehklagen, und werden den Sohn <text:s text:c="3"/>Cap.</text:p>
      <text:p text:style-name="P1">24. Si. M«tihai. <text:s/>Cap;</text:p>
      <text:p text:style-name="P1">24.</text:p>
      <text:p text:style-name="P1">25.» at des Menschen kommen sehen auBIen Wolken des Himmels mit grosser acht und Herrlichkeit. C.23,3i. Dem» is. Dff. i,7. ; Mark. U,</text:p>
      <text:p text:style-name="P1">62.</text:p>
      <text:p text:style-name="P1">31. Und er wird seine Engel aussenden mit grossemPosaunenschall, und sie werden seine Auserwählten versammeln von den vier Winden und von einem Ende des Himmels bis zu dem andern. C. is, 4i. «. Thck"s. H, te.</text:p>
      <text:p text:style-name="P1">32. Au dem Feigelibaum aber ernet das Gleichnis3. Wann sein Zweig ji-tzt saftig wird, und das Laub hervowvächst, so merkct ihr, das; der Sommer nahe ist.</text:p>
      <text:p text:style-name="P1">33. Also auch ihr, wann ihr diexs alles s ehet, so merket, dass Ernahevorder hür ist»</text:p>
      <text:p text:style-name="P1">34. Wahrlich, ich sage euch, es wird dieses Geschlecht nicht vergehen, bis alles diees geschehen sein wird. C. is, 2s. BE-. Der Himmel und die Erde werden vergeZen, aber meine Worte werden nicht verge en.</text:p>
      <text:p text:style-name="P1">36. Um den Tag aber und die Stunde weiss Niemand, auch die Engel im Himmel nicht, sondern allein mein Vater. « .Thcss.5,i :c. V. 37—4i; Las. i7, 26-—36.</text:p>
      <text:p text:style-name="P1">37. Wie es aber zu Noahs Zeiten war, also wird es auch bei der Zu unft des Sohnes des Menschen sein. i.Mos. is,</text:p>
      <text:p text:style-name="P1">5. « 2c.</text:p>
      <text:p text:style-name="P1">38. Denn wie sie in den Tagen vor der Sündfluth as3en und tranken, zur Ehe nahmen und gaben, bis zu dem Tage, da Noah in die Arche gieng, —</text:p>
      <text:p text:style-name="P1">39. und es nicht merkten, bis die Sündfluth kam und sie alle hinwegafste: also wird auch die Zukunft des ohnes des Mensck)en sein. 4(). Dann werden zwei auf dem Felde sein; der eine wird angenommen und der andere wird verlassen.</text:p>
      <text:p text:style-name="P1"><text:soft-page-break/>41. Zwei werden in der Mühle mahlen; eine wird angenommen und die andere verlassen. III.</text:p>
      <text:p text:style-name="P1">42. Darum wachet, da ihr nicht wisset, zu welcher Stunde euer Herr kommtC. 25, is. Man. 13,</text:p>
      <text:p text:style-name="P1">33.</text:p>
      <text:p text:style-name="P1">43. Das aber merket, wenn der Hausvater wüsste, in welcher Nachtwache der Dieb käme, so würde er wohl wachen, nnd nicht in sein Haus einbrechen lassen. Luc. -12, 39 it.</text:p>
      <text:p text:style-name="P1">2. Pct. Z, «0. Off. 3,I3.</text:p>
      <text:p text:style-name="P1">44. Darum seid auch ihr bereit! Denn der Sohn des Menschen kommt zu der Stunde, da ihr es nicht meine,t. V. 45—542 Lin. i2, 42—46.</text:p>
      <text:p text:style-name="P1">45. Wer ist nun der treue und kluge Knecht, den sein Herr über sein Gesinde gesetzt hat, dass er ihnen die Speise gebe zu rechter Zeit? I</text:p>
      <text:p text:style-name="P1">46. Selig ist derselbe Knecht, welchen seit; Herr, wann er kommt,«finden""wird, dass er also thut. «</text:p>
      <text:p text:style-name="P1">47. Wahrlich, ich sage euch, er wird ihn über alle seine Güter setzen. C. 25, 23· «</text:p>
      <text:p text:style-name="P1">48. Wenn aber derselbe ein böser Knecht ist und in seinem Herzen spricht: Mein Herr säumt u kommen, ««</text:p>
      <text:p text:style-name="P1">49. und ansängt seine Mitknechte zus lagen, und mit den Schlemmern zu c en und zu trinken; « · -</text:p>
      <text:p text:style-name="P1">50. so wird der Herr dieses Knechtes an einem Tage kommen, da er es nicht erwartet,·ssund zu einer Stunde, wo er es nicht wei , «</text:p>
      <text:p text:style-name="P1">51. und wird ihn entzwei hauen und ihn: sein Theil mit den Heuchieku geben. Deselbst wird sein Heulen und Zähnekl"appeM. « C. 2-2, is. IS, 3c).s</text:p>
      <text:h text:style-name="Heading_20_2" text:outline-level="2">Cap. Xxv</text:h>
      <text:p text:style-name="P1">JZc I; lGlcichniss von den zehn Jungfrauen. i—43; il. von den Talenten. M—-.':Ii). UT· Das letzte Gericht. 3i——46. sz « » « II.</text:p>
      <text:p text:style-name="P1">1. Alsdann wird das Hjmmelreich gleich sein zehn Jungfrauen, die ihre Lampen nahmen und dem Bräutigam entgegen giengeu. Off. 49, 7 «. , D F. Fünf aus ihnen -waren klug« und fünf t öri t. « J « «</text:p>
      <text:p text:style-name="P1">3. Die th’orichten nahmen zwar ihre Lampen, aber sie nahmen kein Oel mit sich. ;</text:p>
      <text:p text:style-name="P1">4. Die klugen aber»iiahm·en Oel in ihren GefLissen, sammt ihren Lampen. · « </text:p>
      <text:p text:style-name="P1">5. Als sich nun der Bräuti am säumte, wurden sie alle, schläfrig und schliefen ein.</text:p>
      <text:p text:style-name="P1">6. Um Mitternacht aber erscholl ein Geschrei: Siehe, der Bräutigam kommt! Gehet Fiaus ihm entgegen!" «</text:p>
      <text:p text:style-name="P1">7. a erniaeL)tel1 die J·un»gfrauen alle und rüsteten ihre Tampen; L» 42, as.</text:p>
      <text:p text:style-name="P1">8. Die thörichten aber sprachen zu den klugen: Gebet uns von, euerm Oele, denn unsere Lampen erlöschen.</text:p>
      <text:p text:style-name="P1">9. Aber die klugen cintworteten und"sprachen: Nicht also, auf dass nicht etwa uns und euch daran gebreche; gehet vielmehr zu den Krämern und kaufet für euch.</text:p>
      <text:p text:style-name="P1">10. Indem sie aber l;ingiengen zu kaufen, kam der Bräutigam; und die, welche bereit waren, gieiigen mit ihm hinein zur Hochzeit, <text:soft-page-break/>und die Thüre ward verschlossen. « List. IS, A :c. .11. Zuletzt kommen auch die übrigen <text:s text:c="3"/>se — C»-.</text:p>
      <text:p text:style-name="P1">25. Das Eis-ux:gfranen, und sprechen: Herr, Herr, thu uns auf!</text:p>
      <text:p text:style-name="P1">12. Er aber antwortete und sprach: « Wahrlich, ich sage euch, ich kenne euch nicht. E. 7, 2-2. es. Luc. is,</text:p>
      <text:p text:style-name="P1">27.</text:p>
      <text:p text:style-name="P1">13. Darum wachet! denn ihr wisset weder den Wiss noch die Stunde, wann der Sohn des enschen kommt. C. Si,</text:p>
      <text:p text:style-name="P1">42. V. i4—.-ioLas. to, «—-es. ll.</text:p>
      <text:p text:style-name="P1">14. Denn gleichwie ein Mann, der ausser Land ziehen wollte, seine Knechte berief, und ihnen seine Güter übergab.</text:p>
      <text:p text:style-name="P1">15. Dem einen gab er fünf Talente, dem andern wei, dem dritten eines, einem ·eden nach seinen Kräften, und reisete alsobald weg.</text:p>
      <text:p text:style-name="P1">16. Da ieng der, welcher die fünf Talente empfangen, hin, und handelte mit denselben, und gewann fünf andere Talente.</text:p>
      <text:p text:style-name="P1">17. Desgleichen der die zwei Talente empfangen, auch der gewann zwei andere.</text:p>
      <text:p text:style-name="P1">18. Der aber das Eine empfangen, gieng hin, rub in die Erde und verbarg das Geld ?eines Herrn. ·</text:p>
      <text:p text:style-name="P1">19. .)cach langer Zeit kam der Herr dieser Knechte, und rechnete mit ihnen.</text:p>
      <text:p text:style-name="P1">20. Da trat der hinzu, der die fünf Talente empfangen, und legte noch fünf andere Talente vor, und sprach: Herr, du haft mir fünf Talente übergeben; siehe, ich habe damit fünf andere Ta ente gewonnen.</text:p>
      <text:p text:style-name="P1">21. Sein Herr spricht zu ihm: Wohl, du War und getreuer Knecht! du bist über eniges treu gewesen, ich will dich über Vieles setzen; gehe ein in die Freude deines Herrn! C. 24,</text:p>
      <text:p text:style-name="P1">45.</text:p>
      <text:p text:style-name="P1">47.</text:p>
      <text:p text:style-name="P1">22. Da trat auch der hinzu, der die zwei Talente empfangen, und sprach: Herr, du ask mir zwei Talente übergeben; iehe, ich abe mit denselben zwei andere gewonnen·</text:p>
      <text:p text:style-name="P1">23. Sein Herr spr-ist zu ihm: Wohl, du uter und getreuer «necl)t! du bist über 3Lemges treu gewesen, ich will dich über Zieles»setzen; gehe ein in d e Freude deines erru. .</text:p>
      <text:p text:style-name="P1">24. Da trat auch der hinzu, der das Eine Talent empfangen, und sprach: Herr, ich ; kannte dich, das; du ein harter Mann bist, das; du zchneidest, wo du nicht gesäet, und I sammelt, wo du nicht ansge treuet hast;</text:p>
      <text:p text:style-name="P1">25. und ich girclitete» mich, gielcg hin und verbarg dein alent in die Erde. Siehe, da hast du das Deine!</text:p>
      <text:p text:style-name="P1">26. Aber Bin Herr antwortete und sprach zu ihm: u böser und · fauler Knecht! Wusstest du, dass ich schneide, wo ich nicht angelium Cato. .25. efäet, und famnile, wo ich nicht ausgestreuet habe;</text:p>
      <text:p text:style-name="P1">27. so hättest du mein Geld»den Wechslern darschcesseii sollen, damit ich, wenn ich gekommen wäre, das Meine mit Zinsen empfangen hätte.</text:p>
      <text:p text:style-name="P1">28. Darum nehmet ihm das Talent weg und gebet es dem, der die zehn Talente hat. 29· Denn einem Jeden, der da Bat, wird gegeben werden, und er wird eberfl·uss )aben; von dem aber, der nicht <text:soft-page-break/>hat, wird auch das, was er hat, genomme3 w;rdpn. . i , e. 3(). Und den unnützenKnecht werfet hinaus in die äusserste Finsternis. Daselbst wird sein Heulen und Zähneklappern· C.8, is. III.</text:p>
      <text:p text:style-name="P1">31. Wann aber der Sohn des Menschen in seiner Herrlichkeit kommen wird, und alle eiligen Engel mit ihm, dann wird er au dem Thron seiner Herrlichkeit sitzen; C. is,</text:p>
      <text:p text:style-name="P1">27. Lin. sc,</text:p>
      <text:p text:style-name="P1">27.</text:p>
      <text:p text:style-name="P1">32. und vor ihm werden alle Völker versammelt werden, iind er wird sie von einander sondern, wie ein Hirt die Schafe von den Böcken sondei«t. ins-». it, in. S. C»-k. s, so.</text:p>
      <text:p text:style-name="P1">83. Und die Schafe wird er zuseiner Rechten stellen, die Visite aber zu (geit;Tr L;iiken». . i :c·</text:p>
      <text:p text:style-name="P1">34. Dann wird der König denen zu seiner Rechten sagen: Kommet her, ihr Gesegneten meines Vaters! ererbet das Reich, das euch bereitet ist von Grundlegung der Welt an.</text:p>
      <text:p text:style-name="P1">35. Denn ich hungerte, und ihr habet mir zu essen gegeben; ich dürstete, und ihr habet mich getränkt« ich war ein Fremdling, und ihr habet mich beherbergt; Jes. se,</text:p>
      <text:p text:style-name="P1">7.</text:p>
      <text:p text:style-name="P1">36. ich war nackt, nnd ihr habet mich bekleidet; ich war krank, und ihr habet mich besucht; ich war im Gefängnisse, und ihr seid zu mir gekommen.</text:p>
      <text:p text:style-name="P1">37. Dann werden ihm die Gerechten antworten und sprechen: Herr, wann haben wir dich hiingri gesehen, nnd haben dich gespeist ? oder durstig, und haben dich getrankt?</text:p>
      <text:p text:style-name="P1">38. Wann haben wir dich als Fremdling gesehen, und haben dich beherbergt? oder nackt, und haben dich bekleidet?</text:p>
      <text:p text:style-name="P1">39. Wann haben wir dich trank gesehen, oder im Gefängnisse, und sind zu dir gekommen ? » «</text:p>
      <text:p text:style-name="P1">40. Und der König wird ihnen antworten und sagen: Wahrliih, ich sage euch, wieBrit ihr es einem dieser meiner geringsten rüder gethan-habt, so habet ihr es mir gethan. C. to,</text:p>
      <text:p text:style-name="P1">40. Si-r. i9,</text:p>
      <text:p text:style-name="P1">47. , <text:s text:c="3"/>Cap.</text:p>
      <text:p text:style-name="P1">25.</text:p>
      <text:p text:style-name="P1">26. St. Maith.ii. Cap.</text:p>
      <text:p text:style-name="P1">26. Z:-;</text:p>
      <text:p text:style-name="P1">41. Dann wird er auch denen zur Linken sie entrüstet und sprachen: Wozu diese Versagen: Gehet hin von mir, ihr Verfluchten, <text:s/>chwendiing ? . in das ewige Feuer, das dem Teufel und seinen Engeln bereitet ist. C. 7, V. In· 30, as. OF. 20, so.</text:p>
      <text:p text:style-name="P1">45. L-i,</text:p>
      <text:p text:style-name="P1">8.</text:p>
      <text:p text:style-name="P1">42. Denn ich hungerte, und ihr habet mir nicht zu essen cgegeben; ich dürstete, und ihr habet mich m )t etränkt; Jst i, i7.</text:p>
      <text:p text:style-name="P1">43. ich war einFren1dlin , und ihr habet mich nicht beherberget; nagt, ulid ihr habet niich nicht bekleidet; krank nnd im Gesängniss, und ihr habet mich nicht besucht.</text:p>
      <text:p text:style-name="P1">44. Dann werden auch sie ihm antworten und sprechen: Herr, wann sahen wir dich hungrig, oder durstig, oder als Fremdling, oder nackt, oder krank, oder im Gefängnisse, ui1d haben dir nicht <text:soft-page-break/>gedienet?</text:p>
      <text:p text:style-name="P1">45. Dann wird er ihnen antworten nnd sprechen; Wahrlich, ich sage euch, wiesern ihr es nicht thatet einem dieser Geringsten, so habet ihr es auch mir nicht gethan.</text:p>
      <text:p text:style-name="P1">46. Und diese werden in die ewige Strafe gehen; die Gerechten aber in das ewige eben. Da« i2,</text:p>
      <text:p text:style-name="P1">2. Joi;. -H,</text:p>
      <text:p text:style-name="P1">29. . s Eap. XXVl. , l. Raihschlaa der Priester, Jesum zu tödten. 4—5. It. Salbiing Jesu in Bethanicn. 6—«6. Hi. Entdeckung des VerrZitherss7—25. lVStif1ung des Abendinahls. 26—29. V. Jesus am Oelberge. so—-k6. VI. Jesu Gefangennehmuiig.47—56. Vl1. Seine Verurtheilung vor dein jiidischen Rathe. 57—68. Vlil. Petrus berlc"ingnet ihn. 69-—75. B. i—5: Mart. ist, «.</text:p>
      <text:p text:style-name="P1">2. Luc. :22. «. Z. l.</text:p>
      <text:p text:style-name="P1">1. Und es begab sich, als Jesus alle diese Reden vollendet hatte, sprach er zu seinen Jüngern: ·</text:p>
      <text:p text:style-name="P1">2. Ihr wisset, dass nach zwei Tagen der Ueberschritt ist; dann wird der Sohn des Menschen iiberantwortet, dass er gekreuzigt werde. J-;h. is, «.</text:p>
      <text:p text:style-name="P1">3. Da versammc-lieu sich die Hohenpriester und die Sehriftgelehrten 1ind die Aeltesten des Volkes in den Hof des obersten Priesters, der Cajaphas hiess. Joh. «, 47 sc.</text:p>
      <text:p text:style-name="P1">4. Und sie hielten mit ·emander Rath, dass sie Jes1iin mit List griffen Und tödteten.</text:p>
      <text:p text:style-name="P1">5. Sie sprachen aber: Nicht auf das Fest, damit nicht ein Aufruhr unter dem Volke werde. » V. S—-is: Mark. «-, 3—9. Joh· «I2, 4—S. II. S. Als nun Jesus zu Bethanien im Hause Simons des Aussätzigen war,</text:p>
      <text:p text:style-name="P1">7. trat ein Weib zu ihm mit einer alabasternen Flasche vo köstlicher Salbe, und goss sie auf sein Haupt, als er zu Tische sass.</text:p>
      <text:p text:style-name="P1">8. Da seine Jünger es sa)en, wurden i i l ) i I i l i i ! I i . i i » i i l I l l i</text:p>
      <text:p text:style-name="P1">9. Denn diese Salbe hätte man theuer verkaufen mid den Armen geben können.</text:p>
      <text:p text:style-name="P1">10. Da aber Jesus das bemerkte, Brach er zu ihnen: Was machet ihr dem eibe Mijhe. Denn sie hat ein gutes Werk an mir gethan.</text:p>
      <text:p text:style-name="P1">11. Die Armen habet ihr allezeit bei euch, mich aber habet ihr nicht allezeit. Z. Mos.i 5,«·</text:p>
      <text:p text:style-name="P1">12. Das; sie diese Salbe ans meinen Leib goss, das hat sie gethan, mich zum Begräbnisse zu rüsten. ·13. Wahrlich, ich» sage euch: Wo immer dieses Evangelium in der ganzen Welt wird gepredigt werden, da wird auch das, was diese gethan hat, zu ihrem Gedächtnisse gesagt werden. C, 24, 44· V. M—-is: Mart. M, 40, -«. Luc. W, 3——6.</text:p>
      <text:p text:style-name="P1">14. Da ging einer der Zwölfe, Namens Judas Ifearioth, zu denHohenpriestern hin,</text:p>
      <text:p text:style-name="P1">15. und sprach: Was wollet ihr mir geben, ich will ihn euch iiberliefern? Und sie bestimmten ihm dreissig Silberlinge. Zqch. «, i2.</text:p>
      <text:p text:style-name="P1">2.Mos. 2i,</text:p>
      <text:p text:style-name="P1">82. March. 27,</text:p>
      <text:p text:style-name="P1"><text:soft-page-break/>9.</text:p>
      <text:p text:style-name="P1">16. Und von da an suchte er Gelegenheit, ihn zu verrathen. «. Tun. S,</text:p>
      <text:p text:style-name="P1">9. to. V. 47—20: Marc.t«1-; 42-—i6. Luc. N, 7——-is. I1l.</text:p>
      <text:p text:style-name="P1">17. Am ersten Tage nun der ungesäuerten Brote traten die Sänger zu Jesu und sprachen zu ihm: Wo wiilst du, dass' wir dir den Ueberschritt zu Essen bereiten?</text:p>
      <text:p text:style-name="P1">2. of. i2, Z te.</text:p>
      <text:p text:style-name="P1">18. Und er sprach: Gehet hin in die Stadt Zu einem Gewissen und spreihet zu ihm: J er Meister sagt: Meine Zeit ist nahe; ich will bei dir den Ueberschritt ha ten mit meinen Jüngern. —</text:p>
      <text:p text:style-name="P1">19. Und die Jünger thaten, wie ihnen f«äesus befohlen, und bereiteten den Ueber)ritt. —</text:p>
      <text:p text:style-name="P1">20. Als es nun Abend geworden, setzte er sich mit den Zwölfen zu Tische. V. 2i—25: Mike. 44, i8—2i. Luc. 22, 2-i—2Z.</text:p>
      <text:p text:style-name="P1">21. Und als sie assen, sprach er: Wahrlich, ich sage euch: Einer aus euch wird mich verrathen. Jx-is. is, 2-i 2c.</text:p>
      <text:p text:style-name="P1">22. Da wurden sie sehr betrübt und fingen an, eiuer·na-ch dein andern, ihn zu fragen: Herr, bin ich es? -</text:p>
      <text:p text:style-name="P1">23. Da antwortete er uiid sprach: Der mit mir die Hand in die Schüsseltunkt, der wird mich verrathen. Ps.4i,io. Jpi).-i3,i8.26.</text:p>
      <text:p text:style-name="P1">24. Des Menschen Sohn geht war dahin, wie von ihm geschrieben steht; aber wehe dem Menschen, diårch welchen des <text:s text:c="3"/>34 Cap.</text:p>
      <text:p text:style-name="P1">26. Das Evangelium Cap.</text:p>
      <text:p text:style-name="P1">26. Menschen Sohn verrathen wird! Es wäre diesem Menschen besser, dass er nicht geboren wäre. Ps.22. Jes.53. Las. 24, se-—27.</text:p>
      <text:p text:style-name="P1">25. Da antwortete Judas, der ihn verrieth, nnd sprach: Bin ich es, Rabbi? Er spricht zu ihm: Du hast es gesagt. V· 26—29: Man. ca, 22—25. Lin. 22,</text:p>
      <text:p text:style-name="P1">49.</text:p>
      <text:p text:style-name="P1">20. -i. Cor. «, «23 te. IV.</text:p>
      <text:p text:style-name="P1">26. Als sie nun asseii, nahm Jesus das Brot, und .nachdem er es gesegnet, brach er es, und gab es den Jüngern uiid sprad : Nehnlet, esset! Das ist mein Leib.</text:p>
      <text:p text:style-name="P1">27.i1nd als er den Kelch genommen und Dank gesagt, gab er ihnen denselben, sprechend: Trinket aus diesem Alle!</text:p>
      <text:p text:style-name="P1">28. Denn das ist mein Blut, das Blut des neuen Testamentes, welches für Viele Vergossen wird, zur Verzeihung der Sünden. C. 2o, 2s.</text:p>
      <text:p text:style-name="P1">2. M:-s. 24,</text:p>
      <text:p text:style-name="P1">8. Ja. sc, Si «.</text:p>
      <text:p text:style-name="P1">29. Jch sage euch aber, ich werde von jetzt an von diesen: Gewächse des Weinstocks nicht mehr trin?n, bis an dem Ta e, da ich es mit euch i en trinken werde im Z?eiche meines Vaters. Luc.22, is.</text:p>
      <text:p text:style-name="P1">29. so. V. 30—35: Man. «-, 2ii—3c. V.</text:p>
      <text:p text:style-name="P1">30. Und nachdem sie den Lobgesang Jungen hatten, gingen sie hinaus an den S elberg. Luc.2i,37. 22,3i-). Ioh. i8, «.</text:p>
      <text:p text:style-name="P1">31. Da spricht Jesus zu ihnen: Jhr Alle werdet euch in dieser Nacht an mir ärgern; denn es steht geschrieben: ,,Jch werde den Hirten schlagen und die Schafe der Heerde werden sich zerstreileii.«3c«ch.-is,</text:p>
      <text:p text:style-name="P1"><text:soft-page-break/>7. Joh.c6,32.</text:p>
      <text:p text:style-name="P1">32. Nachdem ich aber werde auferstanden sein, will ich euch nach Galiläa vorangehen. C, W,</text:p>
      <text:p text:style-name="P1">7. is.</text:p>
      <text:p text:style-name="P1">33. Da antwortete Petrus uiid sprach zu ihm: Wenn sich auch Alle an dir ärgern werden, so will doch ich mich nimmermehr är rn. Qui 2 33 »« ge » . 2, sc.</text:p>
      <text:p text:style-name="P1">34. Jesus spricht zu ihm: Wahrlich, ich sage dir, in dieser Nacht, ehe der Hahn kräht, wirst du mich dreimal verläugnen. Io . 1',</text:p>
      <text:p text:style-name="P1">38.</text:p>
      <text:p text:style-name="P1">35. Petrus spricht zu ihm: Ung wenn i auch mit dir sterben müsste, so werde ich di nicht verläugnen. Gleicherweise sprachen auch die Jünger alle. V. 36—46M-ne. H, 32—42. Lin. 22, 39—46. 36· Da kommt Jesus mit ihnen in ein Gut, genannt Gethsemane. Und er spricht u den Jüngern: Sitzet hier, bis ich dorthin gelglangen bin und ebetet habe.</text:p>
      <text:p text:style-name="P1">37. nd er nahm zu sieh den Petrus und die zwei Söhne des Zebedäus, und fing an ekümmert zu werden und heftig zu zagen. C. 47, c. Jes. 53,</text:p>
      <text:p text:style-name="P1">7.</text:p>
      <text:p text:style-name="P1">38. Da spricht er zu ihnen: Meine Seele ist um und um bekümmert bis aus den Tod ; bleibet hier, und wachet mit mir!</text:p>
      <text:p text:style-name="P1">39. Und er ging ein wenig vorwärts, Mk auf sein Angesicht, betete und sirach: ein Vater! Jst es möglich, so gehe dieser Kelch an mir vorüber; doch nic:ht wie ich will, sondern wie du willst. b <text:s/>IF, Hi-. E . , . .</text:p>
      <text:p text:style-name="P1">40. Und er kommt zu den Jüngern uiid findet sie schlafend, und spricht «u Petrus: So habet ihr denn nicht eine Stunde mit mir wachen mögen?</text:p>
      <text:p text:style-name="P1">41. Wachet und betet, auf dass ihr nicht in VersuchungFlfallet. bDert(5åeist ist zwar eeit«das ei aeri wa . g U g ’ ff? Ver. 5,s8i iHai.cki«-, c7.</text:p>
      <text:p text:style-name="P1">42. Wiederum ging er zum zweiten Male hin, betete und sprach: Mein Vater, wenn dieser Kelch nicht an mir vor-übergehen kann, ich trinke ihn denn, so geschehe dein Wille!</text:p>
      <text:p text:style-name="P1">43. Und er kommt und findet sie abermals schlafend; denn ihre Augen waren beschwert.</text:p>
      <text:p text:style-name="P1">44. Und er verliess )sie, ging wieder hin, betete zum dritten E) ale und sprach eben dieselben Worte.</text:p>
      <text:p text:style-name="P1">45. Da kommt er zu seinen Jüngern und spricht u ihnen: Schlafet, was übri ist, und rulset!— Siehe, die Stunde is 3nahet, da des Menschen Sohn in der ünder Hände überliefert wird.</text:p>
      <text:p text:style-name="P1">46. Stehet aus, lasset uns gehen! Siehe, der mich verräth, ist genahet. V. 47—56: Man. 44, 43—50. Lin· 22, 47"—53. J-h.</text:p>
      <text:p text:style-name="P1">48.</text:p>
      <text:p text:style-name="P1">2. Z. to. «. VI.</text:p>
      <text:p text:style-name="P1">47. Und indem er noch redete, siehe, da kam Judas, einer der Zwi5lfe, und mit il m eine grosse Schaar mit Schwertern nnd Stangen, von« den Hohenpriestern und Aettesten des Volkes. ·</text:p>
      <text:p text:style-name="P1">48. Der ihn aber verrieth, hatte ihnen ein Zeichen gegeben »und gesagt: We chen ich küssen werde, der ist es, den greiset!</text:p>
      <text:p text:style-name="P1"><text:soft-page-break/>49. Und alsobald trat er zu JF»s»u nnd sprach : Sei gegrüsst, Rabbi! und kus;te ihn.</text:p>
      <text:p text:style-name="P1">50. Jesus aber sprach zu ihm: Freund, wozu bit du hier? Da traten sie hinzu, legteii Hand an Jesuin, nnd griffen ihn. «</text:p>
      <text:p text:style-name="P1">51. Und siehe, Einer von denen, die b·ei Jesn waren, streckte die Hand aus, zog sein Schwert, und schlu« den Knecht des o ersten Priesters, und hieb ihm ein Ohr ab.</text:p>
      <text:p text:style-name="P1">52. Da sprach Jesus zu ihm: Stecke dein Schwert an seinen Ort! Denii Alle, die <text:s text:c="3"/>Cap.</text:p>
      <text:p text:style-name="P1">26. St. Matthai. Cap.</text:p>
      <text:p text:style-name="P1">26.</text:p>
      <text:p text:style-name="P1">27. das Schwert ergreifen, werden durch das Schwert unikommen.i.Mos.9,i3. Röm.13,4.</text:p>
      <text:p text:style-name="P1">53. Oder meinst du, dass ich nicht jetzt meinen Vater bitten könnte, und er würde mir mehr als zwölf Legionen Engel zusenden?</text:p>
      <text:p text:style-name="P1">54. Wie würden dann die Schriften erfüllet? Es muss also geschehen. Jst.</text:p>
      <text:p text:style-name="P1">53. Lin. 24, 4-4.</text:p>
      <text:p text:style-name="P1">55. In derselben Stunde sprach Jesus u der Schaar: Wie gegen emen Mörder seid ihr ausgezogen mit Schwertern und Staiigen, mich zu greifen. Täglich bin ich bei euch lehrend im Tempel gesessen, und ihr habet mich nicht gegriffen. Joh.i8.20.</text:p>
      <text:p text:style-name="P1">56. Aber dieses Alles ist geschehen, damit die Schriften der Propheten erfi’cllet würden.——— Da verliessen ihn alle Jü1iger, und flohen. Pf. 88, S. B. 57-—68Man. is-, 53—65· Lin. 22, 54,63—7i. Joh. is, i2—i4. 2-i. V1I.</text:p>
      <text:p text:style-name="P1">57. Die aber Jesiim gegriffen katten, führten ihn hin zuCajaphas, dem o ersten Priefster, wo die Schristgelehrten und» die Aelte ten versammelt waren.</text:p>
      <text:p text:style-name="P1">58. Petrus aber folgte ilm von ferne, bis in den Hof des obersten Priesters. Und er ging hinein und setzte sich zu den Dienern, den Ausgang zn sehen.</text:p>
      <text:p text:style-name="P1">59. Aber die Hohenpriester und die Aeltesteu und der ganze Rath suchte31»falsches åeugniss wider Jesum, dass sie ihn zum ode brächten. Ap. S. is. 6(). Aber sie fanden keines; obgleich viele falsche Zeugen herzukamen, fanden sie keines. Zuletztaber kamen zwei falsche Zeugen, Ps. 35, «. i09,</text:p>
      <text:p text:style-name="P1">2.</text:p>
      <text:p text:style-name="P1">5.Mos. i9, i5. -</text:p>
      <text:p text:style-name="P1">61. und sprachen: Dieser hat gesagt: Ich kann den Tempel Gottes zerstören, und ihn in drei Tagen aufbauen. (;.27,</text:p>
      <text:p text:style-name="P1">40. J«-h.2. i9.</text:p>
      <text:p text:style-name="P1">62. Und der oberste Priester stand auf und sprach zu ihm: Autwortest du nichts, was zeugen diese wider dich?</text:p>
      <text:p text:style-name="P1">63. Jesus aber schwieg. Und der oberste Priester hob an ulid sprach zu·ihm: Jch beschwbre dich bei dem lebendigen Gott, dass du uns sagest, ob du der Christus, der Sohn Gottes bist? »</text:p>
      <text:p text:style-name="P1">64. Jesus spricht zu ihm: Du hast es gesagt! Ja ich sage euch, von letzt·an werdet ihr den Sohn des Menschen sitzen sehen zur Rechten der Maä)t, und kommen auf den Wolken des Himmels. Dem. 7, is 2c. As-« 7,</text:p>
      <text:p text:style-name="P1">55.</text:p>
      <text:p text:style-name="P1"><text:soft-page-break/>65. Da zerriss der oberste Priester seine Kleider und sprach: Er hat gelästert: Was » bedürfen wir weiter Zeugen? Siehe, nun habet ihr seine Lästerung gehört.Joh.io,33ic.</text:p>
      <text:p text:style-name="P1">66. Was dünkt euch? Sie antworteten und sprachen: Er ist des Todes schuldig. · Z. ·M-»ps. PS, is. Je . is, .»</text:p>
      <text:p text:style-name="P1">67. Da·spieen» sie in sein Angesicht, und schluZ;n i n mit Fäusten; Andere gaben ihm ackenstreiche und sprachen: Jes.50, S;</text:p>
      <text:p text:style-name="P1">68.·Christus, weifsag-e uns! Wer ist’s, der dich geschlagen hat. V. 69—75; Man. i4, i36—72. Lin. 22, 55-M. Joh. is, i6—i8. 25-27. VllI.</text:p>
      <text:p text:style-name="P1">69. Petrus aber sass draussen im Hof. Und es trat eine Magd zu ihm und sssr»ach: Auch du warst mit Jesus, dem Gai aer.</text:p>
      <text:p text:style-name="P1">70. Er aber·Jäugnete vor Allen und sprach: Ich weiss nxcht, was du sagest.</text:p>
      <text:p text:style-name="P1">71. Als er setzt in den Vorhof hinausgegangen, sah ihn eine andere und sprach zu denen, die daselbst waren: Auch dieser war mit Jesus, dem Nazareuer. .</text:p>
      <text:p text:style-name="P1">72. Und er läugnete abermal mit einem Schwur: Ich kenne den Menfc;)ei;61iiFh3t.</text:p>
      <text:p text:style-name="P1">73. Ueber ein Kleines aber traten die Uinstehenden her u und sagten zu Petrus: Wahrhaftig, auclT5du bist l.i1ier aus ihnen; denn anch deine prache verräth dich.</text:p>
      <text:p text:style-name="P1">74.—Da fincg er an zu fluchen und it schwören: J ) kenne den Menschen nicht. Und alsobald krähete der Hahn.</text:p>
      <text:p text:style-name="P1">75. Und Petrus ward eingedenk des Wortes Jesu, der zu ihm gesagt hatte: Ehe der Hahn kräht, wirst du mich dreimal verläuguen. Und er ging hinaus und weinete bitterlich. C. 26,</text:p>
      <text:p text:style-name="P1">34. Ec«p. XXVII. l. Jesus wird dem Pilatus überliefert. -I.</text:p>
      <text:p text:style-name="P1">2. ll. Verzweiflung des Judas. 3—i0. III. Jesii Verurthei«lung. H—26; IV. Misshandlung.27—30; V. Kreuzigung. Zi—44; Vl. Tod. 45—56; Vll. Begräbniss. 57-—6I. Vl11. Verwahrung des Grabes. 62—66. I.</text:p>
      <text:p text:style-name="P1">1. Als es nun Morgen geworden, hielten alle HohenKriester und die Acltesten des Volkes einen S ath wider Jefum, dass sie ihn zum Tode brächten. Man. i5, i. Las. 22, ·66—7i·.</text:p>
      <text:p text:style-name="P1">2. Und sie banden ihn, führten ihn hin und überaiitworteten ihn dem Landpfleger Pontius Pilatus.C.2o, i9 Luc.23,i.Jh.is,28. II. Z. Da nun Judas, der ihn verrathen, sah, dass er verurtheilt war, ·reuet·e es ihn, und er brachte die dreissig Silberlinge den <text:s text:c="3"/>36 Cap.</text:p>
      <text:p text:style-name="P1">27. Das Evangelium Cap.</text:p>
      <text:p text:style-name="P1">27. Hohenpriestern und den Aeltesien wieder und fz)rach: » » ·</text:p>
      <text:p text:style-name="P1">4. ch habe gesündi t, dass ich unschuldiges Blut verrathen Habe. Sie aber sprachen: .Was geht das uns an? Da siehe du u.</text:p>
      <text:p text:style-name="P1">5.zDa warf er die Silberlinge in den Tempel und machte sich hinaus, ging hin und erhängte sich. Ap. «, is.</text:p>
      <text:p text:style-name="P1">6. Die Hohenpriester aber nahmen die Silberlinge und sprachen: Wir dürfen sie nicht in den Gotteskasten legen , weil es BluHeld ist.</text:p>
      <text:p text:style-name="P1">7. nd nachdem sie Rath gehalten, kaufteli sie daraus den Acker des Töpfers, den Frelndlingen zum Begräbnisfe.</text:p>
      <text:p text:style-name="P1">8. Daher ist derselbe Acker Blutacker genannt bis auf den <text:soft-page-break/>heutigen Tag. A:-. «, is.</text:p>
      <text:p text:style-name="P1">9. Da ward erfüllt, was geredet ist durch den Propheten Jeremias, der da spricht: »Und ich nahm die dreissig Silberlin e, als den Werth des Geschätzten, wie sie ihn geschätzt hatten, von den Kindern Jsraels, Zach. «, -is. (Jn-» 32, 6 :c.)</text:p>
      <text:p text:style-name="P1">10. und gab sie für denAckcr des Töpfers, wie der Herr mir befohlen hatte.« V. «—26: Mq:c.45, E-)—45. Luc.23, 2—4. i7.-25· Joh. is, 33—4o, III.</text:p>
      <text:p text:style-name="P1">11. Jesus aber stand nun vor dein Landpfle er; und der Landpfleger fragte ihn,sprecisend: BistdnderKi5mgderJuden? Jesus sprach zu ihm: Du sagst es.</text:p>
      <text:p text:style-name="P1">12. Und als er von den .Hohenpriestern und Aelteften verklagt ward, antwortete er nichts. C. 2(s, es.</text:p>
      <text:p text:style-name="P1">13. Da sprach Pilatus zu ihm: Hi5rest du nicht, wie Vieles sie wider dich zeugen?</text:p>
      <text:p text:style-name="P1">14. Und er antwortete ihm auch nicht aus ein einziges Wort, so dass der Landpfleger sich seZlr verwunderte. 15· » bei« auf das Fest war der Landpfleger gewohnt, dem Volke einen Gefangenen ledig zu geben, welchen sie wollten.</text:p>
      <text:p text:style-name="P1">16. Sie hatten aber damals einen berüchtigten Gefangenen, genannt Barabbas.</text:p>
      <text:p text:style-name="P1">17. Als sie nun versammelt waren, sprach Pilatus zu ihnen: Welchen wollet ihr, dass ich euch ledig gebe? den Barabbas, oder Jesum, den man nennt Christus?</text:p>
      <text:p text:style-name="P1">18. Denn er wusste, dass sie ihn aus Neid überantwortet hatten.</text:p>
      <text:p text:style-name="P1">19. Als er aber aus dem Richterstuhl salfz, sandte sein Weib zu ihm, sprechend: Ha e du nichts zu schaffen mit diesem Gerechten; denn ich habe heut ini Traume seinetwegen viel gelitten. Ich. is, is.</text:p>
      <text:p text:style-name="P1">20. Aber die Hohenpriester und die Aeltesten beredeten das Volk, dass sie den Barabbas begehrten, Jesum ab? umbiåächZen. » ». 3,4 . .</text:p>
      <text:p text:style-name="P1">21. Der Landpfleger aber hob an undsprach zu ihnen: Welchen von diesen beiden fvollåt ihrDdaszBich E1;ch ledig gebe? Sie pra sen: en ara as. »22. Pilatus spricht zu ihnen: Was soll. ich denn dem Jesus thun, den man Christusnennt? Sie sprechen Alle zu ihm: Er werde gekreuåi)get !</text:p>
      <text:p text:style-name="P1">23. a sagte der Landpsleger: Was hat· er denn Uebels gethan? Sie aber schrieen noch piel.mehr und sprachen: Er werde gekreuzizåit.</text:p>
      <text:p text:style-name="P1">24. ls nun Pilatus sah, dass er nichts ausrichte, sondern dass vielmehr ein Aufruhr ward, nahm er Wasser und wusch die Hände vor dem Volke, sprechend: Ich bin unschuldig an dem Blute dieses Gerechten; sehet ihr zu!</text:p>
      <text:p text:style-name="P1">5. M«-s. ei, s sc. Pf. 26, is.</text:p>
      <text:p text:style-name="P1">25. Und alles Volk antwortete und sprach : Sein Blut komme auf uns und auf unsere Kinder! C. V,</text:p>
      <text:p text:style-name="P1">35. Ap. 5, as.</text:p>
      <text:p text:style-name="P1">26. Da gab er ihnen den Barabbas ledig« Jesum aber liess er geisseln und übergab ihn, dass er gekreuziget werde. V. 27—3o: Muse. is, -t6—49. I«-h. 49, 4——3. IV.</text:p>
      <text:p text:style-name="P1">27. Da nahmen die Kriegsknechte des« Landpflegers Jesum in das Richthaus und versanimelten über ihn die ganze Rotte.</text:p>
      <text:p text:style-name="P1"><text:soft-page-break/>28. Und sie zogen ihn ans und legten ihm einen Purpnrniantel uln,</text:p>
      <text:p text:style-name="P1">29. und flochten eine Krone von Dornen, f;tzten sie auf sein aupt, gaben ihm ein ohr in seine rechte ·and und beugten vor Hm die Kniee, oerPaottetei1 ihn und sprachen: ei gegrüsst, du König der Juden!</text:p>
      <text:p text:style-name="P1">30. Dann spieen sie ihn an nnd nahmen das Rohr und schlugen aussein Haupt. C. ge,</text:p>
      <text:p text:style-name="P1">67. V. Si —«i-4: Man. -is, 20—s3·2. Luc. 23,</text:p>
      <text:p text:style-name="P1">26. 33—39. Joh. 49, -l6-24. V.</text:p>
      <text:p text:style-name="P1">31. Und nachdem sie ihn verspottet, zogen sie ihm den Mantel aus und legten i in seine Kleider an, nnd» dann führten sie i n hin, dass sie ihn kreuz1gten.</text:p>
      <text:p text:style-name="P1">32. Indem sie aber hinausgingen , fanden sie einen Mann von Erfreue, mit Namen Simon; den zwangen sie, dass er fein Kreuz trage. Hei-. is, H. is.</text:p>
      <text:p text:style-name="P1">33. Und als sie an den Ort gekommen, genannt Golgatha, das heisst Schädelort,</text:p>
      <text:p text:style-name="P1">34. gaben sie ihm Essig mit Galle vermischt zu trinken; und als er es gekostet hatte, wollte er es nicht trinken. Ps.S9,</text:p>
      <text:p text:style-name="P1">22. Si-c.34 , S. <text:s text:c="3"/>Cap.</text:p>
      <text:p text:style-name="P1">27. St. Matthäi. « Cap.</text:p>
      <text:p text:style-name="P1">27. 37:«:</text:p>
      <text:p text:style-name="P1">35. No dem siei n nun getreu i thatten, theilten sie seine Kleider und råagrfen das Loos, au§szdass ersüllet würde, was geredet ist von dem ropheten: »Sie haben meine Kleider uliter sich getheilt und über mein Gewand haben sie das Loos geworfen« Pf. 22, -i9. 36· Und sie sassen und bewachten ihn daselbst.</text:p>
      <text:p text:style-name="P1">37. Und sie hefteten über seinein Haupte seine Beschuldigung an, in dieser Aufschrift : Dieser i t Jesus, der König der Juden.</text:p>
      <text:p text:style-name="P1">38. Da wurden mit ihm zwei Mörder gekreuzigt, einer zur Rechteu und einer zur inken. Las. 23, se. Jes. is:-», i2.</text:p>
      <text:p text:style-name="P1">39. Die aber vorübergin en, läftertenihn, schüttelten ihre Köpfe und sprachen: Pf. er, S.</text:p>
      <text:p text:style-name="P1">40. Der du den Tem el zerstörest und in drei Tagen aufbauest, hilf dir selber! Bist du Gottes Sohn, so steige )åoi;i6Kz-«eug h;erxib!</text:p>
      <text:p text:style-name="P1">41. Gleicherweis e spotteten seiner auch die .Hohenpriester sammt den Schriftgelehrten -und Aeltesten und sprachen: «</text:p>
      <text:p text:style-name="P1">42. Aiidern hat er geholfen, siih selbst kann er nicht helfen. Jst er der König Jsraels, so steige er nun vom Kreuz herab, und wir «wollen ihm glauben.</text:p>
      <text:p text:style-name="P1">43. Er hat auf Gott vertraut, der erlöse ihn setzt, soszer ihn will. Denn er hat ja gesagt: Jch bin Gottes Sohn. Pf. 22,</text:p>
      <text:p text:style-name="P1">9.</text:p>
      <text:p text:style-name="P1">44. Ebenso scl)niäheten ihn auch die Mörder, die mit ihm gekreuzigt waren. B. 45——56; Mark. is, es—-«. Luc. 23, 44——49. Joh. i9, 28—3o. VI.</text:p>
      <text:p text:style-name="P1">45. Aber von der sechsten Stunde an ward eine Finsterniss über das ganze Land bis zur neunten Stunde.</text:p>
      <text:p text:style-name="P1">46. Und um die neunte Stunde schrie Jesus mit lauterStimnce, sprechend: Eli, Eli, lama «sabachthani! das ist: Mein Gott, meinGott, warum hast du mich verlassen? Pf. 22,</text:p>
      <text:p text:style-name="P1"><text:soft-page-break/>2.</text:p>
      <text:p text:style-name="P1">47. Etliche nun der Dastehenden, als sie es hörten, sprachen: Dieser ruft(?em7E4ls)as.</text:p>
      <text:p text:style-name="P1">48. Und alsobald lief einer aus ihnen, nahm einen Schwamm, fi'illte ihn mit Essig, steckte ihn auf ein Rohr und tränkte ihn.</text:p>
      <text:p text:style-name="P1">49. Die Uebrigen aber sprachen: Halt! lasset nlr»is sehen, ob Elias komme, dass er i m e e. . h50.hJisus aber schrie abermal mit lauter Stimme und gab den Geist auf.</text:p>
      <text:p text:style-name="P1">51. Und siehe, der Vorhang im Tempel riss entzwei von oben an bis unten, und die Erde erbebete und die Felsen lspalteten sich.</text:p>
      <text:p text:style-name="P1">2. Mos. As, 3i. He .4o, te.</text:p>
      <text:p text:style-name="P1">20.</text:p>
      <text:p text:style-name="P1">52. Und die Gräber öffneten sich, und i viele Leiber der entschlasenen Heiligen standen auf;</text:p>
      <text:p text:style-name="P1">53. und sie giWen aus den Gräbern her-F vor nackt) seiner userstehung und kamen in.:. die heilige Stadt und erschienen Vielen.</text:p>
      <text:p text:style-name="P1">54. Der Hauptmann aber iInd die mit ihm Jesuin bewachten, als sie das Erdbeben-, sahen und was da 2g;scha ), fürchteten sichs ehr und sprachen: ahrhastig, dieser war) Gottes Sohn!</text:p>
      <text:p text:style-name="P1">55. Es waren aber daselbst viele Weiber, die von ferne zusahen, welche Jesu von Galiläa gefolgt waren nnd ihm gedienethatten; Luc. 8, D. Z. ,</text:p>
      <text:p text:style-name="P1">56. unter welchen Maria Magdalene war und Maria, die Mutter des Jacobusi und Ioses, und die Mutter der Söhne des Zebedäus. V. Z7—6I : Man. ss, 42—L7. Luc. 23, 50—5l5. Joh. i9, 38—42. <text:s/>VII.</text:p>
      <text:p text:style-name="P1">57. Als es nun Abend war, kam ein.-F reicher Mann von Arimathäa, mit Namen-",-» Joseph, der auch selbst einJünger Jesu war. «</text:p>
      <text:p text:style-name="P1">58. Dieser ging zu Pilatus und bat um: den Leib Jesu. Da befahl Pilatus, dass ihm der Leib gegeben werde. Joh. is, as.</text:p>
      <text:p text:style-name="P1">5. Moi·. ei,</text:p>
      <text:p text:style-name="P1">23.</text:p>
      <text:p text:style-name="P1">59. Und J1;seph nahm den Leib, wand ihn in reine einwand,</text:p>
      <text:p text:style-name="P1">60. und legte ihn in sein neues Grab, welches er in einen Felsen gehauen; und er wälzte einen grossen Stein vor die Thüre des Grabes und ging hinwe . Jes.</text:p>
      <text:p text:style-name="P1">53.</text:p>
      <text:p text:style-name="P1">9.</text:p>
      <text:p text:style-name="P1">61. Es war aber daselbst Maria Magdalene uiid die andere Maria, die sassen dem Grabe gegenüber. VlII.</text:p>
      <text:p text:style-name="P1">62. Des andern Tages nun, welcher ; auf den Rüsttag folgt, versammelten sich die; Hohenpriester und diePharisäer bei Pilatus und sprachen: Joh. 49,</text:p>
      <text:p text:style-name="P1">44. » ·</text:p>
      <text:p text:style-name="P1">63. «err, wir erinnern uns, dass dieser. VerfiiFrer gesprochen hat, da er noch lebte :J Nach drei agen werde ich auferste en. C. is, ei. 47»</text:p>
      <text:p text:style-name="P1">23. —64. So besiehl nun, dass das Grab sicher verwahrt werde bis an den dritten Tag, damit nicht etwa seine Jünger des Nachts kommen und ihn stehlen und zum Volke sagen: Er ist von den Todten auserstan-den! nnd der letzte Betrug ärger werde als der erste. »-</text:p>
      <text:p text:style-name="P1"><text:soft-page-break/>65. Pilatus sprach zu ihnen: Nehmet dze Wache; gehet hin nnd verwahret es, wie·;; ihr können· « -,-</text:p>
      <text:p text:style-name="P1">66. Da gierigen sie hin, versiegbeltei»i den Stein und verwahrten das Gra mit der« Wqchc. » « Z ji <text:s text:c="3"/>Cap.</text:p>
      <text:p text:style-name="P1">28. Das Evangelium Cap.</text:p>
      <text:p text:style-name="P1">28.</text:p>
      <text:h text:style-name="Heading_20_2" text:outline-level="2">Cap. XXVIIl.</text:h>
      <text:p text:style-name="P1">I. Jesu Auferstehung. 4—i0. 1l. Bestechung der Wache durch die Priestcr. «—I5. III. Jesu Abschied von den Jüngern. 46—20. B. «—8: Makc.4a, i. 2, 5-8. Luc. 24, «-—9. I.</text:p>
      <text:p text:style-name="P1">1. Aber nach dem Sabbath, als der We Tag der Woche anbrach, kam Maria agdalene und die andere Maria, das Grab zu besehen. J-h. 20, ·i.</text:p>
      <text:p text:style-name="P1">2. Und siehe, es ges(i)ah ein grosses Erdbeben, denn des Herrn Engel stieg vom gin1niel herab, trat herzu, und wälzte den tein von der Thüre, und setzte sich auf denselben;</text:p>
      <text:p text:style-name="P1">3. und seine Gestalt war wie der Blitz und sein Kleid weiss wie der Schnee. A;-. «, 4o.</text:p>
      <text:p text:style-name="P1">4. Vor seinem furchtbaren Ansehen aber erbebten die Wächter und waren wie todt.</text:p>
      <text:p text:style-name="P1">5. Der Engel aber wandte sich zu den Weibern ulld sprach: Fürchtet euch nicht! d»el?n ich weiss, dass ihr Jesum, den Gekreu1 en u e ch « · zå Erist nicht hki)er; Inn er ikst ai;f(;)rstanden, wieerge agt at. ommet er, e etden Ort, woderF;i,«errlgelegen·hat. C. i2,40. 1s,2-.</text:p>
      <text:p text:style-name="P1">7. Und gehet ei ends hin und saget seinen Jiin ern, dass er von den Todten auferstan.U;::sxkgl:Iris:-F II:-I) «:k«;;«;.;;:I-E» Sieht? iih habe es euch gesagt-. · «</text:p>
      <text:p text:style-name="P1">8. nd sie gingen eilends hmwe von dem Grabe mit Furcht und grosser Freude nndliesen, es seinenJiingernzu verkändigen.</text:p>
      <text:p text:style-name="P1">9. Als sie aber hingingen, es seinen Jüngern «u verkündigen, sie e, da begegnete ihnen Jesus und sprach: eid gegrüsst! Da traten sie herzu und ergriffen seine Füsse und fielen vor ihm nieder»</text:p>
      <text:p text:style-name="P1">2. K-In. 4,</text:p>
      <text:p text:style-name="P1">27. 1·0. Da sprach Jesus zu ihnen: Fürchtet euch nicht! Ge ethin,verkündi etesmeinen Brüdern , dass sie nach Galiläa mngehen und— daselbst werden sie mich sehen. J-h. so, »17. 1I.</text:p>
      <text:p text:style-name="P1">11. Als sie aber hingingen, siehe, da. kamen Etli e von der Wadle in die Stadt ch ) und verkiindigten den Hohenpr1«estern Alles,. was geschehen war.</text:p>
      <text:p text:style-name="P1">12. Diese versainmelten sich sammt den Aeltesten, und nachdem sie einen Rat8Jgehalten, gaben sie den Kriegsknechten eld genuEund sprachen: » ·</text:p>
      <text:p text:style-name="P1">13. aget: Seine Junger sind des Nachtss gekommen und haben ihn gestohlen, während wir schliesen. C· 27, in.</text:p>
      <text:p text:style-name="P1">14. Und wenn dieses vor den Landpfleger" kommt, so wollen wir ihn besänftigen, und machen, dass ihr ausser Sorge seid.</text:p>
      <text:p text:style-name="P1">15. Diese nahmen das Geld und thaten, wie sie unterrichtet waren. Und so wurde diese Rede verbreitet unter den Juden bis au den heutigen Tag. IlI.</text:p>
      <text:p text:style-name="P1"><text:soft-page-break/>16. Aber die eils Jünger gingen nach Galili;’a auf den Berg, wohin sie Jesus beschleden hatte. C,26,32. 28,7«</text:p>
      <text:p text:style-name="P1">17. Und als sie ihn sahen, fielen sie vor ihmnieder; Etliche aberzweifelten. L» 24» «»</text:p>
      <text:p text:style-name="P1">18. Und Jesus trat herzu, redete mit ihnen und sprach: Mir Ei alle Gewalt gegeben im Himmel und auf rden. C.-1,27. Luc.i0,22.J«-h.i3,3. Phi1.2,92c.</text:p>
      <text:p text:style-name="P1">19. Darum gehet hin und machet zu Jünern alle Völker und taufet sie auf den. 3?amen des Vaters und des Sohnes unddes heiligen Geistes. Mark. is,4.-. is. Ap. i , s.</text:p>
      <text:p text:style-name="P1">20. Und lehret sie Alles halten, was ich euch befo?en habe. Und siehe, ich bin bei euch alle age bis an das Ende der Welt. Amen. C. is, Do. Jst» «4, is.</text:p>
      <text:p text:style-name="P1"/>
      <text:h text:style-name="Heading_20_1" text:outline-level="1">Das Evangelium St. Marci.</text:h>
      <text:h text:style-name="Heading_20_2" text:outline-level="2">Cap. I.</text:h>
      <text:p text:style-name="P1">I. Johannes Amt, Person und Predigt. 4—8.</text:p>
      <text:p text:style-name="P1">11. Jesus wird getauft und versucht. 9-—43; 1ll. tritt in Galiiäa auf und be:uft die Jünger. 44—20; IVlehrt und heilet. 24—45. I.</text:p>
      <text:p text:style-name="P1">1. Der Anging des Evangeliums Jesu Christi, des ohnes Gottes. B.2—8: Manns, i—i2. Luc.3, 4——9, «s——-is. 2 W· schJ«"«iL «« it«ä««Y" d P h « le C Ue ej! c U! St! IV cten: ,,SiFhe, ich sende meinen Boten pvor deinem Angesichte her, der deinen Weg vor dir bereiten wird.« Mal. Z, «.</text:p>
      <text:p text:style-name="P1">3. »Eine Stimme eines Rufenden in derWigte: Bereitet den Weg des Herrn, ma et seine Pfade eben!« Jes. 40,</text:p>
      <text:p text:style-name="P1">3.</text:p>
      <text:p text:style-name="P1">4. So taufte· Johannes in der Wüste, und predigte die Taufe der Busse zur Verzeihung der Sünden. Joh. «, see. As-.49,4-.</text:p>
      <text:p text:style-name="P1">5. Und es ging zu ihm hinaus das ganze« jüdische Land und die von Jerusalem, und Alle wurden von ihm in dem Flusse Jor <text:s text:c="2"/>Cap.</text:p>
      <text:p text:style-name="P1">1. St. Marci. Cap.</text:p>
      <text:p text:style-name="P1">1. 39 dan getauft, indem sie ihre Sünden bekannten.</text:p>
      <text:p text:style-name="P1">6. Johannes aber war bekleidet mit Kameelhaaren und mit einem ledernen Gürtel um seine Lenden, und ass Heuschrecken und wilden Honig.</text:p>
      <text:p text:style-name="P1">7. Und er predigte und sprach: Es kommt Einer nach mir, der stärker i t als ich, dem ich nicht genugsam bin, vor i m gebückt den Schuhriemen ausznl’oseu. Ap. is,</text:p>
      <text:p text:style-name="P1">25.</text:p>
      <text:p text:style-name="P1">8. Ich habe euch mit Wasser getauft; er aber wird euch mit heiligen: Gusse taufen. P 4, V. 9—«: Many. Z, 43—47. Luc. Z, 2-i.</text:p>
      <text:p text:style-name="P1">22. J:-h. «, 31—34. Il.</text:p>
      <text:p text:style-name="P1">9. Und es begab sich in denselben Tagen, dass Jesus von Nazareth in Galiläa kam und von Johannes im Jordan getauft ward. Lug» J, Si. -</text:p>
      <text:p text:style-name="P1">10. Und alsobald, da er aus dem Wasser stieg, sah er die Himmel offen, nnd den Geist wie eine Taube auf ihn herabsteigen.</text:p>
      <text:p text:style-name="P1"><text:soft-page-break/>11. Und eine Stimme erscholl ans den .Pimmeln: Du bist mein Sohn, der Geiebte, an welchem ich Wohlgesallån Passe. V. i2. is: Many. 4, i—«. Luc. L, 4—43.</text:p>
      <text:p text:style-name="P1">12. Und alsobald treibt ihn der Geist in die Wüste hinaus.</text:p>
      <text:p text:style-name="P1">13. Und er war daselbst in der Wüste vierzig Tage und wurde vom Satan verLicht; 11nd er war bei den Thieren, und die Engel dieneten ihm. B.</text:p>
      <text:p text:style-name="P1">44. isMuth. is, «2—47. Luc.</text:p>
      <text:p text:style-name="P1">4. s4. is· 1l1.</text:p>
      <text:p text:style-name="P1">14. Nachdem aber Johannes überliefert war, kam Jesus nach Galiläa und predigte das Evangelium des Reiches Gottes, C. O,</text:p>
      <text:p text:style-name="P1">47.</text:p>
      <text:p text:style-name="P1">15. und Yrach: Die Zeit ist erfüllet, und das Reich ottes ist enahet; thut Busse und glaubet an das E?oaligelmm.G.21.4,4. V. te-20.· Muth. 4, 48—22. L:-c. Z, «—«.</text:p>
      <text:p text:style-name="P1">16. Und da er am galiläischen Meere wandelte, sah er Simon nnd seinen Bruder Andreas; die warfen das Netz aus im Meere, denn sie waren Fischer.</text:p>
      <text:p text:style-name="P1">17. Und Jesus sprach zu ihnen: Folget mir nach, nnd ich will euch zu Menschenfischern machen.</text:p>
      <text:p text:style-name="P1">18. Da verliessen sie alsobald ihre Netze und folgten ihm nach.</text:p>
      <text:p text:style-name="P1">19. Und als er von da ein wenig weiter ging, sah er Jakobus, den Sohn des Zehedäus, und seinen Bruder Johannes, welche auch im Schiffe die Netze ansbesserten.</text:p>
      <text:p text:style-name="P1">20. Und alsobald berief er sie; und sie liessen ihren Vater Zebedäus sammt den Tacglöhnern im Schiffe, und folgten ihm na . V. 2i—28: Luc.</text:p>
      <text:p text:style-name="P1">4. 34—37. U IV.</text:p>
      <text:p text:style-name="P1">21. Und sie gingen hinein gen Capernanm; und er trat alsobald am Sabbath in die Versammlung 1md lehrte. «</text:p>
      <text:p text:style-name="P1">22. Und «ie erstaunten über seine Lehre; denn er lehrte sie als Einer, der Gewalt hat, und nicht wie die Scl)ristgelehrten. Many. 7, W,</text:p>
      <text:p text:style-name="P1">29.</text:p>
      <text:p text:style-name="P1">23. Und es war in ihrer Versam1nlung ein -Mensch mit einem unreinen Geiste, der ichNE. . .</text:p>
      <text:p text:style-name="P1">24. und sprach: Ach, was» haben wir mit dir zu sehn sen, Jesn von Nazareth? Bist du gekommen uns zu verderben? Ich weiss, wer du bist: der Heilige Gottes. C. 5,</text:p>
      <text:p text:style-name="P1">7.</text:p>
      <text:p text:style-name="P1">25. Und Jesus beschalt ihn und sprach: Verstulnmeundfahreans von ihm ! C. 9,25:c.</text:p>
      <text:p text:style-name="P1">26. Und der unreine Geist, nachdem er ihn hin und her gerissen und mit lauter Stimme geschrieen, fuhr von ihm ans.</text:p>
      <text:p text:style-name="P1">27. Und sie erstaunten Alle, so dass sie sich unter einander besragten, und sprachen: Was ist das? Was für eine neue Lehre ist das? Denn er gebietet auch den unreinen Geistern mit Macht, nnd sie gehorchen ihm.</text:p>
      <text:p text:style-name="P1">28. Und das Gerücht von ihm breitete sich alsbald aus in die ganze umliegende 3andschaft von Galiläa. sz V.29—34: Marthe, ««-«7 Las. -Z, 38—40.</text:p>
      <text:p text:style-name="P1">29. Und sie gingen aus der Versammlung alsobald in das Haus Simons und Andreas, mit Jacobus und Johannes.</text:p>
      <text:p text:style-name="P1">30. Simons Schwieger aber lag krank und hatte das Fieber, und sie sagten ihm alsobald von ihr.</text:p>
      <text:p text:style-name="P1">31. Und er trat hinzu, ergriff ihre Hand, ulid richtete sie auf; <text:soft-page-break/>und das Fieber verliess sie alsobald, und sie dienete ihnen.</text:p>
      <text:p text:style-name="P1">32. Als es aber Abend geworden, und» die Sonne 1intergegangen war, brachten sie zu ihm Alle, die krank und besessen waren.</text:p>
      <text:p text:style-name="P1">33. Und die ganze Stadt war vor der Thüre versammelt.</text:p>
      <text:p text:style-name="P1">34. Und er heilte Viele, die mit mancherlei Krankheiten behaftet waren; und er trieb viele Teufel aus, und liess die Teufel nicht reden, denn sie kannten ihn. C. Z, «</text:p>
      <text:p text:style-name="P1">42. Ap. is,</text:p>
      <text:p text:style-name="P1">47. is. V. 35—39Luc. it, 42—44.</text:p>
      <text:p text:style-name="P1">35. Und am Morgen, als es noch sehr dunkel war, stand er auf, ging hinaus an einen einöden Ort und betete daselbst. ·</text:p>
      <text:p text:style-name="P1">36. Und Simon sammt denen, die bei ihm waren, eilten ihm nach. <text:s text:c="3"/>40 Cato.</text:p>
      <text:p text:style-name="P1">1.</text:p>
      <text:p text:style-name="P1">2. Das Evangelium Cap.</text:p>
      <text:p text:style-name="P1">2. -</text:p>
      <text:p text:style-name="P1">37. Und als sie ihn gefunden, sprachen sie zu ihm: Jedermann suchet dich.</text:p>
      <text:p text:style-name="P1">38. Uiid er spricht zu ihnen: Lasst ims in die nächsten Flecken gehen, auf dass ich auch daselbst predige; denn dazu bin ich ausgegangen. Jcs. Si, i.</text:p>
      <text:p text:style-name="P1">39. U1id er predigte durch ganz Galilcia in ihren Versammlungen, und trieb die Teufel ans. V. 40—45; Many. 8, i-—4. Luc. S, «I2—45.</text:p>
      <text:p text:style-name="P1">40. Und ein Aussätziger kam zu ihm, bat ihn, fiel vor ihni auf die Kniee und sprach: Wenn du willst, so kannst d1i mich reinigen.</text:p>
      <text:p text:style-name="P1">41. Da erbarmte sich Jesus seiner, streckte die Hand aus, rührte ihn an und sprach zu ihm: Jch !vill es, sei gereinigt!</text:p>
      <text:p text:style-name="P1">42. Und da er redete, wich der Aussatz alsobald oon ihm, und er ward rein.</text:p>
      <text:p text:style-name="P1">43. Und er drohte ihm ernstlich und hiess ihn alsobald weggehen,</text:p>
      <text:p text:style-name="P1">44. und sagte zu ihm: Siehe zu, das; du Niemand etwas sagest; sondern gehe hin, eige dich dem Priester uiid opfere für deine ?Reinignng, was Moses befohlen hat, ihnen zum «-3eugniss.</text:p>
      <text:p text:style-name="P1">3. Mos. it, D sc.</text:p>
      <text:p text:style-name="P1">45.«Als er aber hiuweggegaligen, fing er an es vielfach zu verkündigen, und die Sache ruchbar zu machen, also dass Jesus von da an nicht mehr öf·entlich in eine Stadt hineingehen konnte, sondern er war draussen an einöden Orten, und sie kamen zu ihm von allen Enden. C. 7, se.</text:p>
      <text:h text:style-name="Heading_20_2" text:outline-level="2">Cap. 1I.</text:h>
      <text:p text:style-name="P1">I. Jesus heilt einen vom Schlage Getroffenen. 4—-t3; il. bcruft den MatthEius. i4-i7; 11l. verthcidigt seine Ji«mger in Ansehung des Fastens. 48—22; und W. des 7!lehrenessens am Sabbath. 23 -28. V..4—-t2: Mann. 9, 4—8. Luc. E«-, t7—5i6. I.</text:p>
      <text:p text:style-name="P1">1. Und nach etlichen Tagen ging er wieder gen Capernamn; nnd da man hörte, dass er im Hause wäre,</text:p>
      <text:p text:style-name="P1">2. versamuielten sich alsobald Viele, so dass sie nicht mehr Platz hatten, auch nicht draussen bei der Thüre, und er predigte <text:soft-page-break/>ihnen das Wort. Z. Und man brachte einen Schlagflüssigen zu ihm, der von Vieren getragen wurde.</text:p>
      <text:p text:style-name="P1">4. Und da sie vor dem Volk sieh ihm nicht nahen konnten, deckten sie das Dach ab, wo er war, ulid nachdem sie durchgebrochcn, liessen sie das Bett, worauf der Schla flüssige lag, herab.</text:p>
      <text:p text:style-name="P1">5. Ais aber Jesus ihren Glauben sah, sprach er zu dein Schlagsli’issigen: Sohn! deine Sünden sind dir vergeben. l i i i i ) S. Es waren aber Etliche der Schriftgelehrten, die sassen daselbst, und dachten in ihren Herzen:</text:p>
      <text:p text:style-name="P1">7. Was redet dieser solche Lästerungen? Wer kann Sünden vergeben als nur allein Gott«? Pf, se, S. i30, -i. Jcs. 43, es. 44, ge.</text:p>
      <text:p text:style-name="P1">8. Und alsobald merkte Jesus in seinem Geiste, dass sie also bei sich selbst dachten, und sprach zu ihnen: Was deutet ihr solches in euer-n Herzen? Joh. 2,</text:p>
      <text:p text:style-name="P1">25. »9. Was ist leichter ? zu dem Schlagflüssigen sagen: Deine Sünden sind dir verg;ben. oder sagen: Steh’ auf, hebe dein « ett auf und wandle?</text:p>
      <text:p text:style-name="P1">10. Damit ihr aber wisset, das; des Menschen Sohn Macht hat, auf Erden Sünden zu vergeben, sprach er zu dem Schlagflüsigen:</text:p>
      <text:p text:style-name="P1">11. Ich sage dir, stehe auf, hebe dein Bett aiif 1iud gehe hin in dein Haus.</text:p>
      <text:p text:style-name="P1">12. Und er stand alsobald auf, hob sein Bett alif und gigg vor Aller Augen hinaus; also das; sie lle erstaunten und Gott priesen, sprechend: Noch nie haben wir solches gesehen. V. i3—i7Many. 9, 9—i3. Lin. 5, 27—32.</text:p>
      <text:p text:style-name="P1">13. Und er ging wieder an das Meer hinaus, nnd alles Volk kam zu ihm, und er lehrte sie. il-</text:p>
      <text:p text:style-name="P1">14. Und als er Vorüber ging, sah er Leut, des Alphäus Sohn, am Zoll sit;-en. Und er spricht u ihm: Fol e mir nach. Und er stand aus und folgte il?ni nach.</text:p>
      <text:p text:style-name="P1">15. Und es begab sich, als er im Hause desselben zu Tische Iss, so set;-ten sich auch viele Zöllner und Sünder mit Jesu und seinen Jüngern zu Tisihe; denn es waren Viele, die ihm nachfolgten. 1(3. Und als die Schriftgelehrten und Pharisäer ihn mit den Zöllnern und Sündern essen sahen, sagten sie zn semeliIiingern: Was ist das, dass er mit den Zbllnern und Sündern isst und trintt? ei«-. is, «.</text:p>
      <text:p text:style-name="P1">2.</text:p>
      <text:p text:style-name="P1">17. Und als Jesus es hörte, spMch er ZU ihnen: Die Starken bedürfen des. Arztes nicht, sondern die Kranken. Ich bin nicht gekommen, zu berufen Gerechte, sondern c«iinder zur Busse. i.Cok. -,26 «. Ez.33,«· V. is—-22: Muth. 9,» ii—i7. Lin. S, 33—39. 11!. 18« Und die L3»ünger» des Johannes und die Jüngers der Pharisaer fasteten, und sie kamen zu ihm« und sagten: Warum fasten die Jiinger» des Johannes nnd die Ji·inger der Pharisäer, deine Jiingei« aber fasten nicht? « »</text:p>
      <text:p text:style-name="P1">19. Und Jesus sprach zu ihnen: Konnen <text:s text:c="3"/>Cato. L. Z. St. Marei. Cap.</text:p>
      <text:p text:style-name="P1">3. die .Hochzeitleute fafteu, so lan e der Bräutigam bei ihnen ist? So langeZe den Bräutigam bei sich haben, können sie nicht fasten.</text:p>
      <text:p text:style-name="P1">20. Es werden aber Tage kommen, da der Bräutigam wird von ihnen <text:soft-page-break/>genommen sem, mid dann werden sie fasten in denselben Tagen.</text:p>
      <text:p text:style-name="P1">21. Und Niemand setzt em Stück rohen Tuchcs auf ein altes Kleid; sonst reisst das neue Stück dem alten ab, ui1d der Riss wird ärger.</text:p>
      <text:p text:style-name="P1">22. Uiid Niemand fasset neuen Wein in alte Schläuche; sonst zerreisst der neue Wein die Schlauche, und der Wein wird verschüttet, und die Schläuche verderben; sondern neuen Wein soll man in neue Schli’mche fassen. V. :-3—28: Many. is, 4—8. Lin. S, i—5. lV.</text:p>
      <text:p text:style-name="P1">23. Und es begab sich, dass er am Sabbath durch die Saat wandelte. Und seine Jünger singen an auf dem Wege die Aehren abznsti·eisen.</text:p>
      <text:p text:style-name="P1">24. Und die Pharisäer sprachen zu ihm: Siehe, warum thun sie am Sabbath, was nicht erlaubt ist?</text:p>
      <text:p text:style-name="P1">25. Und er sprach Si ihnen: Habet ihr niemals gelesen, was aoid that, da er es vonnöthen hatte, niid ihn nnd die bei ihm waren, hungerte? i« S«-», ei, is,</text:p>
      <text:p text:style-name="P1">26. Wie er in das Haus Gottes hineinging uiiter dem obersten Priester Alsiathar, und die Schaubrote ass, die Niemand essen darf als nur die Priester, und auch denen davon gab, die bei ihm waren?</text:p>
      <text:p text:style-name="P1">2.Mos.29,32.</text:p>
      <text:p text:style-name="P1">27. Und er sprach ,u ihnen: Der Sabbath ward um des Pliei1schen willen, nicht der Mensch uin des Sabbaths willen. . o i en en a 28 An -st des M ichs« DE-s-"hTT’ «iich Herr des Sabbaths.</text:p>
      <text:h text:style-name="Heading_20_2" text:outline-level="2">Cap. III.</text:h>
      <text:p text:style-name="P1">l. Jesus heilt einen Lahmbändigen am Sabbath. 4———5; il. entweicht ans Meer und heilt daselbst. —42 Hi to« It wiil A ( -lZ—2-i IV S ; .iraliZ fvoste. ; · verthcidigt sich wider die Lc"istetiing der Pharisäer« 22—30. V. Die Verwandten Jesu. 3s———35. V. i—c;: Wirth. i2, 9—i4. Los. is, 6—«. I.</text:p>
      <text:p text:style-name="P1">1. Und er ging wiederum in die Versammlung. Und es wardaselbst ein Mensch, der hatte eine dürre Hand. s</text:p>
      <text:p text:style-name="P1">2. Und sie gaben Acht auf ihn, ob er ihn am Sabbath heilen würde, auf dass sie ihn verklagten. · Z. Und er spricht zu dem Menschen, der die dürre Hand hatte: Steh’ aus in die Mitte! 4t</text:p>
      <text:p text:style-name="P1">4. Und er spricht zu ihnen: Jst es erlaubt, am Sabbath Gutes zu thun, oderBoses zu thun, das Leben zu erhalten, oder zu tödten? Sie aber scl)ivie en. 5· Und· indem er sie rings umher mit Zorn ansah, betrübt wegen der Verg;;icktheit ihres Herzens, spricht er zu dem enschen: Strecke deme Hand aus! Und er it-eckte sie aus, und·selne Hand ward ihm wieder gesund wie die andere. II.</text:p>
      <text:p text:style-name="P1">6. Da gingen die Pharisäer hinaus 1ind hielten alsobald mit den Herodianern Rath wider ihn, dass sie ihn miibrächten. » ·2).)i««ii«ii,. «22, so.</text:p>
      <text:p text:style-name="P1">7. Und Jesus entwich mit seinen Jüngern au das Meer ;· iind eine grosse Menge ans Galiläa folgte ihm nach 1ind ans Judäa, Markt-. is, is.</text:p>
      <text:p text:style-name="P1">8. uiid von Jerusalem, und aus Jdumäa, nnd von jenseits des Jordans, und die aus der Gegend von Tyi-us nnd Sidon, eine grosse <text:soft-page-break/>Menge, da sie gehört hatten, wie grosse Dinge er that, kamen sie zu ihm.</text:p>
      <text:p text:style-name="P1">9. Und er befahl seinen Jüngern, ihm ein Schifflein bereit zuhalten um des Volkes willen, damit sie ihn nicht drängten.</text:p>
      <text:p text:style-name="P1">10. Denn er heilte Viele, so dass L lle, die eine Plage hatten, auf ihn eindrangen, um ihn al1zuri’ihren. Lin. is, is sc. March. -14. so.</text:p>
      <text:p text:style-name="P1">11. Und die uiireinel1 Geister, wenn sie ihn erblickten, fielen vor ihm nieder, schrieen und sprachen: Du bist der Sohn Gottes. C. i, :-4. :-4. March. «:-, is. Luc. i-, «.</text:p>
      <text:p text:style-name="P1">12. Und er drohte ihnen sehr, dass sie ihn nicht offenbar machen sollten. V. is-—i92 Muth. i0, i—4. Lin. 6, i2—i6. III.</text:p>
      <text:p text:style-name="P1">13. Und er stieg auf den Berg und berief zu sich, welche er wollte; uiid sie kamen zii ihm. » · » ·</text:p>
      <text:p text:style-name="P1">14. Und er ordnete · wehe, dass sie bei ihm seien, nnd dass er te aussende zu predigen; winkte. i0. Z.</text:p>
      <text:p text:style-name="P1">15. und dass sie Macht haben, die Krankheiten zu heilen und die Teufel auszutreiben:</text:p>
      <text:p text:style-name="P1">16. den Simon, dem er den Namen Petrus beilegte;</text:p>
      <text:p text:style-name="P1">17. und Jaeobiis, den Sohn des Zehed"cms, nnd Johannes, den Bruder des Jaeobus, denen er den Namen Boanerges, das ist, Donnersöhne, beilcgte; Luc.9, in.</text:p>
      <text:p text:style-name="P1">18. und Andreas, Philipp1is, Bartholomiins, Matthäiis, Thomas, Jacobus, des Alphäus Sohn, Thaddäus, Simon den Caiianiten, » » -</text:p>
      <text:p text:style-name="P1">19. und Judas Jscarioth, der ihn auch verrie"th. <text:s text:c="3"/>42</text:p>
      <text:p text:style-name="P1">Cap. Z. Das Evangelium Cato.</text:p>
      <text:p text:style-name="P1">4.</text:p>
      <text:p text:style-name="P1">20. Und sie kamen in das Haus, und das Volk kam abermal zusammen, also dass sie nicht einmalSpeise zu sich nehme? kiåiit;sen.</text:p>
      <text:p text:style-name="P1">21. Und als die Seinigen es hörten, in« en sie ans, dass sie ihn rissen; denn sie sagten: Er ist nicht bei sich; selbst. V. 22—30: Many. te, 24—32. L-c. «, i4—e3. IV.</text:p>
      <text:p text:style-name="P1">22. Und die S-ihi«istgelehrten, die von Jerusalem herabgekommen waren, spra3en: Er hat den Beelzebub, und durch den bersten der Teufel treibt er die Teufel aus. Joh. 8, 48 sc.</text:p>
      <text:p text:style-name="P1">23. Da berief er sie U sich und spra in Gleiihnissen zu ihnen:z Wie kann ein zatan den andern austreiben?</text:p>
      <text:p text:style-name="P1">24. Und wenn ein Reich wider sich selbst uneinig ist, so kann ein solches Reich nicht bestehen.</text:p>
      <text:p text:style-name="P1">25. Und wenn ein Haus wider sieh selbst nneinig ist, so kann ein solches Haus nicht bestehen.</text:p>
      <text:p text:style-name="P1">26. Und wenn der Satan wider sich selbst an steht und entzweit ist, so kann er nicht be tehen, sondern er nimmt ein Ende. «</text:p>
      <text:p text:style-name="P1">27. Niemand kann in das Haus des Starken hineingehen und seinen Hansrath rauben, es sei denn, dass er den Starken Zuvor binde; dann erst wird er sein Haus erauben.</text:p>
      <text:p text:style-name="P1">28. Wahrlich, ich sage euch, es werden den Menschenkindern alle Sünden verziehen werden nnd die Lästerungen, womit sie immer lästern; Luk. i2, to.</text:p>
      <text:p text:style-name="P1">29. wer aber wider den heiligen Geist lästern wird, der hat in Ewigkeit keine F?:;zgihung, sondern er ist ewiger Strafe u <text:s/>. enn sie sagten: Er hat einen unreinen Geist. Jst» -so, 2o. V. 34-—<text:soft-page-break/>35Muth. 42, 46-—50. Lin· 8, 4g—2«. Y.</text:p>
      <text:p text:style-name="P1">31. Es kamen nun seine Brüder und seine Mutter; und da sie draussen standen, chickten sie zu ihm, und liessen ihn rufen.</text:p>
      <text:p text:style-name="P1">32. Und»das Volk sass um ihn her. Und sie·sag;en ihm: Siehe, deine Mutter und deine rüder sind draussen und snchen dich·</text:p>
      <text:p text:style-name="P1">33. Und er antwortete ihnen und sprach: Wer ist meine Mutter, oder meine Brüder?</text:p>
      <text:p text:style-name="P1">34. Und indem er ringsherum die um ihn Sitzenden ansah, spricht er: Siehe, meine Mutter und meine Brüder!</text:p>
      <text:p text:style-name="P1">35. Denn wer den Willen Gottes thut, derselbe iFRmein Bruder, und meine Schwester und utter.</text:p>
      <text:h text:style-name="Heading_20_2" text:outline-level="2">Cap. IV.</text:h>
      <text:p text:style-name="P1">Gleichnisse: l. vom S3iemann. «—-25; il. vom aufivachsenden Samen26—29; lll. vom Senskorn. 30—34. lV. Stillung des Seesturms. 35-—« . V. i—25; Many. is, i—23. Lin. 8, 4—i8. I.</text:p>
      <text:p text:style-name="P1">1. Und er fing abermal an zu lehren am Meere. Und es versammelte sich zu ihm viel Volk, also dass er in das Schiff Leg und auf dem Meere sass« und alles o k war auf dem Land am Meere.</text:p>
      <text:p text:style-name="P1">2. Und er lehrte sie in Gleichnissen viele Dinge und sagte zu ihnen in seiner Lehre: <text:s/>Hbret zu! Siehe, es ging ein Stiemann ans zu s(ien.</text:p>
      <text:p text:style-name="P1">4. Und es begab sich, indem er säete, dass Einiges auf den Weg fiel; und die Vögel des -åiininels kamen nnd "rassen es auf.</text:p>
      <text:p text:style-name="P1">5. « uderes aber fiel auf das Steinichte, wo es nicht viel Erde hatte; und es ging glsobald auf, darum weil es nicht tiefe Lrde atte.</text:p>
      <text:p text:style-name="P1">6. Als aber die Sonne ausging, ward es verbrannt; und weil es nicht Wurzel hatte, verdor«rete es.</text:p>
      <text:p text:style-name="P1">7. Und Anderes fiel unter die Dornen; und die Dornen wuchsen auf nnd erstickten es, und es gab keine Frucht. S. Und Anderes fiel in den guten Grund und gab Frucht, die da auswuchs und zunahii1; nnd Eines trug dreissigfc’iltig, Eines sechzigfältig und Eines hundertsältig.</text:p>
      <text:p text:style-name="P1">9. Und er sprach zu ihnen: Wer Ohren hat zu horen, der hore»! ·</text:p>
      <text:p text:style-name="P1">10. Als er nun alleln war, sragten ihn die, welche um ihn waren, ani1nt den Zwblfen, um dieses Gleichniss.</text:p>
      <text:p text:style-name="P1">11. Und er sprach zu ihnen: Euch ist gegeben, das Geheimnis des Reiches Gottes zu erkennen, denen a er, die draussen sind, wird Alles in Gleichnissen zu Theil;</text:p>
      <text:p text:style-name="P1">12. auf dass sie mit Augen sehen nnd doch nicht erkennen, und mit Ohren hören und doch nicht verstehen, damit sie nicht etwa umkehren und ihnen die Sünden vergeben werden. Ies. e, g. to. ·</text:p>
      <text:p text:style-name="P1">13. Und er spricht u ihnen: Verstebet ist dieses Gleichniss nicht, wie werdet ihr a e Gleichnisse verstehen? »</text:p>
      <text:p text:style-name="P1">14. Der S«a"eniann ist, der das Wort faet.</text:p>
      <text:p text:style-name="P1">15. Die am Wege sind die, Wo das Wort esäet wird, und wann sie es gehört haben, Hemmt alsobald der Satan und nimmt das Wort weg, das in ihre»Herzei1 gesäet worden.</text:p>
      <text:p text:style-name="P1">16. Gleicherweise, die den Samen auf das Steinichte empfangen, sind die, welche das Wort hören nnd es alsobald mit Freuden <text:soft-page-break/>aufnehmen; <text:s text:c="3"/>Cap</text:p>
      <text:p text:style-name="P1">4. St. Makel. Cap.</text:p>
      <text:p text:style-name="P1">4.</text:p>
      <text:p text:style-name="P1">5.« is»</text:p>
      <text:p text:style-name="P1">17. aber sie haben keine Wurzel in sich, Enden! sind wettei«wendisch; hernach wann riibsal oder Verfolgun entsteht um des Wortes willen, äYern iie sich alsobald.</text:p>
      <text:p text:style-name="P1">18. Und die den ameii unter die Dornen empfanlgen, sind die, welche dasWorth’oren;</text:p>
      <text:p text:style-name="P1">19. a ver die Sorgen dieser Welt und der Betrug des Reichthums und die Begierden nach andern Dingen dringen ein und ersticken das Wort, uiid es wird uiZLsrTisl)tl;ar. . i , 2 . ,</text:p>
      <text:p text:style-name="P1">20. Und die den Samen in den guten Grund empfangen, sind die, welche das Wort hören und es aufnehmen und Frucht tragen, Einer dreissigsälti g nnd Einer sechzigsält1g und Einer huiidertfältig.</text:p>
      <text:p text:style-name="P1">21. Und er sprach zu ihnen: Kommt auch das Licht, dass es unter den Scheffel oder unter das Bett gesetzt werde? und nicht vielmehr, dass man es aus den Leuchter setze? Many. Z, is. Luc. «,</text:p>
      <text:p text:style-name="P1">33.</text:p>
      <text:p text:style-name="P1">22. Denn nichts ist verbor en, das nicht offenbar werde , und nichts ei;chieht so heimlich, dass es nicht an den Lag komme. M«iih. ii), es.</text:p>
      <text:p text:style-name="P1">23. Wer Ohren hat zu ’oren, der höre!</text:p>
      <text:p text:style-name="P1">24. Und er sprach zu i neu: Sehet zu, was ihr hi")ret! Mit we chem Masse ihr messet, wird euch gemessen wlerden, und en diei r öret wird u e e twerden. eh« h h «2oiaiih.z7, Hut. is, es.</text:p>
      <text:p text:style-name="P1">25. Denn wer hat, dem wird gegeben werden; und wer nicht hat, von dem wird auch das, was er hat, genommen werden. Many. is, i2. II.</text:p>
      <text:p text:style-name="P1">26. Und er spr3:?: Das ReichGottes ist so, wie wenn ein ensch den Samen in die Erde wirft,</text:p>
      <text:p text:style-name="P1">27. nnd er schläft und steht auf, Nacht und Tag, und der Same« wächst und gehet auf, ohne dass er es weiss. Pf. i27,</text:p>
      <text:p text:style-name="P1">2.</text:p>
      <text:p text:style-name="P1">28. Denn die Erde trägt von selbst Frucht; zum ersten das Gras, hernach die Aehre, dann den vollen Weizen in der Aehre.</text:p>
      <text:p text:style-name="P1">29. Wann nun die «’5r«ucht sich darbietet, Ehickt er alsobald die Siehe! hin; denn die rnte ist vorhanden. V. 3()——34. Many. is, Hi . :-z2, Si. Lin. is, is. i9. 1Il .</text:p>
      <text:p text:style-name="P1">30. Und er sprach: Wem wollen wir das Reich Gottes Vergleichen? oder unter was für einem Gleichnisse wollen wir es darstellen?</text:p>
      <text:p text:style-name="P1">31. Es ist gleich einem Senfkorn, welches, wann es in die Erde gesäet wird, das Kleinste ist unter allen Samen auf Erden. »</text:p>
      <text:p text:style-name="P1">32. Und wann es gesäet ist, so steigt es auf und wird grösser als alle Gartengewächse und gewinnt grosse Zweige, also dass die Vögel des Himmels unter seinemSchatten nisten können.</text:p>
      <text:p text:style-name="P1">33. Und in vielen solchen Gleichnissen trug er ihnen seine Lehre vor, so wie sie es zu ’oreii vermochten. 34». Ohne Gleichniss aber redete er nicht Hi ihnen: seinen Jüngern aber legte er lles besonders aus. V. 35—41; Muth. 8, i8. 23—27. Lin. 8, 22—2t5. IV.</text:p>
      <text:p text:style-name="P1">35. Und an demselben Tage, als es Abend war, sprach er zu ihnen: Lasset uns hinüber fahren.</text:p>
      <text:p text:style-name="P1"><text:soft-page-break/>36. Und nachdem sie das Volk entlassen, nahmen sie ihn mit, wie er da in dem Schi e war; es waren aber auch andere Schi bei ihm.</text:p>
      <text:p text:style-name="P1">37. Und es erhob sich ein grosser Windsturm, und die Wellen slc::Pliigen in das Schiff, also dass es bereits do wurde. .</text:p>
      <text:p text:style-name="P1">38. Und er war auf dem Hintertheile des Schisfes und schlief aus einem Kissen. Und sieweckten ihn und sprachen zu ihm: Meister, achtest du es nicht, dass wir umkommen?</text:p>
      <text:p text:style-name="P1">39. Und er stand auf, befchalt den Wind und sprach zum Meere: Schweig! verstum1ne! und der Wind legte sich und es ward eine grosse Stille. C. s, 5i,</text:p>
      <text:p text:style-name="P1">40. Und er sprach zu ihnen: Was seid ihr so« furchtsam? Wiehabet ihr keinenG aiiben?</text:p>
      <text:p text:style-name="P1">41. Und sie geriethen in grosse Furcht nnd sprachen unter einander: Wer ist doch die-« ser, dass auch der Wind und das Meer ihm« gehorsani sind ? »</text:p>
      <text:h text:style-name="Heading_20_2" text:outline-level="2">Cap. V.</text:h>
      <text:p text:style-name="P1">l. Befreiung eines Besessenen. «—2(). il. Heilung« des bliitfliissigen Weibes. 24—34. lll. Crivecki-ins« der Tochter des Janus. 35——43 I V. i——2i); Many. 8, 28—34. Lin. 8, 26-39. « I.</text:p>
      <text:p text:style-name="P1">1. Und sie kamen jenseits des Meeres in die Landschaft der Gadarener. «</text:p>
      <text:p text:style-name="P1">2. Und als er aus dem Schiffe getreten war, lief ihm alsobald aus den Gräbern ein Mensch mit einem unreinen Geiste entgegen,</text:p>
      <text:p text:style-name="P1">3. der feine Wohnung m den Gräbern hatte. Und Niemand oniite ihn binden, auch nicht mit Ketten; "4. denn schon oft war er mit Fussbandeit und Ketten gebunden gewesen, aber die Ketten wurden von ihm zerrissen und die Fussbande zerbrochen; nnd Niemand mochte« ihn bäiidigen.</text:p>
      <text:p text:style-name="P1">5. Und er war allezeit, Tag und Nacht, auf den Bergen und in den Gräbern, schrie und schlug sich selbst mit Steinen. <text:s text:c="3"/>44V</text:p>
      <text:p text:style-name="P1">Cap. Z. Das Evangelium Cap.</text:p>
      <text:p text:style-name="P1">5.</text:p>
      <text:p text:style-name="P1">6. Als er aber Jjesum »von ferne sah, lief er zu und fiel vor ihm nieder, »</text:p>
      <text:p text:style-name="P1">7. und schrie mit lauter Stimme und sprach: Jesu, du So»hn·Gottes, des Höchsten, was habe« ich mit dir zu schaffe·n? Jch besct)wöre dich bei Gott, dass du niich nicht pemiZest. C. «,</text:p>
      <text:p text:style-name="P1">24. S. enn er hatte zu ihm gesagt: Du unreiner Geist, fahr’ aus von diesem Menschen. I. Und er fragte ihn: Was ist dein Name? Uiid er alitwortete und sprach: Mem Name ist· Legion, denn uns er sind Viele.</text:p>
      <text:p text:style-name="P1">10. Und er bat ihn sehr, dass er sie nicht aus dieser Gegend de«-zwei e.</text:p>
      <text:p text:style-name="P1">11. Es war aber daselb an den Bergen eine ros;e Heerde Schweine zur Weide.</text:p>
      <text:p text:style-name="P1">12. sind die Teufel baten ihn und sprac:hen: Schicke uns in die Schweme, dass wir in dieselben fahreli.</text:p>
      <text:p text:style-name="P1">13. Und alsobald erlaubte es ihnen Jesus. Und die unreinen Geister fuhren aus und fuhren in die Schweine. Und die Heerde stürzte sich von dem Abhange in das Meer (ihrer waren bei <text:soft-page-break/>zweitausend), und sie ertranken im Meere.</text:p>
      <text:p text:style-name="P1">14. Die Hirten aber flohen uiid verkündigten es in der Stadt und auf dem Lande. Und sie gingen hinaus zu sehen, was da geschehen war.</text:p>
      <text:p text:style-name="P1">15. Und sie kommen zu Jesu und sehen denVesesseiien, der die Legion gehabt, sitzend nnd bekleidet und vernünftig, und sie fürchteten sich. » ·</text:p>
      <text:p text:style-name="P1">16. Und die es gesehen, erzählten ihnen, wie es mit dem Besessenen zugegangen, und von den Schweinen. » »</text:p>
      <text:p text:style-name="P1">17. Da fingen sie an ihn zu bitten, dass er voii ihren Grenzen hinwegi,iehe. 18 Und als er in das Schi trat bat . » « .si , » ihn der besessen Gewesene, dass er bei ihm bleiben dürfe.</text:p>
      <text:p text:style-name="P1">19. Aber Jesus liess es ihm nicht zu, fondern sprach zu ihm: Gehe in dein Haus zu den Deinen nnd verkmidige ihnen, was Grosses der Herr dir gethan und wie er sich deiner erbarmt habe. «</text:p>
      <text:p text:style-name="P1">20. Und er ging hin iind fing an in den zehn Städten zu verkmidigen, was Grosses Jesus ihin gethan habe, und Jedermann verwunderte sich. . V. 2sI—-J: Many. 9, i. is—-es. Lin. 8, 4o—e«-S. II.</text:p>
      <text:p text:style-name="P1">21. Und als Jesus im Schiffe wieder hmübergefahren war, versammelte fich viel Volk zu ihm; uiid er war am Meere.</text:p>
      <text:p text:style-name="P1">22. Und siehe, es kam einer der Obersten der Versanimlun , mit Namen Janus; und als er ihn erbRckte, fiel er ihm zu Füssen, 23· und bat ihn sehr, sprechend: Mein Töchterlein liegt in den letzten ügen; ich bitte dich, komin’ und lege ihr die . ände aus, das; ihr geholfen werde, und sie wird leben.</text:p>
      <text:p text:style-name="P1">24. Und er ging mit ihm; und es folgte ihm viel Volk nach und sie drängten ihn. .</text:p>
      <text:p text:style-name="P1">25. Und es war ein Weib, die hatte zwölf Jahre den Blutflul; ,</text:p>
      <text:p text:style-name="P1">26. uiid hatte viel erlitten von vielen Aerzteii und all ihr Gut aufgewendet, ohne das; es ihr geholfen, sondern es ward vielmehr xgl)linnner mit ihr.</text:p>
      <text:p text:style-name="P1">27. ls sie nun von Jesu gehört, kam sie ?1nte?i1kemVolke von hinten herzu und rührte ein <text:s/>eid an. «</text:p>
      <text:p text:style-name="P1">28. Denn sie sprach: Wenn ich nur seine Kleider anrühre , so wird mir geholfen werden. C. is,</text:p>
      <text:p text:style-name="P1">56.</text:p>
      <text:p text:style-name="P1">29. Und alsobald vertrocknete der Quell ihres Blutes, und sie spürte es am Leibe, das; sie von dieser Plage geheilt worden.</text:p>
      <text:p text:style-name="P1">30. Und alsobald spürte Jesus bei sich selbst die Kraft, die von ihm ausgegangen war, und wandte sich unter dem olke um und sprach: Wer hat meine Kleider augerührt? Lu»c. is, i9.</text:p>
      <text:p text:style-name="P1">31. Und seine Jüngers sprachen zu ihm: Du siehst das Volk, das dich drängt, und sprichst: Wer hat mich angerührt? ;32.·Und er blickte umher, die zu sehen, die dieses gethan hatte. · ·</text:p>
      <text:p text:style-name="P1">33. Aber das Weib, mit Furcht nnd Zittern, weil sie wus;te, was an ihr geschehenT war, kam nnd fiel vor ihm nieder uiid sagte ihm die ga se Wahrheit.</text:p>
      <text:p text:style-name="P1">34. Er abgr sprach zu ihr: Tochter, dein Glaube hat dir geholfen. Gehe hin im Frieden und sei von deiner Plage «g0esi;ä1d! « llI.</text:p>
      <text:p text:style-name="P1">35. Da er noch redete, kamen Etliche von den Leuten des Obersten der Veso« sanimlnng, die sprachen: Deine Tochter ist gestorben, <text:soft-page-break/>was beniühest du weiter den«; Meister? · </text:p>
      <text:p text:style-name="P1">36. Sobald aber Jesus dieses Wort hdrte, sprach er zum Obersten der Versammlung: . Fürchte dich nicht, glaube nur! s</text:p>
      <text:p text:style-name="P1">37. Und er liess Niemand ihm 5olgen als den Petrus und Jaeobns und ohannes, des Jaeobus Bruder. . -</text:p>
      <text:p text:style-name="P1">38. Und er kommt in das Haus des Obersten der Vergi3mmlung uiid sieht ein Ge· tünimel nnd emende und laut Heulende. 39, Und er ging hinein und spricht zu ihnen: Was machet ihr ein Getümmel und weinet? Das Kind ist nicht gestorben, son-« dern es schläft, J-h. «, «» -, <text:s text:c="3"/>H Cato. Z.</text:p>
      <text:p text:style-name="P1">6. St. Marci. Cap.</text:p>
      <text:p text:style-name="P1">6.</text:p>
      <text:p text:style-name="P1">40. Und sie verlachten ihn. Er aber, nachdem er Alle hinausgewiesen, nahm zu sich des Kindes Vater und Mutter sammt denen, die bei ihm waren, uiid ging hinein, wo das Kind lag.</text:p>
      <text:p text:style-name="P1">41. Und er erYifs des Kindes Hand und sprach zu ihm: a itha kumi, das ist Verdol1metschet: Mägdlein, ich sage dir, steh’ auf! Lue. 7,</text:p>
      <text:p text:style-name="P1">14.</text:p>
      <text:p text:style-name="P1">42. Undalsobald stand das Mä dlein auf und wandelte: denn es war zwölf Fahre alt. Und sie geriethen in grosses Erstaunen.</text:p>
      <text:p text:style-name="P1">43. Und er verbot ihnen ernstlich, dass Niemand dieses er-fahre; ulid er befahl,· ihr zu essen zu geben. C. i, «-. 7, se.</text:p>
      <text:h text:style-name="Heading_20_2" text:outline-level="2">Cap. VI.</text:h>
      <text:p text:style-name="P1">l. Jesus lehrt zu Nazareth. -t—6. It. sendet die Apostel aus. 7—t3. tilEnthanptuiig des Johannes. «e—29. W. Speisung der Fünftausend. 30-M. VWandeln auf dem Meer. 45—56. V. 4—6: Matth. -is, 54—58. Luc. 4, i6. 22——24. l.</text:p>
      <text:p text:style-name="P1">1. Und er zog von dannen und kam in seine Vaterstadt; nnd seine Jünger folgten — ihm nach.</text:p>
      <text:p text:style-name="P1">2. Und als es Sa"bbath war , sing er» an in der Verfani:iilung zu lehren, und Viele, die zuhörten, erstaunten 1md sprachen: a urei e ei ei, ei m e»ge en: , <text:s/>koil:imLtThi3-;emtsolLit)es,? Und ig)as·isst uiisiådg)ss al;ch solche ?haten durch izeineHande ge )e en.sz , »</text:p>
      <text:p text:style-name="P1">3. Jst dieses nicht der ZimmermLun, der Sii:ss;»sMI;s2«D;x.B;:ise»k: <text:s/>un oe ui u ion. 1i End nicht seine Schwestern hier bei uns? nd sie ärgerten sich an ihm. » »4. Jesus abersprachzu ihnen: »EmProphet ist nirgends verachtet als in seinem Vaterlande und bei seinen Verwandten und in seinem Hause. » « ·</text:p>
      <text:p text:style-name="P1">5. Und er konnte dziselbst keine Wunderthat thun, ausser das: er» wenigen Kranken die Haiide auflegte ulid sie heilte.</text:p>
      <text:p text:style-name="P1">6. Und er verwunderte sich wegen ihres Un laul«ens uiid zog in die Flecken rings umher und lehrte. B.7-is: 5iJiatihj0i04139-7;5. szLuc. 9, i—6. 1I.</text:p>
      <text:p text:style-name="P1">7. Und er berief die Zwölfe zu sich und sing an, sie, ’e zwei und zwei, auszuseudeii,(3iuh gab ihnen Macht über die unreinen ei ter.</text:p>
      <text:p text:style-name="P1">8. Und er befahl ihnen, siesollten nichts auf den Weg nehmen als <text:soft-page-break/>nur einen Stab , keine Tasche, ein Brot, kein Geld in den Gürtel; 45</text:p>
      <text:p text:style-name="P1">9. sondern nur Sohxen an den Füssen tragen und nicht zwei öcke anziehen.</text:p>
      <text:p text:style-name="P1">10. Und er sprach zu ihnen: Wo ihr in ein Haus eintreten werdet, darin bleibet, bis ihr von dannen ziehet.</text:p>
      <text:p text:style-name="P1">11. Und wo sie euch nicht aufnehmen, noch euch hören werden, da ziehet von dannen und schüttelt den Staub von euern Füssen, ihnen «nni ZeÆznis3. Wahrlich, ich sage euch: cis wird odom und Gomorrha am Ta e des Gerichtes erträglieher gehen als deri?ell-en Stadt.</text:p>
      <text:p text:style-name="P1">12. Und sie gingen aus uiid predigteu, dass man Busse thun solle; Many» :-z,</text:p>
      <text:p text:style-name="P1">2.</text:p>
      <text:p text:style-name="P1">13. niid trieben viele Teulfel aus und salbten viele Kranke mit Oe iind heilten sie. Jst. Ei, it. V. -i4—29: Many. it, i—i2. Lue. 9, 7—9. lll.</text:p>
      <text:p text:style-name="P1">14. Und der König Herodes hörte das(denu sein Name ward bekannt) Und Brach: Johannes, der Täufer, ist von den -todten auferstanden, darum wirken diese Kräfte in ihm.</text:p>
      <text:p text:style-name="P1">15. Andere sprachen: Es ist Elias; Andere aber: Es ist ein Prophet oder wie einer der Propheten. C. S,</text:p>
      <text:p text:style-name="P1">28.</text:p>
      <text:p text:style-name="P1">16. Da es also Herodes gehört, sprach er: <text:s/>ist Johannes, den ich enthauptet habe; der ist von den Todten auferstanden.</text:p>
      <text:p text:style-name="P1">17. Denn er, Herodes, hatte den Johannes greifen lassen und ihn in dem Gefängnisse ebundeli, wegen der Herodias, des Weibes Eies Bruders Philippus, weil er sie zum S eibe genommen hatte.</text:p>
      <text:p text:style-name="P1">18. Denn Johannes hatte zu Herodes gesagt: Es ist dir 1iicht erlaubt, deines Bruders Weib zu haben.</text:p>
      <text:p text:style-name="P1">19. Herodias aber stellete ihm nach und wollte ihn tödten und vermochte es nicht.</text:p>
      <text:p text:style-name="P1">20. Denn Herodes fürchtete denJohannes, weil er wusste, dass er ein gereclter und heiliger Mann war, und verwahrte ihn und Vieles, was er von ihm hörte, that er und hörte ihn mit Lust. .</text:p>
      <text:p text:style-name="P1">21. Und als ein gelegeiier Tag kam, da Herodes seinen Grossen und Obersten und den Vornehnisten des galiläischen Landes an seinem Geburtstag ein Gastmal)l gab;</text:p>
      <text:p text:style-name="P1">22. da trat der Herodias Tochter herein und tanzte, und es gefiel dein Herodes und denen, die mit ihm zu Tische sassen. Da sprach der König zu dein S) ädcheii: Bitte Vogt mir, was du willst, und ich will es dir e en. g23. Und er schwur ihr: Was du auch von mir bitten wirst, das will ich dir geben <text:s text:c="3"/>46 Cap.</text:p>
      <text:p text:style-name="P1">6. Das Evangelium Cap.</text:p>
      <text:p text:style-name="P1">6. " bis auf den halben Theil meines Königreiches. Esth. 5, Z. S. ·-</text:p>
      <text:p text:style-name="P1">24. Da in ie inaus nnd pra u ihrer Mutxier? Elsas? soll icl bittin?chDzie aber sprach: Das Haupt Johannes, des Täufers.</text:p>
      <text:p text:style-name="P1">25. Und alsobald ging sie eilends zum Königehinein, bat undspra : »Ich will, dass du mir setzt zur Stunde an einer Schüssel das Haupt Johannes, des äufers, gebest.</text:p>
      <text:p text:style-name="P1">26. Da ward der König sehr betrübt; doch um des Eides und um <text:soft-page-break/>derer willen, die mit ihm zu Tische sassen, wollte er ihre Bitte nicht ungewährt lassen.</text:p>
      <text:p text:style-name="P1">27. Und der König schickte al obald einen Trabanten hin und befahl, dafi sein Haupt gebraclt werde.</text:p>
      <text:p text:style-name="P1">28. Dieser ging hin und enthauptete ihn in dem Gefmignisse und brachte sein Haupt auf einer Schüssel nnd ab es dem Mädchen; und das Mädchen gab; es ihrer Mutter.</text:p>
      <text:p text:style-name="P1">29. Und als es seine Jiinger gehört, kamen sie und nahmen seinen Leichnam und legten ihn in ein Grab. IV.</text:p>
      <text:p text:style-name="P1">30. Und die Apostel kamen bei Jesu zusammen ui1d verkijndigten ihm Alles, was sie gethan undwas sie gelehrt hatten. Luc. 9, c o.</text:p>
      <text:p text:style-name="P1">31. Und er sprach zu ihnen: Koinmet ihr beiseite an einen eillöden Ort und ruhet ein wenig! Denn es waren Viele, die abund zugingen ,» und sie hatten nicht einmal Zeit zu essen. C. Z, 2o. V.32—442 Many.-i4, c3—2c. Luc.9, 4o——47. J«-h. es, 4—44.</text:p>
      <text:p text:style-name="P1">32. Und sie fuhren zu Schiffe an einen einöden Ort beiseite.</text:p>
      <text:p text:style-name="P1">33. Und das Volk sah sie hinwegfahren, nnd es erkannten ihn Viele; nnd sie liefen aus allen Städten zu Fuss dahin ihnen zuvor und kamen bei ihm zusammen.</text:p>
      <text:p text:style-name="P1">34. Und als Jesus ausstieg, sah er eine grosse Menge und erbarmte sich über sie, denn sie waren wie Schafe, die einen Hirten haben; und er fing an, sie viele Dinge zu lehren. Many.</text:p>
      <text:p text:style-name="P1">9.</text:p>
      <text:p text:style-name="P1">36.</text:p>
      <text:p text:style-name="P1">35. Und als nun der Tag fast vorüber war, traten seine Jünger zu ihm und sagten: Dieses ist ein einöder Ort und der Tag fast vorüber.</text:p>
      <text:p text:style-name="P1">36. Las; sie von dir, dass sie hin ehen in die Dörfer nnd Flecken rinlgs umher und <text:s/>Brot kaufen; denn sie sahen nichts zu e en. 37 . Er aber antworteteund sprach zuihnen: Gebet ihr ihnen zu essen! Und sie sprachen zu ihm: Sollen wir hingehen und für zweihundert Pfennige Brot kaufen und ihnen zu essen geben?</text:p>
      <text:p text:style-name="P1">38. Er aber sprach zu ihnen: Wie viel Brote habet i)r? Gehet hin und sehet. Und als sie es erkundigt, sprachen sie: Fünf, und zwei Fische. » »</text:p>
      <text:p text:style-name="P1">39. Und er befahl ihnen, das; s1ch Alle nach s5)åsellschaften in das grüne Gras setzen o ten.</text:p>
      <text:p text:style-name="P1">40. Und sie setzten sich nach Abtheilungen, se· hfundert und hundert und je fünfzig und un ca.</text:p>
      <text:p text:style-name="P1">41.z Und er nahm die fünf Brote und die wei Fische, blickte zum Fimmel auf und fegnete sie, und brach die rote nnd gab sie seinen Jüngern, dass sie ihnen dieselben vorlegten; auch die zwei Fische theilte er nte Alle n r .</text:p>
      <text:p text:style-name="P1">42. Und sie assen Alle und wurden satt.</text:p>
      <text:p text:style-name="P1">43. Und sie hoben auf von denStücken zwölf Körbe voll, und von den Fischen. C»8, s,</text:p>
      <text:p text:style-name="P1">44. Und derer, welche die Brote gegessen hatten, waren bei fünftausend Männer. V. 45—52: March. it, 22—33. Joh. S, c5—2c. V.</text:p>
      <text:p text:style-name="P1">45. Und ag)lial"d nöthigte er seine Jünger, in das chiff zu steigen und vor ihm hinüberzufahren nach Bethfaida, bis er das Volk entlasse.</text:p>
      <text:p text:style-name="P1">46. Und nachdem er sie verabschiedet hatte, ging er auf den Berg <text:soft-page-break/>zu beten. Lin, S, -si2.</text:p>
      <text:p text:style-name="P1">47. Und da es Abend eworden, war das Schiff mitten auf dem Meere und er allein auf dem Lande.</text:p>
      <text:p text:style-name="P1">48. Und er sah, dass sie im Rudern Noth litten; denn der Wind war ihnen entgegen. Und um die vierte Nachtwache kam er rzu ihnen, wandelnd auf dem Meere, und wo te bei ihnen vorübergeheu.</text:p>
      <text:p text:style-name="P1">49. Als sie ihn aber auf dem Meere wandeln sahen, meinten sie, es wäre ein Gespenst, und schrieen.</text:p>
      <text:p text:style-name="P1">50. Denn sie sahen ihn Alle und erschraken. Und er redete alsobald mit ihnen und sprach zu ihnen: Seid getrost! Ich bin es;fürchtet euch ni(ht. » ·</text:p>
      <text:p text:style-name="P1">51. Und er stieg zu ihnen in» das Schiff, und der Wind legte sich. Und sie erstaunten bei sich selbst über die Massen und verwunderten sich. C. H, 39».</text:p>
      <text:p text:style-name="P1">52. Denn sie waren nicht verständi geworden über den Broten; denn ihr Sinn war verhärtet. E. 8,</text:p>
      <text:p text:style-name="P1">47. M«itch. is,</text:p>
      <text:p text:style-name="P1">9. V» 53-56March. c4, 34—36.</text:p>
      <text:p text:style-name="P1">53. Und sie fuhren hinüber und kamen in das Land Genesaret und landeten an.</text:p>
      <text:p text:style-name="P1">54. Und als sie aus dem Schiffe traten, erkannten die Leute ihn alsobald, <text:s text:c="3"/>Cap.</text:p>
      <text:p text:style-name="P1">6.</text:p>
      <text:p text:style-name="P1">7. St. Marei. Cap.</text:p>
      <text:p text:style-name="P1">7.47</text:p>
      <text:p text:style-name="P1">55. und durchliefen die ganze umliegende Landschaft und singen an, die Kranken auf den Betten hernmzutragen , wo sie hörten, dass er da sei.</text:p>
      <text:p text:style-name="P1">56. Und wo er einzog in Flecken oder Städte oder Dbrfer, da legten sie die Kranken aiif die Gassen und baten ihn, dass sie nur den Saum seines Kleides anrühren dürften. Und so Viele ihn anrührten, denen ward geholfen. C. 5,</text:p>
      <text:p text:style-name="P1">27.</text:p>
      <text:p text:style-name="P1">28.</text:p>
      <text:h text:style-name="Heading_20_2" text:outline-level="2">Cap. Vlil.</text:h>
      <text:p text:style-name="P1">Jesus verwirft die Menschensatzi1ngen. «-—23. il. heilt die Cananäische Tochter. 24-—30., und 1ll. einen Taubsiummen. 3t—37. V. i—23; Many. i5, i—2o. I.</text:p>
      <text:p text:style-name="P1">1. Und es versaminelten <text:s/>zu ihm die Pharisäer und etliche Schristgelehrte, die voii Jerusalem gekomnien waren. »</text:p>
      <text:p text:style-name="P1">2. Und da sie etli»che seiner Jmiger niit gemeinen, das ist mit ungewaschenen« Händen Brot essen sahen, beschalten sie dieselben. Luc..·«,38. <text:s/>Z. Denn die Pharisaer und alle Juden essen nicht, sie haben denn die Hände ordentlich glewaschen und halten an der Satzung der lten.</text:p>
      <text:p text:style-name="P1">4. Und wenn sie vom Markte kommen, essen sie nicht, sie seiel1 »denn» gewaschen. Und noch viele andere Dinge sind, »die sie zu halten aiZenomnien, ni·un ich die Wachungeii der« echer und Kruge und ehernen Gesäärre und Tische.» Mp«tkh. </text:p>
      <text:p text:style-name="P1">25. »</text:p>
      <text:p text:style-name="P1"><text:soft-page-break/>5. « a fragten ihn die Pharisaer und die Sihriftgelehrten: Warum wandeln deine Junger ni3t)t nach der Satzung der Alten, sondern essen das Brot mit nngewaschenen Linden? H6. Er aber antwortete und sprach zu ihnen : Trefflich hat Jesajas «von euch Heuchlern gTweissaget, wie geschrieben steht: »Dieses S olk ehrt mich mit den Lippen, ihr Herz aber List fern von mir. J-s.29, is·</text:p>
      <text:p text:style-name="P1">7. ber vergeblich ehren sie inich, weil sie Lehren· vortragen, welche Gebote der Menschen sind.«·</text:p>
      <text:p text:style-name="P1">8. Denn ihr verlasset das Gebot Gottes und haltet die Satzung der Menschen, die Waschnngen der Kruge und Becher, und viel Anderes dergleichen thut ihr. »</text:p>
      <text:p text:style-name="P1">9. Und er sprach zu ihnen: Wohl fein verwerfet ihr das Gebot Gottes, auf dass ihr eure Satzung, haltet.</text:p>
      <text:p text:style-name="P1">10. Denn Moses hast gesHeochen: ,,Ehre deinen Vater und deine utter«; und: »Wer Vater oder Mutter flucht, der soll des Todes sterben«</text:p>
      <text:p text:style-name="P1">2. mirs. 20,</text:p>
      <text:p text:style-name="P1">42. ei,</text:p>
      <text:p text:style-name="P1">17.</text:p>
      <text:p text:style-name="P1">11. Jhr aber sagst: Wenn Jemand zum Vater oder zur iutter spricht: Es ist Korban, das ist, znin Opfer oergabet, was von mir Dir zu Gute kommen sollte;</text:p>
      <text:p text:style-name="P1">12. so muss er für seinen Vater oder seine Mutter nichts weiter thun. s -</text:p>
      <text:p text:style-name="P1">13. Also hebet ihr mit eurer Satzung, die ihr ausgesetzt habet, das Wort Gottes aus; und dergleichen thut ihr viel.</text:p>
      <text:p text:style-name="P1">14. Und»er rie alles Volk u sich und sprach zu ihnen: Höret mir Elle zu und merket! »</text:p>
      <text:p text:style-name="P1">15. Es ist nichts ausser dem Menschen, das, wenn es in ihn hineingeht, ihn ver-. unreinigen kann; sondern die Dinge, die von ihm ausgehen, die sind es, die den Menschen verunreinigen. An io, -is. 2s.</text:p>
      <text:p text:style-name="P1">16. HatJemandOhrenzuhören,derhöre!</text:p>
      <text:p text:style-name="P1">17. Und als er vom Volke weg in das Haus gegangen, fragten ihn seine Ji·inger über das Gleichmss.</text:p>
      <text:p text:style-name="P1">18. Und er sprach zu ihnen: Seid an ihr so unVerständi"g? Merket ihr nicht, da Alles, was Von aussen in den Menschen hmeingeht, ihn nicht oerunreinigeii kann?</text:p>
      <text:p text:style-name="P1">19. Denn es geht nicht in sein Herz, sondern in den Bauch; und geht fort durch den natürlichen Weg, der alle Speisen reinigt.</text:p>
      <text:p text:style-name="P1">20. Er sprach aber: Was aus dem Menscheii herausgeht, das verunreinigt den Menschen.</text:p>
      <text:p text:style-name="P1">21. Denn von innen, aus dem Herzen der Menschen kommen hervor die bösen Gedanken , Ehebriich, Hiirereien, Todtschläge,</text:p>
      <text:p text:style-name="P1">22. Diebstähle, Geiz, Bosheiten, List, Ueppigkeit, Neid, Lästerung, Hoffart, Eitelkeit.</text:p>
      <text:p text:style-name="P1">23. Alle diese bösen Dinge gehenvon innen heraus nnd verunreinigen den Menschen. V. 24—3oMany. is, 2-i—28. ll.</text:p>
      <text:p text:style-name="P1">24. Und er erhob sich von da und beab sich an die Grenzen von Tyrus Und Eidon. Und als er in ein Haus trat, wollte er nicht, dass es Jemand er ahre, und konnte doch nicht ver»bo;Zen bleiben.</text:p>
      <text:p text:style-name="P1">25. Denn eint eib hatte voni8Jm ehört, derenTöchterlein einen <text:soft-page-break/>unreinen cis? hatte, und sie kam und fiel ihm zu Füssen,</text:p>
      <text:p text:style-name="P1">26. (sie war aber ein heidnisches Weib, ans Syrophönicien gebürtig) und sie bat ihn, dass er den Teufel von ihrer Tochter austreibe.</text:p>
      <text:p text:style-name="P1">27. Aber Jesus sprach zu ihr: Lass znyor die Kinder satt werden; deiin·es ist nicht gut, dass man das Brot der Kinder nehme und es den .Pundlein vorwerfe.</text:p>
      <text:p text:style-name="P1">28. Sie a er antwortete und sprach zu <text:s text:c="3"/>48 Cap.</text:p>
      <text:p text:style-name="P1">7.</text:p>
      <text:p text:style-name="P1">8. Das Evangelium Cap.</text:p>
      <text:p text:style-name="P1">8. i m: Ja, Herr! doch essen auch die lE)üntx lkin unter dem Tische von den Bro amen der Kinder. · ·</text:p>
      <text:p text:style-name="P1">29. Und er sprach zu ihr: Um dieses Wortes willen gehe hin; der Teufel ist von deiner Tochter ausgefahren.</text:p>
      <text:p text:style-name="P1">30. Und als sie i1i ihr Haus kam, fand sie den Teufel ansgefahren und die Tochter auf deni Bette liegend. » III.</text:p>
      <text:p text:style-name="P1">31. Und nachdem er« wieder ans den Grenzen von Thais und Sidon weggezogen, kam er an das galiläische Meer, mitten in die Landschaft der zehn Städte. Muth. is « 29 re.</text:p>
      <text:p text:style-name="P1">32. Und sie brachten einen Gehörlosen zu ihm, der kaum reden konnte, und baten ihn, dass er ihm die and auslege.</text:p>
      <text:p text:style-name="P1">33. Und er na in ihn von dem Volk beiseite, legte seine in er in seine Ohren, spie und berührte seine Zunge. C. 8, as.</text:p>
      <text:p text:style-name="P1">34. Dann blickte er genHimmel auf, seufzte und sprach zu ihm: Lphatha, das ist, werde anEgethan! C. e, «. Jk-h. i7, «. 3 . Und alsobald wurden seine Ohren aufgethan nnd das Band seiner Zunge gelöst, niid er redete recht.</text:p>
      <text:p text:style-name="P1">36. Und er verbot ihnen, dass sie es·Nien1and sagen sollten; a er je mehr er es ihnen verbot, desto mel r machten sie es kund.</text:p>
      <text:p text:style-name="P1">37. Und sie erstaunten über die Massen und sprachen: Er hat doch Alles wohl gemacht! Die Tauben macht er hören und die Stummen reden. i. M·-s. 1,</text:p>
      <text:p text:style-name="P1">31.</text:p>
      <text:h text:style-name="Heading_20_2" text:outline-level="2">Cap. VllI.</text:h>
      <text:p text:style-name="P1">Spcisung der Viertausend. 4——-9. ll. Zeichen am Himmel. 40—i3. til. Sauerteig der Pharisäer. slt—24. IV. Heilung eines Blinden. 22—26. V. Petri Bckenntniss. 27—Z0. Vl. Jesu Ankundigung seines Leidens. 3i—33. Vll. Anweisung für seine Nachfolger. 34—38. V. «—-O: Many. i5, 32—39. I.</text:p>
      <text:p text:style-name="P1">1. In denselben Tagen, als sehr viel Volk vorhanden war nnd sie nichts zu essen hatten, berief Jesus seine Iunger zu sieh und Mach zu ihnen:</text:p>
      <text:p text:style-name="P1">2. ich 1amniert des Volkes; denn sie verharren nun drei Tage bei mir und haben nichts zu essen ;</text:p>
      <text:p text:style-name="P1">3. und wenn ich sie nüchtern nach Hause lasse, so werden sie auf dem Wege erliegen; denn Einige von ihnen kommen weit her.</text:p>
      <text:p text:style-name="P1">4. Und seine Jünger antworteten ihm: Wo er könnte Jemand diese hier in der Wü te mit Brot sättigen?</text:p>
      <text:p text:style-name="P1">5. nd er fragte sie: Wie viel Brote habet ihr? Sie sprachen: Sieben. -</text:p>
      <text:p text:style-name="P1"><text:soft-page-break/>6. Und er befahl dem Volke, sich auf die Erde niederzusetzen, nnd nahm die sieben Brote, und nachdem er Dank gesagt, brach er sie und gab sie seinen Jüngern, um sie vort7,ulegen. Und sie legten dieselben dem Vo ke vor.</text:p>
      <text:p text:style-name="P1">7. Sie hatten auch ein wenig Fische; nnd gls er es gesegnet, hiess er auch diese vore en. g</text:p>
      <text:p text:style-name="P1">8. Und sie as3en nnd wurden satt und hs«o·l)ebn von übrig gebliebenen Stücken sieben or e aus.</text:p>
      <text:p text:style-name="P1">9. Derer aber, die gegessen hatten, waren bei Viertausend; nnd er liess sie von sich. I·I. 1·0. Und»alsobald stieg er»in das Schifs 3itlsemenäFuiigern ulid kam in die Gegend a manu )a. V. «—2i: Many. is, c-i2.</text:p>
      <text:p text:style-name="P1">11. Und die Pharisäer gingen hinaus nndd fi;i·gen anhsich ih;)n zu besgrecheni in em ie voni mein ei en vom imme forderten, ihn versuchend· Luc. «, te.</text:p>
      <text:p text:style-name="P1">29. s12.d1liåg er seufzte in seisneIizj und pra"s: aruni fordert die es es ) e )tein Zeichen? Wahrlich, ich sage euch, es wird diesc;ni Geschlechte kein Zeichen gegeben wer en.</text:p>
      <text:p text:style-name="P1">13.»Und er liess«sie, stieg wieder in das Schiff und fuhr hi1mber. IIl. 1·4. Und sie hatten vergessen, Brot mitzunehmen, und hatten nicht mehr als Ein Brot bei sich im Schiffe.</text:p>
      <text:p text:style-name="P1">15. Und er gebot ihnen und sprach: Sehet <text:s text:c="3"/>r in r ein« uer ei e er .</text:p>
      <text:p text:style-name="P1">16. Und sie besprachen s ich unter einander und sagten: Weil wir kein Brot haben. k17. UT als es Jes1iF11ier3te, sprach ed zu i )nen: "’«is machet i« r en darüber edanken, dass ihr kein Brot habet? Verstehet ihr noch nicht und begreifet ihr noch nicht? .Vabet ihr noch euern verharteteg Jii;n? · , D .</text:p>
      <text:p text:style-name="P1">18. Haber Augen nnd sehet·nicht; und Ohre? und höret nicht; und seid nicht eingeden ? F19.stAls ich die fünf»Ll3råte hrach Hut« hkie un ausend, wie vie ör«se«oo Stü e h)abetähr laufgehoben? Sie 1prachen zu im: wö f. C. 6,44 sc.</text:p>
      <text:p text:style-name="P1">20. Und als ich hie sieben»nnter die Viertciusend brach,· wie Vieh Korbe voll Stücke <text:s/>1ihrCa;ifgehoben.9 Sie sprachen: ei. . , .</text:p>
      <text:p text:style-name="P1">21. Und er sagte zu ihnen: Wie m’öget ihr denn nicht verstehen? <text:s text:c="2"/></text:p>
      <text:p text:style-name="P1">Cap. S. « Si. Makel. «7« City.-8..«9. -is IV.</text:p>
      <text:p text:style-name="P1">22. Und er kam In Bethsaida; und sie brachten ihm einen linden und baten ihn, dass er ihn anrühre.</text:p>
      <text:p text:style-name="P1">23. Und er nahm den Blinden bei der Hand und führteihn vor den Flecken hinaus. Und nachdem er ihm seine Augen bespieen und ihm die Hände aufgelegt, fragte er ihn, ob er etwas sehe. C. 7, se. Jok,. 9, S.</text:p>
      <text:p text:style-name="P1">24. Und als er ausblickte, sprach er: Jch sehe die Leute wande n, als sehe ich Bäume.</text:p>
      <text:p text:style-name="P1">25. Hieraus le te er die Hände noch einmal aus seine Dingen und hiess ihn aufblicken; und er ward wieder hergestellt und sah sie Alle deutlich.</text:p>
      <text:p text:style-name="P1">26. Und er schickte ihn in sein Haus, sprechend: Du sollst nicht in den Flecken l ineingehen, noch es Jemand in dem Flecken sagen. Many. 9, so. » , V. 27—30Muth. is, «3—2o. Lin. 9, »;-A. V.</text:p>
      <text:p text:style-name="P1">27. Und Jesus ging sammt seinen Jüngern hinaus in die 1s«lecke«n <text:soft-page-break/>bei Cäsarea Philippi; und auf dem Wege fragte er seine Jiinger und sprac»h·z)u ihnen: Wer sagen die Leute, das; ich sei. .</text:p>
      <text:p text:style-name="P1">28. Sie antworteten: Du seiest Johannes der Täufer; und Andere, du seiest Elias; Andere aber, du seiest einer der PäosåhFten. . , Z.</text:p>
      <text:p text:style-name="P1">29. Und er sprach zu ihnen: Ihr aber, wer saget ihr, dass ich sei? Da antwortete Petrus und sprach zu ihm: Du bist der Christus. J-h. S,</text:p>
      <text:p text:style-name="P1">69. 3(). Und er verbot ihnen ernsklich, dass sie Niemandem von ihm sagen so ten. V. 34—38Many. is, 21—27. Las. 9, 22—26. VI.</text:p>
      <text:p text:style-name="P1">31. Und er sin an sie zu lehren, dass des Menschen Sohn müsse viel leiden und von den Aeltesten und Hohcnpriestern und Schriftgelehrten verworfen und getödtet werden und nach drei Tagen wieder auserstehen. C. ro, se sc.</text:p>
      <text:p text:style-name="P1">32. Und er redete das Wort frei unverholen. Und Petrus nahm ihn zu sich und sing an ihm einzureden. .</text:p>
      <text:p text:style-name="P1">33. Aber er wandte sich um und sah seine Jünger an und beschalt den Petrus, sprechend: Hebe dich weg von mir, Satan! denn du sinnest nicht, was Gottes, sondern was der Menschen ist. VII.</text:p>
      <text:p text:style-name="P1">34. Und er berief das Volk sammt Eiter! Jüngern herzu und sprach zu ihnen: er mir nachkommen will, der verläugne sich selbst und nehme sein Kreuz auf sich und o ge mir nach. Many. la, 38 sc. «35. Denn wer sein Leben erhalten will, der wird es verlieren; wer aber sein-Leben verliert um meinetwillen und um des Evangeliums willen, der wird es erhalten. . </text:p>
      <text:p text:style-name="P1">36. Denn was würde es dem Menschen nützen, wenn er die ganze Welt gewänne; und l1tte Schaden an seiner Seele? :</text:p>
      <text:p text:style-name="P1">37. Oder was könnte ein Mensch zum Gegenwerth seiner Seele geben ? ,i</text:p>
      <text:p text:style-name="P1">38. Denn wer sich meiner und meiner Worte schämt unter diY"em ehebrecheris en« und sündlichen Geschle )te, dessen wird ich auch des Menschen Sohn schämen, wann er kommen wird in der Herrlichkeit seines Vaters 1nit den heiligen ngeln. Matth.4o,33.., » -v« ».</text:p>
      <text:h text:style-name="Heading_20_2" text:outline-level="2">Cap. IX.</text:h>
      <text:p text:style-name="P1">1. Jesus wird verklärt. 4—43; 1l. heilt einen. Mondsüchtigen. l4-29; lll Verkündigt sein Leiden, 30-32; lV. empfiehlt Demuth, 33-37; V. DuldungI 38-40; V1. Selbsiverläugnung und Frieden, 4l—50. l.</text:p>
      <text:p text:style-name="P1">1. Und er sprach n ihnen: Wahrlich; ich sage euch, es sind Etliche derer, die hier stehen, die den Tod nicht schmecken werdens bis sie gesehen das Reich Gottes kommen mit Kraft. Many. is, es. Las. 9,</text:p>
      <text:p text:style-name="P1">27. V. 2—432 Many. i7, 4——43. Lin. 9, 28—3e. J 2«. Und nach sechs Tagen nimmt Jesus den Petrus und Jakobus und Johannes zu sich nnd führt die allein beiseite auf einen hohen Berg. nd er ward vor ihnen verklärt, <text:s/>Z. und seine Kleider wurden glänzend,"« sehr weis; wie Schnee, wie sie kein Bleichel·« auf Erden weiss machen kann.</text:p>
      <text:p text:style-name="P1">4. Und es erschien ihnen Elias mit Moses, die redeten mit Jesu. , <text:soft-page-break/>";’</text:p>
      <text:p text:style-name="P1">5. Und Petrus hob anZund sprach zuf Jesu: Rabbi, es ist gut, dass wir hier seien; und wir wollen drei Hütten machen, dirs eine und Moses eine und Elias eine. «-f</text:p>
      <text:p text:style-name="P1">6. Denn er wusste nicht, was er sagte; denn sie waren voll Furcht. «« " E!</text:p>
      <text:p text:style-name="P1">7. Und eine Wolke überf(hattcte sie, undH eine Stimme kam ans der Wolke, die sprach«:Dieser ist mein Sohn, der Geliebte, den öret! « — . h8. Und Epelötzlich, als sie umherblickten, sckPen sie iemand mehr, sondern Jesum a ein bei ihnen. .</text:p>
      <text:p text:style-name="P1">9. Als sie aber vom Berge herabgin en, verbot er ihnen, dass sie Niemand erzählen sollten, was sie gesehen, bis des Menschen Sohn von den L-odten auser tanden wäre« . s« h" " s«chi selbst nnd besprachen sich unter einander, was das Auferstehen von den Todten wäre.</text:p>
      <text:p text:style-name="P1">11. Und sie fragten ihn und sprachen: 4 10 Und te be lelten das Hort bei 1 H <text:s text:c="3"/>Cato.</text:p>
      <text:p text:style-name="P1">9. :-«-"«’ Das Evaiigelmm Cap"« I. Warum sagen die S-il)rift;7;elehrten, dass Elias zuvor kommen müsse-</text:p>
      <text:p text:style-name="P1">12. -Er aber antwortete nnd sprach zu ihnen: Elias kommt zwar äzuvor und stellt Alles her; so wie von des keuschen Sohn geschrieben steht, dass er viel werde leiden und verachtet werden. gis. se, 4 :c. Den. I,</text:p>
      <text:p text:style-name="P1">26.</text:p>
      <text:p text:style-name="P1">13. Aber ich sage euch, dass Elias fchon gekommen ist, und sie thaten ihm was sie nur wollten, wie von ihm geschrieben steht; V. i4—29Many. i7, i4—2i. Lin. 9, 37—43. ll.</text:p>
      <text:p text:style-name="P1">14. Und als er zu Beinen Jüngern gekommen, sah er viel olk um sie her find Schristgelehrte, die sich mit ihnen bera en. p15.ch Und alsobald erstaunte alles Volk,«da es ihn sah, und sie liefen herzu und grüssteni n. »</text:p>
      <text:p text:style-name="P1">16.hUnd er fra e die Schriftgelehrten:" Was besprechet ils? euch mit ihnen?</text:p>
      <text:p text:style-name="P1">17. Und Einer aus dem Volke antwortete und sprach: Meister, ich habe meinen Sohn zu dir gebracht, der einen tummenGeist hat;</text:p>
      <text:p text:style-name="P1">18. und wo derselbe ihn ergreift, da reisst er ihn und er schäumt nnd knirscht mit seinen Zähnen und er zehret ab; und ich redete mit deinen J«ün ern, dass sie ihn austreiben; aber sie vermochten es ni t.</text:p>
      <text:p text:style-name="P1">19. Er aber antwortete i nen und sprach: O du ungläubiges Geschlecht, wie lange soll ich bei euch sein? wie lange soll ich euch ertragen? Bringet ihn zu mir! »</text:p>
      <text:p text:style-name="P1">20. Und sie brachten ihn zu ihm. Und da er ihn sah, riss ihn der Geist alsobald herum und er fiel auf die Erde, wälzte sieh und s(häumte. «</text:p>
      <text:p text:style-name="P1">21. Und er fragte seinen Vater: Wie lau e ist es, das; ihm dieses widerfahren ist? Er sprach: Von Kindheit auf; -«</text:p>
      <text:p text:style-name="P1">22. und er hat ihn oft in das Feuer und in das Wasser geworfen, dass er ihn umbrächte; aber vermagst du etwas, so »erbarme dich über ulis und hilf uns!</text:p>
      <text:p text:style-name="P1">23. Jesus aber sprach zu ihm: Wenn du glauben kannst; alle Dinge sind möglich dem, der da lanbt. l .-</text:p>
      <text:p text:style-name="P1"><text:soft-page-break/>24. Und alsobald schrie der Vater des Knaben n1it Thränen und sprach: Herr, ich glaube;hilf meinem Unglanben! Las« », Z. e.</text:p>
      <text:p text:style-name="P1">25. Da nun Jesus das Volk herz1ilaufen" fah, beschalt er den unreinen Geist und årach zu ihm: Du stummer nnd tauber eist! ich gebiete dir, fahre aus von ihm und fahre nicht mehr in ihn.</text:p>
      <text:p text:style-name="P1">26. Und nachdem er gefschrieen und ihn sehr her1.iingeri sent hatte, Uhr er aus; und er ward wie todt, so dass Viele sagten: <text:s/>ist gestorben. «" » IT</text:p>
      <text:p text:style-name="P1">27. Aber Jesus ergriff ihn bei der Fand und richtete ihn auf; und er stand an .</text:p>
      <text:p text:style-name="P1">28. Und als er in das Hans kam, fragl?eii ihn seine Jünger beiseite: Warum ha en wir ihn nicht austreiben können?</text:p>
      <text:p text:style-name="P1">29. Und er sprach zu ihnen: Dieses Geschlecht kann durch niihts ausfahi·en,als durch Gebet und Fasten. V. 3o—32; Muth. i7,</text:p>
      <text:p text:style-name="P1">22.</text:p>
      <text:p text:style-name="P1">23. Lin. 9, 43—45. III.</text:p>
      <text:p text:style-name="P1">30. Und sie gingen von da weg und zogen diirch Galiläa. Und er· wollte nicht, dass es Jemand erfahren sollte. ««</text:p>
      <text:p text:style-name="P1">31. Denn er lehrte seine Jün und sprach 5;ieihnen: Des Menschen SoW wird in der enschen Hände übergeben; und sie werden ihn tödten, und nachdem er getödtet worden, wird er am dritten Tage wieder auferftehen. C. I, 3-i, in, 32 re.</text:p>
      <text:p text:style-name="P1">32. Sie aber verstanden das Wort nicht und fürchteten sich ihn zu fragen. Luc.18,3«i. V. 33—372 Muth. is, 1—5. Las. 9, 46—48. IV.</text:p>
      <text:p text:style-name="P1">33. Und er kam gen Capernaum, und als er im Hause war, fragte er sie: Was habet ihr auf der Strasse mit einander besprochen? «</text:p>
      <text:p text:style-name="P1">34." Sie aber schwiegen still; denn sie hatten sich auf der Strasse mit einander besprochen, wer der Grösste sei. « ««</text:p>
      <text:p text:style-name="P1">35. Und er setzte sich und rief den Zwölfen und sprach zu ihnen: So Jemand der Erste2gein will, der sei unter Allen der Letzte und ller Diener. C. io,43. Marthe-0,·2s:c.</text:p>
      <text:p text:style-name="P1">36. Und er nahm ein Kind und stellte es mitten unter sie; und nachdem er es in die Arme genommen, sprach er Czi; 0ihJi;kn:</text:p>
      <text:p text:style-name="P1">37. Wer eines solcher Kinder in meinem Namen aufnimmt, der nimmt mich auf; und wer mich auf1iimmt, der nimmt nicht mich auf, sondern den, der mich gesendet hat. Ich. is,</text:p>
      <text:p text:style-name="P1">20. V. 38—40: Luc, S,</text:p>
      <text:p text:style-name="P1">49.</text:p>
      <text:p text:style-name="P1">50. V.</text:p>
      <text:p text:style-name="P1">38. Jolannes aber antwortete ihm, spreihend: Meister, wir sahen Einen, der uns nicht nachfolgt, in deinemNamei1 Teufel austrei en, und wir wehrten es ihm, darum weil er uns nicht nachfolgt.</text:p>
      <text:p text:style-name="P1">39. Jesus aber sprach: WegEet es i nicht, denn Niemand, der eine nndert at in meinem Namen thut, wird leicht Bö es von mir reden können. -«,Cpk, 42, Z.</text:p>
      <text:p text:style-name="P1">40. Denn wer nicht wider uns ist, der ist für uns. Vl. 4I.-« Denn wer euch einen Becher <text:s text:c="3"/>Cae3E9«kc); <text:s/>-S(-;« "Maicis-·»-«X C«-r. ev.-«« see Wassers in meinem Namen zutrinken gibt, darum weil ihr Christi seid, wahrlich, ich sage euch-, dem wird fein Lohnnicht auO bleiben. Mann. to,</text:p>
      <text:p text:style-name="P1">42. « « « <text:s/>V. «t2—48Many. es, 6—9.</text:p>
      <text:p text:style-name="P1">42. Und wer einen dieser Kleinen, die an mi»clzJglauben, <text:soft-page-break/>ärgert,·dem wäre besser, dass ein iihlstein un1seinen Hals gelegt und er in das Meer geworfenwürde. Las. 47, «. Z.</text:p>
      <text:p text:style-name="P1">43. Und wenn deine Hand dich ärgert, so hanc sie ab! Es ist dir besser, dass du als: ein Krüppel in das Leben eingehest, ais dcåss du beide Hände habest und in die Hö e fahrest, in das nnauslöschliche Feuer, .</text:p>
      <text:p text:style-name="P1">44. wo ihr Wurm nicht stirbt und das Feuer nicht erli’)scht.</text:p>
      <text:p text:style-name="P1">45. Und wenn dein Fuss dich ärgert, so haue ihn ab! Es ist dir besser, dass du lahm in das Leben eingehest, als dass du beide Füsse habest und in die Hölle geworfen werdest, in das unaus!ösch!iche Feuer,</text:p>
      <text:p text:style-name="P1">46. wo ihr Wurm nicht stirbt und das Feuer nicht erlöscht. Jes. es, et.</text:p>
      <text:p text:style-name="P1">47. Und wenn dein Auge dich ärgert, so reis;’ es aus! Es ist dir besser, dass du·ei-näugig in das Reich Gottes eingehest, als dass du zwei Augen habest und in das höllische Feuer geworfen werdelst,. -18. wo.ihr Wurm nicht tirbt und das Feuer nicht erlöscht.</text:p>
      <text:p text:style-name="P1">49. Denn ein Jeder wird mit Feuer gesalzen werdeu, und ein jedes Opfer wird mit Salz gesalzen werden»</text:p>
      <text:p text:style-name="P1">3.Mos.2,13.</text:p>
      <text:p text:style-name="P1">50. Das Sa z ist ein gutes Ding; wenn aber das Salz unkrästig wird, womit wollet ihr es würzen? Haltet Salz in euch und Leid friedlich unter einander. Marthe, -ca. ne, 44, Z4. Col. 4, S. R-Im.-I2, is. Hob. 42,</text:p>
      <text:p text:style-name="P1">44.</text:p>
      <text:h text:style-name="Heading_20_2" text:outline-level="2">Cap. X.</text:h>
      <text:p text:style-name="P1">I. Jesus redet überEheschcidung und Ellestand, -l—42; II. segnet die Kinder, i3—-is. III. Derreiche Jüngling. t7—22. IV. Unterredung über den Reichthum. 2IJ—34. V. Anki"cndigung des Leidens und Todes. 32—34. VI. Die Söhne des 3ebed«ius.«35—45. V1l.«Heilung des Blinden. i-G-—52. · V. 4—42 : Martin-, 4—9. I.</text:p>
      <text:p text:style-name="P1">1. Und er machte sich auf von da und kam durch das Land jenseits des Jordans in die Grenzen des jüdischeu Landes. Und das Volk zog abermal mit einander zu ihm nnd er lehrte sie wieder, wie er« gewohnt war. -"oh. to,</text:p>
      <text:p text:style-name="P1">40. s <text:s/>"2. Und die J-is3h5Irisäer traten herzunnd fragten ihn: Jst es recht, dass sich ein Mann von seinem Weibe scheide? und versuchten ihn damit. B. Er aber— antwortete und. uach u ihn' nen—:—sY3as-l)at euch Moses gebhte«n?z ·1t «·4; Sie sprachen: Moses hat erlaubtI einen Scheidebries zu schreiben und-siehz1tt scheiden. S. M-s. 24,</text:p>
      <text:p text:style-name="P1">4. —. . «» »n »</text:p>
      <text:p text:style-name="P1">5. Und Jesus antwortete und -sprach zu ihnen: Nach der .tEa«rte eneress Herzens hat er euch dieses Ge or geschrieben. «-i S; Im Anfang der Sehöpfun aber has Gott sie geschaffen Mann und Weib. ;</text:p>
      <text:p text:style-name="P1">7. Damm wird ein Mensch Vater und« Mutter verlassen und seinem Weibe ans n en; ,</text:p>
      <text:p text:style-name="P1">8. Au-nd die zwei— werden Ein Leib Ein. <text:s/>· sind sie nicht mehr Zwei, sondernin Leibs</text:p>
      <text:p text:style-name="P1"><text:soft-page-break/>9. Was nun Gott zusammengefügt hatdas soll der Mensch nicht scheiden;« s</text:p>
      <text:p text:style-name="P1">10. Und seine Jünger fragten ihn im". Hause nochmals darüber. « : "11. Und er sprach zu ihnen: Wer sichvoit seinem Weibe scheidet und eine andere zu:i Ehe nimmt, der bricht an ihr die Ehe» » ;</text:p>
      <text:p text:style-name="P1">12. Und wenn ein Weib sich von ihrem« Manne sscheidet und einen andern zur Eh7 nimmt, o bricht sie die Ehe. . « V. i3—«32 Many. te, -«3—45. Las. is, «5—t7Z II.</text:p>
      <text:p text:style-name="P1">13. Und sie brachten Kinder zu ihm; dass er sie berühre; die Iünger aber bei( schalten die, welche sie brachten.» <text:s text:c="2"/>«:..«</text:p>
      <text:p text:style-name="P1">14. Da das Jesus sah, ward er unwilliJ und sgorach zu ihnen: Lasset die Kinder z1c mir ommen und wehret-es ihnen.«nicht;» denn solcher ist das Reich Gottes. il</text:p>
      <text:p text:style-name="P1">15. Wahrlich, ich fageench: Wer das Reich Gottes nicht annimmt wie ein Kind, der wird nicht in dasselbe hineinkommen. Many. es, X</text:p>
      <text:p text:style-name="P1">16. Und er nahm sie in die Arme, legt:y ihnen die Hände auf und segnete sie. V. -I7k22.: Many. 49, 4c3—22. Lin. is, 48—23, III.</text:p>
      <text:p text:style-name="P1">17."» Und als er auslden Weg hinausging, lief Einer herzu, "el vor ihm auf die «niee und fragte ihn: Guter Meister, was soll ich thun, dass ich das ewige Leben ererbe?</text:p>
      <text:p text:style-name="P1">18. ·J"esus aber sp·rach zu ihm: Was heisses du m1ch gut ? Es ist Niemand gut, als. nur -Einer, Gott. «« <text:s/>— ,</text:p>
      <text:p text:style-name="P1">19. Du weisst die Gebote: Du sollst nicht ehebrechen! Du sollst nichttödten! Dusoll»st nicht stehlen! Du sollst nicht falsches Zel1 nis; sagen! Du sollst nicht betrügen! Eh? deinen Vater und deine Mutter! Nenn. «3,9.</text:p>
      <text:p text:style-name="P1">20. Er aber antwortete und sprach -zu ihm: Meister, dieses Alles habe ich gehalten von meiner Jugend an. .;»;s</text:p>
      <text:p text:style-name="P1">21. Da blickte ihn Jesus an und gewann , ihn lieb nnd sprach zu ihm: Eines maugelt <text:s text:c="3"/>dir. Gehe hin, verkaufe Alles, was du hast, nnd gib es den Armen, so wirst du einen Schatz im Himmel haben; und komm·’, nimm das Kreuz auf dich und folge mir nach. Many. so,</text:p>
      <text:p text:style-name="P1">38. Lue. is,</text:p>
      <text:p text:style-name="P1">9.</text:p>
      <text:p text:style-name="P1">22. Er aber ward traurig über diese Rede nnd ging betrübt hinweg; denn er hatte viele Güter. B. IS-—3s : Matth. is, 23—30. Lin. is, Si-—-30. IV.</text:p>
      <text:p text:style-name="P1">23. Da blickte Jesus umher und sprach K seinen Jüngern: Wie schwer werden die eichen in das Reich Gottes eingehen!</text:p>
      <text:p text:style-name="P1">24. Die Jüu er aber erstaunten über seine Worte. Da hzob Jesus wiederum an und sprach zu ihnen: Kinder! wie schwer M es, dass die, welche ihr Vertrauen auf eichthum setzen, in das Reich Gottes eingehen! Spr. «, W.</text:p>
      <text:p text:style-name="P1">25. Es ist leichter, dass ein Kameel durch ein Nadelöhr durchgehe, als dass ein Reicher in das Reich Gottes eingehe. ·</text:p>
      <text:p text:style-name="P1">26. Sie aber entsetzten sich sehr und sprachen unter einander: Wer kann denn elig werden? « ;</text:p>
      <text:p text:style-name="P1">27. Jesus aber blickte sie an und sprach: Bei den Menschen ist es unmöglich, aber nicht bei Gott, denn bei Gott sind alle Dinge mögli3 . ·</text:p>
      <text:p text:style-name="P1">28. a fing Petrus an zii ihm zu sagen: Siehe, wir hab»,en Alles <text:soft-page-break/>verlassen und sind dir nachgefolgt. -. .</text:p>
      <text:p text:style-name="P1">29. Jesus antwortete und sprach: Wahrlich, ich sage euch: es ist Niemand, der Laus oder Brüder oder Schwestern oder ater oder Mutter oder Weib oder Kinder oder Aecl·ker um meinetwillen und um des Evangeliums willen verlassen hat, ?-O. der nicht hundertfach empfinge, jetzt in dieser Zeit Häuser und Brüder und Schwestern und Mütter und Kinder und Aecker, unter Verfolgungen, und in der zukünftigen Welt ewiges Leben.</text:p>
      <text:p text:style-name="P1">31. Aber viele der Ersten werden Letzte sein und Letzte die Ersten. V. 32—342 Milch. S-o, -i7-—i9. Las. is. Z«-:-Z. V.</text:p>
      <text:p text:style-name="P1">32. Sie waren aber auf dem Wege, hinaufziehend gen Jerusalem, und Jesus ing vor ihnen her, und sie erstaunten und Etrchteten sich, indem sie ihm nachfolgten. nd er nahm die Zwölf abermal be;seite und fing an ihnen zu sagen, was ihm widerfahren werde: C. 9, 3i.</text:p>
      <text:p text:style-name="P1">33. Siehe, wir ziehen hinauf en Jerusalem, und der Sohn des Menfehen wird den Hohenpriestern und den Schxistgelehrten überautwortet werden; und sie werden « 52 City. .10. Das Evangelium Ccip, 1()..» ihn zum Tode verurtheilen und ihn den Heiden überantworten; » » »</text:p>
      <text:p text:style-name="P1">34. und sie werden ihn verspotten"und ihn geisseln und ihn ans;-eien und ihn tödten, und am dritten Tage wird er wieder auferstehen. V. 3s—45: Many. 2o, Do—-«-8. V1.</text:p>
      <text:p text:style-name="P1">35. Und es gingen zu ihm Jaeobus und Johannes, die Söhne des Zebedäus, und sagten: Meister, wir wünschen, dass du uns thuest, wofür wir dich bitten werden.</text:p>
      <text:p text:style-name="P1">36. Er aber sprach zu ihnen: Was wünschet ihr, dassvich euch thue?</text:p>
      <text:p text:style-name="P1">37. Sie sprachen zu ihm: Verleih’ uns, dass wir einer zu deiner Rechten und einer zu deiner Linken sitzen in deiner Herrlichkeit. :-Z8. Jesus aber sprach zu ihnen: Jhr wisset nicht, was ihr bittet! Verniöget ihr den Ke ch zu trinken, den ich trinke, und euch taufen zu lassen mit der Taufe, womit ich getauft werde? Lug i2, so. -</text:p>
      <text:p text:style-name="P1">39. Sie sprachen zu ihm: Wir vermögen es. Jesus aber sprach zu ihnen: Ihr werdet zwar den Kelch trinken, den ich trinke, und getauft werden mit der Taufe, womit ich getauft werde;</text:p>
      <text:p text:style-name="P1">40. aber das Sitzen zu meiner Rechten und zu meiner Linken stehet nicht bei mir, Andern zu geben, als denen es bereitet ist.</text:p>
      <text:p text:style-name="P1">41. Und als es die Zehn ehört, fingen sie an über Jacobus und Johannes unwillig äu werden.</text:p>
      <text:p text:style-name="P1">42. her Jesus rief sie herzu und sprach zu ihnen: Ihr wisset, dass diejenigen, die als Fürsten der Völker gelten, über sie hergchen, und die Grossen unter ihnen über sie ewalt üben; -</text:p>
      <text:p text:style-name="P1">43. Nicht also aber soll es unter euch sein; sondern wer unter euch gross werden will, der sei euer Diener! C. 9,</text:p>
      <text:p text:style-name="P1">35.</text:p>
      <text:p text:style-name="P1">44. Und wer unter euch der Vornehmste sein will, der sei Aller Knecht.</text:p>
      <text:p text:style-name="P1">45. Denn auch des Menschen Sohn ist nicht gekommen, dass ihm edlen(-t werde, sondern dass er diene und sein Leben gebe zum Lösegeld für Viele. V. 46—s2: Many. Do, 29—34. Luc. is, 35—43. VII·</text:p>
      <text:p text:style-name="P1"><text:soft-page-break/>46. Und sie kommen nach Jericho. Und als er von Jericho ausZ)g sammt feinen Jüngern und vielem olk, Iss des Timäus Sohn, Bartimäus, der linde, am Weg und bettelte.</text:p>
      <text:p text:style-name="P1">47. Und·als er hörte, dass es Jesus von Nazareth sei, fing er an zu schreien und zu sprechen: Jesus, du Sohn Davids, erbarme dich meiner! <text:s text:c="3"/>ach. ca; «. «««"St». -Max-ii:"·3 C»-:s11.-I) II "</text:p>
      <text:p text:style-name="P1">48. »Und es beschaltenihn Viele, dass ·er schweigeli sollte; er aber» schrie noch viel mehr: »Du Sohn Davids; erbarme dich meiner. «49. Und Jesus stand stille und befahl, ihn zu rufen. Und sie rufen den Blinden und sprechen zu ihm: Sei getrost! Steh’ auf; er ruft dir. ! « « ;</text:p>
      <text:p text:style-name="P1">50. Da warf er seinen Mantel ab, stand auf und kam «u Jesu. -T «» «?</text:p>
      <text:p text:style-name="P1">51. Und Jesus hob an und sprach llzu ihm; Was willst du, dass ich dir thun so ? Der Blinde sprach zu ihm: Rabbum! dass ich sehend werde. ·"</text:p>
      <text:p text:style-name="P1">52. Da sprach Jesus zu ihm: Gehe hin! Dein Glaube hat dir eholfen! Und alsobald Eh er wieder undsolgte Jesu nach auf dem ege. C. 5,</text:p>
      <text:p text:style-name="P1">34. «; » , ««</text:p>
      <text:h text:style-name="Heading_20_2" text:outline-level="2">Cap. XI.</text:h>
      <text:p text:style-name="P1">. I. Jesu Einzug in Jerusalem. -l—«. II. Der verdorrende Feigenbaum. -l2—44. lll. Reinigung des Tempels. -l5-—49. 1V. Die Macht« des Glaubens. 20-—26. V. Jesu Bollmacht. 27—33. " « B. «-to: Month. 2c, 4—«. Lin. c9, 28—Z8. « Joh. », t2—«8. « I.</text:p>
      <text:p text:style-name="P1">1. Und als sie Jerusalem nahete«n und egen Bethpha e und Bethanien an den SQelberg kamen,sendet er zwei seiner Jtincger,</text:p>
      <text:p text:style-name="P1">2. und sagt zu ihnen: Gehet in den Fle en, der vor euch liegt, und alsobald, wann ihr in denselben l)ineinkommt,"werdet ihr ein Fällen an ebunden finden, auf welchem noch kein 9)3Iiensch gesessen ist; löset es ab und führet es her. Z. Und so Jemand zu euch spricht: Warum thut ihr das?sfo saget: Der Herr bedarf säi)når; und, er wird es alsobald hieher i en. -« .-.</text:p>
      <text:p text:style-name="P1">4. Da gingen sie hin nnd fanden ein Füllen ange unden an der Thür aussen am Scheidewe e und löseten es ab.</text:p>
      <text:p text:style-name="P1">5. Und cFtliche der U111stehenden-sprachen u ihnen: Was machet ihr, dass ihr dasYFüllen ablöfet? .</text:p>
      <text:p text:style-name="P1">6. Sie aber sagten zu ihnen, wie Jesus befohlen hatte, und sie liessen es ihnen.</text:p>
      <text:p text:style-name="P1">7. Und sie fig3rten das Füllen, zu Jesu und le ten ihre leider darauf, und er-setzte sich an? das elbe. · « "</text:p>
      <text:p text:style-name="P1">8. Viele,aber breiteten ihre Kleider auf den Weg; Andere hieben Zweige von den Bäumen und streuten sie auf den We ."</text:p>
      <text:p text:style-name="P1">9. Und die Vorangehenden und NagfolEnden schrieen und sprachen: Hosanna! eprlesen sei, der da kommt in; Namen des Herrn, , <text:s/>» . "10. Gepriesen sei das Reich, das da kommt im Namen des Herrn, das Reich unsers Vaters David! Hosanna in den Höhen-! L. S«-m.</text:p>
      <text:p text:style-name="P1">7. is. se. » — V. cc—«-: Many. A, «-sei« « «</text:p>
      <text:p text:style-name="P1">11. Und Jesus zog in Jerusalem ein und gin in den Tempel, und nachdem er Alles eså)en, ging er, da es nun A end war, mit» den <text:soft-page-break/>Zwölfen hinaus nach Bethanien. II.</text:p>
      <text:p text:style-name="P1">12. Und des folgenden Tages, da sie von Bethanien weggegangen, hungerte ihn-.»</text:p>
      <text:p text:style-name="P1">13. Und als er von ferne einen Feigen2-baum sah, der Laub hatte, ging er hin, ob er etwas daran fände. Und als er -u den-L-: selben kam, fand er nichts als Laub; denn»-. es war nicht die eit der Feigen. J-</text:p>
      <text:p text:style-name="P1">14. Und Jesus ob an undsz)sprach zu ihm: Es esse hinfort in Ewigkeit iemand mehr Frucht von dir! Und seineJiingerhörten es. V. 45—492 Matth.24,12.43.47.Luc.49,45—48.« III.</text:p>
      <text:p text:style-name="P1">15. Und sie kommen nach Jernsale:n; und Jesus ging in den Tempel und fing an hinaus zu treiben die, welche im Tempe ver auften und kauften; und die Tische der« Wechsler stiess er um und die Stiihle derer« welche die Tauben verkauften. F</text:p>
      <text:p text:style-name="P1">16. Und er liess nicht zu, dass Jemand enGefäss durch den Tempel trage. -»</text:p>
      <text:p text:style-name="P1">17. Und er lehrte nnd Rad) u ihnen? Steht nicht geschrieben: ,, ein Haus wirN ein Bethaus heissen für alleVölker ; ihr aber habet eine Mördergrube daraus gemacht ?««</text:p>
      <text:p text:style-name="P1">18. Und die Schriftgelehrteu und die ohenpriester hörten es und suchten, wiss te ihn umbräcbtcn« denn sie fürchteten ihn,» weil alles Volk erLaunte über seine Lehre:</text:p>
      <text:p text:style-name="P1">19. Und als es bend geworden, ging er ausser die Stadt hinaus. ! -. V. So-24: M-xtth.s2t, is-—22. :lV.</text:p>
      <text:p text:style-name="P1">20. Und da sie des Morgens vorüber»-Z gingen, sahen sie, dass der Feigenbaum von«"; den Wurzeln aus verdorret war. s ,</text:p>
      <text:p text:style-name="P1">21. Und Petrus dachte daran und sprach , zu ihm: Rabbi, stehe, der Feigenbaum, den du verflucht hast, ist verdorret.</text:p>
      <text:p text:style-name="P1">22. Und esus ho anund sprach zu ihnen:; Haber Glauben an Gott! J.,1,. «-«, «. ,</text:p>
      <text:p text:style-name="P1">23. Denn wahrlich, ich sage euch, wenn; Jemand zu d1;sem Berge spricht: Hebe dich· und wirf dich m’s Meer! und nicht zweifelhin s einem Herzen, sondern glaubt, dass das, was er sagt, geschehe, so wird ihm werden«. was er spricht.</text:p>
      <text:p text:style-name="P1">24. Darum sage ich euch: Alles, was ihrs« immer im Gebete begehretz glaubet, dass i r es empsanget, und es wird euch werden« Joh. »,</text:p>
      <text:p text:style-name="P1">7. cis, is. c. J-h. is, «-. <text:s text:c="3"/>Cato; -11.;«t2. Das 1HvaiijHium »; zCap3 <text:s/>««25. Und wenn ihr flehet und betet, so der»gebet, wenn ihr etwas wider Jeniandhab·et, Hauf dass auch euer Vater in den ,HimmeI»n euch eure. Fehler vergebe. Many. s, 23:c. is, «-.</text:p>
      <text:p text:style-name="P1">26. Wenn ihr aber nicht vergebet, so wird -weh euer Vater in den Himmeln eure Fah-ker nichtvergeben. Many. is, ais. — <text:s/>. V. 27—3.-« Many. -Ei, es—-"27. Las. Do; -«—s8.— V.</text:p>
      <text:p text:style-name="P1">27. Und sie kommen wiederum nach Jerusalem. Und als er im Tempel umheri , kommen die Hohenpriester und die Yxhgriftgelehrten und die Aeltesten .z"u ihm, ,28. und sprechen U ihm; Aus welaher MaiilåtRthust du diesiss? und wer hat dir diese acht gegeben, dass du solches thuest?</text:p>
      <text:p text:style-name="P1">29. Jesus aber antwortete und sprach zu ihnen: — eh will auch ei-ne Frage an eitch thun; antwortet mir, so will Ah euch sagen, aus welcher Macht ich dieses t ue.</text:p>
      <text:p text:style-name="P1"><text:soft-page-break/>30. War die Taufe des Johannes vom Fimmel oder von Menschen? Gebet mir nttoort! » <text:s/>» ,-; »</text:p>
      <text:p text:style-name="P1">31. Und sie hedachten sich bei <text:s/>sekbst gn«ds rachen: Wenn wi?g;agen: vom Himviel, so wird er fra eli: « arum habet ihr i"hm denn nicht gegizaubt? . -</text:p>
      <text:p text:style-name="P1">32. Wenn wir a er sagen: von Menschen, o müssen wir das Vol s;ürchten; denn sie ielten alle dafür, dass ohannes wirklich ein Prophet» gewesen. ·</text:p>
      <text:p text:style-name="P1">33. Und sie antworteten Und sprachen zu gest» Wir wisse3) es ni;ht. DaSantsworteåe eus und ra zui nen:» o a ei euch auch -niziht, aus welcher ABC-est icki dieses thue. « « -. ,</text:p>
      <text:h text:style-name="Heading_20_2" text:outline-level="2">Cap. X-II.</text:h>
      <text:p text:style-name="P1">I. Das Glcichniss von-den Wcingä«rtiietii. («——.’IS. U. Frage wegen der Kopssieuer, tZ—i«7; litt. wegen der Auferstehung, «-8——27; lV. weg-en -des vor·kchmften Gesetzes, Es-It; V. und wessen Sohn Christus? 35—37. WW"aiEmitig«v or den hcuchkcrischen Schkistgeichkken. 38—4o. vix. Die Wittwe beim Gottes! en. M -U. ask V. i-te: Many. ei, as—-ists. Lin. So, 9«««z· » It;</text:p>
      <text:p text:style-name="P1">1. Und der fin«gEati sei GleichnisMi mit i en n te en. s an te ein « en einen LåZeing(ir"ten—i1i«kdpzog Einen Zaun UT desselben und grub eine Kelter und baute einen Thurm und verlieh ihn» an Weine gärtner und zog ausser Land. <text:s/>« -2. Und et sandte zu den Weingärl«ue-ten zur t;estc3kLmten··Z;est einen FTle??t, THE; WU Ell6l!lJa«c I’lc«cll VOll VM· « Weingarten«sEeintifin . , -"3. Die aber erkJrifT-U«ihti,isS7lUgefmHU: m-i«dschi"ckten ihn eer«fotHt"«.»» «; «! I i i l I l</text:p>
      <text:p text:style-name="P1">4.— Und wiederum sandte er zu ihm einen aiidern Knecht; und den wars·eliFitz tust Steinen, l;)er"1vuiideteii ihn:-den Kopf» Mit) schicken ihn beschinipst fort. · . «, ·</text:p>
      <text:p text:style-name="P1">5. Und er sandte wiederum einen andern, und den tödteten sie; nnd von Vielen andern sschliigem sie die einen, die andern tödteten <text:s/>G. Nun hatte er noch einen einzigen Sohn, seinen Geliebten; auch den sandte er zuletzt zu ihnen, Brei! end: Sie werden-sich vor meinem So ne scheuen. ») . ·7-. Jene WeingLi·rtner aber sprachen unter einander: Dieser ist der Erbe. Konmit, lasst suns ihn tödten, so wird das Erbgnt unser ein. , » .</text:p>
      <text:p text:style-name="P1">8. Und sie nahmen ihn, tödteten ihn »und -war eni n zum eingarten «mau-s.» . ·» f "h W " h« 9· Was wird nun der Herr des WeinVrtens thun? Er wird kommen und die eingärtner umbrmgen»·und den Weingarten Andern geben. J» « , · » !0. Haltet ihr a·iidi m(ht.diese S-ihrist gelesen: »Der· Stein, den die B»aiilelite«ver;w1oIse?3 habeg,e der is·tsg1i;1·iIsteifi ckgehworden; . om . rrn-i ie e He e en «un es ist wunderbar in unsern Dingen ?«</text:p>
      <text:p text:style-name="P1">12. Und sie-suchten ihn zu greifen, aber sie sürchteten» das Volk;· denn sie merkten, dass er aus sie »das Gleiihnis; gesagt hatte. Und sie liessen ihn und gingen hinweg. : Bitt;-—i7: Many. Je, i5—22. Li-c. So, W-M. .</text:p>
      <text:p text:style-name="P1">13. Und sie senden zu ihm eini« e de-te Pharisäer und .Herodianer, aus-dass sie ihn in der Rede fangen· « «Ji4.stDiese <text:soft-page-break/>koniFien Zug) sagenhzg1fihFä;? ei er, wirwi en, a duwa r at «« und dich um Niemand ktiimnei«st; denn du LiLhest dik Z3erson d;cB Menschen nich; an, ondern e rest den e G ittes ni der ahrheit. Jst es erlaubt, dem Kaiser die Steuer zu geben, oder naht? Sollen wir sie geben, oder nicht geben »· J</text:p>
      <text:p text:style-name="P1">15. E-r aber da er ihre -FTeint)elei sah, Fisch zu ih-Mk: -Was -eksu«i?et» ihr mkche ringet mir einen Pfennig, dass ith ihn sehe«</text:p>
      <text:p text:style-name="P1">16. Sie brachten ei-ne-n. Und er sagt zu ihnen: Wessen ist dieses Bild und»die Ueberschrist? Sie sprachenz«uihm: Des Kaisers.</text:p>
      <text:p text:style-name="P1">177. Und Jesus aiitw·ortete und sprach zu i neu: Gebet dem Kaiser, was des Kaisers i t, und Gott, was Gottes ist. Umsie verwunderten sich <text:s/>ihn. " V4«8—«2«7: «J)iaiih. re, gis-Its. I.t1.</text:p>
      <text:p text:style-name="P1">18. -Und es kamen Sai)vucjäer zi:«"iijin, die da sa en, es seikei»ne Auferst tin und fragten«iZn,st5reit)end: :"««l G Hi; <text:s text:c="2"/></text:p>
      <text:p text:style-name="P1">Cap. 1r2. S;t..-Mem. :</text:p>
      <text:p text:style-name="P1">Cap. 12:"13. öd «-«129. Meister! Moses hat uns geschrieben: Wann Jeniandes Bruder stirbt, und hinterlässt ein Weib und keine Kinder, so soll sein Bruder dessen Weib nehmen und seinem Bruder Samen erwecken. s·.«. 2(). Nun sind sieben Brüder gewesen. Und der erste nahm ein Weib und starb und hinterliess keinen Samen. . J</text:p>
      <text:p text:style-name="P1">21. Und der andere nahm sie und starb, und auch er hinterliess keinen Samen; und der dritte ebenso.</text:p>
      <text:p text:style-name="P1">22. Und es nahmen sie alle Sieben und hinterliessen keinen Samen. Zuletzt, nach llen, starb auch das Weib. -</text:p>
      <text:p text:style-name="P1">23. In der Auferstehung nun, wann si-e anserstehen, wessen Weib wird sie sein unter ihnen? Denn alle Sieben -haben sie zum Weibe gehabt. -</text:p>
      <text:p text:style-name="P1">24. Und Jesus antwortete und s rach zu ihnen: Jrretihr nichtdaruni, weil ihr weder die Schriften keiiuet noch die Kraft Gottes?</text:p>
      <text:p text:style-name="P1">25. Denn wann sie von den Todten anfersteheu, so nehmen sie nicht zur Ehe, 1ioch werden sie zur Ehe gegeb.en, sondern sie sind wie die Engel in den Himmeln.</text:p>
      <text:p text:style-name="P1">26. Von den Todten aber, dass sie auferstehen, habet ihr nicht gelesen im Buche Moses, bei dem Busche, wie Gott zu ihm redete, sprechend: »Ich bin der Gott Abrahanis und der Gott Jsaaks und der Gott Jakobs« ? . . .</text:p>
      <text:p text:style-name="P1">27. Gott ist nicht der Todten, sondern der Lebendigen Gott. Darum irr-et ihr sehr. V. 28—-Z-i: Muth. 22, 34—40. , IV.</text:p>
      <text:p text:style-name="P1">28. Und es trat einer der Schrift elehrten herzu, der geh·i5rt hatte, wie sie sich mit einander besprochen, und gesehen, dass er ihnen wohl geantwortet hatte, 1ind Zu te ihn: Welches ist das vornehmste eliot unter allen?</text:p>
      <text:p text:style-name="P1">29. Jesus aber aiitwortete ihm: Das vornehmste aller Gebote ist: »Hi")re, Israel! der Herr, miser Gott, ist ein einiger Herr;</text:p>
      <text:p text:style-name="P1">30. und du sollst den Herrn deinen Gott lieben von ganzem deinem Herzen nnd von g;inzer deiner Seele und von ganzem deinem emüthe und von ganzem deinem Vermögen« Dieses ist das vornehmste Gebot.</text:p>
      <text:p text:style-name="P1">31. Und das andere, ihm gleich, ist dieses: »Du sollst deinen Nächsten lieben wie dich selbst« Grosser als diese ist kein <text:soft-page-break/>anderes Gebot. » ·</text:p>
      <text:p text:style-name="P1">32. Und der Schriftgelehrte sprach zu ihm: Recht, Meister! nach der Wahrheit hast du geredet; es ist nur Ein Gott und kein anderer ist auf;er ihm; is. M-,s» 4, as,</text:p>
      <text:p text:style-name="P1">33. ulid ihn ieben von ganzem Herzen i und von ganzem Verstande nnd vors ganzer Seele und von ganzem VerntEgeu und den Nächsten lieben wie» sich selbst,.ist mehr als alle Brandopfer -uiid Schlachtopfet. TScim. -is,</text:p>
      <text:p text:style-name="P1">22. »</text:p>
      <text:p text:style-name="P1">34. Und da Jesus sah, das; er verständig eantwortet, s ra«(h er zu ihm: Du bist nicht iieänåoni Re»s)ckiy,e Gottes. Und es unterstund i ieinan me r, i n weiter u "ra e s ) iJi1iatthk.)22, is. Luzc. 2i), <text:s/>V. so-—37; Muth. 22, 4i—4i5". Las. 2o, «—-if. V.</text:p>
      <text:p text:style-name="P1">35. Und Je us hob anund sprach, indem er im Tempel le rte: Wie sagen dieSchriftgelehrten, das; Christus Davids Sohn sei?«.</text:p>
      <text:p text:style-name="P1">36. Denn David selbst sprach im heiligen» Geiste: »Der Herr hat zu meinem Herrn gesprochen: Sitze zu meiner Rechten, bis ich deine Feinde zum Schemel deiner Füsse mache.« , » , <text:s/>.</text:p>
      <text:p text:style-name="P1">37. So nennt David selbst ihn Herr»-,;« und woher ist er sein Sohn? Und die[ Menge des. Volkes hörte ihn mit Lust. B. 38——40: Lan. 20, 45——47. Vl.</text:p>
      <text:p text:style-name="P1">38. Und er sprach zu ihnen in seiner Lehre: Hütet euch vor den Scl)riftgelehrten, die gern in langen Kleidern einhergehen und auf den Märkten sich grüssen lassen, M.xtth. 23,</text:p>
      <text:p text:style-name="P1">5. (-:-.</text:p>
      <text:p text:style-name="P1">39. und in den Versam11ilungen und bei den Mahlzeiten obenan jitzen wollen;</text:p>
      <text:p text:style-name="P1">40. die der Witwen Häuser fressen und um Schein lange beten; diese werden ein schwereres Geri )t empfangen. Matih.23, it. V. «-44: Lin. 21, i—i. · VlI.</text:p>
      <text:p text:style-name="P1">41. Und Jesus setzte sich dem Gotteskasten gegenüber und sah, wie das Volk Geld in den Gotteskasten legte. Und viele Reiche legten viel ein. » »</text:p>
      <text:p text:style-name="P1">42. Und es kam» eine arme·Wkttwe, die legte zwei Schiirflein ein, das ist ein Heller.</text:p>
      <text:p text:style-name="P1">43. Und er rief fzeBine Jjiinger zu sich und sprach zu ihnen: ahrlich, ich sage euch, diese arme Wittwe hat mehr in den Gotteskasten elegt als Alle , die ein« elegt haben.</text:p>
      <text:p text:style-name="P1">44. Beim Alle haben von ihrem Ueberfluss eingele t; diese aber hat von ihrer Armuth Alles, was sie hatte, einge egt, ihre ganze Nahrung.</text:p>
      <text:h text:style-name="Heading_20_2" text:outline-level="2">Cap. XI1l.</text:h>
      <text:p text:style-name="P1">1’ I. Weissagung von der Zerstii:ung JEkUl«iOMSI-W. ll. Vom Ende dir Welt. U-—32. ill-W mahnuiig zur Wachsamkcit. Z3—37. B. i—e3: March. di, 4——28. sue. -«, 5—ii4-«I. I. Und als er aus dem Tempel ging zricht einer seiner Jiiuger zu ihm: Meister! iehe, welche Steine und nie che Gebäude! <text:s text:c="3"/>öi3 Casi: ist-N Das Evangelium .Cap."</text:p>
      <text:p text:style-name="P1">13.</text:p>
      <text:p text:style-name="P1">2. Und· Jesus antwortete und sprach zu äm: Siehest du diese <text:soft-page-break/>rof;en Gebäude? s wird kein Stein aus dem andern gelassen werden, der nicht zerstört werde. ·</text:p>
      <text:p text:style-name="P1">3. Und als er am Oelberg saF ge enüber dem Tempel, sra ten ihn bei eiteiiJ3etrus und Jacobus und Johannes und Andreas:</text:p>
      <text:p text:style-name="P1">4. Sage uns, wann wird dieses geschehen, und we ches wird das Zeichen sein, wann dieses Alles soll vollendet werden? «</text:p>
      <text:p text:style-name="P1">5. Jesus aber antwortete ihnen und fing an zu sagen: Sehet zu, dass elich Niemand irre Ihre!</text:p>
      <text:p text:style-name="P1">6. enn Viele werden kommen unter meinem Namen nnd sagen: Ich bin Christus! und werden Viele irre Führen. Jck. »,</text:p>
      <text:p text:style-name="P1">44.</text:p>
      <text:p text:style-name="P1">7. Wenn ihr aber riege uiid Kriegsgeschrei hören werdet, so erschrecket nicht; denn Es 1;iuss geschehen, aber es ist noch nicht das «n e.</text:p>
      <text:p text:style-name="P1">8. Denn ein Volk wird sieh wider das andere erheben und ein Reich wider das andere, und es werden Erdbeben hin und wieder, und werden Hungersnöthe und Verwirrnngen sein. « "</text:p>
      <text:p text:style-name="P1">9. Dieses sind der Schrnerzen Anfän e. Sehet aber ihr auf encl selbst! Denn sie werden euch den Gerichten und den Verammlungen iiberliefern; ihr werdet gechlagen und vor Fürsten und Könige geåellt w?rden um meinetwillen, ihnen zum en ni . 10i; Und unter allen Völkern muss zuvor das Evangelium gepredigt werden. C.-te, is.</text:p>
      <text:p text:style-name="P1">11. Wenn sie euch a er hinführen und iiberliefern werden, so sorget nicht zum voraus, was ihr reden sollei, und siniiet nicht darauf, sondern was euch gegeben wird zu derselben Stunde, das redet. enn nicht i(gr.seid es, die da reden, sondern der heilige erst. Muth. to, is is. Lin. te, -H je.</text:p>
      <text:p text:style-name="P1">12. Es wird aber ein Bruder den andern zum Tode überliefern nnd der Vater das Kind, und Kinder werden sich wider die Eltern erheben und werden sie zum Tode bringen; Mjch» 7» H·</text:p>
      <text:p text:style-name="P1">13. und ihr werdet von Allen ehasset sein um meines Namens willen. <text:s/>a er beharret bis an das Ende, der wird selig werden. March. 1o,22. « -:</text:p>
      <text:p text:style-name="P1">14. Wann ihr aber den Gräuel der Verwüstung, von welchem Daniel, der Prophet, ei«edet, werdet stehen sehen, wo er nicht sollte; (wer es liese·t, der merke daraus!) alsdann sliehe, wer im jiidischen Lande ist, »auf die Berge. Dem. 9,</text:p>
      <text:p text:style-name="P1">27.</text:p>
      <text:p text:style-name="P1">15. Wer a er auf dem Dache ist, der steige i nicht hinab in das Haus und« gehe nicht hinein, etwas aus seinem Hause zu nehmen.</text:p>
      <text:p text:style-name="P1">16. Und wer auf dem Felde ist, der kehre nicht wieder zurück, sein Kleid zu nehmen.</text:p>
      <text:p text:style-name="P1">17. Wehe"ccber den Schwangern und den Säugendeii in denselben To« en! ·!</text:p>
      <text:p text:style-name="P1">18. Bittet aber, dass eure Flucht nicht des Winters geschehe.</text:p>
      <text:p text:style-name="P1">19. Denn es wird in denselben Tagen eine Trübsal sein, dergleichen nicht gewesen von Anfang der Welt, da sie Gott erschaffen, bis jetzt, und auch nicht mehr sein wird.</text:p>
      <text:p text:style-name="P1">20. Und wenn der Herr die Tage nicht verkürzt hätte, so würde kein Mensch errettet werden; aber um der Auserwählten willen, die er erwählt hat, hat er die Tage verkürzt.</text:p>
      <text:p text:style-name="P1"><text:soft-page-break/>21. Und alsdann, wenn Jemand Fu euch sagen wird: Siehe, hier ist Ehristusi oder: Siehe dort! so glaubet es nicht. -</text:p>
      <text:p text:style-name="P1">22. Denn es werden falsche Christus und falsche Propheten aufstehen und werden Zeichen und Wunder thun, um auch die Auserwählten, wo möglich, zu berf·ühren::</text:p>
      <text:p text:style-name="P1">23. Ihr aber, sehet zu! Siehe, ich habe euch Alles vorher gesagt. J-h. -l6,</text:p>
      <text:p text:style-name="P1">4. V.24—32Many. 24, 29—36. Luc.2i, 25—33. Il.,24. Aber in denselben Tagen, nach dieser Trübsal, wird die Sonne verfinstert werden, und der Mond wird seinen Schein nicht geben,</text:p>
      <text:p text:style-name="P1">25. und die Sterne des Himmels werden herabfallen, nnd die Kräfte in den Himmeln werden erschüttert werden.</text:p>
      <text:p text:style-name="P1">26. Und alsdann werden sie den Sohn des Menschen kommen sehen in den Wolken mit grosser Macht und Heri«lichkeit.</text:p>
      <text:p text:style-name="P1">27. Und alsdann wird er seine Engel aussenden und seine AuserwäYten sammeln von den vier Winden, vom nde der Erde bis zum Ende des Himmels. «</text:p>
      <text:p text:style-name="P1">28. Von dein Feigenbaume aber lernet das Gleichnif;: Wann sein Zweig jetzt saftig wird und das Laub hervorwächst, so merket ihr, dass der Sommer nahe ist.</text:p>
      <text:p text:style-name="P1">29. Also auch ihr, wann« ihr sehet, dass dieses geschieht, so merket, dass er nahe ist vor der Thüre. »</text:p>
      <text:p text:style-name="P1">30. Wahrlich, ich sage euch, dieses »Geschlecht wird« nicht vergehen, bis alles dieses geschehen sein wird. «·</text:p>
      <text:p text:style-name="P1">31. Der Himmel und die Erde werden vergehen, aber meine Worte werden nicht «verge en. Jcs. 51, S.</text:p>
      <text:p text:style-name="P1">32. Von dem Tag aber und der Stunde weiss Niemand, auch nicht die Engel im Himmel, noch der Sohn, sondern nur;»der Vater. As-g. «,</text:p>
      <text:p text:style-name="P1">7.» <text:s/>-« <text:s text:c="4"/>3</text:p>
      <text:p text:style-name="P1">Cap. «13.</text:p>
      <text:p text:style-name="P1">14. St. Marci. "7« Cci’p.i—1"-IT Nlll.i Z?-. Sehet zu, wachet und«betet! Denn ihr wisset nicht, wann dieL3eit vorhanden ist. Matth. St,</text:p>
      <text:p text:style-name="P1">42. ne. 42,</text:p>
      <text:p text:style-name="P1">40. 2t,</text:p>
      <text:p text:style-name="P1">36.</text:p>
      <text:p text:style-name="P1">34. Wie ein Mensch, der ausser Land zog, sein Haus verliess uiid seincii Knechten die Gewalt gab und einem jeden sein Werk, und dem Thüi«hiiter befahl, das; er wachen solle. Many. 25, is.</text:p>
      <text:p text:style-name="P1">35. So wachet nun, denn ihr wisset nicht, wann der Herr des Hauses kommt, ob am Abend oder zu Mitternacht oder um das Hahnengeschrei oder am Morgen;</text:p>
      <text:p text:style-name="P1">36. auf dass er nicht, wann er unversehens kommt, euch schlafend finde. «37· Was ich aber euch sa e, das a ei Allen: Wucher! g s g ch .-« « , »</text:p>
      <text:h text:style-name="Heading_20_2" text:outline-level="2">Cap. XIV.</text:h>
      <text:p text:style-name="P1">I. Rathschlag der Priester« Jcsuii"1zu tödten. 4,</text:p>
      <text:p text:style-name="P1">2. ll. Salbung Jesu zu Bethanien. Z—-«. ll1. Entdeckung des Verråthers·. 12-—2«1. 1V. Stiftung des Abendmahl«s. 22——31. V. Jesus in Gethsemane, Z2—42. VI. Jesu «GcfaiigcImchmung. 43———52. <text:soft-page-break/>Vll. Verurtheilung vor dem jiidischen Rathe. 53-6’:3. VIII. Verlcii.ignnng durch Petrus. 66—72. V. i—2: Many. De, 2—5. Lin. Da, «. D. I. I. Es war aber nach zwei Tagen der Ueberschritt und das Fest der ungesäiierten Brote.Uiid dieHohenpriestcruiid dieSchriftgelehrten suchten, wie sie ihn mit List griffen und tödteten. S. M-;s. i2, is. Z. M-s.23, ei.</text:p>
      <text:p text:style-name="P1">2. Sie sprachen aber: Nicht auf das Fest, -damit nicht ein Aufruhr unter dem Volke werde. . T V. Z—-ex M-sah. Ia, s—i3. J-)h. te,-«-8. Il. B. Und da er zu Bethanien im Hause Siinons des Aussätzigen war und zu Tische sass, kam ein Weib mit einer alabaBternen Flasche voll Salbeflüssiger köstl"icher3 iarde, zerbrach die alabasterne Flasche und goss sie -auf fein Haupt. » · ,</text:p>
      <text:p text:style-name="P1">4. Es wurden aber Etliche darüber bei sich selbst entrüstet und sprachen: Wo u ist diese Verschwendung der Salbe geschehen? »</text:p>
      <text:p text:style-name="P1">5. Denn man hätte sie um mehr als dreiHundert Pfennige verkaufen und es den rmen geben können. Und sie murreten wider sie. <text:s/>«« »</text:p>
      <text:p text:style-name="P1">6. Jesus aber sprach: Lassetfsie! Was machet ihr dem Weibe Mühe? Sie hat ein gutes Werk an mir gethan. F</text:p>
      <text:p text:style-name="P1">7. Denn die Armen habet ihr allezeit bei euch, und wann ihr wollet, ki5nnet ihr ihnen Gutes thun; mich aber habet i r nicht allezeit: « , « 8· Was diese konnte, das hat ste gethan; sie hat· um Voraus« meinen Leib zum Bes;«»dsii,sss!.i,!bss.i-s «, — X . a ri ,i ageeu ,woimmer ieses EvangelEZnk wird gepredigZ werden in er ganzen et da wird an das, was diese gethan hat-,«gesa i werden. U ihrem » . S z Gedachtnisse. V. to. «: Many.</text:p>
      <text:p text:style-name="P1">26. it—-is. Las. ad; 3——6-</text:p>
      <text:p text:style-name="P1">10.« Und Judas, der Jscarioth, einer der Zioblfe, ging hin zu den .g)ol)enpriester11«, dass er Jesum ihnen verriet e.</text:p>
      <text:p text:style-name="P1">11. Und da sie es hörten, wurden sie froh nnd verhies;en ihm Geld zii geben. Und er fi;3chse, wge S; ihn bei Gelegei;heit oerriethe. . 2—i : any. is, 47—«9. us. 22, 7—i8. l1l.</text:p>
      <text:p text:style-name="P1">12. Und am ersten Tage -der ungi-H säumen Brote, da man das Lamm des Ueberschrittes schlachtete, sprachen sein? Jünger zu ihm: Wo willst -du, dass wir hingehen nnd bereiten, dass du den Uebersehritt essest? » . » » </text:p>
      <text:p text:style-name="P1">13. Und»er sendet zwei seiner Jünger uns spricht ·zu ihnen: Gehet in die Stadt, »und Zieh with X ?sJdei?fch peg7egnF!, dter einen rugmi a er rag, em ge « ««</text:p>
      <text:p text:style-name="P1">14. und wo er hinein eht, da sprcihet zum aushei«rn : Der Meister sagt: Wo ist die erbårge, wo ich gen Ueberschritt mit meinen üngern esse. «</text:p>
      <text:p text:style-name="P1">15. Und er wird euch einen grossen Saal zeigen, der belegt und bereitet ist; daselbst bereitet für uns. </text:p>
      <text:p text:style-name="P1">16. Und-seine Jüngers gingen aus und kamen in die Stadt und fanden es, wie F jihiisä)n gesagt hatte, und bereiteten den e«er ritt. , -«« V. i7—-2i : Muth. 26, 20——"25.-Luc. 22, 2i423.</text:p>
      <text:p text:style-name="P1">17. Und als es Abend geworden, kam -er mit den Zwölfen. «, . « »»</text:p>
      <text:p text:style-name="P1">18. Und als ie sichF1i Tische gesetzt hatten niid assen, prach esus:« Wahrlich, ich sage euch: Einer aus euch wird mich verrathen, der mit mir isset». »-«</text:p>
      <text:p text:style-name="P1">19. Da sin3ei1 sie an trauri zu werden und einer na deniandern ui <text:soft-page-break/>m zu sa en: Bin ich es? Und ein anderFr: Ein ich </text:p>
      <text:p text:style-name="P1">20. Er aber antwortete und sprach D ihnen :· Es ist einer von den Zw"i·Ilfen,-» di: mit mir in die Schüssel trinkt. <text:s/>«</text:p>
      <text:p text:style-name="P1">21. Des Menschen So n geht« war da-« hinl, n;ie VII? ihpä) geschri?ebcke’n stgi)cks; aker we Je em en en dur we en es Menschen Sohn verrEctheu wird! Es wäre diesem Menschenbesser, wem-iser nicht· M boren wäre. «1l«"« <text:s/>-« <text:s text:c="3"/>«»-x,8</text:p>
      <text:p text:style-name="P1">Cap. »—14; DasCW1grhum ; i <text:s/>City-. !-14. . .V. 22—2.-« I1;«xtrh. gis, ge—-is. Lin. Je, ist— Ko. " II-V·</text:p>
      <text:p text:style-name="P1">22. Und indem sie assen, nahm Jesus das Brot, und nachdem er es gesegnet, brach er es und gab es ihnen· und sprach: Nehmt, esset!, das ist mein Leib. ; · :-»</text:p>
      <text:p text:style-name="P1">23. Und er nahm den Kelch, nnd nachdem -er Dank gesagt, gab er 1hnen«dense«be»n·; nnd sie tranken Alle daraus. E .</text:p>
      <text:p text:style-name="P1">24. U-nd er sprach zu ihnen: Das ist mein -Blut, das, Blut des» neuen Testaxmentes, welches für·,2Biele Vergossen wird.</text:p>
      <text:p text:style-name="P1">25. Wahrlich, ich sage ench, ich werde hin-fort nicht mehr von delnGetoächs e des Weintocks trinken bis an den Tag, da· ich es neu trinkenwerde im ReieheGottes. Las, 2«2, -is. » V. ·-is— sc; Many. so, 30—:c5. !</text:p>
      <text:p text:style-name="P1">26. Und nachdem sie den Lobgesang ge.sun en hatten, in,en sie hinaus an den Oel3berg S g ! «</text:p>
      <text:p text:style-name="P1">27. Und Jesus s ricZ)t zu ihnen: Jhr Alle werdet euch in dies:-r Pacht an mir ärgern. Denn es steht geschrieben: »Ich werde den ,Higen schlagen, und die Schafe werden sich ers reuen.« . — . ; ·z»28. Aber nachdem ich werde auferstanden sein, will ich euch-nach Galiläa vorangehen. C. is,</text:p>
      <text:p text:style-name="P1">7.ss ,29.??3etrus aber sprach zu tszhm: U-nd wenn sich -lle ärgern werden, doch ich nicht. · 30· Und Jesus spricht uih)m: Wahrlich, ich sage dir, heute in dieser Dacht, ehe der Hahn zweimal krähet, wirst du michs dreima verlä1ignen.</text:p>
      <text:p text:style-name="P1">31. Er aber sprach noch stärker: Wenn ich mit dir sterben .müsste, so werde ich dich siegt 2)iiårläugnen. Gleicherweise spracheu an e. ». V. da—-42«. Many.-2e,»3e»—·46i » Las. 22, 39—46. . Jo .48,</text:p>
      <text:p text:style-name="P1">4. h «V."32. Und sie kommen in ein Gut, dessen »Na-me Gethsemane. Un-d er spricht zu seinen Jüngern: Sitz-et hier, bis ich gebetet habe. -;’)3. Und er nimmt den Petrus nnd Jacobus und Johannes mit sich n-nd fing an zu erschreckens und heftig zu zagen.</text:p>
      <text:p text:style-name="P1">34. Und er spricht zu ihnen: Meine Seele ist um-und um bekümmert bis auf den Tod; bleibet hier und machet! .</text:p>
      <text:p text:style-name="P1">35. Und er ging ein wenig vorwärts, fiel aufdie Erde und betete, dass, wenn es möglich wäre, die Stunde an ihm voriibergehen mbch"te. J-h, H,</text:p>
      <text:p text:style-name="P1">27.» «. » «I36. Und er sprach: Abba, Pater! Es ist dir Alles inög·ich-; nimm diesen Kelch von mir! Doch ·«11,i,cht was. ich -will, sonde-rat»-ipas VU«Wlllst« V .J:r-J: ji-.·i-:</text:p>
      <text:p text:style-name="P1">37. Und er kommt und findet fiesck6lafnd nnd sagt zu Petrus: Simon! ch ä tdu? Ver1nochstestdctnichteine So-inde3mvachen?</text:p>
      <text:p text:style-name="P1">38. Wache: nnd betet, damit ihr nicht in Versuchung fallet! Der Geist ist zwar-ganeigt, das Fleisch aber ist schwach. «</text:p>
      <text:p text:style-name="P1">39. Und er ging wiederum hin und betete und sprach eben dieselben <text:soft-page-break/>Worte.</text:p>
      <text:p text:style-name="P1">40. Und als er zurückkam, fand er sie wiederum schlafend; denn ihre Augen waren beschwert und sie wussten nicht, was sie ihm antworteten. -» « «</text:p>
      <text:p text:style-name="P1">41. Und er kommt zum dritten Mal nnd s richt zu ihnen: Nun schlafet, was übrig ist, und ruhet! —— Es ist geringe! Die Stunde ist gekommen! Siehe, des N enscheli Sohn wird in die Hände der Sünder überliefert.</text:p>
      <text:p text:style-name="P1">42. Stehet auf, lasset uns gehen! Siehe, der mich verräth, ist genahet! V. i3—5o: Many. Te, 47—56. Luc. 22, 47-53. J:-h. is, S.</text:p>
      <text:p text:style-name="P1">3.1c). «. VI.</text:p>
      <text:p text:style-name="P1">43. Und alsobald, da er noch redete, war Judas, einer der Zivölse, zugegen nnd mit ihm eine grosse Schaar mit Schwertern und Stangen, von den Hohenpriestern und den Schriftgclehrten und den Aeltesten. 4-F. Der Verräther hatte ihnen aber ein Zeichen gegeben, sprechend: Welchen ich küssen werde, der ist es, den greifet und führet ihn fort, wohl verwahrt.</text:p>
      <text:p text:style-name="P1">45. Und als er nun kam, trat er alsobald Ei ihm und spricht: Rabbi, Rabbi! und ·"sste ihn. ·</text:p>
      <text:p text:style-name="P1">46. Sie aber legten ihre Hände an ihn und griffen ihn. « »,</text:p>
      <text:p text:style-name="P1">47. Einer aber Von denen, die dabei standen, zog das Schwert, schlu den Knecht Z? obersten Priesters und hieb ihm ein r ab. .-</text:p>
      <text:p text:style-name="P1">48. Und Jesus hob an und sprash) zu ihnen: Wie gegen einen Mörder seid L r ausgegangen, mit Schwertern nnd Wangen, mich zu greifen. · ·«</text:p>
      <text:p text:style-name="P1">49. Täglich war ich bei euch im Tempel und lelrte, und ihr habet mich» nicht gegriffen. «-J))och, damit ;die Schriften erfüllet werden! · »50. Und es verliessen ihn Alle und flohen.</text:p>
      <text:p text:style-name="P1">51. Und ein Jüngling folgte ihm, der war mit Leinwand auf dem blossen Leibe bekleidet; nn.d die Jünglinge griffen ihn. z»"52. Er aber liess die Leinwand fahren und entfloh ihnen nackt. J , z» « B.53-es; Msitth.2s,57—68. Lin. 22,</text:p>
      <text:p text:style-name="P1">54.s3—§tz. VII.</text:p>
      <text:p text:style-name="P1">5.3. ·Und sie führten Jesn·in zinobersten Priester; und es kamen bex;dies,egI <text:s text:c="3"/>,CNp.«· -M. s-St-. M-wiss.-J,-J: CEp-«. !14-H· -V «a»lle«Hohe3ipries,ter -nnd die A;esti;st;-F; »und die Schristgele rten zusam"nien.» «.;.-«« <text:s/>.</text:p>
      <text:p text:style-name="P1">54. UndPetrussolgteihm von—fernesbi-s -khineiu in den Hof des obersten Priesters; nnd ersas; bei den Dienern und wiirmt.e sich bei dem Feuer. -, « T —55; Die Hohenpriester aber und der ganze« ·-RathTsuchteii Zeugniss wider Jesum,» ihn zum od»e» zu bringe-n-; und sie fanden keines.</text:p>
      <text:p text:style-name="P1">56. »Denn·obgleich Viele wider ihn falsches Zeugniss gaben, so waren die Zeugnisse doih nicht gleichH. Mos.-i7,i;. <text:s/>Und es standen Etliche auf und legten ein falsches Zeugniss wider ihn ab, sprechend: -</text:p>
      <text:p text:style-name="P1">58. Wir haben ihn sagen gehört: Ich will diesen von Händen gemachten Tempel zetk stören nnd«in drei Tagen einen andern nickt von Händen gemachten erbauen. C. is, de.</text:p>
      <text:p text:style-name="P1">59. Aber auch so war ihr Zeugnis; nicht 'gleich. -</text:p>
      <text:p text:style-name="P1">60. Und der bberste Priester stand auf, trat in die Mitte und fragte esum, sprechend: Antwortest du nichts, was diese wider <text:soft-page-break/>dich zeugen? » « » <text:s/>» «» "«61. Er abersihWieg und ai1twortetenichl·s. Wiederum sra te ihn der oberste Priester nnd sa -te zu ihm: Bist du der Chri-stu«s, der Sohn des Hochgelobten? Jcs. 5:«1,</text:p>
      <text:p text:style-name="P1">7. «62. Jesus aber sprach: Ich bin es; und Zier werdet des Menschen Sohn sehen zur echten der Macht sitzen und kommen mit den Wolken des Himmels. C. 13, As»</text:p>
      <text:p text:style-name="P1">63. Der oberste Priester aber zerriss feine Kleider und sprach: Was bedürfen wir weiter Zeugen? , ,</text:p>
      <text:p text:style-name="P1">64. Jhr habet die Lästerung gehört. Was dünkt euch ? Sie Alle aber verurtheilten ihn, er sei des Todes schuldig. ’65. Und Einige singen an, ihn cinzuspeien nnd sein Am esichtzu verhüllen und il ji mit Fäusten zu schlci"gen und zu ihm zu sagen: Weissage! Und die Diener schlugen ihn mit Backenftreichen. C. in, Si. is, is. V. es-72: Many. as, 69—75. Luc.«22, «s5—iI2. — , Joh. -is, -«z—48. 25«27. V«kll."66. Und indem Pet«rn«s unten im Hofe war, kam eine von den Mägden des obersten»Priesters." « · ,</text:p>
      <text:p text:style-name="P1">67. Und als sie den« Petrus sah, der sich to-·ärnite bliekte sie ihn an und sagte: Ali"ch du warst mit Jesu, dem Naz«arener. <text:s/>-</text:p>
      <text:p text:style-name="P1">68. Er aber läugnete, sprechend :· Jch«keni·le ihn nichi und verstehe auch nicht, -i"vasdu sagst. Und ergmg in den Vorhof hinaus, und der Hahn i·ihete. « «6»9, Und als -die«Masd ihn wieder sah, sing sie an, u den Umstehenden zu sagen: Dieser ist Ein-er von ihnen. « , «; · 7(). Er aber Iäugnete wiederum. Und ask: ivenig nachher sprachen abermals die J geh;-.nde»ii«zu Petrus: Wahrhasti· du Hi inervonchnen. Denn dnbist ein i«Haliläe-·k, und deine Sprache gleichet. ; « T?-I. Er aber hob an zu fluchen"un·d·.. s chwöreii: Ich kenne -diesen« Menschen niK von dem ihr redet. «</text:p>
      <text:p text:style-name="P1">72. Da krähete-der Hahn zum andern «Ma·l; und Petrus ward ein edenk« des Wortes, das Jesus zu ihm gesagt hatte: Ehe der Hahn swei1ical k1«äht, wirst du niich dreimal ver äugneii. Und er machte sich hinaus und weiilete. ««"" »» « «</text:p>
      <text:h text:style-name="Heading_20_2" text:outline-level="2">Cap. XV</text:h>
      <text:p text:style-name="P1">I.’Ueberliesirung Jesu an Pilatus und Vei«iirthiilistig. «-—45. It. Seine Misshand!ung. -16—-—:g. ·lll»:bKrenzLgiing7 20»—36. IV-Tod. Z?-M« V-BE graniss, 2— .« »» :· » P. « Matih.Je2,7,si,</text:p>
      <text:p text:style-name="P1">2. Lin. 22,s6a·—7"i. " l. I. Und alsobald am Morgen hielten Rath die Hohenpriester mit den Aeltestap und Schriftgelel)rten und der ganze Rufs und führten L·’resum gebunden hin ui1d überantworteten ihn dem Pilatus. » ; B.«2—»—i5: Many. 27, «-as. Luc. es, 2-il-. 4-·7-ask« <text:s/>i» · Joh.i8,33—74i). </text:p>
      <text:p text:style-name="P1">2. Und Pilatus fragte ihn: Bist du der Könåg der Juden? Er antwortete und spra )zu ihi·n: Du sagst es. » » »» <text:s/>«1;nd die Hohenpriester klagtenviÄ an 1 n. » «</text:p>
      <text:p text:style-name="P1">4. Pilatus «aber fragte ihn wiederum, sprechel?ds: Antwortest du nichts? Siehe, wie vie je wider dich zeugen ."</text:p>
      <text:p text:style-name="P1">5. Jesus aber antwortete nichts mehr,Iso dass ;i1ch Pilatus verwunderte. · »F .</text:p>
      <text:p text:style-name="P1">6. ber auf das Fest gab er ihnen einseJn Gefangenen ledig welchen <text:soft-page-break/>sie beVgehrten, </text:p>
      <text:p text:style-name="P1">7. Es war aber Einer, « ena«nnt arabba"s, sammt seineii Mitaufrührern esangen, die ; in dem Aufruhr einen Todtschizag begangen hcl-stell. · »F Z. Und das Volk schrie und hob an zu beg;hre·n,,dass er thäte, wie er allezeit. ihnen et an. . , : <text:s/>g9. Pilatus aber antwortete ihnen Eins sagte: Wollet ihr, dass ich euch den König der Juden ledig gebe? ;I0. "Denu er erkannte, das; ihn"dieHo"henk priester aus Neid iiberantworte«t"hattei1« U. Aber die Hohenpriester wieBlten das Volk auf, dass er ihnen lieber den arab’bc13 ledig gebe. « " « " » <text:s text:c="2"/>X <text:s text:c="3"/>wollte ab er ilnen den Barabbas led" Hi) -E«-; -15:ss?? Das«Evkj-iigeiiam Eap. is. -</text:p>
      <text:p text:style-name="P1">12. Pilatus -antwortete und sprach wiederum zu ihnen: Was wollet ihr nun, dass ich dem thue, den ihr König der Juden ilennet? » <text:s text:c="3"/>« s T</text:p>
      <text:p text:style-name="P1">13. Sie abe«e".Tschrieen"«wiederui»n: Kreuzige ihöi! T · ·</text:p>
      <text:p text:style-name="P1">14. ilatus sprach zu ihnen: Was hat er denn Uebels gethan »Sie aber schrieen noch viel mehr: Kreuzige ihn! » » «</text:p>
      <text:p text:style-name="P1">15. Da nun Pilatus das Volk befriedigen . S ) ISund Jesiim, nachdem er ihn gegeisselt, übergab er, dass er gekreuzigt werde. Joh. i9,"i. B. iiz—i9: Many. 27, 27—s0. J:-h. i9,</text:p>
      <text:p text:style-name="P1">2. :-. il.</text:p>
      <text:p text:style-name="P1">16. Die Kriegsknechte aber führten ihn hinein in den .s;)of, das ist das Richthaus, und rufen die ganze Rotte zusammen,</text:p>
      <text:p text:style-name="P1">17. uiid ziehen ihm einen Purpur an und fleehten eine Dornenkrone und setzen sie ihm auf. «18. Und sie Finger! an« ihn zu begrüssen: Sei gegrüsst, König der Juden!</text:p>
      <text:p text:style-name="P1">19. und schlugen sein Haupt mit einem Rohr und s-pieen ihn an nnd bogen »die Kniee und fielen vor ihm nieder. C. Hi, es, V.2·0-32: Matih.27,3i—ii. Luc.23,26.33—39. « Joi). 49, i6—24.s III.</text:p>
      <text:p text:style-name="P1">20. Und naiä;dein sie ihn verspottet, zogen sie ihm den urpur aus ui1d legten ihm seine eigenen Kleider an ui1d führten ihn hinaus, dass sie ihn kreiZigten.</text:p>
      <text:p text:style-name="P1">21. Und sie zwangen einen orübergehenden, der vom Felde am, Simon von Cyrene, den Vater des Alexander und Rufus, dass er sein Kreuz trage. Rom. is, is.</text:p>
      <text:p text:style-name="P1">22. Und sie brachten ihn an den Ort Golgatha, das ist verdo«llinctsFet Schc"idelort.</text:p>
      <text:p text:style-name="P1">23. Und sie gaben ihm -)?hrrhenwein zu trinken, aber er nahm ihn nicht.</text:p>
      <text:p text:style-name="P1">24. Und als Ffie«ihn gekreuzigt hatten, Teilten sie seine leider und warfen das oos darüber, was jeder bekommen sollte.</text:p>
      <text:p text:style-name="P1">25. Es war aber die dritte Stunde, da sie ihn kreuzigten.</text:p>
      <text:p text:style-name="P1">26. Und es war die Ausschrift seiner Beschuldigung obeniiber geschrieben: Der Kbnig1der Juden. » "</text:p>
      <text:p text:style-name="P1">27. nd mit ihm krenzigten sie zwei Mörder, einen ihm zur Rechten, und einen z.Ur Linken.sz <text:s/>" «« «</text:p>
      <text:p text:style-name="P1">28. Da wurde die Schrift ergüllt, die da sagt: »Und er ist unter die Ue elthäter gerechnet worden.« Jes. 53,</text:p>
      <text:p text:style-name="P1">42.</text:p>
      <text:p text:style-name="P1">29. Und die Vorübergehenden läste«rten ihn, schüttelten Be Köpfe und sprachen: Ha! der du den empel zerstörest und in drei Tagen <text:soft-page-break/>aufbauest, C. «, se. «</text:p>
      <text:p text:style-name="P1">30.hil dirselb nnd ei evomKre«u ei-ab.</text:p>
      <text:p text:style-name="P1">31. g)l·eichersiWeiset spotteten arzi?L) die gohe·1ipriester unter; einander« sammt den chriftgelehrten und sprachen: Andern hat er gehe sen, sich selbst kann er mcht«ihelfen.</text:p>
      <text:p text:style-name="P1">32. Der Christus, der König Jsraels, steige nun vom Kreuze herab, aus dass wir seheuiund glauben! Auch die, so mit ihm gekreuzigt waren, schn1äheten ihn. <text:s/>V« 3»3i.·44-; i,1)k«gh» 2-;,945;; 5tå.o Lin. Es, Ei-49. -For) « «</text:p>
      <text:p text:style-name="P1">83. Als es aber die sechste Stunde war wurde eine Finsterniss über das ganze Land bis zur neunten Stunde.</text:p>
      <text:p text:style-name="P1">34. Und um die neunte Stunde riefsJesus mit lauter Stimme und sprach: Eloi, Eloi, Lavinia sabachtl)ani! das ist verdollnietschet: Mein Gott, mein Gott, warum hast du mich verlaHen? . . »</text:p>
      <text:p text:style-name="P1">35. nd Etliche der Umstehenden, als sie es hörten, sprachen: Siehe, er ruft dem Elias;</text:p>
      <text:p text:style-name="P1">36. Einer aber lief und füllte einen Schwamm mit Essi , steckte ihn aus ein Rohr und tränkte iisn, sprechend: Halt! lasst uns sehen,.ob Elias»;konimt, ihn herabzunehmen. Pf. so, W. " . IV.</text:p>
      <text:p text:style-name="P1">37. Jesus aber schrie mit lauter Stimme und gab den Geist auf.</text:p>
      <text:p text:style-name="P1">38. Und der Vorhang im Tempel riss entzwei, von oben an bis unten. »; «"39. Als aber der Hauptmann, der <text:s/>g)egenüber stand, sah, dass er mit solchen; iufe den Geist aus ab, sprach er: Wahrhaftig, dieser Mens3) war Gottes Sohn!</text:p>
      <text:p text:style-name="P1">40. Es waren aber auch Weiber, die von ferne zusahen, unter welchen Maria Magdalene war und Maria, des jüngern Iacobus und Joses Mutter, und Salome;</text:p>
      <text:p text:style-name="P1">41. »die ihiu auch, als er in Galiläa war, folgten und ihm dienten« und viele anderse, die mit ihm gen»Jerusalem« hinaufgezogenk waren. . « V. 42—ik7: Many. 27, s7-ei. Lin. 23, 5o—5s. J-h. 49, i4. se-42. V.</text:p>
      <text:p text:style-name="P1">42. Und als es nun Abend geworden (es war nämlich Nüsttag, das ist Vorsabbath), " ·</text:p>
      <text:p text:style-name="P1">43. kam Joseph von Arimathäa, ein angesehener Rathsherr, der auch selbst aus das Reich Gottes wartete, und wagte es, ing zu Pilatus hinein und bat um den geil) Jesu. U « <text:s/>,</text:p>
      <text:p text:style-name="P1">44. Pilatus aber wunderte sich, dass er schon gestor·bensei, und rief den Hauptmann und fragte ihn, ob er längst gestorben wäre;</text:p>
      <text:p text:style-name="P1">45. Und als er es von dem Hauptmann erfahren, schenkte er den Leib dem Joseph. <text:s text:c="2"/></text:p>
      <text:p text:style-name="P1">Cap. 1z5."-16. »»Si. Matci«;,jf Cc1p. <text:s/>Hi;</text:p>
      <text:p text:style-name="P1">46. Und dieser kaufte Leinwand, nahm ihn herab, wand ihn in die Leinwand-und le te ihn in ein Grab, das in einen Felsen gehauen war, und wälzte einen Stein vor den Ein ang des Grabes.</text:p>
      <text:p text:style-name="P1">47. ål.lFaria Magdalene aber und Maria, Jose;3 Mutter, sahen zu, wo er hingelegt war e.</text:p>
      <text:h text:style-name="Heading_20_2" text:outline-level="2">Cap. Xvl.</text:h>
      <text:p text:style-name="P1">I. J·esu Ai1ferstehung, i-is; il. Abschied von fe3ne;0Jüngem, 14—48; nnd lll. Himmelsglut, I.</text:p>
      <text:p text:style-name="P1"><text:soft-page-break/>1. Und als der Sabbath vorüber war, kauften Maria Magdalene und Maria, des Jacobus Mutter, und Salome Spezereien, auf dass sie hingingen und ihn falbeten. , C. is, -to. uc.23, so.</text:p>
      <text:p text:style-name="P1">2. Und sehr frühe am ersten Tag der Woche kamen sie zum Grabe, als die Sonne ausging. 9Jic:i1h. es, «. Las. 24, i· -»-h. 20, «.</text:p>
      <text:p text:style-name="P1">3. Und sie sagten zu einander: Wer wird uns den Stein von dem Eingange des Grabes wälzen?</text:p>
      <text:p text:style-name="P1">4. Und als sie aufblickten, sahen sie, dass der Stein weggewälzt war. Denn er war sehr gross. Maith.28,2. Luc.24,2. « » V. 5—8; Mater. 28, 5—8. Lin. 24, 3—9. «5. Und sie gingen in das Grab hinein und sahen einen Jüngling zur Rechten sitzen, bekleidet mit einem langen weissen Kleide; und sie erfchraken.</text:p>
      <text:p text:style-name="P1">6. Er aber spricht zu ihnen: Erschrecket nicht! Ihr suchet Jesum von Nazareth, den Gekreuzigten; er ist auferstanden, er ist nicht hier; sehet den Ort, wo sie ihn hingelegt hatten. « U »«"-«« «-</text:p>
      <text:p text:style-name="P1">7. Aber ehet hin, saget seinen Jiingern und dem isZ8etr-us, er gehe euch voran nach Galiläa. Daselbst werdet ihr ihn sehen, wie er euch gesagt hat. C. «-,</text:p>
      <text:p text:style-name="P1">28.</text:p>
      <text:p text:style-name="P1">8. Und sie gingen eilends hinaus und flohen von dem Grabe « denn es hatte sie ein Zittern und Entsetzen befallen, und sie ja ten Niemand etwas, denn sie fürchteten fis.</text:p>
      <text:p text:style-name="P1">9. Als er aber frühe am ersten Tag der Woche auferstanden er ien-er uer der Maria Magdalene ,« voi1chweleh«erzer sähen Teufel ausgetrieben hatte. » , Joh. 20, «——18. Luc. Z, S.</text:p>
      <text:p text:style-name="P1">10. Diese gin hin und verkündigte e denen, die mit ihm gewesen waren, die <text:s/>trauerten und weinten. . «.</text:p>
      <text:p text:style-name="P1">11. Und diese, als sie hörten, dass er lebe :1;id1’iå;)tn ihx sei 4gesehen worden, glaubten 1 . uc.2,1o.«. «</text:p>
      <text:p text:style-name="P1">12. Darnach zeigte er sich Zweien aus ihnen auf dem Wege in einer andern Gestalt, da sie aus das and gingen. Lug· 24, «-35»</text:p>
      <text:p text:style-name="P1">13. Und diese gingen hin und verkündi ten es den Uebrigen; aber auch ihnen glaul?teu sie es nicht. Luc. Si,</text:p>
      <text:p text:style-name="P1">37. «. » » sH,.st14.l ElfachherZeiåte frsssi(«h den <text:s/>e ,as ie U i )e aen,und ia ihren Unglauhen iind die Härte ihres Herzens , das; sie denen, die ihn auferstanden gesetzt: lzc:tt3e(i;1, uiFhf, Y)gl«c1;il;f) l;(;tten. u. -, :c.«»;o. , . . :c.</text:p>
      <text:p text:style-name="P1">15. Und. er sprach zu ihnen: Gehet hin in alle Welt und prediget das Evangelium alleli. Gesch"1"«pfeU. C.i3,i0. Matth.28,-i9:c. C-i.i,23.</text:p>
      <text:p text:style-name="P1">16. Wer glaubt und getauft wird, der wird selig werden; wer aber nicht glaubt, der wird verdammt werden. J.,h·3, i8.5,</text:p>
      <text:p text:style-name="P1">24. Apg.2,s8.</text:p>
      <text:p text:style-name="P1">17. Diese F,eichen aber werden die, so da glauben, beg eiten: In meinem Namen werden sie Teufel austreiben; sie werden mit neuenZungeii reden; Ap.i6,48. 8,7.2,4.49,6.</text:p>
      <text:p text:style-name="P1">18. sie"werden Schlangen aufheben, und wenn sie etwas Tödtl1ches trinken, wird es ihnen nicht schaden; Kranken werden sie die Hände auflegeLn, ul3d«f;ie 2werdelL geli;se«n. uc.i, . p.28, .8. »</text:p>
      <text:p text:style-name="P1">7. IlI.</text:p>
      <text:p text:style-name="P1">19. Der Herr nun, nachdem er mit ihnen geredet hatte, ward <text:soft-page-break/>aufgeiioinmen in den Himmel und setzte sich zur Rechten Gottes. In-c. 2-3,,5(«)12k. «J2,g. be »« ex. Z;-. i,</text:p>
      <text:p text:style-name="P1">9. « Es.-0,.e.,..</text:p>
      <text:p text:style-name="P1">20. Sie aber gingen aus und predigten an allen Orten; und der Herr wirkte mit ihnen und bekräftigte das Wort durch die begleitendenZeichen. Ap.3,i(;.5,»i5.i4,3.Hei-.9,4. « <text:s/>»</text:p>
      <text:p text:style-name="P1"/>
      <text:h text:style-name="Heading_20_1" text:outline-level="1">Das Evangelium St. Lucä.</text:h>
      <text:h text:style-name="Heading_20_2" text:outline-level="2">Cap. l.</text:h>
      <text:p text:style-name="P1">. I. Vorrede. -i—4. l1. Ankündigung der Geburt des Johannes, S—-25; til. und der Geburt Jesu. 26—38. lV. Maria besucht Elisabeth. 39—56. VGeburt des Johannes. 57——66. W. Lobgesang des 3acharias. 67-80. " » "I.</text:p>
      <text:p text:style-name="P1">1. Nachdem Viele es unternommen haben, eine Erzählung der Dinge, die unter uns ergangen sind, aufzusetzen,</text:p>
      <text:p text:style-name="P1">2. wie sie uns diejenigen überliefert haben, die von Anfang an Augenzeugen »und Diener des Wortes gewesen sind; » J-)h. 4·5,</text:p>
      <text:p text:style-name="P1">27. i. J«-is. if, « «· Z. so hielt auch ich für gut, nachdem ich <text:s text:c="3"/>its W. M Dass se-»-ngaium BE-Eaj-; ie-V A-lIes Von Anfang an genau evkundågt habe, es dir der-Ordnung nach! zu bes )reiben—, vortresslichst,er Theophilus! A-p. i, i.</text:p>
      <text:p text:style-name="P1">4. damit du von den Dingen, in welchen du unterrichtet worden b.i.st," die Gewissheit erkennest. I « , II.</text:p>
      <text:p text:style-name="P1">5. Zu den Tagen Herod»es, des Königs des jüd.ischen Landes-, war e-»in Priester»m,it; Namen Zacharias, aus der QrdnunglAbia’s, und sein Weib von den T·öchte,rn» aro,ns, und ihr.Naine war Elisabeth. « Many. 2,</text:p>
      <text:p text:style-name="P1">4. i. Chitin. 24, si0. 6«. Sie waren aber beide gerecht vor Gott und wandelten in allen Geb oten und Rechten des Herrn unsträslich. "5.sMos. i o,i2. Hi«-i-,i,i .8. 7· Und siehatten kein Kind, weilElifabeth knsruchtbar war, und beide waren wohl eta t. "</text:p>
      <text:p text:style-name="P1">8. Eis begab sich aber, als er das Priegeramt, zur Zeit seiner Ordnung, vor ott verrichtete, «</text:p>
      <text:p text:style-name="P1">9. traf ihn nach des Priesterth1ims Gebrauche das Loos, das; er räuchern sollte, und er ging hinein in den« Tempe des Herrn. Z-. M:-s. so, 7 is. »10. Und die ganze Menge des Volkes betete di-aus;eii, zur Stunde des Rauchopfers;</text:p>
      <text:p text:style-name="P1">11. Da erschien ihm ein Engel des Herrn, stehend zur Rechten des Rauchopferaltars.</text:p>
      <text:p text:style-name="P1">12. Und Zacharias erschrak,» als er ihn sah, und Furcht übersiel ihn. » ,</text:p>
      <text:p text:style-name="P1">13. Aber der Engel sprach zu ihm: Fürchte dich nicht, Zacharias! Denn dein Gebet ist erhbrt worden, und dein Weib Elisabeth"« wird dir einen Sohn gebären, und du sollst seinen Namen Johannes heif3en.«Ap·-io, Z-I,</text:p>
      <text:p text:style-name="P1">14. Und er wird dir Freude und Frohlocken sein, und Viele werden sich über s eine Geburt freuen. « « . , «</text:p>
      <text:p text:style-name="P1"><text:soft-page-break/>15. Denn er· wird ross sein« vor dem Herrn, und Wein und siarkes"Geträiik wird er nicht trinken und mit heiligei1i Geiste wird er erfüllt werden schon von seiner Mutter Leib an. Many. «, 9· «. i. M:-s. H, Z.</text:p>
      <text:p text:style-name="P1">16. Und viele der Kinder Israel wird-» er bekehren zu dein Herrn, ihrem Gott.</text:p>
      <text:p text:style-name="P1">17. Und er wird vor ihm ler gehen im Geist und in der Kraft des Glias, zu bekehren die Herzen der Väter zu den Kindern und die Ungehorsanien zur-Einsicht der Gerechten, zu bereiten dem Herrn ein geriistetes Volk. Maiih·ii,i4.i7,ii.12. Mai:-i,i.4i, se.</text:p>
      <text:p text:style-name="P1">18. Und Zacharias sprach zu dein Engel: Woran soll ich dieses erkennen ? Denn ich bin alt und mein Weib-ist wohl betagt.</text:p>
      <text:p text:style-name="P1">19. Und«der Engel"antivortete und sprach zu ihm: Ich bi-nGab»riel, dersvor Guts seist, und bin gesandt, zu dir zu reden und dir diese frohe Botschaft3u bringen. Pan. 8, -is-. 9, 2i.</text:p>
      <text:p text:style-name="P1">20. Und siehe, du»wirft«stum1nsein und niclt reden können bis auf den Tag, da dieses geschehen wird; darum weil du nicht geglaubt hat meinen Worten, welche werden erfüllt werden zu ihrer Zeit. «</text:p>
      <text:p text:style-name="P1">21. Und das Volk wartete auf den Za"cha-« r»i·as; und sie verwunderten sich, dass er sich saumte im Tempel.</text:p>
      <text:p text:style-name="P1">22. Als er aber herauskam, bomite er nicht ? ihnen reden, und sie merkten, dass er ini empel eine Erscheinun gesehen, Und ei; winkte ihnen uiid blieb stumm. , «</text:p>
      <text:p text:style-name="P1">23. Und es geschah, als die Tage seines F)·ienges vollendet waren, ging er heim in ein aus. »</text:p>
      <text:p text:style-name="P1">24. Aber nach diesen Tagen ward Elisa7 beth, sein Weib, schwan er; und sie verbarg sich fünf Monate.und ss)rach: -</text:p>
      <text:p text:style-name="P1">25. Also hat nur der Herr gethan in den Tagen, da er mich angesehen, nieine Schmach unter.den Menschen hinwegznnehmen. i. Mos. 30,</text:p>
      <text:p text:style-name="P1">23. III.</text:p>
      <text:p text:style-name="P1">26. Jm sechsten Monat aber wars der Engel Gabriel von Gott gesandt i eine Stadt des galiläischen Landes, mit Namen Nazareth,</text:p>
      <text:p text:style-name="P1">27. W einer Junsesrau, die verlobt war einein Tanne, mit a·meiiJoseph,vondem Hause Davids ; und der Name der Jungfrau war Maria. Lac.2,4. M«tih.i,i8:c.</text:p>
      <text:p text:style-name="P1">28. Und der Engel kam Fu ihr herein und sprach: Sei· gegrus;t, du egnadigte! Der Herr ist unt dir, du Gesegnete unter»d-en LZZibYii!«s h " b s "h ks bar-I . s iei na er a,er» a» te« er seine Rede und dachte, was dsgl)-L dieses« für ein Gruss wäre. . , ,</text:p>
      <text:p text:style-name="P1">30. Und der Engel sprach zu ihr: Fürchte dich nicht, Maria. denn »du hast Gnadeei Gott gefunden. <text:s/>s s</text:p>
      <text:p text:style-name="P1">31. Und siehe, du wirst schwan er werden und einen Sohn gebären; und du sb«llstsemen Namen Jesus heissen. J2s.7, ii. Maiik).i,2i. P-v2. Derselbe wird gross sein und Sohn des sZochstei·i genannt 1·v»er,den; und» Gott»der err wird ihm den -Ehren Davids, seines Vaters,gebel1; —Jes. 9, i;-it. 2» S«m» 7» is«</text:p>
      <text:p text:style-name="P1">83. und er wird regierensülier das Haus Jakobs in Ewigkeit, uiid s eines Reiches wird kein Ende sein.« J2:.-as, i4 «. Drin. 7, «.</text:p>
      <text:p text:style-name="P1">34. Maria aber sprach zu dem Engel: Wie kann »das sein, da ich von keme,n«i Manne weiss? « « <text:s text:c="3"/>Ca34T-«-D. » T St. Lncä. «-« -"ICa"p. ."t."«."! sc "Z5. Und«der Engel antwortete und -sprach n ihr: Der he·ilig?e Geist wird über dich kommen nnd die rast des HiZchstendich überschatteni. Darum wird auch das Heilige, das aus <text:soft-page-break/>dir geboren wird, Sohn Gottes genannt werden; Veaith,»s,,20.«Jzh. i,</text:p>
      <text:p text:style-name="P1">34. om· , . 36· Und siehe, Elisabeth, deineVerwandte, auch sie ist schwanger mit einem Sohn, in ihremAlter; und dieses ist der sechsteå)konnt für sie, die vorher unfruchtbar hiess.</text:p>
      <text:p text:style-name="P1">37. Denn bei Gott ist kein Ding u·nmbglich. (:5.i8,27. i.Mps. is, ii-. ,</text:p>
      <text:p text:style-name="P1">38. Maria aber sprach: Siehe, die Magd des Herrn! Mir geschehe nach deinem Wort! Und der Engel ging hinweg -von ihr. Rom. 4, 2i·. . . " V.</text:p>
      <text:p text:style-name="P1">39. Maria aber machte sicheans in denselben Tagen und zog mit Eile in-das Ge irge, in eine Stadt .;uda, ’</text:p>
      <text:p text:style-name="P1">40. und kam in das Hans« des Zacharias« und begrüsste die Elisa eth.</text:p>
      <text:p text:style-name="P1">41. Und es begab sich, wie Elisabeth den Gruss der Maria hörte, hüpfte das Kind in ihrem Leibe, und Elisabeth ward mit heiligem Geiste erfüllet,</text:p>
      <text:p text:style-name="P1">42. und rief mit lauter Stimme und-sprach : Gesegnet bist du unter den Weibern und gesegnet die Frucht deines Leibes!</text:p>
      <text:p text:style-name="P1">43. Und woher geschieht mir das, dassdie Mutter meines Herrn zu mir kommt?</text:p>
      <text:p text:style-name="P1">44. Denn siehe, so wie die Stimme deines GruFes in mein Ohr kam, hüpfte das Kind mit rohlocken in meinem Leibe.</text:p>
      <text:p text:style-name="P1">45. Und selig ist, die da geglaubt hat; denn es wird erfüllt werden, was ihr»vom« Herrn gesagt worden. Joh. Do,</text:p>
      <text:p text:style-name="P1">29. «</text:p>
      <text:p text:style-name="P1">46. Und Maria sprach: Meine Seele erhebet den Herrn, i. Sam. 2, i :c.</text:p>
      <text:p text:style-name="P1">47. und mein Geist frohlockt über Gott meinen Heiland, Jcs. Si, i0. « «</text:p>
      <text:p text:style-name="P1">48. dass er hingesehen hat aus die Niedrigkeit seiner Magd; Denn siehe, von nun an werden mich se ig preisen alleF;Jeschlechter. . its, S :c.</text:p>
      <text:p text:style-name="P1">49. Denn grosse Dinge hat mir 2fgethan der Mächtige, und heilig it sein ame, Pf. i26, Z. m,</text:p>
      <text:p text:style-name="P1">9.</text:p>
      <text:p text:style-name="P1">50. nnd seine Barmherzigkeit währet von Geschlecht zu Geschlecht über die, so ihn fürchten.</text:p>
      <text:p text:style-name="P1">2. Mos. 20, s. .Ps. i03, is. i7.e</text:p>
      <text:p text:style-name="P1">51. Er hat Macht geübt mit seinem Arme. Er hat zerstreuet, die hoffärtig sind in ihres Herzens Sinn. Jcs.5i,9;</text:p>
      <text:p text:style-name="P1">1.Pet.5,5.</text:p>
      <text:p text:style-name="P1">52. Er hat Gewaltige von den Thronen gestossen und NiedrigF erh’i")het. , « : i «—i.Skim.2,s. Hi» 5,ii. Ms«:ti,.aa,-is. « "·53. Hang-xige hat-er -mit G0ttem"ersii1Iet und Reiche leer hinwegges(hickt.Pf. i(?7, 9;’-H</text:p>
      <text:p text:style-name="P1">54. Er hat Jsraels, seines Knechtes, ,si«H angenommen, emgcden zu sein"der Barm,3 herzigkeit, Jks. 4i,·8:c. Jek.:—1i,3.20. « , T</text:p>
      <text:p text:style-name="P1">55. (wie er geredet hat zu unsern Viite·»1:»11 Xge·n Abraham und seinen Scimen«,"«"i.z wigkeit. "i. Mos. i-7»</text:p>
      <text:p text:style-name="P1">7. is. 22, is :c. « "</text:p>
      <text:p text:style-name="P1">56. Und -Maria blieb bei ihr bei drei Monaten und kehrte dann <text:soft-page-break/>-wieder in« ihr Haus. · » » V·.</text:p>
      <text:p text:style-name="P1">57. <text:s/>Elisabeth erfüllte sich aber di; Zeit, dalie gebären sollte, und. sie gebatz einen Sohn. ». « « » « ,</text:p>
      <text:p text:style-name="P1">58. Und es hörtejt «ihre·Nachbarn und Verwandten,· dass der Herr seine Banns? herzigle»1t an ihr gross gemacht, und freute sich mit ihr. . . · 59· Und es beFgab sich am act ten Tage, dass sie kamen das ’indlein zu begchneiden; uns; sie naniiteu.«es nach dem kamen seines Vaters Zacharias. i. Mos.si7, i2. ei . Z.</text:p>
      <text:p text:style-name="P1">4.</text:p>
      <text:p text:style-name="P1">60. Seine Mutter aber sprach: Nichtalsvii sondern er soll Johannes heissen. . J) Cl. Und sie sprachen zu ihr: Es ist doch Niemand in deiner Verwandtschaft, der diesen Namen trägt. , -V -</text:p>
      <text:p text:style-name="P1">62. Sie winkten aber seinem Vater, wie er wolle, dass er —heisse:</text:p>
      <text:p text:style-name="P1">63. Und er forderte ein Täfelein nnd s;hrieb die Worte: Johannes ist sein Name. iid.sie verwunderten sich Alle,</text:p>
      <text:p text:style-name="P1">64. Alsobald aber that» sich sein»-.Mui1i; auf nnd seine Zunge, nnd er redete nnd lobte Gott. . ;</text:p>
      <text:p text:style-name="P1">65. Und es kam eine Furcht über alle ihre Benachbarten, und dur·ch»d«as -ganzelud.isch»y Gebirge wurden alle diese Dinge kund. ;</text:p>
      <text:p text:style-name="P1">66. Und Alle, die es hörten, nahmen es zu Herrn nnd sprachen: Was wird wohl aus diesem Kindlein werden? Und die Hand des Herrn war mit ihm. » « <text:s/>Vl.</text:p>
      <text:p text:style-name="P1">67. Und fein Vater Zacharias ward mit heiligem Geiste erfüllt ,sund weissagt; nnd sprach; · ·. », ,,H</text:p>
      <text:p text:style-name="P1">68. Gepriesen sei der· Herr, der Gott Jsraels! Denn er hat sein Volk besucht nnd ihmErlösunggeschafft; Luc.7,m. «-ns.m,9· (-39. und hat uns auf erichtet ein Horn des Heils in dem Hause Davids, seines Knechtes, Pf. is:-, i7. , — «</text:p>
      <text:p text:style-name="P1">70. wie er derhcissen hat-durch«deti Mund s einer heiligen -Propheten von der Welt ais: Jcs.35, -i. Jenes, is. Ap. Z, 2i.24-;</text:p>
      <text:p text:style-name="P1">71. -Errettung von unsern Feinden und Von der Hand Alter, dieuns hassen; M Pf. i06; is. <text:s text:c="2"/></text:p>
      <text:p text:style-name="P1">72. Barmherzigkeit zu» er eigen -unsern Vätern und zu gedenken feines heiligen Bandes, er. Si, 3Z.</text:p>
      <text:p text:style-name="P1">73. des Eures, den er unserm Vater Abraham gefchwyren hat, ·3. wiss. 2i3, is.</text:p>
      <text:p text:style-name="P1">74. uns zu verleihen, dass wir ohne Furcht, erlöst aus der Hand unsrer Feinde, ihm dienen, Gen. «,</text:p>
      <text:p text:style-name="P1">4. Hei-. 2, is. 9, ««"."</text:p>
      <text:p text:style-name="P1">75. in Heiligkeit und Gerechtigkeit vor ihm, alle Tage unsers Lebens. Eph.4,2i. Tit.2, «-it.</text:p>
      <text:p text:style-name="P1">76. Und du, Kindlein! wirst ein Prophet des Höchsten genannt werden, denn du wirst vor dem Herrn hergehen, feine Wege zu bereiten; C. «, i7. Many. Z, Z. '</text:p>
      <text:p text:style-name="P1">77. um Erkenntnis; des Heils Si geben seinem Volke, in Verzeihung ihrer Linden ; .3, Z. Ja. 3i,34.</text:p>
      <text:p text:style-name="P1">78. wZen der inniglichen Barmherzigkeit unsers ottes, durch welche uns besucht hat der Aufgang aus der Höhe, « MaI.4,2. .;es.6o,-i.2.</text:p>
      <text:p text:style-name="P1">79. zu erscheinen denen, die in Finsternis; und Schatten des <text:soft-page-break/>Todes sitzen, unsere Füsse auf den Weg des Friedens zu leiten. Jes. E-,</text:p>
      <text:p text:style-name="P1">2. 49, is. March. -, is. 8O. Das Kindlein aber wuchs und ward stark am Geist nnd war in der Wüste bis auf den Tag eines Auftretens vor Israel. C. 2, 4o. Many. J, i. </text:p>
      <text:h text:style-name="Heading_20_2" text:outline-level="2">Cap. II.</text:h>
      <text:p text:style-name="P1">l. Jesu Geburt, i-TO; il. Beschneidung, 2i—24; 1l1. Darstellung im Tempel. 25—4(). IV. Der Knabe Jesus im Tempel. 44—52.. I.</text:p>
      <text:p text:style-name="P1">1. Es begab fiel) aber in denselben Tagkn, dass ein Befehl aus ing vom Kaiser ! Fgustus, dass alle Welt sich sollte schätzen a en.</text:p>
      <text:p text:style-name="P1">2. Diese erste Schätzung geschah, als Chrenius Landpfleger in Shrien war. A;-.5, s7. Z. Und es zogen Alle, sich schätzen zu lassen, ein jeder in feine Stadt. · -</text:p>
      <text:p text:style-name="P1">4. Es ging aber auch Joseph Von Galiläa, aus der Stadt Nazareth, hinaus in das dische Land, in die Stadt Davids , we ehe Bethlehem heisst, weil er aus dem Hause und GesiYechte Davids war; C. i, es.</text:p>
      <text:p text:style-name="P1">27. -i. am. i7, -se. Mich.</text:p>
      <text:p text:style-name="P1">5.2, J-:h.7,</text:p>
      <text:p text:style-name="P1">42.</text:p>
      <text:p text:style-name="P1">5. dass er mit Maria, feiner Verlobten, ,die schwanger« war, sich schätzen lasse. C. 4, 3si sc. Matth. 4, is te. S. Es begab sich aber, indem sie daselbst waren, wurden die Tage erfüllt, dass sie gebären sollte.</text:p>
      <text:p text:style-name="P1">7. Und sie gebar ihren Sohn, den erstgebornen, und wand ihn in Windeln ein uiid sit</text:p>
      <text:p text:style-name="P1">Cap. -te. s -2. Das -« Evangelium Cap,</text:p>
      <text:p text:style-name="P1">2. legte ihn in die-Krippe, weil. sie nicht Platz hatten in der Herberge. Many. «, es.</text:p>
      <text:p text:style-name="P1">8. Und es waren Hirten in derselben Gegend auf dem Felde, die hielten die Nachtwachen über ihre Heerde.</text:p>
      <text:p text:style-name="P1">9. Und siehe, ein Eli el des Herrn stand bei ihnen, und die Klarheit des Herrn umleuchtete sie; uiid sie fürcl teten sich sehr.</text:p>
      <text:p text:style-name="P1">10. Und der Engel fprach zu ihnen: Fürchtet euch nicht! Denn siehe, ich verkündi e euch grosse Freude, die allem Volke widerfahren wird. Jes. 9, I. .-I. e. 49, S.</text:p>
      <text:p text:style-name="P1">11. Denn euch ist heute der-Heiland geboren, welcher ist Christus, der Herr, in der Stadt Davids.</text:p>
      <text:p text:style-name="P1">12. Und das sei euch dasAsZeichen: Ihr werdet das Kind finden in indeln eingewunden und in einer Krippe liegend.</text:p>
      <text:p text:style-name="P1">13. Und alsobald war bei dem Engel die Menge des himnilischen Heere-S, die lobeten Gott unds rathen: i.M·-s.32,1.2. D«-1.7,i0.</text:p>
      <text:p text:style-name="P1">14. Ehre sei Gott in den Höhen und Friede auf Erden, an den Menschen ein Wohlgefallen! in-Hm. 5, i. E:-h« 2, «-i. i7.</text:p>
      <text:p text:style-name="P1">15. Und es begab sich, als die Engel von ihnen gen Himmel gefahren, da sprachen die Hirten zu einander: Lasst uns doch nach Bet lehem hingehen und diese Sache sehen, die geschehen ist, die der Herr uns.knnd gethan hat. -</text:p>
      <text:p text:style-name="P1"><text:soft-page-break/>16. Und sie gin» en eilends und fanden Maria und Joseph, und das Kind in der Krippe liegend. Many. 2, «.</text:p>
      <text:p text:style-name="P1">17. Und als sie es gesehen, machten sie das Wort kund, das ihnen von diesem Kinde war glefagt worden. .</text:p>
      <text:p text:style-name="P1">18. nd Alle, die es hörten, verwunderten sich über das, was ihnen von den Hirten gesagt wurde. · »</text:p>
      <text:p text:style-name="P1">19. Maria aber behielt alle diese Worte und erwog sie in ihrem Herzen. ,</text:p>
      <text:p text:style-name="P1">20. Und die Hirten kehrten wieder um und priesen und lobten Gott für alles, was sie gehört und gesehen hatten, so wie es it)-I nen war esagt worden. ll.</text:p>
      <text:p text:style-name="P1">21. Find da acht Tage ersüllet waren, das; sie das Kind beschnitte·n, ward feinName Jesus genannt, den ihm der Engel gegeben hatte, ehe er im Mutterleibe empfangen war. C. i, 3i.· · . -</text:p>
      <text:p text:style-name="P1">22. Und als die Tage ihrer Reinigung nach dem Gesetze Moses erfüllt waren, brachten sie ihn nach Jerusalem, um ihr; dem Herrn darzustellen, 3·Mps-«12»22;, -H-,</text:p>
      <text:p text:style-name="P1">23. (wie im Gesetze des Herrn geschrieben steht: »Alle i1iäIin«liche Erstgeburt soll dem Herrn geheiliget heifzen«!«)</text:p>
      <text:p text:style-name="P1">2.M»os. i 3,2. i2—i5« <text:s text:c="2"/></text:p>
      <text:p text:style-name="P1">Cap. r2. St·</text:p>
      <text:p text:style-name="P1">24. und ein Opfer darzubringen, wie im H Gesetze des Herrn geboten ist, ein Paar Turteltauben oder zwei junge Tauben. Z. ios. i·2, 6—s. ! Ill.</text:p>
      <text:p text:style-name="P1">25. Und siehe, es war ein Mann u Jerusalem, mit « kamen Simeon; und diesz-er Mann war gerecht und ottesfürchtig und wartete auf den Trost Zsraels; und der heilige Geist war auf ihm.</text:p>
      <text:p text:style-name="P1">26. Und er hatte vom heiligen Geist die Zusage empfangen, dass er deii Tod mcht sehen werde, bevor er den Gesalbten des Herrn gesehen. · ·</text:p>
      <text:p text:style-name="P1">27. Und er kam auf Antrieb des Geistes in den Tempel. Und als die Eltern das Kindlein Jesus hineinbrachten, dass sie für dasselbe thaten nach der Sitte des Gesetzes;</text:p>
      <text:p text:style-name="P1">28. da nahm er es auf seine Arme und lobete Gott und sprach:</text:p>
      <text:p text:style-name="P1">29. Niin, Herr, lässest du deinen Diener hinfahren, nach deinem Wort, in Frieden! i. Mos. is, so.</text:p>
      <text:p text:style-name="P1">30. Denn meine Augen haben dein Heil gesehen, C. 3, is. i. 9Ji«-s. 49, to. is.</text:p>
      <text:p text:style-name="P1">31. wes)chjes du im Angesicht aller Völker bereitet at; Ps.98,2.</text:p>
      <text:p text:style-name="P1">3. Jes.52, i0.</text:p>
      <text:p text:style-name="P1">32. ein Licht zur.Erleuchtung der Heiden und zum Ruhme deitiesVolkes Israel. Jes. ist, is« «</text:p>
      <text:p text:style-name="P1">33.«Und Josepg und seine Mutter verwunderten sich ii er das, was von ihm ge! sagt wurde.</text:p>
      <text:p text:style-name="P1">34. Und Simeon segnete sie und sprach zu Maria, seiner Mutter: Siehe, die er ist«gesetzt zum Fall und zum Aufstehen für Viele in Israel und zu einem Zeichen, dem widersprechen wird; J2s.8,i42«-.28,ie. -.m3m.9,33. E «. Cor -I, 23:c. 35, (abek auch durch deineeigne Seele wird ein Schwert dringen), auf dass aus vielen Herzen die Gedanken offenbar werden.</text:p>
      <text:p text:style-name="P1">36. Und es war eine Prophetin Anna, eine Tochter Phanuels, aus <text:soft-page-break/>dem Stamm Aser, die war hochbetagt, hatte mit ihrem Manne sieben Jahre von ihrer Jungfrauschaft an gelebt, · · » » »</text:p>
      <text:p text:style-name="P1">37. und war eine Witwe bei vier und achtzig Jahren, die wich nicht vom Tempel und dienete Gott mit Fasten und Beten Tag und Nacht. i. Tini. S,</text:p>
      <text:p text:style-name="P1">5.</text:p>
      <text:p text:style-name="P1">38. Und diese trat zu derselben Stunde hinzu uiid preisete den Herrn und redete von ihm zu Allen, vie zu Jerusalem auf die Erlösung warteten. C» 23, 5i· »</text:p>
      <text:p text:style-name="P1">39. Und nachdem sie Alles nach dem Gesetze des Herrn vollbracht hatten, kehrten sie i zurück nach Galiläa, in ihre Stadt Nazareth. Muth. 2, -i9—23. Lucis. Cap.</text:p>
      <text:p text:style-name="P1">2. B. 6ä«;</text:p>
      <text:p text:style-name="P1">40. Das K»’mdlein aber Z1ouchssz und ward staråani Gäste, erfüllt mit k;Weisheit, nnd, die nadc ottes war aufi m» C. i, 8o. IV.</text:p>
      <text:p text:style-name="P1">41. Und seine Eltern zogen jährlich; gen Jerusalei;i,Nczm s;3est«e5de? UPek ?rsghrittes. o . , . . o . , I . kx2. Und als eri zwölf Jahre alt tiocar,l« gingen sie nach der Gewohnheit des Festes! »i:.««iI-si;I««k-;«ix;s«;E««e »» « « »» <text:s/>·ieageoeneaeund wieder heimkehrten, blieb der Knabe! Jesus zu Ie»rusalem;»und Joseph und seineEJkZitteå wusst? es nichs. is . a sie a er mein en er wäre unter den Gefährten, zogen sie eine Tagreise weit4 und suchten ihn unter den Verwandten und; B-F5i«1ii«i:«S f h ch f d -i) f « . n aiei nni taki en e rten te wieder um gen Jerusalem und s«u·chten ihn.i</text:p>
      <text:p text:style-name="P1">46. Und es begab sich , nach drei Tagen fanden sie ihn im Tempel sitzend mitten« uuter den Lehrern, ihnen zuhörend und siei. o Es) fiG1s;eeltiäaunten aber Alle die ihii "ri ten über seinen Verstand und seine Am-Z worteii. -« h. 7, -i5. «</text:p>
      <text:p text:style-name="P1">48. Und«Fi;a Be ihn sahen, e»ntsetg-ten sie? sich, und eines) utter sprach zu ihm: Sohn,-s warum ast du uns also gethan? Siehe,z dein Vater und ich haben dich mit Schmerzen gesucht. · »:</text:p>
      <text:p text:style-name="P1">49. Und er sprach zu ihnen :» Was ist’s,c dass ihr mich gesucht habt? B;3iisstet ihr nicht» dass ich in dein, was meines Baters ist, sein muss? Joh·.»-i, Si-. · it</text:p>
      <text:p text:style-name="P1">50. Und sie veFstanden das Wort nicht, das er zui neu agte. -·«</text:p>
      <text:p text:style-name="P1">51. Und er ging mit ihnen hinab und kann Fu Nazareth und war ihnen nnterthänig., » ndhseineHMutter behielt alle diese Worte in i rein er en. »</text:p>
      <text:p text:style-name="P1">52. Und Jesus nahm zu an Weisheit und; Alter und Gnade bei Gott uiid Menschen: -i. Sam. L, W. O</text:p>
      <text:h text:style-name="Heading_20_2" text:outline-level="2">Cap. Ll1.</text:h>
      <text:p text:style-name="P1">1. Johannes der Täufer; seine Lehren und Schjckii alt. 4—20. II. Die Taufe Jcsu.</text:p>
      <text:p text:style-name="P1">24.</text:p>
      <text:p text:style-name="P1">22. 1lI. Gekschlechtsregister 2Z-38. . B. s1-—9: Matth. Z, 4—t0. Mark. «, 4—6. · I.</text:p>
      <text:p text:style-name="P1">1. Im fünfzehnten Jahre aber der Reiernng des Kaisers Tiberius, als Pontius F3ilatus La·ndpfleger von Judäa war, und Herodes Vierfürst von Galiläa, Philippus4 aber, sein Bruder, Vierfürst <text:soft-page-break/>von der Land-i Fast J-turäa und Trachonitis, und L«hsanias iersürst von Abilene, MiFth.27,</text:p>
      <text:p text:style-name="P1">2.-i4,ji.Z.« <text:s text:c="3"/>Cap.3· « Das Er</text:p>
      <text:p text:style-name="P1">2. unter den obersten Priestern Annas und Cajaphas, er« in das Wort Gottes an Johannes, den Sohn des Zacharias, in der Wüste. C.«,8o. Joh.«,s.1si,49.i8,43· B. Under kam in die ganze umliegende Landschaft des Jordans und predigte die Taufe der Busse zur Verzeihung der Sünden.</text:p>
      <text:p text:style-name="P1">4. Wie eschrieben steht im Buche der Reden JeLiajas des Propheten , der da spricht: »Eine Stimme eines Rusenden in der Wüste: Bereitet den Weg des Herrn, machet seine Pfade eben!</text:p>
      <text:p text:style-name="P1">5. Jedes Thal soll ausgefüllt und jeder Berg und Hügel niedrig gemacht werden, und das Krumme soll gerade und die rauhen Wege eben werden, </text:p>
      <text:p text:style-name="P1">6. und alles Fleischsoll das Heil Gottes sehen« Jks. 52, to. ;-</text:p>
      <text:p text:style-name="P1">7. Er sprach nun zu dem Volke, das hinausging, um sich von ihm taufen zu lassen: Ihr Nattergezüchte, wer hat euch unterwiesen, dem zu «iinftigen Zorne zu entrinnen?</text:p>
      <text:p text:style-name="P1">8. So bringet nun Früchte, die der Busse eniäss find und fanget nicht an bei euch Ell-ist zu sagen: Wir haben Abraham zum ater. Denn ich sage euch, Gott vermag dem Abraham aus diesen Stein-en»Kinder zu erwecken. .</text:p>
      <text:p text:style-name="P1">9. Schon ist aber auch die Axt an die Wurzel der Bäume gelegt. Ein jederBaum nun, der nicht gute Frucht brin t, wird umgehauen und in’s Feuer gewori]en.</text:p>
      <text:p text:style-name="P1">10. Und das Volk fragte ihn und sprach: angeliUm</text:p>
      <text:p text:style-name="P1">Cap. Z? « aber Einer, der stärker ist als ich, demichnicht genugsam bin, den Riemen seiner Schuhe aufzulösen; derselbe wird euch mit heiligem Geist und mit Feuer taufen. Ez·35, sie ».</text:p>
      <text:p text:style-name="P1">17. Er hat die Wurfschaufel in seiner Hand und wird seine Tenne reinigen und den Weizen in seine Scheune sammeln; die . Spreu aber wird er mit unauslöschlichem Feuer verbrennen.</text:p>
      <text:p text:style-name="P1">18. Auch viel Anderes noch ermahnete er und predigte dem Volke das Evangelium.</text:p>
      <text:p text:style-name="P1">19. Der Viersürst H-erodes aber, da er von ihm bestraft ward wegen der Herodias, seines Bruders Philippus Weib, undwegen alles des Bösen, was Herodes gethan, 2(). fügte zu Allem noch das hinzu, dass er den Johannes in das GefänzBiiss einschloss. « arc.6, -t7ic. V« Si. W: Many. Z, 43—«7. Man. «, 9—«. Joh. «, 32-se. H. -</text:p>
      <text:p text:style-name="P1">21. Es begab sich aber, da alles Vol! sich taufen liess, als auch Jesus getan t ward und betete, dass sich der Himmel an that, »</text:p>
      <text:p text:style-name="P1">22. und der heilige Geist in leiblicher Ge; stalt, wie eine Taube, aus ihn herab ie ! und eine Stimme aus dem Himmel erscholl? H die sprach: Du bist mein Sohn , der Gef liebte, an dir habe ich Wohlge allen. B. 23—38: Muth. i, i-—i6. s lll.</text:p>
      <text:p text:style-name="P1">23. Und Jesus war ungefähr dreissig« ; Jahre alt, als er anfing zu lehren; und i war, wie man dafürhielt, ein SohnIosephs, E welcher war ein Sohn Eli. Was sollen wir denn thun? Ap«2« 37· <text:s/>Lue.4,«2-Z. Matth.43,55.</text:p>
      <text:p text:style-name="P1">4.Mos.36,8.9.27,·8,</text:p>
      <text:p text:style-name="P1">11. Und er antwortete und sprach zuihnen«: E 24· Dsr·war ein Sohn <text:soft-page-break/>Matthat; der ein Wer zwei Röcke hat, theile dem mit, der i Soff« LEVI; VII TM ,SVk)N MEIch1; Ver TM keinen hat; und wer Speise hat, der thue <text:s/>So U J«WIUT7 VII TM SDhU IViEPhs; · ebenso· J«k» z «» «« J»k,«3, »· . ;</text:p>
      <text:p text:style-name="P1">25. der ein Sohn Mattath1as; der ein</text:p>
      <text:p text:style-name="P1">12. Es kamen aber auch Zöllner, um sich <text:s/>SVRUAmV.s; Ver ein Sohn N«hUm.7 V« ein taufen zu lassen,und sprachen zu ihm: Mei; So U CAN V« EIN SVhN N"»IU8»I«!; ster, was sollen wir thun? Matth.24,3i.32« I W« VCV,eM SVh1? M»Ukh; VII TM Sohn</text:p>
      <text:p text:style-name="P1">13. Er sprach zu ihnen: Fordert nicht mehr, <text:s/>Yes-7kUIkl)!«7«sZ Ver ZU! SVk)U SUUeI7 Ver TM als was euch bestimmt ist. Luc. -i9,</text:p>
      <text:p text:style-name="P1">8. <text:s/>F«J7hUdZ«ViePk)s Esel; e"åJVHU BUT; ·</text:p>
      <text:p text:style-name="P1">14. ei il aber an "rie leute « « Er W So U V M« ; er TM -»» s;ITkkITT?tk1»k? "w.2s s2aE?1KwiA«?,»«9 E Sohn Reis; des ej« Sohn Zorobaberder Und er sprach zu ihnen: Uebet gegen Niel TM S«-’k)U ·SC1ls1kh1EIZ V« Im SVkZU 9lke««; mand Gewalt und thut Niemandem Un(</text:p>
      <text:p text:style-name="P1">28.· der ein Sohn Melchi; der ein Sohn recht, und beguüget euch mit eurem Seide. ; Add1; der M Sehn K0ssI1I1; der ein So n Z. Mos. 49, is. I Elmodam; der ein Sohn Er; B·«5—4s: Matth.3,«.42. Makc.i,7.8.</text:p>
      <text:p text:style-name="P1">29. der ein Sohn Jose; der ein Sohn</text:p>
      <text:p text:style-name="P1">15. Da aber das Volk in Erwartung Eliezer; der ein Sohn Jori1n; der ein Tand und Alle in ihren Herzen von JoSohn Matthat; der ein Sohn Lein; annes dachten, ob vielleicht er selbst der «</text:p>
      <text:p text:style-name="P1">30. der ein Sohn Simeon;der ein Sohn hristus sei, J-h i, 49 ei. Juda;derein Sohn Josephs; derein Sohn</text:p>
      <text:p text:style-name="P1">16. hob Johannes an und sprach zu Allen: Jonan; der ein Sohn Eliakim; » Ich zwar taufe euch mit Wasser; es koinnit</text:p>
      <text:p text:style-name="P1">31. der ein Sohn Melea; der ein Sohn <text:s text:c="3"/>C»-. s.</text:p>
      <text:p text:style-name="P1">4. -« St« ·Mainan; der ein Sohn MattatJI-.; der ein Sohn Nathan; der ein Sohn avids;</text:p>
      <text:p text:style-name="P1">2. Sain. Z, «.</text:p>
      <text:p text:style-name="P1">32. der ein Sohn Jesse; der ein Sohn Obed; der ein Sohn Boo ; der ein Sohn Salmon; der ein Sohn älFaasson;</text:p>
      <text:p text:style-name="P1">33. der ein Sohn Aniinadab ; der ein Sohn Arain; der ein Sohn Esrom; der ein So ii Phares« der ein Sohn Juda; -</text:p>
      <text:p text:style-name="P1">34. der ein Sohn Jakobs; der ein Sohn Isaaks« der ein Sohn Abrahams ; der ein Sohn Thara; der ein Sohn Nachor;</text:p>
      <text:p text:style-name="P1">4. Chron. 4, 24——27. <text:s/>der ein Sohn Sarui33; der ein Sohn -Ragau; der ein Sohn halek; der ein Sohn Heber; der ein Sohn Sala;</text:p>
      <text:p text:style-name="P1">36. der ein Sohn Kainan; der ein Sohn »Arphaxad; derem Sohn Sein ; der ein So n Noah; der ein SohnLainech;</text:p>
      <text:p text:style-name="P1">4.Mos.5, Z-32.</text:p>
      <text:p text:style-name="P1">37. der ein Sohn Methnsala; der ein Sohn Henoch; der ein Sohn Jared; der ein Sohn Maleleel; der ein Sohn Kainan;</text:p>
      <text:p text:style-name="P1">38. der ein Sohn Enos; der ein Sohn Seth; der ein Sohn Adams; der war Gottes. i. Mos.</text:p>
      <text:p text:style-name="P1">5. i. D. s</text:p>
      <text:h text:style-name="Heading_20_2" text:outline-level="2"><text:soft-page-break/>Cap. IV.</text:h>
      <text:p text:style-name="P1">l. Jesus wird versucht, 4—15; ll. lehrt zu Nazareth, «6—30; lll. lehrt und heilt zu Capeknalim und in Gall!-ja. 3l—-U. » V. «1-—43: Matth. is-. 4—«. Man. 4, i2. is· l.</text:p>
      <text:p text:style-name="P1">1. Jesus aber, voll des heiligen Geistes, kehrte vom Jordan zurück, und ward vom Geist in die Wüste geführt, » Und er as; nichts in denselben agen; und -L-ucä."«-«-« ?</text:p>
      <text:p text:style-name="P1">Cap. M t37 es stehtCgeschrieben: »Du sollst den Herrn, deinen ott anbeten und ihm allein dienen.« i</text:p>
      <text:p text:style-name="P1">9. Und er führte ihn gen Jerusalem nnd i stellte ihn·aus die Z?inne des Tempels und sprach u ihm: BE t du der Sohn Gottes, so wirfZ dich von hier hinab; l0. denn es steht geschrieben: »Er wird I seinen Engeln deinethalben Befehl geben, di n bewa ren« » ch I) -</text:p>
      <text:p text:style-name="P1">11.zund sie werden dich auf den Händen ! tragen, dass du nicht etwa deinen Fuss an I einen Stein stossest.«</text:p>
      <text:p text:style-name="P1">12. Und»Iesus antwortete und sprach zu ihm: Es ist gesagt: »Du sollst den Herrn, deinen Gott, nicht versuchen«</text:p>
      <text:p text:style-name="P1">13. Und nachdem der Teufel alle Versuchung vollelidet hatte, stand er eine Zeitlang von ihm ab.</text:p>
      <text:p text:style-name="P1">14. Und Jesus kehrte in der Kraft des Geistes zurück nach Galiläa; und das Gerücht von iZm ging aus durch die ganze umliegende andschast.</text:p>
      <text:p text:style-name="P1">15. Und er lehrte in ihren Versammlungen und ward von Allen gepriesen. March. 4, II-c. II. IS. Und er kam gen Nazareth, wo er er» zogen war,iind ging nach seiner Gewohnheit I am Sabbath in die Versammlung uiid stand auf, um zu lesen. Muth. is, 54:c. Mc-kc. e, i ». i</text:p>
      <text:p text:style-name="P1">17. Und es ward ihm das Buch des I Propheten Jesajas gegeben, und als er das I Buch anfthat, fand er die Stelle, wo ges schrieben stand: Jks. ei, «. D. ;</text:p>
      <text:p text:style-name="P1">18. »Der Geist des Herrn ist auf mir, « desswegen hat er 1«nich gesalbet; er hat mich predigen, zu heilen, die zerschla enen Her2« UND ViCkzlE1 TM? Vom TEU?l VekiUchk— <text:s/>gesandt, das Eoange ium den Armen zu als sie vollendet waren, hungerte ihn hernach.</text:p>
      <text:p text:style-name="P1">2. Mps. ge, es.</text:p>
      <text:p text:style-name="P1">1.K5-1.i9,8. Z. Und der Teufel sprach zu ihm: Bist du ens sind, zu verkm1digen den Gefangenen ; rlediguiög nnd den Blinden Wicderbrin? qung des esichtes, die Bedrängten in Freider Sohn Gottes, so sage diesem Stein, F heit zu si«tzeii; dass er Brot werde. !</text:p>
      <text:p text:style-name="P1">19. das an ne me a r des "errn u</text:p>
      <text:p text:style-name="P1">4. Und Jesus antwortete ihm und sprach: . » . geh II) H z « verkui:digen.«</text:p>
      <text:p text:style-name="P1">3. M-)s. es, i0. Es·steht gefcl)riebelx: »N1cht vom Brot«:</text:p>
      <text:p text:style-name="P1">20. Und als er das Buch zugethcm, ab C·UCM 7»I)lt«7-» DE? MCUsch EVENi0!1Vel"U V«-M , er es dem Diener wieder nnd setzte sich, Wen! EVEN Worte G,9·kkEs««· · · und Aller Augen in der Versammlung wa-</text:p>
      <text:p text:style-name="P1">5. Und der Teufel fnhrte ihn auf einen km aus ihn ge:-ichtet. ZVk)EU VEkg·Und zeigte ihni alle Reiche des</text:p>
      <text:p text:style-name="P1"><text:soft-page-break/>21. Er aber fing an ihnen zusagen: Heute ·« WbWeUs M EU!«’1II AULleUl’s1ck· , ist diese Schrift erfüllt vor euern Ohren. .6· UND VFT" TEUl«3l lPMchz,U1hIIII IchNF!s1 !</text:p>
      <text:p text:style-name="P1">22. Und Alle gaben ihm Zeugnis; nnd verd1t alle diese M,i1»cht ·ull·P Ihrs perrl1sI)k·s1t I wunderte« sich i«:bex-die holdselige« Reden, geben; Dem! iIE1lT1U1kIIbCTt3CbeUUnd IT) i die anssemeni Munde kamen,undsprachen: gebe sie,wemichwill. Jph.i4,3o.</text:p>
      <text:p text:style-name="P1">2.C-k.4,4» ·« Jst djks» nicht H» Sohn Jgskphs?</text:p>
      <text:p text:style-name="P1">7. Wenn du nun mich anbctest, so solls Pf.-5,3. M«kk.6,2:c. J.-i,.s,4·2. Alles dein sein. .</text:p>
      <text:p text:style-name="P1">23. Und er sprach zu ihnen: Allerdings</text:p>
      <text:p text:style-name="P1">8. Und Jesus antwortete und sprach zus werdet ihr niir tiefes Er-ricl;ii«:oi«t sagen ihm: Hebe dich weg von mir, Satan! Denn Arzt, hcile rich sclls1! Die grossen Thaten <text:s text:c="3"/>68 Cato«</text:p>
      <text:p text:style-name="P1">4.-» Das Evangelium Cap.</text:p>
      <text:p text:style-name="P1">4.</text:p>
      <text:p text:style-name="P1">5. von denen wir hörten, dass sie zu Capetuaum geschehen,.,dle thue auch hier in deinem Vaterlande.</text:p>
      <text:p text:style-name="P1">24. Er s rach aber: Wahrlich, is) sage euch, kein Propbet ist angenehm in einem Vaterlande. Many. is,</text:p>
      <text:p text:style-name="P1">57.</text:p>
      <text:p text:style-name="P1">25. In Wahrheit aber sage ich euch, viele Witwen waren in den Tagen des Elias in Israel, als der Himmel drei Jahre und sechs Monate lang verschlossen war, da eine grosse Hungersnoth entstand imganzen Lande;</text:p>
      <text:p text:style-name="P1">4.Ki;:x.«7,1.92c. J«k.5, ».</text:p>
      <text:p text:style-name="P1">26. und zu keiner derselben ward Elias gesandt, sondern gen Sarepta in Sidonien zu einer Witwe.</text:p>
      <text:p text:style-name="P1">27. Und viele Aussätzi ewaren in Israel zur Zeit des Propheten gElisa; aber keiner derselben wurde gereinigt, sondern Naeman, der Syrer.</text:p>
      <text:p text:style-name="P1">2. Ki5n. Z,</text:p>
      <text:p text:style-name="P1">44.</text:p>
      <text:p text:style-name="P1">28. Da wurden Alle voll Zornes in der Versammlung, als sie dieses hörten.</text:p>
      <text:p text:style-name="P1">29. Und sie standen auf nnd stiessen ihn zur Stadt gnaus und führten ihn auf die Spitze des er es, auf dem ihre Stadt gebaut war, dass sie ihn hinabstürzten. «</text:p>
      <text:p text:style-name="P1">30. Er aber ging mitten durch sie hin und zog hinweg. Ich. 8,</text:p>
      <text:p text:style-name="P1">59. lll.</text:p>
      <text:p text:style-name="P1">31. Und er kam hinab gen Capernaum, eine Stadt des gatiläischen Landes, und lFrte sie am Sabbath. 9J2.2m,»4,»43«,</text:p>
      <text:p text:style-name="P1">32. nd sie erstaunten über seine Lehre, denn seine Rede war gelvalt«-R. Matth. 7, 81c. are.-s, U is· V. 33—37: Man. «, 23—28.</text:p>
      <text:p text:style-name="P1">33. Und in der Versan1mlun warein Mensch von einem unreinen Geige besessen. Und er schrie mit lauter Stimme,</text:p>
      <text:p text:style-name="P1">34. nnd f rach: Ach, was haben wir mit dir zu scha sen, Jesus von Nazareth? Bist du gekommen, uns zu verderben? Ich weiss, wer du bist: der Heilige Gottes.</text:p>
      <text:p text:style-name="P1">35. Und Jesus beschalt ihn und sprach: Verstum1ne und fahre aus von ihm! Und der »Leufel, nachdem er ihn in ihre Mitte geworfen, <text:soft-page-break/>fuhr aus von i )1n nnd that ihm einen S aden.</text:p>
      <text:p text:style-name="P1">36. Unbhes kam ein Erstaunen über Alle und sie redeten untereinande»rund sprachen: Was ist das für eine Rede? Denn er gebietet den unreinen Geistern mit Macht und Gewalt, und sie fahren aus.</text:p>
      <text:p text:style-name="P1">37. Und der Ruf von ihm ging aus in alle Orte der umliegenden Landschast. V. 3s—4i: Muth· 8, i4——47. Man· -1,29—34. »</text:p>
      <text:p text:style-name="P1">38. Und er stand aus aus der Versamm; lung und ging in das Haus Simons. Die »! Schwiegermutter Simons aber war mit einem starken Fieber behaftet, und sie baten ihn für sie.</text:p>
      <text:p text:style-name="P1">39. Und er Ltellte sich über ihr und beschalt das Fie er; und es verliess sie. Und alsobald stand sie auf und dienete ihnen.</text:p>
      <text:p text:style-name="P1">40. Als aber die Sonne unterging, brachten AlIle,welcheKranke hatten mit mancherlei Gebrechen, dieselben zu ihm, und er legte einem jeden ans ihnen die Hände auf nnd heilte sie. .</text:p>
      <text:p text:style-name="P1">41. Es fuhren auch Teufel aus vonVielen, die schrleen und sagten: Du bist der Christus, der Sohn Gottes. Und er beschalt sie und liess sie nicht reden, weil sie wussten, dass er der Christus sei. V.42—44: Mart. i, 3ö—39.</text:p>
      <text:p text:style-name="P1">42. Als es aber Tag geworden, gin er hinaus an einen einöden Ort; nnd das -9Zolk suchte ihn und kam zu ihm, und sie hielten ihn zurück, dass er nicht von ihnen zö e.</text:p>
      <text:p text:style-name="P1">43. Aber er sprach zu ihnen: Auch den andern Städten muss ich das Evangelium vom Reiche Gottes predigen;«denn dazu bin ich gesandt.</text:p>
      <text:p text:style-name="P1">44. Und er predigte in den Versammlungen des galiläischen Landes.</text:p>
      <text:h text:style-name="Heading_20_2" text:outline-level="2">Cap. V.</text:h>
      <text:p text:style-name="P1">I. D» Fischfang des Petrus. «-—«. I1.Heinn-g eines AusiäiE-igen, 42—-46; til. nnd eines vom Schlage Getroffenen. 47—26. lV. Berufung des Lebt. 27—32. V. Jesus vertheidigt seine Jiinger in Ansehung des Fastens. 33—39. V.4—-il: Matth. 4, -i8—22. Man. -I, i6—20. l.</text:p>
      <text:p text:style-name="P1">1. Es be· ab sich aber, als ihn das Volk drängte, das 3Bort Gottes zu hören, stand er am See Genesareth.</text:p>
      <text:p text:style-name="P1">2. Und er sah zwei Schiffe am See stehen; die Fischer aber waren aus denselben ansgestie en und wuschen die Netze. Z. Ha trat er in eines der Schiffe, das Simons war, und bat ihn, ein wenig vom Lande zu fahren; 1md er setzte sich und lehrte das Volk aus dem Schiffe.</text:p>
      <text:p text:style-name="P1">4. Als er aber zu reden aufgehört hatte, g)rach er zu Simon: Fahre hinaus auf die iefe, und lasset eure Netze zu einem Fang hinunter. J:-h. 24, e.</text:p>
      <text:p text:style-name="P1">5. Und Simon antwortete und sprach: Meister, wir haben die ganze Nacht gearbeitet und nichts gefangen; aber auf dein Wort will i das Ne iuunter la en ch . tzh s — A</text:p>
      <text:p text:style-name="P1">6. Und als sie Weges gethan, schlossen sie eine grosse Menge -« ische ein und ihr Netz zerriss. » « <text:s text:c="3"/>Cap-. S. <text:s/>St. Luc?ii.«:s««T</text:p>
      <text:p text:style-name="P1">Cap. S. -E Oe</text:p>
      <text:p text:style-name="P1">7. Und sie win·kten den Gefährten, die in dem andern Schifse waren, dass sie kommen und ihnen helfen sollten; und sie kamen <text:soft-page-break/>und füllten beide Schiffe, also das; sie sanken.</text:p>
      <text:p text:style-name="P1">8. Als es aber Simon Petrus sah, fiel er «zu den Knieen Jesu und sprach: Herr, gehe jähen <text:s/>hinaus; denn ich bin ein süiidiger en . I. Denn ein Schrecken umfing ihn und Alle, die bei ihm waren, wegen des Fischfanges den sie gethan hatten-</text:p>
      <text:p text:style-name="P1">10. iind gleicherweise auch den Jacobus und Johannes, die Söhne des Zebedäus, sie ?iiuonSs-Genosx3»i i3grgn(.h LI»3’!;»Jåsus pra ) zu mion: iir e i ni . on nun an wirst du Menschen fangen. "11. Und sie führten die Schiffe an das La3d, verliessen Alles ui1d folgten ihm na ). C. -is, es. V. 1«2—-iE: Matthis, 2l;4. Mast. «, 40—45. II.</text:p>
      <text:p text:style-name="P1">12. nd es sega sich, a s er in einer der Städte war, siehe, da war ein Mann voll Aussatzes. Und da er «Jesum sah, fiel er auf das Aiigesicht, bat ihn und sprach: Herr, wenn du willst, so kannst du mich reinigen.</text:p>
      <text:p text:style-name="P1">13. Da streckte er die Hand aus, rührte ihn an und sprach: Ich will es, sei geremigt! Und alsobald wich der Aussgtz·von ihm.</text:p>
      <text:p text:style-name="P1">14. Und er befahl ihm, es )i·ieina»nden zu agen, sondern ehe hin, »zeige dich dem riester und opls9ere für deine Remigun wie Moses <text:s/>en hat, ihnen zum Zeugnis(</text:p>
      <text:p text:style-name="P1">15. Aber die Rede von ihm breitete sich gis« <text:s/>.«:«Fs;»ts.:s»»«::;!3:!kk,E»«:s,-: <text:s/>en, « ·» r heiten dates? ihn geheilt »zu werden. b16. Er a er entwich in die Einöde und etete. Mark. i, 35« B. -i7-—26: Matth. I, 2—8. Mart. L, iI—t2. lIl.</text:p>
      <text:p text:style-name="P1">17. Und es begab sich an einem»Tage, dass er lehrte; und es saf·;en Pharisäer da, samnitFhii(FiesetzgebZri1,Fi3iuscålleiiFlecken des ·a i äi )en un sit is en andes und von Jerusalem gekommen waren; nnd die</text:p>
      <text:p text:style-name="P1">1.Kraft des .Hckhrrii war wirksam, Kranke geund zu 1iia en.</text:p>
      <text:p text:style-name="P1">18. Und siehe, Männer trugen aus einem Bette einen Menschen, welchen der Schlag «getrr;ffeii hatte; und sie suchten ihn hineinzubringen und v·or ihn zu legen. <text:s text:c="2"/>»F«-:k3«i.sis,««is«:«! esss3«Ikss.-!««chE a e , i )i ein ra en, legen sie aus das Dach und liessen ihn mit dem Bette durch die Ziegel herab in die iNitte vor Iesum. « » »</text:p>
      <text:p text:style-name="P1">20. Und als er ihren Glauben sah, sprafh er zu ihm: Mensch! deine Sünden sind dir vergeben. C. 7, is.</text:p>
      <text:p text:style-name="P1">21. Und die Schriftgelehrten und Pharisäer singen an sich darüber Gedanken zu» macheii, und sprachen: Wer ist dieser, der solche Lästerungen redet? Wer kann Sünden vergeben, als nur allein Gott?</text:p>
      <text:p text:style-name="P1">22. Da aber Jesus ihre Gedanken merkte, hob ei« an und sprach zu ihnen: Was denket ihr in euer-n Herzen? C. is, s,</text:p>
      <text:p text:style-name="P1">23. Was ist leichter, zu sagen: . Deine Sünden sind dir vergeben! oder zu sagen: Steh’ auf und wand e?«</text:p>
      <text:p text:style-name="P1">24. Damit ihr aber wisset, dass der Sohn. des Menschen Macht hat, auf Erden Sün-. den zu vergeben (sprach er zu dein Schlagflüssigen : Ich sage dir, steh’ auf, hebe dein Bett an und gehe in dem Haus.</text:p>
      <text:p text:style-name="P1">25. Und alsobald stand er auf vor ihren Augen, hob das Bett aus, woraus er gelegen war, nnd ging in s ein Haus 1ind preisete Gott. .</text:p>
      <text:p text:style-name="P1"><text:soft-page-break/>26. Und Erstaunen ergriff sie Alle, u« sie priesen Gott nnd wurden voll FurJt und sprachen: Wir haben heute unglau liche Dinge gesehen. « V. 27—-32: Mc-tth. 9, 9—si3. M-ne. 2, 43 —i7. IV.</text:p>
      <text:p text:style-name="P1">27. Und nach diesem gin er aus u-nd ah einen öllner, mit Namen Fevi,am Zoll itzen und prach zu ihm: Folge inir na !</text:p>
      <text:p text:style-name="P1">28. Und er verliess Alles, stand aus und folgte ihm nach. .</text:p>
      <text:p text:style-name="P1">29. Und Leviniachte ihm ein grosses Mahl in seinem Hause; und es war eine grosse Schaar von Zölliiern und Andern, die mit ihnen zu Tische sassen.</text:p>
      <text:p text:style-name="P1">30. Und die Schriftgelehrten und Pharisäer inurreten wider seine Jünger und prachen: Warum esset und trmket ihr mit den Z"ollneru und Sündern?</text:p>
      <text:p text:style-name="P1">31. Und Jesus antwortete und sprach zu ihnen: Die Gesunden bedürfen des Arztes nicht, sondern die Kranken;</text:p>
      <text:p text:style-name="P1">32. Ich bin nicht gekommen zu berufen Gerechte, sondern Sünder zur Busse. V. 33-39; Muth. 9, 44—47. Marc.2, 48—22.s« V. <text:s/>Sie aber sprachen zu ihm: Warum fasten die Jiinger des Johannes so oft und verrichten Gebete, gleicher Weise auch die der Pharisäer; die demigeu aber essen und trinken?</text:p>
      <text:p text:style-name="P1">34. Und er s prach zu ihnen: Kbnnet ihr die Hochzeitleute fasten·machen, so lange der Bräuti am bei ihnen ist?</text:p>
      <text:p text:style-name="P1">35. E? werden aber Tage kommen, da der <text:s text:c="3"/>70 Cap.</text:p>
      <text:p text:style-name="P1">5. S. Das Evangelium Cato.</text:p>
      <text:p text:style-name="P1">6. Bräutigam wird von ihnen genominensein; L. Da sprach nun Jesus zu ihnen: Ich dann werden sie Lasten in denseli«eii Tagen. will euch etwas fra en: Jst es· erlaubt, am</text:p>
      <text:p text:style-name="P1">36. Er sagte a er auch ein Gleichni13 zu Sabl)athGutes zut?)uiioderBoseszuthun? iFhnen: Niemand lsetzt ein Stück eines neuen I das Leben zu erhalten oder zu verderben? leides aus ein a tes Kleid, denn sonst reisst H</text:p>
      <text:p text:style-name="P1">10. Und indein er sie Alle rings umher auch das neue ab, und das Stück vom neuen ; ansah, sprach er zu den1 Menschen: Strecke reimt sich nicht zu dem alten. » » · <text:s/>deine Hand aus! Und er that also »und seine</text:p>
      <text:p text:style-name="P1">37. Und Niemand fasst neuen Wem in Hand ward wieder gesund, wie die andere. alte Scl)läuche; denn sonst wird der neue</text:p>
      <text:p text:style-name="P1">11. Sie aber wurden mit Wuth ersiillet Wein die Schläuche zerreissen, und er selbst und unterredeten sich mit einander, was sie wird verschüttet werden nnd die Schläuche verderben; ·</text:p>
      <text:p text:style-name="P1">38. sondern neuen Wein soll man in neue Schläuche fassen, so werden beide erhalten.</text:p>
      <text:p text:style-name="P1">39. Und Niemand, der alten getrunken It, will alsobald neuen; denn er spricht: er alte ist milder. --...«..·..—1.—..—?—..-.-—— --— --—Cap. VI. » I. Der Jünger Aehrcncssen. 4-5. 1l.-Heilung -inesL-hmhåndigeki am Seit-baih. 6—«. m. Wahl der Apostel. I2—i6. IV. P«-digtJcsu. 47-49. B. 4—5: Maith. i2, 4-8. Mart. 2, 23—</text:p>
      <text:p text:style-name="P1">28. I 1 Es begab sich aber, dass er am weit’ Z doch Jesn thun wollten. Joi;, «, U. V. i2—i6; Matih.i0, 4—4. Muse. Z, -i3—19. Ill.</text:p>
      <text:p text:style-name="P1">12. Es begab sicg3aber in denselben Tagen, dass er auf den »erg ging zii beten, und er ver3arrte die Nacht hindurch im Gebete zu <text:soft-page-break/>ott. Muth. i-«,</text:p>
      <text:p text:style-name="P1">23. :</text:p>
      <text:p text:style-name="P1">13. Und als es Tag geworden, rief er seine I Jün er herzu und erwählte aus i neu. <text:s/>zwöiie, die er auch Apostel nannte: ;</text:p>
      <text:p text:style-name="P1">14. Simon, den er auch Petrus nannte,. s nnd dessen Bruder Andreas, Jacobus und ; Johannes, Philippus und Bartholoniäus,, i</text:p>
      <text:p text:style-name="P1">15. MattYus und Thomas, Jacobus, des ! Alphäus ohn, und Simon, genannt elotes, ersten S0bb(1tl) (I3ach dem Feste des Lieber</text:p>
      <text:p text:style-name="P1">16. Judas, Jacobus Bruder, und JudasschMkEs) dU·kch DIE Saat gIUg; 1ZUV iEUTe l Jscarioth , der auch zum Verräther ward. IsTUgE«k stFE!fkEU AEhVFU Ohzm"Iebel1 s1Ss IV.</text:p>
      <text:p text:style-name="P1">17. Und er stieg mit ihnen herab Mk DER —;JTUVeU UND EVEN s1E· ·» · I und stellte sich auf einen ebenen Platz; und</text:p>
      <text:p text:style-name="P1">2. Da agten etliche der Pharisaer zu ihnen: Warum thut ihr, was nicht erlaubt ist am Sabbath zu t)un? Z. Und Jesus antwortete und sprach zu ihnen: Habet ihr auch das nicht gelesen, was David that, als ihn und die ei ihm waren, hungerte ? «</text:p>
      <text:p text:style-name="P1">4. Wie er in das Haus Gottes hineinging und die Sihau rote nahm und ass und auch denen davon gab, die bei ihm waren; wel e doch Niemand essen darf, als nur die riester?</text:p>
      <text:p text:style-name="P1">5. Und er sagte zu ihnen: Des Menschen Sohn ist auch Herr des Sabbaths· V. e-«: Matth. se, 9—i4. Mark. Z, i—6. lI.</text:p>
      <text:p text:style-name="P1">6. Es begab sich aber an einem andern Sabbath, dass er in die Versammlung ging und lehrte; und daselbst war ein TO ensch, dessen rechte Hand dürr war.</text:p>
      <text:p text:style-name="P1">7. Aber die Schrift elchrten und Pharisäer gaben Acht auf ilFn, ob er am Sabbath heilen würde, aus dass sie eineAnklage wider ihn Finden. C. i4»,3 sc.</text:p>
      <text:p text:style-name="P1">8. r aber wusste 1hi eGedanken und sprach S dem Menschen, der die dürre Band hatte : ««-teh’ aus und stelle dich in die itte. Und er stand auf und stellte siZzdahin. C. S, N. sich. D, O. is, is. ( » i s eine Schaar seiner Iüiiger und eine grosse Menge Volkes aus dem ganzen jüdischen Lande und von Jerusalem und von der Meeresküste voii Tyrus und Sidon, die gekommen waren ihn zu hören und geheilt zuwerden vomhren Kran heiteli, M-2iih.4, 23 sc.</text:p>
      <text:p text:style-name="P1">18. und die von unreinen Geistern geplagt waren; und sie wurden geheilt. s</text:p>
      <text:p text:style-name="P1">19. Und alles Volk» suchte ihn anzurühren, i denn eine Kraft ging von ihm aus und machte Alle gesund. C. 8, 44 re. Mc«-c.3, io." V. 20—26: Manns, 2—i2.</text:p>
      <text:p text:style-name="P1">20. Und er hob seine Augen aufüber seine Jünger und sprach? Sen seid ihr Armen! denn euer ist das eich (Zottes.</text:p>
      <text:p text:style-name="P1">21. Selig ihr, die ihr jetzt hungert! denn » ihr werdet gesättigt werden. Se ig ihr, die s. ihr jetzt weinet! denn ihr werdet lachen. · » Jcs. 55, i». ei, I.</text:p>
      <text:p text:style-name="P1">22. Selig seid ihr, wenn euch die Menschen hassen und wenn sie euch ausschliessen und schmähen und euern Namen als böse verwersen um des Menscheiisohnes willen. » i. -Bei. 2, is. Z, «.</text:p>
      <text:p text:style-name="P1">23. Freuet euch an demselben Tage undohlockets denn iehe, euer Lohn wird gross. ein im Himmel. Denn eben so thaten ihre äter den Propheten· up. s, «. <text:s text:c="3"/>C-ap. S. St. Lucä. Cap.</text:p>
      <text:p text:style-name="P1">6.</text:p>
      <text:p text:style-name="P1"><text:soft-page-break/>7. 71</text:p>
      <text:p text:style-name="P1">24. Aber wehe euch, ihr Reichen! denn ihr habet euern Trost dahin. Jak. 5,4 sc. Mute. to,</text:p>
      <text:p text:style-name="P1">24.</text:p>
      <text:p text:style-name="P1">25. Wehe euch, ihr Gesättigten! denn euch wird hungern. Wehe euch, die ihr jetzt lachet! denn ihr werdet trauern ulizsxvein3el1! Je . -ei, .</text:p>
      <text:p text:style-name="P1">26. Wehe euch! wenn alle Menschen gut von euchredeul denn eben sothatenihreVäter den falschenPropheten. Jak.-i, -is. Mich. I, «</text:p>
      <text:p text:style-name="P1">27. Euch aber, die ihr zuhbret, sage ich: Liebet eure Feinde; thut Gutes denen, die euch hassen; Many. H, il.</text:p>
      <text:p text:style-name="P1">28. segnet, die euch fluchen, nnd bittet für die, so euch beleidigen!</text:p>
      <text:p text:style-name="P1">29. Dem, der dich auf den Backeii schlägt, biet-: auch den andern dar, und dem, der dir den Mantel nimmt, wehre auch den Rock nicht. Many. <text:s/>39, to.</text:p>
      <text:p text:style-name="P1">30. Einem Jeden aber, der dich bittet,dem ib; nnd von dem, der dir das Deinenimmt, Fordere es nicht zurück. Many. Z, -te.</text:p>
      <text:p text:style-name="P1">31. Und wie ihr wollet, dass euch die Leute thun, eben so thut auch ihr ihnen.Matth.7,i2.</text:p>
      <text:p text:style-name="P1">32. Und wenn ihr die liebet, die euch lieben, was für einen Dank habet ihr? Denn auch die Sünder lieben die, welche sie lieben. Matth. Z, 46 re.</text:p>
      <text:p text:style-name="P1">33. Und wenn ihr denen Gutes thut, die euch Gutes thun, was für einen Dankhabet ihr? Denn auch die Sünder thun dasselbe.</text:p>
      <text:p text:style-name="P1">34. Und wenn ihr denen leihet, von welchen ihr hofset, wieder sn en1p angen, was für einen Dank habet ihr? Denn auch die Sünder leihen den Sündern, auf dass sie das Gleiche wieder empfangen.</text:p>
      <text:p text:style-name="P1">35. Vielmehr liebet eure Feinde, undt ut Gutes undleiBet, wo ihr nichts dasiirhos et; so wird euer ol2u (gross sein, und ihr werdet Kinder des Ob )sten sein; denn er ist gütig gegen die Undankbaren nnd Bösen.</text:p>
      <text:p text:style-name="P1">3.Mos. es, 35:c. S. M-ps. is, to. Many. 5, is»</text:p>
      <text:p text:style-name="P1">36. Darum seid barn1herzig, wie auch euer Vater barinherzig ist. Many. 5,</text:p>
      <text:p text:style-name="P1">7. is.</text:p>
      <text:p text:style-name="P1">37. Und richtet nicht, so werdet ihr nicht gerichtet; verdammet nicht, so werdet ihr nicht verdammt; lasset nach, so wird euch nachgelassen. Many. 7, i.</text:p>
      <text:p text:style-name="P1">38. Gebet, so wird euch gegeben werden; ein gutes Mass, ein eingedrücktes und geriitteltes nnd überfliessendes wird man in euern Si:hooss geben. Denn mit eben dem Masse, mit welchem ihr nlesset, wird euch wieder gemessen werden. Spc. i9,</text:p>
      <text:p text:style-name="P1">47.</text:p>
      <text:p text:style-name="P1">2. Eos.-. O, is re« Marc. is, W.</text:p>
      <text:p text:style-name="P1">39. Er sagte ihnen aber ein Gleichniss: I Kann auch ein Blinder einen·Blinden führen? Werden nicht beide in die Grube fallen? Many. is, it. »</text:p>
      <text:p text:style-name="P1">40. Der Jünger ist nicht über seinen Meiter; ein Jeder aber wird vollendet sein wie ein Meister. Many. i0, ei,</text:p>
      <text:p text:style-name="P1">41. Was siehest du den Splitter in deines Bruders Auge, aber des Balkens in deinem eigenen Auge achtest du nicht? Many. 7, Z-c.</text:p>
      <text:p text:style-name="P1"><text:soft-page-break/>42. Oder, wie kannst du zu deinem Bruder sagen: Bruder, halt, ich will den Splitter, der in deiueni»Auge ist, ausziehen, so du doch den Balken m dszeini-in Auge uicht siehest? Dn Heuchler! ziehe zuerst den Balken aus deinem Auge, uiid dann magst du sehen, wie du den Splitter ausziehest, der in deines Bruders Auge ist.</text:p>
      <text:p text:style-name="P1">43. Denn es ist kein guter Baum, der saule Frucl2x bringe, noch ein fauler Baum, der gute -z nicht bringe. Many. 7», i7 ». i-2, as.</text:p>
      <text:p text:style-name="P1">44. Denn jeder Bann: wird an seiner Frucht erkannt; denn von den Dornen sammelt man keine J-eigen, nnd von dem Dornbusche liesct man keine Trauben.</text:p>
      <text:p text:style-name="P1">45. Der gute Mensch bringt aus dem gutenSchatze seines Herzens das Gute hervor, und der böse Mensch bringt aus dem bösen Schatze seines Herzens das Böse hervor. Denn aus der Fülle des Herzens redet sein Mund. Many. i»2,</text:p>
      <text:p text:style-name="P1">34.»3.i. .</text:p>
      <text:p text:style-name="P1">46. Was heis3et ihr· mich aber Herr, Herr! und thut nicht, was ich sage? Mai» «, H« Tand. "7, 2i. V. 47—49: Many. 7, ei-27.</text:p>
      <text:p text:style-name="P1">47. Ein Ieder,terzu mir kommt und meine Worte hört nnd sie thut; ich will euch zeigen, wem der gleich ist.</text:p>
      <text:p text:style-name="P1">48. Er ist gleich einem Menschen, der, als er ein Hans bauete, tief grub und den Grund auf den Felsen le te. Als nun das Gewässer anschwoll, da riZ der Strom diesemHause zn,und vermochte es nicht zu bewegen; denn es war auf den Felsen egriindet.</text:p>
      <text:p text:style-name="P1">49. Wer aber höre! und nicht tiiut, der ist gleich einem Menschen, der ein Hans auf das Erdreich, ohne Grund, bauen-; und der Strom riss demselben zu, nnd es fiel alsobaue, und der Sturz desselben Hauses war gro .</text:p>
      <text:h text:style-name="Heading_20_2" text:outline-level="2">Cap. VII.</text:h>
      <text:p text:style-name="P1">I. Jesus heiltden KnechtdisHauptmanns. i-to. ll. Erweckt den Jüngling zu Nain«—l7. M. Johannes sendet an Jcsum.48—23. W. Jcsu Urtheil über Johanncs. 24 —35.</text:p>
      <text:p text:style-name="P1">5. Jesus von einer Siinderin Zsalbt. 36—50. . i-—-l0: Matth. s, 5—43. I.</text:p>
      <text:p text:style-name="P1">1. Nachdem er nun vor den Ohren des <text:s text:c="3"/>72</text:p>
      <text:h text:style-name="Heading_20_2" text:outline-level="2">Cap. 7</text:h>
      <text:p text:style-name="P1">" Das Evangelium Cap.</text:p>
      <text:p text:style-name="P1">7. Volkes alle seine Reden vollendet hatte, ging er hinein gen Capernanm.</text:p>
      <text:p text:style-name="P1">2. Eines Hauptmanns Knecht aber war krank und wollte sterben, der demselben werth war. "</text:p>
      <text:p text:style-name="P1">3. Da er aber von Jesu gehört, sandte er Aelteste der Juden zu ihm, und liess ihn girrt-en, dass er komme und seinem Knechte e se.</text:p>
      <text:p text:style-name="P1">4. Da kamen diese zu Jesu und baten ihn an elegeutli6h und sprachen: Er ist es werth, das du ihm dieses er eigest;</text:p>
      <text:p text:style-name="P1">5. Denn er hat unser Volk lieb, und die Versammlung hat er uns ebaut.</text:p>
      <text:p text:style-name="P1"><text:soft-page-break/>6. Da ging Jesus mit ihnen hin. Und als er schon nicht fern von dem Hause war, schickte der Hauptmann Freunde zu ihm und liess ihm sagen: Herr, bemiihe dich nicht; denn ich bin nicht werth, das; du unter mein Dach eingeh-est.</text:p>
      <text:p text:style-name="P1">7. Darum hielt ich auch mich selbst nicht für würdig, zu dir zu kommen; sondern sprich nur ein Wort, so wird mein Knecht gesund werden.</text:p>
      <text:p text:style-name="P1">8. Denn ich bin auch ein Mensch, einer Gewalt unterworfen, und habe Kriegsknechte unter mir; und sage ich-zu diesem: Gehe hin! so geht er; und zu einem Andern: Komm’ her! so kommt er; nnd zu meinem Knecht: Thu das! so thut er es. «9. Als Jesus dies; hörte, verwunderte er sich über ihn, und wandte sich um und sprach zu dem Volk, das ihm nachsol te: Jch sage euch, selbst in Israel habe ich; einen o gros:en Glauben nicht gefunden.</text:p>
      <text:p text:style-name="P1">10. Und als die Abgesandten in das Haus zurückkamen, fanden sie den kranken Knecht gesund. II.</text:p>
      <text:p text:style-name="P1">11. Und es begab sich des folgenden Tages, das; er in eine Stadt zog, enannt Nenn; und es zo en mit ihm Viehe seiner J"üuger und viel 2ZFolkes.</text:p>
      <text:p text:style-name="P1">12. Wie er aber dem Stadtthore nahete, siehe, da ward ein Todter herausgetragen, der einzige Sohn seiner J) utter, und sie war elne«Witwe; und viel Volk der Stadt war unt ihr.</text:p>
      <text:p text:style-name="P1">13. Und als sie der Herr sah, erbarmte er· sich ihrer und sprach zu ihr: Weine sucht! C. s, so «.</text:p>
      <text:p text:style-name="P1">14. Und er trat hinzu nnd rührte den Sarg an; die Träger aber standen stille. Und er sprach: Jüngling, ich sage dir, stehe aus!</text:p>
      <text:p text:style-name="P1">15. Und der Todte setzte sich auf und Man zu reden; 1cnd er gab ihn seiner tter. · «. Kein. -I7,</text:p>
      <text:p text:style-name="P1">23.</text:p>
      <text:p text:style-name="P1">16. Und Fur ter ri Alle: und «ie priesen Gott und s)praZelii Es ist eini grosser Prophet unter uns ausgestanden, und Gott hat sein Volk gnädig esucht. C. «» es. Joh. 6, U.</text:p>
      <text:p text:style-name="P1">17. Und diese Rede von ihm gin aus in das ganze jüdisFhe Land nnd in ali3e umliegeUVC L«1UVick)«1sts Many. 9, ge. V. 4s—23Many. «, 2—5. lIl.</text:p>
      <text:p text:style-name="P1">18. Und es berichteten dem Johannes seine Jünger von diesem Allem. Und Johannes berief zwei seiner Iünger zu sich,</text:p>
      <text:p text:style-name="P1">19. und sandte sie zu Jesn und liess ihm sagen: Bist du es, der da kommen soll, oder sollen wir eines Andern warten? ; 2O. Als nun die Männer zu ihm kamen, sprachen sie: Johannes, der Täufer, hat uns zu dir gesandt nnd lässt dir sagen: Bist du es, der dakommen soll, oder sollen wir eines Andern warten?</text:p>
      <text:p text:style-name="P1">21. Eben zu derselben Stunde aber heilte er Viele von Krankheiten und Plagen und bösen Geistern, und schenkte das Gesicht vielen Blinden.</text:p>
      <text:p text:style-name="P1">22. Und Jesus antwortete nnd sprach zu ihnen: Gehet hin und verküudiget dem Johannes wieder, was ihr gesehen uud g;h«ort habet: Blinde sehen, Lahme wandeln, « ussätzige werden rein, Taube hören, Todte stehen auf, den Armen wird das Evangelium epredigt. »</text:p>
      <text:p text:style-name="P1">23. Find selig ist, wer sich nicht an mir ärgert. , V. -24—35: March· U, 7-i9. W.</text:p>
      <text:p text:style-name="P1"><text:soft-page-break/>24. Und als die Boten des Johannes hinweggegangen wareu,sina er an znmVolke zu reden von Johannes: Was seid ihr in I die Wüste hinausge angen zu schauen? s Ein Rohr, das vom Stände bewegt wird?</text:p>
      <text:p text:style-name="P1">25. Oder was seid ihr hinausgegandgen zu sehen? Einen Menschen mit wei ,en Kleidern angethan? Siehe, die in herrlicher Kleidung und Ueppigkeit leben, die sind an i den königlichen Höfen. · I</text:p>
      <text:p text:style-name="P1">26. Oder was seid ilr hinausgegangen zu sehen? Einen Propheten? Ja, ich sage euch, einen, der noch vortrefflicher ist a s » ein Propbet. I</text:p>
      <text:p text:style-name="P1">27. Dieser ist’s, von dem geschrieben steht: »Siehe, ich sende meinen Boten vor deinem Angesichte her, der deinen Weg vor dir bereiten solI.«</text:p>
      <text:p text:style-name="P1">28. Denn ich sage euch, unter denen, die von Weibern geboren sind, ist kein grösserer Propbet, als Johannes der Täufer. Doch der Kleinste im Reiche Gottes ist grösser als er. » <text:s text:c="3"/>Cap.</text:p>
      <text:p text:style-name="P1">7. St. L</text:p>
      <text:p text:style-name="P1">29. Und alles Volk, das ihn hörte, und die Zöllner erkannten Gott als gerecht, nnd liessen sich taufen mit der Taufe des Iohannes. Month. ei, se.</text:p>
      <text:p text:style-name="P1">30. Die Phari äer aber nnd die Gesetzele i·ic-n oerwar en den Rat Gottes, sich selbsi zuln Schaden, und liessen sich nicht von ihn( taufen. .</text:p>
      <text:p text:style-name="P1">31. Es sprach aber der Herr: Wem soll ich nun die Menschen dieses Geschlechts vergleichen? und wein sind sie gleich?</text:p>
      <text:p text:style-name="P1">32. Sie sind den Kindern gleich, die am Markte sitzeli, und einander zurufen und spreclen: Wir haben euch gepsissen, und ihr habet nicht getanzt; wir haben euch Klaglied.er gesungen, und ihr habet nicht geweint. .</text:p>
      <text:p text:style-name="P1">33. Denn es ist Johannes der Täufer gekommen, der weder Brod ass, noch»Wein trank; da saget ihr: Er hat einen Deufel. Man. i, S.</text:p>
      <text:p text:style-name="P1">34. Es ist der Sohn des Menschen gekommen, der isst und trinkt; da saget ihr: Siehe, wie ist der Mensch ein Fresser und Weinsäuser, ein Freund der Zöllner und Sünder! <text:s/>Und die Weisheit ist von allen ihren Kindern gerechtfertigt worden. V.</text:p>
      <text:p text:style-name="P1">36. Es bat ihn aber einer der Pharisäer, dass er mit ihm esse. Und er gin» in das Haus des Pharisäers hinein und setzte sich zu Tische. · » »</text:p>
      <text:p text:style-name="P1">37. Und siehe, ein Weib in der Stadt, die eine Sünderin war, als sie vernommen, dass er in dem Hause des Pharisäers zu Tische wäre, brachte eine alabasterne Flasche voll Salbe, March. 26, 7 sc. »</text:p>
      <text:p text:style-name="P1">38. und trat hinten zu seinen Füssen, weinte und fing an seine Füsse mit Thränen zu benetzen , nnd trocknete sie mit den aaren ihres Hauptes, nnd üsste seine iisse, und salbete sie mit der Salbe. Joh. in, Z.</text:p>
      <text:p text:style-name="P1">39. Da es aber der Pharisäer sah, der ihn geladen hatte, sprach er bei sich selbst: Wenn dieser ein Propbet wäre, so wüsste er doch, wer nnd was für ein Weib das ist, die ihn anrührt, dass sie eine Sünderin ist. C. is, I</text:p>
      <text:p text:style-name="P1">40. Und Jesus hob an und sprach zu ihm: Simon, ich habe dir etwas zu sagen. Er antwortete: Meister, sprich!</text:p>
      <text:p text:style-name="P1"><text:soft-page-break/>41. EinSchuldgläubigerl)atte zweiSchuldner. Der eine war fünfhundert Pfennige schuldF der andere fünfzig.</text:p>
      <text:p text:style-name="P1">42. a sie aber nicht bezahlen konnten, .iicii. <text:s/>C«-p.</text:p>
      <text:p text:style-name="P1">7. 8k« is schenkte er es Beiden. Sage, welcher von ihnen nun wird ihn am meisten lieben?</text:p>
      <text:p text:style-name="P1">43. Simon antwortete und sprach: Ich denke der, dem er das Meiste eschenkt hat. Er sprach zu ihm: Du hast reå)t gen:-t;sZilt.</text:p>
      <text:p text:style-name="P1">44. Und indem er sich gegen das eib wandte, sprach er zu Simon: Siehest du dieses Weib ? Ich bin in dein Haus gekommen; du hast mir kein Wasser für die Füsse gegeben; sie aber hat meine Füsse mit ThrLinen benetzt und mit den Haaren ihres Hauptes getrocknet. «</text:p>
      <text:p text:style-name="P1">45. Du hast mir keinen Kuss egeben; sie aber hat, seit sie hereintrat, m3t aufgehhrt, meine Füsse zu küssen.</text:p>
      <text:p text:style-name="P1">45. Du hast 1iiein Haupt nicht mit Oel gesalbt, sie aber hat meine Füsse mit Salbe ge albt. Pf. 23, Z.</text:p>
      <text:p text:style-name="P1">47. Darum sage ich dir, ihr sind ihre vielen Sünden vergeben, denn sie hat viel geliebet; wem aber wenig vergeben wird, der liebet wenig.</text:p>
      <text:p text:style-name="P1">48. Und er sprach zu ihr: Dir sind deine Sünden vergeben. C 5, ;i(1.· ·49. Da si1·ig»en die, so mit ihm zu Tische sassen, an bei st2selbst zu sagen: Wer ist dieser, der auch iinden vergibt? C, 5, sit.</text:p>
      <text:p text:style-name="P1">50. Er aber sprach n.deniWe·ibe: Dein Glaube hat dir geholsen! gehe hin im Frieden! C. 8, is. Mike. 5,</text:p>
      <text:p text:style-name="P1">34.</text:p>
      <text:h text:style-name="Heading_20_2" text:outline-level="2">Cap. VIII.</text:h>
      <text:p text:style-name="P1">l. Das G(eichniss vom S(iemcii1n. -i——si8. It. Die« Verwandten Jesu. -l9—·2i. til. Stillung des See« sturms. 22—25. W. Befreiung des des«-sscnen Gesdarcners. 26s39. V. Heilung des bIutsIi"issigen zl38cihc·F·, 4;)—4«s-)8.«igid W. E-riveckung dir Tochtef e »;airu. -—:). l.</text:p>
      <text:p text:style-name="P1">1. Und es begab sich hernach, dass er durch Städte und Flecken reisete, predigend und das Evangelium vom Reiche·Gottes verki’cndigend; und die Zw’ölfe mit ihm, C. 4, is. is,</text:p>
      <text:p text:style-name="P1">22.</text:p>
      <text:p text:style-name="P1">2. und etliche Weiber, die von bösen Geistern und Krankheiten waren geheilt worsden: Maria, genannt åNagdalene, von welcher sieben Teufel ausgefaht«en waren, « Mart. is,</text:p>
      <text:p text:style-name="P1">40. «. is,</text:p>
      <text:p text:style-name="P1">9.-</text:p>
      <text:p text:style-name="P1">3. nnd Johanna, das Weib des Chitin, eines Verwalters des Herodes, und» Susanna, nnd viele andere, welche ihm dienten » von ihrer Habe. « , » V. 4-—45: Matth. 13,sl—23. Mart. A, 4—20-.T «</text:p>
      <text:p text:style-name="P1">4. Als nun viel Volk zusammen kam, und sie aus den Städten u ihm zogen, spraih er in einem Gleichnisse: <text:s text:c="3"/>74</text:p>
      <text:p text:style-name="P1">Cap. S. Das Evangelium Cap-.</text:p>
      <text:p text:style-name="P1">8. . Z. Es ing ein Säemann ans, seinen Samen zu fäen. Und indem er säete, fiel Eiliches an den Weg und ward zertreten, und die Vögel des Himmels frassen es auf. «</text:p>
      <text:p text:style-name="P1"><text:soft-page-break/>6. Und Anderes fiel auf den Felsen; und als es hervorwuchs, verdorrete es, weil es keine Feuchtigkeit hatte. '7. Und Anderes fiel mitten unter die Dornen, und die Dornen, die mit aufw11chfen, erftickten es. S. Und Anderes siel in den guten Grund und wuchs auf und ab hundertfc«iltige Frucht. Und da er dieses sagte, rief er: Wer Ohren hat zu hören, der höre!</text:p>
      <text:p text:style-name="P1">9. Da fragten,ihn seine Jiinger, was dieses Gleichniss bereute.</text:p>
      <text:p text:style-name="P1">10. Er aber sprach: Euch ist gegeben, die G«-heimniffe des Reiches Gottes zu wissen, den Andern aber in Gleichnisfen , auf dass fiehsehend nicht sehen, und hörend nicht verte en.</text:p>
      <text:p text:style-name="P1">11. Das Gleichnif; aber bedeutet dieses: Der Same ist das WortGottes. «.-neu .23:c.</text:p>
      <text:p text:style-name="P1">12. Die am Wege sind die, welche es hören; darnach kommt der Teufel und nimmt das Wort von ihrem Herzen weg, dass sie nicht glauben und selig werden.</text:p>
      <text:p text:style-name="P1">13. Die aber auf dem Felsen sind die, welche das Wort, wann sie es hören , mit Freuden aufnehmen; aber sie haben keine Wurzel: die glauben nur eine Zeit lang, und zur Zeit der Versuchung falleu sie als.</text:p>
      <text:p text:style-name="P1">14. Was aber unter die Dornen fiel, find die, welche es åören; aber sie gehen hin und werden von orgeu und Reichthum und Wollüsten des Le sens erstickt, und bringen die Frucht nicht zur Reise.</text:p>
      <text:p text:style-name="P1">15. Das in dem guten Grunde aber find die, welche in einem feinen und guten Herzen das Wort, -das sie gehöret, behalten I und Frucht tragen in Beharrlichkeit. C. « es. A . «; « , v , -</text:p>
      <text:p text:style-name="P1">16. Niemand aber, der ein Licht angezün« det, bedeckt es mit einem Gefässe, oder set;-t es unter ein»Bett, sondern er setzt es auf etnen Leuchter, damit die Hereinkommenden das Licht sehen. C. «, .-Z. March. Z, is.</text:p>
      <text:p text:style-name="P1">17. Denn Nichts ist verborgen, das nicht wird offenbar werden; und Ncchts heimlich, das nicht wird kund werden und an den Tag kommen. C. H, Z.</text:p>
      <text:p text:style-name="P1">18. So sehet nun zu, wie ihr höre« Denn wer da hat, dem wird gegeben, und wer nicht hat, von dem wird auch das genomnlen werden, was er meint zu haben. C. is, Ia Many. is, es. « V. 49-et: Manh.n,—56—50. Maec.:i,2I.34-as. il.</text:p>
      <text:p text:style-name="P1">19. Es kamen aber seine Mutter und seine Brüdcr zu ihm, und sie konnten vor dem Volke nicht zu ihm gelangen.</text:p>
      <text:p text:style-name="P1">20. Und es ward ihm berichtet: Deine Mutter und deine Brüder stehen draussen und bEgel)ren dich zu sehen.</text:p>
      <text:p text:style-name="P1">21. Er aber antwortete und sprach zu ihnen: Meine Mutter und meme Brüder fiudldie, welche das Wort Gottes hören und est un. V. 22)-—25Many. 8, is. 23—27« Man. «-,35—-«. IlI.</text:p>
      <text:p text:style-name="P1">22. Und es begab sich an einem der Tage,daf; er und seine Jiinger in ein Schiff traten; und er sprach zu ihnen: Lasst uns über den See fahren! Und sie fuhren hin.</text:p>
      <text:p text:style-name="P1">23. Als sie aber schifften, entfchlcef er. Und es sie ein Sturmwind auf den See, und das Schiff ward voll Wasser, und sie standen in Gefahr.</text:p>
      <text:p text:style-name="P1">24. Und sie traten hin«u, reeckten ihn auf und sprachen: Meister, Dir-ister! wir « ehen zu Grunde! Er aber stand auf nnd befchalt <text:soft-page-break/>den Wind und die Wogen des Wassers; nnd sie legten sich und es ward eine Stille.</text:p>
      <text:p text:style-name="P1">25. Da sprach er zu ihnen: Wo ist euer Glaube? Sie aber fürchteten und verwunderten sich, und sprachen unter einander: Wer ist doch dieser, das; er auch den Winden gebietet und dem Wasser und sie ihm gehorsam sind? V. s-z6—392 Mann. 8, 28—34. Mark. 5, «—2o. IV.</text:p>
      <text:p text:style-name="P1">26. Und sie schifften in die Landschaft der Gadarener, die Galiläa gegenüber liegt.</text:p>
      <text:p text:style-name="P1">27. Und als er an das Land getreten, kam ihm ein Mann aus der Stadt entgegen, der seit langer Zeit Teufel hatte und keine Kleider anzog, auch in keinem Hause blieb, sondern in den Gräbern.</text:p>
      <text:p text:style-name="P1">28. Als er aber Jesum sah, schrie er, fiel vor ihm nieder und sprach mit lauter Stimme: Was habe ich mit dir zu schaffen, J-esu, du Sohn Gottes, des Höcl)sten? Ich bitte dich, das; du mich nicht pelmgeft. ·</text:p>
      <text:p text:style-name="P1">29. Denn Jesus hatte dem unreinen Gei te geboten, das; er von dem Menschen aus ahre; denn er hatte ihn seit langer Zeit ergriffen, und er wurde mit Ketten und Fufzbauden gebunden und verwahret; aber er zerrgdie Bande und ward vom Teufel in die üste getrieben« · C» 9, 39» H·</text:p>
      <text:p text:style-name="P1">30. Jesus aber fragte ihn, sprechend : Was ist dein Name? Er»sprach: Legcon! Denn viele Teufel waren in ihn gefahren. :-31. Und er bat ihn, dass er sie nicht heisse in den Abgrund fahren. OF, 20, Z.</text:p>
      <text:p text:style-name="P1">32. Es war aber daselbst eine Heerde vie <text:s text:c="2"/>Cap.</text:p>
      <text:p text:style-name="P1">8. St. Lucis. Cap.</text:p>
      <text:p text:style-name="P1">8.</text:p>
      <text:p text:style-name="P1">9. 75 ler Schweine an dem Berge zur Weide, und sie baten ihn, dass er ihnen erlaube, in diese zu fahren. Und er erlaubte es ihnen.</text:p>
      <text:p text:style-name="P1">33. Da fuhren die Teufel von dem Menschen aus iind fuhren in die Schweine, und dieHeerde stürzte sich vom Abhange in den See und ertrank.</text:p>
      <text:p text:style-name="P1">34. Als aber die irren sahen, was gefchehen war, flohen ie, und verkündigten es in der Stadt und auf dem Lande.</text:p>
      <text:p text:style-name="P1">35. Da gingen sie hinaus zu sehen, was eschehen war, und kamen zu Jefu und fanden den Mens chei1, von we chem die Teucl ausgefahren waren, bekleidet und vernünftig zu den Füssen Jesu sitzen, und sie fürchteten sich.</text:p>
      <text:p text:style-name="P1">36. Aber auch die, so es gesehen hatten, erzählten ihnen, wie dem Besessenen geholfen worden.</text:p>
      <text:p text:style-name="P1">37. U1id die anze Menge aus der umliegenden Landschaft der Gadarener bat ihn, dass er von ihnen hinweg ziehe; denn es hatte sie eine grosse Furcht ergriffen. Da trat er in das Schiff und kehrte wieder zurück.</text:p>
      <text:p text:style-name="P1">38. Der Mann aber, von welchem die Teufel aus efahren, bat ihn, dass er bei ihm bleiben dürfe. Aber Jesus einliess ihn und sprach: « » ·</text:p>
      <text:p text:style-name="P1">39. Kehre zurück in dein Haus und erzEihle , was Gott dir Grosses gethan hat. nd er ging uiid ve»rkündigte durch die ganze Stadt, <text:soft-page-break/>was Jesus ihm Grosses gethan habe. V. 4o—5s: Many. Z, 48«—26. Mark. 5, 2i—43. V.</text:p>
      <text:p text:style-name="P1">40. Es begab «ic-h aber, als Jesus zurückkam, enipfin ·ii)n das Volk; denn sie warteten Akte ausihn.</text:p>
      <text:p text:style-name="P1">41. Und siehe, es kam ein Mann mit Namen Jairus, der ein Oberster der Versammlung war, uiid er fiel Jefu zu Füssen und bat ihn, dass er in sein Haus kommen mö te. ch</text:p>
      <text:p text:style-name="P1">42. Denn er hatte eine einige Tochter von etwa zwölf Jahren, unddiese starb. Als er aber hiugin , drängte ihn das Volk.</text:p>
      <text:p text:style-name="P1">43. Und eing-Weib, die seit zwölf Jahren den Blutflnss hatte, und all ihr Gut an die Aerzte gewandt, und von keinem hatte geheilt werden können,</text:p>
      <text:p text:style-name="P1">44. die trat »von Futen herzu, und rührte den Saum seines leides an; und fogleich hörte ihr Blutfluss auf. -</text:p>
      <text:p text:style-name="P1">45. Und Jesussprach: Wer hat mich anerührt? Da nun Alle läugneten, sprach Petrus und die mit ihm waren: Meister, das Volk drückt und· drängt dich, und du sprichst: Wer hat mich angerühit? l</text:p>
      <text:p text:style-name="P1">46. Jesus aber sprach: Es hat mich <text:s/>mand ungerührt, denn ich spürte, dass eine Kraft von mir ausging. C» S, is.</text:p>
      <text:p text:style-name="P1">47. Als nun das Weib sah, dass sie nicht verborgen blieb, kam sie zitternd, fiel vor ihm nieder und erlzäh te ihm vor dem ganzen Volke, aus we eher Ursache sie ihn angerührt habe, und wie sie fogleich gesund gengor(dLen· b f ch h S st' 4 . ra er pra zu i r: ei etro Tochter! dein Glaube hat dir geii;olfen. Gehe hin im Frieden! C. 7, so. V .</text:p>
      <text:p text:style-name="P1">49. Da er» noch redete, kam einer vom Gesinde des Obersten der Versammlung und sagte zu ihm: Deine Tochter ist gestorben; beiniihe den Meister nicht.</text:p>
      <text:p text:style-name="P1">50. Da es aber Jesus hörte, antwortete er ihm und sprach: Fürchte dich nicht; glaube nur, so wird dir geholfen werden.</text:p>
      <text:p text:style-name="P1">51. Und a s er in das Haus gekommen, liess er Niemand hineingehen a s Petrus und Jacobus und Johannes, und den Vater des Kindes und die Mutter. Matth.i7,i.</text:p>
      <text:p text:style-name="P1">52. Sie weinten aber Alle und.klagtenum sie. Er aber sprach: W·einet nicht! sie ist nicht gistorben, sondern sie schläft. C. 7, II.</text:p>
      <text:p text:style-name="P1">53. nd sie verlachten ihn, weil sie wussten, dF·3 sie gestorben war.</text:p>
      <text:p text:style-name="P1">54. ·r aber wies Alle hinaus, und ergriff ihre Hand und rief: Kind, steh’ auf!</text:p>
      <text:p text:style-name="P1">55. Und ihr Geist kehrte wieder, und sie stand alsobald auf; und er befahl, ihr zu essen zu geben. Joh. «, ««</text:p>
      <text:p text:style-name="P1">56. Und ihre Eltern erstaunten; er aber ebot ihnen, Niemand zu sagen, was geschehen war.</text:p>
      <text:h text:style-name="Heading_20_2" text:outline-level="2">Cap. lX.</text:h>
      <text:p text:style-name="P1">l. Aussendung der Apostel. l«-«. ll. Speisung de: Fünftausend. i2—«7. in. Petri Bekenntnisl8—27. lVVcrklcItung Jesu. 28——36. V. Heilung eines Mondsüchtigkn. 37—4«2. Vl. Ankündigung des Leidens. 43 -W. VII. Empfehlung der Demnth, 46—48. und Vl1l. der Duldung. <text:soft-page-break/>49 -56. lX. Die Nachfolgc Jesu-. 57—-CI. V.4—s: Many. to, i.7.9—44. Makc.6,7—c3. l.</text:p>
      <text:p text:style-name="P1">1. Er rief aber die Zwölfe zusammen und gab ihnen Macht und Gewalt über alle eufel, und Krankheiten zu9heilen ;</text:p>
      <text:p text:style-name="P1">2. und er sandte sie aus, das eich Gottes zii predigen, und die Kranken gesund zu machen. ·</text:p>
      <text:p text:style-name="P1">3. Und er sprach zu ihnen: Nehmet nichts mit aiåfden We , weder Stab, noch Tasche, noch rot, weis Geld; auch soll einer nicht zwei Röcke haben. <text:s text:c="3"/>«76· Cap.</text:p>
      <text:p text:style-name="P1">9.l«Y Das Evangelium « · Cap.</text:p>
      <text:p text:style-name="P1">9. « it· U-nd wo ihr in ein Haus eintreten werdet, daselbst b eibet, und von da aus ziehet Don dannen. C-p. to, S, zu. H. Und wo man euch nicht aufnehmen wird, da gehet fort aus derselben Stadt, nnd schüttelt auch den Staub von euern Füssen, zum Zeugnis; wider sie.</text:p>
      <text:p text:style-name="P1">6. Und sie zogen aus und durchzogen die Flecken, predigten das Evangelium, und heilten an allen Orten. » V. 7—9: Many. it, «.</text:p>
      <text:p text:style-name="P1">2. Mark. 6, 44—«6·</text:p>
      <text:p text:style-name="P1">7. Es hörte aber der Vierfiirst Herodes Alles, was von ihm geschah« und er stand bei sich xel·bst an, weil von (Ttlichen gesa t ward, ohannes sei von den Todten ausserstanden;</text:p>
      <text:p text:style-name="P1">8. von Etlichen aber, Elias sei erschicnen; und von Andern, einer der alten Propheten sei auferstanden.</text:p>
      <text:p text:style-name="P1">9. Und Herodes sprach: Den Johannes habe ich enthauptet; wer ist aber dieser, von dem ich solche Dinge höre? Und er suchte ihn zusehen. C. W,</text:p>
      <text:p text:style-name="P1">8. · 1(). Und die Apostel kehrtenz1m’i(k und erzählten il 1nAlles, was sie gethan hatten. Und er nahm sie zu sich nnd entwich bei Seite an einen einöden Ort bei der Stadt, die Bethsaida heisst. Mark. g, so. Many. we. V. «-i7: Matth.-I4,43—2t. Marc.6,Z4-—4-L. .— Joy. 6· 4—44.</text:p>
      <text:p text:style-name="P1">11. Als aber das Volkes gewahr wurde, folgten sie ihm nach; und er nahm sie auf, nnd redete zu ihnen von dem Reiche Gottes; nnd die der Heilung bednrften, machte er gesund. « II.</text:p>
      <text:p text:style-name="P1">12. Aber der Tag sin an sich zu neigen; und die Zwölfe traten herzu und sprachen zu ihm: Las; das Vol« von dir, das; sie hingehenin die Flecken und Dörser rings umher und einkehren und Speise finden; denn hier sind wir an einem eiuöden Orte.</text:p>
      <text:p text:style-name="P1">13. Er aber sprach zu ihnen: Gebet ihr ihnen zu essen. Sie sprachen: Wir haben nicht mehr als fünf Brote und zwei Fische; es sei denn, das; wir hingehen und für all dieses Volk Speise kaufen sollen. L. Kön. 4, 42«1c. I4. Denn es waren bei fünftansend Männer.—Da·sprach er zu seinen Jüngern: Machet, das; sie sich nach Gesellschaften setzen, je sünf»«1g nnd fünfzig.</text:p>
      <text:p text:style-name="P1">15. lind sie thaten also, und liessen Alle sich setzen.</text:p>
      <text:p text:style-name="P1">16. Und er nahm die fünf Brote»und die wei Fi ehe, blickte zum Himmel auf und segnete sie, und brach und gab sie den Jüngern, sie dem Volke vorzn egen</text:p>
      <text:p text:style-name="P1">17. Und sie assen, nnd wurden Alle satt; und es wurde aufgehoben, was ihnen übrig blieb von den Stücken, zwölf Körbe. V. 48——22: Matih. -l6, t3—2t. Mart. 8, 27-St. III.</text:p>
      <text:p text:style-name="P1">18. Und es begab sich, -als er einsam ENGELund die Jünger bei ihm <text:soft-page-break/>waren, fragte er sie, sprechend: Wer sagen die Leute, dass ich sei?</text:p>
      <text:p text:style-name="P1">19. Sie antworteten nnd sprachen: Johannes, der T(iuser; Andere, Elias; Andere aber, eiclerder alten Propheten sei auserstanden.</text:p>
      <text:p text:style-name="P1">20. Da sprach er zu ihnen: Wer sa et aber ihr, das; ich sei? Da antwortete Hetrns und sprach : Der Gesalbete Gottes.</text:p>
      <text:p text:style-name="P1">21. Er aber gebot ihnen ernstlich, dieses Niemand zu sagen, «</text:p>
      <text:p text:style-name="P1">22. indem ersprach: Der Sohn des Menschen muss viel leiden, und verworfen werden oon den Aeltesren und Hohenpriestern und Schriftgelehrten, und getödtet, und am dritten Tage auferweckt werden. V. 23—2-7Many. si5,24—28. Makc.8, 34:38.</text:p>
      <text:p text:style-name="P1">23. Er sprach aber zu Allen ; Wenn Jemand mir nachkomnlen will, so verlLiu ne er sich selbst, nnd nehme sein Kreuz"ausLs1ch täglich, und folge mir nach.</text:p>
      <text:p text:style-name="P1">24. Denn wer sein Leben erhalten will, der wird es verlieren; wer aber sein Leben verliert um meinetwillen, der wird es erhalten.</text:p>
      <text:p text:style-name="P1">25. Denn was nützte es dem Menschen«, wenn er die ganze Welt gewänne, aber sich selbst )oerlbre, oder an sich selbst Schaden litte? »</text:p>
      <text:p text:style-name="P1">26. Denn wer sich meiner und meiner Worte sch(1’mt, dessen wird sich auch des Menschen Sohn schämen, wann er kommen wird in seiner nnd des· Vaters und der heiligen Engel H:rrlichkeit. Many. to,</text:p>
      <text:p text:style-name="P1">33.</text:p>
      <text:p text:style-name="P1">27. sich sage euch aber»in WahrheitEs sind Etliche derer, die hier stehen, die den Tod nicht sch1nccken werden, bis steh das Reich Gottes gesehen. Mark. 9, «. V, 28—36; Many. 47, 4·—9. Mark. 9, ev—-9. v» 28» Es begab f»i»ch aber nach diesen Reden ungefähr acht wageDass Cl« DE1lPlTE trus und Johannes und »J»acobus zu tch nahm, und auf den Berg stieg, zu beten. </text:p>
      <text:p text:style-name="P1">29. Und indem er betete, ward die Gylstalt seines Angesichtes anders und.secn Kleid weiss strahlend. ·</text:p>
      <text:p text:style-name="P1">30. Und siehe, zwei Männer redeten mit ihm, welche waren Moses und» Elias; »</text:p>
      <text:p text:style-name="P1">31. die erschienen in «Herrlichkelt und rei <text:s text:c="2"/>Cap.</text:p>
      <text:p text:style-name="P1">9. ; St. L deten von seineni Ausgange, den er vollbringen sollte äu Jerusalem. C. is, sc.</text:p>
      <text:p text:style-name="P1">32. Petrus a er, nnd die mit ihm, waren vom Schlaf beschwert. Als sie aber erwachten, sahen sie seine Herrlichkeit und die zwei Männer, die bei ihni standen. -</text:p>
      <text:p text:style-name="P1">33. Und es be ab sich, als diese von·ihm schc·e»den, sprach i?·Zeti«·11s n Jesu: Meister, es ist gut, das; wir hier seien ; und wir wollen drei Hütten machen, dir eine, und Mofes eine, und Elias eine; und er wusste nicht, was er sagte.</text:p>
      <text:p text:style-name="P1">34. Und indem er dieses redete, kam eine Wolke und iiberschattete sie. Sie fürchteten sich aber, als jene in die Wolke hineini in en. g33 Und eine Stimme erscholl aus der Wolke, die sprach: Dieser ist mein Sohn, der Geliebte, den höret.</text:p>
      <text:p text:style-name="P1">36. Und indem diese Stimme erscholl, befand sich Jesus allein; niid sie schwiegen ! und sagten in denselben Ta en Niemand s etwas von dem, was sie gesehen hatten. ; V. 37—42; Many. i7, i4—2i. Mai-c. 9, i4—29. <text:s/>V. :-37. Es begab sich aber des folgenden s <text:soft-page-break/>Tages, als sie von dem Berge herabgm! gen, kam ihnen viel Volk entgegen.</text:p>
      <text:p text:style-name="P1">38. Und siehe, ein Mann aus dem Volke rief nnd sprach: Meister, ich bitte dich, siehe » doch an meinen Sohn, denn er ist mein Eingebomer.</text:p>
      <text:p text:style-name="P1">39. Und siehe, ein Geist ergreift ihn,1ind plötzlich schreit er, und er reis;t»ihn hin und . M, dass er»schäunit, und· weicht nur mit ühe von ihm, indeni er ihn quälet. !</text:p>
      <text:p text:style-name="P1">40. Und ich habe deine Jiinger gebeten, : dass sie ihn austrieben, aber sie vermochten ! ni t. « es</text:p>
      <text:p text:style-name="P1">41.ckDa antwortete Jesus nnd sprach:s O du nnqläubiges nnd verte«hrtes Geschlecht! Wie lange soll ich bei elich»seini End euch ertragen? Bringe deinen Sohn <text:s/>le er. — -» 4B. Und noch indem» er hinzu« ing, riss ; und zerrte ihn der Teufel. Aber (?Jg1is be schalt den unreinen Geist, ulid·ma te den I Knaben gesund, und gab ihn seinem Vater »! wieder. s Vl.</text:p>
      <text:p text:style-name="P1">43. Es erstaunten aber Alle über die s grosse Macht Gottes. Da sich nun Alle verwunderten über Alles, was Jesus that, sprach er zu seinen Jüngern:</text:p>
      <text:p text:style-name="P1">44. Fasset ihr in eure Ohren diese Worte: Des Menschen Sohn wird iiberantworiet werden in der Mel1schen Hände. Many. 1iz,.2i. , l i ucc"i. Cap.</text:p>
      <text:p text:style-name="P1">9. U 77</text:p>
      <text:p text:style-name="P1">45. Sie aber verstanden diese Rede ni2t· und es war vor ihnen verborgen, dass e es nicht begriffen; und sie fürchteten sich, ihn zu fragen wegen dieser Rede. C. is,</text:p>
      <text:p text:style-name="P1">34. Mars. 9, s2. V. 46—482 Mitte. is, i—5. Many. e, as-—37. Vll-</text:p>
      <text:p text:style-name="P1">46. Es stieg aber ein Gedanke inihnen auf, wer wohlderGrösste unter ihnen wäre? E. 22, Si. .</text:p>
      <text:p text:style-name="P1">47. Da nun Jesus den Gedanken ihres Herzens sah, nahm er ein Kind, nnd stellte es neben sich, und sprach zu ihnen:</text:p>
      <text:p text:style-name="P1">48. Wer dieses Kind aufnimmt«in meinem Nanlen, der nimmt mich auf; 1ind wer mich aufnimmt, der nimmt den auf, der mich gesendet hat. Denn wer der Kleinste ist unter euch Allen, der wird gross sein. C. M,</text:p>
      <text:p text:style-name="P1">26. Many. To, 26 &amp;c. V. 49· so; Man. 9, 38—4o. VIII.</text:p>
      <text:p text:style-name="P1">49. Johannes aber antwortete und sprach: Meister, wir sahen Einen, der in deinem Namen die Teufel austrieb, nnd wir wehrten es ihm, denn er folgt dir nicht nach mit uns.</text:p>
      <text:p text:style-name="P1">50. Und Jesus cs)prach: Wehret es ihm nicht, denn wer ni twider uns ist, der ist für uns. Phi1. i, is. ·</text:p>
      <text:p text:style-name="P1">51. Es begab sich aber, als sich die Tage erfüllten, dass er sollte aufgenommen werden, richtete er sein Angesicht, gen Jerusal ,u ieh-n. em i</text:p>
      <text:p text:style-name="P1">52.5Ulid er sandte Boten vor sich her. Und diese gingen hin nnd kamen in einen Flecken der Samariter, ihm die Herberge zu bereiten. -</text:p>
      <text:p text:style-name="P1">53. Und sie nahmen ihn nicht auf, darum, weil sein Angesicht gen Jerusalem gerichtet war. · »</text:p>
      <text:p text:style-name="P1">54. Als aber seine Jiinger Jacobus und Johannes es sahen, sprachen sie: Herr, willst du, dass wir Feuer heissen vom· Himmel herabfallen und sie verzehren, wie auch Elias ethan hat? T. Kii-<text:soft-page-break/>1. -, -can. »</text:p>
      <text:p text:style-name="P1">55. Gr aber wandte sich nnd beschalt sie, und sprach: Ihr wisset nicht, welches Geistes ihr seid. »</text:p>
      <text:p text:style-name="P1">56. Denn des Menschen Sohn ist nicht gekoin1nen, der Menscheii Seelen zu verderben, sondern 1i erhalten. Und sie zogen in einen andern YFlecken. Ji-h. Z, i7. is,</text:p>
      <text:p text:style-name="P1">47. IX.</text:p>
      <text:p text:style-name="P1">57. Es begab sich aber, als sie weiter zogen, sprach Einer aus dem Wege zu ihm: Herr, ich will dir iiachfolgen, wo du auch hingehest. M«::h. 8, i9 re. ·</text:p>
      <text:p text:style-name="P1">58. Und Jesus sprach zu ihm: Die Füchse haben Gruben, und die Vögel des Hint <text:s text:c="2"/>78 Cap.</text:p>
      <text:p text:style-name="P1">9. l0. Das E weis haben· Nester; aber des Menschen Sohn hat nicht, wo er sein Haupt hinlege.</text:p>
      <text:p text:style-name="P1">59. Er sagte aber zu einem Andern: Folge mir nach. Der sprach: Herr, erlaube mir, dass ich zuvor hingehe und meinen Vater begrabe. » 60, Jesus aber sprach zu ihm: Lass die Todten ihre Todten begraben; du aber gehe hin und verkmidige das Rei3Gottes. atth. S, W.</text:p>
      <text:p text:style-name="P1">61. Es sprach aber auch ein Anderer: Herr, ich will dir nachsolgen, zuvor aber erlaubt: mir, voii denen, die in meinem Hause sind, Abschied zu nehinen.</text:p>
      <text:p text:style-name="P1">62. Jesus aber sprach u ihm: Niemand, der seine Hand an deii 8s3fl?;g legt uiid zuriickbiickt, ist geschickt zum Ceic«h7e Zotgs.</text:p>
      <text:h text:style-name="Heading_20_2" text:outline-level="2">Cap. X.</text:h>
      <text:p text:style-name="P1">I. Anssendung der siebenzig Jimget. i——i6. il Zurückt«unft derselben. 17—·24. til. Dei: barmherzige Saniaritec. 25—37. W. Mar:ha und Maria. 38—42. — l. I. Darnach aber verordnete der Herr noch siebenzig Andere, uiid sandte sie je zwei und zwei vor sich her ii1 alle Städte und Oerter, wohin er selbst kommen wollte.</text:p>
      <text:p text:style-name="P1">2.Mos. —25-, i.</text:p>
      <text:p text:style-name="P1">2. Und er sprach zu ihnen: Die Er-nteist zwar gross, aber der Arbeiter sind wenige. Darum bittet den H:rrn der Ernte, das; er Arbeiter aussende in seine Ernte. Many. 9,</text:p>
      <text:p text:style-name="P1">37. se. <text:s/>Gehet hin! Siehe, ick sende euch wie Lämmer mitten uiiter die T?-blse. Many. i0, is.</text:p>
      <text:p text:style-name="P1">4. Traget weder Beutel iioih Tasche noch Schuhe, und aus dem Wege grüsset NieMMDMuth. i0, 9 sc.</text:p>
      <text:p text:style-name="P1">2. Kön, 4, W. ·5. Wo ihr aber in ein Haus hineingehet, da sprechet zuerst: Friede diesem Hause! , «J)i»1m,. i0, i«2 sc.</text:p>
      <text:p text:style-name="P1">6. Und wenn daselbst ein Sohn des Friedeiis ist, so wird aus ihm euer Friede ruhen, wo aber nicht, so wird er zu euch zurückkehren. T. In demselben Hause aber bleibet und esset und trinlet, was sie euch darreicheii; denn der Arbeiter ist seines Lohnes werth. Gehet nicht aus einem Haus in das andere. i, C-·r. in,</text:p>
      <text:p text:style-name="P1">27. M.:tti;. to, i0. S. Und wo ihr in eine Stadt kommt, und sie euch ausnehmen, da esset, was euch vorgesetzt wird, «</text:p>
      <text:p text:style-name="P1">9. und heilet die Kranken, die daselbst sind, uiid saget zu <text:soft-page-break/>ihnen: Das Reich Gottes ist zu euch genah:t. March. Z,</text:p>
      <text:p text:style-name="P1">2. V ! I i » angeiium Cap.</text:p>
      <text:p text:style-name="P1">10.</text:p>
      <text:p text:style-name="P1">10. Wo ihr aber in eine Stadt komme und sie euch nicht aufnehmen, so gehet aus ihre Gassen hinaus und sprechet:</text:p>
      <text:p text:style-name="P1">11. Auch den Staub, der sich an uns gehängt hat von eiierer Stadt, wischen wir ab von euch; doch sollet ihr wissen, dass das Reich Gottes euch nahe gewesen ist. Mann. i(), is it.</text:p>
      <text:p text:style-name="P1">12. Ich sage euch, es wird Sodom an jenem Tage erträglicher gehen als derselben Stadt. B. i3—i(i; Many. it, -i0—2i. «</text:p>
      <text:p text:style-name="P1">13. Wehe dir, Chorazin! Wehe dir, Bethsaida! Denn wenn zu Tyrus und Sidon die Thaten geschehen wären, die bei eiich gåschehen sind, R hätten sie vorl.·mgst im ack und in der sehe sitzend BusTe gethan.</text:p>
      <text:p text:style-name="P1">14. Doch es wird Thais nnd Sidon erträglicher gehen im Gerichte als euch. s</text:p>
      <text:p text:style-name="P1">15. Und du, Capernaum! die du bis zum Himmel erhoben bist, du wirst bis zur Hölle hinabgEworfen werden.</text:p>
      <text:p text:style-name="P1">16. H er euch hört, der höret mich, und wer euch verwirst, der v·:rwirst mich; wer aber mich verwirft, -der verwirft den, der mich ge9sFndet hat. sich. to, in. i. Ti)css. -2, is. it, s. il.</text:p>
      <text:p text:style-name="P1">17. Die Siebenzig aber kehrten mit Freuden wieder uiid sprachen: Herr, auch die Teufel sind uns unterthan in deinem Namen. C. o, i. -so. s</text:p>
      <text:p text:style-name="P1">18. Da·sprach er zu ihnen: Jch sah den Satan wie einen B it; vom Himnielfallen. » · Joh. i2, Z-i. Off. i2.</text:p>
      <text:p text:style-name="P1">9.</text:p>
      <text:p text:style-name="P1">19. Siehe, ich gebe euch die Macht, aus SchlalIgen und Skorpionen zu treten, und über a e Gewalt des Feindes; und nichts wird euch beschädigen. Marc. is, is. Pf. -Of, is.</text:p>
      <text:p text:style-name="P1">20.sp Doch darüber sreiiet euch nicht, dass die Geister euch uiiterthan sind; fix-net euch viclinehr, dass eure Namen in den Hiinincln geschriebensind Pmi. -, Z. Off.</text:p>
      <text:p text:style-name="P1">20. i2. 2i,</text:p>
      <text:p text:style-name="P1">27.</text:p>
      <text:p text:style-name="P1">21. Zu derselben Stunde srohlockte Jesus s im Geiste uiid sprach: Ich preis dich, Vater, Herr des Himmels nnd der Erde, dass du diese Dinge vor den vLiZ:iseii uiid Verständigen verborgen, und sc-: den Uitmündi en geoffendaret hast. Ja, Vater, denn also ist es wohlgesällig gewesen vor dir. » »· « i.itih. -«, 25 -27.</text:p>
      <text:p text:style-name="P1">22. Alle Dinge sind mir von meinem Vater übergebeii; und Niemand weiss, wer der Sohn ist als·nur der Vater; ui1d wer ! der Vater istweis; Niemand als nur der Sohii, und wem es der Sohn will offenbar«-U— J:-Ei. «. io. Hei.</text:p>
      <text:p text:style-name="P1">2. is. <text:s text:c="2"/></text:p>
      <text:p text:style-name="P1">Cap. ·1o. St. Lake.-T</text:p>
      <text:p text:style-name="P1">Cap. to. «. 7i"—)</text:p>
      <text:p text:style-name="P1">23. Und er wandte fich zu seinen Jün· ern « sus zu ihm: So gehe auch du hin und thue besonders und sprai«h: Selig sind die Bin; eben so. C. S, se. · gen, die sehen, was «» sehst! M«kks,.«3,«s.«7. Z IV. 38». Es begab sich aber, ais sie weiter</text:p>
      <text:p text:style-name="P1">24. Denn ich sage euch, viele Propheten s zogen, g·i1igRer in <text:soft-page-break/>einen Fleckenein Weib und Könige wi«inschten zu sehen, was ihr ; f!bE»1'Mk Ame« Matt C, N(1i)m1hU Auf sehet, nnd haben es nicht gesehen; und zu I in ihr Haus, J«-i, «,i.»i2, i—3.hölreii, was ihr höret, und haben es nicht i 39«s <text:s/>PTSsEdhAtFCchE!NE dSck)3IF»s!EV gk,5;—t» ;meu ari·a, ie i «zu en -ussen e« lll. 2E). Und ie e ein Gee ele rter trat ; few Und km« Rede hk’M·, 5W"l«-333·« auf nnd versuCi)tehihu und ip?iick):hMeisterT 40« I-«gJ«l72J II« UUchtk1sICh P« ZU sch«f· was iuuss ich thun, dass ich das ewige Leben « f«Ud"" Er» e»»«eF«U«:g«» nd sie NR« herzu ererbe? Matih.22,35:c. Macc.i2,28ic. E Un» fix i« «?«"-« ist-VII-es VIIIss</text:p>
      <text:p text:style-name="P1">26. Er aber sprach zu ihm: Was steht im I <text:s/>gn;?;erc «ss)«rchn«:lne«Jaf;eF-eI:1ii3l;lelfs: Gesetze geschri«be"? Wie lieiest du? 41 Jesus Zier antivZrtete rund rfprach</text:p>
      <text:p text:style-name="P1">27. Erantwortete und sprach: »Du solIfts U ihr. Y»sz«.«riha M»tha» Du mack»-wir den Herrn, deinenGoit, lieben vongai1zen1 <text:s/>ZåZorge.nnd Um.;che um »He Dinge deinem Herzen und von ganZr deiner Seele 42 Eines aber ist Noth Maria Hat den Und Von 9«MZFm des""".· « ermögen .U"d guten Theil erwählet, der mchtsoll von ihr <text:s text:c="3"/>es« .-«-. Mk-s. is,</text:p>
      <text:p text:style-name="P1">5.</text:p>
      <text:p text:style-name="P1">3. Mai. i9, is,</text:p>
      <text:p text:style-name="P1">28. Er sprach Fu ihm: «D:idhast saht ges <text:s/>M· antwortet« t u as owir u e en’ h 3Tsi)ios.i8s5. xmim.io,5. CAP« XI-« 2?., E» «!-F s:,,««t«Jss;Isie» is-OF i E-:i;it-Z«-E»«"iis«i:.T;;,::i;.::«s»k;«eki:»i:.I:«,i.I.:«: ma sen nnd pra u en: nd wer it «« <text:s/>S I . weis NdchsssssZ » I3:«i.:.:i,s.2.«;«s23«:«;.-·;sII«:;.Vgk:I«Ikkci:::</text:p>
      <text:p text:style-name="P1">30. Da erwiederte Jesus und sprach: Ein Pz,«;«»-»-z,;· F7-«» ’ « Mensch zogvsi1 Je:-i»:s»iIe»i»ii »«gch ·Jsricho V. «-« W-,. «-, -»«-z. «— hinab und el unter du Rauber ; die zogen L L Und es begab sich» als » an einem ihn MS UUV.,schlU8«’U Eh« U«.d gmSFU hin» Orte betete, da er aufgehört, sprach einer MS-11ID8UI l1EI1)1Ik)sIl»»k’kWT IIegFU «Ef3»eI»1« s seiner Jiinger zu ihm: Herr, lehre uns 3I« UND Von UU,8Ei«1hV zog M PVU’1kEI <text:s/>beten, wie auch Johannes feine Jüngers dieselbe Strasse hinab, sah ihn und ging s gklehkkhak» C« z, 33« Vorüber« H !</text:p>
      <text:p text:style-name="P1">2. Da sprach er zu ihnen:Wann ihrbetet, 32,· Dess lE1ck)EU «1Uch TM LeV1kDer »An s so sprechct: Unser Vater, der du bist in den deUieIbEU «-N 9Clal1gk3kam UND sah Ihn j Himmeln. Geheiliget werde dein Name. UND Zins WVÜbeV« . E Es komme dein Reich. Dein Wille gefchehe,</text:p>
      <text:p text:style-name="P1">33. Ein reisender Samariter aber kam wie im Himmel, also auch auf Erden. dahin, UND Da IV Eh« sOherbarmte er sich</text:p>
      <text:p text:style-name="P1">3. Gib uns heute unser tä» lirhes Brot. feiner. C.17, is. Joh. 4,</text:p>
      <text:p text:style-name="P1">9. 8, is.</text:p>
      <text:p text:style-name="P1">4. Und vergib uns unsere Sünden, denn</text:p>
      <text:p text:style-name="P1">34. Und er ging hinzu, verband seine « auch wir vergeben allen unsern Sihuldnern. Wunden und oss Oel und Wein darauf, <text:s/>Und führ-euns nicht in Versuchung, sondern dann hob er Zu auf sein eigenes Thier, <text:s/>erlöse uns von dem Bösen. führte ihn in eine Herberge und pflegte ihn. ; It· 5» Und ex spkach zu ihnen; Wk1chek</text:p>
      <text:p text:style-name="P1"><text:soft-page-break/>35. Und als er des folgenden Tages abs unter euch hätte einen Freund und ginge reisen, nahm er zwei Pfennige hervor»und <text:s/>zu ihm um Mitternacht und spräche zuihm: V sie dem Wirthe und fprach zu ihm: Freund, leihe mir drei Brote; erpfl·e?»e ihn; und was du mehr aufwen-</text:p>
      <text:p text:style-name="P1">6. Denn mein Freund ist zu mir gekomden wir t, will ich, wann ich zuriickkomme, men von der Strasse, und ich habe nichts, dir be-Ha )len. » ihm vorzusehen;</text:p>
      <text:p text:style-name="P1">36. Welcher nun von diesen Dreien, dünkt</text:p>
      <text:p text:style-name="P1">7. Und jener würde von innen antworten dich, sei der N(ichste gewesen dem, der unter und sprechen: Mache mir keine Mühe! Die die Räuber gefallen war? Thüre ist schon verfchlossen, und meine</text:p>
      <text:p text:style-name="P1">37. Er sprach: Der, welcher die BarmKinder»J;ind bei mir in der Kammer; ich herzigkeit an ihm erwiesen. Da sprach Jekann us t aufstehen und dir geben! <text:s text:c="3"/>80 Cap.</text:p>
      <text:p text:style-name="P1">11. Das E-v</text:p>
      <text:p text:style-name="P1">8. Ich sage euch: Wenn er auch· nicht desswegen aufstehen und ihm geben wird, weil er Ein Freund ist, so· wird er »doch um seiner nverschämtheit willen aufstehen und ihm geben, so viel er bedarf. C 48,</text:p>
      <text:p text:style-name="P1">5. V.9—43Manh.7, 7—«.</text:p>
      <text:p text:style-name="P1">9. Und so sage ich euch: Bittet, so wird euch gegeben werden; suchet, so werdet ihr finden; klopfet an, so wird eiich aufgethan werden.</text:p>
      <text:p text:style-name="P1">10. Denn ein Jeder, der bitter, der empfängt; und wer sucht, der findet; und wer anklopst, dein wird ausgethan werden.</text:p>
      <text:p text:style-name="P1">11. Wo ist unter euch ein Vater, der, wenn ihn sein Sohn um ein Brot bäte, ihm einen Stein gäbe? oder auch iin1 einen Fisch, gäbe er ihm stattdes Fisches eine Schlange?</text:p>
      <text:p text:style-name="P1">12. Oder auch, wenn er uni ein Ei bäte, würde er ihm einen Skorpion geben?</text:p>
      <text:p text:style-name="P1">13. So nun ihr, die ihr böse seid, könnet enern Kindern nie Gaben geben, wie vielmehr roird der himmlische Vater den heiligen Geist geben denen, die ihn bitten. . V. i4—23: Many. 9, 32-34. -i2, 22so. Mart. Z, 22—30. III.</text:p>
      <text:p text:style-name="P1">14. Und er trieb einen Teufel ans, und derselbe war stumm. Es begab sich aber, nachdem der Teufel ans efahren, redete der Stumme. Und das E!Zolk verwunderte sich. «</text:p>
      <text:p text:style-name="P1">15. Etliche aber ans Zum sprachen: Durch den Beelzeb11b, den bersten der Teufel, treibt er die Teufel aus.</text:p>
      <text:p text:style-name="P1">16. Andere aber versu ten ihn uiid forderten von ihm ein Zei en vom Himmel. Many. 42,</text:p>
      <text:p text:style-name="P1">38.</text:p>
      <text:p text:style-name="P1">17. Er aber, da er ihre Gedanken wusste, sprach zu ihnen: Ein jedes Reich, das wider fiel) «elbst iineinig ist, wird verwüstet, und ein Esaus, das wider sich selbst ist, fällt.</text:p>
      <text:p text:style-name="P1">18. Wenn nun auch der Satan wider sich selbst uneinig ist, wie kann sein Reich bestehen? Da ihr saget, ich trei·be die Teufel durch den Beelzebub aus.</text:p>
      <text:p text:style-name="P1">19. Wenn ich aber durch den Beelzebub die Teufel austreibe, durch wen treiben eure Söhne sie ans? Darum werden sie selbst eure Richter sein.</text:p>
      <text:p text:style-name="P1"><text:soft-page-break/>20. Wenn ich aber durch den Finger Got, tes die Teufel aiistreibe, so ist ja das Reich ! GotteåLgu euch gekommen.</text:p>
      <text:p text:style-name="P1">21. enn ein Starker bewaffnet seinen Hof bewacht, so bleibt das Seine im Frieden.</text:p>
      <text:p text:style-name="P1">22. Wenn aber ein Stärkerer als er über ihn kommt und ihn überwindet, so nimmt er ihmseine Wafsenriistuiig, auf welche er sich I i « angelium Cap.</text:p>
      <text:p text:style-name="P1">11.</text:p>
      <text:p text:style-name="P1">23. Wer uicht mit mir ist, der ist wider mich; und wer nicht mit mir sammelt, der zerstreuet. . i . V.24—2sMarch. is, 43—45. »</text:p>
      <text:p text:style-name="P1">24. Wenn der n1ireine Engl vom Mens schen ausgefahren ist, so dar ziehf er dürre Orte und sucht einen E) uheplatz. nd findet er ihn nicht, so spricht er: Ich will zurückkehren in mein Haus, aus dem ich gegangen bin.</text:p>
      <text:p text:style-name="P1">25. Und wann er kommt, findet er es-gesäubert und geziert.</text:p>
      <text:p text:style-name="P1">26. Alsdann geht er hin und nimmt mit sich sieben andere Gei ter, die schlimmer ind als er, und sie ziehen ein und wohnen daselbst, nnd es wird das Letzte dieses Menschen ärger als das Erste. Ioh. 5,</text:p>
      <text:p text:style-name="P1">14. Hei-. S, -i-—6. 40, 26 2c.</text:p>
      <text:p text:style-name="P1">27. Es begab fiel) aber, indem er solches redete, erhob ein Weib aus dem Volk die Stimme und sprach zu ihm: Selig ist der Leib, der dich · etragen, und die Brüste, die du gesogen has! Lin. «, :-s.</text:p>
      <text:p text:style-name="P1">48.</text:p>
      <text:p text:style-name="P1">28. Er aber sprach: Ja, selig sind die, so das Wort Gottes hören und es bewahren. Matth. 7, A. V. 29—32; Many. 42, 38—42. IV.</text:p>
      <text:p text:style-name="P1">29. Als aber das Volk sich haufenweise herzudrän te, Lug er an ,u sagen: Das ist ein böses eschlecht. Es Horden: ein Zeichen, aber es wird ihm kein ; eichen egeben werden als das Zeichen Jonas, des Propheten. 3(). Denn gleichwie Jonas ein Zeichen war den Niniviten, so wird es auch des Menschen Sohn diesem Geschlechte sein.</text:p>
      <text:p text:style-name="P1">31. Die Königin von Mittag wird am Geri te wider die Männer dieses Geschlechtes alfitreten und sie verdammen; denn sie ist I;komnien von den Enden der Erde, die eisheit Salomons zu hören. Und siehe, hier ist mehr als Salomou.</text:p>
      <text:p text:style-name="P1">32. Die Männer von Ninioe werden am Gerichte wider dieses Geschlechtauftreten und es verdammen, denn sie haben Busse ethan auf die Predigt des JvU(1s« Und siehe, hier ist mehr als I0UfIs« ·</text:p>
      <text:p text:style-name="P1">33. Niemand aber zündet ein·L1cht an und setzt es iU’s Verborgelle, aUch U1chtUl1te·l.:deU Scheffel, sondern auf den Leuchter, damit die Hereinkommeiiden den Sck)EZU sehen. C. 8,«3. 34» Das Auge ist das Licht des Leibes. Wenn nun dein Auge lauter ist, so ist auch dein gan,«er Leib heiter; wenn es aber verdorben ist, so ist auch dein Leib finster. « Matth. S, T? sc. .</text:p>
      <text:p text:style-name="P1">35. So siehe nun zu, dass das Licht in dir verliess, und vertheilt seine Beute. Cp1.2,«5, ; nicht Finsterniss" sei. <text:s text:c="3"/>Cap U: St. Lucca. ""</text:p>
      <text:p text:style-name="P1">Cap. I-1. «t-T. 84-T</text:p>
      <text:p text:style-name="P1">36. Wenn nun dein ganzer Leib heiter i also das; er keinen <text:soft-page-break/>sinstern Theil hat, o wird er ganz heiter sein, wie wann das Licht dich mit seinem Strahl erleuchtet« V.</text:p>
      <text:p text:style-name="P1">37. Und indem er redete, bat ihn ein Ph;irisäer, dass er bei ihm zu Mittag äsze. nd er ging hinein und setzte sich zu Tische. C. 7, :-is. »</text:p>
      <text:p text:style-name="P1">38. Der Pharisäer aber verwunderte sich, als Er sah, das; er sich vor dem Mittagsma e m t « en atte. h ch gewllli1äikih.4si),2»:c. Marc.7,22c.</text:p>
      <text:p text:style-name="P1">39. Da sprach der Herr zu ihm: Nun, ihr Pharisäer, ihr reiniget das Auswendige des Bechers nnd der Schüssel, euer Jnwendiges aber ist voll Raub und Bosheit. Mann 23,</text:p>
      <text:p text:style-name="P1">25. Tit. i, is.</text:p>
      <text:p text:style-name="P1">40. Ihr Thoren! hat niiht der, welcher das Ausweiidige gemacht hat, auch das Jnweudige gemacht?</text:p>
      <text:p text:style-name="P1">41. Vielmehr, was darin ist, gebet zu Almosen, und siehe, Alles ist euch rein. Jcs. IS,</text:p>
      <text:p text:style-name="P1">7.</text:p>
      <text:p text:style-name="P1">42. Aber wehe euch Pharisäern, dass ihr die Münze und die Naute und alles Gemüse verzehntet und übertretet das Recht und die Liede Gottes. Diese sollte man thun und jenes nicht lassen. Maiih« 23, es. te,</text:p>
      <text:p text:style-name="P1">7.</text:p>
      <text:p text:style-name="P1">4.3. Wehe euch Pharisäern, dass ihr den Vorsitz in den Versammlungen und die B-egrüf;imgen auf deii Märkten liebet. Maiih. W, is. Mart. 42, 38 te.</text:p>
      <text:p text:style-name="P1">44. Wehe euch, ihr Schriftgelehrten und Pharisäer, ihr Henchler! das; ihr seid wie die verborgenen Gräber, auf denen die Leute wandeln und wissen es nicht. Muth. es, 27·</text:p>
      <text:p text:style-name="P1">45. Da antwortete einer der Gesetzgelehrten uiid sprach zu ihm: Meister, indem du dieses sagst, schmähest du auch uns.</text:p>
      <text:p text:style-name="P1">46. Aber er sprach: Und wehe a·riciåyi;ucl) Gefetzgelehrten! denn ihr ladet den enschen kaum erträgliche Bürden auf, und ihr selbst riihret die Bürden nicht mit einem Finger an. March. 23—,</text:p>
      <text:p text:style-name="P1">4.</text:p>
      <text:p text:style-name="P1">47. Wehe euch, dass Vdie Gräber der Propheten bauet; eure s Eiter aber haben sie getödtet. Many. 2:-i, 29 :c.</text:p>
      <text:p text:style-name="P1">48. So bezeuget und habet ihr ja ein Wohl efallen an den Werken eurer Väter; denn He haben dieselben getödtet, ihr aber bauet ihre Gräber. V. 49—5i ; Mann. 23, 34—’3i3.</text:p>
      <text:p text:style-name="P1">49. Darum hat anch die Weisheit Gottes« gesprochen: Ich will zu ihnen senden Propheten und Apostel, und etliche derselben werden sie tödten Und verfolgen; ·</text:p>
      <text:p text:style-name="P1">50. auf dass gefordert werde von diesem Geschlechte das Blut aller Propheten, welches von Er-schassung der Welt an vergossen ist,</text:p>
      <text:p text:style-name="P1">51. vom Blute Abels bis ans das Blut des Zacharias, welcher umkam zwischen« dem ltar»und dem Tempel. Ja, ich sage» euch, es wird gefordert werden von diesem! Ge chlechte. "</text:p>
      <text:p text:style-name="P1">52. Wehe euch Gesetzgelehrten! denn ihr habet den Schlüssel der Erkenntnis; wegge.noiumen. Ihr selbst seid nicht hineinge anen, und denen, die hineingehen wollten, habet ihr es verwehrt. Many. es, is. .</text:p>
      <text:p text:style-name="P1"><text:soft-page-break/>53. Da er solches zu ihnen sagte, fingen die S(hristgelehrten und Pharisäer an, ihm: hart zuzusetzen und ihn ü er viele Dinge herauszulocken, »:</text:p>
      <text:p text:style-name="P1">54. indem sie auf ihn lauerten und etwas aus seinem sMunde zu erhaschen suchten, dass sie ihn oerklagen könnten. C.2i), Do. Jpi,.8,ii.</text:p>
      <text:h text:style-name="Heading_20_2" text:outline-level="2">Cap. XII.</text:h>
      <text:p text:style-name="P1">i l. Warnung vor Heuchelei und Menschtnfurcht, i—(2; il. vor —Habsuchi und heidnischen Sorgen. U-34. lll. Ermahnung zur Wachsamkiit und Treue. Zö—48. lV. Ankündigui«cg entstehende: Zwietracht. 49—53. V. Erinnerung an die Zeichen« der Zeit. 54—59. I.</text:p>
      <text:p text:style-name="P1">1. Als sich i1izwischen das Volk zu Tausenden gesammelt, so dass sie einander; traten, fing er an zu seinen Jüngern zuzsagen: Ziivi")rderst hiiteteuchvo1·dem Sauer«-H teige der Pharisäer, welcher ist die Heuchelei. « Matkh.is,iz. « V. 2—9: Many. io, 2i;—33.</text:p>
      <text:p text:style-name="P1">2. Nichts aber ist verdeckt, das nicht with entdeckt werden, und nichts verborgen, das man nicht ers2ahren wird. S. Darum «llles, was ihr im Finstern gesprochen, das wird am Lichte gehört werden, und was ihr in’s Ohr geredet in den Kainmern, das wird man aus den Dächern predigen.</text:p>
      <text:p text:style-name="P1">4. «;ch sage aber euch, meinen Freunden: Fü1r:htet euch nicht vor denen, die den Leib F tödten und nach diesem nichts weiteres , thun können.</text:p>
      <text:p text:style-name="P1">5. Ich will euch aber zeigen , wen ihr fürchten sollet: Fiirchtet den, welcher, nachdem er getödtet hat, auch Macht hat, in die Hölle zu werfen! Ia, ich sage euch, diesen fürchtet! · · · .</text:p>
      <text:p text:style-name="P1">6. Verkanst man nicht fünf Sperlinge um zwei Pfennige, und nicht Einer aus ihnen ist vergessen vor Gott.</text:p>
      <text:p text:style-name="P1">7. Ja auch die Haare eueres Hauptes sind alleg,ezählet. Dal um fürchteteuch nicht! Ihr seid esser als viele Sperliiäge. LS.2i, is. <text:s text:c="3"/>82 ; Cap.</text:p>
      <text:p text:style-name="P1">12. IT« Das Evangelium Cap.</text:p>
      <text:p text:style-name="P1">12.</text:p>
      <text:p text:style-name="P1">8. Jch sage euch aber: Wer immer mich bekennen wird vor den Menschen, den wird auch der Sohn des Menschen bekennen vor den Engeln Gottes.</text:p>
      <text:p text:style-name="P1">9. Wer mich aber verlängnet hat vor den Men4chen, der wird verläugnet werden vor den ngeln Gottes.</text:p>
      <text:p text:style-name="P1">10. Und wer immer ein Wort reden wird wider den Sohn des Menschen, dem wird es vergeben werden; wer aber den heiligen Geist ästert, dem wird es nicht verge en werden— Many. is, as sey</text:p>
      <text:p text:style-name="P1">11. Wenn sie euch aber-vor die Versammlungen»und vor die Obrigkeiten und vor die Gewalten führen, so sorget nicht, wie oder womit ihr euch vertheidigen oder was ihr sagen so et. -C. 24, «». Many. 1o, is is. " Mart. -is, «.</text:p>
      <text:p text:style-name="P1">12. Denn der heili e Geist wird euch in derselben Stunde lehren, was ihr sagen sollet. » II.</text:p>
      <text:p text:style-name="P1">13. Es sprach aber Einer aus dem Volke zu ihm: Meister, sage <text:soft-page-break/>meinem Bruder, dass er das Erbgut mit mir theile.</text:p>
      <text:p text:style-name="P1">14. Er aber s rach zu ihm: Mensch, wer hat mich zum gs?icl)ter oder zum Theiler zwischen euch ges)etzt? ·-</text:p>
      <text:p text:style-name="P1">15. Er sagte a er zu ihnen: Sehet zu und hütet euch vor der Habsucht; denn Niemandes Leben besteht in s einenGütern, indem er Uebersluss hat. «. Tim.6,7-·ic). Spk.23,4;</text:p>
      <text:p text:style-name="P1">16. Und er sagte ihnen ein Gleichniss und sprach: Eines reichen Mannes Feld hatte viel Frucht getragen.</text:p>
      <text:p text:style-name="P1">17. Und er dachte bei sich selbst und sprach: Was soll ich tkFin, da ich keinen Platz habe, wo ich meine rüchte sammeln kann? 18· Und er sprach: Das will ich thun: ich will meine Scheunen abbrechen und grössere bauen und will dahin alle meine Gewächse und meine Güter sammeln; »</text:p>
      <text:p text:style-name="P1">19. und will Si meiner Seele Zagen: Seele, du hast viele üte·r auf· viele ah·re liegen; habe nun Ruhe, iss, trink’ und sei frohlich!</text:p>
      <text:p text:style-name="P1">20. Aber Gott sprach zu ihm: Du Thor! diese Nacht fordert nian deine Seele von dir; und was du bereitet hast, wem wird es werden? Pf. as,</text:p>
      <text:p text:style-name="P1">7. Hist27,</text:p>
      <text:p text:style-name="P1">8.</text:p>
      <text:p text:style-name="P1">21. Also geht es dem, der sich selbstSchätze sammelt und nicht reich ist in Gott. «. Tini. S, -s7· Pf. 73,25ie. V. 22—3i: Muth. S, 25-se.</text:p>
      <text:p text:style-name="P1">22. Und er Lpra3 zu seinen Jüngern: Damm sagei )eu , sorget nicht für euer Leben, was ihr essen werdet, noch für den Leib, was ihr anziehen werdet.</text:p>
      <text:p text:style-name="P1">23. Das Leben ist mehr als die Speise, und der Leib mehr als die Kleidung. «</text:p>
      <text:p text:style-name="P1">24. Betrachtet die Raben! sie säen«nicht und ernten nicht, sie haben weder Speicher noch S eunen und Gott nä ret ie do Wie viel i-essex«seid ihr ais diehVisJei! «-h·.</text:p>
      <text:p text:style-name="P1">25. Wer aber aus euch kann mit Sorgen zusseineg Lebenslänge eine einzige Elle hinzu etzen. " , -</text:p>
      <text:p text:style-name="P1">26. Wenn ihr nun auch nicht das GerinEste verniöget, was sorget ihr wegen des Ue ri3gn?</text:p>
      <text:p text:style-name="P1">27. etrachtet die Lilien, wie sie wachsen! Sie arbeiten nicht und nähen nicht; i sage euch aber, dass auch Salomon in aller einer HerrliIhkeit nicht bekleidet gewesen, wie eine» von di en.</text:p>
      <text:p text:style-name="P1">28. Wenn aber Gott das Gras auf dem Felde, das heute steht und morgen in denT Ofen geworfen wird, also kleidet; wie viel mehr wird er das euch thun, ihr KleingläubFen! · » »(</text:p>
      <text:p text:style-name="P1">29. hr also sraget nicht, was ihr essen nicht in ängstlichen Sorgen.</text:p>
      <text:p text:style-name="P1">30. Denn nach allen diesen-Dingen trachten die .lZeiden der Welt; euer Vater aber weiss, da ihr dieser Dinge bedür et. »</text:p>
      <text:p text:style-name="P1">31. Vielmehr suchet das Rei Gottes, so werden euch diese Dinge alle hinzuget an werden l?—32. Fürchte dich nicht, du kleine Heerde! denn es hat eurem Vater gefallen, euch das Reich zu geben. C.22,29. J2s.4i,40. it.</text:p>
      <text:p text:style-name="P1">33. Verkaufet euere Güter und gebet sie zu Almosen. Machet euch Beutel, die nicht veralten, einen Schatz, der nicht abnimmt, im <text:soft-page-break/>Himmel, wo kein Dieb sich nahet und keine Motte verderbet. . C. is. 9« is,</text:p>
      <text:p text:style-name="P1">22. Many. S, «) :c. Hei-. to, 34·.h</text:p>
      <text:p text:style-name="P1">34. Denn wo euer Schatz ist, daselbst wird auch euer Herz sein. -I· Tini. S, i9. III.</text:p>
      <text:p text:style-name="P1">35. Eure Lenden seien umgürtet und eure Lichter brennend; Ei-h. s, -i.</text:p>
      <text:p text:style-name="P1">4.Pct. 4,»13. Mc-tt»h. S, i6».</text:p>
      <text:p text:style-name="P1">36. und seid gleich MenscheU, die auf ihren Herrn warten, waim» er von der Hochzeit aufbkechen wird, dainiL, h;enn It kommt ' · m ei o a an un. Und Mk opst’ sie ch s Muth. -«-ek,ll—i3.</text:p>
      <text:p text:style-name="P1">37. Selig sind dieselben Knechte, welche der Herr, wann er ommt, wird wszachend finden. Wahrlich, ich sa eeuc«h, e·r wird sich ums(hürzen, und wird sie zu Tische setzen und hinzutreten und ihnen dienen. Matth. 24, 45 re.</text:p>
      <text:p text:style-name="P1">38. Und wenn er in der zweiten Nachtoder was ihr trinken werdet, und schwebet? <text:s text:c="3"/>Cap.12. "«sSt:seuka." « C«p.12.13. se wache kommt und in der dritten kommt und sindet sie also, selig sind dieselben Knechte. Mart. is, Z5. V. 39——46: Many. 24, 43—5«.</text:p>
      <text:p text:style-name="P1">39. Das aber merket: Wenn der Hausvater wüsste, zu welcher Stunde der Dieb käme, so würde er wohl wachen und nicht in sem Haus einbrechen lassen.</text:p>
      <text:p text:style-name="P1">4.Thess. S, S re.</text:p>
      <text:p text:style-name="P1">40. Darum seid auch ihr bereit! denn der Sohn des Menschen kommt zu der Stunde, da ihr es nicht meinet. C.·24, se-Ia.</text:p>
      <text:p text:style-name="P1">41. Da sprach Petrus zu ihm: Herr, sagst du zu uns dieses Gleichniss oder auch zu Allen?</text:p>
      <text:p text:style-name="P1">42. Der Herr aber sprach:Wer ist der treue und k u e Hanshalter, den der Herr über sein Gesinde setzen wird, dass eri neu zu rechter Zeit die verordnete Speise gebe?</text:p>
      <text:p text:style-name="P1">43. Selig ist derselbe Knecht, welchen sein Herr, wann er kommt, finden wird, dass er also thut« » ) ·</text:p>
      <text:p text:style-name="P1">44. Wahrlich, ich sa e euch, er wird ihn über alle seine Güter sgetzen. <text:s/>«</text:p>
      <text:p text:style-name="P1">45. Wenn aber derselbe Knecht in seinem Herzen spricht: Mein Herr säumt zu kommen! uiid anfängt die Knechte und die Mägde zu schlagen und u essen und zu trinken und sich zu berausci;en; </text:p>
      <text:p text:style-name="P1">46. so wird der Herr dieses Knechtes an einem Tage kommen, da er es nicht erwartet, und zu einer Stunde, wo er es nicht meint; und wird ihn entzwei hauen und ihm sein Theil mit den Untreuen geben. »</text:p>
      <text:p text:style-name="P1">47. Derjenige Knecs)t, der seines Herrn Willen kannte, und ich mcht bereit hielt und nicht nach seinem Willen that, wird viele Streu-le empfangen. J.-k. 4, ».</text:p>
      <text:p text:style-name="P1">48. Der ihn aber nicht kannte und that, was Streiche verdient, wird wenige empfangen. Bei einem Jeden aber, dem viel gegeben ist, wird viel gesucht werden; und wem man viel anvertraut hat, von dem wird man desto mehr fordern. IV.</text:p>
      <text:p text:style-name="P1">49. Jch bin gekommen, Feuer auf die Erde zu bringen, und was wollte ich lieber, als da;;les schon angezündet wäre! Jes;4, «-. 5(). ber ich habe eine Taufe, womit ich getauft werden muss, und wie drängt es mich, bis sie vollbracht ist! <text:s/>"</text:p>
      <text:p text:style-name="P1"><text:soft-page-break/>51. Meinet ihr, dass ich gekommen s ei, Frieden zu geben auf der Erde? Nein, sage ich eu"ch, sondern Zwietracht. III«-kth. 40, 34 ».</text:p>
      <text:p text:style-name="P1">52. Denn von nun an werden fünf in Einem Hause entzweit sein, drei wider zwei und zwei wider drei.</text:p>
      <text:p text:style-name="P1">53. Der Vater wird entzweit sein wider den Sohn und der Sohn wider den Vater; die Mutter wider die Tochter und die Tochter wider die Mutter; die Schwieger wider i re Sohnsfrau und die Sohnssrau wider igxr,e Schwie er. s » .</text:p>
      <text:p text:style-name="P1">54. Ersprach aber auch zu dem Volke: Wann ihr eine Wolke aufsteigen sehet von Abend her, so sprechet ihr alsoba d: Es kommt Regen; und es geschieht also. s Many. is, I ic-</text:p>
      <text:p text:style-name="P1">55. Und wann der Mittagswind wehet, so saget ihr: Es wird eine Hitze werden-; und es esckiehet. H</text:p>
      <text:p text:style-name="P1">56. JFr Heuchler! die Gestalt der Erde und des Himmels kbnnet ihr prüfen; wie, dass ihr nicht auch diese eit krüset? ·</text:p>
      <text:p text:style-name="P1">57. Warum urtheileti r a er nicht auch von selbst, was recht ist?</text:p>
      <text:p text:style-name="P1">58. Denn wenn du mit deinem Widersacher ur Obrigkeit gehst, so wende Fleiss an aus dem Wege, dass du von ii?kic los werdest, damit er·dich nicht vor den Etext ziehe und der Richter dich dem·Geri» tsdiener uberantworte und der Gerichtsdiener dich "in’s Gefängniss werse. · Many. H, 25 sc. «</text:p>
      <text:p text:style-name="P1">59. Ich sage dir, du wirst mcht von dannen herauskommen, bis du auch den letzten Heler bezahlt hast.</text:p>
      <text:h text:style-name="Heading_20_2" text:outline-level="2">Cap. Xill.</text:h>
      <text:p text:style-name="P1">l Die ermordeten Galiläer. J-Z. II. Das Gleichniss vom 33eigbcnbaumS 6b;9t.h <text:s/>.T:;iluillg ex? krummen ei es am a a —. a Gi·ch« S se dS t«.18—2-I. v. E;-.«T;’«?,.I’1I’;’Z;, »F;pTTET«k?gk2ik«;«.T«Ti;F-». J-». Vi. Wchkiage über Jerusalem. 34—-—35. » I.</text:p>
      <text:p text:style-name="P1">1. Es waren aber zu derselben ZeitT Etliche zugegen, die ihm berichteten you denGali äern, deIån Es ut Pilatus mit ihren· Opfern vernii it atte. .</text:p>
      <text:p text:style-name="P1">2. Und Jesus·antwortet·e und sprach zu» ihnen: Meinet ihr, dass diese Ga ilaer por" allem Gglilleili,ern ak1s Såinder gewesen seien, wei ie o es er itten. " H. Titeln, sage ich euch; sondern wenn ihr· ;i;chit Bus3keothe;:L1so w;rdi;t i4h2r Alle gleicher-: eieum m . .4, :c. «-,</text:p>
      <text:p text:style-name="P1">4. Oder jene Achtzehn aus welche der Thurm in Siloa fiel und sie tödtete, meiner? ihr, dass sie schuldiger gewesen seien als! alle Menschen, die zu Jerusalem wohnen? Nehmt. Z, is; :</text:p>
      <text:p text:style-name="P1">5. Nein, sage ich euch; foUdet11 MAX! Eh? nicht Busen thut, so werdet ihr Alle gleicherwei e um ommen. II. is. Er sagte aber die:isFs Gleichnis;: Es hatte Jemand einen eigenbaum in <text:s text:c="3"/>sc.</text:p>
      <text:p text:style-name="P1">Cap. is. Das Eva seinem Weingarten gepflanzt; und er kam und suchte Frucht an demselben und fand keine. Je . 5,</text:p>
      <text:p text:style-name="P1">2. Ja. 8, is. Maria, 2i·,· is.</text:p>
      <text:p text:style-name="P1">7. Da sprach er zu dem Weingcirtner: Siehe, ich komme nun drei Jahre und suche Frucht an diesem FeigZibaume und finde keine. Haue ihn um! S as soll er noch das Erdreich unnütz machen?</text:p>
      <text:p text:style-name="P1"><text:soft-page-break/>8. Dieser·aber antworteteund sprach uihm: err, lassihn noch dieses Jahr, bis dasich um i nher gegrabenund Dünger ge«legthabe;</text:p>
      <text:p text:style-name="P1">9. ob er vielleicht Frucht bringe; wo nicht, so magst du ihn künftig umhauen. III.</text:p>
      <text:p text:style-name="P1">10. Er lehrte aber in einer der Versammlungen am Sabbath.</text:p>
      <text:p text:style-name="P1">11. Und siehe, da war ein Weib, die achtzehn Jahre einen Geist der Krankheit hatte, und sie war krumm nnd konnte sich gar nicht aufrichte.n.</text:p>
      <text:p text:style-name="P1">12. Als nun Jesus sie2s;ih, rief er sse herzu und sprach zu ihr: eib, du bit von deiner Krankheit erledigt!</text:p>
      <text:p text:style-name="P1">13. Und er legte ihr die Hände aus, und alsobald wurde sie gerade und pries Gott.</text:p>
      <text:p text:style-name="P1">14. Da ward der Oberste der Versammlung entrüstet, dass Jesus ani Sabbath heilte, und sprach zum Volke: Sechs Tage ind, an welchen man arbeiten soll; audieen nun kon"imet nnd lasset euch heilen und nicht am Sabbathtage. Z. Mk»s. 20,</text:p>
      <text:p text:style-name="P1">9.</text:p>
      <text:p text:style-name="P1">15. Der err nun antwortete ihm und sprach: Du enchler! li5set nicht Jeder von euch am Sa bath seinen Qchsen oder Esel von der KripPe und führt ihn znET1r4ä:Lke?</text:p>
      <text:p text:style-name="P1">16. Diese aber, eine Tochter Abrahams, die der Satan, siehe, schon achtzehn Jahre gebunden hat, sollte nicht von diesem Bande gelöst werden am Sabbathtage .</text:p>
      <text:p text:style-name="P1">17. Und als er dieses sagte, wurden alle Eine Widersacher beschämt; und alles Volk eute sich» über alle die herrlichen Thaten, die durch ihn geschahen. V. i8—2i Many. is, 3i—33. Mars. 4, 3o—32. IV.</text:p>
      <text:p text:style-name="P1">18. Da sprach er: Wem ist das Neich Gottes gleich, und wem soll ich es vergleichen . »</text:p>
      <text:p text:style-name="P1">19. Es ist gleich einem Senfkorn, welches ein Meusch nahm und in seinen Garten I I i ! ngelium</text:p>
      <text:p text:style-name="P1">Cap. is. V.</text:p>
      <text:p text:style-name="P1">22. Und er zog durch Städte» und Flecken und lehrte, indem er gen Jerusalem reisete.E Many. 9· as.</text:p>
      <text:p text:style-name="P1">23. iner aber sprach u i : err, sind Wenige, die selig werdeå? hEnr aPer sprach zu ihnen: Maik1,.7, i4. so, is.</text:p>
      <text:p text:style-name="P1">24. Nin et darnach, dassi rein e et dur die enge Horte. Denn Viliele, scPgcP ich end? werden suchen einzugehen, und werden jes nicht vermögen. Many. 7,</text:p>
      <text:p text:style-name="P1">1.-i.</text:p>
      <text:p text:style-name="P1">25. Wann einmal der Hans«oater an gestanden ist und die Thüre verschlossen hat, und ihr dann draussen stehen und anfan en werdet an die Thüre zu klopfen und zugsagen: Herr, Herr! ihn uns auf! so wird er antworten und zu euch sagen: Ich kenne euch nicht, woher ihr seid. Many. es, i0—i2. -</text:p>
      <text:p text:style-name="P1">26. Alsdann werdet ihr anheben zu sagen: Wir haben vor dir egeLen und getrunken, nnd ans unsern Gassen ast du gelehret. « U Måiti). 22 ersE</text:p>
      <text:p text:style-name="P1">27. nd er wird re en: a e en , ich kenne euch nicl)t,stk)oh;)r ihr seid. Weist von mir Alle, die ihr die ngerechtigkeit über March. 25, «.</text:p>
      <text:p text:style-name="P1">28. Daselbst wird sein Heulen nnd Zähneklappern, wann ihr Abraham <text:soft-page-break/>und Jsaak und Jakob und alle Propheten sehen werdet im Reiche Gottes,euch aber hmausgeworsen. Many. s, « re. -</text:p>
      <text:p text:style-name="P1">29. Und es werden kommen von Aufgang und Niedergang und von Mitternacht und Mittag nnd werden zu Tische sitzen in dem Reiche Gottes.</text:p>
      <text:p text:style-name="P1">30. Und siehe, es sind Letzte, die werden die Ersten sein; und es sind Erste, die werden die Letzteli sein. Many. is·</text:p>
      <text:p text:style-name="P1">30. VI.</text:p>
      <text:p text:style-name="P1">31. An eben demselben Tage traten» etliche Pharisäer hinzu und sagten zu ihm; Gehe fort und ziehe von hinnen, denn Herodes will dich tödten. </text:p>
      <text:p text:style-name="P1">32. Und er sprach zu ihnen: Gebet hin; und saget diesem Fuchse: Siehe, ich treibe» Teufel aus und vollbringe Heilungen heut» nnd morgen, und am dritten Tage werde ich vollendet. 33« Doch so muss ich heut und 1nor»gen» und übermor en reisen ; denn es geschieht warf. Und es wuchs und ward zu einem grossen Baume, und die Vögel des Himmels nisteten auf seinen Zweigen.</text:p>
      <text:p text:style-name="P1">20. Und wiederum sprach er: Wem soll ich das Reich Gottes vergleichen?</text:p>
      <text:p text:style-name="P1">21. Es ist gleich einem Sauerteig, den ein Weib nahm und unter drei Viertel Mehl mengte, bis dass es ganz durchsäUert ward. . i « i i i i » i i nicht, dass en? Prophet ausser Jerusalem« umkomme. .</text:p>
      <text:p text:style-name="P1">34. Jerusalem«! Jerusalem; »die du die; Propheten tödten, und die steinigest, die»zu« dir gesandt sind! Wie oft habe ich deines Kinder sammeln ·wollen, gleich wie eines kenne ihre Küchlein unter ihre Flügel, und " i r wolltet nicht. Matth.23,:·i7ic. « <text:s text:c="3"/>Cato.</text:p>
      <text:p text:style-name="P1">13.</text:p>
      <text:p text:style-name="P1">14. « St. 35· Siehe, euer Hauswird«euckz öde gelassen. Ich sage euch aber, ihr werdet mich nicht mehr sehen, bis die seit kommt, da ihr sz)keg3ey werdet: Geprie en sei, der da kommt im amen des Herrn! C.i.o,37.38. mi«kty.2i,9;</text:p>
      <text:h text:style-name="Heading_20_2" text:outline-level="2">Cap. XIV.</text:h>
      <text:p text:style-name="P1">I. Heilung eines Wassersüchtigen. -l—6. il. Warnung vor Rangfucht und Eigennutz. 7—I4. M. Das Gleichniss von den Gästen. is-—24. W. Jesii Forderung an seine Nachfolger. «25—35. I.</text:p>
      <text:p text:style-name="P1">1. Und es be ab sich, als er in das gaus eines Obersten der Pharisäer am -abbath ging, um zu speisen, da beobachtetenlsie ihn. C··ii,</text:p>
      <text:p text:style-name="P1">37.</text:p>
      <text:p text:style-name="P1">54. ·</text:p>
      <text:p text:style-name="P1">2. nd siehe, ein wassersüchtiger Mensch war vors ihm.</text:p>
      <text:p text:style-name="P1">3. Und Jesus hob an und sprach zu den Gesetzgelehrten und Pharisäern: ft es erlaubt am Sabbath zu hei en ? Sie aber schwiegen. (s:.i3,9. Matth.i2,io:c. ·</text:p>
      <text:p text:style-name="P1">4. Da fasste er ihn an und machte ihn gesund, und entliess ihn. · «</text:p>
      <text:p text:style-name="P1">5. Und er hob an und sprach Ei ihneii: Wer ist unter euch, dem sein sel oder Ochs in einen Brunnen fällt, und der ihn nicht <text:soft-page-break/>alsobald herausziehen wird am Sabbathtage? C. is, it-. » G. Und sie vermochten ihm nichts dagegen zu antworten. C.43,-i7. Il.</text:p>
      <text:p text:style-name="P1">7. Er sagte aber zu den Geladenen ein Gleichniss, da er beachtete, wie sie die ersten P ätze auswählten, und sprach zu ihnen: Muth. es, is.</text:p>
      <text:p text:style-name="P1">8. Wenn du von Jemand zur Hochzeit geladen bist, so setze dich nicht obenan, damit mcht etwa ein Vornehmerer als du von ihm eingeladen sei, Spk»23,s«7»</text:p>
      <text:p text:style-name="P1">9. und nun der, der dich und ihn geladen at, komme und zu dir sa« e: Mache diesem kahl und du dann müssest mit Schande den egen Platz einnehmen.</text:p>
      <text:p text:style-name="P1">10. ondern wenn du geladen wirätZ, so gehe hin und setze dich an den letzten latz, damit, wenn der, we eher dich geladen hat, kommt, er u dir spreche: Freund, riicke weiter hinaus! Dann wird es dir eine Ehre sein vor denen, die mit dir zu Tische sitzen. C.i8,i4. Maith.23,i2.</text:p>
      <text:p text:style-name="P1">11. Denn Jeder, der sich selbst erh’ohet, wird erniedrigt werden; und wer sich se bst erniedrigt, der wird erh’ohet werden.</text:p>
      <text:p text:style-name="P1">12. Er sagte aber auch zu dem, der ihn Sklaven hatte: Wenn du ein Mittagoder «bendmahl machst, so berufe nicht deine Freunde, noch deine Brüder, nocht deine i Lucis. <text:s/>Eap-. 14«; " «« S Verwandten, noch reiche Nachbarn, damit nicht etwa auch sie dich wieder laden, und dir Vergeltung werde. Muth. Z, tax.</text:p>
      <text:p text:style-name="P1">13. Sondern wenn du ein Mag machst, so lade Arme, Krüppel, Lahme, linde; Spk.3,27. Jes.58,7.</text:p>
      <text:p text:style-name="P1">14. uiid du wirst selig sein, weil sie di! nicht vergelten können; denn es wird dir vergolteii werden in der Auferstehung der Gerechten. Matth. ei,</text:p>
      <text:p text:style-name="P1">4. 25, as 2k, III. ;5. Als nun Einer, der mit zu Tische sass, dieses hörte, Eshr»ach er zu ihm: Selig ist, wer spei et im eiche Gottes. C. is,</text:p>
      <text:p text:style-name="P1">29. Oft. in,</text:p>
      <text:p text:style-name="P1">9.</text:p>
      <text:p text:style-name="P1">16. Er aber sprach zu ihm: Ein Mann hatte ein grosses Mah zubereitet und Viele geladen. Many. 22, 2 :c.</text:p>
      <text:p text:style-name="P1">17. Und er sandte seinen Knecht zur Stunde des Mahles, den Geladenen zu sagen: Komniet, denn schon ist Alles bereit!</text:p>
      <text:p text:style-name="P1">18. Und si·e singen Alle einstimmig an sich zu entschuld·igen. Der Erste sprach zu ihm Jch habe einen Acker gekauft und bin ge. nöthigt, hinauszugehen und ihn zu besehen; ich itte dich, halte mich für entschuldigt.</text:p>
      <text:p text:style-name="P1">19. Und ein Anderer sprach: Jch habt fi·inf Joch Ochsen gekauft, und ich gehe hin, dieselben zu bewähren; ich bitte dich, halte mich für entschuldigt. «</text:p>
      <text:p text:style-name="P1">20. Und ein Dritter sprach: Ich habe ein Weib genoiumen, und desshalb kann ich nicht kommen.</text:p>
      <text:p text:style-name="P1">5. Mos. 24, is. i. C«-:.7, 29—3ii.</text:p>
      <text:p text:style-name="P1">21. Und "ener Knecht kam wieder und be richtete dieses seinem Herrn. Da ward der Zausherr zornig und sprach zu seinem nechte: Geh’ eilends hinaus auf die Gassen und Plätze der Stadt, und führe die Armen und Krüppel und Lahmen und Blinden hier herein.</text:p>
      <text:p text:style-name="P1">22. Und der Knecht sprach: Herr, esi-Z gescheheii, wie du <text:soft-page-break/>befohlen hast, und est ch Raum no .</text:p>
      <text:p text:style-name="P1">23. Und der Herr sprach zum Knechte: Geh’ hinaus an die Landstrassen und Zäune und nöthige sie hereinziikommen, auf dass mein Haus voll werde. »</text:p>
      <text:p text:style-name="P1">24. Denn ich sage euch, dass keiner Euer Männer, die ge aden sind, mein ahl kosten wird. » · IV.</text:p>
      <text:p text:style-name="P1">25. Es ging aber viel Volk·mit ihm, und er wandte sich und sprach zu ihnen:</text:p>
      <text:p text:style-name="P1">26. Wenn Jemand zu mir ommt, und nicht Beinen Vater und Mutter und Weib und inder und Brüder und Schwestern, ja auch s ein Leben hass et, der kann nicht mein sauget sein. a. is, 29 sc· Many. io, 37 is. <text:s text:c="3"/>R Cap.</text:p>
      <text:p text:style-name="P1">14. 1-Z. Das Evangelium . Cap.</text:p>
      <text:p text:style-name="P1">15.</text:p>
      <text:p text:style-name="P1">27. Und wer nicht sein Kreuz i·-raZt» und mir nachkommt, der kann nicht mein iinger ein. E.9, es. , , s28. Denn wer aus euch, der einen Thurm bauen will, wird sich nicht zuvor hin etzen und die Ko ten berechnen, ob er genug habe zur Ausführung?</text:p>
      <text:p text:style-name="P1">29. damit nicht etwa, wenn er den Grund elegt hat und es nicht zu vollenden vermag, 3llle,die es sehen, anfangen seiner u spotten,</text:p>
      <text:p text:style-name="P1">30. und sagen: Dieser Mensch sinlg an zu bauen und vermochte es nicht zu vo enden.</text:p>
      <text:p text:style-name="P1">31. Oder welcher ·König, der auszieht, einem andern König eine Schlacht zu liefern, setzt sich nicht zuvor hin nnd berathschlagt, ob er im Stande sei, mit Zehntausenden dem zu begegnen, der mit Zwanzigtausenden ge en ihn ziehet?</text:p>
      <text:p text:style-name="P1">32. Ko aber nicht, so sendet er, da jener nozhdfern ist, eine Botschaft, und bittet um te en. F;-t3. Also nun ein Jeder aus euch, der ni Allem entsagt, was er hat, der kann ni mein Jünger fein. Many. is, il.</text:p>
      <text:p text:style-name="P1">34. Ein utes Ding ist das Salz; wenn aber das Salz seine Kraft verloren hat, womit wird man es wiirzen? Mart. 9«</text:p>
      <text:p text:style-name="P1">50. Matth. Z, is.</text:p>
      <text:p text:style-name="P1">35. Es ist weder für das Erdreich, noch für den Diinger tauglich; man wirft es hinaus. Wer Ohren hat zu hören, der höre B-kS-( Pf-Pf</text:p>
      <text:h text:style-name="Heading_20_2" text:outline-level="2">Cap. XV.</text:h>
      <text:p text:style-name="P1">Gleichniss: l. vom verlernen Schafe und Pfennig, 4—40; It. vom verloriien Sohn, «—32. I.</text:p>
      <text:p text:style-name="P1">1. Es naheten ihm aber alle ,Zöllner und Sünder, um ihn zu hören. C.5, 292c.</text:p>
      <text:p text:style-name="P1">2. Und die Pharisäer und Schriftgelehrten murreten und sprachen·: ·Dieser nimnit die Sünder auf und isset mit ihnen. C. 7,</text:p>
      <text:p text:style-name="P1">34. 39,</text:p>
      <text:p text:style-name="P1">3. Er sagte aber zu ihnen dieses Gleichniss und spra3;</text:p>
      <text:p text:style-name="P1">4. Welcher ensch aus euch, der hundert Schafe hat, und Eines ans ihnen verliert, lässt nicht die neun und neunzikg in der Wüste, und gehtdemverlornen nach, iseressindet? Many. is, i2. is. Ps.ii9,176.</text:p>
      <text:p text:style-name="P1">5. Und wenn er es gefundenhat,nimmter es aufseine Schultern <text:soft-page-break/>niitFreuden ; Jes.40, ii.</text:p>
      <text:p text:style-name="P1">6. und wenn er nach Rufe gekommen, ruft er die Freunde.und achbarn zufammen und spricht zu ihnen: Freuet euch mit mir; denn ich habe mein Schaf, das verlorne, gefunden.</text:p>
      <text:p text:style-name="P1">7. Ich sage euch, also wird eine Freude sein im Himmel über Einen Sünder, der Busse thut, mehr als über neun und neunzig Gerechte, die der Busse nicht bedürfen. Eis, ei.</text:p>
      <text:p text:style-name="P1">8. Oder welches Weib, die zehn Groschen hat, wenn sie Einen Groschen verliert,zündet ni2t ein Licht· an, und kehrt das Haus, nnd su t mit F eiss, bis sie ihn findet? ·9. Und wenn sie ihn gesunden hat, ruft sie die Freundinnen und die Nachbarinnen zusammen und spricht: Freuet euch mit mir; denn ich habe den Groschen gesunden, den i verloren atte ch h «</text:p>
      <text:p text:style-name="P1">10. Also, sage ich euch, ist eine Freude vorden En« eln Gottes über Einen Sünder, der Busse thut. lI.</text:p>
      <text:p text:style-name="P1">11. Und er sprach: Ein Mensch hatte zwei Söhne.</text:p>
      <text:p text:style-name="P1">12. Und der jüngere aus ihnen sprach zum Vater: Vater, gib mir den Theil des Gutes, der mir zukommt. Und er vertheilte ihnen das Gut.</text:p>
      <text:p text:style-name="P1">13. Und nach nicht vielen Tagen nahm der jüngere Sohn Alles zusammen und zo hinweg in ein fernes Land, und daselbsH vergeudete er sein Gut mit Sähwelge;1«. pr. ? , .</text:p>
      <text:p text:style-name="P1">14. Nachdem er aber Alles verzehrt hatte, entstand ein gewalti er Hunger durch dasselhe Land, und er Selbst fing an Mangel u eiden z .</text:p>
      <text:p text:style-name="P1">15. Und er ging hin und hängte sich an einen Bürger desse ben Landes; der schickte ihn auf seine Aecker, die Schweine zu hüten.</text:p>
      <text:p text:style-name="P1">16. Und er wiinschte seinen Bauch mit dem Futter zu füllen , welches die Schweine frassen; aber Niemand ab es ihm. »</text:p>
      <text:p text:style-name="P1">17. Da Zug er in si selbst und sprach: Wie viele aglöhner meines Vaters haben überflüssig Brot; ich aber verderbe hier im H1TngFch <text:s/>iis:nacl en und zu mei « . a nem Vater ziehen und zu ihm sagen: Vater, gchrhgl.;e ges;indigk; g;gen den Himmel und i sk.9, . ..-i, S. »</text:p>
      <text:p text:style-name="P1">19. und ich bin nicht mehr v)erthdein Sohn u heissen; halte miih wie einen deiner Taglölsner. »</text:p>
      <text:p text:style-name="P1">20. nd er machte sich auf und kam zu sei»nem»Vate·r. Und da er noch fern war, erblickte ihn sein Vater und erbarmte sich und— lief, fiel ihm um den Hals und küss3te«i-hu. Jer. , .</text:p>
      <text:p text:style-name="P1">21. Der Sohn» aber sprach zu ihm: Vater, ich habe gesündi»gt gegen den Himmel und vor dir, und bin nicht mehr werth, dein ?ghrälb1:rhkdx1??;aterspr eh u einenKnech . a «ten: Bringet das vornehms?e Fgleid her us-if; <text:s text:c="3"/>Cato. 15».</text:p>
      <text:p text:style-name="P1">16. St. Luca. . Cap.</text:p>
      <text:p text:style-name="P1">16. 87 ziehet es ihm an, und gebet ihm einen Ring an seine Hand und Schuhe an die Füsse; · Jcs. St,</text:p>
      <text:p text:style-name="P1">10. Ofs.3, is.</text:p>
      <text:p text:style-name="P1">28. und bringet das gemästete Kalb her und schlachtet es; und lasset uns essen und srbh ich sein. «24. Denn dieser mein Sohn war todt, und ist wieder lebendig geworden: er war verloren, nnd ist wieder gesunden worden. Undsiefingen anfröhlichzu ein. Eph.2,4-es.</text:p>
      <text:p text:style-name="P1"><text:soft-page-break/>25. Aber sein älterer Sohn war auf dem Felde; und als er kam und dem Hause nahete, hörte er Gesang nnd Tanz.</text:p>
      <text:p text:style-name="P1">26. Und er rief einen der Knechte herbei und erkundigte sich, was das wäre.</text:p>
      <text:p text:style-name="P1">27. Der sprach zu ihm: Dein Bruder ist gkekomnien—, nnd dein Vater hat das gemästete alb geschlachtet, weil er ihn gesund wieder erhalten hat.</text:p>
      <text:p text:style-name="P1">28. Da ward er zornig und wollte nicht hiueingehen. Nun ging sein Vater heraus und bat ihn.</text:p>
      <text:p text:style-name="P1">29. Er aber antwortete und sprach zum Vater: Siehe, so viele Jahre diene ich dir, ui1d habe me dein Gebot iiberti·eten; und niemals hast du mir einen Bock ge eben, dass ich mit meinen Freunden froh us wäre.</text:p>
      <text:p text:style-name="P1">30. Da aber dieser dein Sohn, der dein Gut mit Euren durchgebracht hat, gekommen ist, ast du ihm das gemästete Kalb geschlachtet. Spx, 29, Z,</text:p>
      <text:p text:style-name="P1">31. Er aber sprach zu ihm: Mein Sohn, du bist allezeit ei inir,und Alles, was mein ist, ist dein.</text:p>
      <text:p text:style-name="P1">82. Du solltest aber fröhlich sein und dich freuen; denn dieser dein Bruder war todt, und ist wieder lebendig geworden; er war verloren, und ist wieder gefunden worden.</text:p>
      <text:h text:style-name="Heading_20_2" text:outline-level="2">Cap. XVI.</text:h>
      <text:p text:style-name="P1">l. Das Gleichniss vom ungerechten .Haiishalter, «-—-t8; II. vom reichen Mann und armen Lazarus, i9—s4. l.</text:p>
      <text:p text:style-name="P1">1. Er sagte aber auch Zu seinen Jüngern: Es war ein reicher Ell ann, der hatte einen Haushalter; und dieser ward bei ihm eingeklagt, dass er ihm seine Gitter verseh eudere. »</text:p>
      <text:p text:style-name="P1">2. Und er berief ihn und spra3 zu ihm: Warum höre ich das von dir? ib Rechnung von deinerVerwaltung ; denn du kannst hinfort nicht mehr Haushalter sein.</text:p>
      <text:p text:style-name="P1">3. Da sprach der Haushalter bei sich· selbst: Was soll ich thun, weilmein Herr die Verwaltung von mir nimmt? Graben kann ich nicht; zu betteln schäme ich mich.</text:p>
      <text:p text:style-name="P1">4. »Ich weiss, was ich thun will, auf dass, wann ich der Verwaltung entsetzt bin, e mich in ihre Häuser aufnehmen. H. Und er rief einen jeden der Schuldner seines Herrn zu sich und sprach zu dem ersten; "Wie viel bist du meinem Herrn schuldig? -</text:p>
      <text:p text:style-name="P1">6. Der sprach: Hundert Tonnen Oel. Und er sprach zu ihm: Nimm deine Handschrift, und setz-e dich und schreibe eilends fünfzig.</text:p>
      <text:p text:style-name="P1">7. Darnach sprach er zu einem andern: Du aber, wie viel bist du schuldig? Der sagte: Hundert Malter Weizen. Und er spricht zu ihm: Nimm deine Handschrift und chreibe achtzig.</text:p>
      <text:p text:style-name="P1">8. Und der Herr lobte den ungerechten Haushalter, das; er klüglich gethan. Denn die Kinder dieser Welt sind klüger als die Kinder des Lichtes gegen ihr Gäckzleäl)tä p . ", .</text:p>
      <text:p text:style-name="P1">9. Und auch ich sage euch: Machet euch Freunde von dem ungerechten Mammon, aufdass, wenn ihr scheidet, sie euch aufnehmen indie ewigen Hütten. C. s12, 33· March.-z5, se-2c.</text:p>
      <text:p text:style-name="P1">10. Wer treu ist im Kleinsten, der ist auch in Vielem treu; und wer im Kleinsten ungerecht ist, der ist auch in Bielem <text:soft-page-break/>å1n4g)er«Ycht.</text:p>
      <text:p text:style-name="P1">11. Wenn ihr nun in dem uugerechten Mammon nicht treu waret, wer wird euch das Wahre anvertrauen?</text:p>
      <text:p text:style-name="P1">12. Und wenn ihr im Fremden nicht treu waret, wer wird euch das Eure geben?</text:p>
      <text:p text:style-name="P1">13. Kein Knecht kann zweiHerren dienen; denn entweder wird er den einen hassen und den andern lieben, oder dem einen anhangen und den andern verachten. Ihr k"önnet nicht Gott dienen und dem Mammon. Matth. S,</text:p>
      <text:p text:style-name="P1">24.</text:p>
      <text:p text:style-name="P1">14. Es hörten aber dieses Alles auch die Pharisäer, die da geldgierig waren, und verspotteten ihn. Many. es, it.</text:p>
      <text:p text:style-name="P1">15." Und er sprach zu ihnen: Ihr seid es, die sich selbst gerecht machen vor den Menschen, aber Gott kennt eure Herzen; denn was bei den Menschen hoch ist, das ist ein Gräuel vor Gott. C. is, 9 :c.</text:p>
      <text:p text:style-name="P1">16. Das Gesetz und die Propheten gehen bis auf Johannes« von da an wird das Reich Gottes durh das Evangelium verkiindigt, und ein Jeder dringt mit Gewalt hinein. Matth.«,i2.i3.</text:p>
      <text:p text:style-name="P1">17. Es ist aber leichter, dass Himmel und Erde ver ehe, als dass Ein Piinktlein .des Gesetzes Falle. C.2-i,33. Marthe-,c8.</text:p>
      <text:p text:style-name="P1">18. Jeder, der sich von seinem Weibe <text:s text:c="3"/>C-ap. U. Das Evangelium Cap.</text:p>
      <text:p text:style-name="P1">17. scheidet, und eine Andere zur Ehe nimmt, bricht die Ehe, und Jeder, der eine von ihrem Manne Abgeschiedene zur Ehe nimmt, bricht die Ehe. Many. c-, se. is-,</text:p>
      <text:p text:style-name="P1">8.</text:p>
      <text:p text:style-name="P1">9. Il.</text:p>
      <text:p text:style-name="P1">19. Es war aber ein reicher Mann, der kleidete sich in Purpur und Seide und lebte alle Tage herrlich und in Freuden. Jak·5,5. -I.Joh.2,-IS.</text:p>
      <text:p text:style-name="P1">20. Es war aber ein Armer, mit Namen Lazarus, der lag vor dessen Thür voller Gefchwijre,</text:p>
      <text:p text:style-name="P1">21. und begehrte sich zu sättigen von den Brosalnen, die von des Reichen Tische sielen; aber auch die Hunde kamen und leckten seine Geschwiire.</text:p>
      <text:p text:style-name="P1">22. Es begab sich aber, dass der Arme starb, und Von den Engeln in Abrahams Schooss gTtragen wurde. Es starb aber auch der S eiche und wurde begraben. Hei-.i,i4. M.1tth.8,1i. Hiov2i,23:c. Ps.73.</text:p>
      <text:p text:style-name="P1">23. Und als er in der Hölle seine Augen aufhob, da er in der Pein war, sieht er Abraham von ferne nnd T’azarus in seinem Schoosse.</text:p>
      <text:p text:style-name="P1">24. Und er rief und sprach: Vater AbraZum, erbarme dich meiner, und selide den azarus, dass er die Spitze seines Fin« ers in Wasser tauche und meine Zun e km)le; denn ich leide Qual in dieser Flamme. Mart. 9, 43 te.</text:p>
      <text:p text:style-name="P1">25. Abraham aber sprach: Sohn; gedenke, dass du dein Gutes empfangen hast in deinem Leben, und Lazarus leichermassen das Böse; nun wird er getrösiet, du aber leidest Qual. Pf.-i7, «-. is.</text:p>
      <text:p text:style-name="P1">26. Und über dieses Alles ist zwischen uns und ench eine grosse Kluft befestigt, dass die, welche von hier zu euch hinübersteigen <text:soft-page-break/>wollen, es nicht können, noch die, so dort sind, zu uns herüberkom1nen.</text:p>
      <text:p text:style-name="P1">27. Da sprach er: So bitte ich dich, Vater, dass du ihn in das Haus meines Vaters sendest;</text:p>
      <text:p text:style-name="P1">28. denn ich habe fünf Brüder; dass er sie warne, damit nicht auch sie an diesen Ort der Pein kommen.</text:p>
      <text:p text:style-name="P1">29. Da spricht zu ihm Abraham: Sie haben Moses und die Propheten; hören sie dieselben! Jcs.8,20. J-,h.5,39.</text:p>
      <text:p text:style-name="P1">30. Er aber spra'ch: Nein, VaterAbraham! sondern wenn Einer von den Todten zu ihnen kommt, werden sie Busse thun.</text:p>
      <text:p text:style-name="P1">31. Er aber sprach zu ihm: Wenn sie Moses und die Propheten nicht hören, so werden E auch nicht lauben, wenn Einer von den odten an eri3tLi1ide. Joh.«,44.E-3.i2,9.4o. r:</text:p>
      <text:h text:style-name="Heading_20_2" text:outline-level="2">Cap. Xvll.</text:h>
      <text:p text:style-name="P1">l·. Warnung vor Aergermss. «, A. II. Ermahnung zur Vcrsöhnlichkeit. Z,</text:p>
      <text:p text:style-name="P1">4. M. Glaubensstäcke und Demuth. 5—·40. lV. Heilung der zehn Aussc"itzigen. 14—4Z. V» Wann und wie das Reich Gott-ei komme. 20—Z7. , l.</text:p>
      <text:p text:style-name="P1">1. Er sprach aber zu den Jüngern: Es ist unmöglich, dass nicht die Aergernisse kommen; wehe aber dem, durch welchen sie kommen! M«tth.i8.6.7.</text:p>
      <text:p text:style-name="P1">2. Es wäre ihm besser, dass ein Mühlstein um seinen Hals gelelgt, und er in das å))?eer Zeworfen würde, a s dass er einen dieser leinen ärgere. II. Z. Habet Acht auf euch selbst! Wenn aber dein Bruder wider dich sünd1gt, so bestrase ihn; nnd wenn es ihn reuet, so vergib ihm. Muth. is, is ke-</text:p>
      <text:p text:style-name="P1">4. Und wenn er siebenmal des Tages wider dich slindigt , und siebenmal des Tages sich u dir wendet und spricht: Es reuet mich! so sollst du ihm vergeben. Many. is, ei.</text:p>
      <text:p text:style-name="P1">22. lll.</text:p>
      <text:p text:style-name="P1">5. Und es sprachen die Apostel zum Herrn: Mehreiinsden Glauben! M«c.9,24.</text:p>
      <text:p text:style-name="P1">6. Da sprach der Herr: Wenn ihr Glauben hättet nur eines Senfkorns gross, so sprachet ihr zu diesem Maulbeerbaume: Hebe dich aus mit der Wurzel und pflanze dich in das Meer! und er würde euch gehorchen. M«2nh. n, no.</text:p>
      <text:p text:style-name="P1">7. Wer aus euch wird seinem Knechte, der pflügt oder weidet, wenn derselbe vom Felde ei1nkommt, alsobald sagen: Komm« her und etze dich zu Tische? .</text:p>
      <text:p text:style-name="P1">8. Wird er nicht vielmehr zu ihm sagen: Bereite, was ich speisen möge, umschurze dich und diene mir, bis ich gegessen nnd getrunken habe, und hernach Iss und tr1nk’ du? C. i2,</text:p>
      <text:p text:style-name="P1">35.</text:p>
      <text:p text:style-name="P1">37.</text:p>
      <text:p text:style-name="P1">9. Weiss er demselben Knechte Dank, dass er gethan,»was ihm befohlen war? IF) meine es nicht. 10· Also auch ihr, wann ihr Alles g»EthCIU Wbet, was euch befohlen war, so saget: ir sind nnnütze Knelclszte; denn wirthaben « i i waren U un. gethan« was W« sch1 Tier -22, <text:s/>4ki, I. lV.</text:p>
      <text:p text:style-name="P1"><text:soft-page-break/>11. Und es be ab sich, indem er gen Jerusalem r-eifet«e,» dass er mitten durch Samaria und Galilaa zog. »»</text:p>
      <text:p text:style-name="P1">12. Und als er in einen Flecken kam, beegneten ihm zehn aussätzige Männer, die standen von ferne.</text:p>
      <text:p text:style-name="P1">3. Mos. is, is. is.</text:p>
      <text:p text:style-name="P1">13. Und sie erhoben ihre Stimme und s sprachen: Jesu, Meister, erbarme dich uns er! <text:s text:c="3"/>-E«:«p. ». St. Luni-.-·—"E Cap.</text:p>
      <text:p text:style-name="P1">17.</text:p>
      <text:p text:style-name="P1">18. 89</text:p>
      <text:p text:style-name="P1">14. Und als er sie sah, sprach er u ihnen: Gehet hin nnd zeiget euch den Priestern! Und es begab sich, indem sie hingingen, wurden sie rein. C.5,13.i4. S. Mos. i4, 2 re.</text:p>
      <text:p text:style-name="P1">15. Einer aber aus ihnen, als er sah, dass er geheilt worden, kehrte wieder um, mit lauter Stimme GottF)reisend,</text:p>
      <text:p text:style-name="P1">16. und fiel auf Hi« Angesicht zu seinen güssen nnd dankte ihm; und dieser war ein amariier. C. in, :-is.</text:p>
      <text:p text:style-name="P1">17. Da antwortete Jesus und sprach: Sind nicht zehn rein geworden? Wo sind aber die Neun?</text:p>
      <text:p text:style-name="P1">18. Sind keine gesunden worden, die wieder unilehrten, Gott die Ehre zu geben, als nur dieser Fremdlin ?</text:p>
      <text:p text:style-name="P1">19. Und er sprach zu ihn» Steh’ ausund gehe hin; dein Glaubehat dir gehol en. E.8,</text:p>
      <text:p text:style-name="P1">48. V.</text:p>
      <text:p text:style-name="P1">20. Als er aber von den Pharisäern gefragt wurde, wann das Reich Gottes komme, antwortete er ihnen und sprach: Das Reich Gottes kommt nicht so, dass man es merken möge. C«-, « -. Apg.i,i3. J«-h.i8,35. i.Cok.4,2o.</text:p>
      <text:p text:style-name="P1">21. Man kann nicht sa en: Siehe hier; oder siehe dort! Denn siehe, das Reich Gottes ist innert euch. Beim. «»</text:p>
      <text:p text:style-name="P1">47.</text:p>
      <text:p text:style-name="P1">22. Er sprach aber zu den Jüngern: Es werden Tage kommen, da ihr beg23hiren werdet, nur Einen der Tage des enschensohnes zu sehen, und ihr werdet ihn nicht sehen. » .</text:p>
      <text:p text:style-name="P1">23. Und sie werdet: zu euch sa en: Siehe ier; oder siehe dort! Gehet nicht hin, und olgetnichtnach. C. ei,</text:p>
      <text:p text:style-name="P1">8. Muth. 24, 23—27.</text:p>
      <text:p text:style-name="P1">24. Denn wie der Blitz, der von einer Himnielsgegend strahlet, zu der andern hin leuchtet, a so wird au?der Sohn des Menschen sein an seinem «« age. ·</text:p>
      <text:p text:style-name="P1">25. Zuvor aber muss e»r viel leiden und verworfen werden von diesem Geschlechte. I Mam).i6,2i.</text:p>
      <text:p text:style-name="P1">26. Und so wie es ergan en in den Tagen Noahs, also wird es auch siin in den Tagen des Menschensohnes. Muth. -Hi, 37 ».</text:p>
      <text:p text:style-name="P1">27. Sie as3en, sie tranken, sie nahmen zur Ehe und wurden zjir Ehe genommen, bis zu dem Tage, da ioah in die Arche <text:s/>und die Si·indfluth kam und ver-tilgte e.</text:p>
      <text:p text:style-name="P1">28. Gleicherweise wie es auch ergangen ist in den Tagen Lots: Sie asien,«sie tranken, sie kauften und verkansten, sie pslanzten und baueten. i. ones. is,</text:p>
      <text:p text:style-name="P1">20. i9, ei re.</text:p>
      <text:p text:style-name="P1">29. An dem Tage aber, da Lot aus Sodom herausging, regnete es Feuer und Schwefel vom Himmel, und dertilgte Alle. ?-O. us diese <text:soft-page-break/>Weise wird es sein an dem : Tage, da des Menschen Sohn geofsenbaret wird· « »31. An demselben Tage, wer aus dem Dach ist, und sein Geräth im Hause, der steige nicht hinab, dasselbe zu nehmen; und wer auf dem Felde ist, der kehre gleicherweise nicht wieder zurück. with. 24, », is.</text:p>
      <text:p text:style-name="P1">32. Gedenket an das Weib Lots. i.Mos.i9,25.</text:p>
      <text:p text:style-name="P1">33. Wer sucht sein Leben zu erhalten, der wird es verlieren, nnd wer es verliert, der wird es erhalten. C. 9,</text:p>
      <text:p text:style-name="P1">24.</text:p>
      <text:p text:style-name="P1">34. Ich sage euch, in derselben Nacht werden Zwei auf Einem Bette sein, der Eine wird angeno111meli i1nd der Andere verlassen werden. M«tih. 24, -it) :c.</text:p>
      <text:p text:style-name="P1">35. Zwei werden zusammen mahlen; die Eine wird angenommen und die Andere verlassen werden.</text:p>
      <text:p text:style-name="P1">36. Zwei werden auf dem Felde sein; der Eine wird angenommen und der Andere verlaskn werden.</text:p>
      <text:p text:style-name="P1">37. nd sie antworteten und sagten zu ihm: Wo, Herr? Und er sprach zu ihnen: Wo das Aas ist, daselbst versammeln sich die Adler. M.:iih.24, es.</text:p>
      <text:h text:style-name="Heading_20_2" text:outline-level="2">Cap. XVIII.</text:h>
      <text:p text:style-name="P1">I. Das Gleichniss vom ungerecbten Richter, i-Z; und il.vomPharisäerundZöllnir. 9-«14. Hi. Jesus segnet die Kinder. is-—47. 1V. Der reiche Jüngling. -is—-30. V-Ankijmdignng seines Leidens. 3«l—34. Vl. Heilung des Blinden. 35—43. l.</text:p>
      <text:p text:style-name="P1">1. Er sagte ihnen aber auch einGleichnis; dafür,dass man allezeit betenund nicht lass werden müsse, Rom. i2,i2. Eph. 6,i8. Col. 4,s. «. Thkss. 5, ».</text:p>
      <text:p text:style-name="P1">2. und sprach: Es war ein·Richter in einer Stadt, der sürchtete Gott nicht, und scheute sich nicht vor den Menschen. Z. Es war aber eine Witwe in derselben Stadt, und sie kam zu ih·m und sprach: Rette mich von meinem Widersacher.</text:p>
      <text:p text:style-name="P1">2. Mos. 2-Z, M :c. Jes. i,</text:p>
      <text:p text:style-name="P1">47.</text:p>
      <text:p text:style-name="P1">4. Und er wollte eine Zeitlang nicht; hernach aber sprach er bei sich selbst: Ob ich Zion Gott nicht fürchte und mich vor den enschen nicht scheue;</text:p>
      <text:p text:style-name="P1">5. dennoch, weil nur diese Witwe ·Mühe macht, will ich sie retten, damit sie nicht beständig komme und mich betäube.</text:p>
      <text:p text:style-name="P1">6. Und der Herr sprach: H’oret, was de«-.1cngerechte Richter sagt. » · 7· Sollte denn Gott seinen Auserwählten nicht Rettung schafsen, die· Tag und acht zu ihm rufen, wenn er gleich gegen sie verzieht? Pf. es, «. is. <text:s text:c="3"/>Cap.</text:p>
      <text:p text:style-name="P1">18.-T Das Evangelium Cap.</text:p>
      <text:p text:style-name="P1">18. 8, Jch scBe euch, er wird ihnen Rettung Fa sen in tilde. Doch wenn des Menschen ohn kommt, wird er auch den Glauben finden auf Erden? Pf. «-5,i8. -is. 2i1öm.is,2o. .</text:p>
      <text:p text:style-name="P1">2. Tim. Z, « it. II.</text:p>
      <text:p text:style-name="P1">9. Er sagte aber auch zu Etlichen, die ans sich selbst vertrauten, dcäss sie gerecht seien, und die Uebrigen vera )teten, dieses Glei niss: C. is, is.</text:p>
      <text:p text:style-name="P1"><text:soft-page-break/>10. wei Menschen gingen hinauf in den Tempel zu beten; der eine war ein Pharisäer und der andere ein E,öllner.</text:p>
      <text:p text:style-name="P1">11. Der Pharisäer Este te sich und betete bei sich selbst also: Gott, ich danke dir, dass ich nicht bin wie die übrigen Menschen, Räuber, Ungerechte, Ehebrecher, oder.auch wie dieser Zbllner. I2s.58, 2:c.</text:p>
      <text:p text:style-name="P1">12. Ich faste zweimal in der Woche, und gebe den Zehnten von Allem, was ich einnehme. C. «,</text:p>
      <text:p text:style-name="P1">42. Many. 9, ie-</text:p>
      <text:p text:style-name="P1">13. Und der Zöllner stand von ferne und wollte aueh nicht einmal seine Augen um Zimmel aufheben, sondern schlug an sZeine rus·t und sprach: O Gott, sei mir Sünder gnädig! Eis. 9, is. · »</text:p>
      <text:p text:style-name="P1">14. Jch sage euch, dieser ging mehr gerechtfertigt in sein Haus hinab als jener; denn ein Jeder, der sich set st erhöhet, wird erniedrigt werden; und wer sich selbst erniedrigt, wird erhöhet werden. C. it, «. V.15—i72 Mc:ith.i9, 43—i5. Man. ic), i.-—ii6« lIl.</text:p>
      <text:p text:style-name="P1">15. Sie brachten aber auch die Kindlein u ihm, dass er ie berühre. Da es aber die Hunger sahen, beschalten sie dieselben.</text:p>
      <text:p text:style-name="P1">16. Aber Je us rief sie zu sich nnd sprach: Lasset die Kinder zu mir kommen und wehret es ihnen nicht; denn solcher ist das Reich Gottes.</text:p>
      <text:p text:style-name="P1">17. Wahrlich, ich sage euch: Wer das Reich Gottes nicht annimmt wie ein Kind, der wird nicht in dasselbe hineinkommen. V. i8—23; Maith. i9, i6——22. Mc-sc. to, i7—9i2. lV.</text:p>
      <text:p text:style-name="P1">18. Und es sra te ihn ein Oberster und sprach: Guter Meisier, was muss ich thun, dass ich das ewige Leben ererbe? 1»9. Da sprach Jesus zu iPsem: Warum heissest du mich gut? Es ist iemand gut, als nur Einer, Gott. «</text:p>
      <text:p text:style-name="P1">20. Du weisst die Gebote: »Du sollstmcht ehebrechen! Du sollst nicht tödten! Du sollst nicht stehlen! Du sollst nicht falsches Zeugnis; sagen! Ehre deinen Vater und deine Muiter!«</text:p>
      <text:p text:style-name="P1">21. Er aber sprach: Dieses Alles habe ich gehalten von meiner Jugend an.</text:p>
      <text:p text:style-name="P1">22. Da Jesus das hörte, sprach er zu ihm: Noch Eines mangelt dir: verkaufe Alles, i was du hast, nnd oertheile es unter die Armen, so wirst du einen Schatz im Himmel haben, und komm’, folge mir nach.</text:p>
      <text:p text:style-name="P1">23. Als er aber dieses hörte, ward er sehr betrübt, denn er war sehr reich. V. 24—30. Many. -is, 23—29». Mart. to, 23—3o.</text:p>
      <text:p text:style-name="P1">24. Als nun Jesus sah, dass er sehr betrübt wurde, sprach er: <text:s/>schwer werden die Reichen in das Reich Gottes eingehen!</text:p>
      <text:p text:style-name="P1">25. Denn es ist leichter, dass ein Kameel durch ein Nadeli5hr eingehe, als dass ein Reicher in das Reich Gottes eingehe. d26. Dla spraclg:n, ;)ie es hörten: Wer kann enn e i wer n «.</text:p>
      <text:p text:style-name="P1">27. Er Zber sprach: Was unmöglich ist bei. den Menschen, das ist m"b lich bei Gott.</text:p>
      <text:p text:style-name="P1">28. Da sprach Petrus: Siehe, wir haben Alles verlassen und sind dir nachgefolgt.»</text:p>
      <text:p text:style-name="P1">29. Er aber sprach-zu ihnen: Wahrlich,ich sage euch: Es <text:s/>Niemand, der Haus,»oder Eltern,oderBruder, oder Weib, oder Kinder verlassen hat um des Reiches Gottes willen,</text:p>
      <text:p text:style-name="P1"><text:soft-page-break/>30. der es nicht vielfältig wieder eciipfange in dieser Zeit, und in der zukünftigen Welt das ewige Leben. V. 3i—34Month. To, 47—i9. Mark. to, 32—3«4-. V.</text:p>
      <text:p text:style-name="P1">31. Er nahm aber die Zwölfe zu sich und sprach zu ihnen: Siehe, wir ziehen hinauf gen Jerusalem, undAlles wird vollendet werden, was durch die Propheten geschrieben ist von des Menschen Sohn. · ·</text:p>
      <text:p text:style-name="P1">32. Denn er wird den Heiden uberantwortet werden, und wird verspottet und misshandelt und angespieen werden;</text:p>
      <text:p text:style-name="P1">33. und sie werden ihn geisseln und tödten, Zug) am dritten Tage wird er wieder aufere en.</text:p>
      <text:p text:style-name="P1">34. Und sie verstanden nichts davon, und diese Rede war vor ihnen verborgen, und sie merkten nicht, was da gesagt war. C. 9, !id. J?arc.9,32. V. 35——4ZMany. 2(), 29—34. Man. in, 46—52. IV.</text:p>
      <text:p text:style-name="P1">35. Es begab sich aber, als er Egger! Iericho nahete, sass ein Blinder am ege und bettelte. <text:s/>· Z(-Z. Und da ex das Volk voruberziehen hörte, erkundigte er sich, WF(s das wäre.</text:p>
      <text:p text:style-name="P1">37. Da verl"ündigten sie ihm, Jesus von Nazareth gehe vorüber.</text:p>
      <text:p text:style-name="P1">38. Und er rief und spra(h:» Jesu, du Sohn Davids, erbarme dich meiner. ·</text:p>
      <text:p text:style-name="P1">39. Und die vorangingen, beschatten ihn, dass er schweigen sollte; er aber schrie no viel mehr: Du Sohn Davids, er arme di meiner. -</text:p>
      <text:p text:style-name="P1">40. Da blieb Jesus stehen und hiess ihn <text:s text:c="3"/>Cap.</text:p>
      <text:p text:style-name="P1">18.</text:p>
      <text:p text:style-name="P1">19. St. Lucäs »-. Cap.</text:p>
      <text:p text:style-name="P1">19. : SUu sich führen. Und als er näher gekommen, fragte er ihn, " »</text:p>
      <text:p text:style-name="P1">41. und sprach: Was willg du, dass i3 dir thun soll? Er sagte: err, dass i sehend werde. ·</text:p>
      <text:p text:style-name="P1">42. Und Jesus sprach zu ihm: Sei sehend! Dein Glaube hat dir eholfen. C.17, is.</text:p>
      <text:p text:style-name="P1">43. Und alsobald sah er und folgte ihm nach und pries Gott; und alles Volk, das es gesehen, lobete Gott. . .</text:p>
      <text:h text:style-name="Heading_20_2" text:outline-level="2">Cap. XlX.</text:h>
      <text:p text:style-name="P1">1. Zachs«us. i—io. H. Das Gieichniss von im U «nvixik-ais» Pf«-wen. «—28. In. Jefu Einiug in Jerusalem. 29-M-. 1V. Reinigung des Tempels. 4ö-—48. J.</text:p>
      <text:p text:style-name="P1">1. Und er kam gen Jericho und zog hindurch. »C.i8,35. » ·</text:p>
      <text:p text:style-name="P1">2. Und siehe, da war ein Mann, mit Namen Zachäus, ein Oberzöllner, und dieer war rei s3. Und erchsuchte Jesum zu sehen, wer er wäre, und vermochte es niht vor dem Volke; denn er war klein Von Ge talt. Ich. 42;2i.</text:p>
      <text:p text:style-name="P1">4. Da lief er voraus und stieg auf einen wilden Fei enbaum, damiter ihn sehe; denn er sollte daEfelbst durchkommen. E-. Und als Jesus an den Ort kam, blickte er auf und sah ihn und sprach zu ihm: Zcichäus, steig’ eilends herab; denn heute muss ich in deinem Hause bleiben.</text:p>
      <text:p text:style-name="P1">6. Und er stieg eilends herab und nahm ihn auf mit Freuden. Joh. «, -i2.</text:p>
      <text:p text:style-name="P1"><text:soft-page-break/>7. Und als sie es sahen, murreten sie Alle und sprachen: Er ist bei einem sündigen Manne eingekehrt, Herberge M nehmen. C. 45,2. «-tth.9, «.</text:p>
      <text:p text:style-name="P1">8. Zachäus aber trat hin und s rach zum 8errn: Siehe, Herr , die Hälfte meiner üter gebe ich den Armen, und wenn ich Jemand betrogen habe, so gebe ich es"vierfältig wieder· Ei. M«-s. See, «. 9Cz. 33, «-is.</text:p>
      <text:p text:style-name="P1">45.</text:p>
      <text:p text:style-name="P1">9. lud Jesus»spr·ach zu ihm :« Heut ist diesem Laufe Zeilwidersa·hren, dieweil auch er ein «ohu S bra9h)Hms ist. Gar. I,</text:p>
      <text:p text:style-name="P1">7.</text:p>
      <text:p text:style-name="P1">10. Denn des enschen Sohn ist gekommen, das Verlorne zu suchen und se ig zu machen. C.i5,4. M«:i«:h.«8,«. V. «—28: Many. 25, 44—30. II.</text:p>
      <text:p text:style-name="P1">11. Indem sie aber dieses hörten, fuhr er fort undsJagte ein Gleichniss, darum, weil er nahe bei erusalem war, und sie meinten, das Reich Gottes würde alsoba d offenbar werden. C.47, so.</text:p>
      <text:p text:style-name="P1">12. Er sprach: Ein edler Mann zo in ein fernes Land, iim ein Reich zu empfangen nnd dann wieder zu kommen.</text:p>
      <text:p text:style-name="P1">13. Da rief er zehn seiner Knechte und gab iZnen gehn Pfunde und sagte zu ihnen: ande t, bis ich wieder komme.</text:p>
      <text:p text:style-name="P1">14. Seine Mitbürger aber hasseten ihn, und schickten·ihm eine Gesandtschaft nach, zu s a en: Wir wollen nicht, dass dieser sziiber uns her:-sehe. J-h»4, «·</text:p>
      <text:p text:style-name="P1">15. Und es begab sich, als er wiederkam, nachdem er das Reich empsan en, da liess er die Knechte, denen er das Feld gegeben hatte, vor sich rufen, damit er erfahre, was ein Jeder erhandelt hätte.</text:p>
      <text:p text:style-name="P1">16. Da kam der Er te und s rach: err, dein Pfund hat zehn iBfunde xfoewonn«E1·</text:p>
      <text:p text:style-name="P1">17. Und er lsprach zu ihm: Wohl, du guter Knecht! Wei du im Gerin sten treu gewes(eSn b;st, so sollst du Macht haben über zehn tä te. "</text:p>
      <text:p text:style-name="P1">18. Und der weite kam nnds ra : «err«, dein Fund hist fünf Psunde ekw1:?be«Z.</text:p>
      <text:p text:style-name="P1">19. r sprach auch zu diesem: Und du sei über fünf Städte.</text:p>
      <text:p text:style-name="P1">20. Und ein Anderer kam und sprach: Herr, siehe, hier ist dein Pfund, welches ich in einem Schweisstuche aufbewahrt hatte.</text:p>
      <text:p text:style-name="P1">21. Denn ich fürchtete dich, weil du ein harter Mann bist: du nimmst, was du 1iifl»)»ttl)k)ngtelegt, und erntest, was du nicht e Ue C . g22. Da sprach er zu ihm: Aus deinem Munde will ich dich richten, du böser Knecht! Wusstest du, dass ich ein harte; Mann bin, dass ich nehme, was ich nicht hingelegt, und ernte, was ich nicht gesäet habe; Many. in,</text:p>
      <text:p text:style-name="P1">37.</text:p>
      <text:p text:style-name="P1">23. warum gabest du denn nicht mein Geld auf den Wechslertisch, dass ich es, wenn ich) geko«;nmen wäre, mit Zinsen eine«o en ätte. . g;4.g Und zu den Umste enden sprach er: Nehmet von ihm das P und und gebet es dem, der die zehn Pfunde hat.</text:p>
      <text:p text:style-name="P1">25. (Und te sagten zu ihm: Herr, er hat schon zehn «Jgfunde.) ·</text:p>
      <text:p text:style-name="P1"><text:soft-page-break/>26. Denn ich sage euch: Einem Jeden, der da hat, wird gegeben werden; von dem aber, der nicht hat, wird auch das, was er hat, genommen werden. C, s· -is·</text:p>
      <text:p text:style-name="P1">27. Doch jene meine Feinde, die nicht wollten, dass ich über sie herrsche, führet hieher und erwürget sie vor mir.</text:p>
      <text:p text:style-name="P1">28. Und nachdem er dieses gesagt, zog er weiter und reisete hinauf gen Jerusa em. V.29——4o: Matih.2i, i—ii. Makc.«,4—-to. J«-i-. is, i. i2—49. lII.</text:p>
      <text:p text:style-name="P1">29. Und es begab sich, als er gen Bethphage und Bethanien nahete, an den <text:s text:c="3"/>92 Cap.</text:p>
      <text:p text:style-name="P1">19. Das Evangelium Cap.</text:p>
      <text:p text:style-name="P1">19. W. Berg, welcher der Oelberg heisst, sandte er zwei seiner Jünger,</text:p>
      <text:p text:style-name="P1">30. und fprach: Gebet hmm den Flecken, der vor euch liegt; und wenn ihr hineinkonimet, werdet ihr ein Fällen angebunden iiden, worauf noch nie ein Mensch gesesen; l’öset es ab und führet es her.</text:p>
      <text:p text:style-name="P1">31. 1Ind wenn eucl Jemand fragt: Warum löset ihr es ab? so fprechet also zu ihm: Der Herr edarf seiner. C.22, « ».</text:p>
      <text:p text:style-name="P1">32. Da gingen die Abgesandten hin und fanden es, wie er ihnen gesagt hatte. .-«33. Als sie aber das Füllen ablöseten, Radien die Herren desselben Zu ihnen: arum löset ihr das Fällen ab.</text:p>
      <text:p text:style-name="P1">34. Sie aber sprachen: Der Herr bedarf seiner. «»</text:p>
      <text:p text:style-name="P1">35. Uiid sie brachten es zu Jesii, und sie warfen ihre Kleider auf das Fällen und ssx;s«25k;s«s«:«s«sssk -, .--, . ». era er for og reieen iei re Kleider aus auf den </text:p>
      <text:p text:style-name="P1">37. Und als er jetzt nahete an dem Abkang;»des Oeflberges, finz)d:: ganlzebMeng: er ungei« reu ig an o zu o en in; lauter Stimme wegen aller der Thaten, die sie gesehen hatten, ·</text:p>
      <text:p text:style-name="P1">38. iind sprachen: Gepriesen sei der König, der da kommt im Namen des Herrn! Friede in;åHi1i1nn!;eEi:ili·tThEl;Ire m;;eii .»H»i5heii! C. as i is. . n i e er ari aer unter em Tinte ss)rack)en: Meister, beschilt deine unger.</text:p>
      <text:p text:style-name="P1">40. Und er antwortete und sprach zu ihneu: Ich sage euch , wenn diese schwiegen, so würden die Steine schreien. Hei-. 2, «.</text:p>
      <text:p text:style-name="P1">41. Und als er näher kam und die Stadt sag, weis? er åi)bei;xFe, « , :-3.d .un pra: enn o an nat! diesem deinem Tag erkenntest, was zu deinem Frieden dient! Nun aber ist es vor deinen Augen verborgen.</text:p>
      <text:p text:style-name="P1">43. Denn es werden Tage über dich kommen wo deine Feinde dich mit einem Wall umgeben und dich ringsum einschliessen und von allen Seiten ängstigen werden; C.</text:p>
      <text:p text:style-name="P1">23. 28 :c. S. Prof. es, se ic. Jes.29,</text:p>
      <text:p text:style-name="P1">2. Z, » Je:.6, S. Zach.i4, D.</text:p>
      <text:p text:style-name="P1">44.· und sie werden·dich aus den Boden schle»ifen, und deine Kinder in dir, uiid werden in dir keinen Stein auf dem andern lassen, darum das; du die Zeit deiner Heimuchung nicht. erkann(; B-is? Many V S V. is. isMany. ei, i2. i3«. Mike. ii,"«isLi8. IV.</text:p>
      <text:p text:style-name="P1">45. Und als er in den Tempel hineingegangen, fing er an hinauszitti:ei«beii, die darin verkauften und kauften; «</text:p>
      <text:p text:style-name="P1">46. und sh«5gch zu ihnen: Es Aste t geschrieben: ,, ein Haus ist ein et aus! Ihr aber habet daraus eine Mördergriibe gemacht!«</text:p>
      <text:p text:style-name="P1"><text:soft-page-break/>47. Und er lehrete täglich im Tempel; die Hohenpriester aber und die Schriftgelehrten suchten ihn umzubringen, und die Vornehmsten des Volkes. Muth. 2i , is. is.</text:p>
      <text:p text:style-name="P1">48. Und sie fanden nicht, was sie t un sollten; denn das ganze Volk hing an i m, da es. ihn hörte.</text:p>
      <text:h text:style-name="Heading_20_2" text:outline-level="2">Cap. XX.</text:h>
      <text:p text:style-name="P1">l. Iesu Vollmacht. «l—8. il. Das Gleichniss von den Weingärtnern. 9—t9. liI. Frage wegen bejKopssteuer, 20—·26; IV. wegen dir Auserstel)uiig« 27—40; V. und wessen Sohn Christus? «-—«1-H. VI. Warnung vor den Schriftgelehrten. LZ——4·7. V. i—82 Maith.2i, 23—27. Mc-re. «, 27—33. l.</text:p>
      <text:p text:style-name="P1">1. Es begab sich aber an einem dieser Tage, als er das Volk im Tempel lehrte und das Evangelium predigte, traten die Hohenpriester und die Schristgelehrten sammt den Aeltesten herzu,</text:p>
      <text:p text:style-name="P1">2. und sagten zu ihm, sprechend: Sage uns, aus welcher Macht thust du dieses? oder wer ist es, der dir diese Macht gegeben hat? Z. Er aber antwortete und sprach zu ihnen: Ich will auch eine Frage an euch thun, und saget es mir.</text:p>
      <text:p text:style-name="P1">4. War die Taufe des Johannes vom Himmel oder von den Menscken?</text:p>
      <text:p text:style-name="P1">5. Sie aber bedachten sich ei sich selbst und sprachen: Wenn wir så1;gen: Vom Himmel, so wird er sprechen: arum habet ihr ihin denn nicht geglaubt?</text:p>
      <text:p text:style-name="P1">6. Wenn wir aber sagen: Von den Menschen, so wird das ganze Volk uns steinigeUdenn es ist überzeugt, Johannes set Eis! ro et. « P Pl) . . »7. Und sie antworteten, sie wüssten Ulchkwoher. »</text:p>
      <text:p text:style-name="P1">8. Und Jesus sprach zuneu: So sage auch ich euch nicht, aus wclcher Macht ich dieses thue. V, 9—i9: March. 2i, 33—4e. Man. i2. i—e2. II, 9, E-kFug aber an.zu dem Volke dieses Gleichni zusagen: Ein Mensch pflanzte einen Weingarten und verlieh denselben an Weingärtner und zog eine lange Zeit ausser Land. »</text:p>
      <text:p text:style-name="P1">10. Und zur bestimmten» Zeit sandte er einen Knecht zu den Wemgcirtnern, dass sit <text:s text:c="3"/>C«p.</text:p>
      <text:p text:style-name="P1">20. " Si. L ihm von der Bucht des Weingartens geben sollten. Die eingärtner.aber schlugen ihn und scssickten ihn leer fort.</text:p>
      <text:p text:style-name="P1">11. "nd er fuhr fort und sandte einen andern Kne3t. Sie schlugen aber auch diesen und bes impsten ihn und sc1)ickten ihn eer fort.</text:p>
      <text:p text:style-name="P1">12. Und er fuhr fort und sandte einen dritten; aber auch den b«erwundeten ste und stiessen ihn hinaus.</text:p>
      <text:p text:style-name="P1">13. Da sprach der Herr des Weingartens: Was soll ich thun? Jch will meinen Sohn senden, den geliebten« vielleicht, wenn sie diesen sehen, werden sie sich scheueu. «</text:p>
      <text:p text:style-name="P1">14. Als aber die Weingär1ner denselben sahen, Krachen sie unter einander: Dieser ist der rbe. Kommt, lasst uns ihn tödten, damit das Erbgut unser werde. «</text:p>
      <text:p text:style-name="P1">15. Und sie« stiessen ihn zum Weingarten hinaus und tödteten ihn. Was wird ihnen nun der Herr des Weingartens thun?</text:p>
      <text:p text:style-name="P1">16. Er wird kommen und diese Weingärt«ner umbrin en und denWeingarten Andern eben. AlsLsiedashörten,sprachensie: Das Hei ferne!</text:p>
      <text:p text:style-name="P1">17. Er aber blickte sie an und sprachs: Was heisst denn das, was <text:soft-page-break/>geschrieben steht: »Der Stein, den die Bauleute verworfen haben, der ist zum Ecksteiu geworden«?</text:p>
      <text:p text:style-name="P1">18. Em Jeder, der auf diesen Stein fällt, der wird zerschellet werden; auf welchen er aber fällt, den wird er zermalmen.</text:p>
      <text:p text:style-name="P1">19. Und es suchten die .Holenpriester und SchriLtgelehrten Hand an ihn zu legen zu dersel en Stunde; aber sie fürchteten das Volk, denn sie merkten, dass er aus sie dieses Gleichniss gesagt hatte. C. i9,</text:p>
      <text:p text:style-name="P1">47. V. 2e—26Muth. De, is-—22. Mark. is, i«3—47. lll.</text:p>
      <text:p text:style-name="P1">20. Und sie gaben Acht auf i n und sandten Auslaurer ab, die sich stellen?ollten, als wären te redlich, aus dass sie ihn bei einer Rede fasseten, um ihn der Obrigkeit und der Gewalt des Land-pflegers zu überantworten. «</text:p>
      <text:p text:style-name="P1">21. Undfie sragten»ihn, sprechend: Meister, wir wissen, dass du recht redest und lehrest, und nicht die Person ansie st, sondern den Weg Gottes nach der Wa rheit lehrst.</text:p>
      <text:p text:style-name="P1">22. Jst es uns erlaubt, dem Kaiser die Steuer zu geben, oder uicht?</text:p>
      <text:p text:style-name="P1">23. Da er aber ihre Ar list merkte, sprach er zu ihnen: Was versuihet ihr mich?</text:p>
      <text:p text:style-name="P1">24. Feigetmir einen Ps;nnig. WessenBild und eberschrist hat er Sie antworteten und sprachen: Des Kaisers. »</text:p>
      <text:p text:style-name="P1">25. Er aber sprach zu ihnen: So gebet I <text:s text:c="2"/>Cato.</text:p>
      <text:p text:style-name="P1">20. 93 denn dem Kaiser, was des Kaisers ist, und Gott, was Gottes ist.</text:p>
      <text:p text:style-name="P1">26. Und sie vermochten nickgihn bei einem Worte zu fassen vor dem olke; und sie verwunderten sich über seine Antwort und schwiegen. B.«27— to: March. 22, 23—33. Mark. i2, is—"27. IV.</text:p>
      <text:p text:style-name="P1">27. Es traten aber etliche der Sabducäer her«u, welche läugnen, dass eine Auserstel)iåheg»sei, srå1Jg»tel1 ihn und fprachen :»</text:p>
      <text:p text:style-name="P1">28. eister. ioses hat uns geschrieben: Wenn Jemandes Bruder ein Weib hätt und stirbt ohne Kinder, so soll dessen ruder das Weib nehmen und seinem Bruder Scimen erwecken.</text:p>
      <text:p text:style-name="P1">29. Nun waren sieben Brüder. Und der erste nahm ein Weib und starb ohneKinder.</text:p>
      <text:p text:style-name="P1">30. Und der weite nahm das Weib, und auih er starb ohne Kinder.</text:p>
      <text:p text:style-name="P1">31. Und der dritte nahm sie, und gleicherweise die Sieben alle und hinterliessen keine Kinder und starben. · «</text:p>
      <text:p text:style-name="P1">32. Zuletzt nach Allen starb auch das Weib.</text:p>
      <text:p text:style-name="P1">33. «) n der Auferstehung nun, wessen Weib wird sie sein?» Denn alle Sieben haben sie zum Weil-e gehabt.</text:p>
      <text:p text:style-name="P1">34. Und Jesus antwortete und sprach zu ihnen: Die Kinder diexer Welt nehmen zur Ehe und werden zur he gegeben.</text:p>
      <text:p text:style-name="P1">35. Die aber gewürdigt werden, jene Welt Ei erlangen und die Auferstehung von den odten, die nehmen nicht zur Ehe und werden nicht zur Ehe gegeben. ·-</text:p>
      <text:p text:style-name="P1">36. Denn sie können nicht mehr sterben, denn sie sind ten Engeln gleich und sind Kinder Gottes, da sie Kinder der AuferstehunF)sind. «. Joh. Z, «. Si.</text:p>
      <text:p text:style-name="P1">37. ass aber die Todten auferstel en, hat auch Moses angedeutet, bei dem Bnsche, wo er den Herrn nennt den Gott Abrahams und den Gott Jsaaks und den Gott Jakobs.</text:p>
      <text:p text:style-name="P1"><text:soft-page-break/>38. Gott ist aber uiiht der Todten, soudern der Lebendigen Gott; denn sie leben ihm Alle.</text:p>
      <text:p text:style-name="P1">39. Da antworteten etliche»der Schriftgelehrten und sprachen: Meister, du hast wohl eredet. ,</text:p>
      <text:p text:style-name="P1">40. Sie unterstanden sich aber nicht mehr, ihn etwas zu fragen. Many. 22, te. V.44—-44: Matth. 22,44—46, Marc.42, 35—37. V.</text:p>
      <text:p text:style-name="P1">41. Er äprach aber zu« ihnen: Wie»s.1gen sie, dass hristus Davids Sohn sei .</text:p>
      <text:p text:style-name="P1">42. Und doch sagt David selbst im Buche. der Psalmen: »Der Herr hat zu meinem Herrn gesprochen: Sitze zu meiner Nechten,</text:p>
      <text:p text:style-name="P1">43. bis ich deine Feinde zum Schemel deiner Füsse mache« » <text:s text:c="3"/>M Cap.</text:p>
      <text:p text:style-name="P1">20. "21. Das Evangelium</text:p>
      <text:p text:style-name="P1">Cap. Hi.</text:p>
      <text:p text:style-name="P1">44. David nennet ihn also Herr; wie ist er denn sein Sohn? V. 4-3-47Many. es, i. s. i4. Man. i2, 38——4o. VI.</text:p>
      <text:p text:style-name="P1">45. Indem aber alles Volk zuhörte, sprach er zu seinen Jüngern:</text:p>
      <text:p text:style-name="P1">46. Hütet euch vor den Schrijtgelehrten, die gern in langen Kleidern elnhergehen, und liebel1 die GriFe auf deii Märkten und den Vorsitz in den ers ai1inilungen und die ersten Plätze beiden Mahlzeiten; C.ii , is.</text:p>
      <text:p text:style-name="P1">47. die der Witwen« Häuser fressen und um Schein lau e beten; diese werden ein ichwereres Geriåt empfangen. . </text:p>
      <text:h text:style-name="Heading_20_2" text:outline-level="2">Cap. XXI.</text:h>
      <text:p text:style-name="P1">« l. DieWmvebeim Gotteskasten.4——4. il. Weisfagung von der Zerstörung Jerusalems. Z-24. 1ll. Vom Ende der Welt. 25—-33. lV. Ermahnung zur Nüchtemheit und Wachsamkeit. 34—Z8. B. 1—4: Mart. is, M-—44. I. I. Als er aber aufblickte, sah er die äiFicheki, die ihre Gaben in den Gottesten e ten.</text:p>
      <text:p text:style-name="P1">2. Er sah aber auch eine arme Witwe, die zwei Schärslein einlQe3gte. · · H. Und er åpBraih: ahrlich, ich sag? euch, dikse arme itwe hat mehr als A e eine e t. g4. gDenn alle diese haben von ihrem Ueberflusse eingelegt zu den Gottesgaben« sie aber hat von ihrer Armuth die ganze Nahrung, die sie hatte, eingelegt. s « V. 5—2i2 Many. 24, i—22. Mark. is, «-ed; lI.</text:p>
      <text:p text:style-name="P1">5. Und als Etliche von dem Tempel sLaLgten, das; er mit schönen Steinen und eiÆschenken gezieret sei, sprach er:</text:p>
      <text:p text:style-name="P1">6. as ihr da sehet, es werden Tage kommen, wo kein Stein auf dem andern bleiben wird, der nicht zerstör-; w373de4.3 U c. , it.</text:p>
      <text:p text:style-name="P1">7. Sie fragten ihn aber und sprachen: Meister, wann wird denn dieses geschehen, n-nd welches wird das Zeichen sein, wann dieses gescheheli soll. » . «</text:p>
      <text:p text:style-name="P1">8. Er sprach: Sehet zu, das; ihr nicht irre geführt werdet! Denn Viele werden kommen unter meinem Namen und sagen: Jch bin es, und die Zeit ist genahet! Darum ziehet ihnen·nicht nach! C. i7,</text:p>
      <text:p text:style-name="P1">23.</text:p>
      <text:p text:style-name="P1">9. Wenn ihr aber von Krie en und Zerriittungen given werdet, so eriJchrecket nicht; denn diese inge müssen zuvor geschehen. Aber nicht al o ald ist das Ende.</text:p>
      <text:p text:style-name="P1">10. Dann prach er zu ihnen: Ein Volk wird sich wider das andere <text:soft-page-break/>erheben, und ein Reich wider das andere;</text:p>
      <text:p text:style-name="P1">11. und grosse Erdbeben werden sein hin Und wieder und Hun er und Pest, und Schrecknis;e und grosse Zeichen vom Himmel werden ge chehen. .</text:p>
      <text:p text:style-name="P1">12. Vor diesem Allem aber werden sieHand an euch legen und euch verfolgen und in Bersalnm uiigFen und Gefängnisse überliefern und vor önige und Fürsten führen um meines Namens willen. J-i;.i5,20. A;-.i2,i. Z13. <text:s/>wird euch aber widerfahren zum en in e. 14i3 Darum nehmet es zu Her en, dassi r nicht zum Voraus darauf denkzet, wie ihr euch verantworten wolIet. I5. Denn ich werde euch Mund und Weisheit geben, welcher alle eure«Wider acher nicht werden widersprechen noch wider tehen können. Jek.i,</text:p>
      <text:p text:style-name="P1">9. A .6, to. « IS. Ihr werdet aber überliefert werden auch von Eltern und Brüdern und Verwandten und Freunden, und sie werden Etliche aus euch zum Tode bringen,</text:p>
      <text:p text:style-name="P1">17. und ihr werdet von Allen gehasset sein um meines Namens willen.</text:p>
      <text:p text:style-name="P1">18. Und nicht ein Haar von euerm Haupte wird verloren gehen. C. is,</text:p>
      <text:p text:style-name="P1">7. M-ich. so, .-so. Dem. Z,</text:p>
      <text:p text:style-name="P1">27.</text:p>
      <text:p text:style-name="P1">19. Durch eure Geduld gewinnet eure Seelen. S. Chwn. i5,</text:p>
      <text:p text:style-name="P1">7. Many. 24, is. ·</text:p>
      <text:p text:style-name="P1">20. Wann ihr aber werdet Jerusalem von Kriegsheei«en umlagert sehen, alsdann er-. kennet, dass ihre Verwüstung genahet ist.</text:p>
      <text:p text:style-name="P1">21. Alsdann fliehe, wer im südischen Lande ist, auf die Berge; und wer in der Stadt ist, der entweiche daraus; und wer auf dem Lande ist, gehe nicht hinein. C. -i7, Z-i. ,</text:p>
      <text:p text:style-name="P1">22. Denn dieses sind Tage der Rache, da Alles erfüllet werde, was geschrieben te t.</text:p>
      <text:p text:style-name="P1">23. Wehe aber den Schwangeru und den Säugenden in denselben Tagen; denn es wird grosse Noth in dein Lande sein, und Zorn über diesem Volke.</text:p>
      <text:p text:style-name="P1">24. Und sie werden fallen durch die Schärfe des Schwertes und gefangen geführt werden unter alle Völker; und Jei«u alem wird .zertreten werden von den Heiden, bis die Zeiten der Heiden erfüllet sind. . S. Mo .28, se. Röm.«,25· Oss.«,2. V. 25—3i32 Many. ei, 29-se. M-M, -is, 24—3:-z. IlI.</text:p>
      <text:p text:style-name="P1">25. Und es werden åeichen geschehen an So1ineund Mond und ternen,und auf Erden Angst der Völker, dass sie sich nicht zu rathen wissen, bei dem Tosen des Meeres und der W0ge«U; Ez.38,c9.2c). H-s.io,8.</text:p>
      <text:p text:style-name="P1">26. indem die Menschen in Ohnmacht sinken werden Vor Furcht und Erwarten <text:s text:c="3"/>Cap.</text:p>
      <text:p text:style-name="P1">21.</text:p>
      <text:p text:style-name="P1">22. St. Luni. «» Cap.</text:p>
      <text:p text:style-name="P1">22. <text:s/>95 der Dinge, die über den Erdkreis kommen werden; denn die Kräfte der Himmel werden erschüttert werden.</text:p>
      <text:p text:style-name="P1">27. Und alsdann werden sie den Sohn des Menschen kommen sehen in einer Wolke mit grosser Macht und Herrlichkeit. Many. ge, se. 28· Wann aber dieses anfängt zu geschehen, so richtet euch auf uiid erhebet euere Häupter; denn es nahet eure Erli)sung. S. Thess. 4, <text:soft-page-break/>7 re. Jak.·5, </text:p>
      <text:p text:style-name="P1">29. Und er sagte ihnen ein Gleichniss: Sehet den Feigenbauin ulid alle Bäume.</text:p>
      <text:p text:style-name="P1">30. Wenn sie jetzt ausschlagen, und ihr es sehet, so merket ihr von se bst, dass der Sommer jetzt nahe ist. 3I. Also auch ihr, wann ihr sehet, dass dieses ges ieht, so merket, dass das Reich Gottes na e ist.</text:p>
      <text:p text:style-name="P1">32. Wahrlich, ich sage ench, dieses Gechlecht wird nicht vergehen, bis Alles gechehen sein wird.</text:p>
      <text:p text:style-name="P1">33. Der Himmel und die Erde werden vergeh-sen, aber meine Worte werden nicht verge en. C. is, ». IV.</text:p>
      <text:p text:style-name="P1">34. Habet aber Acht auf euch selbst, dass eure Herzen nicht etwa beschwert werden mit Schwelgerei und Trunkenheit und Sorgender Nahrung,und unversehens über en? komme jener Tag. Rom. is, is. B . Denn wie ein Fallstrick wird er kommen iiber Alle, die auf dem ganzen Erdboden wohnen. · »</text:p>
      <text:p text:style-name="P1">36. Darum wachet zu ·jeglicher Zeit und bittet, dass ihr 2gewürdigt werdet zu entfliehen diesem llem, was eschehen soll, undYzu stehen vor des Menså)en Sohn. iaith.24,42.</text:p>
      <text:p text:style-name="P1">1.Joh.2,28.</text:p>
      <text:p text:style-name="P1">2. Pers, « :c. i37. Er war aber des Tages im Tempel und lehrete, und des Nachts ging er hinaus und überna tete an dem Berge, welcher der Oelberg hei t. Matth.2i,«7. Joh·8,;.</text:p>
      <text:p text:style-name="P1">38. Und alles Volk kam frühe zu ihm in den Tempel, ihn zu hören. . »</text:p>
      <text:h text:style-name="Heading_20_2" text:outline-level="2">Cap. Xxll.</text:h>
      <text:p text:style-name="P1">. I. Nathschlagider Priester, Jesum zustödten. «-S. II. Stiftung des Abendmah1s. 7—23. lll. Rangstrcit der Jungen 24-so. IV. Warnung an Petkns.Z1-s8. V. Jesus in Gethsemane. 39——46. Vl. Jesu Gefangennehmnng. 47—</text:p>
      <text:p text:style-name="P1">53. Vll. Berläugnung durch Petrus· 54—62. Vlll. Berurtheilung vor dem jüdischen Rathe. 63—7l. -V. O. I: MTtth« 26, 4—5. Man. -U-, «.</text:p>
      <text:p text:style-name="P1">2.— I.</text:p>
      <text:p text:style-name="P1">1. Es nah-:te aber das Fest der ungesäuerten Brote, das man den Ueberschritt nennt.</text:p>
      <text:p text:style-name="P1">2. Und die Ho enpriester und SchriftgeJ lehrten osuchten, wkieFe ihn umbrächten; dem( sie für teten das olk. Many. A, is. H« V. Z-isMs«tth.26, i4—46. Mark. «» so. «» Z. Es fuhr aber der Satan in den Judas, zugenannt Jscarioth, der von der Zahl der; Zwölfe war. J» .i3,27. ««</text:p>
      <text:p text:style-name="P1">4. Und er ging hin und unterredete "sickj mit den Hohenpriestern und den Hauptleuten, wie er ihnen denselben verrathen wollte!</text:p>
      <text:p text:style-name="P1">5. Und Be wurden froh und kamen überein, ihm eld zu geben.</text:p>
      <text:p text:style-name="P1">6. I nd er that das Versprechen und suchte eine Gelegenheit, um ihn ohne Auflauf ihnen zu verrathen. -X V. 7—i3; Motiv. es, i7-To. Mars. «-, i2—io? 1l.</text:p>
      <text:p text:style-name="P1">7. Es kam aber der Tag der ungesäuerten Brote, an welchem man das Lamm des Ueberschrittcs schlachten musste.</text:p>
      <text:p text:style-name="P1">8. Und er sandte den Petrus und Johannes und sprach: Gehet hin, <text:soft-page-break/>bereitet uns den Ueberschritt, dass wir ihn essen.</text:p>
      <text:p text:style-name="P1">9. Sie aber sprachen zu ihm: Wo willst du, das wir ihn bereiten?</text:p>
      <text:p text:style-name="P1">10. ·r aber sprach zu ihnen: Siehe,wenn ihr in die Stadt hineinkommet, so wird euch ein Mensch begegnen, der einen Krug mit Wasser trä t; dein folget in das Haus, w«o er hineingegt, ««</text:p>
      <text:p text:style-name="P1">11. und sprechet3iL1; dem Hausherrn: Der Meister sagt dir: S o ist die Herberge, wo ich den Uebers chritt mit meinen üngern ege?</text:p>
      <text:p text:style-name="P1">12. Und derselbe wird euch einen gro en belegten Saal zeigen; daselbst bereitet. </text:p>
      <text:p text:style-name="P1">13. Sie gingen nun hin und fanden es, wie er ihnen gesagt hatte, und bereiteten den Ueberschritt. · <text:s/>V.i4—i8: Matt!-. 2o, 26—29. Man. «, 22-—-is.</text:p>
      <text:p text:style-name="P1">14. Und als die Stunde da war, setzte er sich zu Tische, und die zwölf Apostel mit ihm.</text:p>
      <text:p text:style-name="P1">15. Und er sprach zu ihnen: Mut) hat sehnlich verlangt, diesen U»eberschritt mit euch zu essen,·ehe denn ich leide. ·</text:p>
      <text:p text:style-name="P1">16. Denn ich sage ench, ich werde nicht mehr davon essen, bis es erfüllt sein wird im Reiche Gottes.</text:p>
      <text:p text:style-name="P1">17. Und er nahm den Kelch, dankte und spi3ch: Nehmet diesen und theilet ihn unter en .</text:p>
      <text:p text:style-name="P1">18. Denn ich sage euch, ich werde nicht mehr trinken von dein Gewächs e des Weinstocks, bis das Reich Gottes 33eakt-Zl1)1'i;i;ei;9ist. V. «l9. So: Matth. M, 27«29. Mart. H, 22—2s. «. Cor. «, W ic.</text:p>
      <text:p text:style-name="P1">19. Und er nahm das Brot, und nachdem er Dank gesagt, brach er» esiund gab es <text:s text:c="3"/>96 « Cap.</text:p>
      <text:p text:style-name="P1">22.-.-I Das Evangelium Cap·</text:p>
      <text:p text:style-name="P1">22. ihnen, sprechend: Das ist mein Leib, der !</text:p>
      <text:p text:style-name="P1">36. ·Nun sprach er zu ihnen: A·ber.je-Hi, für euch hingegeben wird; diess thut zu meinem Gedächtnisse! Joh. S, 5i.</text:p>
      <text:p text:style-name="P1">20. Gleicherweise auch denKelch, nach dem Mahle, sprechend: Diegr Kelch ist das neue Testament in meinem lnte, das für euch Vergossen wird. V. Si-23: Many. As, 2i—-25. Man. «, is—2si.</text:p>
      <text:p text:style-name="P1">21. Doch siehe, die Hand dessen, der mich verräth, ist mit mir am Tische.</text:p>
      <text:p text:style-name="P1">22. Und des Menschen Sohn geht zwar dahin, wie es bestimmt ist; aber wehe dem Meuschen, durch welchen er verrathen wird!</text:p>
      <text:p text:style-name="P1">23. Und sie singen an sich unter einander zu fragen, welcher es wohl wäre»aus ihnen, der dieses thun würde. « III.</text:p>
      <text:p text:style-name="P1">24. Es entstand aber auch ein Streit unter ihnen, wer von ihnen für den Grössten zu halten sei. C. 9, -is.</text:p>
      <text:p text:style-name="P1">25. Er aber sagte zu ihnen: Die Könige derVölker herrschen über sie, und die über sie Gewalt üben, heisst man Gnädige. Matth. 20, W re,</text:p>
      <text:p text:style-name="P1">26. Ihr aber nicht als o ; sondern der Grösst e unter euch werde wie der Jüngste, und der OberstewiederDiener. N5m.42,io. Phii.2,3.</text:p>
      <text:p text:style-name="P1">27. Denn wer ist grösser? der, welc3er zu Tische sitzt, oder der, welcher dienet? « st es nicht der, welcher zu Tische sitzt? Ich aber bin mitten unter euch wie der, welcher dienet. J:-h. is, 4—i4. March. E-o,</text:p>
      <text:p text:style-name="P1">28.</text:p>
      <text:p text:style-name="P1"><text:soft-page-break/>28. Ihr aber seid es, die bei mir ausgeharret haben in meinen Versuchuiigen.</text:p>
      <text:p text:style-name="P1">29. Und ich verordne euch, wie mir mein Vater das Reich verordnct hat, « E« se. O .3 2i ! ff l «</text:p>
      <text:p text:style-name="P1">30. dass ihr esset und trinket an meinem Tische in meinem Reich, und sitzet auf Thronen, und richtet die zwölf Stamme Jsraels. March. is, es. IV.</text:p>
      <text:p text:style-name="P1">31. Es sprach aber der Herr: Simon Simon, siehe, der Satan hat euer begehrt: cis zu sichtgn wlie ;eliWeige3 ; il.)E1Flki. E«-,;.sz .1aer)aesürigeeen,a dein·Gdlaube nicht abnehme; und wenn du dereinst dich beke )rst, so stärke de-ins Brüder. «’o . ,</text:p>
      <text:p text:style-name="P1">45. 33, Er »aber spkaFz zu ihm: Hm, ich bin bereit, mit dir in esängniss und in Tod zu gehen· Matth.2s,332c. Ich. i3,372c.</text:p>
      <text:p text:style-name="P1">34. Eraber sprach: Ich sa e dir, Petrus, der Hahn wird heute nicht lgräheu, ehe du dreimalgelä net hast, dass du mich kennest.</text:p>
      <text:p text:style-name="P1">35. Und eiysprach zu ihnen: Als ich euch aussandte ohne Beutel und Tasche und Schuhe, hat»euch etwas gemangelt? Sie sprachen: Nichts. E. 9, Z. » wer einen Beute Tit, der nehme ihn, glei cherweise auch die asche, und wer es nicht It, der verkaufe sein Kleid und kaufe ein chwert.</text:p>
      <text:p text:style-name="P1">37. Denn ich Lage euch, auch das muss noch an mir ersü twerden, was geschrieben steht: »Und er ist unter die Uebelthäter gerechnet worden.« Denn was von mir geschrieben steht, das ist vollendet. 38 S» s ch Z. -is, 3Z.hJeshp3, iF. d «. te pra en: err, sie e ier in zwei Schwerter. Er sprach zu ihnen: Es ist genug. V. .-is-4e2 Many. es, so. se-is. Man. il« se-is. V.</text:p>
      <text:p text:style-name="P1">39. Und er ging hinaus nach seiner Gewohnheit und kam an den Oelberg. Es folgten ihm aber auch seine Jünger.</text:p>
      <text:p text:style-name="P1">40. Und als er an den Ort gekommen war, sprach er zu ihnen: Betet, dass ihr nicht in Versuchung fallet.</text:p>
      <text:p text:style-name="P1">41. Und er riss sich von ihnen los, ungefähr einen Steinwurf weit, und kniete nieder und betete, » «</text:p>
      <text:p text:style-name="P1">42. und sprach: Vater, wenn du diesen Kelch von mir nehmen willst! Do? nicht mein Wille, sondern der dei1ie»ggs6)egT! J·l.’ . , .</text:p>
      <text:p text:style-name="P1">43. Da erschien ihm ein Engel vom Hirnmel, der ihn stärl-te. Dan.i0, i8.19. Hei-.2,7.</text:p>
      <text:p text:style-name="P1">44. Und er war im Kampfe und betete noch eifriger; und sein Schweiss war wie Blutstropsen., die auf die Erde sFegel;. He . , .</text:p>
      <text:p text:style-name="P1">45. Und als er vom Gebet ausgestanden war und zu seinen Jüngern kam, fand er sie schlafend vor Traurigkeit.</text:p>
      <text:p text:style-name="P1">46. Und er sprach zu ihnen: Was schlaset Ehr? Stehet aus und betet, dass ihr nicht in ersuchung fallet, » V. 47—53: Many. 26, 47—5i3. Man. i4, 43—50. — Joh.1i8,2.3.i0.i1. VI.</text:p>
      <text:p text:style-name="P1">47. Indem er aber noch redete, siehe, eine Schaar, und der Judas hiess, Einer der Hwölfe, ging vor ihnen her, und nahete sich Je-sit, ihn zu küssen. ·</text:p>
      <text:p text:style-name="P1">48. Jesus aber sprach zu ihm: Judas, iäit Kasse verräthst du des Menschen o n. «</text:p>
      <text:p text:style-name="P1">49. Als nun die, so unt ihn waren, sahen, was da werden wollte, sprachen sie zu ihm: Herr, sollen wir mit dem Schwerte drein <text:soft-page-break/>schlagen? · »</text:p>
      <text:p text:style-name="P1">50. Und es schlug Einer aus ihnen den Knecht des obersten Priesters undhieb«sLh11i sein rechtes Ohr ab.</text:p>
      <text:p text:style-name="P1">51. Da antwortete Jesus und prach: <text:s text:c="3"/>Lasset es bis hieher! Und er rührte sein Ohr an und heilete ihn.</text:p>
      <text:p text:style-name="P1">52. Es sprach aber Jesus zu den Hohenpriestern und Hauptleuten des Tempels und Aeltesten, die gessen ihn gekommen waren:Wiexägeueinen örderseidihrausgezogen mit chwertern und mit Stangen.</text:p>
      <text:p text:style-name="P1">3. Da ich täglich bei euch im Tempel war, habet ihr die Hände nicht wider mich ausgåtreckt. Aber dies; ist eure Stunde und die acht der Finstermss. B. 54—s2: Matth.26,57. 69-75. Marc.14,s4. 6s—72. Joh. is, ia—i8. 25—27. Vll.</text:p>
      <text:p text:style-name="P1">54. Nachdem sie ihn nun gegriffen hatten, führten sie ihn fort und brachten ihn in das Haus des obersten Priesters. Petrus aber folgte von ferne.</text:p>
      <text:p text:style-name="P1">55. Und da sie mitten im Hofe ein Feuer ange üiidet und sich zusammen gesetzt hatten, sass Petrus mitten uiiter ihnen.</text:p>
      <text:p text:style-name="P1">56. Als ihn· aber eine Magd beim Feuer sitzen sah uiid·ihn anblickte, sprach sie: Auch dieser war mit ihm.</text:p>
      <text:p text:style-name="P1">57. Er aber verläugnete ihn und sagte: Weib, ich kenne ihn nicht.</text:p>
      <text:p text:style-name="P1">58. Und bald darnach saEihii ein Anderer und sprach: Auch du bist iner aus ihnen. Petrus aber sprach: Mensch, ich bin’s nicht.</text:p>
      <text:p text:style-name="P1">59. Und nach Verlag ungefähr einer Stunde bekräftigte es ein nderer, fprechend: In Wahrheit, auch dieser war mit ihm, denn er ist ein Galiläer. 6(). Petrus aber spräch: Mensch, ich weiss nicht, was du sagst. Und alsobald, indem er noch redete, krähete der Hahn.</text:p>
      <text:p text:style-name="P1">61. Und der Herr wandte sich iind sah Petrus an. Da ward Petrus eingedenk des Wortesdes Herrn, wie er u ihm gesprochen: Ehe der Hahn kräht, wirst du mich dreimal verläugnen. C. 22,</text:p>
      <text:p text:style-name="P1">34.</text:p>
      <text:p text:style-name="P1">62. Und Petrus ging hinaus und wemete bitterlich. V. ii3—65Many. As, s7. es. Muse. «, es VIIl.</text:p>
      <text:p text:style-name="P1">63. Und die·MLi’nner, die Jefum hielten, verspotteten ihn iind schlugen ihn;</text:p>
      <text:p text:style-name="P1">64. und i)erhüllten ihn, schlii en ihn ins Angesicht und fragten·ihn, sprechend: Weissage, wer ist es, der dickbgeschlagen hat?</text:p>
      <text:p text:style-name="P1">65. Und viele andere ästerungen sagten sie wider ihn.</text:p>
      <text:p text:style-name="P1">66. Und als es Tag geworden, versammelten sich die Aeltexen des Volkes, die Hohenpriester und chriftgelehrten und führten ihn vor ihren Rath, Matth.27, i. Makc.i5,i. Joh.18,28·</text:p>
      <text:p text:style-name="P1">67. und sprachen: Bist du der Christus, so sage.es uns! Er aber sprach zu ihnen: Cap.</text:p>
      <text:p text:style-name="P1">22. St. Lucä. Cap.</text:p>
      <text:p text:style-name="P1">22.</text:p>
      <text:p text:style-name="P1">23. 97 Wenn ich es euch sagte, so würdet ihr es nicht lauben. Many. 26,63—i3s. Max. i4,eo—s4.</text:p>
      <text:p text:style-name="P1">68. gWenn ich aber auch fragte, so würdet Pia» mir nicht antworten, noch mich ledig a en.</text:p>
      <text:p text:style-name="P1">69. Von jetzt an aber wird des Menschen Sohn sitzen zur Rechten <text:soft-page-break/>der Macht Gottes.</text:p>
      <text:p text:style-name="P1">70. Da sprachen sie Alle: So bist du also der Sohn Gottes ? Er aber sprach zu ihnen: Ihr sgZet es, denn ich bin es.</text:p>
      <text:p text:style-name="P1">71. a sprachen sie: Was bedürfen wir weiter Zeugmss? Denn wir selbst haben es gehört aus seinem Munde.</text:p>
      <text:h text:style-name="Heading_20_2" text:outline-level="2">Cap. XXI1l.</text:h>
      <text:p text:style-name="P1">« l. Jesus vor Pilatus, 4—6. und ll. vor Herd!-es. 7«—42. 1ll. Seine Verurtheilung, 43—25; IV. Hinfuhrung, 26—32; V. Kreuzigung, 33—«53; VI. sein Tod, 44——49; und VII, Begräbmss. 50—ö6. V. « —-i: Many. 27,</text:p>
      <text:p text:style-name="P1">2. «—i4. Man. in, i—5. Joh. is, 29—38. l.</text:p>
      <text:p text:style-name="P1">1. Und es stand die ganze Menge derselben auf, und sie führten ihn vor Pilatus. 2· Sie fingen aber an ihn zu verklagen und sprachen. Wir haben diesen erfunden, dass er das Volk abwendet und wehret, dein Kaiser Steuerii»zu geben, indem ersagt, er sei ChV«1gUsder .KoniZ· C.20,22:c. Mam;.i7,27.</text:p>
      <text:p text:style-name="P1">3. afragteihn8 ilatus, sprechend: Bist dl;i der 8;?hxigckherIgFuhenFt Er antwortete imun ra: u ag es.</text:p>
      <text:p text:style-name="P1">4. Da spraiZlä;Pilatus zu den Hohenpriesteri;·u3id DR ekle: Ich finde keine Schuld an iesem eii )en.</text:p>
      <text:p text:style-name="P1">5. Sie aber bestanden darauf und sprachen: Er wiegelt das Yolk aufs, indem er lehret durch das ganze 1i’idische and, von Galiläa an bis hieher. s·2ip. to, 36ie. <text:s/>» S. Als aber Pilatus von Gali·laa horte, fragte er, ob der Mensch ein Galilaer sei. II.</text:p>
      <text:p text:style-name="P1">7. Und da er vernahm, dass er aus dem Gebiete des Herodes sei, sandte er ihn Fu zu Herodes, der auch selbst in diesen agen zu Jerusalem war. »C· Z, «« S. Herodes aber freute sich sehr, als er Jesum sah; denn seit lasznlgem wiinschte er ihn zu sehZn, weil er hie von ihm gehört )atte, un er hoffte, ein Zeichen von ihm zu sehen. C. g»</text:p>
      <text:p text:style-name="P1">9. March. ·i4, i.</text:p>
      <text:p text:style-name="P1">9. Er fragte ihn nun ·init vielen Worten, aber Jesus antwortete ihm nichts. »</text:p>
      <text:p text:style-name="P1">10. Die Hghei;priester aber und Schriftgelehrten stan en a und verklagten ihn heftig.</text:p>
      <text:p text:style-name="P1">11. Und Herodes» sammt einen Kriegsschaaren i.3erachtete iFhn» und spottete seiner, zog ihm ein weisses leid an und schickte ihnwieder zu Pilatus. 7 . <text:s text:c="3"/>98 Cap.</text:p>
      <text:p text:style-name="P1">23. Das Ev</text:p>
      <text:p text:style-name="P1">12. Es wurden aber Pilatus und Herodes Freunde mit einander an demselben Tage. Denn zuvor waren sie mit einander in Feindschaft. A;-.</text:p>
      <text:p text:style-name="P1">4.</text:p>
      <text:p text:style-name="P1">27. « Hi·</text:p>
      <text:p text:style-name="P1">13. Pilatus aber rief dieHohenpriester und die Obersten und das Volk zusammen nnd sprach zu ihnen:</text:p>
      <text:p text:style-name="P1">14. Ihr habet diesen Menschen zu mir gebracht als einen, der das Volk abwende; und siehe, als ich ihn vor euch verhört, habe ich an diesem Menschen keine Schuld gefanden, deren ihr ihn anklaget. ,</text:p>
      <text:p text:style-name="P1"><text:soft-page-break/>15. Aber auch Herodes nicht, denn ich habe euch zu ihm hingeschickt, und siehe, es ist nichts von ihm verübt worden, was des « Todes würdig wäre.</text:p>
      <text:p text:style-name="P1">16. Darum will ich ihn züchtigen und dann « ledig lassen. J«-h. c9, «. V. c7—25: Many. 27, c5—26. Mark. cis, 6—c5.</text:p>
      <text:p text:style-name="P1">17. Er musste ihnen aber auf das Fest Einen ledi geben.</text:p>
      <text:p text:style-name="P1">18. Es schrie aber die ganze Menge, spreInd: Hinweg mit diesem und gib uns den S arabbas ledig!</text:p>
      <text:p text:style-name="P1">19. Derselbe war wegen eines inder Stadt entstandenen Aufruhrs und Todtschlages ins Gefängniss geworfen worden.</text:p>
      <text:p text:style-name="P1">20. Da rief ihnen Pilatus wiederum zu, weil er Jesum ledig zu lassen wünschte. 21· Sie aberriefenda egenund sprachen: Kreuzige ihn, kreuzige ihn!</text:p>
      <text:p text:style-name="P1">22. Und zum drittenmal sprach er zu ihneu: Was hat denn dieser Böses gethan? Jch habe keine Schuld des Todes an ihm gefunden. Darum will ich ihn ziichtigen und dann ledig lassen.</text:p>
      <text:p text:style-name="P1">23. Sie aber hielten an mit lautem Geschreiund forderten, dass er gekreuzigt werde ; und ihr und der Hohenpriester Geschrei nahm überhand.</text:p>
      <text:p text:style-name="P1">24. Da bes loss Pilatus, dass ihr Begehren e el en olle. ich</text:p>
      <text:p text:style-name="P1">25.g Und,er gab ihnen den ledig, welcher eines Ausruhrs und Todtschlags wegen war ins Gefängniss geworfen worden, den sie begehrten, Jesnm aber übergab er ihrem Willen. IV.</text:p>
      <text:p text:style-name="P1">26. Und als sie ihn hinführten, er-, griffen sie einen Sinion von Chrene, der vom Felde kam, und legten ihm das Kreuz auf, es Jefu nachzutragen. Mattl).«27, i.32. Marc.45,20.2i. Joh.49,46:c. i i ! Z i i c i « I i</text:p>
      <text:p text:style-name="P1">27. Es folgte ihm aber eine grosse Menge <text:s/>des Volkes und Weiber, die ihn beklagten i und betranerten. «</text:p>
      <text:p text:style-name="P1">28. Da wandte sich Jesus zu ihnen und i angelium Cap;</text:p>
      <text:p text:style-name="P1">23. sprach: Ihr Töchter Jerusalems, weinetuicht über mich; weinet vielmehr über euch selbst und eure Kinder.</text:p>
      <text:p text:style-name="P1">29. Denn siehe, es kommen Tage, da man sagen wird: Selig sind die Unfruchtbaren und die Leiber, die nicht geboren, und die Brüste,die«nichtgesäugethaben! Mcitth.2i,c9.</text:p>
      <text:p text:style-name="P1">30. Dann wird man anfangen zu den Beren zu sagen: Fallet über uns! und zu den zügeln: Decket uns! J2s·2, c9. H-s·4o,8.</text:p>
      <text:p text:style-name="P1">31. Denn wenn man an dem grünen Holze solches thut, was wird an dem dürren geschehen?</text:p>
      <text:p text:style-name="P1">1.Pec.4, c7. -is.</text:p>
      <text:p text:style-name="P1">32. Es wurden aber auch wei andere Uebelthäter hingeführt, dass sie mit ihm hingerichtet würden. C, 22, 37« V. as—-is: Many. 27, 33—4!-. Mark. is. 22—32. J:-Ei. c9, 47—24. V.</text:p>
      <text:p text:style-name="P1">33. Und da sie an den Ort kamen, den man Schädel nennet, krenzigten sie daselbst ihn und die Uebelthäter, den einen zur Rechten, den andern zur Linken.</text:p>
      <text:p text:style-name="P1">34. Jesus aber sprach: Vater, Vergib ihnen, denn fie wissen nicht, was sie thun. Sie theilten aber seine Kleider und warfen das Loos. Maith.5,4-«. H«-.7,25. Apg.3,«7. Pf. 22, c9.</text:p>
      <text:p text:style-name="P1">35. Und das Volk stand und sah zu. Es spotteten aber auch die Obersten mit ihnen und sprachen: Andern hat er geholfen; er helfe nun sich selbst, wenn er der Christus ist, der Auserwählte <text:soft-page-break/>Gottes.</text:p>
      <text:p text:style-name="P1">36. Es spottetei1 seiner aberauchdieKrieqsknechte, indem sie herziitraten, ihm Essig brachten und sprachen:</text:p>
      <text:p text:style-name="P1">37. Bist du der König der Juden, so hilf dir selbst.</text:p>
      <text:p text:style-name="P1">38. Es stand aber auch eine Aufschrift über ihm in griechischer, lateinischer und hebräischer Schrift: Dieser ist der König der Juden.</text:p>
      <text:p text:style-name="P1">39. Einer aber der Uebelthäter, die da Fugen, lästerte ihn und sprach: Bist du der hristus, so hilf dir selbst und uns. s set antEere å)beF alrcktwFtetä);iniEJbI atinund ra : iir)e an u o nicht, da du do;ih in gleichem Gerichte bist?</text:p>
      <text:p text:style-name="P1">41. Und wir zwar gerechter Weise, denn wir empfan· en, was dessen, so wir gethan haben, wert? ist, dieser aber at nichts Unrecl)tes gethan. »</text:p>
      <text:p text:style-name="P1">42. Und er sprach zu Jesu : serr,fei meiner eingedenk, waiin du in dein eich ommst! 43 Und Je us ra ul m Wa rli ich Eage· dir, heim isirsihdii <text:s text:c="2"/>im«li3ardc«i: die e TMIst)-5,2i.</text:p>
      <text:p text:style-name="P1">2.C«-k.c2,4. OF.u,«3 <text:s text:c="3"/>Cap.</text:p>
      <text:p text:style-name="P1">23.</text:p>
      <text:p text:style-name="P1">24. St. Linn. ; Cah. U« As V. «—49Many. 27, «-3—5a. Mark. is, sZ——ac. ! Ich. 19,28—3o. VI.</text:p>
      <text:p text:style-name="P1">44. Es war aber um die sechste Stunde, und es ward eine Finsterniss über das ganze Land bis zur neunten Stunde.</text:p>
      <text:p text:style-name="P1">45. Und die Sonne ward verfinstert, nnd der Vorhan3im Teni el riss mitten entzwei.</text:p>
      <text:p text:style-name="P1">46. Und esus riei, mit lauter Stimme und sprach: Vater, in deine Hände befehle ich meinen Geist! Und als er dieses gesagt, gab er den Geist auf. Ps.3i,</text:p>
      <text:p text:style-name="P1">6.</text:p>
      <text:p text:style-name="P1">47. Als »aber der Hauptmann sah,Lwas geschah, »pries er Gott und sprach: aheaftig, dieser Mensch war » crecht.</text:p>
      <text:p text:style-name="P1">48. Und alles Voll, das Ierbeigekonimen war zu diesem Schauspiel, als sie schauten, was geschah, schlugen sie an ihre Brust und kehrten zurück. C, is, is,</text:p>
      <text:p text:style-name="P1">49. Es standen aber alle seine Bekannten von ferne, und die Weiber, die ihm nachgefolgt waren von Galiläa, und sahen dieses. V. so-seMonth· 27, 57—(3i. Mark. is, 42—47. J:-h. i9, as—-is. Vll.</text:p>
      <text:p text:style-name="P1">50. Und siåhe, einMann, mit Namen Joseph, der ein athsherr war, ein guter und gerechter Mann,</text:p>
      <text:p text:style-name="P1">51. (der hatte ihrem Rath und Thun mcht beigJtimnit) von Ari1nathäa, einer Stadt der nden, der auch selbst auf das Reich Gottes wartete; (5.2,23</text:p>
      <text:p text:style-name="P1">58.</text:p>
      <text:p text:style-name="P1">52. dieser ging zu Pilatus nnd bat um den Leib Jesu. 5·3. Und er nahm ihn herab, wand ihn in Leinwand, und legte ihn in ein gehanenes Grab, worin noch Niemand gelegen war, b54d.hUnd es war Rüsttag und der Sabbath ra an. 55· Es folgten aber auch die Weiber, die mit ihm aus Galiläa gekommen waren, und beschaueten das Grab, und wie sein Leib hingelegt ward.</text:p>
      <text:p text:style-name="P1">56. Und nachdem sie zurückgekehrt, bereiteten sie Spezereien nnd Salben; aber über den Sabbath ruhten sie nach dem Gesetze. Mart. <text:soft-page-break/>its, -l.</text:p>
      <text:p text:style-name="P1">2.Mos. 20, to.</text:p>
      <text:h text:style-name="Heading_20_2" text:outline-level="2">Cap. XxIv.</text:h>
      <text:p text:style-name="P1">» l. J(-su Auferstehung. «I—l2. il. Jesus zeigt sich zwei Jüngern aufdem Wege nach Emmaus, -t3-35; 1ll. und den Eilsen. 36—-49. lV. Jesu Himmelfah1«i. 50—53. V. s —«; Maiih. 28, «1-S. Mart. -is, I-H. Sah. 2o, 4—i8. , I.</text:p>
      <text:p text:style-name="P1">1. Am ersten Tage aber der Woche bei sriihem Moim kamen sie zum Grabe und brachten die pezereien, die sie bereitet hat-</text:p>
      <text:p text:style-name="P1">2. Sie fanden aber den Stein weggewiilzt vi;n Hin Grabe.h d He . . nd da ie inein e an en an en i den Leib des ii:)errn Ji;siiz ni3)t.« f »4. Und es begab sich, als sie desshalb beang.stigt waren, siehe, da standen bei ihnen zwei Männer in strahlenden KFide:«nio pg« s «</text:p>
      <text:p text:style-name="P1">5. Als sie nun erschrocken waren und das Angesicht zur Erde neigten, sprachen diese zu ihnen: Was suchet ihr den Lebenden bei den Todten?</text:p>
      <text:p text:style-name="P1">6. Er ist nicht hier, sondern er ist auser« standen. Seid eingedenk, wie er zu euch redete, da er noch in Galiläa war,</text:p>
      <text:p text:style-name="P1">7. und sprach: Des Menschen Sohn muss überantwortet werden in die Hände sündiger Menschen und gekreuzigt werden nnd am dritten Tage wieder auferstehen. C.-is site. Matt .t7 22ie ! h ! «</text:p>
      <text:p text:style-name="P1">8. Und sie wurden seiner Worte einged;nk. «« 2 «soh. , .</text:p>
      <text:p text:style-name="P1">9. Und sie kehrten vom Grabe urückund verkündigten dieses alles den Gilfen nnd allen übrigen. —</text:p>
      <text:p text:style-name="P1">10. Es war aber Maria Magdalene und Johanna und Maria, des JaeobusMutter," und die übrigen mit ihnen, welche den Aposteln dieses sagten. C· 8,</text:p>
      <text:p text:style-name="P1">2. Z.</text:p>
      <text:p text:style-name="P1">11. Und ihre Worte kamen ihnen vor wie ein Miihrcheu, und sie glaubten ihnen nicht,</text:p>
      <text:p text:style-name="P1">12. Petrus aber stand auf uiid lief um Grabe; und als er sieh hineinbückte, sieht er die leinenen Tücher allein liegen und ging heim, sich verwundernd über das Geschehene. J-h.20, Z. s. II.</text:p>
      <text:p text:style-name="P1">13. Und siehe, Zwei aus ihnen gin en an eben demselben Tage nach einem Flecken, der von Jerusalem sechszig Stadien entfernt war, mit Namen Emmans. Mark. is, te. is.</text:p>
      <text:p text:style-name="P1">14. Und sie redeten mit einander von allen diesen Begeguissen. · I5. Und es begab sich, indem sie mit einander redetei?bnnd sich besprachen, nahete i e us ’e tnnd in mit i neu. schJs I s g g Maiih.i8,2o. IS. Ihre Augen aber wurden gehalten, dass sie ihn nicht erkannten.</text:p>
      <text:p text:style-name="P1">17. Er sprach aber zu ihnen: Was sind das für Reden, die ihr mit einander wechselt unterwegs, und seid so traurig? I-)i,s.ii3, so.</text:p>
      <text:p text:style-name="P1">18. Da antwortete der Eine, mit Namen Cleopas, und sprach zu ihm: Bist du der einzige Fremdling zu Jerusalem, »der nicht ersahä:n, was daselbst geschehen ist in dies n en·-) ten, und noch Etliche mit ihnen. c . ,</text:p>
      <text:p text:style-name="P1">19. lind er sprach zu ihnen: Was? Sie <text:s text:c="3"/>100</text:p>
      <text:p text:style-name="P1">Cap. ?-L. « Das Evangelium Cap.</text:p>
      <text:p text:style-name="P1"><text:soft-page-break/>24. sprachen zu ihm: Von Jesu,vo«n Nazareth, der ein Prizhet war, mäch2g in That und Wort vor ott und allem olke; Luc. 7, is.</text:p>
      <text:p text:style-name="P1">22. Aug. 2,</text:p>
      <text:p text:style-name="P1">22.</text:p>
      <text:p text:style-name="P1">20. und wie Ei unsere Hohenpriester und Obersten zum odesurtheil überantwortet und i n gekreuzi thaben.</text:p>
      <text:p text:style-name="P1">21. Wir aber l)o ften, er wäre der, der Israel erlösen sollte. Aber bei dem allem ist heute der dritte Tag, seit dieses geschehen i t. Ap .«, S.</text:p>
      <text:p text:style-name="P1">22. zudem haben uns auch etliche Weiber von uns in Erstaunen gesetzt, die am Morgen frühe beim Grabe waren;</text:p>
      <text:p text:style-name="P1">23. die fanden seinen Leib nicht und kamen und sagten, sie hätten auch eine Erscheinung von Engeln gesehen, die sagten, er ebe.</text:p>
      <text:p text:style-name="P1">24. Und etliche der Unsr1gen gingen hin zum Grabe und fanden es a so, wie es auch die Weiber gesagt, ihn selbst aber haben sie nicht gäsehen.</text:p>
      <text:p text:style-name="P1">25. nd er sprach zu ihnen: O ihr Thoren, und langsamen Her ens zu« glauben an Alles, was die Progheteli geredet haben!</text:p>
      <text:p text:style-name="P1">26. Musste nicht hristus solches leiden und in seine Herrlichkeit eingehen?</text:p>
      <text:p text:style-name="P1">4.Pet.«,«. Heb.2,9ic. Jes.50,5.6.s3,3:c.</text:p>
      <text:p text:style-name="P1">27. Und er hob an von Moses und von allen Propheten, und legte ihnen aus in allen Schriften, was von ihm geschrieben steht. c.Mos.s,15.22,i8.49, so.</text:p>
      <text:p text:style-name="P1">5. M-is. is, is. Ps.2-2. Jes.9,6. D«m.9,2 .</text:p>
      <text:p text:style-name="P1">28. Und sie naheten dem Flecken, wohin sie reiseten, und er stellte sich, als wolle er weiter gehen.</text:p>
      <text:p text:style-name="P1">29. Und sie nöthigten ihn und sprachen: Bleibe bei uns, denn es will Abend werden, und der Tag hat sich geneiget! Und er ging hinein, bei ihnen zu bleiben.</text:p>
      <text:p text:style-name="P1">30. Und es begab sich, als er mit ihnen zu Tische sass, nahm er das Brot, segnete es, brach und gab es ihnen. C.22,</text:p>
      <text:p text:style-name="P1">49.</text:p>
      <text:p text:style-name="P1">31. Da wurden ihre Augen aufgethan, und sie erkannten ihn; und er kam unsichtbar von ihnen hinweg.</text:p>
      <text:p text:style-name="P1">32. Und sie sprachen zu einander: Brannte nicht unser Her in uns, wie er mit uns redete auf dem Wege, und wie er uns die Schriften eröffnete?</text:p>
      <text:p text:style-name="P1">33. Undsie standen auf inderselben Stunde und kehrten zurück nach Jerusalem und sanden die Eilfe und die mit ihnen waren, versammelt,</text:p>
      <text:p text:style-name="P1">34. die sprachen: Der Herr ist wahrhaftig auferstanden und dem Simon«egchier;en. . or.4 ,5.</text:p>
      <text:p text:style-name="P1">35. Und sie selbst erzählten, was auf dem i I We e e e en, und wie er von i neu er-. g g ichh · ·h tannt worden beim Brotbrechen. Ill.</text:p>
      <text:p text:style-name="P1">36. Indem sie aber davon redeten, trat Jesus selbst mitten unter sie und spricht zu ihnen: Friede sei mit euch! Mart. -l6,</text:p>
      <text:p text:style-name="P1">44. Jo . TO,</text:p>
      <text:p text:style-name="P1">49.</text:p>
      <text:p text:style-name="P1">37. Aber bestürzt und voll Furcht meinten sie einen Geist zu ehen. Matiy.«4,26.</text:p>
      <text:p text:style-name="P1"><text:soft-page-break/>38. Underspra zu ihnen: Was seid ihr« erschrocken, und warum steigen solche Gedanken auf in euer» Herzen.</text:p>
      <text:p text:style-name="P1">39. Sehet meine Hände und meine Füsse, ich bin es selb t! Rühret mich an und ghet! denn ein Gei that nicht Fleisch und ein, wie ihr sehet, dass ich habe. «. J·-H. i, i.</text:p>
      <text:p text:style-name="P1">40. Und indem er dieses sagte, zeigte er ihnen die Hände und die Füsse. It-h. 2o, "20. es.</text:p>
      <text:p text:style-name="P1">27. Pf. Je,</text:p>
      <text:p text:style-name="P1">47.</text:p>
      <text:p text:style-name="P1">41. Da sie aber noch nicht glaubten vor Freuden und sich verwunderten, fprach er zu ihnen: Habet ihr etwas zu essen hier?</text:p>
      <text:p text:style-name="P1">42. Da reichten sie ihm ein Stück gebratenen Fisch und von einem Honigwaben.</text:p>
      <text:p text:style-name="P1">43. Und er nahm es und ass vor ihnen.</text:p>
      <text:p text:style-name="P1">44. Er sprach aber zu ihnen: Das sind die Reden, die ich zu euch gesagt habe, als ich noch bei euch war, dass Alles müsse erfüllt werden, was im Gesetze Moses und den Pro heten und Psalmen von mir geschrieben sieht. Many. i6,2si. A;-g. 2, 25:c. »</text:p>
      <text:p text:style-name="P1">45. Da öffnete er ihnen den Verstand, die Schriften zu verstehen und spragh zu <text:s/>« pg« -</text:p>
      <text:p text:style-name="P1">46. Also steht geschrieben, und also musste Christus leiden und von den Todten auferftehen am dritten Tage, «</text:p>
      <text:p text:style-name="P1">47. und in seinem Namen Busse und Verzeihun der Sünden gepredigt werden Unter allen Hölkern, anfangend von Jerusalem. March. 24, ». Apg.2,38.13,38.</text:p>
      <text:p text:style-name="P1">48. Ihr aber seid engen dessen.</text:p>
      <text:p text:style-name="P1">49. Und siehe, ich ende die Verheissung meines Vaters aus euch; ihr aber bleibet in der Stadt Jerusalem, bis ihr angethan sein werdet mit Kraft aus der Höhe. J:-h. it,</text:p>
      <text:p text:style-name="P1">26. is,</text:p>
      <text:p text:style-name="P1">7. Apg. 4,’4. S. IV.</text:p>
      <text:p text:style-name="P1">50. Da führte er sie hinaus bis gen Bethanien und hob seine Hände auf und segnete sie. · , »</text:p>
      <text:p text:style-name="P1">51. Und es begab sich, indem erste segnete, schied er von ihnen und fuhr hinauf in den Himmel. Makc.ie,«9. s2ipg.i,92c.»Joh.2»(),47.</text:p>
      <text:p text:style-name="P1">52. Und sie fielen anbetend vor ihm nieder und kehrten zurück nach Jerusalem mit grosser Freude. J-»h. 5,</text:p>
      <text:p text:style-name="P1">23. is,</text:p>
      <text:p text:style-name="P1">22.</text:p>
      <text:p text:style-name="P1">53. Und sie waren allezeit im Tempel und lobten und priesen Gott. Amen. HH <text:s text:c="3"/></text:p>
      <text:h text:style-name="Heading_20_1" text:outline-level="1">Das Evangelium St. Johannis.</text:h>
      <text:h text:style-name="Heading_20_2" text:outline-level="2">Cap. l</text:h>
      <text:p text:style-name="P1">l. Christi hohe Person und Menschiverdung. s-is. sll. Johcinnnes des TäufersZeugmss von fich, -t9—28; »und Ill. von Jesu. W-34. lV. Andreas und Petrus die ersten Jünger Jesu. 35-As. V. Philippus und Nathanacl. 44—62. I.</text:p>
      <text:p text:style-name="P1"><text:soft-page-break/>1. Jm Aig«,ang war das Wort und das Wortwarbei ott,unddasWoitwarGott. C. -i7,</text:p>
      <text:p text:style-name="P1">5.8,58.</text:p>
      <text:p text:style-name="P1">4.Joh.4,« re. 5,20. Off.49,43.</text:p>
      <text:p text:style-name="P1">2. Dieses war im Anfang bei Gott. St-r. 9, W te.</text:p>
      <text:p text:style-name="P1">3. Alle Dinge sind durch dasselbe geworden, und ohne dasselbe ist auch nicht Eines geworden, das geworden ist. «. Cok. s, S. C-i.4,i6. Heb.i,2.«,3. Pf.33,6.</text:p>
      <text:p text:style-name="P1">4. Jn iZm war das Leben, und das Leben war das icht der Menschen. C.5,26.«i,6.8,i2.</text:p>
      <text:p text:style-name="P1">4.Jph.5,«.i2. Ei. Und das Licht scheint in der Finsterniss, und die Finsternis; hat es nicht angenommen.</text:p>
      <text:p text:style-name="P1">2.Cok.4,e. Luc.4,782c. Joh.3,-i9.9,5.</text:p>
      <text:p text:style-name="P1">6. Es war ein Mensch, von Gott gesandt, mit Namen Johannes. Luc.3,2:c.</text:p>
      <text:p text:style-name="P1">7. Dieser kam zum Zeugniss, dass er zeugete von dem Licht, damit Alle durch ihn glaubten. E. 5, 33 re.</text:p>
      <text:p text:style-name="P1">8. Er war nicht das Licht, sondern dass er »von dem Lichte zeugete. C. 3,328.</text:p>
      <text:p text:style-name="P1">9. Das wahre Licht, das jeden Menschen erleuchtet, kam in die Welt. C. in, as«</text:p>
      <text:p text:style-name="P1">10. Er war in der Welt, und die Welt ist durch ihn eworden, und die Welt erkannte ihn niåt. C. i, 3—5.</text:p>
      <text:p text:style-name="P1">11. Er kam in das Seinige, und die Seinigen nahmen ihn nicht auf. C.49,-i5. Matth.i3,57. Ps.69,9.</text:p>
      <text:p text:style-name="P1">12. Wie Viele Zu aber aufnahmen, denen gab er Macht, inder Gottes zu werden, denen, die an seinen Namen glauben; Hos.4,i0. i.Joh.3,i. Gai.3,26.</text:p>
      <text:p text:style-name="P1">13. welche nicht aus dem Blut noch aus dem Willen des Fleisches noch al1s dem Willen des Mannes, sondern aus Gott geborensind. J·-h.3,3:k. Jak.i,i8.</text:p>
      <text:p text:style-name="P1">4.Pe:.i,23.</text:p>
      <text:p text:style-name="P1">4.Joh.5,4.4. -</text:p>
      <text:p text:style-name="P1">14. Und das Wort ward Fleiss? und wohnete unter uns (und wir sahen eine Herrlichkeit, eine Herrlichkeit als des Ein eborneu vom Vater) voll Gnade und Wahrheit. C.i,i.«,-so« i.Joh.-,-i.9. Matth.i7,2. iTim.3, t6.</text:p>
      <text:p text:style-name="P1">2.Pet. «, 46:c.</text:p>
      <text:p text:style-name="P1">15. Johannes zeugte von ihm und rief, pre end: Dieser war es, von dem ich geag·t aber Der nach mir kommt, ist vor mir gewe en, denner wareheralsich. Mc-ith.:;,«.</text:p>
      <text:p text:style-name="P1">16. Und aus seiner Fülle haben wir Alle Gnade um Gnade empfangen. Col. i , se. S,</text:p>
      <text:p text:style-name="P1">9.</text:p>
      <text:p text:style-name="P1">17. Denn das Gesetz ist durch Moses gei3kI?Tk’,’3J3si;T«EHå«i«,TFskå«k’21" II? Z3Th"’«" «« or e . » Apg. 7,Y8, Pf. sit, Z. is.</text:p>
      <text:p text:style-name="P1">18. Niemand sit Gott jemals gesehen; der angeborne ohn, der in des Vaters Sch«sszs:«ikdg3kg:F;3 ;iss«k;;g:E::,s3; » ll.</text:p>
      <text:p text:style-name="P1">19. Und dies; ist das Zeugniss des Johannes, als die Juden von Jerusalem 33riestbe·?·tiiFdä?eviten sandten, ihn zu fragen: er i u. C.5,33. .</text:p>
      <text:p text:style-name="P1"><text:soft-page-break/>20. Und er bekannte und läugnete nicht; nämlich er bekannte: Jch bin nicht der Zkirism1si5 fCfTdZfT"u M· åZJFi-euu«Bist . te : ·. du Elias? Und er sagt; Jch bin’s nicht. Fu t;eer«t:kr«o«plse4t? Lu:1dlee7antwortete: . T . , . , .</text:p>
      <text:p text:style-name="P1">22. Nun sprachen <text:s/>zu ihm: Wer bist du denn? damit wir ntwort eben denen, i;ie eikgsgesaiidt haben. Was sagst du von ir e i.</text:p>
      <text:p text:style-name="P1">23. Er sprach: Jgbin eine Stimme eines Rusenden in der üste: Ebnet den Weg des Herrn! wie Jesajas, der Propbet, gesprochen»hat. Jes. 4o,</text:p>
      <text:p text:style-name="P1">3.</text:p>
      <text:p text:style-name="P1">24. Die Gesandten aber waren aus den P2hFrii1äZ)nsie fragten ihn und sprachen zu ihm«: Warum tauLest du denn, wenn du iszBcht get «5Thristus ist, uoch Elias, noch der rop et.</text:p>
      <text:p text:style-name="P1">26. Johannes antwortete ihnen und sprach: Ich taufe mit Wasser; aber mitten unter euch steht er, den ihr nicht kennet. Many. S, «.</text:p>
      <text:p text:style-name="P1">27. Er ist es, der nach mir kommt, welcher vor mir gewesen ist, dem ·ich mchtwerth bin den Schuhriemen aufz1ålo«se;1ä M ! 4 « . · T · , -</text:p>
      <text:p text:style-name="P1">28. Dieses geschah in Bethabara, jenseits des Jordans, wo Johannes taufteC. to, 4o. "lIl.</text:p>
      <text:p text:style-name="P1">29. Des folgenden Tages sieht »Joläinnes Jes?um zuGick)t komme? ;itl;d spricht ie e as amm o es, we e innimm die Sünde der Welt. Jes.n3,5.7 is.</text:p>
      <text:p text:style-name="P1">30. Dieser ist es, von dem ich gesagt habe: Nach mir kommt ein Mann,wesch»er vor mir 9E"i«spk1’2LE«ides?-åT:T"?kJ2kiZ2T?k,?«s-THE; damit er·Jsrael oslsenbar werde, darum kam ich, mit Wasser zu taufen. " <text:s text:c="3"/>1"02</text:p>
      <text:p text:style-name="P1">Cap. L. Dn«s Evangelium Cato. L.</text:p>
      <text:p text:style-name="P1">2.</text:p>
      <text:p text:style-name="P1">32. Und Johannes zeugete und sprach: Jch sah den Geist vom Himmel herabsteigen wie eine Taube, und er blieb ans ihm. Malth.3, is sc.</text:p>
      <text:p text:style-name="P1">33. Und ich kannte ihn nicht; aber der mich sandte zu taufen mit Wasser, der sprach u mir: »Auf wen du sehen wirst den Geist i)erabsteigen und auf ihm bleiben, der ist’s, der mit dem heiligen Geiste taust. Aug. i, is.</text:p>
      <text:p text:style-name="P1">34. Und ich habe es gesehen und habe bezeugt, dass dieser der Sohn Gottes ist. C. Z, 34—«-is. 1V.</text:p>
      <text:p text:style-name="P1">35. ·Des folgenden Tages stand Jo3annes wiederum da, und zwei von seinen ungern. «</text:p>
      <text:p text:style-name="P1">36. Und indem er auf Jesum blickte, der voriiberwandelte, spricht er: Siehe das Lamm Gottes! i. Ver. i, is sc.</text:p>
      <text:p text:style-name="P1">37. Und die beiden Jün er hörten ihn dieses Zgen und folgten Jesu nach.</text:p>
      <text:p text:style-name="P1">38. a aber Jesus»sich umwandte und sie naålgolgen sah, spricht er zu ihnen :·</text:p>
      <text:p text:style-name="P1">39. assuchetihr? Sie sprachenZiihm: Rabbi, (das heisst verdollmetschet ehrer) wo bleibest du? " -</text:p>
      <text:p text:style-name="P1">40. Er spricht u ihnen: Kommet nndsehet. Sie kamen und«T»ahen, wo er bleibe, und blieben denselben ag bei ihm. Es war aber um die zehnte Stunde. Many. 4, i8.</text:p>
      <text:p text:style-name="P1"><text:soft-page-break/>41. Andreas, der Bruder des Simon Petrus, war einer von den Zweien, die es von. Johannes gehört hatten und ihin naihgefolgt waren.</text:p>
      <text:p text:style-name="P1">42. Dieser findet zuerst seinen Bruder Simon und fpricht zu ihm: Wir haben den MeYasf gefunden, das ist verdollmetfihet der esalbte. Dem. 9, es. Pf. 2, I.</text:p>
      <text:p text:style-name="P1">43. Und er führte ihn Si Jesu. Jesus aber sah ihn an und spraih; u bist Simon, der Sohn Jonas, du wirft Kephas genannt werden, das wird verdollnietschet Fels. Mund. is, -is. Mai-c. S, -töV.</text:p>
      <text:p text:style-name="P1">44. Des folgenden Tages wollte Jesus nach Galiläa reisen, und er findet den Philippus und sagt zu ihm: Folge mir nach.</text:p>
      <text:p text:style-name="P1">45. Philippus aber war von Bethsaida, aus der Stadt des Andreas und Petrus.</text:p>
      <text:p text:style-name="P1">46. Phil·ils:pusgndet den Nathanael und spricht zul m: ’eu, von wclchem Moses im Gesetze nnd die Propheten geschrieben, haben wir gesunden,Jesum, den Sohn Josephs,oon8 2azareth. C. :-i,2. Luk.24,</text:p>
      <text:p text:style-name="P1">27. s,23. Jcs.7, «t4. Jer. 2s, b:c.</text:p>
      <text:p text:style-name="P1">47. Und Nathanael sprach zu ihm: Kann aus Nazareth etwas Gutes kommen? Phi1ippus spricht zu ihm: Komm äu? sichs! . , i.o .</text:p>
      <text:p text:style-name="P1">48. Jesus fah den Nathanael zu sich kommen und spricht von ihm: Siehe, wahrhasti ein Jsrcielit, in welcheni kein Betrug List. g</text:p>
      <text:p text:style-name="P1">49. Nathanael spricht zu ihm: oher kennst du mich? Jesus antwortete und ipwch ZU ihmEhe dich Pk)EIippUs tiefda duchunter dem Feigenbaume warest, sah ich di . Ps.i39, i «.</text:p>
      <text:p text:style-name="P1">50. Nathanael«antwortete und spraih zu ihm: Rabbi, du bist der Sohn Gottes, du b1stderKönig Jsraels! C,-t2,43» Many« is,-is«</text:p>
      <text:p text:style-name="P1">51. Jesus antwortete und sprach zu ihm: Weil iih dir sagte: Jch sah dich unter dem Feigelnbau;ne,fgs)aubst du? DuwirstGrösseres a s die es e en.</text:p>
      <text:p text:style-name="P1">52. Und er spricht zu ihm: Wahrlich, wahrlich, ich sage euch, von nun an werdet i(gr den Himmel geöffnet sehen, ui;d die c;3isgel ottes an und niedersteigen au des enschen Sohn. C. Z, is. «. Mos.28,92.</text:p>
      <text:p text:style-name="P1">Cap. II. l. Jesu erstes Wunder zu Carus. t—4I. ll. Reinigung des Tempels, 42—22. ll1. Jesu Vor-sicht. 23—25. . I.</text:p>
      <text:p text:style-name="P1">1. Und am dritten Tage war eine Hochzeit zu Cana in Galiläa, und die Mutter Jesu war daselbst. C» «,</text:p>
      <text:p text:style-name="P1">44. ·</text:p>
      <text:p text:style-name="P1">2. Es wurden aber auch Jesus und seine Jiinger zu der Hochzeit geladeli· »</text:p>
      <text:p text:style-name="P1">3. Und als es an Wem mangelte, sprüht die EJJiutter Jesu zu ihm : Sie haben keinen Wein.</text:p>
      <text:p text:style-name="P1">4. Jesus spricht u ihr: Weib, was habe ich mit dir zu schasfen. Meine StundeTst noch nicht Kommen. » « Z. Seine utter spricht zu den Dienern: Was er euch sagen wird, das thut.</text:p>
      <text:p text:style-name="P1">6. Es waren aber daxlbst sechs steinerne Wasserkrüge, nach der itte der Reinigung der Juden, wovon jeder zwei oder drei Mass fasste. ·Marc."Z, Z it. » · 7·. Jesus spricht zu ihnen: Fiille»t die Kruge mit Wasser. Und sie süllten sie bis» oben an.</text:p>
      <text:p text:style-name="P1">8. Und er spricht zu ihnen: SchopsEt nun und bringet es dem Speiseineister. nd sie brachten es. » ·</text:p>
      <text:p text:style-name="P1">9. Als aber der Speisemeister das Wcissetdas zu Wein geworden <text:soft-page-break/>war, gekostet hatte Bad er wusste nicht, woher es war; die iener aber wussten es, die das W·asser geschöpft hatten), ruft der Speisemeister den Bräutigam, ·C. 4, is.</text:p>
      <text:p text:style-name="P1">10. niid spricht zu ihm: Jedermann setzt zuerst den guten Wein vor, und wann sie trunken geworden, alsdann den geringem; du hast den guten Wein behalten bis seht. <text:s text:c="3"/>Cap.</text:p>
      <text:p text:style-name="P1">2. Z. St· Iol)anms. » Cato, Z. 10Z</text:p>
      <text:p text:style-name="P1">11. Die en Anfali der Zeichen machte Jesus zu Luna in Ggalil·äa und offenbarte seine He;rlichkeit, und seine Jünger glaubten ani n. C.i,44. il.</text:p>
      <text:p text:style-name="P1">12. Darnac·h B? er hinab gen CaperZaum, eh» uiidFine utter uns ses)neBråi)er und eine ünger und sie lie en ni t viele Tage daselbst. ,Maiih.4, is. is» sc-. 135i;1i?deswarderJiideikUeh)erschhittnahe, un -e uszoggenIerusa en: inau . C. 6, it.</text:p>
      <text:p text:style-name="P1">14. Und er fand im Tempel die Leute, die Ochsen åg1hhSslcl)ase unt; Fanden verkausten, unddie ’e s er,dieda a«en. -in h.2i,i22 .</text:p>
      <text:p text:style-name="P1">15. Und er machte eine Geissel aiis Strickeii und trieb Alle aus dem Tempel hinaus, sk3mint den Schafen und Ochsen , nnd den ·echslern verschüttete er das Geld und stie(-P d1ileiiFisE)i:)T1iin· welche die «? a be feil . e , » u n hatten, spriich er:nTraget dieses hinweg! .liachet nicht das Haus meines Vaters zu einem Kaufhaus e!</text:p>
      <text:p text:style-name="P1">17. Es gedachten aber s eine Jünger daran, dass geschrieben steht: ,,Der Eifer für dein <text:s/>mickiZiideLZs«a(ii,«mid sprachen . ie zu ihm: · as für ein Zeichen zeigst du uns, tagt; d3 hieges :hustt?t C. ;s,»;o. Cl ·h . en an woreeun i ra )zul neu: B·rechet diesen Tempel, und in drei Tagen will ich ihn ausrichten. Matt!-. es, ei.</text:p>
      <text:p text:style-name="P1">20. Da sprachen die Juden: In sechsundioierzig Jahren ist dieser Tempel erbaut wofrdå;i, u9nd du willst ihn in drei Tagen an ri ten·. 2»1. Er aber redete von dem Tempel s eines L;iFesÄl</text:p>
      <text:p text:style-name="P1">2. Eos. Z, i. V T M f «. s er nun von en o en anerstanden war, dachten seine J"iinger daran, dass er solches ges33gt, und glaubten der Schrift und dem orte, das Jesus gefi;ii;-chEn hcäRes L-ist,</text:p>
      <text:p text:style-name="P1">8.,4::.»45·s l . Z. ei« a er zu x)eru a em war am Feste des Uebers chritte·s, glaubten VielE an seinen Namen, da sie seine Zeichen sahen, die er that« C. 4, is.</text:p>
      <text:p text:style-name="P1">24. Jesus selbst aber vertraute sich ihnen Jst, weiter ?llle kacki;nkt)e, J«-set. i;·g4. J«-c. U; . und wei er m t ednr e, dass « eman Zeu niss gebe von dem Menschen; denn er selbsH wusste, was in deni Menschen war.</text:p>
      <text:h text:style-name="Heading_20_2" text:outline-level="2">Cap. Ill.</text:h>
      <text:p text:style-name="P1">l. Jcsu Gespräch mit Nicodemus. i-A. il. Abermaligcs Zeugnis des Täufers von Jesu. 22-36. l.</text:p>
      <text:p text:style-name="P1">1. Es war aber ein Mann aus den gharisäern, mit Namen Nieodemns, ein Mike! V« Juden. C. 7, so. i9, se. .</text:p>
      <text:p text:style-name="P1">2. Dieser kam zu Jesu des Nachts und sprach zu ihm: Rabbi! wir wissen, dass du ein Lehrer bist von Gott gekommen; denn Niemand <text:soft-page-break/>sann diese Zeichen thun, die du thust, es sei denn Gott mit ihm. Jst)-9,2-i.33. Arg-40·38. Lin. 2o,2i. Z. Jesus antwortete und sprach zu ihm: Wahrlich, Wahrlich, ich sage dir, wenn Jemand nicht von o en herab geboren wird, so kann er das Reich Gottes nicht sehen. C. i, is. i.Jk-h.3,9.</text:p>
      <text:p text:style-name="P1">4. Nieodemus spricht zu ihm: Wie kann ein Mensch geboren werden, wenn er alt ist?" Kann er zum zweiten Mal in seiner Mutter Leib eingehen und geboren werden? D. Cor. 5,</text:p>
      <text:p text:style-name="P1">47.</text:p>
      <text:p text:style-name="P1">5. Jesus antwortete: Wahrlich, wahrlich, ich sage dir, wenn Jemand nicht geboren wird aus Wasser und Geist, so ann er nicht in das Reich Gottes eingehen. Cz. 36,25 et. Tit.Z,5.</text:p>
      <text:p text:style-name="P1">6. Was aus dem Fleische geboren ist, das ist Fleisch, Find was aus demGeiste geboren-ist, das ist Geist. i.Mos.5,3. 6,s. s1is.5i,7. —</text:p>
      <text:p text:style-name="P1">7. Lass dich’s nicht wundern, dass ich dir sagte, ihr müsset von oben herab geboren werden.</text:p>
      <text:p text:style-name="P1">8. Der Wind wehet, wo er will; und du hörst sein Tosen, aber du weisst nicht, woher er kommt, noch wohin er fährt. Also ist ein Jeder, der aus dem Geiste geboren ist. Preis. H,5.</text:p>
      <text:p text:style-name="P1">9.Nicodenius antworteteundsprachzuihtn Wie kann dieses geschehen? L» i,34·35.</text:p>
      <text:p text:style-name="P1">10. Jesus antwortete und sprach zu ihm: Du bist ein Lehrer in Israel und weisst das nicht?</text:p>
      <text:p text:style-name="P1">5.Mos.3o,6. Ps.5i,i2. Cz.i-i,io.</text:p>
      <text:p text:style-name="P1">11. Wahrlich, wahrlich, ich sage dir, was wir wissen, reden wir, und was wir gesehen haben, bezeugen wir; uiid doch nehmet ihr unser Zeugnis; nicht an.</text:p>
      <text:p text:style-name="P1">12. lau«bet ihr nicht, wenn ich euch von den irdischen Dingen sage; wie werdet ihr « laliben, wenn ich euch von den himmlischen Dingen sagen werde?</text:p>
      <text:p text:style-name="P1">13. Und Niemand ist hinaufgestiegen in den Himmel, als nur der aus dem Himmel herabgestiegen ist, des Menschen Sohn, der im Hiinme war. J»h.c3,38.c;2 Epi;.4,9:c. 1-L. Und wie Moses die Schlange erh’ohete in der Wüste, also muss des Menschen Sohn erhöhct werden,</text:p>
      <text:p text:style-name="P1">4.Mos.2i,8.9 Jpi).i2,32.3:i.</text:p>
      <text:p text:style-name="P1">15. auf dass ein Jeder, der an ihn glaubt, nicht verloren gehe, sondern das ewige Leben habe. Mark. is, is. Rom. Z, -25. <text:s text:c="3"/>104</text:p>
      <text:p text:style-name="P1">Cap. Z. Das Evangelium«</text:p>
      <text:h text:style-name="Heading_20_2" text:outline-level="2">Cap. Z.</text:h>
      <text:p text:style-name="P1">4.</text:p>
      <text:p text:style-name="P1">16. Denn also hat Gott die Welt geliebet, dass er seinen eingebornen Sohn dahin egeben hat, aus dass ein Jeder, der an ihn glaubt, nicht verloren gehe, sondern das ewige Leben habe. «.J-H, g. Arm. s, se.</text:p>
      <text:p text:style-name="P1">17. Denn Gott hat seinen S;Zn nicht in die Welt gesandt, dass er die elt richte, sondern dass die Welt durch ihn selig werde. C. se,</text:p>
      <text:p text:style-name="P1">47. Lin. 9, se. Many. is, «.</text:p>
      <text:p text:style-name="P1"><text:soft-page-break/>18. Wer an ihn glaubt, wird nicht gerichtet; wer aber nicht glaubt, ist schon gerichtet, weil er nicht geglaubt hat an den Namen des eingebornen Sohnes Gottes. C. 5,</text:p>
      <text:p text:style-name="P1">24. D. Ti;css.2, i2.</text:p>
      <text:p text:style-name="P1">19. Das aber ist das Gericht, dass das Licht in die Welt gekommen, und die Menschen liebten die Finster1iiss mehr als das seicht; denn ihre Werke waren böse. C.1,4 re.</text:p>
      <text:p text:style-name="P1">20. Denn ein Jeder, der Arges thut, hasset das Licht, und kommt nicht zu dem Lichte, damit seine Werke nicht gestraft werden. Eph.5,13. Hi-I-.24,i3—i6.</text:p>
      <text:p text:style-name="P1">21. Wer aber die Wahrheit thut der kommt zu dem Lichte, damit seine Werke offenbar werden, dass sie in Gott gethan sind. M-am. es, is. II.</text:p>
      <text:p text:style-name="P1">22. Nach diesem kam« Jesus und seine Ji·inger in das jüdische Land, ulid daselbst hieltersichmitihnenaufund taufte. C« 4, H.</text:p>
      <text:p text:style-name="P1">23. Aber auch Johannes taufte in Enon, nahe bei Salim, weil viel Wasser daselbst war. Und sie kamen dahin und liessen sich taufen.</text:p>
      <text:p text:style-name="P1">24. Denn Johannes war noch nicht ins Gefängniss geworfen. Many. 44, Z.</text:p>
      <text:p text:style-name="P1">25. Es erhob sich nun eine Streitfrage zwischen den Jüngern des Johannes und den Juden wegen der Reinigung.</text:p>
      <text:p text:style-name="P1">26. Und sie kamen zu Johannes nnd sprachen zu ihm: Nabbi! Der, welcher bei dir war senseits des Jordans, dem du Zeugnis; gabest, siehe, der tauft, und Jedermann omnitzuihm. Joi;.i, 25-34. M«ith.3, «.43xc.</text:p>
      <text:p text:style-name="P1">27. Johannes antwortete und sprach: Es kann ein Menscks nichts nehmen, es sei ihm denn gegeben vom Himmel. i. C:-:. I-,7.</text:p>
      <text:p text:style-name="P1">28. Ihr selbst seid mir Zeugen, dass ich gesagt habe: ·Jch bin nicht der Christus, sondern ich bin vor demselben her gesandt. -T C. «, To.</text:p>
      <text:p text:style-name="P1">30. s</text:p>
      <text:p text:style-name="P1">29. Wer die Braut hat, der ist der Bräutigam; der Freund des Bräutigams aber, der da steht und ihn hört, freut sich sehr über die Stimme des Bräutigams. Diese meine Freude ist nun erfüllt. Many. I, is.</text:p>
      <text:p text:style-name="P1">30. Jener muss wachsen, ich aberabnehmen.</text:p>
      <text:p text:style-name="P1">31. Wer von obenEher kommt, der ist über Alle; wer von der rde ist, der ist von der Erde und redet von der Erde; wer aus dem Himmel kommt, der ist über Alle. C. s,</text:p>
      <text:p text:style-name="P1">23. i.Co:.-is, U.</text:p>
      <text:p text:style-name="P1">32. Und was er gesehen und gehört hat, das bezeuget er; und sein Zeugniss nimmt Niemand an, Joh. s, 4·i. «, «.</text:p>
      <text:p text:style-name="P1">33. Wer fein Ze?iHgniss angenommen, der hat besiegelt, dass on wahrhaft ist. i. Joh. I,</text:p>
      <text:p text:style-name="P1">40. 34·. Denn, wen Gott gesandt hat, der redet die Worte Gottes; denn nicht nach einem Masse gibt Gott den Geist. Pf. 4s,</text:p>
      <text:p text:style-name="P1">8. C-I. «, is·</text:p>
      <text:p text:style-name="P1">35. Der Vater hat den Sohn lieb, und hat Alles in seine Hand 3gegeben. E. 5,</text:p>
      <text:p text:style-name="P1">22. is, . Muth. «,</text:p>
      <text:p text:style-name="P1">27.</text:p>
      <text:p text:style-name="P1">36. Wer an den Sohn glaubt, der hat das ewige Leben; wer aber dem <text:soft-page-break/>Sohne nicht glaubt, der wird das Leben nicht sehen, sondern der Zorn Gottes bleibethal;f <text:s/>«t.Jo . , .</text:p>
      <text:p text:style-name="P1">Cap. IV. I. Gespräch Jesu mit der Samariterin. 4—38. il. Die Samariter, 39—42; und lll. die Galiläet glauben an Jesum. 43-45. W. Heilung eines kranken Sohnes zu CapcrnaUm. 46—</text:p>
      <text:p text:style-name="P1">54. I.</text:p>
      <text:p text:style-name="P1">1. Als nun der Herr erfuhr, dass die Pharisäer gehört hatten , dass Jesus mehr Jünger mache und taufe als Johannes, C. Z,</text:p>
      <text:p text:style-name="P1">22. ge.</text:p>
      <text:p text:style-name="P1">2. (wiewohlJesus nicht selbst taufte, sondern seine Jünger) »3. verliess er das jiidische Land und zog wieder nach Galiläa.</text:p>
      <text:p text:style-name="P1">4. Er musste aber durch Samaria reisen.</text:p>
      <text:p text:style-name="P1">5. Da kommt er nun in eine Stadt Samaria’s, lgenannt Sichar, nahe bei dem Felde, we ches Jakob seinem Sohne Joseph gegeben. «. M-1s.33, i9. is, :-S. G. Es war aber daselbst der Brunnen Jakobs. Da nun Jesus müde war von der Reise, setzte ersieh also an den Brunnen; es war um die sechste Stunde. ·</text:p>
      <text:p text:style-name="P1">7. Da kommt ein Weib aus Sainaria, um Wasser zu fchhpfen. Jesus spricht zu ihr: Gi mir zu trinken!</text:p>
      <text:p text:style-name="P1">8. Denn seine Jiinqer waren in die Stadt gegangen , um Speis e F; kaufen.</text:p>
      <text:p text:style-name="P1">9. Das samar·itische eib spricht nun» u ihm: Wie begehrst du, der du ein Jude bist, von mir zu trinken, die ich ein samaritisches Weib bin? (D·enn die Juden haben keine Gemeinschaft mit den Samaritern.Z » Lin. S,</text:p>
      <text:p text:style-name="P1">53. Esr. « ( re. <text:s text:c="3"/>Cap.</text:p>
      <text:p text:style-name="P1">4. St. Johannis. Cap.</text:p>
      <text:p text:style-name="P1">4. " 105</text:p>
      <text:p text:style-name="P1">10. Jesus antwortete und sprach u ihr: Wenn du die Gabe Gottes kenntesi, und wer der it, der zu dir spricht: Gib mir zu trinken! o hättest du ihn gebeten, und er hätte dir lebendiges Æasser gegg)Fnä1 S .3s, to. . , .</text:p>
      <text:p text:style-name="P1">11. Das Weib spricht zu ihm: Herr, du hast ja kein Sch"i5pfgeschirr und der runnen ss»sztise;f; »;voher hast du denn das lebendige a er .</text:p>
      <text:p text:style-name="P1">12. Bist du Böszer als unser Vater Jakob, der uns den runnen gegeben und selbst daraus getrunken, sammt seinen Söhnen und seinem Vieh? ·</text:p>
      <text:p text:style-name="P1">13. Jesus antwortete und sprach zu ihr: Jeden, der von diesem Wasser trinkt, wird wieder dürften; .</text:p>
      <text:p text:style-name="P1">14. Wer aber von dem Wasser trinkt, das ich ihm geben werde, den wird in Ewigkeit nicht dürften, sondern das Wasser, das ich gm eben werde, wird in ihm zu einer ueåe Wassers werden, das aufquillt in das ewige Leben. C.7,</text:p>
      <text:p text:style-name="P1">38.:-g. 1·5. »Das Weib spriil)t3u i«"hm:.Herr! gib mir dieses Wasser, das; i nicht durfte, noch hieher kommen müsse zu schopfen. Jes. se-, i. 1·6. Jesus spricht zu ihr: Gehe hin, rufe deinen Mann und onim’ hieher.</text:p>
      <text:p text:style-name="P1">17. Das Weib antwortete und sprach: Jch habe keinen Mann. Jesus sZrich»t zu M: Du haft recht gesagt: Ich ha e keinen ann.</text:p>
      <text:p text:style-name="P1">18. Denn süns Männer hast du gJe?habt, und den du nun ast,deristnichtdein8 ann. Das hast du wahr geredet.</text:p>
      <text:p text:style-name="P1"><text:soft-page-break/>19. Das Weib sagt zu ihm: Herr, ich sehe, das; du ein Prophet bist. E. «, is. so. 2,</text:p>
      <text:p text:style-name="P1">25.</text:p>
      <text:p text:style-name="P1">20. Unsere Väter haben auf diesem Ver e angebetet; und ihr aget, zu Jerusalem sei der Ort, wo man anbeten soll. -Z. Mark. S,</text:p>
      <text:p text:style-name="P1">2. .-. Mos. is, 5 re.</text:p>
      <text:p text:style-name="P1">21. Jesus spricht äu ihr: Weib, glaube mir, es kommt die tunde, wo ihr weder auf diesem Berge, noch zu Jerusalem den Vater anbeten werdet. Mai. i, «.</text:p>
      <text:p text:style-name="P1">22. Jhr betet an, was ihr nicht wisset; wir beten an, was wir wissen; denn das Heil ist aus den Juden.</text:p>
      <text:p text:style-name="P1">2.Kön.-I7,272c. Jes.2,.·—). Luc.4,69. 23 Aber es kommt die Stunde und i . · t schon da, wo die wahren Anbeter den VatJr ’ anbeten werden im Gei ·te und in der Wahrheit; denn der Vater sucht solche Anbeter. Ri3m.12, i.2.</text:p>
      <text:p text:style-name="P1">24. Gott ist ein Geist, und die ihn anbeten, sollen ihn im Geist und in der Wahrheit anbeten. L. Cok. Z,</text:p>
      <text:p text:style-name="P1">47.</text:p>
      <text:p text:style-name="P1">25. Das Weib richt u ihm: Jch weiss dass der Messias ksmmtE der Christus ge; nann2tlsloird; n;anu derselbe kommt, wird er uns es ver iindigen. ?k3.d·Jesi;stspricht zu ihr: Ich bin es, der m1 ir re e . (r.9, 37,</text:p>
      <text:p text:style-name="P1">27. Und über diesem kamen seine Jiinger Wd»bverw;1ndertZi sich, dass? er mitLd;em e t . t · : s sui«hlest <text:s/>iider: ii)cctissi1Fdiist deiinmit ihr;</text:p>
      <text:p text:style-name="P1">28. Nun liess das Weib ihren Wasserkrug stehen und ging in die Stadt, und spricht zu den Yeuten: ·</text:p>
      <text:p text:style-name="P1">29. Kommet, sehet eknen Menschen, der mir Alles gesagt, was ich gethan habe! Jst nicht dieser -der Christus?</text:p>
      <text:p text:style-name="P1">30. Da gingen sie aus der Stadt heraus und kamen zu ihm. · 3T.sJn(zhwisch2e)3ei Wer bs;iten ihn die Jüngers un pra en: a i, i .</text:p>
      <text:p text:style-name="P1">32.· Er aber sagte zu ihnen: Jch habe eine (-J?3xåeiseDzu sesseix) diedihrJnicht wisset. d . a pra en ie uiiger zu einan er: Hat ihm denn Jemand zu essen ·gebrach·t? ·</text:p>
      <text:p text:style-name="P1">34. Jesus spricht zu ihnen: Meine Speise ist, dass ich thue den Willen dessen,»der mich gesandt hat, und sein WLexk 3s;ollbZsngF.9</text:p>
      <text:p text:style-name="P1">35. Saget ihr nicht: EsEsind noch ·oier Monate, dann kommt die rnte? Siehe, ich sage euch, hebet eure Augen auf und besgsauet die Felder, sie sind schon weiss zur rnte. March.</text:p>
      <text:p text:style-name="P1">9.</text:p>
      <text:p text:style-name="P1">37.</text:p>
      <text:p text:style-name="P1">36. Und wer erntet, der empfängt Lohn und sammelt Frucht zum ewigen Leben, auf dass sich zugleich, der da säet, freue, und der da erntet.</text:p>
      <text:p text:style-name="P1">1. Eos. 3, S :c. E</text:p>
      <text:p text:style-name="P1">37. Denn hier ist der Spruch wahr: in Anderer ist, der da säet, und ein Anderer, der da Jeä)ns)etss ch s U t</text:p>
      <text:p text:style-name="P1">38. a e eu ausge an zu ern en was ihr nicht gearbeitet habet· ; Anders haben gearbeitet, und ihr seid in ihre Arbeit eingetreten. A;-g. S, Z sc. II.</text:p>
      <text:p text:style-name="P1"><text:soft-page-break/>39. Aus derselben Stadt aber glaubten Viele der Sa;nariter an ihn um der Rede des Weibes willen, welches bezeugte: Er hat mir Alles gesagt, was ich gethan habe.</text:p>
      <text:p text:style-name="P1">40. Als.nun die ’Samariter zu ihni kamen, baten sie ihn, bei ihnen zu bleiben; und er blieb daselbst zwei TFJ·cse.</text:p>
      <text:p text:style-name="P1">41. Und noch viel ehrere glaubten um seines Wortes willen» «</text:p>
      <text:p text:style-name="P1">42.bUnd zu dgn W;ibe spZa«chen <text:s/>lau en wirui tme rum einer e ewiim; denn wir haben selbst gehörtund wissen, <text:s text:c="3"/>-106 Cap.</text:p>
      <text:p text:style-name="P1">4.</text:p>
      <text:p text:style-name="P1">5. Das Evangelium</text:p>
      <text:p text:style-name="P1">Cap. S. das; dieser wahrhaftig der Welt Heiland, der Christus, ist. C. «,</text:p>
      <text:p text:style-name="P1">8. lII.</text:p>
      <text:p text:style-name="P1">43. Nach den zwei Tagen aber zog er von dannen und ging nach Oaliläa.</text:p>
      <text:p text:style-name="P1">44. Denn Jesus selbst bezeugte, dass ein Propbet in seinem Vaterlande nicht geachtet werde. Many, is,</text:p>
      <text:p text:style-name="P1">57.« «</text:p>
      <text:p text:style-name="P1">45. Als er nun nach Gatiläa gekommen, nahmen ihn die Galiliier auf, weil sie Alles gesehen, was er zu Jerusalem am Feste gethan hatte, denn auch sie waren aiif das Fest gekommen. C· 2,</text:p>
      <text:p text:style-name="P1">23. IV.</text:p>
      <text:p text:style-name="P1">46. Nuic t·amJesuswieder nach Cana in Galiläa, wo er das Wasser zu Wein gemacht hatte. Uiid es war ein königlicher Diener, dessen Sohn trank war, zu Latiernaum. C. 2, i. g.</text:p>
      <text:p text:style-name="P1">47. Als dieser gehört hatte, das; Jesus aus Judäa nach Galiläa gekommen sei, ging er zu ihm und bat ihn, dass er hinabkomme und seinen Sohn gesund mache; denn er wollte sterben.</text:p>
      <text:p text:style-name="P1">48. Da sprach Jesus zu ihm: Wenn ihr nicht Zeichen und Wunder sehet, so glaubet ihr niF. C.2, -i8.2o,29.</text:p>
      <text:p text:style-name="P1">49. er kbnigliche Diener sagt zu ihm: Herr, komm’ hinab, ehe mein Kind stirbt. 5U. Jesus spricht zu ihm: Gehe hin, dein Sohn lebt. Und der Mann glaubte dem Worte, das Jesus zu ihm gesprochen hatte, und ging hin.</text:p>
      <text:p text:style-name="P1">51. Indem er aber jetzt hinabging, kamen ihm seine Knechte entgegen, und verkündigten ihm: Dein Knabe ebt.</text:p>
      <text:p text:style-name="P1">52. Nun erkundigte er sich bei ihnen nach der Stunde, in welcher es mit ihm besser geworden. Und sie sprachen zu ihm :-Gestern um die siebente Stunde verliess ihn das Fieber.</text:p>
      <text:p text:style-name="P1">53. Da erkannte der Vater, dass es eben in der Stunde geschehen, in welcher Jesus zu ihm gesagt hatte: Dein Sohn lebt. Und er glaubte und sein ganzes Haus. Abg. is, l5. Z( 2c.</text:p>
      <text:p text:style-name="P1">54. Dieses zweite Zeichen that Jesus wiederum, als er ans dem jüdisihen Lande nach Galiläa gekommen war. C. 2, «. ·</text:p>
      <text:h text:style-name="Heading_20_2" text:outline-level="2">Cap. V.</text:h>
      <text:p text:style-name="P1">I. Jesus heilt einen Kranken zu Bett)esda, I-is; und il. vertlieidigt seine Sendung von Gott. i7—47, l . l. Nach diesem war ein Fest der Juden, und Jesus zog hinaus gen Jerusalem.</text:p>
      <text:p text:style-name="P1">2. Es ist aber zu I-erusalem, an dem Schafthore, ein Teich, der aus hebräisih Bethesda genannt wird, und sün bedeckte Gänge hat. <text:soft-page-break/>Nehem. Z,</text:p>
      <text:p text:style-name="P1">4. i I</text:p>
      <text:p text:style-name="P1">3. Ja diesen lag eine grosse Menge Kraut-er, Blmder, Lahmer, Schlaafliissiger, welche »aus die Bewegung des Wassers3räartet;n. . is« .</text:p>
      <text:p text:style-name="P1">4. Denn ein Engel stie u ewissen Zeiten in den Teich hinab 1indlii1ilek?te das Wasser. Wer nun zuer t hinemftieg nach der Bewegun des Wa ers, der ward gesund, mit welcher Krankheit er immer behaftet war. b. Es war aber ein Mensch daselbst, der acht und dreissig Jahre zugebracht in seiner Krankheit. C. Da Jesus diesen da liegen sah und er: suh·r, dass e·r schon lange Zeit zugebracht, spricht er zu ihm: Willst du gesund werden?</text:p>
      <text:p text:style-name="P1">7. Der Kranke antwortetei in: Herr, ich habe keinen 9Jienschen, der mich, wenn das Wasser bewegt wird, in den Teich bringe; indem ich aber komme, so steigt ein Anderer vor mir hinab.</text:p>
      <text:p text:style-name="P1">8. Jesus spricht zu ihm: Steh’ aus, hebe dein Bett aus und wandle! Matth. O, SAbg. 9, 3j.</text:p>
      <text:p text:style-name="P1">9. Und alsobald ward der Mensch gesund nnd hob sein Bett aus und wandelte. Es war aber Sabbath ali demselben Tage.</text:p>
      <text:p text:style-name="P1">10. Nun sprachen die Juden zu dem Geheilten: Es ist Sabbath; es ist dir nicht eraubt, das Bett hii1wegzutragen. Jik·17, ei.</text:p>
      <text:p text:style-name="P1">11. Er antwortete ihnen: Der mich gesund I1nacht hat, der sprach zu mir: Hebe dein ett auf und wandle.</text:p>
      <text:p text:style-name="P1">12. Da fragten sie ihn: Wer ist der Mensch, der zu dir gesprochen: Hebe dein Bett auf und wandle?</text:p>
      <text:p text:style-name="P1">13. Aber der Geheilte wusste nicht, wer es war, denn Jesus hatte sich hinwegbegeben, da viel Volk an dem Orte war.</text:p>
      <text:p text:style-name="P1">14. Nach diesem findet ihn Jesus im Tempel nnd sprach zu ihm: Siehe, du bist gesund geworden; siindige nicht mehr, damit dir nicht etwas Aergeres widerfahre. C. 8, i. Maith. is-2, is.</text:p>
      <text:p text:style-name="P1">15. Da ging der Mensih hin und verkündete den Juden, dciss Jesus es sei, der ihn gesund gemacht habe. »</text:p>
      <text:p text:style-name="P1">16. Und desswegen verfolgten die Juden Je um und suchten ihn zu tödten, weil er die es am Sabbath gethan. C.7,22 :i.9,ic3. II.</text:p>
      <text:p text:style-name="P1">17. Jesus aber antwortete ihnen : Mein Vater wirket bis jetzt, und ich wirke auch. C. 9,</text:p>
      <text:p text:style-name="P1">4. s »</text:p>
      <text:p text:style-name="P1">18. Darum suchten die Juden noch mehr ihn zu tödten, wer er nicht nur den Sabbath gebrochen, sondern auch Gott seinen Vater enannt und sich selbst Gott g eich gemacht habe. C. to, 3o—3:z· <text:s text:c="3"/>Eap. Z. St. Johamiis. « Cap.</text:p>
      <text:p text:style-name="P1">5.</text:p>
      <text:p text:style-name="P1">6. M?</text:p>
      <text:p text:style-name="P1">19. Da antwortete Jesus und spraih zu ihnen: Wahrlich, wahrlich, ich sa e euch, der Sohn kann nichts von sich selbsi thun, er sehe es denn den Vater thun; denn was die er thut, das thut gleicherweise auch der Sohn. C. I, so.</text:p>
      <text:p text:style-name="P1">20. Dennder Vater liebet den Sohn und zeiget ihm Alles, was er selbst thut; nnd er wirdihm iioch grössere Werke zeigen als diese, so dass ihr euch verwundernwerdet. C. 4 , 5i.</text:p>
      <text:p text:style-name="P1">21. Denn wie der Vater die Todten erweckt und lebendig macht, also niacht auch der Sohn lebendig, welche er will.</text:p>
      <text:p text:style-name="P1"><text:soft-page-break/>5. M.;s. 32,</text:p>
      <text:p text:style-name="P1">39.</text:p>
      <text:p text:style-name="P1">22. Denn der Vater richtet auch Niemand, sondern alles Gericht hat er dem Sohn e·ibergeben; C.3,3:i. Pf. 7«2, i. eipg. », Si. Many. II,</text:p>
      <text:p text:style-name="P1">32. »</text:p>
      <text:p text:style-name="P1">23. auf dass Alle den Sohn ehren, wie sie den Vater ehren. Wer den Sohn nicht eh:-et, der ehret den Vater nicht, der ihn gesandt hat. C. ist, is. Phii. I, io. «. i. Jst, D, es.</text:p>
      <text:p text:style-name="P1">24. Wahrlich, wahrlich, ich sage euch, wer mein Wort hört und glaubt dem, der inich gesandt hat, der hat das ewige Leben, und « on1nit nicht in’s Gericht, sondern er ist aus dem Tode in’s Leben hinübergegangen. · C.·3, is.</text:p>
      <text:p text:style-name="P1">35. 8, 5i.</text:p>
      <text:p text:style-name="P1">25. Wahrlich, wahrlich, ich sage euch, es Kommt die Stunde nnd ist schon da, wo die Todten die Stimme des Sohnes Gottes -hören werden , und die sie gehört, werden eben. C. «, «i3. 2)Je.::th. 4i,5. E;-h. S, it.</text:p>
      <text:p text:style-name="P1">26. Denn wie der Vater in sicläselbst das 1Lebeii hat, also hat er auch» dem ohne ver,-, -liehen, in sich selbst das Leben zu haben. C.i,4.ii,e5. i.J-h.-3,20.</text:p>
      <text:p text:style-name="P1">27. Und er hat ihm auch Macht gegeben, Gericht zuhalten, weil er des Menschen Sohn ist. Dcm.«7, is.</text:p>
      <text:p text:style-name="P1">44. Many. es, 3i.</text:p>
      <text:p text:style-name="P1">28. Verwundert cuch nicht darüber! Denn -es kommt die Stunde, in welcher Alle, die in den Gräbern sind, seine Stimme hören werden;</text:p>
      <text:p text:style-name="P1">1.Thkss.4, is. . 29 und es werden erbot e en die das « h h « Gute gethan haben, zur Aiiserstehiing des « Lebens; die aber das Böse gethan haben, zur Auferstehung des Gerichtes. C. S,</text:p>
      <text:p text:style-name="P1">40. Dan.-12,2.</text:p>
      <text:p text:style-name="P1">30. Jch kann nichts von mir selbst thun. Wie ich höre, so richte ich, und mein Gericht ist gereiht; denn ich suche nicht meinen sWillen, sondern den Willen dessen, der mich gesandt hat. ·C. S, is. e,</text:p>
      <text:p text:style-name="P1">38.</text:p>
      <text:p text:style-name="P1">31. Wenn ich von mir selbst zeuge, so ist mein ZeugL1kiss nicht wahr. C.s, is. it, Hi-·</text:p>
      <text:p text:style-name="P1">32. Ein nderer ist, der von mir zeuget; und ich weiss, dass das Zeugnis; wahr ist, welches er von mir zeuget. M-;nh. Z, i7.</text:p>
      <text:p text:style-name="P1">33. Ihr Pl-et zu Johannes gesandt, und er hat der ahrheit Zeugnis; gågi:be«t;. . , 1c.· 3«L·Jch aber nehme das Zeugnis; nicht von einem Menschen, sondern ich sage dieses, damit ihr selig werdet. » <text:s/>Jener war ein brennendes und scheiiieiides Licht, ihr aber wolltet euch nur eine Stunde ergbtzen an seinem Scheine. 36· Jch aber habe ein gr’osseresBZZeugniss als das des Johannes; denn die erke, die mir der Vater gegeben, dass ich sie vollbringe, dieselben Werke, die ich thue, zeugen von mir, dass mich der Vater gesandt hat. s C. i0, es. 44, to. «.</text:p>
      <text:p text:style-name="P1">37. Und er, der mich gesandt hat, der Vater selbst hat voii mir gezeuget. Weder seine Stimme habet ihr jemals gehört, noch seine Gestalt gesehen, C. s,</text:p>
      <text:p text:style-name="P1">48. i, -is.</text:p>
      <text:p text:style-name="P1"><text:soft-page-break/>38. nnd sein Wort habet ihr nicht in euch wohnend; denn ihr g aubet dem nicht, den er gesandt hat. C. i0,2i3. J. Eos. Z,</text:p>
      <text:p text:style-name="P1">45.</text:p>
      <text:p text:style-name="P1">39. Forschet in den Schriften, weil ihr meinet darin das ewige Leben zu haben; und diese sind es, die von mir zeugen. Jcs Z!-, is. Pf. 40, S. Luc.24,</text:p>
      <text:p text:style-name="P1">27.</text:p>
      <text:p text:style-name="P1">40. Und doch wollet ihr nicht zu mir kommen, alis dass ihr das Leben habet.</text:p>
      <text:p text:style-name="P1">41. Jch nehme nicht Ehre von Menschen;</text:p>
      <text:p text:style-name="P1">42. aber ich kenne euch, dass ihr die Liebe Gottes nicht in euch habet.</text:p>
      <text:p text:style-name="P1">43. Jih bin im Namen meines Vaters gekoi1imen,und ihr tiehinetmich nicht an. Wenn ein Anderer in seinem eigenenNaiucu kommt, den werdet ihr annehmen. C. 7,</text:p>
      <text:p text:style-name="P1">28.</text:p>
      <text:p text:style-name="P1">44. Wie ki5nnet ihr glauben, die ihr Ehre von einander nehmet, und die Ehre, die von Gott allein kommt, nicht suchet? C. i2, zi2.43.</text:p>
      <text:p text:style-name="P1">45. Meiner nicht, dass ich eng bei dem Vater cinklageli werde. Es ist «iner, der euch anklagt, Moses, auf welchen ihr hosfet. Z. IV of. Si, 26·ic.</text:p>
      <text:p text:style-name="P1">46. Denn wenn ihr dem Moses glaubtet, so würdet ihr auch mir glauben; denn von mir hat derselbe geschrieben. -i.Mos. Z, i5. 49, -i0.</text:p>
      <text:p text:style-name="P1">5. M-s is, it·-ze-47. Wenn ihr aber seinen Schriften nicht glaubet, wie werdet ihr meinen Worten glauben ? «</text:p>
      <text:h text:style-name="Heading_20_2" text:outline-level="2">Cap. Vl.</text:h>
      <text:p text:style-name="P1">1.Speisung derFiinftausend. 4-45. il. Jesu Wandeln ausdem Sie. 46-M. 1ll. Seine Redez1i Capek,e Raum. 22—65. lV·. Das Bckeiintniss Petri. 66—74. V. 4—-t4: Month. M, 43—2-I. Mart. 6, 3l——4L. Lin. I, «—i7. I.</text:p>
      <text:p text:style-name="P1">1. Nach diesem fuhr Jesus über das »galiläische Meer bei Ti er1as <text:s text:c="3"/>io8 A</text:p>
      <text:p text:style-name="P1">2. Und es fol te ihm viel Volk nach, weil sie die Zeichen sahen, die er an den Kranken Tat.</text:p>
      <text:p text:style-name="P1">3. esus aber in aus den Berg hinauf und såetzte sich dafelbst1nitseinen Jüngern.</text:p>
      <text:p text:style-name="P1">4. s war aber nahe der Ueberschritt, das Fest der Juden. Z. M-s. es, Z sc.</text:p>
      <text:p text:style-name="P1">5. Da nun Jesus seine Augen aufhob und sah, dass viel Volk zu ihm kam, spricht er zu Philippus: Woher werden wir Brote kaufen, dass diese essen? (L.i,44.</text:p>
      <text:p text:style-name="P1">6. Das sagte er aber, ihn zu versuchen; denn er selbst wusste wohl, was er thun wollte.</text:p>
      <text:p text:style-name="P1">7. Philippus antwortete ihm: Für zweihundert Pfennige Brote reichen nicht hin für sie, dass Jeder von ihnen nur ein wenig emp(Einge.</text:p>
      <text:p text:style-name="P1">8. iner aus sei1ien Jüngern, Andreas, der Bruder des Simon Petrus, spricht zu ihm:</text:p>
      <text:p text:style-name="P1"><text:soft-page-break/>9. Es ist ein Knabe hier, der hat fünf Gerstenbrote und zwei Fische; aber was ist das unter so Viele?</text:p>
      <text:p text:style-name="P1">10. Da sprach Jesus: Machet, dass sich die Leute setzen. Es war aber viel Gras an dem Orte. Da setzten sich die Männer, bei fünftauselid an der Zahl. »</text:p>
      <text:p text:style-name="P1">11. Da nahm Jesus die Brote, und als er Dank esagt, theilte er sie den Jüngern aus, die Hunger aber denen, die sich Jetzt atten, desgleichen auch von den Fis en, o viel sie wollten. Pf. i45, is.</text:p>
      <text:p text:style-name="P1">12. Als sie aber gesättigt waren, spraih er zu seinen Jüngern: Sammelt die übrig gebliebenen Stücke, damit nichts verderbe.</text:p>
      <text:p text:style-name="P1">13. Da sami1ielten sie uiid füllten zwölf Kbrbe mit Stücken von den Fünf Gerstenbroten, die denen übrig geblie en waren, die gegessen hgtten.</text:p>
      <text:p text:style-name="P1">14. Die eute nun, da sie das Zeichen sahen, welches Jesus gethan, sprachen: Dieser ist wahrhaftig der Propbet, der in die Wet kommen soll. C. 7, 4o.</text:p>
      <text:p text:style-name="P1">5. Mk-s. is, is is. V.i5-2i: Maith.i4, 22—3ii. Man. S, is -se.</text:p>
      <text:p text:style-name="P1">15. Da nun Jesus merkte, dass sie kommen und ihn ergreifen würden, um ihn zum Könige zu machen, entwich er wiederum auf den erg, er allein. C. is, se. II.</text:p>
      <text:p text:style-name="P1">16. »Als es aber Abend geworden, gingen seine Jünger hinab an das Meer,</text:p>
      <text:p text:style-name="P1">17. stiegen in das Schiff und fuhren über das Meer gen Capernaum. Und es war schon finster geworden, und Jesus war noch nicht F ihnen Gekommen.</text:p>
      <text:p text:style-name="P1">18. nd das eer erhob sich, da ein starker Wind wehete.</text:p>
      <text:p text:style-name="P1">19. Als sie nun ungefähr sünfundzwanzig Cato.</text:p>
      <text:p text:style-name="P1">6. « Das Evangelium</text:p>
      <text:p text:style-name="P1">Cap. S. oder dreissi Stadien e a ren, a en e Jesum aujgdem Meer? ivci;ndeln suiid <text:s/>dem Schiffe nahen; und sie fürchteten ich.</text:p>
      <text:p text:style-name="P1">20. Er aber sprach zu ihnen: Ich bin’s, fürchtet euch nicht!</text:p>
      <text:p text:style-name="P1">21. Da wollten sie ihn in das Schiff nehmen, und alsobald war das Schiff an dein Lande, nach welchem sie fuhren. llI.</text:p>
      <text:p text:style-name="P1">22. Des folgenden Tages, da das Volk, das jenseits des Meeres stand sah, dass kein anderes Schiff daselbst war als nur das Eine, in welches seine Jünger geZiegen waren, unddaf;Jesus nichtmit seinen ün ern in das Schiff gegangen, sondern dass Eine Jünger allein abgefahren waren;</text:p>
      <text:p text:style-name="P1">23. (es waren aber andere Schiffe von Tiberias nahe an den Ort gekomnien, wo sie das Brot gegessen hatten, nach der Danksagung des Herrn)</text:p>
      <text:p text:style-name="P1">24. da also das Volk sah, dass Jesus nicl)t daselbst war, noch seine Jünger , stiea5en auch sie in die Schiffe, und kamen gen i.apernaum und suchten Jesum.</text:p>
      <text:p text:style-name="P1">25. Und als sie ihn jenseits des Meeres fanden, sprachen sie zu ihm: Nabbi, wann bist du hieher gekommen ?</text:p>
      <text:p text:style-name="P1">26. Jesus antwortete ihnen und spra(h: Wahrl·1ih, wahrlich, ich·sage euch, ihr uchet mich nicht darum, weil ihr Zeichen ge ehen, sondern weil ihr von den roten gegessen habet und gesättigt worden seid.</text:p>
      <text:p text:style-name="P1">27. Wirket nicht die Speise, die verdirbt, sondern die Speise, die ins ewige Leben bleibt, welche der Sohn des Menschen euch <text:soft-page-break/>geben wird; denn diesen hatGott, der Vater, besiegelt« E. 4, is-. i0, Za-</text:p>
      <text:p text:style-name="P1">28. Da sprachen sie u ihm: Was sollen wir thun, dass wir dieW5erke Gottes wirken?</text:p>
      <text:p text:style-name="P1">29. Jesus antwortete und sprach zu ihnen: Das ist das Werk Gottes, dass ihr an den: glaubet, den er gesandt »hat. i. J·-h;3,</text:p>
      <text:p text:style-name="P1">23. 3(). Da sagten sie zu ihm: Was thust du denn für ein Zeichen, das; wir sehen und dir glauben? Was wirkest du? C. 4, is. Many. te, as.</text:p>
      <text:p text:style-name="P1">31. Unsere Väter haben das Manna egessen in der Wüste , wie geschrieben steht: »Er gab ihnen Brot vom Himmel zu essen.«</text:p>
      <text:p text:style-name="P1">2. M«-s. is· 4; i5. Pf. 78,</text:p>
      <text:p text:style-name="P1">24.</text:p>
      <text:p text:style-name="P1">32. Da sprach Jesus zu ihnen: Wahrlich, wahrlich, ich sage euch, nicht Moses hat euch das Brot vom Himmel gegeben, ondern mein Vater gibt euch das wahre Brot vom Himmel. C. is, 4·9 sc. S. M«-s,</text:p>
      <text:p text:style-name="P1">8.</text:p>
      <text:p text:style-name="P1">3.</text:p>
      <text:p text:style-name="P1">33. Denn das ist das Brot Gottes, welches vom Himmel herabkommt und der Welt das Leben gibt. <text:s text:c="3"/>Cap.</text:p>
      <text:p text:style-name="P1">6. « St. Johaunis. Cap.</text:p>
      <text:p text:style-name="P1">6. 109</text:p>
      <text:p text:style-name="P1">34. Da sprachen sie zu ihm: Herr, gib uns alle eit dieses rot. »</text:p>
      <text:p text:style-name="P1">35. Jezsus aber sprach zu ihnen: Jch bin das Brot des Lebens; wer zu mir kommt, den wird nicht hungern; und wer an mich glaubt, den-wird nimmermehr dürften.</text:p>
      <text:p text:style-name="P1">36. Aber Mk, habe es euch gesa t, dass ihr mich gåsehen abet und doch ni3t glaubet.</text:p>
      <text:p text:style-name="P1">37.» lles, was mir der Vater gibt, wird zu nur kommen; und wer zu mir kommt, den werde ich nicht hinausstossen. C. i7, s.</text:p>
      <text:p text:style-name="P1">9. «. Many. «,</text:p>
      <text:p text:style-name="P1">28.</text:p>
      <text:p text:style-name="P1">38. Denn ich bin vom Himmelnl)erabgekommen, nii?gdass ich meinen Wi en thue, sondern den illen dessen» der mich gesandt hat. C· i,</text:p>
      <text:p text:style-name="P1">34. Las. 22, te.</text:p>
      <text:p text:style-name="P1">39. Das ist aber der Wille des Vaters, der mich gesandt hat, dass ich von Allem, was er mir gegeben hat, nichts verliere, sondern es auserwecke am letzten Tage. C. to,</text:p>
      <text:p text:style-name="P1">28.</text:p>
      <text:p text:style-name="P1">29. 4O. Denn das ist der Wille dessen, der mich gesandt hat, dass Jeder, der den Sohn siehet und an ihn glaubt, ewiges Leben habe; und ich werde ihn auferwecken am letzten Tage. E. 3, it :c.</text:p>
      <text:p text:style-name="P1">41. Da murreten die Juden über ihn, dass er gesagt hatte: Jch bin das Brot, das vom Himmel herabgekommen ist;</text:p>
      <text:p text:style-name="P1">42. und sprachen: Jst dieser nichtJesus,der Sohn Josephs , dessen Vater und Mutter wir kennen? Wie sagt er denn: Ich bin vom Himmel herabgekommen? Many. is, as «.</text:p>
      <text:p text:style-name="P1">43. Da antwortete Jesus und sprach zu ihnen: Murret nicht unter einander!</text:p>
      <text:p text:style-name="P1">44. Niemand kann zu mir kommen, es sei denn, dass der Vater, der mich gesandt hat, ihn ziehe; und ich werde ihn auferwecken am <text:soft-page-break/>letzten Tage. C. S,</text:p>
      <text:p text:style-name="P1">37.</text:p>
      <text:p text:style-name="P1">39. es. Many. is, i7.</text:p>
      <text:p text:style-name="P1">45. Es steht geschrieben in den Propheten: »Undsie werdenAllevonGottgelehretsein.« Jeder nun, der es vom Vater gehört und gelernt hat, kommt zu mir. « Jes.i)4,43. Jek.31,33.34.</text:p>
      <text:p text:style-name="P1">46. Nicht dass Jemand den Vater gesehen Ehe, ausser der, der von Gott ist, der hat den ater gesehen. C.1,is. «. Tini. ei, is. »</text:p>
      <text:p text:style-name="P1">47. Wahrlic2, wahrlich, ich sage euch, wer an mich glau t, der hat das ewi(ge»»Le3l;en.</text:p>
      <text:p text:style-name="P1">48. Jch bin das Brot des Lebens.</text:p>
      <text:p text:style-name="P1">49. Eure Väter haben das Manna gegessen in der Wüste und sind gestorben: «. C-)k. 4(), Z.</text:p>
      <text:p text:style-name="P1">5.</text:p>
      <text:p text:style-name="P1">50. Das ist das Brot, das vom Himmel 1herg)bkommt, dass, wer davon isset, nicht ter e. ·51. Jch bin das lebendige Brot, das vom Himmel herabgekommen ist. So Jemand von dieLkm Brot Esset, der wird in Ewigkeit leben» ber· das rot, das ich geben werde, ist mein Fleisch, welches ich geben werde für das Leben der Welt. Luc. ge, i9.</text:p>
      <text:p text:style-name="P1">52. Da stritten die Juden unter einander und sagten: Wie kann dieser uns sein Fleisch zu essen geben ? »53. Darum sprach Jesus uihnen: Wahrlich, wahrlich, ich age euch, wenn ihr nicht das Fleisch des Sohnes des Menschen esset und sein Blut trinket, so habet ihr ein Leben in euch. Many. 2i3, ge; 2c. i. C-sc. «,</text:p>
      <text:p text:style-name="P1">27. 5»)4. Wer mein Fleisch iss et und mein Blut trinkt, der hat das ewige Leben, und ich werde ihn auserweckeii am letzten Tage.</text:p>
      <text:p text:style-name="P1">55.» Denn mein Fleis(h ist wahrhaft eine Specke, und mein Blut ist wahrhaft ein ran .</text:p>
      <text:p text:style-name="P1">56. Wer mein Fleisch isset und mein Blut trinkt, der bleibt in mir und ich in ihm. C. i5,4.</text:p>
      <text:p text:style-name="P1">57. Wie mich der lebendige Vater esandt hat, und auch ich durch den Vater lebe ,gso wird auch,wermich isset, durch mich leben. C. 5,</text:p>
      <text:p text:style-name="P1">26.</text:p>
      <text:p text:style-name="P1">58. Das ist das Brot, das vom Himmel Herabgekommen ist; nicht wie eure Väter das Manna egessen haben und sind· gestorben: Irr diesZs Brot isset, der wird in Ewigkeit e en.</text:p>
      <text:p text:style-name="P1">59. Solches sprach er, als er in der Versammlung zu Capernaum lehrte.</text:p>
      <text:p text:style-name="P1">60.· Viele nun aus seinen Jüngern, als als sie dieses hörten, sprachen: Das ist eine harte Rede, wer mag sie hören?</text:p>
      <text:p text:style-name="P1">61. Da aber Jesus bei sich selbst wusste, dass seine Jii1;ger darüber niurreten, sprach er zu ihnen: ergert euch das? »</text:p>
      <text:p text:style-name="P1">62. Wie dann, wann ihr werdet des Menschen Sohn dahin aussahren sehen, wo er zuvor war? C.3,i3.2o,i7. Makc.i6,i9.</text:p>
      <text:p text:style-name="P1">63. Der Geist ist es , der da lebendig macht; das Fleisch ist gar nichts nütze. Die D Worte, die ich zu euch rede, sind Geist und Leben.</text:p>
      <text:p text:style-name="P1">2. C-k. Z, S.</text:p>
      <text:p text:style-name="P1">64. Aber es sind c»dEtliche aus euch, die nicht glauben. Denn Jesus wusste von Anfang, wer die seien, die nicht glauben, und <text:soft-page-break/>wer ihn verrathen werde. C. se, 25,</text:p>
      <text:p text:style-name="P1">65. Und er sprach: Darum habe ich euch gesagt: Niemand kann zu mir kommen, es sei ihm denn gegeben von meinem Vater. C· s,44. IV.</text:p>
      <text:p text:style-name="P1">66. Von da an traten Viele seiner Jmi·g)er zurück und wandelten nicht mehr initi m. » -</text:p>
      <text:p text:style-name="P1">67. Da sprach Jesus zu den Zwolfen: i Wollet auch ihr hmweggehen? <text:s text:c="3"/>110 "</text:p>
      <text:p text:style-name="P1">Cap. S·</text:p>
      <text:p text:style-name="P1">7. Das Ev</text:p>
      <text:p text:style-name="P1">68. Da antwortete ihm Simon Petrus: Irr, zu wem· sollen wir gehen? Du haft orte des ewi en Lebens.</text:p>
      <text:p text:style-name="P1">69. Und wir»gaben geglaubt und erkannt, dass du bist der Christus, derSohndes lebendigen Gottes. C. «, so. «,</text:p>
      <text:p text:style-name="P1">27.</text:p>
      <text:p text:style-name="P1">70. Je us antwortete ihnen: Habe ich nickE en zwölf erwiihlet? Und aus euch ist iner ein Teufel. Luc. S, is.</text:p>
      <text:p text:style-name="P1">71. Er meinte aber den Judas, Simons Sohn, den Jscariot; denn dieser war es, der ihn nachher verrieth, Einer aus den Zwblfen. C. is, D. is, Z.</text:p>
      <text:h text:style-name="Heading_20_2" text:outline-level="2">Cap. Vl1.</text:h>
      <text:p text:style-name="P1">l. Jefu Reise nach Jerusalem auf's L«aubhüttenfest· i—i3. II. Jcsu Rede im Tempel. 14—39. lll. Uiigleiches UrRcilh ülki ihn unter dem Volk und im jüdi"scheii « at e. 0——53. Cz. l;l.»1ind Jesus zog iliach diesem uZ·nher in <text:s text:c="2"/>tödten suchten. Cis, is. is.</text:p>
      <text:p text:style-name="P1">2. Es war aber das Laubhüttensest der Juden nahe. J.2i)i-is-e3,34:.«. ·» Z. Da sagten seine Brüder» zu ihn1F»Z»iehe ?on dalgiHnssui1Z)gehe hin in das 1uTZsche and an a an deine "ü1iger deine er·'e sehen: die du thust. -1)i«tkh.i2,-is. » »4. Denn Niemand thut etwas im BerborgenenT3nd sucht doXcå) i")sseutlichhbeFanisit zu sein. enn du so se Dinget ut o offenbare dich selbst der Welt. «· Z. »äOenn anch seine Brüder glaubten nicht M! U. Pf. 69,</text:p>
      <text:p text:style-name="P1">9. M .3, 2i. » G. Da spricht Jesus <text:s/>ihnen: Meine Zeit Ist noch nicht da; aber euere Zeit ist immer ereit. C.2, is. '7. Die Welt kann euch nicht hassen, mich ?i;)ersöissEt <text:s/>die-»niB ich zeuge von ihr, dass re er e oe in . ? Gehhet ihr higauf zu jdieseiåi Feste; ich ge)·e ni t hinan zu die em ete denn meine Zeit ist noch nicht»erfiillet. « « »</text:p>
      <text:p text:style-name="P1">63.nS3oldies sagte ei« zu ihnen und blieb in a i an.</text:p>
      <text:p text:style-name="P1">10. Nachdeni aber seine Brüder hinaiifgeg)alige;1wa«åi;.n, fgingleE agih zu dem Feste inau , ni t b eiiti F, ondern wie insgeheim. » ·</text:p>
      <text:p text:style-name="P1">11. Da suchten ihn die Juden an dem Feste und sprachen: Wo ist derselbe? C. «,</text:p>
      <text:p text:style-name="P1">56.</text:p>
      <text:p text:style-name="P1">12. Und es war ein grosses Gerede über ihn unter dem Volke. Etliche sagten: Er ist ut. Andere sagten: Nein, sondern er verFühr« das Volk. C.9, is. angelium » Cap-. T.</text:p>
      <text:p text:style-name="P1">13. Doch redete Niemand frei offen von ihm, aus Furcht vor den <text:soft-page-break/>Juden C» 9, 22· II.</text:p>
      <text:p text:style-name="P1">14. Erst um die Mitte des Festes aber ging Jesus in den Tempel hinauf und lehrete.</text:p>
      <text:p text:style-name="P1">15. Und die Juden verwunderten sich und sprachen: Wie kennt dieser die Schriften, da er sie doch nicht gelernet hat? Mark. ei,</text:p>
      <text:p text:style-name="P1">2.</text:p>
      <text:p text:style-name="P1">16. Da antwortete ihnen Jesus undsprach: Meine Lehre ist nicht mein, sondern dessen, der mich gesan1«that. C. 8, As.</text:p>
      <text:p text:style-name="P1">28. i4, ge.</text:p>
      <text:p text:style-name="P1">17. So Jemand will dessen Willen thun, der wird dieser Lehre halben erkennen, ob sie aus Gott sei, oder ob ich aus mir selbst rede. C. Z,</text:p>
      <text:p text:style-name="P1">33.</text:p>
      <text:p text:style-name="P1">18. Wer aus sich selbst redet, der sucht seine eigene Ehre; wer aber die Ehre dessen fucht, der ihn gesandt hat, der ist wahrhaft, und keine Falschheit it in ihm. C. 5, 41» 44,</text:p>
      <text:p text:style-name="P1">19. Hat nicht Moses euch das Gesetz gegeben? Und doch thut Niemand aus euch das Gesetz-. Warum suchetihrmichgu tödten . Apg. 7,</text:p>
      <text:p text:style-name="P1">52.</text:p>
      <text:p text:style-name="P1">53. Man .i2, «-.</text:p>
      <text:p text:style-name="P1">20. Das Volk antwortete undosprach: Du hast einen Teufel! Wersncht di Zu tödten? C. 8, .i0, 2o.</text:p>
      <text:p text:style-name="P1">21. Jesus antwortete undsprach zu ihnen: Jch habe Ein Werk gethan, und ihr Alle verwundert euch darüber. C. Z, is. 2:2. Moses hat euch die B;s;l)iJeidung geeben, (nicht dass sie von o es kommt, sondern von den Vätern) und am Sabbath besihneidet ihr den Menfchen. W Z. Ei)·?os.Ai)F, 3sch1. M-sSi7b,l;ioi «</text:p>
      <text:p text:style-name="P1">23. enn ein en am a a ie Beschneidung empfängt, damit das Gesetz Moses nicht übertreten werde, was zürnet ihr mir denn, dass ich einen ganzen Menfchen gesund gemacht habe am Sabbat·h? C. Z, S. »</text:p>
      <text:p text:style-name="P1">24. Richtet nicht nach dem Scheine, sondern richtet gerechtes Gerichts. M-s.i,«.6. i7. -is,i9.</text:p>
      <text:p text:style-name="P1">25. Da sprachen Etliche von Jerusalem: Jst das nicht der, den sie suchen zu todten?</text:p>
      <text:p text:style-name="P1">26. Und siehe, er redet frei offen, ulid sie sagen ihm nichts. Haben etwa die Obersten wirklich erha3»mt, das; dieser wahrhaft der F ri"tus it. XI lDoch von diesem wissen wir, woher er ist ; wann aber der Christus kommt, so wird Niemand wissen, woher er ist. C. is,</text:p>
      <text:p text:style-name="P1">42.</text:p>
      <text:p text:style-name="P1">28. Da rief Jesus lehrend im Tempel und sprach: Ja, ihr ennet mich und wisset, wo, her ich bin. Und von mir selbst bin ich»nicht gekommen, sondern der Wahrhaftige ist es, der mich gesandt hat, wekchen Er nicht Eeiinet. <text:s/>«.8, -to, 2:c. «</text:p>
      <text:p text:style-name="P1">29. Ich aber kenne ihn, denn ich bin von ihm, und er hat mich gesandt. Matt!-. «,</text:p>
      <text:p text:style-name="P1">27. <text:s text:c="3"/>Cap.</text:p>
      <text:p text:style-name="P1">7. St. Joh</text:p>
      <text:p text:style-name="P1">30. Da suchten sie ihn zu greifen; aber. Niemand legte Hand an ihn, denn seine Stunde war noch nicht gekommen. C. 8, 2o. is, «.</text:p>
      <text:p text:style-name="P1"><text:soft-page-break/>31. Viele aber aus dem Volke laubten an ihn und sprachen: Wann der 3hristus kommt, wird er mehr Zeichen thun, als dieser gethan hat? C· s, so·</text:p>
      <text:p text:style-name="P1">32. Die Pharisäer hörten, dass das Volk « solches von ihm mnrmelte; und es sandten die Pharisäer und Hohenpriester Diener ab, dass sie ihn griffen. «</text:p>
      <text:p text:style-name="P1">33. Da sagte Jesus zu ihnen: Jch bin noch eine kleine Zeit bei eucl , und dann gehe ich hin zu dem, der mich gesandt hat. . . C. i2, as. is, :-Z« «, i-z. is,</text:p>
      <text:p text:style-name="P1">28.</text:p>
      <text:p text:style-name="P1">34. Ihr werdet mich suchen und nicht finden; und wo ich bin, dahin lönnet ihr nicht kommen. C. 8, 2i. te, es. Am. s,</text:p>
      <text:p text:style-name="P1">42. s</text:p>
      <text:p text:style-name="P1">35. Da sprachen die Juden unter einander: Wo will dieser hingeben, das; wir ihn nicht finden werden? Will er zu den zerstreueten Griechen gehen und die Griechen lehren? i. Pet. i, -i. ,</text:p>
      <text:p text:style-name="P1">36. Was ist das für eine Rede, die er gesprochen: Ihr werdet mich suchen und nicht finden, und wo i(h bin, dahin kbnnet ihr nicht kommen?</text:p>
      <text:p text:style-name="P1">37. Aber am letzten Tage des Festes, der ross war, stand Jesus, rief und sprach :» So Z·emanddiirstet,der komme zu mir und trinke!</text:p>
      <text:p text:style-name="P1">3.Mos.23,3(;. Joh.4,1o.14, Off.922,17».</text:p>
      <text:p text:style-name="P1">38. Wer an mich glaubt, aus dessen Leibe werden, wie die Schrift gesprochen, Ströme lebendigen Wassers fliessen. Ez.47,i. Jcs.4·i.,T</text:p>
      <text:p text:style-name="P1">39. Das sagte er aber von dem Geiste, « welche die empfangen sollten, die an ihn glauben; denn der heilige Geist war noch nicht, weil Jesus noch nicht ver-herrlicht war. Cis,</text:p>
      <text:p text:style-name="P1">7. 2o,</text:p>
      <text:p text:style-name="P1">22. III.</text:p>
      <text:p text:style-name="P1">40. Viele nun aus dem Volke, die diese Rede hörten, sagten : Dieser ist wahrhaftig der Propbet! C. S» it.</text:p>
      <text:p text:style-name="P1">41. Andere sagten: Er ist der Christus. Andere aber.sagten: Kommt denn der Christus aus Galiläa ? ·Jph. «,</text:p>
      <text:p text:style-name="P1">47.</text:p>
      <text:p text:style-name="P1">42. Hat nicht die Schrift gesprochen, dass aus dem Samen Davids und von dem Flecken Bethlehem, wo David war," der Christus kommen werde? Pf. i32, «. Mich. 5,</text:p>
      <text:p text:style-name="P1">2. Many. 2, Z. is.</text:p>
      <text:p text:style-name="P1">43. Also ward seinethalben eine Spaltung unter dem Volke. C» 40» is·</text:p>
      <text:p text:style-name="P1">44. Etliihe aber aus ihnen tvollten ihn greifen, doch Niemand legte Hand an ihn. 45 Da kamen nun die Diener n den I annis. «" Cap.</text:p>
      <text:p text:style-name="P1">7. 8". t-It diese sprachen zu ihnen: Warum habet ihrihn nicht gebracht? »46. Die Diener antworteten: Nie hat ein Mensch so geredet, wie dieser Mensch. Muth. 7, es. 29· -</text:p>
      <text:p text:style-name="P1">47. Da antworteten ihnen die Pharisäer: Seid auch ihr versi’ihrt worden?</text:p>
      <text:p text:style-name="P1">48. Hat auch Ieniand von den Obersten oder von den Pharisäern an <text:soft-page-break/>ihn geglaubt? F. II,</text:p>
      <text:p text:style-name="P1">42. i. C-or. l,</text:p>
      <text:p text:style-name="P1">26.</text:p>
      <text:p text:style-name="P1">27.</text:p>
      <text:p text:style-name="P1">49. »fonderi1 dieses Volk, welches das Gesetz nicht kennt, verflucht ist es.</text:p>
      <text:p text:style-name="P1">50. Da spricht zu ihnen Nicodenius , der des Nachts zu ihm gekommen, und Einer aus ihnen war: C. Z,</text:p>
      <text:p text:style-name="P1">1.2. ·</text:p>
      <text:p text:style-name="P1">51. Richtet auch unser Gesetz einen Menschen, man habe denn zuvor von ihm selbst gehört und erkannt, was er thut? ei-)i .2 i. A .25 is. Of S, da ,</text:p>
      <text:p text:style-name="P1">52. Sie antworteten und sxrachen zu ihm: Bist auch du aus Galiläa. Forsihe und siehe: kein Propbet ist aus Galiläa aufgestanden. Mark. i4,</text:p>
      <text:p text:style-name="P1">70. J-s. 9, «.</text:p>
      <text:p text:style-name="P1">2.</text:p>
      <text:h text:style-name="Heading_20_2" text:outline-level="2">Cap. V1ll.</text:h>
      <text:p text:style-name="P1">l. Die El)ebrechcrinn. « sit. il. Jesii Reden an die Juden. 42——59, l.</text:p>
      <text:p text:style-name="P1">1. Jesus aber ging an den Qelberg. List. 2t ,</text:p>
      <text:p text:style-name="P1">37. Z ·. <text:s/>Am Morgen früh aber kam er wieder in den Tempel, und alles Volk kam zu ihm, und er setzte ich und lehrete sie.</text:p>
      <text:p text:style-name="P1">3. Da bra ten die Schriftgelehrten und« Pharisäer zu ihm ein Weib, im Ehebruch. ergriffen, und stellten dasselbe in die Mitte,</text:p>
      <text:p text:style-name="P1">4. uiid sprachen zu ihm: Meister, dieses Weib ist auf der That als Ehebrecherinn : ergriffen worden. « Z. Jus Gesetz aber hat«uns Moses geboten, eine olche zu steinigen. Was sagst nun du? Z. Mo(. 20, to. ·</text:p>
      <text:p text:style-name="P1">6. Das sagten sie aber, um ihn zu versuchen, auf dass sie ihn anklagen kbnnten. Jesus aber bückte sich nieder nnd schrieb mit dem Finger aus die Erde. Lin. «, ·«-Z.</text:p>
      <text:p text:style-name="P1">54. 1o, 2s sc.</text:p>
      <text:p text:style-name="P1">7. Als sie nun enthielten ihn zu frassen richtete er sich auf nnd sprach zu ihnen: er unter euch ohne Sünde ist, der weise den ersten Stein auf sie.</text:p>
      <text:p text:style-name="P1">5. Mr-s. 47,</text:p>
      <text:p text:style-name="P1">7. Röm. 2, «.</text:p>
      <text:p text:style-name="P1">8. Und er bückte sich wiederum nieder und schrieb auf die Erde. ·</text:p>
      <text:p text:style-name="P1">9. Als sie aber das hörten und von ihrem Gewissen gestraft wurden, gin Einer nach dem Andern inaus von den S elte ten an z Hohenprieftern nnd Pharisäern znriick, nnd » h« , II s · bis aus die Leg-ten, und Jesus 1vurd allem</text:p>
      <text:p text:style-name="P1">53. Und ein Jeder ging hin in sein Haus. <text:s text:c="3"/>1t2 Cap.</text:p>
      <text:p text:style-name="P1">8. . Das Evangelium Cap.</text:p>
      <text:p text:style-name="P1">8. elassen, und das Weib , das in der Mitte « stand. Röm»,2, is. ei. · ·</text:p>
      <text:p text:style-name="P1">10. Als sich nun Jesus ausrichts-te und Niemand» sah als das Weib, sprach er zu gis;2sn»g«i.J:::;t;«i2A«E!is«« H«</text:p>
      <text:p text:style-name="P1">11. Sie sprach: Niemand, Herr! Jesus sprach zu ihr:· So <text:soft-page-break/>verurtheile auch ich dich nicht. Gehe hin und sündigEngcht7ti;el;«r«. . ,i . , . II.</text:p>
      <text:p text:style-name="P1">12. ?I3ieg:ri3ncihFun re?ete Jesiås8 zu i nenund pra : in das ichtder et. Wer mir nachsolgt, der wird nicht» in der ?5i;1steri;)issbwandeln, sondern das Licht des e ens a en. C.i,4.9. Jes 49,6.</text:p>
      <text:p text:style-name="P1">13. Da sprachen die Pharisäer zu ihm: Då1tzev:1cg;st von dir selbst; dem Zeugnis; ist tu ) r.</text:p>
      <text:p text:style-name="P1">14. Jesus antwortete und sprach zu ihnen: Wenn ich auFh von mir selbst zeuge, so ist mein Zeugnis; doch wahr, denn· ich weiss, woher ich gekommen bin und wohin ich gehe; ihr aber wisset nicht, woher ich komme und wohin 1ch gehe. C.7, es. as. · · <text:s/>å’c?h;rmr:I))tet na7ch 4deni Fleische; ich ri e a . C .2</text:p>
      <text:p text:style-name="P1">8.ii.</text:p>
      <text:p text:style-name="P1">16. Wenn ich aber·auchrichte, so ist mein Gericht wahr; denn ich bin nicht allein, sondern ich und der Vater, der mich gesandt hat. C 8, ad. 5, 30:c. <text:s/>Ebs stehtssaber aå1ch in sseurem C-Zxetze e rie en da das eugni zweier enfzchen wahr« sei.</text:p>
      <text:p text:style-name="P1">5. M-is. i7, is. i9, is.</text:p>
      <text:p text:style-name="P1">18. Ich bin es, der von mir zeuget, und es zeu Thon 3d7er Vater, der mich— ges ndtT ,</text:p>
      <text:p text:style-name="P1">19. a sprachen sie zu iiåm: Wo ist dein Vater? Jesus antwortete: hrkennet weder mich, noch meinen Vater; wenn ihr mich kenntet, so würdet ihr auch meinen Vater kennen« C. is, Z. i4,</text:p>
      <text:p text:style-name="P1">7.</text:p>
      <text:p text:style-name="P1">20. Diese Worte redete Jesus bei dem Gotteskasten, als er im Tempel lehrte; und Niemand griff ihn, denn seine Stunde war noch nicht gekommen. Mart. i2, M. Joh. 7,</text:p>
      <text:p text:style-name="P1">30. Lin. 22,</text:p>
      <text:p text:style-name="P1">53.</text:p>
      <text:p text:style-name="P1">21. Nun sprach Jesus wiederum zu ihnen: Ich gehe hinweg, und ihr werdet mich suchen und m eurer Sünde sterben. Wohin ich gehe, dahin könnetihrnicht kommen? C· 7,</text:p>
      <text:p text:style-name="P1">33. s4.</text:p>
      <text:p text:style-name="P1">22. Da sagten die Juden: Will er sich etwa selbst todten, dass er spricht: Wohin ich gehe, dahin k’t’muet ihr nicht kommen. C. 7,35.</text:p>
      <text:p text:style-name="P1">23. Und er sprach zu ihnen: Ihr seid von unten her, ich bin von oben her; ihr seid von dieser Welt, ich bin nicht von dieser Welt. C. Z, ei. i7, is. ·24. Darum habe ich euch gesagt, dass ihr in euern Sünden sterben werdet; denn wenn ihr nicht glaubet, dass ich es bin, so werdet ihr in euern Sünden sterben. C. H, es.</text:p>
      <text:p text:style-name="P1">25. Da sagten sie zu ihm: Wer bist du? Und Jesus prach zu ihnen: Eben das, was ich von An ang euch gesagt habe. z. i2, es. Jes. 52, S.</text:p>
      <text:p text:style-name="P1">26. Ich habe Vieles über euch zu reden und zu richten, aber der mich gesandt hat«, ist wahrhaft; und was ich von ihm gehört habe; das rede ich zu der Welt. C· Z,</text:p>
      <text:p text:style-name="P1">33.</text:p>
      <text:p text:style-name="P1">27. Sie verstanden aber nicht, dass er zu ihnen von dein Vater redete.</text:p>
      <text:p text:style-name="P1">28. Darum sprach Jesus zu ihnen: Wann ihr den Sohn des Menschen <text:soft-page-break/>werdet erh i")het haben, dann werdet ihr erkennen, dass ich es in, und dass ich nichts von mir selbst thue, sondern wie mich mein Vater gelehret hat, das rede ich. C. is,</text:p>
      <text:p text:style-name="P1">32. 5, is. 7, is.</text:p>
      <text:p text:style-name="P1">29. Und der mich gesandt hat, ist mit mir. Der Vater lässt mich nicht allein, denn ich thueallezeit,wasihmwohlgefällt. J-h.ii;, Zu.</text:p>
      <text:p text:style-name="P1">30. Als er solches redete, glaubten Viele an ihn.</text:p>
      <text:p text:style-name="P1">31. Da sprach Jesus zu den Juden, die an ihn glaubten: Wenn ihr in meinem Worte b eibet, so seid ihr wahrhaft meine Jünger; C. 7, i7.</text:p>
      <text:p text:style-name="P1">32. und ihr werdet die Wahrheit erkennen, und die Wahrheit wird euch frei machen. Gal. 5, I. Ja! i,</text:p>
      <text:p text:style-name="P1">25.</text:p>
      <text:p text:style-name="P1">33. Sie antworteten ihm: Wir sind Abrahams Same und sind nie Jemandes Knechte gewesen; wie sagst du denn: Ihr werdet frei werden? March. Z, e. Neben. g, se.</text:p>
      <text:p text:style-name="P1">34. Jesus antwortete i3nen: Wahrlich, wahrlich, ich sage eng, ein eder, der Sünde thut, ist der Sünde necht. Röm. ei, ie.20.</text:p>
      <text:p text:style-name="P1">35. Der Knecht aber bleibt nicht aus immer im Kaufe ; der Sohn bleibt aus immer. i. -is. 2i, i0.</text:p>
      <text:p text:style-name="P1">2. Mos. ei,</text:p>
      <text:p text:style-name="P1">2. Pf. es, e.</text:p>
      <text:p text:style-name="P1">36. Wenn nun derSohn euch frei macht, so werdet ihr wahrhaft frei sein. N;-sm.s, is. Z, S.</text:p>
      <text:p text:style-name="P1">37. Ich iveiss,dassihr Abrahams Sameseid; aber ihr suchet mich zu tii dteUDem! Mein Wort findet keine Statt bei euch. C. Ei, is.</text:p>
      <text:p text:style-name="P1">38. Ich rede, was ich bei meinemVater gesehen habe; nnd ihr nun thut, was ihr bei eurem Vater gesehen habet.</text:p>
      <text:p text:style-name="P1">39. Sie antworteten und sprachen zu ihm: Unser Vater ist Abraham. Jesus spricht zu ihnen: Wenn ihr Abrahalns Kinder wäret, so thLitet ihr die Werke Abvahaliis. Gai.3,</text:p>
      <text:p text:style-name="P1">7.</text:p>
      <text:p text:style-name="P1">40. Nun aber suchet ihr mich zu tödten, einen Menschen, der euch die Wahrheit ge <text:s text:c="2"/>Cap.</text:p>
      <text:p text:style-name="P1">8. St. Johannis. Cap.</text:p>
      <text:p text:style-name="P1">8..</text:p>
      <text:p text:style-name="P1">9. 113 s’cågt,At«lhehhe ich tät; gC-5eth)t:ngeh"ort habe, das r am n .</text:p>
      <text:p text:style-name="P1">41. Ihr thut die«Werke eures Vaters. Da sprachen sie zu ihm: Wir gib nicht unä8eltitch—geboren, wir haben ·nen Vater, o . . -</text:p>
      <text:p text:style-name="P1">42. Da prach Je us u i neu: Wenn Gott euer Eater wäie, sc? wii)rdet ihr mich lieben. Denn ich bin von Gott ausgeganen und gekommen; denn nicht von mir selbst bin ich gekommen, sondern er hat mich gesandt. C. Z, -is. is,</text:p>
      <text:p text:style-name="P1">27.</text:p>
      <text:p text:style-name="P1">43. Warum erkennet ihr meine Rede nicht, dass ihr mein Wort nicht h(i)5ren k(s:3n1i;t?4 C.6, .4. or. ,i .</text:p>
      <text:p text:style-name="P1">44. Ihr seid von dem Vater dem Teufel, nnd die Gelüste euers Vaters wollet ihr thun; der war ein Menschenmörder Von Anfang und bestehet nicht in der Wahrheit, denn die Wahrheit ist nicht in ihm. Wenn er die Lüge redet, so redet er aus seinem Eigenen, denn <text:soft-page-break/>er ist ein Lügner und der Vater derselben. i.Joh. <text:s/>F3—«n;. 4i.Mps3. . et. , . kl5.bTtI3«elil ab·ertdie Wahrheit sage, so an e iir mir . g46. Wer unter euch kann mich einer Sünde strafen? So ich aber die Wahrheit rede, warum glaubet1il)«-; mi;r ;i2icht;.9 C Z A .et.,-. .or., .</text:p>
      <text:p text:style-name="P1">47. Wer aus Gott ist, der hört die Worte Gottes; darum höret ihr nicht, weil ihr nicht aus Gott seid. C. i8,37. i.J-h.-i, s. 48· Da cIå1twortetelidiåJudei;å1i-Sospraghen ni ni: a en wir ni )t mit e t, da du Ein hSaniariiJer «bist und einen Teu(Eel7h;i0st?</text:p>
      <text:p text:style-name="P1">49. Jesus antwortete: Ich habe keinen Teufel, sondern ich ehre meinen Vater, und ihr eure ret mich. E50. Ich ahersu?e nicht n3ine Ehre; es ist iner, der ie sn )t und ri )tet. C.5, «. <text:s text:c="3"/>enn Je ian , wird er den Tod nicht setze? i;i4Cppigkeit. . , . , o it.</text:p>
      <text:p text:style-name="P1">52. Da sprachen die Juden zu ihm: Jetzt aben wir erkannt, dass du einen Teufel hast. Abraham ist gestorben und die Propheten, und du sagst: So Jemand mein Wort gilt, so wird er den Tod nicht schmecken in wigkeit. Zach. i, S.</text:p>
      <text:p text:style-name="P1">53. Bist du grösser als unser Vater Abraham, welcher estorben ist? Und die Propheten sind gestorben. Was machst du aus dir selbst? ·</text:p>
      <text:p text:style-name="P1">54. Jesus antwortete :« Wenn ich mich selhst ehre, so ist meine Ehre nichts« es·ist piein Vats:r, der mi(eg ehret, von welchem ihr a et, da er euer ott sei. Es, :-1i,32. · Xb. Und doch» habet ihr ihn nicht erkannt; ; aber kenne ihn. Und wenn ich spräche, i »kenne than nicht, so wäre ich ein Lü ner, eichwiei r. A« er ich kenne ihn undihalte" fein Wort. C· 7, es,</text:p>
      <text:p text:style-name="P1">56. 2lbra?am, euer Vater, frohlockete, dass er meinen fes sehen sollte. Und ersah ihn und freute i . H i-. «, is. H7. Da sprachened«ie Juden zu ihm: Du Ist nk;)ch 1iiehthfün»fzig Jahre alt und hast ra am ee en. L .3,23. -</text:p>
      <text:p text:style-name="P1">58. J-ssusspk«ch uihn;«å: W«hkiich,w«hrlich, ich sage euch, ehe Abraham war, in ich. C. i, i. Si. Jes. -is, is.</text:p>
      <text:p text:style-name="P1">2. M-is. s, i4.</text:p>
      <text:p text:style-name="P1">59. Da hoben sie Steine auf, um aus ihn zu werfen. Jesus aber verbarg sich und ing zum Tempel hinaus mitten durch sie hindurch und entwich also. « C.40,34. Z. Mos.24-,46. Luc. 4,30.</text:p>
      <text:h text:style-name="Heading_20_2" text:outline-level="2">Cap. IX.</text:h>
      <text:p text:style-name="P1"><text:s/>l. Heilung eines Blindgeboi-neu. «-—7. il. Bethör des Blindgcbornen vor den Pharisäern. 8——-38. 1l1. Jesu Rede gegen die Pharisäer· Z9-M. I.</text:p>
      <text:p text:style-name="P1">1. Und da er vorbeiging, sah er einen Menschen, der von Geburt an blind war.</text:p>
      <text:p text:style-name="P1">2. Und seine Jünger fragtenihn, sprechend: Nabbi, wer hat gesiindigt, dieser oder seine Eltern, dass er blind geboren ist? Las. is .2. Z. Jesus antwortete: Weder dieser hat gesündigt, noch seine Eltern; sondern auf dass die Werke Gottes an ihm offenbar würden. C. «,</text:p>
      <text:p text:style-name="P1">4. « "</text:p>
      <text:p text:style-name="P1">4. Ich muss wirken die Werke dessen, der mich gesandt hat, so <text:soft-page-break/>lal1ge es Tag ist; es kommt die Nacht, da Niemand (r5oi;ke«1; kann. . , .i9.</text:p>
      <text:p text:style-name="P1">5. So lange ich in der Welt bin, bin ich das Licht der Welt. E. 8, i2.»</text:p>
      <text:p text:style-name="P1">6. Als er solches gesagt, Bote er aus die Erde und machte einen « eig aus dem Speichel und strich ihn aus die Augen des B inden, March,</text:p>
      <text:p text:style-name="P1">23.</text:p>
      <text:p text:style-name="P1">7. und spraih zu ihm: Gehe hin,wasche dich im Teiche Siloa ·(das wird verdollmetschet: gesandt). Da ging er hin und wusch sich und kam sehend zuriick. Il.</text:p>
      <text:p text:style-name="P1">8. Die Nachbarn nun und die ihn uvor gesehen hatten, dass er blind war, sprachen: Jst das nicht der, der da sass und bettelte? Apg. Z, so.</text:p>
      <text:p text:style-name="P1">9. Etliche sagten: Er ist es. Andere aber: Eristihmähnl1ch. Erselbstsagte: Ich bines. <text:s text:c="3"/>I 14 Cap.</text:p>
      <text:p text:style-name="P1">9...» Das Evangelium .Cap. I. .</text:p>
      <text:p text:style-name="P1">10. Da sprachen sie zu ihm: Wie sind dir deine Augen aufgethan worden? «</text:p>
      <text:p text:style-name="P1">11. Er antworteteund sprach: Ein Mensch, der Jesus heisst, machte einen Teig und bestrich meine AuEn iind sprach zu mir: Gehe hin zum Teiche iloa und wasche dich! A·ls <text:s/>ab;er hinging und inich wusch, ward ich e en .</text:p>
      <text:p text:style-name="P1">12. Da sprachen sie zu ihm: Wo ist derselbe? Er sagt: Jch weiss es nicht·</text:p>
      <text:p text:style-name="P1">13. Da füiBden sie ihn, den Blindgeweseneu, zu den«» harisäern. C.7, 32, «, is.</text:p>
      <text:p text:style-name="P1">14. Es war aber Sabbatä, als Jesus den Teig machte und ihm die ug(;n5öfgnete. . , it.</text:p>
      <text:p text:style-name="P1">15. Nun fragten ihn wiederum auch die Pharisäer, wie er sehend geworden sei. Er sprach zlu ihnen: Er hat einen Teig.auf meines u en gelegt, und ich wusch mich, und nun sehe ich.</text:p>
      <text:p text:style-name="P1">16. Da sprachen Etliche aus den Pgarisäern: Dieser Mensch ist nicht von ott, weil er den Sabbath nicht hält. Andere sprachen: Wie kann ein sündiger Mensc) solche Zeichen thun? Und es war eine Spaltung unter ihnen. C. 7, is.</text:p>
      <text:p text:style-name="P1">17. Da sprachen sie wiederum zu dem Blinden: Was sagst du von ihm, dass er deine Augen aufgethan hat? Er sprach: Er ist ein Propbet. C.-i, is. Lac.2-i, i9.</text:p>
      <text:p text:style-name="P1">18. Nun glaubten die Juden nicht von ihm, dass er blind gewesen und sezend geworden sei, bis sie die Eltern des ehendgewordei·k;n berufen hatten.</text:p>
      <text:p text:style-name="P1">19. Uns! sie fragten dieselben, sprechend: Jst das euer Sohn, von welchem ihr saget, dass er blind geboren sei? Wie ist er denn jetzt sehend?</text:p>
      <text:p text:style-name="P1">20. Seine Eltern antworteten ihnen und sprachen: Wir wiss en,dassdiesesunser Sohn ist, und dass er blind geboren ist;</text:p>
      <text:p text:style-name="P1">21. wie er aber jetzt sieht, das wissen wir nicPt, oder wer seine Augen aufgethan hat, wi sen wir nicht. Er hat selbst das Alter, fraget ihn, er mag selbst für sich reden.</text:p>
      <text:p text:style-name="P1">22. Das sagten seine Eltern darum, weil sie die Juden gürchteteii; denn die Juden waren schon Ü ereingekonimen, dass, <text:soft-page-break/>wer ihn als den Christus anerkennen würde, Von der Versammlung aiisgestossen werden sollte. C.7, is. i2,</text:p>
      <text:p text:style-name="P1">42.</text:p>
      <text:p text:style-name="P1">23. Darum sprachcn seine Eltern: Er hat das Alter; fraget ihn selbst.</text:p>
      <text:p text:style-name="P1">24. Da beriefen sie zum zweiten Mal den Meigchen, der blind gewesen war, Und spra en zu ihm: Gi Gott die Ehre! Wir wissen, dass dieser Mensch ein Sünder ist. C. s, is.</text:p>
      <text:p text:style-name="P1">25. Da antwortete derselbe und sprach: Ob er ein Sünder ist, weiss ich nicht; Eines weiss ich, dass ich blind war und jetzt sehe.</text:p>
      <text:p text:style-name="P1">26. Sie sprachen aber wiederum zu ihm: Was hat er mit dir gemacht? Wie that er deine Augen auf?</text:p>
      <text:p text:style-name="P1">27. Er antwortete ihnen: Ich habe es euch schon gesagt, und ihr habet nicht darauf ge3i);rt; was wolIet ihr es noch einmal horen? ollet auch ihr seine Jünger werden?</text:p>
      <text:p text:style-name="P1">28. ·Sie schmäheten ihn und sprachen: Du bist sein Jünger; wir aber sind Moses Jungen</text:p>
      <text:p text:style-name="P1">29. Wir wissen, dass Gott mit Moses eredet hat, von diesem aber wissen wir nig)t, woher er ist. C.7,</text:p>
      <text:p text:style-name="P1">27. s, i4.</text:p>
      <text:p text:style-name="P1">30. Da antwortete der Mensch und sprach zu ihnen: Das i t doch wunderbar, dass ihr nicht wisset, wo er er ist, und er hat doch meine Augen an gethan.</text:p>
      <text:p text:style-name="P1">31. Wir wi sen a er, dass Gott die Sünder nicht hiiret; ondern wenn Jemand gottesfürchtig ist und seinen Willen thut, den höret er. Hiob.35,i3. Ps.i45, i9. Si-k.i5,8.</text:p>
      <text:p text:style-name="P1">32. Von der Welt an ist es nicht erhiirt worden , dass Jemand die Augen eines Blindåz5bornen aufgethan hat.</text:p>
      <text:p text:style-name="P1">33. eiin dieser nicht von Gott wäre, so könnte er nichts thun.</text:p>
      <text:p text:style-name="P1">34. Sie antworteten und sprachen zu ihm: Du bist ganfz in Sünden geboren, und du willst uns ehren? Und sie stiessen ihn hinaus. C. 9,</text:p>
      <text:p text:style-name="P1">2. Z· »</text:p>
      <text:p text:style-name="P1">35. Jesus hörte, dass sie ihn ausgestossen hatten, und als er ihn fand sprach er zu ihm: Glaubst du an den Sohn Gottes?</text:p>
      <text:p text:style-name="P1">36. Er antwortete und sprach: Wer ist es, Herr, auf dass ich an ihn glaube? «</text:p>
      <text:p text:style-name="P1">37. Und Jesus sprach zu ihm: Du hast ihn gesehen, nnd der mit dir redet, der ist es. C. 4,</text:p>
      <text:p text:style-name="P1">26. « -</text:p>
      <text:p text:style-name="P1">38. Er aber sprach: Jih glaube, Herr! und fiel vor ihm nieder. llI.</text:p>
      <text:p text:style-name="P1">39. Und Jesus sprach: Jch bin zum Gericht in diese Welt gekommen, aus dass, die da nicht sehen, sehend werden, und die da sehen, blind werden. M«kk1,,i3, «, is.</text:p>
      <text:p text:style-name="P1">40. Und es h’;5rten dieses Etliche der Pharisäer, die bei ihm waren, und ss;rachen zu ihm: Sind denn auch wir blind.</text:p>
      <text:p text:style-name="P1">41. Jesus sprach zu ihnen: Wenn ihr blind wäret, so hättet ihr keine Sünde; nun aber saget ihr: Wir sehen; darum bleibet eure Sünde. C. i5,</text:p>
      <text:p text:style-name="P1">22.« Ei. is, to. is. <text:s text:c="3"/>.Cap.</text:p>
      <text:p text:style-name="P1"><text:soft-page-break/>10. St. Johamiis.: Ca«p.</text:p>
      <text:p text:style-name="P1">10. «—"«» .-115 Cc(-P« X. : l· Jesu fernere Rede gegen die Pharisäer. 4——40. It. Jesus, der gute Hirt. «-—Z0. lll. Die Juden wolleii ihn abermals steinigen. 34—42. I.</text:p>
      <text:p text:style-name="P1">1. Wahrlich wahrlich ich sage euch, re I;-M Wiss» <text:s/>Feiga inein e on ern an er steigt, der ist ein Dieb und ein Räuber. In. 23sz2 re. · Ps.</text:p>
      <text:p text:style-name="P1">23.» d2. <text:s/>a3e·rtd;irchS17åe share hineingeht, eri er ir er ;a e. .</text:p>
      <text:p text:style-name="P1">3. Diesem thut der Thürhüter auf, und die Schafe hören seine Stinime , und er li;uft s eine Schafe mit Namen und führt sie eraus. «« s. is, -i. « <text:s/>Uik;d 3ii?nn ? seine Schafe heraiisge; a en at, oge ter vori neu er· un die Schafe folgen ihm nach, denn sie kEnnen seine Stimme.</text:p>
      <text:p text:style-name="P1">5. Einem Fremden aber werden sie nicht nachfolgen, sondern vor ihm fliehen; denn sie kennen die Stimme der Fremden nicht. (-Es«FsLTiTT«II-I;S?2"åichI«?äå;i,’;’å«;.-Mk er ihnen sagte. « «» , ·</text:p>
      <text:p text:style-name="P1">7. Da prach "J»esus·wiederum u ihnen: Wahrlich, wahrlich, ich sage euch, ich bin die Thüre der Schafe. -</text:p>
      <text:p text:style-name="P1">8. Alle, die vor mir gekommen, sind Diebe und Räuber; aber die Schafe haben nicht auf sie gehoret. Matth.7, is. 23, is. IF. J»ch bin die Thüre. So Jemand durch mich eingeht, der wird Fig sein und wird einund ausgehen und eide finden. Ich. -i4, is.</text:p>
      <text:p text:style-name="P1">4. M-s. 27, «i7. ei . 1g.wDer Dies) koii;ms)nuicå er s?ehle un ur eun er er e. » in·eommen , das; sie Leben und Ueberfluf3 haben. Pf. 23, «.</text:p>
      <text:p text:style-name="P1">4.Pei. 2,</text:p>
      <text:p text:style-name="P1">25. II.</text:p>
      <text:p text:style-name="P1">11. Jch bin der gute»Hirt; der gute Hirt läf?teie-«ii)i liebst; <text:s/>?ckZJie«3 is</text:p>
      <text:p text:style-name="P1">12. Der Miethling aber,·und der nicht irr ist, dem die Schafe nicht eigen sind, iehet den Wolf kommen und verlasst die Schafe und flieht; nnd der Wolf ergreift us? zZstr3)i;t Schg)fe.fliZl;«ck?. ii,·k6 :c.· . er re in a er e e we: er ein lå?Jåijethling ist, und mch nicht um«die Schafe e mmer.</text:p>
      <text:p text:style-name="P1">14. Jch bin der gute Hirt und kenne die ?)Jieiitien igid werde von den Meinen geaUU</text:p>
      <text:p text:style-name="P1">2. "m. D,</text:p>
      <text:p text:style-name="P1">49. d15.T;gieich?i:ie dek1ss3ateeck;nscksskenut, us:-bich en ater enne. nd i a e mein e en für die Schafe. Matth.-«,27. M-::c.io,-is.</text:p>
      <text:p text:style-name="P1">16. Und ich habe noch andere Schafe, die nicht aus diesem Stalle sind; auch diese muss ich führen, und sie werden meine Stimme Inn, und es wird Eine Heerde und Ein irre werden. E. «,52. Many. s, «. Jks. to, S. Zach.44,9. Eph.2,ttie.·</text:p>
      <text:p text:style-name="P1">17. Darum liebet mich der Vater, weil ich mein Leben lasse, das; ich es wieder nehme. C. 2, i9. Jks. 53, so.</text:p>
      <text:p text:style-name="P1">18. Niemand nimmt es von mir, sondern ich lasse es von mir selbst. Jch habe Macht es zu lassen, und habe Macht es wieder zu nehmen. Dieses Gebot habe ich von meinem Vater empfangen. C.18, S. «-, Si.</text:p>
      <text:p text:style-name="P1"><text:soft-page-break/>19. Da ward wiederum eine Spaltung unter den Juden, um dieser Woräe »s·vilseii-. , s . ,4 .</text:p>
      <text:p text:style-name="P1">20. Viele aus ihnen sagten: Er hat einen Teufel und ist unsinnig, was «höret ihr i n? C. 7 2o. h .</text:p>
      <text:p text:style-name="P1">21. Andere sagten: Das sind nicht Reden eines Besessenen. Kann auch ein Teufel der Blinden Augen austhun ? E. 9, 3i):c.</text:p>
      <text:p text:style-name="P1">2. Mos. 4, «.</text:p>
      <text:p text:style-name="P1">22. Es war aber die Tempelweihe zu Jerusalem, und es war Winter. «. Mach. -i, 52 sc. S. Mach. ro, is sc.</text:p>
      <text:p text:style-name="P1">23. Und Je·us wandelte im Tempel, in der Halle Saiomons. Apg.3,«.5,i2. " «</text:p>
      <text:p text:style-name="P1">24. Da umrin ten ihn die Juden und sårachen zu ihm: Eine lange hältst du unsere eele im Zweifel? Bist du der Christus, so sag’ es uns frei heraus. C. S,</text:p>
      <text:p text:style-name="P1">25. 2g. csesus antwo;tetelihnben: Jch·(h)c?bede«s en ea t, undi r au etes ni ;ie Werg, die ich thue imgNamen meines Vaters, dielse zeugen von mir. C. 5, se»</text:p>
      <text:p text:style-name="P1">26. A er ihr glaubet nicht, denn ihr seid nicht von meinen Schafen; wie ich euch gesagt habe. C. s, 4»-,,</text:p>
      <text:p text:style-name="P1">47.</text:p>
      <text:p text:style-name="P1">27. Meine Schafe hören meine Stimme, und ich kenne sie, und sie folgen mir nach.</text:p>
      <text:p text:style-name="P1">28. Und ichEgebe ihnen ewiges Leben, und sie werden in wigkeit nicht umkommen, und "««’E’i,«3 M L? ?i«F»"F«FFk2HfJ3I3Z«ssF«« »;o.,.,. «, ...,.</text:p>
      <text:p text:style-name="P1">29. Mein Vater, der sie mir gegeben hat, ist grösser als Alle, und Niemand kann sie aus meines Vaters Hand reissen. C.i4,28. 30· Jch 1(inii0di-»HTzE1ter2i;ind7Ei)n3·i A .i,i..». III.</text:p>
      <text:p text:style-name="P1">31. Da oben die Juden wiederum Steine auf, un? ihn zu steinigen. »E. s,</text:p>
      <text:p text:style-name="P1">59.</text:p>
      <text:p text:style-name="P1">32. Jesus antwortete ihnen: Viele ·gute Werke habeich euch sehen lassen von meinem Vater; um welches dieser Werke willen steiniget ihr mich? Messe. 7, 37».</text:p>
      <text:p text:style-name="P1">33. Die Juden antworteten ihm: Wegen <text:s text:c="3"/>eines guten Werkes steinigen wir dich nicht, sondern wegen einer Lästerung·, und weil du, der du ein Mensch bist, dich selbst zu Gott machest, E. is, is. Muth. is, es.</text:p>
      <text:p text:style-name="P1">34. Jesus antwortete ihnen: Steht nicht " eschrieben in eurem Gesetze: »Jch habe gesagt, ihr seid G"otter«? Pf. 82, s.</text:p>
      <text:p text:style-name="P1">35. So es diejeni en Götter nennt, an welche das Wort Gottes erging, und die Schrift nicht kann aufgelöst werden; Matth. Z, is te.</text:p>
      <text:p text:style-name="P1">36. wie saget ihr denn W dem, den der Vater eheiligt und in die eltbgesandt hat: Du läiierst« weil ich gesagt ha e: Ich bin Gottes Sohn? C. 5, i7—93.</text:p>
      <text:p text:style-name="P1">37. Thue ich nicht die Werke meines Vaters, so laubetni1r nicht.</text:p>
      <text:p text:style-name="P1">38. Tiiue ich sie aber, so glaubet, wenn ihr auch mir nicht glaubet« doch den Werken, auf dass ihr er ennet und glaubet, dass der Vater in mir ist und ich in ihm. C. is, 2-L. it. 9—ii.</text:p>
      <text:p text:style-name="P1">39. Da fuchten sie wiederum ihn zu greifen; aber er entging ihren Händen.</text:p>
      <text:p text:style-name="P1"><text:soft-page-break/>40. Und er zog wieder gut jenseits des Jordans, an den Ort, wo ohannes zuerst getauft hatte, und blieb daselbst. »C. i, es.</text:p>
      <text:p text:style-name="P1">41. Und Viele kamen zu ihm und sprachen: Johannes hat zwar kein Zeichen ethan; Alles aber, was Johannes von diesem gesagt hat, ist wahrC. -i, ge te. Z, 27 :c.</text:p>
      <text:p text:style-name="P1">42. Und es glaubten Viele daselbst an ihn.</text:p>
      <text:p text:style-name="P1">Cap. Xl. I. Auferweckung des Lazarus. (-46. il. Rathschlag der Priester, Jesum zu tödten. 47—57. I.</text:p>
      <text:p text:style-name="P1">1. Es war aber Einer krank, mit Namen Lazarus, von Bethanien, dem Flecken der Maria und Martha, ihrer Schwester. » Lu»c. i0,</text:p>
      <text:p text:style-name="P1">38.39.</text:p>
      <text:p text:style-name="P1">2. Es war aber Maria» die den Herrn gesalbt und seine Füsse mit ihren Haaren getrocknet hatte, deren Bruder Lazarus krank war. C. i2, Z. Matth. 26, 7 sc. Z. Dasandten nun die Schwestern zu ihm, sagend: Herr! siehe, der, den du lieb hast, ist krank.</text:p>
      <text:p text:style-name="P1">4. Als aber Jesus es hörte, sprach er: DieE Krankheit ist nicht um Tode, sondern zur hre Gottes, aufdasi der Sohn Gottes durch sie verherrlicht werde. C. 9, Z.</text:p>
      <text:p text:style-name="P1">5. Es liebte aber Jesus die Martha und ihre Schwester und den Lazarus. » S. Als er nun hörte, dass er krank sei, da blieb er noch zwei Tage an dem Orte, wo er war. . "1"1i3 Cap.</text:p>
      <text:p text:style-name="P1">10.</text:p>
      <text:p text:style-name="P1">11. Das Evangelium Cato.</text:p>
      <text:p text:style-name="P1">11.</text:p>
      <text:p text:style-name="P1">7. Hernach dann spricht er zu den Jüngern: Lasst uns wieder nach Judäa Bächen.</text:p>
      <text:p text:style-name="P1">8. Die Jünger sprechen zu ihm: abbi«, eben jetzt suchten die Juden dich zu steinigen, und du ziehest wieder dahin? C. to, sc.</text:p>
      <text:p text:style-name="P1">9. Jesus antwortete: Sind nicht zwölf Stunden des Tages? Wenn Jemand bei Tage wandelt, so stösst er nicht an, denn er siehet das Licht dieser Welt. C. 9, i. is.</text:p>
      <text:p text:style-name="P1">10. Wenn aber Jemand bei Nacht wandelt, so stösst er an, -denn das Licht ist nicht in ihm. E.i2,35.</text:p>
      <text:p text:style-name="P1">11. Solches sprach erund nach diesem sagt er zu ihnen: Unser Freund Lazarus ist entschlafen; M-«m;. e,</text:p>
      <text:p text:style-name="P1">24. «. C«-. is, 2o.</text:p>
      <text:p text:style-name="P1">12. aber ich ehe hin, dass ich ihn aufwecke. Da spra en s?ine Jünger: Herr, ist er entschlafen, o wird er genesen.</text:p>
      <text:p text:style-name="P1">13. Je us aber hatte von feinem Tode geredet; sie meinten aber, er rede von dem natiirlichen Schlafe. »</text:p>
      <text:p text:style-name="P1">14. Da nun fa te es ihnen Jesus frei heraus: Lazarus i3st gestorben;</text:p>
      <text:p text:style-name="P1">15. und ich bin fro ) um euertwillen (damit ihr glaubet), dass ich nicht dort gewesen bin. Aber lasset uns zu ihm gehen:</text:p>
      <text:p text:style-name="P1">16. Da sprach Thomas, der ZwillinLg enannt wird, zu den Mitjüngern: aiiet auch) uns hingehen , dass wir mit ihm ster en! Joh. Do, 2i:c.</text:p>
      <text:p text:style-name="P1">17. Als nun Jesus hinkam, fand er ihn schon vier Tage im Grabe liegend.</text:p>
      <text:p text:style-name="P1">18. Bethanien war aber nahe bei Jerusalem, ungefähr fünfzehn Stadien weit.</text:p>
      <text:p text:style-name="P1">19. Und Viele von den Juden waren zu Martha und Maria 2gekommen, <text:soft-page-break/>um sie zu trösten wegen ihres ruders. .</text:p>
      <text:p text:style-name="P1">20. Martha nun, als sie hörte, dass Jesus komme, lief ihm entgegen, Maria aber sass im Hause.</text:p>
      <text:p text:style-name="P1">21. Da sprach Martha zu Jesi1: Irr! wärest du hier gewesen, so wäre mein ruder ni;ht gestorben. » »</text:p>
      <text:p text:style-name="P1">22. ber auch jetzt weiss ich, was immer du von Gott begehren wirst, das wird Gott dir geben. C. 9, 3i. se.</text:p>
      <text:p text:style-name="P1">23. Jesus spricht zu ihr: Dein Bruder wird auferftehen.</text:p>
      <text:p text:style-name="P1">24. Martha sagt zu ihm: Jch weiss, dass er auferstehen wird in der Auferstehung am letzteu Tage. Laut, i4. Joh.5,25. «upg.24,iiz.</text:p>
      <text:p text:style-name="P1">25. Jesus sprach zu ihr: Jch bin die Auferstehung und das Leben. Wer an mich glaubt, ob er schon stirbt, wird doch leben; E. Z, se. Z,</text:p>
      <text:p text:style-name="P1">26. S,</text:p>
      <text:p text:style-name="P1">40. Si-,</text:p>
      <text:p text:style-name="P1">26. und ein Jeder, der lebt und an 1mch <text:s text:c="3"/>End. it-·« St— Joh-mais. «</text:p>
      <text:p text:style-name="P1">Cap. it. ti8aubt, wird in Ewigkeit nicht sterben laubest du das? C. S, Si.</text:p>
      <text:p text:style-name="P1">27. Sie pricht zu i in: Ja, err, ich Sande, das» du· der Christus bist, Er Sohn ottes,derindieWeltkommen oll. C.s,69.</text:p>
      <text:p text:style-name="P1">28. Und als sie dieses e prochen, ging He· hinweg und rief ihre wester Maria eigilicht <text:s/>sprach: »Der eister ist da un ru i . :</text:p>
      <text:p text:style-name="P1">29. Als diese es hörte, stand sie eilends auf und kam zu ihm. .</text:p>
      <text:p text:style-name="P1">30. Jesus war aber noch nicht m den Flecken gekommen, sondern war noch an dem Orte, wo ihm Martha entgegengeommen. I</text:p>
      <text:p text:style-name="P1">31. Die Juden nun, die bei ihr im Hause waren und sie trösteten, als sie sahen, das; Maria so eilend ausstand und hinausging, folgten ihr nach und sagten: Sie geht zum Grabe, dass sie daselbst weine.</text:p>
      <text:p text:style-name="P1">32. Als nun Maria dahin kam, wo Jesus war, und ihn sah , fiel sie zu seinen Fü en und sprach zu ihm: Herr! wärest du hier ewesen, so wäre mein Bruder nicht gesterben.</text:p>
      <text:p text:style-name="P1">33. Als nun Jesus sahwie sie weinte, und wie die Juden, die mit ihr gekommen waren, weinten , ward er in seinem Geiste heftig bewegt und betrübte sich, Max. Z, is»</text:p>
      <text:p text:style-name="P1">34. und sprach: Wo habet ihr ihn hingelegt? Sie sprachen zu ihm: Herr, komui’ und siehe! »</text:p>
      <text:p text:style-name="P1">35. Jesus weinete. Lue.19,«·</text:p>
      <text:p text:style-name="P1">36. Da sagten die Juden: Siehe, wie hat er ihn geliebet!</text:p>
      <text:p text:style-name="P1">37. Et icheaberausihnen sprachen: Konnte nicht dieser, der die Augen des Blinden aufgethan, machen,das; auch dieser iäiiIzt Lüge?</text:p>
      <text:p text:style-name="P1">38. Jesus nun, nachdem er abermal in sich selbst heftig bewegt· worden, kam zum Grabe. Es war aber eine Höhle, und ein Stein lag davor. Many. 27, so.</text:p>
      <text:p text:style-name="P1">39. Jesus spricht: ·Hebet den Stein weg! Martha, die Sgwester des Verstorbenen, spricht zu ?m: err, er riecht schon, denn er ist vier a e hier. . »</text:p>
      <text:p text:style-name="P1">40. Jesus s«hricht zu ihr: Habe ich dir nicht gesagt, wenn du glaubest, so werdest du die HerrlichkeitGottes sehen? C. « ,</text:p>
      <text:p text:style-name="P1"><text:soft-page-break/>4.</text:p>
      <text:p text:style-name="P1">23.</text:p>
      <text:p text:style-name="P1">41. Da hoben sie den Stein weg, wo des: Verstorbene la . Jesus aber hob die Augen auäwärts und sprach: Vater, ich danke dir, da du mich erhörethast. C.47,4»</text:p>
      <text:p text:style-name="P1">42. Doch ich wusste, dass du mich allezeit erhörest; aber um des umstehenden Volkes willen habe ich es g·esag damit sie glauben, da? du mich gesandt hci«sl. C, is» so, 4 . Und als er dieses gesprochen, rief er. mit lauter Stimme: Lazarus ,komm’ heraus!</text:p>
      <text:p text:style-name="P1">44. Und der Verstorbene kam heraus, ge bunden an Händen und Füssen mitGrabtü3ern, und sein Angesicht war mit einem S weiBt»uch umwunden. Jesus spricht zii ihnen: biet ihn und lasset ihn hingehen.fL Aue. S, 49 re. 7, « re. 4«5. Viele nun aus den Juden, die uMaric; gekommen waren und sahen , was Jesus gthan hatte, glaubten an ihn. C. 7, Si.</text:p>
      <text:p text:style-name="P1">46. Etliche aber aus ihnen gingen hin zu den Pharisäernund sagten ihnen, was Jesus» gethan. II.</text:p>
      <text:p text:style-name="P1">47. Da versamnielten dieHohenprie ter und Pharisäer den Rath und sprachen: BE« thun wir? Denn dieser Mensch thut viele Zeichen. Many. 2·s, s ». Las. i·6, Si.</text:p>
      <text:p text:style-name="P1">48. Lassen wir ihn also fortfahren, so werden Alle anihn g auben; und dann werden die Römer kommen und uns Land und Leute wegnehmen. C· «2, i9.</text:p>
      <text:p text:style-name="P1">49. Einer aber aus ihnen, Cajaphas, der in demselben Jahre obe»rster Priester war, sprach zu ihnen: Jhr wisset nichts, -»</text:p>
      <text:p text:style-name="P1">50. und bedenket nicht, dass es für unsbesse·x ist, dass ein Mensch sterbe für das Volk und nicht das ganze Vol umlomme. C. is, it; . 5 . So ches aber redete er nicht von si«ch selbst, sondern weil er in demselben Jahre oberster Priester war, weissagte er, dass Jesus für das Volk sterben werde, , Spi:. is, i. s0. L Sam. 1,</text:p>
      <text:p text:style-name="P1">47.</text:p>
      <text:p text:style-name="P1">52. und nicht für das Volk allein, sondern damit er auch die zerstreuten Kinder Gottes in Eins zi:sammenbrächte. C. i0, is.</text:p>
      <text:p text:style-name="P1">53. Von ·enem Tage an rathschlagten sie nun, dass sie ihn tödteten. Many. 2i, se.</text:p>
      <text:p text:style-name="P1">54. Darum wandelte Jesus nicht mehr frei öffentlich unter den Juden, sondern Fig von da hinwe ,in die Gegend nahe bei der üste, in eine S9tadt, genannt Ephraim, und hielt sich daselbst auf mit seinen Jünigern.</text:p>
      <text:p text:style-name="P1">55. Es war aber na e der Ue erschritt der Juden. Und aus der eben Gegend Ringen Viele hinauf gen Jeru alem, vor dem eber’ritte um i u reini en. sch « ch zC. 6,</text:p>
      <text:p text:style-name="P1">4. g2. Ehren. 3(),</text:p>
      <text:p text:style-name="P1">17.</text:p>
      <text:p text:style-name="P1">56. Da suchten sie Jesum und sprachen zu einander, im Tempel stehend: Was dünkt euch, dass er nicht kommt auf das Fest? E. 7,i i.</text:p>
      <text:p text:style-name="P1">57. Es hatten aber auch die Q;)ohenpriester und die Pharisäer einen Be ehl ge eben, wenn Jemand wüste, wo er wäre, das? er es, anzeigte,dsmitsiei ngreifenkönnten.C.9,22. <text:s text:c="3"/>.</text:p>
      <text:h text:style-name="Heading_20_2" text:outline-level="2"><text:soft-page-break/>Cap. XII.</text:h>
      <text:p text:style-name="P1">l. Salbung Jesu zu Bethanien. l—8. II. Rathschlag der Priester wider Lazarus. 9—-«. lll. Jesu Anzug in Jerusalem. l2—l9. IV. Jesu Antwort, als Griechenihn zusehen wünschten. W« IS« V. Der Juden Unglauhe. 37——50. <text:s text:c="3"/>« V. 4—«8: Month. M, O—-is. Mars. se, 3——9. I.</text:p>
      <text:p text:style-name="P1">1. Jesus nun kam sechs Tage vor dem Ueberschritte nach Bethamen, wo Lazarus war, der tortgewesen, und den er von den Todten auferweckt hatte. C. »,</text:p>
      <text:p text:style-name="P1">4. es «.</text:p>
      <text:p text:style-name="P1">2. Da machten sie ihm dort ein Gastmahl, und Martha dienete, Lazarus aber war einer von denen, die mit ihm zu Tische sassen. L-k. to,</text:p>
      <text:p text:style-name="P1">39. 4o.</text:p>
      <text:p text:style-name="P1">3. Da nahm Maria ein Pfund Salbe, fliissiger köstliYer Narden, salbte die Füsse Je u und tro nete seine Füsse mit ihren Samen; das Haus aber ward erfüllt vom eruch der Salbe. -’</text:p>
      <text:p text:style-name="P1">4. Da åprach einer aus seinen Jüngern, Judas, imons Sohn, der Jscariot, der ihn hernach verrieth: C. is, 2s;c. is, Z· H. Warum ward diese Salbe nicht verkauft für dreihundert Pfennige und den Armenåegeben? ; » « «</text:p>
      <text:p text:style-name="P1">6. r 2sagte aber dieses, nicht weil er sich um die rmen bekiimmerte, sondern weil er ein Dieb war und den Beutel hatte und das Eingelegte wegnahm. Luc.8,3.» Jok,-«s,29.</text:p>
      <text:p text:style-name="P1">7. Da sprach Jesus: Lass sie! Auf den Tag meines Begräbnisses hat sie«das.aufb W k)Vt· . . e a</text:p>
      <text:p text:style-name="P1">8. Denn die Armen habet ihr allezeit«bei» euch; mich aber habet ihr nicht allezeit. II.</text:p>
      <text:p text:style-name="P1">9. Es erfuhr nun viel Volk aus den Juden, dass er daselbstlsei; und sie kamen, nicht um Jesu willen a ein , sondern auch um den La arusckzu sehen, den er von den Todten auferwe t hatte.</text:p>
      <text:p text:style-name="P1">10. Aber die Hohenpriester hielten Rath, dass sie auch den Lazarus tödteten. .</text:p>
      <text:p text:style-name="P1">11. Denn seinetwegen gingen viele von den Juden hin und glau ten an Jesum. C» «, J» V. 42—«82 Many. It, (——«. Man. to, es-—52. Luk. is, 35—43. lll.</text:p>
      <text:p text:style-name="P1">12. Des folgenden Tages, da viel Volk, das zum Feste ekommen war, hörte, dass Jesus nach Jerulalem komme,</text:p>
      <text:p text:style-name="P1">13. nahmen sie Palmenzweige und gingen hinaus ihm entgegen und riefen : Hosianna! Gepriesen sei, der da kommt im amen des Herrn, derKönigJsraels! Z. Mos. V, Ho» -</text:p>
      <text:p text:style-name="P1">14. Jesus aber fand einen jungen Esel und setzte fi2 darauf, wie geLZ)riebenZeht:</text:p>
      <text:p text:style-name="P1">15. »Für te dich nicht, ochter ion! 1Z18</text:p>
      <text:p text:style-name="P1">Cap. 12J Das Evangeliums . C-ap.</text:p>
      <text:p text:style-name="P1">1.2) J SiI)e, dein König. kommt, sitzend auf dem Fu en einer Eselcn.« D</text:p>
      <text:p text:style-name="P1">16. Sol«3es aber verstanden seine Jüngere nicht von nfang, sondern als Jesus verolches von ihm geschrieben war, und da ie ihm sol(Z;s gethan hatten. » «;</text:p>
      <text:p text:style-name="P1">17. Das ol nun, das bei ihm war, bezeugte, dass er den Lazarus <text:soft-page-break/>aus dem Grabe erufen und ihn von den Todten auferweckt habe. L:-c· 49,-37. . .18. Darum ging ihm auch das Volk ent tl1))c:1blesie gehört, dass er dieses Zeichen: g19. Da sprachen die Pharisäer zu einander: Setzt ihr, dass ihr nichts ausrichtet ? Siehe, die elt läuft ihm nach. C. Z, es. «, es. » IV.</text:p>
      <text:p text:style-name="P1">20. Es waren aber etliche Griechelr aus denen, die hinaufkamen, um anzubeten am Feste. C. 7, as.</text:p>
      <text:p text:style-name="P1">21. Diese nun gingen zu Philippus , der von Bethsaida in Galiläa war, und baten ihn und sprachen: Herr, wir möchten gern Jesum se en. Luc. 49,3. . ; .</text:p>
      <text:p text:style-name="P1">22. Philippus kommt und sa t es den; Andreas, und«·«Andreas und HJ3hilippus wiederum sagen es-Jesu. -</text:p>
      <text:p text:style-name="P1">23. Jesus aberantwortete ihnen und sprach : Die Stunde istgelommen, dass des Menschen Sohn verherrltchet werde. C. 47,</text:p>
      <text:p text:style-name="P1">4. is,</text:p>
      <text:p text:style-name="P1">32.</text:p>
      <text:p text:style-name="P1">24. Wahrlich, wahrlich, ich sage euch, wenn das Wei enkorn nicht in die Erde fällt understirbt, fo bleibt es allein; wenn es aber erstirbt, so trägt es viel Frucht.</text:p>
      <text:p text:style-name="P1">4.Cor. es, se sc,</text:p>
      <text:p text:style-name="P1">25. Wer sein Leben liebt, der wird es verlieren; wer aber sein Leben in dieser Welt has et, der wird es zum ewigen Leben bewe! ten. Luc. 47,33. · 2 . So Jemand mir dienen will, der folge mir nach; und wo ich bin, da wird auch» mein Diener sein. Und so Jemand mir ferrlichet war, da wurden sie eingedenk, das. dienet, den wird mein Vater ehren. · Lang,</text:p>
      <text:p text:style-name="P1">23. J-h. «« Z. 27· Jetzt ist meine Seele betrübt. Und was soll ich sagen? Vater, hilf mir aus dieser Stunde? Doch darum bin ich in diese Stunde gekommen· Many. 26,</text:p>
      <text:p text:style-name="P1">38. 39</text:p>
      <text:p text:style-name="P1">28. Vater, verherrliche deinen Namen! Da kam eine Stimme vom Himmel: Ich habe ihn verherrlicht und will ihn wiederum verherrlichen. March. J, ».</text:p>
      <text:p text:style-name="P1">29. Das Volk nun, das dabei stand und dieses hörte, sagte, es habe gedonnert. Andere sagten: Es hat ein Engel mit ihm geredet. A .23 S vg , . ·</text:p>
      <text:p text:style-name="P1">30. Jesus antwortete und sprach: N1chT <text:s text:c="3"/>. Cap;</text:p>
      <text:p text:style-name="P1">12. « St. Johannis..·i’ City.</text:p>
      <text:p text:style-name="P1">12.</text:p>
      <text:p text:style-name="P1">13. «1.19 um meinetwillen ist diese Stimme geschehen, il?-ii1derL1JleTiqsmi«r;t«c3E:i1ci)tisi.-isiiFselt jetzt . i · wir? der Fürst dieser Welt hinausgewdrsen wer en. C. is, «. i4, so.</text:p>
      <text:p text:style-name="P1">32. Und ich, wann ich von der Erde erhöhet bin, werde Alle u mir ziehen. » z C.3,44.8,28.</text:p>
      <text:p text:style-name="P1">33. Dieses aber sagte er, andeutend, welihZ TZ)es er.sterben würdeW b . 34« as olk antwortete ihm: ir ha en aus dem Gesetze gehört, dass der Christus 3isiEisocsgkeitgleibe; wsise sagst Zu dennB de; en )en o ii mit e er L) et wer enWer ist dieser Lohn des Menschen? Pf-45-7-72,7-s;äs4Y,s3 J2.9,s7.»Ez.37,2i5. 3·5. Da·s;;rach J?:s·us zu ihnen: Noch eine kleine Zeit ist das icht bei euch. Wandelt, so lange ihr »das Licht habet, damit euch nicht Fin·sterniss ribersalle. Und wer in der Finsterniss <text:soft-page-break/>wandelt, der weiss nicht, wohin . o·angeir a i ae gaue «:)23ehg" I« 3ikz««i59s«Fchth di I bt an das auf dass ils; Finder dEs Licgtes werdet. o es redete e us und ging inweg und verbarg sich vor ihnen. V.</text:p>
      <text:p text:style-name="P1">37. Wiewohl er aber so viele eichen vor ihnen gethan hatte, so glaubten sie doch . a or e UT? 3li1shdtii·ss dAsgVZ« 2id s Propheten Je sajas erfüllet würde, welches J gesprochen: Herr, wer glaubt unserer redigt? und idem ward der Arm des Herrn offsen5l;ak?« Je . , .</text:p>
      <text:p text:style-name="P1">39. Darum konnten sie nicht glauben; denn wiederuYissizrcs)ch«Iescås1astZ R « ,»)c . , . . Ü « , U,</text:p>
      <text:p text:style-name="P1">40. »Er hat ihre Augen verblendet und ih:h verhci3tet,»tdgss fis mit den 2sugen ni e en, no im em er en ver te en und sich bekehren, und ich sie gesund mache.««</text:p>
      <text:p text:style-name="P1">41. Solches sprach Jesajas, als er seine Hk;rl3I)kåst ssih il:sid voncs)hm re;)ete.OJå«s» <text:s/>4« . o gau enau von en er en ;oiele an is)n; aber cs)vegedn der S-s3har«isäer beannten ie es ni t, ainit ie nicht von der Versammlung ausgestossåu7n:ürden. . ,</text:p>
      <text:p text:style-name="P1">8. g,</text:p>
      <text:p text:style-name="P1">22.</text:p>
      <text:p text:style-name="P1">43. Denn sie liebten die Ehre bei den Menschen mehr als die Ehre bei Gott. C. H, «»</text:p>
      <text:p text:style-name="P1">44. Jesus aber riels und sprach: Wer a«n mich glaubt,derglau tnichtan mich,sondern an den, der mich gesendet hat. C. 7, is.</text:p>
      <text:p text:style-name="P1">45. Und wer mich siehet, der siehet den, der mich gesendet hat C» co,:io.14,9.</text:p>
      <text:p text:style-name="P1">46. Jch bin ein Licht in die Welt gekommen, aus dass ein Jeder, der an mich glaubt, nicht in der Finsternis; bleibe. C« 8, «2» :</text:p>
      <text:p text:style-name="P1">47. Und wenn Jemand meine Worte hört und nicht glauht, so richte ich ihn nicht. Denn ich bin nicht gekommen, dass i die Welt richte, sondern dass ich die Weltdselig mache. C. 3,·i7. , -</text:p>
      <text:p text:style-name="P1">48. Wer mich verwirft und meine Worte nicht annimmt, der hat schon seinen Richter: das Wort, das ich geredet habe, das wird ihn richtenamletzten Tage. C .3, is. Mc-sc. -is, is.</text:p>
      <text:p text:style-name="P1">49. Denn ich habe nicht aus mir selbst geredet, sondern der Vater, der mich gesendet hat, er hat mir ein Gebot gegeben, was ich reden und was ich sagen so .C. 5, i92k·</text:p>
      <text:p text:style-name="P1">50. Und ich weiss, dass sein Gebot ewiges Leben ist. Darum, was ich rede, das rede ich also, wie mir der Vater gesagt hat.</text:p>
      <text:h text:style-name="Heading_20_2" text:outline-level="2">Cap. XilI.</text:h>
      <text:p text:style-name="P1">l· Das Fusswaschen. -l——20. ll. Ciitdeckung des Verkiithers. 2l—30. M. Das Gebot der Liebe. Z« -35. IV. Anfündigung der Verläugnung Petri. as— es. I.</text:p>
      <text:p text:style-name="P1">1. Vor dem Feste des Ueberschrittes aber, da Jesus wusste, dass seine Stunde gekommen sei, dass er aus dieser Welt zum Vater gehe; wie er die Seinigen in der Welt geliebt hatte, also liebte er sie bis ans Ende. March. 26,</text:p>
      <text:p text:style-name="P1">2. J-h. cis,</text:p>
      <text:p text:style-name="P1">28.</text:p>
      <text:p text:style-name="P1">2. Und als das Mahl gehalten war, da der Teufel dem Judas, Simons <text:soft-page-break/>Sohn, dem Jscarioth, schon ins Herz gegeben hatte, dass er ihn verriethe; aus» s22, Z« Z. obgleich Jesus wusste, dass ihm der Vater lles in die Hände gegeben, und dass er von Gott ausgegangen sei und zu Gott hingehe; C.3,</text:p>
      <text:p text:style-name="P1">35.</text:p>
      <text:p text:style-name="P1">4. steht er vom Mahle aus und legt seine Kleider ab und nahm einen Schurz und uingürtete sieh; :</text:p>
      <text:p text:style-name="P1">5. daraus goss er Wasser in das Becken und sing an den Jüngern die Füsse zu waschen und sie mit dem Schurze zu trocknen, mit dem er umgürtet war. 6« Da kommt er zu Simon Petrus, und dieser spricht zu ihm: Herr, du solltest mir die Füsse waschen? 7» Jesus antwortete und sprach zu ihm: Was ich thue, weisst du jetzt nicht, du wirst es aber hernach verstehen. ·</text:p>
      <text:p text:style-name="P1">8. Petrus Wicht ·zu ihm: Du sollst mir die Füsse in « wigkelt nicht waschen, Jesus antwortete ihm:k Wege ich« däch michs wao a du eine emein a Im mir. schm«s h st i.(-I«-se, fOff.i,s. <text:s text:c="3"/>120</text:p>
      <text:p text:style-name="P1">Cap. 1Z:-«-! Das Evangelium Cap.</text:p>
      <text:p text:style-name="P1">13.</text:p>
      <text:p text:style-name="P1">14.</text:p>
      <text:p text:style-name="P1">9. Simon Petrus spricht zu ihm: Herr! nicht meine Füsse nur, sondern auch die Hände und das·ck.?aupt! «</text:p>
      <text:p text:style-name="P1">10. Jesus pri tzu ihm: Wer gewaschen ist, derbeda nichts als dieFüsse zu waschen, sondern er i t ganz rein. Auch ihr seid rein, aber nicht Alle. C. is, Z. Tit. Z, S.</text:p>
      <text:p text:style-name="P1">11. Denn er kannte seinen Verräther, darum sagte er: Ihr seid nicht Alle rein. C. is, Si. 7c).</text:p>
      <text:p text:style-name="P1">12. Nachdem er nun ihre Füsse gewaschen und seine Kleider angezogen hatte, set;-te er Höh wieder zu Tische und sprach zu ihnen: isset ihr, was ich euch ethan habe? »</text:p>
      <text:p text:style-name="P1">13. Ihr heisset mich Meister und Herr, und ihr sagetrecht, dennich bin es. M«tti;.23,8JIo. I4. Wenn nun ich, der Herr und Meister, eure Füsse gewaschen habe, so sollt auch ihr einander die Füsse waschen. Luc. 22, es.</text:p>
      <text:p text:style-name="P1">27.</text:p>
      <text:p text:style-name="P1">15. Denn ein Vorbild habe ich euch gegeben, dass, wie ich euch gethan habe, auch ihr thuet. «. P« 2, 2i.</text:p>
      <text:p text:style-name="P1">16. Wahrlich, wahrlich, ich sage euch, der Knecht ist nicht grösser als sein Herr, noch der Gesaiidte grösser als der, der ihn gesendet hat. E. es. So. Mem. i0,9i. .</text:p>
      <text:p text:style-name="P1">17. Wenn ihr solches wisset, selig seid ihr, wenn ihr es thut. Matth.7,2i.24. J-ik.i,25.</text:p>
      <text:p text:style-name="P1">18. IF rede nicht von euch Allen; ichweiss, welche i erwählet habe. Doch, auf dass die Schrift «erfüllet werde: »Der mit mir das Brot isst, der hat seine Ferse wider mich erhoben.« Pf. «» io. Many. As,</text:p>
      <text:p text:style-name="P1">23.</text:p>
      <text:p text:style-name="P1">19.· Jetzt sage ich es euch, ehe es geschieht, damit, wann es geschehen ist, ihr glaubet, dass ic3;s bin. C i4,29. is,</text:p>
      <text:p text:style-name="P1">4.</text:p>
      <text:p text:style-name="P1">20. ahrlich, wahrlich, ich sage euch, wer aufnimmt, wen ich senden werde, der nimmt mich aus; wer aber mich ausninimt, der nimmt den aus, der mich gesendet hat. Maith. 40, 40 ic. ll.</text:p>
      <text:p text:style-name="P1"><text:soft-page-break/>21. Da Jesus dieses gesprochen hatte, ward er im Geiste betrübt, und bezeugte und sprach: Wahrlich, wahrlich, ich sage euch , Einer aus euch wird mich verrathen. V Matth. 26, 2t :c.</text:p>
      <text:p text:style-name="P1">22. Da sahen die Jün er einander an und wussten nicht, von welchem er rede.</text:p>
      <text:p text:style-name="P1">23. Es lag aber einer seiner Jünger am Tische an der Seite Jesu, den I?us liebte. .i9, 2s.</text:p>
      <text:p text:style-name="P1">24. Diesem winkt nun Simon Petrus, dass er sorsiheii solle, wer es sein m’oihte, voii dem er redete.</text:p>
      <text:p text:style-name="P1">25. Da legte sich derselbe an die Brust Jesu und spricht zu ihm: Herr, wer ist es?</text:p>
      <text:p text:style-name="P1">26. Jesus antwortet: Der ist es, dem ich den eingetunkten Bissen geben werde. Und er tunkt den Bissen ein und »ibt ihn dem Judas, Simons Sohn, dem 3scarioth.</text:p>
      <text:p text:style-name="P1">27. Und nach dem Bissen, da fuhr der Satan in ihn. Da spricht Jesus zu ihm: Was du thust, das t ne bald. C. is, S.</text:p>
      <text:p text:style-name="P1">28. Das a er verstand Keiner von denen, die zu Tische sassen, wozu er es ihm sagte.</text:p>
      <text:p text:style-name="P1">29. Denn Etliche meinten, weil Judas den Beutel hatte, so sa e Jesus zu ihm: Kaufe, was wir zum Feste bedürfen; oder dass er den Armen etwas geben solle. C is, S.</text:p>
      <text:p text:style-name="P1">30. Da nun Jener den Bissen genommen hatte, ging er alsobald hinaus. Es war aber Nacht. C. is« Z. lII.</text:p>
      <text:p text:style-name="P1">31. Als er nun hinausgegangen war, sprach Jesus: Nun ist des enschenSohn verherrli et, und Gott ist verherrlichet in ihm. C. 42, es.</text:p>
      <text:p text:style-name="P1">32. Jst Gott verherrliihet in ihm, o wird auch Gott ihn verherrlichen in si selbst und wird ihn alsbald verherrli en.</text:p>
      <text:p text:style-name="P1">33. Kindlein, noch eine kleine eit bin ich bei euch. Jhr werdet mich suchen, und, wie ich zu den Juden sagte: Wohin ich geh dahin könne: ihr nicht kommen; so sage ich auch zu euch jetzt. C. 7, :-i4,</text:p>
      <text:p text:style-name="P1">34. Ein neues Gebot gebe ich euch, dass ihr einander liebet; wie ich euch geliebet habe, dass auch ihr einander liebet. (I.45,i2.i3. Ei-h.5,2,</text:p>
      <text:p text:style-name="P1">4.Jph.3,».«i.23.</text:p>
      <text:p text:style-name="P1">35. Daran wird Jedermann erkennen, dass ihr meine Jünger seid, so ihr Liebe habet unter einander. «. J-h. I, ei. IV.</text:p>
      <text:p text:style-name="P1">36. Simon Petrus spricht zu ihm: Fett, wo gehest du hin? Jesus antwortete i m: Wo ich hin ehe, dahin kannst du mir ·etzt nicht folgen, hernach aber wirst du mir iolgen. E. 2i, is, i9.</text:p>
      <text:p text:style-name="P1">37. Petrus spricht uihm: gen, warum kanni dir jetztnichtFolgen? eh willmein LebenTür dich lassen. Las. 22, 33 », «</text:p>
      <text:p text:style-name="P1">38. esus antwortete ihm: Dein Leben willst du für mich lassen? Wahrlich, wahrlich, ich sage dir, der Hahn wird nicht trägen, bis du mich dreimal wirst verläugnet ha en.</text:p>
      <text:h text:style-name="Heading_20_2" text:outline-level="2">Cap. Xiv.</text:h>
      <text:p text:style-name="P1">Jesu AbfchiedIrcdeii an seine Jünger. l. E» mahnuiig zum Glauben an Gott und ihn. i—-l-. ll Seine innige Verbindung mildem Vater. 5-M-.</text:p>
      <text:p text:style-name="P1"><text:soft-page-break/>111. Vkkhcissung des heiligen Geistes. M-—2s. W. Segnungen und Tröstungcn. 2«7—sst. I.</text:p>
      <text:p text:style-name="P1">1. Euer Herz werde nicht betrübt» Glaubet an Gott uiid glaubet an mich. Mart. «, III. Joh. 42,</text:p>
      <text:p text:style-name="P1">44. <text:s text:c="3"/>Cap.</text:p>
      <text:p text:style-name="P1">14. St. Johanms. . Cap.</text:p>
      <text:p text:style-name="P1">14.</text:p>
      <text:p text:style-name="P1">2. In meines Vaters Hause sind viele Wohnungen, wo nicht, so dhät»te ich es euch gesagt. eh gehe hin, en eine Stätte zu ereiten.</text:p>
      <text:p text:style-name="P1">2. Eos. s. i.</text:p>
      <text:p text:style-name="P1">3. Und wann ich hinge angen bin und euch eine Stätte bereitet sahe, so will ich wieder kommen und euch zu mir nehmen, auf d1c;ss, wo ich bin, auch ihr seid. E. i7, Si.</text:p>
      <text:p text:style-name="P1">4. nd wo ich hin ehe, wisset ihr, und den Weg wisset ihr. S 1I. Z. Thomas spricht zu ihm: Herr, wir wissen nicht, wo du hingehest; und wie können wir den Weg wissen?</text:p>
      <text:p text:style-name="P1">6. Stegs spricht zu ihm: Ich bin der Weg und die ahrheit und das Leben. Niemand kommt zum Vater, als nur durch mich. He . to, 49;</text:p>
      <text:p text:style-name="P1">7. Wenn ihr miZ erkannt hättet, so hättet ihr auch meinen ater erkannt; und von nun an kennet ihr ihn und habet ihn gegesehen. C. Z, i9.</text:p>
      <text:p text:style-name="P1">8. Philippus spricht zu ihm: Herr, zeige uns den Vater, so genügt es uns.</text:p>
      <text:p text:style-name="P1">2.Mos. Ia, i8:c.</text:p>
      <text:p text:style-name="P1">9. Je us priiht u ihm: So lau e eit bin ich bei Euch, utHd du hast mich n?chtZ erkannt, Philigs:us? Wer mich«geseh,en hat, der hat den ater gesehen; wie sprlchst du denn: Zeige uns den Vater? E.i2,i»ki. C:-i.i, is. Her. i,3. Z. Cok.i,4.i5.</text:p>
      <text:p text:style-name="P1">10. Glaubest du nicht, dass ich im Vater und der Vater in mir ist? Die Worte, die ich zu euch rede, rede ich nicht von mir selbst; der Vater aber, der in mir bleibet, er thut die Werke.</text:p>
      <text:p text:style-name="P1">11. Glaubet mir, dass ich im Vater bin und der Vater in mir ist; wo nicht, so glaubet mir um der Werke selber willen. C,io,38.</text:p>
      <text:p text:style-name="P1">12. Wahrlich, wahrlich, ich sage euch, wer an mich glaubt, der wird die Werke, die ich thue, auch thun, und grössere als di;se wird er thun; denn ich gehe zu meinem ater; Many. -i7,</text:p>
      <text:p text:style-name="P1">20. As-g.2, 4»i. 5, is.</text:p>
      <text:p text:style-name="P1">13. und was ihr bitten werdet in meinem Namen, das will ich thun, auf das; der Vater verherrlichet werde in dem Sohne. « C. is,</text:p>
      <text:p text:style-name="P1">7. is, es.</text:p>
      <text:p text:style-name="P1">14. Wenn ihretwas bitten werdet in meinem Namen, so will ich es thun. i.Jph. -H, it. is. Ill.</text:p>
      <text:p text:style-name="P1">15. Liebet ihr «niich, so haltet meine Gebote. C. is, io. i. J«-h, Z, :-.</text:p>
      <text:p text:style-name="P1">16. Und ich will den Vater bitten, und er wird euch einen andern Tröster geben, das; er bei euch in Ewigkeit bleibe; C. it, es.</text:p>
      <text:p text:style-name="P1">17. den Geist der Wahrheit, welchen die Welt nicht mag empfangen, denn sie sieht hu nicht und eignet ihn nicht. Ihr aber tennet ihn, denn er bleibt bei euch und wird in euch sein. i.Joli.5,s. »18. Ich will euch nicht verwaiset lassen; Ich komme zu· euch. Many. es. so.</text:p>
      <text:p text:style-name="P1"><text:soft-page-break/>19. Poch ein Kleines, und die Welt siehet mich nicht mehr; ihr aber werdet mich sehen, denn ich lebe, und auch ihr werdet leben. C. is, is. Hof. ei,</text:p>
      <text:p text:style-name="P1">2.</text:p>
      <text:p text:style-name="P1">20. An denåselben Tage werdet ihr erkennen, dass i in meinem Vater bin, und ihr m nur, und ich in euch. C, «7, 23 »· V</text:p>
      <text:p text:style-name="P1">21. Wer meine Gebote hat und sie hält, der ist es, der mich liebet. Wer a er mich liebet, der wird von meinem Vater geliebet, werden; und ich werde ihn lieben und mich ihm osgenbaren. ·</text:p>
      <text:p text:style-name="P1">22. a spricht zu ihm Judas, nicht der Jscarioth: Fern wie geschieht es, dass du dich uns wi st ossenbaren, und nicht der Welt?</text:p>
      <text:p text:style-name="P1">23. Jesus antwortete und sprach zu ihm: Wer mich liebet, der wird mein Wort halten; und mein Vater wird ihn lieben, und wir werden u ihm kommen und Wohnung bei ihm machen. im. Z, i72c. · —24. Wer mich nicht liebet, der hält meine Worte nicht. Und das Wort, das ihr höret ist nicht mein, sondern des Vaters, der mich gesendet· hat. C.J7, is te. » «</text:p>
      <text:p text:style-name="P1">25. Dieses habe ich zu euch geredet, da ich noch bei euch bin.</text:p>
      <text:p text:style-name="P1">26. Der Tröster aber, der heilige Geist, welchen der Vater senden wird in meinem Namen, der wird euch Alles legten ui1d euch an Alles erinnern, was ich eu gesagt habe. C, is, es. is, it. i. Jpi,. 2,20.2-7. IV.</text:p>
      <text:p text:style-name="P1">27. Den Frieden lasse ich euch, meinen Frieden z;ebe ich euch; ni t wie die Welt gibt, ge e ich euch. Euer erz werde» nicht betrübt und ve;s,age nicht. V «» C. is, Z.-. -Im. es, i. Phil. i,</text:p>
      <text:p text:style-name="P1">7. X</text:p>
      <text:p text:style-name="P1">28. Ihr habet ehört, dass ich zu euch geWochen: Ich gehe hin und komme zu euch; enn ihr mich lieb hättet, so würdet i v euch freuen, dass ich gesprochen: Ich ge e zum Vater, denn mein Vater ist grösser a so ich. C. io,</text:p>
      <text:p text:style-name="P1">29. Pi)i1. 2, e sc« 29 Und nun abei es en ea t e C « h ch ch s h , es geschieht, damit ihr glaubet, w?innges geschehen ist. C. is, is</text:p>
      <text:p text:style-name="P1">30. Ich werde nicht mehr Vieles mit euch reden, denn es kommt der Fürst dieser Welt, und er hat mir nichts an. C.i2,31. Luc.22,53.</text:p>
      <text:p text:style-name="P1">31. Aber damit die Welt erkenne, dass ich den Vater liebe und also thue, wie mir der Vater befohlen hat. —— Stehet auf, lasset uns von hinnen gehen! C. io, is. <text:s text:c="3"/>122 Cap.</text:p>
      <text:p text:style-name="P1">15.I« Das Evangelium« Cap.</text:p>
      <text:p text:style-name="P1">15. is.</text:p>
      <text:h text:style-name="Heading_20_2" text:outline-level="2">C-ap. XV.</text:h>
      <text:p text:style-name="P1"><text:s/>. sz l. Das Gleichniss vom Weinstock. 4-—«. il. Ermahnung zur Liebe. is-—17. til. Beruhigung»über den Hass der Welt. i8—27. l. I. Ich bin der wahre Weinstock, und mein Vater ist der Weingärtner.</text:p>
      <text:p text:style-name="P1">2. Jedes Schoss an mir, das nicht Frucht trägt, nimn1t er weg, und jedes, das Frucht trägt, reiniget er, auf dass es noch mehr Frucht trage. Maiih·i5, is« Phii.»i,9-«. Z. Ihr seid schon rein durch das Wort, das ich zu euch geredet habe. C. is, to. Eph. is, <text:soft-page-break/>ge.</text:p>
      <text:p text:style-name="P1">4. Bleibet in mir und ich in euch. Gleichwie das Schoss nicht kann Frucht tragen von sich elbst, es bleibe denn am Weinstock; also au ihr nicht, wenn ihr nicht in mir bleibet. « Z. Ich bin der Weinstock, ihr die Sihoss"e. Wer in mir bleibet und ich in ihm, der trägt viel Frucht; denn ohne mich könnet ihr nichts thun.</text:p>
      <text:p text:style-name="P1">2. Eise. Z,</text:p>
      <text:p text:style-name="P1">5.</text:p>
      <text:p text:style-name="P1">6. So Jemand nicht in mir bleibet, wird er weggeworfen wie das Rebschoss und verdorret; und man sammelt sie und wirft sie indas Feuer, und sie verbrennen. Many. 3,«o.</text:p>
      <text:p text:style-name="P1">7. So ihr in mir bleibet und meine Worte in euch bleiben, so mbget ihr, was ihr wollet, bitten, und es wird euch geschehen. C. ist, is. Mart. «,</text:p>
      <text:p text:style-name="P1">24. S. Darin ist mein Vater verherrlichet, dass ihr viel Frucht traget und werdet meine «Jüng;r.</text:p>
      <text:p text:style-name="P1">9. leichwie mich der Vater geliebet hat, so habe auch ich euch geliebet. Bleibet in meiner Liebe. « «10. Wenn ihr meine Gebote haltet, so werdet ihr in meiner Liebe bleiben; wie ich die Gebote meines Vaters gehalten habe und bleibe in seiner Liebe. C. «, is. "</text:p>
      <text:p text:style-name="P1">11. Solches habe ich zu euch geredet, auf dass meine Freude in euch bleibe und euere Freude vollkommen werde. C. is, Si. II.</text:p>
      <text:p text:style-name="P1">12. Das ist mein Gebot, dass ihr einander liebet,wie ich euch geliebethabe. C i3,34.</text:p>
      <text:p text:style-name="P1">13. Grössere Liebe hat Niemand als die, dass Einer sein Leben lasse für seine Freunde. R-im. Z, 6 it.</text:p>
      <text:p text:style-name="P1">14. Ihr seid meine Freunde, wenn ihr Alles thut, was ich euch gebiete. -sue. s, 24»</text:p>
      <text:p text:style-name="P1">15. Ich neune euch nicht mehr Knechte, denn der Knecht weiss nicht, was sein Herr thut; sondern ich habe euch Freunde genannt, denn Alles, was ich von meinem Vater gehört habe, das habe ich euch kund gethan. Jst. D,</text:p>
      <text:p text:style-name="P1">23.</text:p>
      <text:p text:style-name="P1">16. Nichti r habet mich erwählet, sondern ich habe en erwählet und euch dazu bestimmt, dass ihr hingehet und Frucht traget,. und dass eure Frucht bleibe; damit, was ihr« immer den Vater in meinem Namen bittet, er es euch gebe. C. is, gis. — 17· Das gebiete ich euch, dass ihr einander liebet. . » I·1I.</text:p>
      <text:p text:style-name="P1">18. Wenn»die Welt euch hasset, so— wisset, dass sie mich vor euch gehasset hat. . . i. .z-h. Z, is»</text:p>
      <text:p text:style-name="P1">19. Wenn ihr von der Welt wi:iret,»lsohätte die Welt das Jhrige lieb; weil i r aber 1iicht von der Welt eid, sondern ich euch aus der Welt etwa lt habe, darum hasset euch die Welt. C. 17, it. «</text:p>
      <text:p text:style-name="P1">20. Gedenket an das Wort, das ich euch esagt habe: Der Knecht ist nicht grösser als sein Herr. Haben sie mich verfolgt, so werden sie auch euch verfolgen; haben sie mein Wort gehalten, so werden sie auch das eurige halten. C. is, is. Ma:ih.2-i,</text:p>
      <text:p text:style-name="P1">9. «</text:p>
      <text:p text:style-name="P1">21. Aber das Alles werden sie euch thun um meines Namens willen; denn sie ennen, den milt, der mich esendct hat. C. is, Z. -</text:p>
      <text:p text:style-name="P1"><text:soft-page-break/>22. Wenn ich nicht gekommen wäre und zu ihnen geredet hätte, so hätten« sie keine Sünde; nun aber haben sie keinen Vorwand für ihre Sünde. C 9, «.</text:p>
      <text:p text:style-name="P1">23. Wer mich hasset, der hasset auch meinen Vater. C, H,</text:p>
      <text:p text:style-name="P1">23.</text:p>
      <text:p text:style-name="P1">24. Hätte ich nicht die Werke unter ihnen gethan, die kein Ai1derer gethan hat, so hätten sie keine Sünde; nun aber haben sie es Isehen, und haben doch mich und meinen ater ehasset. C. to,</text:p>
      <text:p text:style-name="P1">37.</text:p>
      <text:p text:style-name="P1">38. .</text:p>
      <text:p text:style-name="P1">25. 5Zoch damit das Wort erfüiIet werde, das geschrieben ist in ihrem Gesetze: »Sie haben mich ohne Ursache gehasset.« P .35,</text:p>
      <text:p text:style-name="P1">19. so, es.</text:p>
      <text:p text:style-name="P1">26. Wann aber der Tröster kommt, welchen ich euch vom Vater senden werde, der Geist der Wahrheit, der vom Vater aiisgehet, derselbe wird von mir zeugen. C. it, is. Fee,</text:p>
      <text:p text:style-name="P1">27. Und auch ihr werdet zeugen, weil ihr von Anfang ei mir gewesen seid. Apg. i, S. A er. it«-, sc.</text:p>
      <text:h text:style-name="Heading_20_2" text:outline-level="2">Cap. Xvl.</text:h>
      <text:p text:style-name="P1">I. Jesus kündigt seinen Jüngern Verfolgung an, i—«t-; 1l. zeigt ihnen den Nutzen seines Hingangs zum Vater, 5——-«5; 1Il. tröstet sie mit dem Wiedersehen, is-22; 1V. verheisst ihnen Erhörung des Gebet« in seinem Namen, 2Z—28; V. verkündet ihre Schwäche und Zerstreuung. 29-33. l·.</text:p>
      <text:p text:style-name="P1">1. Solches abe ich zu euch geredet, damit ihr euch m t argert.· M«tih.1:i,2i. <text:s text:c="2"/></text:p>
      <text:p text:style-name="P1">2. Sie werden euch von den Veåsammlungen ausstossen; ja, es kommtdie tunde, dass Jeder, der euch tödtet, meinen wird, Gott einen Dienst zu thun. March. ei,</text:p>
      <text:p text:style-name="P1">9. ;-g. 8, «. S, c te. es,</text:p>
      <text:p text:style-name="P1">42. Z. Und dieses werden sie euch thun, weil sie weder den Vater noch mich erkannt -haben. C.15,21. «. C«-k. 2,</text:p>
      <text:p text:style-name="P1">8. -</text:p>
      <text:p text:style-name="P1">4. Aber ich habe euch solches gesagt, damit, wann die Stunde kommt, ihr daran edenket, dass ich es euch gesagt2habe. Dieses aber sagte ich euch nicht von nfang«, weil ich bei euch war. C. is,</text:p>
      <text:p text:style-name="P1">49. » Il.</text:p>
      <text:p text:style-name="P1">5. Nun aber gehe ich hin zu dem, der mi3) gesendet hat, 1ind Keiner aus euch srä"gt mi ): Wo gehest du hin? C. 7, as. is, se.</text:p>
      <text:p text:style-name="P1">6. Sondern weilich euch dieses esagt habe, hat die Traurigkeit euer Herz erPüllet.</text:p>
      <text:p text:style-name="P1">7. Aber ich sage euch dieWahrheit: Esist euch besser, dass ich hingebe; denn wenn ich nicht hingehe, so wird der Tröster nicht zu euch kommen; wenn ich aber hingegangen bin, will ich ihn zu euch senden.</text:p>
      <text:p text:style-name="P1">8. Und wenn derselbe kommt, so wird er die Welt übersühren der Sünde halben und Be7ibGerechtigktit halben und des Gerichtes a en. .</text:p>
      <text:p text:style-name="P1"><text:soft-page-break/>9. Der Sünde halbens, weil sie nicht an mich glauben; C.3, is.</text:p>
      <text:p text:style-name="P1">10. der Gerechtigkeit halben, weil ich u meinem Vater gehe und ihr mich nicht mehr sehet; ais-». i·</text:p>
      <text:p text:style-name="P1">25.8, Z-«.</text:p>
      <text:p text:style-name="P1">11. und des Gerichtes halben, weil der Fürst dieser Welt gerichtet ist. C. ca, sc.</text:p>
      <text:p text:style-name="P1">12. Noch Vieles habe ich euch zu sagen, aber ihr könnet es jetzt nicht tragen.</text:p>
      <text:p text:style-name="P1">13. Wann aber jener kommt, der Geist der Wahrheit, so wird er euch in alle Wahrheit leiten; denn er wird nicht aus sich selbst reden, sondern, was er höret, das wird er reden, und das Zukünftige wird er euch verHindigen. C. «-, i7. c. J-h. 2, S-7.</text:p>
      <text:p text:style-name="P1">14. Derselbe wird mich oerherrlichen, denn von dem Meinigen wird er es nehmen und euch verkündigeii. C. it, se.</text:p>
      <text:p text:style-name="P1">15. Alles, was der Vater hat, ist mein; darum habe ich gesagt: Er wird es von dem Meinigen nehmen und euch ver(kEün;)ig3n. .i ,i . lll.</text:p>
      <text:p text:style-name="P1">16. Ueber ein Kleines, so sehet ihr mich nicht; und wiederum über ein Kleines, so werdet ihr mich sehen; denn ich gehe hin zum Vater. C.14,i9.28,</text:p>
      <text:p text:style-name="P1">17. Da sprachen Etliche aus seinen Jünrn ueinander Wasitdas da er u ge z · «s uns sagt: Ueber .ein Kleines, so sehet ihr«</text:p>
      <text:p text:style-name="P1">Cap. 16«. St. Johannis. <text:s/>"Cap.«18. 123 mich nicht, und wiederum über ein Kleines, so werdet ihr mich sehen; und: Ich gehe zuni Vater?</text:p>
      <text:p text:style-name="P1">18. Da sagten sie: Was ist das, was er sagt: Ueber ein Kleines? Wir wiss en nicht, was er redet. C. 7, 33—36. .</text:p>
      <text:p text:style-name="P1">19. Da merkte Jesus, dass sie ihn fragen wollten, und sprach zu ihnen: Darü er fraget ihr unter einander, dass ich gesagt habe: Ueber ein Kleines, so sehet ihr mich nicht, und wiederum über ein Kleines, sit werdet ihr mich sehen ? «</text:p>
      <text:p text:style-name="P1">20. Wahrlich, wahrlich, ich sage euch, ihr werdet weinen uiid wehklagen, aber die Welt wird sich freuen, ihr aber werdet traurig sein; doch eure Traurigkeit wird zur Freude werden. ·</text:p>
      <text:p text:style-name="P1">21. Das Weib, wann sie gebiert, hat Traurigkeit, denn ihre Stunde ist gekommen; wann sie aber das Kind geboren hat, so gedenkt sie nicht mehr an die Angst, um der Freude willen, dass ein Mensch zur Welt geboren ist. Jes. 26, 47 te.</text:p>
      <text:p text:style-name="P1">22. So habet auch ihr jetzt Traurigkeit; ich werde euch aber wieder sehen, und euer Herz wird sich freuen, und eure Freude wird Niemand von euch nehmen. Luc.24,«.52. J«f.46,«)—«4.35,4o. IV.</text:p>
      <text:p text:style-name="P1">23. Und an demselben Tage werdet ihr mich gar nichts fragen. Wahrlich, wahrliih, ich sage euch: Alles, was ihr den Vater bitten werdet in meinem Namen, das wird er euch geben. C. is,</text:p>
      <text:p text:style-name="P1">7. is.</text:p>
      <text:p text:style-name="P1">24. Bis "etzt habet ihr nichts gebeten in meinem 2liamen. Bittet , so werdet ihr empfangen, aus dass eure Freude vollkommen sei. C. c.-«-, «. » ,</text:p>
      <text:p text:style-name="P1">25. Dieses habe ich in, Gleichnissen zu eng geredet· Aber es kommt die Stunde, da i nicht mehr in Gleichnissen zu euch rede sondern frei offenbar von dem Vater eu3 verkiindigen werde. —</text:p>
      <text:p text:style-name="P1"><text:soft-page-break/>26. An demselben TagE werdet ihr in meinem Namen bitten. nd ich sage euch nicht, dass ich den Vater für euch bitten werde; C. se, te. H«b.7,25. "</text:p>
      <text:p text:style-name="P1">27. denn er selbst, der Vater, liebet euch, weil ihr mich geliebet und geglaubt habet, dass ich von Gott ausgegangen bin. C.i ,21,«7,8.25.</text:p>
      <text:p text:style-name="P1">28. Ich bin ausgegangen vom Vater und bin in die Welt gekommen; wiederum ver-. lasseichvieWeltund gehezumVaterC. 43,a. V.</text:p>
      <text:p text:style-name="P1">29. Seine Jiinger s rechen zu ihm: Siehe, nun redest du frei o ienbar und s agest kein Gleiihniss. «-« <text:s text:c="3"/>124 Cato.</text:p>
      <text:p text:style-name="P1">1.6. -t7. Das Evangelium Cap.</text:p>
      <text:p text:style-name="P1">17.</text:p>
      <text:p text:style-name="P1">30. Nun·w·issen wir, dass du alle »Dinge weisst und nicht nöthig hast, dass dich Jemand frage. Darum glauben wir, dass du von Gott ausgegangen bist. C, Si, i7« »h319. Jesus antwortete ihnen: Jetzt glaubet i r.</text:p>
      <text:p text:style-name="P1">32. Siehe, es kommt die Stunde und ist schon gekommen, dass ihr euch zerstreuen werdet, ein Jeder in das Seinige, und niich allein lassen: aber ich bin nicht allein, denn der Vater ist bei mir. Many. 2s,5e. J-i;.8,29.</text:p>
      <text:p text:style-name="P1">33. Dieses habe ich zu euch credet, auf dass ihr in mir Frieden habet. Zu der Welt werdet ihr Angst haben; aber seid getrost, ich habe die Welt überwunden. — C. it,</text:p>
      <text:p text:style-name="P1">27. i. Jan Z, H»</text:p>
      <text:h text:style-name="Heading_20_2" text:outline-level="2">Cap. Xvli.</text:h>
      <text:p text:style-name="P1">JcsIi AbschiedSgebet, worin et l. für sich, 1—5; il. für seine Apostel, 6—49; and til. für alle Glciubigen bittet. W-IS. I. I. Solches redete Jesus und erhob seine Augen zum Himmel und sprach: Vater, die Stunde ist gekommen, verherrliche deinen Sohn, auf dass auch dein Sohn dich verhettliche; C. 42, es. ge.</text:p>
      <text:p text:style-name="P1">2. gleichwie du ihm Macht über alles Fleisch gegeben hast, aus dass er Allen, die du i« m gegeben hast, ewiges Leben gebe. Matt .28, is. Jph.3, sei. ,37. Z. Das ist aber das ewige Leben, dass sie erkennen dich, den einigen wahren Gott, und den du gesandt hast, Jesum Fhri«sti;m. «. or, .</text:p>
      <text:p text:style-name="P1">4. Ich habe dich Verherrlichet aus Erden; das Werk habe ich vollendet, das du mir gegeben hast, dass ich es thue. C»4,, at·</text:p>
      <text:p text:style-name="P1">5. Und nun verherrliche mich du, Vater, bei dir selbst mit der Herrlichkeit, die ich bei dir hatte, ehe die We t war. C.4, i &amp;c. Phil. I« B. II. S. JF»habe deinen Namen geofsenbaret den ensc«hen, die du mir aus der Welt e eben hat. Sie waren dein, und du ha t te mir gegeben, und sie haben dein Wort bewahret.</text:p>
      <text:p text:style-name="P1">7. Nun haben sie erkannt, dass Alles, was du mir gegeben hast, von dir ist.</text:p>
      <text:p text:style-name="P1">8. Denn dieWorte, die du mir gegebenhast, die habe ich ihnen gegeben; und sie haben sie angenommen und wahrhaftig erkannt, dass ich von dir ausgegangen, und haben geglaubt, dass du mich gesandt hast. C· is, 27, so,</text:p>
      <text:p text:style-name="P1">9. Ich bitte für sie, nicht für die Welt bitte ich, sondern für sie, die du mir gegeben hast, denn sie sind dein. Hei-. 7,</text:p>
      <text:p text:style-name="P1"><text:soft-page-break/>25. -</text:p>
      <text:p text:style-name="P1">10. Und Alles, was mein ist, das ist dein, und was dein ist, mein. Und ich bin ver-. härklccBetdii·ick;hkn·en. »Als, is. » »» W It . n i inn1merin er e und diese sind in der Welt, und ich komm; zu dir. Heiliger Vater! bewahre sie in deinem Namen, die du mir gege en hast, dass si;2EiiF se»icel;i,bglei·i;l)) wie tot? CÄ430,lk0. . ai eiinenin er e war, bewahrte ich sie in deinem Namen; die du mir gegeben, habe ich behütet, und Keiner aus ihnen ging verloren, als nur der Solhn des Verderbnis, damit die Schrift erfii ei würde. C. is, is« ei»</text:p>
      <text:p text:style-name="P1">70. -13s.i09,8.</text:p>
      <text:p text:style-name="P1">13. Nun aber komme ich u dir und rede solches in der Welt, aus dass sie meine Freude m1sich:::oä)llsoi;imel;ihab1:n, Egid; «. b . · ) )a e i neu ein or· gege en und die Welt hat sie gehasset, weil sie nicht von der Welt sind , gleichwie ich nicht von der Welt bin. C. is, is. i9, 15· Ich bitte nicht, dass du sie aus der Welt nehmest, sondern dass du sie vor dem Bösen bewahrest. «. I«-i,.s, is. Ti,css.a,3.</text:p>
      <text:p text:style-name="P1">16. Sie sind nicht von der elt, gleichwie ich ni t von der Welt bin. By. .Hseil?geLs"F !inhdeiner Wahrheit; dein ori i t die a )r eit. "</text:p>
      <text:p text:style-name="P1">2.Sam.7,28. Ps.ii9,cso.</text:p>
      <text:p text:style-name="P1">18. Gleichwie du mich»in die Welt gesendet hast, so habe auch ich sie in die Welt . n ei i e u e u gifs«di1t"i-«ich2i,« 7i««· U ·ch s list f": sie auf dass auch sie geheilii;t seien in der Wahiheit. Hcb.7,27.i0,9.ic). zrit.2,i4. lll.</text:p>
      <text:p text:style-name="P1">20. Nichtfür diese aber bitteich allein, L«?1"TTiå’, «Z;iå«1«iTTT ?TT«2iJ·;«2Iche N Ei-r TM ; öm. , .</text:p>
      <text:p text:style-name="P1">21. aufdass Alle Eins eien wie du Vater, in mir und ich in dir, bass auch sie«in uns Eins s5ien aus Sass die Welt glaube, dass du n1i ge endet a t. A .4, se.</text:p>
      <text:p text:style-name="P1">22. Und ich habe die .5irrlichkeit, die du mir egEben hast, auch ihnen geggben, dani1t si;e ins seien, gleich 1zZi»eii;iri5inZ9find; Um , « sc— 2c.</text:p>
      <text:p text:style-name="P1">23. ich in ihnen, und »du in mir, auf dass sie Voll ommen Eins seien,»und auf dass die Welt erkenne, dass du »mich gesendet und sie geliebet hätt; <text:s/>Fu s1ikhrgål1«es)et.</text:p>
      <text:p text:style-name="P1">24. Vater, ich will, dass, wo ich bin, auch die bei mir seien, die du mir e eben hast, auf dass sie meine Herrlichkeit schien, die du mir gegeben, weil du mich geliebet hast vor Grundlegung der Welt. — C.i2,2 .. i.Joh.3,2. Maith.25,34. <text:s text:c="3"/>Cato.</text:p>
      <text:p text:style-name="P1">17.</text:p>
      <text:p text:style-name="P1">18. St. Joh</text:p>
      <text:p text:style-name="P1">25. Gerechter Vater! die Welt hat dich 1 nicht erkannt, ich aber habe dich erkannt, s und diese haben erkannt, dass du mich gesendet hast· E. S, is. g)i«tii;. «, es.</text:p>
      <text:p text:style-name="P1">26. Und ich habe ihnen deinen Namen kund gethan, uiid werde ihn kund thun, aus dass die ie e, mit der du mich geliebet hast, in ihnen sei, und ich in ihnen. -us. se, Da. J-h. is, o.</text:p>
      <text:h text:style-name="Heading_20_2" text:outline-level="2"><text:soft-page-break/>Cap. Xvl1l.</text:h>
      <text:p text:style-name="P1">l. Gesangennehmmtg Iesu. 4——44. ll. Erste Perläugnung von Petrus. is—4s. ll1. Veehör vor Annae. is—-24. IV. Zweite Vcrläugniing von Petrus. 25—27. V. Verbot vor Pilatus. 28—40. l.</text:p>
      <text:p text:style-name="P1">1. Als Jesus dieses gesprochen, ging er mit seinen Jüngern hinaus über den Bach«Kedron, wo ein Garten war; in diesen g1ng er und seine Jiinger. « Matth, 26, 36 2c. k«2. Sein. 45, W.</text:p>
      <text:p text:style-name="P1">2. Es wusste aber auch Judas, der ihn verrieth, den Ort; denn Jesus versammelte sich oft daselbst mit seinen Jüngern. Matth. 26, 47 te. Z. Nachdem nun Judas die Rotte und von den Hohenpriester1i und Pharisäern Diener genommen, kam er dahin mit Laternen und Fackeln und Waffen.</text:p>
      <text:p text:style-name="P1">4. Jesus nun, der Alles wusste, was über ihn kommen werde, gin hsnaus1ind sprach zu ihnen: Wen suchet ist. C. is, «.</text:p>
      <text:p text:style-name="P1">5. Sie antworteten ihm: Jesum von Nazareth. Jesus spritzt zu ihnen; Jch bin’s. Es stand aber auch» udas, der ihn verrieth, bei i?Zen.</text:p>
      <text:p text:style-name="P1">6. ie er nun zu ihnen sprach: Jch bin"s! wichen sie zurück und sielen zu Boden.</text:p>
      <text:p text:style-name="P1">7. Da fragte er sie wiederum: Wen suchet ihr? Sie aber sprachen: Jesum von Nazaretg.</text:p>
      <text:p text:style-name="P1">8. esus antwortete: Jch habe es euch i l esagt, dass ich es bin. Suchet ihr nun mich, o lasset diese hingeben. C.i0, is.</text:p>
      <text:p text:style-name="P1">9. Damit erfüllet würde das Wort, das er gesprochen: Die du mir gegeben hast, von denen habe ich Keinen verloren. C. i7, -is.</text:p>
      <text:p text:style-name="P1">10. Simon Petrus nun, der ein Schwert hatte, zo es und schlug den Knecht des obersten HBriesters und hieb ihm das rechte Ohr ab. Der Name aber des Knechtes war Mc1lchus. Ms«t1h.2e. Si sc.</text:p>
      <text:p text:style-name="P1">11. Da sprach Jesus zu Petrus: Stecke dein Schwert in die Scheide. Soll ich den Kelch, den mir der Vater gegeben hat, nicht trinken? March. De,</text:p>
      <text:p text:style-name="P1">39.</text:p>
      <text:p text:style-name="P1">12. Die Rotte nun und der Oberste und die Diener der Juden gri en Je um und anfiis. Cap.</text:p>
      <text:p text:style-name="P1">18. 12I</text:p>
      <text:p text:style-name="P1">13. Und sie führten ihn zuerst zu Annas, denn er war der Schwiegervater des Cauhas, der in demselben Jahre obersier Priester war. Lin. Z, S. .</text:p>
      <text:p text:style-name="P1">14. Cajaphas aber war derjenige, welcher den Juden gerathen hatte, es wäre gut, dass Ein Mensch umkäme für das Volk. E.1i,5o. ll.</text:p>
      <text:p text:style-name="P1">15. Es fol ete aber Simon Petrus und der andere Hunger Jesu nach. Dieser Jünger aber war dem oder ten Priester ex kannt und gin mit Jesu hinein in den Hof des obersten Priesters. C. 2o,2.</text:p>
      <text:p text:style-name="P1">16. Petrus aber stand draussen an der Thüre. Da ing der andere Iünger, der dem obersten Priester bekannt war, heraus, und redete mit der Thiirhüterinn und führte den Petrus hinein.</text:p>
      <text:p text:style-name="P1">17. Da spricht die Magd, dieThiirhiiterinn, zu Petrus: Bist nicht auch du »von den Jüngern dieses Menschen? Er spricht: Jch biu’s nicht. M«:th.2s, iig2c.</text:p>
      <text:p text:style-name="P1">18. Es standen aber die Knechte und Diener um ein Kohlenfeuer, <text:soft-page-break/>das sie gemacht hatten, denn es war kalt,—und wärmten sich. Petrus aber stand bei ihnen und wärnite sich. lIl.</text:p>
      <text:p text:style-name="P1">19. Der oberste Priester nun fragte Jesum über seine Jüngers und über seine Lehre. .</text:p>
      <text:p text:style-name="P1">20. Jesus antwortete ihm: Jch habe frei offenbar zu der Welt geredet; ich habe allezeit in der Versammlung gelehrt und im Tempel, wohin die Juden von allen Orten zusammenkommen, und im Verborgenen habe ich nichts geredet; C. 7, «. Muth. as, as.</text:p>
      <text:p text:style-name="P1">21. was fragest du mich? Frage die, so es geh’öret, was ich zu ihnen geredet habe! Siehe, diese wissen, was ich esagt habe.</text:p>
      <text:p text:style-name="P1">22. Als er aber dieses ges;prochen, gab einer der Diener, der dabei stand, Jesu einenBackenstreich und sprach: Antwortest du also dem obersten Priester? ·</text:p>
      <text:p text:style-name="P1">23. Jesus antwortete ihin: Habe ich unrecht geredet, so beweise, dass es unrecht sei; habe ich aber recht geredet, was schlägst du mich? Muth. 5, se.</text:p>
      <text:p text:style-name="P1">24. Da sandte« ihn Annas gebunden zu Cajaphas, dem obersten Priester. lV.</text:p>
      <text:p text:style-name="P1">25. Simon Petrus aber stand und wärmte sich« Da sprachen sie zu ihm: Bist nicht auch du von seinen Jüngern? Er läugnete und sprach: Jch bin’s mcht. -</text:p>
      <text:p text:style-name="P1">26. Da spricht einer von den Knechten des obersten Priesters, ein Verwandter dessen, dein Petrus das Ohr ab ehauen Habe ich . ff f banden ihn. Many. As, 57 «. dich nicht im Garten bei ihm gesehen? I « v <text:s text:c="3"/>120 Cap.</text:p>
      <text:p text:style-name="P1">18. Das Evangelium Cato. is.</text:p>
      <text:p text:style-name="P1">19.</text:p>
      <text:p text:style-name="P1">27. Da läugnete Petrus wiederum, und alsobald krähete der Hahn. C« is, :z8· V.</text:p>
      <text:p text:style-name="P1">28. Da führtensieJesumvon Cajaphas weg in das Richthaus; es war aber Morgens frühe. Und sie selbst gingen nicht in das Richthaus hinein, damit sie nicht unrein würden, sondern den Uebers chritt essen MöchkMMatth.27,i re, Marc.i5,i te. Luc.2Z,i ic-</text:p>
      <text:p text:style-name="P1">29. DaL3ing Pilatus zu ihnen heraus und sprach: as für eine Klage bringet ihr wider diesen Menschen?</text:p>
      <text:p text:style-name="P1">30. Sie antworteten und sprachen zu ihm: Wenn dieser nicht ein Uebelthäter wäre, so hätten wir ihn dir nicht überantwortet.</text:p>
      <text:p text:style-name="P1">31. Da sprach Pilatus zu ihnen: So nehmet ihr ihn und richtet ihn nach euerm Gesetze. Da sprachen die Juden zu ihm: Es ist uns nicht erlaubt, Jemand zu tödten. C. i9, is.</text:p>
      <text:p text:style-name="P1">7. s</text:p>
      <text:p text:style-name="P1">32. Damit das Wort Jesu ersüllt würde, das er gesprochen, andeutend, welches Todes ersterben würde. C.i«2,32.33. M«iih.2o,i9.</text:p>
      <text:p text:style-name="P1">33. Da ging Pilatus wieder hinein in das RichtFaus und rief Jefum und sprach zu ihm: Bist du der König der Juden? Mart. 15,</text:p>
      <text:p text:style-name="P1">2. Luc. Es, 2.</text:p>
      <text:p text:style-name="P1">34 Jesus antwortetei m Rede tdu das — h : s »von dir selbst, oder haben es dir Andere von mir gesagt?</text:p>
      <text:p text:style-name="P1">35. Pilatus antwortete: Bin ich denn ein Jude? Dein Volk und die Hohenpiester halben Ych mir überantwortet; was hast du get an.</text:p>
      <text:p text:style-name="P1">36. Jesus antwortete: Mein Reis ist nicht von dieser Welt. Wäre <text:soft-page-break/>mein eich von dieser Welt, so würden meine Diener dafür streiten, dass ich den Juden nicht überantwortet würde; nun aber ist mein Neid) nicht von hier. Cis, is. Mcaii,.2i3, s2. se.</text:p>
      <text:p text:style-name="P1">37. Da sprach Pilatus zu ihm: Also bist du ein König? Jesus antwortete: Dusag t es, ich bin ein Köm . Jch bin dazu eboren und dazu in die West gekommen, das ich der WaZ3heit Zeugnis; gebe. EinJeder, der aus der ahrheit ist, höret meine Stimme. Luc.23,Z. i.Tini.6,i3. Joh.8,47.</text:p>
      <text:p text:style-name="P1">38. Pilatus sprichtzu ihm: Was ist Wahrheit? Und nachdem er dieses esprochen, ing er wieder heraus zu den Faden und ? richt zu ihnen: Ich finde keine Schuld an Im. C. it-, S. Luc. 23,</text:p>
      <text:p text:style-name="P1">4.</text:p>
      <text:p text:style-name="P1">39. Ihr habet aber eine Gewohnheit, dass ich euch Einen ledig gebe auf den lieberichritt; wolJlet ihr nun, das ich euch den König der Juden ledig gebe. M« i5,(z»9· sprachen: Nicht diesen, sondern den Bambbas. Barabbas aber war ein Mörder. M-:tth.27, 2i. Apg.3, is. »</text:p>
      <text:p text:style-name="P1">Cap. XIX. « l. Geisselung und Berspottung Jesu. i—-s. ll. Seine Vcru:thci1ung, 6—i5; u-d Hi. Knuzigung. i6—24. lV. Maria und Johannes beim Kreuze. 25——27. V. Jcsu Tod, 28—-37; und VI. Begräbnis. 38—42. B. i —3Many. 27, 27—3o. Man. is, ic5—i9· <text:s/>Da nahm Pilatus Jesum undgeisselte i n. ,2. Und die Kriegskncchte flochten eine Krone von Dornen, setzten sie auf sein Haupt und le5gten ihm einen Purpurmantel unt, -. und sprachen: Sei gegrüsset, du König der Juden! und»lgaben ihm Backenstreiche.</text:p>
      <text:p text:style-name="P1">4.» Da ging P! atus wieder heraus und spricht zu ihne·n:·Siehe, ich führe ihn zu euch xraus, damit ihr erkeniiet, dass ich keine chuld an ihm finde. C. is,</text:p>
      <text:p text:style-name="P1">29.»38.</text:p>
      <text:p text:style-name="P1">5. Also kam Jesus heraus, die Dornenkrone»tragend und den Purpurm·antel. Und er sprichtzu ihnen: Siehe, welch ein Mensch! P1.22,7. Jks. Eis,</text:p>
      <text:p text:style-name="P1">3. ·II. H. Als ihn nun die Hohenpriester und die Diener sahen, schrieen sie und sprachen: Kreuzige, kreuzige ihn! Pilatus priiht zu ihnen: Nehniet ihr ihn und kreuziget ihn, denn ich finde keine Schuld an ihm. · Luc23, 2J. Joh. is, Si.</text:p>
      <text:p text:style-name="P1">7. Die Juden antworteten ihm: Wir haben ein Gesetz-, und nach unserm Gesetze muss er såerben; den? er hat sich selbst zu Gottes o n ema t. 8eatHh.-2e;,6)3—-se.</text:p>
      <text:p text:style-name="P1">5.M«-s.i8,2i). J«-h. i0,33. S. Da nun Pilatus dieses Wort hörte, fiirchtete er sich noch mehr,</text:p>
      <text:p text:style-name="P1">9. und ging wieder hinein in das Richthaus und spraih zu Jesu: Woher bist du? Jesus aber gab ihm keine Antwort. Matii.27, i2 :c.</text:p>
      <text:p text:style-name="P1">10. Da spricht Pilatus zu ihm: Redest du nicht mit mirs? Weisst du nicht, das; ich Macht habe, dich zu kreu;zigen, und Macht habe, dich ledig zu lassen.</text:p>
      <text:p text:style-name="P1">11. Jesus aiitwortete: Du hättest keine Machtü er mich, wenn es dir nicht von oben herab gegeben wäre. Darum hat der, der mich dir überantwortet, grö1zei5«s··Sii«i?;de. oin. , i .</text:p>
      <text:p text:style-name="P1">12. Von da an suchte Pilatus ihn ledig U lassen. Die Juden aber schrieen und sprachen: Wenn du diesen ledig lässest, so bist du nicht des Kaisers Freund; ein Jed3, derFLich zum König macht, <text:soft-page-break/>widersetzt</text:p>
      <text:p text:style-name="P1">40. Da schrieen sie wiederum Alle und s si dem aiser. Luc.23, ei. <text:s text:c="3"/>Cap.</text:p>
      <text:p text:style-name="P1">19. St. Johannis. Cap.</text:p>
      <text:p text:style-name="P1">19. i27</text:p>
      <text:p text:style-name="P1">13. Da Pilatus dieses Wort hörte, führte er Jesum heraus und setzte sich auf den Ri ter tu an den Ort wel erSteinipfiIitex,s «iZf«Hebraisch G«i-has»-»ih«ii,Ii;«ei;·z«ts.» qui, 7, .</text:p>
      <text:p text:style-name="P1">14. Es war aber der Rüsttag des Ueberschrittes und um die sechste Stunde. Und er spricht zu den Juden: Sieh?» euer Höz;ig! are. i , .</text:p>
      <text:p text:style-name="P1">15. Sie aber schrieen: Hinweg, hinweg mit ihm! treu ige ihn! ilatus spricht zu i nen: Euern i?dnig soll ich krei3i»,gen? Die ohenpriester antworteten : ir haben einen König, als den Kaiser. » « Lin. es, is. A;-g.3, is. V. is—24: Many. 27, 3i -—i4. Man. is, 2o—32. Luc. 23,</text:p>
      <text:p text:style-name="P1">26. s3—39. III.</text:p>
      <text:p text:style-name="P1">16. Da nun übergab er ihnen denselben, dass er gekreu igt werde. Sie nahmen aber Jesum und führten ihn hin.</text:p>
      <text:p text:style-name="P1">17. Und sein Kreuz tragend ging er hinaus -an den sogenannten Schadelort, welcher auf Hebräisch Golgatha heisst. i. M-of. 22, S.</text:p>
      <text:p text:style-name="P1">18. Daselbst kreuzigteu sie ihn und mit ihm zwei Andere zu beiden Seiten, Jesum aber in der Mitte.</text:p>
      <text:p text:style-name="P1">19. Es schrieb aber Pilatus auch eine Ausschristund setzte sie aus das Kreuz; es war aber geschrleben: Jesus von Nazareth, der König der Juden.</text:p>
      <text:p text:style-name="P1">20. Diese Aufs chrift nun lasen Viele von den Juden; denn der Ort, wo Jesus gekreuzigt wurde, war nahe bei·der Stadt; und es war Hebräisch, Griechisch und Lateinisch geschrieben.</text:p>
      <text:p text:style-name="P1">21. Da s rachen die 3ohenpriester der Juden zu Pilatus: S reibe nicht: Der Kbni der Juden; sondern, dass dieser gesagt habe: Jch bin der König der Juden.</text:p>
      <text:p text:style-name="P1">22. Pilatus antwortete: Was ich geschrieben habe, das habe ich geschrieben.</text:p>
      <text:p text:style-name="P1">23. Die Kriegsknechte nun, als sie Jesum gekreuzigt hatten, nahmen seine Kleider und machtenvierTheiledaraus,fürjedenKrggsknechteinei1Theil,unddenRock. Der ock aber war ohne Rath, von oben an gewoben durchaus.</text:p>
      <text:p text:style-name="P1">24. Da sprachen sie zu einander: Las;t uns ihn nicht zertheilen, sondern darum oosen, wessen er sein soll. Damit die Schrift erfüllet würde, welche spricht:·»Sie haben meine Kleider unter sich getheilt, und über Mein Gewand gaben sie das Loos geworfen.« Die riegsknechte nun thaten solches. Ps.22, i9., lV.</text:p>
      <text:p text:style-name="P1">25. Es standen aber bei dem Kreuze Jesu seine Mutter und seiner Mutter, Schwester, Maria, des Cleopas Weib, und Maria Magdalene. Max« is, i-». « —</text:p>
      <text:p text:style-name="P1">26. Da nun Jesus die Mutter und den Jün er, den er· lieb5Bgtte, da siegen sah, spricht er zu seiner utter: Wei , siehe, dein Sohn! C. 20,2. 2, i.</text:p>
      <text:p text:style-name="P1">27. Dann spricht er zu dem Jiinger: Siehe, deine Mutter! Und von derselben Stunde an nahm sie der Jünger zu sich. V.</text:p>
      <text:p text:style-name="P1"><text:soft-page-break/>28. Nach diesem, da Jesus wusste, dass jetzt Alles vollbracht sei, damit die Schri erfüllet würde, spricht er: Mich dürstet! C. i7,</text:p>
      <text:p text:style-name="P1">4. Pf. se, as.</text:p>
      <text:p text:style-name="P1">29. Nun stand ein Gefäss da voll Essig. Da füllten sie einen Schwanim mit Essig, teckten ihn aus ein Rohr von Ysop und ielten es ihm an den Mund. Matth.27,</text:p>
      <text:p text:style-name="P1">48. -</text:p>
      <text:p text:style-name="P1">30. Als nun Jesus den Essig genommen, sprach er: Es ist vollbracht! und neigte das Haupt und gab den Geist auf. Month. 27, so.</text:p>
      <text:p text:style-name="P1">31. Die Juden nun, damit die Leiclzname nicht am Kreuze blieben über den Sa bath, weil es Nüsttag war (dei1n der Tag desselben Sabbaths war gross), baten den Pilatus, dass ihnen dieBeine gebrochen und sie herabgenommen würden. :-. Mos. 2i, es.</text:p>
      <text:p text:style-name="P1">32. Da kamen die Kriegsknechte und brachen dem Ersten die Beine und dem Andern, der mit ihm gekreuzigt war.</text:p>
      <text:p text:style-name="P1">33. Als sie aber zu Jesu kamen und sahen, dass er schon gestorben war, brachen sie ihm die Beine nicht;</text:p>
      <text:p text:style-name="P1">34. sondern einer der Kriegslnechte stach mit einem Speer in seine Seite und alsobald kam Blut und Wasser heraus. i.Joh.5,s. Heb.9,ii.i2.i82c.</text:p>
      <text:p text:style-name="P1">35. Und der es esehen, hat es bezeuget, und sein en ni i·t wa r a t; und er weiss, dass Z BZahTheit sagt? ii)ali1it auch ihr laubet. S</text:p>
      <text:p text:style-name="P1">36. Denn dieses ist geschehen, damit die Schrift erfiillet würde: »Es soll ihm kein Bein zerbrochen werden.« 2· M«-s. i2, is. Pf. Z-is, 2i. —</text:p>
      <text:p text:style-name="P1">37. Und wieder eine andere Schrift sagt: »Sie werden sehen, in welchen sie gestochen haben« sah. 12, i0. Oss. i,</text:p>
      <text:p text:style-name="P1">7. V. 38—42: Many. 27, 57—si. Mc-sc. is, 42—47. Qui. 23, 50—55. « Vl.</text:p>
      <text:p text:style-name="P1">38. Nach diesem aber bat Joseph von Arimathäa, der ein Jünger Jesu war, aber ein heimlicher, wegen der Furcht v·or den Juden, den Pilatus, dass er den Leichnam Jesu abnehmen dürfe; und Pilatus erlaubte es. Da kam er und nahm den Leichnam Jesu ab. I <text:s text:c="3"/>( 128 Cap.</text:p>
      <text:p text:style-name="P1">19. W. Das Evangelium</text:p>
      <text:p text:style-name="P1">Cap. 2().</text:p>
      <text:p text:style-name="P1">39. Es kam aber auch Nicodemus, der zu; erst des Nachts zu Iefu gekommen war, und brachte eine Mischung von Mhrrhen und Aloe, bei hundert Pfunden. C. 3,i «. 7, so.</text:p>
      <text:p text:style-name="P1">40. Da nahmen sie den Leichnam Jesu und wanden ihn in leinene Tücher mit den Spezereien, wie der Juden Sitte ist zu begraben.</text:p>
      <text:p text:style-name="P1">41. Es war aber an dem Orte, da er gekreuzigt worden, ein Garten, und in dem Garten ein neues Grab, in welches noch Niemand war gelegt worden.</text:p>
      <text:p text:style-name="P1">42. Dahin nun, wegen des Rüsttages der Juden, weil das Grab nahe war, legten sie Iesum. .</text:p>
      <text:h text:style-name="Heading_20_2" text:outline-level="2"><text:soft-page-break/>Cap. XX.</text:h>
      <text:p text:style-name="P1">I. Auferstehung Jesu. O—-t0. il. Er zeigt sich der Maria Magdalene, «—I8; lll. den Jüngern, 49——23; 1V. dem Thomas. 24——29. V. Zweck dieses Buches. so,3i. , I.</text:p>
      <text:p text:style-name="P1">1. Am ersten Tage aber der Woche kommt Maria Magda ene srüh, da es noch nster war, zum Grabe und sieht den Stein inweggenomnien von dem Grabe. Muth· 28, «.</text:p>
      <text:p text:style-name="P1">2. Da läuft sie und kommt zu Simon Petrus und zu dem andern Jünger, den Jesus lieb hatte, und sagt (zjii ihnen: Sie ha en den Herrn aus dem ra e hinwegenommen, und wir wissen nicht, wo sie ihn hingelegt haben. C» is, 23« Z. Da ging Petrus hinaus und der andere Jün3er, nnd kamen zum Grabe. Luc. er, is.</text:p>
      <text:p text:style-name="P1">4. ie beiden liefen mit einander, und der andere Jüngers lief voraus, schneller als Petrus, und kam zuerst zum Grabe.</text:p>
      <text:p text:style-name="P1">5. Und als er sich hineingebückt, sieht er die leinenen Tücher liegen; doch ging er nicht hinein.</text:p>
      <text:p text:style-name="P1">6. Da kommt Simon Petrus, der ihm folgte, und geht in das Grab hinein und sieht die Tücher liegen,</text:p>
      <text:p text:style-name="P1">7. und das Schweisstuch, das um sein Haupt war, nicht bei den Tii(hern liegend, sondern beiseite zusammengewickelt an einen besondern Ort. C,-«,44.</text:p>
      <text:p text:style-name="P1">8. Da nun gin auch der andere Jiinger hinein, der zuerst zum Grabe gekommen war, und sah und laubte.</text:p>
      <text:p text:style-name="P1">9. Denn sie verstanden noch nicht die Schrift, dass er müsse Von den Todten auferstehen. i·Cok.i5,s-. Ps.ic3,-to. Apg.2,25-c.</text:p>
      <text:p text:style-name="P1">10. Da gingen die Jünger wieder heim. II. U. Maria aber stand draussen vor dem Grabe und weinete. Wie sie nun weinete, bückte sie sich in das Grab,</text:p>
      <text:p text:style-name="P1">12. und sieht zwei Engel in weissen Kleidern sitzen, den einen zum Haupte und den andern zu den Füssen, wo der Leib Jesn gelegen war. Matth.28,5:c. Mark.-«3,i5.</text:p>
      <text:p text:style-name="P1">13. Und diese sprechen zu ihr: Weib, was weinest du? Sie· spricht zu ihnen: Dass sie meinen Herrn mweg enommen, und ich weiss nicht, wo te ihn hin elegt haben.</text:p>
      <text:p text:style-name="P1">14. Und als ie dieses esiprochen, wandte sie sich um und sie et ?Jesum stehen und wusste nicht, dass es Jesus war. Man. te, D,</text:p>
      <text:p text:style-name="P1">15. Jesus spricht zu ihr: Weib, was weinest du? wen snchest du? Sie, weinend, es wäre der Gärtner, spricht zu ihm: Herr, hast du ihn hinweggetra en, so sage mir, wo du ihn hingelegt hasi, so will ich ihn holen. C. sie, U, ·</text:p>
      <text:p text:style-name="P1">16. Jesus fpricht zu Ihr: Maria! Da wendet sie s1ch um und spricht zu ihm: Rabbuni! das heisst, Meister!</text:p>
      <text:p text:style-name="P1">17. Jesus spricht zu ihr; Riihre mich nicht an; denn ich bin noch nicht aufgefahren zu meinem Vater. Gehe aber zu meinen Brüdern uud sage ihnen ,« ich fahre auf zu Ineinem Vater und eurem Vater, und meinem Gott und eurem Gott. Many. De, g. so. J»i,.e-,iz2. Hei-.2, «.-is. i.Cpk.«,3.</text:p>
      <text:p text:style-name="P1">18. Da kommt Maria Magdalene und Verkündigt den Jüngern, dass sie den Herrn es ehen und dass er solches zu ihr gesprochen habe. Makc,is,i0. Ill.</text:p>
      <text:p text:style-name="P1">19. Als es nun Abend war an demselben Tage, dein ersten der <text:soft-page-break/>Woche, und die Thüren verschlossen waren , wo sich die Jüngerversammelthatten,wegen der Furcht vor den Juden, kam Jesus und trat mitten unter sie und spricht zu ihnen: Friede sei mit euch! Lin. 24, sen.</text:p>
      <text:p text:style-name="P1">20. Und als er dieses gesprochen, zeigte er ihnen seine Hände und seine Seite. Da wurden die Jünger froh, als sie den Herrn sahen. C.49,3i. i6,22. ·</text:p>
      <text:p text:style-name="P1">21. Da sprach Jesus wiederum W ihnen: Friede sei mit euch! Wie mich der ater gesendet hat, so seude ich euch. C. -it,</text:p>
      <text:p text:style-name="P1">27. 47, -is. 22· Und nachdem er solches gesprochen, lauchte er sie an und sprach zu ihnen: 8Fmpfanget den heiligen Geist! Lin. Si,</text:p>
      <text:p text:style-name="P1">49.</text:p>
      <text:p text:style-name="P1">23. Welchen ihr die Sünden vergebet,denen sind sie vergeben; welchen ihr sie behaltet, denen sind sie behalten. M«kkh,4s, i9, is, is. IV.</text:p>
      <text:p text:style-name="P1">24. Thomas aber, einer aus den Zwölfen, der Zwilling genannt wird, war nicht bei ihnen, als Jesus kam. Joh.-«, is.</text:p>
      <text:p text:style-name="P1">25. Da sagten ihm die andern Jünger: Wir haben den Herrn gesehen. Er aber <text:s text:c="3"/>Cap.</text:p>
      <text:p text:style-name="P1">20. «2i. St. J» sprach zu ihnen: Wenn ich nicht an seinen Händen das Mal der Nägel sehe und lege meinen Fin er in das Ma der Nägel und lege meine Hand in seine Seite, so werde ich es g[ar nicht glauben. Ps«22, «7·</text:p>
      <text:p text:style-name="P1">26. I nd nach acht Tagen waren seine Jünger wiederum im Hause und Thomas bei ihnen. Da kommt Jesus, als die Thüren verschlossen waren, und trat mitten unter sie und sprach: Friede sei mit euch!</text:p>
      <text:p text:style-name="P1">27. Dann spricht er z1i Thomas: Reiche deinen Finger her und siehe meine Hände, und reiche deine Hand her und lege sie in meine Seite, und sei nicht ungläubig, sondern gl’a"ubig!</text:p>
      <text:p text:style-name="P1">28. Thomas antwortete und sprach zu ihm: Mein Herr und meinGott! C.i,i·» Niim.9,»5.</text:p>
      <text:p text:style-name="P1">29. Jesus spricht zu ihm: Weil du mich gesehen haft, Thomas, hast du geglaubt. Selig sind, die nicht sehen und doch glauben. C.4,i-S. i.Pet.i,8. Hel-.«,1.27. V.</text:p>
      <text:p text:style-name="P1">30. Noch viele andere Zeichen nun that Jesus vor seinen Inn ern, die nicht in diesem Buche geschrieben sind. » » C. 2i, 2»5. As-g. i, Z.</text:p>
      <text:p text:style-name="P1">31. Diese aber» sind geschrieben, auf dass ihr laubet, dass Jesus sei der Christus, der Sohn Gottes, und dass ihr durch den Glauben das Leben gab« in seineni Namen. .e-, is. i.Joh. I, is.</text:p>
      <text:h text:style-name="Heading_20_2" text:outline-level="2">Cap. XXI.</text:h>
      <text:p text:style-name="P1">« I. Jesus zeigt sich den Jüngern am See Tibei«ias. 4—4-L il. Jesu Unterrcdung mit Petrus und Andeutung seines Schicksals. 1k«)—24. Hi. Schluss des Buches. W. . l. I. Nach diesem offenbarte sich Ieg1»s wiederum den Jüngern am See von iberias. Er offenbarte sich aber also:</text:p>
      <text:p text:style-name="P1">2. Es waren beisammen Simon Petrus und Thomas, der Zwilling genannt wird, und Nathanael»von Cana in Gal·iläa und die Söhne des Zebedäus und zwei Andere Von seinen Jüngern. (;.i,46. ·</text:p>
      <text:p text:style-name="P1"><text:soft-page-break/>3. Simon Petrus sprich·t zu 1hnen:» Ich Ehe hin zu fischen. Sie sprechen zu ihm: — o gehen auch wir mit dir. Da gut »en sie hinaus und stiegen sogleich in das Schiff, und in derselben Nacht singen sie nichts. Lin. 5,</text:p>
      <text:p text:style-name="P1">5.</text:p>
      <text:p text:style-name="P1">4. Als es aber schon Morgen war, stand Jesus am Gestade; doch wussten dieJünger uicht, dass es» Jesus sei. C, so, i4. ·</text:p>
      <text:p text:style-name="P1">5. Da spricht Jesus zu ihnen: Kinder, habet ihr nichts zu essen? Sie antworteten ihm: Nein. hannis; Cap.</text:p>
      <text:p text:style-name="P1">21. 129 werdet ihr finden. Da warfen sie es, und vermochten es nicht mehr zu ziehen vor der Menge der Fische. Luc.5, S.</text:p>
      <text:p text:style-name="P1">7. Da sagt der Inn er, welchen IeBs lieb hatte, zuKetrus: Es ist der Herr. a nun Simon etrus hörte, dass es der Herr sei, gürtete er das Oberlleid um sich, denn er war nackt, und warf sich ins Meer. March. i4, 28 te.</text:p>
      <text:p text:style-name="P1">8. Die andern Ringes: aber kamen im Schiffe (deun sie waren nicht fern vom Lande , sondern etwa zweihundert Ellen weg) und zogen das Netz mit den Fischen na s.</text:p>
      <text:p text:style-name="P1">9. Als sie nun an das Land gestiegen, sehen ge ein Kohlenfeiier am Boden, und einen isch darauf liegen, und Brot. "</text:p>
      <text:p text:style-name="P1">10. Jesus spricht zu ihnen: Bringet Von den Fischen, die ihr jetzt gefangen habet.</text:p>
      <text:p text:style-name="P1">11. Da stieg Simon Petrus hinein und zog das Netz auf·das Land.voll grosser Fische, hundert drei und fünfzig, und wiewohl deren so viele waren, zerriss doch das Netz nicht. Many. i3,47.i8.</text:p>
      <text:p text:style-name="P1">12. Je us spricht In ihnen: Kommet,haltet das Mo l! Aber keiner der Jiinger durfte ihn fragen: Wer bist du? Denn sie wussten, dass es der Herr sei.</text:p>
      <text:p text:style-name="P1">13. Da kommt Jesus und nimmt das Brot und gibt es ihnen und ebenso den Fisch. As-g. i0, 4i. .</text:p>
      <text:p text:style-name="P1">14. Das war nun das dritte Mal, dass sich Ies us s einen Jüngern offenbarte, nacIF dem er von den Todten auferweckt war. C. To, i9. As. Il.</text:p>
      <text:p text:style-name="P1">15. Als sie nun das Mahl ehalten hatten, spricht »Jesus zu.Simou Petrus: Simon Jona, liebest du mich mehr als diese? Er sz)richt znilhin: Ja, Herr, du weisst, dass ich dich lieb ha e. Erspricht zu ihm: Weide meine Lämmer! C. is,</text:p>
      <text:p text:style-name="P1">37.</text:p>
      <text:p text:style-name="P1">16. Er spricht uihm wieder zum zweiten Male: Simon 3ona, liebeft du mich? Er sagt zu ihm: Ja, Herr, du weisst, dass ich dich lieb habe. Er spricht zu ihm: Weide meine Schafe! Luc.22, Je,</text:p>
      <text:p text:style-name="P1">17. Er spricht zu ihm zum dritten Mal: Simon Jona, hast du mich lieb? Da ward Petrus traurig, dass er zum dritten Mal zu ihm sagte: Hast du mich lieb? undfprach zu ihm: Herr, du weisst alle Dinge,»du weisst, dass ich dich lieb habe. Jesus spricht zu ihm: Weide meine Schafe! E. -is, so. 2,</text:p>
      <text:p text:style-name="P1">25. A;-g. So, W. I8. Wahrlich, wahrlich, ich sage dir, da du</text:p>
      <text:p text:style-name="P1">6. Er aber sprach (Yi·ihnen: Y3erfet das Netz auf die rechte eite des Ochifses, so » jünger warest, gürteteft di; dich selbst, und <text:s text:c="3"/>130</text:p>
      <text:p text:style-name="P1">Cap. I: Die Geschichteii . Cap.«. ten«-« wandeltest, wohin <text:soft-page-break/>du·wolltest; ·wann du aber alt geworden, wirst du deine Hände ausstrecken, und ein Aiiderer wird dich gürten und führen, wohin du nicht willst. i.Pet.i5,i. Apg.2i,«. 2·Pct.i,i4. 19· Dieses aber sagte er andei1tend, durch welchen Tod er Gott verherrlichen würde. Und nachdem er dieses gesagt, spricht er zu ihm: Folge mir nach! C.i3,36.</text:p>
      <text:p text:style-name="P1">4.Pet.4,is.</text:p>
      <text:p text:style-name="P1">20. Als aber Petrus sich um ewandt, sieht er den Jünger folgen, den JeT;1s liebte, der auch bei dem Mahle an seiner ruft gelegen und gesprochen hatte: Herr, wer ist es, der dich verräth? C. i3, 2i5.</text:p>
      <text:p text:style-name="P1">21. Als Petrus diesen sah, spricht er zu Jesus: Herr, was soll»aber dieser?» »</text:p>
      <text:p text:style-name="P1">22. Jesus spricht zu ihm: Wenn ich will, dass er bleibe, bis ich komme, was gehet es dich an? Folge du mir nach! Dff.4,</text:p>
      <text:p text:style-name="P1">7.9 re.</text:p>
      <text:p text:style-name="P1">23. Da ging diese Rede unter die Brüder aus, dass derselbe Jünger nicht sterbe. Aber Jesus sprach nicht zu ihm, dass er nicht sterbe, sondern: Wenn ich will, dass er bleibe, bis ich komme, was gehet es dich an?</text:p>
      <text:p text:style-name="P1">24. Das ist der Jün er, der von diesen Dingen zeu et und dieses geschrieben hat; und wir wissen, dass sein Zeugniss wahr ist. C. i9.3o. Ofs. i,si. III.</text:p>
      <text:p text:style-name="P1">25. Es sind aber noch viele andere Dinge, die Jesus gethan hat; und wenn sie, emes nach dem andern, beschrieben würden, so glaube ich, selbst die Welt würde die Bücher nicht fassen, die zu schreiben wären. Amen. C. Do, so.</text:p>
      <text:h text:style-name="Heading_20_1" text:outline-level="1">Die Geschichten der heiligen Apostel.</text:h>
      <text:h text:style-name="Heading_20_2" text:outline-level="2">Cap. I.</text:h>
      <text:p text:style-name="P1">l. Vorrede. i—3. 1l«HimmelfahrtJesu. 4——44. 1ll. Wahl des As-ostels Matthias. it'-—26. l.</text:p>
      <text:p text:style-name="P1">1. Das erste Buch, o Thtophilus, habe ich verfasst von allem dem, was Jesus von Anfang gethan und gelehret hat, Luc i.i—3.</text:p>
      <text:p text:style-name="P1">2. bis zu dem Tage, da er aufgenommen ward, nachdem er durch den heiligen Geist den Aposteln, die er erwählt hatte, Befehl gegeben; Matt-. 2s, i9. im. 24, i-4 «. Z. welchen er sich auch, nach seinem Leiden, durch viele Beweise als lebendig erzeigte, indem er während vierzig Tagen ihnen erschien und vom Reiche Gottes redete. Mark. is, it. J«-h. no, i9—so. ll.</text:p>
      <text:p text:style-name="P1">4. Und indem er sie versammelte, gebot er ihnen, von Jerusalem nicht zu weichen, Ländern zu warten auf die Verheis;ung des aters, welche ihr (sprach er) von mir gehört habet. Luk.24,49. Joh.i4,is. »</text:p>
      <text:p text:style-name="P1">5. Denn Johannes tauste mit Wasser, ihr aber werdet mit dem heiligen Geiste getauft werden nicht lange nach diesen Tagen. Matth.3, «. Apg. 2, 4-. «, t5:c.</text:p>
      <text:p text:style-name="P1">6. Als sie nun zusanimengekominen waren, fragten sie ihn, sprechend: Herr! wirst du in dieser Zeit dein Volk Israel das <text:soft-page-break/>Reich wieder herstellen? Las. te, « 2c.. U, A.</text:p>
      <text:p text:style-name="P1">7. Er sprach aber zu ihnen: Euch gebührt nicht zu wissen Zeit oder Stunde, welche der Vater festgesetzt hat nach seiner eigenen Macht. M-:iih. ei, se.</text:p>
      <text:p text:style-name="P1">8. Aber ihr werdet die Kraft des heiligen Geistes empfangen, der über euch kommt, und werdet mir Zeugen sein in Jerusalem und im ganzen jüdischeii Lande und in Sainaria und is an das Ende der Erde. Joh.i5,-.-7 Apg.5,32. Luc.24,47.</text:p>
      <text:p text:style-name="P1">9. Und als er solches gesprochen, ward er emporgehoben, indem sie es sahen, und eine Wolke nahm ihn hinweg aus ihren Augen. Mart. is,</text:p>
      <text:p text:style-name="P1">49.</text:p>
      <text:p text:style-name="P1">10. Und als sie gen Himmel aufblickten, indem er hinsuhr, siehe, da standen zwei Männer bei ihnen in weissen Kleidern, · ch s ch eh J"hi·i9«iZ"</text:p>
      <text:p text:style-name="P1">11. die an ra en: r ga i ai en Männer! was siehet ihr und blicket gen Himmel? Dieser Jesus, der von euch ausgenommen worden in den Himmel, wird also wieder kommen, wie ihr ihn sahet in den Himmel fahren. Luc.2i,27. Off. i;7.</text:p>
      <text:p text:style-name="P1">12. Da kehrten sie um gen Jerusalem, von dem Ver e, welcher Oelberg heisst, der nahe bei Jerusiilem ist, eine Sabbathsreise weit.</text:p>
      <text:p text:style-name="P1">13. Und als sie hineingekommen, gingen sie hinaus in den Saal, wo sie sich aufhielten, isåetrus und Jakobus und Johannes nnd ndreas, Ph lippus und Thomas, Bartholoniäus und MatthL1’us, Jacobus, des Alphäus Sohn, nnd Simon der Zelote undJiidas,JacobusBruder. Many. to, 2 «.</text:p>
      <text:p text:style-name="P1">14. Diese alle verharreten eininiithig im Gebet und Flehen, mit den Weibern nnd Maria, der Mutter Je-su, und mit seinen Brüdern. Luc. A, Eis. J«-h. 7,</text:p>
      <text:p text:style-name="P1">5. <text:s text:c="3"/>"das Loos dieses Dienstes empfangen. Cato. «t..2. — sdet heil. Apostel. "Cap. T. is! s III.</text:p>
      <text:p text:style-name="P1">15. Und in diesen Tagen stand Petrus mitten unter den Jüngern aus nnd sprach (es waren aber etwa hundert« und zwanzig Personen beisamineii): «</text:p>
      <text:p text:style-name="P1">16. IF Brüder, es« musste erfüllt werden dieses ort der Schrift, das der heilige Geist durch den Mund Davids voraus esagt über Judas, welcher zum Wegweiier ward—denen, die Jesum gefangen nahmen. Pf. it, i0. Maiih.26«</text:p>
      <text:p text:style-name="P1">47. »</text:p>
      <text:p text:style-name="P1">17. Denn er war uns beigezählt und hatte L .6, is. «18. Dieser nun gewann einen Accker aus dem Lohn der Un erechtigkeit,« und,»da er hinabgestür-zt, barsi er mitten entzwei, und alle seine 3ingei;;ige iz)(i)ird;nz7i;isgeLJüttet. at. ,—. .,ron. ,i2.</text:p>
      <text:p text:style-name="P1">19. Und es ward kund Allen, die zu Jerusalem wohnen,s o dass jener Acker genannt <text:s/>ihrer Sprache Akeldama, das ist, P?0i Denn (e·Zs ist Yseä)riePen i;iil?5u;he der » a men: eine e an ung o i’) einerden, und Eli«ie,mand sei, der darin wohne.« Und: ,,Sein Amt empfa3ge6e)i1i23liE3r;r.«« «</text:p>
      <text:p text:style-name="P1">21.. So muss nun von den Männer1i, die mit«uiis zusammengekoinmen die ganze Zeit hing)urch,»da der Herr Jesus Unter uns ausuii eingmg, -« H. is,</text:p>
      <text:p text:style-name="P1"><text:soft-page-break/>27. 22· vo1i der Haufe des Johannes an bis zu dem Tage, da er von uiis hinaufgenomman wurde, Einer von diesen niuss Zeuge seiner Auferstehung mit uns werden. C. 2», se. i0, 37—4i.</text:p>
      <text:p text:style-name="P1">23. Und sie stellten Zwei dar, Joseph genai;nF)?gkf)abxs, mit dem Zunamen In tus, un a ca .</text:p>
      <text:p text:style-name="P1">24. Und sie beteten und s·prachen: Herr, du Herzenskenner Aller, zeige, welchen du erwählt hast vondieseläbeide;i, h S « .i5, .«"o . i, . st25. zu åmpfaikgent das Loos lisz7cki’esesJDij:nes und poste ani es vonwe em u as abgetreten, um hmzugsl)en an seinen Ort.</text:p>
      <text:p text:style-name="P1">26. Und sie ggben« ihre Loose, und das i Loos fiel auf Matthias, und er ward hinzugewahlt zu den ei f Apofteln. Spr. is, 33·</text:p>
      <text:h text:style-name="Heading_20_2" text:outline-level="2">Cap. II.</text:h>
      <text:p text:style-name="P1"><text:s/>I. Die Ausgiessung des heiligen Geistes am Psingskseste. i —43. ll. Erste Predigt des Petrus und ihre Wirkung. M-— M. Hi. Sinn und Wandel der ersten Christi-ngemcinde. M-</text:p>
      <text:p text:style-name="P1">47. I.</text:p>
      <text:p text:style-name="P1">1. Und als der Tag der Pfingsten sich erfüllete, waren sie cilleeinniüthig beisamMcU. Z. Mos. W, -is. T. Und es entstand plötzlich ein Brausen, wie eines daher sahrenden gewaltigen Windes, und ersüllte das ganze Haus, worin sie sassen. Ich. Z,</text:p>
      <text:p text:style-name="P1">8. -Arg. Z, i. ii. Z, is. « Z. Und es erschienen ihnen zertheilte Zangen, wie feuri , und es setzte sieh auf einen eden unter ihnen· Many. Si, ii.</text:p>
      <text:p text:style-name="P1">4. Und sie wurden Alle mit dein heiligen Geiste erfüllt und singen an in andern Zungen zu reden, wie der Geist ihnen gah e auszusprech n. C. 4, ei. «, is. io, es. Mark. is, i7.</text:p>
      <text:p text:style-name="P1">5. Es wohnten aber zu Jerusalem Juden, gottesfürchtige Männer, aus allen Völkern unter dem Himmel.</text:p>
      <text:p text:style-name="P1">6. Da aber dieses Getöse geschehen, kam die Men e zusammen und wurde Verwirrt; de;in es i;örte sie Jeder in seiner Sprache re en.</text:p>
      <text:p text:style-name="P1">7. Es erstaunten aber Alle, verwunderten sich und sprachen zu einander: Siehe, sind nicht alle diese, die da reden, Galiklä»;rZsz « Je) . , .</text:p>
      <text:p text:style-name="P1">8. Und wie hören wir sie, Jeder in unserer Sprache, in der wir geboren sind:</text:p>
      <text:p text:style-name="P1">9. Pa-et er und Meder und Elamiter, und die inMe o otamien, in Judäa und Cappadocien, in Ei;ontus und Asien wo«-lziiten;« . c . , .</text:p>
      <text:p text:style-name="P1">10. in Phrygien und PamphZlien, in Ae3hpteii, und in den Gegenden ibhens um yrene, und die Fremdlinge von Rom, Juden und Judengenossen,</text:p>
      <text:p text:style-name="P1">11. Creter und Araber, hören wir <text:s/>in unsern Zungen reden von den grossen haten Gottes ?</text:p>
      <text:p text:style-name="P1">12. Sie e«fstaunten aber Alle und standen bei sich felb an und sprachen Einer zum Andern: Was soll doch das bedeuten.</text:p>
      <text:p text:style-name="P1">13. Andere aber Egotteten und sprachen: Siesindvoll süsseneines. i. Eos. it, ei te. II.</text:p>
      <text:p text:style-name="P1">14. Da trat Petrus aus mit den Eilsen und erhob»seine Stimme und <text:soft-page-break/>sprachlzu ihnen: Jhr«züdifchen Manner und ihr·A e, die ihr zu Jerusalem wohnet, das sei euch kund und horchet auf meine Worte! ·</text:p>
      <text:p text:style-name="P1">15. Denn mcht, wie ihr wähnet, sind diese trunken; denn es ist die dritte Stunde des Tages. «</text:p>
      <text:p text:style-name="P1">16. Sondern das ist, was durch den Propheten Joel gesprochen ist: J-ei2,28—32.</text:p>
      <text:p text:style-name="P1">17. »Und es wird geschehen in den letzten Tagen, spricht Gott, ich werde ansgiessen von meinem Geiste über alles Fleisch; und es werden weisfagen eure »Sohne und eure Töchter, und eure Jünglinge werden N <text:s text:c="3"/>132 Cato.</text:p>
      <text:p text:style-name="P1">2. W Die Getx·chichten F Cap.</text:p>
      <text:p text:style-name="P1">2.«s sichte sehen, nnd eure Aeltesten Träume I träumen.</text:p>
      <text:p text:style-name="P1">18. Ja anch über meine Kncchte nnd über meine Mägde werde ich in denselben Tagen von meinem Geiste ausgiesse:i, und sie werden weissagen. «</text:p>
      <text:p text:style-name="P1">19. Und ich will Wunder thun am Himmel oben und Zeichen auf der Erde unten, Blut und Feuer und Dampf dZs Efg;iuges. ne, .</text:p>
      <text:p text:style-name="P1">20. Die Sonne wird verwandelt werden in Finsterniss, und der Mond in Blut, ehe der SNELL T’år2TiTk2Fs3;ikZ’F2? «E’i??"’«s««’2FTL"’:ILT den;Jiamen des Herrn anriift, wird selig wer en.« Rein. io. is«</text:p>
      <text:p text:style-name="P1">22. Ihr israelitischen Männer, hi5ret diese Worte: Jesum, den Nazarener, einen Mann, von Gott bei euch erwiesen durch Fräcf)te Sind <text:s/>und s3eiche3, die »G»iift irr i nt a mi enuner en wiei r selbst wisset; C. io, as. Sigm. i,</text:p>
      <text:p text:style-name="P1">4.«</text:p>
      <text:p text:style-name="P1">23. diesen nach Gottes bcstimmtem Rathschlnsse undVorsehung dahingegeben, habet ihr· genommen und durch der "lng’erechten Hemde ans Kreuz geheftetCn:1dAge;o:):t;eztc.»</text:p>
      <text:p text:style-name="P1">24. Ihn hat Gott auferweIiIt«, indem er die Bande des Todes gelöset, wie es denn unmöglich war, das; er von demselben gehalten Würde. Luc. «,</text:p>
      <text:p text:style-name="P1">22.</text:p>
      <text:p text:style-name="P1">25. Denn David spricht von ihm: »J· sah den Herrn allezeit vor mir, denn eri zu meiner Rechten, dass ich nicht entwegt werde. Pf. is, S sc.</text:p>
      <text:p text:style-name="P1">26. Darum freute sich mein Herz, und meine Zunge frfolzlocste; ja and) mein leisch wird tu sen an o iiung-</text:p>
      <text:p text:style-name="P1">27. denn d1i»wirst mein; Seele nicht im Todtenrleiche Lassån, uns) nichst zugeben, dass dem Hei iger ie erwe ung e e. C.i3,35:c.</text:p>
      <text:p text:style-name="P1">28. Du thatest mir kund die Wege des Lebens; dtå wirst Fich erfüllen mit Freude bei deinem « n esi te.«</text:p>
      <text:p text:style-name="P1">29. Ihr Z)?änner und Brüder! ich darf wohl freimüthig zu euch reden von dem Stammvater David: Er ist gestorben und begraben worden, und sein Grab ist unter uns bis aus diesen Tag. i. Ki5n. 2, i0.</text:p>
      <text:p text:style-name="P1">30. Da er nun ein Prophet war und wusste, da ihm Gott mit einem Eide verheissen, da er aus der Frucht einer Lenden nagsadi;1si »FleisElser;T11fe3ls1riwt;irse erwecken un einen « uPs. i32, « il. Las. i, gis. R«ik«n.1,3.</text:p>
      <text:p text:style-name="P1"><text:soft-page-break/>31.hat er voraussehend geredet von der Auferstehung· Christi, dass seine Seele nicht im Todtenreii·he elafsen ward, noch sein Fleisch die Verwesung sah. -</text:p>
      <text:p text:style-name="P1">32. Diesen Jesus hat Gott auserweckt, dessen wir alle Zeugen find. C,i,</text:p>
      <text:p text:style-name="P1">8. Z, is.</text:p>
      <text:p text:style-name="P1">33. Nachdem er nun durch die Rechte Gottes erhöhet worden und die Verheissung des heiligen Geistes vom Vater empfan en,hat er» das ausgegossen, was ihr jetzt selset und horet. C. Z, Si. Joh. is, se. i4, es. Pf. es, is.</text:p>
      <text:p text:style-name="P1">34. Denn nicht David ist in die immel hinauf efahren, sondern er sagt selb t: »Der Herr Hing zu meinem errn: Sitze zu meiner Re ten, Pf. ii0, i.</text:p>
      <text:p text:style-name="P1">35. bis ich deine Feinde zum Schemel deiner Füsse mache.«</text:p>
      <text:p text:style-name="P1">36. So erkenne nun das ganze Haus Jsrael mit Gewissheit, dass Gott ihn zum Herrn und Christus gemacht hat, diesen Jesus, welchen ihr gekreuziget habet.Phii.2,ii.</text:p>
      <text:p text:style-name="P1">37. Als sie aber das hörten, ing ihnen ein Stich durch das Herz, und sie sprachen u Petrus und den übrigen Aposteln: Was sollen wir thun, ihr Männer und Brüder ? Hei-. i, is. Apg. is, so.</text:p>
      <text:p text:style-name="P1">38. Petrus aber sprach zu ihnen: That Busse, und lasse sich ein Jeder von euch taufen auf den Namen Jesu Christi zur Verzeihun» der Sünden; so werdet ihr die Gabe des heiligen Geistesempfangen. C.3,i9.io,is.</text:p>
      <text:p text:style-name="P1">39. Denn euch gilt die Verheif;ung undeuern Kindern und Allen, die ferne sind, so viele der Herr unser Gott herzurufen wird. J«:ei 2,</text:p>
      <text:p text:style-name="P1">28. J«-h. io, is.</text:p>
      <text:p text:style-name="P1">40. Und noch mit andern mehreren Worten bezeu te und ermahnte er, sprechend: . Lasset end? retten von diesem verkehrten Geschlechte! PhiI. :-, is.</text:p>
      <text:p text:style-name="P1">41. Die nun sein Wort mit Freuden annahmen, liessen sich taufen, und es wurden an jenem Tage bei dreitausend Seelen hinzugethan. Jes, 53, «. i2. lll.</text:p>
      <text:p text:style-name="P1">42. Sie verharreten aber in der Lehre der Apostel, und in der Gemeins3aft, und im Brechen des Brotes, und im C Its.</text:p>
      <text:p text:style-name="P1">43. Es kam-aber über alle Seelen Furcht, und viele Wunder und Zeichen geschahen durch die Apostel. C. 5, «. i2.</text:p>
      <text:p text:style-name="P1">44. Die Glänbigen alle aber waren bei-« sammen nnd hatten Alles gemein; C,4,322c,</text:p>
      <text:p text:style-name="P1">45. und die Güter und die Habe verkauften sieund vertheilten sie unter Alle, je nachdem Einer bedurfte.</text:p>
      <text:p text:style-name="P1">46. Und täglich verharreten sie einmüthig im Tempel und brachen in den Hänsern; <text:s text:c="3"/>Cap.</text:p>
      <text:p text:style-name="P1">2. Z. der heil. Apostel.</text:p>
      <text:p text:style-name="P1">Cap. II-» 133 das Brot und nahmen die Speise mit Frohlocken und in Einfalt des Herzens, C. S, es·</text:p>
      <text:p text:style-name="P1">47. lobten Gott und hatten Gunst bei dem ganzen V·olke.» Der Herr aber that täglich s olche, die -selig wurden, hinzu zu der Gemeinde. C. i,</text:p>
      <text:p text:style-name="P1">4.</text:p>
      <text:h text:style-name="Heading_20_2" text:outline-level="2"><text:soft-page-break/>Cap. I1l.</text:h>
      <text:p text:style-name="P1">1. Petrus heilt einen Lahmgeboknen, 1—« und 1l. hält eine Rede an das Volk. is -</text:p>
      <text:p text:style-name="P1">26. l». 1·. Petrus aber und Johannes gingen mit einander hinauf in den Tempel zur -Stunde des Gebetes, der neunten. C.i0, Z. Las. «, io.</text:p>
      <text:p text:style-name="P1">2. Und ein Mann, der lahm war von Mutterleibe, ward herbeigeti«agen, den sie täglich hinsetzten an die Thüre des Tempe s, die man die schöne nennt, um ein Almosen zu bitten von denen, die in den Tempel hin-eingiåilgen. C. it, Z sc.</text:p>
      <text:p text:style-name="P1">3. s derselbe den Petrus und Johannes sah, die in den Temgkl hineingehen wollten, bat er sie um ein lmosen. «</text:p>
      <text:p text:style-name="P1">4. Aber Petrus blickte ihn an sanimt Johannes und sprach: Siehe uns an!</text:p>
      <text:p text:style-name="P1">5. Er aber achtete auf sie, in der Erwartung, etwas von ihnen zu empfangen. S. Da sprach Petrus: Silber und Gold habe ich nicht· was ich aber habe, das gäbe ich dir: Im Namen Jefu Christi, des azareners, steh’ auf und wandle! Ma!th. to,</text:p>
      <text:p text:style-name="P1">9. Mart. 46, -l7ic. «7. Und er ergriff ihn bei der rechten Hand Und richtete ihn auf. Und alsoba d wurden seine Füsse und seine Knöchel fest,</text:p>
      <text:p text:style-name="P1">8. und er sprang auf und stand und wandelte; uiid er ging mit ihnen in den Tempel, indem er umher wandelte und sprang und Gott lol)ete J2s. 35, S. L:-c. 5, es. i7, is.</text:p>
      <text:p text:style-name="P1">9. Und es sah ihn alles Volk umherwandeln nnd Gott loben.</text:p>
      <text:p text:style-name="P1">10. Und sie erkannten ihn, dass er der war, der um das Almosen an der schönen Pforte des Tempels gesessen« 1md sie wurden mit Verwunderung und Erstaunen erfüllt über das, was ihm widerfahren war. Las. is,26.</text:p>
      <text:p text:style-name="P1">11. Da er sich aber zu Petrus und Joannes hielt, lief alles Volk zu ihnen zuammen in der sogenannten Halle Salomons, voll Erstaunen. Joh. to,</text:p>
      <text:p text:style-name="P1">23. lI.</text:p>
      <text:p text:style-name="P1">12. Als Jenas das sah, hob er an zu dem Volke: hr israelitischen Männer, was verwundert ihr euch darüber, oder was blicke: ihr auf uns, als hätten wir durch eigene Kraft oder Frömmigkeit gemaiht, dass dieser wandelt?</text:p>
      <text:p text:style-name="P1">13. Der Gott Abrahams und J aaks undJakobs, der Gott un erer Väter, at seinen Sohn Jesum verherrliiht, den ihr überliefert und verläugnet habet vor dem An esichte des Pilatus, da derselbe urtheilte, ihn« edig zu lassen. Lin. 2e,</text:p>
      <text:p text:style-name="P1">22. ge.</text:p>
      <text:p text:style-name="P1">14. Ihr aber habet den Heiligen und Gerechten verläu net und begehrt, dass euch ein Mörder geschenktwerde. Ma:ii7.27,20.2i.</text:p>
      <text:p text:style-name="P1">15. Den Fürsten des Lebens aber habet ihr getödtet, welchen Gott von den Todten auferweckt hat, dessen wir Zeugen sind. C. E«-, It. G,</text:p>
      <text:p text:style-name="P1">33. Lin. 24,</text:p>
      <text:p text:style-name="P1">48.</text:p>
      <text:p text:style-name="P1">16. Und wegen des Glaubens an seinen Namen hat diesen hier, den ihr sehet und kemiet, sein Name gestärkt, und der Glaube durch <text:soft-page-break/>ihn hat ihm diese volle Gesundheit gege en vor euch Allen. C. «i, i0— is.</text:p>
      <text:p text:style-name="P1">17. Und nun, ihr Brüder, weiss ich, dass ihr in Unwgenheit gehandelt habet, so wie auch euere bersten. . C·43,</text:p>
      <text:p text:style-name="P1">27. Luc.23, Z4. l. Cor. 2,</text:p>
      <text:p text:style-name="P1">8.</text:p>
      <text:p text:style-name="P1">18. Gott aber hat, was er durch den Mund aller seiner Propheten vorher verkündigte, dar? nämlich Christus leiden müsse, also erfü et. ins. 53, Z. Las. In, es sc.</text:p>
      <text:p text:style-name="P1">19. So thut nun Busse und bekehret euch, dass euere Sünden getilgt werden , damit Zeiten der Erquickung vom Angesichte des errn komme C as n .2, . H20. und er« den euch vorherbestimmten Jesum Christum sende; J2s. 57, is. is.</text:p>
      <text:p text:style-name="P1">21. welehen der Himmel aufnehmen muss bis auf die Zeiten der Wiederherstellun aller Dinge, wovon Gott geredet hat durch den Mund aller seiner hei igen Propheten, von der Welt an. C.i,«. i. Cok.i5,25.28.</text:p>
      <text:p text:style-name="P1">22. Denn Moses hat zu den Vätern gesprochen: ,,Einen Propheten wird euch der Herr euer Gott erwecken aus euern Brüdern, gleich mir; auf den sollet ihr hören in Allem, was er zu euch reden wird. 5-. Mos. is, 45:c. Heb, 3, Sie.</text:p>
      <text:p text:style-name="P1">23. Und es wird geschehen, jede Seele, welche nicht hören wird auf diesen Propheten, die wird vertilgt werden aus dem Volke«</text:p>
      <text:p text:style-name="P1">24. Ja auch alle Propheten, von Samuel an und den olgenden, so viel ihrer geredet haben, »die haben auch diese Tage vorher Verkündigt. Las. i. 70 sc. , , i</text:p>
      <text:p text:style-name="P1">25. Ihr seid die Söhne der Propheten und des Bundes, den Gott au;richtete mit unsern Vätern, da er zu Abra am sprach: »Und in deinem Samen werden gesegnet werden alle Geschlechter der Erde« i. Mos· 22, is. Röm. S, txt. 26· Euch zum ersten hat Gott, da er seinen <text:s text:c="3"/>13Q C-ap..3.</text:p>
      <text:p text:style-name="P1">4. . Die Geschichten .Cap.</text:p>
      <text:p text:style-name="P1">4. Sohn Iesumauferwec?ite,denselben gesandt, euchgii segnen, indem sich ein Jeder von seiner osheit bekehre. E. «:-», is. Many. to, S. </text:p>
      <text:p text:style-name="P1">Cap. IV. l. Petrus und Johannes vordem ji"idischen Rathe. 4—22. il. Gebet!-er ersten Christen. 23-—34. 1ll. Ihre brüder1iche Gemeinschaft. 32-—37l. I. Indem sie aber zum Volke redeten, traten zu ihnen die Priester und der Hauptmang des Tempegs uiEdfdie SagIi1lckcikrH</text:p>
      <text:p text:style-name="P1">2. ie es verdro , da ie das o ' e rten und in Jesu die Auferstehung von den Todten verkiindigten. C. 23, Z.</text:p>
      <text:p text:style-name="P1">3. Und sie legten Hand an sie und setzten E ins Gefängniss bis auf den morgenden es-23:7:«;g«»«; »Es« As;-Ins W» i . er on enen, i r gehört hatten, wurden gläubig. Und es ward die Zahl der Männer bei fiinftaus end. EEsg schh b sdC·s"s«i"iiX«g . e aaerau enogene a dassihkeOk;eksie« unvAk1keskemmd SchkiftL gelehrten sich zu Jerusalem versammelten;</text:p>
      <text:p text:style-name="P1">6. und Annas, der oberste Priåster, und Cajaxlhas und Johannes und lexander und lle, die aus hohenpriesterlichem Geschlechte waren. Jpi,··48, is. » · » 7S lf:nd sie stellt3i diesellE81 in Ihrs Mitte un agten je: us we er a t oder in welchem Namen habet <text:soft-page-break/>ihr Bisses gethan? aith.2i,</text:p>
      <text:p text:style-name="P1">23.</text:p>
      <text:p text:style-name="P1">8.· Da sprach Petrus, erfüllt mit heiligem Geiste, zu ihnen: Ihr Obersten des Volkes und Er Ae testen Israels! Las. i2, «. i2.</text:p>
      <text:p text:style-name="P1">9. enn wir heute verhört werden wegen der Wohlthat an einem kranken Menschen, durch wen ihm sei eholfen worden,</text:p>
      <text:p text:style-name="P1">10. so sei kund eng; Allen und dem ganzen Volke szJsrael, dass in dem Namen Jesu Chri(gi, des Nazareners, den ihr gekreuzigt, den ott auferweckt hat von den Todten, in demselben dieser gesund vor euch stehet. C. s, is. is. is, so.</text:p>
      <text:p text:style-name="P1">11. Dieser ist der Stein, der von euch, den Bauleuten, verschmähet worden, der zum Eckstem geworden ist. M«ikh.2i.42.Ps.«8,2»2.</text:p>
      <text:p text:style-name="P1">12. Und es ist in keinem Andern das Heil; denn es ist auch kein anderer Name unter dem Himmel den Menschen gegeben, in welchk3’ Eis7i’i«"JFI’3iT"?’;«’Ti’2;2-·2Fi;kTiTi;ks . e a r u Petrus und Johannes sahen und erfuhren, dass sie ungelehrte und gemeine Leute waren, verwunderten sie sich und erkannten dieselben, dass sie mit Jesu gewesen waren.</text:p>
      <text:p text:style-name="P1">14. Da sie aber den Menschen bei ihnen sFehen Tc;hg2i, der geheilt worden, konnten P . li5:i«?Oa hiegssi;ti1sieagieeIselben aus dem Rathe abtreten und berathschlagteu sich mit; einander »</text:p>
      <text:p text:style-name="P1">16. und sprachen: Was wollen wir diesen Menschen thun? Denn dass ein kundbares Zeichen durch sie gesche en ist, das ist Allen, die zu Jerusalem wo neu, offenbar, und «-Es <text:s/>«s -Weis»-Erz. <text:s text:c="5"/>175 Aber damit Hslkii’cht werEter verbEeitet wer e unter das o owo en wiri nen ernstlich drohen, dass sie hinfort von diesem« Namen mit keinem Menschen reden.</text:p>
      <text:p text:style-name="P1">18. Und sie liessen diese·ben rufen und geboten ihnen durchaus nicht mehr zu reden noch zu lehren auf den 9Zä1i;le;18LT3sn.·</text:p>
      <text:p text:style-name="P1">19. Petrus aber und JohSnne«s«amworteten ihnen und s rachen: b es recht sei vor Gott, euch mehr zu gehorchen als Gott, urtheilet selbst. C. 5,</text:p>
      <text:p text:style-name="P1">29. 2O. Denn es ist uiis unmöglich, was wir gesehen und gehört haben, ni«ch? </text:p>
      <text:p text:style-name="P1">21. Sie aber droheten ihnen »noch weiter und liessen sie »dann ledig,«weil sie nicht fanden, wie sie dieselben strafen konnten, weise D;s3::;e:;,3si« ei: s«xsssG«-« er a e en « .5. 2-Z.</text:p>
      <text:p text:style-name="P1">22. denn der Mensch war,übe·r vierzig Jahr alt, an welchem dieses Zeichen der Heilung geschehen war. l ss Il.</text:p>
      <text:p text:style-name="P1">23. Als sie aber ledig ge a en waren kamen sie zu den Ihrigen und verkündigteii Alles, was die Hohenpriester und die Aelte-« st;i zighnex gcsc;gt F)atteni) t h b . iea er, a iees isten er o en einmüthig ihre Stimme zu Gott und sprachc;1: Herr, zu bist der GåtRt, der des: me und die rdelind das eer un e" »was darin is? gemachet hat; « .i4,i5. i.Mos.4,4. Neh.9,6.</text:p>
      <text:p text:style-name="P1">25. der du d1irch den Mund Davids, deines Knechtes, gesprochen: »Warum tobeten die Heiden, und die Völker sannen auf vergeb iche Dgige? Pf. 2,(;.;. s</text:p>
      <text:p text:style-name="P1">26. Die önige der r e traten u ammen, und die Fürsten versammelten sich mit einander wider den Herrn und wider seinen « Gesalbten.« · « H</text:p>
      <text:p text:style-name="P1"><text:soft-page-break/>27. Denn es versanimelten sich in Wahrheit wider deinen elligen Sohn JeZ1msz, welchen du gesalbet ast, Herodes und dick» <text:s text:c="3"/>Cap."</text:p>
      <text:p text:style-name="P1">4. .-: des -heil. Appstäi. C-p. 5".’ ists« tius Pilatus mit den Heiden und demVolke FAUSTLas. es, is.</text:p>
      <text:p text:style-name="P1">28. zu thun, was deine Hand nnd dein Rath zuvor beschlossen hatte, dass es geschehen sollte. (r.2, es.</text:p>
      <text:p text:style-name="P1">29. Und nun, .tPerr, siehe an ihre Drohungen, und der eihe deinen Knechteii, mit aller Freiniüthigkeit dein Wort zu reden;</text:p>
      <text:p text:style-name="P1">30. indem du deine Hand ausstreckst zur Heilung, und Zeichen und Wunder geschehen durch den amen deines heiligen Sohnes Jesn. -31. Und als sie gebetet hatten, wurde der Ort erschüttert, an dem sie versammelt waten, nnd Alle wurden mit deni heiligen Geiste erfüllt und redeten das Wort Gottes mit F:-einn"ithigkeit. C. 2, -Z. is,</text:p>
      <text:p text:style-name="P1">52. lll.</text:p>
      <text:p text:style-name="P1">32. Die Men« e der Gläubigen aber war Ein Herz und Eine Seele;«und anch nicht Einer sagte, dass etwas von seinen Gütern ihm eigen wäre , sondern es war ihnen Alles gemeinsam. C.2,442c, J-k«i.i7,2i.22.</text:p>
      <text:p text:style-name="P1">33. Und mit grosser Kraft gaben die Apostel das Zeugnis; von der Auferstehung des Herrn Jesu; nnd grosse Gnade war auf ihnen Allen. (;,2,24.</text:p>
      <text:p text:style-name="P1">34. Denn auch kein Dtirftiger war unter ihnen ; denn die, welche Besitzer von Aeckern oder Häiisern waren, verkauften sie und brachten den Erlös des Verkau3ftenä Z · Ue. 4 , .</text:p>
      <text:p text:style-name="P1">35. und legten ihn zu den Füssen der Apostel; und mant eilte einem Jedenaus, je nachdem Einer bedurfte.</text:p>
      <text:p text:style-name="P1">2. C» 8, «.</text:p>
      <text:p text:style-name="P1">36. Und Joses , von den Aposteln zugenannt Barnabas, das ist verdollmetscht, Sohn des Trostes, ein Levit aus Cypern gebürtig, a»«,22.»</text:p>
      <text:p text:style-name="P1">37. da er einen Acker hatte, verkaufte er ihn und brachte das Geld und legte es zu den Füssen der Apostel. Ca"p. V. I. Ananias und Sapphira. 4—H.ll.Wi1iider der Apostel. H — «6. lll. Abermalige Gefangennihinuiig und Befreiung derselben. i7 -3s. IV. Ganialiels Rath.</text:p>
      <text:p text:style-name="P1">3.ik—42. l.</text:p>
      <text:p text:style-name="P1">1. Ein Mann aber, mit Namen Ananias, sammt Sapphira, seinem Weibe, verkaufte ein Gut,</text:p>
      <text:p text:style-name="P1">2. und entwendete von dem Erlbse, mit Wissen anch seines Weibes, uiid brachte einen Theil und legte ihn zu den Füssen der Apostel. C. Ei, IS. Z. Petrus aber sprach: Ananias, warum hat der Satan dem Herz erfüllet, den heiJ ligen Geist zu belügen und von dem Erlös des Gutes zu entwenden? » Luc.22, Z. Joh. Z, M-. «</text:p>
      <text:p text:style-name="P1">4. Konntest du es nicht als dein Eigenthum behalten? Und da du es verkauft, war es nicht in deiner Gewalt? Warum beschlossen du denn in deinem Herzen diese That? Du hast naht Menschen gelogen, sondern Gott. i. Tk,2ss. 4, s»</text:p>
      <text:p text:style-name="P1">5. Als aber Ananias diese Worte hörte, siel er nieder 1ind verschied. Und es kam grosse Furcht über Alle, die dieses hörten. S. Es standen aber die Jünger auf, rüsteten ihn zum BegriibniLse iind trugen ihn hinaus nnd begrubeni n. Z. M:-s.40,5.</text:p>
      <text:p text:style-name="P1"><text:soft-page-break/>7. Und es begab sieh, nach einer Weile von ungefähr drei Stunden, da kam sein Weib herein, nicht wissend, was geschehen War. ·</text:p>
      <text:p text:style-name="P1">8. Da hob Petrus zu ihr an: Sage mir, habet ihr das Gut so theuer verkauft? Sie sprach: Ja, so theuer. J-s. 7, is. i</text:p>
      <text:p text:style-name="P1">9. Petrus aber sprach zu ihr: Warum seid ihr Eins ewordeu, den Geist des Herrn zu versuchen? Siehe, die Füsse derer, die deinen Mann begruben, sind vor der Thüre und werden dich hinaustrageii.</text:p>
      <text:p text:style-name="P1">10. Und sie fiel alsbald «u seinen Füssen nieder und verschied; und als die Jünglinge hereinkamen, fanden sie dieselbe todt und trugen sie hinaus und egrubcu sie zu ihrem Manne.</text:p>
      <text:p text:style-name="P1">11. Und es kam grosse Furcht über die ganze Gemeinde und über Alle, die solches hörten. ll.</text:p>
      <text:p text:style-name="P1">12. Durch die HändederApostel aber geschahen viele Zeichen nnd Wunder unter dem Volke, und sie waren Alle emmüthig beisammen in der Halle Salomons. C.2, es. 4,30. :i,i4.</text:p>
      <text:p text:style-name="P1">13. Von den Uebrigen aber wagte Keiner sich zu ihnen zu gesellen; aber das Volk hielt sie hoch, ·</text:p>
      <text:p text:style-name="P1">14. und immer Mehrere wurden hinzuethan, die an den Herrn glaubten, eine 3jlienge Männer und Weiber, C» 4, H·</text:p>
      <text:p text:style-name="P1">15. so dass man die Kranken auf die Gasgn hinaustrug, und sie auf Betten nnd ahren legte, damit, wenn Petrus käme, auch n1ir sein Schatten einen derselben überschattete. C. i9,«. se. Joh. i4,i2.</text:p>
      <text:p text:style-name="P1">16. Es kam aber auch die Menge der umliegenden Städte gen Jerusalem zusammen-, 1ind brachten Kranke und von unreinen Geistern Geplagte, welche Hi?-iFen. <text:s text:c="3"/>lll.</text:p>
      <text:p text:style-name="P1">17. Es erhob sich aber der oberste Priester und Alle, die mit ihm waren, nämlich die Seite der Sadducaer und wurden voll Eifers, C. 4, i.3.</text:p>
      <text:p text:style-name="P1">6. I8. und le ten ihre Hände an die Apostel und setzten sie in öffentlichen Gewahrsam.</text:p>
      <text:p text:style-name="P1">19. Aber der Engel des Herrn bffnete in der Nacht die Thüren des Gesängnisses, führte sie heraus und sprach: C· i2,72k, 2(). Gehet hin und stellet eng und redet im Tempel zum Volk alle orte dieses Lebens. J-k).s, es. i7, Z.</text:p>
      <text:p text:style-name="P1">21. Als sie dieses hörten, gingen sie frühe in den Tem el und lehretcn. s kam aber der oberste iJTrieSstier, und die mit ihm waren, und riefen den ath und alle Aeltesten der Kinder Israel zusammen und sandten in das Gefängniss, dass man sie brächte.</text:p>
      <text:p text:style-name="P1">22. Als aber die Diener hinkamen, sanden sie dieselben nicht im Gefängnisse; da kehrten sie zurück nnd verkündeten es und sprachen: »</text:p>
      <text:p text:style-name="P1">23. Das Gefängniss zwar«fanden wir verschlossen mit aller Sicherheit, und die Wächter vor den Thüren gehen; als wir aber öffneten, fanden wir ?iemanden darin.</text:p>
      <text:p text:style-name="P1">24. Als aber der oberste Priester und der Hauptmann des Tempels und die Hohenpriester diese Worte hörten, standen sie ihrethalben an, was doch das werden wollte.</text:p>
      <text:p text:style-name="P1">25. Da kam Einer und oerkündigtei neu: Siehe, die Männer, welche ihr ins Ge ängnis3 gesetzt, die stehen im,Tempel und lehren das Volk. »</text:p>
      <text:p text:style-name="P1">26. Da ging der Hauptmann hin mit den Dienern und führte sie herbei, nicht mit Gewalt, denn sie fürchteten das Volk, dass sie <text:soft-page-break/>nicht gesteinigetwiirden. E. 4, 2i.</text:p>
      <text:p text:style-name="P1">27. Und sie brachten dieselben und stellten te vor den Rath, und der oberste Priester ragte sie, —</text:p>
      <text:p text:style-name="P1">28. und sprach: Haben wir euch nicht mit Ernst geboten, nicht zu lehren auf diesen Namen? und siehe, ihr habet Jerusalem erfüllt mit eurer Lehre und wollet das Blut dieses Menschen auf uns bringen. C. 4, is. M-tih.2-, es.</text:p>
      <text:p text:style-name="P1">29. Es antwortete aber Petrus und die Apostel und sprachen: Man muss Gott mehr gehorchen als den Menschen. C· 4,i9</text:p>
      <text:p text:style-name="P1">30. Der Gott unsrer Väter hat Jefum auferweckt, den ihr an das Holz gehängt und umgebracht habet. C» S, is sc. i0, se.</text:p>
      <text:p text:style-name="P1">31. Diesen hat Gott als einen Anführer und Heiland durch s eine Rechte erh öhct, um Israel Busse und Vergebung der Sünden zu verleihen. C.2,33.36. 13i3 Cap.</text:p>
      <text:p text:style-name="P1">5. Die Geschichiexk «</text:p>
      <text:p text:style-name="P1">Cap. 5». is. 3·2. Und wir sind feine Zeugen von diesen Dingen; und auch der heilige Geist, den Gott denen, die ihm gehorchen, gegeben hat.</text:p>
      <text:p text:style-name="P1">33. Sie aber, als sie solches h’orten, ergrimmten und rathfchlagten, sie zu Todten. C. ,54. IV.</text:p>
      <text:p text:style-name="P1">34. Es stand aber imNathe ein Pharisäer auf, mit Namen Gamalie , ein Gesetzlehrer, angesehen beim ganzen Volke, und befahl, die Apostel ein wenig abtreten zu lassen; C. 22, Z.</text:p>
      <text:p text:style-name="P1">35. und sprach dann zu ihnen: Ihr israe-' litischen Männer, sehet euch vor mit diesen Meufchen, was ihr t?1n wollet.</text:p>
      <text:p text:style-name="P1">36. Denn vor diesen agen stand Theudas auf, der fich für etwas Grosses ausgab, und dem eine Anzahl Männer, bei vierhunderten, an ing; der ward erschlagen, und Alle, diei m folgten, zerstreuten sich und wurden zu niihte. C. 2i, Eis.</text:p>
      <text:p text:style-name="P1">37. Nach diesem stand Judas, der Galiläer, auf, in den Tagkn der Schatzung nnd zog viel Volk zum bfall nach sich; und auch der kam um, und Alle, die ihm folgten, wurden zerstreuet. Lin. 2,</text:p>
      <text:p text:style-name="P1">2.</text:p>
      <text:p text:style-name="P1">38. Und jetzt sage ich euch: Stehet ab von diesen Menschen und lasset sie! Denn ist dieser Rath oder dieses Werk von Menschen, so wird es zerstört werden; M.:ith.i5, is.</text:p>
      <text:p text:style-name="P1">39. ist es aber von Gott,so verm·oget ihr es nicht zu zerstören. Dass ihr nicht etwa gar als solche erfunden werdet, die wider Gottstreiten! Sp:.2i,3o. Jes.s,io. A;-g.23,9.</text:p>
      <text:p text:style-name="P1">40. Und sie folgten ihm; und sie riefen die Apostel herbei und gaben 1hnenStreiche und verboten ihnen, von dem Namen Jesu zu reden, und liessen sie ledig. C. 4, i7. is.</text:p>
      <text:p text:style-name="P1">41. Diese aber gingen voll Freuden von demRathe hinweg, darum das; sie gewürdigt worden, für feinen Namen Schmach zu leiden. Maiih.5,1o—i2. euk.2i,i7. -i.Pkt.4, is;</text:p>
      <text:p text:style-name="P1">42. Und alle Tage, im Tempel und in den Häusern, hörten sie nicht aus zu lehren und das Evangelium von Jesu Christo zu predigen. Man. is, is.</text:p>
      <text:p text:style-name="P1">Cap. VI. »-</text:p>
      <text:p text:style-name="P1">1. Etwählung von sieben Almofenpfiegern. 4—7. il. Anklage der Juden wider Stevhanus. 8—i5. l.</text:p>
      <text:p text:style-name="P1">1. Aber in denselben Tagen, als die Jün er sich mehrten, entstand <text:soft-page-break/>ein Murren der Griechischen gegen die Hebräer, dass ihre Witwen bei der täglichen Hülfslecstung übersehen würden. C. -i,</text:p>
      <text:p text:style-name="P1">35. <text:s text:c="3"/>« Cato. «6; der heil.</text:p>
      <text:p text:style-name="P1">2. Da beriefen die Zwölse die Menge der Jünger zusammen und spraiZ?n: s ist nicht eziemend, dass wir das ortGottes Verlassen uiid Tischen dienen. C. A, IS.</text:p>
      <text:p text:style-name="P1">3. Darum, <text:s/>Brüder, sehet euch um nach sieben Mannern aiis euch, von utem «Zeugnisse, voll heiligen Geistes und 3Leisheit; die wollen wir zu diesem Bedürfnis; bestellen, i.Tim. Z, 82c. «</text:p>
      <text:p text:style-name="P1">4. wir aber wollen im Gebete und im Dienste des Wortes verharren. C.i,i4. -i.Tim.5,i7.</text:p>
      <text:p text:style-name="P1">5. Und«die Rede gefiel der ganzen Menge, und sie erwählten Stephanus, einen Mann voll Glaubens und heiligen Geistes, und Philippns und Prochorus und Nicanor und Tinion und Parmenas und Nicolaus, einen Judengenossen aus Antiochien. C. 8, is. ei, S.</text:p>
      <text:p text:style-name="P1">6. Diese stellten sie vor die Apostel, und sie beteten und legten ihnen die Hände Auf. C.i,23.8,i5.i7. i.Tim.4,i4.5,22.</text:p>
      <text:p text:style-name="P1">7. Und das Wort Gottes breitete sich aus , und die Zahl der Jünger mehrte sich zu Jerusalem sehr, und eine grosse Menge der Priester wurde dem Glauben gehorsam. C. «l2, M. Rom. t,</text:p>
      <text:p text:style-name="P1">5. ll.</text:p>
      <text:p text:style-name="P1">8. Stephanus aber, voll Glaubens uiid Kraft, ähaltkWunder und grosse Zeichen unter dem o e.</text:p>
      <text:p text:style-name="P1">9. Es standen aber Etliche aus der fixienannten Si)nagoge der Libertiner und tsrenäer und Alexandriner und derer Von Cilicien und Asien auf und stritten mit Stephanus. C. «,</text:p>
      <text:p text:style-name="P1">20. is, ei.</text:p>
      <text:p text:style-name="P1">10. Und sie verinochten nicht zu widerstehen der Weisheit und dem Geiste, womit er redete. Luc.2i,-is.</text:p>
      <text:p text:style-name="P1">11. Da stisteten sie Männer auf, die sagten: Wir haben ihn Lästerworte reden gehört wider Moses und Gott.</text:p>
      <text:p text:style-name="P1">12. Und sie bewegten das Volk und die Aeltesteii und die Schristgelehrten und traten hinziå,e rissen ihn fort und fiihrten ihn vor den at .</text:p>
      <text:p text:style-name="P1">13. Und sie stellten falsche Zeugen, die gigten: Dieser Mensch h’i3ret nicht auf, ästerworte zu reden wider diese heilige Stätte und das Gesetz. Matth.26,59. Apg.24,28.7,48ic. Jei:.26,«.</text:p>
      <text:p text:style-name="P1">14. Denn wir haben ihn sagen gehört: Dieser Jesus von Nazareth wird diese Stätte 3e3restöreii und dieGe ränche ändern, die uns oses tiberlieferthat. Muth -24,2 5, i7.</text:p>
      <text:p text:style-name="P1">15. Und da Alle, die im Rathe sassen, auf ihn blickten, sahen sie sein Angesicht wie das Angesicht eines Engels. Apostel. Cap.</text:p>
      <text:p text:style-name="P1">7. 137i</text:p>
      <text:h text:style-name="Heading_20_2" text:outline-level="2">Cap. Vii.</text:h>
      <text:p text:style-name="P1"><text:s/>» » l. Rede des Stephanm. 4«——l5s. il. Sein Tod",; Hi — so. <text:s/>I.</text:p>
      <text:p text:style-name="P1">1. Das rach der oberste Priester: Vers» hält geh <text:s/>alslh?Jh M »</text:p>
      <text:p text:style-name="P1">2. r a er ra : r änner Brüder: und Väter, hi:ret! Der Gott der Herrlichkeit erschien unserm Vater Abrahani, da er in Mesopotamien war, bevor er in Charran w??hnted sh;r·aZch« Fu ihm Gehe aus deinem . un : Lande und aus deiner Pe«rwandtschaft und <text:soft-page-break/>ziehe in das Land, das« ickll)nhsr«zleigIn«;vie4rdce.«·»</text:p>
      <text:p text:style-name="P1">4. Da ging er aus dem Lande der Ch«aldäet-« und wohnete»in Charran. Und von da, nach« dem Tode seines Vaters, siihrte er ihn herüber in dieses Land, welches ihr setzt be-, . n s wFh«iit·iå«;";Zi; ibid kein Einheit darinauch nkcht eineEFuss Breit, nnd k;)erhiesz <text:s/>dassel e zum« i ent uin «u ge en und ei-i nem Samen mais ihm, obt«i)ohl er kein Kind hatte. i. M-s. in,</text:p>
      <text:p text:style-name="P1">7. » S. Es redete· aber Gott also· : Sein Same wird Fremdling sein« in einem fremden Lande, und man wird ihn dienstbar machen «« M-kIigkIi-;k:k-Fig-.ki7iI;?:ik </text:p>
      <text:p text:style-name="P1">7. »Und das Volk, dem sie dienen werden, will ich richten , sprach Gott; «und darnach werden sie ausziehen und mir dienen an dieseJ Orte« b2.·Zios.g, i2.B d d B</text:p>
      <text:p text:style-name="P1">8. nder a im en un er eschneidung. lind also eugte er den Jsaak und h»es;h1l;itt ihi; Jiikicåt;n Tageifug) Jsaat. den Ja o un a o te zioö » kammväter.</text:p>
      <text:p text:style-name="P1">4.9iios. i7, i0 :c. 2i, 2 :c. as, es. 3s,22 ». 9: Und die Stainmväter.waren neidisch :««sI«si;pIr;::D.:::k«;;!ii21i;k-«i«;i?n;»»en« . o . . 1d. und errettete i n aus allen seinen Trül)salen und gab i in Gnade und Weisheit vor Pharao, dein ducke von Aeg2hpten;. uiid er setzte ihn· zum Fur ten aber eghpten und übsr <text:s/>g9ai;z4es37HausPs M A . o . . , re. . , .</text:p>
      <text:p text:style-name="P1">11. Es kam aber ein Hang? über das gaii e Land Aegypten und anaan und gr»os?eFrijbsal, und unsere Väter fanden eine peise. i.M s.4i, 54 . ·</text:p>
      <text:p text:style-name="P1">12. Als aber Jak«i)b hinter: dass Korn in Aegypten sei, sandte er unsere Väter aus das erste Mal. .M s.42,i . «</text:p>
      <text:p text:style-name="P1">13. Und im zweiten Male gäb sich Joseph seinen Brüdern zu erkennen, und es wurde dem Pharao das Geschljc’YILFo4s;phiT ks1;id. . o . , . . . <text:s text:c="2"/></text:p>
      <text:p text:style-name="P1">14. Da sandte Joseph hin und berief seinen Vater Iakob zu sieh und seine ganze Verwandtschaft von fünf und siebenzig Seelen. «. M-s. is, I sc. is, S-J.</text:p>
      <text:p text:style-name="P1">15. Da zog Jakob hinab nach Aegypten und starb, er und unsre Väter. «. M«-s. is, «. to, se.</text:p>
      <text:p text:style-name="P1">16. Und sie wurden heriibergebracht nach Sichem und in das Grab gelegt, das Abraham um Geld von den Söhnen Hemors, Sichems Vaters, gekauft hatte. i. Mos.5o, i3.23,1s.i7.</text:p>
      <text:p text:style-name="P1">17. Als aber die Zeit der Verheissung nahete, die Gott dem« brahan( gE,ichworen hatte, wuchs das Volk und mehrere sich in Aegypten,</text:p>
      <text:p text:style-name="P1">2. M-s. «, 72c. .</text:p>
      <text:p text:style-name="P1">18. bis dass ein anderer König aufstandder Joseph nicht kannte.</text:p>
      <text:p text:style-name="P1">19. Dieser handelte arglistig gegen unser Geschlecht und behandelte unsere Väter übel, so dass sie ihre Kinder aussetzen mussten, damit sie nicht beim Leben blieben. I. M-s. i, i0.</text:p>
      <text:p text:style-name="P1">22. S. Mos. es, S·</text:p>
      <text:p text:style-name="P1">20. In dieser Zeit ward Moses geboren, und er war schön vor Gott und ward drei Monate in seines Vaters Hause ernährt. D. Mos. L,</text:p>
      <text:p text:style-name="P1">2. Held. «, W.</text:p>
      <text:p text:style-name="P1">21. Als er aber ausgesetzt worden, hob ihn die Tochter Pharaos auf und erzog ihn sich selbst zum Sohne.</text:p>
      <text:p text:style-name="P1"><text:soft-page-break/>2.Mos. D, 5—i0.</text:p>
      <text:p text:style-name="P1">22. Und Moses ward in aller Weisheit der Aegypter unterrichtet und war mächtig in Worten Und Thaten.</text:p>
      <text:p text:style-name="P1">23. Als er aber vierzig Ja re alt ward, ftie der Gedanke in ihm auf, eine Brüder, die ZinderJsraels, zubesuchen.</text:p>
      <text:p text:style-name="P1">2.Mos. 2,« :c.</text:p>
      <text:p text:style-name="P1">24. Und da er Einen Unre9(ht leiden sah, stand er ihm bei und schaffte echt dem Unterdriickteu, indem er den Aegypter erschlug.</text:p>
      <text:p text:style-name="P1">25. Er meinte aber, seine Brüder würden es verstehen, dass Gott durch seine Hand ihnen Heil gebe; sie aber verstanden es nicht.</text:p>
      <text:p text:style-name="P1">26. Und am folgenden Tage kam er dazu, da sie mit einander haderten, und ermahnete fe zum Frieden, sprechend: Ihr Männer eid Brüder; warum thut ihr einander Unrecht?</text:p>
      <text:p text:style-name="P1">2.Mof. D, is «.</text:p>
      <text:p text:style-name="P1">27. Der aber, welcher seinem Nächsten Unrecht that, stiess ihn weg und sprach: Wer hat dich zum Obern und Richter über uns Wehr?</text:p>
      <text:p text:style-name="P1">28. illst du mich tödten, so wie du gestern den Aeghpter getödtet hast? «</text:p>
      <text:p text:style-name="P1">29. Da eutf oh Moses auf diese Rede und ward ein Fremdling im Lande Madian, wo er zwei Söhne zeugete. ,</text:p>
      <text:p text:style-name="P1">2. eures. S, is-«. -is, Z.</text:p>
      <text:p text:style-name="P1">4. t38</text:p>
      <text:p text:style-name="P1">Cap. 7-. Die Geschich"ten-if</text:p>
      <text:p text:style-name="P1">Cap. I-7-) 2å2s·-2HiF;I?«"i«3s ?ik««’k,TåVi"«’ , er u e r e n der i."Eel des Herrn in der FeuHrflamme eines usches.</text:p>
      <text:p text:style-name="P1">2. M«-s.3, Sie. -</text:p>
      <text:p text:style-name="P1">31. Da es Moses sah, verwunderte er er sich über ldas Besteht. Als er aber hinzu trat es «u etra ten erging die Stimme des«Herr9n an ihn: « '</text:p>
      <text:p text:style-name="P1">32. Ich bin der Gott deiner Väter, der Gott Abrahams und der Gott J·saaks und der E5)ot»tckLIakobsfckåVioses aber zitterte und wag eni ) an«u )aueu. Many.-2,7,32.</text:p>
      <text:p text:style-name="P1">33. Da sprakb der Herr zu ihm: Löse die Schuhe von deinen· Füssen; denn der Orts auf dem du stehst, ;stLlJ)ee·isl(ge? La»n»iF.5 » « . . , »F . , . Z-;-. J? hlc;be n;Iohl gefYen die Drangsal meines To es, as in e i)pten ist und habe ihr Seufzen gehört uFd bin heHabgesti»elgei·1, sie zu erretten. Und nun komm’, ich wi di?-nach?;ågyptensenden.</text:p>
      <text:p text:style-name="P1">2.Mk,s.3,72k,</text:p>
      <text:p text:style-name="P1">35. iesen oses, den ie derläu neten und sprachen: Wer hat dichszum Obergn und Richter gesetzt? diesen sandte Gott als Obern und Erlös« durch die Hand des Engels, der ihm erschien im Busche.</text:p>
      <text:p text:style-name="P1">2. M-is. Z, i9. 2o. Jes. as, 9—m.</text:p>
      <text:p text:style-name="P1">36. Dieser führte sie heraus, indem er Wunder und Zeichen that im Lande AeghpLeu u»iidånk’ rothen Meer und in der Wüste, ier i a re. B z Zins. 7, 40:c.44Ä?Zl es. Ps.i06, A ec-</text:p>
      <text:p text:style-name="P1">7. ie es ist der o es der zu den Kindern Israel sprach: Einst: Propheten wird euch der kenn, euer Gott, aus euern Brüdern erwe en, gleich mir; den sollet ihr vkeU.</text:p>
      <text:p text:style-name="P1">5. Mos. 48, -is Je.</text:p>
      <text:p text:style-name="P1">38. Dieser ist es, der in der Gemeinde in der Wüste war mit dem Engel, der zu ihm redete auf dem Berge Sina und mit unsern <text:soft-page-break/>jg3ateråi, derblebendige Ausfpruche empsi1:g,, ieun zuge en-</text:p>
      <text:p text:style-name="P1">2.Mos.i9,3.2(). 5,Mps.32, . f39. dem unsre, Väter nich? wosllt?n gehorsam sein, sondern ihn von ich tie en,un « sichmitihrenHerzennad)Aegi;pt;;elt;oc;1;d;en, . o . , .</text:p>
      <text:p text:style-name="P1">40. indem sie zu Aaron spraFhen: Mache Zins Cg·oFter,IBles vsorduns hEråz:Ehån st;Ix3e:; enn ieer oe , erun ; eg ·e land geführt hat, wir wissen nicht, was ihm widerfahren ist.</text:p>
      <text:p text:style-name="P1">2. M-f. Z, l4b:c. s W</text:p>
      <text:p text:style-name="P1">41. Und sie machten ein a in den e en Tagen und brachten dem Götzen ein Opfer und freuten sieh an den Werken igre;(H»5inde. z. , re.</text:p>
      <text:p text:style-name="P1">42. Da wandte Gott sich ab und gab sie dahin, dass sie dieneten dem Heere des <text:s text:c="3"/>Cap.</text:p>
      <text:p text:style-name="P1">7. «« i der heil. Himmels« wie geschrieben steht im Buche der Pro h«eten: ,,Habet ihr mir Brandopfer und Skh,lachtoger dargebracht die vierzig Jahre in der üste, Haus Israel? Röm. 4,24:c. 5ÅMog. g,2:e. Jer.7,22:c. m . . sc.</text:p>
      <text:p text:style-name="P1">43. Und ihr habet die Hütte des Mo"loch und das Gestirn en«-.rs Gottes Remphan umhergetragen, die Bilder, die ihr gemachet, sie anzubeten. Und ich werde euch hinwegführen über Babylon hinaus« i. Kön. «,</text:p>
      <text:p text:style-name="P1">7.</text:p>
      <text:p text:style-name="P1">2. K-in. 47, S ic-</text:p>
      <text:p text:style-name="P1">44. Die Hütte des Fu nisses war mit unsern Vätern in der iiHe, wie der, der zu Moses redete, befahl sie zu macheu nach dem Vorbilde, das er g;sehen hatte. « S. of. 25,9. to.-Je, so.</text:p>
      <text:p text:style-name="P1">45. Diese brachten auch unsre Väter, wie sie dieselbe empfan en, in das Land, mit Josua, bei der Besitznahme der Heiden, welche Gott vertrieb vor dem Angesicht unserer Väter, bis auf die Tage Davids; «Jos.3,«-ic.</text:p>
      <text:p text:style-name="P1">2.Mos.23,29:c.34,M.</text:p>
      <text:p text:style-name="P1">46. welcher Gnade fand vor Gott und bat, eine Wohnung zu finden für den Gott Jakobs. C.i3,22. i.S«m.4s,i2. Ps.432,5. U</text:p>
      <text:p text:style-name="P1">47. Salomon aber erbauete ihm ein Haus. « Köu. S. -</text:p>
      <text:p text:style-name="P1">48. Allein der Höchste wohnet nicht in Tempeln von Händen gemacht, wie der Prophet sagt:</text:p>
      <text:p text:style-name="P1">4. ask. s, 27:c.</text:p>
      <text:p text:style-name="P1">49. »Der Himmel ist mein Thron und die Erde der Schemel meiner Füsse. Was für ein Haus wollet ihr mir bauen? spricht der Kett, oder welches ist die Stätte meiner uhe? J2s.i;s,4.2. Jcr.23,24. M«tth.5,34.</text:p>
      <text:p text:style-name="P1">50. «at nicht meine Hand dieses Alles gema )et?« ·</text:p>
      <text:p text:style-name="P1">51. Ihr Hat-mäckigen· und 1·1nbeschnittenen an Herz und Ohren! ihr widerstrebet allezeit dem heiligen Geiste; wie eure Väter, so auch USE; s.Mos.9,24.io,4s. Jer.e,«0.9, es.</text:p>
      <text:p text:style-name="P1">52. elchen der Propheten haben eure Väter nicht versolget?»Und sie tödteten die, welche vorher ver iindigten von dem Kommen des Gerechten, dessen Verräther und Todtschläger ihr nun geworden seid;</text:p>
      <text:p text:style-name="P1">2.Ci;roki.:ie,i(5. Maiih.23,s-i.37.</text:p>
      <text:p text:style-name="P1">53. ihr, die ihr das Gesetz durch der Engel Dienst empfangen und es nicht beobachtet habet.</text:p>
      <text:p text:style-name="P1"><text:soft-page-break/>2.Mos.20. J«-ip.7,i9. Hei-.2,2. G«-«I.3,i9. II.</text:p>
      <text:p text:style-name="P1">54. Als·sie aber dieses hörten, ergr·immten <text:s/>in ihren Herzen und knirschten mit den Zahnen iiber»ihn. 5,33. »</text:p>
      <text:p text:style-name="P1">55. Er aber, voll des heiligen Geistes, blickte gen Himmel und sah die Herrlichkeit Gottes, und Jesum stehend zur Rechten Gottes, C.o, is. Many. 2s, se. Apostel:« Cato. 7»s S. 139;«-</text:p>
      <text:p text:style-name="P1">56. und sprach: Siehe, ich ehe den immel offen, und des Menschen Ssohn znr«Ziechten Gottes stehen. «. Spec. 3,22.</text:p>
      <text:p text:style-name="P1">57. Sie aber schrieen mit lauter Stimme, hielten ihre Ohren zu und stürmten ein«müthig auf ihn los, H;</text:p>
      <text:p text:style-name="P1">58. und stiessen ihn zur Stadt hinaus und steinigten ihn. Und die Zeit en legten» ihre Kleider nieder zu den Füssen eines Jünglings, mit Namen Saulus, » S. M:-s. -i7,</text:p>
      <text:p text:style-name="P1">7. Apg. 8, «. 22, so.</text:p>
      <text:p text:style-name="P1">59. und steinigten den Stephanus, welcher anrief und sprach: Herr Iesu, nimm meinest» Geist auf! Ps.3i,e. Luc·.23,46. . »</text:p>
      <text:p text:style-name="P1">60. Und nachdem er medergekniet, rief er mit lauter Stimme: Herr, rechne ihnen diese Sünde nicht zu!l Und nachdem er ie es e ro en ent ie er. d g spma«iih.ä,44.sFi-c.;3,s4. J-i,.8,5si.i</text:p>
      <text:h text:style-name="Heading_20_2" text:outline-level="2">Cap. VIII.</text:h>
      <text:p text:style-name="P1">l. Verfolgung der Christcngemeinde durch SaitluS. 4—3. ll. Philipvus zu Samaria. L-—8. 1ll. Simon, der Zauberin 9—25. IV. Der Kämmen: aus Mohrenland. IS-40. » I.</text:p>
      <text:p text:style-name="P1">1. Saulus aber hatte Wohlgesallen an. seinem·Tode. Und es kam an demselben «iifdT’;1T Z?;’Es«Fåkf"I«i1«?-"31ki«’;TsFiLTrZTT me , sich in die Gegenden von Judäa und Sasmaria, ausgenommen die Apostel. C.7,57.43,9. Maith.i0,23.</text:p>
      <text:p text:style-name="P1">2. Es begraben aber den Stephanus gottesfürchtige Männer und stellten eine grosse» Trauer an um ihn. i.Mos.50,i0. · -,</text:p>
      <text:p text:style-name="P1">3. Saulus aber wüthete gegen die Gemeinde, drang in die Häuser ein, schleppte Mi·inner und Weiber fort und überlieferte sie ins Gesangniss. C.9,1.43,2i. i.Cor.i5,9.II. -L. Die nun, so sich zerstreut hatten, ogen umher und predigten das Wort des iEvange·liums. C. «,</text:p>
      <text:p text:style-name="P1">49.» » » I</text:p>
      <text:p text:style-name="P1">5. Philippus aber tam·hmab in eine Stadt» Samaria’ s und verkundigte ihnen Cgrksti;m.;</text:p>
      <text:p text:style-name="P1">6. Und das·Polk achtete einmiithig aus« das, was Philippus sagte, da sie h"vrten»;. uYd·Bhen diesZeilchen, welcheszer thåt.·st . enn an vie en vouunreinen ei ern Besessenen fuhren diese aus mit·grossem Gesfchrei; es wurden aber auch viele »Schlag-z lüssiåe und Lahme geheilt. C. H, is. » «</text:p>
      <text:p text:style-name="P1">8. nd es ward eine grosse Freude M jener Stadt. ·» llI.</text:p>
      <text:p text:style-name="P1">9. Ein Mann aber mit Namen <text:s/>i mon trieb vorher in der Stadt Zauberei« <text:s text:c="3"/>140 Cap.</text:p>
      <text:p text:style-name="P1">8. «« Die Geschichten</text:p>
      <text:p text:style-name="P1">Cap. «8. und setzte das Volk von Samaria in Erstaunen, indem er sich für etwas Grosses ausgab. C. is, ei. «. .</text:p>
      <text:p text:style-name="P1">10. Auf ihn achteten Alle, vom Kleinen bis zum Grossen, und ss)rachen: Dieser ist die grosse Kraft Gottes.</text:p>
      <text:p text:style-name="P1"><text:soft-page-break/>11. Sie achteten aber aus ihn, weil ergie o lange Zeit durch feine Zaubereien in raunen gesetzt hatte.</text:p>
      <text:p text:style-name="P1">12. Als sie aber dem Philippus glaubten, der das Evangelium predigte vom Reiche Gottes und vom Namen Iesu Christi, liessen Männer und Weiber sich taufen.</text:p>
      <text:p text:style-name="P1">13. Aber Simon glaubte auch selbst und liess sich taufen und hielt sich stets u ?hilippus« und da er Zeichen und gros3e aten geschehen sah, erstaunte er. Joi,. Z, is.</text:p>
      <text:p text:style-name="P1">24.</text:p>
      <text:p text:style-name="P1">14. Als aber die Apostel Z; Jergalem hörten, dass Samaria das J ort ottes angenommen habe, sandten sie zu ihnen den Petrus und Johannes. »</text:p>
      <text:p text:style-name="P1">15. Diese kamen hinab und beteten sur sie, dass sie den heiligen Geist empfingen. ·</text:p>
      <text:p text:style-name="P1">16. Denn er war noch auf Keinen von ihnen gekommen, sondern sie waren nur getauft auf den Namen des Herrn Iesu.</text:p>
      <text:p text:style-name="P1">17. Da legten sie ihnen die Hände aus, sing si(åHiipfig1geä den heisig;n Geist. Ecke, J. 1 . sa er imon a , dass dar )die Auflögung der Hände der Apostel der heilige eist egeben ward, brachte er ihnen Geld und sagte:</text:p>
      <text:p text:style-name="P1">19. ·Gebet auch mir diese Macht, dass, wein ich die Hände auflege, der den heiligen Geist empfange.</text:p>
      <text:p text:style-name="P1">20. Petrus aber sprach zu ihm·: Dein Geld sei sammt dir verdammt, weil du gemeint hast, die Gabe Gottes durch Geld z?ZårkcEZfiinhasimici)tili-«emZh "l noch Gemein . r ei schast an diesem Worte, denn dein Herz ist ni2dgt c?i)frichtigthvorZHigtt. N«-h.d3,s20.d · . arum Ue u e von ie er einer Bosheit, und bitte Gott, ob dir die Tücke deines Herzens möge vergeben werden.</text:p>
      <text:p text:style-name="P1">23. enn ich sehe, dass du voll bitterer Galle und in Ungerechtigkeit verstrickt bist. S. M-s. 29, is. F-X. Ja gntwoät)ete Sg3ion undsssprccihch: etet i r ür mi zum errn da ni ts über mich komme von dem, wa«s ihr gesagt habet. 2». M-s. i0, i7. i. S-m. i2, is.</text:p>
      <text:p text:style-name="P1">25. Sie nun, nachdem sie das Wort des Herrn bezeuget und»gelehrt hatten, kehrten nach Jerusalem zuriick und predigten vielen Flecken der Samariter das Evangelium. IV.</text:p>
      <text:p text:style-name="P1">26. Der Engel des Herrn aber redete zu Philippus und sprach: Steh’ aus und gehe gegen «Mittag auf die Strasse,die hina führt von Jerusalem nach Gaza, die da wüste ist. 27· Und er stand auf und zog hin; und siehe, ein Aethiopier, ein Kcimmerer und Gewaltiger Candace’s, der Königin der Aethiopier, welcher über ihren ganzen Schatz« gesetzt war, der war gekommen, um zu Je-: rusalem aiizubeten, i. Köu«.»8, 4s.2 Z3ph.3,1o. -Hob i «</text:p>
      <text:p text:style-name="P1">28. nnd kehrte nun zurück, und sass auf seinem Wagen und las den Propheten Iealas.</text:p>
      <text:p text:style-name="P1">29. Da sprach der Geist zu Philippus: Gehe hinzu und halte dich zu diesem Wagen.</text:p>
      <text:p text:style-name="P1">30. Da lief Philippus hinzu und hörte ihn deiiFropheten Jesajas lesen, uiid er sprach: erstehest du auch, was du liesest?</text:p>
      <text:p text:style-name="P1">31. Er aber sprach: Wie sollte ich das können, wenn Niemand mich anleitet? Und er bat den Philipi,ius, dass er aufsteigen und sich zu ihm sehen möchte.</text:p>
      <text:p text:style-name="P1"><text:soft-page-break/>32. Die Stelle der Schrift aber, die er las, war diese: »Wie ein Schaf ward er zur Schlachtung geführt,und wie ein Lamm vor seinem Scherer stumm ist, so thut er seinen Mund nicht auf. Ics. 53,7. S. .</text:p>
      <text:p text:style-name="P1">33. Ja seiner Erniedrigung ist sein Gericht hinweg enommeii worden. Wer wird aber sein Geischlecht erzåihlen? Denn hinn)eggenommen wird sein Leben von der Erde.«</text:p>
      <text:p text:style-name="P1">34. Der Kämmerer aber hob zu Philippus an nnd sprach: Ich bitte dich, von wem sagt der Prophet solches? von sich selbst oder von einem Andern?</text:p>
      <text:p text:style-name="P1">35. Da that Philippus seinen Mund auf und hob an von dieser Schriftstelle und oerl"ündigte ihm das Evangelium von Jesu. « it. Cor. -l5, Z ic-</text:p>
      <text:p text:style-name="P1">36. Als sie aber die Strasse fortzogen, kamen sie zu einem Wasser, UND »der Kämmerer spricht: Siehe, hier ist Wasser! Was hindert, dass ich getauft werde? C. i0,</text:p>
      <text:p text:style-name="P1">47.</text:p>
      <text:p text:style-name="P1">37. Da sprach Philippus: Wenn du glaubest von ganzem Herzen, so maZes geschehen. Er antwortete und sprach: ch glaube, dass Jesus ChriMus der Sohn Gottes ist. are.-is, is. Mann. is, is.</text:p>
      <text:p text:style-name="P1">38. Und er hiess den Wagen stillhalten, und sie stiegen beide in das Wasser hinab, Philippus und der Kämmerer, und er taufte ihn. <text:s text:c="3"/>Cap·.</text:p>
      <text:p text:style-name="P1">8. 9s. der heil. Apostel.</text:p>
      <text:p text:style-name="P1">Cap. Z. 141</text:p>
      <text:p text:style-name="P1">39. Als sie aber aus dem Wasser heraufestiegen waren, entrückte der Geist des Herrn den Philippus, und der Kämmerer sah ihn nicht mehr, denn er zog seine Strasse reudi . i.Kii». is, «. « -</text:p>
      <text:p text:style-name="P1">40. g5hilippus aber ward zu Azot gefunden, und er zog umher und predigte das Evaägelium in allen Städten, bis er kam gen äsarea. C. 2i· S.</text:p>
      <text:p text:style-name="P1">9. « Eap. IX. l. Bekehrung des Saulus. 4—31. ll. Petrus heilt den Aeneai3, Z2 ——35, und lll. erweckt Tabiiha von den Todten. Z6-H-Z. I.</text:p>
      <text:p text:style-name="P1">1. Saulus aber schnaubte noch Drohung und Ti;dtschlag wider die Sänger des Herrn,und ging zum obersten Priester, C.8,s. B.2— : Apg. W, L-—40. M, 9—48.</text:p>
      <text:p text:style-name="P1">2. und begehrte von ihm Briefe nach Damascus aii die Versammlungen, damit er, wen er von der Lehre fände, Männer und Weiber, gebunden gen Jerusalem führte. Z. Indem er aberreisete, begab es sich, dass er der Stadt Damascus nahete, und plötzlich umstrahlte ihn ein Licht vom Himmel.</text:p>
      <text:p text:style-name="P1">4. Und da er zur Erde fiel, hörte er eine Stimme, die u ihm sprach: Saul, Saul, was verfolgeZ du mich»? Mc-ith.25, 4o. -is.</text:p>
      <text:p text:style-name="P1">5. Er sprach: Wer bist du, Herr? Der Herr fprach: Ich bin Jesus« den ·du verfolgest. Es wird dir schwer fein, wider den Sucher auszuschlagen. «. C-r. i5,</text:p>
      <text:p text:style-name="P1">8.</text:p>
      <text:p text:style-name="P1">6. Da sprach er mit Zittern un-d Schrecken: Herr, was willst du ,· dass ich thue? Und der Herr antwortete ihm: Steh’ auf und gehe hinein in die Stadt, und es wird dir gesagt werden,was duthunsollst. C ·2,</text:p>
      <text:p text:style-name="P1"><text:soft-page-break/>37.</text:p>
      <text:p text:style-name="P1">7. Die Männer aber, die mit ihm reiseten, standen bestürzt, indem siezwar die Stimme hörten, aber Niemand sahen.</text:p>
      <text:p text:style-name="P1">8. Da stand Saulus von der Erde auf, aber ob leich seine Augen geöffnet waren, sah er 8liiemand; da leiteten sie ihnnun an der Hand, und führten ihn hinein gen Damaseus.</text:p>
      <text:p text:style-name="P1">9. Und er konnte drei Tage lang nicht sehen und ass nicht und trank nicht. V. i0-is: A;-g. 22, i2—ii3.</text:p>
      <text:p text:style-name="P1">10. Es war aber ein Jiinger zu Damaseus, mit Namen Ananias, zu dieseni sprach der Hei-r»in einem Gesichte: Ananias! Er sprach: Hier bin ich, Herr!. ,</text:p>
      <text:p text:style-name="P1">11. Der Herr Brach zu ihm: Steh auf und gehe in die asse, die man die gerade nennt, und frage im Hause des Judas nach Einem Namens Saulusvon Tarsus. Denn siehe, er betet, C.i2i, as.</text:p>
      <text:p text:style-name="P1">12. und hatin einem Gesichte einen Mann gesehen, Namens Ananias, der herein»kam ;»11k,d ihm die Hand auflegte, dass er wieder e e. «</text:p>
      <text:p text:style-name="P1">13. Da antwortete Ananias: Herr, i(h habe von Vielen gehört von diesem Manne, wie viel Böses er deinen Heiligen in Jerusalem zugefügt.</text:p>
      <text:p text:style-name="P1">14. Und hier hat er Macht"von den Hohenpriestern, Alle, die deinen Namen anrufen, zu binden.</text:p>
      <text:p text:style-name="P1">15. Aber der Herr sprach zu ihm: Gehe hin, denn dieser ist mir ein auserwähltes Werkzeug, meinen Namen zu tragen vor Heiden und Könige und vor die Kinder Jsraels. C.43,</text:p>
      <text:p text:style-name="P1">2. 22, 2i. es, :-. 27,</text:p>
      <text:p text:style-name="P1">24. R-Im. i, is. i . Tini. 2,</text:p>
      <text:p text:style-name="P1">7.</text:p>
      <text:p text:style-name="P1">16. Denn ich werde ihm zei en, wie viel er für meinen Namen leiden oll. . C«2o,23.</text:p>
      <text:p text:style-name="P1">2. C-c. «, 23:c.</text:p>
      <text:p text:style-name="P1">2.Tim.3, «.</text:p>
      <text:p text:style-name="P1">17. Da ging Ananias hin und kam in das Haus, und er legte ihm die Hände auf und sprach: Bruder Saul, der Herr hat mich gesandt, Jesus, der dir erschienen aus der Strasse, die du her kamst, damit du wieder sehest und erfüllt werdest mit heiligen: Geiste. C. 8, ». l</text:p>
      <text:p text:style-name="P1">18. Und sogleich fielen von seinen Augen wie Schuppen, und er sah alsobald wieder nnd stand auf und lie sich taufen,</text:p>
      <text:p text:style-name="P1">19. und nahm SFei e und stärkte sich. Er war aber bei den üngern zu Damaseus etliche Tage.</text:p>
      <text:p text:style-name="P1">20. Und alsobald predigte er in den Versammlungen Jesum, dass dieser der Sohn Gottes ei . s .</text:p>
      <text:p text:style-name="P1">21. Es erstaunten aber Alle, die ihn hörten, und sprachen: Jst es nicht dieser, der zu Jerusalem die vertilgte, die diesen Namen anrufen, und der dazu hieher gekommen war, dass er dieselben gebunden zu den Hohenpriestern führte? Gar. i, -is.</text:p>
      <text:p text:style-name="P1">22. Saulus aber ward noch mehr gekräftigt, und verwirrte die Juden, die zu Damascus wohnten, indem er bewies, dass dieser der Christus sei. C. i8.28. J;-i,.-i,4.-z.</text:p>
      <text:p text:style-name="P1">23. Als aber viele Tage vergingen, rathschlagten die Juden mit einander, ihn zu tödten. C.23, is.</text:p>
      <text:p text:style-name="P1"><text:soft-page-break/>24. Es ward aber dem Saulus·ihr AnsJ)lag kund. Und sie bewachten die Thore »-Lag und Nacht, damit sie ihn tödteten. L. (-Tor.-I4,32:c.</text:p>
      <text:p text:style-name="P1">25. Da na menihn die Iünger »bei Nacht und liessen i n über die Mauer hinab in einem Korbe. , c <text:s text:c="3"/>142 « Cap.</text:p>
      <text:p text:style-name="P1">9. Die Geschichten Cap.</text:p>
      <text:p text:style-name="P1">9.</text:p>
      <text:p text:style-name="P1">10.</text:p>
      <text:p text:style-name="P1">26. Als aber Saulus nach Jerusalem gekommen war, versuchte er es sich zu den Jüngern u gesellen; aber Alle fürchteten ihn, weil sie nicht glaubten, dass er ein Jiinger sei. Gal. i, 48:c.</text:p>
      <text:p text:style-name="P1">27. Barnabas aber nahm ihn und führte ihn zu den Aposteln nnd erzählte ihnen, wie er auf dem Wege den Herrn gesehen, und dass derselbe u Ihm geredet, und wie er u Damascus sreimüth1g in dem Namen Jesu gelehrt habe. C. 4,</text:p>
      <text:p text:style-name="P1">36.</text:p>
      <text:p text:style-name="P1">28. Und er ging mit ihnen aus und ein zu Jerusalem, C. -22, i7 sc.</text:p>
      <text:p text:style-name="P1">29. und lehrte freimüthig in dem Namen des Herrn Jesu. Er redete auch und stritt mit den Griechischen; sie aber suchten ihn zu tödten.</text:p>
      <text:p text:style-name="P1">30. Da das die Brüder erfuhren, führten si·e ihn hinab gen Cäsarea und sandten ihn hinweg gen Darsus. C.«,25.</text:p>
      <text:p text:style-name="P1">31. Also hatten nun die Gemeinden durch anz Judäa und Galiläa und Samaria Frieden und wurden erbauet und wandelten in der Furcht des Herrn und wurden mit dem Troste des heiligen Geistes erfüllt. Jud. Do. Ich. i4, is. lI.</text:p>
      <text:p text:style-name="P1">32. Es begab sich aber, dass Petrus, als er überall umher zog, auch hinabkam zu den Heiligen, die zu Lhdda wolänh3el:.4</text:p>
      <text:p text:style-name="P1">33. Er fand aber daselbst einen E)Jiann, mit Namen Aeneas, der seit acht Jahren zu Bette lag, weil er vom Schlage getroffen war.</text:p>
      <text:p text:style-name="P1">34. Und Petrus sprach zu ihm: Aeneas! Jesus Christus macht dich gesund; fteh’ auf und mache dir selbst dein Bett! Und alsobald stand er auf. C.3,6. Matih.9, S.</text:p>
      <text:p text:style-name="P1">35. Und es sahen ihn Alle, die zu Lydda und Saron wohnten, und bekehrten sich zum Herrn. Jcs. 35,</text:p>
      <text:p text:style-name="P1">2. 11l.</text:p>
      <text:p text:style-name="P1">36. Zu Joppe aber war eine Jüngerin, mit Namen Tabitha , welches auf Griechisch Dorcas heisst; diese war voll guterWerke und Almosen, die sie übte. C.io,2.</text:p>
      <text:p text:style-name="P1">37. Und es begab sich in denselben Tagen, dass sie krank ward und starb; und sie wuschen sie und legten sie in ein Obergemach.</text:p>
      <text:p text:style-name="P1">38. Weil aber Ltdda nahe bei Joppe ist, und die Jüngers gehört hatten, dass Petrus daselbst sei, so sandten sie zwei Männer zu ihm und baten ihn, dass er nicht säumen möchte, zu ihnen 1i kommen. "39. Da stand is3etrus auf und gin mit ihnen. Und als er angekommen war, siihrten sie ihn in das Obergemach, und es traten zu ihm alle Witwen, weinten und zeigten ihm d(i; Röcke und Kleide? welche Dorcas ema t atte, da te no eii neu war. «!-OF; Da hikiess Petri1s Dicke hi1i)ausgehen und kniete nieder und betete; dann wandte er sich zu der· Leiche »und sprach: Tabitha, steh’ aus! Sie aber ofsnete ihre Augen und ab den <text:soft-page-break/>PetrE1lk1Ircmgd4i)etZe f4·7 is 2c «</text:p>
      <text:p text:style-name="P1">41. Und er rei tei r die and und ri tete sie aus. Und Ei riels die H?iligen und sie Witwen und stellte ge ihnen lebend dar.</text:p>
      <text:p text:style-name="P1">42. Und es ward nd durch ganz Joppe, und Viele glaubten an den He»rrn.«o « »43. Es geschah aber, dass erspmele«Tage in Ioppe lieb ei Simon, einem Gerber. »</text:p>
      <text:h text:style-name="Heading_20_2" text:outline-level="2">Cap. X.</text:h>
      <text:p text:style-name="P1">l. Die Bekehrung des Hauptnianns Cornelia« s — is l.</text:p>
      <text:p text:style-name="P1">1. Es war aber ein Mann zu Cäsarea, mit Namen Cornelius, ein Hauptmann der Rotte, die man die Jtalische nennt; Many. 8,</text:p>
      <text:p text:style-name="P1">5.</text:p>
      <text:p text:style-name="P1">2. fromm und gottesfürchtig sammt seinem Hause, der viele Almosen an dem Volke that und ohne Unterlass zu Gott betete. Pf. «2, SLuc. 7,</text:p>
      <text:p text:style-name="P1">5. Z. Der sah in einem Gesichte deutlich um die neunte Stunde des Tages einen ·Engel Gottes zu sich hereinkommen, der zu ihm Ebrach: Cornelius! Lin. 4, De.</text:p>
      <text:p text:style-name="P1">4. raber ah ihn an, erschrak und ssZach: Was ist es, err? Er sprach zuihm: eine Gebete und dein Almosen find zumGedächtnis; vor Gott aufgestiegen. Luc.-i,-12. M. Ps.44i,2.</text:p>
      <text:p text:style-name="P1">5. Und nun sende Männer gen Joppe und lass den Simon, der genannt wird Petrus, holen! Derselbe ist zur Herberge bei Simon, einem Gerber, dessen Haus am Meere liegt; der wird dir sagen, was du thun sollft. C. 9,</text:p>
      <text:p text:style-name="P1">43. «,44. » ,</text:p>
      <text:p text:style-name="P1">7. Als nun der Engel, der mit Cornelius geredet, hinwe gegangen war, rief er zwei seiner Hausknekiste und einen gottesfürchtigen K«riegsknecht von denen, die stets um ihn waren,</text:p>
      <text:p text:style-name="P1">8. und erzählte ihnen Alles und sandte sie gen Joppe. , ·</text:p>
      <text:p text:style-name="P1">9. Des Ig)lgenden Tages aber, als jene aus dem ege waren und der Stadt naheten, stieg Petrus» auf das Dach, zu beten, um die sechste Stunde. D«-« e.4o</text:p>
      <text:p text:style-name="P1">10. Da ward er hungrig und verlangte <text:s text:c="3"/>Cap.. "t0. der heil. zu essen. Indem man aber etwas zubereitete, kam über ihn eine EntzückungC.«, siege, -I7.</text:p>
      <text:p text:style-name="P1">11. Und er sieht den Himmel geöffnet, und zu sich herabkommen ein Gefäss wie ein grosses Tuch, an vier Enden gebunden und auf die Erde niedergelassen.</text:p>
      <text:p text:style-name="P1">12. Darin waren allerlei vierfüf;igeT-Biere der Erde und wilde und kricchende T iere und Vögel des Himmels. .</text:p>
      <text:p text:style-name="P1">13. Und es geschah eine Stimme u ihm: Steh’ aus, Petrus! schlaclte und is!</text:p>
      <text:p text:style-name="P1">14. Petrus aber sprach : Möcht doch, Herr! denn nie habe ich irgend etwas Gemeines oder Unreines gegessen. Z. M-)s. «,-«c.</text:p>
      <text:p text:style-name="P1">15. Und eine Stimme svrach wiederum zum andern Mal zu ihm: Was Gott gereiniget hat, das halte du nicht für gemein. March. ««-, «. Röm.44,44 20·</text:p>
      <text:p text:style-name="P1">4.Tim.4« H.</text:p>
      <text:p text:style-name="P1">16. Dieses geschah zum dritten Mal, und das Tuch ward wieder in den Himmel hinaufgenommen. .</text:p>
      <text:p text:style-name="P1"><text:soft-page-break/>17. Als aber Petrus bei sich selbst im Zweifel stand, was wohl das Gesicht bedeute, das er gesehen; siehe, da standen die Männer, die von Cornelius abgesandt waren und das Haus Simons erfragt hatten, im Vorhofe,</text:p>
      <text:p text:style-name="P1">18. und riefen und erkundigten sich, ob Simon, mit dem Zunamen Petrus, hier zur Herberge sei·</text:p>
      <text:p text:style-name="P1">19. Indem nun Petrus über das Gesi?ht nachdachte, sprach zu ihm der Geist: Siehe, drei Männer suchen dich. C.8,</text:p>
      <text:p text:style-name="P1">29.</text:p>
      <text:p text:style-name="P1">20. Darum steh’ auf, steige hinab, und ziehe mit i neu ohne Bedenken, denn ich habe sie ge andt. C.45,7.</text:p>
      <text:p text:style-name="P1">21. Da stieg Petrus hinab zu den Männern, die von Cornelius zu ihm gesandt waren, und fprach: Siehe, ich bin der, den ihr suc·he;. Was ist die Ursache, warum ihr hier seid. »</text:p>
      <text:p text:style-name="P1">22. Cornelius, der auptmann, ein rechtschafsener und gottes "rchtiger Mann, der ein utes Feugniss at von dem ganzen Voll; der uden, hat von einem heili en Engel den Befehl empfangen, dich in siin Haus holen zu assen und deine Reden zu oren. h23. Da rief er sie herein und beherbergte sie. Des folgenden Tages aber zog er mit ihnen, und etliche Brüder von Joppe gingen mit ihm. C. «, is.</text:p>
      <text:p text:style-name="P1">24. Und des andern Tages kamen ste nach Cäsarea. Cornelins aber wartete auf sie und hatte seine Verwandten und seine vertrauten» Freunde zusammen berufen. Apostel. .</text:p>
      <text:p text:style-name="P1">Cap. 10E.«s t43</text:p>
      <text:p text:style-name="P1">25. Als es. nun geschah, dass Petrus hineinkam, gin ihm Cornelius entgegen und fiel ihm zu Füssen und betete an. f</text:p>
      <text:p text:style-name="P1">26.Petrusaber richtetei naufund rach: Siehe auf! Auch ich bin Ein Mensch? C. », is. Off.49, to. 22,</text:p>
      <text:p text:style-name="P1">8.9;</text:p>
      <text:p text:style-name="P1">27. Und indem er sich mit ihm unterwdete, ging er hinein und fand Viele versammelt.</text:p>
      <text:p text:style-name="P1">28. Und sprach zu ihnen: Ihr wisset, wie es einem jüdischen Manne nicht erlaubt ist, mit einem Ausländer umzugehen, oder sich ihm zu nahen« aber mir hat Gott gezeigt, dass ich keinen Menschen gemein oder unrem nennen soll. C.-«,3. J-h.48, as.</text:p>
      <text:p text:style-name="P1">29. Darum bin ich auch ohne Widerrede gekommen, da ich hergerufen ward. Und nun frage ich, aus welcher Ursache ihr mich hieher gerufen habet.</text:p>
      <text:p text:style-name="P1">30. Und Cornelius sprach: Es sind jetzt vier Tage bis zu dieser Stunde, das ich fastete und um die neunte Stunde etete in meinem Hause. Und siehe, da stand ein Mann vor mir in glänzendem KlEiiZe,«</text:p>
      <text:p text:style-name="P1">31. und sprach: Cornelius! dein Gebet ist erhört, und deiner Almosen ist vor Gott gedacht worden.</text:p>
      <text:p text:style-name="P1">32. Darum sende nach Joppe und lass Simon, der genannt wird Petrus, holen; derselbe ist zur Herberge in Simons, eines Gerbers, Haus am Meere, der wird,wann er kommt, zu dir reden.</text:p>
      <text:p text:style-name="P1">33. Da sc2ickte ich zur Stunde zu dir, und du hast wo l gethan, dass du gekommen bist. Und nun sind wir Alle vor Gott zeige en, zu hören Alles, was dir von Gott aufgetragen ist.</text:p>
      <text:p text:style-name="P1">34. Da that Petrus seinen Mund auf 1;nd s(;årach: In Wahrheit erfahretich nun, otdie e onni tanie ass t · El;-.meos. «o«cki7.</text:p>
      <text:p text:style-name="P1"><text:soft-page-break/>4.sSkni. 46,7.</text:p>
      <text:p text:style-name="P1">35. sondern in allem Volk, wer ihn fiirchtet und Gerechtigkeit übet, der ist ihm angenehm. C.2,</text:p>
      <text:p text:style-name="P1">39. 45,9. Jks.5s, S.7.</text:p>
      <text:p text:style-name="P1">36. Das ist das Wort, welches er den Kindern Jsraels gesendet hat, da er Frieden verkiindigen liess durch Iesum Christum, dieser ist Alter Herr. E. 43,2e.4e. Jks. 52,</text:p>
      <text:p text:style-name="P1">7. Eph. L, 4·4:c. Phil.2, its,</text:p>
      <text:p text:style-name="P1">37. Jhr wisset die Sache, die geschehen 1st durch das ganze jiidische Land und»ans1ng in Galiläa, nach der Taufe, welche Johannes predigte; Manne, -t2:c. Markt, ne.</text:p>
      <text:p text:style-name="P1">38. von Jesus von Nazareth, wie ihn Gott gesalbet mit heiligen: Geiste nnd Kraft, der <text:s text:c="3"/>144 («-:-«p.</text:p>
      <text:p text:style-name="P1">10. «. Die Geschichieu Ein-. it. umherzlog, indem er Gutes that und heilete A e, die vom Teufel »nberwaltigt waren; denn Gott war mit ihm. C.2,22. Luni-,44.48. Manne, as. J«-i;.3,2.</text:p>
      <text:p text:style-name="P1">39. Und »wir sind Zeugen alles dessen, was er im xüdischen Lande und zu Jerusalem»gethan; und sie haben ihn an’s Holz gehangt und getodtet. C.i,8.·3,23. 3,i5. Luc.23,33. i.Pet.2,24.</text:p>
      <text:p text:style-name="P1">40. Diesen hat Gott auferweckt am dritten Tage und ihn lassen offenbar A;kvetFe;;, S T . , -</text:p>
      <text:p text:style-name="P1">41. nicht allem Volke, sondern den von Gott vorher verordneten Zeugen, uns, die wir mit i m gegefsen und getrunken haben nach seiner Aufer tehung von den Todten. C. i3,3i. J-)h.45,</text:p>
      <text:p text:style-name="P1">27. uc.24,43. Matth.2s.29.</text:p>
      <text:p text:style-name="P1">42. Und er hat uns geboten, dem Volke zu verkündigen und zu bZzeugen, dass er sei der von Gott bestimmte ichter der Lebendigen und der Todten. C, i7, Si. J·-k).5,</text:p>
      <text:p text:style-name="P1">22.</text:p>
      <text:p text:style-name="P1">43. Diesem geben alle Propheten Zeugnis; , dass durch seinen Namen Vergebung der Sündenlemlfofangen werde ein Jeder, der ani n an t. Ies,53,-IF. JHr.3t, Z4. Dan.9,«2-L. Röm. 3,2i te.</text:p>
      <text:p text:style-name="P1">44. Als Petrus diese Worte noch redete, fiel der heilige Geist auf Alle, die das Wort horten. C.«,i5. · » »</text:p>
      <text:p text:style-name="P1">45. Und es erstaunten die Glaubt en aus der Besöhneidung, so viel ihrer mitqJ,3etrus gekommen waren, dass die Gabe des heiligen Geistes auch über die Heiden ausgegossen worden. (;··2, -i7. F:-i, ·</text:p>
      <text:p text:style-name="P1">46. Denn sie horten dieselben in Zungen reden und Gott hoch prei en. C. :-, 4 19« S.</text:p>
      <text:p text:style-name="P1">47. Da Xb Petrus an: Ma auch Jemand das ass er verwehren, da? diese nicht getauft werden, die den heiligen Geist empfangen haben(:«5 YilieiiIi ni1ie3iiVm)«i? in) 28 -i9 . , . , . a . , .</text:p>
      <text:p text:style-name="P1">48. Und er befahl, dass sie getauft würden im Namen des Herrn. Da baten sie ihn, etliche Tage zu bleiben. ,</text:p>
      <text:h text:style-name="Heading_20_2" text:outline-level="2">Cap. XI.</text:h>
      <text:p text:style-name="P1">I. Berthcidigungsrede des Petrus wegen Aufnahme der Heiden. «t—-is. il. Die ersten Christen zu Antiochia. 19—26. In. Agc-i-us. 27—3o. I.</text:p>
      <text:p text:style-name="P1">1. Es hörten aber die Apostel und die Brüder, die im jüdischen <text:soft-page-break/>Lande waren, dass anch die Heiden das Wort Gottes angenommen hätten. C.i0,44:c. Ei-h.3,4 re.</text:p>
      <text:p text:style-name="P1">2. Und als Petrus gen Jerusalem hinaufkam, machten die von der Beschneidung ihm Vorwürfe und sprachen: » Z. Du bist zu Unbeschnittenen hineingegangen nnd hast mit ihnen geges«sCei;.0 W</text:p>
      <text:p text:style-name="P1">4. Da hob Petrus an nnd erzählte ihnen Alles der Reihe nach nnd sprach:</text:p>
      <text:p text:style-name="P1">5. Ich war in der Stadt Joppe und betete; da sah ich in der Entzückung ein Ges;cht, ein Gefäss herabkommen wie ein grosses «uch, an vier Enden hcrniedergelassen vom Himmel, und es kam bis zu mir. C.i0, 92e.</text:p>
      <text:p text:style-name="P1">6. Als ich nun in dasselbe blickte und es betrachtete, sah ich vierfüssi e Thiere der Erde und wilde T iere nnd ?riechende und Vögel des Himmels.</text:p>
      <text:p text:style-name="P1">7. Und ich hörte eine Stimme, die zu mir sprach; Steh’ auf, Petrus, schlachte und iss!</text:p>
      <text:p text:style-name="P1">8. ch sprach aber: Nicht doch, Herr, denn etwas Gemeines oder Unreines ist nie in meinen Mund gekommen.</text:p>
      <text:p text:style-name="P1">9. Aber eine Stimme antwortete mir zum zweiten Mal vom Himmel: Was Gott gereiniget hat, das halte du nicht für gemein!</text:p>
      <text:p text:style-name="P1">10. Dieses geschah zum dritten Mal; und Alles ward wieder hinausgezogen in den Himmel.</text:p>
      <text:p text:style-name="P1">11. Und siehe, zur Stunde standen drei Männer vor dem Hause,"worin ich war, die von Cäsarea zu mir gesendet waren. ·</text:p>
      <text:p text:style-name="P1">12. Und der Geist hiess mich mit ihnen ziehen ohne Bedenken. Es kamen aber auch diese sechs Brüder mit mir, und wir gingen hinein in das Haus des Mannes. C. 4o,23.</text:p>
      <text:p text:style-name="P1">13. Und er berichtete uns, wie er den Engel gesehen in seinem Hause stehen, der zu ihm sagte: Sende Männer gen Joppe und lassSimon, der genannt wird Petrus, holen« 14· der wird Worte zu dir reden, durch welche du wirst selig werden, du und dein ganzes Haus. C. 40, S. is, so. 3i. «</text:p>
      <text:p text:style-name="P1">15. Indem ich aber anfing zu reden, fiel der Heilige Geist auf sie, wie anch auf uns im nfange. C. so,</text:p>
      <text:p text:style-name="P1">44.</text:p>
      <text:p text:style-name="P1">16. Da gedachte ich an,das Wort des Freiern, wie er sagte: Johannes taufte mit ass er, ihr aber werdet mit heiligen! Geiste getauft werden. C. -i,</text:p>
      <text:p text:style-name="P1">5.</text:p>
      <text:p text:style-name="P1">17. So nun Gott ihnen die gleiche Gabe verlieh, wie auch uns, die an den Herrn Iesum Christum gläubig geworden sind, wer war ich denn, dass ich hätte Gott wehren können? C. io,</text:p>
      <text:p text:style-name="P1">47.</text:p>
      <text:p text:style-name="P1">18. Als sie dieses hörten, beruhiåten sie sich und priesen Gott, sprechend: o hat denn Gott auch den Heiden die Busse gegeben zum Leben. C. 5,3i. II.</text:p>
      <text:p text:style-name="P1">19. Diejenigen nun, die sich zerstreut <text:s text:c="3"/>Cap·11;12. der heil. Apostel» C-p.</text:p>
      <text:p text:style-name="P1">12.145 hatten vor der Verfolgung, welche des Stephanus wegen entstanden war, 2zogen bis nach Phönieien und Cypern und ntiochia, indem sie zu Niemandem das Wort redeten, als allein zu den Juden. C,8,1·4.</text:p>
      <text:p text:style-name="P1"><text:soft-page-break/>20. Es waren aber Etliche aus ihnen, Cyprier und Cyrenäer, die, als sie gen Antiochia kamen, zu den Griechen redeten und ihnen das Evangelium von dem Herrn Jesu predigten. C. 8,35.</text:p>
      <text:p text:style-name="P1">21. Und es war die Hand des Herrn mit ihnen, und eine rosse Zahl glaubte und bekehrte sich zum Herrn. C« 2, U. «</text:p>
      <text:p text:style-name="P1">22. Es kam aber das Gerücht von ihnen zu den Ohren der Gemeinde in Jerusalem, und sie sandten den Barnabas ab, dass er gen Antiochia hingehe. C. S, N.</text:p>
      <text:p text:style-name="P1">23. Und als er ankam und die Gnade Gottes sah, ward er erfreut und ermahnte Alle, mit festem Vorsatze des Herzens bei dem Herrn zu verharren. C.13,43.</text:p>
      <text:p text:style-name="P1">24. Denn er war ein trefflicher Mann und voll heiligen Geistes und Glaubens; und es ward viel Volk dem Herrn hinzugethan. C.s, s.</text:p>
      <text:p text:style-name="P1">25. Es zog aber Barnabas nach Tarsus, den Saulus aufzusuchen, und als er ihn gesunden, brachte er ihn gen Antiochia. 26 Und es be ab sich dass <text:s/>gbbTes · Jahr zusammeniamen in der Gemeinde und viel Volk lehrten, und dass zuerst in Antiochia die Iünger Christen genannt wurden. C. 26,</text:p>
      <text:p text:style-name="P1">28.« «. Pet. L.</text:p>
      <text:p text:style-name="P1">16. III.</text:p>
      <text:p text:style-name="P1">27. Jn denselben Tagen aber kamen Propheten von Jerusalem hinab gen Antiochca. C.43,4. Eph.4,«.</text:p>
      <text:p text:style-name="P1">28. Und es trat Einer aus ihnen auf, mit Namen A abus, und zeigte durch den Geist einen gross9en Hunger an, der über den ganzen Erdkreis kommen«werde; welcher auch entstand unter dem Kaiser Claudius. CI« ,« o.</text:p>
      <text:p text:style-name="P1">29. Da beschlossen die Jünger, je nachdem ein Jeder Vermögen hatte, zur Hülfsleistung u senden den Brüdern, die im jüdischen Bande wohnten. Nr«-"m. -is,</text:p>
      <text:p text:style-name="P1">25. its.</text:p>
      <text:p text:style-name="P1">30. Das thaten sie auch, und sandten es an die Aelte ten durch die Hand des Barnabas und Saulus. (;,42,25.</text:p>
      <text:h text:style-name="Heading_20_2" text:outline-level="2">Cap. XII.</text:h>
      <text:p text:style-name="P1">I. Hinrichtung des Jakobus. i,</text:p>
      <text:p text:style-name="P1">2. II. Gefangennehmung des Petrus und seine Errettung. 3—t9. Il1. -s)erodes Tod. 2()-25. I. I. Um dieselbe Zeit legte der König Herodes Hand an, um Etliche aus der Gememde zu verfolgen. C.4, Z. a»,24,42.</text:p>
      <text:p text:style-name="P1">2. Und er tödtete den Jakobus, den Bruder des Johannes, mit dem Schwerte. Matth. O, St. II. B. Und als er sah, dass es den Juden g;fiel, fuhr er fort und nahm auch den etrus gefangen. Es waren aber die Tage der ungesäuerten rote.) Mark. it, «. ·4. Und als er ihn ergriffen, legte er ihnm das GIEngnis3 und übergab ihn viermal vier iegskneehten klar Bewachung, Willens, ihn nach dem eberschritte vor das Volk zu führen.</text:p>
      <text:p text:style-name="P1">5. So ward Petrus nun in dem Gefängnisse verwahrt; es geschah aber inbrünstiges Gebet von der Gemeinde für ihn zu Gott Eph.s« l8ec. S. Als aber Herodes ihn vorführen wollte, schlief Petrus in derselben Nu? zwischen zwei Kriegsknechten, mit zwei etten <text:soft-page-break/>gebunden; und Wächter vor der Thüre verwahrten das Gefängniss.</text:p>
      <text:p text:style-name="P1">7. Und siehe, der Engel des Herrn stand da, und ein Ticht glän te in dem Gemache. Er schlu aber den ?sizetrus an die Seite und weckZie ihn und prach: Steh’ eilends auf! Und die Ketten fielen ihm ab von den Händen. C.5,</text:p>
      <text:p text:style-name="P1">49. 27, 2s.</text:p>
      <text:p text:style-name="P1">8.Und der Engel sprach zu ihm: Gürte dich und ziehe deine Schuhe an! Da that er also. Und er spricht zu ihm: Wirf deinen Mantel um und so ge mir! «</text:p>
      <text:p text:style-name="P1">9. Und er ging hinaus und olgte ihm, und wusste nicht, dass es Wa rheit war, was durch den Engel geschah, sondern er meinte ein Gesicht zu sehen. -</text:p>
      <text:p text:style-name="P1">10. Als sie aber durch die ersteund zweite Wache hindurehgeEangen waren, kamen sie E dem eisernen hore, welches nach der tadt führt, und dieses that sich ihnen von selbst aus. Und sie traten heraus und ingen eine Gasse vorwärts, und alsobald schied der Engel von ihm.</text:p>
      <text:p text:style-name="P1">11. Und Petrus kam zu sieh selbst und sprach: Nun weiss ich wahrhaftig, das; der Herr seinen Engel gesandt und mich errettet hat aus der Hand des .t?erodes, und von aller Erwartung des Vol es der Juden. Pf. se,</text:p>
      <text:p text:style-name="P1">8. 9t, -M. Dom. s.2«2. Her. i, it.</text:p>
      <text:p text:style-name="P1">12. Und als er sich besonnen, ging er um Haufe der Maria, der Mutter des J-·Kannes, mit dem ,Zunamen Manns, wo iele versammelt waren und beteten. C.«5,37.</text:p>
      <text:p text:style-name="P1">2.Tim.4, «. IS. Als aber et:-us an die Thüre des» Vorhofes anklop te, kam eine Magd herbei, Bescheid zu geben, mit Ngmen Rhode. · O <text:s text:c="3"/>I-W</text:p>
      <text:p text:style-name="P1">Cap. t12.i</text:p>
      <text:p text:style-name="P1">13. ·. Die-"«Geschichten « Cap.</text:p>
      <text:p text:style-name="P1">13.« »</text:p>
      <text:p text:style-name="P1">14. Und da sie die Stimme des Petrus « erkannte, that sie vor Freuden den Vorhof nicht auf, sondern lief hinein und verkündete, Petrus stehe vor dem Borhofe. ·</text:p>
      <text:p text:style-name="P1">15. Sie aber sprachen-zu ihr: Du bit nicht bei Sinnen. Aber sie bestand daran , es wäre also. Da sprachen sie: Es ist sein Engel. euer-z,</text:p>
      <text:p text:style-name="P1">37.»</text:p>
      <text:p text:style-name="P1">16. Petrus aber fuhr fort u klopfen; und als sie aufthaten, sahen sie ihn und erstaunten» · ·</text:p>
      <text:p text:style-name="P1">17. Er winkte ihnen aber ·mit der Hand, zu schu·)eigen, und erzählte ihnen, wie der Herr Ei aus dem Gefänkgnisf·e geführt habe. r sprach aber: Ver «ündiget dieses dem Jakobus nnd den Brüdern. Und er ging hinweg und zog an einen andern Ort. C. i5, is. Gut. -i, i9.</text:p>
      <text:p text:style-name="P1">18. Als es nun Tag geworden, war eine nicht geringe Beftürzun unter den Krie sknechten, was doch niit«]getrus eschehen sei.</text:p>
      <text:p text:style-name="P1">19. Herodes aber, als er ihnLiorderte und nicht fand, verhbrte die Hüter und hiess sie Zinfi"ihr-In. Und er ging aus dem jiidischen ande nach Cäsarea hinab und hielt sieh daselbst an . III.</text:p>
      <text:p text:style-name="P1">20. Er war aber erbittert gegen die von Thrus nnd Sidon. Da kamen <text:soft-page-break/>sie einmiitIg zu ihm und Fwannen den Blaftus, den ammerer des önigs, und baten um Frieden, weil ihr Land von dem des Königs sich eruährte. Ez.27, i7. i. Kein. is</text:p>
      <text:p text:style-name="P1">9. «.</text:p>
      <text:p text:style-name="P1">21. Aber an einem bestiinmten Tage zog Herodes ein königliches Kleid an nnd setz-te sich auf den Thron und hielt eineRede an sie.</text:p>
      <text:p text:style-name="P1">22. Das Volk aber rief ihm zu: Das ist eines Gottes Stimme nnd nicht eines Menschen.</text:p>
      <text:p text:style-name="P1">23. Alsobald aber fchlug ihn der Engel des Herrn, weil er Gott nicht die Ehre egebenhatte; und von Würmern gefressen gab er den Geist auf.</text:p>
      <text:p text:style-name="P1">2.Köu.i9,35. Ez.2s, L. D«m.5,20.</text:p>
      <text:p text:style-name="P1">2.Mc-kk.9,</text:p>
      <text:p text:style-name="P1">9.</text:p>
      <text:p text:style-name="P1">24. Das Wort Gottes aber wuchs und mehrete sich. C. i9 2o. Jcs.55, i-i.</text:p>
      <text:p text:style-name="P1">25. Barnabas aber und Saulus kehrten zurück von Jerusalem, nachdem sie die Hülfsleistung vollbracht hatten, und nahmen auch den Johannes, mit dem Zunamen MAtCUsM« sichC. «,</text:p>
      <text:p text:style-name="P1">29. so. -is, is. "</text:p>
      <text:h text:style-name="Heading_20_2" text:outline-level="2">Cap. XI1i.</text:h>
      <text:p text:style-name="P1">I. Erste Reise des Paulus unter die Heiden. -l-S. I1. Der Zauber« Elymas. S—-l2, 1ll. Rede des Paulus zu Antiochia in Pifidien. 43—«-is, 1V. Aufstand der Juden wider ihn und Barnabas. M-——52. I.</text:p>
      <text:p text:style-name="P1">1. Es waren aber zu«Antio(hia in der J· Gemeinde-daselbst etliche Propheten nnd Lehrer, nämlich Barnabas nnd Simeon, genannt Niger, und Lucius von Chrene und Manahen, der mit dem Bierfürsten Herodes auferzogen war, und Salilus. « C. H, DE; it.</text:p>
      <text:p text:style-name="P1">2. Als sie nun dem Herrn dienten und fasteten, sprach der heilige Geist: Sondert mir Barnabas und Saulus aus zu dem Werke, zu welcheni ich sie berufen habe. C. i4, 2s. Rom. i, i. 3· Da fasteien und beteten sie und legten ihnen die Hände auf und entlies;en sie. C.6,(z·</text:p>
      <text:p text:style-name="P1">4. Diese nun, ausgesandt vom heiligen Geiste, zogen hinab gen Seleucia und schifften von dannen nach Cypern.</text:p>
      <text:p text:style-name="P1">5. Und als sie nach Salamis gekoninien waren, verkiindigten sie das Wort Gottes in den Versammlungen der -Juden. Sie hatten aber auch den Johannes znån4JEi;1;er. II.</text:p>
      <text:p text:style-name="P1">6. Und als sie die ganze Insel bis nach Paphos durchzogen, fanden sie einen 1iidifchen Zauberei: und falschen Propheten, Namens Bar-Jesus, C, 8,</text:p>
      <text:p text:style-name="P1">9.</text:p>
      <text:p text:style-name="P1">7. welcher bei dem Statthalter Sergius Paulus war, einem verständigen Manne. Dieser berief den Barnab.is und Saulus und begehrte das Wort Gottes zu hören.</text:p>
      <text:p text:style-name="P1">8. Aber es widersetzte sich ihnen Elhmas, der Zauberer (denii so wird fein Name verdollmetschtg, und s achte den Statthalter von dem G an en abzuwenden.</text:p>
      <text:p text:style-name="P1">9. Saulus aber, der auch Panlus«heisst, erfüllt mit heiligem <text:soft-page-break/>Geiste, blickte ihn an und sprach: C« 9, -i7«</text:p>
      <text:p text:style-name="P1">10. O du, aller List und aller SFlkheit voll, Kind des Teufels, Feind aller erechtTigkeit, wirst du nicht aufhören, die geraden ege des Herrnzu verkehren? H. Mos. is, is.</text:p>
      <text:p text:style-name="P1">11. Und nun siehe, die Hand des Herrn kommt über dich, und du wirst blind sein und die Sonne nicht sehen eine Zeit lang. Alsobald aber fiel Dunkel und Finsternis; auf ihn, und er ging umher und suchte Handleiter. Pf. 32, i.</text:p>
      <text:p text:style-name="P1">12. Da nun der Statthalter sah, was geschehen war, ward er gläubig und erstaunte über die Lehre des Herrn. III.</text:p>
      <text:p text:style-name="P1">13. Paulus aber Und seine Gefährten fuhren von Paphos ab nnd kamen nach Perge in Painphylien ; Johannes aber trennte sich von ihnen und kehrte gen Jerusalem zurück. C. is, 37 te.</text:p>
      <text:p text:style-name="P1">14. Sie aber »zo en weiter you Perge und kamen genAntiocgia in Pifidien nnd g1UgM <text:s text:c="3"/>Eins.</text:p>
      <text:p text:style-name="P1">13.« der heil. in die Versammlung am Sabbathtag und setzten sich; . I5. Und nach BorlesunkBIes Gesetzes nnd« der Propheten liessen die bersten der Ver-« samn1lung ihnen sagen: Ihr Brüder, habet ihr ein Wort der Ermahnung an das Volk, so redet! C. is, ei.</text:p>
      <text:p text:style-name="P1">16. Da stand Paulus auf und winkte mit der Hand und sprach: Ihr israelitischen Männer, und die ihr Gott fürchtet, höret mir zu!</text:p>
      <text:p text:style-name="P1">17. Der Gott dieses Volkes Jsrael erwählte unsere Väter und erhöhete dasVolk, da sie Fremdling? waren in Aeghptenland, und mit hohem rme führte er sie hinaus aus demselben. C.</text:p>
      <text:p text:style-name="P1">7.,</text:p>
      <text:p text:style-name="P1">2. S. Mos. es, is. is.</text:p>
      <text:p text:style-name="P1">2.Mos.i2,37:c. Jss.63,i2. Ez.2o,s:"c. «18. Und er trug sie bei vierzig Jahren in der Wüste; i.Mps.i4,34</text:p>
      <text:p text:style-name="P1">5.Mos.i,3i.8,i5.ie. Ps.7s. Ha-.3,9. -</text:p>
      <text:p text:style-name="P1">19. und vertilgte sieben Völker im Lande Canaan und gab ihnen das Land derselben zum Erbtheil.</text:p>
      <text:p text:style-name="P1">5. Mos. 7, is. J-is. 2i, ii . it,</text:p>
      <text:p text:style-name="P1">2.</text:p>
      <text:p text:style-name="P1">20. Und nach diesem gab er ihnen bei vierhundert und fünf» ig Jahren Richter, bis auf Samuel, den å3ropheten. T « Nicht. 2, is er. «l. Sinn. Z,</text:p>
      <text:p text:style-name="P1">20. 21 Und von da an begehrten sie einen König, und Gott gab ihnen Saul, den Sohn Kis, einen Mann aus dem StammeBenjamin,»vierzig Jahrelang. i.Sam.8,5.9,i .2.i6.</text:p>
      <text:p text:style-name="P1">22. Und nachdem er denselben entsetzt, erweckte er ihnen den David zum Könige, dem er auch Zeugnis; gab, sprechend: »Ich habe David gefunden, den Sohn Jesse, einen Mann nach meinem Herzen, der allen meinen Willen thun wird.« . ,</text:p>
      <text:p text:style-name="P1">1. S«-n. is, i. is. i3, it. Pf. 89,2i.</text:p>
      <text:p text:style-name="P1">23. Aus dessen Samenhat nun Gott nach derVerheissung Israel zum Heiland Jesum erweckt; Rom. i. Z. Jis;-ii, i. Lin. i,</text:p>
      <text:p text:style-name="P1">27. ,</text:p>
      <text:p text:style-name="P1">24. nachdem Johannes vor dessen Auftritt die Taufe der Busse allem Volke Jsrael· gepredigt hatte. C. i9,</text:p>
      <text:p text:style-name="P1">4. . , » « :</text:p>
      <text:p text:style-name="P1">25. Als aber Johannes den Laus vollendete, sprach er: Wer meinet ihr, dass ich sei? Ich bin es nicht, sondern siehe, es kommt <text:soft-page-break/>Einer nach mir, dem ich nicht Werth bin, den Schuh seiner Füsse zu lösen. · Luc. Z, i5 re. Ioh. i, 20&amp;c.</text:p>
      <text:p text:style-name="P1">26. Ihr Männer und Brüder, Söhne des Geschlechtes Abrahams, und die unter euch Gott fürchten, an euch ist das Wort dieses Heils gesendet. « C. 3,25· io, se.</text:p>
      <text:p text:style-name="P1">27. Denn die zu Jerusalem wohnen und ihre Obersten haben diesen nicht erkannt, nnd anch die Stimmen der Propheten, die J Apostel. «3»Cap)</text:p>
      <text:p text:style-name="P1">13. t«4’7« an jedem Sabbath gelesen werden, durch ihr Urtheil erfüllet. C.3, i7. Ich. is, Z. Jes.29« «-I</text:p>
      <text:p text:style-name="P1">28. Und obgleich sie keine Schuld des Todes fanden , begehrten sie doch von Pilatus, dass er getödtet werde. Matth.27,</text:p>
      <text:p text:style-name="P1">20.22.23. «</text:p>
      <text:p text:style-name="P1">29.«Und nachdem sie Alles vollendet, was von ihm lgeschrieben steht, nahmen sie ihn vom Ho ze herab und legten ihn ineinGrab. Luc. is, 3i. March. 27, 59:c. « «</text:p>
      <text:p text:style-name="P1">30. Gott aber hat ihn auferweckt von den« Todten. C. S, is.</text:p>
      <text:p text:style-name="P1">31. Derselbe erschien mehrere Ta e hindurch denen, die mit ihm aus Galiläa en-« Jerusalem hinauf« ezogen waren , weahe nun seine Zeugen sind an das Volk. C-i,3. io, 4o.4i.</text:p>
      <text:p text:style-name="P1">32. Und wir verkündigen euch das Evangelium der an die Väter geschehenen Verheis;ung, dass Gott dieselbe uns, ihren Kindern, erfüllet hat, indem er Jesum auferw;gteW,Luc.2«Z,P. Pf l sch . . ie an im weiten a m e rieben steht: ,,Du bistzmein Sohn, he3te habe ich dich gezeu"get.« Ps»2, 7, -</text:p>
      <text:p text:style-name="P1">34. Dass er ihn aber von den Todten auserweckte, so dass er nicht mehr zurückkehren sollte zur Verwesung, hat er also aus esprochen: ,,«Jch will euch die dem David siclier verheis;ene Gnadegeben.« E.2,27. Je"s.55,3.</text:p>
      <text:p text:style-name="P1">35. Darum spricht er auch an einem andern Orte: »Du wirst nicht ugeben, dass dein Heiliger die Verwesung sehe« Pf. is, io.</text:p>
      <text:p text:style-name="P1">36. Denn David, nachdem er zu seiner Zeit dem Rathschlusse Gottes edienet, ist entschlafen und zu seinen Zittern ver-» sammelt worden»und hat die Verwesung gesehen. C. 2, A) re. « « -</text:p>
      <text:p text:style-name="P1">37. Der aber, den Gott auferweckte, hat die Verwesung nicht gesehen. »</text:p>
      <text:p text:style-name="P1">38. So sei euch nun kund, ihr Männer und Brüder, dass euch durch diesen Vergebung der Sünden verkündigt wird; C. 40,</text:p>
      <text:p text:style-name="P1">43. Luc. U-,</text:p>
      <text:p text:style-name="P1">47.</text:p>
      <text:p text:style-name="P1">39. und von Allem, wovon ihr nicht konntet in dem Gesetze Moses gerecht gesprochen werden,wird1n diesem ein Jeder, derglaubt,» gerecht gesprochen. N-Im. Z, 28,</text:p>
      <text:p text:style-name="P1">40. So sehst nun zu, dass ni t iiberseuchi komme, was gesagt ist in den Propheten: Jcs. W, -l-i-. Hab. i,</text:p>
      <text:p text:style-name="P1">5.</text:p>
      <text:p text:style-name="P1">41. ,,Sehet, ihr V erächter, und verwundert euch und werdet u nichte; denn ich thue ein Werk in eUCrnkageli, ein Werk, welches ihr nicht glauben werdet, wenn es euch Jemand er ’ let zah ·« »;</text:p>
      <text:p text:style-name="P1">42. Als sie aber aus der Versammlung gingen, baten sie, das; auf den na"chsteu <text:s text:c="3"/>predig’Zt werden.</text:p>
      <text:p text:style-name="P1">43. achdem aber die Versammlung auseinander gegangen war, folgten <text:soft-page-break/>viele der Juden und andachtigen Judengenossen dem Paulus und Barnabas nach,welche zu ihnen redeten nnd sie ermahnten, in der Gnade Gottes zu verharren. C.«, as. IV.</text:p>
      <text:p text:style-name="P1">44. Und am folgenden Sabbath verLiSmmelte sich fast die ganze Stadt, das ort Gottes zu hören.</text:p>
      <text:p text:style-name="P1">45. Als aber die Juden die Menge sahen, wurden sie mit Eifersucht erfüllt nnd widersprachen dem von Paulus Gesagten, widersprachen und lästerten. i. Thcss. 2, 14—46.</text:p>
      <text:p text:style-name="P1">46. Da sprachen Paulus und Barnabas freimiithig: Euch musste das Wort Gottes zuerst geprediget werden; da ihr es aber von euch stosset und euch selbst nicht würdig achtet des ewigen Lebens, siehe, so wenden wir uns zu den Heiden. C.3,2s.28,28. Matth.io,o.24, 4»·i·22,s—8.</text:p>
      <text:p text:style-name="P1">47. Denn· also hat uns der gen geboten: »Ich habe dich zum Lichte der eiden gesetzt, dass du zum Heil seiest bis an das Ende der Erde.« C. i, s. J-s. -so, s.</text:p>
      <text:p text:style-name="P1">48. Als die Heiden dieses hörten, wurden sie froh, und priesen das Wort des Herrn; und es glaubten, so viel ihrer verordnet waren Czum ewigen Leben. 9iöm. 8, :-9. so.</text:p>
      <text:p text:style-name="P1">49. s verbreitete sich aber das Wort des Herrn durch das ganze Land.</text:p>
      <text:p text:style-name="P1">50. Die Juden aber reizten die andächtiIn und angesehenen Weiber auf und die ornehmsten der Stadt, und erregten eine Verfolgung wider Paulus und Barnabas, und vertrieben sie aus ihren Grenzen. C i4,2. «7,5.</text:p>
      <text:p text:style-name="P1">51. Sie aber schüttelten den Staub von ihren Füssen über sie und kamen gen Jednium. C. is, o. Lo«catih. io, i4. »</text:p>
      <text:p text:style-name="P1">52." Die Jünåer aber wurden mit Freude und heiligem eiste erfüllet.</text:p>
      <text:h text:style-name="Heading_20_2" text:outline-level="2">Cap. XIV.</text:h>
      <text:p text:style-name="P1">l. Verrichtungen und Schicksale des Paulus und Batnabas zu Jconium, 4«-7; ll. zu Lystra, 8-20; I1l. ihre Rückkehr nach Antiochia. 21—28. l.</text:p>
      <text:p text:style-name="P1">1. Es geschah aber zu Jconium, dass sie mit einander in die Versammlung der Juden gingen und also redeten, dass eine grosse Menge von Juden und Griechen glcmbig wurden. C. «, So. 2i.</text:p>
      <text:p text:style-name="P1">2. Die ungläubigen Juden aber erregten und erbitterten die Gemiither der Heiden wider die Brüder. C.43,4s.so.</text:p>
      <text:p text:style-name="P1">3. Doch hatten sie lange Zeitihren AufentO 148 « Cc«p.-is.</text:p>
      <text:p text:style-name="P1">14. Die Geschichtm Es»-. i4. Sabbath ihnen diese Worte möchten gelt daselbst, und lehrten sreimijthi im errn, der Zeu niss ab dem Worte Einer nade und liess Zei3en und Wunder geschehen durch ihre Feinde. · are. M, ZU. Heb. I, L.</text:p>
      <text:p text:style-name="P1">4. Aber die Menge der Stadt theilte sich, und die Einen waren mit den Juden, die· Andern aber mit den· Aposteln.</text:p>
      <text:p text:style-name="P1">5. Als sich aber ein Sturm erhob von den·Heiden und Juden, sammt ihren Obersten, sie zu misshandeln und zu steinigen,</text:p>
      <text:p text:style-name="P1">2.Tiin.3, t().4 . G» und sie dessen inne wurden, entflohen sie in die St;idte Lycaoniens, Lhstra und Derbe, und in die umliegende Landsck;ast; Matih.io. Z.</text:p>
      <text:p text:style-name="P1"><text:soft-page-break/>7.« und daselbst predigten sie das Evangel1um. lI.</text:p>
      <text:p text:style-name="P1">8. Und zu Lhftra sass einMann, unvermögend an den Füssen, lahm von Mutterleib an, der niemals gewandelt hatte. C. 3,2 re.</text:p>
      <text:p text:style-name="P1">9. Dieser hörte Paulus reden, und als« derselbe ihn anblickte nnd sah , dass er Glauben hatte , es könne ihm geholfen werden, March 9,</text:p>
      <text:p text:style-name="P1">28.</text:p>
      <text:p text:style-name="P1">10. sprach er mit lauter Stimme: Stehe« auf deine Füsse aufrecht! Und er sprang ans und wandelte. C, Z, 8,</text:p>
      <text:p text:style-name="P1">11. Als aber das Volk sah, was Paulus gethan,erhobensieihreStimmeundsprachen auf Lycaonisch: Die Götter sind in Menschengeftalt zu uns herabgekommen. C· es, ci-</text:p>
      <text:p text:style-name="P1">12. Und THE nannten den Barnabas Jupiter, den aulus aber Mereur, darum weil. er das Wort führte. .</text:p>
      <text:p text:style-name="P1">13. Der Priester des Jupiter aber, dessen Tempel vor ihrer Stadt war, brachte Ochsen und Kränze an die Thore und wollte sammt dem Volke opfern.</text:p>
      <text:p text:style-name="P1">14. Als aber die Apostel, Barnabas und Paulus, das hörten, zerrissen sie ihre Kleider, sprangen heraus unter das Volk und schrieen und sprachen:</text:p>
      <text:p text:style-name="P1">15. Ihr Männer, warum thut ihr dieses? Auch wir sind Menschen , gleichen Anfechtungen wie ihr unterworgen, und predigen euch das Evangelium, da ihr euch von diesen eiteln Dingen bekehret Fu dem lebendigen Gott, der den Himme und die Erde gemacht hat, und das Meer, und Alles, was darin ist; C. io,2i;. i7,23.24. ei. Thess.i,9.</text:p>
      <text:p text:style-name="P1">16. der in den vergangenen Zlzeiten alle Heiden hat ihre Wege wandeln assen; " C. i7, so. oiöm. «, se.</text:p>
      <text:p text:style-name="P1">17. wiewohl er sieh selbst nicht unbezeuget liess, sondern Gutes that, indem er vom Himmel herab uns Regen gab und frucht <text:s text:c="2"/>Es;-.</text:p>
      <text:p text:style-name="P1">14.</text:p>
      <text:p text:style-name="P1">15. de: heil. Appstel;" Cap.s1"5. 149 share Zeiten, und mit Speise und Freude «.unsere Kerzen erfüllte. « Im. il, Nie. Jst. Z,-U. Matth. I, 4s. «"18. Und durch diese Reden konnten sie «daTVolk la um bernh1gen, dasssieihnennicht op erten. "</text:p>
      <text:p text:style-name="P1">19. Es kamen aber aus Antiochia und Jconium Juden an, die überredeten das «-Vol»lund steinigten den Paulus und schleppten ihn hinaus vor die Stadt, da sie meinten, -er wäre gestorben. C.4:z,</text:p>
      <text:p text:style-name="P1">44.s0.</text:p>
      <text:p text:style-name="P1">2.C«-r.-«,25.</text:p>
      <text:p text:style-name="P1">20. Als ihn aber die Jünger umringten, Hand er auf und ging hinein in die Stadt. « nd des folgenden Tages zog er mit Barnabas fort nach Derbe. lll·</text:p>
      <text:p text:style-name="P1">21. Und nachdem sie dieser Stadt das -Evangelium gepredigt· und Viele c?uJiingern gema t, kehrten sie wlederzuru gen Lhstra und Jcomum und Ant1ochia,</text:p>
      <text:p text:style-name="P1">22. stärkten die Seelen der Jünger und ermahnten sie, im Glauben zu verharren, nnd dass wir durch viele Triibsale eingehen nu"issen in das Reich Gottes. C.-13,4:-1.</text:p>
      <text:p text:style-name="P1">2.Tim.3,«2. Röm.8, 47; Ps.s4,20,</text:p>
      <text:p text:style-name="P1">23. Nachdem sie ihnen aber Aelteste erwählt hatten in jeder <text:soft-page-break/>Gemeinde, empsahlen -sie dieselben unter Gebet und Fasten dem Herrn, an welchen sie gläubig geworden. C.</text:p>
      <text:p text:style-name="P1">20.</text:p>
      <text:p text:style-name="P1">28. es, Z.</text:p>
      <text:p text:style-name="P1">24. Und sie durchzogen Pisidien und ka«men nach Pamphh ten. «</text:p>
      <text:p text:style-name="P1">25. Und nachdem sie u Perge das Wort gepredigthatten, ogenslehinab genAttalia.</text:p>
      <text:p text:style-name="P1">26. Und von da zschifften sie nach Antiochia, -von wo aus sie der Gnade Gottes waren —empLohlen worden zu dem Werke, das sie voll racht hatten. C. es, 4—3. es,</text:p>
      <text:p text:style-name="P1">40.</text:p>
      <text:p text:style-name="P1">27. Als sie aber dort angekommen waren und die Gemeinde versammelt hatten, erzählten sie, wie grosse Din e Gott mit ihnen gethan, und dass er den Beiden die Thüre des Glaubens geöffnet habe. C. I-I, le. ·28. Sie hatten aber naht geringe Zeit ihren Aufenthalt daselbst bei den Jüngern.</text:p>
      <text:h text:style-name="Heading_20_2" text:outline-level="2">Cap. XV.</text:h>
      <text:p text:style-name="P1">lAs-ostolische Versammlung zu Jerusalem wegen Beschneidung der Heiden·Christen. 4—24. ll. Schreiben derselben an die Christen zu Antiochia. 22—34. lll. Paulus und Barnabas trennen sich. 35-«. « l.</text:p>
      <text:p text:style-name="P1">1. Und Etliche kamen herab aus dem jüdischen Lande und lehrten die Brüder: Wenn ihr euch nicht nach dem Gebrau e Moses beschneiden lasset, okönnet ihr ni t selig werden. Gal.s,«c.</text:p>
      <text:p text:style-name="P1">2. Da sich nun Fu-jefpalt erhob, und Packlus und Barna as nicht geringen Streit mit ihnen hatten, verordneten sie, dass Paulus und Barnabas und etliche Andere aus ihnen zu»den Aposteln undAeltesten enJerusalem hinausziehen sollten, dieserEtreitfrage wegen. C, «, 30, «</text:p>
      <text:p text:style-name="P1">3. Diese nun, von der Gemeinde geleitet, durch?ogen Phbnicien und Samaria und erzäh ten die Bekehrung der ÅHeiden und machten grosse Freude allen r(EideZi;7 .4 , .</text:p>
      <text:p text:style-name="P1">4. Als sie aber gen Jerusalem gekommen, wurden sie von der Gemeinde und den Aposteln und den Aeltesten empfangen und oerkündigten, wie grosse Dinge Gott mit ihnen gethan habe.</text:p>
      <text:p text:style-name="P1">5. Es standen aber Etliche auf von der Sekte der Pharisäer, welche läubig geworden waren, und sprachen: gMan me; sie beschneiden und ihnen gebieten, das esetz Moses zu halten. C. 26, Z.</text:p>
      <text:p text:style-name="P1">6. Da kamen die Apostel und die Aeltesten zusammen, über diese Sache zu erkennen.</text:p>
      <text:p text:style-name="P1">7. Als sich nun viel Streit erhob, stand Petrus aus und sprach zu ihnen: Ihr Männer und Brüder, ihr wisset, dass Gott lan e vor diesen Tagen unter uns mich erwälzt hat, dass durch meinen Mund die Heiden das Wort des Evangeliums hören und glauben sollen. C. 40,</text:p>
      <text:p text:style-name="P1">20. Z4 :c.</text:p>
      <text:p text:style-name="P1">8. Und Gott, der Herzenskenner, ab ihnen Zeugniss, indem er ihnen den hqeiligen Geist ga , gleichwie auch uns. «</text:p>
      <text:p text:style-name="P1">9. Und er machte keinen Unterschied zwischen uns und ihnen, indem <text:soft-page-break/>er durch"den Glauben ihre Herzen reinigte. C. 40,</text:p>
      <text:p text:style-name="P1">45.</text:p>
      <text:p text:style-name="P1">47. Rom. -o,</text:p>
      <text:p text:style-name="P1">42.</text:p>
      <text:p text:style-name="P1">10. Warum versuchet ihr nun Gott, ein Joch ans den Nacken der Jünger zu legen, welches weder unsere Väter, noch wir tragen mochten? G«:1.3,</text:p>
      <text:p text:style-name="P1">40.24. Muth. 23,</text:p>
      <text:p text:style-name="P1">4.</text:p>
      <text:p text:style-name="P1">11. Sondern durch die Gnade des Herrn JeFu Christi glauben wir selig zu werden, an die Weise, wie auch jene. Röm. Z, 20 re. Eph. 2, il-—t0.«</text:p>
      <text:p text:style-name="P1">12. Es schwieg aber die anze Menge und hörte dem Barnabas und Paulus zu, welche erzählten, wie viele Zeichen und Wunder Gott unter den Heiden durch sie gethan.</text:p>
      <text:p text:style-name="P1">13. Nachdem sie aber eschwiegen, hob Iaeobus an und sprach: Ihr Männer Und Brüder, h’oret mich! E. as, is.</text:p>
      <text:p text:style-name="P1">14. Simon hat erzählt, wie es »Gott Zuerst gefallen habe, aus den Heiden ein Vo kanzunehmen für seinen Namen. <text:s text:c="3"/>150 C:-p. «15. Die Geischichteu Cap.</text:p>
      <text:p text:style-name="P1">15.</text:p>
      <text:p text:style-name="P1">16.««</text:p>
      <text:p text:style-name="P1">15. Und damit stimmen iiberein die Worte der Propheten, wie geschrieben steht: Am.9.«.. te.</text:p>
      <text:p text:style-name="P1">16. »Darnach will ich mich wieder urückwenden und wieder aufbauen die zerzfallene Hütte Davids, und das Zerstörte an ihr wgl ich wieder bauen und sie wieder aufr1 ten, ·</text:p>
      <text:p text:style-name="P1">17. auf dass die übrk1gen der Menschen den Herrn suchen, und a e Völker, über welche mein Name angkrufen worden, spricht der Herr, der dies; lles thut.« -</text:p>
      <text:p text:style-name="P1">18. Gott sind von Ewigkeit her alle seine Werke bekannt.</text:p>
      <text:p text:style-name="P1">19. Darum urtheile ich, man soll denen aus den Heiden, die sich zu Gott bekehren, keå1Be Bes;hwer·1;e ma(?c;n ;-b » f« f»ch . on ern : neu re: en, das; te I enthalten von den Befleckun en der Götzen und der Unzucht und dem Ersiickten und dem Blute. C.24,ge-. -s.Cok.«o,7.8.</text:p>
      <text:p text:style-name="P1">1.Ty2ss.!-,·s:c.</text:p>
      <text:p text:style-name="P1">3.Mos.47,«o—4(z.</text:p>
      <text:p text:style-name="P1">4.M2-,.9,4.</text:p>
      <text:p text:style-name="P1">21. Denn Moses hat von alter Zeit her in jeder Stadt solche, die ihn verkündigen, da er in den Versammlungen an jedem Sabbath oorgelesel1 wird. C. is, is. II.</text:p>
      <text:p text:style-name="P1">22. Da gefiel es den Aposteln und deli Aeltesten, sammt der gan en Gemeinde, Männer aus sich zu erwählen und mit Paulus und Barnabas gen Antiochia zu schicken, nämlich den Judas, mit dem Zunamen Barsabas, und den Silas, angesehene Männer unter den Brüdern.</text:p>
      <text:p text:style-name="P1">23. Und sie sandten dur3 ihre Hand folgfndes Schreiben: Die postel und die eltesten und die Brüder wünschen Heil den Brüdern zu Antioehia und in Shrien und in Cilicien, die ans den Heiden sind.</text:p>
      <text:p text:style-name="P1">24. Da wir gehört haben, das; Etliche, die von uns ausge angen, <text:soft-page-break/>durch Reden euch verwirrtund eure Seelen beunruhi thaben, indem sie sagten, man müsse sich beszchneiden lassen und das Gesetz halten , denen wir es nicht befohlen hatten; C. is,</text:p>
      <text:p text:style-name="P1">4. G-I. -i,</text:p>
      <text:p text:style-name="P1">7. 2, l·</text:p>
      <text:p text:style-name="P1">25. so hat uns, die wir einmüthig versammelt waren, gefallen, Männer auszuwählen und zu euch zu senden mit unsern Geliebten Barnabas und Paulus, .</text:p>
      <text:p text:style-name="P1">26. Männern, die ihr Leben hingegeben haben für den Namen unsers Herrn Jesu Christi. C. 44,</text:p>
      <text:p text:style-name="P1">49.</text:p>
      <text:p text:style-name="P1">27. Wir haben also den Judas und Silas gesandt, welche auch selbst euch mündlich eben dasselbe verkünd1gen sollen.</text:p>
      <text:p text:style-name="P1">28. Es hat nämlich dem heiligen Geiste und uns gefallen, euch keine weitere Veschwerde auszulegen, ausser diesen nothwendi en Stücken:</text:p>
      <text:p text:style-name="P1">29. Dass ihr euch enthaltet der G’otzenopfer und des Blutes und des Ersticktelt und der Unzåccht; wenn ihr vor diesen Dingen euch in cht nehmet, so werdet ihr wohl thun. Lebet wohl! « E-«.8. 2«M»s.34,-ists. . . Oss.2,</text:p>
      <text:p text:style-name="P1">44.2o.</text:p>
      <text:p text:style-name="P1">30. Nachdem nun diese entlassen worden, kamen sie gen Antiochia und versammelten die Menge und übergaben das Schreiben.</text:p>
      <text:p text:style-name="P1">31. Und da sie dasselbe gelesen, freuten sie sich des Trostes. . «</text:p>
      <text:p text:style-name="P1">32. Judas aber und Silas, die auch selbst Prophetenwaren,ermahntendieBrüdermit vieler Rede und stärktcn sie. C. «-,22. I</text:p>
      <text:p text:style-name="P1">33. Und nachdem sie eini e Zeit daselbst zugebracht hatten, wurden Este mit Frieden von den Brüdern zu den Aposteln entlassen.</text:p>
      <text:p text:style-name="P1">34. Es gesiel aber dem Silas, daselbst zu bleiben. . III.</text:p>
      <text:p text:style-name="P1">35. Paulus aber und Barnabas hielten sich zu Antiochia auf nnd lehrten und predigten mit noch vielen Andern das Wort des Herrn.</text:p>
      <text:p text:style-name="P1">36. Nach etlichen Ta en aber sprach Paulus zu Barnabas: Las uns wieder umkehren und unsere-Brüder in allen den Städten, in welchen wir das Wort des Herrn verkündigt haben, besuchen, wie es um sie stehe.</text:p>
      <text:p text:style-name="P1">37. Da rieth Barnabas, den Johannes, der genannt wird Mareus, mi«Funehrnen. C. «, es. -I. 4, -so. »</text:p>
      <text:p text:style-name="P1">38. Paulaus aber hielt«siir billig, den, der von ihnen gewichen aus Pampä)glien und nicht mit ihnen gezogen zu dem erke, diesen nicht mitzunehmen. C. is, is.</text:p>
      <text:p text:style-name="P1">39. Da entstand ein starker Eifer, so dass sie sich von einander trennten, und Barnabas den Marcus zu sich nahm nnd nach Cypern schiffte.</text:p>
      <text:p text:style-name="P1">2.Tim.4,«. "</text:p>
      <text:p text:style-name="P1">40. Paulus aber wählte den Silas und zog aus, von den Brüdern der Gnade Gottes empfohlen. C. «-, es. us,</text:p>
      <text:p text:style-name="P1">22.</text:p>
      <text:p text:style-name="P1">41. Er durchzog aber Shrien und Cilicien und stärkre die Gemeinden» C. it, ge.</text:p>
      <text:h text:style-name="Heading_20_2" text:outline-level="2"><text:soft-page-break/>Cap.i XVI.</text:h>
      <text:p text:style-name="P1">E I. Paulus nimmt den Timotheus mit sich. 4—8. It. Pauli Reise nach Macedonien. 9—4-Z« l1l. Be-. kehrung» der Lydia, -M, Hi; und W. des Kerkermeisiexs zu Philippi. 46—40. I.</text:p>
      <text:p text:style-name="P1">1. Er »kam aber nach Derbe und L·yH;a, und siehe, ein Jünger war daselbst, mit as men Timotheus, der Sohn eines jüdischen <text:s text:c="3"/>Cap.</text:p>
      <text:p text:style-name="P1">16. der heil. Weibes, die gläubig war, aber eines griechischen Vaters. C.49,-22. Röm.46,2sI.</text:p>
      <text:p text:style-name="P1">4.Tim. I,·2.</text:p>
      <text:p text:style-name="P1">2.Tim.«,5.3,45.</text:p>
      <text:p text:style-name="P1">2. Der hatte ein gutes Zeugnis; von den Brüdern zu Lt)straund Ieonium. «« ·Tk,,ss.3,2. B. Diesen wollte Paulus mit sich ziehen lassen. Und er nahm ihn und liess ihn beschnciden, der Juden wegen, die an jenen Orten waren, denn sie wussten Alle von seinem Vater, das; er ein Grieche wars l. Cor. 9, 49 :c. Gal, 2, Z. L. Indem sie aber die Städte durchzogen, übergaben sie ihnen zur Befolgung die Verordnungen, welche von den Aposteln und von den Aeltesten zu Jerusalem waren beschlossen worden. C. es, 23—30.. -</text:p>
      <text:p text:style-name="P1">5. Die Gemeinden nun wurden im Glauben gestärkt und mehrten sich an der Zahl täglich. C. «, De. 4, it. S. Als sie aber Phrygien und die Landschaft Galatien» durchzogen, ward ihnen vom heiligen Geiste gewehrt, das Wort in Asien zu predigen. E. is, es.</text:p>
      <text:p text:style-name="P1">7. Und fis: kamen gen Mysien und versuchten nach Bithhnien zu reisen; und der Geist liess es ihnen nicht zu.</text:p>
      <text:p text:style-name="P1">8. Da reiscten sie bei Mysien vorbei und kamen hinab gen Troas. , H.</text:p>
      <text:p text:style-name="P1">9. Und es erschien den1 Paulus in der Nacht ein Gesicht : Ein maced onischer Mann stand vorihm und bat ihn, sprechend: Komm« herüber nach Macedonien und hilf uns. C.18,9.9,-12.</text:p>
      <text:p text:style-name="P1">4.Tim. 2,</text:p>
      <text:p text:style-name="P1">4. -1(). Als er dieses Gesicht efehen hatte, suchten wir alsobald nach 9)’Faeedonien zu ziehen, da wir daraus schlossen, dass uns der Herr berufen habe, ihnen das Evangelium zu predigen. -</text:p>
      <text:p text:style-name="P1">11. Wir fuhren nun von Troas ab und kamen geraden Laufes gen Samothrace und des folgenden Tages gen Neapolis;</text:p>
      <text:p text:style-name="P1">12. und von da en Philippi, welches die erste Stadt des Zheiles von Macedonien ist, eine Pflanz-stadt. Wir hielten uns aber in dieser Stadt etliche Tage auf. «</text:p>
      <text:p text:style-name="P1">13. Und am Sabbathtage gin en wir hinaus vor die Stadt, an den FPuss, wo man das Gebet zu halten pflegte, und setzten uns und redeten zu den Weibern, die da zusammengekomnien waren. C. 47,</text:p>
      <text:p text:style-name="P1">4. te. 1lI.</text:p>
      <text:p text:style-name="P1">14. Und ein Weib, mit Namen Lydia, eine Purpurhändlerin aus der Stadt Thhatira, die Gott verehrte, hörte u: und der Herr that ihr Herz auf, dass sie Acht hatte auf das, was von Paulus geredet ward. C.·t3,46 t.Thess.2,I3. Luc.8,45.Apostels «Cap.</text:p>
      <text:p text:style-name="P1">16. tät» !</text:p>
      <text:p text:style-name="P1">15. Als sie aber getauft worden war sammt ihrem Hause, bat sie und sprach: Soi V» urtheilet, dass ich gläubig sei dem Herrn, o kommet in mein Haus und bleibet daselb . Und sie nöthigte uns. C. te, as. ad. lV.</text:p>
      <text:p text:style-name="P1"><text:soft-page-break/>16. Es begab sich aber, als wir zum Gebete gingen, dass uns eine Magd begegnete, die einen Wahrsa85ergeist hatte, und ihren Herren grossen ewinn verschasfte durch ahrsagen. -1. Sam. W,</text:p>
      <text:p text:style-name="P1">7. E</text:p>
      <text:p text:style-name="P1">17. Diese folgte dem Paulus und uns nach und schrie: Diese Männer sind Diener des höchsten Gottes, die uns den Weg des Heils verkündigen. -</text:p>
      <text:p text:style-name="P1">18. Und solches that sie viele Tage. Paulus aber, den dieses verdross, wandte fiel) um und sprach zu dem Geiste: Ich gebcete dir in dem Namen Jesu Christi, von ihr auszufahren! Und er fuhr aus zu derselben Stunde. Mc:kc.s1,</text:p>
      <text:p text:style-name="P1">34. -s,47. . »</text:p>
      <text:p text:style-name="P1">19. Als aber ihre Herren sahen, dass die Hoffnung ihres Gewinnes ausgegangen war, ergriffen sie den Paulus und den Silas und schleppten sie auf den Tl.)?arkt vor die Obersten, C. is, 4o.</text:p>
      <text:p text:style-name="P1">20. und führten sie den Hauptleuten zu und fprachen: Diese Männer, die Juden sind, verwirren unsere Stadt, C. -l7, 6 re. Am. 7,</text:p>
      <text:p text:style-name="P1">40.</text:p>
      <text:p text:style-name="P1">21. und verkündigen Gebräuche, welche uns nicht erlaubt ist anzunehmen, noch auszuüben, da wir Römer sind.</text:p>
      <text:p text:style-name="P1">22. Und das Volk stand zumal wider sie auf; und die Hauptleute rissen ihnen die Kleider ab und befahlen sie mit Ruthen »; z11 schlagen.</text:p>
      <text:p text:style-name="P1">2. C-k.«,F5.</text:p>
      <text:p text:style-name="P1">4.3;hess.2,2. ·</text:p>
      <text:p text:style-name="P1">23. Und nachdem sie ihnen viele Streiche gegeben, warfen sie diese ben ins Gefängniss und besahlen dem Kerkermeister, sie sicher zu verwahren.</text:p>
      <text:p text:style-name="P1">24. Dieser, als er solchen Befehl erhalten, warf sie in das innereGefängniss und schloss ihre Füsse in den Stock. C.t2,</text:p>
      <text:p text:style-name="P1">4.</text:p>
      <text:p text:style-name="P1">25. Um Mitternacht aber beteten Paulus und Silas und lobten Gott mit Gesang, und es hörten sie die Gefangenen. C. 5,-H.</text:p>
      <text:p text:style-name="P1">26. Plötz"lich aber entstand ein Moses Erdbeben, so dass die Grundfesten des efängniffes erschüttert wurden, und· alsobald öffneten sich alle Thüren, und die Bande Aller wurden los. C» s, ro. 42,</text:p>
      <text:p text:style-name="P1">7. -so.</text:p>
      <text:p text:style-name="P1">27. Da erwachte der Kerkermeister aus dem Schlafe,und als er die Thiirendes Gefängnifses geöffnet sah, zog er das ·Schwert und wollte sich tödten, weil er meinte, die . Gefangenen wären entflohen. Cz«-2, i9. <text:s text:c="3"/>152 Cap.</text:p>
      <text:p text:style-name="P1">16.</text:p>
      <text:p text:style-name="P1">17. Die Geschichten Cap.-</text:p>
      <text:p text:style-name="P1">17.</text:p>
      <text:p text:style-name="P1">28. Aber Paulus rief mit lauter Stimme und szi;rach: Thue dir kein Leid, denn wir sind lle hier! » ·</text:p>
      <text:p text:style-name="P1">29. Da forderte er ein Licht, sprang hinein und fiel zitternd vor Paulus und Silas nieder.</text:p>
      <text:p text:style-name="P1">30. Und er führte sie heraus und sprach: Ihr Herren, was muss ich thun, dass ich selig werde? C. 2, s7. 9, S.</text:p>
      <text:p text:style-name="P1"><text:soft-page-break/>31. Sie aber sprachen: Glaube an den Herrn Jesuni Christum, so wirst du und dein Haus selig werden. Mart. is, is. Joh. Z, IS.</text:p>
      <text:p text:style-name="P1">32. Und sie redeten zu ihm das Wort des Herrn, und zu Allen, die in seinem Hause waren.</text:p>
      <text:p text:style-name="P1">33. Und er nahm sie in derselben Stunde der Nacht zu sich und wusch sie von den Streichen, und wurde alsobald getauft, er und die Seinigen.</text:p>
      <text:p text:style-name="P1">34. Und er führte sie in sein Haus, setzte ihnen ein Mahl vor und srohlockte, dass er mit seinem ganzen Hause an Gott gläubig geworden. C.i8,</text:p>
      <text:p text:style-name="P1">8. J«-h. 4,</text:p>
      <text:p text:style-name="P1">53.</text:p>
      <text:p text:style-name="P1">35. Als esaberTa gewordenwar, sandten die .Hanptleute die zerichtsdiener und sagten: Lass jene Männer ledig!</text:p>
      <text:p text:style-name="P1">36. Da verkiindigte der Kerkermeister dem Paulus diese Worte: Die Hauptleute zien gesandt, dass man euch ledig lasse. o gehet nun heraus und ziehet in Frieden!</text:p>
      <text:p text:style-name="P1">37. Paulus aber sprach zu ihnen: Sie haben uns, die wir Römer sind, ösfentlich uiiverhört geschlagen und ins Gefängniss eworfen, und jetzt schicken sie uns heimlich Fort? Nicht also! sondern sie mögen selbst kommen, und uns her-ausführen. C. 22,25. es.</text:p>
      <text:p text:style-name="P1">38. Da verkiindigten die Gerichtsdiener diese Worte den Hauptleuten ; und sie fürchseten sich, als sie hörten, dass sie Römer eien;</text:p>
      <text:p text:style-name="P1">39. und sie kamen und redeten ihnen zu und führten sie heraus und baten sie, aus der Stadt zu ziehen. Many· 8, Si.</text:p>
      <text:p text:style-name="P1">40. Als sie aber aus dem Gefängi1isse Zerausgegangen waren, gingen sie zu der ydia; und als sie die Brüder sahen, ermahnten sie diese ben und zogen hinweg.</text:p>
      <text:h text:style-name="Heading_20_2" text:outline-level="2">Cap. Xvll.</text:h>
      <text:p text:style-name="P1">l, Paul szu Thessalonich, i—9; II. zu Beroe, 40·—45; <text:s/>zu Athen, 16—34. I.</text:p>
      <text:p text:style-name="P1">1. Nachdem sie nun durch Amphipolis und ApolIonia gereiset, kamen sie gen Thessalonich, wo eine Versammlung der Juden war. i.Thess.i,i. 2,i.</text:p>
      <text:p text:style-name="P1">2.</text:p>
      <text:p text:style-name="P1">2. Paulus aber ging nach seiner Gewohnheit Ei ihnen hinein und unterredete sich drei abbathe mitihnen aus den SCchris:en, .i8, .</text:p>
      <text:p text:style-name="P1">3. indem er sie eröffnete und darthat, das; Christus leiden und von den Todten auserstehen musste, und dass dieser sei der Christus, Jesus, welchen 1ch euch verkündige. Luc.24,27.45. Joh.4,</text:p>
      <text:p text:style-name="P1">2.</text:p>
      <text:p text:style-name="P1">4. Und Etliche aus ihnen liessen sich überzeugen und hielten sich zu Paulus und Silas, auch von den andächtigen Griechen eine grosse Menge, und der vornehmsten Weiber nicht wenige. C. is, ie·5o, «5. Aber die ungläubigen Juden wurden voll Neides und nahmen etliche boshafte Männer aus dem Pöbel zu sich, rotteten sich zusammen und inachten einen Aufruhr in der Stadt, und sie <text:soft-page-break/>drangen aufdas Haus Jasoiis ein und suchten dieselben, um sie vor das Volk zu führen. C, it,</text:p>
      <text:p text:style-name="P1">2.</text:p>
      <text:p text:style-name="P1">6. Als sie aber dieselben nicht Enden, schleppten sie den Jason und etliche rüder vor die Obersten der Stadt und schrieen: Diese, die den Erdkreis aufriihrei«isch gemacht haben, sind auch hieher gekommen. C. 46,20 de. Ri5ni. 46,2s.</text:p>
      <text:p text:style-name="P1">7. Die hat Jason aus enommen, und sie Alle handeln wider die Z3erordnuiigen des Kaisers, indem sie sagen, ein Anderer sei König, nämlich Jesus. L«c.23,</text:p>
      <text:p text:style-name="P1">2.</text:p>
      <text:p text:style-name="P1">8. Sie setzten aber das Volk und die·Oberstets der Stadt, die solches hörten, in Unru e.</text:p>
      <text:p text:style-name="P1">9. Und nachdem ihnen Jason und die Uebrigen Bürgschaft geleistet, liessen sie dieselben ledig. 1i. 1o. Die B:-are? aber schicken also-. bald in der Nacht den Paulus und den Silas gen Beroe, ivelche, als sie dort angekommen, in die Versammlung der Juden gingen.</text:p>
      <text:p text:style-name="P1">11. Diese aber waren edler, als »die zu Thessalonich, indem sie das Wort mit aller Bereitwilligkeit aufnahmen und täglich die Schriften erforschten, ob dieses sich also verhalte. Joh.5.39. Jes. se, is.</text:p>
      <text:p text:style-name="P1">12. Viele nun aus ihnen laubten, auch von den angesehenen griechischen Weibern und Männern nicht wenige.</text:p>
      <text:p text:style-name="P1">13. Als aber die Juden von Thessalomch erfuhren, dass auch zu Beroe das Wort Gottes von Paulus verkündigt ward,kamen sie auch dahin und bewegten das Volk. I.Thcss.2.45. -its.</text:p>
      <text:p text:style-name="P1">14. Alsobald aber sandten da die Brüder <text:s text:c="3"/>Cap.</text:p>
      <text:p text:style-name="P1">17. der heil. Apostel. Cap.</text:p>
      <text:p text:style-name="P1">17.</text:p>
      <text:p text:style-name="P1">18. 153 den Paulus fort, dass er ?gen das Meer km zie?eä) Silas aber nnd imotheus blieen da e st. C.4s,40. is,i.</text:p>
      <text:p text:style-name="P1">15. Die nun, welche den Paulus geleiteten, führten Nu bis gen Athen, und nachdem sie den uftrag an Silas und Timotheus empfan en, dass sie aufs bäldeste zu ihm kommen Pollten, zogen sie Er; h IIl.</text:p>
      <text:p text:style-name="P1">16. Da aber Paulus zu t eni rer wartete, ergrimmte fein Geist in ihm, da er die Stadt so voll Götzenbild-er sah.</text:p>
      <text:p text:style-name="P1">17. Darum hielt er Gcspräche m der Versammlung mit den Juden und den Andach uZåHTiåena;fadem å)Jiarkte mit e , e ren.</text:p>
      <text:p text:style-name="P1">18. Aber etliche der cpicuräischen uiid steiL«;;"c?kk?;iTlf,k?k32EIEsså;3 ’·;«i»«i"kE?,Tk’»k’;’»-«s"7 » : a ie er —Schwätzer «sa-gen ?» Andere aber: Er scheint ein Verkündiger fremder Götter zu sein; weil er ihnen das Evangelium von Jesu und der A1HerstFhungl verlmgdigte. 4·C«,k» 4, V·</text:p>
      <text:p text:style-name="P1">19. nd ie na)mcni n und führten ihn auf deif1 Freopagulschund ss;rachen:LK«önnFn wir er i ren, we es die e neue e re i t, d;e0vo2ng dir vorgetrageF Fvird? D h . enn du brin t renide inge vor unsere· Ohren; so wollen wir nun erfahren, to;k dZses2sleil;i mag.b ll A . ie t euer a er a eund die usländer, die sich dort aufhielten, beflissen sich seines an;)ernhDinges, als etwas Neues zu agen un u ·oren.</text:p>
      <text:p text:style-name="P1"><text:soft-page-break/>22. Da i«tand Paulus mitten auf dem Areopagus und sprach: Jhr Männer von sfeheck;it1;tAllem, dass ihr überaus at . 23-« Denn als ich» umherging und eure Fieiligth·ümer besteht: te, fand ich auch einen Altar, an welcheni B·«icl)»rieben stand: Dem unbekannten Gott» «enihr nun, ohne ihn zu kennend, verehret, dick? i)erkündLgå ich euch.</text:p>
      <text:p text:style-name="P1">24. ott der die e t und ,es, was darin ist, geinacht hat, dies-er, da er Herr des Himmels und der Erde ist, wohnet nicht in Tempeln von Häiiden(Fe«i,nc:i;I)t ; . , . , 8ic. 2f;. noch wird ihm von Menschenhänden gedienet, als ob er Jemandes bedürfe, da er selbst Allen Leben und Athem und Alles <text:s/>1jmd5oeT «·atJ«k«s« em Blute das . i an in ganze GeschleiP)t der Menschen gemacht, auf dem Erdboden zu wohnen, und hatvorher geordnete Zeiten und die Grenzen ihrer Wo nun9K bestimmt: i. es. i,</text:p>
      <text:p text:style-name="P1">27.—</text:p>
      <text:p text:style-name="P1">5. M-s.32,</text:p>
      <text:p text:style-name="P1">8. Ps.74, i7. E i</text:p>
      <text:p text:style-name="P1">27. Den Herrn zu suchen, ob sie ihn wo l spüren und mden möchten, da er doch ni t fern ist von unser einem Jeden;</text:p>
      <text:p text:style-name="P1">5. Mos.4, 29; Jer.23, M te. Rom. s, 19 it·</text:p>
      <text:p text:style-name="P1">28. denn in ihm leben, weben und sind wir. Wie auch etliche eurer Dichter esagt haben: Denn wir sind auch fein GescIle’cht. iob-l2,4 . «</text:p>
      <text:p text:style-name="P1">29. So wir nun Gottes GeFchlecht sind, so·dürfen wir nicht meinen, dass die Gottheit leich sei Gold oder Silber oder Stein, durch« Menschentnnst und Erfindung gebildet. J«k. 3,9. Jes. -o, is ». ei, 9 sc.</text:p>
      <text:p text:style-name="P1">30. Nuii hat Gott die Zeiten der Unwissenheit übersehen und Verkündigt jetzt allen Menschen allenthalben Busse zu thun; « C. ««, is. So, ei. :</text:p>
      <text:p text:style-name="P1">31. darum, dass er einen Tag gesetzt hat; an welchem er den Erdkreis richten wird mit Gerechtigkeit, durch einen Mann, den: er dazu bestimmt und Jedermann glaubwürdig dargethan hat, indem er ihn aus«-: erweckte von den Todten. . » C.io,-te. Vf.9,</text:p>
      <text:p text:style-name="P1">9. Joh.5</text:p>
      <text:p text:style-name="P1">27.</text:p>
      <text:p text:style-name="P1">2.(;o:. Z, so.</text:p>
      <text:p text:style-name="P1">32. Da sie aber von Auferstehung der Todten hörten, spotteten die Einen, die Andern aber sprachen: Wir wollen dich» darüber nochmals hören. C.24,25.</text:p>
      <text:p text:style-name="P1">33. Und so ging Paulus hinweg aus ihrer Mitte. —</text:p>
      <text:p text:style-name="P1">34. Etliche Männer aber hingen ihm an. und wurden gläubig, unter denen auch Dionysius, der Areopagite, war, und eins Weib, mit Namen Damaris, und-Andere mit ihnen. -,-H</text:p>
      <text:h text:style-name="Heading_20_2" text:outline-level="2">Cap. Xvlll.</text:h>
      <text:p text:style-name="P1">l. Paulus zu Corinth. 4——47. il. Seine Reise« nach Ephesus und -2lntiochien. i8—23. lil. ApolloiJ zu Ephesus, 24—28. L» l. I. Nach diesem aber schied PaulusvonAthen und kam gen Corinth. i.Cok.1,</text:p>
      <text:p text:style-name="P1">2.</text:p>
      <text:p text:style-name="P1"><text:soft-page-break/>2. Und da er daselbst einen Juden fand, mit Namen Aqui as, aus Pontus gebür-. tig, der iieulich aus Italien gekommen war; sammt Priscilla, semem Weibe, weil Claudius befohlen hatte, dass alle Juden MS Rom weichen sollten, ging er zu denselben, Röni.16, .</text:p>
      <text:p text:style-name="P1">4.Cor.«6, i9.</text:p>
      <text:p text:style-name="P1">3. und weil er von gleichem Pc»indwerie war, blieb er bei ihnen und ar eitete; sie waren nämlich Zeltmacher ihres Handwerks. C.2o, s-. i. Thess.2, g.</text:p>
      <text:p text:style-name="P1">4. Er hielt aber in der Versammlung jeden Sabbath Geiz-räche und überzeugte Juden und Griechen. C.i7,2.3. . <text:s text:c="3"/>is«-I</text:p>
      <text:p text:style-name="P1">Cap. 1’8.«-«"-"’ Die Geschichten Cap.</text:p>
      <text:p text:style-name="P1">18.</text:p>
      <text:p text:style-name="P1">19.</text:p>
      <text:p text:style-name="P1">5. Als aber Silas und Tin1otheus aus Maeedonien gekommen waren, ward Paulusbim Geistedeifri:g gedr;ingån, <text:s/>Juden e us er r us ei« zu Magen« ass i C.i7, ii.li5. 9,i)2. S. Als sie aber widerstrebten und lästerten, schüttelte er seine Kleider aus undspraeh uihnen: EuerBlutkommeiibereuer.Haupt! Ich bin rein; von nun an werde ich zu den Heiden ziehen. C. is, es. es. in. «</text:p>
      <text:p text:style-name="P1">7. Und er ging von dannen und kam in das Haus eines Mannes, mit Namen Justus, der Gott verehrte, dessen Haus zunächst der Versammlung war.</text:p>
      <text:p text:style-name="P1">8. Crispus aber, der Oberste der Versammlung, glaubte an den Herrn mit feinem ganzen Hause. Und viele der Corinther, die zuhörten, glaubten und liessen sich taufen. «. Eos. i, M.</text:p>
      <text:p text:style-name="P1">9. Aber der Herr ss)rach durch ein Gesicht in der Nacht zu Pan us: Fürchte dich nicht, sondern rede nnd schweige nicht. C.23,«. i.Cok.2,3:c. Jes.-«, to.</text:p>
      <text:p text:style-name="P1">10. Denn ich bin mit dir, und Niemand wird dich angreifen, dir Uebles u thun; denn ich habe viel Volk in dieser F-tadt. Irr. I, 47 ic.</text:p>
      <text:p text:style-name="P1">11. Und er verweilte ein Jahr und sechs Monate daselbst und lehrete unter ihnen das Wort Gottes. C.43,5,</text:p>
      <text:p text:style-name="P1">12. Als aber Gallion Statthalter von Achaja war, standen die Juden einmiithig wider Paulus ans und führten ihn vor den Richterstuhl und sprachen:</text:p>
      <text:p text:style-name="P1">2.Cok.4, i.</text:p>
      <text:p text:style-name="P1">13. Dem Gesetze zuwider überredet dieser die Leute Gott zu verehren. C, S, is.</text:p>
      <text:p text:style-name="P1">14. Als aber Paulus den Mund bsfnen wollte, sprach Gallion zu den Juden: Wenn es eine Ungerechtigkeit, oder ein arger Frevel wäre, ihr Juden, so würde ich euch billig anhören. C.25, ».</text:p>
      <text:p text:style-name="P1">15. Wenn es aber eine Streitfrage ist über eine Lehre und über Namen und über euer Gesetz, so sehet ihr selbst zu, dennüber solche Dinge will ich nicht Richter sein. C-.23,29. Joh.48,3t· .</text:p>
      <text:p text:style-name="P1">16. Und er trieb sie hinweg von dem Richterstuhle. «.</text:p>
      <text:p text:style-name="P1">17. Da ergriffen alle Griechen den Sosthenes, den Obersten der Versammlung, und schlugen ihn vor dem Richterstuhle; und Gallion nahm 1ich dessen Iiig)ts <text:s/>. or. , . II.</text:p>
      <text:p text:style-name="P1">18. Paulus aber, nachdem er noch viele Tage daselbst verblieben, nahm von den Brüdern Abschied und schiffte hinweg nach Syrien und mit ihm Priseilla und Aquilas , nachdem er sein Haupt zu Kenchreä <text:soft-page-break/>geschoren hatte, denn er hatte ein Geliibde. C. 2i,</text:p>
      <text:p text:style-name="P1">24. »</text:p>
      <text:p text:style-name="P1">19. Und er gelangte gen Ephesus und liess jene daselbst; er aber ing in die Versammlung und hielt Gesprache mit den Juden. .</text:p>
      <text:p text:style-name="P1">20. Da sie ihn aber baten, längere Zeit bei ihnen zu bleiben, willigte er nicht ein;</text:p>
      <text:p text:style-name="P1">21. sondern nahm Abschied von ihnen, indem er sprach: Ich muss durchaus das kommende Fest zu Jerusalem begehen, ich werde aber wieder zu euch zurück ehren, foGott will. Und er fuhr von Ephesus ab. » C.,i9,2s1. Jahr, -is.</text:p>
      <text:p text:style-name="P1">22. Und als er gen Cäsarea g;koinmen, ging er hinauf un grüsste die «emciude, und zog dann hinauf gen Antiochia.</text:p>
      <text:p text:style-name="P1">23. Und nachdem er einige Zeit daselbst zugebracht hatte, zog er aus und durchreisete· iiach einander die Landschaft Galatien und Phrygien und stärkre alle Iünger. C. 44,22. III. 24· Ein Jude aber, mit Namen Apollos, von Alexandrien gebürtig, ein beredter Mann, kam gen Ephesus, der mächtig war in den Schriften.</text:p>
      <text:p text:style-name="P1">4.Cv:. Z, I.</text:p>
      <text:p text:style-name="P1">25. Dieser war unterrichtet ini Wege des Herrn, und, feurig im Geiste, redete und lelhrte er Eenau von dem Herrn, kannte aber a eindie anfe des Johannes. C. i9, « sc.</text:p>
      <text:p text:style-name="P1">26. Dieser sing auch an frei offen zu lehren in der Versammlung. Da ihn aber Aquilas und Priseilla h·orten, nahmen sie ihn zu sich und legten ihm den Weg Gottes noch genauer aus.</text:p>
      <text:p text:style-name="P1">27. Als er aber nach Achasa hini-ibergehen, wollte, ermahnten die Brüder die Jünger und schrieben ihnen, dass sie ihn aufnehmen mö ten. Und als er dort ankam ward ers ch . denen, die läubi geworden, durch die Gnade sehr behülsiich. «. Eos. Z, S. i</text:p>
      <text:p text:style-name="P1">28. Denn mit Nachdruck widerlegte er die Juden ·ossentlich und erwies durch die Schriften, dass Jesus der ChristusCse«i9 Z</text:p>
      <text:h text:style-name="Heading_20_2" text:outline-level="2">Cap. XIX.</text:h>
      <text:p text:style-name="P1">I. Paulus zu Edhesus. -i——st0. II. Seine Wunder daselbsi. «——22. M. Demetiius erregt einen Aufstand wider ihn. 23—40. I. Es begab sich aber, während Apollos zu Corinth war, dass Paulus , nachdem er die obern Länder durchzogen, gen Ephesus kam. Und als er etliche Jünger fand, sprach er zu ihnen: Cis, St. <text:s text:c="3"/>Cap.</text:p>
      <text:p text:style-name="P1">19. Its der heil. ·Apostel. «</text:p>
      <text:p text:style-name="P1">Cap. 19; 155</text:p>
      <text:p text:style-name="P1">2. Habe« r, nachdem ihr gläubig eworden, den heiligen Geist em fangenF S·ie aber sprachen Zu ihm: Wir haben nicht emmal gehört, o ein heiliger Geist sei. C.8,46. Joh.7,s9.· Z. Und er sprach zu ihnen: Worauf seid ihr denn getauEaworden? Sie aber sprachen: Auf die use des Johannes. C.48,25. M«:tth.3,«.·</text:p>
      <text:p text:style-name="P1">4. Da sprach Paulus: Johannes hat mit der Tau e der Busse getauft, indem er dem Volke sagte, dass sie an den glauben sollen, der nach ihm komme, das ist, an Christum Iesum. C.1,5. is, at. 2s.</text:p>
      <text:p text:style-name="P1">5. Als sie dieses hörten, liessen sie sieh taufen auf den Namen des HerrnCJes;1ä .2, . G. Und als Paulus ihnen die Hände aufelegt, kam der heilige Geist auf sie, und sie redeten in <text:soft-page-break/>Zungen und weissagten. « « C.8, «. ro,</text:p>
      <text:p text:style-name="P1">46.</text:p>
      <text:p text:style-name="P1">7. Es waren aber ihrer in Allem etwa zwi·)lslMänner.</text:p>
      <text:p text:style-name="P1">8. nd er ging in die Versammlung und lehrte frei öffentlich, indem er bei drei Monaten Gespräche hielt und sie, das Reich Gottes betreffend, überzeugte.</text:p>
      <text:p text:style-name="P1">9. Da aber Etliche sich Verstockten und nicht glaubten, sondern die Lehre Vorder Menge lästerten, trennte ersieh von ihnen und sonderte die Jünger ab und hielt täglichGesprächein der Schule eines Mannes, der Tt)rannus hiess. C. es,</text:p>
      <text:p text:style-name="P1">45.</text:p>
      <text:p text:style-name="P1">10. Die es geschah zwei Jahre lau ,so dass Alle, die in Asien wohnten, das Hort des Herrn Jesu hi·)rten, Juden-undCGrieghen. »So, «. « ll.</text:p>
      <text:p text:style-name="P1">11. Und Gott wirkte nicht geringe Thaten durch die Hände des Pau(Lus Z.</text:p>
      <text:p text:style-name="P1">12. so dass auch aus die Kranken Schweisstü(her oder Gürtel von seinem Leibe gelegt wurden, und die Kran3eiten von : neu wichen, und die bösen eister ooni nen aussuhren. C. S, is. Las. 8, 44:c.</text:p>
      <text:p text:style-name="P1">18. Es untersingen sich aber Etliche von den herumziehenden jiidischen Beschwörern, über die, welche bösJe Geister hatten, den Namen des Inn esu zu nennen, indem sie sagten: ir beschwören euch bei dem Jesus, welchen Paulus predigt. Mc«tth.42,27· 14 Es waren aber So ne eines j1idischen .Hohenpriesters, Seevash, ihrer sieben, die folches thaten. »</text:p>
      <text:p text:style-name="P1">15. Aber der böse Geist antwortete und sprach: Jesum kenne ich wohl,nnd von Pau-</text:p>
      <text:p text:style-name="P1">16. Und der Mensch, in welchem der böse Geist war, sprang auf sie hin, ward ihrer mächtig und übte Gewalt an ihnen aus, also dass sie nackt und verwundet aus jenem Hause entflohen.</text:p>
      <text:p text:style-name="P1">17. Dieses aber ward kund Allen, Juden und Griechen , die zu Es)hesus wohnten. Und es fiel Furcht auf fee Alle, und der Name des Herrn Jesu ward hoc? Yp;iksen.</text:p>
      <text:p text:style-name="P1">18. Und Viele von denen, die gläubig eworden, kamen und bekannten und erzählten ihre Thaten. Many. 3, H,</text:p>
      <text:p text:style-name="P1">19. Viele aber von denen, die vorwitzige Künste getrieben hatten, trugen die Bücher zusammen und verbrannten sie vor Allen, und sie berechneten ihren Werth und fanden ihn an Geld fünfzig tausend DrOgelzt1;el1.</text:p>
      <text:p text:style-name="P1">20. Also mit Macht mehrte sich das Wort des Herrn und nahm zu an Kraft. C.42,24.</text:p>
      <text:p text:style-name="P1">21. Nachdem aber solches vollbracht war, nahm sich Paulus im Geiste vor, durch Macedouien und Achaja zu ziehen und genJ Jerusalem zu reifen, indem er sprach: Wenn ich daselbst gewesen bin, muss ich auch Rom sehen. C.48,21.23,«. Röm.«,15.45,25.2s.</text:p>
      <text:p text:style-name="P1">22. Er sandte aber -wei seiner Gehülfen, den Timotheus und årastus, nach Maredonien und hielt sich noch eine Zeit lang in Asien auf. C.«3,4. Röm.46,21.23. lIl.</text:p>
      <text:p text:style-name="P1">23. Es entstand aber um diese Zeit«· eine nicht geringe Bewegung« der Lehre! wegen.</text:p>
      <text:p text:style-name="P1">2. C-or. -«, S. . !</text:p>
      <text:p text:style-name="P1">24. Denn ein gewisser Demetrius mit: Namen, ein Silberarbeiter, <text:soft-page-break/>verferti te sil-« berne Tempel der Diana und verschafste« den Künstlern nicht kleinen Gewinn. </text:p>
      <text:p text:style-name="P1">25. Diese versammelte er, sammt denen,«« die mit dergleichen Arbeiten zu thun hat-«» ten, und sprach: Jhr Männer, ihr wisset,J dass von dieser Arbeit unser Wohlstand— kommt. H -</text:p>
      <text:p text:style-name="P1">26. Und ihr sehet und h’öret, dass dieser« Paulus nicht allein zu Ephesus, sondern fast durch ganz Asien viel Volk beredet und abwendig gemacht hat, indem er sagt, das seien keine Götter, die mit Händen gemacht werdenC. «,</text:p>
      <text:p text:style-name="P1">29. Pf. »Es,</text:p>
      <text:p text:style-name="P1">4.</text:p>
      <text:p text:style-name="P1">27. Aber es ist nicht nur Gefahr, dass dieses unser Geschäst in Verfall komme, sondern auch , dass der Tempel der grossen Göttin Diana für nichts geachtet und zuletzt auch ihre Maiestät vernnhtet werde, welche doch ganz Asien und der Erdkrels las weiss ich, wer seid aber ihr? verehrt. . , <text:s text:c="2"/></text:p>
      <text:p text:style-name="P1">28. Als sie das hörten nnd voll Zornes wurden, schrieen sie: Gross ist die Diana der Epheser! -</text:p>
      <text:p text:style-name="P1">29. Und die an e Stadt ward voll Berwirrun , und sie itür1nten einmiithig nach dem S3auplatz hin und rissen mit sich den Gans und Ar;starchus, die Macedonier, Geiährten des aulus. «. Cok. is,</text:p>
      <text:p text:style-name="P1">32.</text:p>
      <text:p text:style-name="P1">30. Da aber Paulus unter das Volk gehen wollte, liessen es ihm die Jiinger nicht zu.</text:p>
      <text:p text:style-name="P1">31. Auch etliche der Obersten Asiens, die seine Freunde waren, schickten zu ihm und baten ihn, sich nicht aus den Schauplatz zu begeben.</text:p>
      <text:p text:style-name="P1">32. Die Einen nun schrieen diess , die Andern das; denn die Versammlung war in Verwirrung, und die Mehrzahl wusste nicht, wesswegen sie zusammengekominen waren. C. 24,34.</text:p>
      <text:p text:style-name="P1">33. Da zogen sie den Alexander ans dem Volke hervor, da ihn die Juden hervorstiessen. Und Alexander winkte niit der Hand und wollte stch gegen das Volk verantworten.</text:p>
      <text:p text:style-name="P1">2.Tim. it, «.</text:p>
      <text:p text:style-name="P1">34. Als sie aber vernahmen, dass er ein Inde sei, erhob sieh Eine Stimme von Allen, und sie schrieen bei zwei Stunden: Gross ist die Diana der Epheser!</text:p>
      <text:p text:style-name="P1">35. Da stillete der Schreiber das Volk und sprach: Ihr Männer von Ephesus, welcher Mensch ist denn, der nicht wüsste, dass die Stadt Ephesus die Tempelpflegerin ist der grossen Göttin Diana und des vom Himmel gesallenen Bildes?</text:p>
      <text:p text:style-name="P1">36. Da nun dieses nnwidersprechlich ist, so solle-t ihr ruhig sein und nichts Uebereilte-s thun.</text:p>
      <text:p text:style-name="P1">37. Denn ihr habet diese Männer hergeführt, die weder Tempelräuber sind, noch eure Göttin gelästert haben.</text:p>
      <text:p text:style-name="P1">38. Hat aber Demetrius und die Künstler, die mit ihm sind, an Jemand einen Anspruch, so werden Gerichtstage gehalten, und es sind Statthalter da; sie mögen einander verklagen.</text:p>
      <text:p text:style-name="P1">39. Wenn ihr aber anderer Dinge wegen ein Ansuchen habet, so wird es in der gesetzlichen Versammlung erledigt werden.</text:p>
      <text:p text:style-name="P1">40. Denn wir stehen in Gefahr, dass wir wegen heute des Aufmhrs angeklagt werden, weil keine Ursache da ist, womit wir diese <text:soft-page-break/>Zusammenrottung entschuldigen könnten. Und als er solches gesagt, entliess er die Versammlung. 158</text:p>
      <text:p text:style-name="P1">Cap. t9. Die Geschichten «Cap.</text:p>
      <text:p text:style-name="P1">20. «·</text:p>
      <text:h text:style-name="Heading_20_2" text:outline-level="2">Cap. XX.</text:h>
      <text:p text:style-name="P1">l. Paulus Reise diirch Macedonien nach Philippi. -l—6. il. Begebenheit zu Tkoa8. 7-is. til. Ah. L?ie;sEede an die Aeltesteii von Es-hefus zu Milet. I.</text:p>
      <text:p text:style-name="P1">1. Nachdem aber der Aufruhr gesti1let war, berief Paulus die Jünger zu sich, und als er von ihnen Abschied genommen, zog er aus, nach Macedonien zu reisen. i.Tim.«,3,</text:p>
      <text:p text:style-name="P1">2. Und nachdem er jene Länder durch ogen und sie mit vielen Worten ermahnt hatte, kam er nach Griechenland. C. 49, 2i.</text:p>
      <text:p text:style-name="P1">3. Und er brachte daselbst drei Monate zu; und da ihm, als er nach Syrien abfahren wollte, die Juden nachstellten, entschloss er sich, wieder durch «Macedonien zurückzukehren. 4· Es begleiteten ihn aber bis nach Asien Sopater, des PPrrhus Sohn von Beroe, von den Thessa onichern Aristarchus und Secundus, und Gajus von Derbe und Timotheus, aus Asien aber Tychicus und TWpk)inms. C. is-,</text:p>
      <text:p text:style-name="P1">22.29.</text:p>
      <text:p text:style-name="P1">2.Tim.i, i2.2o.</text:p>
      <text:p text:style-name="P1">5. Diese’zogen voraus und warteten unser zu Troas. S. Wir aber fuhren nach den Tagen der ungesäiierten Brote von Philippi ab und kamen innerhalb fünf Tagen zu ihnen gen Troas, wo wir uns sieben Tage aufhielten. ll. 7· Am ersten Tage aber der Woche, als die Junge-c versammelt waren, das Brot zu brechen, hielt Paulus GesZräche mit ihiien, Willens, des folgenden ages hinwegzuziehen, und erstre te die Rede bis um Mitternacht. C.2,42. i.Cok.is,2.io,-is.</text:p>
      <text:p text:style-name="P1">8. Es waren aber viele Leuchter in dem Saale, wo sie versammelt waren.</text:p>
      <text:p text:style-name="P1">9. Und es sass ein Jünglin , mit Namen Euttchus, am Fenster, derLsank in tiefen Schlaf, da Paulus so lange Gespräche hielt; und vom Schlaf überwogen siel er vom dritten Stock hinab und ward todt aufgehoben. » TO. Da ging Paulus hinab und warf sich über ihn, Umfasste ihn und sprach: Machet kein Getümmel, denn seine Seele ist in ihm. «.K-«-».i7, 2i :c.</text:p>
      <text:p text:style-name="P1">11. Und er ging wieder hinaus und Mag das Brot und ass und unterredete sich no lange mit ihnen, bis der Tag anbrach nnd zog also hinweg. · I . Sie brachten aberden Knaben lebendig und waren nicht wenig ge-tröstet.</text:p>
      <text:p text:style-name="P1">13. Wir aber gin» en voraus zu Schiffe und fuhren nach Asisus, um von dort den Paulus zu uns zu nehmen; denn er hatte <text:s text:c="3"/>Cap.</text:p>
      <text:p text:style-name="P1">20. der heil. Apostel. Cap.</text:p>
      <text:p text:style-name="P1">20.</text:p>
      <text:p text:style-name="P1">21. 157 es also verordnet, weil er zu Lande reisen wollte.</text:p>
      <text:p text:style-name="P1">14. Als er aber zu Assus zu uns stiess,·nahmen wir ihn auf und kamen gen Mytilene.</text:p>
      <text:p text:style-name="P1">15. Und von da schifften wir ab und kamen am folgenden Tage Chios <text:soft-page-break/>gegenüber; des andern Tages aber fuhren wir nach Samos, und nachdem wir zu Tro ylIiuln geblieben, kamen wir den nächsten Lag nc;ch ålliil2et. . T. im. , O.</text:p>
      <text:p text:style-name="P1">16. Denn Paulus hatte beschlosfen, an Ephesus vorbeizuschiffen, daniit er keine Zeit in Asien ubringen müsse, denn er eilte, wenn es ihm mö lich wäre, auf den Tag der Pfingsten zu ?)erusalen:Ezi«18se;n. III.</text:p>
      <text:p text:style-name="P1">17. Von Milet aber schickte er gen Ephesus und liess die Aeltesten der Gemeinde heriiberrufeli. im» «, .-; «.</text:p>
      <text:p text:style-name="P1">18. Und als sie zu ihm gekommen, sprach er zu ihnen: Ihr wisset vom ersten Tag an, da ich Asien betreten, wie ich unter euch die ganze Zeit gewesen bin, C» is, i« -so.</text:p>
      <text:p text:style-name="P1">19. dem Herrn dienend mit aller Demuth, unter vielen T ränen und Bersuchun en, die mir widerfu ren durch die NachstellEi1ngen der Juden; C.i3,45. i</text:p>
      <text:p text:style-name="P1">20. wie ich nichts znrückgehalten habe, was heilsam war, dass ich euch nicht verkiindigt und elehrt hätte, öffentlich und in den Häus3ern,</text:p>
      <text:p text:style-name="P1">2. Tini. E.-, is. 4,</text:p>
      <text:p text:style-name="P1">2.</text:p>
      <text:p text:style-name="P1">21. indem ich Juden und Griechen die Belehrung zu Gott und den Glauben an un ern errn Jesum C riftum be en te. s C.ZH7,3o.3si.2s,2o. Jiic«kc.i,i5. sei-.gs,4.</text:p>
      <text:p text:style-name="P1">22. Und nun siehe, gebunden im Geiste Siehe ich gen Jerusalem; »was mir dasel st egegnen wird, weiss ich nicht, C. is, 2i,</text:p>
      <text:p text:style-name="P1">23. ausser dass der heilige Geist von Stadt zu Stadt mir bezeuget und sagt, dass Bande und Trübsal meiner warten. C. 9, i6.2i,4. «.</text:p>
      <text:p text:style-name="P1">24. Aber ioh achte alles dessen nicht und alte auch mein Leben nicht theuer für mich elbst, so dass ich nlei·nen Lan mit Freuden vollende und den Dienst, den ich von dem Herrn Jesu empfangen habe, »zu bezeugen das Evangelium der Gnade Gottes» C. Si, is· <text:s text:c="2"/>IT san</text:p>
      <text:p text:style-name="P1">25. Und nun te e,i wei , a i rni ·1nehr werdet meinlAng?sicht sehen, ihr Alle, bei welchen ich durchzog und das Reich Gottes predigte.</text:p>
      <text:p text:style-name="P1">26. Darum bezeuge ich euch am heutigen Tage, dass ich rein bin von dem BluteA er. Ez.3, is :c.</text:p>
      <text:p text:style-name="P1">27. Denn ich habe nicht zurückgehalten, dass ich euch» nicht den ganzen Rathfchluss Gottes verliindiget hätte. Epi,.1,4:c. s</text:p>
      <text:p text:style-name="P1">28. So habet nun Acht auf euch selbst und auf» dieCga»nze Heerde, in welcher euch der heilige W zu Aufsehern gesetzt hat, zu weiden die emeinde des Herrn, die er erworben hat durch sein eigen Blut. .i.Tim.4,i6. i.Pet.5,2. Off.s,9.</text:p>
      <text:p text:style-name="P1">29. Denn ich weiss das, dass nach meinem Weggange räuberische Wo se unter euch kommen werden, die der Heerde nicht schonen. Matih.7,i5.</text:p>
      <text:p text:style-name="P1">2.Pei.2,«. Z«;ch.«,i-.5.</text:p>
      <text:p text:style-name="P1">30. Und aus euch selbst werden Männer aufstFhen, die verkehrte Dinge reden, um die ün er na i u ie en. g ch f Pilz 4,z4 OF Mart. is,</text:p>
      <text:p text:style-name="P1">22.</text:p>
      <text:p text:style-name="P1">31. Darum wachet und seid eingedenk, dass ich drei Jahre lang Tag <text:soft-page-break/>und Nacht nicht aufgehört abe, mit Thränen einen Jeglichen zu ermahnen. Matih.24,42. Hei-,i3,</text:p>
      <text:p text:style-name="P1">7.</text:p>
      <text:p text:style-name="P1">4.Pet.5,8."</text:p>
      <text:p text:style-name="P1">32. Und nun empfehle ich euch, ihr Brüder, Gott und dem Worte lseiner Gnade, ihm, der da mächtig ist zu er auen und euch das Erbe zu geben unter allen Gehes3ligten-. C.2 ,48..</text:p>
      <text:p text:style-name="P1">33. Silber oder Gold oder Kleider habe ich von Niemand begehrt;</text:p>
      <text:p text:style-name="P1">4.Sani.-12,3.</text:p>
      <text:p text:style-name="P1">2.Cok.-H,8.42,«l4.</text:p>
      <text:p text:style-name="P1">34. ihr wisset selbst, dass für meine Not durft und für die, so mit mir waren, die e Hände edienethaben. (.;.»i8,3.-i.Cpk.9,i3.«5.</text:p>
      <text:p text:style-name="P1">35. li3eberall habe ich M? ezeigt, dass man also arbeiten nnd der c«Fwachen sich annehmen müsse und eingedenk sein der Worte des Herrn Jesu, dass er selbst sprach: Es ist seliger geben, als empfangen. i. Cur. 9,</text:p>
      <text:p text:style-name="P1">22. Rom«-, -I.</text:p>
      <text:p text:style-name="P1">36. Und da er solches ges prochen, kniete er nieder und betete mit ihnen Allen. C. 2i , is.</text:p>
      <text:p text:style-name="P1">37. Es ward aber viel Weinens von Allen, und sie fielen» dem Paulus um den Hals und küssten ihn,</text:p>
      <text:p text:style-name="P1">38.VLchmerzlich betrübt, am meisten über das ort, das er gesa thatte, dass sie sein Angesicht nicht mehr sgehen würden. Und sie begleiteten ihn an das Schiff.</text:p>
      <text:h text:style-name="Heading_20_2" text:outline-level="2">Cap. XxI.</text:h>
      <text:p text:style-name="P1">l. Paulus Reise von Milet nach Jerusalem. O-9. ll. Weiffagung des Agabus. l0—14. Hi. Ankunft des Paulus zu Jerusalem. s15——26. IV. Ausstand der Juden wider ihn und seine Gefangennehmuug durch die Römer. 27—«t-0. I. 1·. Als es aber geschehen, dass wir uns von ihnen losgerissen hatten und abgefahren waren, kamen wir geraden Laufes nach <text:s text:c="3"/>158 Eap. 2l..Die—Geschichten T City. 21«".3 Eos und des folgenden Tages nach Rhodus und von da nach Patara.</text:p>
      <text:p text:style-name="P1">2. Und da wir ein Schifffanden, das nach Ph’onicien fuhr, stiegen wir ein und fuhren ab. Z. Als wir aber Cypern ansichtig wurden, liessen wir dasselbe links lie en, schifften nach Shrien und fuhren gen Etwas, denn daselbst hatte das Schiff dieLast auszuladen.</text:p>
      <text:p text:style-name="P1">4. Und da wir die Iünger aufgefunden, blieben wir daselbst sieben Tage. Diese a ten dem Paulus durch den Geist, er oFlte nicht hinaufziehen gen Jerusalem.</text:p>
      <text:p text:style-name="P1">5. Als es aber geschehen, dass wir diese Tage vollendet hatten, gingen wir heraus und zogen fort, indem sie uns Alle mit Weibern und Kindern begleiteten , bis« vor die Stadt hinaus; und wir knieten nieder am Gestade und beteten. C. 2(), as. S. Und nachdem wir von einander Abschied genommen hatten, stiegen wir in das Schiff, sie aber kehrten wieder in das Jbrige.</text:p>
      <text:p text:style-name="P1">7. Wir aber beendigten die Fahrt und kamen von Tyrus gen Ptolemais und begrüssten die Brüder und blieben einen Tag bei ihnen. . -</text:p>
      <text:p text:style-name="P1"><text:soft-page-break/>8. Des folgenden Tages aber zogen wir, Paulus und die bei ihm waren, nnd kamen gen Cäsarea, nnd wir gingen in das Hans des Pl)ilippus, des Evan elisten, der einer von den sieben war, und blieben bei ihm. . C.8,5. C;-h.4,-«.</text:p>
      <text:p text:style-name="P1">2.Tim.4,5.</text:p>
      <text:p text:style-name="P1">9. Derselbe hatte vier Töchter, Jungfrauen, welche wei-ssagten. C.2,</text:p>
      <text:p text:style-name="P1">47. II. «10. Als wir aber mehrere Tage dort blieben, kam aus dem jüdischen Lande herab ein Propbet mit Namen Agabus. C. «,</text:p>
      <text:p text:style-name="P1">28.</text:p>
      <text:p text:style-name="P1">11. Und er kam zu uns und nahm den Gürtel des Paulus nnd band sich die Hände nnd die Füsse und fgrach: Das sagt der heilige Geist: Den Jiann, dessen dieser Gürtel ist, werden also zu Jerusalem die Juden binden und in die Hände der Heiden iiberan"tworten. te:-o,23. "</text:p>
      <text:p text:style-name="P1">12. Da wir solches hörten, baten wir und die aus dein Orte, das; er nicht hinaufziehe gen Jerusalem. Einst-h. is, 22 ». IS. Aber Paulus antwortete: Was machet ihr, dass ihr roeinet und mir das Herz brechet? Denn ich bin nicht nur mich binden zu lassen, sondern auch zu sterben in Jerusalem bereit für den Namen des Herrn Jesu. C. so, ei.</text:p>
      <text:p text:style-name="P1">14. Und da er sieh nicht bereden liess, berUhigten wir uns und sprachen: Der Wille des Herrn geschehe! Matth.6,40.</text:p>
      <text:p text:style-name="P1">4.Sam.3,48. III. ·15. Nach denselben Tagen aber"machtå:elrtIil)gl:i1;iIs reisefertig und zogen hinaus gen</text:p>
      <text:p text:style-name="P1">16. Es gingen aber auch etliche Jün er von Cäsarea mit uns, die brachten mit sieh d·en, bei ge? wi2iZ?He;bergesnål):T,len sollten, einen ge i en na o an ern einen alten Jiinger. y «</text:p>
      <text:p text:style-name="P1">17. Und als wir zu Jerusalem angekomFen waren, nahmen uns die Brüder mit reu en an . « 18, Am foigenden Tage aber ging Paulus mit uns zu Jcicobus, und alle Aeltesten waren zugegen. C. is,</text:p>
      <text:p text:style-name="P1">47. Gai.2, g· » <text:s/>UndA1k1ai;)dgn; erssiå·geglrüsst,wer; za e er e tm mene, a Gott utzter den Heiden durch seinen Dienst gethan atte. Cis, e. is. ;</text:p>
      <text:p text:style-name="P1">20. Sie aber, als sie solches hörten, priesen den Herrn und sprachen zu ihm: Du si·Iiehest, FZr1;der,lipiiE«vlele Tax;fende des <text:s/>en in se g an ig gewor en un · sind Eife«rer für das Gesetz. C. it, is. is, «.</text:p>
      <text:p text:style-name="P1">21. Sie sind aber über dich berichtet worden, du lehrest alle Juden, die unter den Heiden sind, den Abfall von Moses und sagest, sie sollen ihre Kinder nicht beschneiden und nicht nach den Gebränchenåvc:1;d;ln, :22. Wie ist es nun? Gewiss wird «eine Menge zusammenkommen, denn sie werden hören, dass du hergeko1nnicn bist. —</text:p>
      <text:p text:style-name="P1">23. So thue nun dieses, was wir dir sagen: Wir haben vier Männer, die ein Gelübde auf sich haben;</text:p>
      <text:p text:style-name="P1">24. diese nimm zu dir und lass dich reinigen 1Pit ihnen und tragie die Kosten für THE, dass ie das Haupt scheren, so werden e erkennen, dass an dem , was über dich berichck;etstk)loFtdTvn, 1giclh»:s W EndernddassDt-se; an ei ane a since, er a Gesetz hält. Cis, is. e. M-s. S. <text:s/>Was aber die Heiden betrifft, welche glaubig geworden, so haben wir in einem« Oendschrei·ben <text:soft-page-break/>verordnet, dass sie von diesen Dingen keines zu beobachten haben, als nur dass sie sich hüten lsollen vor dem Gö·tzen-· op«ser un? des; B nie und dem Erstickten und der n«u t. C.45,2o.29. </text:p>
      <text:p text:style-name="P1">26. Da ni1hm Paulus die Männer zu siaäulid ging;?i1;fktlgel1Pe3iT«1lge mit i»hnden, Wiss« THE; ’kiikTdi«gkF«??iF«"EksiiskkIi»«F DE? Tage der» Rei1iigungaI1, bis für einen Je-H den aus ihnen das .-pfer dargebracht war. lV.</text:p>
      <text:p text:style-name="P1">27. Als aber« die sieben Tage zu Ende <text:s text:c="3"/>D Cap.</text:p>
      <text:p text:style-name="P1">21. des hat. Yngen, sahen die Juden aus Asien ihn im emsoel; da verwirrtelt)1 sie das ganze Volk und egten Hand ani n C»24, is,</text:p>
      <text:p text:style-name="P1">28. und schrieen: Ihr isr«aelitische Männer, kommet zu Fiilfe! Das ist der Mann, der wider das S olk und das Gesetz und diese Stätte Alle allenthalben lehret. Dazu hakt er auch noch Griechen in den Tempel geführt und diese heiligå Jt;i;tf4el1tå:ei4lået;</text:p>
      <text:p text:style-name="P1">29. Sie hatten nämlich borhcr«den Trhphimuss von Ephesus in der S»tadt»1nit ihm gesel?ån uns) :1zei1ite:k),;«ass1hn Paulus in den cn1pe ge iihrt a e. C.2o,4.</text:p>
      <text:p text:style-name="P1">30. Und es kam die ganze Stadt in Bewegung, und" entstand ein Zusam1nenlauf des Volkes; und sie ergriffen den Paulus und schleFpten ihn zum Tempel hinaus, <text:s/>ssalso ald wurden die Thüren vero en. C.26,24. »</text:p>
      <text:p text:style-name="P1">31. Indem sie ihn aber zu tödten suchten, kam Anzeige zu dem Obersten der Rotte hinauf» das; ganz Jerusalem in Verwirrun ei. .23 is. g s C ,</text:p>
      <text:p text:style-name="P1">32. Der nahm sogleich Kriegsknechte und Hauptlente zu sich und lief gegen sie hinab. Als sie aber den Obersten und die Kriegsknechte sahen, hörten sie auf, den Pan us zu schlagen. i C, W, en. 3T-J. Da nahete der Oberste hinzu und griff ihn nnd liess ihn mit zwei Ketten binden und erkundigte sich, wer er wäre und was er gethan. « « » ·</text:p>
      <text:p text:style-name="P1">34. Die Einen aber riefen dieses, die Andern ·enes unter dem Volke; und da er vordelnd35etiimmel nichts Genusses erfahren konnte, befahl er, ihn in das Standlager zu führen. C. 49,</text:p>
      <text:p text:style-name="P1">32.</text:p>
      <text:p text:style-name="P1">35. Als er aber an die Stufen kam, begab es sich, dass er von den Kriegsknechten g;trlggen wurde, wegen der Gewalt des o es.</text:p>
      <text:p text:style-name="P1">36. Denn die Menge des Volkes folgte und schrie: Hinweg mit ihm! C.22,22. J-h.49,-is.</text:p>
      <text:p text:style-name="P1">37. Und da Paulus sollte in das Lager gneingesührt werden, spricht·er zu dem bersten: Darf ich etwas zu dir sprechen? Er aber sprach: Verstehest du Griechisch?</text:p>
      <text:p text:style-name="P1">38. Bist du also ni(ht der Aegyptier, der vor diesen Tagen einen Aufruhr machte, und die viertausend Mann Meucheln1örder in die Wüste hinausführte? C. es, se. 37,</text:p>
      <text:p text:style-name="P1">39. Aber» Paulus sprach: Ich bin ein jiidischer Mann, von Tarsus, einer nicht unberiihmten Stadt in Cilieien, Bürger. Jch bitte dich aber, erlaube mir zu dem Volke zu reden. C. 9, «. Apostel; Cap.</text:p>
      <text:p text:style-name="P1">21.</text:p>
      <text:p text:style-name="P1">22. 159</text:p>
      <text:p text:style-name="P1">40. Und als er es erlaubt hatte, siellte sich Paulus auf die Stufen und winkte mit der Fand dem Volke. Und da eine grosse Sti <text:soft-page-break/>e geworden, redete er sie an in hebräischer Sprache und sagte: »</text:p>
      <text:h text:style-name="Heading_20_2" text:outline-level="2">Cap. Xxtl.</text:h>
      <text:p text:style-name="P1">l. Rede des Paulus an das Volk. st—2-I. il. Neue: Aufruhr der Juden wider ihn. 22—24. Hi. Sein römi;cz)e6 Bürgerrecht sch«iiht ihn vor Geisseluag25—— . . I.</text:p>
      <text:p text:style-name="P1">1. Jhr Männer , Brüder und Väter, höreåg«etzt meine Verantwortung vor euch.</text:p>
      <text:p text:style-name="P1">2. ls sie aber hörten, dass er in hebräischer Sprache zu ihnen redete, hielten sie sich noch stiller, und· er sprach: Z. Ich bin ein jüd(scher Mann, geboren zu Tarsusin C1licien, aber erzogen in dieser Stadt, zu den Füssen Gamalels unterrichtet mit allem Fleisse in dem väterlichen Gesetze, und war ein Eiferer für Gott, wie ihr Alle es heute seid. C.2i,</text:p>
      <text:p text:style-name="P1">39.5,34.2s,5. Gal.1,«e2c. V. 4—i0: A;-g.9. 2—9. 26, 9—-is.</text:p>
      <text:p text:style-name="P1">4., Ich o3solgte diese Lehre auf den Tod, indem ich änner und Weiber band und ins Gefängniss iiberlieferte. »</text:p>
      <text:p text:style-name="P1">5. Wie auch der oberste Priester und der ganze Rath der Acltesten nur Zeugnis; gibt, von welchen ich auch Briefe an die Brüder empfing und gen Damaseus zog, um auch die, welche daselbst waren, gebunden gen Jerusalem zu führen, aus dass sie gestraft würden.</text:p>
      <text:p text:style-name="P1">6. Es geschah mir aber, als ich reisete und gegen Dcimascus nahete, dass um Mittag ploi;-lich aus dem Himmel mich ein grosses Licht nmstrahlte. « «</text:p>
      <text:p text:style-name="P1">7. Und ich fiel zu Boden und hörte eine Stimme, die zu mir sprach: Saul!, Saul! was verfolgest du mich? S. Jcl) aber antwortete: Wer bist du, Herr «? Und er sprach zu mir: Ich bin Jesus von Nazareth, den du verfolgest.</text:p>
      <text:p text:style-name="P1">9. Die aber bei mir waren , sahen zwar das Licht und wurden voll Furcht, aber die Stim3le dessen, der mit mir redete, hörten sie ni t. » .</text:p>
      <text:p text:style-name="P1">10. Und ich sprach: Herr, was soll ich thun? Der Herr sprach zu mir: Steh’ aufs und ziehe nach Damascus, und daselbt wird dir von Allem gesagt werden, was dir verordnet ist zu thun-</text:p>
      <text:p text:style-name="P1">11. Da ich aber vor dem Glanze jenes Lichtes nicht sehen konnte, ward ich von meinen Begleitern an der Hand geführt nnd kam gen Damascus. · <text:s text:c="3"/>·» "V. «2—«6. Arg. Ei, 4o——«9.</text:p>
      <text:p text:style-name="P1">12. Aber ein ewisser Ananias, ein frommer Mann ums dem Gesetze, der von allen Juden, die daselbst wohnten, ein gutes Zeugnis; hatte,</text:p>
      <text:p text:style-name="P1">13. kam zu mir, trat herzu und sprach zu mir: Bruder Saul, sei wieder sehend! Und zu derselben Stunde konnte ich ihn ansehen.</text:p>
      <text:p text:style-name="P1">14. Er aber sprach; Der Gott unsrer Väter hat dich vor er bestimmt, seinen Willen zu erkennen und den Gerechten Zu sehen und die Stimme aus feinem Mun e zu hören. » »</text:p>
      <text:p text:style-name="P1">15. Denn du sollst ihm bei allen Menschen ein Zeuge sein von dem, was du geehen und gehört hast. IS. Und nun, was säumest du? Steh’ auf und lass dich taufen und deine Sünden abwaschen, indem du den Namen des Herrn anrufst. C. 2, ei. «. Cok. 6, «.</text:p>
      <text:p text:style-name="P1">17. Es geschah mir aber, als ich nach Jerusalem zurückgekehrtwar und im Tempel betete, dass ich in eine Entz1’ickun(g gerieth, C. <text:soft-page-break/>S, re. -so, to.</text:p>
      <text:p text:style-name="P1">2. ok. i2,</text:p>
      <text:p text:style-name="P1">2.</text:p>
      <text:p text:style-name="P1">18. und ihn sah, der zu mir sprach: Eile und gehe schnell von Jerusalem weg, denn sie werden dein Zeugnis; von mir nicht annehmen.</text:p>
      <text:p text:style-name="P1">19. Undichsprach: Herr, sie wissen selbst, dass ich die, welche an dich glaubten, ins Gefängniss legte und schlug in den Versammlungen, C. 8, Z.</text:p>
      <text:p text:style-name="P1">20. und dass auch ich dabei stand, als das Blut Stephanus, deines Zeugen, vergossen ward , und dass ich ein Wohlgcfalleu hatte an einem Tode und die Kleider derer verwa rte, die ihn tödteten. C.7, Zu.</text:p>
      <text:p text:style-name="P1">21. Und er sprach zu mir: Ziehe hin,-denn ich will dich unter die Heiden in die Ferne aussenden. C.g,45.26,47.«8. Gai.2,7. ll.</text:p>
      <text:p text:style-name="P1">22. Sie hörten ihn aber bis auf dieses Wort, da erhoben sie ihre Stimme, pregend: Hinweg mit einem Solchen von der rde, denn es gebührt sich nicht, dass er lebe. Las. H, 2s—28.-is, is. Arg. es,</text:p>
      <text:p text:style-name="P1">24.</text:p>
      <text:p text:style-name="P1">23. Da sie aber schrieen und die Kleider zerrissen und Staub in die Luft warfen,</text:p>
      <text:p text:style-name="P1">24. liess der Oberste ihn in das Standlager fuhren und befahl, ihn mit Geisselung zu verh’oren, damit er erfahre, aus welcher Ursache sie also über ihn schrieen. C. 24, sc. til.</text:p>
      <text:p text:style-name="P1">25. Als sie ihn aber mit den Riemen hingestreckt hatten, sprach Paulus zu dem Hauptmann, der dabei stand: Jst es euch erlaubt einen Römer, und noch dazu unverurtheilt, zu geisseln? C. is,</text:p>
      <text:p text:style-name="P1">37. es,</text:p>
      <text:p text:style-name="P1">27. 160 City.</text:p>
      <text:p text:style-name="P1">22. Die Geschichten-« Cap.</text:p>
      <text:p text:style-name="P1">22.</text:p>
      <text:p text:style-name="P1">23.</text:p>
      <text:p text:style-name="P1">26. Als der Hauptmann das hörte, ging er zu dem Obersten und berichtete es ihm und sprach: Siehe zu, was du thun willst, denn dieser Mensch ist ein Römer.</text:p>
      <text:p text:style-name="P1">27. Da kam der Oberste herzu und sprach zu ihm: Sage mir, bist du ein Römer? Er aber skrach: Ja.</text:p>
      <text:p text:style-name="P1">28. nd der Oberste antwortete: Ich habe für eine rosse Summe dieses Bürgerrecht erkauft. Paulus aber sprach: Ich aber bin sogar darin geboren.</text:p>
      <text:p text:style-name="P1">29. Da standen alsobald die, welche ihn peinlich oerhören wollten, von ihm ab, und auch der Oberste fürchtete sich, da er vernommen, dass er ein Römer sei, und weil er ihn hatte binden lassen. C. is,</text:p>
      <text:p text:style-name="P1">38. 2-i,33.</text:p>
      <text:p text:style-name="P1">30. Des folgenden Tchges aber, da er mit Gewissheit erfahren wo te, wessen er von den Juden angeklagt werde, entledigte er ihn der Bande und liess die Hohenpriester sammt ihrem ganzen Rathe zusammenkommen und führte den Paulus hinab und stellte ihn unter sie. C. 23,</text:p>
      <text:p text:style-name="P1">28.</text:p>
      <text:h text:style-name="Heading_20_2" text:outline-level="2"><text:soft-page-break/>Cap. XXIII.</text:h>
      <text:p text:style-name="P1">l. Paulus vor dem Rathe zu Jerusalem. -t—«,. 1l· Mordanschlag der Juden wider ihni2—2l. 1ll. Seine Wegführung nach Cäsarn zum Landhslegcr Felix. 22—35. I.</text:p>
      <text:p text:style-name="P1">1. Da blickte Paulus auf den Rath und sprach: Ihr Männer und Brüder! Ich habe mit allem guten Gewissen im Dienste Gottes gelebt bis auf diesen Tag. C.24,46.</text:p>
      <text:p text:style-name="P1">2.Tim.i,3. -i.Tim.4,t3.</text:p>
      <text:p text:style-name="P1">2. Aber der oberste Priester Ananias besahl den Umstehenden, ihn auf den Mund zu schlagen. J«-H. is, se. See. 2o, «.</text:p>
      <text:p text:style-name="P1">2.</text:p>
      <text:p text:style-name="P1">3. Da sprach Paulus zu ihm: Dich wird Gott schlagen, du geweissete Wand! Du sitzest, mich zu richten uach dem Gesetze, und heissest wider das Gesetz mich schlagen? Mat1h.23,27. J-h. 7, Hi.</text:p>
      <text:p text:style-name="P1">4. Die U1nstehenden aber sprachen: Den obersten Priester Gottes schmLihest du?</text:p>
      <text:p text:style-name="P1">5. Und Paulus sprach: Ich wusste nicht, ihr Brüder, dass er oberster Priester ist. Denn es steht geschrieben: »Dem Obersten deines Volkes sollst du nicht übel reden.«</text:p>
      <text:p text:style-name="P1">2. Mps. Te,</text:p>
      <text:p text:style-name="P1">28.</text:p>
      <text:p text:style-name="P1">6. Da aber Paulus wusste, dass der eine Theil aus Sadducäern, der andere aus P arisäern bestand, rief er im Rathe: Ihr Männer und Brüder, ich bin ein Pharisäer und Sohn eines Pharisäers; wegen der Hoffnung und der Auferstehung der Todten werde ich gerichtet. C. es, is. ei, -is.</text:p>
      <text:p text:style-name="P1">24. <text:s text:c="3"/>i C"ap.«</text:p>
      <text:p text:style-name="P1">23. i der heil. Apostel. " «Cap.</text:p>
      <text:p text:style-name="P1">23." ist «.</text:p>
      <text:p text:style-name="P1">7. Als er aber dieses gesagt; entstand ein Zwiespalt unter den Pharisäern und den s·ckgdducc’ieru, und die Versammlung theilte I » .</text:p>
      <text:p text:style-name="P1">8. Denn die Saddueäer»sagen, es sei keine Auferstehung, auch weder Engel noch Geist; die Pharisäer aber bekennen beides. . C.4,</text:p>
      <text:p text:style-name="P1">2. Manh.22,x3.</text:p>
      <text:p text:style-name="P1">9. Es entstand aber ein grosses Geschrei, und die Schriftgelehrten von der Partei der Pharisäer standen au und stritten und sprachen: Wir sinden ni ts Böses an dieem Menschen; hat aber ein Geist zu ihm geredet oder ein Engel, so wollen wir nicht wider Gott streiten. C. 25,25. — 1(). Da aber ein grosser Zwiespalt ward, besorgte der Oberste, Paulus mbchte von ihnen zerrissen werden, und lie die Rotte hinabkonimen und ihn aus ihrer Mitte reissen und in das Standlager führen. C. 22,</text:p>
      <text:p text:style-name="P1">24.</text:p>
      <text:p text:style-name="P1">11. Aber in der folgenden Nacht trat der Herr zu ihm und sprach: Sei getrost, Paulus! Denn wie du zu Jerusalem von mir gezeugt hast, also sollst du auch zu Rom zeugen. C.i8, S. 27,</text:p>
      <text:p text:style-name="P1">24. ll.</text:p>
      <text:p text:style-name="P1">12. Als es aber Tag geworden, rotteten sich etliche der Juden <text:soft-page-break/>zusammen und verfluchten sich, weder zu essen noch zu trinken, bis sie den Paulus umgebracht hätten. J:-h. is,</text:p>
      <text:p text:style-name="P1">2.</text:p>
      <text:p text:style-name="P1">13. Es waren aber ihrer mehr als vierzig, die diese Verschwörung gemacht hatten.</text:p>
      <text:p text:style-name="P1">14. Diese gin en zu den Hohenpriestern ulid sprachen: Dir haben uns aufs höchste verflucht, nichts zu geniessen, bis wir den Paulus umgebracht haben.</text:p>
      <text:p text:style-name="P1">15. So zeiget nun ihr sammt dem Rathe dem Obersten an, dass er ihn morgen zu euch hinahfiihren solle, als wolltet ihr seine Sache genauer untersuchen; wir aber sind bereit, ehe er hinzunahet, ihn zu tödten. IS. Als aber der Schwestersohn des Paulus von diesem Anschlage hörte, kam er, ging hinein in das Lager und meldete es dem Paulus.</text:p>
      <text:p text:style-name="P1">17. Da rief Paulus einen der Hauptleute herzu nnd sprach:Führe diesen Jüngling zu dem Obersten, denn er hat ihm etwas zu melden.</text:p>
      <text:p text:style-name="P1">18. Der nun nahm ihn und führte ihn zu dem Obersten und sprach: Der gefangene Paulus berief mich zu sich und bat mich, diesen Jüngling zu dir zu führen, der dir etwas zusagen habe.</text:p>
      <text:p text:style-name="P1">19. Da nahm ihn der Oberste bei der Hand, ging mit ihm beiseite und fragte ihn: Was hast du mir zu melden? «</text:p>
      <text:p text:style-name="P1">20. Und er sprach: Die Juden sind übeneingekommeu, dich zu bitten, dass du mor en den Paulus in den Rath hinabführen Fassest, als wollten sie seine Sache noch geenauer untersuchen. -»</text:p>
      <text:p text:style-name="P1">21. Lass dich aber nicht von ihnen bereden, denn es stellen ihm mehr als vierzig Männer aus ihnen nach, die s ich verflucht haben, weder zu essen noch zu trinken, bis sie ihn umgebracht; und «etzt sind sie bereit und warten auf deine susage.-. III.</text:p>
      <text:p text:style-name="P1">22. Der Oberste nun entliess den Jüngling und gebot ihm, Niemand zu fagen, dass er ihm die es kund gemacht habe.</text:p>
      <text:p text:style-name="P1">23. Und er herie zwei Hanptleute und sprach: Machet zweihundert »Kriegsknechl-H bereit, dass sie nach Cäsarea ziehen, und sieben3ig Reiter und zweihundert Lanzenknechte, von derdritten Stunde der Nacht an;</text:p>
      <text:p text:style-name="P1">24. auch sollen sie Thiere her ubringen, damit sie den Paulus darauf setzen und ihn sicher zu dem Landpsieger Felix bringen.</text:p>
      <text:p text:style-name="P1">25. Und er schrieb einen Brief, der diesen Inhalt hatte:</text:p>
      <text:p text:style-name="P1">26. Elandius Lhsias wünscht dein vortre«fslichsten Lands) eger Felix Heil! <text:s/>C. 24,</text:p>
      <text:p text:style-name="P1">3. J:-k.c, c. -) ,27. Diesen Mann,der von den Juden ergrisfenworden ist und vonihnen umgebrack?t werden sollte, habe ich, indem ich mit der Kriegsschaar herbeikam, gerettet, da ich vernahm, dass er ein Römer sei. C. 2i, san. 22,</text:p>
      <text:p text:style-name="P1">25.</text:p>
      <text:p text:style-name="P1">28. Da ich aber die Ursache erfahren wollte, wegen deren sie ihn anklagten, führte ich ihn in ihren Rath hinab. (J,.22, so.</text:p>
      <text:p text:style-name="P1">29. Da fand ich, dass er wegen Streitfragen ihres Gesetzes angellagt werde, aber keine Anklage auf sich habe, die des Todes oder der Bande werth wäre. C. i8·sc5.25,i«82c«. 30· Da mir aber angezeigt worden, dass von den Juden ein Anschlag wider diesen Mann geschehen sollte, ha e ich ihn zur Stunde zu dir geschickt <text:soft-page-break/>und auch den Klägern ent oten, das; sie die Sache gegen ihn vor dir anbri;igen sollen. Lebe wohl!</text:p>
      <text:p text:style-name="P1">31. Die Kriegsknechte nun nahmen, wie ihnen befohlen war, den Paulus und führten ihn durch dce Ida? gen Antipatris. »</text:p>
      <text:p text:style-name="P1">32. Des folgenden ages aber liessen sie die Reiter mit ihm ziehen und kehrten wieder in das Standlager zsurück.</text:p>
      <text:p text:style-name="P1">33. Und als diese gen ’a’sarea gekommen, über aben sie dem Landpgeger den Brief und stellten ihm auch dennaulus dar. <text:s text:c="3"/>162 Cap.</text:p>
      <text:p text:style-name="P1">23.</text:p>
      <text:p text:style-name="P1">24. Die Geschichten Cap.: E?-L.</text:p>
      <text:p text:style-name="P1">34. Nachdem aber der Landpsleger den Brief gele en und auf die Frage, aus welYes· Pro:sinz er wäre, erfahren, dass er aus i ieien ei</text:p>
      <text:p text:style-name="P1">35. sprach er: Jch will dich vcrhi5ren, wann auch deine Ankläger angekommcn»s ein werden. Und er befah , ihn In dem Nichthause des Herodes zu verwahren. C.25, is.</text:p>
      <text:h text:style-name="Heading_20_2" text:outline-level="2">Cap. XXIV.</text:h>
      <text:p text:style-name="P1">, l. Klage der Juden wider Paulus vor Felix. (-O. il. Dessen Verantwortung. «l0—2l. l1I. Fvrtwih· tende Gefangenschaft des Paulus. 22—27. l. 1· Nach fünf Tagen aber kam der oberste Priester Ananias n1it den Aeltesten und einem Redner Tertullus hinab; diese erschienen vor dem Landpsleger ws;der391;aul4us. .2 , .4 .</text:p>
      <text:p text:style-name="P1">2. Und als"er vorberufen worden, hob Tertullus die Anklage an und sprach:</text:p>
      <text:p text:style-name="P1">3. Dass wir vielen Frieden durch dich geniessen, und heil«ame Dinge diesem Volke durch deine Fürsorge geschehen, das anerkennen wir allezeit und alleuthalben, vortresflichster Felix, mit aller Dankbarkeit.</text:p>
      <text:p text:style-name="P1">4. Damit ich dich aber nicht länger aufFalte, bitte ich dich, uns in Kürze nach deiner reundlichkeit anzuhören.</text:p>
      <text:p text:style-name="P1">5. Wir fanden nämlich, dass dieser Mann eine Pest ist und Zwietracht stiftet unter allen Juden aus dem Erdkreis als ein Anführer der Sekte der Nazarener;</text:p>
      <text:p text:style-name="P1">4.(«5or. 4, is. Apg. I7,6. S. der auch versuchte,den Tempel zu«entheiligen, den wir auch ergriffen nnd wollten ihn nach unserm Gesetze richten. C. 2t, 28 «.</text:p>
      <text:p text:style-name="P1">7. Aber Lysias, der Oberste, kam dazu und führte ihn mit grosser Gewalt aus unsern Händen hinweg, C, I.-,</text:p>
      <text:p text:style-name="P1">27.</text:p>
      <text:p text:style-name="P1">8. und hiess seine Ankläger zu dir kommen. Von ihm kannst du selbst, so du ihn verhörest, alles das erfahren, dessen wir ihn ankla en.</text:p>
      <text:p text:style-name="P1">9. Cis stimmten aber auch die Juden bei und sagten,dass sich diese Sache also verhalte. II.</text:p>
      <text:p text:style-name="P1">10. Aber Paulus hob, da der Landpfleger ihm winkte zu reden, also an: Da ich weiss dass du seit vielen Jahren »unter diesem Volke R1chter bist, so vertheid1ge 1ch meine Sache mit desto fr’c’)hlicherem Muthe,</text:p>
      <text:p text:style-name="P1"><text:soft-page-break/>11. indem du erfahren kannst, dass »es nicht mehr als zwölf Tage sind, seit ich hinaufzog, in Jerusalem anzubeten.</text:p>
      <text:p text:style-name="P1">12. Und sie fanden mich weder in1 Tempel, dass ich mit Jemand Gespräch gehalten, oder einen Auflaus im Volke erregt hätte, noch in -den Versammlungen noch in der Stadt. C.2.-, s,</text:p>
      <text:p text:style-name="P1">13. Sie können auch die Dinge nicht darthun, deren sie mich jetzt ankla en.</text:p>
      <text:p text:style-name="P1">14. Ich bekenne dir aber dieses , dass ich nach der Lehre, die sie eine Sekte heissen, dem Gottder Väter also diene, dass ich allem dem laube, was in dem Gesetze ulld in den «JHropheten geschrieben steht, C. ge, 22 «·</text:p>
      <text:p text:style-name="P1">15. nnd(habe die .Hosfnung zu Gott, auf welche an ) diese selbt warten, dass eine Auf«-hist«-hullg der Todten sein werde, der Gere )ten und der Ungerechten. C.26 (;—8. Dame</text:p>
      <text:p text:style-name="P1">2.</text:p>
      <text:p text:style-name="P1">16. Darum übe ich mich auch selbst allezeit ein unverletztes Gewissen zu haben vor Gott und den Menschen. C.23, «. -». Eos. 4,«2.</text:p>
      <text:p text:style-name="P1">17. Ich bin aber nach mehreren Jahren gekommen, Almosen darzubringen meinem Volke und Opfer. C.24,24. Röm.15,25:c.</text:p>
      <text:p text:style-name="P1">18. Dabei fanden mich, als ich gereinigt war, im Tempel, nicht mit V-:lksauflaus noch mit Getümmel, etliche Juden aus Asien; C, 2i,</text:p>
      <text:p text:style-name="P1">27. -</text:p>
      <text:p text:style-name="P1">19. die follten vor dir ge enwärtig sein und mich anklagen, wenn sie etwas wider mich hätten. :</text:p>
      <text:p text:style-name="P1">20. Oder diese selbst mögen sagen, ob sie an mir ein Unrecht gefunden haben, als ich vor dem Rathe stand; «</text:p>
      <text:p text:style-name="P1">21. es wäre denn wegen dieses einzigen Wortes, das ich ausrief, als ich unter ihnen stand: Wegen der Auferstehung der Todten werde ich heute von euch gerichtet. C. 23, S, IlI.</text:p>
      <text:p text:style-name="P1">22. Als Felix dieses gehört hatte, verwies er sie auf spätere Zeit, da er genauer um diese Lehre wusste, und sprach: Wann Lysias, der Oberste, herabkommt, will ich eure Sache untersuchen. C. 23,</text:p>
      <text:p text:style-name="P1">26.</text:p>
      <text:p text:style-name="P1">23. Und er befahl dem Hauptmann, den Paulus zu verwahren und milde zu halten, auch Niemanden! der Seinigen zu wehren, ihm Dienste zu leisten oder zu ihm zu kommen. E. 27,3. 28, is.</text:p>
      <text:p text:style-name="P1">24. Nach etlichen Ta en aber kam Felix mit Drusilla, f einem TFeibe, die eine JüdiU war, und liess den Paulus holen und hörte ihn von dem Glauben an Christum.</text:p>
      <text:p text:style-name="P1">25. Als er aber von der Gerechtigkeit und Enthaltsamkcit und dem künfti en Gerichte redete, ward Felix voll Furcht nnd antwortete: Für diessmal gehe hin; wann is aber gelegene Zeit bekomme, will ich di rufen lassen. C«40, ed. «</text:p>
      <text:p text:style-name="P1">26. Zugleich hoffte er aber auch, dass ihm von Pan us Geld gegeben würde, damit <text:s text:c="3"/>Cap«»</text:p>
      <text:p text:style-name="P1">24.</text:p>
      <text:p text:style-name="P1">25. der heil. Apostel. I Cap.i25. 1-63 er ihn ledig lasse.?-Darum liess er ihn auch 7öfter kommen und besprach sich mit ihm.</text:p>
      <text:p text:style-name="P1">27. Als aber zwei Jahre verflossen waren, bekam Felix zum <text:soft-page-break/>Nachfolger den Porcius Festus, und da er sieh bei den Juden Dank erwerben wollte, hinterliess Felix den Paulus gebunden. C. 25,</text:p>
      <text:p text:style-name="P1">9. «. , «</text:p>
      <text:h text:style-name="Heading_20_2" text:outline-level="2">Cap. XxV.</text:h>
      <text:p text:style-name="P1">l. Paulus vor Festus. i-—i2. ll. Festus stelltihn dem Agrivs-as vor. 13 —27. I. J. Als nun Festus in der Provinz angekommen war, og er nach drei Tagen von Cäsarea hinaus gen Jerusalem. , C.24,</text:p>
      <text:p text:style-name="P1">27. 23,</text:p>
      <text:p text:style-name="P1">23.</text:p>
      <text:p text:style-name="P1">2. Da erschienen vor ihn! die Hohenpriester und die Vornehmsten der Juden wider Paulus und baten ihn, C. ei, «» Z. es als Gunst» wider denselben begehrend, dass er ihn gen Jerusalem holen lasse, indem sie einen Anschlag machten, ihn unterwegs umzubringen. C. 23, is·</text:p>
      <text:p text:style-name="P1">4. AlleinFestus antwortete, Paulus werde u Cäsarea in Verwahrung gehalten, er selbst aber werde in Bälde wieder abreisen.</text:p>
      <text:p text:style-name="P1">5. So mögen denn die Mächtigen unter euch, sprach er, mit hinab·iehen, und wenn keline Schuld an diesem Manne ist, ihn anagen.</text:p>
      <text:p text:style-name="P1">6. Nachdem er aber nichtinehr als«acht oder ehn Tage bei ihnen gewesen, zogEer gen (Eäsarca hinab,und des folgenden aes setzte er sich auf den Richterstuhl und hiess den Paulus vorführen.</text:p>
      <text:p text:style-name="P1">7. Und als derselbe erschien, umstanden ihn die Juden, die von Jerusalem hinabekommen waren, und brachten viele und sihwere Klagen wider Paulus vor, die sie nicht beweisen konnten. C. 24, is. S. Denn er verantwortete sich: Weder ?gen das Gesetz der Juden, noch gegen den empel, noch gegen den Kaiser habe ich etwas verbrochen. C.</text:p>
      <text:p text:style-name="P1">24. i-z. 28· i7. </text:p>
      <text:p text:style-name="P1">9. Festus aber, da er stch bei den Juden Gunst erwerben wollte, antwortete und sprach zu Paulus: Willst du en Jerusalem hinaufziehen und daselbst dieser Dinge halben vor mir gerichtet werden?</text:p>
      <text:p text:style-name="P1">10. Aber Paulus sprach: Jch stehe vor dem Richterstuhle des Kaisers, da muss ich glerichtet werden. Den Juden habe ich kein nreeht gethan, wie auch du gar wohl erkennest. C. er,</text:p>
      <text:p text:style-name="P1">28. <text:s/>«</text:p>
      <text:p text:style-name="P1">11. Denn habe ich Unrecht gethan und etwas begangen, das des Todes werth ist, so weigerte ich mich nicht zu sterben. Jst aber nichts an dem, dessen diese mich anklagen so arm mich ihnen Niemand schenken. Jcks" berufe mich auf den Kaiser. E. es, se. «</text:p>
      <text:p text:style-name="P1">12. Da besprach sich F-estus mit seinem Rath und antwortete: Du hast dich auf denKaiser berufen; du sollst zum Kaiser ziehen. C.27, M. « II.</text:p>
      <text:p text:style-name="P1">13. Als aber etliche Ta e ver an n: waren kam der Köni A ri g s ung BFr"-. » S S pp« D n1ce gen Casarea, um den Fcstus zu begrüssen. </text:p>
      <text:p text:style-name="P1">14. Und da sie mehrere Tage daselh sich aufhielten legte Festus dem Köni« die ache des Paulus vor und sprach: Es ist ein Mann von Felix gefangen hinterlassen worden, -</text:p>
      <text:p text:style-name="P1"><text:soft-page-break/>15. wegen dessen, als ich zu Jerusalem war, die ohenpriester und Aeltesten der Juden ers ienen und ein Urtheil wider ihn verlan ten. s IS. Leuen antwortete ich, es sei nicht der Rdmer Gewohnheit einen Menschen hinzugeben zum Verderben, ehe der Angeklagte die Kläger vor Augen habe und Gelegenheit erhalte, sich der Klage halben zuverntworten. « a</text:p>
      <text:p text:style-name="P1">17. Als sie nun hieher zusammen ekommen waren, machte ich gar keinen Au«Tchub, sondern setzte mich des folgenden » ages auf den Richterstuhl und hiess den Mann vorfügken. ·</text:p>
      <text:p text:style-name="P1">18. ls nun die Kläger auftraten, brachten sie keine Klage über ihn vor, deren ich mich versah; . »</text:p>
      <text:p text:style-name="P1">19. sondern sie hatten gewisse Streitfragen wider ihn betreffend ihre Gottesverehrlung und esnen verstorbenenlEgefus, von we em au us a te da· er e e. ch P s g «C.X3, ev. ge,</text:p>
      <text:p text:style-name="P1">8. 2:·1.</text:p>
      <text:p text:style-name="P1">20. Da ich aber bei der Streitfrage über diese Dinge nnschlüssig war, sagte ich, ob er wolle gen Jerusalem ziehen und da elbft dieser Din e halben erichtet werden.</text:p>
      <text:p text:style-name="P1">21. Da sich aber Paulus darauf berief, dass er auf des Kaisers Entscheidung in Verwahrung gehalten werde, so liess ich ihn verwahren, bis ich ihn zum Kaise»r«sende.</text:p>
      <text:p text:style-name="P1">22. Agripvas aberssprach zu Festus: Ich mi)chte gern aucssJselbst diesen Menschen hören. Er sprach: orgelisollstdrr»Lihn2lsii;eii. Uc. , -</text:p>
      <text:p text:style-name="P1">23. Des folgenden Tages nun kam Agrivpas und Bernice mit Jgrossem Gedränge und ingen in das 9iichthaus mit den Obersten und den angesehenstel1 Männern der Stadt, und auf Festus Befehl ward Paulus gebracht. <text:s text:c="3"/>1-64i Cap,.25.</text:p>
      <text:p text:style-name="P1">26. »Die Geschichtm Cap.</text:p>
      <text:p text:style-name="P1">26.-ins!</text:p>
      <text:p text:style-name="P1">24. Und Festus sprach; König Agrippas und ihr Männer alle, die ihr mit uns zuegen» seid! Da sehet ihr diesen, wegen desP en mich die ganze Menge der Juden anging zu Jerusalem und hier, indem sie schrieen, er dürF3nicht länger leben. »C. ge, es.</text:p>
      <text:p text:style-name="P1">25. ei! ich aber ersand,»dass er nichts gethan, das des Todes werth wäre, und auch er selbst sich auf den Kaiser berufen hat, so habe ich beschlossen, ihn abz;1s2e;1t;en.</text:p>
      <text:p text:style-name="P1">26. Jch weiss jedoch über ihn nichts Gewisses dem Herrn u schreiten. Darum habe ich ihn vor euh gå ührt und vornämich vor dich, König r1ppas, damit ich nach gesehehener Untersuchung etwas zu schreiben wisse. C.26, Z.</text:p>
      <text:p text:style-name="P1">27. . «</text:p>
      <text:p text:style-name="P1">27. Denn es dünkt mich ungereimt, einen Gefangenen ab usenden und nicht auch die Klagen wider ihn anzuzeigen. «</text:p>
      <text:h text:style-name="Heading_20_2" text:outline-level="2">Cap. XXV1.</text:h>
      <text:p text:style-name="P1">T; Rede des Paulus nor Agrips-as,-«"4 —-M; und II-. dessen Ausspruch. 3()—32. s I. L Agrippas nun sprach zu Paulus: Es ist dir gestattet für dich zu sprechen. Da streckte Paulus die Hand aus und verantwortetesich also: M«nh.·«0, se. · « L. Jck)·schät;-e miFlglücklich, König Agrippas! dass ich über es, dessen ich von <text:soft-page-break/>den Juden augeklagt werde, vor dir mich heute verantworten soll; "</text:p>
      <text:p text:style-name="P1">3. zumal da du aller Gebräuche und Streitfragen unter den Juden kundig bist; darulnbitteich dich,michgeduldig anzuhören.</text:p>
      <text:p text:style-name="P1">4. MeinenLeben swandel nun vonJugend auf, den ich von Anfang unter meinem Volke zu Jerusalem führte, wissen alle Jnden; C.22, Z sc. G-1.«,«32k. .</text:p>
      <text:p text:style-name="P1">5. da sie mich von früher her kennen (wenn sie es bezeugen wolle31?,dass ich nach der strengsten Seite uns erer8 eligion gelebt habe, als ein Pharisäer. C. ·23,6.</text:p>
      <text:p text:style-name="P1">6. Und jetzt stehe ich vor Gericht wegen der Hoffnung an die von Gott an unsere Vätergescheh:neTZerheissung, C. 43,32. 28,-ro. 22». zu iox;'hcher unsere zwölf Stämme, eifrig Ta nni)·S iacht Gott dienend; zu gelangen Xssen. Wegen dieser Hoffnung werde 1ch, önig Agrippas! eingeklagt von den Juden. C.24, »Hei.</text:p>
      <text:p text:style-name="P1">8. Wie? Wird es beieuch fürunglaublich geachtet,dass Gott Todte auferwecke? C.-E,</text:p>
      <text:p text:style-name="P1">2. V.9—48: Apg.9,2—9·. ge, 4—40. ,</text:p>
      <text:p text:style-name="P1">9. Ich meinte zwar bei mir selbst, Ich müsste ge en den amen Jesu von .liazareth viel Feindseliges ausüben.</text:p>
      <text:p text:style-name="P1">10. Was ich denn auch u Jerusalem t3;:t,: und Viele der Heiligen schloss ich ins efc;"nZ;1tss, wozu Ich von den Hohenpriester1-es die D ollmacht empfangen hatte; nnd wenn sie getödtet wurden, gab ich die Stimme; dazu. C. 22,2o«. — »</text:p>
      <text:p text:style-name="P1">11. Und in allen Versammlungen straftic2 sie oft und zwang sie zu lästern, und er die Massen wüthend wider sie, verfolgte ich sie auch bis in die auswärtigen Städte; .’ -.</text:p>
      <text:p text:style-name="P1">12. Als ich nun in solchem Thun gen Da«-« maseus reisete mit Vollmacht und Erlaubkniss von den Hohenpriestern,</text:p>
      <text:p text:style-name="P1">13. sah ich mitten am Tag auf dem We e, o König, vom Himmel her ein Licht, heller« als der Glanz der Sonne, welches mich, und die mit mir zogen, umglänzte.</text:p>
      <text:p text:style-name="P1">14. Und da wir Alle zur Erde gefallen waren, hörte ich eine Stimme zu mir reden und in ebräischer Sprache sagen: Saul» Saul! was ver olgest du mich«. Es wird: dir schwer werden, wider den Sticher auszuschlagen.</text:p>
      <text:p text:style-name="P1">15. Jch aber sZrach: Wer bist du, Herr? Und er sprach: eh bin Jesus, den du verfolgest«</text:p>
      <text:p text:style-name="P1">16. Aber steh’ auf und stehe auds deine Füsse! Denn dazu bin ich dir ers )ienen, dich zu verordnen zum Diener und Zeugen dessen, was du gesehen hast und was ich dir offenbaren werde. C.22, is. Gal.4,42.</text:p>
      <text:p text:style-name="P1">17. Und werde dich erretten von deniVolke» und von den Heiden, unter welche ich dichjetzt fende,AC.22,</text:p>
      <text:p text:style-name="P1">24. Jek.«,</text:p>
      <text:p text:style-name="P1">8.i8.49.</text:p>
      <text:p text:style-name="P1">18. i re u en u öffnen, dass ie sich bekehrenhvon de? Finsterniss zum 5!;ichte und» von der Gewalt des Satans zu Gott, dass« sie empfangen Vergebung der Sünden und das Erbe unter den Geheiligten durch den Glauben an mich. Jes. 42,</text:p>
      <text:p text:style-name="P1">7. Col. 4, 12——44. ApgAs, ZU-</text:p>
      <text:p text:style-name="P1">19. Daher, König Agrippas! war 1ch der himmlischen Erscheinung <text:soft-page-break/>nicht ul3;c;h:)rscäm, a . , .</text:p>
      <text:p text:style-name="P1">20. sondern habe denen zu Damascus zuerst und zu Jerusalem »und im ganzen 1üdischen Lande und den Heiden verkiindigt, Busse u tl un und sich zu Gott zu bekehren, indem sie I?s3erke thun, die der Busse gemäss seien. C. 9,</text:p>
      <text:p text:style-name="P1">20.</text:p>
      <text:p text:style-name="P1">28.</text:p>
      <text:p text:style-name="P1">29. 2o,</text:p>
      <text:p text:style-name="P1">24. Many. 3,</text:p>
      <text:p text:style-name="P1">8.</text:p>
      <text:p text:style-name="P1">21. Um dieser Dinge willen griffen· mich die Juden im Tempe und suchten muh zu tödten. C.24« 3o.3I.</text:p>
      <text:p text:style-name="P1">22. Aber,da mir Hülfe von Gott widerfahren, stehe ich bis auf diesen Tag und <text:s text:c="3"/>C-a"p.</text:p>
      <text:p text:style-name="P1">26.</text:p>
      <text:p text:style-name="P1">27. Ader he-il. Apostel.</text:p>
      <text:p text:style-name="P1">Cap. L-7. 165 Zeuge vor Kleinen und Grossen und lehre s ren wir· ab, und mit uns war Aristarchus, nichts Anderes, als wovon die Propheten Ha thabeii, dass es geschehen werde, und Les; Lue. A-, U re.</text:p>
      <text:p text:style-name="P1">23. nämlich, dass Christus leiden müsse, und dass er, der Erste aus der Auferstehung der Todten, Li(ht verkündigen werde dem Volke und den Heiden. Lin» ei, Wie.-,</text:p>
      <text:p text:style-name="P1">32. i.(i:oc. i5, Ho. Apg.43-47-</text:p>
      <text:p text:style-name="P1">24. Als er aber solches zu seiner Verantwortung redete, sprach Festus mit lauter Stimme: Paulus, du bist uiismnF! Die vielen Schriften verwirrendichzum nsinn.</text:p>
      <text:p text:style-name="P1">25. Er aber sprach: Ich bin nicht un-sinuiH,vortrefslichster Festus!sondernwahre »und esouiiene Worte rede ich. . .</text:p>
      <text:p text:style-name="P1">26. Denn es weiss von die en Dingen der König, zu welchem ich auch reiintithig rede; denn ich kann mich nicht bereden, dass i m etwas von diesen Din en unbekannt ei; denn nicht in einem Bindi ist dieses geschehen. J-h.48, so.</text:p>
      <text:p text:style-name="P1">27. Glaubst du, König Agrippas, den Propheten? Ich weiss, dass du laubeft.</text:p>
      <text:p text:style-name="P1">28. Agrippas aber sprach zu 9JFaulus: Du beredetest mich bald, dass iih ein Christ würde.</text:p>
      <text:p text:style-name="P1">29. Aber Paulus sprach: Jch wünschte zu Gott, dass über kurz oder lau nicht allein »du, ondern auch Alle, die mich heute hören, sol e würden, wie ich bin, ausgenommen diese Bande. C es, 2o. II. <text:s/>Und als er dieses gesprochen,stand der König und der Landpfleger auf und Bernice und die bei ihnen sassen. C.25,</text:p>
      <text:p text:style-name="P1">23.</text:p>
      <text:p text:style-name="P1">31. Und da sie hinweggegan en, redeten <text:s/>mit einander und fpraZeii: Dieser ensch thut nichts, was des Todes oder der Bande werth wäre. E. es, «. I-32. Agrippas aber sagte zu Festus: Dieser Mensch hatte können ledig gelassen werden, Zoenn er sich nicht auf den Kaiser berufen « ätte. .</text:p>
      <text:h text:style-name="Heading_20_2" text:outline-level="2">Cap. XXVll.</text:h>
      <text:p text:style-name="P1">1. Paulus Schiffahrt von CEsarca« nach MeIiie. -t·——ts. 1l. Sturm <text:soft-page-break/>und Schiffbruch. -14—4-L-. · I.</text:p>
      <text:p text:style-name="P1">1. Als es aber beschlossen war, dass wir nach Italien hinschiffen sollten, übergaben sie den Paulus und etliche andereGefaugene einem Hauptmann, mit Namen Julius, von der kaiserlichen Rotte. C. 25, i2, Si; "</text:p>
      <text:p text:style-name="P1">2. Nachdem wir aber ein adramyttenisches Schiff bestiegeu hatten, mit dem wir nach den Ortschaften Afiens schiffen sollten, fuhein Maeedonier von Thessalonich. C.i9,29.</text:p>
      <text:p text:style-name="P1">3. Und des« andern Tages liefen wir zu Sidon ein; und Julius erzeigte sich menschenfreundlich gegen Paulus und erlaubte ihm, zu seinen Freunden zu gehen uk1dih«ke»x Psiegsi; zu geniessen. C. Hi, 23«</text:p>
      <text:p text:style-name="P1">4. S on da fuhren wir ab und schifften unter Cypern hin, weil die Winde uns entgegen waren. , · · . » «</text:p>
      <text:p text:style-name="P1">5. Und nachdem wir das Meer bei Cilicien und Pamphylien durchschifst hatten, kamen wir In Myra in Linien. "</text:p>
      <text:p text:style-name="P1">6. nd daselbst fand der Hauptmann ein Schiff von Alexandria, das nach Italien fuhr, und brachte uns auf dasselbe. .</text:p>
      <text:p text:style-name="P1">7. Da wir aber während vieler Tage eine langsame Fahrt hatten und mit Mühe gegen Cnidus kamen, weil der Wind uns nicht hinzuliess, so schifften wir unter Creta hin, gegen Saln1one.</text:p>
      <text:p text:style-name="P1">8. Und indem wir mit Mühe an der Küste hinsuhgn,· kamen wir an einen Ort, der schöne Sihifsshafengenannt, in dessen Nähe die Stadt asäa war. -</text:p>
      <text:p text:style-name="P1">9. Als aber viele Zeit verflossen, und die Schiffahrt schon gefährlich) war, weil auch die Fasteiizeit schon vorü er war, warnte Paulus und sprach zu ihnen:</text:p>
      <text:p text:style-name="P1">2. Coc. «, M. 3, Mos. 23, 27 us. ·10. Ihr Männer, ich sehe, dass mit Schädigung und grossem Verlust nicht nur für die Ladun und das Schiff, sondern auch für unser Zehen die Fahrt geschehen wird.</text:p>
      <text:p text:style-name="P1">11. Aber der Haiiptniai1u glaubte dem Steuermann und dem Schiffsherri1 mehr, als dem, was von Paulus gesprochen ward.</text:p>
      <text:p text:style-name="P1">12. Und da der Hafen nicht wol lgelegen war zum Ueberwintern, gab die Mehrl;,ahl den Rath, auch von da abzufahren, o sie etwa könnten nach Phönix gelangen, einem Hasen von Creta, der ge en üdund Bord-West liegt, und daselbst überwintern.</text:p>
      <text:p text:style-name="P1">13. Da nun ein saufter Sitdwind wehete, meinten sie, sie hätten ihr Vorhaben erreicht, ogen die Anker auf und uhren neben Ema hin. ; II.</text:p>
      <text:p text:style-name="P1">14. Aber nicht lange darnach Hiess g’Zgen die Insel ein Wirbelwind , stord genannt. » . -</text:p>
      <text:p text:style-name="P1">15. Und da das S»chisf ergriffen ward und dem Winde nicht widerstehen konnte, überliessen wir es und schwe ten. Pf. io7, es :c.</text:p>
      <text:p text:style-name="P1">16. Als wir aber an einer kleinen Insel, Claude genannt, hinliefen, vermochten wir kaum des Bootes mächtig zu werden. i "-J? <text:s text:c="3"/>166 Cap.</text:p>
      <text:p text:style-name="P1">27. Die Geschichten Cap.</text:p>
      <text:p text:style-name="P1">27.7s</text:p>
      <text:p text:style-name="P1">17. Dieses zogen sie heraus, gebrauchten der Hälse und umbunden das chifs, und weil sie ürchteten, auf die Syrte geworfen zu <text:soft-page-break/>werden, liessen sie die Segel herunter und s chwebten also.</text:p>
      <text:p text:style-name="P1">18. Da wir aber heftig vom Sturm umhergetrieben wurden, warfen sie des folgenden Tages von der Ladung aus.</text:p>
      <text:p text:style-name="P1">19. Und am dritten Tage warfen wir mit eigener Hand das Gerathe des Schiffes Alls. Jan. «, S. « -</text:p>
      <text:p text:style-name="P1">20. Da aber bei vielen Tagen weder Sonne noch· Sternes chienen,und einhestiger Sturm anhielt, verschwand endlich alle Hoffnung, -dass wir gerettet würden.</text:p>
      <text:p text:style-name="P1">21. Und da man lange nichts gegessen hatte, stellte siihDJåetzt Paulus mitten unter sie und sprach: an hätte zwar, ihr Männer, mir gehorchen und nicht von Creta abEhren und sich diese Schädigung und den erlust ersparen sollen. .</text:p>
      <text:p text:style-name="P1">22. Doch so ermahne ich euckz?auch jetzt, guten Muthes zu sein, denn iemandes eben aus euch wird verloren gehen, nur das Schiff.</text:p>
      <text:p text:style-name="P1">23. Denn es trat zu mir in dieser Nacht ein Engel des Gottes, dessen ich bin, und dem ich auch diene, C.5,49.</text:p>
      <text:p text:style-name="P1">24. und sprach: Fürchte dich nicht, Paulus, du musst vor den Kaiser treten; und siehe, Gott hat dir Alle geschenkt, die mit dir sch!ffE1I. C. Da, «. I, is.</text:p>
      <text:p text:style-name="P1">25. Darum seid guten Muthes, i r Männer! Denn ich vertraue Gott, da es also geschehen werde, in der Weise, wie zu mir ist geredet worden.</text:p>
      <text:p text:style-name="P1">26. Aber auf eine Insel müssen wir geworfen werden. C. 28, «.</text:p>
      <text:p text:style-name="P1">27. Als es aber die vierzehnte Nacht war, seitdem wir auf dem Adriatischen Meere hårumgetrieben wurden, vermutheten um itternacht die Schisfsleute, dass sich ihnen Land nähere. » « «</text:p>
      <text:p text:style-name="P1">28. Und sie liessen das Senkblei hinunter und fanden zwanzig Klafter. Und als sie ein wenig weiter gefahren waren und es wieder hinuuterliessen, fanden sie fünfzehn Klaster.</text:p>
      <text:p text:style-name="P1">29. Und da sie fürchteten, auf rauhe Orte geworfen zu werden, warfetäe"ce vom Hinterthelle des Sclisfes vier nker aus und wünschten, dass es Tag würde.</text:p>
      <text:p text:style-name="P1">30. Als aber die Schifssleute aus dem SehJfe zu entfliehen suchten und das Boot ins?) eerhinabliessen,unterdemVorwande, als wollten sie vomVordertheile Anker auswerfen;</text:p>
      <text:p text:style-name="P1">31. sprach Paulus u dem Hauptmann und zu den KrieBgsknechten: Wenn diese nicht im Schiffe blei en, so könnet ihr nicht gerettet werden. , . s</text:p>
      <text:p text:style-name="P1">32. Da hieben die Kriegsknechte die Seile -des Bootes ab und liessen es hinausfallen.</text:p>
      <text:p text:style-name="P1">33. Bis es aber mochte Tag werden, ermahnte Paulus Alle, Speise zu nehmen, und sprach: Es ist heute der vierzehnte Tag, dass ihr wartet und ohne Nahrung geblieben seid, indem ihr nichts zu euch genommen habet. Pf. me, S. i</text:p>
      <text:p text:style-name="P1">34. Darum ermahne ich euch, Speise zu euch zu nehmen, denn dieses dienet zu eurer Errettung; denn Keinem von euch wird ein Haar vom Haupte verloren gehen.Las. 21,4å.</text:p>
      <text:p text:style-name="P1">35. Und nachdem er dieses qesprochen, nahm er Brot, dankte Gott vor··Allen und brach es und sing an zu essen. M;-tth. «, 49;</text:p>
      <text:p text:style-name="P1">36. Da wurden Alle guten Muthes und nahmen auch selbst Speise zu sich. i</text:p>
      <text:p text:style-name="P1">37. Wir waren aber in dem»Schifse Alle zusammen zweihundert sechs <text:soft-page-break/>und siebenzig Seelen. ,</text:p>
      <text:p text:style-name="P1">38. Und nachdem sie sich mit Speise gesättigt hatten, erleichterten sie das Schiff und warfen das Getreide in’s Meer.</text:p>
      <text:p text:style-name="P1">39. Als es aber Ta geworden, erkannten. Evas Land nicht; sgie wurden aber einen eerbusen ewahr, der ein Gestade hatte, an welches si;e das Schiff wo möglich anzutreiben bes(hlossen. .</text:p>
      <text:p text:style-name="P1">40. Und· so schnitten sie die Anker ab und liessen sie m’s Meer und löseten zugleich die Bande der Steuerruder; dann zogen sie das kleine Seåel auf nach dem Winde und hielten dem estade zu.</text:p>
      <text:p text:style-name="P1">41. Da sie aber auf einen Ort geriethen, der zu beiden Seiten Meer hatte, stiess das Schiff auf, und das Vordertheil blieb nnbeweglich fest, das Hintertheil aber sing aus einander von der Gewalt der We en.</text:p>
      <text:p text:style-name="P1">2. Cor. «, Es.</text:p>
      <text:p text:style-name="P1">42. Es ward aber von den Kriegsknechten ein Rathschllag gefasst, dass sie dleGefangenen tödten wo ten, damit nicht Jemand durch Schwimmen entfliehe. C. is,</text:p>
      <text:p text:style-name="P1">27.</text:p>
      <text:p text:style-name="P1">43. Der Hauptmann aber, der den Paulus erhalten wollte, verhinderte ihr Vorhaben und befahl, wer schwimmen könne, Eule sich zuerst ins Meer werfen, um ans and zu ommen; · »</text:p>
      <text:p text:style-name="P1">44. und die Uebrigen theils auf Brettern, theils auf Stücken vom Schiffe. Und so geschah es, dass Alle an das Land gerettet wurden. « ' <text:s text:c="3"/>Cap.</text:p>
      <text:p text:style-name="P1">28. Its« der heil</text:p>
      <text:h text:style-name="Heading_20_2" text:outline-level="2">Cap. . XXVIII.</text:h>
      <text:p text:style-name="P1">l. Ti)aten des Paulus aufMelite. «-i0. lJ. Seine Ankunft in Rom. «—46. lI1. Seine Gefangenschaft und Verkündigung des Er angelinmcdaselbst. 47—34. I.</text:p>
      <text:p text:style-name="P1">1. Und als sie gerettet waren, erfuhren sie, dass die Insel Melite heisse. C.27,26.39.</text:p>
      <text:p text:style-name="P1">2. Die Einwohner aber erzeigten uns nicht geringe Menschensreundl1ch eit, denn ge zündeten ein Feuer an und nahmen uns lle zu sich wegen des anhaltenden Regens und wegen der Kälte.</text:p>
      <text:p text:style-name="P1">2. C-or. «,</text:p>
      <text:p text:style-name="P1">27. Z. Als aber Paulus einen Haufen Reiser gufamnlenraffte und auf das Feuer legte, am eine Natter aus der Hitze hervor und fuhr ihm an die Hand. -</text:p>
      <text:p text:style-name="P1">4. Wie aber die Einwohner das Thier an seiner Hand hängen sahen, sprachen sie zu einander: Gewiss ist dieser MensZ? ein Mörder, den, ob er gleich aus dem eere gerettet wurde, die Rache dennoch nicht leben ies3. Las. 43,2. Z. Mos.32,2!-. Am. g, so. «</text:p>
      <text:p text:style-name="P1">5. Er jedoch schleuderte das Thier in das Feuer und ihm geschah nichts N2t3öses6 « arc , .</text:p>
      <text:p text:style-name="P1">6. Sie aber erwarteten, er werde auf-« Lihwellen oder plötzlich todt niedersalIen.«" ls je aber lange warteten und sahen, dassi m kein Leid widerfuhr, änderten sie ihre ceinung und sagten, er ses;ei«1ZC:)«ott.</text:p>
      <text:p text:style-name="P1">7. Aber in der Gegend dieses Ortes hatte der Vornehmste der Insel, Namens Publius, Güter; dieser nahm uns auf und beherbergte <text:soft-page-break/>uns drei Tage sreundlich.</text:p>
      <text:p text:style-name="P1">8. Es be ab sich aber, dass des Publius Vater am Fieber und an der Ruhr krank darnieder lag. Zu dem ging Paulus hinein, betete und egte ihm die Hände auf und machte ihn gesund. Many. S,</text:p>
      <text:p text:style-name="P1">44. Jst. 5,14:c·</text:p>
      <text:p text:style-name="P1">9. Als nun dieses geschehen, kamen auch die Uebrigen auf der nsel, die Krankheiten hatten, herbei und wurden geheilt. » « » March. 4,</text:p>
      <text:p text:style-name="P1">24.</text:p>
      <text:p text:style-name="P1">10. Diese erwiesen uns auch viel Ehre, und als wir abfuhren, gaben sie uns das Nöthige mit. II.</text:p>
      <text:p text:style-name="P1">11. Nach drei Monaten aber fuhren wir ab» auf einem Schiffe, das auf der Insel überw1ntert hatte, von Alexandria, mit dem Zeichen der Zwillinge.</text:p>
      <text:p text:style-name="P1">12. Und wir liefen ein zu Shrakus und -blieben daselbst drei Tage.</text:p>
      <text:p text:style-name="P1">13. Und von da schifften wir herum und kamen gen Rheginm; und da nach einem Tage sich der Südwind erhob, kamen wir den zweiten Tag nach Puteoli. Apostel..Z«</text:p>
      <text:p text:style-name="P1">Cap. «28. 16'7</text:p>
      <text:p text:style-name="P1">14. Daselbst fanden wir Brüder und wurden gebeten, sieben Ta e bei ihnen zubleiben; und so kamen wir nach Rom. C· U, H·</text:p>
      <text:p text:style-name="P1">15. Und von da kamen die Brüder, als sie von uns gehört hatten, hinaus und entge«gien bis gen Appiiforum und Trestabernä. is Paulus dieselben sah, dankte er Gott ulldf«ssEts Muth· Rom. «, to :c.</text:p>
      <text:p text:style-name="P1">16. Dawir aber gen Romgekommen waren, übergab der Hauptmann die Gefangenen dem Obersten der Leibwache; dem Paulus aber wurde gestattet, für sich zu bleiben mit dem Kriegsknechte, der ihn bewachte. C.23,«.27,3. IIl«.</text:p>
      <text:p text:style-name="P1">17. Es begab sich aber nach drei Tagen, dass Paulus die Vorn-:hmsten der Juden zusammenberies. Und als sie zusammengekommen, sprach er zu ihnen: Ihr Männer, Brüder! wiewohl ich nichts wider das Volk oder die väterlichen Gebräuche ethan habe, bin ich gefangen von Jerusalem in die Hände der Römer überliefert worden. C. as,</text:p>
      <text:p text:style-name="P1">8.</text:p>
      <text:p text:style-name="P1">18. Diese wollten, nachdem sie mich Verhört hatten, mich ledig lassen, weil keine Schuld des Todes an mir war. C IS, sit,</text:p>
      <text:p text:style-name="P1">19. Da aber die Juden widersprochen, ward ich genöthi[gt, mich auf den Kaiser zu berufen, nicht a s ob ich gegen mein Volk etwas zu klagen hätte. C« A-, «.</text:p>
      <text:p text:style-name="P1">42.</text:p>
      <text:p text:style-name="P1">20. We en dieser Ursache nun habe ich euch beruHsen, um euch zu sehen und mit euch zu sprechen; denn um der FZoffnung Jsraels willen bin ich mit dieser ette umgeben. C.2ci,6:c.</text:p>
      <text:p text:style-name="P1">2.Tim.4,i6.</text:p>
      <text:p text:style-name="P1">21. Sie aber sprachen zu ihm: Wirhaben weder Briefe deinethalben aus Judäa empfangen, noch ist Jemand von den Brüdern ekommen, der von dir etwas Böses verkündigt oder gesagt hätte.</text:p>
      <text:p text:style-name="P1">22. Wir begehren aber von dir zu hören, was du für eine Meinung habest; denn von dieser Seite ist uns bekannt, dass ihr aller <text:soft-page-break/>Orten widersprochen wird. ( C. 2I1-,</text:p>
      <text:p text:style-name="P1">5.</text:p>
      <text:p text:style-name="P1">44. Luc. L,</text:p>
      <text:p text:style-name="P1">34.</text:p>
      <text:p text:style-name="P1">23. Nachdem sie ihm nun einen Tag bestimmt hatten, kamen ihrer Mehrere zu ihm In die Herberge. Diesen legte er das Reich Gottes aus und bezeugte es und suchte ihnen die Lehre Jesn aus dem Gesetze Moses und den Propheten zu beweisen, vom Morgen an bis zum Abend. C· 48,5:x. i9,</text:p>
      <text:p text:style-name="P1">8. Luc.24,27.</text:p>
      <text:p text:style-name="P1">24. Und Etli e wurden von dem überzeugt, was er cksagte, Etliche aber blieben ungläubig. C. »,</text:p>
      <text:p text:style-name="P1">4. «, H.</text:p>
      <text:p text:style-name="P1">25. Und da sie unter einander uneins <text:s text:c="3"/>168 Ccip.</text:p>
      <text:p text:style-name="P1">1. Die Epist waren, schieden sie hinweg, naiFf;d·em Paulus Ein Wort gesprochen: Tre lich hat der heilige Geist durch den Propheten Jesajas zu unsern Vätern geredet, da er sagte: , Z. Pet. 1, 2«.</text:p>
      <text:p text:style-name="P1">26. ,,Gehe hin zu diesem Volke undsprich: Mit den Ohren werdet ihr hören nnd nicht verstehen, und mit den Augen werdet ihr sehen und nicht erkennen. Jes. 6, 9:c. Matth. «s, ««i-te.</text:p>
      <text:p text:style-name="P1">27. Denn das Herz dieses Volkes ist versiockt, und mit den Ohren hören sie schwer, und ihre Aiigen·haben sie zugesch offen, das; sie nicht etwa mit den Augen sehen und mit den Ohren hören und mit dem Herzen verel St. Pauli Cap.</text:p>
      <text:p text:style-name="P1">1. steh3n und sich bekehren und ich sie gesund ma e.« -</text:p>
      <text:p text:style-name="P1">28. So sei euch nun kund, dass den Heiden das Heil Gottes gesandt worden ist; diese werden auch hören. C. is, is «,</text:p>
      <text:p text:style-name="P1">29. Und als er dieses gesagt, gingen die Juden hinweg und hatten viel Streitens unter einander.</text:p>
      <text:p text:style-name="P1">30. Es blieb aber Paulus zwei gan e Jahre in einem eigenen geinietheten Hause und nahm Alle auf, die bei ihm eintraten,</text:p>
      <text:p text:style-name="P1">31. indem er das Reich Gottes predigte « und von dem Herrn Jesu Christo lehrte « mit aller Freimlithigkeit ungehindert. Erd. is, «8—2o.</text:p>
      <text:h text:style-name="Heading_20_1" text:outline-level="1">Die EpisteI St. P</text:h>
      <text:h text:style-name="Heading_20_2" text:outline-level="2">Cap. I.</text:h>
      <text:p text:style-name="P1">! «l. Gruss des Paulus an die Gemeinde. «——7. 1l. Seine Sehnsucht zu ihr zu kommen. 8—45. llI. Die Kraft des Evangeliums, «6, «7. W. Die Sünden der Heiden. «8—32. I. I. Paulus, ein Knecht JesuChristi, berufener Apostel, ausgesoiidert zum Evangelium Gottes, G«2i.«,«o.«52c. eipg.9,«5.</text:p>
      <text:p text:style-name="P1">2. welches er vorher verheifzen hat durch seine Propheten in den heiligen Schriften, Tit. «,</text:p>
      <text:p text:style-name="P1">2.</text:p>
      <text:p text:style-name="P1">3. Luc. ei,</text:p>
      <text:p text:style-name="P1">44. "3. von semem Sohne, der geboren ist aus dem Samen Davids nach dem Fleische, Apg. 2, So. «3,</text:p>
      <text:p text:style-name="P1"><text:soft-page-break/>23.</text:p>
      <text:p text:style-name="P1">4. und erwiesen als Sohn Gottes in Kraft nach dem Geiste der Heiligung, durch die Auferstehung von den Todten, von Jesu Christo, unserm Herrn; Apg.«3,33.3«-. Joi).«o,36. «.Pet.Z,«8.</text:p>
      <text:p text:style-name="P1">5. durch welchen wir die Gnade und das Apostelaint empfangen haben, un1 Gehorsam gegen den Glauben zu bewirken unter allen Heiden um seines Namens willen, « C,«5,15—«9. Ei-h. Z, 8:c. S. unter welchen auch ihr seid, berufen von Jesii Christo: C« 9, 24»</text:p>
      <text:p text:style-name="P1">7. Allen Geliebten Gottes imd berufenen Heiligen, die zu Rom sind. Gnade sei mit euch und Friede von Gott, unserm Vater, und dem Herrn Jesu Christo! «.C-sc. « ,«2. Z. II.</text:p>
      <text:p text:style-name="P1">8. « uvörderst danke ich meinem Gott durch Je um Christum, euer Aller halben, dass euer Glaube in der ganzen Welt verkündigt wird. C. «6, «9· «. C« «, 4 se. «. Theff.’-l, S. s. U uli" an die Römer.</text:p>
      <text:p text:style-name="P1">9. Denn mein Zeuge ist Gott, dem ich in meinem Geiste diene ini Evangelium seines Sohnes, wie ich unablässig euer gedenke, « Phii. «, s.</text:p>
      <text:p text:style-name="P1">10. und allezeit in meinem Gebete flehe, ob ich endlich einmal, nach dem Willen Gottes, glückliche Gelegenheit haben möchte, zu euchzukommen. (:5.«5,23.32. Apg.«9,2«.</text:p>
      <text:p text:style-name="P1">11. Denn mich verlanget, euch zu sehen, auf dass ich euch eine geistliehe Gabe mittheile, um euch zu stärken; «.Thess.3, «0.</text:p>
      <text:p text:style-name="P1">12. das heisst, dass ich mit getröstet werde bei end; durch den gememschaftlicheu Glauben, eiiern und meinen. Si:-r. ««,</text:p>
      <text:p text:style-name="P1">25.</text:p>
      <text:p text:style-name="P1">13. Ich will such aber, ihr Brüder! nicht verschweigen , dass ich mir oft vorgesetzt habe, zu euch zu kommen (ich ward aber bis jetzt verhindert), auf dass ich auch unter euch einige Frucht habe, wie unter den übrigen Heiden. C. es,</text:p>
      <text:p text:style-name="P1">22. " ·</text:p>
      <text:p text:style-name="P1">14. Gegen Griechen mid Nicht-Gri·echen, xgen Weise und Unversiändige bin ich ein chuldner; «. (-For. « , 22-24.</text:p>
      <text:p text:style-name="P1">15. und so bin ich, so viel an mir ist, geneigt, auch euch, die ihr zu Rom seid, das Evangelmni z1i predigen. Apg. 28« Si. III.</text:p>
      <text:p text:style-name="P1">16. Denn ich schäine mich des Evangeliums Christi niiht; denn es ist eine Kraft Gottes zum Heil einem Jeden, der daran gsBaubt, dein Juden ziierst"und auch dem riechen.</text:p>
      <text:p text:style-name="P1">2.Tim.«,8—«2.Ps.« i9.is.«.Cpk.«,«8. " ; Apg.«3,46. ·</text:p>
      <text:p text:style-name="P1">17. Denn die Gerechtigkeit Gottes wird in demselben geofsenbaret aus-dem Glauben <text:s text:c="3"/>Cap.</text:p>
      <text:p text:style-name="P1">1. « -an die Römer: <text:s/>Cap.</text:p>
      <text:p text:style-name="P1">1.</text:p>
      <text:p text:style-name="P1">2. -169 zu dem Glauben, wie geschrieben steht: »Der Gerechte aber wird aus dem Glauben leben« Es, A ». Hab. 2,</text:p>
      <text:p text:style-name="P1">4. s IV.</text:p>
      <text:p text:style-name="P1">18. Denn geosfenbaret wird der Zorn Gottes vom Himmel über alle Gottlofigleit und Ungerechtigkeit der ERenschen, welche die Wahrheit in Ungerechtigkeit aufhalten. C. 2, 5—8. Hei-· to, Wie.</text:p>
      <text:p text:style-name="P1">19. Darum, dass dasjenige, was man von Gott erkennen kann, unter ihnen offenbar ist; denn Gott hat es ihnen geoffenbaret. Aug. it,</text:p>
      <text:p text:style-name="P1">47. t7, 25 &amp;c«</text:p>
      <text:p text:style-name="P1"><text:soft-page-break/>20. Denn sein unsichtbares Wesen wird seit Erschaffung der Welt deutlich ersehen, so man es in den Werken betrachtet, nämlich seine ewige Kraft und Gottheit, damit sie keine EntschJuldigung haben. s.8,2:c. (9,22e. Jes.40,26.</text:p>
      <text:p text:style-name="P1">21. Darum, das; sie Gott erkannten und doch ihn nicht ver errlichten als Gott, noch ihm dankten, sondern verfielen in ihren Gedanken in eiteln Wahn und ihr unverständiges Herz ward verfinstert. End. «, 47 :c.</text:p>
      <text:p text:style-name="P1">22. Da sie vorgaben, sie wären Weise, wurden sie zu Thoren, J-:.«),«. « .Cox.«,-Mc.</text:p>
      <text:p text:style-name="P1">23. und vertauschten die Herrlichkeit des ullverZHillglichen Gottes Inst der Gestalt eines ildes des vergänglichen Menschen und der Vö93el und der vierfüssigen und der kriechenden hiere. s</text:p>
      <text:p text:style-name="P1">5. M-)s. 4, is ». Ps.c06,</text:p>
      <text:p text:style-name="P1">20. Weish. ca.</text:p>
      <text:p text:style-name="P1">24. Darum gab sie auch Gott dahin, in den Gelüsten ihrer Herzen, in die Unreinigkeit, ihre Leiber unter einander zu schänden: Apg.44,c6. Ps.8ic,c3.</text:p>
      <text:p text:style-name="P1">4.Thkss.4,4.5.</text:p>
      <text:p text:style-name="P1">25. sie, welche die Wahrheit Gottes mit der Lüge vertaufchten und den Geschöpfen Ehre und Dienst erwiesen mehr als dem Schöåfcr, welcher gepriesen sei in die Ewigkeit! men.</text:p>
      <text:p text:style-name="P1">26. Darum gab sie Gott dahin in schändlicheGelüste; denn ihre Weiber verwandelten den natürlichen Gebrauch in den unnatlirlichcn.</text:p>
      <text:p text:style-name="P1">3.Mos.48,22:c.</text:p>
      <text:p text:style-name="P1">27. Glcicher Weise auch die Y.)iänner verliessen den natürlichen Gebrauch des Weibes und entbrannten in ihrer Bes)ierde gegen einander, also das; Männer mit tännern Schande trieben und den verdienten Lohn ihrer Verirrung ansich selbst empfingPl«l. it. Cor. 6,</text:p>
      <text:p text:style-name="P1">9.</text:p>
      <text:p text:style-name="P1">28. Undsowiesie es verworfenhaben, Gott recht zu erkennen, so gab auch Gott sie dahin einem verworfenen Sinne, zu thun, was sich nicht gezielnet, . «.</text:p>
      <text:p text:style-name="P1">29. erfüllt mit jeglicher Ungerechtigkeit, Unzucht, Schalkheit, Geiz, Bosheit,.VolI Neid, Mord, Hader, Betrug, Tiicke, ";’ » Eplz. Es, Fee. Gal. 5, iste Ohrenblaser, Berlaumder, Gottesver5lechtkc;r,s Frg»ler, hoffarls-g,fPrahler, Girn r oer mge unge or am e en te T1cIte2«U,</text:p>
      <text:p text:style-name="P1">2. Tim.3,,22c. g g</text:p>
      <text:p text:style-name="P1">31. unvernünftig, treulos, wortbrüchig, lieblos,· unoerföhntich,»unbarmherzig; <text:s/>ennen, a , te o e veru en, e o e k32. di? Enf)geaschltåf sie da»sbRecjhts(?o:teg würdig sind, nicht nur selbst dieses thun, sondern auch ihr Wohlgefallen daran haben, wenn Andere es veruben. .</text:p>
      <text:p text:style-name="P1">Cap. ll. « l. Gottes unparteiische Gerechtigkeit4—46. 1l. Auch die Juden sind Sünder. 47-—-W. « . I. I. Darum kannst du dich nicht entschuldigen, o Mensch, wer du auch s ein magst, der du Andere richtest; denn indem du den Andern richtest, verdammft du dich selbst; denn du, der du richteft, thust eben dasscl e, C.3,9—c9. »He.</text:p>
      <text:p text:style-name="P1"><text:soft-page-break/>2.Sam.42, Z Joh. s,7.</text:p>
      <text:p text:style-name="P1">2. Wir wissen aber, dass das Gericht G»yttes nach der Wahrheit über die ergeht, die solches verüben. J Z. Meinest du aber, o Mensch, der du die richtest, die solches veriiben, und dasselbe thust, dass du dem Gerichte Gottes entrinnen werdest? Ps.50, 46—22. ·</text:p>
      <text:p text:style-name="P1">4. Oder verachtest du den Relcgthum seiner Gütigkeit und Geduld und an mnth» und erkennst nicht, dass die Güte Gottes dich zur Busse leitet? . Luc. is, 2 te.</text:p>
      <text:p text:style-name="P1">2. Pet. Z,</text:p>
      <text:p text:style-name="P1">9. is. Jud. it»</text:p>
      <text:p text:style-name="P1">5. Aber nach deiner Verstockthelt und deinem unbussfertigen Herzen hänfft du dir selbst den Zorn auf den Tag des Zornes und der Offenbarung des gerechten Gericl)tes Gottes; Hieb se,</text:p>
      <text:p text:style-name="P1">43. »-</text:p>
      <text:p text:style-name="P1">6. welcher einem Jeden vergelten wird nach seinen Werten; · Matth.46,</text:p>
      <text:p text:style-name="P1">27. D. Cor.5,</text:p>
      <text:p text:style-name="P1">40. Ier.17,40. :</text:p>
      <text:p text:style-name="P1">7. denen, die durch Standhaftigkeit in gutem Werke nach Preis und Ehre und l nvergänglichkeit trachten, das ewige Leben;</text:p>
      <text:p text:style-name="P1">8. denen aber, die widerspenstig nnd der Wahrheit ungehorsam find, der Sünde aber gehorchel1,Ungnadeund Zorn.</text:p>
      <text:p text:style-name="P1">2.·Thess.c,8ic.</text:p>
      <text:p text:style-name="P1">9. Trübsal und Angst über jede Seele eines Menschen, der Böses wirket, über den Juden zuerst und auch über den Griechen; L«-c.49,47.</text:p>
      <text:p text:style-name="P1">48. Muth. «,»22.</text:p>
      <text:p text:style-name="P1">10. Preis aber und Ehre und Frieden einem Jeden, der Gutes·wirket, dem Juden zuerst und auch dem Griechen. C. c,4c3. <text:s text:c="3"/>Mc) Cato.</text:p>
      <text:p text:style-name="P1">2. ! Die Epistel -</text:p>
      <text:p text:style-name="P1">11. Denn bei Gott ist kein Ansehen der Person.</text:p>
      <text:p text:style-name="P1">5. M-s. so, ». A;-g. to, sit.</text:p>
      <text:p text:style-name="P1">12. Denn Alle, die ohne das Gesetz« sündigten, werden aus ohne das Gesetz verloren gehen. Und Ue, die unter dem Gesetze sündigten, die werden durch das Gesetz gerichtet werden; C.i,</text:p>
      <text:p text:style-name="P1">32. J-h.5, is. 13· denn ni(Ft die Hörer des Gesetzes sind g5recht vor ott, sondern die Thäter des esetzes werden gerecht gesprochen werden. Ins.-I,</text:p>
      <text:p text:style-name="P1">22.925. Lnc.t0,25ic. t.Jol).3,7.</text:p>
      <text:p text:style-name="P1">14. Denn wenn die Heiden, die das Gesetz mcht haben, von Natur thun, was das Gesetz enthält, so sind diese, die das Gesetz nicht haben, sich selbst ein Gesetz, Pf. i47, 2o,</text:p>
      <text:p text:style-name="P1">15. als die zu erkennen »eben, dass das Werk des Gesetzes in ihren Bergen ges chrieben sei, indem«auih ihr Gewissen solches bezeugt, iind ihre Gedanken sich unter einander anklagen oder auch ents(huldigen; C.i, is. H-i-. 8, to:</text:p>
      <text:p text:style-name="P1">16. an dem Tage, wann Gott das Verborgene derMeiisck)en richten wird,naih meineu! Evangelium, durch Jesnm Christum. <text:s/>·» Matth.25,3i. t.Cor.å-,5. Ps.90,</text:p>
      <text:p text:style-name="P1">8.» «-II.«;I7. Siehe, du wirst ein Jude genannt und stiitzest <text:soft-page-break/>dich aus das Gesetz und rühmest dich in Gott, J-s·58, 2« Mich.s, «,</text:p>
      <text:p text:style-name="P1">18. und erkennst seinen Willen und prüsest, was recht und unrecht sei, aus dem Geetze unterrichtet; PI,i1» 4, to,</text:p>
      <text:p text:style-name="P1">19. und verncissest dich, ein Führer der Blinden» zu sein, ein Licht derer, die in der Finsternis; sind, Many· is, «.</text:p>
      <text:p text:style-name="P1">20. ein Erzieher der Unverständigen, ein Lehrer der Uninündigen, der eine Re eldes ZBli’ssens und der Wahrheit in dem Gesetze a e.</text:p>
      <text:p text:style-name="P1">21. Du nun, der einen Andern lehret, lehrst di(h selbst nicht! Du, der predigt, man solle nicht stehlen, stiehlst! ’ March. 23, Z. 4, Pf.5c),16:c.</text:p>
      <text:p text:style-name="P1">22. Du, der spricht, man solle nicht ehebrechen, brichst die Ehe! Du, der die Götzen verabscheut, beranbst die Tempel! Ich. 8,9.</text:p>
      <text:p text:style-name="P1">23. Du, der sich des Gesetz-es rühmt, entehrest Gott durch die Uebertretung des Gesetzes! «24. ,,Denn der Name Gottes wird um euertwillen unter den Heiden gelästert«, wie geschrieben steht. « » Jks. so, is. Cz« so, 2o -W.</text:p>
      <text:p text:style-name="P1">25. Denn die Beschneidung ist wohl nützlich, wenn du das Gesetz übest; wenn du aber ein Uebertreter des Gesetzes bist, so ist deine Beschneidung Vorhaut geworden. Jei:.4,4.</text:p>
      <text:p text:style-name="P1">4.Coi:.7,49. I. Mo . N, ts» i i l I I i St. Pauli</text:p>
      <text:p text:style-name="P1">Cap. 2».«« Z.</text:p>
      <text:p text:style-name="P1">26. Wenn minder Unbeschnittene die Rechte des Gesetzes hält, wird ihm nicht seine Vorhaut für Beschneidung gerechnet werden? C-1.2,«. Gar. 5, is.</text:p>
      <text:p text:style-name="P1">27. Und wird nicht der von Natur Unbeschnittene, wenn er das Gesetz, hält, dich richten, der du, unter dem Bnchstaben und der Beschneidung, ein Uebertreter des Gesetzes bist? . » ·</text:p>
      <text:p text:style-name="P1">28. Denn nicht der ist ein Jude, der es äusserlich ist; auch ist das nicht Beschneidung, die änsserlich am Fleische geschieht; C.9, 6ic. Joh. Z,</text:p>
      <text:p text:style-name="P1">39.</text:p>
      <text:p text:style-name="P1">29. sondern der, der im Innern ein Jude i(g, und die Beschneidung des Herzens im eiste, nicht nach dem Buchstaben, Ein solcher hat sein Lob nicht von den Menschen, sondern von Gott. i«-.Mos.3o,s. Pi,ii. 3,</text:p>
      <text:p text:style-name="P1">3. « " J</text:p>
      <text:h text:style-name="Heading_20_2" text:outline-level="2">Cap. III.</text:h>
      <text:p text:style-name="P1">I. Widerlegung einiger Einwürfe. s—8. ll. Juden und Heiden sind gleich strafwi"irdjg. 9—20« til. Sie werden einzig durch den Glauben gottgefällig. 2I-Si. l.</text:p>
      <text:p text:style-name="P1">1. Was für einen Vorzug hat denn der Jude? Oder was für einen Nutzen hat die Beschneidung? C. 2, es.</text:p>
      <text:p text:style-name="P1">2. Viel in jeder Weise! Denn sür’s erste sind ihnen die Verheissungen Gottes anvertraut worden. . , s <text:s/>C.9,4 te. Apg.7,</text:p>
      <text:p text:style-name="P1">38.</text:p>
      <text:p text:style-name="P1">5.Mos.4,7:»c.Ps.i47,19.</text:p>
      <text:p text:style-name="P1">3. Denn wie? Wenn Etliche nicht geglaubt haben, sollte ihr Unglaube die Treue Gottesaufheben? (;.ii,4.2.29.2.Tim,2,4s.</text:p>
      <text:p text:style-name="P1">4. Das sei ferne! Vielmehr miiL Gott wahrhaft sein, alle Menschen <text:soft-page-break/>aber Jigner! Wie geschrieben steht: »Das; d11in deinen Worten als gerecht erkannt werdest und siegest, wann du gerichtet wirft« Ps.«c5, ». Si, is. -i. M·,s. 23, i9.</text:p>
      <text:p text:style-name="P1">5. Wenn aber unsere Ungerechtigkeit Gottes Gerechtigkeit dcn«thut, was wollen wir dazu sagen? Soll Gottungerecht sein, wenn er Zorn auflegt? (Jch rede 1xach menschlieher Art.) C.9,i4.</text:p>
      <text:p text:style-name="P1">6. Das sei ferne! Denn wie könnte sonst Gott die Welt richten?</text:p>
      <text:p text:style-name="P1">4.Nx-·s. i8,25.</text:p>
      <text:p text:style-name="P1">7. Denn wenn die Wahrhaftigkeit Gottes durch meine Läge iioch mehr erhöhet ward zu seinem Ruhm, warum werde ich denn noch als ein Sünder gerichtet?</text:p>
      <text:p text:style-name="P1">8. Und es sei ferne, dass wir thun, wie Etliche uns verleuinden und sagen, dass wir lehreii: Lasst uns das Böse thun, damit das Gute komme! Solcher Verdammniss ist gerecht. C. e, i.</text:p>
      <text:p text:style-name="P1">2. II.</text:p>
      <text:p text:style-name="P1">9. Wie denn ? Haben wir einen Vorzug? <text:s text:c="2"/></text:p>
      <text:p text:style-name="P1">Cap. Z. an dje"Römei:"l7 <text:s/>Cap.? P-«» -I. 17t Ganz und gar nicht! Denn wir haben vorher Alle, Juden und Griechen, beschuldigt, dass sie unter der Herrschaft der Sünde seien. C.4 u.2. Gai.3,22.</text:p>
      <text:p text:style-name="P1">10. Wie« eschrieben steht: »Es ist Keiner gerecht, aus nicht Einer; Pf. «, «——s.</text:p>
      <text:p text:style-name="P1">11. Es ist Keiner, der»oerftändi sei; es ist Keiner, der Gott mit Ernst suche. «12. Alle sind abgewichen, sie sind zusammen unnütz geworden; es ist Keiner, der Gutes thue, es ist auch nicht Einer. ’</text:p>
      <text:p text:style-name="P1">13. Ein offenes Grab ist ihr Rachen ;"mit ihren Zungen reden sie Trug, Schlangengift ist unter ihren Lippen. Pf. 5, to. no,</text:p>
      <text:p text:style-name="P1">4. »</text:p>
      <text:p text:style-name="P1">14. Ihr Mund ist voll Fluchens und Bitterkeit. Ps. i0,7. »15. Ihre Füsse sind schnell zum Blutvergiessen; Its. 59,</text:p>
      <text:p text:style-name="P1">7.</text:p>
      <text:p text:style-name="P1">8. . » « is</text:p>
      <text:p text:style-name="P1">16. Verwüstung und Jammer ist aus ihren Wegen, , T</text:p>
      <text:p text:style-name="P1">17. und den Weg des Friedens kennen sie nicht. «18. Keine Furcht Gottes ist "vor ihren Augen« Ps.3e, 2, « «</text:p>
      <text:p text:style-name="P1">19. Wir wissen aber, dass das Gesetz Alles, was es spricht, denen sagt, die unter dem Gesetze sind; auf das; jeder Mund vers chlossen werde, und alle Welt vor Gott stra würdig sei; </text:p>
      <text:p text:style-name="P1">20. Darum, dass aus den Werken des Gesetzes kein Mensch vor ihm wird gerecht eprochen werden; denn durch das Oesetz kommt Erkenntnis; der Sünde; Gal.2, is. Pf.-t43,2. Röm.7,7:c. Ill.</text:p>
      <text:p text:style-name="P1">21. Jetzt aber ist ohne das Gesetz die Gerecltiqkeit Gottes geoffenbaret, die von dem Gesetz und den Propheten Zeugniss erhielt; (;.i, «. T. -npg.«0,</text:p>
      <text:p text:style-name="P1">43. i</text:p>
      <text:p text:style-name="P1">22. nämlich die Gerechtigkeit Gottes, die durch den Glauben an Iesum Christum kommt für Alle und über Alle, die da glauben; denn es ist kein Unterschied. Phil.3,9. D. Cor.5, M. Röin.40, is,</text:p>
      <text:p text:style-name="P1">23. Denn Alle haben gesündigt und mangeln der Ehre vor Gott, aus«. s, -he.</text:p>
      <text:p text:style-name="P1">24. und werden geregt gesprochen ohne Verdienst durch seine nahe mittelst der Erlösung, die da ist in ChristoJesu. <text:s/>Apg-is, 38 :c. <text:soft-page-break/>Eph. 2, see.</text:p>
      <text:p text:style-name="P1">25. Ihn hat Gott ver-ordnet zu einem Sühnopfer durch den Glauben in seinem Blut, zur Bewegung seiner Gerechtigkeit, wegen der Berge ung der vorher geschehenen« Sünden unter der Langmuth Gottes;</text:p>
      <text:p text:style-name="P1">2.Mos.25,47. Heini-,i . Apg.47,30.</text:p>
      <text:p text:style-name="P1">26. zur Beweisung seiner Gerechtigkeit in der jetzigen Zeit, so dass er selbst gerecht sei und den gerecht mache, der da ist aus dein Glauben an Jesum. C.8,3.4. <text:s/></text:p>
      <text:p text:style-name="P1">27. Wo bleibt nun der Ruhm? Er ist ausgeschlossen! Durch welches Gesetzt? Durch das der Werke? Nein! sondern durch das Gesetzdes Glaubens. »C. !-,2.8,e, J-h. a,</text:p>
      <text:p text:style-name="P1">29.</text:p>
      <text:p text:style-name="P1">28. So halten wir nun dafür, dass der Mensch durch den Glauben geregt esprochen werde,»ohue die Werke des esetzes. Gar:-, is. up .«3,</text:p>
      <text:p text:style-name="P1">38.39.</text:p>
      <text:p text:style-name="P1">29. Oder ist Gott nur der Futen Gott? Nicht auch der Heiden? Ia! auch der Heitden; C. 9,24:c. to, me.</text:p>
      <text:p text:style-name="P1">30. weil ja Gott Einer -ist, der die Beschnitteiien aus dem Glauben und die Unbefchnittenen durch den Glauben gerecht machen wird. C.·4, «.42. Ap.z. is, «. Gai.3;8·</text:p>
      <text:p text:style-name="P1">31. Machen wir also das Gesetz kraftlos durch den Glauben? Das ssei ferne! softdern wir bestätigen das Ge etz. , C. G, -i5. Matth. I, -l7. Jak. S, the.</text:p>
      <text:p text:style-name="P1">Cap. IV. DieGerechtmachung dutch den Glauben, nicht durch Werke, an «Ubrahams Beispiel gezeigt. I—</text:p>
      <text:p text:style-name="P1">25.</text:p>
      <text:p text:style-name="P1">1. Was k"i")imen wir nun sagen von nnserm Vater Abraha«n, dass er dem Fleische nach erlangt habe? J«s.5«,2. «2. Denn ivenn Abraham aus den Werken gerecht gesprochen wurde, so hat er Ruhm, aber nicht vor Gott. Jgk.2,2i.</text:p>
      <text:p text:style-name="P1">4.(»I»k.4,29.34. Z. Denn was sagt die Schrift? ,,Abraham aber hat Gott geglaubt, und es ward ihm zur Gerechtigkeit gerechnet«</text:p>
      <text:p text:style-name="P1">4.M-s. «.-, S. Gal.3, is. Jak. 2, es.</text:p>
      <text:p text:style-name="P1">4. Dem aber, der Werke verrichtet, wird der Lohn nicht als eine Gnade, sondern als eine Schuldigkeit angerecl)net. C. «, S. .</text:p>
      <text:p text:style-name="P1">5. Und dem, der keine Werke verrichtet, sondern an den glaubt, der»den Gottlosen gerecht spricht, dem wird sein Glaube zur Gerechtigkeit angerechnet. E.·s, es.</text:p>
      <text:p text:style-name="P1">28.</text:p>
      <text:p text:style-name="P1">6. Sowie auch David die Selig(greisnng des Menschen ausspriclt, dem ott die G t’ k«t t W k: erechigei zurechne ohne ;Fs«;2«««2·</text:p>
      <text:p text:style-name="P1">7. ,,Selig sind die, deren Missethaten vergeben und deren Sünden bedecket findt</text:p>
      <text:p text:style-name="P1">8. Selig ist der Mann, dem der Herr die Sünde nicht anrechnet.« · » ·»</text:p>
      <text:p text:style-name="P1">9. Diese Seligpreisung nun, gilt sie allein deii Beschnittenen, oder auch den UnbeZcE)nittenen? Wir sagen nämlich, dass· dem braham sein Glau e zur Gerechtigkeit augerechnet wurde. . <text:s text:c="3"/>17,2 Gab:-« 44 :...sz-) Die Epistel 10· Wie ward er ihtn"nun angerechnet? Da er beschnitten, oder da er noch unbeschnitten <text:soft-page-break/>war? Nicht da er beschnitten, fondern da er noch unbeschnitten war. . «11. Und er empfing das Zeichen-der Beschneidung als Siegel der Gerechtigkeit des Glaubens, den er hatte, als er noch unbeschnitten war; auf das; er ein Vater würde aller unbeschnittenen Gläubigen, auf dass auch ihnen die Gerechtigkeit zugerechnet werde, (t.2,98:k. «.Mos.«7,«o.««. G-i.3,7:c.</text:p>
      <text:p text:style-name="P1">12. und ein Vater der Beschnittenen, derer nämlich, die nicht nur beschnitten sind, sondern auch in den Fussstapfen des Glaubens wandeln, den AbrahaIn, unser Vater, hatte, als er noch unbeschnitten war. J·h. 8,</text:p>
      <text:p text:style-name="P1">39. Many. Z,</text:p>
      <text:p text:style-name="P1">9.</text:p>
      <text:p text:style-name="P1">13. Denn nicht durch das Gesetz ward die Verheissul«g dem Abraham oder seinen Nachkommen zu Theil,.dass er Erbe der Welt sein solle, sondern durch die Gerechtigkeit des Glaubens. G««.3, «o—«8. «. M-s.22, sc «.</text:p>
      <text:p text:style-name="P1">14. Denn wenn die vom Gesetze Erben sind, so ist der Glaube zu nichte gemacht und die Verheissung kraftlos geworden.</text:p>
      <text:p text:style-name="P1">15. Denn das Gesetz wirket den Zorn; denn wo kein Gesetz ist, da ist auch keine Uebertretung. C.3,2o. 7,</text:p>
      <text:p text:style-name="P1">8. «o. : .</text:p>
      <text:p text:style-name="P1">16. Darum heisst es ,,aus dem Glauben«, damit es eine Gnade sei, auf dass die Verheissung gewiss sei für alle seine Nachkommen, nicht allein für die oomGesetze, sondern· auch für die von dem Glauben Abrahams, der unser aller Vater ist, G«1»3,7. 9««4»</text:p>
      <text:p text:style-name="P1">17. wie geschrieben steht: »Zum Vater vieler Völker habe ich dich gemacht«; vor dem Gott, dem er glaubte, der die Todten lebendig macht und dem, was nicht ist, ruft, als ob es wäre; «.Mos.«7,5. H-!-.««,19.</text:p>
      <text:p text:style-name="P1">18. der e en of nun auf Hoffnung glaubte, aFf Taf; Z ein Vciier vieler Völker würde, nach dem Ausspruche: ,,Also soll dein Same sein!« Hei-.«1, «. «. Mos.«5,5..</text:p>
      <text:p text:style-name="P1">19. Und er war nicht schwach im Glauben, noch zog er in Betrachtung seinen scho1I erstorbenen Leib, da er fast hundertiährig war, noch den erstorbenen Leib der Sara; Hei-·11,««.«2.</text:p>
      <text:p text:style-name="P1">4.Mos.«7,«.«7»«8,s«.</text:p>
      <text:p text:style-name="P1">20. an der Verheis;ung Gottes zweifelte er nicht in Unglau en, sondern ward gestärkt im Glauben, Gott die Ehre gebend, J:-k. «, e. 2ä. und völlig versichert, was er verheissen a e »d ei er an vermö end u t un. h « as chPs. ««5,g3. Lin. «? 37«."-</text:p>
      <text:p text:style-name="P1">22. Darum ward es ihm auch zur Gerechtigkeit gerechnet. « . ». -. <text:s/>, St. Pauli Cap.</text:p>
      <text:p text:style-name="P1">4. Z. «</text:p>
      <text:p text:style-name="P1">23. Es ist aber nicht allein seinetwegen geschrieben, dass es ihm angerechnet worden;</text:p>
      <text:p text:style-name="P1">24. sondern auch unsertwegen, denen es soll angerechnet werden, die wir an den glauben, der J—esum, unsern Herrn, auferweckt hat von den Todten; . « E. «5, «. «o,</text:p>
      <text:p text:style-name="P1">9. «. Ver. «, 2«.</text:p>
      <text:p text:style-name="P1">25. welcher dahin Fegeben ward um unsrer Uebertretungen wi en und auferweckt um unsrer Gerechtsprechung willen. « C. Z,</text:p>
      <text:p text:style-name="P1"><text:soft-page-break/>25. 8, T.</text:p>
      <text:p text:style-name="P1">34. «. Inst. «, :-.</text:p>
      <text:p text:style-name="P1">Cap. "V. « I. Friede mit Gott. die Frucht des Glaubens-. «—«. ll. Wie von Adam her der Tod, so durch Christus das Leben. II-——24. « l. L Da wir nun erecht e ro en worden aus dem Glaubzen, o 3asb)en ?)ir Frieden »n1it Gott durch un ern Herrn Jesum Christum; Jks.32, «7· is. Eph.2, «42k. .</text:p>
      <text:p text:style-name="P1">2. durch welchen wir auch den Zutritt erlangt haben durch den Glauben zu dieser Gnade, in der wir stehen, und rühmen uns der Hoffnung auf die Herrlichkeit Gottes. » Eph. ,-t2. Her. «0, «9. Z. Nicht allein aber das, sondern wir rühmen uns auch in den Trübsalen, da wir wissen, dass die Trübsal Geduld wirket, t.Pet. L,</text:p>
      <text:p text:style-name="P1">43. Jak. «, 2 2c.</text:p>
      <text:p text:style-name="P1">4. die Geduld aber Bewährung, die Bewährung aber Hoffnung; «. syst. «, e-9.</text:p>
      <text:p text:style-name="P1">5. die Hoffnung aber lasst nichtzu Schanden werden, weil die Liebe Gottes ausgegossen ist in unsre Herzen durch den heiligen Geist, welcher uns gegeben worden. Ps..·i4,6. Phi1.«,20. «.Joh.4,«2.«3.«s· S. Denn Christus ist, da wir noch schwach waren, ur bestimmten Zeit für die Gottlosen gestorben. Hkb.4,«5.</text:p>
      <text:p text:style-name="P1">1.Pet.3,«8. .</text:p>
      <text:p text:style-name="P1">7. Nun wird kaum Jemand für einen Gerechten sterben; für den Wohlthäter wagt vielleicht noch Jemand zu sterben. Joh.«5,«;Iz</text:p>
      <text:p text:style-name="P1">8. Es beweis et aber Gott seine Liebe egen uns, dass Christus für uns gestorben ist, da wir noch Sünder waren. C. 8, 3«2. Job.3, «6.</text:p>
      <text:p text:style-name="P1">9. Um so viel mehr nun werden wir, da wir jetzt durch sein Blut gerecht gesprochen worden sind, durch ihn vor dem Zorne.g» rettet werden. Eph. «,</text:p>
      <text:p text:style-name="P1">7. Col. «, «4.</text:p>
      <text:p text:style-name="P1">10. Denn so wir, da wir Feinde waren, mit Gott versöhnt worden sind durch den Tod seines Sohnes, so werden wir um so viel mehr, da wir nun versöhnt sind, gerettet werden durch sein Leben. « -« C. 4,</text:p>
      <text:p text:style-name="P1">25.</text:p>
      <text:p text:style-name="P1">2.Cor. 5,</text:p>
      <text:p text:style-name="P1">49. Col: 1, N ec-</text:p>
      <text:p text:style-name="P1">11. Nicht allein aber das, sondern wir rühmen uns auch in Gott durch unsern <text:s text:c="3"/>Herrn Jesnm Christum, durch welchen wir jetzt die Versöhnung erlangt haben; s . .</text:p>
      <text:p text:style-name="P1">4.c5or.s,30.st·-« II.</text:p>
      <text:p text:style-name="P1">12. Darum gleichwie durch Einen Menschen die Sünde in die Welt gekommen und durch die Sünde der Tod, und also auch d:r T;)d auf arllle Menschen ülhere an eni ,in ein ieci eieündit a en: g S Zu-3,x3· i.Mi-ff. 3,i;.9z,i7s. i.5Fmki2,i5. «—</text:p>
      <text:p text:style-name="P1">13. Denn bis aus das Gesetz war die Sünde schon in der Welt; die Sünde wird aber niiht zugerechnet, wenn kein Gesetz da ist. C.e,15. » »14. Dennoäc;!',?herrschte derTod von Adam an bis auf oses, auch über diejenigen, die nicht mit gleicher Uebertretun gesündigt hatten wie Adani, welcher ein 5Lgorbild des Zukünftigen ist.</text:p>
      <text:p text:style-name="P1"><text:soft-page-break/>4.Cox.i5,-Z» ,</text:p>
      <text:p text:style-name="P1">15. Aber nicht also, wie das Vergehen, ist auch die Gnadengabe. Denn wenn durch des Einen Bergehung die Vielen gestorben sind, so ist noch viel mehr Gottes Gnade und Gabe durch die Gnade des Einen Menschen Jesu Christi den Vielen reichlich widerahren. i.Cok.45,2i.22. sJoh.i,ie.i7. . «16. Auch nicht, wie es durch den Einen, der sündigte, geschah, ist die Gabe. Denn das Urtheil kam von dem Einen zur Verdammnis3, die Gnadengabe aber von vielen Vergehungen zur Gerechtn1aihung. « ·</text:p>
      <text:p text:style-name="P1">17. Denn wenn vermöge der Vergehung des Einen der Tod herrschte durch den Einen, B werden noch viel mehr die welche den eberfluss der Gnade und der Gabe der Gerechtigkeit empfan en, im Leben herrschen· durch den Einen, ges um Christum.</text:p>
      <text:p text:style-name="P1">18. Demnach also, wie es durch eines Einzigen Vergehen für alle Menschen zur Verdai«n1nnis; kam, so kam es auch durch eines Einzigen Gerechtmachung für alle Menschen zur Gerechtsprechnng des Lebens.</text:p>
      <text:p text:style-name="P1">19. Denn wie durch den Ungehorsam des Einen Menschen die Vielen zu Sündern emacht wurden, o werden auch durch den » Gehorsam des Guten die Vielen gerecht gemacht werden. Jes.53,ii. R·3m.3,g42k. Hei-.5,8.9.</text:p>
      <text:p text:style-name="P1">20. Das Gesetz aber ist daneben eingetreten, damit das VerYhen noch grösser würde. Wo aber die ünde grösser geworden, da erzeigte sich die Gnade noch überschwenglicher; C. 7, i3. Gal.3, is.</text:p>
      <text:p text:style-name="P1">21. damit, wie die Sünde herrschte in dem Tode, also auch die Gnade herrsche durch die Gerechtigkeit zum ewigen Leben, durch Jesum Christum, unsern Herrn. C.i3, Eis. C»-.«5. -"1«:e"« die R-zwei. <text:s/>Cis-. s.im » "»"7«"E</text:p>
      <text:h text:style-name="Heading_20_2" text:outline-level="2">Cap. Vl.</text:h>
      <text:p text:style-name="P1">" — « l. Der Christ soll durch die Taufe der Sünde ask gestorben sein, 4—«; und1l, aus H« K»kchkschk4sk der Sünde in den Dienst Gottes treten. 42—2.8. I.</text:p>
      <text:p text:style-name="P1">1. Was wollen wir nun sagen? Wollen wir in der Sünde verharren, damit dtit Gnade noch grösser werde? C. is, so. Z, I.-U:</text:p>
      <text:p text:style-name="P1">2. Das sei ferne! Die wir der Sünde abgestorben sind, wie sollten wir ferner.in ihr leben? Gen.</text:p>
      <text:p text:style-name="P1">2. c7. i. P-E. 2,</text:p>
      <text:p text:style-name="P1">24.i -« Z. Oder wisset ihr niiht, dass wir Alle, die wirauEChriftum Jesumgetauftworden,auf seinen od getauft worden sind? G«1.3,</text:p>
      <text:p text:style-name="P1">27.</text:p>
      <text:p text:style-name="P1">4. Wir sind also mit ihm be raben worden durch die Taufe auf den Tod, damit, wie Christus durch die Herrlichkeit des Vaters von den Todten auferweckt worden ist, auch wir also in einem neuen Leben wandeln. C. 8, t(). 7, ·i. Col.S, «2:c.</text:p>
      <text:p text:style-name="P1">2. Cor. 5,</text:p>
      <text:p text:style-name="P1">45.47.</text:p>
      <text:p text:style-name="P1">5. Denn, so wir mit ihm verbunden worden sind durch die Aehnlichkeit s eines Todes, so·werden wir es ja auch in der <text:soft-page-break/>Auferstehung sein:</text:p>
      <text:p text:style-name="P1">2.Tim.2,ii. Phii.3,4o. «.</text:p>
      <text:p text:style-name="P1">6. indem wir das erkennen, dass unser alter Mensch ist mitgekreuzigt worden, damit der Leib der Sünde kraft os gemachet werde, das; wir nicht mehr der Sünde dienen. Gal.5, 2»"i-.6,4-i. Eph.4,22:e.</text:p>
      <text:p text:style-name="P1">7. Denn, wer gestorben ist, der ist von der Sünde gerecht gesprochen. Gar D, i9.</text:p>
      <text:p text:style-name="P1">8. Sind wir aber mit Christo gestorben, so glauben wir, dass wir auch mit Ihm leben werden; Gai.2,20. C·-i.3,3.4.</text:p>
      <text:p text:style-name="P1">9. da wir wissen, dass Christus, von den Todten auferweckt, nicht mehr stirbt« der Tod hat keine Herrschaft mehr über ihn. Jes·53,8.i0. Hei-.7,24. Off.i,i8. ·</text:p>
      <text:p text:style-name="P1">10. Denn was er gestorben ist, das ist er der Sünde Einmal gestorben; was er aber lebt, das lebt er Gott. H-H. 9, 26—28.</text:p>
      <text:p text:style-name="P1">11. Also sollet auch ihr euch für solche halten, die der Sünde todt sind, aber Gott leben in Christo Jesn, unserm Herrn. C. 6,4.</text:p>
      <text:p text:style-name="P1">8. II.</text:p>
      <text:p text:style-name="P1">12. So lasset nun· die Sünde» nicht herrschen in ener1n sterblichen Leibe, ihr zu gehorchen in seinen Begierden. i. Mos. !-,</text:p>
      <text:p text:style-name="P1">7.</text:p>
      <text:p text:style-name="P1">13. Auch stellet nicht eure Glieder der Sünde dar zu Werkzeugen der Ungerechti kelt; sondern stellet euch selbst Gott dar algs aus Todten Lebendiggewordene, und euer; C?lieder Gott zu Werkzeugen der Gere tig eit. Co, -is. i2, i. (.iph. 2,</text:p>
      <text:p text:style-name="P1">4. S. "</text:p>
      <text:p text:style-name="P1">14. Denn die Sünde wird keine Herrschaft über euch haben; denn ihr stehet nicht unter dem Gesetze, sondern unter der Gnade. « E.7,4:c.8,2. t·Tim.i,9. Gal.5,-is.-is. <text:s text:c="3"/>U-L Cap.</text:p>
      <text:p text:style-name="P1">6. ; 7i Die Episiel</text:p>
      <text:p text:style-name="P1">15. Wie nun? Sollen wir süiidigen, weilt wir nicht unter dem Gesetze stehen, sondern unter der Gnade? Das sek ferne! »C. S, i ».</text:p>
      <text:p text:style-name="P1">16. Wissct ihr nicht, dass, wem ihr euch darstellet als Knechte zum Gehorsam, ihr dessen Knechte seid, dem ihr gehorchet, entweder der Sünde zum Tode, oder des Gehorsams zur Gerechtigkeit? « Job,. S,</text:p>
      <text:p text:style-name="P1">34.</text:p>
      <text:p text:style-name="P1">2. Bei. I, is.</text:p>
      <text:p text:style-name="P1">17. Gott aber sei Dank, dass ihr Knechte der Sünde gewe en,·aber von Herzen geZorsam geworden seid dem Vorbild der ehre, welchem ihr eid übergeben worden. Joh. S, s2.-36.</text:p>
      <text:p text:style-name="P1">18. Befreit aber.von der Sünde, seid ihr der Gerechtigkeit dienstbar geworden. « « «-Bei. 2,</text:p>
      <text:p text:style-name="P1">46.</text:p>
      <text:p text:style-name="P1">19. Ich rede nach menschlicher Art, wegen der Schwachheit euei·s Fleisches. Wie ihr nämlich eure Glieder dargestellt habet zum Dienste der Unreinigkeit und der Uiklgerechtigkeit, zur Ungerechtigkeit; also ste et jetzt eure Glieder dar zum Dienste der Gerechtigkeit, zur Heiligung» C. « · -it. -)9. H« is.</text:p>
      <text:p text:style-name="P1">20. Denn als ihr Knechte der Sünde waret, da waret ihr frei für <text:soft-page-break/>die Gerechtigkeit.</text:p>
      <text:p text:style-name="P1">21. Welche Frucht hattet ihr nun dainals? Solche, deren ihr euch jetzt schämet; denn das Ende derselben ist der Tod. C. 7, S. 8, is. Phil. Z, i9.</text:p>
      <text:p text:style-name="P1">22. Jetzt aber, da ihr von der Sünde beeit, aber Gott dienstbar geworden seid, so abet ihr eure Frucht Zur Heiligung, das nde aber das ewige eben. Gai.6,8.</text:p>
      <text:p text:style-name="P1">4.P«t.4 S.</text:p>
      <text:p text:style-name="P1">23. Denn der Sünde Sold ist der Tod; die Gnaden abe Gottes aber ist das ewige Leben in Christo Jesu, unserm Herrn. C.5,</text:p>
      <text:p text:style-name="P1">42. Jak.1,l5. l. Joh. S,-«. (H?«7·«.3?’</text:p>
      <text:h text:style-name="Heading_20_2" text:outline-level="2">Cap. ViI.</text:h>
      <text:p text:style-name="P1">H» DieC(Fh1Zsten, n«icht6ineh1r i51Diiter6g«eFi1tzGese’tz;; Blicks! k1l)cM—. « AS cc,Akl1 gut, ward Anlass zur Sünde. 7—t2. til. Die herrschaft der Sünde durch das Fleisch. -i3—25. I.</text:p>
      <text:p text:style-name="P1">1. Oder wisset ihr nicht, ihr Brüder! (denn ich rede mit solchen, die das Gesetz k::«:r;«8.:3E»DIss3:ss«s-MIris-Ms««schs" « « )e«r e,a ere .C.2,47:c.</text:p>
      <text:p text:style-name="P1">2. Denn das Weib, das unter dem Manne Zieht, ist dhirch das Gesetz an den Mann gennden o lange er lebt« wenn aber der Mann stirbt, so ist sie dont Gesetze des NZannes erledigt. i. Cor. 7,</text:p>
      <text:p text:style-name="P1">39. St. Panli</text:p>
      <text:p text:style-name="P1">Cap. El. ibt; wenn aber der Mann stirbt, so if: Te frei von dem Gesetze, so dass sie keine hebrecherin ist, indem sie eines andern Mannes Weib wird. March. 5,</text:p>
      <text:p text:style-name="P1">32.</text:p>
      <text:p text:style-name="P1">4. Also seid auch ihr, meine Brüder! dem Gesetze getödtet worden, durch den Leib, Christi, auf dass ihr einem Andern augehiiret, nämlich dem, der von den Todten ist auferweckt worden, damit wir Gott F-rucht b1«in enC.is,i.7.</text:p>
      <text:p text:style-name="P1">2.Csk.ii,2. G«i.2,49.</text:p>
      <text:p text:style-name="P1">5. ?Oenn als wir im Fleische waren, da waren die Leidenschaften der Sünden, welche durch das Gesetz kamen, wirksam in unsern Gliedern, um dem Tode Frucht ziE:b::3i1;gen.</text:p>
      <text:p text:style-name="P1">6.«Jetzt aber sind wir von dem Gesetze erledigt, da wir dem gestorben sind, in dem wir festgehalten wurden, so dass wir dienen sollen im neuen Wesen des Geistes und nicht im alten des Buchstabens. C. is, l. ll.</text:p>
      <text:p text:style-name="P1">7. Was wollen wir nun sagen? Ist das Gesetz«Sünde? Dassei ferne! Sondern die Sünde hätte ich nicht erkannt, ausser durch das Gesetz ; denn auch von der Be ierde hätte ich nichts gewusst, wenn das GesZtz niehtgesagt hätte: »Du follst nicht begehren!« « C. :-J.</text:p>
      <text:p text:style-name="P1">20. J. Mof. ro»</text:p>
      <text:p text:style-name="P1">17.</text:p>
      <text:p text:style-name="P1">8. Es na35m aber die» Sünde einen Anlass durch das ebot und wirkte in mir je liche Begierde; denn ohne das Gefetz is? die Sünde todt. C. Z, is. J«-h. is,</text:p>
      <text:p text:style-name="P1">22.</text:p>
      <text:p text:style-name="P1">9. Ich aber lebte einst ohne Gesetz. Als aber das Gebot kam, <text:soft-page-break/>lebte die Sünde auf;</text:p>
      <text:p text:style-name="P1">10. ich aber starb. Und das Gebot, das mir zum Leben gegeben war, dasselbe ward mir als zum Tode dienend erfunden.</text:p>
      <text:p text:style-name="P1">5. Mos. 5,</text:p>
      <text:p text:style-name="P1">32. as. Gut. S, i2. )</text:p>
      <text:p text:style-name="P1">11. Denn als die Sünde einen Anlass genommen durch das Gebot, hat sie mich verführt und durch dasselbe getödtet. «·</text:p>
      <text:p text:style-name="P1">12. Also ist das Gesetz heilig und das Gebot heilig und gerecht und gut. «· Tik«, 4,8, lll.</text:p>
      <text:p text:style-name="P1">13. So ist denn das Gute mir zum Tode geworden? Das sei ferne! sondern die Sünde, damit sie als Sünde erscheine, indem sie durch das Gute mir den Tod wirkt, damit die Sünde über die Massen sündhaft werde durch das Gebot. C. 6,23. i.Cok ic-,5s.</text:p>
      <text:p text:style-name="P1">14. Denn wir wisseii,»daf; das Gesetz geistlich ist; ich aber bin fleifchlich , unter die Sünde verkauft. C. 8, Z. March. H,</text:p>
      <text:p text:style-name="P1">22.</text:p>
      <text:p text:style-name="P1">28. t" -15. Denn was ich wirke, erkenne ich nicht; T denn nicht was ich»will, das verrichte ich, sondern was ich hasse, das thue ich. Gar E-, -i7. Z. Demnach also, während ihr Mann lebt, wird sie eine Ehe-brecherin heissen, wenn sie sich an einen andern Mann er;</text:p>
      <text:p text:style-name="P1">16. Wenn ich aber das thue, was ich nicht J will, so stimme ich dem Gesetze bei, dass es : gut sei. <text:s text:c="3"/>«(-: .Cap.·-7.</text:p>
      <text:p text:style-name="P1">8. an die</text:p>
      <text:p text:style-name="P1">17. Nun aber wirke nicht mehr ich dasselbe, sondern die Sünde, die in inir wohnt.</text:p>
      <text:p text:style-name="P1">18. Denn ich weiss, dass in 1nir, das ist, in meinem Fleische, nichts Gutes wohnet. Denn das Wollen liegt mir wohl bei, aber das Wirken des Guten finde ich nicht.</text:p>
      <text:p text:style-name="P1">1. M«-s. 8, est. Phii. I, is; II. Denn nicht das Gute, das ich will, thue ich, sondern das Böse, das ich nicht will, das begehe ich. ·</text:p>
      <text:p text:style-name="P1">20. Wenn ich aber das thue, was ich nicht will, so wirke nicht mehr ich dasselbe, sondern die Siinde, die in mir wohnet.</text:p>
      <text:p text:style-name="P1">21. Jch finde also in mir, der ich das Gute thun will, das Gesetz, dass inir das Böse aiihängt. Hei-. i2, «.</text:p>
      <text:p text:style-name="P1">22. Denn ich habe Lust an dem Gesetze Gottes, nach dem inwendigei(iL ?Jd«e:isc4h5en,</text:p>
      <text:p text:style-name="P1">23. aber ich sehe ein anderes Gesetz in meinen Gliedern, das dem Gesetze meines Geciiüthes widerstreitet und mich dem Gesetze der Sünde, das in meinen Gliedern ist, gefangen nimmt. C.7,</text:p>
      <text:p text:style-name="P1">45.</text:p>
      <text:p text:style-name="P1">24. Ich elender Meiisch! wer wird mich erlösen von dem Leibe dieses Todes? C. 8,t0 :c.</text:p>
      <text:p text:style-name="P1">25. Ich danke Gott, durch Jes um Christum, unsern Herrn. Demnach nun diene ich selbst nach dem Gemüth dem Gesetze Gottes , aber nach dem Fleisch dem Gesetze der Sünde. C. 8,</text:p>
      <text:p text:style-name="P1">2.</text:p>
      <text:p text:style-name="P1">37. -l;C0r. is,</text:p>
      <text:p text:style-name="P1">57.</text:p>
      <text:h text:style-name="Heading_20_2" text:outline-level="2"><text:soft-page-break/>Cap. VIII.</text:h>
      <text:p text:style-name="P1">I. Der Wandel der Christen im Geiste, (——s1; il. ihre Kmdschaft, t2—-t8; III. ihre .L)offiinug und selige Zuversicht. l9—39. l.</text:p>
      <text:p text:style-name="P1">1. So ist also keine Verdcimmniss mehr für die , welche in Christo Jesu sind, die nicht nach dem Fleische wandeln, sondern nach dem Geiste. C.40,4. Jst) 5,24. G»:i.5,ts.</text:p>
      <text:p text:style-name="P1">25.</text:p>
      <text:p text:style-name="P1">2. Denn das Gesetz des Geistes des Lebens in EZisto Jesu hat mich frei gemacht von dem esetz der Sünde und des Todes. Joh. 8,</text:p>
      <text:p text:style-name="P1">36.</text:p>
      <text:p text:style-name="P1">2. Cor. Z,</text:p>
      <text:p text:style-name="P1">47. Z. Denn.was dem Gesetze—1ini1iöglich war, indem es durch das Fleisch geschwacl)t war, das«that Gott und sandte seinen Sohn in Aehnlichkeit des sündlichen Fleisches und um der Sünde willen und verdammte die Sünde im Fleische, .heb·7,t8.i9. .«i. Gai.:-1,2i.4,4. Phil.2,7.</text:p>
      <text:p text:style-name="P1">2. Cor. Z, 2l.</text:p>
      <text:p text:style-name="P1">4. damit das Recht des Gesetzes erfüllt werde in uns, die wir nicht nach deni Fleische Romer.T"ssCap. S-. ««"t»75 nach dem Geiste, trachten nach dem, was des Geistes ist. (. Eok.2, «-. s::</text:p>
      <text:p text:style-name="P1">6. Denn der Sinn des Fleisches is? der« Tod; der Sinn des Geistes aber ist eben und Friede. E. s,-«.</text:p>
      <text:p text:style-name="P1">22. G««;,««</text:p>
      <text:p text:style-name="P1">7. Darum, dass der Sinn des Fleisches eine Feindschaft wider Gott ist; denn est unterwirft sich nicht dem Gesetze Gottes; denn es vermag es auch nicht. Jak.4, I. «</text:p>
      <text:p text:style-name="P1">8. Die aber ini Fleische sind, können Gott nicht gefallen» ;</text:p>
      <text:p text:style-name="P1">9. Ihr aber seid nicht im Fleische, sondern im Geiste, wenn anders Gottes Geit in euch wohiiet. Wenn aber Jemand C risti Geist nicht hat, der ist nicht sein»</text:p>
      <text:p text:style-name="P1">4.Cok.3,ic5. t;ph.3,47. Joh,1«44,23.</text:p>
      <text:p text:style-name="P1">10. Jst aber Christus in euch, sösist der Leib zwar todt wegen der Sünde; der Geist aber ist das Leben der Gcrechtigkeit wegen. C. 5, sit. 7, 2»5. C«-1.2, i2. is. II. Wenn aber der Geist dessen, der Jesiim von den Todten auferweckt hat, in euch wohnet, so wird er, der Christum von den Todten auferweckt hat, auch eure sterblichen Leiber lebendig machen dadurch, dass sein Geist in euch wohnet. C. S,-i.</text:p>
      <text:p text:style-name="P1">2.Cok.4,i4. ll.</text:p>
      <text:p text:style-name="P1">12. Demnach nun, ihr Brüder! sind wir Schuldner nicht dem F eische, nach dem Fleische zu leben. C. e, is.</text:p>
      <text:p text:style-name="P1">13. Denn wenn ihr nach dem Fleische . lebet, so müsset ihr sterben; wenn ihr aber mit dem Geiste die Werke des Leibes tödtet, so werdet ihr leben. C.8, ei.</text:p>
      <text:p text:style-name="P1">14. Denn Alle, die vom Geiste Gottes getrieben werden , die sind Kinder Gottes. Gar. s, is. «</text:p>
      <text:p text:style-name="P1">15. Denn ihr habet nicht den Geist der Knechtschaft empfangen, wiederum zur Furcht; sondern ihr habet den Geist der KindR)aft empfangen, in welchem wir rufen: bba, Vater! Gai.4,t —(s.</text:p>
      <text:p text:style-name="P1">2.Tim.i,7.f</text:p>
      <text:p text:style-name="P1">16. Eben dieser Geist gibt Zeugnis? unserm Geiste, dass wir <text:soft-page-break/>Kinder Gottes sind.</text:p>
      <text:p text:style-name="P1">17. Sind wir aber Kinder, so sind wir auch Erben, nämlich Erben Gottes und» Miterben Christi; wenn wir anders mit ihm leiden, damit wir auch mit ihm verherrlicht werden. . Gai.4,7. Off.2t,7.</text:p>
      <text:p text:style-name="P1">2.Tim.2,«.i2. Joh.47,22". »</text:p>
      <text:p text:style-name="P1">18. Denn ich halte dafür, dass die Leiden der ·etzigen Zeit nicht werth seien der Herr-« f lichkleit, die an uns soll geoffeiihaEetihker-1Z,»el1. "·. or. « . wandeln, sondern nach dem Geiste. C 8, «.</text:p>
      <text:p text:style-name="P1">5. Denn die nach dein Fleische sind,·trachten nach dem, was des Fleisches ist; die aber lll.</text:p>
      <text:p text:style-name="P1">19. Denn das sehnliche Harren des Gesch’i5pses wartet auf die Offenbarung der I Kinder Gottes. C-»i.3,</text:p>
      <text:p text:style-name="P1">4. — «. <text:s text:c="3"/>176 Cap.</text:p>
      <text:p text:style-name="P1">8. Die Es-istel St. Pauli Caps;sz8.</text:p>
      <text:p text:style-name="P1">9.</text:p>
      <text:p text:style-name="P1">20. Denn der Eitelkeit ward das Geschöpf unterworfen, nicht freiwillig, sondern durch den,deres unterwarf; Vk2d.i.2-. i.M.,s.s,i7.</text:p>
      <text:p text:style-name="P1">21. aus Hoffnung hin, dass auch das Geschbpf selbst wird befreit werden Von der KnechtfFchaft der VerFgänglichkeit zu der herrlichen reiheit der inder Gottes.</text:p>
      <text:p text:style-name="P1">2. Pers, is. "22. Denn wir wissen, dass alles Geschbpf mit uns seufzt und sich schmerzlich ängstiget bis a3f jetzt. . ·</text:p>
      <text:p text:style-name="P1">23. icht allein aber es, sondern auch wir selbst, die wir die Erstlinge des Geistes empfangen haben, auch wir seufzen in uns selbst und warten aus die Kindschaft, auf die Erlösung unsers Leibes.</text:p>
      <text:p text:style-name="P1">2. Cur. S, I sc. »Oui« U,</text:p>
      <text:p text:style-name="P1">28.</text:p>
      <text:p text:style-name="P1">24. Denn in der Hoffnung sind wir selig eworden. Eine Hoffnung aber, die man iehet, ist keine Hoffnung: denn was Einer ieht, wie hoffet er es noch? L. Cur. S,</text:p>
      <text:p text:style-name="P1">7. Heb. «,</text:p>
      <text:p text:style-name="P1">4.</text:p>
      <text:p text:style-name="P1">25. So wir aber hoffen, was wir nicht sehen, so warten wir darauf mit Geduld.</text:p>
      <text:p text:style-name="P1">2.(d:-r. 4,48. Hei-.i0,3s.</text:p>
      <text:p text:style-name="P1">26. Eben also kommt. aber auch der Geist unsern Schwachheiten zu Hülfe. Denn was wir beten sollen, wie sich’s gebühret, wissen wir nicht; aber der Geist selbst vertritt uns mit unaussg)reihlichen Seufzern.</text:p>
      <text:p text:style-name="P1">27. Er a er, der die Herzen erforschet, weiss, was der Sinn des Geistes ist, denn er vertritt die Heiligen nach dem, was Gott gefällt. i. C-ik.2, to.</text:p>
      <text:p text:style-name="P1">28. Wir wissen aber, dass denen, die Gott lieben, alle Dinge zum Guten niitwirken, denen, die nach seinem Vorsatze berufen sind. Ei-h. t, « ,</text:p>
      <text:p text:style-name="P1">29. Denn die er zum voraus ersehen, die hat er auch vorher bestimmt, gleichgestaltet zu sein dem Ebenbilde seines Sohnes , auf dass er der Erstgeborne sei unter vielen Brüdern. C.ii,2. Phi1.3,2-·. Eos.-i,i5.</text:p>
      <text:p text:style-name="P1"><text:soft-page-break/>30. Die er aber vorher bestimmt, die hat er auch berufen; und die er berufen, die hat er auch gerecht gesprochen; die er aber gerecht gesprochen, die hat er auch oerherrlichet.</text:p>
      <text:p text:style-name="P1">2.Tl»)ess.2,i3.sl4.</text:p>
      <text:p text:style-name="P1">2.Tim.4,9·</text:p>
      <text:p text:style-name="P1">31. Was wollen wir nun dazu sagen? Jst Gott für uns, wer mag wider uns sein? « » Pf. its, H.</text:p>
      <text:p text:style-name="P1">32. Er, der seines eigenen Sohnes nicht verschoiiet, sondern ihn für uns Alle dahin gegeben hat, wie sollte er nicht auch mit ihm uns Alles schenken? J«,k,,3» «; i. C« 3,2ss»</text:p>
      <text:p text:style-name="P1">33. Wer will die Auserwählten Gottes anklagen? Gott, der gerecht spricht? Jkf.5o,8.9. Off.-i2,io.««.</text:p>
      <text:p text:style-name="P1">34. Wer ist, der sie verdamme? Christus der gestorben ist, ja noch mehr, der auch auferweckt worden, der auch zur Rechten Gottes ist, der uns auch vertritt? C.4,</text:p>
      <text:p text:style-name="P1">25. Hei-.7,</text:p>
      <text:p text:style-name="P1">25. 35· Wer will uns scheiden von der Liebe Christi? Trübsal oder An st oder Verfolung oder Hunger oder Stösse oder GeFahr oder Scl wert?</text:p>
      <text:p text:style-name="P1">36. Wie geschrieben steht: »Um deinet» willen werden wir getödtet den z anzen Tag, wirsmd geachtetivordenwieSchlcå3thts:lsafe.«« .i ,23. Z7. Aber in diesem Allen überwinden wir weit durch den, der uns geliebet hat. i.Joh. ,-in. Oss. «s2,t-s.</text:p>
      <text:p text:style-name="P1">38. Denn ich bin dessen gewiss, dass weder Tod noch Leben, weder Engel noch Mächte noch Gewalten, weder Gegenwärtiges noch Zukünftiges, Many. in,</text:p>
      <text:p text:style-name="P1">28.</text:p>
      <text:p text:style-name="P1">39. weder Höhe noch Tiefe noch irgend ein anderes Geschöpf uns zu scheiden vermag von der Liebe Gottes, die da ist in Christo Jesu, unserm Herrn. J«-h. to,</text:p>
      <text:p text:style-name="P1">28.</text:p>
      <text:h text:style-name="Heading_20_2" text:outline-level="2">Cap. lX.</text:h>
      <text:p text:style-name="P1">. l. Paulus Trauer über die Ausschliessung der Juden. t—5. il. Gottes Verbeissuligen stehen gleichwohl fest. 6——i3. Hi. Gottes tltatbschluss aber ist frei. 4k—29. lV. Die Juden find selbst an ihrer AuSschliessung Schuld. 30—33. » I. I. Jch sage die Wahrheit in Christo, ich läge nicht, dessen gibt mir mein Gewissen Zeugniss im heiligen Geiste, , «.Tim.2,7. Apg.5, sit»</text:p>
      <text:p text:style-name="P1">2. dass ich grosse Traurigkeit nnd unablässigen Schmerz in meinem Herren habe.</text:p>
      <text:p text:style-name="P1">3. Denn ich wünschte, selbst ein Fluch von Christo zu sein für meine Brüder, meine Verwandten dem Fleische nach; L. Mos.32, L. Cor. H, is.</text:p>
      <text:p text:style-name="P1">4. welche Israeliten sind, denen die Kindschast und die Herrlichkeit und die Bündnisse und die Gesetzgebiing und der Gottesdien»sYt und die Verheissungen angehören, D. of L,</text:p>
      <text:p text:style-name="P1">22. io,3«i. -3.Mos. «i,i. Z. Massen,</text:p>
      <text:p text:style-name="P1">42. Ept).2,42. Heb.9,s. Ron1.3,?. -S. auch dieVäter und von welchen Christus dem Fleische nach herstan1mt; der da Gott ist über Alles, gelobt in die Ewigkeit! Amen. C. i,</text:p>
      <text:p text:style-name="P1"><text:soft-page-break/>3. Hei-. «,</text:p>
      <text:p text:style-name="P1">9. i. Tim.3, -is. -i. J«-H. kz,20, II.</text:p>
      <text:p text:style-name="P1">6. Es ist aber unmi";E1ich, dass das Wort Gottes unerfüllt biet e. Denn nicht Alle, die von Israel herstammen, die sind Jsraeliten. C,3, Z. i. D,</text:p>
      <text:p text:style-name="P1">28.</text:p>
      <text:p text:style-name="P1">7. Auch sind nicht Alle darum, weil sie Abrahams Same sind, seine Kinder; son <text:s text:c="2"/>. Cap.</text:p>
      <text:p text:style-name="P1">9. I» an die Römer. Ccp.</text:p>
      <text:p text:style-name="P1">9. to. 17"7 dem ,,in Jsaak soll dir der Same genannt werden« Joh.8,3x»).</text:p>
      <text:p text:style-name="P1">4.Mos.2«, «2. » ·8. Das heisst, nicht die Kinder des Fleisches, die sind Kinder Gottes, sondern die Kinder der Verheissung werden als Samen gerechnet. G«1.a,</text:p>
      <text:p text:style-name="P1">7. 4,28. » «</text:p>
      <text:p text:style-name="P1">9. Denn das Wort der Verheissungist dieses: »Um diese Zeit will ich kommen und Sara soll einen Sohn haben.« c. Mcs. is, to, ·10. Aber nicht diese allein, sondern auch Rebekka, als sie von einem Einzigen schwanger war, von unserm Vater Jsaak. «</text:p>
      <text:p text:style-name="P1">4.Mos.25, sc. II. Denn als die Kinder noch nicht geboren waren und weder etwas Gutes noch Böses gethan hatten, daniit der Vorsatz Gottes nach der Wahl fest bliebe nicht aus Werken, sondern von dem Berufenden, C.8,28.</text:p>
      <text:p text:style-name="P1">29.«,5.6.</text:p>
      <text:p text:style-name="P1">12. ward Fu ihr esagt: »Der Grössen wird des K einern ?i««necht sein.« ·</text:p>
      <text:p text:style-name="P1">4. Mos.25,23. IS Wie eschrieben ste t »Den Jakob . ’ h : habe ich geliebet, den Esau aber gehasset.« Mal. 4,</text:p>
      <text:p text:style-name="P1">2.3. Ill.</text:p>
      <text:p text:style-name="P1">14. Was wollen wir nun sagen? Jst Ungerechtigkeit bei Gott? Das sei ferne!</text:p>
      <text:p text:style-name="P1">5. Mos.s2,4. .Hiob 44, Nie.</text:p>
      <text:p text:style-name="P1">15. Dennszu Moses spricht er: »Ich werde gnädig sein, wem ich gnädig bin, und werde mich erbarmen, wessen ich mich erbarme.«</text:p>
      <text:p text:style-name="P1">2. M:-s. 33, is· «</text:p>
      <text:p text:style-name="P1">16. So steht es nun nicht an JemcIndes Wollen oder Laufen, sondern an Gottes Erbarmen. Pkkd.9,c1. Eph.2, 8 2k.</text:p>
      <text:p text:style-name="P1">17. Denn die S«chrift sagt zu Phara·o: »Ebeii dazu habe ich dich erweckt, dass ich an dir meine Macht zeige, und dass mein« Name verkündigt werde auf der ganzen Erde«</text:p>
      <text:p text:style-name="P1">2. M-s.9, c5.i6.</text:p>
      <text:p text:style-name="P1">18. So ist er nun gnädig, wem er will, und verstocket, wen er will. C.«,3o—32. -2.Mos.7·</text:p>
      <text:p text:style-name="P1">3.8,c5.</text:p>
      <text:p text:style-name="P1">19. Du wirst nun zu mir sagen: Was besck)uldF3t er denn noch? Denn wer mag seinem illen widerstehen? Hi-)b9, c2. Sie. is, ««:c.</text:p>
      <text:p text:style-name="P1">20. Vielmehr, o Mensch, wer bist du, dass du mit Gott haderst? Spricht auch das Gebilde zu seinem Bildner: Warum hast du mich also gemacht? Jps. is, 9:c.</text:p>
      <text:p text:style-name="P1">21. Oder hat der Töpfer nicht Macht« über den ThDU, aus derselben Masse zu machen ein Gefäss zu Ehren und ein anderes zu Unehren? J« 48,6.</text:p>
      <text:p text:style-name="P1"><text:soft-page-break/>2. Tim.2,2o.</text:p>
      <text:p text:style-name="P1">22. Wieaber,wennGott,daerwolIte seinen Zorn zeigen und seine Macht lundthun, die Gefässe des Zorn»es, die zur? Verderben zueri tet waren in ro er an mut tm g ch « -g Css2,-«:c.Li.sissil.l2,8.g«</text:p>
      <text:p text:style-name="P1">23. und»damit»er den Reichthnm einer Zerrlichkei·t kund thue gegen die Gefä e der armherzigkeit, die er zur Herrlichkeit vorher bereitet hatte? C. 8,</text:p>
      <text:p text:style-name="P1">29. so. Ei-h. «. -«-42. Arg. is, -is.</text:p>
      <text:p text:style-name="P1">24. Als solche hat er auch uiis berufen, nicht allein aus Juden, sondern auch aus Heiden. C· Z, es.</text:p>
      <text:p text:style-name="P1">25. Wie er auch durch Hoseas spricht ,,Jch will, die nicht mein Volk sind, mein Volk heissen, und die nicht die Geliebte ist, die Geliebte.« H-»s.2,2;i. «. Ver. D,</text:p>
      <text:p text:style-name="P1">40. « «</text:p>
      <text:p text:style-name="P1">26. »Und es wird geschehen an dem Orte, wo einst zu ihnen gesagt ward: Ihr seid nicht mein Volk! da werden sie Söhnedes lebendigen Gottes genanntwerden.« H -,s, 4, ca»</text:p>
      <text:p text:style-name="P1">27. Jesajas aber regt über Israel aus; »Wenn die Zahl der inder-Jsraels wäre wie der Sand am Meere, so wird doch nur der Ueberrestseligwerden. Jes. to,</text:p>
      <text:p text:style-name="P1">22.</text:p>
      <text:p text:style-name="P1">23.</text:p>
      <text:p text:style-name="P1">28. Denn er do endet Und beschleunigtdas Wort mit Gerechtigkeit; denn das beschleunigte Wort wird der Herr ausführen auf Erden.«« « -</text:p>
      <text:p text:style-name="P1">29. U-nd wie Jesajas vorher gesagt» hat: »Wenn nicht der Herr Zebaoth uns einen Samen übrig gelassen hätte, so wäre es uns wie Sodom ergangen, und wir wären Gomorrha gleich geworden."« Jes. «,</text:p>
      <text:p text:style-name="P1">9. IV:</text:p>
      <text:p text:style-name="P1">30. Was wollen wir nun sagen? Die Heiden, die nicht nach Gerechtigkeit trachteten, haben Gerechtigkeit erlan t, die Gerechtigkeit nämlich, die aus dem GFauben kommt; C. ca, 2o. Z,</text:p>
      <text:p text:style-name="P1">22.</text:p>
      <text:p text:style-name="P1">31. Israel aber,welches nach dem Gesetze der Gerechtigkeittrachtete, ist nicht zu dem Gesetze der Gerechtigkeit gekommen. C. «, 7ic.</text:p>
      <text:p text:style-name="P1">32. Warum? Weil es nicht ans dem Glauben, sondern als aus den Werken des Gesetzes darnach trachtete. Denn sie stiessen an den SteilldesAnstosses, Jes.58,</text:p>
      <text:p text:style-name="P1">2. i. Eos: i,</text:p>
      <text:p text:style-name="P1">23.</text:p>
      <text:p text:style-name="P1">33. wie geschrieben steht: ,,Siehe, ich lege in Zion einen Stein des Anstosses und einen Felsen des Aergernisses; und ein Jeder, der an ihn glaubt, wird nicht zu Schanden werden.« « Jss. s,</text:p>
      <text:p text:style-name="P1">44. 28, is.</text:p>
      <text:h text:style-name="Heading_20_2" text:outline-level="2">Cap. X.</text:h>
      <text:p text:style-name="P1">Der blinde Eifer der Juden, die ihre eigene Gcrcchtigkeit suchen und die Predigt des Glaubens verschmal)en, 4—2t.</text:p>
      <text:p text:style-name="P1">1. Ihr Briider! der Wunsch meines Herzens und mein Gebet zu Gott <text:soft-page-break/>ist für Israel, dass sie selig werden. 2(r. g, i «. 1 <text:s text:c="3"/>1—7ss»» Cap«</text:p>
      <text:p text:style-name="P1">10. « Die Ep»istel Z. Denn ich gebei nen das Zeugniss, dass, ie Eifer für Gott aben, aber nicht mit. i5infichls Apg. se, Z. Gar. i, i7. Z. Denn weil sie die-Gerechti keit Gottes nicht erkennen und ihre ei ene Gerechtigkeit aufzurichten suchen, sind Sie der Gerechtigkeit Gottes nicht unterthan. » C.9,3i.3ii. Joh.i6, 22c.</text:p>
      <text:p text:style-name="P1">4. Denn das Ende des Gesetzes ist Christus, zur Gerechtigkeit einem Jeden, der da glaubt. Marthe, i7.i8. -2ipg.i3, se. Gar. 3,24-.</text:p>
      <text:p text:style-name="P1">5. Denn Moses beschreibt die Gerechtig«keit, die aus dem Gesetze kommt: ,,Welcher Mensch die Dinge thut, der wird dadurch leben.« Z. M«-s. is,</text:p>
      <text:p text:style-name="P1">5. Las. in; es. S. Aber die Gerechtigkeit aus dem Glauben sa t also: ,,Sprich nicht in deinem Her-zen.: SB3er will hinaufsteigen in den Himmel ?« das heisst, Christum herabziiholen; ei. M«-s. so, is. is.</text:p>
      <text:p text:style-name="P1">7. ,, oder, wer will hinabsteigen in den—Abgrund ?« das heisst, Christum von den Todten heraufzi·iholen; S. sondern was sagt sie? »Das Wort ist dir nahe, in deinem Munde und in deinem Herzen;« das heis3t,das Wortdes Glaubens, das wir predigen; Z. M·-s. so, «-.</text:p>
      <text:p text:style-name="P1">9. Nämlich, wenn du mit deinem Munde Iesum als den Herrn bekennest und mit deinem Herzen glaubest, dass Gott ihn von den Todten auferweckt hat, so wirst du selig» werden. Matth.i0,32.-2.Cor.4,i3. Röm. 4, 24-25.</text:p>
      <text:p text:style-name="P1">10. Denn mit dem Her en glaubt man zur Gerechtigkeit, mit dem ?lliunde aber bekennt man zur Seligkeit.</text:p>
      <text:p text:style-name="P1">11. Denn die Schrift sagt: »Ein Jeder, der an ihn glaubt, wird nicht zu Schanden cwerdens.« C.9,</text:p>
      <text:p text:style-name="P1">33. Jks. es, is. ·</text:p>
      <text:p text:style-name="P1">12. Denn es ist kein Unterschied zwischen Jude und Grieche! denn Alle haben denselben Herrn, der reich ist für Alle, die ihn anrusen. C. Z, De. A;-g. is,</text:p>
      <text:p text:style-name="P1">9.</text:p>
      <text:p text:style-name="P1">13. ,,Denn ein Jeder, der den Namen des Herrn anruft, wird selig werden.« Joc«l 2,</text:p>
      <text:p text:style-name="P1">32.</text:p>
      <text:p text:style-name="P1">14. Wie werden sie nun den anrufen, an den sie nicht geglaubt haben? wie werden sie aber glauben, von dem sie nicht gehört haben? wie werden sie aber hören ohne einen Prediger? «</text:p>
      <text:p text:style-name="P1">15. Wie werden sie aber predigen, wenn sie 11ichtVgesandt worden? wie geschrieben teht: » ie lieblich sind die Füsse der-er, die das Evangelium des Friedens , die das Evangelium des Guten verkündigen;;« ·? Je. «, .</text:p>
      <text:p text:style-name="P1">16. Aber nicht Alle waren dem Evangeliuni gehorsam. Denn Jesajas sagt: »Herr! St. Paiili Capi10:</text:p>
      <text:p text:style-name="P1">11. wer hat dem geglaubt; was ev von uns gwhöret?« Jes.5ii,i.. J:-i,.i«2,38c. : II. So kommt denn-der Glaube aus dem 8öreii, das Hören aber durch das Wort» ones« Joh. i7, 2o. i. Ti,kss. 2, is.</text:p>
      <text:p text:style-name="P1">18. Aber ich sage: Haben sie es nicht geihört? Freilich: ,,In alle Lande ist ausgeganJBii ihszrsSchall und bis an die Enden: <text:soft-page-break/>der S elt ihre Worts-« Ps.i9,</text:p>
      <text:p text:style-name="P1">5.Coi.i,2s.-</text:p>
      <text:p text:style-name="P1">19. Aber ich sage: Hat Israel es nicht erkannt? Moses szzuert spricht: ,,Ich will euch zum Eifer reizen mit einem Volk, das’ nicht mein Volk ist, mit einem uiiverständi-«— gen Volk will ich euch zum Zorn reisen« C.ii,ii.</text:p>
      <text:p text:style-name="P1">5.Mos.3«,2i.</text:p>
      <text:p text:style-name="P1">20. Jesajas aber wagt es frei und spricht. »Ich habe mich finden lasseii von denen,«. die mich nichtsuchteli, und bin denen offenbar geworden, die nicht nach mir fFagten.«» Je .65, i.</text:p>
      <text:p text:style-name="P1">21. Zu Israel aber sagt er: »Den ganzen Tag habe ich meine Hände ausgestreckt ge-g;n ein ungehorsames und widerspenstiges oll.« Jes.i55,2»</text:p>
      <text:h text:style-name="Heading_20_2" text:outline-level="2">Cap. XX.</text:h>
      <text:p text:style-name="P1">l. Die Juden find nicht ganz verstossen; i-—46. il. Die Heidenchriften dürfen sich also nicht überheben, i7—24; denn til. auch die Juden werden sich einst noch bekehren. Es-—32. lV. Bewunderung der gi5ttlicheii Weisheit· 33—36. I.</text:p>
      <text:p text:style-name="P1">1. So sage ich nun: Hat Gott sein· Volk verstossen? Das sei ferne! Denn auch ich bin ein Israelite,vom Samen Abrahams, aus dem Stamme Benjamin. Jer. 34,</text:p>
      <text:p text:style-name="P1">37. Phil. Z, Z.</text:p>
      <text:p text:style-name="P1">2. Gott hat sein Volk nicht verstossen, welches er zuvor ersah. Oder wisset ihr nicht, was die Schrift von Elias sagt ? wie er vor Gott auftritt wider Israel und spricht: C.8,29:c. s.ixs.94,»i4.</text:p>
      <text:p text:style-name="P1">3.—« »Herr! deine Yropheten haben sie getödtet uiid deine lti1"re zerstört; und ich bin allein übrig geblieben und sie trachten mir nach dem S»eben.« i.K»im. i»9, i»o. i4.</text:p>
      <text:p text:style-name="P1">4. Aber was sagt ihm die g’ott·liche Antwort? ,,Jch habe mir übrig Waffen· siebentausend Männer, welche ihre niee nicht dem Baal ebogen haben« i.Kij».i9, is. » »</text:p>
      <text:p text:style-name="P1">5. Sgo ist nun auch zuZetzigen Zeit ein Nest nach der Wahl der nade geblieben. C. ei,</text:p>
      <text:p text:style-name="P1">27. ii.</text:p>
      <text:p text:style-name="P1">6. Wenn aber durch Gnade, so ist es nicht mehr aus den Werken, sonstwäre die Gnade nicht mehr Gnade» Wenn aber aus den Werken, so ist es nicht mehr Gnade, sonst wäre das Werk nicht mehr ein Werk. C-H-, 4Gal.2, IS <text:s text:c="2"/>s il CaP. H. « an die</text:p>
      <text:p text:style-name="P1">7. Wie-nun? Was7Js"rael su ",das hat es« nicht erlangt; die Auserwä lten a er haben eserlangt, die Uebrigen« aber sin·d verhärtet worden. ai9,ni.34; zu-ok.3,i4I s. V»3icgcschkieben steht; »Gott hat ihnen« ge eben einen Geist der Schlassucht, Augen, das; sie nicht sehen, und Ohren, dass« sie nicht hören«, bis auf den"heutigen Tag. Jks. 29, to. (-,</text:p>
      <text:p text:style-name="P1">9. o. Aug. 28,26 :c.</text:p>
      <text:p text:style-name="P1">9. Und« David spricht: »Ihr Tisch werde« ihnen zum FalIstrick und zum Fang und zum Anstoss und zur Vergeltung. Ps.69,</text:p>
      <text:p text:style-name="P1">23.24»·</text:p>
      <text:p text:style-name="P1">10. Ihre Augen werden verfinstert, dasz—« sie nicht sehen, und <text:soft-page-break/>ihren« Rücken beuge du allezeit!«</text:p>
      <text:p text:style-name="P1">11. So sage ich nun: Sties;en sie darum an, damit sie fallen sollten? Das sei ferne! Sondern durch ihren Fall ist das Heil den Heiden geworden, um sie zum Eifer zu reizen. Apg». is, -6. R-im. to,</text:p>
      <text:p text:style-name="P1">49.</text:p>
      <text:p text:style-name="P1">12. Wenn aber ihr Fa»ll»der ReichthuM der Welt ist und ihr Verlust der ReiEhthum der Heiden; wie viel mehr ihrH»Vo zahl? .4, i.</text:p>
      <text:p text:style-name="P1">2.</text:p>
      <text:p text:style-name="P1">13. Denn euch, den Heiden, f·Zi:«fe ich: It? wie fern ich der Heiden Apostel bin, mache ich mein Amt herrlichC. i, is. i</text:p>
      <text:p text:style-name="P1">14. ob ich etwa die, so mein Fleisch ind, um Eifer reizen und Etliche aus i neu felig machen möge.</text:p>
      <text:p text:style-name="P1">15. Denn wenn ihre Verwerfung die Versöhnung der Welt ward, was wird die Annahme anders sein, als das Leben aus den Todten? Cz.</text:p>
      <text:p text:style-name="P1">37. «</text:p>
      <text:p text:style-name="P1">16. Sind aber die Erstlinge heilig, so ist es auch die ganze Masse; und wenn die Wurzelheilig ist, so sind es auch die Zweige» II.</text:p>
      <text:p text:style-name="P1">17. Wenn aber Etliche der Zweige aus«gebrochen sind, du aber, der ein wilder Oelauni war, statt ihrer eingepfrogt und der Wurzel und der Fetti keit des elbaumes theilhaft geworden bis(i, Jer. «, t6i»c. Eph.2, « it.</text:p>
      <text:p text:style-name="P1">18. so rühme dich nicht’wider· die Zweige; rühmst du dich aber, so w3f-»F, nicht du trägst die Wurzel, sondern die urzel dich. 19· Nun wirst du sagen: Die Zweige sind ausgebrochen worden, damit ich elngepfropft würde.</text:p>
      <text:p text:style-name="P1">20. Recht! Wegen des Unglaubens sind sie ausgebrochen worden; du aber stehest durch den Glauben; sei nicht stolz, sondern fürchte dich! Hei-.3, i9.4,2. «. C«-: 4o,i2.</text:p>
      <text:p text:style-name="P1">21. Denn, wenn Gott der natürlichen Zweige nicht verschont hat, so möchte er auch deiner nicht verschonen. T. Pet. D,</text:p>
      <text:p text:style-name="P1">4.5. Kl.Jer. Z,</text:p>
      <text:p text:style-name="P1">42. Römer.-W E"ctp.-«111.D W 22«.iDa-cum flehe) die Gütigkeit und-dies Strenge Gottes ; Segen die, so gefallen sind; die k2)tren«ge,gege· dich« die ütig»keit" so-« fern du verhnrr"est in ver Gütigkeit, sonst wirst auch du ausgehauen·werden.«H « «"o .4 ,2.6.</text:p>
      <text:p text:style-name="P1">23. Aber auch jene, we:m«siZ nicht im Unglauben verharren, werden eingepfropft werden; denn Gott ist mächtig, sie wieder einzupfrvsdfen. Crit,-».</text:p>
      <text:p text:style-name="P1">2.Cpk.3, is. » « »</text:p>
      <text:p text:style-name="P1">24. Denn wenn du aus dem vonNatmt« wilden Oelbaum ausgehauen und, egeii die Natur, dem edlen »Oelbanin eingepszropft7 worden bist; wie viel mehr werden diese,-die natürlichen Zweige, ihrem eigenen Oel-«« baum eingepfropft werden! 1Il.</text:p>
      <text:p text:style-name="P1">25. Denn ich will euch, ihr Brüder! dieses Geheimnis; nicht verschweigen, damit» ihr nicht euch selbst klug dünket: dass Ver-« stockung zum Theil über Israel gekommen» ist, bis die Vollzahl der Heiden eingegangen« sein wird. Lin. 2i,24. Joh.«o,9. is. «»</text:p>
      <text:p text:style-name="P1"><text:soft-page-break/>26. Und so wird ganz Israel selig wer· den, wie g;schrieben steht: »Es wird aus Zion der rlöser kommen· und die Gott-«» losigleiten abwenden von Jakobs Z. M-s. 4,3o. 3i. Jes. so, So: In. I</text:p>
      <text:p text:style-name="P1">27. Und dieses ist mein Bund mit ihne»n,L." wann ich ihre Sünden werde hinwegge-« no1nmen haben.« Jek. 3i, 3i——3«i-.</text:p>
      <text:p text:style-name="P1">28. Nach dem Evangelium zwar find sie) Feinde, um euertwillen; nach der Erwiih-T lung aber Geliebte, um der Väter willen.</text:p>
      <text:p text:style-name="P1">4.Thcss.2,152c. Romt5,8. ,</text:p>
      <text:p text:style-name="P1">29. Denn die Gaben und die Berufung Gottes mögen ihn nicht gereuen. "</text:p>
      <text:p text:style-name="P1">4.Mos.23,49. )</text:p>
      <text:p text:style-name="P1">30. Denn gleichwie auch ihr vor Zeiten«-" Vgen Gott ungehorsam waret, nun aber« armherzigkeit erlangt habet durch ihren » Ungehorsam; Ti:.3,32c.</text:p>
      <text:p text:style-name="P1">31. also sind auch jene jetzt ungehorsam" gewesen, damit durch die Barmherzigkeit gegen ench auch sie Barmherzigkeit erlangen.</text:p>
      <text:p text:style-name="P1">32. Denn Gott hat sie Alle zusammencischsi» »gei»j, ; Barmherzigkeit erweise. G.-«1.3, re. Pf. i45,9. IV·</text:p>
      <text:p text:style-name="P1">33. O welch eine Tiefe des Reichthnms der Weisheit und der Erkenntniss Gottes! Wie unergründlic»h sind seine Gerichte und unerforschlich seine <text:s text:c="2"/>C.</text:p>
      <text:p text:style-name="P1">7.</text:p>
      <text:p text:style-name="P1">34. ,,Denn wer hat des errn Sinn erkannt, oder wer ist s ein Rat geber gewesen? Jes.40,43.44 -1.Cor.2,-is; »</text:p>
      <text:p text:style-name="P1">35. ,,Oder, wer hat ihm etwas zuvor gee lo «eninUn lor am damiter anAllen ; <text:s text:c="3"/>18ii</text:p>
      <text:p text:style-name="P1">Cap. ;«,1.,»12. Die»Episiei St. Paar Cap.«2.13. geben, dass es ihm sollte wieder vergolten werden?« Hi-b «, Hi. ·</text:p>
      <text:p text:style-name="P1">36. Denn aus ihm und durch Zu-und u ihm find alle Dinge. Jhm sei hre« in Ewigkeit! Amen. «.C«-c.8,6. N5m.«s,I7.</text:p>
      <text:p text:style-name="P1">2.Pei.3,«8. « »</text:p>
      <text:h text:style-name="Heading_20_2" text:outline-level="2">Cap. XlI.</text:h>
      <text:p text:style-name="P1">l. Ermahnung zum Dienste Gottes, 4« L; llzur Bescheidesil)eit und Pflichtikeue, 3——42; lll". zu thafiger Liebe, auch gegen Feinde. 4Z——2«I« I.</text:p>
      <text:p text:style-name="P1">1. Darum ermahne ich euch, ihr Brüder! durch das Erbarmen Gottes, dassihr eure Leiber darstellet als ein lebendiges, heili es und Gott wohlgesälliges Opfer, welases ist euer vernünftiger Gotåesdienst. .6, is. "2. Und stelle: euch nicht gleich dieser Welt, sondern gestaltet euch um durch die Erneuerung euers Gemüthes, damit ihr zu prüfen vermt’)get, was der Wille Gottes sei, der gute und w»ohlgefällige und vollkommene. , Eph.4, «7.222c.ö,«0.47. U.</text:p>
      <text:p text:style-name="P1">3. Denn ich sa e, vermöge der Gnade, die mir verliehen ist, einein, Jeden unter euch, dass er nicht höher von sich denke, als V denken sieh gebührt, sondern denke auf escheidenl)eit, wie Gott einem Jeden das Mass des Glaubens 3ugetheilt hat. « C.«i,2o. si.6,3.2.Cok.«(),«3.</text:p>
      <text:p text:style-name="P1">4. Denn gleichwie wir an Einem Leib viele Glieder haben, aber <text:soft-page-break/>nicht alle Glieder dieselbe VerrichtungLl?aben« «. C-is. «2, «2 ». E-. ais» sind wik ists Ein Leib in Christo, einzeln aber unter einander Glieder; « is Cor. 42,</text:p>
      <text:p text:style-name="P1">27..</text:p>
      <text:p text:style-name="P1">6. wir haben aber, nach der uns verliehenen Gnade, verschiedene Gaben. Hat Jemand die Weiss«agnng, so sei sie mit dem Glauben überein t1n1mend; «. C-it. «2,</text:p>
      <text:p text:style-name="P1">4. «4, «,</text:p>
      <text:p text:style-name="P1">7. hat Jemand ein Amt, so warte er des Amtes; ist Jemand ein Lehrer, so warte, er der Lehre; «.Pet. 4, «0. ««. S. ermahnt Jemand, so warte er des Ermahnens; gibt Jemand, so gebe er mit redlichem Fetzen; re iert Jemand, so thue er es mit ifer; übt?Zemand Barmherzigkeit, so thue er es mit Freuden. · » Matth. 6, 2 te.</text:p>
      <text:p text:style-name="P1">2. Cor. 9,</text:p>
      <text:p text:style-name="P1">7.</text:p>
      <text:p text:style-name="P1">9. Die Liebe sei ungeheuchelt! Hasset das Böse, hanget dem Guten an. «.T1m. «,</text:p>
      <text:p text:style-name="P1">5. Pf. Si, «5. Am. Z, «5.</text:p>
      <text:p text:style-name="P1">10. In der brüderlichen Liebe seid gegen einander herzlich gesinnet; in der Ehrerbietung thut es einander zuvor. Hei-. «3, «. «. Pki. «, sie. Z, «7.</text:p>
      <text:p text:style-name="P1">11. Jm Fleisse seid nicht träge; seid inbrünstig im Geiste; dienet dem Herrn.</text:p>
      <text:p text:style-name="P1">12. Seid sri3hlich in-· der Hossnun , geduldig gitåer2Triåbs;c:l; verhgårFt i;;n«(;55eI)7ete. «, :c., ic.4. e., .·lll.</text:p>
      <text:p text:style-name="P1">13. 8Jominet der Nothdurft der Heiligen zu Hulfe;« täie9G;Lfr;i1«i;1)dsZYaxt.</text:p>
      <text:p text:style-name="P1">14. Segnet, die euch verfolgen; segnet und sluchet nicht. Mgith.ii,44. «.Pkt.3,9.</text:p>
      <text:p text:style-name="P1">15. Seid fröhlich mit den Fr’ohlichen«und weinet mit den Weinenden. Los. «5, se. «16. Seid Eines Sinnes unter einander; si·råbet nå;ch; nal:h ho;hen9Dingen, sh,i:jdekrt? a et en era u en iedrigen« ·n e euch nicht selber klzug. 3»h«·k-,25.2 ;.Cx-ks.x, «i« , . . L. , .</text:p>
      <text:p text:style-name="P1">17. Vergeltet Niemanden Böses mit Bösem; befleisset euch des Guten vor allen Meiischen. C.«2,·«4. Spk.2o,22.</text:p>
      <text:p text:style-name="P1">2.Cpk.8,2«.</text:p>
      <text:p text:style-name="P1">18. Jst es möglich, so vielan euch ist, haltet: Frieden mit Jedermann. C. «-i, «9. Hei-».«2, «4.</text:p>
      <text:p text:style-name="P1">19. Rächer euch selbst nicht, ihr Geliebten! sondern cgebet Raum dem Zorne; denn es säThjggcksn;·rLebenl:t ,,2I;iir·g)ethErt ger?i;ache; i e« en, i r e . ! ZFMos.493«ig;. Mattlk.r5,392cF</text:p>
      <text:p text:style-name="P1">5.Mof.,32,35.</text:p>
      <text:p text:style-name="P1">20. Darum wenn dein Feind hungert, so Reise ih1t,1; wej;1n Er ftsos trå1i«1nkestihdi:i enn enn u see u , o ir feurige Kohlen auf sein Haupt sa;nn;;ln. S r. 25, . .</text:p>
      <text:p text:style-name="P1">21. Lass dich vom B’os en nichi überwinden, sånFern überwinde mit dem Guten das o e</text:p>
      <text:h text:style-name="Heading_20_2" text:outline-level="2"><text:soft-page-break/>Cap. XIll.</text:h>
      <text:p text:style-name="P1">1. Ermahnung zum Gehorsam gegen Obi:igkei-» ten, 4——7; il. zur Liebe, 8—10; und Ill. zur« Sittenreinheit. «—-i4. I.</text:p>
      <text:p text:style-name="P1">1. Jedermann sei den obrigkeitlichen, Gewalten unterthan ;· denn es ist keine» Obrigkeit, ohne von Gott. Die Obrigkeiten aber, die vorhanden sind, die sind von Gott verorrnet; Tit.3, «. ;:.«Lget«.F, i3.«i. Jo . <text:s/>.</text:p>
      <text:p text:style-name="P1">2. also dass, wer sich der Obrigkeit widersetzt, der Ordnung Gottes widerstrebt; die aber dieser widerstreben, werden sich selbst das Urtheil zu iehen. ·</text:p>
      <text:p text:style-name="P1">3. Denn die 9iegenten sind nicht zur Furcht den guten Werken, sondern den böseli. Willst du dich aber vor der Obrigkeit nicht fürchten, P khue das Gute, und du wirst Lob von ihr a en.</text:p>
      <text:p text:style-name="P1">4. Denn sie ist Gottes Dienerin dir zum Guten. Thust» du aber das B’os e, so »fürchte dich, denn nicht umsonst trägt sie das Schioert; denn sie ist Gottes Dienerin, <text:s text:c="3"/>Cap.13.-14. an die R-3mesr.«E·0" ·Cap. i14«.-I?-) ist eine Rächerin zur Strafe für den, der das Bisse thut.</text:p>
      <text:p text:style-name="P1">2. Co-kk.49, etc. J</text:p>
      <text:p text:style-name="P1">5. Darum ist es nothwendig, unterthan zu sein, nicht allein um der Strafe, sondern auch um des Gewissens willen. S. Denn darum bezahlet ihr auch Steuern« denn sie sind Diener Gottes, die eben daraus halten mussen. ,</text:p>
      <text:p text:style-name="P1">7. So gebet nun Jedermann, was Ihr schuldig seid: die Steuer, dem die Steuer, den Zoll, dem der Zoll , die Furcht, dem die Furcht, die Ehre, dem die Ehre gebühret. March. 22,</text:p>
      <text:p text:style-name="P1">24. Il.</text:p>
      <text:p text:style-name="P1">8. Seid Niemanden etwas schuldig, ausser dass ihr einander lieber; denn wer den Andern lie et, der hat das Gesetz erfüllt. « Joh. 43,</text:p>
      <text:p text:style-name="P1">34.</text:p>
      <text:p text:style-name="P1">4.Tim. «, Z.</text:p>
      <text:p text:style-name="P1">9. Denn das Gebot: »Du sollst nicht ehebrechen! Du sollst nicht tödten! Du sollst nicht stehlen! Du sollst nicht falsches Zeugniss geben! Du sollst nicht begehren!« und so noch ein anderes Gebot ist, das wird in diesem Worte zusammengefasst: ,,Du sollst deinen Nächsten lieben, wie dich selbst« Gal.5,44.</text:p>
      <text:p text:style-name="P1">2.Mos.20,-i3ec.</text:p>
      <text:p text:style-name="P1">3.Mos.49,s8. Matth.22,</text:p>
      <text:p text:style-name="P1">39. 40·</text:p>
      <text:p text:style-name="P1">10. Die Liebe thut dem Nächsten nichts Böses; so ist nun die Liebe des Gesetzes Erfüllung.</text:p>
      <text:p text:style-name="P1">4.Cor. is, 42c· «« M.</text:p>
      <text:p text:style-name="P1">11. Darum thut dieses, da ihr die gelegene Zeit wisset, dass die Stunde jetzt da ist, von1Schla e zu erwachen; denn jetzt ist unser Heil näher, als da wir gläubig wurden. Evh.5,14. ca. s</text:p>
      <text:p text:style-name="P1">12. -Die Nacht ist vergangen, und der Tag hat sich genahet. So lasst uns nun ablegen die Werke der Finsternis; und anziehen die Waffen des Lichtes. «</text:p>
      <text:p text:style-name="P1">4.Thess.5,6.8. Eph.5,«.s,«3.</text:p>
      <text:p text:style-name="P1">13. Lasst uns ehrbar wandeln, als am Tage; nicht in Schtnanscn <text:soft-page-break/>und Trinkgelagen, nicht in 1k1nze;chZ? n»1;d Ausschweifungen, an un ei ; nicht M å:c,21,3J-.</text:p>
      <text:p text:style-name="P1">4.Thess 4,.-ne. Jak.3,c4.</text:p>
      <text:p text:style-name="P1">14. sondern ziehet an den Herrn Jesum Christum und pfleget des Fleisches nicht zur Erfüllung der üste. » Gans,</text:p>
      <text:p text:style-name="P1">27.5,ck3.</text:p>
      <text:p text:style-name="P1">4.(;ok.9,27. 4«.Pet.2,fc»c.</text:p>
      <text:p text:style-name="P1">Cap. XIV. I. Ermahnung, einander nicht äussererDingc wegen lieblos zu richten oder zu verdammen, 4—42; und l1· dem Schwachen keinen Anstoss zu geben. 43—23. I.</text:p>
      <text:p text:style-name="P1">1. Den Schwachen aber im Glauben nehmet auf und verwirret die Gewissensz nicht. C.ev",«e. » <text:s/>« <text:s/>D</text:p>
      <text:p text:style-name="P1">2. Der Eine glaubt Alles egjen zu dürfen; der Schwache«agFrsisset nur emiise. » . o .4,29.9,s.</text:p>
      <text:p text:style-name="P1">4.Cor.4(),25. Z. Wer isset, der verachte den nicht, der ntät 1sset; End wer nicht isset, der richte den ni t deri et« denn Gott hat ihn auf enominen. 4YC,ok. s, 8 re. 4o,23:e. C-1.2, sog;</text:p>
      <text:p text:style-name="P1">4. Wer bist du, der du einen fremden Knecht rtchtest? Er steht oder fällt seinem eigenen Herrn. »Er wird aber stehenbleiben, denn Gott ist machtcg, Ihn aufrecht zu halten. J« ,4, «. la. Z. Der Eine achtet einen Tag vor den; andern, der Andere aber achtet alle Tage g)lekFl)ch Etin Jeder sei in seinem Sinne völlig er t er . .c4,</text:p>
      <text:p text:style-name="P1">3. Gal.4,4o. S. Wer auf den Tag hält, der hält für den Herrn darauf; und wer nicht auf den Ta Hin dsesr hält füFsden Herrn nicht darauE er i et der i et dem errn, denn er danket Gott; und wer nickt isset, der isset dem Herrn nicht und danket Gott. , Col.3,47.</text:p>
      <text:p text:style-name="P1">4.Tim.4,4. Z. Mos.8,40. »</text:p>
      <text:p text:style-name="P1">7. Denn Keiner aus uns lebt sich selbst, und Keiner stirbt sich selbst; · ,</text:p>
      <text:p text:style-name="P1">2.Cok.5,45. Gai.2,2»0. « -8. denn leben wir, so leben wir dem Herrn, und sterben wir, so sterben wir dem Herrn; darum, wir leben oder sterben, so sind wir des Herrn. C. e, ca. «. c.Ts7-55. Z, ca. :</text:p>
      <text:p text:style-name="P1">9. Denn dazu ist Christus gestorben und auferstanden und wieder lebendi geworden, dass er über Todte und über Zebendige herrsche. A»-g. so,</text:p>
      <text:p text:style-name="P1">42.»Ti:. 2, ».</text:p>
      <text:p text:style-name="P1">10. Du aber, was richtest du deinen Brit-I der? Oder auch du, was verachtest du dei-« neu Bruder? Denn wir Alle werden vor; den Richterstuhl Christi gestellt werden. . , C. J, to. Many. 7, c re.</text:p>
      <text:p text:style-name="P1">2. C-c. 5, to.</text:p>
      <text:p text:style-name="P1">11. Denn es steht eschrieben: »So wahr« ich lebe, Frist der Hgerr, vor mir sollen sich beugen a e niee, und alle Zungen sollen Gott bekennen« J2s. 45, as» sehst. S, to. »;</text:p>
      <text:p text:style-name="P1">12. So wird nun ein Jedervon uns für sich selbst Gott Rechenschaft geben. Matth.12, as» lI.</text:p>
      <text:p text:style-name="P1">13. So lasset uns nicht mehr einander»’ richten, sondern daraufachtetviel1nehr, nicht: dem Bruder Anstoss oderAergerniss zu gebeut! Maith. is,</text:p>
      <text:p text:style-name="P1"><text:soft-page-break/>7.</text:p>
      <text:p text:style-name="P1">4. C-r. 8,</text:p>
      <text:p text:style-name="P1">9. 40, IT.</text:p>
      <text:p text:style-name="P1">14. Jch weiss und bin dessen überzeugt im« errn Jesu, dass nichts an sieh selbst gemeini t; sondern nur wer etwas für gemem hält,-D dem ist es gelnein. Matth.c5,». Tit.4,c5.</text:p>
      <text:p text:style-name="P1">15. Wenn aber um einer Speise willen-, dein Bruder betrübt wird, gwandelst du« nicht mehr nach der Liebe. erderbe nicht« <text:s text:c="3"/>W</text:p>
      <text:p text:style-name="P1">Cap. «-14. .,1-H. Die«xEpMxl St. Maule Crit» <text:s/>t)ukch deine.(«Zspeis e den, für welchen Christus gestorben ist. .C.«3, ca. »«.Cok. «·;,««-.«3.</text:p>
      <text:p text:style-name="P1">16. Darum machet nicht, das; euer Gutes gelästert werde. . · «</text:p>
      <text:p text:style-name="P1">17." Denn das »Reuh Gottes besteht nicht in Essen und Trinken, Rudern in GerechFk·e»1t und Frieden und , reude im heiligen erste. «.Cpk.?4,20.8,8. Ma:ih..(3,3:z, -</text:p>
      <text:p text:style-name="P1">18. Denn wer in diesen Dir! en Christo dienet, der ist Gott wohlgefällig und ewährt bei den Menschen.</text:p>
      <text:p text:style-name="P1">19. Darum so lasset uns nach dem trachten, was zum Frieden dkenet und«zur Erbauun unter einander. C. «2, «s. »«5,</text:p>
      <text:p text:style-name="P1">2.</text:p>
      <text:p text:style-name="P1">20. åerstöre nicht der Speise wegen das Werk ottes. Es ist zwar Alles rein; aber fes Eli dem Menschen böse, der es zum Anto i et. Apg« «0, «5. «. Eos. 8,</text:p>
      <text:p text:style-name="P1">7. "</text:p>
      <text:p text:style-name="P1">21. Es istTZut, wenn du kein Fleisch issest und keinen ein· tr1nkst, noch sonst etwas thust, woran dem Bruder sich stösst oder ärgert oder schwach w1rd." «. C« 8, «3.</text:p>
      <text:p text:style-name="P1">22. Hast du den Glauben, so habe ihn für dich sell)st vor Gott. Selig ist, wer sich selbst mcht richtet in dem, was .er sur gut erkennt. «. Jst, 3, -24.</text:p>
      <text:p text:style-name="P1">23. Wer aber zweifelt, der ist verurtheilt, wenn er isfet, weil es nicht aus Glauben ges3))ielhk. »sZhlSe»s,dwas nicht aus Glauben ge se , ( un e. C»«4, «« « is .</text:p>
      <text:p text:style-name="P1">Cap. XV. . l. Ermahnung zur Duldsamkait gegen Schwachglåubige und zur Eintracht. 4—43. il. Cntschuldigung desfreimüthigen Schreibens. t4—24. til. Zusa e des Paulus, nach Rom zukommen. 22-W. ILL Ermahnung zur Fütbitte für ihn. 30-II. l.</text:p>
      <text:p text:style-name="P1">1. Wir aber, »die wir stark sind, sollen die Schwachheiten der Schwachen tragen und nicht uns selbst gefallen wollen. C. H, « re. «. Cor. 9,</text:p>
      <text:p text:style-name="P1">22. «2. Ein Jeder aus uns wolle Einem Nächsten zum Guten gefallen zur rbauung. Z D uch C? ist« J« ««1I««iW«««Tk3t« «s«"ch . enna riu wo en! i selbst gfallen,fondern wie geschrieben steht: ,,Dle · chtnähungen derer, diedich schmähen, sind aufmich gefallen.« J-h.8, so. Ps.e9, 4o.</text:p>
      <text:p text:style-name="P1">4. Denn was vor er geschrieben worden, das ist uns zur Le re vorher geschrieben, auf dass wir durch die Geduld und den Trost der Schriften die Hoffnung haben. C. !-, es. 2 . «. »Cok. «0, «. H. Aber der Gott der Geduld des Trostes verleihe euch, Eines Sinnes unter shIand-tz.Ul-is?-»Sei Cx)xiss0-Jpfu2,e-«.2«ie;»;</text:p>
      <text:p text:style-name="P1">6. damit ihr einmiithig mit Einem Munde Gott, den Vater unsers Her«rn»Je,su Chxiski,. preisen Apg.4,2«.</text:p>
      <text:p text:style-name="P1"><text:soft-page-break/>7. Darum nehrnet.cinander auf, gleichwie auch Christus«euch aufgenommen hat«,zn«r Ehre Gottes. <text:s/>«</text:p>
      <text:p text:style-name="P1">8. Jch sage aber, dass Jesus Christus ein Diener der Beschneidung geworden ist der« Wahrhaftigkeit Gottes wegen, um die Berheissungen der Väter zu bestätigen; Mam,. «5,</text:p>
      <text:p text:style-name="P1">24. 20,</text:p>
      <text:p text:style-name="P1">28.</text:p>
      <text:p text:style-name="P1">9. und dass die Heiden um der Barmherigkeit willen Gott preisen , wie gefchrieben steht: ,,Darum will ich dich bekennen unter den Heiden und deinem Namen lobsingen.« Pf. «8, 5o.</text:p>
      <text:p text:style-name="P1">10. Und wiederum spricht er: »Freuet euch, ihr Heiden,1nitseinem Volke!« I. M-s 32,43.« U. Und wiederum: ,,Lobet den Herrn, alle Heiden, und preiset ihn, alle Völker!« Pf·-«7, i.</text:p>
      <text:p text:style-name="P1">12. Und wiederum fa t Jesajas: ,,Es wird sein die Wurzel Jesie’s, und der aufsteht, über die Heiden u herrschen; auf ihn werden die Heiden hoffen« Jcs, ««, «. «o. M-any. «2« 2«. -</text:p>
      <text:p text:style-name="P1">13. Der Gott der Hoffnung aber erfülle euch mit aller Freude und Frieden durch den Glauben, damit ihr reich seid in der Zoffnung, durch die Kraft des heiligen ettes! E.-J, «.</text:p>
      <text:p text:style-name="P1">2. II.</text:p>
      <text:p text:style-name="P1">14. Ich bin aber UT selbst, meine Brüder! euerthalben versi ert, dass auch ihr voll Güte seid, erfüllt mit aller Erkenntnis; und fähig, auch einander zu .ermahnen.</text:p>
      <text:p text:style-name="P1">2. Ver. «, «2.</text:p>
      <text:p text:style-name="P1">15. Doch habe ich euch, ihr Brüder! u Theil freimüthiger geschrieben, um iu3 weiter zu erinnein, kraft der Gnade, die mir von Gott verliehen ist,</text:p>
      <text:p text:style-name="P1">16. dass ich sei ein Diener Jesu Christi für die Heiden, der den heiligen Dienst des Evangeliums Gottes l-erricht»et, damit das Opfer der eiden wohl efällcg werde, geh-eil1get im eiliEen Geiste. ·««,«3.«2,«. Jef.66,2o.</text:p>
      <text:p text:style-name="P1">17. Darum d·arg ich mich rühmen in Christo Iesu, was Gott etrifft.</text:p>
      <text:p text:style-name="P1">2. Cpk.«,«2—«4·</text:p>
      <text:p text:style-name="P1">18. Denn ich werde mich nicht unterstehen, von etwas zu reden, das nicht Chritus durch mich gewirkt hat, dieselben zum Ge7 horsam zu bringen, durch ort und That«</text:p>
      <text:p text:style-name="P1">2. Cor. Z, Z. is, S. Rom. J, S.</text:p>
      <text:p text:style-name="P1">19. durch Kraft der Zei en und Wunde» durch Kra t des Geistes Gottes, so dass is von Jeru alem an und rings umher Jus <text:s text:c="3"/>Cnp. -"tY5. -an -die Römer( "««"«»'-V C-ab. 16Ii USE? nach Jllgrie:"i das Evangelium Christi erfüllet hu e.</text:p>
      <text:p text:style-name="P1">2.·Cok..i2,c2. A .44,·:z. 2(·). Ich besleis;e mich aber, ciFso das Evangelium zu predigen, nicht da, wo Christi ?ame schon bekannt war, damit ich nicht auf fremden Grund baue,</text:p>
      <text:p text:style-name="P1">2. C-r. co, is.-is.</text:p>
      <text:p text:style-name="P1">21. sondern wie geschrieben steht: ,,Denen nicht davon verkündigt worden, die sollen es sehen, und die es nicht gehört haben, sollen es vernehmen« Jcs. 52, is. 1ll.</text:p>
      <text:p text:style-name="P1">22. Darum bin ich auch öfters verhindert worden, zu euch zu kommen. C. c, is.</text:p>
      <text:p text:style-name="P1">23. »Jetzt aber, da ich keine Stätte mehr habe in diesen Ländern, <text:soft-page-break/>wohl aber ein Verangen, zu euch zu kommen, seit vielen Jahren, C. more.</text:p>
      <text:p text:style-name="P1">24. so will ich zu euch kommen, wenn ich nach Spanien reife; denn ich hoffe euch im Durchreisen zusehen und von euch dorthin das Geleite u empfan« en, wenn ich vorher mich an euch zum Theil werde ersättigt haben.</text:p>
      <text:p text:style-name="P1">25. Jetzt aber reife ich nach Jerusalem, den Heiligen zu dienen. Apg. 49, ei. 2i, i7.</text:p>
      <text:p text:style-name="P1">26. Denn es hat denen in Macedonien und Achaja gzeifallen, eine Hülsleistung zu thun für die rmen unter den Heiligen zu Jerusalem. Apg. «, 29 :c.</text:p>
      <text:p text:style-name="P1">27. Es hat ihnen gefallen, und sie sind es ihnen auch schuldig. Denn wenn die Heiden an ihren geistlichen Gütern Theil nahmen, so sind sie auch schuldig, ihnen in den leiblichen Gütern Dienst zu leisten. i.Cok. 9, «.</text:p>
      <text:p text:style-name="P1">28. Wenn ich nun dieses werde ausgerichiet und ihnen diese Frucht sicher eingehändkåt haben, so will ich bei euch durch nach panien reisen. «</text:p>
      <text:p text:style-name="P1">29. Ich weiss aber, das; ich, wann ich Ei euch komme, mit voller Segnung des vangeliums Christi kommen werde. C c,c1. IV. 3O. Ich ermahne euch aber, ihr Brüder! durch unsern Herrn Jesum Christum und durch die Liebe des Geistes, mit mir zu ringen im Gebete für mich zu Gott,</text:p>
      <text:p text:style-name="P1">2. Cor. «, «. Ei) .6, is.</text:p>
      <text:p text:style-name="P1">49.</text:p>
      <text:p text:style-name="P1">31. auf dass ich errettet werde von den Ungläu·bigen in Judäa, und dass mein Dienst, den ich nach Jerusalem verrichte, den Heiligen wohlgefällig sei;</text:p>
      <text:p text:style-name="P1">2. Tbcss. Z,</text:p>
      <text:p text:style-name="P1">4.</text:p>
      <text:p text:style-name="P1">2. Apg. R, «. 27 &amp;c.</text:p>
      <text:p text:style-name="P1">32. damit ich mit Freuden zu euch komme nach dem Willen Gottes und mich mit euch erquicke. C.4, c0.</text:p>
      <text:p text:style-name="P1">33. Der Gott des Friedens aber sei mit euch Allen! Amen. C. is,2o. c.Tc,ksL·5, es. »« -" : L. Thess. Z, 4 . «Eap. XVI. <text:s/>l. EmpfthIU11g VI! Pl)-3be. «,</text:p>
      <text:p text:style-name="P1">2. "ll. Grüsse an Gläubige.s-l6. til. Ermahiinng.47—20. lV.Grüsse von Gläubigeii. 21-24. V.Schliissgebet. 25——27. I.</text:p>
      <text:p text:style-name="P1">1. Ich empfehle eitel) aber unsere Schwester Phi5be, welche Dienerin der Gemeinde zuKenchreä ist, i.Tim.5,92c. A;-g.c8,i8.</text:p>
      <text:p text:style-name="P1">2. dass ihr sie anf·nehmet im Herrn, wie es den 8eiliqen geziemt und ihr beistehet·in jedem eschäfte, worin sie eurer bedarf; denn auch sie ward Vielen ein Beistand, und auch mir selbst. Phi1, 2,</text:p>
      <text:p text:style-name="P1">29. , l1. Z. Griis;et die PriscilIa und den Aquilas«, meine Mitarbeiter in Ch);1isto Zeiger, PS· , ·</text:p>
      <text:p text:style-name="P1">4. welche für mein Leben ihren eigenen Nacken dargeboten haben, denen nicht allein ich danke, sondern auch alle Gemeinden unter den . eiden,</text:p>
      <text:p text:style-name="P1">5. End die Gemeinde in ihrem Hause. Griisset den Epänetus, meinen Geliebten, welcher der E-rftling aus Achaja für Christumist. i.Cok.c6, is.</text:p>
      <text:p text:style-name="P1">6. Grüsset die Maria, die viel für uns gearbeitet hat.</text:p>
      <text:p text:style-name="P1"><text:soft-page-break/>7. Grüf;et den Andronicus und Junias,« meine Verwandten und Mitgesaligenen, welche unter den Aposteln rühmlich bekannt sind, welche auch vor mir in Christo gewesen sind.</text:p>
      <text:p text:style-name="P1">8. Grüsset den Amplias, meinen Geliebten ini Herrn.</text:p>
      <text:p text:style-name="P1">9. Grüsset den Urbanus, unsern Mitarbeiter in Christo, und den Stachys, meinen Geliebten.</text:p>
      <text:p text:style-name="P1">10. Gri"if;et den Apelles, den Bewcihrteu in Christo. Grüsset die von dem Hause des Aristobiilus.</text:p>
      <text:p text:style-name="P1">11. Grüs;et den Herodion, meinen Verwandten. Grüsset die vom Hause des Narcissus, die im Herrn sind.</text:p>
      <text:p text:style-name="P1">12. Grüsset die Tryphäna uiid Tryphosa, die im Herrn arbeiten. Grüsset die Persis, die Geliebte, die viel gearbeitet hat im Herrn.</text:p>
      <text:p text:style-name="P1">13. Grüsset den Rufus, den Auserwählten im Herrn, und s eine und meine Mutter. Matt 45, A.</text:p>
      <text:p text:style-name="P1">14. Grüsset den Asyncritus, den Phlegon, den Hermas, den Patrobas, den Hermes und die Brüder bei ihnen.</text:p>
      <text:p text:style-name="P1">15. G-rüsset den Philolocgus und Julius, den Nereus und seine S )wester und den Olympas und alle Heiligen bei ihnen.</text:p>
      <text:p text:style-name="P1">16. Grüsset einander mit dem heiligen Ku e. Es rüssen euch die Gemeinden ss g Christi. c. E·-k. sie, -so. «. suec. ei, c-i. <text:s text:c="3"/>»i84 Cap.1. I Die</text:p>
      <text:p text:style-name="P1">1.·Epistec St.Pauli » Cap.1. III.</text:p>
      <text:p text:style-name="P1">17. Ich ermahne eu·ch aber, ihr Brüder! Acht zu haben auf diejenigen, welche, zuwider der Lehre, die ihr Ase ernt.shabet, die Entzweiuugen und die ergerni e anrichten, nnd weiehet dieselben aus. .M.:ith.7,i5:c. Phii.s,2. i.Tim.6,3—»-5. Tit. Z, io:c.</text:p>
      <text:p text:style-name="P1">18. Denn solche dienen unserm Herrn Jesu Christo nicht, sondern ihrem Bauche, und durch süsse Worte und Schmeichelreden verführen sie die Gemiither der Unschuldigen. Phii.3,i8.i9. 2,Pct 2,i.i42c. Cs1.2,i.</text:p>
      <text:p text:style-name="P1">19. Denn euer Gehorsam ist Jedermann bekannt geworden; darum freue ich nii·ch euerthalben, ich wünsche aber, dass ihr weise seid zum Guten, aber einfältig zum Bösen. C.i,8. M«sith.io,is. i.Cok.i4,2o.</text:p>
      <text:p text:style-name="P1">20. Der Gott des Friedens aber wird den Satan unter euere Füsse zertreten in Bälde. Die Gnade unsers Herrn Jesu Christi sei mit euchl C. is, s3. i. M-s. Z, is. IV.</text:p>
      <text:p text:style-name="P1">21. Es grüssen euch Tiinotheus, mein Mitarbeiter, und Lucins und Jason und Sosipater, meine Verwandten. A .-is, i :c. is i. i7</text:p>
      <text:p text:style-name="P1">5. 20</text:p>
      <text:p text:style-name="P1">4. 22·. Ich, Tertius, der diesen Brief ge· schrieben, grüsse euch im Herrn. Jek. se, i. v23s. Es grüsst euch Gajus, mein und der Fnzen Gemeinde Wirth. Es åriisst euch rastus, der Verwalter der tadt und Quartus, der Bruder. " « " «</text:p>
      <text:p text:style-name="P1">4.Cor. I, «-S.</text:p>
      <text:p text:style-name="P1">2. Tim. 4,</text:p>
      <text:p text:style-name="P1">20.</text:p>
      <text:p text:style-name="P1">24. Die Gnade unsers Herrn Jesu Christi sei mit euch Allen! Amen. i. C-k. io,93. V.</text:p>
      <text:p text:style-name="P1">25. Dem aber, der euch stärken kann nach meinem Evangelium und <text:soft-page-break/>der Predigt Jesu Christi, nach der Offenbarung des Geheininisses, we ches in den Zeiten der Welt verschwiegen war, " T. Thess. ,8. Col. i, As. Hi . Pei. i,20.</text:p>
      <text:p text:style-name="P1">26. nun aber ans Licht gebracht und durch die prophetis chen Schriften nach dem Befehl des ewigeiiGottes zum Gehorsam imGlauben allen Heiden kundgethan worden, Ei-h. Z, U-.</text:p>
      <text:p text:style-name="P1">27. dem allein weisen Gott durch Jesum Christum, ihmsei Ehre in Ewigkeit! Amen. C.ii se. i.Tim.i i7. PS f s i T !</text:p>
      <text:h text:style-name="Heading_20_1" text:outline-level="1">Die l.Episiel St.Pauli an die Corinther.</text:h>
      <text:h text:style-name="Heading_20_2" text:outline-level="2">Cap.1.</text:h>
      <text:p text:style-name="P1">H . I. Gruss des Paulus1——3. il. Dankfagung für die den Corinthem er:-oiesenc Gnade. 4—9. III. W» nung vor Parteisucht und salsc-hekWeisheit· 10—31. I.</text:p>
      <text:p text:style-name="P1">1. Paulus, berufener Apostel Jesu Christi durch den Willen Gottes, und Sosthelles, der Bruder, CpI,4,4, Apg»-i8»47«</text:p>
      <text:p text:style-name="P1">2. an die Gemeinde Gottes, die zu C orinth ist, an die Geheiligten in Christo Iesu, die berufenen Heiligen, sammt allen denen, die aller Orten den Namen unsers Herrn Jesu Christi anrnfen, ja ihres und unsers Herrn. . Apg.i8, l te. Joh.i7,19. Rom.i,7· Z. Gnade sei mit euch und Friede von Gott, unserm Vater und dem Herrn Jesu Christo! Epy« H· » » « lI.t</text:p>
      <text:p text:style-name="P1">4. Ich danke.rneinem Gott allezeit cuertwe en für die Gnade Gottes, die euch in Christo Jesu gegeben ist; Rz;m. 1,,8,</text:p>
      <text:p text:style-name="P1">5. dass ihr in allen Stücken durch Fu reich geworden seid, in aller Lehre und a er Erkenntnis. C-)1.i,9. io. -</text:p>
      <text:p text:style-name="P1">6. Wie denn das Zeugniss von Christo unter euch befestigt worden ist,</text:p>
      <text:p text:style-name="P1">7. so dass ihr keinen Mangel habet an irgend einer Gnadengabe und wartet auf die Offenbarung unsers Herrn JY(ähr;sti, i . , 4 . F</text:p>
      <text:p text:style-name="P1">8. welcher euch auch befestigen wird bis ans Ende, das; ihr unsträflich seid an dem Tage unsers Herrn Jesu Christi. .Phii.i,6.i0.ii. -i.Thess.5,23.24. ,</text:p>
      <text:p text:style-name="P1">9. Gott ist getreu, d«urch den ihr berufen seid zur Gemeinschaft seines Sohnes Jesu Christi, unsers Herrn. C. in, i3.2.Tim.i,9. llI.</text:p>
      <text:p text:style-name="P1">10. Ich ermahne euch aber, ihr Brüder! durch den Namen nnsers Herrn Jesu Christi, dass ihr alle einerlei Rede führet, und nicht Spaltungen unter euch seien, s ondern dass ihr zusammen ftimmet in Einem Sinne und Einer Meinung. · C. ii, is. Rom. i5,5. Phii.2, i. I,</text:p>
      <text:p text:style-name="P1">11. Denn es ist mir von euch kund geworden, meine Brüdert durch der Ch oe Hausgenossen, dass Streitigkeiten unter euch sind. C. J, Z ».</text:p>
      <text:p text:style-name="P1">12. Ich meine aber das, dass Jeder aus euch spricht: Ich bin des Paulus, ich aber des Apollos, ich aber des Kephas, ich aber Christi. «upg. is, ei. J-h.i, 4:;z. «</text:p>
      <text:p text:style-name="P1">13. Jst Christus zer:heilet? Jst"etwa Paui <text:s text:c="3"/>Cap.«I11. an die Corinther. Es« City. t.</text:p>
      <text:p text:style-name="P1"><text:soft-page-break/>2.7! 185 lus ur en treui et, oder seidi r auf I · ch ge 3’g · ·h «Pauflus Namen getauft worden ?</text:p>
      <text:p text:style-name="P1">14. Jch danke Gott, dass ich Niemand von euch getauft habe, ausser Crifpus und Gajus, As-g. is«</text:p>
      <text:p text:style-name="P1">8. Rom. is, es. » « 1ts). damit nicht Jemand sage, ich habe auf meinen Namen getauft. is. Doch habe ich «u»ch·des·Stephaligs Haus getauft; soiist weiss ich nicht, das; ich tioch Jemand getauft habe. C. is, is. ».</text:p>
      <text:p text:style-name="P1">17. Denn Christus hat mich nicht gesandt zu taufen, sondern das Evangelium zu predigen « nicht mit Weisheit der Rede, damit das Kreuz Christi nicht entkräfået2 werde. . , 2c.</text:p>
      <text:p text:style-name="P1">18. Denn das Wort vom Kreuze ist zwar denen, die verloren gehen, eine Thorheit; uns aber, die wir selig werden, ist es eine Kraft Gottes. E. i,</text:p>
      <text:p text:style-name="P1">23. ei. Rom. «, is.</text:p>
      <text:p text:style-name="P1">19. Denn es st;gt eschriebei1: »Ich will die Weisheit der cis en vernichten und den Verstand der Verständigen verwerfen.« « Jes.29, MHiob S, «. «"20. Wo ist der Weise, wo der Schrift elehrte,·wo der gelehrte Zänker dieser Weit? Hat nicht Gott die Weisheit dieser Welt zur Thorheit gemacht? C. 3,"i9.· J2s.19, te. 2·1. Denn weil die Welt durijh ihre Weisheit Gott in seiner Weisheit nicht erkannte, ä; gefiel es Gott, durch die Thorheit der redigt selig zu machen, die da glauben. » · » · M«:tii),«, es.</text:p>
      <text:p text:style-name="P1">22. H)?ätnl»ich" die« Juden fordern Zeichen, und die Griechen fragen nach Weisheit. s.i)iani,,. «,</text:p>
      <text:p text:style-name="P1">38. okpg. i7, »i8.32.</text:p>
      <text:p text:style-name="P1">23. Wir aber predigen Christum den Gekreuzigt-en, den Juden ein Aergerniss, den Griechen eine Thorheit. « « CD,</text:p>
      <text:p text:style-name="P1">2. M-. Rom. 9, BE? sc.</text:p>
      <text:p text:style-name="P1">24. Den Berufenen selbst aber, sowohl Juden als Griechen, predigen wir Christum als Gottes Kraft nnd Gottes Weisheit. C. i.-is. e,</text:p>
      <text:p text:style-name="P1">5. C-i.2,</text:p>
      <text:p text:style-name="P1">3.</text:p>
      <text:p text:style-name="P1">25. Denn« das Thbrichte von Gott ist weiser als die Melischen, und das Schwache von Gott ist stärker als die Menschen.</text:p>
      <text:p text:style-name="P1">26. Denn sehet eure Berufiing an, ihr Bri»ider! Es sind· nicht viele Weise nach dem Fleische, nicht viele Gewaltige, nicht viele Edle, Joi,. 7, is. 49".</text:p>
      <text:p text:style-name="P1">27. sondern was th’oricht ist vor »der Welt, das hat Gott erwählt, damit er die Weisen zu Schanden mache; und was s chwach ist vor der Welt, das hat Gott erwählt, damit er die Starken zu Schanden mache; Juni, i—-is.</text:p>
      <text:p text:style-name="P1">28. und was unedel ist vor der Welt und was derachtet, das hat-Gott erwählt, und das,-was nicht ist, auf dass er das, 1vasist, zu nichte mache, Gar· s, Z, -</text:p>
      <text:p text:style-name="P1">29. damit kein Fleisch sich rühmen möge vor Gott. »Es-i-. 2,9. ·Ikj.40, is.</text:p>
      <text:p text:style-name="P1">30. Aus ihm aber seid ihr in Christo Jesu, NR uns» von Gott Cgeniacht worden ist zur· · eisheit und zur erechigkeit und zur Heiligung und zur Erlösung; « C-.4,2 . Jer.23,</text:p>
      <text:p text:style-name="P1"><text:soft-page-break/>6.</text:p>
      <text:p text:style-name="P1">2.Cot.5,24. ·heb.2,«. in-3m.:«i,2-i. Eis(-.i,7. St. auf dass, wie geschrieben steht: »Wer sich rühmen will, der rühme siih im Herrn« Jer. 9, W.</text:p>
      <text:p text:style-name="P1">24. D. Cor. -l0, -t7. C-ad. l"l. l. Paulus predigt nicht die Weisheit der Welt mit Worten nienschlichet Bercdsamkeit, sondern die Weisheit Gottes mit Worten des Geistes« O—-16.</text:p>
      <text:p text:style-name="P1">1. Und auch ich, da ich «u euch kam, ihr Brüder! kam nicht mit hohen Worten oder hoher Weisheit, euch das Zeugnis; Gottes zu verkündigen. C. i, H. i. Je-h. S,</text:p>
      <text:p text:style-name="P1">9.</text:p>
      <text:p text:style-name="P1">2. Denn ich beschloss nichts Anderes unter euch zu wis(En, als nur Jesum Christum und zwar den ekreuzigteti. C.i5,3. G«t«.6,-it. Z. Und ich war in Schwachheit und Furcht und vieler Zaghaftigteit bei euch. Apg.48,9. «2.Cor.io,i0.ii,3o.</text:p>
      <text:p text:style-name="P1">4. Und meine Rede und meine Predigt bestand nicht in äberredenden Worten menschlicher Weisheit, sondern in Erweisung des Geistes und der Kraft, i. Thcff. i, Z. ;</text:p>
      <text:p text:style-name="P1">5. damit euer Glaube nicht aus Menschenweisheit, sondern aus Gottes H-"rgft«l;e;i;he,« S. Wir reden freilich Weisheit vor den« Vollkommenen und nicht Weisheit dieser Welt, auch nicht der Obersten dieser Welt, welche zu nichte werden; « " i « 7· sondern wir reden Gottes Weisheit ins Geheiinnisse, die verborgene, w-elche Gott! von Ewi·keit her zu unserer Herrlichkejt vorher bestimmt hat, s.1is.3i,8. E-po.3,8.9. Z,</text:p>
      <text:p text:style-name="P1">8. wel e keiner der Obersten dieser Welt, erkannt at: (denn hätten sie dieselbe er-, —kannt, so hätten sie nicht den Herrn der Herrlichkeit gekreuzigt ;) Apg. is,</text:p>
      <text:p text:style-name="P1">27. 3, i7. »«</text:p>
      <text:p text:style-name="P1">9. sondern wie geschrieben steht: »Was kein Auge gesehen und kein Ohr gehör"eY und in keines Menschen Herz aufgestiegeJ ist, das hat Gott bereitet denen, die il) lieben.« J2s» se, 4» s i </text:p>
      <text:p text:style-name="P1">10. Uns aber hat Gott es geossenbaret durch seinen Geist; denn der Geist ersorschetAlles, auch die Tiefen Gottes. « -I <text:s/>Joh.46EsDan..-,!a2.Js»i <text:s text:c="3"/>C-sc Cap.</text:p>
      <text:p text:style-name="P1">2. A. « Die I. eGpiisbe-l St. t1iaUli 1Cap. B. il. Denn welcher Mens3weiss, was im Menschen ist, als nur-der eist des Menschen, der in ihm ist? Also weiss auch Niemand, was in Gott ist, als nur der Geist -Gottes. </text:p>
      <text:p text:style-name="P1">12. Wir aber haben nicht den"Geist der Welt empfangen, sondern den Geist aus Gott, damit wir wissen mögen, was uns von-Gott geschenkt ist. miim.8,45.</text:p>
      <text:p text:style-name="P1">2.«1;ei. «, Z.</text:p>
      <text:p text:style-name="P1">13. Und das reden wir auch, nicht mit Worten, von menschlicher Weisheit eleh.rt, sondern mit Worten, gelehrt vom heiligen Geiste, also dass wir geistliche Dinge mit geistlichen vergleichen. C.2, -s.4.</text:p>
      <text:p text:style-name="P1">2.P-t.4,21.</text:p>
      <text:p text:style-name="P1">14. Der fleischlich gesinnte Mens3 aber sasset die Dinge nicht, die des Geistes ottes sind, denn sie sind ihm eine Thorheit; und er kann sie nicht erkennen, denn sie werden geistlich beurtheilt. C. -i,</text:p>
      <text:p text:style-name="P1"><text:soft-page-break/>23. Many. is, ». Jud.si9. Joh.i4,47.</text:p>
      <text:p text:style-name="P1">15. Der geistliche aber beurtheilt zwar Alles, er selbst aber wird von Keinem beurtheilt. «. Joh.2,2o. «</text:p>
      <text:p text:style-name="P1">16. ,,Denn wer hat den Sinn des Herrn erkannt, welcher ihn unterweise ?« Wir aber haben den Sinn Christi. Jcs. 4o,i:;. Jer-23,4»8.</text:p>
      <text:h text:style-name="Heading_20_2" text:outline-level="2">Cap. Ll1.</text:h>
      <text:p text:style-name="P1">I. Die Parteiungen der Cokinther. «—-B. il. Die christlichen Lehrer sind nur Diener und Gottes Mitarbeiter und fiir ihr Werk verantwortlich. 5—47. Ill. Warnung vor eingebildeter Weisheit. 4s——23. I. I. Und ich, ihr Brüder! konnte mit euch nicht reden als mit Geistlichen, sondern als mit Fleischlichen, als mit Unmündigen in Christo. C. D, «. Joh. is, -Ia. »</text:p>
      <text:p text:style-name="P1">2. Jch habe euch Milch zutrinken gegeben Und nicht Speise; denn ihr oer1no"chtet es noch nicht, ja ihr verm’öget es auch jetzt not-h nicht, denn ihr seid noch f1cischlich. « Hob. S, t2 :c.</text:p>
      <text:p text:style-name="P1">4. Pet. Z,</text:p>
      <text:p text:style-name="P1">2. Z. Denn so lange unter euch Eifer und . ank und S-paltungen sind, seid ihr da nicht eischlich, und wandelt nach menschlicher esse? C.4,40.«. G.21.5,«9.2o. J«k.3, i4-is.</text:p>
      <text:p text:style-name="P1">4. Denn wenn Einer sagt: Ich bin des Fanlus, ein Anderer aber: Ich des Apol« s, seid ihr nicht fleischlich? C.4, te. II.</text:p>
      <text:p text:style-name="P1">5. Wer ist denn Paulus? wer ist Apollos? Diener sind sie, durch die ihr gläubig geworden seid, C.z,4. « B. und zwar so wie der Herr es einem Jeden gegeben hat. Ich habe gepflanze«t, Apollos hat begossen, Gott aber hat das Gedelhen gegeben. C. qui. A;-g. is,</text:p>
      <text:p text:style-name="P1">27. 49,«. «7. Also ist we»der,der ida pflanzkt,—-Oriac, noch der da begcesset,sson-denn G-ott,.:de:rsdas Gedethengi1).t. . « » -S. Der aber pftan t und »der begiesset, sind Eins; Jeder ab; wird seinen Lohn empfangen je nach seiner Arbeit, C.4, s. -13s.e2, 4·3.</text:p>
      <text:p text:style-name="P1">9. Denn Gottes Mitarbeiter sind wir; Gottes Ackerfeld, Gottes Gebäude seid ihr. Z. C-k.e,4.4»o. -</text:p>
      <text:p text:style-name="P1">10. Nach der mir verliehenen Gnade Gottes habe ich als ein weiser Baumeister den Grund gelegt; ein Anderer nun baut darauf fort. Ein Jeder aber sehe zu, wie er darauf baue. C. is,</text:p>
      <text:p text:style-name="P1">40. Rom. is, ro.</text:p>
      <text:p text:style-name="P1">11. Denn einen andern Grund mag Niemand legen ausser dem, der gelegt ist, welcher ist Jesus Christus· C.»i,22.</text:p>
      <text:p text:style-name="P1">4.Pkt.2,4.e. Apg.4,-II.«i2. Eph.2,20,</text:p>
      <text:p text:style-name="P1">12. Wenn aber Jemand auf diesen Grund bauet Gold, Silber, Edelgestein, Holz, Gras, Stoppeln-; »</text:p>
      <text:p text:style-name="P1">13. so wird eines Jeden Werk offenbar werden, denn der Tag wird es klar machen, weil er durchs Feuer eosfenbaret wird; und wie eines Jeden Vgerk beschaffen sei, wird das Feuer bewähren. 14· Wird Jemandes Werk, das er darauf gebaut hat, bleiben, so wird er Lohn empsa3gen.</text:p>
      <text:p text:style-name="P1">15. » ird Iemandes Werk Verbrennen, so wird er-Schaden leiden; er selbst aber wird selig werden, doch so wie durchs Feuer. Jud. es. </text:p>
      <text:p text:style-name="P1"><text:soft-page-break/>16. Wisset ihr nicht, dass ihr Gottes Tempel seid und der Geist Gottes in cuch wohnet ? C.t3,</text:p>
      <text:p text:style-name="P1">49. N-3m.8,.9.</text:p>
      <text:p text:style-name="P1">17. So Jemand den Tempel Gottes verderbt, den wird Gott auch verderben; denn der TempelGottes ist heilig, und der seid ihr. III.</text:p>
      <text:p text:style-name="P1">18. Niemand betrüge sich selbst. So Jemand sich unter euch weise zu sein dünkt in dieser Welt, der werde ein Thor, auf dass er weise werde. S;-k. s,5.7. o-.iim.4-2,4s. t. Cor. 4,</text:p>
      <text:p text:style-name="P1">40.</text:p>
      <text:p text:style-name="P1">19. Denn die Weisheit dieser Welt ist Thorheit vor Gott. Denn es steht geg(ihr.ieben: »Er erhaschet die Weisen in ihrer rglist·« C.4,20. in-3m.4,22. Hioo.5,43.</text:p>
      <text:p text:style-name="P1">20.«Und wiederum: »Der Herr kennet die Gedanken der Weisen, dass sie eitel sind.« -us. et, «.</text:p>
      <text:p text:style-name="P1">21. Darum rühme .sich Niemand der Menschen; denn Alles ist euer. C.4, :-«-»«. Jek.»s7,5.</text:p>
      <text:p text:style-name="P1">22. Es sei Paulus oder Apollos-oder Kephas oder die Welt, oder Leben oder <text:s text:c="3"/>-iCav,.;!3.</text:p>
      <text:p text:style-name="P1">4. " —-gn1HeiCorinther.i-Es Cato. -L. D« « List Zpd, oder Gegenwärtiges» oder Zukünftigidi8;2ll1i-BE.-euer; C.3,4. R-sm·8,28.38.39.</text:p>
      <text:p text:style-name="P1">23. Ihr er seid Christi, Christus alter ist Gottes.</text:p>
      <text:h text:style-name="Heading_20_2" text:outline-level="2">Cap. IV.</text:h>
      <text:p text:style-name="P1">»l. Ansehen und Amt der Apostel, 4—8; Ilihre äussere Lage und ihr Verhalten dabei. 9-CI. M. Ernste und väteiliche Ermahnung. 44—2l. l.</text:p>
      <text:p text:style-name="P1">1. Dafür halte uns Jedermann, nämkizch für Diener Christi und Haushalter der eheimnisse Gottes. · C. 3,5.</text:p>
      <text:p text:style-name="P1">2. Eos. 4,</text:p>
      <text:p text:style-name="P1">5. Col. i, es. 2s. »2. Nun fordert man mehr nicht von den Zaushaltern, als dass ein Jeder treu er· nden werde. L:-«. i2, is. i.Pei. 4, i0.« .</text:p>
      <text:p text:style-name="P1">3. Mir aber ist es das Geringste, dass ich pon euch gerichtet werde, oder von einem inenschlichen Tage; ja ich richte auch mich selbst nicht.</text:p>
      <text:p text:style-name="P1">4. Denn ich bin mir zwar nichts bewusst, aber darum bin ich nicht gerecht gesprochen; der Herr aber ist es, der mich richtet. ·</text:p>
      <text:p text:style-name="P1">2.Cok.i,i2.5,io.ii. Ps.i9,i3.i43,-2.</text:p>
      <text:p text:style-name="P1">5. Darum richtet nichts vor der Zeit, bis der Herr kommt, welcher auch die Heimlichkeiten der Finsternis; ans Licht bringen und die Rathschläge der Herzen offenbaren wird; und dannwird einem Jeden das Lob werden von Gott. liess:-.-2,ii3. Pkkd.i2,i4. -«-.Cok.·i0,i8.</text:p>
      <text:p text:style-name="P1">6. Dieses aber, ihr Brüder! habe ich aus mich und Apollos angewandt euertwi-gen, damit ihr an uns lernet, nicht mehr von euch zuhalten, als geschrieben ist, damit ihr nicht Einer um des Andern willen ausgeblasen seid gegen einander! Röm.i2,3.</text:p>
      <text:p text:style-name="P1">7. Denn wer zieht dich vor? Und was haft du, das du nicht empfangen hättest? Hast du es aber doch empfangen, was rühinest <text:soft-page-break/>du dich, als ob du es nicht empfangen hättest? Je-k. i, i7. » ·</text:p>
      <text:p text:style-name="P1">8. Ihr seid schon satt, ihr seid schon reich geworden, ihr herrschet schon ohne uns! Und wollte Gott,ihr würdetherrs chen,dan1it auch wir mit euch herrschen könnten! Oss. Z,</text:p>
      <text:p text:style-name="P1">17. -II.</text:p>
      <text:p text:style-name="P1">9. Denn ich halte dafür, Gott habe uns, die Apostel, als die Geringsten dargetellt, wie sum Tode Verurtheilte; denn wir md der Hält, s-owi;hl Engeln als Menen um an te eworden. ch «z <text:s/>Ei-E. hie Hei-. i0, -se. es.</text:p>
      <text:p text:style-name="P1">10. Wir sind Thoren um Christi willen, ihr aber seid klu in Christo; wir sind s4hwach, ihr aber s«iark; ihr seid geehrt, wir aber verachtet. «u·. i,·is:c. Z, is. · »</text:p>
      <text:p text:style-name="P1">11. Bis aus die letzige Stanke le»idenwi.r i I Hun rund Durst und Blbsse und werden geschEaegen und haben keine bleibende Stätte, » « S. Cor. «. 923—27. ·</text:p>
      <text:p text:style-name="P1">12. und mühen uns und arbeiten mit unsern Händen; werden wir ges ehn1ähet, so segnen wir; werden wir verfolgt, so duldet! wir es; . C. o, is. Apg. is, Z. R-3m.i2, i-I. « Many. S, «.</text:p>
      <text:p text:style-name="P1">13. werden wir gelgtert, so bitten wir; als der Auswurf der elt sind wir geachtet worden, als der Abschaum Aller bis jetzt. Apg.22, W. s »Ill.</text:p>
      <text:p text:style-name="P1">14. Nichtum euch zu des chämen, schreibe ich dieses , sondern als meine geliebteii Kinder ermahne ich euch. i. Thess. 2, « :c.</text:p>
      <text:p text:style-name="P1">15. Denn wenn ihr zehntausend Zuchtmeister in Christo hättet, so habet ihr doch nicht viele Väter; denn in Christo Jesu durch das Evangelium habe ich euch erzeuget. Gal.i, ·i9. ·PhiIem. i0.</text:p>
      <text:p text:style-name="P1">16. Darum bitte i(h eUchwerdet meine Nachfolger. C. ii, i. .</text:p>
      <text:p text:style-name="P1">17. Aus dieser Ursache habe ich den Timothens zu euch gesandt, der mein geliebter und treuer Sohn im Herrn ist, der wird euch an meine Wege in Christo erinnern, wie ich allelithalben in jeder Gemeinde lehre. C. is, i0. i.Tim. i, a. I</text:p>
      <text:p text:style-name="P1">18. Es sind aber Etliche ausgeblasen, als würde ich nicht zu euch kommen. T «</text:p>
      <text:p text:style-name="P1">19. Ich werde aber bald zu euch kommen, so der Herr will, und werde nicht die Worte der Au geblasenen erkundigen, sondern ihre Kraft. C. is, 5—7, J.1k.4, is.</text:p>
      <text:p text:style-name="P1">20. Denn nicht in Worten besteht das Reich Gottes, sondernin Kraft. C.2,4. Luc.i7,2i.</text:p>
      <text:p text:style-name="P1">21. Was wolle: ihr? Soll ickhmit der Ruthe zu euch kommen, oder mit iebe und dem Geisie der Sanftn»1,uth?</text:p>
      <text:p text:style-name="P1">2.Cok. i3,io. . . « ,I’«</text:p>
      <text:h text:style-name="Heading_20_2" text:outline-level="2">Cap. V.</text:h>
      <text:p text:style-name="P1">l. Bestrafung der Nachsieht gegen einen Blutschändek. 4—5. It. Warnung vor Gemeinschaft mit Lastethaftcn. 6—l3. I.</text:p>
      <text:p text:style-name="P1">1. Ueberall hört man, dass Unzu(ht unter euch sei, und eine solche Unzucht, die auch unter den Heiden nicht enannt wird« so dass Einer seines Vaters 9?Leib habe. C.6,i5ic. i.Thess.4,3-—5. s.Mos.i8,7.s.</text:p>
      <text:p text:style-name="P1">2. Und ihr seid ausgeblasen und habet eins. nicht vielmehr betrübt, aus dass aus eurer Mitte hinweggethan wsirde, der diese <text:soft-page-break/>That begangen hat. » C. is, etc. , Z. Denn ich einmal, zwar dem Leibe nach abwesend, doch mit-dem Geiste» gegenwärti , s)abeschou,als»wäreich gegenwartig,beschloss en,.;;ex:, der dieses also begibt hat, C-I. I, s» <text:s text:c="3"/>«1«88 Cap.</text:p>
      <text:p text:style-name="P1">5.«6«.s:Die.-I. Ei-i</text:p>
      <text:p text:style-name="P1">4. nachdszem·in dem Nainen··unsers Herrn J-esu Christi ihr und mein Geist versammelt Ein werdet, mitder Kraft unsers Herrn Jesu hristi, Mermis, -is. is, is. 2o. ·</text:p>
      <text:p text:style-name="P1">5. einen solchen dem Satan zu übergeben, zum Verderben des Fleisihes, damit der Geist selig wer·iZe Hm <text:s/>de2s 3eri;n åJesu. « « .ini.,«. .or., sc. II. 6«. EuerS·)iühnien ist nicht fein. Wisset ihr nicht, dass ein wenig Sauerteig den ganzen Tesg durchsäuert? Gar. S, 9·. ·</text:p>
      <text:p text:style-name="P1">7. <text:s/>afset den alten Sauerteig hinweg, damit ihr ein·neuer Teig seid, gleich wie ihr un esäuert seid; denn auch unsszerOsterlamm ist sur uns9geschlachtet, nämlich Christus. S. of.-i2,is.i9. i.Pce.i,48.i9.</text:p>
      <text:p text:style-name="P1">8. Darum lasset uns das Fest begehen nicht mit altem Sauerteig,·auch nicht m·it Sauerteig der Schlechtig eit und Bosheit, sondern mit ungesäuertem Brote der Lauterkeit und Wahrheit. «</text:p>
      <text:p text:style-name="P1">9. Ich habe euch in dem Briefe·geschri«eben, ihr sollet keine Gemeinschaft mit Unzuchtigi«Z)h«ii«F· ·ch m· e mit ··bekh upi "t . n i ein i u a mi den Unziichggeii dieser Vieh oder den Geizigen oder »äube·rn oder Götzendienern; denn sonst niusstet ihr 1a aus der Welt weggehen. i.Joh.5,</text:p>
      <text:p text:style-name="P1">49. · ·</text:p>
      <text:p text:style-name="P1">11. Nun aber habe ich euch geschrieben, ihr sollet nicht Geineinschaft haben mit Jemand , der sich lasst einen Bruder nennen, und ist ein Uiiziichtiger oder ein Geiziger oder ein Götzendiener oder ein Lästerer oder ein Säufer oder ein Räuber; mit einem solchen sollet ihr nicht einmal essen. · ; C.6,9.io.</text:p>
      <text:p text:style-name="P1">2.Joh.i0,»«. Miinh.·i8,i7.</text:p>
      <text:p text:style-name="P1">12. Denn was sollte ich auch die ausser der Gemeinde richten? Richtet ihr nicht die, so drinnen sind? i;;oi.4,·5. · <text:s/>Gott aber wird die, so draussen sind, richten. Thut den Bösen von euch selbst hinweg! Z. Thess.;-i, S. ,</text:p>
      <text:h text:style-name="Heading_20_2" text:outline-level="2">Cap. VI.</text:h>
      <text:p text:style-name="P1">I. Bestrafung der Streithändel vor heidnischen Richiern. «-«-I. il. Warnung vor Unzucht. 42—20, I.</text:p>
      <text:p text:style-name="P1">1. Darf Jemand unter euch, der einen Rechtshandel mit dem Andern hat, vor den Ungerechten sich richten lassen und nicht vor den »Eöiligen? M«teh'E"5, to.</text:p>
      <text:p text:style-name="P1">2. isset ihr nicht, dass die Heiligen die Welt richten"werden? Und wenn durch euch die Welt gerichtet wird, seid ihr denn nicht würdig, geringere Sachen zu richten? : Don. 7,-—22. March. is, es. i skei St. P«uii J: (5ap.« is. Z. Wisset ihr nicht, dass wir über Engel ri"chten werden, geschweige denn-über zeitiliche Nahrung? S» P« 2,</text:p>
      <text:p text:style-name="P1">4.-«-«-« «</text:p>
      <text:p text:style-name="P1"><text:soft-page-break/>4. Wenn ihr nun Reihtshändel habet über Nahrung, so nehmet ihr die, welche bei der Gemeinde verachtet sind, und setzet sie zu Richtern.</text:p>
      <text:p text:style-name="P1">5. ur Beschäinung sei e ich es en : Al o ist kei)ii Weiser unter euch: auch nich?Einele, der swischen Bruder und Bruder entscheiden ·bniite; » »</text:p>
      <text:p text:style-name="P1">6. sondern ein Bruder rechtet mit dem andern und das vor Ungliiubigen?</text:p>
      <text:p text:style-name="P1">7. Schon das ist gänzlich ein Fehler an euch, das; ihr unter einander zu rechten habet. Warum lasset ihr euch nicht lieber Unrecht thun? Warum lasset ihr euch nicht lieber Schaden zufügen? Many. 5, se :c. »</text:p>
      <text:p text:style-name="P1">8. Sondern ihr thut Unrecht und fiiget Schaden zu, und zwar Brüdern. i .Thess.4,6.</text:p>
      <text:p text:style-name="P1">9. Oder wiss;t ihr nicht, dass die Ungerechten das eich Gottes nicht ererben werden? Jrret nicht! Weder Unzüihtige, noch Götzendiener, noch Ehebrecher, noch Weichlii1ge, noch Kiiabenschänder, sGai.5,i9:c. Eph.5,5. Off.2i,8.s22,-i5. ,</text:p>
      <text:p text:style-name="P1">10. noch Diebe, noch Geizige, noch <text:s/>Her, noch L"a’sterer, noch Räuber werden das eich Gottes ererben.</text:p>
      <text:p text:style-name="P1">11. Und solche sind euer Etliche gewesen.-« Aber ihr seid abgewaschen, aber ihr seid geheiliget, aber ihr seid gerecht gesprochen durch den Namen unsers Herrn Jesu und durch den Geist unsers Gottes. .Tic.3,3:c. i.Pkt.4,32c. Apg,s2, is. Dss.i,i5.»II.</text:p>
      <text:p text:style-name="P1">12. Alles ist mir erlaubt; aber nicht Alles niitzt. Alles ist mir erlaubt, aber ich will von keinem Dinge mich beherrschen! lassen. C.4o,23. s.</text:p>
      <text:p text:style-name="P1">13. Die Speisen sind für den Magew und der Magen für die Speisen. Gott aber! wird diese nnd jenen abthuii· Der Leib aber ist nicht für die Unzucht, sondern für den? Herrn und der Herr für den Leib. «: , Matih. is,</text:p>
      <text:p text:style-name="P1">47. «. Thess, 4, 3—5. ««</text:p>
      <text:p text:style-name="P1">14. Gott aber hat den Herrn auferweckt und wird auch uns auferwecken durch seine Kraft. C.i5,i5.2ox. -i.Thess.4,i4. R,öm.8,».s 15 Wi et i r nmt da eure Leiber . "ss «h · ) l? " Glieder Christi sind? Sollte ich nun die Glieder Christi nehmen und sie zu Hurengliedern machen? Das sei ferne! C.i2,</text:p>
      <text:p text:style-name="P1">27.</text:p>
      <text:p text:style-name="P1">16. Oder wisset UT nicht, dass, wer einer Hure anhän t, Ein eib mit ihr F? »Denn es werden, heisst es, die Zwei in Fleisch sein.« i. M-)s. 2,24. -:,s » « — <text:s text:c="3"/>Cap.</text:p>
      <text:p text:style-name="P1">6.s :7. , an die Corinther. s«</text:p>
      <text:p text:style-name="P1">Cap. s7-. 189</text:p>
      <text:p text:style-name="P1">17.»Wer aber dem Herrn anhängt, der ist Ein Geist mit ihm. J-»h. (7, 2i. es.</text:p>
      <text:p text:style-name="P1">18. Fliehet die Unzucht! Eine jede Sünde, die ein Mensch begeht, ist ausser dem Leibe, der Unzüchtige aber sündigt gegen seinen eigenen Leib. ·C. 40,</text:p>
      <text:p text:style-name="P1">8.</text:p>
      <text:p text:style-name="P1">2. C«-k.7, i. »</text:p>
      <text:p text:style-name="P1">19. Oder wisset ihr ni8t, dass euer Leib ein Tempel des heiligen eistes in euch ist, den ihr von Gott habet, und dass ihr nicht <text:soft-page-break/>euch selbst an ehbret? C. Z, is 2c.</text:p>
      <text:p text:style-name="P1">20. Denn ihr seid theuer erkauft; darum so preiset Gott mit euerm Leibe und mit euerm Geiste, als welche Gottes sind. E. 7,</text:p>
      <text:p text:style-name="P1">23. i.Pei.i, i8.49. Cato. VIl. Vorsehriften und» Rathe betreffend Idie Virehlichten, 4—2L; Il-die Unverehlichtcn, 25—38; Hi. die Witwen. 39, SOI. J. Was aber das betrifft, wovon ihr mir geschrieben habet, so ist es dem Menschen gut, dass er kein Weib beriihre. — C. 7,</text:p>
      <text:p text:style-name="P1">25. 2e. Many. i9, ioic.-</text:p>
      <text:p text:style-name="P1">2. Aber um der Unzucht willen habe Jeder sein eigenes Weib und Jede habe ihren eigenen 2lJiann. .3. Dem Weibe leiste der Mann die schuldige Pflicht; ebenso auch das Weib dem Si) anne.</text:p>
      <text:p text:style-name="P1">4. Das Weib hat über ihren Leib nicht Mast, sondern der Mann ; ebenso hat auch der kann über seinen Leib nicht Macht, sondern das Weib.</text:p>
      <text:p text:style-name="P1">5. Entziehe sich Keines dem Andern, es eschehe denn mit Beider Einwilligung eine Zeit lang, damit ihr dem Fasten und dem ebete oblieget. Und darnach kommet wieder zu ammen, damit euch nicht der Satan versn e we en eurer Unenthaltsamkeit.</text:p>
      <text:p text:style-name="P1">6. Dieses sage ich euch aber als Rath und nicht als Befehl.</text:p>
      <text:p text:style-name="P1">7. Denn ich wünschte, dass alle Menschen wären, wie ich bin; aber Jeder hat eine besondere Gabe von Gott, der Eine diese, der Andere jene. Muth. i9, «. i2».</text:p>
      <text:p text:style-name="P1">8. Jch sage aber den Uuverehlichten und den Wittwen: Es ist ihnen gut, wenn sie bleiben, wie ich. C.9,</text:p>
      <text:p text:style-name="P1">5.</text:p>
      <text:p text:style-name="P1">9. Wenn sie aber sich nicht enthalten können, so mögen sie sich verehlichen; denn es ist besser, sich verehIichen, als von Begierden brennen. i. Tun. Z, «-.</text:p>
      <text:p text:style-name="P1">10. Den Verehlichten aber gebiete» nicht ich, sondern der Herr, dass das Weib sich von dem Manne nicht trenne; Mart. to, 9, R. Mal. D, 14:c.</text:p>
      <text:p text:style-name="P1">11. wenn sie »sich aber auch getrennt hat, so» bleibe sie unverehlicht, oder versöhne sich wieder mit dem Manne; und dass auch der Mann sich von dem Weibe nicht scheide· Many. S, as.</text:p>
      <text:p text:style-name="P1">12. Den Uebrigen aber sage ich, nicht der Irr: Wenn ein Bruder ein un läubiges eib hat und diese lässt es"sich gesi1lleu, bei ihm zu wohnen,so cheide er sich nicht von ihr.</text:p>
      <text:p text:style-name="P1">13. Und ein Weib, das einen ullgläubi en Mann hat und dieser lässt es sich » esaklien, bei ihr zu wohnen, so scheide sie sich nicht von dem Manne.</text:p>
      <text:p text:style-name="P1">14. Denn der ungläubige Mann istdurch das Weib geheiligt und das ungläubige Weib ist durch den Mann geheiligt. Sonst, wären ja eure Kinder»unrein; nun aber sind sie heilig. A;-g. »;,i. Rom.-»,le.</text:p>
      <text:p text:style-name="P1">15. Will aber der ungläubiZe ZEIT sich trennen, so trenne er sich. er ruder oder die Schwester ist in solchen Fällen nicht gebunden. Im Frieden aber hat uns Gott erusen. C«-i.3, -is. »</text:p>
      <text:p text:style-name="P1">16. Denn wie weisst du, Weib! ob du den Mann werdest selig machen? oder dass Mann! wie wei it du, ob du das Wei werdest selig machen? «. Pet. Z, i.</text:p>
      <text:p text:style-name="P1">2.</text:p>
      <text:p text:style-name="P1"><text:soft-page-break/>17. Nur, wie Gott einem Jedenzugetheilt, wie der Herr einen Jeden berufen hat, also wandle er. Und also verordne ich in allen Gemeinden. C. 7,</text:p>
      <text:p text:style-name="P1">7. 2o. 2-i. Erd. i, «. ,</text:p>
      <text:p text:style-name="P1">18. Jst Jemand als Befchnittener berufen worden, der ziehe keine Vorhaut. Jst Jemand i1i der Vorhaut berufen, der lasse sich nicht beschneiden. Gar. H,</text:p>
      <text:p text:style-name="P1">2.</text:p>
      <text:p text:style-name="P1">19. Die Beschneidnng ist nichts und die Vorhaut ist nichts, sondern das Halten der Gebote Gottes. Gar Z, s.</text:p>
      <text:p text:style-name="P1">20. Ein Jeder in dem Berufe, in welchem er ist berufen worden, in demselben bleibe er.</text:p>
      <text:p text:style-name="P1">21. Bist du als Knecht berufen worden, so niache dir desswegen keine Sorge; doch wenn du frei werden kannst, so beiiutze es lieber.</text:p>
      <text:p text:style-name="P1">4.Tim.e, «. T. C«-i.3,22.</text:p>
      <text:p text:style-name="P1">22. Denn wer im Herrn als Knecht berufen worden, der ist ein Frcigelasfener des Herrn; dessgleichen auch, wer als ein Freier berufen ist, der ist ein Knecht Christi. Joh.8,36. Epl).6,k«Z.</text:p>
      <text:p text:style-name="P1">23. Ihr seid thener erkauft; werdet nicht Knechte der Menschen. C.6, Yo.</text:p>
      <text:p text:style-name="P1">24. Ein Jeder, worin er berufen worden, ihr Brüder, darin bleibe er vor Gott. II.</text:p>
      <text:p text:style-name="P1">25. Die Jungfrauen betreffend habe ich kein Gebot des Herrn; doch gebe ich meine Meinung, als Einer, der vom Herrn begnadigt ward, treu zu sein. L. CorS, to.</text:p>
      <text:p text:style-name="P1">4.Tini·4, 1s,46. <text:s text:c="3"/>t9«0 Eap.'77. Die L Gpistei StPanli (-Las.</text:p>
      <text:p text:style-name="P1">7.</text:p>
      <text:p text:style-name="P1">8. W. So meine ich nun, solches sei gut um« der bevorstehenden Noth wil·ten,dasz es dem» Men"sZen gut sei, also Zii3sei1i». T ««</text:p>
      <text:p text:style-name="P1">27. ist du an ein eib gebunden, so suche keine Auflösung; bist du frei von« einem Weibe, so suche kein Weib. ,</text:p>
      <text:p text:style-name="P1">28. Doch wenn du dich auch ve"rehlichst; so sündigst du nicht, und wenn eine Jungfrau sich verehlicht, so sündigt sie nicht. Aber Triibsalfürdas Fleisch werden solche haben. Jch aber schone euer. i. Tini.-i. i.:i.</text:p>
      <text:p text:style-name="P1">29. Das aber sage ich, ihr Brüder! dass die Zeit im Uebrigen verkürzt ist; damit auch die, so Weiber haben, seien, als hätten sie eine; Las. il,</text:p>
      <text:p text:style-name="P1">26. " i «</text:p>
      <text:p text:style-name="P1">30. und die Weinenden, als weinten ie nicht; und die Fröhlichen, als freuten ie sich nicht; und die Kaufendei1, als behielten sie es nicht;</text:p>
      <text:p text:style-name="P1">31. und die diese Welt brauchen, als gebrauchten sie dieselbe nicht; denn die Gestalt dieser Welt vergyehet. i.Jo ·2,15—i7. !vi«tth.24,35·</text:p>
      <text:p text:style-name="P1">32. Jch will aber, dass ihr ohne Sorgen seid. Der UnVerehlichte sorgt um die Dinge, welche den Herrn betreffen, wie er dem Herrn gefallen niö e.</text:p>
      <text:p text:style-name="P1">33. Der Z3erehlichte aber sorgt um die Dinge, welche die Welt betreffen, wie er dem Weibe gefallen möge. Cpi,. 5, W.</text:p>
      <text:p text:style-name="P1">34. Es ist ein Unterschied zwischen dem Weibe und der Jungfrau. <text:soft-page-break/>Die Unverehlichte sorgt um die Dinge, die den Herrn betreffen, dass sie heilig sei an Leib und Geist. Die Verehlichte aber sorgt um die Dinge, welche die Welt betreffen, wie sie dem Manne gefallen möge. -i. Tim.5, S.</text:p>
      <text:p text:style-name="P1">35. Dieses sage ich aber ueuerm eigenen Besten, nicht um euch eine Fessel anzulegen, sondern damit ihr wohlanständig und anhaltend dem Herrn dienen könnet uiigeThEkIt· C. 7,</text:p>
      <text:p text:style-name="P1">28.</text:p>
      <text:p text:style-name="P1">36. So aber Jemand meint, es stehe seiner Jungfrau nicht wohl an, wenn sie ihre mannbaren Jahre i’iberschreite,und muss es also geschehen, so thue er, was er will, er sündigt nicht; sie mögen sich verehlicheIi. -</text:p>
      <text:p text:style-name="P1">37. Weraber in seinem Herzenfest stehtiind nicht genöthigt wird, sondern Freiheit hat nach seinem eigenen Willen zu handeln und das in seinem Her»en beschlossen hat, seine Jungfrau zu behalten, der thut wohl.</text:p>
      <text:p text:style-name="P1">38. Darum thut auch der, welcher seine« T·-ochter zur Ehe gibt, wohl; wer sie aber nicht zur Ehe gibt, der thut besser. Ill.</text:p>
      <text:p text:style-name="P1">39. Ein Weib ist diirch das Gesetz ebimden«, o lau ei r Mann lebt« ist abkr ihr Mann seii«tschFeafle,n,so ist streitet, sichs! mit wem sie will, zu verehlicheti-E,nur geschehe es i·m Herrn. ;ii«;m.7, O. ; « ·»</text:p>
      <text:p text:style-name="P1">40. Sie ist aber seliger, wenn sie so bleibst! naZ meiner Meinung. (Dbch glaube« is« »au «de-ji Geist Gottes zu haben;</text:p>
      <text:h text:style-name="Heading_20_2" text:outline-level="2">Cap. VIII.</text:h>
      <text:p text:style-name="P1">is V1or«t Essen der G’össenopset. 4-—8. ll." Dir rechte Gebrauch chkistlicher Freiheit; 9’—43. · l.</text:p>
      <text:p text:style-name="P1">1. Betresfend aber die«Gö"tzenopfe«t, so wissen wir, dass wir Alle die Erkenntniss hab"en«;·«—4 die Erkenntniss· blähet auf, die Liebe aber crbauet.« Arg. t5,</text:p>
      <text:p text:style-name="P1">29. Rönz. «,</text:p>
      <text:p text:style-name="P1">49. is, l-23.</text:p>
      <text:p text:style-name="P1">2. So aber Jemand sich dünken lässt, er wisse etwas, der hat noch1iichts erkannt, so. wie man erkennen soll. G» e,3. Z. Wenn aber Jemand Gott liebt, der ist von gut erkannt. C.i3,i2. G«i.4,9.</text:p>
      <text:p text:style-name="P1">4. etreffend nun das Essen der Götzenopfer, so wissen wir, dass ein Götze nichts in der Welt ist und dass kein anderer Gottist, als nur der Eine. C. to» i9:c. —</text:p>
      <text:p text:style-name="P1">5. Denn obschon sogenannte Götter sind, sei es im Himmel oder auf Erden; wie es denn viele Götter und viele Herren gibt; » Ich. 4«0, 3z.;c. Pf, ists,</text:p>
      <text:p text:style-name="P1">2. Z. «</text:p>
      <text:p text:style-name="P1">6. so haben doch wir inen Gott, den Vater, von wel?em alle Dinge sind und wir zu ihm; und (.incn Herrn, Jesum Christum, durch welchen alle Dinge sind und wir durch ihn. Mc«i.2, to. Rom. «,3e.</text:p>
      <text:p text:style-name="P1">7. Aber nicht in Allen ist die Erkenntniss; denn Etliche machen sich bis jetzt ein Gewissen über den Götzen uiid essen es als Götzenopfer; und ihr Gewissen, da es schwach ist, wird efleckt. C. so.</text:p>
      <text:p text:style-name="P1"><text:soft-page-break/>27. ge. N5m.i4, es«</text:p>
      <text:p text:style-name="P1">8. Die Speise aber macht uns nicht an-«« genehm vor Gott. Denn essen wir, so sind wir darum nicht besser; und essen wir nicht, so sind wir darum nicht geringer. . N:-m.i4, is.-i7. il. L-). Seher aber zu, dass nicht« etwa diese eure Freiheit den Schwachen zum Anstoss gereiche. C»6,-i2. RIm.i4, is, Gar .-,i3. »</text:p>
      <text:p text:style-name="P1">10. Denn wenn Jemand dich, der du die Erkenntnis; hast, sieht im· Götzenlzause zu Tische sitzen, wird nicht sein Gewissen , da er schioach ist, bewogen werden, die Götzen«« opfer zu essen?</text:p>
      <text:p text:style-name="P1">11. Und so geht über deiner Erkenntniss s der schwach»e ruder verloren, um dessen willen Christus gestorben ist. Röm. i4, is. i</text:p>
      <text:p text:style-name="P1">12. Wenn ihr aber also euch an den Brü <text:s text:c="2"/>END! sit Si il» an die dein vers«iindiget und ihr« schwakhes« Gewissent-erletzet,so versi·mdigtihrenchan Christo.</text:p>
      <text:p text:style-name="P1">13. Darum, wenn die Speise meinen Bruder ärgert, so will ich lieber nimmermehr Fleisch essen , damitich nicht 1nei1leiis Bruder ärgere. Sigm. »-, A,</text:p>
      <text:p text:style-name="P1">Cap. I-X. l. Paulus verzichtet freiwillig auf das seinem A"postelanite zukommende Recht, Untcrhalt zu fordern, -I— i8; sucht vielmehr it. Allen Allcs" zu wetden, -l9—23; aber auch lll·. für sich selbst« die« Seligkeit zu erringen. 24 -</text:p>
      <text:p text:style-name="P1">27. l.</text:p>
      <text:p text:style-name="P1">1. Bin ich nicht ein Apostel? Bin ich nicht frei? Habe iih nicht Jex1i·n Christum, unsern Herrn, ge ehen? — eid nicht ihr mein Werk im Herrn? . « C. is, sie. 4, i'51 Apg. 9*, is.</text:p>
      <text:p text:style-name="P1">2. Bin ich Andern nicht ein Apostel, so bin säh es doch euch; denn das Siegel meines postelamtes seid ihr im Herrn.</text:p>
      <text:p text:style-name="P1">2. Eos. Z,</text:p>
      <text:p text:style-name="P1">2.3. i2, i2. Z. Meine Vertheidigung gegen die, welche mich richten, ist dieses. C. -i, Z.</text:p>
      <text:p text:style-name="P1">4. Haben wir nicht das Naht, zu essenund u trinken? Las. io, 7:c. »</text:p>
      <text:p text:style-name="P1">5. Haben wir nicht das Recht, eine Schwester als Weib aus der Reise mitzuführen, wie auch die andern Apostel und die Brüder des Herrn und Kephas? Apg. -i,</text:p>
      <text:p text:style-name="P1">14. Matth.8, it.</text:p>
      <text:p text:style-name="P1">6. Oder haben allein ich und Barnabas« nicht das Recht, nicht zu arbeiten? « « A;-g. is,</text:p>
      <text:p text:style-name="P1">2. »2.Thsss. 3,·8.</text:p>
      <text:p text:style-name="P1">9.</text:p>
      <text:p text:style-name="P1">7. Wer dienet je im Kriege aus eigenen Sold? Wer pflanzt einen Weinberg und isst nicht von dessen Frucht? Oder wer-wen det eine Heerde und isst nicht von der Mcch der JZieerde? · S. «ede ich solches nach menschlicher Art? Oder sagt nicht das Gesetz solches? -</text:p>
      <text:p text:style-name="P1">9. Denn im Gesetze Moses steht geschrieben: ,, Du s ollstdem Ochsen,wenn er driicht, nicht das Maul verbinden.« Sorget Gott für die Ochsen?</text:p>
      <text:p text:style-name="P1">5.Mos.25,4. i.Tim.5·, is.</text:p>
      <text:p text:style-name="P1">10. oder sagt er es nicht· vor1iän1lic·lz um unsertwi«tleli? Ja, um unsertwillen ist es geschrieben, dass der Pflüger aus sgossnung pflügen soll nnd der Drescher aus . ossnung dreschen, <text:soft-page-break/>dass er des Gehofften theilhaft werde. Jak. 5,7. · ·</text:p>
      <text:p text:style-name="P1">11. Wenn wir euch das Gc·istliche·gesäet haben, ist es etwas Grosses, wenn wir euer LeibIiches ernten? R«im«-II, 27«</text:p>
      <text:p text:style-name="P1">12. Wenn Andere dieses Recht an eng geniessen, warum nicht vielmehr wir? Do CJdri«iither.«-i-C» Cap·. S« «« IN T wir: haben-uns dieses Rechtes nicht bedient, sondern wir ertragen Alles, damit wir DOMEvangeliuni Christi kein Hindernis; veVm2-. sachen.</text:p>
      <text:p text:style-name="P1">2. C-sc. is, is. Apg. 2o, Ia :c. » ·.</text:p>
      <text:p text:style-name="P1">13. Wisset ihr nicht, dass die, welche die «h«eili"geii Diensteverrichten, vom Heiligth1im’ eben? die, welche des Altars warten, vom«" Altar ihren Theil haben? 5· M-s. is, in.</text:p>
      <text:p text:style-name="P1">14. Also hat auch der Herr denen, die das Evangelium verkündigen, v«erordnet, vom— Evangelium zu leben. C. 9, i, . « 1-5. Jch aber habe mich keines dieser Dinge bedient. Jch schreibe aber dieses nichtdari"im,. damit es also mit mir gehalten werde; denn es wäre mir bcsse;Rzu sterben,-als dass mir Jemand meinen uhm zu nichte machen sollte.</text:p>
      <text:p text:style-name="P1">2. C-k.ii, 7:i.</text:p>
      <text:p text:style-name="P1">16. Denn wenn ich das Evangelium predige, so habe ich keinen Ruhm; denn die Nothwendigkeit liegt aus mir; denn wehe mir, wenn ich das Evangelium nicht pre-«» digte! C. i, i7. ;</text:p>
      <text:p text:style-name="P1">17. Denn wenn ich es freiwillig thue, so-z habe ich Lohn; thue ich es aber ungern, o ist mir das Hanshalteramt doch anvertraut« C. 4,i 2c. T</text:p>
      <text:p text:style-name="P1">18. Was ist also mein Lohn? Dass ich bei-T. meiner Verki«indEgung das Evangeliums« Christi frei von ’osten mache, so dass ich mein Recht im Dienste des Evangeliums; nicht gebrauche. H.</text:p>
      <text:p text:style-name="P1">19. Denn, wiewohl ich frei bin von Jederinanii her, so habe ich mich doch Jedermann zum Knechte geinacht, damit ich'k C. io,</text:p>
      <text:p text:style-name="P1">33. Many. 2i),</text:p>
      <text:p text:style-name="P1">27.</text:p>
      <text:p text:style-name="P1">28.</text:p>
      <text:p text:style-name="P1">20. Und ich bin den Juden wie ein Judex geworden, damit ich die Juden gewinne«-" U, « s tz f hu, ich unter dem Gesetze stünde, damit ich die unter dem Gesetze Stehenden gewinne; — « . Apg.i6,</text:p>
      <text:p text:style-name="P1">3.2i, Wie.</text:p>
      <text:p text:style-name="P1">21. denen, die ohne Gesetz sind, als ob ich ohne Gesetz wäre, da ich doch vor Gott nicht ohne Gesetz bin, sondern dem Gesetze Christi unterworfen, damit ich die, welcheohiie Gesetz sind, gewinne. Gar. I, I. is,</text:p>
      <text:p text:style-name="P1">2. J«k.2,««2.</text:p>
      <text:p text:style-name="P1">22. Ich bin den Schwachen wie ein Schwach»er geworden, damit ich die Schwachen gewiimi:. Jch bin Allen Alles geworden, damit ich allerwege Etliche selig mache. C.9,19.</text:p>
      <text:p text:style-name="P1">2.(;ok.ii,29. Apg.2i),35.</text:p>
      <text:p text:style-name="P1">23. Solches aber thue ich um des Evangeliums willen, damit ich auch daran Theil» haben misge. desto Mehrere gewinne. <text:s/>dene die unter dei1iGe e e te e als ob«; <text:s text:c="3"/>192 Cap.</text:p>
      <text:p text:style-name="P1">9. ·10. Die I. Cpist lll.</text:p>
      <text:p text:style-name="P1">24. Wisset ihr nicht, dass, die auf der Rennbahn laufen, zwar Alle laufen, aber nur Einer den Preis erlangt? Lauset also, dass ihr ihn erla:;g3et. PhiI. Z, is sc.</text:p>
      <text:p text:style-name="P1"><text:soft-page-break/>25. Ein jeder ettkämpfer aber ist entaltsam in allen DiIXen; jene zwar, damit te eine vergc"ingliche »rone empfangen, wir aber, eine unvergängl1che. » . <text:s/>.</text:p>
      <text:p text:style-name="P1">2.Tim.2,4.4, S.</text:p>
      <text:p text:style-name="P1">4.«-1·3ct.c5,4.</text:p>
      <text:p text:style-name="P1">26. Ich nun laufe also, dass es nicht aqf’s Ungewisse sei; ich kämplfe also, dass ich nicht Streiche in die Luft fü re; C. i5,58.</text:p>
      <text:p text:style-name="P1">27. sondern ich behandle meinen Leib»har·t und ringe ihn in Knechtschaft,·dam1t ich nicht etwa, da ich Andern predige, selbst verwerli er nden werde. · <text:s/>fu Röm.8,4Z»2c.43,0-«</text:p>
      <text:h text:style-name="Heading_20_2" text:outline-level="2">Cap. X.</text:h>
      <text:p text:style-name="P1">I. Warnung vor sündlichcn Lüften; 4—43. II. vor Götzendjenst und vor dem Essen der Götzenopfer.</text:p>
      <text:p text:style-name="P1">44.— 22, lll. Ermahnung, Niemandem anstössigvielmehr Aclen nützlich zu werden. 23—</text:p>
      <text:p text:style-name="P1">33. I.</text:p>
      <text:p text:style-name="P1">1. Ich will euch aber nicht verschweigen, ihr Brüder! dass unsere Väter alle unter der Wolke waren und Alle durch das Meer zogen; ·</text:p>
      <text:p text:style-name="P1">2. M-s. -is, Z-I. 44,</text:p>
      <text:p text:style-name="P1">29. Pf. 78, is. il.</text:p>
      <text:p text:style-name="P1">2. und Alle auf Moses getauft wurden in der Wolke und im Meere, s. und Alle dieselbe geistliche Speise assen, T. Mof. 46, <text:s/>Pf. 78, 24ic.</text:p>
      <text:p text:style-name="P1">4. und Alle denselben geistlIchen Trank tranken;.denn sie tranken aus dem geistlichen Felsen, der nachfolgte, der Fels aber war Christus.</text:p>
      <text:p text:style-name="P1">2.Mpf.47,s.</text:p>
      <text:p text:style-name="P1">5.Mos.32,4.48.</text:p>
      <text:p text:style-name="P1">5. Allein an ihrer Mehrzahl hatte Gott kein Wohlgefallen; denn sie wurden hingestreckt in der Wüste. ,</text:p>
      <text:p text:style-name="P1">4. Mos.i4,</text:p>
      <text:p text:style-name="P1">22.23.s0. se. Heb.3,cs:c. S. Dieses aber ist uns zum Vorbilde eschehen, auf dass wir uns nicht des Bösen gelüsten lassen, wie jene "gelüstet hat.</text:p>
      <text:p text:style-name="P1">4. Mos.«,</text:p>
      <text:p text:style-name="P1">4. Pf. 78, is re.</text:p>
      <text:p text:style-name="P1">7. Werdet auch nicht Gi5tzendiener, leich wie Etliche von ihnen, wie geschriebenswht: »Das Volk setzte sich nieder zu essen und zu trinken und sie standen auf, zu tanzen«</text:p>
      <text:p text:style-name="P1">2. Mos. 32, G.</text:p>
      <text:p text:style-name="P1">8. Lalsst uns auch nicht Uuzucht treiben, wie Et iche derselben Unzucht trieben und fielen an Einem Tage drei und zwanzig tausend. C. e, -is :c. -. Mos. -is, H.</text:p>
      <text:p text:style-name="P1">9. Lasst uns auch nicht Christum versuchen, « wie auch Etliche der elben versuchten und von den lan en un ebra t wurden i el St. Pauli Eos:</text:p>
      <text:p text:style-name="P1">10.« ,</text:p>
      <text:p text:style-name="P1">10. Murret auch nicht, wie auch Etliche derselben murreten und von dem Verderber umgebracht wurden. -«» M» «, 2, s7,</text:p>
      <text:p text:style-name="P1"><text:soft-page-break/>11. Dieses Alles aber ist zum Vorbild jenen widerfahren und ward aufgeschrieben zur Warnung für uns, auf welche das Ende. der Welt gekommen ist. Riim.15, Z. Hi-b.4, «. 9, IS.</text:p>
      <text:p text:style-name="P1">12. Darum, wer da meint, er stehe, der sehe zu, dass er nicht salle. Ins-«. «, -ro. -13. Es hat euch noch keine Versuchung ergriffen, als nur menschliche; Gott aber ist getreu, der wird euch nicht über euer« Vermögen versucht werden lassen; sondern« er wird mit der Versuchuug auch den Ausan a en, oda«i r ie ertra en mb et. g .gsch ff C.f4,9. Yhkfs.3,3. 2IgPet.2, Il.</text:p>
      <text:p text:style-name="P1">14. Darum, meine Geliebten! fliehet vor dem Götzendienste. «. Joh.5, 2-.</text:p>
      <text:p text:style-name="P1">15. Jch rede als mit Klagen; beurtheilet ihr, was ich sage. C. it,</text:p>
      <text:p text:style-name="P1">37.</text:p>
      <text:p text:style-name="P1">16. Der Kelch der Danksagnng, welchen wir se neu, ist er nicht die Gemeinschaft des Bli1tes Christi? Das Brot, das wir brechen, ist es nicht die Gemeinschaft des Leibes Christi? C.4 i, 24 sc. Month. es,</text:p>
      <text:p text:style-name="P1">27. As-g. 2, U.</text:p>
      <text:p text:style-name="P1">17. Denn Ein Brot, Ein Leib sind wir Viele, dieweil wir Alle des Einen Brotes theilhaft sind. C.42;</text:p>
      <text:p text:style-name="P1">27. «</text:p>
      <text:p text:style-name="P1">18. Sehet auf den Jsrael nach dem» Fleische! Stehen nicht die, so die Opfer essen, in Gemeinschaft mit dem Altar? .</text:p>
      <text:p text:style-name="P1">3.Mos. 7,s.-i5.46.</text:p>
      <text:p text:style-name="P1">19. Was sage ich nun? Dass der Götze etwas sei, oder dass das Götzenopfer etwas sei? C.s,4:c.</text:p>
      <text:p text:style-name="P1">20. Vielmehr, was die Heiden opfern, das »« opfern sie den Teufeln und nicht Gott. Ich «" will aber nicht, dass ihr in Gemeinschaft stehet mit den Teufeln.</text:p>
      <text:p text:style-name="P1">3.M .i7</text:p>
      <text:p text:style-name="P1">7. O .9,2o Of , ff -</text:p>
      <text:p text:style-name="P1">21. Ihr könnet nicht den Kelch des Herrn trinken und den Kelch der Teufel. Ihr könnet nicht an dem Tische des Herrn Theil» .nehmen und an dem Tische der Teufel.</text:p>
      <text:p text:style-name="P1">2. Cok.6,45. Mai. i,</text:p>
      <text:p text:style-name="P1">7.</text:p>
      <text:p text:style-name="P1">22. Oder wollen wir den Herrn zum Eifer reizen? Sind wir stärker als er? .</text:p>
      <text:p text:style-name="P1">5. M;-s. 32, N. III.</text:p>
      <text:p text:style-name="P1">23. Es ist mir Alles erlaubt, aber es nützt nicht Alles; es ist mir Alles erlaubt, aber es erbaut nicht Alles. T s C. 6,4 . ,4 re.</text:p>
      <text:p text:style-name="P1">24. Niemand suche seinen eigenen Nutzen, sondern Jeder den des Andern. S . ch c.gMos. 2il,g5. S. <text:s/>me, « 2c. · C.c3, Z. Röm.c5,</text:p>
      <text:p text:style-name="P1">2. <text:s text:c="2"/></text:p>
      <text:p text:style-name="P1">25. Alles, was auf der Fleischbank feil B, das esset und untersuchet nichts, um des ewissens willen; Röm.14,22c. "</text:p>
      <text:p text:style-name="P1">26. »Denn des Herrn ist die Erde und was sie erfüllen« Vf.50, «.</text:p>
      <text:p text:style-name="P1">27. Und wenn euch Jemand von den Unläubigen zu Gaste bittet und ihr wollet hii1gehen, so esset Alles, was euch vorgelegt wird, und untersuchetnichts, um des Gewissens willen. C.8,.-7. . "</text:p>
      <text:p text:style-name="P1"><text:soft-page-break/>28. Wenn aber Jemand euch sagen würde: Dieses ist,Götzenopfer, so esset es nicht, um dessen willen, der es angezeigt und um des Gewissens willen. (Denn des Herrn ist die Erde und was sie erfülIet.) : . .</text:p>
      <text:p text:style-name="P1">29. Ich rede aber nicht von dem eigenen Gewissen, sondern von dem des Andern; denn warum soll meine Freiheit von eines Andern Gewissen gerichtet werde(i«1·.2 S . , sc.</text:p>
      <text:p text:style-name="P1">30. Wenn ich mit Dank geniesse, warum soll ich um dessen willen gclästert werden, wofür ich danksage? Z. Mos. S,</text:p>
      <text:p text:style-name="P1">40. i. Tim.4-, 4-.</text:p>
      <text:p text:style-name="P1">31. Ihr esset nun, oder ihr trinket, oder was ihr immer thut, das thut Alles zur Ehre Gottes. C-i. Z, i7.</text:p>
      <text:p text:style-name="P1">32. Seid unanstössig sowohl den Juden als den Griechen und der Gemeinde Gottes; Ri5-Hi, is.</text:p>
      <text:p text:style-name="P1">33. gleichwie auch ich in allen Dingen Jedermann gefallen will, indem ich nicht suche, was mir nützt, sondern was Vielen, auf dass sie selig werden. C.8,13. 9,49zk. H Cap.«.Xl.k E I. Vom äussern Anstand beim"Gebete. «-—46. H· Bestrafung der unn-ü,rdigen Feier Des heiligen Abendmahles. t7—34. I.</text:p>
      <text:p text:style-name="P1">1. Seid meine Nachfolger, gleich wie auch ich Christi. C..4,si6. Phii.3,i7. 2« Jd;1lobe euch aber, ihr Brüder! dass ihr ins llem meiner eingedenk seid, und, wie ich sie euch gegeben habe, die Verordnun en festhalten « Z. ?)«ch will aber, dass ihr wisset, dass eines jeden Mannes Haupt Christus ist, das Haupt des Weibes aber der Mann, das Haupt Christi aber Gott. C. Z,</text:p>
      <text:p text:style-name="P1">23. Cph. 5, Ia.</text:p>
      <text:p text:style-name="P1">4. Ein jeder Mann, der betet oder weissagt, und hat Etn«)gs auf dem Haupt, cntehrt ein an . . ,c.</text:p>
      <text:p text:style-name="P1">5. Ein i,edes Weib aber, das betet oder weissagt mit unbedecktem Hau t, entehrt ihr Haupt; denn es ist eben so viel, als wäre sie geschoren. s Cap.««1o.</text:p>
      <text:p text:style-name="P1">11.-an die C-wirst? Ein-. H; · ist«: S. Denn wenn sich ein Weib nicht bedeckt, xZ3lasse sie sich auch das Haar ab chneiden. enn es aber für ein Weib fchim flich ist, sich das Haar ab chneiden oder s(h,eren zu assen, so bedecke re sich. «</text:p>
      <text:p text:style-name="P1">7. Der Mann nänilich soll sich das Haupt nicht bedecken, da er das Bild und die Ehre Gottes ist; das Weib aber ist des Mannes Ehre. i. wiss. «,</text:p>
      <text:p text:style-name="P1">27. D, 22 ». «8. Denn der Mann ist nicht von dem Weibe, sondern das Weib von dem Manne. i. Tim. 2, is. »</text:p>
      <text:p text:style-name="P1">9. Denn es ward auch nickt der Mann um des Weibes willen erschaffen, sondern das Weib um des Mannes wilz)enf T ; J, I. to . ,I «« "10. Desswegen soll das Weib eine Macht aus! dem Haupte haben, um der Engel wi en. «. M-s. 24,65. -</text:p>
      <text:p text:style-name="P1">11. Doch so ist weder der Mann ohne das Weib, noch das Weib ohne den Mann, im Herrn. ,</text:p>
      <text:p text:style-name="P1">12. Denn wie das Weib von dem Manne ist, also ist auch der Mann durch das Weib; Alles aber von Gott. Hi«-b it, i. «</text:p>
      <text:p text:style-name="P1">13. Urtheilet bei euch selbst: Geziemt es sich, dass ein Weib unbedeckt zu Gott bete?</text:p>
      <text:p text:style-name="P1">14. Oder lehrt euch nicht auch die Natur selbst, dass, wenn ein Mann lange Haare trägt, es eine Schmach für ist;«. W . am. ,’· .</text:p>
      <text:p text:style-name="P1"><text:soft-page-break/>15. wenn aber ein Weib lange Haai;fe trägt, es eine Ehre für sie ist? denn das Haar ist ihr statt einer Bedeckung gegeben.</text:p>
      <text:p text:style-name="P1">16. Will aber Jemand hierüber gern streiten, so haben wir eine solche Gewohnheit nicht, noch auch die Gemeinden Gottes· » i. Tini. s, 3—5. II.</text:p>
      <text:p text:style-name="P1">17. Indem ich euch aber dieses anbefehle, kann ich nicht loben, dass ihr nicht zur Verbesserung, sondern zur Berfchlimmerung zusammenkomt·net. · »</text:p>
      <text:p text:style-name="P1">18. Denn furs Erste, wenn ihr in der Gemeinde zusammenkomniet, so höre ich, seien Spaltungen unter euch, und zum Theil glaube ich es. C· Z, Z :c.</text:p>
      <text:p text:style-name="P1">19. Denn es müssen auch Sekten unter euch sein, damit die Bewährten offenbar werden unter euch. Many. -is,</text:p>
      <text:p text:style-name="P1">7. «. Joh. 2, te.</text:p>
      <text:p text:style-name="P1">20. Wenn ihr nun mit einander zusammeukommet, so heisst das nicht des Herrn Abendmahl essen. "</text:p>
      <text:p text:style-name="P1">21. Denn Jeder nimmt fein eigenes Mahl vorher bei dem Essen , und der Eine hungert, der Andere aber schwelge»t. »</text:p>
      <text:p text:style-name="P1">22. Habet ihr denn nicht Hausen um zu essen und zumuten? Odelr3verachtet ihr die <text:s text:c="3"/>taki C9p.4,i.12. Die .»i.«Epjstel«St. Pauli , Cap.»1-Z. Gemeinde Gottes und beschåmet die, welche nichts haben? Was soll seh, euch jagen? Soll ich euch l»obe»t1? .H»i»ei;iu lobe ich euch nicht. J-1k.2, is. S. «. » .</text:p>
      <text:p text:style-name="P1">23. Denn, was iY vom Herrn entmutien, das habe ich eu auch berichtet, nämki»ch,, dass der Herr Jesus in der Nacht, da er verrathen ward, das Brot genoinmen,, · "Gal. «, 12· Matth.2·6, 26»2c.</text:p>
      <text:p text:style-name="P1">24. und als er Dank gesagt, hat er es gebrochen-und geredet: Ei ehinet, esset! das ist mein« Leib, der für euch gebrocl en wird; dieses thut zu meinem Gedächtnisse! .</text:p>
      <text:p text:style-name="P1">25. Dessgleichen auch den Kelch n«ach dem Mahle, indem er sprach: »Dieses: Kelch·ist das neue Testament in meinem Blute; dieses thut, so oft ihr es trinket, zu meinen: Gedächt11issel Liz»c,22,2o·. »</text:p>
      <text:p text:style-name="P1">26. Denn so ost ihr dieses Brot essettind diesen Kel,iih trinket, sollet ihr den Tod des Herrn berkündigen, bis dass er kommt.</text:p>
      <text:p text:style-name="P1">2.M«-s.i2,2s.27. M.:tth.2s,«z9.</text:p>
      <text:p text:style-name="P1">27. Welcher nun uuwürdig dieses Brot isst oder diesen Kelch des Herrn trinkt, der wird schuldig fein des Leibes und Blutes des Herrn. C.«o,-zip</text:p>
      <text:p text:style-name="P1">28. Der Mensch bewahre aber sich selbst und also esse er von dem Brote und trin e von dem Kelche.</text:p>
      <text:p text:style-name="P1">2. Eos. i3,5.</text:p>
      <text:p text:style-name="P1">29. Dennwer unwürdigoisst und trinkt, der isst und« trinkt sich set st das Gericht, weil er den Leib des Herrn nicht unterscheidet. C.-to, i6.i7. «</text:p>
      <text:p text:style-name="P1">30. Desswegen sind unter« euch viele S·chwache und 5ik.«.Ulke und ein guter Theil la"en. «. « « , ist, Denn wem) wir uns selbst richteten, -so würden wir nicht gerichtet. -ps·32»5·</text:p>
      <text:p text:style-name="P1">32. Werden »wir aber gerichtet, so werden wir vom Herrn gezü·chtigt, damit wir nicht mitderWeltverurthellt werden. Hm. -Ia, S. S.</text:p>
      <text:p text:style-name="P1"><text:soft-page-break/>33. Darum, meine Brüder, wann ihr zusammenkommet zu essen, so warte Einer auf den Andern. « » " " « ·34. Hungert"aber Jemand, so esse er« daheim, damit ihr nicht zum Gerichte zusammenkommet. Das Uebrige aber will ich anordnen;» wann ich komme» C« is, Z· <text:s/>-, « « ·» J« -1';·!,-T» ,</text:p>
      <text:h text:style-name="Heading_20_2" text:outline-level="2">Cap. XlI.</text:h>
      <text:p text:style-name="P1">«-« I· Verfchiedenhei1 der Geistesgal-en und Aemter unter den Christen, «i—«,s U. ihr Werth und ihre Anwendung, erläutert durch das Beispiel vom menschlichen Leibe. 42—3-I. I·.</text:p>
      <text:p text:style-name="P1">1. Was aber die geistlichen Gaben betrifft, o will ich euch, ihr Brüder, nicht in lInwi senheit lassen. C.-i4,i» , -</text:p>
      <text:p text:style-name="P1">2. Ihr wisset, das; ihr Bei-den waret und c,Uch zu des! stummen öden hu-rühren liesset, wie ihr geführt wurde»t. C. 6-«.</text:p>
      <text:p text:style-name="P1">3. Darum thue ich«e-uch kund, dass Niemand, der durch den Geist Gottes redet, Jesum lästert und Niemand Jesum einen Herrn nennen kann, als nur durch den heiligen Geist. : s-» <text:s/>. L. Mark. g, so xc. Jph243, l3.1.J«yh.t-,2.3.</text:p>
      <text:p text:style-name="P1">4. Es sind aber mancherlei Gaben, doch " :nur Ein Geist; R(im.42, S,</text:p>
      <text:p text:style-name="P1">5. und es sind maiicherlei Aemter und nur Ein Herr; C, H»-es. 8, S. » » S. und es sind auch mancherlei Wirkungen, doch nur Ein Gott, der Alles in Allen wirket. Ei-h. H. l</text:p>
      <text:p text:style-name="P1">7. Einem Jeden aber wird die Offenbarung des Geistes gegeben. zum gemeinen Nutzen. E. i4, Da. ,</text:p>
      <text:p text:style-name="P1">8. Dem Einen nämlich wird durch den Geist gegeben das Wortder Weisheit; einem Andern aber das Wort der Erkenntnis; nach demselben Geists; C. is,</text:p>
      <text:p text:style-name="P1">2.</text:p>
      <text:p text:style-name="P1">9. einem Andern der Glaube in demselben Geiste; einem Andern Gaben der Gesundmachung, in demselben Geiste;</text:p>
      <text:p text:style-name="P1">10. einem Andern Wunderwirkun en; einem Andern die Weissagung; einem Bludern die Prüfung der Geister; einem Andern verschiedene Zungen; einem Andern die Aitslegungxder Zungen. «« te, (».«2, i.</text:p>
      <text:p text:style-name="P1">5.24.2g.</text:p>
      <text:p text:style-name="P1">1.Joh. 4, -i...1</text:p>
      <text:p text:style-name="P1">11. Alles dieses aber wirkt eben derselbe Eine Geist, der einem Jeden besonders zutheilt, wie er will. Röni, l2,3. II.</text:p>
      <text:p text:style-name="P1">12. Denn«gleichwie der Leib Einer ist und viele Glieder hat, alle Glieder aber des Einen Leibes, obgleich ihrer viele, doch nur Ein Leib sind; also auch Christus. <text:s/>sp «» » , ».Röm.-l2«4:c!</text:p>
      <text:p text:style-name="P1">13. Denn« in Einem Geiste sind wir <text:s/>zu Einem Leibe getauft worden, wir seien Juden oder Griechei1, Knechte oder Frei und sind Alle zu Einem Geiste getrLinles worden. E. so, 2 —iik. Gai.3,28.</text:p>
      <text:p text:style-name="P1">14. Denn auch der Leib ist nicht Ein Glied, sondern viele. . ;</text:p>
      <text:p text:style-name="P1">15. Wenn der. Fuss spräche: Weil ich nicht die Hand bin, so gehöre ich nicht zum Lcibe;9sollte er darum nicht zum Leibe »gehören. , . ,</text:p>
      <text:p text:style-name="P1">16. Und wenn das Ohr spräche: Weilich nicht das Auge bin, so gehöre ich mehr zum sei e;9sollte es darum nicht zum Leibe geb-<text:soft-page-break/>gen . » . . »</text:p>
      <text:p text:style-name="P1">17. Wenn der ganze Leib Auge wäre, wo <text:s text:c="3"/>·t(i«w-je. is. s!«s-as: vie Eörsknhel.sssC C«-p-.«13. in. 195 wäre das Gehört«-oerm er« ganz«Gehbr in-are,-ivo:wäre de-r Gern-ch·?-"-»</text:p>
      <text:p text:style-name="P1">18. Nun aber hat Gottdie Glieder geordnet, ein jedes aus ihnen amLeibe, wie er gewollt hat. C.45,38. « H .</text:p>
      <text:p text:style-name="P1">19.Wenn aber Alles Ein Glied wäre, wo wäre der.Leib? " .20.Nun aber sind viele Glieder, aber nur Ein Leib.</text:p>
      <text:p text:style-name="P1">21. Es kann aber das Auge nicht zu der Hand sagen: Ich bedarf deiner nicht; oder wiederum«das Haupt zu den Füssen: Jch bedarf euer -nicht. is: . »</text:p>
      <text:p text:style-name="P1">22. Sondern vielmehr die Glieder des Leibes, welche die f-chwächern zu sein scheinen, fmd nothwendig;</text:p>
      <text:p text:style-name="P1">23. und die uns die berächtlicheren arti Leibe zu fein dünken, die umgeben wir mit desto mehr Ehre, und die unanständigen an -uns erhaltendefto mehr Wohlanständigkeit«;</text:p>
      <text:p text:style-name="P1">24. die wohlanständig-en an uns aber bedürfen es nicht. Ja, Gott hat den Leib also eingerichtet, das; er dem geringem Gliede desto grössereEhre gab,</text:p>
      <text:p text:style-name="P1">25. damit keine Spaltung« in dem Leibe sei, sondern die Glieder gleiche Sorge für einander tragen. -" H "»"-</text:p>
      <text:p text:style-name="P1">26. Und weint Ein Glied leidet, so leiden alle-Glieder mit; wenn Ein Glied geehrt wird, so freuen sich«-alle Glieder mit.I« <text:s/>» » »« · Eies-n·»4»»ii,.ii5:</text:p>
      <text:p text:style-name="P1">27. Ihr aber seid der Leib Qi)rcsti,und Jeder an feinem Theil Glieder. Rom, 42, Z.</text:p>
      <text:p text:style-name="P1">28. Und Gott setzte -die Einzelnen in der Gemeinde füi.·’s Erste zu Aposteln, siir’s Andere zu Propheten, für’s Dritte zu Lehrern, sodann Wunderkräfte, dann Gaben der Gesundniachu·ng, Hülsleistuiigen, Borfteherfchaften, verschiedene Zungen. · .. s C.-i2,8——«0. C;-h.4, tue.</text:p>
      <text:p text:style-name="P1">29. Sind Alle Apostel? Sind Alle Pro3gcten? Sind Alle Lehrer? Haben Alle underkräfte? . ,</text:p>
      <text:p text:style-name="P1">30. Haben Alle Gaben der Gesundniachung? Reden Alle in Zungen? Sind Alle A1isleger ?«</text:p>
      <text:p text:style-name="P1">31. Eisen aber nach« den bessern Gaben; Und ich "zeige euch noch einen trefflichen: Weg. C.«,»-Ue. <text:s/>« . « .</text:p>
      <text:p text:style-name="P1">Cap. XIlI. «l. Notwendigkeit, l—3, H. Eigenschaften, 4—7, und l1l. Werth der christlichcn Liebe. 8——sl3. l· L Wenn ich mit Menschenund EngelZungen redete, hätte aber die Liebe nicht, so ware ich ein tönendes Erz oder eine klingende Schelle C. -te, S—-Z, -</text:p>
      <text:p text:style-name="P1">2.«Und, wenn ich weisscig"enkönnte U-nd -wüsste alle Geheimnäse-« und« alle· Erkenttt«nis; undwenn ich a en Glauben hätte, so dass ich Ver e versetzen· könnte, hätte aber die Liebe ni3t, so wäre ich nichts. , C. IF.-,</text:p>
      <text:p text:style-name="P1">8.</text:p>
      <text:p text:style-name="P1">9. Many.</text:p>
      <text:p text:style-name="P1">7. Si. «, Du. I</text:p>
      <text:p text:style-name="P1">3. Und wenn ich alle meine Habe disk Armena»u;stheilte,und wenn ich meinen Lei hiUgäbe,sU1-L dass ich verbrannt würde, hätte aber die Lie e nicht, so würde es mir nichts nützen. Marthe,-i 2c. <text:soft-page-break/>Dame, es. Heini-d s,-. ll.</text:p>
      <text:p text:style-name="P1">4. Die·Liebe ist langmiithig,«fie ist gütig; die Liebe beneidet nicht; die Liebe prahlet nicht; sie blähet sich nicht akus;; » Ja , . ·</text:p>
      <text:p text:style-name="P1">5. -Sie ist nicht unanständig; sie sucht nicht das» Ihrige; sie lässt. sich nicht zum Zorne reizen; sie deutet nichts zum Athen, ·« · C.i0,24«. SH,ii.2, . »</text:p>
      <text:p text:style-name="P1">6. Sie«freut sich nicht über die ngerechtigkeit, sie freut Ekel) aber mitder Wahrheit,</text:p>
      <text:p text:style-name="P1">7. Sie erträgt lles, sie laubt Alles, sie hofft Alles,-sie-erd"uldet Alles. I« s« Röm.-is, «. Spr.40«42. III.</text:p>
      <text:p text:style-name="P1">8. Die Liebe hört nimmermehr auf; seien es aber Weissagungen, so werden sie abgethan werden; seien es Z(-ungen, so we : den sie aufhören; sei es Frkenntniss, <text:s/>wird sie abgethan werde-n. · I. Denn unser Erkennen ist Stückweik und unser Weiffagen ist Stückwerk. </text:p>
      <text:p text:style-name="P1">10. Wann aber das Vollkommene wird gekommen sein, dann ivird das Stückiverk abgethan werden; ««</text:p>
      <text:p text:style-name="P1">11. Da ich ein Kind war, redete-ich wie ein Kind, dachte wie ein Kind , hatte kindifche Anschläge; da ich aber ein Mann geiworden,habe ich abgethan, was kindisch wars.</text:p>
      <text:p text:style-name="P1">12. Denn wir sehen jetzt durch einen Spiegel in einem dunklen Wort; dann aber von Angesicht zu Angesicht. Jetzt ist mein Erkennen Stüekwer"k; dann aber werde ich völlig erkennen, wie auch ich völlig erkannt bin.</text:p>
      <text:p text:style-name="P1">2.Cok;3,«8.5,7. in«-:.8,3. «.Joh.3,2.</text:p>
      <text:p text:style-name="P1">13. Nun aber bleibet Glaube, Hoffnung, Liebe, diese drei; die grösste aber unter diesen ist die Liebe. « . ·-; »» »-1.Tl)eff.-1,Z. Heb.40, 22-W. Col.s, «. Cap.. XIV. l. Werth der Sprachengabe und der Lehtgsbe, 4—42; il; ihre Anwendung in den Versammlungen. is-to« , I.</text:p>
      <text:p text:style-name="P1">1. St-rebet»nach der Liebe; doch e·if;rt nach den »geistluhen Gaben, am meisten aber, dass ihr weisfaget. C.i2, « 2c. 3i. <text:s text:c="3"/>-196 Cap.</text:p>
      <text:p text:style-name="P1">14. I Die I. E-pistel St. Pauli est -Cato.</text:p>
      <text:p text:style-name="P1">14. «</text:p>
      <text:p text:style-name="P1">2. Denn wer in Zungen redet, der redet nicht Bär die Menschen, sondern für Gott; denn iemand vernimmt es, im Geiste aber redet er Geheimnisse. Apg. -io, te. Z. Wer aber weissagt, der redet für die Menschen Lzur Erbauung, zur Ermahnung und um koste.</text:p>
      <text:p text:style-name="P1">4. Hier in Zungen redet, der erbauet sich selbst; wer aber weissagt, der erbaut die Gemeinde. · » Ei. Ich wiinschte, dass ihr Alle in Zungen redetet,nochVielmehraber,das;ihrweissagen m’öchtet. Denn wer weissa t,· ist grösser, als wer m Zungen redet; es sei denn, dass er es auslege, damit die Genieinde Erbauung empfange.</text:p>
      <text:p text:style-name="P1">4. M-s.«, ei-. " T «</text:p>
      <text:p text:style-name="P1">6. Nun aber, ihr Brüder! wenn ich zu euch käme und in Zungen redete, was würde ich euch m’itzen, wenn ich nicht zu euch redete, sei es in Offenbarung oder in Erkenntniss oder in Weissagung oder in Lehre? «</text:p>
      <text:p text:style-name="P1">7. Jst es doch eben so mit den leblosen Dingen, die einen Laut <text:soft-page-break/>von sich geben, sei es eine Flöte oder eine Harfe; wenn sie nicht bestimmte Töne eben-, wie kann man erkennen, was aus; der Flöte oder auf der Harfe gespielt wird?</text:p>
      <text:p text:style-name="P1">8. Und auch wenn die Posaune einen undeutlichen Ton gibt, wer wird sich zum Streite rüsten? » . -</text:p>
      <text:p text:style-name="P1">9. Also auch ihr, wenn ihr durch die Zunge nicht eine verständliche Rede gebet, wie kann man verstehen, was geredet wird?» Denn ihr werdet in den Wind reden.</text:p>
      <text:p text:style-name="P1">10. So viele Arten von Sprachen mögen wohl in der Welt sein nnd keine dersel en ist ohne Sinn. Pf. i9, 4 :c.</text:p>
      <text:p text:style-name="P1">11. Wenn ich nun den Sinn der Sprache nicht weiss, so werde ich dem Redenden ein Fremder sein und der Redende für mich ein</text:p>
      <text:p text:style-name="P1">12. Also an i r, dai r na gei i en Fremder. ch h »» ch st» ch Gaben eisert, so suchet, dass ihr zur Erbauung der Gemeinde reich seid. H.</text:p>
      <text:p text:style-name="P1">13. Darum wer in Zungen redet, der bete, ans dass er es auslege. «</text:p>
      <text:p text:style-name="P1">14. Denn wenn ich in Zungen bete, so betet zwar mein Geist, aber mein Verstand ist ohne Frucht. »</text:p>
      <text:p text:style-name="P1">15. Wie ist es nun? Ich will im Geiste beten, ich will aber auch mit dem Verstande beten; ich will im Geiste lobsingen, ich will aber auch mit dem Verstande lobsingen. Jak. 5, 4 .</text:p>
      <text:p text:style-name="P1">16. Sonst wenn du im Geiste lobsüreis est, wie soll der, welcher die Stelle des nk1.indigen einnimmt, das Amen zudeiner Danksagung sprechen, da er nicht weiss, was du Cgst? i. Chroii. is, sc. Nehmt. 8, C. "</text:p>
      <text:p text:style-name="P1">17. Du magst wohl schön danksagen, aber der Andere wird nicht erbaut. s</text:p>
      <text:p text:style-name="P1">18.. Ich sage Gott Dank, dass ich mehr, als ihr Alle, in Zungen rede.</text:p>
      <text:p text:style-name="P1">19. Aber in der Gemeinde will ich lieber fünf Worte durch meinen Verstand reden, damit ich auch Andere iinterrichte, als zehntausend Worte in Zungen. «</text:p>
      <text:p text:style-name="P1">20. Ihr Brüder! seid nicht Kinder ans Verstande, sondern an der -Bosheit seid kindisch, am Verstand aber seid vollkommen. «Matth. so, is. Röni. its,</text:p>
      <text:p text:style-name="P1">49.</text:p>
      <text:p text:style-name="P1">21. Es steht im Gesetze geschrieben: »Jch will mit andern Zungen und mit andern Lippen zu diesem Bolke reden, aber auch so werden sie mich nicht hören, spricht der Herr«. Sees. 28, «. i2. .</text:p>
      <text:p text:style-name="P1">22. Darum so sind die Zungen zum Zeichen, nicht für die Gläubigen, sondern ur die Un laubi en die Wei a un aber "f" " "g ; " is ist nicht die Ungläubigen, soLiideZn für die Gläubigen. i » . -</text:p>
      <text:p text:style-name="P1">23. Wenn nun die ganze Gemeinde zusammenk»inie und Alle würden in Zun en reden, und es kämen Unkundi e oder lingläubige herein, würden sie nicht sagen, ihr wäret unsinnig? A;-g. 2, H. is.</text:p>
      <text:p text:style-name="P1">24. Wenn aber Alle weissagten, und es käme ein Ungläubiger oder Unkundiger herein, so wird er von Allen überwiesen, von Allen beurtheilt, Her. 4, i2.</text:p>
      <text:p text:style-name="P1">25. und so wird das Verborgene seines Herzens offenbar; und er wird also auf sein Angesicht fallen und Gott anbeten und <text:soft-page-break/>verkünden, dass Gott wahrhaftig in euch sei. Jks. so, it. «</text:p>
      <text:p text:style-name="P1">26. Wie ist es nun, ihr Brüder? Wenn ihr zusammenkommet, so hat Jeder unter euch einen Psalm, hat eine Lehre, hat eine Zungenrede, hat eine Offenbaruiåg, hat MS Auslegung; Alles geschehe zur rbauung.</text:p>
      <text:p text:style-name="P1">27. Und will Jemand in Zungen»reden, so seien es je Zwei, höchstens Drei, und Einer nach dem Andern, und Einer lege es aus.</text:p>
      <text:p text:style-name="P1">28. Jst aber kein Ausleger da, so schweige er in der Gemeinde; er rede aber zu sich selbst und zu Gott. C. i4, 2—4. » »</text:p>
      <text:p text:style-name="P1">29. Propheten aber sollen Zwei oder Drei reden, und die Andern sollen es beurtheilen. C. i2, -so. Apg. i7, «.</text:p>
      <text:p text:style-name="P1">30. Wenn aber einem Andern eine Offenbarung wird, der da sttzt, so soll der Erste schweigen. <text:s text:c="2"/></text:p>
      <text:p text:style-name="P1">Cap. «1-I.</text:p>
      <text:p text:style-name="P1">15. «?s(I"-—«an!die Corinther."E"7-« Cap."·15; « 197 31-Denn ihr lönnet Einernach dem Andern Alle wei a e au da Alle lernen » ss g Uf ss und Alle getrostet werden.</text:p>
      <text:p text:style-name="P1">32. Und die Geister der Propheten sind den Propheten unterthan. " ’</text:p>
      <text:p text:style-name="P1">33. Denn Gott ist nicht ein Gott der»Un"ordnung, sondern des Friedens. Wie in allen Gemeinden der Heiligen: C. «, ca.</text:p>
      <text:p text:style-name="P1">34. Eure Weiber:sollen in den Gemeinden schweigen; denn es ist ihnen nicht gestattet zu reden, sondern unterthänig sollen sie sein, wie auch das Gesetz sagt.</text:p>
      <text:p text:style-name="P1">4.Tcm.2,c2.</text:p>
      <text:p text:style-name="P1">4.Mos.3,46, «35. Wollen sie aber etwas lernen, so mögen sie daheim ihre Männer fragen; denn es steht den Weibern übel an, in -der Gemeinde zu reden.</text:p>
      <text:p text:style-name="P1">36. Oder ist von en das Wort Gottes ausgegangen? oder i es zu euch allein gekommen? . ·.</text:p>
      <text:p text:style-name="P1">37. Wenn Jemand meint, ein Propbet zu sein oder ein vom Geiste Erleuclzteter, der erkenne das, was ich euch schrei e, dass es des Herrn Gebote sind. C. c0, -is. ·38. Jst aber Jemand unwissend, so mag er unwissend sein. A · -</text:p>
      <text:p text:style-name="P1">39. Damm, ihr Bruders-·strehet darnach zu weissagen und das Reden in Zungen wehret nicht.</text:p>
      <text:p text:style-name="P1">40. Alles aber gefchehe wohlanständig und nach der Ordnung. C«,1· 2, es. « » H» »</text:p>
      <text:h text:style-name="Heading_20_2" text:outline-level="2">Cap.· XV.</text:h>
      <text:p text:style-name="P1"><text:s/>-· · . ». l. Beweis der Auserstehung der Todten aus·;«·der Auferstehung Christi. 4—ä-it. -·«Ji. L[1rt,und.-Zeit der Auferstehung. 35-—58·» » , . I. I. Ich thue euch aber, ihr Brüder! das Evangelium kund, das ich euch verlündigt habe, welches ihr auch angenommen«habet, in welchem ihr auch stehet, G«-I,4,«.42.</text:p>
      <text:p text:style-name="P1">2. durch welches ihr auch selig werdet, wenn ihr es, in welcher Weise ich es euch Verkündigt habe, festhaltet; es wäre denn, dass ihr vergeblich geglaubt hättet. «</text:p>
      <text:p text:style-name="P1">3. Denn 1ch habe euch vornämlich überliefert, was ich auch empfangen habe, dass Christus gestorben ist für unsere Sünden, <text:soft-page-break/>nach den chr1ften; C. «,</text:p>
      <text:p text:style-name="P1">23. Jes. 5s, 8 :c. « J · « Dan.9,-26. Apg.47,2ic.</text:p>
      <text:p text:style-name="P1">4. und dass er begraben·und dass er auserweckt worden am dritten Tage, nach den Schriften; -Its. es, ca. Hof. s,»2. Mc-ttb. H, ro» b. und dass er erschienen dem Kephas, her-« nach den ZWöIfen. Lin. ei, se. se.</text:p>
      <text:p text:style-name="P1">6. Darauf ers chien er mehr als fünfhundert Brüdern auf einmal, von denen die meisten « jetzt noch leben, etliche aber auch entschlafen md. Matt .28 « — f h . o.</text:p>
      <text:p text:style-name="P1">7. Darauf ers chien er dem Iacob"us, hernach den Aposteln allen. L,-k·24,izo·</text:p>
      <text:p text:style-name="P1">8. Zuletzt aber unter Allen gleich als einer unzeitigen Geburt erschien er auch mir. "«" C. 9, c. Apg. S, Z sc.</text:p>
      <text:p text:style-name="P1">9. Denn ich bin der Geringste unter den Aposteln, der ich nicht werth bin, ein Apostel u heissen, weil ich dieGemeinde Gottes verfolgt habe. Eph. Z, s. «. Tini. «, 4:i. «’ « ·</text:p>
      <text:p text:style-name="P1">10. Aber durch Gottes Gnade bin ich, was ich bin. Und seine Gnade gegen mich ist nicht vergeblich gewesen, sondern ich habe mehr als sie Alle gearbeitet; doch nicht ich, sondern die Gnade Gottes, die mit mir ist. -I. Tim.1, its. T. Cor. «,</text:p>
      <text:p text:style-name="P1">5.</text:p>
      <text:p text:style-name="P1">23. «</text:p>
      <text:p text:style-name="P1">11. Sei ich es nun oder seien es jene; also predigen wir-und also habet ihr geglaubt. C. Z,</text:p>
      <text:p text:style-name="P1">7. -</text:p>
      <text:p text:style-name="P1">12. Wenn aber Christus gepredigt wird, dass er von den Todten auferweckt worden, wie sagen Etliche unter euch, dass keine Auferstehung der Todten sei? »</text:p>
      <text:p text:style-name="P1">2. Tini. se, -17.48. March. M,</text:p>
      <text:p text:style-name="P1">23.</text:p>
      <text:p text:style-name="P1">13. Jst aber keine Auferstehung der Todten, so ist auch Christus nicht auferweckt worden.</text:p>
      <text:p text:style-name="P1">14. Jst aber Christus nicht auferweckt worden, so ist ja unsre Predigt vergeblich, bergeblich aber auch euer Glaube.</text:p>
      <text:p text:style-name="P1">15. Wir werden aber auch als falsche Zeugen Gottes erfunden, weil wir wider ott gezeugt, er habe Christum auferweckt, den er nicht auferweckt hat, wenn nämlich die Todten nicht.auferweckt werden.</text:p>
      <text:p text:style-name="P1">16. Denn wenn die Todten nicht auferweckt werden, so ist auch Christus nicht auf-« erweckt worden. « C ·. ··</text:p>
      <text:p text:style-name="P1">17. Jst aber· Christus nicht auferweckt worden, so ist euer Glaube eitel; ihr seid noch in euern Sünden; — » «</text:p>
      <text:p text:style-name="P1">18.« ja es sind auch die, so in Christo ent-I schlafen sjnd, verloren;</text:p>
      <text:p text:style-name="P1">1.T1)kff. «, il. J</text:p>
      <text:p text:style-name="P1">19. Haben wir allein in diesem Leben auf Christum gehofft , s o sind wir die elendesten unter allen Menschen. C. 45,</text:p>
      <text:p text:style-name="P1">32. 4,</text:p>
      <text:p text:style-name="P1">9.</text:p>
      <text:p text:style-name="P1">20. Nun aber ist Christus von den Todten auferweckt worden und der Erstling geworden unter den Entschlafe"nen. . <text:s/>Apg.26,23. C-1.4,c8.</text:p>
      <text:p text:style-name="P1">21. Denn-da durch einen Menschen«der Tod ekommen, so kommt auch <text:soft-page-break/>durch einen d« A" t d T dtett. Men?chm le Mars eh1iiskJZ1. F.rc2.o48. ei.</text:p>
      <text:p text:style-name="P1">22. Denn gleichwie in Adam Alle sterben, also werden auch in Christo Alle»-lebendig« gemacht werden. »«-»s « ENDU« « « <text:s text:c="3"/>»23» sitt! Jeder aber in seiner Otditii3ng :-der Erstl·ing C hristus,darauf»die,s o Christi sind, bei seiner Zukunft. -i.Thess. 4, is· is. .</text:p>
      <text:p text:style-name="P1">24. Hernach das Ende, wann er das Reich Gott, dem Vater, über eben wird wann er wird abgethan haben al?e Herrschaftund alle Macht und Gewalt. »25. Denn er muss herrschen, bis er esse Feinde wird unter seine Füsse gelegt haben. , Pf. im, i. Hei-. in, i2. is.</text:p>
      <text:p text:style-name="P1">26. Der letzte Feind, der abgethan wird, ist der Tod. Off. -.-O, «.</text:p>
      <text:p text:style-name="P1">27. Denn »Alles hat er seinen Füssen unterworf"eu«. Wenn es aber heiEt, dass Alles unterworfen sei, so ist offen ar der ausgenommen, der ihm Alles unterworfen hat. Ps.8,7. Mat:h.«28,«8. Hei-.2,8.</text:p>
      <text:p text:style-name="P1">28. Wann ihm aber Alles wird unterworsen sein, dann wird auch der Sohn selbt sich dem unterwerfen,·der ihm Alles unterworfen hat, damit Gott sei Alles in Allem. C. Z, Da. «, Z.</text:p>
      <text:p text:style-name="P1">29. Was werden sonst die thun, die sich um der Todten willen taufen lassen, wenn die Todten gar nicht auferweckt werden? Wozu lassen sie fich um der Todten willen taufen? « ,</text:p>
      <text:p text:style-name="P1">30. Wozu stehen auch wir in Gefahr zu allen Stunden? ikiöm.8, se. .</text:p>
      <text:p text:style-name="P1">31. Bei dem Ruhme, den ich von,ench habe in Christo Jesu, unserm Herrn, ich sterbe täglich.</text:p>
      <text:p text:style-name="P1">2.Cok. s1»8. g. i. sc) re. .</text:p>
      <text:p text:style-name="P1">32. Wenn ich, menschlicher Weise, zu Ephesus mit wilden Thieren gestatten habe, was hilft es mir? Wenn die Todten nicht auferweckt werden, so lasst uns essen und trinken, denn morgen sterben wir. » · Apg« is, 29 it. Jes. 22, is.</text:p>
      <text:p text:style-name="P1">33. Lasset en-? nicht verführen! Böse Gescgwätze verder en ute Sitten. ,</text:p>
      <text:p text:style-name="P1">4. Werdet rechiichassen nüchtern und fündiget nicht, denn (,tliche haben keine Erkenntnis; von Gott; zu eurer Beschäniung sage ich es. i. These s, s—8. II.</text:p>
      <text:p text:style-name="P1">35. Aber es mbchte Jemand sa en: Wie werden die Todten auferweckt? 3Jiit was für einem Leibe kommen sie ? , Cz. 37, Z. Its. W, is.</text:p>
      <text:p text:style-name="P1">36. Du Thor! was du sä·est, das wird nicht! bendig, es sterbe denn. Joh. «-2,"24."</text:p>
      <text:p text:style-name="P1">37. Find was du sL«iest, da säest du nicht den Leib, der werden soll, sondern ein blosses Korn, etwa von Waizen, oder einer andern Frucht—.</text:p>
      <text:p text:style-name="P1">38. Gott aber gibt ihm einen Leib, wieer D will, und einein jeden Samen seinen besondern Leib. C. is, is. «.-1iips.«, «-i. t98 End. 15«.«-E Die I. Epistel-»St.: Pauli <text:s text:c="2"/>-:3,9. Nicht SUCH Fleisch ist-»eitierlei Fle«isehs; son»d,ern ein anderes Fleisch haben die Menschen, ein anderes hat das Vieh, »ein anderes» die,.-F:ische, ein anderesdie Vögel« ji .«. k10.» Und es gibt hinimlische Leiber <text:soft-page-break/>und gibt irdische Les er; aber einen andern Glanz habe-n die hiniciilischen, einen andern dir !tdlschis.U. Many. ed, so. Apg· i2,</text:p>
      <text:p text:style-name="P1">7.</text:p>
      <text:p text:style-name="P1">41. Einen andern Glanz hat die Sonne und einen andern Glanz der Mond und einen andern Glan, haben dieSterne ; denn ein Stern übertrifft den andern an Glanze</text:p>
      <text:p text:style-name="P1">42. Also auchdie Auferstehung der Todten. Es wird gesäet in Verwesung und wird auferweckt in Unverweslichkeit.</text:p>
      <text:p text:style-name="P1">43. Es wird"gesäet in Unehre und wird auferweckt in Herr-lichkeit; es wird gesäet in Schwachheit und wird auferweckt in Kraft. « Post. I, A. Col. 3,</text:p>
      <text:p text:style-name="P1">4.</text:p>
      <text:p text:style-name="P1">44. Es wird gesäet ein sinnlicher Leib und tvird auferweckt ein geistiger Leib· Es gibt einen sinnlichen Leib und gibt einen geistigen Leib. » «« « » -</text:p>
      <text:p text:style-name="P1">45. So steht auch geschrieben: »Es ward der erste Mensch, Adam, zu einer lebendi en Seele«, der letzte Adam zu einem lebenTi-g machenden Geiste.</text:p>
      <text:p text:style-name="P1">4.M·-s.2,7. Hin-49,25. ,</text:p>
      <text:p text:style-name="P1">46. Aber das Geistige ist nicht das erste; sondern das Sinnliche ;hernachdas Geistige)</text:p>
      <text:p text:style-name="P1">47. Der erste Mensch ist von der Erde, irdisch; der andere Menfch ist der Herr vorn· Himmel. «.M-is.3, is. Jpi,.3, is. sc.</text:p>
      <text:p text:style-name="P1">48. Wie der Jrdische, so sind auch die Jrdischen; und wie der Hi«mmlische, so sind auch »die H-immlischen;</text:p>
      <text:p text:style-name="P1">49. nnd -wie wir das Bild des Jrdischen Fragen haben, »so werden·wir auch das ild des Himmlischen tragen. N5"m.8,»29. »</text:p>
      <text:p text:style-name="P1">50. Das aber sage ich, ihr Brüder! das? Fleisch und Blut das Reich Gottes nich ererben können, auch die Verwesung die Un-« verweslichkeit nicht ererben wird. J-h. 1, is.</text:p>
      <text:p text:style-name="P1">51. Siehe, ich sa e euch ein Geheimnis; :· Wir werden ivargnicht Alle entschlafen;. wir werden aher Alle verwandelt werden, «Thcss. ;4, is re.</text:p>
      <text:p text:style-name="P1">52. plötzlich, in einem Augenblick, bei der letzten Posaune; denn die Posaune wird erschallen und die Todten werden auferweckt« werden unverweslich und wir werden verwandelt werden. M«tn,.24, Si. ,</text:p>
      <text:p text:style-name="P1">53. Denn dieses Verwesliche muss:anziehen U1iverweslichkeit und dieses Sterbliche muss anziehen Un terblichkeit. ii.C-«. H« ««-. 54i.. Wann aber dieses Verwek8lithe wird ans»ezoserihaben Unverweslcihhnt1itd-Its-I <text:s text:c="3"/>Cäp."-"1F).</text:p>
      <text:p text:style-name="P1">16. G —«an«·Zie3s(Ti5·"cmtl)m«r.sz'jG City: 1«ifiD · <text:s/>Sterbliche angezogen Unsterblichkeit, dann wird erfüllt Zcerden das Wort, das geschrieben steht: ,, r Tod ist bersehkungen in den Sieg. Jks.-25,</text:p>
      <text:p text:style-name="P1">8.</text:p>
      <text:p text:style-name="P1">55. Tod, wo ist dein Stachel? Hölle, wo ist dein SiB?« Hof, is, ii-» , « «</text:p>
      <text:p text:style-name="P1">56. Der tachel aber de"s,Todes ist die Sünde; die Kraft aber der Sünde ist das GesetzN-J-«. 5, H. is. ev. 7, 8 :c, » ·</text:p>
      <text:p text:style-name="P1">57. Gott aber sei Dank, der uns den Sieg gibt durch unsern Herrn <text:soft-page-break/>Jesum Christmn. Rom. 7, is. S,</text:p>
      <text:p text:style-name="P1">37. i. Jota. 5,</text:p>
      <text:p text:style-name="P1">4.</text:p>
      <text:p text:style-name="P1">5. 5"8. Darum, meine geliebtcn Brüder! seid Ei, unbeweglich, nehmet immer zu in dem erke des Herrn, weil ihr wisset, das; eure Arbeit nicht vergeblich ist im Herrn.</text:p>
      <text:p text:style-name="P1">2.Cisron.-I.3,7. Matth.-24,«l3. Col.2,6.7· . »</text:p>
      <text:h text:style-name="Heading_20_2" text:outline-level="2">Cap. XVI.</text:h>
      <text:p text:style-name="P1">l. Anordnung der Steuer nach Judiia. i-9. 1i. Empfehiuugi-es Timoti)cuz. io—"i2. it-i. Schiuss des Briefes« i3—24. l.</text:p>
      <text:p text:style-name="P1">1. Betrefsetid aber die Sammlung für die Heiligen, wie ich den Gemeinden in Galatieii verordnet habe, also thut auch ihr.</text:p>
      <text:p text:style-name="P1">2.Eok.8,i:k. R-3m·i2,i3. »upg.ii,29.</text:p>
      <text:p text:style-name="P1">2. Je den ersten Tag der Woche lege ein Jeder unter euch etwas bei Seite und sanimle, nach dem es ihm wohl geht« damit nicht erst dann, wann ich komme, die Sammlnngeii geschehen müssen. Apg.2o,7. Off«1,io. Z. Wann ich aber an ekommen sein werde, so will ich die, welche ihr dazu tüchtig sinden werdet, mit Briesen abseuden, dass sie eure Liebesgabe nach Jerusalem überbringen.</text:p>
      <text:p text:style-name="P1">2. C-k. 8, is. i9.</text:p>
      <text:p text:style-name="P1">4. Wann es aber der Mühe werth ist, dass auch ich hii1reife, so sollen sie mit mir reisen.</text:p>
      <text:p text:style-name="P1">5. Ja) werde aber zu euch kommen, wann ich werde Macedonien durchzogen haben, denn ich werde durch Macedonien ziehen. Z. Crit. -I, is. Abg. i9, L-l"." S. Bei euch aber werde ich vieLleicht betweilen oder auch überwintern, damit ihrs mich eleitet, wohin ich reife. Apg.20,2»» 7 enni willen eint timVorbei »F «ch« ais «ch5. <text:s/>gehen sehen, sondern ich hoffe, emige Zeit bei euch zu bleiben, so der Herr es zulässt« C. 4«i9,</text:p>
      <text:p text:style-name="P1">8. JFl) werde aber zu Ephesus bleiben bis Pfui sten. « 9· Denn eine grosse und wirksame Thüre hat sich mir aufgethan und der Widersacher sind Viele. Apg. ii,27.; II.</text:p>
      <text:p text:style-name="P1">10. Wenn aber Tim"o«tl)eii"s kon«ilnt, so sehet zu, dass er ohne Furcht bei euch sei, denn er treibt des Herrn Werk, wie auch ich. C. i, i7. Pfui. 2, is. To. « .</text:p>
      <text:p text:style-name="P1">11. Darum soll ihn Niemand v«erachtet1. Geleitet ihn vielmehr in Frieden, dass er "z"i«i mir komme; denn ich erwarte ihn mit den Brüdern. i. Tini. i, se.</text:p>
      <text:p text:style-name="P1">12. Betrcssend aber den Bruder Apollos, so habe ich ihn vielföltig ermahnt, dass ei mit den Brüdern zu euch reife; und es was: dnrchaus nicht sein Wille, setzt zi1komnien"";" er wird jedoch koii1,u-ten, wann er Gelegenheit haben wird. (.:. Z,</text:p>
      <text:p text:style-name="P1">5. S. T Ill. .13. Wachet, stehet im Glauben, seid männlich, seid stark! C.i5,3i.58. A»-g.20, , » M«ni:.2s,si3. is;-h.-;, o.</text:p>
      <text:p text:style-name="P1">14."AlIe"s bei euch geschehe in Liebe! « . «« Col. Z, i4.</text:p>
      <text:p text:style-name="P1">15. Ich ermahne euch aber, ihr Brüder! Ihr kennest das Haus des St(-phanas, dass. sie die Erstlinge in Achan sind, nnd dass sie sich dein Dienste der Heiligen gewidmet haben; C.i,ie. « ·</text:p>
      <text:p text:style-name="P1">16. aus dass auch ihr Solchen zunterthänig seid und einem Jeden» der mitwirkt und; arbeitet. « «« « I </text:p>
      <text:p text:style-name="P1"><text:soft-page-break/>17. Ich freu·emich aberüberdieAiikunftd«e«s Stephanas nnd Fortunatus und Achaicu"s ; denn euern Mangel haben diese Für ehsegzt; . ok.sl , .</text:p>
      <text:p text:style-name="P1">18. denn sie haben meinen Geist und den«« enrigen erquickt. Darum erkennet solche« Männer; Z. Cok.7,i3. -s.Thkss.5, -i2. is.</text:p>
      <text:p text:style-name="P1">19. Es grüssen euch die Gemeinden in Asien. Es grüssen euch vielsältig im Herrn« Aquilas und Priscilla, sammt der Gemeinde « in ihremHause. Off.i,-«-i. Apg.-i8,22c. »</text:p>
      <text:p text:style-name="P1">20. Es grüssen euch die Brüder alleiGrüsset euch unter einander mit dem he»i-«» ligen Kasse. Ri5m. s1s,i6. ,</text:p>
      <text:p text:style-name="P1">21. Dies; ist der Gruss mit meiner, des Paulus, Hand. Crit. i, is. i «</text:p>
      <text:p text:style-name="P1">22. So Jemand den Herrn Jesuni Chri-., stunk nicht liebt, der sei ein Fluch, <text:s/>natha! Gar· i,</text:p>
      <text:p text:style-name="P1">8. « «-» «</text:p>
      <text:p text:style-name="P1">23. Die Gnade des Herrn Jesu Christi-« sei mit euch! Röm. sie, J!-. «</text:p>
      <text:p text:style-name="P1">24. Meine Liebe sei mit euch Allen ins Ch·risto Je"su! Amen. " « .-,..,. <text:s text:c="4"/>200 Cap.</text:p>
      <text:h text:style-name="Heading_20_1" text:outline-level="1">Die II. Epistel St. Paul! Cap.,x,»i Dlell. Ernste! St. Paul: an die Cor1nther.</text:h>
      <text:h text:style-name="Heading_20_2" text:outline-level="2">Cap. l.</text:h>
      <text:p text:style-name="P1">l. Des Paulus Gruss. -l,</text:p>
      <text:p text:style-name="P1">2. 1l.«SeinDank gegen Gott für Trost und Rettung in Trübsalen. Z—-t4-. lll. Bericht wegen seincrvorgehabten Reise. 15—24. I. I. Paulus, Apostel Jesu Christi durch den Willen Gottes, und Timotheus, der Bruder, an die Gemeinde Gottes, die zu Corinth ist, sammt allen Heiligen, die"m ganz Achajafilld. -i.Cor.-i,i.c6,ic).i«i. Phit.-i,i.</text:p>
      <text:p text:style-name="P1">2. Gnade sei mit euch und Friede von Gott, unserm Vater, und dem Herrn Jesu Christo! Gar. c, Z. II. Z. Gelobt sei der-Gott nnd Vater unsers Herrn Jesu Christi, der Vater der Barmherzigkeit und Gott alZesP Fr.os;es, . . c « " , . »4. der uns tröstet in aller unserer Trübsal, damit wir die, welche in allerlei Trübsal sind, trösten können mit dem Troste, womit wir selbst vo11 Gott getröstet werden. , . C. 7, is. Pf. 94, -19.</text:p>
      <text:p text:style-name="P1">5. Denn gleichwie«das Leiden Christi an uns überaus gross ist, also ist durch Christum auch unser Trost überaus gross. Cp1. i, Je,</text:p>
      <text:p text:style-name="P1">6. Sei es aber, dass wir Drangsal leiden, so geschieht es zu euerm Trost und Heil, welches wirksam wird in Erduldung eben derselben Leiden, die auch wir leiden; oder sei es, dass wir getröstet werden, so geschieht es u euerm Trost und Heil, und unsere Hosfnung ist fest euerthalben,</text:p>
      <text:p text:style-name="P1">7. weil wir wissen, dass ihr, wie der Leiden, also auch des Trostes theilhaft werdet.</text:p>
      <text:p text:style-name="P1">8. Denn wir wollen euch nicht verschwei-« gen, ihr Brüder! <text:soft-page-break/>betreffend unsere Trübsal, die uns in Asien widerfahren ist, dass wir über die MasselI beschwert wurden, über Vermögen, so dass wir selbst, unser Leben verloren gaben. i.Csk.13,32. -upg.19,23:c.</text:p>
      <text:p text:style-name="P1">9. Ja, wir selbst hatten bei uns schon den Au-sspruch des Todes, damit wir nicht auf uns selbst Demanten, sondern auf Gott, der die Todten auferweckt, · » <text:s/>; F» </text:p>
      <text:p text:style-name="P1">10. welcher aus solchem Tod uns errettet hat und»errettet; aus welchen wir hoffen, dass er uns auch ferner erretten werde ;H</text:p>
      <text:p text:style-name="P1">2. Tini. Z, «. 4, -is. U. indem auch ihr uns behi’clslich seid durch Gebet, damit für die von Vielen uns erbetene Gabe auch Von Vielen gedankt werde uusertwegen. C.4,si5. Röm.i5, so.</text:p>
      <text:p text:style-name="P1">12. Denn unser Ruhm ist dieser, das Zeugniss unsers Gewissens, dass wir in usric!ftigkeit und Lauterkeit Gottes, nicht in flei chlicher Weisheit, sondern in der Gnade G ottes in der Welt gewandelt haben, am meisten aber unter euch. H-b.-i:—1,i8. i.Cok.2,4.i3. i.Thess.2,io.</text:p>
      <text:p text:style-name="P1">13. Denn wir schreiben euch nichts Anderes, als was ihr leset oder auch selbst erkennet. Jch hoffe aber, ihr werdet es auch bis ans Ende erkennen;</text:p>
      <text:p text:style-name="P1">14. gleich wie ihr auch uns zum Theil erkannt habet, dass wir euer Ruhm sind, so wie auch ihr der unsrige seid am Tage des Herrn Jesu. C. S, 2"":«c. "Phii. 2, is. es, i. Ill.</text:p>
      <text:p text:style-name="P1">15. Und in solchem Vertrauen wollte ich früher zu euch kommen , damit ihr eine zweite Gnade empsinge·t; «. C«-r. te, sie. ;</text:p>
      <text:p text:style-name="P1">16. und bei ench hindurch»nach Macedo-« nien reisen und dann wieder aus Macedonien « U euch kommen und von euch mich in das ?J(ükische Land geleiten lassen. ·</text:p>
      <text:p text:style-name="P1">17. Da ich nun mir solches vornahm, habe ich wohl leichtsillnig gehandelt? Oder was ich mir vornehme, nehme ich es mir nach dem Fleische vor, damit bei mir bald Ja, bald Nein sei? J«k, 5, .-is»</text:p>
      <text:p text:style-name="P1">18. Aber Gott ist getreu, dass unsere Rede gegen euch nicht Ia und Nein ist. -i . Co»-i,9".</text:p>
      <text:p text:style-name="P1">19. Denn der Sohn Gottes, Jesus Christus, der unter euch durch uns ist gepredigt worden, nämlich durch mich und Shlvanus und Timothi-us, war nicht Ja und Nein, sondern Ja ist in ihm gewesen, . . , « -i.Thk1T». i, sc. Off.3, s14.</text:p>
      <text:p text:style-name="P1">20. denn so viele VerheissungeIi Gottes sind, so ist in ihm das Ja und in ihm das Amen, Gott zur Ehre durch uns. 21«: Der aber uns mit euch befestigt auf Christum und uns gesalbet hat, ist Gott; i.Joh. D,</text:p>
      <text:p text:style-name="P1">27.</text:p>
      <text:p text:style-name="P1">22. der uns auch besiegelt nnd das Pfand des Geistes in unsere Herzen gegeben hat. , . C.5, s. Col)-di, is«-.</text:p>
      <text:p text:style-name="P1">23." Jch rufe aber Gott an zum Zeugen über meine Seele, dass ich, um euch zu· schonen, nicht mehr nach Corinth ge omnlen bin. Cur, -to. 2-i.</text:p>
      <text:p text:style-name="P1">24. Nicht das; wir über euern Glauben Rerrschen wollen, sondern wir sind Miteförderer eurer Freude, denn ihr stehet fest im Glauben. C.4,5.</text:p>
      <text:p text:style-name="P1">4.Pet.5,3. Phi1.4,2s. <text:s text:c="3"/>Cap.</text:p>
      <text:p text:style-name="P1">2. an die· Corinther. Cap.</text:p>
      <text:p text:style-name="P1">2..3.-T) 20,lCap. II. , E l. Empfehlung des Schiildigen zur <text:soft-page-break/>Wiederaufnahme. 4-«. H. Dank gegen Gott für die Berbi-eitung des Evangeliums. 12-»« l.</text:p>
      <text:p text:style-name="P1">1. Ich habe aber für mich selbst dieses beschlossen, nicht wieder mit Traurigkeit zu euch zu kommen. C. -to, L-I«</text:p>
      <text:p text:style-name="P1">2. Denn wenn ich euch traurig mache, wer ist, der mich sr«ohlich mache, als nur der, welcher von mir traurig gemacht wird ? Z. Und ich habe euch eben dies esjgeschrieben, damit ich nicht, wenn ich käme, von denen Traurigkeit hätte, deren ich mich freuen sollte; da ich das Vertrauen N euch Allen habe, dass meine Freude euer ller Freude ist.</text:p>
      <text:p text:style-name="P1">4.Cor. S.</text:p>
      <text:p text:style-name="P1">4. Denn aus vieler Trübsal und Angst des Herzens habe ich euch geschrieben unter vielen Thränen; nicht damit ihr traurig gemacht werden solltet, sondern damit ihr die Liebe erkennen n»z’ochtet, die ich vorzüglich zu euch habe. C.7,8:c.</text:p>
      <text:p text:style-name="P1">5. Hat aber Jemand traurig emaiht, der Bei nicht mich traurig geinacht, sgoi«idern zum heil (damit ich nicht zu viel sage) euch Alle. i. Eos. 5, i. S. « -« G. Einem solchen sei diese Strasesgemi , die ihm von den Mehrem widerfahren is, C. 7, «. «. Cok. Z,</text:p>
      <text:p text:style-name="P1">5.</text:p>
      <text:p text:style-name="P1">7. «so. dass ihr im Gegentheil ihm vielmehr vergeben uiid ihn trösten s ollet, damit nicht etwa ein solcher in der allzu grossen Traurigkeit versinke. . -</text:p>
      <text:p text:style-name="P1">8. Darum ermahne ich euch, d,ass; ihr euere Liebe gegen ihn bekrästiget.</text:p>
      <text:p text:style-name="P1">9. Denn darum habe ich euch auch geschrieben, uin die Probe von euch zu sehen, ob ihr in Allem gehorsaln seid. ,</text:p>
      <text:p text:style-name="P1">10. Wem ihr aber etwas vergebet, dem vergebe auch ich; denn auch ich, -»so ich Jemanden etwas vergeben habe, so vergab ich’s ihm uni euertivillen im Angesichte Christi, auf das; nicht der Satan einen Bortheilüber uns gewiniie; Jpi,.2o,23. </text:p>
      <text:p text:style-name="P1">11. denn seine Anschläge sind uns nicht unbekannt. » ll.</text:p>
      <text:p text:style-name="P1">12. Als ich aber nach Troas kam, das Evangelium Christi zu predigen, und mir eine Thüre mi Herrn aufgethan wurde, so hatte ich keine Ruhe in meinem Geiste, weil ich meinen Bruder Titus nicht fand; ·. » Abg. 2(), S.</text:p>
      <text:p text:style-name="P1">4. Cor. 46,</text:p>
      <text:p text:style-name="P1">9.</text:p>
      <text:p text:style-name="P1">13. sondern ich nahm Abschied von ihnen und zog nach Macedonien. C. 7, H. S. <text:s/>»Gott aber sei Dank, der uns allezeit t.riumphiren lässtin Christo und den-WohlBruch seiner Erkenntnis; durch uns an allen riet: offenbaret. «.o·-k.i5,.-7. (ipi7.3,s:c..</text:p>
      <text:p text:style-name="P1">15. Denn wir sind Gott ein lieblicher Geruch Christi unter denen, die selig werden, und unter denen, die verloren gehFn«; .«-Cvk.4«4 .</text:p>
      <text:p text:style-name="P1">16. für diese zwar ein Geruch des Todes Zum Tode, für jene aber ein Geruch des ebens zum Leben. Und wer ist dazu gefchickt? Las. e» Z-i. Rom. «, is.</text:p>
      <text:p text:style-name="P1">17. Denn wir sind nicht wie Viele, diedas Wort Gottes versälschen; sondern aus« Lanterkeit und aus Gott, vor Gott, in Christo reden wir. C.-t,s. </text:p>
      <text:h text:style-name="Heading_20_2" text:outline-level="2"><text:soft-page-break/>Cap. III.</text:h>
      <text:p text:style-name="P1">l. Die Corinther sind des Apostels Emvfehlungsbkief. 4—6. il. Vorzüge des neuen Bandes und-» sciner Diener vordem alten. 7——l8. «, l.</text:p>
      <text:p text:style-name="P1">1. Fangen wir abermals an, uns selbst· zu empfehlen? Oder bedürfen wir, wieEtliche, Empfehlungsbriefe.an euch oder Einpfehlungsbriefe von euch? <text:s/>« C. 5, M. -l-l,431c. «</text:p>
      <text:p text:style-name="P1">2. Ihr seid unser Brief, der in unser Herz ein eschrieben ist und von allen N enschen verstanden und gelesen wird. C.·7, Z. · »,</text:p>
      <text:p text:style-name="P1">3. Es ist osfenbar, dass ihr ein Brief Christi; seid, ausgesertigt durch unsern Dienst, geschrieben nicht mit Tinte, sondern mit demGeiste des lebendigen -Gottes, nicht auf« steinerne Tafeln, sondern auf fleischerne Tafeln des Herzens. , »;cr.34,33. (Zz.«,l9. ,Heb.8,40. «</text:p>
      <text:p text:style-name="P1">4. Ein solches Vertrauen aber haben wies durch Christum zu Gott: </text:p>
      <text:p text:style-name="P1">5. Nicht dass wir geschickt wären, von uns selbst etwas zu denken, als aus eigener Kraft, sondern unsere Gesihicklichkeit ist von Gott, Von. 2, is. « ·</text:p>
      <text:p text:style-name="P1">6. welcher uns auch geschickt gemacht hat Z Dienern des neuen Bandes, nicht des, uchstabens, sondern des Geistes; denn. der Buchstabe tödtet, der Geist aber macht lebendig. C. is, is. Joh. S, as. <text:s/>, II.</text:p>
      <text:p text:style-name="P1">7. Wenn aber der Dienst des Todes. imBiichstabeii, in Stein Regt-aben, in Herrlichkeit war, also dass die inder Israel das Angesicht Moses nicht anschauen konnten« wegen der Herrlichkeit seines Anges1chtes, s" D llt « Ue doch qbgeih-an wer2.el3Jii-of. 3Z,"i.</text:p>
      <text:p text:style-name="P1">29.</text:p>
      <text:p text:style-name="P1">30. s "8. wie« sollte nicht viel.-mehr der Dienst des Geistes in Herrlichkeit sein? . «</text:p>
      <text:p text:style-name="P1">9. Denn wenn der Dienst der Verdcimut-, niss Herrlichkeit ist, so üversliesst der Dienst <text:s text:c="3"/>Los-T Este. Z. it. Di2«sn1. tEpifkel«sSt:. Pauli..E" C«-c«p.</text:p>
      <text:p text:style-name="P1">4. de-r Gerechtigkeit noch viel mehr, in Herrslichkeit. C.5, c9-2-i. was. Z, Ho. « » ·</text:p>
      <text:p text:style-name="P1">10. Ja sogar das Verhet«rltchte ist nicht verherrlicht in diesem Stücke, g"egen—die»übe«rschwet?gliche Herrlichkeit. « </text:p>
      <text:p text:style-name="P1">11. enn wenn das, was abgethan werden sollte, mit Herrlichkeit war, so wird noch viel mehr das, was bleibt, in Herr-» lichkeit sein. Hkk».7, ei re. «</text:p>
      <text:p text:style-name="P1">12. Weil wir nun eine solche Hoffnung haben , so gebrauchen wir grosse Freimüthigkeit;</text:p>
      <text:p text:style-name="P1">13. und thun nicht wie Moses, der eine Decke über sein Angesicht legte, damit die Kinder Israel nicht das Ende dessen anfchauen möchten, was abgethan werden sollte. T. Mk-s. so, -is ». sRi3m. io,4.</text:p>
      <text:p text:style-name="P1">14. Aber ihr Sinn ward verhärtet; denn bis auf den heutigen Tag bleibt eben »dieselbe Decke auf der Lesung des alten Testamentes und ist nicht aufgedeckt, weil sie in Christo abgethan wird. Rom. 1c,25. J«-s.6,1o.29,«. ists.</text:p>
      <text:p text:style-name="P1">15. Allein bis auf heute, wann Moses Wesen wird, liegt eine Decke <text:soft-page-break/>auf ihrem rzen.</text:p>
      <text:p text:style-name="P1">16. Wann es sich aber zu dem Herrn bekehren wird, so wird die Decke weggeKommen. Röm. «, DR. -</text:p>
      <text:p text:style-name="P1">17. Der Her-r aber ist der Geist; wo aber der Geist des Herrn ist, da ist Freiheit. l. (-Tor. is,</text:p>
      <text:p text:style-name="P1">45. Joh. -i-,</text:p>
      <text:p text:style-name="P1">24. s, sc. 18· Wir Alle aber sehen mit aufgedecktem Angesichte die Herrlichkeit des Herrn wie in einem Spiegel und werden umgewandelt in eben dasselbe Bild, von Herrlicht«eit zu Herrlichkeit, als von des Herrn Geiste. " -i.Cor. is, H. Röm. 8,</text:p>
      <text:p text:style-name="P1">29.</text:p>
      <text:h text:style-name="Heading_20_2" text:outline-level="2">Cap. lV.</text:h>
      <text:p text:style-name="P1"><text:s/>l. Paulus Treue im Dienste des Evangeliums. 4"-6. il. Seine Mül)sale und Leiden. 7—«. M. Sein Trost und Ziel. -i2—s8. I.</text:p>
      <text:p text:style-name="P1">1. Darum, weil wir diesen Dienst haben, nach der Barmherzigl·eit, die uns widerfahren ist, so werden wir nicht müde; C. Z, S.</text:p>
      <text:p text:style-name="P1">4.Tim.1,si3.46.</text:p>
      <text:p text:style-name="P1">2. sondern wirhabendenheimlichen schändlichen Dir: en entsagt, da wir nicht in Arglist wandclgn, noch das Wort Gottes verfälschen, sondern durch die Offenbarnn der Wahrheituns demGewissen aller Menschen « empfehlen vor Gott. C. S ». 5, H. Z. Jst aber auch unser Evan elium verdeckt, so ist es vor denen verwest, die verloren gehen; E. S, is; sie.</text:p>
      <text:p text:style-name="P1">4. in denen der·Gott dieser Welt als Ung1äubige"n·-den Sinn verblendet hat, dass ihnen niiht ,scheine die Erle.uchtun des Evangeliums von der Herrlichkeit Cgristi, welcher ist das Ebenbild Gottes. Cph.2,2. J-h.-12,34.44,9. Heb.4,s.</text:p>
      <text:p text:style-name="P1">5. Denn wir predi en nicht uns selbst, sondern Christum Jesum, dass er der Herr ei, wir aber eure Knechte um Je:sn wiläen. . -i, I .</text:p>
      <text:p text:style-name="P1">6. Denn Gott, der aus der Finsternis: das Licht herdorleuchten hiess, ist der, welcher in unsern Herzen das Licht hat ausgehen assen zur Erleuchtung der Erkenntnis? von der Herrlichkeit Gottes im Angesichte Iesu Christi. c»Mos.1,:5.</text:p>
      <text:p text:style-name="P1">2.P2«k»-,49. Eph.1,s18·:c.» il.</text:p>
      <text:p text:style-name="P1">7. Wir haben aber diesen Schatz in irdenen Gesässen, aus dass die Überschwengliche Kraft von Gott sei und nicht Von uns. C. c-», «. -</text:p>
      <text:p text:style-name="P1">8. Wir werden allenthalbe,n bedrän« t,aber nicht geängstigt; wir werden in Zweifel verssetzt, aber nicht in Berzwei lung; wir werden verfolgt, aber nicht ver-las en; C. «,</text:p>
      <text:p text:style-name="P1">8. S, e.</text:p>
      <text:p text:style-name="P1">5.-· ,</text:p>
      <text:p text:style-name="P1">9. wir werden niedergeworfen, aber wit kommen nicht um; M«-ich. 5, to. Hi, 1(). wir tragen allezeit das Sterben des Herrn Jesu an 11nsern1 Leibe herum, damit auch das Leben Jefu an unserm Leibe offenbar werde. -1.Cok.45,34. Gal.6,47·»Rö-n.6,k.</text:p>
      <text:p text:style-name="P1">11. Denn immerdar werden wir, die wir! leben, dem Tode überliefert um Jesu willen; damit auch das Leben J-«su offenbar werde« an unserm sterblichen Fleische. Rom. S, so. «. a:ok.4, o. <text:soft-page-break/>lll.»</text:p>
      <text:p text:style-name="P1">12. Also ist der Tod in uns wirksam, das Leben aber in euch. C.-1:3,9,</text:p>
      <text:p text:style-name="P1">13. Weil wir aber denselben Geist des Glaubens haben, nach den-, was geschrieb"en steht: »Ich glaubte, darum redete ich«, so’ glauben auch wir, und darum reden wir auch; Pf. Ho, to.</text:p>
      <text:p text:style-name="P1">14. weil wir wissen, dass der, welcher den· Herrn Jesum auferweckt hat, auch uns« durch JesUm auferwecken und mit euch datstellen werd. «. C«-k. ei. -It·</text:p>
      <text:p text:style-name="P1">15. Denn Alles geschieht um euertwillen, damit die vermehrte Gnade durch die Danksagung Vieler überstiessend werde zur Ehre Gottes. C. «, ei· «. Pf. so, as, l <text:s/>sk</text:p>
      <text:p text:style-name="P1">16. Darum werden wir nicht müde, so:-i-J dem, ob auch uns er äussere Mensch zerstört wird, so wird doch der innere erneuert von Tag zu Tag. Eph. Z, se.</text:p>
      <text:p text:style-name="P1">17. Denn die s chnell vorübergehende leichte Last unserer Trii bsal schafft uns immer über"9 <text:s text:c="3"/>I C«p-«1s:-</text:p>
      <text:p text:style-name="P1">5. -se »die-t;oai2ii;i:..»T C«p.5..d. M sZhw·eFtigIicher ein ewiges Gewinst der «-Hätt-» 1tchkt1tNin-i.;;. «. is. i. Bei. -i, ais. · «</text:p>
      <text:p text:style-name="P1">18. da wir n1cht betrachten das Siehtbare,» Ländern -das litt-si(I)tbarei Das? das Sicht"« " · , d sl " · . ’«W’k-E?-?.’..Z,Zk.2?-. H.lT’.F3,2I?«««’fi?;iT8</text:p>
      <text:h text:style-name="Heading_20_2" text:outline-level="2">Cap. V.</text:h>
      <text:p text:style-name="P1">, l. Paulus Hoffnung und Seht-isucht naih Mr himmlischen Heimat. l-—t0. ilSein Eifer, dem Herrn zu gefallen. «-t——t7. 1ll. Das Amt dir Versöhnung. 48—2-l. l.</text:p>
      <text:p text:style-name="P1">1. Denn wir wissen, dass, wann unser irdisches Haus, die Hütte, abgebrochen sein wird, wir ein Gebäude von Gott haben, ein Haus, nicht mit Händen gemacht, ein ewiges, in den Himmeln. . S. Psi. i, -is. «-. Hei-. 9, «. «, to.</text:p>
      <text:p text:style-name="P1">2. Darum seufzen wir and) in diesem, indem wir uns sehnen, mit unserer Behausung aus dem Himmel überkleidet zu werden; ; »» Röm. S. V. .3. wenn wir nur, auch da wir bekleidet sind, nicht nackt erfunden werden, ;-Matih. ed, «. Erd. 4, U. Oss. Z, 4»8.» "4«» Darum seufzen"wir, die wir in der Hütte sind, und sind beschwert, indem wir nicht wünschen entl-leidet, sondernüberkleidet zu werden, auf dass das Sterbliche vomLeben verschlungen werde. , » . « R-·.5in. s, -t9.</text:p>
      <text:p text:style-name="P1">22.</text:p>
      <text:p text:style-name="P1">4. Cor. «!-H, 5»4—53, <text:s/>Der uns aber eben dazu zubereitet hat, ist Gott, der uns auch das Unterpfand des Geistes gegeben hat. C. t,22. Nöm. 8, i-i-.</text:p>
      <text:p text:style-name="P1">6. Darum sind wir allezeit getrost und wissen, dass, so wir im Leibe daheim sind, wir fern von dem Herrn auf der Wanderung sind. Hei-. «:-z, -il.</text:p>
      <text:p text:style-name="P1">7. Denn im Glauben wandeln wir und nicht im Schauen.</text:p>
      <text:p text:style-name="P1">4.Cok.i:-;,i2.43. i«Pet.i,8. s. Wir sind aber getrost und haben vielmehr Lust, au szuw-andern aus dem Leibe und daheim zu sein bei dein Herrn.-» Pi,ii« i,23«</text:p>
      <text:p text:style-name="P1"><text:soft-page-break/>9. Darum befleiszen wir uns auch, <text:s/>mögen daheim sein oder auf der Wanderung, ihm wohlgefällig zusein. C·-i. i, io:c.«</text:p>
      <text:p text:style-name="P1">10. Denn wir Alle müssen vor dem Richterstuhl Christi offenbar werden, damit ein Jeder empfange, je nachdem et im Leibe gehandelt hat, es sei gut oder böses Röm. M, to. «. Co:-. L, Z. II. I</text:p>
      <text:p text:style-name="P1">1. Weil wir nun die Furcht des Herrn kennen, so suchen wir die Menschen zu gewinnen, Gott aber sind wir offenbar, ich hoffe aber auch in euerm Gewissen offenbar»zu feini—.Cu,9,2o:k. -. cost,-H. « -, -12. Wirempfehlen uns nicht abermals»btR euch, sondern wir geben euchAnlass »;unZT Ruhme unserthc1lben, damit ihr ihn«-habL gegen die, wel3e sich nach dem 2lnscheiK rühmen und ni t nach dem Herzen» « « C.3,4.1o,-12. "13. Denn sind wir ausser uns, so sind wir es für Gott; sind« wir vernünftig, so sind wir es für euch. · 14, Denn die Liebe Christi dringt uns« indem wir also urtheilen, dass, wenn Einer für Alle gestorben, somit sie Alle gestorbåi sind· Rom. is, sie. " -·«</text:p>
      <text:p text:style-name="P1">15. Und er ist für Alle gestorben; damit die, welcheleben, nicht mehr sich selbst lebeii, sondern dem, der für sie gestorben und aufs-«« erweckt worden. Eidam. il. 7 re. . -</text:p>
      <text:p text:style-name="P1">16.Daher wissen wir von nun an von Niemand nach dem Fleische; und wenn wir auch Christum nach dem Fleische gekannt« haben, so kennen wir ihn doch jetzt nichtmehr so. «</text:p>
      <text:p text:style-name="P1">17. Darum, ist Jemand in Christo, so is? er ein neues Geschi5pf. Das Alte ist verigangen, siehe, es ist Alles neu geworden. « Röm.8,i. G-1. 6,i5. Off.21,5. Hi.</text:p>
      <text:p text:style-name="P1">18. Alles aber kommt von Gott, der uns du-rch Jesum Christum mit sich selbst versöhnt und uns den Dienst der Be-rst5h-J nung Neben hat. Röm. 5, ic). · Es</text:p>
      <text:p text:style-name="P1">19. un Gott·war es, der in-Christo, die Welt mit sich selbst vers·ohnte,indein er ihn-en ihre Uebertrctungennicht zurechneteundda»s Wort der Versöhnung in uns legte. » -, Joh.-H-,40. Röigi.·FöF42:cå Col.t,-l9.2«0. · «« »; . , . 2O. So find wir nun gesandte Boten an? Christi Statt, gleich als ob Gott durch uns ermahnete; wir bitten an Christi Statt; Lasset euch mit Gott versöhnenl " " Jes. 52,</text:p>
      <text:p text:style-name="P1">7. J-h. So. A. -</text:p>
      <text:p text:style-name="P1">21. Denn er hat den, der von keiner Si"mdez wusste, für uns zur Sünde gemacht, damit wir die GerechtigieitGottes in ihm würden« i.P·kt.·2,22:k.3,s8. G-«1.3,i3. Nö«m.8,3.4.; « —</text:p>
      <text:h text:style-name="Heading_20_2" text:outline-level="2">Cap. VI.</text:h>
      <text:p text:style-name="P1">s «; l. Ermahnung zu würdiger Antvendungder G«nädäI Gottes nach Paulus Vorbild. l—40. il. WarnunZ v"o-c der Gemeinschaft mit den U’cigläubigen un Götzendiku««ka. «—-is. c « ! I.</text:p>
      <text:p text:style-name="P1">1. Als Mitarbeiter aber ermahn«efii wir auch, dass ihr nicht vergeblich dieGnade Gottes empfan en habet. .C.4,24. Hei-.42,i5n</text:p>
      <text:p text:style-name="P1">2. Denn er siiricht: -Zur angenehmen« eit habe ich dich erhl5ret und am»Tage·desguts habe ichdir geholfen« Siehe, setzt <text:s text:c="3"/>204 C-ap. S.-·-Z) Die ll. Epiftel St. Pauli « Cap.-</text:p>
      <text:p text:style-name="P1">6.«</text:p>
      <text:p text:style-name="P1"><text:soft-page-break/>7. E die angenehme Zeit; siehe, jetzt ist der ’ as; des Heils. Jes.49,8. H-i-.:—i,7· is. Z. Wir geben Niemand irgend einen Anstoss,dainit unser Dienstnicht getadelt werde;</text:p>
      <text:p text:style-name="P1">4. sondern in allen Dingen erweisen wir uns als Diener Gottes in ro er Geduld « -« g ss « ,in Triibsalen, in Nöthen," in Ae:xgs:etå, . , 2c</text:p>
      <text:p text:style-name="P1">5. in Streichen, in Gefängnissen, in Aufruhren, in Mühsalen, in Wachen, in Fasten; c;·s..«.-23—27. Apg.i9,29. A, so. S. in Reinigkeit, in Erkenntniss, in Langniuth, in Gütigkeit, im heiligen Geist, in ungehenchelter Liebe; X</text:p>
      <text:p text:style-name="P1">7. in dem Worte der Wahrheit, in der Kraft Gottes, durch die Waffen der Gerechtigkeit in der Rechten und Linken;</text:p>
      <text:p text:style-name="P1">2.Tim.2,</text:p>
      <text:p text:style-name="P1">45. Röni.15,49. S. durch Ehre und Schmach, durch böse nnd gute Nachrede; als Versührer unddoch wahrhaft; -</text:p>
      <text:p text:style-name="P1">9. als Unbekannte und doch erkannt; als Sterbende, und siehe, wir leben; als Geziichtigte und doch nicht getödtet-;«· » ) C.4,4o.«. Ps.«8,i7·18.</text:p>
      <text:p text:style-name="P1">10. als Traurige, aber allezeit fröhlich; als Arme, die aber Viele reich machen; als solche, die nichts haben nnd doch Alles besitzen. C. is, to. 8,9. «. Cok.3. In. »-J II.</text:p>
      <text:p text:style-name="P1">11. Unser Mund hat sich gegen euch aufgethan, ihr Corinther! unser Herz hat sich erweitert. s -</text:p>
      <text:p text:style-name="P1">12. Ihr habet nicht engen Raum bei uns, aber ihr habet eng;n Raum in euerer Liebe; IS. zu gleicher Q.rwiederuiig (ich rede als mit Kindern) erweitert auch ihr euch!</text:p>
      <text:p text:style-name="P1">14. Ziehet nicht an fremdem Joche mit den Ungläubigen; denn was hat die Gerechtigkeit mit der Ungerechtigkeit zu schaffen, oder was für Gemeinschaft hat das Licht mit der Finsterniss? Cp1,« 5, «-. »</text:p>
      <text:p text:style-name="P1">15. Wie stimmt Christus mit Belial zu-, sammen? oderwelchen Theil hatder Glaubige mit dem Ungläubigen? i· non. is, 2i. IS. Was hat der Tempel Gottes für eine Bereini ung mit den Gbtzen«? Denn ihr seid der3Tempel des lebendigen Gottes, wie Gott gefprochen hat: »Ich will unter ihnen wohnen und unter ihnen wandeln; und ich will ihr Gott sein und sie sollen mein Volk sein. i.Co:.3, is.</text:p>
      <text:p text:style-name="P1">3.Mps.2s, «.i2. .</text:p>
      <text:p text:style-name="P1">17. Darum ziehet weg aus ihrer Mitte, und sondert euch ab, spricht der Herr, und rühret das Unreine nicht an, so will ich euch an nehmen. <text:s text:c="2"/>» -« ;. <text:s/>Its-52,«. Oss.4sL;4ZMvs.46,2c. <text:s/>-</text:p>
      <text:p text:style-name="P1">18. Und ich; will euch ein Vater sein und ihr sollet mir Söhne und Töchter sein, spricht der Herr, der Allmächtige.« » .Jek·31,3Z,32,38, Joh.-t,«2. , «</text:p>
      <text:h text:style-name="Heading_20_2" text:outline-level="2">Cap. VII.</text:h>
      <text:p text:style-name="P1">l. Ermahnung zur Heiligung, i. H. Paulus Liebe zu den Corinthekn, D-7; ils. Freude über die Wirkungen seines ersten Briefes. 8—«6. l.</text:p>
      <text:p text:style-name="P1">1. Da wir nun solche Verheissun en haben, ihr Geliebten! so lasst uns uns selbst reinigen von aller Befleckung des Fleisches und des Geistes, also dass wir die Heiligung in der Furcht Gottes <text:soft-page-break/>vollenden. » e » C.6,i7. i.Joh.3,3. II.</text:p>
      <text:p text:style-name="P1">2. Gebet uns Gehör; wir haben Niemand beleidigt, Niemand verderbt, Niemand iibervortheilt. C.i2, i7.</text:p>
      <text:p text:style-name="P1">3. Ich sage das nicht zur Verurtheilung; denn ich habe vorhin gesagt, dass ihr in unserm Herzen seid, um mit euch zu sterben und mit euch zu leben. C. c3, « —43. </text:p>
      <text:p text:style-name="P1">4. Gross ist meine freudige Zuversicht zu euch, gross mein Riihmen euerthalben; ich bin mit Trost erfüllt, ich bin überflüssig reich an Freude bei aller unsers» Trübsa . « ii.2,i .</text:p>
      <text:p text:style-name="P1">5. Denn als wirnach Maeedonienkamen, hatte uns er Fleisch keine Ruhe, sondern wir waren in aller Weise bedrängt; von aussen Kampf, von innen Furcht. C.4,8. </text:p>
      <text:p text:style-name="P1">6. Aber der die Geben ten tröstet, Gott tröstete uns durch die Agnkun(fLt des Tit;1s;</text:p>
      <text:p text:style-name="P1">7. nicht allein aber durch seine Ankunft,— sondern auch durch den Trost, womit er euerthalben war getröstet worden, als ei: uns euer Verlangen, euer Weinen, euere» Eifer für mich verkiindigte, so dass ich miih« noch mehr freute. i.Tt)ess.3, 6—8. : lll.</text:p>
      <text:p text:style-name="P1">8. Denn wenn ich euch auch trauri « gemacht habe durch den Brief, so bereue»i(g es nicht, wenn ich es auch bereut habe» Denn ich sehe, das; euch jener Brief, wenn auch nur auf eine Stunde, traurig gemacht hat. -C.2.2—4. « </text:p>
      <text:p text:style-name="P1">9. Nun freue ich mich , nicht darum, dass ihr traurig geworden seid, sondern dass ihr traurig geworden zur Busse; denn ihr seid nach Gott traurig geworden, auf dass ihr in keiner Weise von uns Schaden erlittet.</text:p>
      <text:p text:style-name="P1">10. Denn die Traurigkeit nach Gott bewirkt eine Busse zux Sekigkeit, vie Niemand bereut; die Traurigkeit der Welt aber bewirkt den Tod. Many. H, 4,2s,75. s s .-</text:p>
      <text:p text:style-name="P1">11. Denn siehe, eben dieses, dass, ihr M? Gott traurig geworden seid, welchen Flei <text:s text:c="3"/>«7·Cap.-"-7.—s8. » .an.die-«Co«rinther. -« .CaP.</text:p>
      <text:p text:style-name="P1">8.EE« 205 hat es"in euch bewirkt ja Entschuldigun E Unwillen, ja Furclg, ·a Verlangen, 1gci · ifer, j»a Bestrafung! · uf1· alle Weise habet ihr erwiesen, das; ihr rein seid in dieser Sache.</text:p>
      <text:p text:style-name="P1">12. Darum, wenn ich euch auch geschriegnl habe, so geschah es doch niclHnkegen des e eidigers, noch we en des e eidigten sondern damit miser Fleiss für euch bei euch offenbar werde vor Gott. Er, Z.</text:p>
      <text:p text:style-name="P1">9.</text:p>
      <text:p text:style-name="P1">13. Desswe en sind wir getrostet worden durch euern Frost; noch weit mehr aber freuten wir uns über d·ie Freude des Titus, lässt? sein Geist ist erquickt worden von euch en.</text:p>
      <text:p text:style-name="P1">14. Denn was ich ihm von euch etwa gerühmt habe, darin bin ich nichkkzu SclEg3nden geworden, sondern wie wir A es in « ahr3;it zu euch geredet» haben, also ist auch un er ühmen gegen Titus Wahrheit geworden.</text:p>
      <text:p text:style-name="P1">15. Und eine Liebe ist um so inniger gegen euch, da er an euer Aller Gehorsam gedenkt, wie ihr mit Furcht und Scheu ihn aufgenommen habet. « · .</text:p>
      <text:p text:style-name="P1">16. Darum freue ich mich,dass ich in Allem Zuversicht zu euch habe. .</text:p>
      <text:h text:style-name="Heading_20_2" text:outline-level="2"><text:soft-page-break/>Cap. VIII.</text:h>
      <text:p text:style-name="P1">l. Aussordcrmig zu milder Beisteiieinach dem Muster der Cl)risteii in Macedomen. 4—— 47Il. Ruhm und Empfehlung der mit dem Einsammeln Beauftragten. i8—2-L. I.</text:p>
      <text:p text:style-name="P1">1. Wir thun»euch aber kund, ihr Brüder! die Gnade, die Gott in den Gemeinden von Macedonien gegeben hat. C. S, i.</text:p>
      <text:p text:style-name="P1">2. R-Im. is, 2o.</text:p>
      <text:p text:style-name="P1">2. Denn beivielsälti er Bewährung durch Trübsal i;t1der Ueberslus3 Wer Freude und ihre tiefe rmuth in den eichthum ihrer Gutherzigkeit überfloss en.</text:p>
      <text:p text:style-name="P1">3. Denn nach iThrem Vermögen, ich bezeuge es·æ«»a über ihr erm’ogen waren sie bereitwi i</text:p>
      <text:p text:style-name="P1">4. mid baten uns mit vielem Zureden, die Gabe und die «Mittheilung dieses Dienstes für die Heiligen zu übcrnehme3. » V pg . -</text:p>
      <text:p text:style-name="P1">5. Und nichL bloss, wie wir hofften, sondern sie gaben sich selbst Betst dein Herrn und uns hin, durch den illen Gottes; S. so dass wir den Titus ermahntrn, dass er, wie er angefangen, so auch bei euch diese Liebesgabe vollenden möchte. C. 7, i3—i5. i2, is.</text:p>
      <text:p text:style-name="P1">7. Aber sowie ihr in allen Stücken reich seid, in Glauben und Lehre und Erkenntnis; und allem Eifer und der Liebe, die ihr zu uns traget, so schasfet,· dass ihr auch in dieser Gabe reich seid. i. ask. i, 5·</text:p>
      <text:p text:style-name="P1">8. Nicht«als Gebot sage ich dieses, sondern damit ich durch den Ufer Anderer auch die Aechtheit eurer Liebe erprobe. i.I·-h. Z, i7. is. I. Denn i(?r kennet die Gnade unsers Herrn Jesu hristi, dass er um euertwillen arm wurde, da er reich war, damit ihr durch seine Arinuth«reich würdet-. «. « . Luc, Z,</text:p>
      <text:p text:style-name="P1">58. Phil,-I, 6 2c.</text:p>
      <text:p text:style-name="P1">10. Und ich gebe hierin meine Meinung; denn das ist euch nützlich, da ihr nicht allein das Thau, sondern auch das Wollen seit vorigem Jahre angefangen habet. C. 9, D.</text:p>
      <text:p text:style-name="P1">11. Nun aber vollendet auch das Thun, damit, wie das Gemüth zum Wollen geneigt war,eben s o auch das Vollenden Statt finde, von dem, was ihr habet. Si-». .-i, i-.</text:p>
      <text:p text:style-name="P1">12. Denn so das« geneigte Gemiith vorhanden ist, so»ist Einer angenehm, je nachdem er hat, nicht nachdem er nicht hat; C. »,</text:p>
      <text:p text:style-name="P1">7. S:-c. Z,</text:p>
      <text:p text:style-name="P1">27. es. Luc.Iii, Z. is» »-</text:p>
      <text:p text:style-name="P1">13. Dieses sage ich aber nicht, damit Andere Erleichterung haben, ihr aber Bedrängniss; sondern nach der Gleichheit folg? jetziger Zeig. euer Uebersluss für den augel l ener enen,</text:p>
      <text:p text:style-name="P1">14. auf dass auch ihr Uebersluss für euern Mangel diene, damit Gleichheit werde. C. 9, -i2.</text:p>
      <text:p text:style-name="P1">15. Wie geschrieben steht: »Wer viel gesammelt, hatte nicht Uebersluss; und wer wenig gesammelt, hatte nicht Mangel« D. Mos.i6, is.</text:p>
      <text:p text:style-name="P1">16. Gott aber sei Dank, der denselben Eifer für euch dem Titus in das Herz gegeben hat. « « ·«</text:p>
      <text:p text:style-name="P1">17. Denn nicht nur nahm er die Ermahnung an, sondern, weil er <text:soft-page-break/>noch grössern Eifer hatte, reifete er freiwillig zu euch ab. II.</text:p>
      <text:p text:style-name="P1">18. Wir sandten aber mit ihm den ; Bruder, der das Lob wegen des Evange! "liums bei allen Gemeinden hat. C. i2, is.</text:p>
      <text:p text:style-name="P1">19. Und nicht allein das, sondern er ist auch von den Gemeinden erwählt zu tmserm Reisegefährten mit dieser Liebesgabe, die von uns besorgt wird zur E re des Herrn selbst, und zum Beweise un ers geneigten Gemüthes; 2(). indem wir das verhüten wollten, dass uns nicht Jemand übel nachrede dieser reichen Steuer halben, die durch uns besorgt wird.</text:p>
      <text:p text:style-name="P1">21. Denn wir befleis;en uns des Guten, nicht nur vor dem Herrn, sondern auch vor den Menschen. in-Im. i2,i7. <text:s text:c="3"/>Als</text:p>
      <text:p text:style-name="P1">Cap. S. D. Die lli«Etpisiei·Si; Pauli .?EC.äp.«9«"</text:p>
      <text:p text:style-name="P1">10. M Wir sandten aber mit ihnen unsern Bruder, den wir oft und in vielen Stücken als eifrig erfunden haben, der jetzt aber noch viel e(sksriger» ist in dem grossen Vertrauen u eu z23. Betrefs»;knd den Titus, so ist er mein Genosse und .)2itarbeiter bei euch; betreffend unsre Bi;i.ider, so sind sie Apostel der. Gemeinden,.eine.Ehre Christi. <text:s/>«·</text:p>
      <text:p text:style-name="P1">24. So zeiget nun den Bessers eurer Liebe und unsers«Rühmens von euch an ihnen-und das im Angesicht der (?et;ic«i;iden. . . , it. ..« --1·-i-?-v.i-wiss( .i-!-i-i ; -.-T«."</text:p>
      <text:p text:style-name="P1">Cap. IX. D It Ferne» Ermunterung zu dieser Steuer, «s——9z H. Beschreibung ihrer schönen Wirkung. -it)-«— II. I.</text:p>
      <text:p text:style-name="P1">1. Denn von derDienstleistung für die Heiligen ist es überflüssig für mich, euch zu schreiben. C. 8, is. 202« -</text:p>
      <text:p text:style-name="P1">2. Denn ich kenne euer geneigtes Gemltth, welches ich von euch rühme gegen die Piacedonier, dass Aihaja bereit gewesen seit vorigeni Jahre; und euer Eifer hat Viele angereizt. s , » « Z. Ich habe aber die Brüder gesandt, damit nicht unser Rtihmen von euch falsch befunden würde in diesem Stücke; damit ihr, wies-ich sagte, bereit wäret; C,8,22»</text:p>
      <text:p text:style-name="P1">24. 4· das;-«nicht etwa, wenn die Macedonier mit mir kämen und euch ullbereitet fänden, wir zu Schaliden werden (damit wir nicht sage? ihr) in »solcher ·Zi1versi·ch«t des Rühme n ., ,</text:p>
      <text:p text:style-name="P1">5. D·aruin habe ich für nöthig gehalten, die Brüder zu erniahneu, das; sie voraus reisen zueuch, und diesen euern zum voraus angekündigtcn Segen vorher zurijsten, damit er bereit sei, also dass es ein Segen sei und nicht ein Geiz. «</text:p>
      <text:p text:style-name="P1">6. Das aber bedeutet: Wer sparsam fäct, der wird auch sparsam ernten; und wer in Segen siiet, der wird auch in Segen ernten. « « Si-k. «, ei.</text:p>
      <text:p text:style-name="P1">25. 28,</text:p>
      <text:p text:style-name="P1">27.« <text:s/>-Ein» Jeder, wie er im Herzen sich vornimmt; nicht mit Traurigkeit oder mit Zwankg, denn einen fröhlichen. Geberhat Gott ieb. « « C.8, in.</text:p>
      <text:p text:style-name="P1">5.M-s. i5,7.10.Röm-in,</text:p>
      <text:p text:style-name="P1">8.</text:p>
      <text:p text:style-name="P1">8. Gott aber ist mächtig, jede Gnade im Ueberflus; über euch zu bring-den, auf dass ihr in Allem allezeit alle ei1üge habet und überflüssig reich seid zu jedem guten Werke. Phi1.4, -is. </text:p>
      <text:p text:style-name="P1">9. Wie geschrieben steht: »Er hat ausgestreut, er hat den Armen gegeben; seine Gerechtigkeitbleibet in Einigkeit« Pf» in, 9· II. <text:soft-page-break/>1O. Er aber,.der Samen darreicht den: Säe;naiin, der reiche auch Brot dar zur Speise und vernichte eureSaatnnd lasse die Früchte eurer Gerechtigkeit wachsen; . Jes.55,</text:p>
      <text:p text:style-name="P1">40. -Hof. l0, IT. J-L Damit ihr in allen Du: en reich werdet zu ·eder Gutherzi keit, welsche durch uns Danksagung gegen Gott wirket. (x.8,7.</text:p>
      <text:p text:style-name="P1">12. Denn der Dienst dieser Hülfleistimg füllt nicht nur den Mangel der Heiligen aus, sondern ist auch überflüssig reich durch den Dank -Vie er gegen Gott; C.8, «·</text:p>
      <text:p text:style-name="P1">13. indem sie durch die Bewiihrun dieses Dienstes Gott preisen für encrn Gehorsam des Bekenntnisses zum Evangelium Cl riski und für die Gutherzi»qkeit der G«eineinf)chaszst gegen sie und i:gen Alle; » »«</text:p>
      <text:p text:style-name="P1">14. und in ihgrc1n Gebet für euch, da sie eine herzliche Zuneigung zu euch haben, wegen der überschwengli(hen Gnade Gottes an euch. ·</text:p>
      <text:p text:style-name="P1">15. Gott aber sei Dank für seine unaussprcchliche Gabe. R5m· S, 23«</text:p>
      <text:h text:style-name="Heading_20_2" text:outline-level="2">Cap. X.</text:h>
      <text:p text:style-name="P1">Paulus Vertheidigung wider die Beschnldigiulgen seiner Gegner. -t—48,</text:p>
      <text:p text:style-name="P1">1. Ich selbst aber, Paulus, ermahne euch bei der »Sanstmuth und Freundlichkeit Christi; ich, der unter Augen zwar demüthig unter euch ist, abwesend aber muthig gegen euch:</text:p>
      <text:p text:style-name="P1">2. Ich bitte euch, dass ich nicht, wann ich anwesend bin, müsse muthig sein in de; Zuversicht, mit welcher ich gedenke es gegen tlic-he zu wagen, die von uns denken, als wandelten wir nach dem Fleische. -"" H C.i3,i——io. i,</text:p>
      <text:p text:style-name="P1">12.i7. «3. Denn ob wir schon im Fleische wantåelln·,chso streiten wir ·do,ch nicht nach dem els e; » . »</text:p>
      <text:p text:style-name="P1">4. denn die Waffen unsers Streites sind nicht fleischlich, sondern durch Gott 111mhtig« Festuugen zu zerstören; Epi;.6, in. ist«» 5· so dass wir die Gedanken zerstören und jede Höhe, die sich wider die Erkenntmss Gottes erhebt, und alle Anschläge gefangen nehmen zum Gehorsam gegets;"i»ChlrLst«i;m; om. , .</text:p>
      <text:p text:style-name="P1">6. auch-bereit sind, allen Ungehorsam zu rächen, wenn euer Gehorsam vollständig sein wird. 7· Sehet ihr aus das, was vor Augen liegt? Traut Jemand sich selbst zu, das; er Christi sei, so mache er hinwieder von sich selbst den Schlug, dass, gleichwie er Christi ist, also auch wir Christi seien.-« <text:s text:c="3"/></text:p>
      <text:p text:style-name="P1">Cap. 1l).</text:p>
      <text:p text:style-name="P1">11. . im die</text:p>
      <text:p text:style-name="P1">8. Denn wenn ich mich auch noch etwas mehr rühmen wollte wegen unserer Gewalt, die der Herr uns gegeben zu euerer" Erbauung uiid nicht zu eurer Zerstörung, so würde ich nicht zu Schandeåi ili;eh)del1;. W «</text:p>
      <text:p text:style-name="P1">9. Damit ich·nicht scheme, als wolle ich euch in Furcht setzen durch die Briefe,»</text:p>
      <text:p text:style-name="P1">10. (denii die Briefe, sagt man, sind nachdrücklich und stark, aber die leibliche Gegen; wart ist fchwach und die Rede <text:soft-page-break/>ver(;ichslixt);)</text:p>
      <text:p text:style-name="P1">11. so denke ein Solcher das, dass, wie wir abwesend mit Worten in den Briefe.n Erd, ebenso mir auch anwesend mit der hat fein werden. C. i3,2 it. .</text:p>
      <text:p text:style-name="P1">12. Denn wir unterstehen uns nicht, uns selbst beizuzählen oder zu vergleichen mit Etlichen, die sich selbst empfehlen; sie aber, indem sie sich nach sich selbst messen und sich mit sich selbst vergleichen, sind.understäi1"oig. »</text:p>
      <text:p text:style-name="P1">13. Wir aber wollen uns nicht Ins Ungemessene rühmen, sondern nach dem Masse der Regel, mit welchem Masse uns Gott ziigetheilt hat, so das; wir auch bis zu euch gelangt sind. Rom. si2, Z.</text:p>
      <text:p text:style-name="P1">14. Denn nicht als gelangten wir nicht bis zu euzch, strecken wir uns zu weit aus; auch bis»u euch sind wir ja mit dem Eva»ni geliuln Christi gekommen. i. Cok.9,2.</text:p>
      <text:p text:style-name="P1">15. Wir rühmen uns« nicht ins Ungemessene mit fremden Arbeiten; wir haben aber die Hoffnung, wenn euer Glaube wachst,, durch euch überaus gross zu werden nach unserer Regel, · « » " «; -««</text:p>
      <text:p text:style-name="P1">16. das Eoangeliu»m.anch in den Landen: zu predigen, die über euch hinaus liegen und uns nicht mit fremder Regel dessen, was sTls3)n fertig ist, zu rühmen. Rom. i5,20».</text:p>
      <text:p text:style-name="P1">17. er sich aber rühuit, der rühme sich im Herrn. i.Cok.i,3i. »«" —-</text:p>
      <text:p text:style-name="P1">18. Denn nicht der ist bewährt, der sich selbst lobt, sondern der, den der Herr lobt. i. Cur»</text:p>
      <text:p text:style-name="P1">4.,5." Spr. 27,, S. «</text:p>
      <text:h text:style-name="Heading_20_2" text:outline-level="2">Cap. XI.</text:h>
      <text:p text:style-name="P1">. <text:s/>Paulus weitere Vei«theidigung gegen falsche Apostel durch Anführung seiner Leiden. -l——Z3.’</text:p>
      <text:p text:style-name="P1">1. Mbchtet ihr doch ein wenig meine Thorheit ertragen! Doch ihr ertraget mich ja. C.ii,-iei—si9.i2,6. .</text:p>
      <text:p text:style-name="P1">2. Denn ich eifere um euch mit gbttlichem Eifer; denn ich habe euch Einem Manne verlobt,euch alseinereineIungfrauChristo zuzuführen. E;-h. is, 25 is. » « E9,k«Mthck.« "·«" CAN <text:s/>«; DR</text:p>
      <text:p text:style-name="P1">3. Ich fürchte aber, wie die Schlange Ei» perfül)rte mit ihrer List, so möchte euer Sinn verdorben und von der Aufrichtigkcit gegen Chr-istuni abgeführt werden.</text:p>
      <text:p text:style-name="P1">4.Mof.3. si-is.</text:p>
      <text:p text:style-name="P1">4. Denn wem: der, so zuench kommt-, einen andern Jesus predigt, den wir nicht gepredigt»haben;oder wenn ihr einen andern Geist einpfanget, den ihr nicht euipfiaUigen habet, oder ein anderes Eoaiigeljuka, das ihr nicht angenommen habet: so ertmk get ihr es wohl. mai. i, etc. .-» S. Denn i·ch denke nicht minder z1·isein, als -jene vornehmen Apostel. « » »C. is, «.io. is. i. Co-e.45, o.-so. G. Bin ich aber auch ein Unkundiger in der Rede, so bin ich. es doch nicht in der Erkenntniss; so sind wir doch in Allein und vor Allen unter euch offenbar geworden. » <text:s/>" O <text:s/>C.io, i-o. i.Cok«2,-i.ies.—</text:p>
      <text:p text:style-name="P1">7. Oder habe ich Sünde gethan, indem ich mich selbst erniedrigte, damit ihr erh«ohet würdet ;» dass ich umsonst das Evangelium Gottes euch. vertündigt habe? « . , C.-i«2,si3 i.Cok.9,n.</text:p>
      <text:p text:style-name="P1"><text:soft-page-break/>8. Ich habe andere Gemeinden beraubt, da ich von ihnen Sold genommen, zu eurem Dienste; und da ich bei euch war und Mangel litt, bin ich Niemanden befchwerlich gefallen. Pi)ii. A,</text:p>
      <text:p text:style-name="P1">40.</text:p>
      <text:p text:style-name="P1">45. Abg.-18,3."</text:p>
      <text:p text:style-name="P1">9. Denn meinem Mangel halfen die Brüder ab, die aus Macedonieli kamen, und in Allem habe ich mich gehütet, euch zur Last zu fallen, und werde mich ferner hüten. »» ·»-i,(·;pk. —«i, i7. i·.Ti»ss. 2»,»9.·g .</text:p>
      <text:p text:style-name="P1">10. Ho lgewis3 die Wahrheit Christi in mir ist, so dieser Ruhm mir nichtgewehrt werden in den Ländern von Achasa. «1"1 W uindas«-’"We·l "ch «·ct)C«iciist«l3"« b . ais. i.i en ni ie habe? Gott weis; es. « » ». »</text:p>
      <text:p text:style-name="P1">12. Was ich aber thue, das werde ich ferner thun, damit ich denen die Gelegenheit abfchneide, welche Gelegenheit suchen, damit sie in dem, dessen sie sich rühmen, ebenso erfunden werden wie wir.</text:p>
      <text:p text:style-name="P1">13. Denn Solche sind falsche Apostel, be»trügerifche Arbeiter, die sich in Apostel Christi oerkleiden. C.2,i7. Pi,ii.3.2.</text:p>
      <text:p text:style-name="P1">14. Und das ist kein sWii1ider, denn der «» Satan selbst berkleidet sich in einen Enge! des Lichtes. M«i:h.4, is. S. eipg.m, is.i7.i «</text:p>
      <text:p text:style-name="P1">15. Es ist also nichts Besonderes, wenn « auch seine Diener sich i)erkleiden als Diener der Gerechtigkeit; aber ihr Ende wird ihren Werken gemäss sein. Phii.3, i»9. 16 Je! sa e abermal, Niemand halte . ) g . . mich für th bricht; wollet ihr aber doch, nun, <text:s text:c="3"/>208 Cap.</text:p>
      <text:p text:style-name="P1">11. Die—Il. Epistel so nehmet mich »als; einen·Th»örichten ans, « damit auch ich mich ein wenig ruhm(;n«i«ni:ge.</text:p>
      <text:p text:style-name="P1">17. Was ich rede, das rede ich ni·iht stach Im HF3n,dsonZcårjg als Lin Thor, in dieser uver i t es ’ men . C. is, is.</text:p>
      <text:p text:style-name="P1">18. Da Viele sich rühmen nach dem Fleischeso will auch ich mich rühmen. Phi1.3,32c. 1SZ. Sehr ertraget ja gerne die Thörichtenda ihr k ug seid.</text:p>
      <text:p text:style-name="P1">4.C-k.4, to. «</text:p>
      <text:p text:style-name="P1">20. Ihr ertrageteg ja, wenn Jemand euch zu Knechten macht, wenn Jemand euch aufzehrt, wenn Jemand von euch nimmt, wenn ·Jemand sich überhebt, wenn Jemand euch ins Gesicht schlägt. i. Eos. 7,</text:p>
      <text:p text:style-name="P1">23.</text:p>
      <text:p text:style-name="P1">21. Zur Schande sage ich das, dass wir so schwach gewesen sind. Worauf aber Jes mand«gotzet (ich rede in Thorheit), darauf trotze i auch.</text:p>
      <text:p text:style-name="P1">22. Sind sie Hebräer? ich bin es auchi Sind sie Jsraeliten? ich auch. Sind sie . Abrahams Same? ich auch. A;-g. 22, Z.</text:p>
      <text:p text:style-name="P1">23. Sind sie Diener Christi? (ich rede thöricht) ich bin’s noch vcelmesJre; ich habe weit mehr Mühsale, über die assen viele Streiche ausgestanden, war weit mehr in Gefängntssen, öfters in Todesgefz1hre4n.« . or, , . «</text:p>
      <text:p text:style-name="P1">24.»Von den Juden habe ich fünf Mal « vierzig Streiche, weniger emer;, Foi?nsFfg-;1g»»en. . V »« , .</text:p>
      <text:p text:style-name="P1">25. Dreimal bin ich mit Ruthen geschlagen, einmal gestein·igt worden; dreimal habe ich Schiffbruch gelitten; einen Tag nnd eine Nacht habe ich in hier 2igeei;es«tLefe9zi;gel:kacht. « pg. ,2 . ,<text:soft-page-break/>4 . , 2c.</text:p>
      <text:p text:style-name="P1">26. Ich bin öfters auf Reisen gewesenin Gefahren auf Flüssen, in Gefahren durch Mörder, in Gefahren von meinem Volke, in Gefahren Von Heiden, in Gesahren in E Städten, in Gefahren in der Wü te, in Ge! ahren auf dem P eere, in Gefahren unter alschen Brüdern;</text:p>
      <text:p text:style-name="P1">27. in Arbeit und Mühe, öfters in Nacht, wachen, in Hunger und Durst; öfters in ; Fasten, in Kälte und Blösse; »« C.6,4.5. t.Cor.b, H. ’</text:p>
      <text:p text:style-name="P1">28. ohne was noch ausser diesem ist, mein täglicher Zulauf, die Sorge für alle Ges l I meinden.</text:p>
      <text:p text:style-name="P1">29. Wer ist schwach und ich bin nicht auch schwach? Wer wird geärgert und ich entbrenne nicht? c. Cor.9,2-Z.</text:p>
      <text:p text:style-name="P1">30. Wenn ich mich rühmen soll, so will ich mich meiner Schwachheit «) « St. "Pauli Cap.</text:p>
      <text:p text:style-name="P1">11.</text:p>
      <text:p text:style-name="P1">12.</text:p>
      <text:p text:style-name="P1">31. Der Gott und VateruÆs Herrn Jesu Christi, der gelobt sei in ig eit, weiss, dass ich nicht üge.</text:p>
      <text:p text:style-name="P1">32. In Damascus bewachte der Landpfleger des Königs Aretas die Stadt der Damascener, indem er mich fangen wollte; » An .9,24 re.</text:p>
      <text:p text:style-name="P1">33. und ich ward durch das 9Fenster in einem Korbe über die Mauern herabgelassen und entrann seinen Händen.</text:p>
      <text:h text:style-name="Heading_20_2" text:outline-level="2">Cap. Xil.</text:h>
      <text:p text:style-name="P1">I. Paulus Demuth, «— 40; l1. Seine Uneigennützigteit und Liebe gegen die Corinther. «-24. I. I. Es ist mir freilich das Rühmen nichts nütze; denn ich will auf die Erscheinungen und Osfenbarungen des Herrn kommen« A;-g. 2e, cis. Gar. 2,</text:p>
      <text:p text:style-name="P1">2.</text:p>
      <text:p text:style-name="P1">2. Ich weiss einen Menschen in Christo, der vor vierzehn Jalåren (ob im Leibe, weiss ich nicht, oder ob an er dem Leibe, weiss ich nicht; Gott weiss es,) bis in den dritten Himmel entrückt ward. Cz. ««</text:p>
      <text:p text:style-name="P1">24. Avg.22,17.</text:p>
      <text:p text:style-name="P1">3. Und ich weiss von demselben Menschen (ob im Leibe, oder ausser dem Leibe, weiss ich nicht; Gott weiss es),</text:p>
      <text:p text:style-name="P1">4. dass er in« das Paradies entrückt ward und Unaussprechliche Worte hörte, welche keinem Menschen zu sagen vergönnt ist. Luc.-z3, la.</text:p>
      <text:p text:style-name="P1">5. We en desselben will ich mich rühmen, meiner felbst wegen aber will ich mich nicht rühmen, als nur meiner Schwachheiten. C. «, so.</text:p>
      <text:p text:style-name="P1">6. Zwar wenn ich mich rühmen wollte, so würde ich darum nicht thöricht sein, denn ich würde die Wahrheit sagen. Jch enthalte mich aber dessen, damit nicht Jemand mehr von mir halte, als was er an mir sieht, oder von mir hört. C. 40,8.</text:p>
      <text:p text:style-name="P1">7. Und damit ich mich der Ueberschwenglichkeit der Ofsenbarungen nicht überhebe, ward mir ein Pfahl im Fleische gegeben, ein Engel des Satans, dass er mich mit Fäusten schlage, damit ich mich nicht überhebe. Hist: 2,</text:p>
      <text:p text:style-name="P1">7. S. Wegen dessen habe ich den Herrn dreimalgebeten, dass er von <text:soft-page-break/>mir ablassen möchte. Many. 26, it.</text:p>
      <text:p text:style-name="P1">9. Und er sprach zu mir: Lass dir genügen an meiner Gnade; denn meine Kraft wird in der Schwachheit vollendet. Darum will ich am liebsten mich vielmehr meiner Schwachheiten rühmen, auf dass die Kraft Christi bei mir wohne. Phii.4, is. J-s.4o,29:c.</text:p>
      <text:p text:style-name="P1">10. Darum habe ich ein Wohlgefallen an Schwachheiten, an Misshandliingen, an <text:s text:c="3"/>Cap.</text:p>
      <text:p text:style-name="P1">12. an die Corinther. « CaP.</text:p>
      <text:p text:style-name="P1">13. 209 Not en an Veto! neu anAen e " fSUs -. »sstUum Ehristi willen« denn wenn ich schwachH bin, dann bin ich stark. C· e, ro. II.</text:p>
      <text:p text:style-name="P1">11. Ich bin th"oricht geworden mit Rühwen; ihr habet mich dazu gezwungen.·Denn ich sollte von euch gelo t werden, da ich um t2iEchts lgermger bit? als jene bvornehmen o « we « « i ts in. P ste« un Ich g e«ch U chC.«, i.5.4c3.</text:p>
      <text:p text:style-name="P1">12. Die Zeichen eines Apostels sind unter euch gewirkt worden in aller Geduld, in Zeichen und Wundern und Kräften. C.6,4-—6. M-m.i5,i9.» .13. Denn was ist es, darin ihr den übrigen Gemeinden nachgesetzt wur·det, ausser das; ich selbst euch nicht befchwerliih gefallen bin?VergebeimirdiesesUnrecht! C.«,7—i1.</text:p>
      <text:p text:style-name="P1">14. Siehe, zum"dritten Mal bin ich nun bereit, zu euch zu kommen, und werde euch nicht beschwerlich fallen; denn ich suche nicht das Eurige, sondern euch. Es sollen ja nicht die Kinder den Eltern Schätze sammeln, sondern die Eltern den Kindern. C. i3,i. Apg.20,33.</text:p>
      <text:p text:style-name="P1">15. Ich aber will sehr gerne Opfer bringen und geopfert werden für eure Seelen, ob ich auch, so sehr ich euch lieb habe, weniger von euch eliebet werde. i. Treff. Z, s.</text:p>
      <text:p text:style-name="P1">16. Doches sei, ich habe euch nicht belästigt; weil ich aber schlau bin, so habe ich euch mit List gefangen ?</text:p>
      <text:p text:style-name="P1">17. Habe ich etwa durch Jeuiandiiondenen, die ich u euch sandte, euch übervortheilt?·</text:p>
      <text:p text:style-name="P1">18. Z·sch habe den Titus ebeten und mit ihm den Bruder gesandt; hat etwa Titus euch überoortheilt«. Haben wir nicht in eben demselben Geiste gewandelt? nicht in eben denselben Fuss tapfe·n? C,8,«-is—-is. i.r-soc. is, io.</text:p>
      <text:p text:style-name="P1">19. Meinet ihr wiederum, wir verantworten uns gegen euch? Vor Gott in Christo reden wir. Das Alles aber, Geliebte! um euerer Erbauung willen. C.3, i. «, i6:c.</text:p>
      <text:p text:style-name="P1">20. Denn ich fiirchte, wann ich komme, möchte ich euch nicht so finden, wie ich wünsche; und auch ihr möchtct mich so finden, wie ihr nicht wünschet: es möchten Hader, Eifersucht, Zorn, Zank, Verläumdringen, Ohrenbläsereien, Hochniuth, Zerriittungen unter euch sein; -1. Cur. i, «. Gal.5, 49 :c.</text:p>
      <text:p text:style-name="P1">21. das; abermals, wann ich komme, mein Gott mich «demüthige bei euch, und ich trauern müsse über Viele, die zuvor schon gesiindigt und nicht Busse gethan haben wegen der Unrei;itgkeit und Unzucht und Ausschweifung, die sie begingen. i. Co»-. 6,i52c. i !</text:p>
      <text:h text:style-name="Heading_20_2" text:outline-level="2"><text:soft-page-break/>Cap. Xlll.</text:h>
      <text:p text:style-name="P1">l. Aufforderung zur Besserung, «i —4; il. zur Seil-stprüfung, 5——40; lll. Sch1ussermahnungcn und Grüsse. «—13. I.</text:p>
      <text:p text:style-name="P1">1. Zum dritten Mal komme ich nun zu euch. Aufzweier und dreier Zeugen Munde wird Alles beruhen: C. i2, it.</text:p>
      <text:p text:style-name="P1">5. M«-s. is-, is. «. Erim. I, is.</text:p>
      <text:p text:style-name="P1">2. Ich habe es voraus ges’a)gt und sa e es voraus,alswie umzweiten aleanwesend, und doch jetzt ahwesend, denen, die ÆiVor gesiindigt haben und den übrigen A n, dass, wann ich abermals komme, ich nicht schonen werde; i. Co-k. ei, Z. D. C«-k. i,</text:p>
      <text:p text:style-name="P1">23.i2, 2i. Z. weil ihr eine Probesverlan et, dass Christus durch mich rede; weisser gegen euch nicht schwach, sondern mächtig ist unter euch. O-i-3m,i.k5, is. Muth. so, so.</text:p>
      <text:p text:style-name="P1">4. Denn ob er auch aus Schwachheit gekreuzigt ward, so lebt er doch aus der Kraft Gottes; denn auch wir sind schwach in ihm, doch werden wir in ihm leben aus« der Kraft Gottes gegen euch. Eies»-.ci,9. io. Hei-». 2,s9. II. b. Prüfet euch selbst, ob ihr im Glauben seid; l)ewähret euch selbst! Oder erkennet ihr eu.ch selbst nicht, dass Jesus Christus in euch ist? Es sei denn, »dass ihr unbewährt seid. L Cor. l i, IS. R«·iin. 8,</text:p>
      <text:p text:style-name="P1">9. W. Gal. 2, TO. S. Ich hoffe aber, ihr werdet erkennen, dass wir nicht unbewährt sind.</text:p>
      <text:p text:style-name="P1">7. Ich bete aber zu Gott, dass ihr nichts Böses thut; nicht damit wir bewährt erscheinen, sondern damit ihr das Gute thut, wir aber gleich als Nichtbewährte seien.</text:p>
      <text:p text:style-name="P1">8. Denn wir vermögen nichts wider die Wahrheit, sondern für die Wahrheit.</text:p>
      <text:p text:style-name="P1">9. Denn wir freuen uns, wenn wir schwach sind, ihr aber stark seid; das aber wünschen wir auch, euere Bolll"o1nmenheit. Her. 13,2i. 1(). Darum schreibe ich dieses abwesend, auf dass ich anwesend nicht Strenge gebrauchen müsse, nach der Gewalt, die mir der Herr gegeben hat zum Erbauen und nicht zum Zerstbren. C, 2, Z« i0, 8· Hi. U. Uebrigens, ihr Brüder! sreuet euch, werdet vollkommen, tröstet euch, seid Eines Sinnes, seid friedfertig! so wird der Gott der Liebe und des Friedens mit euch sein. Phi1.i-,4. i.Eok. i4,2o. R5m.i2,is.i8.i5,3:z.</text:p>
      <text:p text:style-name="P1">12. Griis3et einander mit dein heiligen Kusse. Es grüssen euch die Heiligen alle.</text:p>
      <text:p text:style-name="P1">1. Crit. 46, TO. i. Schiff. -S, M.</text:p>
      <text:p text:style-name="P1">13. Die Gnade des Herrn Jesu »Christi und die Liebe Gottes· und die Gemeinschaft des heiligen Geistes seimiteu(h Allen! Amen. GaiiZ, -is, R-Hm. 5, Z. <text:s text:c="2"/></text:p>
      <text:h text:style-name="Heading_20_1" text:outline-level="1">Die Epistel Die Epistel St. Pa</text:h>
      <text:h text:style-name="Heading_20_2" text:outline-level="2">Cap. l.</text:h>
      <text:p text:style-name="P1">l. Paulus Gruss, 4—5; ll. Klage über die Unbestcindigkeit der Galater, S—-lO; lll. Seine Rechtfertigung, dass er sein Evangelium nicht von Menschen empfangen habe. «—24. l.</text:p>
      <text:p text:style-name="P1"><text:soft-page-break/>1. Paulus, Apostel nicht von Menschen, noch durch einen Menschen , sondern durch Jesum Christum und Gott den Vater, der ihn auferweckt hat von den Todten, Tini, Z.</text:p>
      <text:p text:style-name="P1">2. und alle Brüder, die bei mir sind, an die Gemeinden in Galatia. i. Cur. is, i. Z. Gnade sei mit euch und Friede von Gott, dem Vater, und unserm Herrn Jesu Christo; E;-H. i, I. J. J«»h. Z.</text:p>
      <text:p text:style-name="P1">4. der sich selbst für unsre Sünden dahin gegeben hat, damit er uns aus der gegenwärtigen bösen Welt herausreisse nach dem Willen,Gottes, unsers Vaters, C.2,2o. Matih.20,28. Ei-h.5,2. i.Joh.5,i9.</text:p>
      <text:p text:style-name="P1">5. welchem sei Ehre von Ewigkeit zu Ewigkeit! Amen. Z. Tini. i, is. ll. S. Mich wundert, dass ihr euch so bald von dem,-der euch zu der Gnade Christi berufen hat, u einem andern Evangelium umwenden lazsset; C. is,</text:p>
      <text:p text:style-name="P1">8.</text:p>
      <text:p text:style-name="P1">2. C·-c. ii, -i.</text:p>
      <text:p text:style-name="P1">7. was doih nichts anderes ist, als dass Etlicåe sind, die euch verwirren, und wollen das vangelium Christi verkehren. C.r-, i0. Apg.ir-, i.</text:p>
      <text:p text:style-name="P1">24. .</text:p>
      <text:p text:style-name="P1">8. Aber wenn auch wir oder ein Engel vom Himmel euch ein anderes Evangelium predigen würde als das, welches wir euih gepredigt haben, so sei er ein Fluch. « Cor.t6,22.</text:p>
      <text:p text:style-name="P1">9. Wie wir zuvor gesagt haben, sage ich auch jetzt wiederum: So Jemand euch ein anderes Evangelium predigt als das, welches ihr empfangen habet, so sei er ein Fluch. -</text:p>
      <text:p text:style-name="P1">10. Suche ich denn jetzt Menschen <text:s/>gewinnen oder Gott? Oder fuche ich Tenscheu gefällig zu sein? Wenn ich noch <text:s/>schen ge allig zu leinsuchte, so Ware ich nicht Christi Knecht. i. Th2ss. 2, i. Ill.</text:p>
      <text:p text:style-name="P1">11. Ich thue euch aber kund, ihr Brüder! das; das Evangelium, welches von mir verkündigt worden, nicht ein menschIiches ist; It. Cor. -is, i re.</text:p>
      <text:p text:style-name="P1">12. denn ich habe es nicht voii einem Menen em anqen, noch gelernt sondern St. Pauli Cap.</text:p>
      <text:p text:style-name="P1">1.</text:p>
      <text:p text:style-name="P1">2. uli an die Galater. ich die Gemeinde Gottes überaus verfolgte, und sie verwüstete. A» .2e, ; sc. i. Tini. i, is.</text:p>
      <text:p text:style-name="P1">14. Und ich übertraf« im Judenthum viele Altersgenossen in meinem Volke, indem ich für die Satzungen meiner Väter über die Massen eiferte. Arg. W,</text:p>
      <text:p text:style-name="P1">3.</text:p>
      <text:p text:style-name="P1">15. Als es aber Gott, der mich von Mutterleib an auserkoren und durch seine Gnade berufen·hat, gfiel, Apg.9·,i5. Eph.3,7.</text:p>
      <text:p text:style-name="P1">16. seinen ohn an mir zu offenbaren, damit ich das Evangelium von ihm unter den Heiden verkündige, da ging ich alsobald nicht mit Fleisch und Blut zu Rathe, Matth. «,</text:p>
      <text:p text:style-name="P1">27. Apg». its, -ihre. Eph. I, sie.</text:p>
      <text:p text:style-name="P1">17. und zog auch nicht hinaus en Jerusalem zu denen, die vor mir AposHel waren; sondern reisete nach Arabien und kehrte von da wieder zurück gen Damascus.</text:p>
      <text:p text:style-name="P1"><text:soft-page-break/>18. Darauf, nach drei Jahren, zog ich nach Jerusalem hinauf, den Petrus zu besuchen, und blieb bei ihm fünfzåhn Tage. .9, as.</text:p>
      <text:p text:style-name="P1">19. Einen andern aber von denp3lposteln sahich nicht, ausser Iaeobus, den Bruder des Herrn. C.·2,9. Ap .i2,»i7. Maith.i3, 5s.</text:p>
      <text:p text:style-name="P1">20. Was ich euch schreibe, siehe, Gott weiss es, dass ich mcht läge. Röm. 9, i.</text:p>
      <text:p text:style-name="P1">21. Darauf kam ich in die Gegenden von Shrien nnd Cilicien.</text:p>
      <text:p text:style-name="P1">22. Jch war aber den christlichen Gemeinden des jiidischen Landes von Person unbekannt.</text:p>
      <text:p text:style-name="P1">23. Sie hatten nur gehört: Der, welcher -uns einst verfolgte, Verkündigt jetzt den Glauben, welchen er einst verti gen wollte.</text:p>
      <text:p text:style-name="P1">24. Und sie priesen Gott meinetwegen.</text:p>
      <text:h text:style-name="Heading_20_2" text:outline-level="2">Cap. II.</text:h>
      <text:p text:style-name="P1">I. Paulus Reise nach Jerusalem, 4—5; il. brüdecliche Vereinigung der Apostel mit ihm, 6—40; lll. sein Streit mit Petrus. «—2t. I.</text:p>
      <text:p text:style-name="P1">1. Daraus, nackt vierzehn Jahren, zog ich abermals nach Jerusalem hinauf mit Barnabas und nahm auch den Titus mit. Apg.i5,2.</text:p>
      <text:p text:style-name="P1">2. Eos. 8,</text:p>
      <text:p text:style-name="P1">23.</text:p>
      <text:p text:style-name="P1">2. Ich zog aber hinauf vermöge einer Offenbarung und legte ihnen das Evangelium vor, das ich unter den Heiden preE dige; besonders»aber· denen, die in Ansehen standen, damit ich nicht etwa vergeblich liefe oder gelaufen wäre. A« is» 2, sch Pf . . «« . durch eine Offenbarung Jesu Christi. A .—2s, is.</text:p>
      <text:p text:style-name="P1">13. Denn ihr habet von mein:in ehemaligen Wandel im Judeuthum gehört, dass s Z. Aber auch Titus, der bei mir war, obwohl ein Grieit·-: .oard nicht e wun en i » . , OF S s «? sich beschneideu»3«-: lassen. <text:s text:c="3"/>« « Cap.-2. «;»a»n die Galdtek. Cap.l Z.-«-Z. 211</text:p>
      <text:p text:style-name="P1">4. Nämlich we « der.-T.ein edrun enen salschen Brüder, i3i:nsich eingeThlichelIh·atten, unsere Freiheit, die wir in esu Christo gaben, auszuku·ndschaften, damit sie uns in nechtschast brachten. A:-g.i5,24. Gans, i.</text:p>
      <text:p text:style-name="P1">5. Diefszen gaben wir nicht eine Stunde -nach, da »wir uns. ihnen unterworsen»hatLeu, dghinit <text:s/>-?k3ahrheit des Evangeliums s ei en ver ei e. «Il·</text:p>
      <text:p text:style-name="P1">6. Was aber diejenisgen betrisft,«die in Ansehen standen (wer· ie waren, daran liegt mir nichts; Gott sieht die Person des Menschen nicht an), also jene Angesehenen haben mich nichts Weiteres <text:soft-page-break/>geLi;·hrtä « VM. , .</text:p>
      <text:p text:style-name="P1">7. sondern im Gegentheil, da sie sahen, dass mir das Evangelium an die Unbeschnit.tenen anvertraut sei, so wie dem Petrus an die Beschnittenen; Apg.i5,i2. Råm;i.,«5.</text:p>
      <text:p text:style-name="P1">8.s« (denn der, welcher in Petrus wiiksam war zum Apostelamt an die Beschnittenen, der war auch wirksam in mirAsiir dh;.Håiden) « om. , te. .</text:p>
      <text:p text:style-name="P1">9. und da sie die Gnade erkannten, die mir verliehen worden, nämlich Jacobus »und Kephas und Johannes, die man für Säulen achtet, so gaben sie mir und Baruccbas den Handschlag der Geniemschast, dass wir unter den Heiden, sie aber bei den Beschnittenen predigen sollten; Eph« Z, 8 «.</text:p>
      <text:p text:style-name="P1">10. nur-dass wir der Armen eingedenk wären, was «ich mich auch wirklich beflissen habe zu thun. i.Cok.i6,i. Apg.«,29..30.V IlI. U. Als aber Petrus nach Antiochien kam, widerstand ich ihm unter Augen, weil er strafwurdig war.· </text:p>
      <text:p text:style-name="P1">12. Denn ehe»Etliche von Jaeobus ankamen , ass er mit den Heiden; als sie aber angekommen waren» zog er sich Furuck» und soiiderte sich ab, weil er die Be chnittenen fürchtcte. Apg.2i,i8.«,3. · · ·</text:p>
      <text:p text:style-name="P1">13. Und es heuchelten mit ihm auch die übrigen Juden, so dass auch Barnabas mit hingerissen ward von ihrer Heuchelei.</text:p>
      <text:p text:style-name="P1">14. Aber als ich scZ3, dass sie nicht richtig wandelten nach der ahrhcit des Evangeliuins,sprach»ich5u Petrus vorAlleli: Wenn du«, der du ein ·ude bist ,» nach heidnischer Sitte lebst und nicht nach 1iidischer, warum zwingst du denn die Heiden nach jüdischer Sitte zu leben? i.Tim. 5, Do·</text:p>
      <text:p text:style-name="P1">15. Wir, von Geburt Juden und nicht Sünder aus den Heiden, Epk,· 2, Z ».</text:p>
      <text:p text:style-name="P1">16. weil wir wissen, dass der Mensch aus den Werteii des Gcsctzes nicht gerecht gesprechen wird, sondern nur durch den Glauben an JeLuin Christum; schaben auch wir an C rist«um Jesum geg aiiht, damit wir gerecht Gesprochen würden aus dem Glauben an hristum, und nicht aus den Werken des Gesetzes; darum weil aus den Werken des Gesetzes kein Mensch gerecht gesprochen wird. C. 3,«». Arg. is, i0.»». . Rom. Z,</text:p>
      <text:p text:style-name="P1">20. W. O, S.</text:p>
      <text:p text:style-name="P1">17.· Wenn wir aber, die wir suchen in Christo gerecht gesprochen zu werden, auch selbst als Sünder erfunden würden, so wäre "a Christus ein Diener der Sünde. Das sei ferne!</text:p>
      <text:p text:style-name="P1">18. Denn wenn ich das wieder aufbaue, was ich niedergerissen habe, so stelle ich mich selbst als einen Uebertreter dar.</text:p>
      <text:p text:style-name="P1">19. Denn ich bin durch das Gesetz dem Gesetze abgestorben, damit ich Gott lebe. 2o Ich -bin «Fi:i«t« «(Ehki9IL" TtHe·u«"i«t"-«ich -lebe, aber nickåt8mehr ich, sonxbern Christus lebt in mir. as ich aber jetzt im Fleische lebe, das lebe ich im Glauben an den Sohn Gottes, der mich geliebet und sich selbst für mich dahin gegeben hat. I. C«-k. is, Z. Z, is. i7. Gar. i,</text:p>
      <text:p text:style-name="P1">4. 21· Jch verwerfe die Gnade Gottes nicht; denn wenn die Gerech8:gkeit.durch das Ge eh kommt, so wäre ja hristus umsonst »gesterben. H2v.7, «. .</text:p>
      <text:h text:style-name="Heading_20_2" text:outline-level="2"><text:soft-page-break/>Cap. LII.</text:h>
      <text:p text:style-name="P1">l. Gerechtigkeit kommt durch den Glauben, nicht durch Werke des Gesetzes. -l—44. il. Das Gesetz hebt die Vetheissung nicht auf, 45—22; sondern lll. war der Erziehei: zu Christus hin. 23—29. I. I. O ihr unverständigen Galater! Wer hat euch bezaubert, dass ihr der Wahrheit nicht gehorchet, euch, denen Jesus Christus vor Augen abgebildet worden als unter euch gekreuzigt? C. 5,</text:p>
      <text:p text:style-name="P1">7.</text:p>
      <text:p text:style-name="P1">2. Dieses Eine will ich von euch wissen: .zabet ihr den Geist aus den Werken des esetzes empfangen oder aus der Predigt vom Glauben? -Apg. 2,</text:p>
      <text:p text:style-name="P1">38.</text:p>
      <text:p text:style-name="P1">3. Seid ihr so unverständig? Im Geiste habet ihr angefaiig)en und wollet nun im Fleische vollenden .</text:p>
      <text:p text:style-name="P1">4. Habet ihr umsonst so viel erlitten? Wenn es anders umsonst ist! »</text:p>
      <text:p text:style-name="P1">5. Der euch nun den Geist ertheilt und ,Wunder in euch wirkt, thut er es aus den Werken des Gesetzes oder aus der Predigt vom Glauben? « S. Gleich wie Abrah(im»Go·tt glaubte und es ward ihm zur Gm«clitigkeit angerecl)net. i. Mos. 45,</text:p>
      <text:p text:style-name="P1">6. Roin. 4, Z. <text:s text:c="3"/>UT Cap.</text:p>
      <text:p text:style-name="P1">3.Die Epissel 7-. So erke3nn"et«—demi, -dass diejenigen 2cdra«hams« Kinder sind, die aus »dem Glaubensind. Fsiöm.4-,«.st-2. J « .8;"39. ’8. Da aber die Schrift vdrhtxstih, dass Gott die Heiden durch den Glauben gerecht xYrichen werde, so oertüudigte Te de-in . braham zum Voraus: »Esolle «in-dir alle Fäden gesegnet werden« 4,Mos. is. Z. Ä. o werden nun die, so aus dem auben sind, mit dem gl·äubigen Abraham gesegnet. in-Hm. 4, is.</text:p>
      <text:p text:style-name="P1">10. Denn Alle, die aus den Werken des Gesetzes sind, sind unter dem Fluche; denn es steht ges rieben: »Verslucht sei ein,Z«ed"er, der nicht be arre"t in Allem, was ges clZ;rieben steht in dem Buche des Gesetzes, da er es thue!«</text:p>
      <text:p text:style-name="P1">5. Prof. 27, Dis. « «</text:p>
      <text:p text:style-name="P1">11. Dass aber» im Gesetze Niemand vor Gott gerecht gesprochen werde, ist gsen«bar; »denn der Gerechte wird aus dem lauben leben«. C.2,i6. Hab.2,!-. xsjöm.4,47. , s</text:p>
      <text:p text:style-name="P1">12. Das Gesteh aber ist nicht aus dem Glauben, sondern »der Mensch, der dieses thut, wird dadurch leben.« " Z. M-)s. is, H. in-Im. to, S.</text:p>
      <text:p text:style-name="P1">13. Christus hat uns von dem Fluche des Gesetzes erkauft, da er für uns zum Fluche glovåorden; (dZ11i es steht geschrikben: »Veru titein «eder,deram o e äu t « , s Röm. 8, Z. P?osl,21,Fä3!. )</text:p>
      <text:p text:style-name="P1">14. auf Mk? den Heiden der Segen Abrah)ams zu heil würde durch Christum esum , auf das; wir die Berheissung des Geistes empfingen durch den Glauben. «. Mos. te, Z. Jes. et»-Z. lI.</text:p>
      <text:p text:style-name="P1">15. Ihr Brüder! ich rede naeh m"enschlieber Weise. Niemand verwirst doch eines Menschen bekrästigtes Testament oder Verordnet noch etwas hinzu. Her. 9, is :c.</text:p>
      <text:p text:style-name="P1">16. Nun aber fsi1id dem Abraham sdie V» ei Un en ge pro en worden und einemhSssciinegn. Es teilst nicht: »Und »den Samen«, als von Linien; sondern als von Einem: »Und deinem Salnen«, welcher ist <text:soft-page-break/>Christus. «. M»-s;s13, is. », 8 sc.</text:p>
      <text:p text:style-name="P1">17. Das aber sage ich: Das von Gott uvor bekräftigte Testament auf Christum Bin wird durch das vierhundert und dreissig ahre nachher Hegebene Gesetz, uicht entkräftet, um die erheissung aufzuheben.</text:p>
      <text:p text:style-name="P1">2. Mos. n,</text:p>
      <text:p text:style-name="P1">40.</text:p>
      <text:p text:style-name="P1">18. Denn wenn das Erbe aus -dem Gesetze käme, so käme es nicht mehr aus der« Berheissung; dem Abraham aber hates Gott durch die Verheissung geschenkt. R5m. 4, is ».</text:p>
      <text:p text:style-name="P1">19. Wie ist es nun mit dem Gesetz? Es ward der Uebertretungcn wegen hinzugeSt2 PMili T Cato. Z.</text:p>
      <text:p text:style-name="P1">4. · i bio»rek·«Same-Danks, dem die Vers « · .xFiZIt7!s g-«ess.hehen, und ward Verm"ittelft der Engel verordnet durch die Hand»eines Mittlers. gis«-. is, ro. s,s2o. Apg.7,— as. re. « ,I.· Muts. Z, I. -·</text:p>
      <text:p text:style-name="P1">20. Der Mittler aber F nicht eines Eingrgen; Gott aber ist nur iuer. H. Mos.,4 <text:s/>2I. Jst nun das Gesetz wider die Verheissungen Gottes? Das sei ferne! Denn wenn ein Gesetz gegeben wäre, das lebendig machen könnte, so käme die Gerechtigkeit —wirkligs[ aus dem Gesetze. New. S, 2—4.</text:p>
      <text:p text:style-name="P1">22. lIein die Schrift hat Alles unter die Sünde zusammengeschlossen, damit die Verheissung aus dem Glauben an Jesum. Christum denen gegeben würde, die da Als?-txben. R5m.:-i,9.«,.32. Gar.-,i4. lll.</text:p>
      <text:p text:style-name="P1">23. Ehe aber .der Glaube kam, wurden wir tmter dem Gesetze verwahrt und« eingeschlossen aus den Glauben hin, der geofsenbaret werden sollte. C· 4, H. s.</text:p>
      <text:p text:style-name="P1">24. Also ist das es-et; unser Zuchtmeister gewesen auf Christum hin, damit wir durch den Glauben gerecht gesprochen würden. Röm.10,4.</text:p>
      <text:p text:style-name="P1">25. Da aber der Glaube gekommen ist» sind wir nicht mehr unter dem Zuchtmeister. 9e5m.7,</text:p>
      <text:p text:style-name="P1">4. is. .</text:p>
      <text:p text:style-name="P1">26. Denn ihr Alle seid Kinder Gottes« durch den Glauben in Christo Jesu. . C.4,5.7. J-»h.4,i2.</text:p>
      <text:p text:style-name="P1">27. Denn so Viele euer aus C ristum getauft worden, die haben Chri tum angezogen. N-3m. is, Z «. is, it.</text:p>
      <text:p text:style-name="P1">28. Da ist weder Jude noch Grieche; da ist weder Knecht noch Freier; da ist weder: Mann noch Weib; denn ihr Alle seid Einer in Christo Jesu. Coi.:i, «. E h.2,1-4.is.</text:p>
      <text:p text:style-name="P1">29. Seid ihr aber Christi, so seid ihr ja Abrahams Samen und nach derVerheissung Erben. C. I,</text:p>
      <text:p text:style-name="P1">9. is. ».</text:p>
      <text:h text:style-name="Heading_20_2" text:outline-level="2">Cap. IV.</text:h>
      <text:p text:style-name="P1">l. Die Kindschaft der Christcn. 1s—7. il. Ermahuung, wieder zur Wahrheit zurückzukehren. 8—20. 1lI. Das Evangelium eine Anstalt zur Freiheit. S-i—3i. l. I. Jch sage aber, so lange der Erbe noch ein Kind ist, Erst ?wkschen ihm und einem Knechte kein nter chied, ob er gleich Herr von Allem ist«</text:p>
      <text:p text:style-name="P1"><text:soft-page-break/>2.· sondern er steht unter Vormündern und Haushaltern bis zu der vom Vater bestimmten Zeit. »</text:p>
      <text:p text:style-name="P1">3. Also waren aucIålwir, als wir noch Kinder waren, den nfangsgründen der Welt als Knechte unterworfen. Coi.2,</text:p>
      <text:p text:style-name="P1">8.2o. <text:s text:c="3"/>«eiz-e unterworfen; i.g1i5,ssi4v,;o. J-«-.g,I5.</text:p>
      <text:p text:style-name="P1">Cap. -H. an die Eritis-t-.t., · Cc;i-.</text:p>
      <text:p text:style-name="P1">4. S. 21:3» 4i» Als Wir Dis; EVfii Mk Zsi«i-« M-( j:;«ksi«s;»;«:;;.«Ig»«s2.s":m«,-«T««-ii::i»kHi3-.:.«e:c Si</text:p>
      <text:p text:style-name="P1">5. auf dass er die, welMnter dem,»Ge,sehtzefi:2:;:;tcfj läge-iiste, an-f dass wir die Kinda n . C.3,43.iz. « is. Weil-'ihr aber Kinder seid, so-hat Gott: den Geist seinesSi;knes in eure Herzen gesa7ndtS,Oder da ri;st ·stbl;a, Vat:clw93-PS:-5k . arum o i — u uns i -Knecht, s,onde«ru Kind; bist du aber Kind, so bist du auch Erbe Gottes dåiä:L9 ETh:i»sM. H.</text:p>
      <text:p text:style-name="P1">8. Damals freilich, als ihr Gott nicht kculntet, waret ihr Knechte derer,«die von Natur nicht (:HFter8siYd«.2 S M W H .-cr.«...... · «-</text:p>
      <text:p text:style-name="P1">9. Nun aber, , da <text:s/>Gott erkannt habet oder vielmehr von ott erkannt worden seid, wie m-Esset ihr wieder zurückkehren zi1»den schwa en und diirftigen AiH5ingsBrandes; ihr wieder von »euei,n ienen oe. Cl.2,2o.l » 1(g.ZJ·hr beogag)tE)t Tag? und Monate un ei en un a re. "N5m. it, S. · n. geh fis-gckzttetsi-I? <text:s/>dass ich ums-Kost -Lin cU gccl«c ei C cl c· «</text:p>
      <text:p text:style-name="P1">12. Seid wie ich, denn auch ich bin wie ihr; ihr Brüder! ich bit-te euch. »Ihr» habet wir mchts zu» Leide geth·an.· « « »</text:p>
      <text:p text:style-name="P1">13. Ihr wisset, dass ich in Sch·ivachheit des Fleisches— eui·h das erste Mal das Evangelium verl«undigte. «. Eos. -e,az.</text:p>
      <text:p text:style-name="P1">14. Und ihr habet« meine Versnchung»in meinem Fleische nicht verachtet ums« ers’chriiäht; sondern toie«"einen Engel ·ot·te·s, abet «ihr mich aufgenonimen, wie Christum sie«» . a are»nul»i a Frei; as-» mais so selig; priesen? Denn ich gebe eueh das. Zeugin , dass ihr, wo moglieh, euch die Augen ausgestochen und sie mir gegeben "ttet. I)a</text:p>
      <text:p text:style-name="P1">16. Bin ich nun euer Feind geworden, weil ich euch die Wahrheit sage? -</text:p>
      <text:p text:style-name="P1">17. Sie eisern um euch nicht aus gute Art; sondern sie wollen uns ausschliessen, damit ishr uni sie eifert. C. S,-i2. A;-. eo,3o.</text:p>
      <text:p text:style-name="P1">18. Gut ist es, sieh zu beeifern für das «G3t(Z allezeit, und nicht bloss, wami»ich bei en in. » — r -</text:p>
      <text:p text:style-name="P1">19. Meine Kinder! die ich abermals mit Schmerzen gebäre, bis dass -Christus in euch gestaltet werde: i. C-»k.4, is. « «« e-»Ist-is wäre und..mtine IStiims.ie« verändern konnte; dem·-ich stelieeiieirt1ii1lbensaii.. « :l1I-.«Dl:·»S««eget mir, die ihr unter dem CJåseZe sein wollet, höret ihr das Gesetz M. i; . ,</text:p>
      <text:p text:style-name="P1">22., -Denn es steht gi3schri:ebeu, dass Abrahq;n 7fwei.Si’ihne hatte, den einen von de-es <text:s/>tinagd Und den andern von der Freien. .</text:p>
      <text:p text:style-name="P1">4.M-os.46,tt5.24,2ic,-,</text:p>
      <text:p text:style-name="P1">23. Aber der von der Dienstma d war. nach dem Z;1leische geboren, der ai?"er von der Freien ·aft der Berheissung. . «-» » N8m. 9,7—9. 2«I-. Welches einen bildliehen Sinn hatt Denn diese bedeuten diezwei Bündni das einebpøiis1ii?Zerg Sti;nai", das zur Kne e·rt <text:soft-page-break/>He si ie aar. säi-Sizii?-s. i:,"i«s. i.stM-ff is, i".HHYb. i2, is :c.· 2F)z .-Denn ·Hagar bedeutet den Berg »Sinai in Arabien und entsprkIi«it dem jetzigen gertåskslcZmfi und ist nat ihren Kindern in US T . ·</text:p>
      <text:p text:style-name="P1">26.» Aber das Jerusalem, das drobeu,ist die Freie«,jdie"1inser Alter Mutter ist. » " Hebt«-z, M. O .3,, is.</text:p>
      <text:p text:style-name="P1">27." Denn es steht geschrieben: »(Eei fröhlich, du Uns-i:uiihtbare,dien'iel)t-gebar! Brich ans in Jubet,-kund jaui·hze,, die du nicht in Weben-k1gst:! Denn viele Kinder wird die Verlassenhaben, -mehr als die, welche den Mann h»at»-« J2s,5ii, i. 28« Wir a.bex,·ihr Brüder! sind nach der Weise Jsaaks"Ki«mIer der Verheissun . »</text:p>
      <text:p text:style-name="P1">29., Allein wie damals der mit? dem Fleis5he Geborne den nach dem Geiste Gebor;ien verfolgte, also cui;-h Pakt. . Mo .2t, V. , 30;« Allein was sagt die Schrift«?f,,Treib»e" die Dienstmagd aus und ihren Sohn, denn der So « ver Dieustm-Yo soll nicht mit dem S, ne der Freien er« en,« « « · <text:s/>,"Mps. di, to· -IF. ; 31So«fi"nd wir nun, ihr Brüder! n·icht derDienst.niagd Kinder, sonde.rn.der Freien. « (-Las. V. l« Ermahnung, fest zu stehen in der christlicheig« Freiheit, sie aber nicht zu missbrauchen; 4"—I2; sondern 1sl. in der Liebe und im Geiste zu wandein. i3—26. » « I. J» So bestehet nun in der Freiheit, « womit Christus uns frei gemacht hat, und lasset ei,i·chnicht· wieder unter das Jo(h der Kn«echts«(hast -bringen. — 2,«z·«,i,,9,. Joh. S. sJ.3·s. Apg.45,M.</text:p>
      <text:p text:style-name="P1">2. Siehe, ieh.:Paulu6 sage aeUchd»««1ss-W-31111 ihr euch beschneiden lasset, Christus euch</text:p>
      <text:p text:style-name="P1">20. Jch» wünschte aber, dass ich jetzt bei » nichts nützen wird. C.2,2i. Apg.-i5,i. <text:s text:c="3"/>2—1E4 Cap.</text:p>
      <text:p text:style-name="P1">5. Die Epistel :3. Sah be euge«·aber hinwieder1»1m einem geden Menschen, der sieh beschnetden lässt, ass; er sehn d1g ist, das ganze Gesetz»zu halten. C. s, is.</text:p>
      <text:p text:style-name="P1">4. Ihr habt euch von Christo abgethan, wenn ihr im Gefetze"wolIet 3;recht ges rochen werden; ihr seid aus der nade geizallen·.-« —5. Denn wir warten im Geiste aus dem Glauben auf die Hoffnung der Gerechtigtext. usw. s,« ».</text:p>
      <text:p text:style-name="P1">2. Ti-:x. 4, s.</text:p>
      <text:p text:style-name="P1">6. Denn in Christo Jesu vermag weder die Beschneidung noch die Vorhaut etwas, sondern der G aube, der durch die Liebe wirksam ist. C. s, is. 3,2s. «. C-k.7,49. ca, S.</text:p>
      <text:p text:style-name="P1">7. Ihr liefet gut·;swer hat euch aufgehalten, dass ihr der Wahrheit nichtCaeYsrcläet?</text:p>
      <text:p text:style-name="P1">8. Diese Ueberredung kommt nicht von dem, der euch berufen hat. E. 4, S. »« «</text:p>
      <text:p text:style-name="P1">9. Ein wenig Sauerteig durchsäuert den ganzen Teig. «. Eos. 5», es.</text:p>
      <text:p text:style-name="P1">10. Ich habe das Vertrauen u euch im Herrn, dass ihr «nich»t anders gesinnet werdet. Wer euch aber verwirret, der Wird die Strafe tragen, er sei wer er wolle. C» «, 7«-</text:p>
      <text:p text:style-name="P1">11. Jch aber, ihr Brüder!;"wenn«ich no die BeschneidunZpredige, warum werde-i noch verfolgt? as Aergerniss des Kreuzes! wäre ja abgethan. C. e, «.</text:p>
      <text:p text:style-name="P1"><text:soft-page-break/>44. -.Eok. 1,</text:p>
      <text:p text:style-name="P1">23.</text:p>
      <text:p text:style-name="P1">12. Wollte Gott, dass die, welche euch beunruhigen, auch weggeschnitten t1z?rd;n4! II.</text:p>
      <text:p text:style-name="P1">13. Denn ihr seid ur Freiheit bek1"1 en ihr »Vkiider! nur dass ihr vie F12iheit«uichk u einer Gele enheit für das Fleisch machet, sdndern durch; die Liebe einander dienet.</text:p>
      <text:p text:style-name="P1">4.Cor.8,</text:p>
      <text:p text:style-name="P1">9.</text:p>
      <text:p text:style-name="P1">4.Pet.2,4c.</text:p>
      <text:p text:style-name="P1">14. Denn das ganze Gesetz wird in Einem Worte erfüllet, nämlich in dem: ,,Du sollst deinen Nächsten lieben wie dich felbst.« · s Röni.,«3, I. to.</text:p>
      <text:p text:style-name="P1">15. So ihr euch aber unter einander beisset und verzehret, so gehet zu, dass ihr nicht von einander aufgerie en werdet.</text:p>
      <text:p text:style-name="P1">16.Jchfageaber,wandeltim Geiste,sowerdes; ihr die Lüste des Fleisches nicht vollbringen. Ni;m. 7, ei. 8,4. H. «. Ver. 2, «.</text:p>
      <text:p text:style-name="P1">17. Denn das Fleisch gelüstet wider den Geist und der Geist wider das Fleisch. Die e aber liegen mit einander im Streite, dass ihr nicht das thut, was ihr wollet. Röm.7,2:-..8,a.</text:p>
      <text:p text:style-name="P1">18. Wenn ihr aber vom Geiste getrieben werdet, so seid ihr nicht unter dem Gesetze. <text:s/>Rein. S, «. s, «.</text:p>
      <text:p text:style-name="P1">19. Offenbar aber sind die Werke, des St. Panli</text:p>
      <text:p text:style-name="P1">Cap. Z.</text:p>
      <text:p text:style-name="P1">6. Fleisches, als da« s’ nd E brach« Unzucht Unreinigleit, Ausschweifulileg, « « s «. Tor. S see. Col. Z :-·, .</text:p>
      <text:p text:style-name="P1">20. Gb endienst, »auberei,Feindschasten Hader, E?sersucht, Zorn, Zank, ZwietrachF ten, Sekten, Dsf. St, s. D. Eos. te, Do. «. Eos. «, to.</text:p>
      <text:p text:style-name="P1">21. Neid, Todtschlä e, Völlerei, Schwelgerel·, und was dem» ähnlich ist, .wovon ich euch vorher sa e, wie seh auch vorher ggagt Erbe, dass, die solche Dinge thun, das eich »ottes nicht ererben werden. · R-3-i.4.3, is. Eph.5,5.</text:p>
      <text:p text:style-name="P1">22. Die Frucht des Geistes aber ist Liebe, Freude, Friede, Langmuth, F:-eundlichkeit, Gütigkeit, Glauben, Sanftmuth, Enthaltsamkeit. C«-h. ei, o. nehm. «, ». ·</text:p>
      <text:p text:style-name="P1">23. Wider solches ist das GeseF nuPtä t. im. , .</text:p>
      <text:p text:style-name="P1">24. Die aber, »welche Christi sind, haben Er Fleisch sammt seinen Leidenschaften und sterben gekreuzigt. C.2,«9. N«3m.s,c3. 2 . Wenn wir im Geiste leben, so lasst uns auch im Geiste wandeln( 26". Lasst uns nicht nach eitler Ehre begierig sein, nicht einander herausfordern, noch einander beneiden. Phil.2,3. »</text:p>
      <text:h text:style-name="Heading_20_2" text:outline-level="2">Cap. Vl.</text:h>
      <text:p text:style-name="P1">» I. Ermahnung zu brüderlicher s3ureehtweisung der Fehlenden, 4-J; und il. zu behartlicherthä. tiger Liebe, Z—-to; 1ll. Schluss. »«-—48. I.</text:p>
      <text:p text:style-name="P1">1. Ihr Brüder! wenn auch ein Mensch· von einem Falle übereilt würde, so bringet. ihr,»die ihr geistlich seid, einen Flehen wieder urecht im Geiste der Sau muth; und sie e dich selbst vor,.dass nicht auch du dersu twerdest.</text:p>
      <text:p text:style-name="P1"><text:soft-page-break/>4.Thess. 5,</text:p>
      <text:p text:style-name="P1">44. Matth.48,15:c. Ps.12«,5.</text:p>
      <text:p text:style-name="P1">2. Einer trage des Andern Bürde, und also erfüllet das Gesetz Christi. D Rein. is, 4—Z. Co1.3, is. J·-h. «s, -Z.</text:p>
      <text:p text:style-name="P1">3. Denn wenn Jemand si einbildet, er ei etwas, so er doch nichts it, der beträgt ich in seinem Sinn. «. C-c. 8,</text:p>
      <text:p text:style-name="P1">2. it. Ein Jeder aber prüfe s ein eigenes Werk, und alsdann wird er nur für sich selbst den R b d " t e enAndr. «!-«» !-« «« -« -»O » <text:s/>».</text:p>
      <text:p text:style-name="P1">5. Denn ein Jeder wird seine eigene Last zu tragen haben. New. It,</text:p>
      <text:p text:style-name="P1">42. S»-. 9,</text:p>
      <text:p text:style-name="P1">42. II. S. Es theile aber, wer in dem Worte unterrichtet wird, dem, der ihn unterrichtet, mit von allen Gütern. «. Eos. 9, sur. ·</text:p>
      <text:p text:style-name="P1">7. Jrret nicht! Gott lässt feiner nicht spotten. Denn was der Mensch fäet, das wird er auch ernten. Hieb «, g. Lyc.4e;25. <text:s text:c="3"/>· Cap.</text:p>
      <text:p text:style-name="P1">6. an«die Galater. Cato.</text:p>
      <text:p text:style-name="P1">6. 2t5</text:p>
      <text:p text:style-name="P1">8. Denn-wer aus fein Fleisch säet, der wird vom Fleische das Verderben ernten; wer aber auf den Geist säet, der wird vom Geiste das ewige Leben ernten. « Si-k.22,8. Jes Z, to. «. En5m.s.«3.</text:p>
      <text:p text:style-name="P1">9. Lasset uns aber nicht müde werden, Gutes zu thun; denn wir werden zu feiner Zeit ernten, wenn wir nicht ermatten.</text:p>
      <text:p text:style-name="P1">2.Ti)ksf</text:p>
      <text:p text:style-name="P1">3.43. Pf»Es-Es.</text:p>
      <text:p text:style-name="P1">10. Demnach lasset uns nun, da wir Gelegenheit haben, das Gute thun gegen Jedermann, am meisten aber gegen die Genossen des Glaubens.</text:p>
      <text:p text:style-name="P1">2. Ver. i,7. I1I.</text:p>
      <text:p text:style-name="P1">11. Sehet, mit wie vielen Worten ich euch mit ei euer Hand geschrieben habe.</text:p>
      <text:p text:style-name="P1">12. Die sich; wollen an« enehm machen dem Fleische nach, die nbtl)igen euch,»dass ihr euch beschneiden lasset, nur damit sie nicht mit dem Kreuze Christi verfolgt werden. C.5,2.«. Phii.3, is.</text:p>
      <text:p text:style-name="P1">13. Denn auch sie, die sich beschneiden lassen, halten selbst das Gesetz; nicht, sondern sie wollen, dass ihr euch beschneiden lass et, damit sie sich eures Fleisches rühmen können. C.5,s. Apg.43,-so. M-:tth.2.-«, Z. H.</text:p>
      <text:p text:style-name="P1">14. Von mir aber sei es ferne, mich zu rühmen, als nur des Kreuzes unsers Herrn Iesu Christi, durch welchen mir die Welt gekreuzigt ist, und ich der Welt. C. I, is. i. Cor.2, I.</text:p>
      <text:p text:style-name="P1">15. Denn in Christo Jesu gilt weder Beschneidung etwas noch Vorhaut, sondern ein neues Geschöpf. C. S, is.</text:p>
      <text:p text:style-name="P1">2.(to:. s, i7.</text:p>
      <text:p text:style-name="P1">16. Und so Viele nach dieser Regel wandeln werden, über die komme Friede und Barmherzigkeit und über den Israel Gottes! Phii.3,4s. Z. Pf. me, I. H.</text:p>
      <text:p text:style-name="P1">17. Jn’s Künftige mache mir Niemand Mühe, denn ich trage die <text:soft-page-break/>Wundenmale des Herrn Jesu an meinem Leibe.</text:p>
      <text:p text:style-name="P1">2. Cor.4, to.</text:p>
      <text:p text:style-name="P1">18. Die Gnade unsers Herrn Jesu Christi sei mit euerm Geiste, ihr Brüder! Amen. Pyii.4,23.</text:p>
      <text:p text:style-name="P1">2. Tim.4,</text:p>
      <text:p text:style-name="P1"/>
      <text:h text:style-name="Heading_20_1" text:outline-level="1">Die Ei-ists! St. Pauii an die Epheser.</text:h>
      <text:h text:style-name="Heading_20_2" text:outline-level="2">Cap. l.</text:h>
      <text:p text:style-name="P1">I. Paulus Gruss, i, D; il. Danksagung für die geiftlichen Segnungen in Christo, Z—-sit; til. Gebet um Erleuchtung der Epheser. 45—23. I.</text:p>
      <text:p text:style-name="P1">1. Paulus, Apostel Jesu Christi durch den Willen Gottes, an die Heiligen u Ephesus und Gläubigen in Christo Jesu.</text:p>
      <text:p text:style-name="P1">4. Cor.4,</text:p>
      <text:p text:style-name="P1">4.D. Apg.-t9.</text:p>
      <text:p text:style-name="P1">2. Gnade sei mit euch und Friede von Gott, unserm Vater und dem Herrn Jesu Christo! Rom «,</text:p>
      <text:p text:style-name="P1">7. , II. Z. Gelobtseider Gott und Vater unsers Herrn Jesu Christi, der uns gesegnet hat mit allem geistlichen Segen in den Himmeln durch Christum.</text:p>
      <text:p text:style-name="P1">2. Cok. «, S.</text:p>
      <text:p text:style-name="P1">4. Wie er uns denn in ihm erwählt hat vor der Grundle ung der Welt, dass wir heilig und unsträslich vor ihm seien in der Liebe; C.3,«.</text:p>
      <text:p text:style-name="P1">2.Tim.4,9. Coi.i,22.</text:p>
      <text:p text:style-name="P1">5. da er uns zuvor bestimmte ur Kindschaft für ihn, durch Jesum Christum, nach dem Wohlgefallen seines Willens; C.2,4. Rom. 8,</text:p>
      <text:p text:style-name="P1">29. S. zum Preise der Herrlichkeits einer Gnade, mit der er uns begnadigt hat um des Geliebten willen, No-u,3,5i4. Matth.Z,47.</text:p>
      <text:p text:style-name="P1">7. in welchem wir die Erlösung haben durch sein Blut, nämlich die Vergebung der Sünden nach dem Reichthumseiner Gnade; » Col. «, us. i.Pki.4, »He. Ei-h. 2,7. Rom.9, es.</text:p>
      <text:p text:style-name="P1">8. die er uns überschwenglich erwiesen in aller Weisheit und Einsi(ht,</text:p>
      <text:p text:style-name="P1">9.» indem er uns kund that das Geheimniss seines Willens nach dem Wohlgefallen, das er sich vornahm bei sich selbst auf die Anstalt der Erfüllung der Zeiten: C,Z,92k,</text:p>
      <text:p text:style-name="P1">10. Alles zusammenzufassen in Christo, was in den Himmeln und was auf Erden ist; Col. i,2o.</text:p>
      <text:p text:style-name="P1">11. in Ihm, in welchem wir auch zum Erbtheil find angenommen worden, zuvor bestimmt, nach dem Vorsatze dessen, der Alles wirket nach dem Rathe seines Willens; » C. 4»,</text:p>
      <text:p text:style-name="P1">4. Röm. s, 28:c.</text:p>
      <text:p text:style-name="P1">12. damit wir zum Preise seiner Herrlichkeit dienen, wir, die wir zum voraus schon auf Christum gehosft haben; Apg. es, c;.</text:p>
      <text:p text:style-name="P1">7.</text:p>
      <text:p text:style-name="P1">13. in welchem auch ihr seid, nachdem ihr das Wort der Wahrheit gehört habet, das Evangelium eurer Seligkeit, in welchem ihr <text:soft-page-break/>auch, nachdem ihr geglaubt habet, seid besiegelt worden lmit dem Geiste der Verei , dem ii en, h ssung he gCoi. i,5. C.</text:p>
      <text:p text:style-name="P1">2.Eok. 4,22.</text:p>
      <text:p text:style-name="P1">14. welcher das Pfand ist unsers Erbes, <text:s text:c="3"/>US Csp. il.</text:p>
      <text:p text:style-name="P1">2. Die Episiel St« Pauli Cato.</text:p>
      <text:p text:style-name="P1">2. nie Erlösung seines Eigenthun1s,zum Preise l seiner HerrlichkeitC. S, so. D. sc-k.ii, S. M. .15. Darum auch ich, nachdem ich von dem Glauben bei euch an den Herrn Iesum, und von der Liebe gegen alle Heiligen vernommen habe, Col 1,3.4.</text:p>
      <text:p text:style-name="P1">16. so höre ich nicht auf, für»euch zu danken, indem ich euer eingedenk bin in meinem Gebete, Phii. i, s.</text:p>
      <text:p text:style-name="P1">17. auf dass der Gott unsers Herrn Jesu Christi, der Vater der Herrlichkeit, euch gebe den Geist der Weisheit und der Offenbarung fsu seiner Erlelintn1s;; ,</text:p>
      <text:p text:style-name="P1">18. er euchtete Augen eners Verstandes, damit ihr wisset, we ihes die Hofsnuiåg feiner Berufung ist, und welches der« eithtZu»iln der Herrlichkeit seines· Erbes in den ei i en«</text:p>
      <text:p text:style-name="P1">19. End ivelihes die iiberschwengliche Grösse seiner Mc-1cht an uns, die wir glauben, nach der Wirksamkeit seiner starken Kraft, »« C.3,7. 2(). Co»i.2, i2.</text:p>
      <text:p text:style-name="P1">20. die er erwiesen hat an Christo, da er ihn von den Todten auferweckte und ihn setzte zu seiner Rechten in den Himmeln, i.Pct.:i,</text:p>
      <text:p text:style-name="P1">22. Ps.«0, i.</text:p>
      <text:p text:style-name="P1">21. hoch über alle Obri keit und Gewalt und Macht nnd Herrschast und jeden Vamen, der genannt wird, nicht allein» in dieser Welt, sondern auch in der zuki;il;iks»t11,;el?»;c</text:p>
      <text:p text:style-name="P1">1. , Z .</text:p>
      <text:p text:style-name="P1">22. und Alles unterwarf unter seine Füsse, und ihn der Gemeinde zum Haupte über Alles gab, to«-:.i5,27. Ei-is.4, i5.5,2:i.</text:p>
      <text:p text:style-name="P1">23. welche ist sein Leib, die Fülle dessen, der Alles in Allem erfiillet. C.3, is.</text:p>
      <text:p text:style-name="P1">4. Cok. H,</text:p>
      <text:p text:style-name="P1">27. Col. 2, S.</text:p>
      <text:h text:style-name="Heading_20_2" text:outline-level="2">Cap. il.</text:h>
      <text:p text:style-name="P1">l. Vormaliger und jetziger Zustand der Epheser, 4—t0. il. Vereinigung der Juden und Heiden unter Christus. «—-W. I.</text:p>
      <text:p text:style-name="P1">1. Und euch, die ihr todt waret durch die Uebertretungen und die Sünden, , · » » Col.E!, is.</text:p>
      <text:p text:style-name="P1">2. in w»elcheli·ihr einst wandeltet nach dem Laufe dieser Welt, nach dem Fürsten der Macht der Luft, des Geistes, der jetzt wirksam ist in den Kindern des Ungehorsanis ; C.6,i2. Tit.3,3:c. 2". C» 4, 4»</text:p>
      <text:p text:style-name="P1">3. unter denen auch wir Alle einst wandelten in den Lüsten unsers Fleisches, indem wir den Willen des Fleisch-:s und der Gedanken thaten, und von Natur Kinder des Zornes waren, wie auch die Uebrigen; Col.3,</text:p>
      <text:p text:style-name="P1">7. Röm. 8,</text:p>
      <text:p text:style-name="P1">7.8. i i i</text:p>
      <text:p text:style-name="P1">4. ja Gott,derreich ist an Barmherzigkeit, hat nach seiner grossen Liebe, mit der ex uns geliebet, (i.i,s—7. i.Jph.3,4..</text:p>
      <text:p text:style-name="P1">5. auch da wir,-todt waren durch die Sünden, nns mit Christo lebendig gemacht (aus Gnaden seid ihr selig geworden), C.5,44. <text:soft-page-break/>Col 2,42rc.,-Abg. 45, «. . ·6. unduns n1i»tar8erweckt und mitgesetzt in den Himmeln, in O hristo Jesu, kx;k,j1»3,-W«</text:p>
      <text:p text:style-name="P1">7. auf dass er in den folgenden Zeiten den überschwenglichen Reichthum seiner Gnade zei te durch Gütigkeit gegen uns in Christo Stein. C.1,7.</text:p>
      <text:p text:style-name="P1">8. Denn aus der Gnade seid ihr selig geworden durch den Glauben; und das nicht aus euch, es ist Gottes Gabe; R·".·sm. Z, A. Gal. S,</text:p>
      <text:p text:style-name="P1">46.</text:p>
      <text:p text:style-name="P1">9. nicht aus den Werken, damit nicht Iemand sich rühme. i)mm.3,</text:p>
      <text:p text:style-name="P1">27.</text:p>
      <text:p text:style-name="P1">10. Denn sein Geschöpf sind wir, erschaffen in Christo Jesu zu guten Werken, zu welihen uns Gott zuvor bereitet hat, dass wir darin wandeln sollen. Tun, i4. :-. Eos. 5, -i7. l1.</text:p>
      <text:p text:style-name="P1">11. Darum seid eingedenk, dass ihr, die ihr einst Heiden waret im Fleische, und Unbesch11ittene genannt wurdet von den sogenannten Beschnittenen, deren Beschneidung am Fleische mit Händen geschehen, . Rizm. 2, es.</text:p>
      <text:p text:style-name="P1">29. C01.2,43.</text:p>
      <text:p text:style-name="P1">12. dass ihr zu derselben Zeit ohne Christus waret, entfernt von dem Bür» errechte Jsraels, und fremd den Bündnissen der Verheissung, dass ihr keine Hoffnung hattet, und ohne Gott in der Welt waret. in-Hm. S,</text:p>
      <text:p text:style-name="P1">4.</text:p>
      <text:p text:style-name="P1">13. Nun aber, in Christo Jesu, seid ihr, die ihr einst ferne waret, nahe gekommen, in dem Blute Christi. Jks.57, is. Eph.i,7.</text:p>
      <text:p text:style-name="P1">14. Denn Er« ist unser Friede, der aus Beiden Eines gemacht hat, und die Scheidewand des Zaunes abzzebrochen, « es. 9,</text:p>
      <text:p text:style-name="P1">6. Col. l,</text:p>
      <text:p text:style-name="P1">20.</text:p>
      <text:p text:style-name="P1">15. die Feindschaft, indem er in seinem Fleische das Gesetz der Gebote in Verordnun en asbgethan, auf dass er die Zwei in ihmselbs"t u Einem neuen Menschen schaffe, indem er sFrieden stiftete, C-i.2, «. .</text:p>
      <text:p text:style-name="P1">16. und sie Beide in.Eineni Leibe mit Gott vers ·i’)hnte durch das· Kreuz, nachdem er die Feindschaft an demselben getödtet. " Col. 4, 2i.</text:p>
      <text:p text:style-name="P1">17. Und er kam nnd verl"ündigte durch das Evangelium Frieden, euch den Fernen und den Nahm; C. I; is. Apg.io,36.</text:p>
      <text:p text:style-name="P1">18. denn durch ihn haben wir den Zutritt Beide in Einem Geiste zu dem Vater. C. Z, i2. R-Im. 5, I. <text:s text:c="3"/>Cap.</text:p>
      <text:p text:style-name="P1">2. Z. ansdie«Ephefer;</text:p>
      <text:p text:style-name="P1">Cap. 3-.«4. W? II. So»seid ihr nun ni3Ztmehr Gäste und Fremdlinge, sondern .,"tbiirger der Heiligen und .Hausgenossen (2ottes, Z S « .2, «12. , .</text:p>
      <text:p text:style-name="P1">20. erbaut auf den Grund der Apostel und Propheten, da Jesus Christus selbst dsrEck«tem ist«.«(s;sk.s, 9 ». «:-es. es, is»</text:p>
      <text:p text:style-name="P1">21. in welchem der ganze Bau zusammen-" gefügt erwächst zu einem heiligen Tempel im Herrn, C« i, is, -22. in welchem auig,ihr miterbaut werdet zu einer Wohnung ottes im Geiste. L Cor. Z, is. i. Pet. D,</text:p>
      <text:h text:style-name="Heading_20_2" text:outline-level="2"><text:soft-page-break/>Cato. III.</text:h>
      <text:p text:style-name="P1">l. Paulus Avostelamt unter deii Heiden. 4—i3. il. Sein Gebet für die Cphesec. 44—2i. l. L Desshalb ich, Paulus, der Gefangene Christi Jesu für euch die Heiden, » C.4,«. A;-g.2«, se.</text:p>
      <text:p text:style-name="P1">2.Tim.«,8.</text:p>
      <text:p text:style-name="P1">2. so ihr anders von der Veranstaltung der Gnade Gottes gehört habet, die mir für euch verliehen worden, Gar. 2, 7:c. Z. dass mir durch eine Offenbarung das Geheimnis; kund gethan worden; wie ich vorher mit Wenigem geschrieben"habe, C. 4,9:e. Gal. -l, «.</text:p>
      <text:p text:style-name="P1">4. woran ihr, so ihr es leset, meine Einsicht in das Geheimniss Christi erkennen könnet; Röm. «6,25-re.</text:p>
      <text:p text:style-name="P1">5. welches zu andern Zeiten den Menschenkindern nicht war kund gethan worden, wie es jetzt seinen heiligen Apostels: und Propheten im Geiste geoffenhaäet t;)u«r.de; » . VI. «, .</text:p>
      <text:p text:style-name="P1">6., dass nämlich die Heiden Miterben seien und Miteinverleibte und Mitgenossen seiner Verheissung in Christo, durch das Evangelium, » · .</text:p>
      <text:p text:style-name="P1">7. dessen Diener ich geworden bin nach der Gnadengabe Gottes, die mir verliehen ward, nach der Wirkung seiner 3J·kaih«t.5 Um. , .</text:p>
      <text:p text:style-name="P1">8. Mir, dem Germgsten unter allen Heiligen, wardsdiese Gnade verliehen, unter den Heiden den nnergründlichen Reichthuin Christi zu vcrktindigen, «, C-». «3,</text:p>
      <text:p text:style-name="P1">9. -so. -9. und Allen ans Licht »zu bringen, welches die Gemeinschaft dieses Gehcimnisses sei, das von Ewigkeit her verborgen war in Gott, der· alle Dinge erschaffen hat durch Jesnni Christum; » Col.4,15ec. 26:c. Rom. 46, W. »</text:p>
      <text:p text:style-name="P1">10. damit jetzt den Mächten und Gewalten in den Himmeln durch die Gemeinde die mannigfaltige Weisheit Gottes kund würde, «. Pi«. «, «2. U. nach dem. Vorsatz-e von Ewigkeit her, den ex«arsgefiihrt hat in Christo Jeiu, unserm Herrn(:;.«. is. ;</text:p>
      <text:p text:style-name="P1">12. -in welchem wir die Freudigkeit und den Zutritt habenin Zuversicht, durch den Glauben an ihn« a. J, is. Hei-.4, is. IS. Darumbitte ich,nicht muthlos zu werden in meinen Trübsalen für euch, worin euere Ehre best.ehet. « Ti,2ss.3»3. C-i. «, ei. II.</text:p>
      <text:p text:style-name="P1">14. Desshalh lieu e ich meine Kniee vor dem Vater unsers serrn Jesu Christi, C. «, Z.</text:p>
      <text:p text:style-name="P1">15. von welchem alle Geschlechter in Hinrmleän unt; ging Er-vers) geet?’anntchwderdeiäi · » .au a ereu eng em eithum Aue; H3rFlichke?z)ngt"KrFst gestützt u wer n ur einen ei an em innern iD?enschen, C, O, «o. C-i.«, «« :c, 1»7. dgss Christg,s durch den Glauben in euern erzen wo ne» «« h.i4,23. ·</text:p>
      <text:p text:style-name="P1">18. damit ihr, in des LJi«e«i)e gewurzelt und gegründet, mit allen Heiligen begreifen mis ngLclheese’?ie Breite und Länge und Tiefe</text:p>
      <text:p text:style-name="P1">19. und erkir»inen die Liebe Christi, die allen Verstand überstei»gH,« damit ihr«ersiillel werdet zu der ganzen Fü e Gottes. Co! 2,2;c. «</text:p>
      <text:p text:style-name="P1">20. Dem aber, der da thunkan·ni1herAlles, uberschwenglich mehr, als wir betten und verstehen, nach der Kraft, dieRin ui«tF wirket, oni, see. C2h1.sJh:sz1;issei Ehfre l«’in (d35ersg:?elc?)ieinde,-irr rito en, «ae"i" "a e e e ter von Ewigkeit zu <text:soft-page-break/>Ewigkeit! Amen. P«,i1, 4,«2o·T H«</text:p>
      <text:h text:style-name="Heading_20_2" text:outline-level="2">Cap. IV.</text:h>
      <text:p text:style-name="P1">l. Ermahnung"zu christlicher Eintracht, i— is, und il. zu neuem, reinem, aufrichtigeni und liebedollem Sinn und Wandel. 47——32. I.</text:p>
      <text:p text:style-name="P1">1. So ermahne ich euch nun, ich der Gefangene im Herrn, dass ihr würdig wandelt der Berufung, mit welcher ihr berufen worden; C.3,«.i3,2o. Coi«.«, «0. «. Thess.2,«2.</text:p>
      <text:p text:style-name="P1">2. mit aller Demuth und Sanftmuth,mit Langmuth einander in Liebe ertraget, Coi.:-, «2. R5m.«2,»io». <text:s/>und euch besleis3et zu halten die Einigkeit des Geistes durch das Band des Friedens, C-i.3, is. i4. Rk3m.«2, is. · »</text:p>
      <text:p text:style-name="P1">4.e Ein Leib und Ein Geist; so wie ihr auch berufen worden auf Eine Hoffnung euerer Berufung. Nöm. «2, Z. «. C-x. in, «:-«-.27.</text:p>
      <text:p text:style-name="P1">5. Ein Herr-, Ei»n»Glaube, Eine Taufe, " Matth.23«</text:p>
      <text:p text:style-name="P1">8. G. Ein Gott und Vater Allein, der da ist über Alle, und durch· Alle, und in uns Allen. C.3,«4.«5. «.Cpc.8,6. Mai.2,io. <text:s text:c="3"/>218 C(-p.</text:p>
      <text:p text:style-name="P1">4. Die C-pisteI St. Pauli C«:p.</text:p>
      <text:p text:style-name="P1">4.</text:p>
      <text:p text:style-name="P1">5.</text:p>
      <text:p text:style-name="P1">7. Einem Jeglichen aber unter uns ward die Gnade ver iehen nach dem Masse der Gabe Christi. 9i«3m.i2,3. ei. i.Pct."4, io. i</text:p>
      <text:p text:style-name="P1">8. Darum heisst es: »Er ist hinauf in die Höhe estiegen und hat Gefangene gefan-» gen gesührt und hat Gaben den Menfchen ertheilt.« Pf. es, is.</text:p>
      <text:p text:style-name="P1">9. Jenes aber: »Er ist hinaufgestiegen«, was heisst es anders, a s dass er auch voråer hinabstieg zu den untern Gegenden der we? i.P-i.3, i9. Mem-. i2, Ho.</text:p>
      <text:p text:style-name="P1">10. Der hinabstieg, ist eben der, der »auch hinaufstieg über a e Himmel, damit er lles erfüllete. J-H, is.</text:p>
      <text:p text:style-name="P1">11. Und er hat Etlichecgu».Aposteln gesetzt, EtlicheEu Propheten, tliche u Evangelisten, tliche zu Hirten und Lei.irern; i. Eos. i2,</text:p>
      <text:p text:style-name="P1">28. Arg. Si, 8·. ·i. Pers,</text:p>
      <text:p text:style-name="P1">2.</text:p>
      <text:p text:style-name="P1">12. zur Zubereitung der Heiligen für das Werk des Dienstes, für die Erbauung des Leibes Christi, C. 2,22. · « 13· bis wir Alle zur Einigkeit des Glaubens und der Erkenntniss des Sohnes Gottes gelangen, und ein vollkominener Mann werden, nach dem vollen Masse der Grösse Christi: C.:«i, is. is. Luc.s,io. »</text:p>
      <text:p text:style-name="P1">14. auf dass wir nicht mehr Kinder seien, die hin und her geworfen und umhergetrieben werdeu von jedem Winde der ehre, durch die Betrügerei der Menschen, durch ihre Schlauheit zu Künsten der Verführung; i.Cok.3,i. C-1.2,8.</text:p>
      <text:p text:style-name="P1">15. sondern reehtschafsen seien in Liebe, und also heranwachsen an i n in allen Stücken, der das Haupt ist, C ristus. C.3,i7.5,</text:p>
      <text:p text:style-name="P1">23. C«-i. 2,i9.</text:p>
      <text:p text:style-name="P1">16. Aus ihm ist der ganze Leib ufammengefügt und verbunden durch alie Gelenke, die einander Hülfe leisten in Wirksamkeit nach dem Masse eines jeden Gliedes, und erfüllt sein Wachsthum zu seiner <text:soft-page-break/>Erbauung in Liebe. C.2,2i. R-Im. i2,4:c. i. Eos. i2,i-ne. lI.</text:p>
      <text:p text:style-name="P1">17. So sage ich nun das und bezeuge im errn, dass ihr nicht mehr wandeln sollet, o wie die übrigen Heiden wandeln in der Eitelkeit ihresSinnes; Indus. 4,2i. i .P2k.4, Z.</text:p>
      <text:p text:style-name="P1">18. die in ihrem Verstande verfinstert sind, entfremdet von dem Leben Gottes, wegen der Unwissenheit, die in ihnen ist, wegen der Verhärtung ihres Perseus;</text:p>
      <text:p text:style-name="P1">19. die, nachdem sie a es efühl verloren, sickåder Ausfchweifung ergeben haben, zu vo bringen alle Unreinig eit mit unersättlicher Begierde. As-«, 242c.</text:p>
      <text:p text:style-name="P1">20. Ihr aber habet Christum nicht also gelernt; Tii.2, ii.i2. » 21: so ihr anders von ihm gehört und in ihm unterrichtet worden, wie in Jesu die Wahrheit ist; J«,k,.4,47«</text:p>
      <text:p text:style-name="P1">22. dass ihr, den vorigen Wandel betreffend, ablegen sollet den alten Menschen, der verdorben wird vermöge der betrüglichen. Lüste; Col. Z, s te. ,</text:p>
      <text:p text:style-name="P1">23. dagegen erneuert werden im Geiste euers Gemüthes, N-Im. is,</text:p>
      <text:p text:style-name="P1">2. 24· und anziehen den neuen Menschen, der nach Gott geschaffen ist, in wahrha ter Gerechtigkeit und Heiligkeit. Col.3,40. R-Im.-13,H-·</text:p>
      <text:p text:style-name="P1">25. Darum leget ab die Lügen und redet die Wahrheit, Jeder mit seinem Nächsten, denn wir sind unter einander Glieder. ach.8, is. Col. Z,</text:p>
      <text:p text:style-name="P1">9.</text:p>
      <text:p text:style-name="P1">26. Zürnet; doch «sündiget nicht. Die Sonne gehe nicht unter über euern1 Zorne. Pf.-i, is. 37, s. Jak. i, is. So.</text:p>
      <text:p text:style-name="P1">27. Und gebet nicht Raum dem Teufel. J-:k.4,</text:p>
      <text:p text:style-name="P1">7.</text:p>
      <text:p text:style-name="P1">28. Wer gestohlen hat, stehle nicht mehr; sondern arbeite vielmehr und schaffe mit den Händen etwas Gutes, dass er dem Dürftigen mi·tzutheilen habe. i.Thess.4, ii.</text:p>
      <text:p text:style-name="P1">29. Keine schlechte Redesgehe aus euerm EDiunde, sondern welche gut ist zur Erbautrug nach Bedürfnisz, dass es wohlthätig sei denen, die es hören. C.5,</text:p>
      <text:p text:style-name="P1">4. Many. i2, se. Cp1.4, a. Z, is.</text:p>
      <text:p text:style-name="P1">30. Und betr1·.ibet nicht den heiligen Geist Gottes, mit welchem ihr besiegelt seid auf den Tag der Erlösung. C.i,i3.ii. .</text:p>
      <text:p text:style-name="P1">31. Alle Bitterkeit und Grimm und Zorn und Geschrei und Lästerung seiEginweggenommen von euch, sammt aller osheit. — i. et e i P , .</text:p>
      <text:p text:style-name="P1">32. Seid vielmehr gegen einander gütig, innig barmherzig, ver ebet einander, gleich wie auch Gott in Christo euch vergeben hat. C-I.3,i2. is. Many. is, as.</text:p>
      <text:h text:style-name="Heading_20_2" text:outline-level="2">Cap. V.</text:h>
      <text:p text:style-name="P1">l. Fernere Ermahnung zur Reinheit und Heiligkcit. 4-U. ll. Pflichten der Ehegatten. 22—Z3. I.</text:p>
      <text:p text:style-name="P1">1. So gid nun Gottes Nachfolger, wie geliebte inder, Matih.5,48. Luc.6,.-S.</text:p>
      <text:p text:style-name="P1">2. und wandelt in der Liebe, so wie an? Christus uns geliebet hat und sich selb für uns dahin gegeben zur Gabe und zum O er Gott <text:soft-page-break/>Ueinem an· enehmen Geruche. pfC.ii, i. I. zJoh. is, ei-. Ein. 2, 2o. H:b.9, i4.</text:p>
      <text:p text:style-name="P1">3. UnzuY »aber und Unreinigke·it jeder Art, oder eiz werde unter euch nicht einmal genannt, o Ziel ess PFil«igån gxz:i;mt; o.,.. . or» ic <text:s text:c="2"/>Cap.</text:p>
      <text:p text:style-name="P1">5. :-im die Epheser. Cap.</text:p>
      <text:p text:style-name="P1">5. »6. 2t9</text:p>
      <text:p text:style-name="P1">4. auch schändliche Worte und thiirichte Rede oder leichtfertiger Seher? Din e, die sieh nicht gebühren, sondern vie mehr DankcYung. C. 4, so· <text:s/>, » . Denn das sollet ihr wissen, dass kein Unziicht8er oder Unreiner oder Geiziger, der ein i5tzendiener ist, Erbtheil hat im Reiche Christi und Gottes. «. C·-.(3, Z. 4a. Marthe, sit.</text:p>
      <text:p text:style-name="P1">6. Niemand betriige euch mit eiteln Worten; denn um dieser Din e willen kommt der Zorn Gottes über dieiiT»inder des Ungehorfams. E. i, «. i.E-k. is, as. M«-iih.7, is.</text:p>
      <text:p text:style-name="P1">7. Darum werdet nicht ihre Mitgenossen.</text:p>
      <text:p text:style-name="P1">8. Denn ihr waret einst Finsterniss, nun aber seid ihr ein Licht im"Herrn; wandelt als Kinder des Lichtes. ’ i.Pei.2,</text:p>
      <text:p text:style-name="P1">9. Phi1.2,c5. Joh.«2, 3s.:«i6·</text:p>
      <text:p text:style-name="P1">9. Denn die Frucht des Geistes besBht in aller Gütigkeit und Ge,rechtigkeit und ahrheit. G·s«i. s, ge. »</text:p>
      <text:p text:style-name="P1">10. Und prüfei, was dem—Herrn wohlgefällig sei: R5m.12,2. « «</text:p>
      <text:p text:style-name="P1">11. Und habet keine Gemeinschaft mit den unfruchtbaren»Werken der Finsterniss; vielmehr best-rafet sie auch.</text:p>
      <text:p text:style-name="P1">2.Eor.s,i4.» «</text:p>
      <text:p text:style-name="P1">12. Denn was heimlich von ihnen geschieht, ist schändlich auch nur zu sagen.</text:p>
      <text:p text:style-name="P1">13. Alle diese Dinge aber werden von dem Lichte estrastund geofsenbaret; denn Alles, « d das it i t. . was offenbar W« « J·-Hi, 3o.chi. Eos. i-.,s.</text:p>
      <text:p text:style-name="P1">14. Darum heisst es: ,,Wache«auf, der du schläfst, und stehe auf von den Todten, so wird dich Christus er euchten!« » S s h t Jes. 60,;).»2. Zions. i3f»ä;i·</text:p>
      <text:p text:style-name="P1">15. o ee nun U, ieir ori i wandelt, nicht als i."lnweise, sondern als Weise. Many. to, -is. Jak. Z, is.</text:p>
      <text:p text:style-name="P1">16. Und erkaufet die gelegene Zeit, denn die Ta e sind böse. Col.-x,5.</text:p>
      <text:p text:style-name="P1">17. 5Zarum seid nicht thöricht, sondern verstehet, was der Wille des Hex-c.-Ei Mo</text:p>
      <text:p text:style-name="P1">18. Und berauschet euch nicht mit Wein, in welchem ein heilloses Wesen ist, sondern werdet erfüllt mit dem Geiste; Si-c. 20, i. 23, 2o. se.</text:p>
      <text:p text:style-name="P1">19. und redet unter einander mit Psalmen und Lobgesängen und geistlichen iedern; singet und spielet in euerm Herzen dem Herrn. C-i. s, is. Pf. ge, i.</text:p>
      <text:p text:style-name="P1">20. Und Lager alle eit für Alles Dank Gott dem « ater im Stamm unsers Herrn Jesu Christi. Coi.3,i7. c.Th«ss.i3,48.</text:p>
      <text:p text:style-name="P1">21. Und seid einander unterthan in der Furcht Gottes. Maria-io,2e. i.P-us,-s. II.</text:p>
      <text:p text:style-name="P1">22. Ihr Weiber, seid unterthan-euern Männern, als dem Kam. « i"·of. Z, i6. Col. Z, is.</text:p>
      <text:p text:style-name="P1"><text:soft-page-break/>23. Denn der Mann ist des Weibes Haupt, wie auch Christus· das Haupt der Gemeinde und er ist der Heiland des Leibes. » ·C. «,</text:p>
      <text:p text:style-name="P1">22..2s.« i· Cz-:. «, Z.</text:p>
      <text:p text:style-name="P1">24. Aber wie die Gemeinde Christo unter,than ist, also gelten es auch die Weiber den Männern in »llem. (i.P«t. H, «. e » Pest» use;-s-s.!:;I»;s <text:s/>ei wie an ri u ie .mein e geliebet und sich selbst für sie dahin gegeben h3ii d(«ii«iilm·ei9sieElielili:z«t:« nachdem er sie 3Zreinigt mit dein Wassetbade durch das ort «« l-.47,i7«i9.i5,3. T«i.s3,5.</text:p>
      <text:p text:style-name="P1">27. i:im3«i"t ex sie sich seiest "hekxiich darg;llte,»einezGemeinde,, die nicht Flecken oder »2?«kkFMFF2?,«Zkk«is ?,2?kEIåFiFLFsiiå«izik’«« go:.i, s. Co1«.1,»2i.2å.</text:p>
      <text:p text:style-name="P1">28. also««sollen die Männer ihre Weiber lieben,·als ihre eigenen Leiber. Wer sein LFFibS3tebt,9iZer lie ;thsi:h siel·bst.· F! »sch . cUU IcMaU CI c Bill clgcU ei gehasset, sondern er nähret und pjlegt es, gleich wie auch der Herr die Gemeinde</text:p>
      <text:p text:style-name="P1">30. denn wir Jud Glieder s eines Lei es, gen seinem Fleische und von seinen Geecnen. <text:s/>.-.i2,is.</text:p>
      <text:p text:style-name="P1">31. ,,Dci’tnxkm wird ein Mensch seinen Vater und seine Mutter verlassen und seiFern anhaf:igen und diese»Zwei weren in ei in.« i.M s-Z«-24.·</text:p>
      <text:p text:style-name="P1">32. Dis« Zeh2imniss i,si"sk"of3,;» kch adprede auf hristum und die <text:s/>-. »33.·A1lein auch unt-er»euch habe ein Jetzlicher sein Weib· also lieb wie sich selb t; das Weib aber furchte den Mann.</text:p>
      <text:h text:style-name="Heading_20_2" text:outline-level="2">Cap. VI.</text:h>
      <text:p text:style-name="P1">1. Pslichteii der Eltern und Kinder, i——4; il. der ·L)erren und .Knechte. Z-—9. til. Ermahnung zur Beharrlichkeit im Kämpfen, Wachen und Beten i0—2o. 1v. Schluss. 2i——24. I.</text:p>
      <text:p text:style-name="P1">1. Ihr Kinder, seid gehorsam eiiern Elt ’ ·, d d s t. ern im Herrn, enn a Jst 3ger2eFh</text:p>
      <text:p text:style-name="P1">2. »Ehre deinen Vater nnd deine Mutter» das ist das erste Gebot mit Verheissung:</text:p>
      <text:p text:style-name="P1">3. »dass es dir wohl gehe und du lange lebest im Lande««</text:p>
      <text:p text:style-name="P1">2.Eyi-s. 2o, i2.· ·</text:p>
      <text:p text:style-name="P1">4. Und ihr Väter, reget eure Kinder nicht zum Zorne, sondern er ie«het sie in der Zucht und rmahnung des Herrn. Col. Z, Si. i. Mos. is, is. <text:s text:c="3"/>M Gab.</text:p>
      <text:p text:style-name="P1">6. Die» Epiitel St. Paul! City.</text:p>
      <text:p text:style-name="P1">6. leiblichen erren, mit Furcht und Sehen. in Ausr1cht"tgkeiteuers Herzens, als Christo; « C·1.3,tI-«.</text:p>
      <text:p text:style-name="P1">4.Pct:,48. S. nicht mit A-ugendienst, als solche, die den Menschen gefallen wollen, sondern als Knechte Christi, die den Willen Gottes von Herzen thun, « « « I. «</text:p>
      <text:p text:style-name="P1">7. und mit Willigkeit dienen, als den: Hm« .1m.d nicht den Me:1—ich·m; .</text:p>
      <text:p text:style-name="P1">8. da ihr wisset, dass, was Jeder Gutes thun wird, er dafür Belohnung vom Herrn empfangen wird, er sei Knecht oder Freier. S. Eos. Z, 4().</text:p>
      <text:p text:style-name="P1">9. Und ihr Herren, thut dasselbe auchge en sie und: lasset das <text:soft-page-break/>D’rohen, da ihr wisset, dass auch euer Herr in den Himme n Kund dass bei ihm keiuAnsehen der Person 't.</text:p>
      <text:p text:style-name="P1">3.Mos.25,4-si. CpI.4,«. 2nsm.2-,«. IIl."10. Uebrigens, MeineBriider! werdet mächtig im Herrn und in der Kraft» seiner Stärke. «,-got. is, es.</text:p>
      <text:p text:style-name="P1">11. Ziehet an die ganze Riistung Gottes, damit ihr bestehen konnet wider die Rinde des Teufels. «.P«t.5,8.9. »</text:p>
      <text:p text:style-name="P1">12. Denn wir haben nicht einen Kampf wider Fleisch und Blt1t,,sondern wider die Mächte, wider die«Gewalten,; wider die Weltregenten der FinsterniE dieser Zeit, wider die bösen Geister unter en Himmeln. END, I. -sue. is, at. is. Darum ergreifetdie ganze Rüstung Gottes, damit Er Wid«ersta«nd thun könnet an dem bösen age, und Alles itberwältigen nnd bestehen! D. Cok« to, A. «</text:p>
      <text:p text:style-name="P1">14. Sp-stehet1mu,gegürtetumeureLVnden II-. S. IF Knechte, sei!-,,gehorsam even: mitWahrheit und bekleidet mit dem Panz« der Gertchtigc0itLuc.4I.s5. S-ss"f-«,u.</text:p>
      <text:p text:style-name="P1">15.»und beschuhet an, den Füsse-It mit dz;r» Berectschast des Evangeliums des Friedens, IS» U6be.1I Alles er»gteife.t den Si-hild des Glaubens, mit welchem ihr alle feurigen Pfeile des Bösen wegen göschen-können. . o s. « pr Pf7-</text:p>
      <text:p text:style-name="P1">17. Und nehmet den Helm des Heils und das Schwert des Geistes, welches ist das WortGottes.</text:p>
      <text:p text:style-name="P1">4.T1»ss. ei, S. Jes. se, «. Her-. «-, is.</text:p>
      <text:p text:style-name="P1">18. Mit allem Gebet und Flehen betet zu aller Zeit im Geiste und eben dazu machet in»q»lle-m, Auhalten und Flehen für alle Heiligen, . Lin, is, «. Col 4, 2(3.</text:p>
      <text:p text:style-name="P1">19. und für mich,"dass mir verliehen werde das Wort im Aufthu.n meines Mundes, mit Freim,i.ithigk·e-it kund zulhun das Geheimnis; des Evangeliums,</text:p>
      <text:p text:style-name="P1">2. T!-ess. Z,</text:p>
      <text:p text:style-name="P1">1.</text:p>
      <text:p text:style-name="P1">20. um dessen willen ich ein Gesandter bin in Banden, aus III; ich·darin frei unersch"rocken sei, so wie i reden soll. . , E. Z, «. C·-I. 4, H. IV.</text:p>
      <text:p text:style-name="P1">21. Damit aber auch ihr wisset, -wie es mit mir stehe, was ich n1a»che, so wird Tychicus, der geliebte Bruder und ·getreue Diener im Herrn, euch Alles kund thun; » , ColII, 7 te. ’2»2."den ich eben darum’zu euch gesandt habe, das; ihr erfahret, wie es um uns stehe, und er eure Herzen tröste. 23, Friede sei den Brüdern und Liebe sammt dem Glauben, von Gott dem Vater, und dem Herrn Iesu Christo!</text:p>
      <text:p text:style-name="P1">4.Pet.5,4«4»</text:p>
      <text:p text:style-name="P1">24.Die Gnade sei mit Allen, die unsern Herrn J-esu»m Christum lieb haben in Unvergänglichkeit! Amen. Pyic;4» ge</text:p>
      <text:h text:style-name="Heading_20_1" text:outline-level="1">Die Epistel St.Pauli an die Philipper.</text:h>
      <text:h text:style-name="Heading_20_2" text:outline-level="2">Cap. I.</text:h>
      <text:p text:style-name="P1">I. Paulus Gruss. i,</text:p>
      <text:p text:style-name="P1">2. ll· Danksagung, Liebe und Gebet für die Philipper. Z—« lll. <text:soft-page-break/>Nachricht von seinem Zustande. -I2—2s. lV. Ermahnung zur Standl)astigkeit. 27—30. I;</text:p>
      <text:p text:style-name="P1">1. Paulus »Und Timotheus, Knechte Jesu Christi, an» alle Heiligen -in Christo Je u, die zu Philippsind, sammt den Ausseh"ern und Dienern.</text:p>
      <text:p text:style-name="P1">2. C-«, « sc. Apg. te, «2.</text:p>
      <text:p text:style-name="P1">2.««Gnade sei mit euch und Friede von Gott, unserm Vater, und dem Herrn Jesu Christo! Cp1.s,-I. . O il.</text:p>
      <text:p text:style-name="P1">3. Ich danke meinem Gott, sooft ich euer gedenke, R5-»; «, 8 2c. ·</text:p>
      <text:p text:style-name="P1">4. allezeit in allern meinem Gebete, da tch für euch Alle mit Freuden das Gebet verrichte, · «</text:p>
      <text:p text:style-name="P1">5. wegen eurer Theilnahme am Evangelium »vo1n ersten Tage an bis jetzt,</text:p>
      <text:p text:style-name="P1">6. und bin eben—dessen in guter Zuversicht, dass der, so in euch das gute Werk angefangen hat, e-s»vollenden werde bis’aus den Tag Jesu Christi «· . Eos, «, S-—8. »"</text:p>
      <text:p text:style-name="P1">7. Wie es denn billig ist, dass ich solches <text:s text:c="3"/>. Cap.-««1. an-die Phttip(per. Cah. 1».</text:p>
      <text:p text:style-name="P1">2. 22;t von euch Akten denke, daran; weil«ich each im Herzen habe in meinen Banden«-und in der V"ertheidigung und Beträftigung·"des Evangeliums, da ihr Alle mit mir-an der Gnade Theil nehmet. </text:p>
      <text:p text:style-name="P1">8. Denn Gott ist mein Zeuge, wie mich nach euch Allen verlangt in der i:miglichen Liebe »Jefu Christi. in-im.-I, ou« -</text:p>
      <text:p text:style-name="P1">9. Und dafür bitte ich , dass eure Liebe.je mehr und»mehr wachse in Erkenntnis; und aller Einsicht; Coi.4, g,</text:p>
      <text:p text:style-name="P1">10. um zu prüfen, was recht und unrechtsei, damit ihr lauter und unanstössig seid auf den TagChrist«i, ers-1.ce,c.2. «.Ti,sss.3,c3.</text:p>
      <text:p text:style-name="P1">11. erfüllt mit Früchten der Gerechtigkeit, die durch Jesum Christum sind, zur hre und zum Preise Gottes.</text:p>
      <text:p text:style-name="P1">4.Pet. 4,</text:p>
      <text:p text:style-name="P1">7. 1II.</text:p>
      <text:p text:style-name="P1">12. Jch wünsche aber, das; ihr erfahret, ihr Brüder, dass meine BYegnisse noch mehr zur Förderung des van«geliums gerathen sind, » IS. so das; meine Bande -in Christo offenbar geworden in dem ganzen Richthause und seiden Uebrigen a en. C.-5,22.»</text:p>
      <text:p text:style-name="P1">14. Und die Mehrzahl der Brüder im Herrn haben durch meine Bande Zuvers1cht ewounen und wagen desto kühner, das C Hort ohne -Furcht zu predigen.</text:p>
      <text:p text:style-name="P1">15. Zwar predigen Etliche Christum aus Neid und Streitsucht, Etliche aber auch aus gutem Willen. «</text:p>
      <text:p text:style-name="P1">16. Jene aus Streitsucht oerkündigen Christum nicht redlich , da sie meinen, Trübsal zu meinen Banden hinzuzufügen; Si. o-r.2, t7.</text:p>
      <text:p text:style-name="P1">17. die aber aus Liebe, weil sie wissen, dass ich Zur Vertheidigung des Evangeliums gesetzt in.</text:p>
      <text:p text:style-name="P1">2.Tim. «, s.</text:p>
      <text:p text:style-name="P1">18. Was thut das? Wird doch auf alle Weise, sei es zum Scheine oder in Wahrheit, Christus derkiindF;t ; und darüber freue ich mich, ja werde mi ) auch freuen.</text:p>
      <text:p text:style-name="P1">19. Denn ich weiss, das; mir dieses zum Heil ausfallen wird durch euer Gebet und die Uuterstützung des Geistes2J(eLs11 Ch4r«isti. . <text:soft-page-break/>or. st, .</text:p>
      <text:p text:style-name="P1">20. Nach meiner festen Erwartung und Hoffnung, das; ich in keinem Stücke werde U Schanden werden; sondern dass bei aller Freimiithigkeit, wie allezeit, so aucl) jetzt, — hristus werde Verherrlicht werden an meinem Leibe, es sei durch Leben oder durch To . d</text:p>
      <text:p text:style-name="P1">21. Denn Christus ist mein Leben, und Sterben ist mein Gewinn. Gar. 2, So.</text:p>
      <text:p text:style-name="P1">22. Wenn aber das Leben im Fleische mir ershr»iesslich ist·zn inei—nelir« Winke, so weiss ich nicht, was ich wählen soll. <text:s/>» -</text:p>
      <text:p text:style-name="P1">23. Denn seh werde von Beiden: edr1·cn . en: ich habe sZast—abz1:schkive:i.2Z:d I-E Christo zu sein, denn dass wäre weit das -Bessere; I,·Cpk,s,8»« s» -· <text:s/>aber Im Frlt:;sJe zu verbleiben :st nd i er um eue i en. « »</text:p>
      <text:p text:style-name="P1">25. 9·t1u«v in dies-k Zuvekgicht weiss ich, dass ich bleiben und zusammen leibe«n werde -mit euch(;Lkllel;, zu eurer Forderung und Freude im an en C.2,2z,</text:p>
      <text:p text:style-name="P1">26.· damit«euer Ruhm. gross werde in Christo Jesn meinethalb, wann ich wieder ZU sUch kvn;?me. Z. ask. «, «-«. IV.</text:p>
      <text:p text:style-name="P1">27.. ur wandelt würdig des Evangeliums Christi, damit, wenn i komme nnd T"«Z’ Eis ists« l"j?"i,««i Ethik« F? bis«-« «« oe e,acre eeminem ;-E-5eiFlung mit «Ei·1(xr Seelle mkitkämpset für d s « « «« . «« «7"E»?,. «,7«’?«"i3«-,s’-«.««3I«2«. J«</text:p>
      <text:p text:style-name="P1">28. und euch in keinem Dinge von den Wcdersachern schrecken lasset; was« für sie eigne 2;nzegelde;s Be-werdens-ist ,Er each — ’ "t d te a er er elg ei , un zw;crTi;1K1,:·5«</text:p>
      <text:p text:style-name="P1">29. Denn euch ward aus Gnaden verliehen; nicht nur an Christum zu glauben, sondern auch um feinetwillen zu! leidet; .5, .</text:p>
      <text:p text:style-name="P1">30. indem ihr denselben KauisFf habet, welchen ihr an mir gescheit und nun von mir hin-et. Apg.4e-,222c.</text:p>
      <text:p text:style-name="P1">4.Thess.2,2.</text:p>
      <text:h text:style-name="Heading_20_2" text:outline-level="2">Cap. II.</text:h>
      <text:p text:style-name="P1">I. Ermahnung zur Eintracht, -l—«t-; il· zur Demuth nach dem MusterJesa, 5 —4-I; til. zur eifrigeu Sorge für die Seligkeit. -t2—48. IV. Ankündigung der Sendung des Tiknothelcs und Cpaphroditns. i9—30. l.</text:p>
      <text:p text:style-name="P1">1. Jst nun irgend eine Ermahnung in Christo, ist irgend ein Trost der Liebe, ist irgend eine Gemeinschaft des Geistes, ist irgend ein Mitleid und Erbarmen, Ei-h. t-, 4——3. Col. Z, 42 ze-</text:p>
      <text:p text:style-name="P1">2. so erfiillet meine Freude, dass ihr Eines Sinnes seid, ldie gleiche Liebe habet, einmüt i und ei «: et ei · hg g ch gä1:i,n4o.s 1d."(-For. -«, ca. Z. nichts aus Zank oder eitler Ehrfucht thut, sondern in der DemuthbJeder den » tA«""" h·’h«" «chZ«?F?.LE? T?-ist«. «2. «»</text:p>
      <text:p text:style-name="P1">4. und Jeder nicht auf das Seinige sehe, sondern Jeder auch auf das, was der Andern ist. »i.C-k.i0, ««-. <text:s text:c="3"/>222 <text:s/>2,;sDie <text:s/>St.-. PCUIi CCP.s2. Z. II.</text:p>
      <text:p text:style-name="P1">5. D,enn«i-hx sollet also gefinnet sein, wie Jesus Christus auch warJst-. is, is. S; welcher, obwohl er in Gottes GiZalt war, es nicht für einen Raub achtete, ott gleich zu sein; C-i. i,i5.</text:p>
      <text:p text:style-name="P1"><text:soft-page-break/>7. sondern sich selbst ausleerte, indem er die Gestalt eines Kneehtes annahm und ähnlich den Menschen ward; -</text:p>
      <text:p text:style-name="P1">2.Cot.8,9. Jes.52,t3ic. Heb.2,(4.47.</text:p>
      <text:p text:style-name="P1">8. und von Ansehen wie ein Mensch erfunden, sich selbst erniedrigte und Yhorsam ward bis zum Tode, ja bis zum de des Kreu s. Jph. it, zu. Hei-. S,</text:p>
      <text:p text:style-name="P1">8.</text:p>
      <text:p text:style-name="P1">9. Lamm hat ihn auch Gott über die Massen erhöhet und ihm einen Namen geschenkt, der über alle Namen ist; « Eph.-«, 20:c. «Heb. -I, 4 &amp;c.</text:p>
      <text:p text:style-name="P1">10. dass in dem Namen Jesu alle Kniee sich beugen sollen derer, die im Himmel und auf Erden und unter der Erde sind; M«:tih.2s,i8. R-3m.i4,«. Off.5,i3.i4.</text:p>
      <text:p text:style-name="P1">11. und alle Zun en bekennen, dass Jesus Christus der Herr i3ei, zur Ehre Gottes, des Vaters. Apg.2,3i-:-.io,3s. Rizm.i4,9. " III.</text:p>
      <text:p text:style-name="P1">12. Darum, meine Geliebten, so wie ihr allezeit (Fhorsam gewesen, nicht nur als in meiner egeuwart, sondern jetzt noch vielmehr in meiner Abwesenheit» wirket euer Heil mit Furcht und »73ittern; ·»i,Pet.i,.-i .»Ps.F2,«. IS. denn Gott ist es, der Beides in euch wirkt, das WolIen»uud das Vollbringen, nach seinem Wohlgefallen.</text:p>
      <text:p text:style-name="P1">2. C·-r, Z, Z.</text:p>
      <text:p text:style-name="P1">14. That Alles ohne Murren und Zank; Jak. i, is te.</text:p>
      <text:p text:style-name="P1">15. damit ihr unfträflich und lauter seid, untadelhafte Kinder Gottes, mitten unter einem verDerbten und verkehrten Geschlechte, unter welchem ihr scheinet als Lichter in der Welt, «.Pet.2,i2. M»»th.5,i42c. « ,</text:p>
      <text:p text:style-name="P1">16. indem ihr an dem Worte des Lebens sesthaltet, mir zum Ruhm auf den Tag Christi, dass ich nicht vergeblich gelaufen noch vergeblich gearbeitet habe.</text:p>
      <text:p text:style-name="P1">2. Cor.i«i4.</text:p>
      <text:p text:style-name="P1">17. Ja, ob ich auch eopfert werde über dem Opfer und Dien3e euers Glaubens, so freue ich mich und freue mich mit euch Allen.</text:p>
      <text:p text:style-name="P1">2. Ti-». 4,6.</text:p>
      <text:p text:style-name="P1">2.Cor 7,4.</text:p>
      <text:p text:style-name="P1">18. Gleicherweise aber freuet auch ihr euch und freue: euch mit mir. C, 4, 4, IV.</text:p>
      <text:p text:style-name="P1">19. Ich hoffe aberindem Herrn Jesu, den Timothens bald zu euch zu senden, damit auch ich frohen Muthes werde, wenn ich erfahre, wie es um euch steht. i. Thsss.3,2. 2(). Denn ich habe keinen so Gleichgesinnten, der so redlich für eiich sorgen wird.</text:p>
      <text:p text:style-name="P1">2. Tini. 4,</text:p>
      <text:p text:style-name="P1">40.s16. ;;«21.e DennLsie Alle suchen das Jhrige, nicht die Sache, hz;istiJesu. ;"</text:p>
      <text:p text:style-name="P1">22. Seine ewährung aber kennet ihr, dass er·, wie ein Kind mit seinem Vater, mit mir gedient hat an dem Evangelium. C. Tini. 4 , L.</text:p>
      <text:p text:style-name="P1">23. Diesen nun ho e ich zu senden, ur Fgunde, sobald ich abse e, wieme»ine,Sackien te en. « »</text:p>
      <text:p text:style-name="P1">24. Ich veitraue aber auf den Herrn, dass auch ich selbst bald zu euch kommen werde. C. i, es.</text:p>
      <text:p text:style-name="P1">25. J hieltaher ürnöt i ,denE a roditus, Einen Brui)er undhMitarbei,tei,li:nd Mitstreiter,euernAbgeordnetenundDiener <text:soft-page-break/>meiner Nothdurft, zu euch zu senden; C, 4,48.</text:p>
      <text:p text:style-name="P1">26. sintemal er ein Verlangen hatte nach euch Allen und betrübt war, weil ihr hörtet, dass er krank gewesen.</text:p>
      <text:p text:style-name="P1">27. Denn er war auch auf den Tod krank; aber Gott hat sich über ihn erbarmet und nicht allein über ihn, sondern auch über mich, damit ich nicht Traurigkeit auf Traurigkeit hätte.</text:p>
      <text:p text:style-name="P1">28. Desto schleuniger nun habe ich ihn gesandt, damit ihr, wann ihr ihn wiederlehet, euch freuet und auch ich weniger Traurigkeit habe. -.—</text:p>
      <text:p text:style-name="P1">29. So nehmet ihn nun auf im Herrn mit aller Freude, und haltet solche Männer in Ehren. i.C·-k.i6,i8. i.Tim 5,i7.</text:p>
      <text:p text:style-name="P1">30. Denn um des Werkes Christi willen ist er»bis nahe zum Tode ekommen und hat sein Leben in Gefahr gesetzt, auf dass er den Mangel eurer Dienstleistung gegen mich ersetzte.</text:p>
      <text:h text:style-name="Heading_20_2" text:outline-level="2">Cap. 11I.</text:h>
      <text:p text:style-name="P1">I. Warnung vor falschen Lchrern. i-6. 1l.Pal1· lus Sinn und Streben. 7—44-. lll. Ermahnung, ihm darin nachzuahmen. 15—2t. I.</text:p>
      <text:p text:style-name="P1">1. Uebrigens, meine Brüder! freuet euch im Herrn! Euch dasselbe zu schreiben, verdriesst mich nicht, ei1ch aber macht es fest. C. 2, is» Pf. se, «. 33, «.</text:p>
      <text:p text:style-name="P1">2. Hütet euch vor den Hunden; hütet euch vor den bösen Arbeitern; hütet euch vor der Zersihneidung. Matih.7,</text:p>
      <text:p text:style-name="P1">6. Off.22,45. Jes.5(-, i02c.</text:p>
      <text:p text:style-name="P1">2.Cor.-H,43. Gal.6,-IT. Z. Denn wir sind die Beschneidung, die wir Gott im Geiste dienen und uns rühmen in Christo Jefu und nicht auf das Fleisch vertrauen. Röm.2,29. Gai.c3,ii-—-is,</text:p>
      <text:p text:style-name="P1">4. Wie:-oohl auch ich auf das Fleisch vertrauen könute. Wenn Jemand sich ciubildet«, <text:s text:c="3"/>.Cap. Z. an die Philipper.</text:p>
      <text:p text:style-name="P1">Cap. 3.</text:p>
      <text:p text:style-name="P1">4. 223 er könne aus das Fleisch vertrauen, so kann ich es noch mehr..</text:p>
      <text:p text:style-name="P1">2.Cok.«,24 :c.</text:p>
      <text:p text:style-name="P1">5. Denn ich ward am achten Tage beschnitten, bin vom Geschle.chte Jsraels, aus dem.Stamnle Benjamin, ein Hebräer von Hebräern, nach dem Gesetz ein Pharisäer, Rom. «, t. Apg. 26,</text:p>
      <text:p text:style-name="P1">5.</text:p>
      <text:p text:style-name="P1">6. nach dem Eifer eill Verfolger der Gemeinde, nach der Gerechtigkeit, die im Gesetze ist, unstr·äftich. Gar. i, is. Apg.22,3:c. . II.</text:p>
      <text:p text:style-name="P1">7. Aber was mir Gewinn war, das habe ich um Christi willen für Schaden geachtet. Las. i4, se. — «</text:p>
      <text:p text:style-name="P1">8. Ja allerdings achte ich jetzt Alles für Schaden um der Alles übertresfenden ErXenntniss Christi Jesu,meines Herrn, willen; um dessen willen ich Alles für Schaden gerechnet Erbe und es für Unrath achte, damit ich «hristum gewinne,</text:p>
      <text:p text:style-name="P1">9. und in ihm erfunden werde als ein solcher, der nicht hat seine eigene Gerechtigkeit, die aus dem Gesetze, sondern die durch den Glauben an Christum, nämlich die Gerechtigkeit aus Gott im Glauben; Gal.2, is. 2i.</text:p>
      <text:p text:style-name="P1">10. um zu erkennen ihn und die Kraft seiner Auferstehung und die <text:soft-page-break/>Gemeinschaft einer Leiden, so ich seinem Tode ähnlich werde, m5m.s,4.5.</text:p>
      <text:p text:style-name="P1">2.Cok.4,i0.</text:p>
      <text:p text:style-name="P1">11. ob ich vielleicht zur Auferstehung der Todten gelangen möge. -</text:p>
      <text:p text:style-name="P1">12. Nicht, dass ich es schon ergriffen habe, oder schon vollkommen sei; ich jage ihm:aber nach, ob ich es e«rg·reifen möge, indem. ich auch von Christo esu ergriffen bin. ; «. Tini S,</text:p>
      <text:p text:style-name="P1">42. Pf. 73, W sc.</text:p>
      <text:p text:style-name="P1">13. Ihr Brüder! ich halte mich nicht dafür, dass ich es er rissen habe.</text:p>
      <text:p text:style-name="P1">14. Eines aberi;ageich: Ich vergesse, was hinter mir ist, und strecke mich aus nach dem, was vor mir ist, und eile nach dem vorge teckten Ziele, zu dem Kleinod der Berti ung Gottes von oben in Christo Jesu. «. Eos. 9, 2-i 2c.</text:p>
      <text:p text:style-name="P1">2. Tini. 4, 7 ». l1l.</text:p>
      <text:p text:style-name="P1">15. So Viele unser nun vollkommen sind, lasst uns also esinnet sein; und solltet ihr etwa anders gesLinnet sein, so wird Gott auch das euch offenbaren.</text:p>
      <text:p text:style-name="P1">16. Doch wozu wir schon gekommen sind, da lasst uns nach gleicher Regel wandeln und gleich gesinnet sein. (x..1,27.2,2. Nenn. is; is.</text:p>
      <text:p text:style-name="P1">17. Werdct meine Mitiiachfolger, ihr Brüder! und» sehet ans die, welche also wandeln, wie ihr uns zum Vorbilde habet. · C.-i,9.</text:p>
      <text:p text:style-name="P1">4.Cok.«,i.</text:p>
      <text:p text:style-name="P1">18. Denn Viele wandeln, von welchen ich i euch oft esagt habe, nun aber es aUch mit Weinen sage, dass sie Feinde des Kreuzes Christi sind. » » . ,</text:p>
      <text:p text:style-name="P1">19. Ihr Ende ist das Verderben, ihr Gott ist der Bauch und ihre Ehre in ihrer Schande, sie fmd aus die irdischen Dinge bedacht. I. C«-k. «, is. Rom. is, is.</text:p>
      <text:p text:style-name="P1">20. Denn unser Bürgerrecht i im Himmel; von woher wir auch den eiland erwarten, den agent! Jesum Christum, Jph.i4,s. ei-.«,i3—i6.is,44.;-Tii.2,i3.—</text:p>
      <text:p text:style-name="P1">21. welcher den Leib unserer Niedrigkeit u·mgestalten wird, dass er ähnlich werde dem Leibe seiner Herrlichkeit nach der Macht, mit der er auch alle Dinge sich unterthan machen kann.</text:p>
      <text:p text:style-name="P1">4.Cpk.i5,43.49. i.Joh.3,2.</text:p>
      <text:p text:style-name="P1">Cap. IV. l. Fcrncre Ermahiiungen an Einzelne und Alle· «-9. It. Danksagung für die ei-apfangene Unterstützung. 40—49. 1ll. Schluss. 20—2Z. l.</text:p>
      <text:p text:style-name="P1">1. Darum, meine geliebten und erehnten Brüder! meine Freude und Krone! tehet also fest im Herrn, ihr Geliebten! «. Thess. 2, «9. Phi1. i,</text:p>
      <text:p text:style-name="P1">27.</text:p>
      <text:p text:style-name="P1">2. Die Euodia ermahne ich und die Shntyche ermahne ich, Eines Sinnes zu sein im Herrn. <text:s/>Ja, ich bitte auch dich, mein treuer Mitgenosse! stehe ihnen bei, die an dem Evangelium mit 1:nirgekämpft haben, nebst Clemens und meinen übrigen Mitarbeitern, deren Namen im Buche des Lebens stehen. Pl)ilcm. L. Off. is, B.</text:p>
      <text:p text:style-name="P1">4. Freuet euch im Herrn allezeit! abermal sage»ich; Freuet euch! <text:soft-page-break/>C, 3, «.</text:p>
      <text:p text:style-name="P1">5. Lasset euere Freundlichkeit allen Menschen kund werden! Der Herr ist nahe. Jak. 5,</text:p>
      <text:p text:style-name="P1">8.</text:p>
      <text:p text:style-name="P1">9.</text:p>
      <text:p text:style-name="P1">6. Sor et um nichts, sondern in allen Dingen lasset im Gebet und Flehen mit Danksagung eure Bitten vor Gott kund werden. -i. Pct. Ei,</text:p>
      <text:p text:style-name="P1">7. Ei-h. 6, is.</text:p>
      <text:p text:style-name="P1">7. Und der Friede Gottes, der allen Verstand übersteigt, wird eure Herzen und euern Sinn bewahren in Christo Jesu. Col. Z, t5. Rom. Z, «.</text:p>
      <text:p text:style-name="P1">8. Jin Uebrigen, ihr Brüder! was wahrhaft ist, was ehrbar, was gerecht, was remwas lieblich, was wohl lautet, ist irgend eine Tugend und ist irgend ein Lob, dem denket nach! Tit. Z,</text:p>
      <text:p text:style-name="P1">8.</text:p>
      <text:p text:style-name="P1">44.</text:p>
      <text:p text:style-name="P1">9. Was ihr auch gelernt und empfangen und gehört und gesehen habet an mir, das thut, so wird der Gott des Friedens mit euch sein. E, s, i7. i.Th«»ss5, es. <text:s text:c="3"/>k«224 Cap.</text:p>
      <text:p text:style-name="P1">1. Die Ep·istel II. 1O. Jch bin aber hoch ei-kreist worden im Herrn, dass ihr jetzt einma wieder kräftig geworden seid, für mich zu sorgen; worauf ihr auch sonst dachtet, aber ihr hattet keine Gelegenheit dazu. «</text:p>
      <text:p text:style-name="P1">11. Nicht, dass ich dieses des Mangels ?;Iii"Z?22I«9-Fåsd?2iJ’i,«iH«3 Z3bF2F2Ii;äT«« « « «. Tim.iz,·e—8. U1k. Jchszkci,n1znied»röikg k,e·beni,"jch tlcinn g)u»ch e er u a en; i in era un in allen gingen geübt, Lowo l satt zu sein als Fi»hungern,so·wohl eber us; zu haben als angel zu eiden. Heb.i:i,5. ·</text:p>
      <text:p text:style-name="P1">13. »Ich vermag Alles durch Christum, der mich stärker</text:p>
      <text:p text:style-name="P1">2.Cok. i2, ro.</text:p>
      <text:p text:style-name="P1">14. Doch habet ihr wohl ethan, dass ihr Antheil nahmet an meiner ?Drangsal.</text:p>
      <text:p text:style-name="P1">15. Aber auch Er, Philipper, wisset, dass im Anfange des «dangeliums, als·ich aus Macedonien auszog, keine Gemeinde es mit mir gehalten hat in Betreff des Gebeus und Enipfangens, als nur ihi;a3leix:.l 9 . or. , . St. Pauli Cap.</text:p>
      <text:p text:style-name="P1">1.</text:p>
      <text:p text:style-name="P1">16. Denn auch als ich zu Thessalonich war, habet ihr mir ein und zwei Male für meine Nothdurft gesandt. Apg.i7, i.</text:p>
      <text:p text:style-name="P1">17. Nicht, dass ich das Geschenk suche, sondern ich suchedie Frucht, dass sie sieh mehre für euere Rechnung. IS. Ich habe aber Alles genug und mehr als g(;nug« ich habe die Fülle, nachdem-ich von paphroditus eure Gabe empfangen, einen lieblichen Wohlgeruch, ein angenehmes, Gott wohlgefälIig6es Opfer. .2,25. Heb.i3·is.</text:p>
      <text:p text:style-name="P1">19. Mein Gott aber wird euch all euer Bedürfnis; erfüllen, nach seinem Reichthum, in Herrlichkeit, in Christo Jesu.</text:p>
      <text:p text:style-name="P1">2.C»k.9,i3. III.</text:p>
      <text:p text:style-name="P1">20. Gott aber unserm Vater sei Ehre von Ewigkeit zu Ewigkeit! Amg1.l « « Z A . , « ,</text:p>
      <text:p text:style-name="P1">21. Griisset alle Heiligen in Christo Jefu. Es grüssen euch <text:soft-page-break/>dieBrüder, die bei mir sind.</text:p>
      <text:p text:style-name="P1">22. Es grüssen euch alleHeili» en,besonders aber die aus dem Hause des Kaisers.</text:p>
      <text:p text:style-name="P1">2. Cor.43, t2. 23 Die Gnadeunseis errn JesuC rifti « "H « h sei mit euch Allen! Amen. i.C-c. i6,23.</text:p>
      <text:p text:style-name="P1"/>
      <text:h text:style-name="Heading_20_1" text:outline-level="1">Die Epistcl Si. Pauli an die Colosser.</text:h>
      <text:h text:style-name="Heading_20_2" text:outline-level="2">Cap. I.</text:h>
      <text:p text:style-name="P1">l. Paulus Gruss. «, D; lIDank und Gebet für die C:-lasset, Z—44; til. Hoheit und Würde Jesu, is—-Da; iv. Dei Apostels Amt. 24-29. I.</text:p>
      <text:p text:style-name="P1">1. Paulus, Apostel Jesu Christi durch den Willen Gottes, und Timotheus, der Bruder, Phii.t, i.</text:p>
      <text:p text:style-name="P1">2. an die Heiligen zu Colossä und gläubigen Brüder in Christo. Gnade sei mit euch und Friede von Gott, unserm Vater, und dem Herrn Jesu Christo! 4·Th««ss. i,-«. il. Z. Wir danken dem Gott und Vater unsers Herrn Jesu Christi allezeit im Gebete für euch, Es-i,. i, -is. -is.</text:p>
      <text:p text:style-name="P1">4. da wir von eurem Glauben in Christo Jesu, und von euerer Liebe gegen alle Heiligen gehört haben; Pk,k1cm, Z,</text:p>
      <text:p text:style-name="P1">5. der Hoffnung wegen, die euch in den Himmeln ausbehalten ist, von we -her ihr schon früher gehört habet in dem Worte der Wahrheit des Evangeliums, -i. Pet.i, Z. 4· Ei-h. i, -is.</text:p>
      <text:p text:style-name="P1">6. das zu euch gekommen ist, so wie auch in alle Welt, und Früchte trägt, wie auch in euch, von dem Tage an, da ihr es gehört und die Gnade Gottes in der Wahrheit erkannt habet; J.-s.55, «. Makc.4, s.</text:p>
      <text:p text:style-name="P1">7. so wie ihr es auch gelernt habet von Epaphras, unserm geliebten Mitknechte, der ein treuer Diener Christi für euch ist, C. 4,</text:p>
      <text:p text:style-name="P1">42.</text:p>
      <text:p text:style-name="P1">8. der uns auch eure Liebe im Geiste kund gethan hat. »</text:p>
      <text:p text:style-name="P1">9. «-sOesshalb auch wir, von dem Tage an, da wir es gehört haben, hören wir nicht auf, für euch zu beten undgu bitten, dass ihr erfüllet werdet mit der (»rkenntniss seines Willens in aller Weisheit und geistlicher Einsicht; Eph,i,-i5:c. ·</text:p>
      <text:p text:style-name="P1">10. damit ihr des Herrn würdig wandelt, zu allem Wohlgefallen, fruc»htl:ar in allem guten Werke, und wachsendin der Erkenntniss Gottes; Epk,»4,i. Hei-.i3,2-i. U. gekräftigt mit·aller Kraft, nach der Markt seiner Herrlichkeit, zu aller Geduld und angmuth m1t Freuden; Eph.3, is.</text:p>
      <text:p text:style-name="P1">12. und danket dem Vater, der uns geschickt gemacht hat zum Erbtheil der Heiligen im Lichte, « <text:s text:c="3"/>Cap.</text:p>
      <text:p text:style-name="P1">1. an die C</text:p>
      <text:p text:style-name="P1">13. her; uns Zins ge; 3)eei»vck;il; der»FinFekr;niss er is et un in a ei eines ge te ten Sohnes versetzt hat; As-g.·26. is»</text:p>
      <text:p text:style-name="P1">14. in wZiil)em dwirVhabek:1 die dErlgu»ng durch sein ut ie erge urig er unden. Eph.i,7. « · 1II. 1l;5. W3cher ist de? sEbEnbild <text:soft-page-break/>Eies unsicht aren ottes der rtge oruea er Geschöpfe. »Hei·-.i,3.·«Dff.s,i4, »</text:p>
      <text:p text:style-name="P1">16. Denn in ihn; sind· alle Dinge erfchafsen worden, was ·im Himmel und was’auf Erden ist, das Sichtbare und das Unsichtbare, es ·seie·n Throne oder Herrschasten oder Obrigkeiten oder Gewalten; alle Dinge sind durch ihn und frirhih1; e4r(sch3fset;.» » «"o . , . . o. , .</text:p>
      <text:p text:style-name="P1">17. Und er ist v»or«iillen Dingen und alle Dinge bestehen in ihm. OF. —22,43. Jois.»i7,5.</text:p>
      <text:p text:style-name="P1">18. Und er ist »das Haupt des Leibes, des Gemeindg; eEstdtder Elnfa:ig, der AJ1rstge orne von en o en am( er in em den Voi·rang habe. « (.sph.i,22:c« Off.i.5. i.(s;ok.·i5,2o.</text:p>
      <text:p text:style-name="P1">19. Denn also gkfisel es Gott, in ihm alle Fiille wohnen zu asen, C·.2,9. -«-h.i,i6.</text:p>
      <text:p text:style-name="P1">20. und durch ihn Alles mit sich«selbst zu versöhnen, indem er Frieden machte durch das Blut seines Kreuzes, durch ihn, sowohl was aus Erden at? was«i8mEHIi,1ii2m;:ä isz.</text:p>
      <text:p text:style-name="P1">2.vk.5, . p-,"».I-</text:p>
      <text:p text:style-name="P1">21. Und euch, die ihr vormals entsremd·et waret und»Fc-inde mit euren Gedanken» in den bösen S-2Zert«en, hat eFliir;3)mehg v3s’ohnet, in dem eibe seines ei es ur den Tod, Rom.5,s·io. Eph.2,i52c. «</text:p>
      <text:p text:style-name="P1">22. euch darzuftellen heilig und untadelhaft und unsträflich vor ihm, Tit. 2, il.</text:p>
      <text:p text:style-name="P1">23. wenn ihr anders im Glauben gegründet und fest verbleibet, und euch nicht entwegen lasset von der Hoffnung des Evangeliums, ivelches ihr gehört habet, das allen Geschöpfen unter dem Hinimelist gepredigt worden, dessen Diener ich, Paulus, geworden bin. i,(;-.-k.i5,58. Coi.2,7.i,s. IV. 2-i-. Nun freue ich mich in meinen Leiden für euch, und mache i»oolls«tändig an niein?n? Fle(sche,s was dZi Frubsciå:n <text:s/>e te für einen ei «, we er i le Ieciilemde;« Eph.3, i. is. s:ipg.9, is.</text:p>
      <text:p text:style-name="P1">25. deren Diener ich geworden bin, naih dein Auftrage Gottes, der mir gegeben wordei1dau euch, d3as Wort Gottes völlig zu pre igen pp-h. ,</text:p>
      <text:p text:style-name="P1">7.»</text:p>
      <text:p text:style-name="P1">26. d.1sGeheini1iiss, das verborgen war von der Welt Zeiten und Ges chlechtern her, jetzt aber gcosfeubaret worden ist seinen olosser. Eap.</text:p>
      <text:p text:style-name="P1">1.</text:p>
      <text:p text:style-name="P1">2. 225</text:p>
      <text:p text:style-name="P1">27. denen Gott kund thun wollte, welches sei der Reichthum der Herrlichkeit dieses Geheimniss es unter den Heiden, welcher ist Christus in euch , die Hoffnung der Herrlichkeit. -2. C-is. «3,5. Ei-b.s, i7. ,</text:p>
      <text:p text:style-name="P1">28. Ihn verkünden wir und ermahnen jeden Menschen und nnterrichten jeden Menschen in aller Weisheit, damit wir jeden Menschen vollkommen in Christo darstellen;</text:p>
      <text:p text:style-name="P1">29. wofür ichdenn auch arbeite und kätnpfe, nach der Wirksamkeit dessen, der in mir wirket in Kraft. C. i, is.</text:p>
      <text:h text:style-name="Heading_20_2" text:outline-level="2"><text:soft-page-break/>Cap. II.</text:h>
      <text:p text:style-name="P1">IErinahiiung zur Festjgkeit im Glauben, -'t—7; ilWarnung vor Jrrlehrern und ihrer Scheinwkisi)cii. 8—2:z. I.</text:p>
      <text:p text:style-name="P1">1. Denn ich will, dass ihr wisset, welchgrossen Kampf ich, habe für euch und diiZku «aodicea und Alle, die mein leibliches ngesteht ni»cht·gefehen haben, C. 4, is.</text:p>
      <text:p text:style-name="P1">2. damit ihre Herzen getröstet werden, verbunden in Liebe und u allem Reichthum der vollkommenen Einsicht, zur Erkenntnis; —(Fjeheimnisses Gottes, des Vaters und — ri ti, «</text:p>
      <text:p text:style-name="P1">3. in welchem alle S?ätze der Weisheit und der Erkenntniss ver orgen sind. i. Crit. i,24-. ’</text:p>
      <text:p text:style-name="P1">4. Ich sage aber dieses, damit Niemand euch mit beredten Worten betrüge.Eph.5,i;.</text:p>
      <text:p text:style-name="P1">5. Denn ob ich schon dem Leibe nach abwrsend bin, so bin ich doch im Geiste bei euch nnd freue mich ulid sehe eure Ordnung·und die Festigkeit eures Glaubens an Christum.</text:p>
      <text:p text:style-name="P1">4.Cor. t4, 4(). G. Wie ihr nun angenommen habet Christum Jesum, den Herrn, so wandelt in ihm,</text:p>
      <text:p text:style-name="P1">7. gewurzelt und erbaut in ihm, und befestigt im Glauben, so wie ihr gelehrt worden seid, und nehmet zu darin mit Danksagung. C. i,</text:p>
      <text:p text:style-name="P1">23. E;-H. 2, 2o. 4, i5 «. lI.</text:p>
      <text:p text:style-name="P1">8. Sehet zu, dass euch Niemand beraube durch die Weltweisheit und eiteln Trug nach den Satzungen der EJ)?enfchen, nach den Anfangsgriinden der Welt und 11Tchk1Mch Ch1«kftO. Eph.4,i4. Röm.sic,i8.</text:p>
      <text:p text:style-name="P1">9. Denn in ihm wohnet die ganze Fülle der Gottheit leibhaftig. C·-i»-so« J-,k,.i,i4.</text:p>
      <text:p text:style-name="P1">10. Und ihr seid in ihm erfiillet, welcher das Haupt aller Hoheit und Gewalt ist. C. it, le. Eph.4-ATI-</text:p>
      <text:p text:style-name="P1">11. In ihm seid ihr auch bescl)nitten worden mit der Beschneidung, die «nicht mit Händen geschieht, in dein Ansziehen des siindlichi-n Leibes des Fleisches, in der Bel HClllgC1l, Röin. t6, IS :c. » schneidung Christi, Phil.3,3. Col.3,5—915 <text:s text:c="3"/>226</text:p>
      <text:p text:style-name="P1">Cap. L.</text:p>
      <text:p text:style-name="P1">3. Die Epistel St. Pauli Cap.« Z.</text:p>
      <text:p text:style-name="P1">12. miti m begraben in der Taufe; in ihm seid i r auch mitauferweckt worden durch den lanben an die Kraft Gottes, die ihn von den Todten auferweckt hat. Röin.6,4. B. Eph.2,5 it. Col.3,4.</text:p>
      <text:p text:style-name="P1">13. Und euch, die ihr todt waret in den Uebertretungen und der Vorhaut eueres Fleisihes, hat er mit ihm lebendig gemacht, da er euch alle 1lebertretungen vergeben, Cph.2,sI.</text:p>
      <text:p text:style-name="P1">5.H.</text:p>
      <text:p text:style-name="P1">2.Cor.ö,49.</text:p>
      <text:p text:style-name="P1">14. da er die Handschrift gegen uns in den Satzungen, die wider uns war, austilgte, und sie hinweg nahm, indem er sie an das Kreuz heftete ; Eph. D, is.</text:p>
      <text:p text:style-name="P1">15. da er den Hoheiten und den Gewalten die Rüstung auszog und sie öffentlich zur Schau führte und über sie in ihm triUmphirte. <text:soft-page-break/>Lug» « «, 22, · -</text:p>
      <text:p text:style-name="P1">16. So soll euch nun Niemand ruhten in Speise oder in Trank, oder in Ansehung eines Feiertages oder Neumondes oder Sabbaths. Her« 9,io. ais-m.i4,2:c.</text:p>
      <text:p text:style-name="P1">3.Mos.2.-i.</text:p>
      <text:p text:style-name="P1">17. Dieses«ist ein Schaiten des Zukünftigen, der Leib aber ist Christi. Heb. 8,</text:p>
      <text:p text:style-name="P1">5. io»,i.</text:p>
      <text:p text:style-name="P1">18. Lasset euch euer Kleinod durch Niemand entreis;en, der sich gefällt in Demuth und Verehrung der Engel; der sich in das, was er nicht gesehen hat, einlässt, eitler Weis e ausgeblasen von dem Sinne se4in;s Fs3eiåches, . Im. , U.</text:p>
      <text:p text:style-name="P1">19. und sich nicht hält an das Haupt, aus welchem der gan e Leib, durch die Gelenke undBandeunteritiitztundzusammengefügt, wächst zu der Grösse, die Gott gibt. Eph.4,-is. is.</text:p>
      <text:p text:style-name="P1">20. Wenn ihr nun mit Christo den Ansangsgründen der Welt abgestorben seid, warum lasset ihr euch denn, als lebtet ihr noch in der Welt, beschweren in den Satzungen: Gar. 4,</text:p>
      <text:p text:style-name="P1">9. »</text:p>
      <text:p text:style-name="P1">21. Berühre es nicht! koste es nicht! greife es nicht an! Z. M-s.5,2. i.Tim. i, Z.</text:p>
      <text:p text:style-name="P1">22. Welches All es zum Verderben gereicht durch den Gebrauih, nach den Geboten und Lehren der Menschen. Matth.m,9.i7.i:3.</text:p>
      <text:p text:style-name="P1">23. Was freilich einen Schein der Weisheit hat, in selbsterwähltem Gottesdienste und Demuth und Härte gegen den Leib, indem man ihn nicht werth achtet, zur Sättigung des Fleisches. i.Tim. 4,</text:p>
      <text:p text:style-name="P1">8.</text:p>
      <text:h text:style-name="Heading_20_2" text:outline-level="2">Cap. In.</text:h>
      <text:p text:style-name="P1">l. Ermahnung zum himmlischcn Sinne, -t—4-; 1l. zur Rechtschaffenheit, 5—H; lll. zur Liebe 42-—47; W. Pflichten des Hausstandes. -i8—25. I.</text:p>
      <text:p text:style-name="P1">1. Seid ihr nun mit Christo auferstani den, so suchet, was droben ist, wo Christus ist, sitzend zur Rechten Gottes. C.2,«2.i3. Hei-.i2,2.</text:p>
      <text:p text:style-name="P1">2. Trachtet nach dem, was droben ist, nicht nach dem, was auf Erden ist. Many· H, 33« B. Denn ihr seid gestorben, und euer Leben ist mit Christo in Gott verborgen. R-Im. 6,2. «.</text:p>
      <text:p text:style-name="P1">4. Wann aber Christus offenbar werden wird, der unser Leben ist, dann werdet auch ihr mit ihm offenbar werden in Herrlichkeit. Phii.i,2i.</text:p>
      <text:p text:style-name="P1">2.Thcss.-i,7. to.</text:p>
      <text:p text:style-name="P1">4.Pkt.4,i3. 1l.</text:p>
      <text:p text:style-name="P1">5. So tödtet nun euere Glieder, die auf Erden sind, Unzucht, Unreinigkeit, Fleischestust, bbse Begierde und den Geiz, der ein Götzendienst ist; Epk,« 5,</text:p>
      <text:p text:style-name="P1">3.5,</text:p>
      <text:p text:style-name="P1">6. um welcher Dinge willen der Zorn Gottes kommt über die Kinder des Ungehorsams; Ei-h. is,</text:p>
      <text:p text:style-name="P1">6.</text:p>
      <text:p text:style-name="P1"><text:soft-page-break/>7. in welchen auch ihr vormals wandeltet, als ihr unter ihnen lebtet. E«-h, 2, « —3·</text:p>
      <text:p text:style-name="P1">8. Nun aber ·leget auch ihr dieses Alles ab, Zorn, Grimm, Bosheit, Lästerung, schändliche Reden aus eurem Munde. J.1k.i,2i. Eph. 4,</text:p>
      <text:p text:style-name="P1">29. 5,</text:p>
      <text:p text:style-name="P1">4.</text:p>
      <text:p text:style-name="P1">9. Lüget nicht gegen einander; ziehet den alten El) enscheli aus mit seinen Werken, Eph. 4,</text:p>
      <text:p text:style-name="P1">22. es.</text:p>
      <text:p text:style-name="P1">10. und ziehet an den neuen, der erneuert wird zur Erkenntnis;nach demBilde dessen, der ihn erschaffen hat; Eph.4,24. -i.Mos.-l,27.</text:p>
      <text:p text:style-name="P1">11. wo nicht ist Grieche und Jude, Beschnittener und Un"beschnittener, Ausländer, Schthe, Knecht, Freier, sondern Alles und in Allen Christus. G« 3,28.5, H. III.</text:p>
      <text:p text:style-name="P1">12. So ziehet nun an, als Auserwählte Gottes, Heilige und Geliebte, innigliches Erbarmen, Gütigkeit, Delnuth, Sanftmuth, Langmuth. Cpl7.4,</text:p>
      <text:p text:style-name="P1">2.</text:p>
      <text:p text:style-name="P1">32.</text:p>
      <text:p text:style-name="P1">13. Vertraget einander und vergebet einander, so Einer wider den Andern eine Klage hat; wie auch Christus euch vergeben hat, also thut auch ihr. Eph.5,s.Matth.6,i4:c.</text:p>
      <text:p text:style-name="P1">14. Ueber dieses Alles aber ziehet an die Liebe, die da ist ein Band der Vollloui1nenheit. J-y.i3,3i.45,i2 i.Vet.4,8.</text:p>
      <text:p text:style-name="P1">15. Und der Friede»Gotteswalte in enern .Eerzen, zu welchem ihr auch berufen seid in «ineni Leibe, und seid dankbar! Phi1.4,</text:p>
      <text:p text:style-name="P1">7.</text:p>
      <text:p text:style-name="P1">16. Lasset das Wort Christi reichlich unter euch wohnen; in aller Weisheit lehret 1md ermahnet euch selbst, mit Psalmen und Lobgesängen und geistlichen Liedern singet dem errii lieblich in euel«n Herzen. H Eph.5,-i9.</text:p>
      <text:p text:style-name="P1">4.Coi-.-t4,«"26. <text:s text:c="2"/></text:p>
      <text:p text:style-name="P1">Cap. Z. -I. an die:</text:p>
      <text:p text:style-name="P1">17. Und was ihr immer thut mit Worten oder mit Werken, das thut Alles im Namen des Herrn Jesu, also dass ihr Gott, dem Vater, danket durch ihn. « . . t.Cor.t0,Z1. Eph.5,20. , IV.</text:p>
      <text:p text:style-name="P1">18. Ihr Weiber, seid unterthan euern Männern, wie sich’s gebührt giihHze;;n. . p . , it.</text:p>
      <text:p text:style-name="P1">19. Ihr Männer, liebet eure Weiber und seid nicht bitter ge en sie. , «</text:p>
      <text:p text:style-name="P1">20.llJl)?:OKinder,?Zid des <text:s/>geh3csam in a en ingen« enn a i ein errn wohigeseiiIi«g. E"pi,.s,«.2«.</text:p>
      <text:p text:style-name="P1">21. Ihr Väter, reizet eure Kinder nicht, damit sie nicht muthlos werden.</text:p>
      <text:p text:style-name="P1">22. Ihr Knechte, seid in csllen Tzsngen euern leiblichen Herren gehor am, ni tmit As1gåndienst, als solche, <text:s/>?enchM?nschen ge a en wollen onderninii ri tig eitdes Herzens, weil ihr Gott fürchtet. Eph.6,5:cv23. Und Allgg,tsvasZ)r thut, gas·si()lsalffels on erzen a em errn un ni e Men?chen, «» .</text:p>
      <text:p text:style-name="P1">24. weil ihr wisset, dass ihr vom Herrn die Vergeltung des Erbes empfangen werdet, denn ihr dienet dem Herrn Christo.</text:p>
      <text:p text:style-name="P1">25. Wer aber Unrecht thut, der wird empfangen, was er Unrechtes gethan hat, nnd es gi t kein Ansehen der Person. ’</text:p>
      <text:p text:style-name="P1">2. Cor.5, t0. Röin.2, ist.</text:p>
      <text:h text:style-name="Heading_20_2" text:outline-level="2"><text:soft-page-break/>Cap. lV.</text:h>
      <text:p text:style-name="P1">l. Ermahnung zu Gebet und Vorsicht. t—6. « II. Schluss des Briefes. 7—st8. I.</text:p>
      <text:p text:style-name="P1">1. Ihr er«ren, eriveiset euern Knechten das Re t und die Billigkeit, da ihr » wi?et, dass auch ihr einen Herrn ini Himi me habet. Eph.6,9.</text:p>
      <text:p text:style-name="P1">2. Berharrct im Gebet und wachet in demselben mit Danksagung. Fph.(3,-18. -l.Thess.5,t7. « Z. Und betet zugleich auch für uns, dass uns Gott eine Thüre des Wortes öffne, « das G-eheimuiss Christi zu lehren, wegen l dessen 1ch·auch gebunden bin, Eph.6,-i9.20. i</text:p>
      <text:p text:style-name="P1">4. damit ich dasselbe offenbare so, wie ich i lehren soll.</text:p>
      <text:p text:style-name="P1">5. Wandelt in Weisheit gegen die, welche i draussen sind, nnd erkaufct die gelegene Heu. s Eph..-I,-i5.4 . s"-Colosser. Cato.</text:p>
      <text:p text:style-name="P1">4. 227</text:p>
      <text:p text:style-name="P1">6. Eure Rede sei allezeit lieblich, mit Salz gewürzt, so dass ihr wisset, wie ihr einem even antworten sollet. Mart. 9,50. Spr.-to,</text:p>
      <text:p text:style-name="P1">32. ll.</text:p>
      <text:p text:style-name="P1">7. Wie es um mich stehe, das wird euch Tychicus, der geliebte Bruder und treue Diener und Mit necht im Herrn, Alles kund thun; Epi;. is, 2»i.</text:p>
      <text:p text:style-name="P1">22.</text:p>
      <text:p text:style-name="P1">8. den ich eben desswegen zu euch gesandt habe, dass er erfahre, wie es um euch steht, und er eure Her en tröste; -«</text:p>
      <text:p text:style-name="P1">9. sammt Oneiimus, dem treuen und geliebten Bruder, der einer der Eurigen ist; sie werden euch Alles kund thun, was hier vorgeht. Phiiem. i02c.</text:p>
      <text:p text:style-name="P1">10. Es gri"isst euBeAristarchus, mein Mitgefangener, und arcus, der Vetter des Barnabas, wegen dessen ihr Aufträge erhalten habet (wenn er zu euch kommt, so nehmet ihn auf !), supg.27,2.</text:p>
      <text:p text:style-name="P1">2.Tim..4, «.</text:p>
      <text:p text:style-name="P1">11. und Jesus, genannt Justus,« die aus der Beschneidung sind. Diese allein sind meine Mitarbeiter am Reiche Gottes, die mir zum Troste geworden sind.</text:p>
      <text:p text:style-name="P1">12. Es grüåt euch Epaphras, einer der Eurigen, ein necht Christi, der allezeit für euch kämpft im Gebete, das; ihr bestehen m«i5get vollkommen und erfüllt in allem Willen Gottes. C. i,</text:p>
      <text:p text:style-name="P1">7. Phi1km.</text:p>
      <text:p text:style-name="P1">23.</text:p>
      <text:p text:style-name="P1">13. Denn ich gebe ihm das Zeugniss, dass er grossen Eifer hat sur euch und die zu Laodicea und die zu Hierapolis. » C-«2,4. Oss.3,i4.</text:p>
      <text:p text:style-name="P1">14. Es griisst euch Lucas, der Arzt, der Geliebte, und Demas. Phiiem.</text:p>
      <text:p text:style-name="P1">24.</text:p>
      <text:p text:style-name="P1">15. Gi«üsset die Brüder zu Laodicea und dHen ?2ymphas und die Gemeinde in seinem an e. "</text:p>
      <text:p text:style-name="P1">16. Und wann der Brief bei euch gelesen ist, so niachet, dass er anch in der Gemeinde zu Laodicea gelesen werde, und dass auch ihr den von L-aodicea leset.</text:p>
      <text:p text:style-name="P1">17. Und sag(-t dem Archippus: Siehe auf das Amt, das du imHerrn <text:soft-page-break/>empfangen hast, dass du es erfüllest. Philem.</text:p>
      <text:p text:style-name="P1">2.</text:p>
      <text:p text:style-name="P1">18. Der Gruss mit meiner, des Paulus, Hand. Gedenketmeiner Bande! Die Gnade sei mit euch! — Amen. i.Cok.is,2i. Hkb.i3,3. -i.Thess.5,28. .TT...j--j«j-— <text:s text:c="2"/>228</text:p>
      <text:p text:style-name="P1">Cap. t.</text:p>
      <text:p text:style-name="P1"/>
      <text:h text:style-name="Heading_20_1" text:outline-level="1">Die I.»«Epistel St. Pauli«·an die Thessa"lonicher.</text:h>
      <text:h text:style-name="Heading_20_2" text:outline-level="2">Cap. I.</text:h>
      <text:p text:style-name="P1">l. Paulus Gruss. i; il. Dank und Freude über den thätigen Glauben der Thefsalomcher. 2—40. I. I. Paulus und Sh»lva"nus und Timotheus an die Gemeinde der Thessalonicher in Gott dem Vater, und dem Herrn Jesu Christo. Gnade sei mit euch und Friede von Gott, unserm Vater, und dem Herrn Jesu Christo!</text:p>
      <text:p text:style-name="P1">2.Thess.-i,c.</text:p>
      <text:p text:style-name="P1">2.Apg.47, «. to. ll.</text:p>
      <text:p text:style-name="P1">2. Wir danken Gott allezeit für« euch Alle und gedenken euer in unserm Gebete,</text:p>
      <text:p text:style-name="P1">2.Thcss.4,3. Col.-i,3.</text:p>
      <text:p text:style-name="P1">3. indem wir unablässig eingedenk sind euers Werkes im Glauben und eurer Mühe in der Liebe und eurer Standhastigkeit in der offnung auf unsern Herrn Jesum Chri tuin, vor Gott, unserm Vater. C.5,</text:p>
      <text:p text:style-name="P1">8. i. C«-k,i3, is»</text:p>
      <text:p text:style-name="P1">4. Denn wir wissen, von Gott geliebte Brüder! eure Erwählung,</text:p>
      <text:p text:style-name="P1">2.Thess.2,i3.</text:p>
      <text:p text:style-name="P1">5. das; unser Evangelium zu euch kam nicht bloss in Rede, sondern auch in Kraft ulid im heiligen Geiste und in grosser Zuversicht; wie ihr denn wisset, wie wir uns unter euch erwiesen euertwegen. E.2,i3rc. i.Cor.'2,4.5.</text:p>
      <text:p text:style-name="P1">6. Und ihr seid unsre und des .8Z3rrn Nachfolger geworden, indem ihr das ort aufnahmet unter vieler Trübsa ,mit Freude des heiligen Geistes; i.Cor.-«, l.Apg.47,52c.</text:p>
      <text:p text:style-name="P1">7. so dass ihrVorbilder wurdet allen Gläubigen in Macedomen und Aehaja. C. 4, i0.</text:p>
      <text:p text:style-name="P1">8. Denn von euch aus ist das Wort des Herrn erschollen nicht allein in Macedonien und Acha"a, sondern auch an allen Orten ist euer Glaube an Gott kund geworden, so dass wir nicht nöthig haben, etwas davon zu sagen. Nenn. i, s.</text:p>
      <text:p text:style-name="P1">9. cnn sie selbst verkiindigen von uns, welchen Eingang wir bei euch gesunden, und wie ihr euch von den Gbtzen zu Gott bekehrt habet, zu dienen dem lebendigen und wahren Gott, C.2,i:c. Ap .i4,45.</text:p>
      <text:p text:style-name="P1">10. und zu erwarten seinen Zehn von den Himmeln,den er auserweckthatvoiidenTodten, Jesuin, der uns errettet von dem zukünftigen Zorne. C.4,is. Phii.3,20. Eiiöm. 5,9.</text:p>
      <text:p text:style-name="P1">Cap. H. I. Paulus Treue und väterliche Liebe gegen die Tbessalonicher. i—i2. il. Ihre Aufnahme des Evangeliums. is—-l6, <text:soft-page-break/>lll. Sein Verlangen nach ihnen. i7—20 ! dass unser Eingang bei euch nicht vergeblich war, C.i,5.9. « « --</text:p>
      <text:p text:style-name="P1">2."« sondern, obschon wir vorher gelitten hatten« und miE;handelt worden waren, wie ihr wisset, zu hilippi, so waren wir dennoch rnuthig in unserm Gott, bei euch das Evangelium Gottes vorzutragen unter vielem Kampfe. Apg. is,22:k.i7, is. Z. Dennunsere Ermahnung« eschah nicht ans Betrug, auch nicht aus ånreinigkeit, noch mit List; :-. C«-k. -«-, i7.</text:p>
      <text:p text:style-name="P1">4. sondern, gleichivie wir von Gott sind würdig erfunden worden,dass uns das Evangelium anvertraut werde, also reden wir, nicht um den Menschen zu gefallen, sondern Gott, der unsre .gerzen bewährt. -i.Tim«i,«. ai.i,1o. i.Chkou.29,i7.</text:p>
      <text:p text:style-name="P1">5. Denn niemals haben wir.Schmeichelworte Zebraucht, wie ihr wis;et, noch unter einem erwande unsder Ha sucht ergeben; Gottist Zeuge!</text:p>
      <text:p text:style-name="P1">2.Coc.4,2. 42,ii.</text:p>
      <text:p text:style-name="P1">6. Wir suchten auch nicht Ehre von Menschen, weder von euch, noch»von Andern, obschon wir uns hätten ein Gewicht geben können, als Christi Apostel; Joi,.5,4i.</text:p>
      <text:p text:style-name="P1">44.</text:p>
      <text:p text:style-name="P1">7. sondern wir waren liebreich in eurer Mitte.</text:p>
      <text:p text:style-name="P1">8. Wie eine Amme ihre Kinder pflegt, so waren wir, voll herzlicher Zunei ung zu euch, willig euch mitzutheilen, nic3t allein das Evangelium Gottes, sondern auch nnser eigenes Leben, darum weil ihr uns lieb geworden waret.</text:p>
      <text:p text:style-name="P1">2. Eise. i2, is.</text:p>
      <text:p text:style-name="P1">9. Denn ihr gedenket, ihr Brüder! an unsre Arbeit und Mühe; indem wir Nacht und Tag arbeiteten, um Niemandem aus euch beschwerlich zu fallen, predigten wir vor euch das Evangelium Gottes. « Apg. i8,3. W, is :c.</text:p>
      <text:p text:style-name="P1">34.</text:p>
      <text:p text:style-name="P1">10. Ihr seid Zeugen und Gott, wie wir heilig und gcrecht und unsträflich bei euch, die ihr länbig wurdet, gewesen sind. ·</text:p>
      <text:p text:style-name="P1">11. Lilie ihr auch wisset, dass wir einen Jeden aus euch, wie ein Vater seine Kinder, ermahnt und getrbstet, i.Eok.4,i4. i5.</text:p>
      <text:p text:style-name="P1">12. und euch beschworen haben, würdig zu wandeln des Gottes, der euch zu seinem Reiche und zu seiner Herrlichkeit beruft. Eph-i,i. II.</text:p>
      <text:p text:style-name="P1">13. Darum danken wir auch Gott unablässig, dass ihr das von uns empfangene Wort der Predii t Gottes ausnahmet nickt als Wort der P en eben, sondern, so I.</text:p>
      <text:p text:style-name="P1">1. Denn ihr wisset selbst, ihr Brüder! ! wie es in Wahrheit ist, als Wort Gottes, <text:s text:c="3"/>Cap.</text:p>
      <text:p text:style-name="P1">2.</text:p>
      <text:p text:style-name="P1">3. an die Thessalonicher. Cap.. Z.</text:p>
      <text:p text:style-name="P1">4. 229 welches auch wirksam ist in euch, den Gläubigen. C. i, I—-e.·</text:p>
      <text:p text:style-name="P1">14. Denn ihr seid Nachfolger geworden, ihr Brüder! der Gemeinden Gottes, die im jiidifchen Lande sind in Christo Jefu, weil auch ihr eben dasselbe von euern ei enen Bolksgenossen erlitten habet, wie auch jene von den Juden; Apg.-i7,s. is. 8,i.</text:p>
      <text:p text:style-name="P1">15. welche auch den Herrn Jefum und ihre Propheten getödtet und <text:soft-page-break/>uns verfolgt haben, und Gott nicht zu gefallen suchen und gegen alle,Menfchen feindselig find; A« -z,45«7,52.</text:p>
      <text:p text:style-name="P1">16. -die uns wehren, zu den Heiden zu reden, damit sie selig werden, um das Mass ihrer Sünden immerdar voll zu machen; aber der Zorn ist endlich übersie gekommen. Apg.i3,45.i»4,2. D.m.9,e·e.27».« llI.</text:p>
      <text:p text:style-name="P1">17. Wir aber,sihr Brüder! nachdem wir von euch verwaist waren auf eine Stunde, dem Angesichte, nicht dem Herzen nach, ftrebten wir desto mehr, euer Angesicht zu sehen mit grosser Begierde. ,</text:p>
      <text:p text:style-name="P1">18. Darum wollten wir zu euch kommen, ich Paulus nämlich, ein Mal und zum zweiten Mal; und der Satan hinderte uns.</text:p>
      <text:p text:style-name="P1">19. Denn» wer ist ulisere Hoffnung, oder unsere Freude, oder die Krone unsers Ruhmes? Seid nicht auch ihr es vor unserm Herrn Je,fu Christo bei seiner P?TutunftZ</text:p>
      <text:p text:style-name="P1">2. or. i,i .</text:p>
      <text:p text:style-name="P1">20. Ja,««ihr seid» unsre Ehre und IF;-de. .</text:p>
      <text:h text:style-name="Heading_20_2" text:outline-level="2">Cap. I1l.</text:h>
      <text:p text:style-name="P1">I. Paulus Sorge um die Thessalonicher. 1—5. H. Sein Trost über ihre Beständigke«it. 6—8. 11l· Sein Dank und Gebet für sie. 9—)1Z. I.</text:p>
      <text:p text:style-name="P1">1.sDarum, weil wir es nicht länger ertragen konnten, wollten wir lieber allein in Athen rückbleiben, Apg.i7,i5.i6. ·</text:p>
      <text:p text:style-name="P1">2. und Indien den Tiniotheus, unsern Bruderuud DienerGottes undunfern Mitarbeiter-am Evangelium Christi, um euchzu stärken und euch zu«ermahnen eures Glaubens halben, C.i,i. s Z. damit Niemand wankend werde in diefen«Triibsalen; denn» ihr wisset selbst, dass wir dazu bestimmt sind. «» E;-h. 3,i3.</text:p>
      <text:p text:style-name="P1">2.Tim.3, se. 4· Denn als wir bei euch waren, sagten wir es euFh vorher, wir würden Trübsal leiden müssen; wie es auch geschehen ist und ihr wisset. Apg.44,</text:p>
      <text:p text:style-name="P1">22. «</text:p>
      <text:p text:style-name="P1">5. Darum auch, da ich es nicht länger ertragen kounte,sandteich ihn,um euernGlaubenzu erfahren, ob nicht etwa der Versucher « euch verfucht hätte -und unsre Arbeit vergebIkch Wäre« Matt!-. e, s. II.</text:p>
      <text:p text:style-name="P1">6. Jetzt aber, da Timot eus von euch zu uns gekommen nnd uns eudi e Botfchaft ge·bracht hat von eurem Glauben und eurer iebe, und das; ihr uns allezeit in gutem Andenken habet und verlanget uns zu sehen, gleich wie auch wir euch;</text:p>
      <text:p text:style-name="P1">7. darum sind wir, ihr Brüde.r«!» euerthalben getrizstet worden in aller-unsrer Trübsal und oth, durch euern Glauben.</text:p>
      <text:p text:style-name="P1">8. Denn nun leben wir, wenn ihr fest stehet im Herrn. Ill;«—</text:p>
      <text:p text:style-name="P1">9. Denn was für einen Dank können wir Gott euertwegen vergelten für alle die Freude, mit der wir um euertwillen uns freuen vor unserm Gott? C. 2 i9«2o.</text:p>
      <text:p text:style-name="P1">3.««oi».4 « J « .</text:p>
      <text:p text:style-name="P1">10. Wir beten Tag und Nacht über alle Massen, dass wir euer Angesicht sehen und, was eurem Glauben noch mangelt, ergänzen mögen. R«3m.i,i0.».</text:p>
      <text:p text:style-name="P1">11. Gott selbst aber, unser Vater, und unser Herr Jesus Christus, <text:soft-page-break/>richte unsern Weg zu euch.</text:p>
      <text:p text:style-name="P1">12. Euch aber lasse der Herr zunehmen und« überflüssig werden in der Liebe gegen einander und gegen Jedermann, wie auch wir gegen euch sind; (;.4,</text:p>
      <text:p text:style-name="P1">9. i0.</text:p>
      <text:p text:style-name="P1">13. um euere Herzen zu stärken, dass sie unsträflich seien in Heiligkeit vor Gott, unserm« Vater, bei der Zukunft unsers Herrn Jesu Christi sammt allen feinen Heiligen. C.5,</text:p>
      <text:p text:style-name="P1">23. S. Thess.i,7.i0. « »</text:p>
      <text:h text:style-name="Heading_20_2" text:outline-level="2">Cap. IV.</text:h>
      <text:p text:style-name="P1">I. Ermahnung zur Keuschheit und Redlichkeit, 4-—8; il. zu brüderlichei: Liebe und stillcr Arbeit· famkeii9—i2. 11l. Belehrung und Trost wegen der Eutschlafcnen. 43—i8. " I. I. Uebrigens nun, ihr Brüder! bitten und erm«-ihnen wir euch in dem Herrn Jefu (nachdem ihr von uns vernommen habt, wie ihr«solletwandeln und Gott gefallen), dass ihr noch mehr zunehmet. -I. Eos. -is,</text:p>
      <text:p text:style-name="P1">58. «</text:p>
      <text:p text:style-name="P1">2. Denn ihr wisset, was für Gebote wir euch gegeben haben durchden Herrn Jefum. « -</text:p>
      <text:p text:style-name="P1">2. Th2ss. Z, is.</text:p>
      <text:p text:style-name="P1">3. Denn das ist der Wille Gottes, eure Heiligung, dass ihr euch der Unzucht enthaltet; Hei-.i2,i4. i.Cor.6, is, « ,</text:p>
      <text:p text:style-name="P1">4. dass ein Jeder aus euch wisse, fein Gefäss zu besitzen in Heiligung und Ehre, i. Cvr.6,13.:c.</text:p>
      <text:p text:style-name="P1">5.· nicht in fchändlicher Begierde wie die Heiden, die Gott nicht kennen; Arm. i« U <text:s text:c="3"/>230 Ccip.</text:p>
      <text:p text:style-name="P1">4. Die I. Episiel St. Pauli Cap.</text:p>
      <text:p text:style-name="P1">5.</text:p>
      <text:p text:style-name="P1">6. dass Niemand seinen Bruder übernehme und übervortheile in dem Handel; denn der Herr ist Rächer über dieses Alles, wie wir euch auch vorher gesagt und bezeugt haben. «. C.-k.e,7.8.</text:p>
      <text:p text:style-name="P1">7. Denn Gott hat uns nicht zur Unreinigkeit berufen, sondern zur Heiligung. c.Pe:.i, 4-is.</text:p>
      <text:p text:style-name="P1">8. Demnach nun, wer dieses verwirft, der verwirft nicht einen Menschen, sondern Gott, der auch seinen heiligen Geist in uns gegeben hat. Luc.i0, is,</text:p>
      <text:p text:style-name="P1">2. Eos. 5,k;. lI.</text:p>
      <text:p text:style-name="P1">9. Von der brüderlicher; Liebe aber 2abet ihr nicht nöthig, ·dass wir euch schreien; denn ihr selbst seid von Gott gelehrt, euch unter einander zu lieben. C.3,i2. Röm.c2,io.</text:p>
      <text:p text:style-name="P1">1.Joh.2,27.</text:p>
      <text:p text:style-name="P1">10. Denn das thut ih;å;egen alle Brüder in gan, Macedonien. ir ermahnen euch aber, ihr Brüder! dass ihr noch mehr zunehmet, C.4,7.3, i2.</text:p>
      <text:p text:style-name="P1">11. und euch befleisset, ein stilles Leben zu führen und das Eure zu thun und mit euern eigenen Händen zu arbeiten, so wie wir euch geboten haben;</text:p>
      <text:p text:style-name="P1">2. Tbess.3, 6—i2. Eph. 4,28.</text:p>
      <text:p text:style-name="P1">12. damit ihr wohlanständig wandelt vor denen, die draussen sind, <text:soft-page-break/>und Niemandes bedürfet. c.Pet.2,</text:p>
      <text:p text:style-name="P1">42. Ill.</text:p>
      <text:p text:style-name="P1">13. Wir wollen euch aber nicht in Unwissenheit lassen, ihr Brüder! über die, so entschlasen sind, damit ihr nicht trauert wie die Uebrigen, die keine Hoffnung haben. « i.Cok.i5, can.</text:p>
      <text:p text:style-name="P1">14. Denn wenn wir lauben, dass Jesus gestorben und wieder auxerstanden ist, ebenso wird Gott auch die « ntschlafenen durch Jesuni mit ihm führen. «. Cur. S, il.</text:p>
      <text:p text:style-name="P1">15. Denn das sagen wir euch als Wort des Herrn, dass wir, die wir leben und übrig bleiben auf die Zukunft des Herrn, denen, die entschlasen sind, nicht zuvor kommen werden. i.Co:. c5,23. Si te.</text:p>
      <text:p text:style-name="P1">16. Denn der Herr selbstwird unter dem Feldherrnruf, unter der Stimme des Erzengels und unter der Posaune Gottes vom .Zinimel herabkommen, und die Todten in hristo werden zuerst auferstehen;</text:p>
      <text:p text:style-name="P1">2.-2.l)ess. 4,7ic. Matth.2«i-,34.</text:p>
      <text:p text:style-name="P1">17. hernach werden wir, die Lebenden und übrig gebliebenen, zugleich mit ihnen entrückt werden in Wolken dem Herrn entlgegen in die Luft; und also werden wir a eZeit bei dem Herrn fein. Joh.c2,2s. i4,3.</text:p>
      <text:p text:style-name="P1">18. So tröstet nun einander mit diesen Worten.</text:p>
      <text:h text:style-name="Heading_20_2" text:outline-level="2">Cap. V.</text:h>
      <text:p text:style-name="P1">l· Die Ungewissheit der Zukunft des Herrn-. 4—Z. II. Nöthige Wachsamkeit und Vorbereitung 4—«. lli. Allgemeine Ermahnungen. 42—22«. 1v. Schluss. 23—9i8. l.</text:p>
      <text:p text:style-name="P1">1. Von den Zeiten und Stunden aber, ihr Brüder! habet ihr nicht nöthig, dass. euch 3schrieben werde. «</text:p>
      <text:p text:style-name="P1">2. enn ihr wisset selbst genau, dass der Tag des Herrn also kommt wie ein Dieb in ver Nacht.</text:p>
      <text:p text:style-name="P1">2. Pet.3,4o. Muth. 24,3.3e.-i3:c.</text:p>
      <text:p text:style-name="P1">3. Denn wann sie sagen werden: Es ist Friede und Sicherheit; dann überfällt sie lötzliches Verderben, wie die Wehen das schwangere Weib, und sie werden nicht entfliehen önnen. Js:.6,44. Luc.2-i,35. II«</text:p>
      <text:p text:style-name="P1">4. Ihr aber, ihr Brüder! seid nicht in Finsterniss, dass euch der Tag wie ein Dieb überra e. sch</text:p>
      <text:p text:style-name="P1">5. Ihr Alle seid Kinder des Lichtes und« Kinder des Tages; wir gehören nicht der Nacht, noch der Finsterniss an. Eph.5,8.</text:p>
      <text:p text:style-name="P1">6. Lasst uns also nicht schlafen wie die Andern, sondern wachen und nüchtern sein. Röm,l3,-1l2e. «. Pet. 5,8. 4, 7·</text:p>
      <text:p text:style-name="P1">7. Denn die da schlafen, die schlafen des Nachts, und die Trunkenen sind des Nachts trunken.</text:p>
      <text:p text:style-name="P1">8. Wir aber,die wir dem Tage angehören, wollen nüchtern sein, gerüstet mit dem Panzer des lGlgubens und der Liebelund mit dem e m er o nun des ei es. H <text:s/>Z. i?ph.6,·iD4—i7.</text:p>
      <text:p text:style-name="P1">9. Denn Gott hat uns nicht zum Zorne bestimmt, sondern zur Erwerbung des Heiles durch unsern Herrn Jesum Christum,</text:p>
      <text:p text:style-name="P1">4.Tim. 2,4. D. Tk»sf. 2, «.</text:p>
      <text:p text:style-name="P1">10. der für uns gestorben ist, damit wir, ob wir wachen oder schlafen, zugleich mit ihm leben. Rdm.«k,7—9. ,</text:p>
      <text:p text:style-name="P1">11. Darum ermahnet einander und erbauet Einer den Andern, wie <text:soft-page-break/>ihr? g3ccI;4thut. c , IcH , llI.</text:p>
      <text:p text:style-name="P1">12. Wir bitten euch aber, ihr Brüder! dass ihr die erkennet, die an euch «1rbelteU und euch vorstehen im Herrn und euch zurecht weisen; i.Tim.5,17. ·</text:p>
      <text:p text:style-name="P1">13. und dass ih1äsEe überaus lieb und werth haltet um ihres erkes willen. Seid friedsam unter einander! Hei-.43,i7.</text:p>
      <text:p text:style-name="P1">14. Wir erulahnen euch aber, ihr Brüder! weis et die Unordentlichen zurecht, tröstet die Klein1nüthigen, helfet den Schwachen auf, seid langn1üthigT gegen Jedermann.</text:p>
      <text:p text:style-name="P1">2. hess.3,6.«:c. Gai.S,i.2. 1·5. Sehet zu, dass Keiner JemandemBöfes mit Bösen: vergelte; sondern strebetalIe <text:s text:c="2"/>Cap.</text:p>
      <text:p text:style-name="P1">5. an die Thessalonicher. Cap.</text:p>
      <text:p text:style-name="P1">5. 231 zeit nach dem Guten, sowohl gegen einander als gegen Jedermann. Rom. H,</text:p>
      <text:p text:style-name="P1">9. t7. «. Ver. Z, 9—«.</text:p>
      <text:p text:style-name="P1">16. Freuet euch allezeit. Phii. 4,</text:p>
      <text:p text:style-name="P1">4.</text:p>
      <text:p text:style-name="P1">17. Betet ohne Unterlass. Las. 48, «.</text:p>
      <text:p text:style-name="P1">18. Danket für Alles; denn das ist der Wille Gottes in Christo Jesu gegen euch. Eph. 5,</text:p>
      <text:p text:style-name="P1">20.</text:p>
      <text:p text:style-name="P1">19. L"oschet den Geist nicht aus. -«. C-:. -««</text:p>
      <text:p text:style-name="P1">39.</text:p>
      <text:p text:style-name="P1">4.Tim.4,14.</text:p>
      <text:p text:style-name="P1">20. Bcrachtet die Weissagungen nicht. I, Cor« M-, I It.</text:p>
      <text:p text:style-name="P1">21. Prüfet Alles, behaltet das Gute. -i. Cox. 44,29.</text:p>
      <text:p text:style-name="P1">1.J-h. 4, «.</text:p>
      <text:p text:style-name="P1">22. Enthaltet euch von allem Schein des Bösen. C.c,«2. IV.</text:p>
      <text:p text:style-name="P1">23. Er selbst aber, der Gott des Friedens , heilige euch ganz und gar, und euer ganze Geist und Seele Und Leib werde unsträflich auf die Zukunft unsers Herrn Iesu Christi bewahret! C. Z, is. Hob. is, A) :c.</text:p>
      <text:p text:style-name="P1">1. Cor. i,</text:p>
      <text:p text:style-name="P1">8.</text:p>
      <text:p text:style-name="P1">24. Getreu ist, der euch beruft, der wird es auch thun.</text:p>
      <text:p text:style-name="P1">2.Thess.3,3.</text:p>
      <text:p text:style-name="P1">4.C0k.«,9.</text:p>
      <text:p text:style-name="P1">25. Ihr Brüder,betet für uns.</text:p>
      <text:p text:style-name="P1">2. Thess.3,4.</text:p>
      <text:p text:style-name="P1">26. Grüsset die Brüder alle mit dem heiligen Küsse. Rom. is, is.</text:p>
      <text:p text:style-name="P1">27. Ich beschwöre euch bei dem Herrn, das; dieser Brief allen heiligen Brüdern vorgelesen werde.</text:p>
      <text:p text:style-name="P1">28. Die Gnade unsers HerrnIesu Christi sei mit euch! Amen· nehm»</text:p>
      <text:p text:style-name="P1"/>
      <text:h text:style-name="Heading_20_1" text:outline-level="1">Die ll.Epistel St.Pauli andieThessalouicher;</text:h>
      <text:h text:style-name="Heading_20_2" text:outline-level="2">Cap. I.</text:h>
      <text:p text:style-name="P1">I· Paulus Gruss. «.</text:p>
      <text:p text:style-name="P1">2. il. Freude über die Standhaftigkeit der ThesTalo1sicher unter <text:soft-page-break/>allen Trübsal» 3—4(). In. Geh» fijk ge. «, to. I.</text:p>
      <text:p text:style-name="P1">1. Paulus und St)lvauus und Timotheus an die Gemeinde der The-sfalonicher in Gott, unserm Vater, und dem Herrn J-esu Christo.</text:p>
      <text:p text:style-name="P1">4.Thkss. 4, «. L. Gnade sei mit euch und Friede von Gott, unserm Vater, und dem Herrn Jesu Christo!</text:p>
      <text:p text:style-name="P1">4.Cor.4,3. II. Z. Wir sollen Gott allezeit enertwegen danken, ihr Brüder! wie es billi ist, denn euer Glaube wächst sehr und die Siebe eines Jeden von euch Allen gegen einander ni1n1nt zu; -t.Thess. il, S. Z. Z, ei.</text:p>
      <text:p text:style-name="P1">4. so dass wir selbst uns euer rühmen in den Gemeinden Gottes um eurer Geduld und eures Glaubens willen in allen euern Verfolgungen und den Triibsalen, die ihr erduldet; «. Th2ss. D, «.</text:p>
      <text:p text:style-name="P1">49.</text:p>
      <text:p text:style-name="P1">5. eine Auzeige des gerechten Gerichtes Gottes, dass ihr sollet gewürdigt werden des Reiches Gottes, um dessen willen ihr auch leidet. PI.,ii.1,28.</text:p>
      <text:p text:style-name="P1">4. Po. 4,</text:p>
      <text:p text:style-name="P1">47.</text:p>
      <text:p text:style-name="P1">6. Da es ja gerecht ist vor Gott, denen, die euch Trübsal zufügen, mit Trübsal zu vergelten , Rom. 12,</text:p>
      <text:p text:style-name="P1">49.</text:p>
      <text:p text:style-name="P1">7. euch aber, die ihr Trübsal leidet, mit Erqnicknng, sammt uns, in derOfsenbarung des Herrn Jesu vom Himmel, mit den Engeln seiner Macht,</text:p>
      <text:p text:style-name="P1">4.Pkt. a, is.</text:p>
      <text:p text:style-name="P1">4.Thess. 4, is.</text:p>
      <text:p text:style-name="P1">8. in flamnkendem Feuer, da er Rache übt an denen, die Gott nicht kennen, und denen, die dem Evangelium unsers Herrn Jesu Christi nicht gehorsam sind. T. Ver. </text:p>
      <text:p text:style-name="P1">7. to. Rijm.4, is.</text:p>
      <text:p text:style-name="P1">49.</text:p>
      <text:p text:style-name="P1">9. Diese werden Strafe leiden, ewiges Verderben, vom Angesichte des Herrn und von der Herrlichkeit seiner Stärke; March. 25, «. -le.</text:p>
      <text:p text:style-name="P1">10. wann er kommen wird, verherrlicht zu werden in»seinen Heiligen und bewundert in allen Gläubiger! (wie auch unser Zeugniss bei euch Glauben fand) an jenem -sage. Apg. «, «. Col. Z,</text:p>
      <text:p text:style-name="P1">4. III.</text:p>
      <text:p text:style-name="P1">11. Darum beten wir auch allezeit für euch, das; euch unser Gott der Berufung würdigen und alles Wohl· efallen der Gütigkeit und das Werk des Glaubens in Kraft vollführen wolle;</text:p>
      <text:p text:style-name="P1">4.Tk,««ss. «, «2. Z. 2, -i2.</text:p>
      <text:p text:style-name="P1">12. damit der Name unsers Herrn Jesu Christi in euch verherrlicht werde und ihr in ihm, nach der Gnade unsers Gottes und des Herrn Jesu Christi.</text:p>
      <text:h text:style-name="Heading_20_2" text:outline-level="2">Cap. II.</text:h>
      <text:p text:style-name="P1">I. Von der Zukunft Christi und dem ihr vorausgehenden grossen Vcrfüh1cr. 4—i2. lI. Ermahnung zur Fcsiigkeit. 43—47. I.</text:p>
      <text:p text:style-name="P1"><text:soft-page-break/>1. Wir bitten euch aber, ihr Brüder! betreffend die Zukunft unsers Herrn Jesu Christi und unsere Vereinigung bei ihm, «.Thkss. 4, 45—47.</text:p>
      <text:p text:style-name="P1">2. dass ihr euch nicht bald von ener1n Sinne entwegen, noch erschrecken lasset, weder durch einen Geist, noch durch eine <text:s text:c="3"/>232 Cap.</text:p>
      <text:p text:style-name="P1">2. Die II. Epistel St. Pault Cap.</text:p>
      <text:p text:style-name="P1">2. Z. Rede, noch durch einen Brief, als von uns kommend, als ob der Tag Christi vorhanden sei. i. To-ss.5,2:c. M".:tih.24,4:k·. Z. Niemand betrüge euch auf irrgend eine Weise; denn zuvor muss derAbfa kommen und der Meiisch der Sünde offenbar werden, der Sohn des Verderbnis, Matth.24,40—t2. t.Tim.4,42c.</text:p>
      <text:p text:style-name="P1">2.Pet.3,3:c. ed-in«7.25. i.Joi7.«2.i8.</text:p>
      <text:p text:style-name="P1">4. der Widersacher, der sich erhebt über Alles, was Gott oder Heilig;hum genannt wird, so das; er sich in den «empel Gottes setzt als ein Gott und vorgibt, er sei Gott. D»-ii,3:3. Jis.i4,i3.i4, Off,i3,5:c,</text:p>
      <text:p text:style-name="P1">5. Seid ihr nicht eingedenk, dass ich euch solches sagte, da ich noch bei euch war?</text:p>
      <text:p text:style-name="P1">6. Und nun wisset ihr, was ihn aufhält, damit er zu seiner Zeit offenbar werde.</text:p>
      <text:p text:style-name="P1">7. Denn das Geheimnis; der Bosheit wirkt schon setzt; wenn nur erst der, so bis jetzt aufhält, weggeschafft wird. i. Joh. 4, S.</text:p>
      <text:p text:style-name="P1">8. Und darin wird derBösewicht offenbar werden, den der Herr mit dem Hauche s eines Mundes vertilgen und durch die Erscheinung seiner Zukunft vernichten wird. Jes. «, 4-. Dan. 7, «.</text:p>
      <text:p text:style-name="P1">9. Seine Zukunft ges ihie«ht nach der Wirksamkeit des Satans, mit aller Kraft und Zeichen uiid Wundern der Lüge, Jiih.8,44, Mmi),24,24. Off.-i3,i3:c. 1(). und mit allem Trug der Ungerechtigkeit unter denen, die verloren gehen, dafür, das; sie die Liebe der Wahrheit nicht annahmen, damit sie selig würden.</text:p>
      <text:p text:style-name="P1">2. am-. 4,3. 4-</text:p>
      <text:p text:style-name="P1">11. Und darum wird ihnen Gott kräftigen Jrrthicni senden, dass sie der Lüge glauben; <text:s/>C.2,3.9. M.iith.24,5.si-i. i.Kön.22,22.</text:p>
      <text:p text:style-name="P1">12. damit alle gerichtet werden, die der Wahrheit nicht glaubten, sondern Wohlgefallen hatten an der Ungerechtigkeit. Joh. Z, is. H.</text:p>
      <text:p text:style-name="P1">13. Wir aber sollen Gott allezeit euertwegen danken, vom, Herrn geliebte Brüder! dass euch Gott von Anfang erwählt hat zur Seligkeit in der Heiligung des Geistes nnd dem Glauben an die Wahrheit; Ep1,» I, 4»</text:p>
      <text:p text:style-name="P1">14. wozu er euch berufen hat durch unser Evangelium, zur E1«wel«bnng der «Herrlichkeit unsers HerrnIesn Christ« . Thess. </text:p>
      <text:p text:style-name="P1">9.</text:p>
      <text:p text:style-name="P1">15. So stehet nun fest, ihr Brüder! und haltet an den Ueberliesernngen, welche euch gelehrt worden, sei es durch S iede oder durch Jriefe von uns.</text:p>
      <text:p text:style-name="P1">16. Er aber, unser Herr Jesus Christus, uiid Gott unser Vater, der uns geliebt und einen ewigen Trost und eine gute Hoffnung gegeben hat in Gnaden,</text:p>
      <text:p text:style-name="P1">1. Pki. 5, to.</text:p>
      <text:p text:style-name="P1">17. trö e eure Herzen und starke euch in allem guten Wort und <text:soft-page-break/>Werke! i.Thkss. Z, is.</text:p>
      <text:h text:style-name="Heading_20_2" text:outline-level="2">Cap. LlI.</text:h>
      <text:p text:style-name="P1">l. Bitten und Wünsche an die Thessalonichek. 1«—5. it. Ermahnung an die uiiordcntiich Wandelndcn. 6—45. ist. Schluss des Briefes. t0—i8. I.</text:p>
      <text:p text:style-name="P1">1.« Uebrigens betet, ihr Brüder! für uns, dass das Wort des Herrn sich schnell verbreite und verherr1icht werde wie bei euch, «. This. 5, Es. Ein. i, Z. -</text:p>
      <text:p text:style-name="P1">2. und dass wir errettet werden von den schlimmen und bösen Menschen, denn nicht Alle haben den Glauben. Joh.6,</text:p>
      <text:p text:style-name="P1">44. Z. Aber der Herr ist getreu, welcher euch stärken und vor dein Bösen bewahren wird. i.Ti;iss.5,24. 4-. Wir haben aber im Herrn das Vertrauen zu euch, dass, was wir euch gebieten, ihr thut und weiter thun werdet. Eil. 5, in·</text:p>
      <text:p text:style-name="P1">5. Der Herr aber lenke eure Herzen zu der Liebe Gottes und zu der Geduld Christi. il. S. Wir gebieten euch aber, ihr Brüder! in dem Namen unsers Herrn Jesu Christi, dass ihr euch von jedem Bruder zu:-üctziehet, der unordeIitlich wandelt und nicht nach der Lehre, die er von uns empfangen hat. Rom -l6, l7. -I. Cok.5. H.</text:p>
      <text:p text:style-name="P1">7. Denn ihr wisset selbst, wie ihr uns nachahnien sollst ; denn wir haben uns nicht unordentlich unter euch verh4alåen,·» «) . l’ . « . I) ?-</text:p>
      <text:p text:style-name="P1">8. nnd auch nicht umsonst von«Jemand das Brod gegessen, sondern mit Mühe und Beschwerde Nacht nnd Tag gearbeitet, um Niemandem von euch beschwerlich zufallen. -i. TM. 2,</text:p>
      <text:p text:style-name="P1">9.</text:p>
      <text:p text:style-name="P1">9. Nicht, das; wir nicht Gewalt dazu haben, sondern damit wir uns euch zum Vorbild darstellen, dass ihr uns nachahmet. Apg. 20, sit. -t. (-For. 9, s. 4,16.</text:p>
      <text:p text:style-name="P1">10. Denn auch als wir bei eitel) waren, geboten wir euch dieses: Wer1lichl arbeitet! will, der soll auch 1iicht essen. i. M«-s.3,-i9.</text:p>
      <text:p text:style-name="P1">11. Wir hören nämlich, dass Etliche aus euch uiiordentlich wandeln» nnd nichts arbeiten, sondern u«nniitze Dinge treiben.</text:p>
      <text:p text:style-name="P1">12. Solchen aber gebieten wir uiid ermahiien sie durch unsern Herrn Jcsu:n Christum, dass sie in der Stille arbeiten und ihr eigenes Brot essen. -i.Ti;.-ss, -, -«. '</text:p>
      <text:p text:style-name="P1">13. Ihr aber, ihr Brüder! werdet nicht müde, Gutes zu thun. Gans,</text:p>
      <text:p text:style-name="P1">9. » » [</text:p>
      <text:p text:style-name="P1">14. So aber Jemand unserm Wort in <text:s text:c="3"/>Cato.</text:p>
      <text:p text:style-name="P1">3. an die Thessalonicher.</text:p>
      <text:p text:style-name="P1">Cap. Z. 233 dem B:-iese nicht gehorcht, den bezeichnet und gehet nicht mit ihm um, damit er beschämt werde. C. Z, S. Tit. :-, «·o. »</text:p>
      <text:p text:style-name="P1">15. Doch haltet ihn nicht als einen Feind, sondern wei et ihn zurecht als einen Bruder. March. «8, «5 2c. «. TM. is, «4... IlI.</text:p>
      <text:p text:style-name="P1">16. Er aber, der Herr des Friedens, gEbe euch denFrieden allezeit auf alle Weise! er Herr sei mit euch Allen! Rom. «5, »s3.</text:p>
      <text:p text:style-name="P1">17. Der Gruss mit meiner, des·Paulns, Hand,»das ist das Zeichen in jedem Briefe, so sch1SI»VE ich! C. 2,</text:p>
      <text:p text:style-name="P1"><text:soft-page-break/>2. i.Cok. «ez,2«. ·</text:p>
      <text:p text:style-name="P1">18. Die Gnade unsers Herrn Jesu Christi sei mit euch Allen! Amen. «. Thais. Z,</text:p>
      <text:h text:style-name="Heading_20_1" text:outline-level="1">Die I. EpistcI St. Pauli an den Timtheus.</text:h>
      <text:h text:style-name="Heading_20_2" text:outline-level="2">Cap. I.</text:h>
      <text:p text:style-name="P1">I. Paulus Gruss. «, D. H. Vorsicht wegen falscher Lehrer. J-—«. Hi. Lobvreisung der ihm widerfahreneu göttlichen Gnade. 42—47. IV. Ermahnung an Timoiheus. 48—20. I.</text:p>
      <text:p text:style-name="P1">1. Paulus, Apostel Jesu Christi, nach dem Befehl Gottes, unsers Heilandes, und des Herrn Jcsu Christi, der unsre Hoffnung ist, «. Cok. «, «. Col. i, -27.</text:p>
      <text:p text:style-name="P1">2. an Timotheus, seinen Lichten Sohn im Glauben. Gnade, Barmherzi« keit, Frieden von Gott, unserm Vater, nnd FThristo Jesu, unserm Herrn!</text:p>
      <text:p text:style-name="P1">2.Tim.«,2. «·(»5ok.4,«7. Tii.«,4. II. Z. Als ich nach Macedonien reiste, ermahnte ich dich, in Ephesus zu bleiben, damit du Etlichen gebietest, nichts Freindes zu lehren, Apg.20, «.</text:p>
      <text:p text:style-name="P1">4.</text:p>
      <text:p text:style-name="P1">4. noch auf Fabeln und Geschlechtsregister zu achten, die kein Ende haben und mehr Streitigkeiten bewirken , als Erbauung Gottes im Glauben. C·4,7. Tit.«,«4. Ei. Das Ende des Gebotes aber ist Liebe aus reinem Herzen und gutem Gewissen und ungeheucheltem Glauben. Co1.3, «4. Rom. -II, I.</text:p>
      <text:p text:style-name="P1">6. Davon irrten Etliche ab und wandten sich zu eitelm Geschwätze. C. S, 4 sc.</text:p>
      <text:p text:style-name="P1">20.</text:p>
      <text:p text:style-name="P1">7. Sie wollen Gesctzlehrer sein und verstehen nicht, weder was sie sagen, noch was sie bc«lräftigen. .</text:p>
      <text:p text:style-name="P1">8. Wir wissen aber, dass das Gesetz gut ist, wenn Jemand es recht anwendet; xHzim."7,i2.</text:p>
      <text:p text:style-name="P1">9. da er dieses weiss, das: für den Gerechten das Gesetz nicht aufgestellt ist, sondern für die Ungerecl)tcn nnd Ungel)orsaniei1, Gottlosen und Sünder, U«nheitipen und Verrnchten , Vaterni«order und HJ?uttermörder, Todtschläger, Gut, 5, 23· -</text:p>
      <text:p text:style-name="P1">10. Unziichtige, Knabenschänder, Menschenräuber, Lügner, Meineidige, und was sonst der heilsamen Lehre zuwider ist, »</text:p>
      <text:p text:style-name="P1">4.Cot. 6, sie.</text:p>
      <text:p text:style-name="P1">2.Mos. 2s-l, is. s i i I !</text:p>
      <text:p text:style-name="P1">11. nach dem Evangelium der Herrlichkeit des seligen Gottes, welches mir anvertraut worden. «.Thess. 2,4. III.</text:p>
      <text:p text:style-name="P1">12. Und ich danke dem, der mich gestärkt hat, Christo Jesn, unserm Herrn, das; er mich für treu geachtet und in den Dienst eingesetzt hat;</text:p>
      <text:p text:style-name="P1">13. mich, der ich zuvor ein Lästcrer und Verfolger und Frevler war; aber mir ist Erbarmen zu Theil geworden, weil ich es unwissend that im Unglauben. Gal. «, t3 re. Arg. S, Z. Z,</text:p>
      <text:p text:style-name="P1">47. "14. Uebers chwengtich aber war die Gnade unsers Herrn mit dem Glauben und der Liebe, die in Christo Iesu ist. «.(:ok. «5, <text:soft-page-break/>-so.</text:p>
      <text:p text:style-name="P1">15. Das ist ein gewisses Wort und aller Annahme würdig, da Christus Jesus in die Welt gekommen ist, die Sünder selig zu machen, unter welchen ich der erste bin. Many. «, 2s. 9, «3.</text:p>
      <text:p text:style-name="P1">16. Aber darum ist mir Erbarmen zu Theil geworden, damit Jesus Christus an mir, dem Ersten, alle seineLangniuth erzeige, zum Vorbilde für die, so künftig an ihn glauben würden zum ewigen Leben.</text:p>
      <text:p text:style-name="P1">17. Dem König aber der Ewigkeit, dem unoergänglichen, dem unsichtbaren, dem allein weisen Gott sei Ehre und Herrlichkeit von Ewigkeit zu Ewigkeit! Amen. Max. «i3,</text:p>
      <text:p text:style-name="P1">27. Jud.</text:p>
      <text:p text:style-name="P1">25. IV.</text:p>
      <text:p text:style-name="P1">18. Dieses Gebot übergehe ich dir, mein Sohn Timotheus, nach den vorangegangenen Prophezeiun en über dich, damit du streitest nach deliselben den guten StreitC. ei, «2.</text:p>
      <text:p text:style-name="P1">19. so das; du Glauben und ein gutes Gewissen behaltest, welches Etliche von sich estof;cn und am Glauben Schiffbruch geiitten haben; C. es, «0.2«. A;-.3. 24, «6. s 20»Unter wel·chen Ht)menaus» ist .und Alexander, die ich dem Satan ubergeben habe, dasssie gezüchtigt werden, nicht mehr zu läftern. g. Time-, «7.18.4, «4. «. (»:o"c.5,5. <text:s text:c="3"/>234 Cap.</text:p>
      <text:h text:style-name="Heading_20_1" text:outline-level="1">Die l. Epistel St. Pauli</text:h>
      <text:h text:style-name="Heading_20_2" text:outline-level="2">Cap. Z.</text:h>
      <text:h text:style-name="Heading_20_2" text:outline-level="2">Cap. II.</text:h>
      <text:h text:style-name="Heading_20_2" text:outline-level="2">Cap. III.</text:h>
      <text:p text:style-name="P1">I. Ermahnung zu Gebet und Fürbiiten. «—7. 1l. Vom Verhalten der Männer und Weiber in den gottesdienstlichen Versammlungen. 8-I5. I.</text:p>
      <text:p text:style-name="P1">1. So ermahne ich nun vor allen Dingen, Bitten, Gebete, Fiirbitten, Danksagungen zu thun für alle Menschen, Phil. 4,S.</text:p>
      <text:p text:style-name="P1">2. für Könige und Alle, die in Hoheit sind, dalnit wir ein rnhiges und stilles Leben führen in aller Gottseligkeit und Ehrbarkeit. Z. Denn solches ist gut und angenehm vor Gott, unserm Heiland,</text:p>
      <text:p text:style-name="P1">4. welcher will, dass alle Menschen selig werden und zur Erkeuntniss der Wahrheit kommen. Cz. -is,</text:p>
      <text:p text:style-name="P1">23.</text:p>
      <text:p text:style-name="P1">2. Pkt. Z, o.</text:p>
      <text:p text:style-name="P1">5. Denn es»ist Ein Gott, auch Ein Mittler zwischen Gott nnd den Menschen, der Mensch Christus Jesus, Joh. -t7, Z. Hob. 9, -l5.</text:p>
      <text:p text:style-name="P1">6. der sich selbst zum Lösegeld gab für Alle; was bezeuget werden sollte zu seiner Zeit, Tit. 2, «. M.-:ch. 20,</text:p>
      <text:p text:style-name="P1">28.</text:p>
      <text:p text:style-name="P1"><text:soft-page-break/>7. wozu ich bestellt bin als Predizer und Apostel (ich sage die Wahrheit in hristo, ich lüge nicht), ein Lehrer der Heiden, in Glauben und Wahrheit.</text:p>
      <text:p text:style-name="P1">2.Tin1. i, H. R«Im.9, l. I, E«-. Il.</text:p>
      <text:p text:style-name="P1">8. So will ich nun, das; die Männer beten an allen Orten und heilige Hände aufheben, ohne Zorn und Zweifel; Mart. H «z5. «ak.4 6 . .5 -</text:p>
      <text:p text:style-name="P1">9. dessgleichen die Weiber in ehrbarer Kleidung mit Schamhaftigkeit und Sittsanckeit, dass sie sich schmiicken, nicht mit Haarflechten oder Gold oder Perlen oder köstlichem Gewande, -1.Pct.s, 3—5.</text:p>
      <text:p text:style-name="P1">10. sondern was sich ziemt für Weiber, die sich zur Gottessurcht bekennen, durch gute Werke. Tit.2,32c. 11· Das Weib lerne in der Stille, in aller Unterwersung.</text:p>
      <text:p text:style-name="P1">4. Cok. it, se. Z.-;</text:p>
      <text:p text:style-name="P1">12. Dem Weibe gestatte ich nicht zu lehren, anch nicht über den Mann zu herrschen, sondern sie soll sich still verhalten. E;-h. 5, ed.</text:p>
      <text:p text:style-name="P1">13. Denn Adam ward zuerst geschaffen, hernach Eva. «. M«-s. I, is sc.</text:p>
      <text:p text:style-name="P1">14. Und Adam ward nicht verführt, sondern das Weib ward verführt und gerieth in Uebertretung.</text:p>
      <text:p text:style-name="P1">2.C-k.«,3. i.Mos.3,6.</text:p>
      <text:p text:style-name="P1">15. Sie wird aber selig werden durch Kindergebären, wenn sie verbleibt in Glauben und Liebe und Heiligung mit Sittsamkelt. Tit. 2, Ä. S. l l. Eigenfchaften der"Vorsteher (Bischöse), t-7; il. der Diener (Diaconeti) und ihrer Weiber. 8-43lll. Fundament und Summe des Christenthums44—4s. I.</text:p>
      <text:p text:style-name="P1">1. Das ist ein gewisses Wort: So Jemand nach einem Vorsteheramte strebt, der begehrt ein gutes Werk. A;-g« 20, -28.</text:p>
      <text:p text:style-name="P1">2. So soll nun ein Vorsteher unsträflich sein, Eines Weibes Mann, nüchtern, mässig, ehrbar, gastfrei, geschickt zu lehren, it. l, 6 te.</text:p>
      <text:p text:style-name="P1">2. Tini. D, A-. Z. kein Weinsäufer, kein Schläger, nicht schändlichen Gewinn suchend , sondern freundlich, ohne Streitsucht, ohne Habsucht; Z. Mos. to, 9 -c.</text:p>
      <text:p text:style-name="P1">4. der seinem eigenen Hause wohl vorsteht, der Kinder hat in Gehorsam mit aller Ehrbarkeit;</text:p>
      <text:p text:style-name="P1">5. (wenn aber Jemand seinem eigenen Hause nicht weiss vorzustehen, wie wird er siir die Gemeinde Gottes sorgen?)</text:p>
      <text:p text:style-name="P1">6. kein Neubekehrter, damit er nicht aufgeblasen werde und in das Gericht des ästerers falle.</text:p>
      <text:p text:style-name="P1">7. Er soll aber auch ein gutes Zeugniss haben von denen, die draussen sind, damit er nicht in Schmähung und Fallstrick des Lästerers falle. Col. 4,</text:p>
      <text:p text:style-name="P1">5. H.</text:p>
      <text:p text:style-name="P1">8. Die Diener sollen gleicherweise ehrbar sein, nicht zweizüngig, nicht dem Trunk ergeben, nicht schäudlichen Gewinn suchend, As-g. 6, Z :c.</text:p>
      <text:p text:style-name="P1">9. sondern solche, die das Geheimniss des Glaubens in reinem Gewissen bewahren. Abg. V, -is.</text:p>
      <text:p text:style-name="P1">10. Auch sollen diese zuerst geprüft werden, dann mögen sie <text:soft-page-break/>dienen, wenn sie tadellos sind.</text:p>
      <text:p text:style-name="P1">11. Die Weiber sollen gleicherweise ehrbar sein, nicht Verläumderisch, niichtern, treu in allen Dingen. E. I-,</text:p>
      <text:p text:style-name="P1">9. 2,9.</text:p>
      <text:p text:style-name="P1">12. Die Diener seien Männer, die Ein Weib haben, die den Kindern wohl vorstehen und ihren eigenen Häusern. «</text:p>
      <text:p text:style-name="P1">13. Denn die, welche wohl gedienet haben, erwerben sich eine gute Stufe und viele frendige Zuversicht im Glauben in Christo Jesu. M-«nh.25,2«. L»-c.49,47.«9. III.</text:p>
      <text:p text:style-name="P1">14. Solches schreibe ich dir mit der Hosfnung, bald zudir zu kommen;</text:p>
      <text:p text:style-name="P1">15. so ich aber verzbge, damit du wissest, wie du dich verhalten sollest im Hause Gottes, welches ist die Gemeinde des lebendigen Gottes, ein Pfeiler und eine Grundfeste der Wahrheit. Eph.2,-t9:c. He!-.3, S. <text:s text:c="2"/></text:p>
      <text:p text:style-name="P1">Cap. Z.</text:p>
      <text:p text:style-name="P1">4. an den Timotheus. Cap.</text:p>
      <text:p text:style-name="P1">4.</text:p>
      <text:p text:style-name="P1">5. 235</text:p>
      <text:p text:style-name="P1">16. Und anerkannt gross ist das Geheimnis; der Gottscligkeit: Gott ward geoffenbart im Fleische, gerechtfertigt im Geiste, esehen von den Engeln, gepredigt unter den Heiden, geglaubt in der Welt, aufgenommen in Herrlichkeit. J-)h. Hi C-i.2,9. sitz:-1.4,3.4. i.Cok.i5,5—9. Eph.c,20:c.</text:p>
      <text:h text:style-name="Heading_20_2" text:outline-level="2">Cap. lV.</text:h>
      <text:p text:style-name="P1">I. Verfi·ihrer und Jrrlehrer. 4—5. il. Nutzen der Gottseligkeit. 6—«. lll. Ermahnung an Timotheus zu würdiger Aintsführuiig. 42-—4</text:p>
      <text:p text:style-name="P1">6. I.</text:p>
      <text:p text:style-name="P1">1. Der Geist aber sagt ausdrücklich, dass in den letzten Zeiten Etliche werden vom Glauben absallen und auf verführerische Geister und Lehren der Teufel achten;</text:p>
      <text:p text:style-name="P1">2.Tim.3,4:c.</text:p>
      <text:p text:style-name="P1">2.Pct.3,3.</text:p>
      <text:p text:style-name="P1">4.J«-h.2,48. S. Tiscss. 2, 9 :c.</text:p>
      <text:p text:style-name="P1">2. durch die Heuchelei solcher, welche <text:s/>gen reden, die gebrand1narkt sind m ihrem Gewissen,</text:p>
      <text:p text:style-name="P1">2. Tini. 3,</text:p>
      <text:p text:style-name="P1">5. Z. die verbieten zu heirathen uiid heissen sieh von Speisen zu enthalten, die Gott ge1chafsen hat Zum Genusse mit Dai·iksågung für die Glau igen und die, welche die ahrheit erkannt haben. -i.Cok.7,28.36.38. Coi.2,ie«.2o—23.</text:p>
      <text:p text:style-name="P1">4. Denn alles von Gott Geschasfene ist Tit und nichts verwerflich, wenn es mit anksagung empfangen wird. c.Cok. to, so. 3i.</text:p>
      <text:p text:style-name="P1">5. Denn es wird geheiligt durch das Wort Gottes und das Gebet. II.</text:p>
      <text:p text:style-name="P1">6. Wenn du dieses den Brüdern vorhältst, so wirst du ein guter Diener Jesu Christi sein, erzogen in den Worten des Glaubens und der guten Lehre, der du gefolgt bist.</text:p>
      <text:p text:style-name="P1">2. Tini. Z, is.</text:p>
      <text:p text:style-name="P1"><text:soft-page-break/>7. Aber die unheiligen und läppischen Fabeln weise ab; übe dich hingegen zur Gottseligkeit. C, «,</text:p>
      <text:p text:style-name="P1">4.</text:p>
      <text:p text:style-name="P1">8. Denn die leibliche Uebung ist zu Wenigem nütze; die Gottseligkeit aber ist zu allen Dingen nütze, und hat die Verheissung des jetzigen und des künftigen Lebens. C.6,c3:c. Ps.34,40.37,4. M.iith.6,33.</text:p>
      <text:p text:style-name="P1">9. Das ist ein gewisses Wort und aller Annahme würdig.</text:p>
      <text:p text:style-name="P1">10. Denn auf dieses hin arbeiten wir auch und lassen uns schmähen, weil wir die Hoffnung aus den lebendigen Gott esetzt haben, der ein Heiland ist aller Menschen, esonders der Glänbigen, C» 2, I» -H»</text:p>
      <text:p text:style-name="P1">11. Solches gebiete und lehre. III.</text:p>
      <text:p text:style-name="P1">12. Niemand verachte deine In end, sondern werde ein Vorbild den Gläul?igen i in der Lehre, im Wandel, in der Liebe, im Geiste, im Glauben, in der Keuschheit. » Tit. 2,</text:p>
      <text:p text:style-name="P1">7.i5.</text:p>
      <text:p text:style-name="P1">4.Cok.4c3,«.</text:p>
      <text:p text:style-name="P1">13. Bis ich komme, halte an mit dem Vorlesen, mit der Ermahnung , mit der Lehre.</text:p>
      <text:p text:style-name="P1">14. Vernachlässige nicht die Gabe, die in dir ist, die dir durch Weissagung mit HändeAuflegen der Aeltesten gegeben worden.</text:p>
      <text:p text:style-name="P1">2. Tini. 4« S.</text:p>
      <text:p text:style-name="P1">15. Daraus sinne, damit gehe um, damit dein Zunehmen offenbar sei vor Jedermann.</text:p>
      <text:p text:style-name="P1">16. Habe Acht auf dich selbst und auf die Lehre; beharre in diesen Stückeu; denn wenn du dieses thust, wirst du dich selbst selig machen und die, welche dich hören. Apg. 2c), as.</text:p>
      <text:h text:style-name="Heading_20_2" text:outline-level="2">Cap. V.</text:h>
      <text:p text:style-name="P1">Vorschriften betreffend l. die Witwen und ihre Besorgui1g, 4—46; il. die Aeltesten und ihre Bestrafung, 47—2t; l1l. die Handaufleguiig. 22—25· I.</text:p>
      <text:p text:style-name="P1">1. Einen Aeltern beschilt nicht hart, sondern ermahne ihn als einen Vater, jüngere als Brüder;</text:p>
      <text:p text:style-name="P1">3. Links. c9, se.</text:p>
      <text:p text:style-name="P1">2. ältere Frauen als Mütter, jüngere als Schwestern in aller Keuschheit. <text:s/>Die Wittwen ehre, die, welche wirklich Wittiven sind.</text:p>
      <text:p text:style-name="P1">4. Hat aber eine Wittwe Kinder oder Ente , so sollen diese zuerst lernen gegen ihr eigenes Haus fromm zu sein und ihren Eltern Vergeltung zu leisten; denn das ist gut und angenehm vor Gott. Mart. 7, 40 ec-</text:p>
      <text:p text:style-name="P1">5. Die wahrhaft und verlassene Wittwe aberihat ihre Hoffnung auf Gott gesetzt und verl)arret in den Bitten und Gebeten Tag und Nacht; Lin. 2, 37·</text:p>
      <text:p text:style-name="P1">6. die üppige aber ist lebendigfftJådt«.</text:p>
      <text:p text:style-name="P1">7. Und solches gebiete, damit sie unsträflich seien.</text:p>
      <text:p text:style-name="P1">8. Wenn aber Jemand für die Seinigen und besonders für seineHausgenossen nicht sorget, der hat denGlauben verläugnet und ist schlimnier als ein U1cgläubiger. C. Z,</text:p>
      <text:p text:style-name="P1"><text:soft-page-break/>5.</text:p>
      <text:p text:style-name="P1">9. Eine Wittwe werde erwählt, wenn sie nicht unter sechszig Jahren ist, Eines Mannes Weib war, in guten Werken Zeugniss hat; Röm. is, i.</text:p>
      <text:p text:style-name="P1">10. wenn sie Kinder erzogen, wenn· sie Fremde beherbergt, wenn sie den H»ellIgEU die Füsse gewaschen, wenn sie »Bcdrangten Hilfe geleistet hat, wenn sie jedem guten erke nachgekommen ist. . Her. is,</text:p>
      <text:p text:style-name="P1">2. Joh.43, it. <text:s text:c="3"/>236</text:p>
      <text:p text:style-name="P1">Cap. S. Die I. Epistel St. Pauli Cap.</text:p>
      <text:p text:style-name="P1">6.</text:p>
      <text:p text:style-name="P1">11. Jüngere Witwen aber nimm nicht an; denn wenn sie -iis?f)ig eworden find wider Christum, so wo· en« sie heirathen,</text:p>
      <text:p text:style-name="P1">12."und haben ihr Urtheil, das; sie die erste Treue gebrochen haben.</text:p>
      <text:p text:style-name="P1">13. Zugleich sind sie auch müssig und lernen herumlaufen in den Häus ern, und nicht nur müssig sind sie, sondern auch geschwätzig und vorwitzig und reden, was sich nicht geziemt. Sp:. so,</text:p>
      <text:p text:style-name="P1">49.</text:p>
      <text:p text:style-name="P1">2. To-ss. Z, «. —</text:p>
      <text:p text:style-name="P1">14. Darum will ich, das; jüngere Wittwen heirathen, Kinder gebären, den Haushalt führen, dem Widersacher keinen Anlass zu Schmähungen geben;</text:p>
      <text:p text:style-name="P1">4.Coc. 7, g.</text:p>
      <text:p text:style-name="P1">39. ro.</text:p>
      <text:p text:style-name="P1">15. denn schon haben sich Etliche abgewandt nach dem Satan.</text:p>
      <text:p text:style-name="P1">16. So ein Gläubiger oder eine Gläubige Wittwen hat, so leiste er denselben Hülfe, nnd die Gemeinde werde nicht beschwert, damit sie den wahrhaften Wittwen Hülfe leisten möge. II.</text:p>
      <text:p text:style-name="P1">17. Die Aeltesten, die wohlvorstehen, sollen doppelter Ehre werth geachtet werden, besonders, die da arbeiten im Wort und in der Lehre. «. Tk)ess. Z, i2.</text:p>
      <text:p text:style-name="P1">43.</text:p>
      <text:p text:style-name="P1">18. Denn die Schrift sagt: ,,DemOchsen, der drifcht, sollst du das Maul nicht verbinden« , Und: »Der Arbeiter ist seines Lohnes werth«. ei. ki)1-s. es,</text:p>
      <text:p text:style-name="P1">4. Matih.i0,-so.</text:p>
      <text:p text:style-name="P1">19. Wider einen Aeltesten nimm keine Klage an, es sei denn auf zwei oder drei Zeugen hin-.</text:p>
      <text:p text:style-name="P1">5.Mos.«s49, is. «</text:p>
      <text:p text:style-name="P1">20. Die Fchlbaren bestrafe vor Allen, damit auch die Uebrigen Furcht haben. Many. is,</text:p>
      <text:p text:style-name="P1">47. Gal.2, -it. 21«. Ich beschwöre dich vor Gott und dem Herrn Jes.u Christo und den auserwählten Engeln, dass du dieses beobachtest ohne Vorurtheil und nichts thuestC11«?chi3C5u:1st. .,.4 . llI.</text:p>
      <text:p text:style-name="P1">22. Lege Niemanden: schnell die Hände aus und mache dich nicht fremder Sünden thcilhaft; bewahre dich selbst rein. C. Z, -l0.</text:p>
      <text:p text:style-name="P1">2. Crit. 6, «-.</text:p>
      <text:p text:style-name="P1">23. T-rii«-ke nicht mehr nur Wasser , soiidern geniesse ein wenig Wein, um deines M1ggens und deiner «i«)ftern«S:hwachheiten W! en.</text:p>
      <text:p text:style-name="P1">24. Etlicher Menschen Sünden sind offenbar und gehen ihnen voran <text:soft-page-break/>zum Gerichte, etlichen a er folgen sie nach. Gai. 5, 492c.</text:p>
      <text:p text:style-name="P1">25. Ebenso sind anch die gutenWerke offenbar, und die, welche .andesr»-s sind, können « nicht verborgen bleiben. Gar Z, 22 :c.</text:p>
      <text:h text:style-name="Heading_20_2" text:outline-level="2">Cap. Vl.</text:h>
      <text:p text:style-name="P1">»»I"AZT7;T?kåiTT7k,IiL« ·«(«T»«LF—.i’k«»-«.;ch«k« In8;iW?"«7I»« l1l. Schlussertnahnunge-I an Timotheus; -i4.—24. l.</text:p>
      <text:p text:style-name="P1">1. Alle, die als Knechte unter dem Joche sind, sollen·ihre· Herren aller Ehre werth halten, damit nicht der Name Gottes und die Lehre gelastert werde. · »Ep·b. 6, 5:c. Tit. 2, S.</text:p>
      <text:p text:style-name="P1">40. <text:s/>Die aber glaubige Herren haben, sollen dieselben nicht verachten; weil sie Brüder fm1EHls»onLdern ihFe(i»;dle«stlh dignen, v;eil ie an i eun ece te in , iean er Wohlthat Ylntheil nehmen. Solches -lehre und ermahne. Pi,ji2m» is· il.</text:p>
      <text:p text:style-name="P1">3. So· Jemand Fremder? lehrt und nicht den heilsamen Worten unsers Herrn Je·su Chri»sti»und der»Lehre nach der Gottseligkeit beitritt, G.:i.»i,s2c. D. Tim,g, is»</text:p>
      <text:p text:style-name="P1">4. der ist ausgeblasen und weis» nichts, sondern hat eine Sucht nach Streitfragen und Wortgezank, daraus entsteht Neid, Hader, Lasterungen, boser Verdacht; · » Ei,</text:p>
      <text:p text:style-name="P1">4.7.</text:p>
      <text:p text:style-name="P1">2.Ti,-«. 2,</text:p>
      <text:p text:style-name="P1">44.i·</text:p>
      <text:p text:style-name="P1">5. eitle Gezanke solcher Menschen, die verkehrten Sinnes nnd der Wahrheit beraubt sind, die da nieinen, die Gottseli keit sei ein Erwerb. Von solchen halte dich fgern. » » » » »2.TiiZ13,5.7.8.»</text:p>
      <text:p text:style-name="P1">6. Die Gottseligkeit mit Genügsamkeit aber ist ein grosser Gewinn! · C.4,</text:p>
      <text:p text:style-name="P1">8. Ps.37,i6. Hei-.i3,5. s7. Denn wir haben nichts in die Welt hineingebracht; so ist offenbar, dass wir auch nichts heraustragen können. « · Hist-i,2i. Ps.49, is.</text:p>
      <text:p text:style-name="P1">8. Wenn wir aber Nahrung und Bede»ckung haben, so sollen wir uns daran genugen lassen. S·2pk.3o,8:c.</text:p>
      <text:p text:style-name="P1">9. Die aber relch werden wollen, fallen in Versnchun und Fallstricke und viele thörichte»und «Lschiidliche Begierden, welche sie Menschen in Untergang und Verderben tiirzen. Spk.23,4:c.28,20. Matii;.43,</text:p>
      <text:p text:style-name="P1">22. <text:s/>Denii dårlGeiz ist ei:Ze W11r»7i-.il alles ö en« und t"iche, die si deinse sen ergaben,«sind vom Glauben abYirrt und habä;1b <text:s/>selbst mit vielen Schmerzen Ul" O)t . Lan.-l-2,45ic. llI. U. Du aber, o Mensch Gottes, Siehe solches, jage aber nach Gerechtigkeit, «» ottseligkeit, Glauben, Liebe, Geduld, Sanft1UUth.</text:p>
      <text:p text:style-name="P1">2.Ti1n.2,2«2. . </text:p>
      <text:p text:style-name="P1">12. Kämpfe den guten Kampf des Glaubens, ergreife das ewige Leben, zu wel(iåEm du berufen worden bist und das gute ekeiintniss abgelegt hast vor vielen Zeugen. -"C.l,l8.</text:p>
      <text:p text:style-name="P1">2.Tim.4,7icPhil.3,42ic. <text:s text:c="3"/>Cap.</text:p>
      <text:p text:style-name="P1">6. — an den Ti</text:p>
      <text:p text:style-name="P1">13. Ich gebieten-dir vor Gott, der Alles lebendig ma t,«und vor Christo Jesu, der vor Ponti»uscH3ilatus das gute Bekenntniss <text:soft-page-break/>abgelegt hat, E.s,2i. Matth.27,44. J·-1,.48,a7.</text:p>
      <text:p text:style-name="P1">14. dass du das Gebot haltest unbefleckt, unsträflich, bis zur Erscheinung unsers Herrn Iesu Christi; -4.Thess. Z, is. l</text:p>
      <text:p text:style-name="P1">15. welche-zu seiner Zeit zeigen wird der Selg;e und allein Gewaltcge, der König der bnige und der Herr der ,H»eIrj;sch9ei1«l;en,</text:p>
      <text:p text:style-name="P1">16. der allein Unsterblichke»it hat, der in unzu änglichem Lichte wocgnt, den kein Mensch Xs’ehen hat, no s?en kann: Ihm sei re und ewige Ma )t! Amen. Joh.5,26. 5«.M·,s.33,20.</text:p>
      <text:p text:style-name="P1">17. Den Reichen in der jetzigen·Welt gebiete, dass sie nicht stolz seien, noch ihre Hofsmotheus.</text:p>
      <text:p text:style-name="P1">Cap. S; «23!7 nun etzen aufdens-un missen Rei t um, sond2rsn auf den lebendigen Gott, lPer»huns Alles reichlich darbietet zum Genusse; Hiob.34,24. Mart. 40,</text:p>
      <text:p text:style-name="P1">24. Lnc.42, 20·</text:p>
      <text:p text:style-name="P1">18. dass sie wohl-thätig seien, reich an guten Werken, freigebig, mitt eilsam·; Her-. is, -is. I9. ssich einen guten Schatz sammeln auf die Zukunft, damit sie das wahrhafte Leben erlangen." Manye, Do. Las. se,</text:p>
      <text:p text:style-name="P1">9.</text:p>
      <text:p text:style-name="P1">20. O Ti:notheus! bewahre das Anvertraute und vermeide die unheiligen eiteln Geschwätze und die Gezänke der fälschlich so genannten Erkenntnis;,</text:p>
      <text:p text:style-name="P1">2.Tim. «,</text:p>
      <text:p text:style-name="P1">44. 2,</text:p>
      <text:p text:style-name="P1">44. is.</text:p>
      <text:p text:style-name="P1">21. wozu sich Etliche bekannt haben und darüber vom Glauben abgeirrt sind. Die Gnade sei mit di-r! Amen. C. «, s. -19.</text:p>
      <text:p text:style-name="P1">2. Tini. H,</text:p>
      <text:p text:style-name="P1">22. -j</text:p>
      <text:h text:style-name="Heading_20_1" text:outline-level="1">Die Il. Epistel St. Pauli an den Timotheus.</text:h>
      <text:h text:style-name="Heading_20_2" text:outline-level="2">Cap. l.</text:h>
      <text:p text:style-name="P1">8.DarumschämedichnichtdesZeugnisses l. Gruss des Paulus. i,</text:p>
      <text:p text:style-name="P1">2. ll. Ermahnung an Timotheus zu standhastem Bekcnniniss des Evangeliums.3—44. lll. Lob des Onesipl)orus. 45—i8. I. I· Paulus, Apostel Jesu Christi durch den Willen Gottes, nach der Verheif;ung des Lebens in Christo Jesu, -I. Tim. I, l. i.Joh. 2,</text:p>
      <text:p text:style-name="P1">25.</text:p>
      <text:p text:style-name="P1">2. an Timotheus, seinen geliebten Sohn. Gnade, Barmherzi keit, Friede von Gott, dem Vater, und Christo Iesu, unserm Herrn! c.Tim. c,</text:p>
      <text:p text:style-name="P1">2. II. Z. Jch danke Gott, dem ich, von den Voreltern her, mit reinem Gewcssen diene, wie ich unablässig deiner gedenke in meinem Gebete Tag und Nacht, Apg. es, -.</text:p>
      <text:p text:style-name="P1">4. Voll Verlangen dich zusehen, eingedenk deiner Thränen, damit 1ch mit Freude erfüllt werde, C. it,</text:p>
      <text:p text:style-name="P1">9. ei.</text:p>
      <text:p text:style-name="P1">5. da ich mich erinnere des ungeheuchelten Glaubens, der in dir <text:soft-page-break/>ist, welcher zuerst wohnte in deiner Grossmutter Lois und deiner Mutter Eunice, und ich bin versichert, auch in dir. Arg.-sie, «.</text:p>
      <text:p text:style-name="P1">6. Um dieser Ursache willen erinnere ich dich, die Gabe Gottes anzufachen, die in dir ist durch die Auslegung meiner Hände. i. Tim. -Z-, -i«i-.</text:p>
      <text:p text:style-name="P1">7. Denn Gott hat uns nicht den Geist der Furcht gegeben, sondern der Kraft und der Liebe und der Sell«stbehe;1rsd)1i-;ig.» um. , O. I ! von unserm Herrn, noch auch meiner, des um seinetwillen Gebundenen, sondern leide mit dem Evangelium, nach der Kraft Gottes, C. D, Z. 4, S.</text:p>
      <text:p text:style-name="P1">9. der uns selig gemacht und berufen hat mit heiliger Berufung, nicht nach unsern Werken, sondern nach seinem Vorsatze und nach der Gnade, die uns verliehen worden in Christo Jesu vor den Zeiten der Welt, Tit. s, Z. Eph. -1, H. «.</text:p>
      <text:p text:style-name="P1">10. jetzt aber geoffenbaret wurde durch die Erlscheinung unsers Heilandes JeZu Christi, we cher den Tod vernichtet, aber eben und Unvergänglichkeit an das Licht gebracht hat durch das Evangelium, Hei-. 2, -«-. -i. Cok. is, 55—57.</text:p>
      <text:p text:style-name="P1">11. zu welchem ich bestellt bin als Prediger und Apostel und Lehrer der Heiden. i. Tini. 2,</text:p>
      <text:p text:style-name="P1">7.</text:p>
      <text:p text:style-name="P1">12. Um dieser Ursache willen leide ich auch solches; aber ich schäme mich dessen nicht, denn ich weiss, wem ich geglaubt habe, und bin dessen gewiss, dass er mächtig ist, das mir Anvertraute zu bewahren bis auf jenen Tag. C. 2,</text:p>
      <text:p text:style-name="P1">9. Col. «,</text:p>
      <text:p text:style-name="P1">5.</text:p>
      <text:p text:style-name="P1">13. Halte das Vorbild der heilsamen Worte, die du von mir gehört hast, im Glauben und in der Liebe in Christo Jesu. «. Tini. S, Z. Tit. 2, «.</text:p>
      <text:p text:style-name="P1">14. Das edle anVertraute Gut bewahre durch den heiligen Geist, der in uns wohnet. l. Tini. 6,</text:p>
      <text:p text:style-name="P1">20. <text:s text:c="3"/>238 C«p.</text:p>
      <text:p text:style-name="P1">1.</text:p>
      <text:p text:style-name="P1">2. Die I1. Epistel St. PauIi Cap.</text:p>
      <text:p text:style-name="P1">2. lll.</text:p>
      <text:p text:style-name="P1">15. Du weisst das, dass Alle, die in Asien sind, sich von mir abgewandt haben, unter welchen Phygellus und Hermogenes 1si«6 (iD:r«o«eii·schenke Barmherzigkeit dem Hause desgnesiphorus , denn er hat mich oft erquickt und sich meiner Ketten nicht geschämt; C. H,</text:p>
      <text:p text:style-name="P1">49. 1·7. sondern·als er zu Rom war, suchte er m1ig’ Er eitgkelriI;rarifbi1i1l?1tiantliaIs;mi)r«Bann . er , herzigkeit finde Heil dem HeZrn an jenem Ta e! Und wie vie er zuEp esus gedieuet, weisst du am besten. M«ith»5,</text:p>
      <text:p text:style-name="P1">7.</text:p>
      <text:h text:style-name="Heading_20_2" text:outline-level="2">Cap. ll.</text:h>
      <text:p text:style-name="P1">I. Ermunterung zum ansharrenden Kampfe. 4—43. It. Warnung vorJrrlehrern, H-St ; 1ll.vorJugendlüsten, W; lY. vor unnützen Streitfragen. 23-26. I.</text:p>
      <text:p text:style-name="P1">1. Du nun, mein Sohn! werde stark in der Gnade, die in Christo Jesu ist. Eph. 6, so.</text:p>
      <text:p text:style-name="P1">2. Und was du von mir gehört hast vor vielen Zeugen , das anoertraue treuen Menschen, die geschickt sein werden, auch <text:soft-page-break/>Andere zu lehren. C.4,43.</text:p>
      <text:p text:style-name="P1">3. Du nun leide das Ungemach, als ein guter Streiter Jesu Christi. C. -1,</text:p>
      <text:p text:style-name="P1">8.</text:p>
      <text:p text:style-name="P1">4. Keiner, der da streitet, verwickelt sich in die Geschäfte des Lebens, damit er dem gefalle, der ihn zum Streite geworben hat.</text:p>
      <text:p text:style-name="P1">4. C-or. 9, 25 «.</text:p>
      <text:p text:style-name="P1">5. Wenn aber auch Jemand kämpft, so wird er nicht gekrönt, er kän1pfe denn recht. S. DerAckermann, der arbeitet, soll zuerst der Früchte geniessen.</text:p>
      <text:p text:style-name="P1">4.Co::. 9, -to.</text:p>
      <text:p text:style-name="P1">7. Merl'e auf das, was ich fange; möge der Herr dir Einsicht geben in a euS Dingen! Dr«</text:p>
      <text:p text:style-name="P1">2.</text:p>
      <text:p text:style-name="P1">6. S. Halte im Gedächtuiss J-esum Christum, der von den Todten auferweckt worden, aus dem Samen Davids, nach meinem Evangelium, R«3m. is , Z. «. Cp:.15,</text:p>
      <text:p text:style-name="P1">4. ro.</text:p>
      <text:p text:style-name="P1">9. in welchem ich Ungemach leide bis zu Banden, wie ein Uebelthäter; aber das Wort Gottes ist nicht gebunden. C.c,8.42. snpg.28,30..-«.</text:p>
      <text:p text:style-name="P1">10. Darum dulde ich Alles um der» Auserwählten willen, dan1it auch sie die Seligkeit erlangen, die in Christo Jesu ist, mit ewiger Herrlichkeit. C.,1,1, De,</text:p>
      <text:p text:style-name="P1">11. Das ist ein gewisses Wort: Sind wir mitgestorben, so werden wir auch mitleben; New. e, ei.</text:p>
      <text:p text:style-name="P1">8.</text:p>
      <text:p text:style-name="P1">12. dulden wir, so werden wir auch mitregieren; verläugueu wir, so wird auch er uns oertäugnen. VI-u.8,17. Many 1:i,33.</text:p>
      <text:p text:style-name="P1">13. Wenn wir untreu werden, so bleibt er treu; er kann sich selbst nicht verläugnen. Röm. Z, Z. II.</text:p>
      <text:p text:style-name="P1">14. Daran erinnere nnd beschwöre vor dem Herrn, nicht Wortgezänk zu treiben, welches zu nichts nütze ist, nur zur Verkehrung der ,Zuhörer führt. «.Tcm.6,4.5.</text:p>
      <text:p text:style-name="P1">15. Befleisse dich, dich Gott bewährt darzustelleu als einen Arbeiter, der sich nicht schämen muss, der das Wort der Wahrheit richtig vorträgt. «. Tini. !-, s.</text:p>
      <text:p text:style-name="P1">16. Aber der unheiligen eiteln G«eschwätze entsg;,lage dich; denn sie werden immer mehr zur ottlosigkeit fortschreiten, c.Tim.6,2o.</text:p>
      <text:p text:style-name="P1">17. und ihre Lehre wird um sich fressen, wie der Krebs. Unter diesen ist Ht)menäus und Philetus, C. Z, is.</text:p>
      <text:p text:style-name="P1">4.Tim. «, Do.</text:p>
      <text:p text:style-name="P1">18. welche von der Wahrheit abirreten, indem sie sagen, die Auferstehung sei schon geschehen, und bei Etlichen den Glauben umstossen. «. Tini. 6, A.</text:p>
      <text:p text:style-name="P1">1. Cor. 45, «-).</text:p>
      <text:p text:style-name="P1">19. Jedoch der feste Grund Gottes besteht und hat dieses Siegel: »Der Herr kennet, die sein sinds« und: »Es stehe ab von der Ungerechtigkeit ein Jeder, der den Namen Christi nennet!« Jan.-to,-14.27. March. 7, IT.</text:p>
      <text:p text:style-name="P1">20. In einem grossen Hause aber sind nicht bloss goldene und silberne Gefässe, sondern auch hölzerne und irdelle, und die <text:soft-page-break/>einen zur Ehre, die andern zur Uuehre. Röm. V, Ei.</text:p>
      <text:p text:style-name="P1">21. Wenn nun Jemand sich rein hält von Solchen, der wird ein Gefäss zur Ehre s ein, geheiligt und niitzlich dem Hausherrn, zu jedem guten Werke zubereitet.</text:p>
      <text:p text:style-name="P1">2.Cor.6,472c. l1l.</text:p>
      <text:p text:style-name="P1">22.fFliehe die Lüste der Jugend, jage aber nach Gerechtigkeit, Glauben, Liebe, Frieden mit denen, die den Herrn aus reinem Herzen aurufen.</text:p>
      <text:p text:style-name="P1">4.Tim. 6, «. 1V. <text:s/>Aber die thörichteu und ungeschickten Streitfragen weise ab, weil du weisst, dass sie nur Streit erzeugen. C. 2, «. is.</text:p>
      <text:p text:style-name="P1">24. Ein Knecht des Herrn»a·ber soll nicht streiten, sondern freundlich sein gegen Jedermann, geschickt zum Lehren, duldsam gegen die Bösen, Tit. «,</text:p>
      <text:p text:style-name="P1">7.</text:p>
      <text:p text:style-name="P1">9. 25, und mit S·anftn1nth die Widerspenstigen z11rechtwelsen, ob ihnen etwa Gott Busse ver[eihe zur Erkenntnis; der Wahrheit,</text:p>
      <text:p text:style-name="P1">4.Tk)css. 5, te.</text:p>
      <text:p text:style-name="P1">26. und sie wieder erwacheu aus der Schlinge des Teufels, von dem sie gefangen sind für seinen Willen. Eph. 5, sie. <text:s text:c="2"/></text:p>
      <text:p text:style-name="P1">Cap. S. an den Ti</text:p>
      <text:h text:style-name="Heading_20_2" text:outline-level="2">Cap. Ill.</text:h>
      <text:p text:style-name="P1">l. Schilderung der Jrrlehrel-. 4—43. II. Ermahnung an Timo1heus zum Festhalten an der heiligen Schrift. th-i7. I.</text:p>
      <text:p text:style-name="P1">1. Das aber wisse, dass in den letzten Tagen fchl1mme Zeiten vorhanden sein werden.</text:p>
      <text:p text:style-name="P1">4.T»im. H, c sc. ’ <text:s/>Denn die »Menschen werden selbstsu»chtig s ein, gei«1g, prahlerisch, iibermi1th1g, Easterer, den Eltern ungehorsam, undan bar, Olti.l!s , Röm. i, TO U.</text:p>
      <text:p text:style-name="P1">3. Eeblos, unversöhnlich , Verleumder, 1inenthaltsam, wild, dem Guten feind,</text:p>
      <text:p text:style-name="P1">4. Verräther, frech, ausgeblasen, mehr die Wollust liebend als Gott, Pi,i1. Z.</text:p>
      <text:p text:style-name="P1">19.</text:p>
      <text:p text:style-name="P1">5. die den Schein der Gottseligkeit haben, aber ihre Kraft verlängnen. Und von diesen wende dich weg. Tik,4,46. Manh.7,45.</text:p>
      <text:p text:style-name="P1">6. Denn zu ihnen gehören die, so sieh in die Häuser schleichen und die Weiber einnehmen, welche, mit Sünden beladen, von mancherlei Lüsten getrieben werden, S. Pet. 2, it.</text:p>
      <text:p text:style-name="P1">7. immerdar lernen und niemals zur Erkenntnis; der Wahrheit kommen können.</text:p>
      <text:p text:style-name="P1">8. Und gleicher Weise wie Jannes und Jambres dem Moses widerstanden, also widerstehen auch diese der Wahrheit, Menschen von verderbtem Sinne, verwerflich in Ansehung des Glaubens.</text:p>
      <text:p text:style-name="P1">2.M-s.7,s«.22. Apg.ia,8.«0.</text:p>
      <text:p text:style-name="P1">1.Tim.c3,5.</text:p>
      <text:p text:style-name="P1">9. Allein sie werden es nichtweiter treiben ; denn ihre Thorheit wird Jedermann offenbar werden, wie sie es auch bei jenen wurde.</text:p>
      <text:p text:style-name="P1">2. M-s. 7, «. s, is. 9, «.</text:p>
      <text:p text:style-name="P1">10. Du aber bist mir nachgefolgt in der Lehre, im Betragen, im <text:soft-page-break/>Vorsatze, im Glauben,in der Langmuth, der Liebe, der Geduld;</text:p>
      <text:p text:style-name="P1">11. in den Verfolgungen, den Leiden, wie sie mir zu Antiochia, zu Jconium, zu Lystra widerfahren sind, welche Verfolgungen cch ertrug, und aus allen hat der Herr mich errettet.</text:p>
      <text:p text:style-name="P1">2.Cok.4,8.c0. Apg.«3»5c).44,5.49.</text:p>
      <text:p text:style-name="P1">12. Und Alle, die gottselig leben wollen in Christo Jesn, werden verfolgt werden.</text:p>
      <text:p text:style-name="P1">4. Pet. 4, i2 :c. Joh.-is,-i81c.</text:p>
      <text:p text:style-name="P1">13. Die bösen Menschen aber und Betrüger werden es immer ärger treiben, indem sie verführen und verführt werden. II.</text:p>
      <text:p text:style-name="P1">14. Du aber bleibe in dem, was du gelernt hast und dessen du ewis; bist, da du weisst, von wem du es gelZernt hast; C. «, -se. ca.</text:p>
      <text:p text:style-name="P1">15. und das; du von Kindheit an die heiligen Schriften kennst, welche dich können weise machen zur Seligkeit, durch den Glau« motheus.</text:p>
      <text:p text:style-name="P1">Cap. Z. -I. 239</text:p>
      <text:p text:style-name="P1">16. Die ganze Schrift ist von Gottes Geist eingegeben und nützlich zur Lehre, zur Bestrafung, irr Besserung, zur Erziehung in der Gerechtigkeit;</text:p>
      <text:p text:style-name="P1">2.Pkt.c, cg—9-«.</text:p>
      <text:p text:style-name="P1">17. dass der Mensch Gottes vollkommen sei, zu allem guten Werke geschickt.</text:p>
      <text:p text:style-name="P1">Cap. lV. l. Ermahnung an Timotheus zu gewissenhafter AintSsührnng. 4—5. U Paulus nahe Vollendung. 6-—8. 1l1. Verschiedene Nachrichten. 9——4</text:p>
      <text:p text:style-name="P1">8. lV. Schluss des Briefes. 49—22. I·</text:p>
      <text:p text:style-name="P1">1. So beschivöre ich dich nun vor Gott und dem Herrn Jesu Christo, der da richten wird dle Lebendigen und die Todten in seiner Erscheinung und seinem Reiche: -t.Tim. S,</text:p>
      <text:p text:style-name="P1">43. A;-g. 40,</text:p>
      <text:p text:style-name="P1">42.</text:p>
      <text:p text:style-name="P1">2. Predige das Wort, halte an; es sei gelegen oder ulkk;elegen; bestrafe, beschilt, er’ mahne,mita erLangmuth undBelehrung. «. Tini. -S, is. 5,</text:p>
      <text:p text:style-name="P1">20. Z. Denn es wird eine Zeit sein, wo sie die heilsalne Lehre nicht ertragen, sondern sich selbst nach ihren eigenen Begierden mit Lehrern in Menge beladen werden, wie ihnen die Ohren jucken. Jkx.5,3«, Miene, «.</text:p>
      <text:p text:style-name="P1">4. Und von der Wahrheit werden sie ihre Ohren abwenden und zu den Fabeln sich hinkel)ren. Tit. «, Hi.</text:p>
      <text:p text:style-name="P1">5. Du aber wacl e in Allem, dulde Ungemach, thue das Werk eines Evangelisten, vollbringe deinen Dienst· C.2,3. C-)i.4,47. II .</text:p>
      <text:p text:style-name="P1">6. Denn ich werde jetzt geopfert, und die Zeit meiner Auflösung ist nahe. Pi,j1» T,</text:p>
      <text:p text:style-name="P1">47.</text:p>
      <text:p text:style-name="P1">7. Ich habe den guten Kampf get«ämpft, ! den Lauf vollendet, den Glauben behalten. i. Tini. 6, si2. Abg. 2(),</text:p>
      <text:p text:style-name="P1">24. i</text:p>
      <text:p text:style-name="P1">8. Was übrig ist, so liegt für mich bereit die Krone der Gerechtigkeit, welche der Herr mir geben wird an jenem Tage, der gerechte Richter, aber nicht allein mir, sondern auch Allen, die <text:soft-page-break/>seine Erscheinung lieb haben.</text:p>
      <text:p text:style-name="P1">4.Cok.9,25. Jak.4,42. Off.2,c0. III.</text:p>
      <text:p text:style-name="P1">9. Besleisse dich, bald zu mir zu ko1nmel1.</text:p>
      <text:p text:style-name="P1">10. Denn Demas hat mich verlassen, weil er die jetzige Welt lieb gewann, und ist nach Thcssa.lo1nch gereist, (2rescens nach Galatien, Titus nach Dalmatien. C«-i. 4, it.</text:p>
      <text:p text:style-name="P1">11. Lucis ist allein bei mir. Nimm den Marens zu dir und bringe ihn mit dir, denn er ist mir nützlich zum Dienste. Col.4,s10. J2. Den Thchieus aber habe ich nach Ephesus gesendet. Col.4,7. ·</text:p>
      <text:p text:style-name="P1">13. Den Mantel, den ich zu Troas bei ben in Christo Jcsu. C.-«, s. Joi;.5,39. , Carpus gelassen, bringe. mit, wann du <text:s text:c="3"/>240 C«p.</text:p>
      <text:p text:style-name="P1">4. Die Epistel St. Pquli Cap.</text:p>
      <text:p text:style-name="P1">4. kommst, und die Bücher, besonders. die Ple«:ga21i1l:g«ii1odli::nbderiKupferschmid hat mir oiel«Böses z1ågefijgt; der Herr verg«elte ihm nach seiner; e«rki:13. Pf W ; ? C « H «. in1.,«. .,. .»or. , . 1F). Vorihm hüte auch du dich; denn er hat unsern Worten grossen Widerstand geleistet.</text:p>
      <text:p text:style-name="P1">16. Bei meiner ersten Verantwortungllift mir Niemand beigestanden, sondern . e haben mich verlassen. Es werde ihnen nicht z1ig7ML?)3tiHerr aber stand mir bei und stääåte mich, damit duklch <text:s/>diF Ziåredigt ro racht werde unda e et en te oren und ich ward errettet aus dem Rachen des Löwen. sitz-g.27, Ia. 9,</text:p>
      <text:p text:style-name="P1">45.</text:p>
      <text:p text:style-name="P1">18. Und es wird mich der Herr von allen bösen Werken»erretten und mich erhalten zu seinem himmlischen Reiche. Ihm sei Ehre von Ewigkeit zu Ewigkeit! Amen. C. Z, «. Many. S, is. IV.</text:p>
      <text:p text:style-name="P1">19. Grüsse die Prisca und den Aquilas und das Haus des Onesiphorus. »C. 4, te. snpg. is,</text:p>
      <text:p text:style-name="P1">2.</text:p>
      <text:p text:style-name="P1">20. Erastus ist zu Corinth geblieben« den Trophimus aber habe ich zu Milet frank zurückgelassen. As-g. 49, es. So,</text:p>
      <text:p text:style-name="P1">4. is.</text:p>
      <text:p text:style-name="P1">21. Eile, vor dem Winter u kommen. Es grüs3t die? Eubulus und is3ndens und Linus und C audia und die« Brüder alle.</text:p>
      <text:p text:style-name="P1">22. Der Herr Jesus Christus sei mit deinem Geiste! Die Gnade sei mit euch! Amen. Guts, -is. <text:s/>.k.j</text:p>
      <text:p text:style-name="P1"/>
      <text:h text:style-name="Heading_20_1" text:outline-level="1">Die Epistel St. P</text:h>
      <text:h text:style-name="Heading_20_2" text:outline-level="2">Cap. I.</text:h>
      <text:p text:style-name="P1">l. Paulus Gruss. l—4. 1l. Eigenschaften der zu erwc"ihlenden Vorsteher (Bischöfe). 5—9. l1l. Beschreibung der Jrrlehrer auf Creta. «)-—t6. I.</text:p>
      <text:p text:style-name="P1">1. Paulus, ein Knecht Gottes und Apostel Jesu Christi, für den Glauben der Auserwählten Gottes und die Erkenntnis; der Wahrheit, die da ist in Gottseligkeit, « Röm 4, l.</text:p>
      <text:p text:style-name="P1">2. ausHoffnung des ewigen Lebens,welches der nicht trügende Gott vor den Zeiten der Welt verbeissen, -.)eiim. is, es.</text:p>
      <text:p text:style-name="P1">3. zu seiner Zeit aber sein Wort geoffenbaret hat durch die <text:soft-page-break/>Predigt, die mir anvertraut ist, nach dem Befehle Gottes, unsers Heilandes; «. Tim. D, s.</text:p>
      <text:p text:style-name="P1">7.</text:p>
      <text:p text:style-name="P1">4. an Titus, meinen ächten Sohn nach dem gemeinschaftlichen Glauben. Gnade, Barmherzigkeit, Friede von Gott, dem Vater, und dem Herrn Iesu Christo, unserm Heiland!</text:p>
      <text:p text:style-name="P1">2.Cok.8,23.</text:p>
      <text:p text:style-name="P1">4.Tim.4,2. 1l.</text:p>
      <text:p text:style-name="P1">5. Um desswillen liess ich dich in Creta zurück, damit du das Mangklnde verbessern und von Stadt zu Stadt elteste einsetzen mögest, wie ich dir befohlen habe; Apz. «,</text:p>
      <text:p text:style-name="P1">23.</text:p>
      <text:p text:style-name="P1">2. Tini. 2,</text:p>
      <text:p text:style-name="P1">2.</text:p>
      <text:p text:style-name="P1">6. wenn Jemand untadelhaft ist, Eines Weibes Mann, und glc’iubige Kinder hat, über die keine Klage geführt wird wegen aus-schweifenden Lebens oder Ungehorsams.</text:p>
      <text:p text:style-name="P1">4.Ts.m. Z, J ic.</text:p>
      <text:p text:style-name="P1">7. Denn der Vorsteher foll untadelhaft sein als Haushalt« Gottes , nicht ann1a»1·:c-nd, nicht zornnmthig, kein Weinsänfer, anli an den Titus. seist; Sdchläger, nicht schändlichen Gewinn u en ;</text:p>
      <text:p text:style-name="P1">4.E-k.4,l.</text:p>
      <text:p text:style-name="P1">2.Tim.2,24.</text:p>
      <text:p text:style-name="P1">8. sondern gastfrei, ein Freund des Guten, mässig, gerecht, heilig, enthaltsam;</text:p>
      <text:p text:style-name="P1">9. der festhalte an dem gewissen Worte nach der Lehre, damit er tüchtig get, sowohl zu ermahnen in der gesunden ehre, als die Widersprechenden zu widerlegen·</text:p>
      <text:p text:style-name="P1">2.Tim.4,2. «,</text:p>
      <text:p text:style-name="P1">43. III .</text:p>
      <text:p text:style-name="P1">10. Denn es gibt viele Ungehorsame, eitle Schwätzer und Verführer, zumeist die aus der Beschneidung, As;-g. les, «. ·11. denen man· den Mund stopfen muss; die da ganze Hans»er z·errutten, indem sie lehren, was man nicht soll, um schändlIchen I Gewinnes willen. 2»Tim»3,6. -i.Pee.5,2. P12. Es hast Einer Zeus (Ehnen , ihr eigener rop et, ge a t: ,, le -reter sind allezeit Lügner, böse gLhiere, faule Bäåkche.«7 W -p«.4 , .</text:p>
      <text:p text:style-name="P1">13. Dieses Zeugniss· ist wahr; Sinn dieser Ursache willen bestrase sie scharf, damit sie gesund bleiben tm Glauben,</text:p>
      <text:p text:style-name="P1">14. und nicht achten auf jiidische Fabeln nnd I Gebote von Menschen, welche sich von der Wahrheit abwenden. C.3,9.</text:p>
      <text:p text:style-name="P1">4.T-.m. 1, en.</text:p>
      <text:p text:style-name="P1">15. Den Reinen ist Alles» rein; den»Besteckten aber und» Unglaub1g»e3; Ist Nichts rem,»sondern befleckt ist ihr Sinn und ihr Gewissen. End» «, so. Do. Im. «, 392:. !</text:p>
      <text:p text:style-name="P1">16. Sie rühmen sich wohl, Gott zu kennen, aber mit den Werken berläugnen sie ihn, indem sie abscheulich sind 11ndunfolgsaln und zu jedem guten Werke nntücl)tig. «2.Tim. Z, .-I. <text:s text:c="3"/>Cap.</text:p>
      <text:p text:style-name="P1">2. an de</text:p>
      <text:h text:style-name="Heading_20_2" text:outline-level="2"><text:soft-page-break/>Cap. II.</text:h>
      <text:p text:style-name="P1">I. Die Pflichten der Christen nach ihrem Alter, Geschlechte und Stande. 4—t0. il. Erinnerung an die erschiencne Gnade Gottes. H—45. I.</text:p>
      <text:p text:style-name="P1">1. Du aber rede, was der gesunden Lehre gemäss ist; C. i,</text:p>
      <text:p text:style-name="P1">9.</text:p>
      <text:p text:style-name="P1">2. dass die alten Männer nüchtern seien, ehrbar, mässig, gesund im Glauben, in der Liebe, in der Geduld;</text:p>
      <text:p text:style-name="P1">3. das; gleicherweise die alten Frauen sich betragen, wie den Heiligen geziemt, nicht verläulndcx1, nicht vielem Wein ergeben seien, sondern Gutes lehren, «.Tim.3, -«. 4· damit sie die jungen Zucht lehren, ihre Männer und Kinder zu lieben,</text:p>
      <text:p text:style-name="P1">5. sittiat11, keusch, hanshcilterisch, gütig, ihren Männern unt«.«rthan zu sein, damit nicht das Wort Gottes gelästert werde. End. 5, 22 It. S. Gleichcrwcise ermahne die jungen ENänner, das; sie mässig seien.</text:p>
      <text:p text:style-name="P1">7. In allen Dingen stelle dicl) selbst dar als ein Vorbild guter Werke; im Unterrichte zeige Unverfiilschthcit, Ehrbarkeit, l. Tun. 4, -i2. -i. Pest. 5, Z.</text:p>
      <text:p text:style-name="P1">8. gesunde, untadelhafte Rede, damit der Widersacher beschämt werde, indem er nichts Schlechtes von euch sagen kann.</text:p>
      <text:p text:style-name="P1">4.Pkt.-z,19.3,16.</text:p>
      <text:p text:style-name="P1">9. Die Knechte ermahne, das; sie ihren Herren unterthan seien , in Allem wohlgefällig, nicht widersprechen , Eph. 6, :-Her. i.Tim. 6, -l :c.</text:p>
      <text:p text:style-name="P1">10. nichts entwenden, sondern alle gute Treue beweisen, damit sie die Lehre Gotte s, unsers .Heilandes, in allen Stücken zieren. II.</text:p>
      <text:p text:style-name="P1">11. Denn es ist die Gnade Gottes erschienen, die allen Menschen heilsam ist; C.s, l.</text:p>
      <text:p text:style-name="P1">4.Jph.4,</text:p>
      <text:p text:style-name="P1">9.</text:p>
      <text:p text:style-name="P1">12. die uns unteriveiset, dass wir die Goltlosigkeit und die weltlichen Lüste verläugnen und mässig und gerecht und gottselig leben in der jetzigen Welt;</text:p>
      <text:p text:style-name="P1">4.Pcr.—2,4s. -1.Jph.2,-15x(.</text:p>
      <text:p text:style-name="P1">13. und warten auf die·selige Hoffnung und Erscheinung der Herrlichkeit des grossen Gottes und unsers Heilandcs Jesu Lhristc, t.Cor. il,</text:p>
      <text:p text:style-name="P1">7. i.Pet. 4,7.</text:p>
      <text:p text:style-name="P1">14. der sich selbst für uns dahin gegeben, damit er uns erlbsete von aller Ungerechtigkeit, und reinigte sich selbst ein eigenthümliches Volk, das eifrig sei in guten Werken. Gai.4,4.</text:p>
      <text:p text:style-name="P1">4.Tim.2,6. Cph.5,27.2, to.</text:p>
      <text:p text:style-name="P1">15. Solches rede und ermahne und beslrafe mit allem Ernste; Niemand verachte dich. s.Tkm.4, i i.42. U i i i i I i I i i l i Titus.</text:p>
      <text:p text:style-name="P1">Cap. Z. 241</text:p>
      <text:h text:style-name="Heading_20_2" text:outline-level="2"><text:soft-page-break/>Cap. Iil.</text:h>
      <text:p text:style-name="P1">l. Gehorsam gegen dieDbtigkeit und Milde gegen Jedermann. .4—8 1l. Vermeidung thörichtcr Streitfragen und hartnäckige: Sektirer. 9——tt. til. Schluss des Briefes. -l2-,I5. I.</text:p>
      <text:p text:style-name="P1">1. Erinnere sie, das; sie den Obrigkeiten und Gewalten unterlhan seien, folgsam, zu allem guten Werke bereitwilli , Rom. txt, l re. l.s1Jkt.2, t3:c.</text:p>
      <text:p text:style-name="P1">2. Niemand lästern, nicht streitsüchtig seien, sondern freundlich, alle Sanftmuth gegen alle Menschen beweisen.</text:p>
      <text:p text:style-name="P1">2. Tini. -2«</text:p>
      <text:p text:style-name="P1">24. Col. Z· 4«2. Z. Denn auch wir waren ehemals unberst(indig,uusolgfat1r,irreten,dientenn1al1cherlet Begierden und Wvlliisten, lebten in Bosheit nnd Neid, berhasstund einander haLsend. . IcEp D-</text:p>
      <text:p text:style-name="P1">4. Als aber die Gütigkeit undhdie Menschenliebe Gottes, unsers Heilandes,, erschiellen, C.2, «. Z. hat er, nicht aus den Werken in Gerechtigkeit, die wir gethan hatten, sondern nach seiner Barmherzigkeit uns selig gemacht, durch das Bad der Wiedergeburt nnd Erneuerung des heiligen Geistes,</text:p>
      <text:p text:style-name="P1">2.Tim.4,9. i.P.-i.4,8. J-h.3,5. Eph. 5, 262c. -F,</text:p>
      <text:p text:style-name="P1">23.</text:p>
      <text:p text:style-name="P1">6. welchel1 er reichlich über uns ausgesFVii«’U kU1«ch Jesum Christum, unsern Heiand; Cz. sc-, 25:c. T. damit wir , durch seine Gnade gerecht gesprochen, der Hoffnung nach Erben des ewigen Lebens würden. R-Im. Z, -z4 :c. S. Das ist ein gewisses Wort, und ich will, dass du solches bckräftigc-st,damit die, welche an Gott gläubig geworden sind, sich bestreben, in guten Werken vorzuleuchten. Dieses ist gut und den Menschen nijtzlich. C. Z, «. -i. H.</text:p>
      <text:p text:style-name="P1">9. Aber der th"orichten Streitfragen und Geschlechtsregister nnd Zä11kereien und Streitigkeiten über das Gesetz entschlage dich; denn sie sind unnlitz und eitel. C.4,i4, 1O. Einen seklirerischen Menschen weise ab nach einund zweimaliger Zurechtweisung; New. is, i7, March. is, is -c.</text:p>
      <text:p text:style-name="P1">11. und· wisse, dass ein solcher verkehrt ist und sünd1gt, von sich selber verurtheilt. i.Tim. S, !-.</text:p>
      <text:p text:style-name="P1">5. III.</text:p>
      <text:p text:style-name="P1">12. Wann ich den Artemas zu dir senden werde oder den Thchicus, so befleisse dich, zu mir nach Nicopolis zu kommen; denn daselbst habe ich beschlossen den Winter zuzubringen.</text:p>
      <text:p text:style-name="P1">13. ,Zenas, den Gcsetzgelehrten, und Apol1os rüste mit Fleiss aus die Reise, dass es ihnen an nichts) nIanglc. A« 4s« 24« U <text:s text:c="3"/>242 (L.5-ap.</text:p>
      <text:p text:style-name="P1">3. Die Epistel Si. PaUli</text:p>
      <text:p text:style-name="P1">Cap. Z.</text:p>
      <text:p text:style-name="P1">14. Es sollen aber auch die Unsrigen ler-</text:p>
      <text:p text:style-name="P1">15. Es rüssen dich Alle, die bei mir sind. neu, mit guten Werken vorzuleuchten für Grüsse Aqlle, die uns lieben im Glauben. dienothwendi enBedärfnisse,damitsienicht Die Gnade sei mit euch Allen! Amen. S» unfruchtbar seien. C. Z,</text:p>
      <text:p text:style-name="P1">8. Jak. S, «; :c. Pi;i1.4,2s. Die Epistel St. Pauli au,»den <text:soft-page-break/>Philemou. I· Paulus Gruss, 4—3; il. Freude über Philemons Glauben und Liebe, 4——7; lll. Bitte um Wiederaufnahme des Onesimus, 8—20; lV.Sch1uk"; des Briefes. 2l—25. I. Paulus, ein Gebundener um Christi Jesu willen, und Timotheus, der Bruder, an Philemon, den Geliebten und unsern Mitarbeiter; Eph. Z, «. 4, «.</text:p>
      <text:p text:style-name="P1">2. C-r« -i, i.</text:p>
      <text:p text:style-name="P1">2. und an Apphia, die Geliebte, und Archippus, unsern Mitstreiter, und an die Gemeinde in deinem Hause. C»1.4,47.45« Z. Gnade sei mit euch und Friede von Gott unserm Vater und dem Herrn Jesu Chr1sto! C·-1.i,2. II.</text:p>
      <text:p text:style-name="P1">4. Jch danke meinem Gott allezeit, indem ich deiner gedenke in nlein;sn G4eb8ete, om. , . .5. weil ich von deiner Liebe höre und von dem Glauben, welchen du» an den Herrn Jesum und gegen alle Heiligen h(gss,« L O . , .</text:p>
      <text:p text:style-name="P1">6. auf dass die Gemeinschaft deines Glaubens sich wirksam beweise in Erkenntnis; alles Guten, das in euch ist, für Christum Jesum. Gal.5, e.</text:p>
      <text:p text:style-name="P1">7. Denn wir haben viele Freude und Trost an deiner Liebe; denn die Herzen der Heiligen sind erquickt worden durch dich, Bruder· Ill.</text:p>
      <text:p text:style-name="P1">8. Darum, wiewohl ich in Christo volle Freiheit hätte, dir zu gebieten, was sich geziemt, so will ich doch, um der Liebe willen, Vielmehr bitten:</text:p>
      <text:p text:style-name="P1">9. Jch, Paulus, wie ich bin, ein alter Mann, jetzt aber auch ein Gebundener um Jesu Christi willen,</text:p>
      <text:p text:style-name="P1">2. Tini. i,</text:p>
      <text:p text:style-name="P1">8.</text:p>
      <text:p text:style-name="P1">10. bitte dich für meinen Sohn, den ich in meinen Banden gezeugt habe, Onesin1us,</text:p>
      <text:p text:style-name="P1">4. Cor.4,-15. Co1.4,9.</text:p>
      <text:p text:style-name="P1">11. der dir ehemals unniitz war, jetzt aber dir und mir nützlich ist. Ich sende ihn zurück;</text:p>
      <text:p text:style-name="P1">12. du aber nimm ihn, das ist mein eigen Herz, auf. » · ·</text:p>
      <text:p text:style-name="P1">13. Ich wollte Ihn bei nur behalten, auf dass er mir an deiner Statt in den Banden des Evangeliums dienete. »</text:p>
      <text:p text:style-name="P1">14. Aber ohne deinen Willen n1ochte ich nichts than, damit deine Gutthat nicht wie gezwungen, sondern freiwillig wäre. 1-5. Denn vielleicht ist er darum auf eine Stunde entwichen, damit du ihn ewig wieder habest,</text:p>
      <text:p text:style-name="P1">16. nicht weiter als einen Knecht, sondern als mehr denn einen Kuecht, als einen geliebten Bruder, vornämlich für mich, wie viel mehr aber für dich, sowohl im Fleische, alsimä8Zerrn.</text:p>
      <text:p text:style-name="P1">4.Tim.o.1.2. Eph.e,5.</text:p>
      <text:p text:style-name="P1">17. enn du mich nun für deinen Mitgeli?’hssen hältst, so nimm ihn aus, wie mich e .</text:p>
      <text:p text:style-name="P1">18. Wenn er dir aber Schaden zugefügt hat, oder etwas schuldig ist, so rechne das mir an.</text:p>
      <text:p text:style-name="P1">19. Ich, Paulus, habe es mit eigener Hand geschrieben: Jch will es bezahlen; dass ich dir nicht sage, dass du auch dich selbst mir schuldig bist.</text:p>
      <text:p text:style-name="P1">2. Tvess. Z, c7.</text:p>
      <text:p text:style-name="P1">20. Ja, Bruder, lass mich deiner im Herrn geniessen! Erquicke <text:soft-page-break/>mein Herz im Herrn! IV.</text:p>
      <text:p text:style-name="P1">21. Im Vertrauen auf deinen Gehorsam habe ich dir geschrieben, weil ich weiss, das; du noch mehr thun wirst, als ich dir sage.</text:p>
      <text:p text:style-name="P1">22. Zngleich aber bereite mir auch eine 8erberge, denn ich hoffe, dass ich durch euer ebeteuchwerde geschel1k1werden.Hgh.i3,49.</text:p>
      <text:p text:style-name="P1">23. Es grüsst dich Epaphras, mein Mitgefangener in Christo Jesu, Maäests;, 7 o . , .</text:p>
      <text:p text:style-name="P1">24. Aristarchus, Demas, Lucas, meine Mitarbeiter. C-,1.4, to. «-,.</text:p>
      <text:p text:style-name="P1">25. Die Gnade unsers Herrn Jesu Christi sei mit eurem Geiste! Amen. T. Tini. 4,</text:p>
      <text:p text:style-name="P1">22. <text:s/>s <text:s text:c="3"/>Cap.</text:p>
      <text:h text:style-name="Heading_20_1" text:outline-level="1">1. an die Hebräer.</text:h>
      <text:p text:style-name="P1">Cap. I.</text:p>
      <text:p text:style-name="P1">2. 243 » Die E-pist«el St. Pauli an die Hebräer.</text:p>
      <text:h text:style-name="Heading_20_2" text:outline-level="2">Cap. I.</text:h>
      <text:p text:style-name="P1">l. Gottes Offenbarung durch seinen Sohn, «; Cl. Desscii Würde und Erhabenheii über alle En-gel. 2—44. I.</text:p>
      <text:p text:style-name="P1">1. Nachdem Gott manchmal und auf mancherlei Weise vor Zeiten zu den Väte·rn geredet durch die Propheten, hat er in diesen letzten Tagen zu uns geredet durch den Sohn,</text:p>
      <text:p text:style-name="P1">4.9)ios.42,6:c. Apg.3.22.24.i.Pei.i,20. J«-h. i5, is. · H.</text:p>
      <text:p text:style-name="P1">2. welchen er zum Erben aller Dinge esetzt, durch dener auch die Welt gemachet Bat, C.2,7.8. Eph.i,20:c. J-h.i,3.ic). Z. welcher, da er ist der Abglanz seiner Herrlichkeit und das Ebenbild seines Weens und alle Dinge trägt mit dem Worte seiner Macht, nachdem er durch sich felbft die Reinigung unserer Sünden dollbracht, sich gesetzt hat zur Rechten der Majestät in den Höhen;</text:p>
      <text:p text:style-name="P1">2. C«ik.4»4. Coi.4,t5, Heb.9,44.26.i2,2.</text:p>
      <text:p text:style-name="P1">4. und ist um so viel erhabener geworden denn die Engel, als der Name )öhcr ist, den er vor ihnen aus empfangen hat. Phii.2,g.</text:p>
      <text:p text:style-name="P1">5. Denn tin welchem unter den Engeln hat er jenia s gesagt: »Du bist mein Sohn, heute habe ich dich gezeliget«? und wiederum: »Ich will ihm Vater sein, und er soll mir Sohn fein« ? C.5,.-s. siis.2,7.</text:p>
      <text:p text:style-name="P1">2.S.im.7,i4.</text:p>
      <text:p text:style-name="P1">6. Und da er wiederum den Ei:stgebornen in die Welt einsiihrte, spricht er: »Und es sollen alle Engel Gottes ihn anbeten.« .5.i(),5. R«-m.8,29. Ps.97,</text:p>
      <text:p text:style-name="P1">7.</text:p>
      <text:p text:style-name="P1">7. Und von den Engeln zwar spricht er: ,,Der seine Engel zu Winden niacht und seme Diener zu Feuerflanimen.« Pf.-tot, l. 8· Vom Sohne aber: »Dein Thron, o Gott, währt von Ewigkeit zu Ewigkeit; ein Scepter des Rechts ist der Scepter deines Reiches. Pf. 45,</text:p>
      <text:p text:style-name="P1">7.</text:p>
      <text:p text:style-name="P1">8.</text:p>
      <text:p text:style-name="P1">9. Du hast-die» Gerechtigkeit geliebt und die Ungerechtigkeit gehas;t; darum hat dich, o Gott, dein Gott gesIalbt mit dein Oel der Freude, vor deinen El iitgenoss en aus;-«« Jcf. , .</text:p>
      <text:p text:style-name="P1">10. Und: »Du, Herr, hast i1ii Anfang die Erde gegründet und deiner HiindeWerk sind die Himmel. Pf. i02, 26—28.</text:p>
      <text:p text:style-name="P1">11. Sie werden vergehen, du aber bleibest; und sie werden alle wie ein Kleid veralten; werden;" du aber bist eben derselbe und deine Jahre werden kein Ende nehmen«</text:p>
      <text:p text:style-name="P1"><text:soft-page-break/>13. Zu welchem aber unter den Engeln hat er jemals gesagt: »Sitze zu meiner Rechten, b·is ich deine Feinde zum Schemel deiner Füsse mache«? P,-« «0, «»</text:p>
      <text:p text:style-name="P1">14. Sind sie nicht alle dienstbcire Geister, zum Dienst aus esendet um derer «willen, welche die Selig?eit ererben werden? Pf. Z-i,</text:p>
      <text:p text:style-name="P1">8. 9t, « sc. Many.</text:p>
      <text:p text:style-name="P1">48. to.</text:p>
      <text:h text:style-name="Heading_20_2" text:outline-level="2">Cap. H.</text:h>
      <text:p text:style-name="P1">l. Warnung, die göttliche Heilslehre nichi zu bevschmähen, -l—4; il. Christi Hoheit nach seiner Crnicdrigung, 5——-t0; III. Seine Herabiassung zu uns Brüdern, um uns zu retten, H-is. I.</text:p>
      <text:p text:style-name="P1">1. Darum sollen wir desto mehr achten auf das, was wir gehört haben, dass wir nicht etwa ausgleiten.</text:p>
      <text:p text:style-name="P1">2. Denn wenn das durch die Engel verkündigte Wort fest war, und jede Uebertretung und Ungehorsam den gerechten Lohn empfing, Apg. 7,</text:p>
      <text:p text:style-name="P1">53. Gc-1.3,i9.</text:p>
      <text:p text:style-name="P1">3. wie werden denn wir entfliehen, wenn wir eines so grossen Heils nicht achten? Welches anfangs dur den Herrn ist gepredigt und von denen, welche ihn gehört haben, zu uns gebracht und bestätigt worden, C.i0,</text:p>
      <text:p text:style-name="P1">29. Man. -I,-i4.</text:p>
      <text:p text:style-name="P1">4. indem Gott zugleich Zeugnis; ablegte durch Zeichen und Wunder uiid mancherlei Kräfte und Ertheilungen des heiligen Geistes, nach feinem Willen. Apg.i4,3. -i.Cox.i2,4.«. l1.</text:p>
      <text:p text:style-name="P1">5. Denn nicht den Engeln hat er die zukünftige Welt, von welcher wir reden, unterworfen. T. Pci. 3,13.</text:p>
      <text:p text:style-name="P1">6. Es hat aber Jemand irgendwo bezeugt, sprechcnd: »Was ist der Mei1fch, dass du seiner ged-enkest? oder des Menschen Sohn, dass du auf ihn siehest? Ps.8,52c,</text:p>
      <text:p text:style-name="P1">7. Du hast ihn ein Geringes erniedrigt unter die Engel; mit Herrlichkeit und Ehre hast du ihn gekrbnet und ihn gesetzt it er die Werke deiner Hände. Lu««.2-e,</text:p>
      <text:p text:style-name="P1">43. «</text:p>
      <text:p text:style-name="P1">8. Du Last Alles unterworfen unter seine Füsse« enn indem er ihm Alles uiit"erworfen, liess er Nichts übrig, das ihm nicht unterthan wäre. Jetzt aber sehen wir noch nicht, dass ihm Alles unterworfen sei. · · » Jes.51,6.»2.Pct.3,»-10.</text:p>
      <text:p text:style-name="P1">12. und wie ein (d)ei·i»aiid wirst du sie zusanmieiiwickclii, unt« sie weidc1iverii«aiidi«lt C.4, J. M·.ittt).-28,»i8. J-)h.3,</text:p>
      <text:p text:style-name="P1">35.» H</text:p>
      <text:p text:style-name="P1">9. Den aber, der ein Gerii1ges unter die i Engel erniedrigt worden, Jc1uni, sehen wir <text:s text:c="3"/>2-M C»ap.</text:p>
      <text:p text:style-name="P1">2. Z. Die Epistel St. Pauli Cato. Z. wegen des Leidens seines Todes· mit Herrlichkeit und Ehre gekrönt, damit er durch Gottes Gnade für einen Jeden den Tod schmecken sollte. Phi1. D,</text:p>
      <text:p text:style-name="P1">8.9 2c. s. C·-k.s,</text:p>
      <text:p text:style-name="P1">44.45.</text:p>
      <text:p text:style-name="P1">10. Denn es lgeziemte sieh für ihn, um dleh·sen willen a e Dinge <text:soft-page-break/>und durch den a e Din e find, dass er den, der viele Kinder zur .Zerrlichkeit führte, den Anführer ihrer Seligkeit, durch Leiden vollkommen machte. Ri;m.«,3e. H-I-.5,8.9. Apg.5,.·-«. lIl.</text:p>
      <text:p text:style-name="P1">11. Denn sowohl der, welcher·heiligt, als die, welche geheiligt werden, sind alle aus Einem. Aus dieser Ursache schämt er sich nicht, sie Brüder zu nennen, Joh. s17, t9. Marc.3, 34:c.</text:p>
      <text:p text:style-name="P1">12. indem er spricht: ,,Ich will deinen Namen meinen Brüdern verkündigen, mitten in der Gemeinde will ich dirlobsingen.« » Pf. 22,</text:p>
      <text:p text:style-name="P1">23.· R5m.·8,</text:p>
      <text:p text:style-name="P1">29.</text:p>
      <text:p text:style-name="P1">13. Und wiederum: »Ich will mein Vertrauen auf ihn setzen.« Und wiederum: ,,Siehe, ich und die Kinder, die mir Gott gegeben hat!« Jks.8,i7.48.</text:p>
      <text:p text:style-name="P1">14. Da nun die Kinder Fleisches nnd Blutes theilhaft sind, so hat gleichfalls auch er eben daran Theil genommen, damit er durch den Tod den zu nichte machte, der die Macht des Todes hat, das ist, den Teufel, sJiöm.8,3.</text:p>
      <text:p text:style-name="P1">2.Tim.i,40.</text:p>
      <text:p text:style-name="P1">4.J-c,.3.8.</text:p>
      <text:p text:style-name="P1">15. und diejenigen befreite, welche durch Furcht des Todes ihr ganzes Leben lang in Knechtschaft gehalten waren. Röm, S, 47:e.</text:p>
      <text:p text:style-name="P1">16. Denn er nimmt sich ja nicht der Engel an, sondern des Samens Abrahams nimmt er sieh an.</text:p>
      <text:p text:style-name="P1">17. Daher musste er in Allem den Brüdern gleich werden, damit er barmherzig würde und ein treuer Hoherpriester im Dienste vor Gott, um die Sünden des Volkes zu versöhnen; C»4,15.5,4 »«</text:p>
      <text:p text:style-name="P1">18. denn worin er gelitten hat und selbst versucht worden ist, ver1nag er denen, die versucht werden, zu helfen. C. is, is.</text:p>
      <text:h text:style-name="Heading_20_2" text:outline-level="2">Cap. Ill.</text:h>
      <text:p text:style-name="P1">I. Christi Erhabenheit über Moses, is— S; 1l Warnung vor Unglauben und Abfall an dein Beispiel der Jsraeliten. 7—i9« I. 1, Daher, ihr heili en Brüder, die ihr der himmlischen Berufung theilhaft seid, betrachtet den Gesandten und Hohenpriester unsers Bekenntnisses, Christum Jesum, PhiI.3 i4. Hei-.4 il.</text:p>
      <text:p text:style-name="P1">2. der treu war dem, der ihn dazu geinacht « hat, wie auch Moses war in seinem ganzen Hause. H· M-s.42,7. Z. Denn grösserer Herrlichkeit ist dieser Eewürdigtworden»als Moses,soviel grössere hre der hat, welcher das Haus bereitet, als das Haus selb t. C, s, s·</text:p>
      <text:p text:style-name="P1">4. Denn jedes aus wird von Jemand bereitet; der aber lles bereitet hat, ist Gott.</text:p>
      <text:p text:style-name="P1">5. Und Moses zwar war treu in seinem ganzen Hause als Diener zum å.eugnisse dessen, was Verkündigt werden s; te5; W ob. , .</text:p>
      <text:p text:style-name="P1">6. Christus aber als Sohn, über sein eienes Haus gesetzt; und sein Haus sind wir, so wir anders die freudige ?uversicht und den Ruhm der Hoffnung is ans Ende fest behalten. J«-h.8,35.</text:p>
      <text:p text:style-name="P1">4.Pet.2,5. Hei-.6,«. H« 7Datumwie der heilige Geist sagt: »Heute, wenn ihr seine Stimme hören werdet, C. 4,</text:p>
      <text:p text:style-name="P1">7. Pf. 95, en.</text:p>
      <text:p text:style-name="P1"><text:soft-page-break/>8. so verstocket eure Herzen nicht, wie in dem bittern Hader, an dem Tage der Versuchung in der Wüste, , » TM-s. i7,7. E«-.Mos.6, -is.</text:p>
      <text:p text:style-name="P1">9. da mich eure Väter versuchten; sie prüften mich und sahen meine Werke vierzig Jahre lang.</text:p>
      <text:p text:style-name="P1">4. M-s. «,</text:p>
      <text:p text:style-name="P1">22.</text:p>
      <text:p text:style-name="P1">10. Darum ward ich entrüstet über dieses Geschlecht, und sprach: Jmmerdar irren sie mit dem Herzen. Sie aber erkannten meine Wege nicht-</text:p>
      <text:p text:style-name="P1">11. so dass ich s(hwur in meinem Zorne: Sie sollen nicht eingehen in meine Ruhe.« e. Mosis,</text:p>
      <text:p text:style-name="P1">23. :-8—35.</text:p>
      <text:p text:style-name="P1">12. Seher zu, ihr Brüder, dass nicht etwa in Jemand unter euch ein arges Herz des Unglaubens sei, indem er abfällt von dem lebendigen Gott;</text:p>
      <text:p text:style-name="P1">13. sondern ermahnet euch selbst alle Tage, so lange es heuteheis3t, damit nichtJemand aus euch verstockt werde durch den Betrug der Sünde.</text:p>
      <text:p text:style-name="P1">14. Denn wir sind Christi MitgenosEen eworden, so wir anders die anfangs gefa te guoersicht bis ans Ende fest behalten, .</text:p>
      <text:p text:style-name="P1">15. indem es heisst: »Heute, wenn ihr seine Stimme hören werdet, sV Vststvcke-L eure Herzen nicht, wie in dem -bitter1(;Hader.« .3, 7 re.</text:p>
      <text:p text:style-name="P1">16. Denn welche fingen, da sie es gehört, einen bittern Hader an? Waren es nicht« Alle, die unter Moses aus Aegypten ausgezogen waren?</text:p>
      <text:p text:style-name="P1">4. M-of. 44, i :c.</text:p>
      <text:p text:style-name="P1">17. Ueber welche aber war er vierzig Jahre entrüstet? Nicht über die, welche sündigten, deren Leiber hinsielen in der WüstC?</text:p>
      <text:p text:style-name="P1">4.M0s-44W.</text:p>
      <text:p text:style-name="P1">4. Cok.4o, S.</text:p>
      <text:p text:style-name="P1">18. Welchen schwur er, dass sie nicht in <text:s text:c="2"/></text:p>
      <text:p text:style-name="P1">Cap. Z.</text:p>
      <text:p text:style-name="P1">4. an die Hebräer. Eap.</text:p>
      <text:p text:style-name="P1">4.</text:p>
      <text:p text:style-name="P1">5. 245 seine Ruhe eingehen sollten, als nur den Ungehorsamen . · »</text:p>
      <text:p text:style-name="P1">19. Und wir sehen, dass sie nicht entgehen konnten wegen ihres Unglaubens. — is. Most, IS te.</text:p>
      <text:h text:style-name="Heading_20_2" text:outline-level="2">Cap. IV.</text:h>
      <text:p text:style-name="P1">I. Ermahnung, sich der verheissenen Ruhe nicht verlustig zu machen durch Utiglauben, i—«. il. Der Ernst des Wortes Gottes, H, is. lll. Ermunterung zu Standhaftigkeit und Vertrauen. ii—is. I.</text:p>
      <text:p text:style-name="P1">1. So lasst uns nun Sorge -tragen, dass nicht »etwa , da die Perheissung hinterlassen ist, in seine Ruhe einzugehen, Jemand aus euch als zurückgeblieben ersck()Zein;.W</text:p>
      <text:p text:style-name="P1">2. Denn eine solche Berkündigungist auch uns geschehen, wie jenen; aber das gehörte Wort half jenen nichts, weil es nicht mit dem Glauben vereinigt war bei denen, die es hörten.</text:p>
      <text:p text:style-name="P1"><text:soft-page-break/>3. Denn wir, die wir geglaubt haben, ehen in die Ruhe ein; wie er gesprochen hat: »So dass ich schwur in meinem Zorne: Sie sollen nicht in meine Ruhe eingehen!« obschon die Werke seit Grundlegung der Welt eschassenwareli. <text:s/>«. Ps.95, «.</text:p>
      <text:p text:style-name="P1">4. Beim er hat in einer Stelle von dem siebenten Tage also gesprochen: »Und es ruhete Gott am siebenten Tage von allen seinen Werken« i. M«-s. 2,</text:p>
      <text:p text:style-name="P1">2.</text:p>
      <text:p text:style-name="P1">5. Und in dieser»Stelle wiederum: »Sie sollen nicht in meine Ruhe ein« ehen!« «</text:p>
      <text:p text:style-name="P1">6. Da nun noch·übrig gelassen ist, dass Etliche in dieselbe eingehen sollen, und die, denen die Verkündigungzuerst geschah, nicht eingegangen sind wegen ihres Ungehorfanis; C. Z, te. »</text:p>
      <text:p text:style-name="P1">7. so bestimmt er wiederum einen Tag ,,Heute«, indem ver durch David spricht, nach so langer Zeit, wie vorhin gesagt worden: ,,Heute, wenn ihr seine Stimine hören werdet, so verstocketeiire Herzen; n;cht.« . , lc.</text:p>
      <text:p text:style-name="P1">8. Denn wenn Josua sie zur Ruhe eingeführt hätte, so würde er nicht von einem andern Tage nach diesem reden. I. Mos.3i,7. J-)f.22,4.</text:p>
      <text:p text:style-name="P1">9. Also ist den! Volke Gottes noch eine Sabbathsruhe übrig gelassen.</text:p>
      <text:p text:style-name="P1">10. Denn wer in seine Ruhe eingegangen ist, der ruhet auch selbst von einen Wer en, so wie Gott von den feini en. Off.44,is.</text:p>
      <text:p text:style-name="P1">11. So lasst uns nun Fleiss anwenden, in jene Ruhe einzugehen, damit nicht Jemand als gleiches Beispiel des Ungehorsame falle.</text:p>
      <text:p text:style-name="P1">2. Pet.i, to. i.C-sc. -to, 1i.i2. j i I il.</text:p>
      <text:p text:style-name="P1">12. Denn das Wort Gottes ist lebendig und kräftig und schärfer als jedes zweischneidåge· Schwert, und durchdringend bis zur S eiduiägz von Seele und Geist, Geenken und ark, und mächtig, die Gedanken iind Sinnen des Herzens zu richten. «.Pei.i,23. Röm.4,i6. 7ph.6,i7.0ff.4,i6.</text:p>
      <text:p text:style-name="P1">13. Und es ist kein Geschöpf vor ihm unsichtbar, sondern Alles ist bloss und ganz ausgedeckt vor den Augen dessen, mit dem wir es zu thun haben. Hieb W,</text:p>
      <text:p text:style-name="P1">24. lIl.</text:p>
      <text:p text:style-name="P1">14. Da wir nun einen grossen Hohenpriester haben, der durch die Himmel 8iidurch«egan en ist, Jesum, den So n ottes, so las?t uns an dem Bekenntni e fest halten. C. s,</text:p>
      <text:p text:style-name="P1">1.9, «. ei. do, Ia.</text:p>
      <text:p text:style-name="P1">15. Denn wir haben nicht einen Hohenpriester, der nicht Mitleiden haben könnte mit unsern Schwachheiten, sondern einen, der in allen Dingen ist versucht worden wie wir, doch ohne Sünde· Es,</text:p>
      <text:p text:style-name="P1">2.2,i7.</text:p>
      <text:p text:style-name="P1">48.7,</text:p>
      <text:p text:style-name="P1">26. »16. So lasst uns nun hinzugehen mit freudiger Zuvei·siY zu dem Thron der Gnade, damit wir armherzigkeit erlan en und Gnade finden, zur Hü se in rechzter Zeit. C. 4o,22. N-5m.3,</text:p>
      <text:p text:style-name="P1">25.</text:p>
      <text:h text:style-name="Heading_20_2" text:outline-level="2"><text:soft-page-break/>Cap. V.</text:h>
      <text:p text:style-name="P1">I. Christus von Gott selbst zum Hohenpriester eingesetzt, 4—40; ilTrägheit im Denken aber hindertdas Berstchen solch höherer Lehren. «—I4. l.</text:p>
      <text:p text:style-name="P1">1. Denn jeder aus den Menschen geiioinmene Hohepriester wird für die Menschen eingesetzt zum Dienste vor Gott, auf dass er sowohl Gaben als Opfer für die Sünden darbrin e; C.2, i7. s, Z.</text:p>
      <text:p text:style-name="P1">2. der billige 2iiachsicht haben kann mit den Unwissenden und Irrenden, indem er auch selbst mit Schwachheit umgeben ist. C. A, i-5. Z. Und um dieser willen muss er, wie für das Volk, so auch für sich selbst Opfer darbringen für die Sünden. C.7</text:p>
      <text:p text:style-name="P1">27.</text:p>
      <text:p text:style-name="P1">3.Mo.9</text:p>
      <text:p text:style-name="P1">7.i6</text:p>
      <text:p text:style-name="P1">6.«.i7 s « , -</text:p>
      <text:p text:style-name="P1">4. Und Niemand nimmt sich selbst diese Würde, sondern wer von Gott berufen wird, gleich wie auch Aaron.</text:p>
      <text:p text:style-name="P1">2.Chkou.26, is. 2 Mos.28 «. H. Also hat auch Christus» uicht sich selbst die Ehre gegeben, Hoherpriester zu werden, sondern der, der zu ihm sprach: ,,Du bist mein Sohn, heute habe ich dich gezeuget." Joh·8,54. e .4,5.</text:p>
      <text:p text:style-name="P1">6. So wie er auch· in einer andern Stelle sagt: »Du bist Priester in Ewigkeit, nach der Ordnung tMeIch!fEDEks-«« Pf. «0,</text:p>
      <text:p text:style-name="P1">4. Zach.6, is. <text:s text:c="3"/>246 Cap.</text:p>
      <text:p text:style-name="P1">5.</text:p>
      <text:p text:style-name="P1">6. Die Epistel St. Pauli Cap.</text:p>
      <text:p text:style-name="P1">6.</text:p>
      <text:p text:style-name="P1">7. Er hat in den Tagen seines Fleisches Gebete und Flehen dem, der ihn von dem Tode erretten konnte, mit starkem Geschrei und Thränen dargebracht, und ist aus seiner Furcht erhört worden. Matth. IS, 37 is. Luc. 22, H-.</text:p>
      <text:p text:style-name="P1">8. Und wiewohl er der Sohn war, hat er doch aus dem, was »er gelitten, Gehorsam gelernt. Phil.2,8.</text:p>
      <text:p text:style-name="P1">9. Und nachdem er vollendet war, ist er Allen, die ihm gehorsam sind, ein Urheber ewiger Seligkeit geworden; C·2,10,7,-is.</text:p>
      <text:p text:style-name="P1">10. von Gott Verkündigt als Hoherpriester nach der Ordnun Melchisedeks. II.</text:p>
      <text:p text:style-name="P1">11. Davon haben wir viel zu reden, und es lässt fich schwer erklären, da ihr träge im Hören eworden Seid. C«7,-««</text:p>
      <text:p text:style-name="P1">12. Denn, da ihr solltet ehrer sein vermöge der Zeit, haset ihr wieder nöthig, dass man euch lehre, welches die Anfangsgründe der Offenbarungen Gottes seien, und seid solche geworden, die Milch nöthig habenundnichtstarkeSpeife.</text:p>
      <text:p text:style-name="P1">4. Co: 3,4 is.</text:p>
      <text:p text:style-name="P1">13. Denn Jeder, der noch Milch geniesst, ist unkundig des Wortes der Gerechtigkeit; denn er ist noch ein Kind.</text:p>
      <text:p text:style-name="P1">14. Für die«Vollkommenen aber ist die starke Speise, die durch die Gewohnheit geübte Sinne haben zur Unterscheidung des Guten und des Bösen. «. Cor. 2, S.</text:p>
      <text:h text:style-name="Heading_20_2" text:outline-level="2"><text:soft-page-break/>Cap. VI.</text:h>
      <text:p text:style-name="P1">I. Warnung vor Abfall, 4—40; l1. Ermahnung zur Bestän-digkcit um der unwandelbaren Betheissullg Gottes willen. «—20. I.</text:p>
      <text:p text:style-name="P1">1. Darum wollen wir die Anfänge von der LehreChristi beiseite lassen, und uns zu dem Vollkommenen wenden, ohne abermals den Grund zu legen mit der Busse von todten Werken und dem Glauben an Gott, C. 5,</text:p>
      <text:p text:style-name="P1">42. Apg.2o, 2sI.</text:p>
      <text:p text:style-name="P1">2. mit der Lehre von der Taufe und der Handauflegung, der Auferstehung der Todten und dem ewigen Gericht. Apg« 2,</text:p>
      <text:p text:style-name="P1">38.</text:p>
      <text:p text:style-name="P1">8.</text:p>
      <text:p text:style-name="P1">47. 24, -«-Z. is.</text:p>
      <text:p text:style-name="P1">3. Und dieses wollen wir thun, wenn anders Gott es zulässt.</text:p>
      <text:p text:style-name="P1">4. Denn es ist unmöglich, die, welche einmal erleuchtet worden und die himmlische Gabe geschmeckt haben und theclhaft geworden sind des heili en Geistes, C«·1o,2(z2k»</text:p>
      <text:p text:style-name="P1">5. und das herrliche Wort Gottes und die Kräfte der zukünftigen Welt gefchmeckt aben, h6. und doch abgefallen sind, wiederum zur Busse zu erneuern; da sie den Sohn Gottes sichwiederumkreuzigen und zur Schmach ausstellen.</text:p>
      <text:p text:style-name="P1">2.Pct.2,2o.24. -</text:p>
      <text:p text:style-name="P1">7. Denn die Erde, welche den oftmals auf ste fallenden Regen trinkt und nützliches Kraut trägt für die, durch welche sie aUch gebaut Wirdempfängt Segen von Gott;</text:p>
      <text:p text:style-name="P1">2.Pet.i, 3—8. Jes. sei, «.</text:p>
      <text:p text:style-name="P1">8. diejenige aber, welche Dornen und« Disteln trä» t, ist untau lich und dem Fluche nahe; ihr ESnde ist die Z3erlzrennung. k Oe .5, 4 2c.</text:p>
      <text:p text:style-name="P1">9. Wir sind aber von euch, ihr« Geliebten, des .Be.ssem» überzeugt, und dessen, was Seligkeit bringt, ob wir gleich also reden.</text:p>
      <text:p text:style-name="P1">10. Denn Gott ist nicht ungerecht, dass er« eures Werkes vergesse und der Arbeit der Liebe, die ihr gegen s einen Namen bewiesen, da ihr den Heiligen gedient-t habetundnoch d-ienet. Oss.2,2. nd. Hei-.40, 33 »· II.</text:p>
      <text:p text:style-name="P1">11. Wir wünschen aber, dass Jeder« aus euch denselben Fleiss beweise, us: Völggen Sicherheit der Hoffnung, bis ans nde,</text:p>
      <text:p text:style-name="P1">12. auf dass ihr nicht träge werdet, sondern Nachfolger derer, die durch Glauben und Geduld die Verheissungen ererben. C. «.-s3,7. Jak.5,7.</text:p>
      <text:p text:style-name="P1">13. Denn als Gott dem Abraham die Verheissung gab, schwur er, da erbei keinem Grössern schwören konnte, bei sich selbst,</text:p>
      <text:p text:style-name="P1">14. und sprach: »Wahrlich, ich will dich reichlichsegnet!unddichmächtigvernlehren!« -1.Mos.22,16.47.</text:p>
      <text:p text:style-name="P1">15. Und da et also Geduld geübt, erlangte er die Verheissung. C« 40, 3a«</text:p>
      <text:p text:style-name="P1">16. Menschen nämlich schwören bei dem Grössern, und der Eid ist ihnen das EndealIes Widersprecheus zur Bekräftigung.</text:p>
      <text:p text:style-name="P1">2. Mos.22, «.</text:p>
      <text:p text:style-name="P1">17. Darum, als Gott den Erben der Verheissung das Unwandelbare <text:soft-page-break/>seines Rath-— schlusses noch stärker beweisen wollte, verbürgte er es mit einem Eide, Luc. «,</text:p>
      <text:p text:style-name="P1">73.</text:p>
      <text:p text:style-name="P1">18. damit wir durch zwei unwandelbare Dinge, wobei es unmöglich ist, dass Gott Unwahrheitgeredethabe,einenstarkenTrost. haben, wir, die wir dazu unsre Zuflucht nehmen, die dargebotene Hoffnung zu ergreifen, Tit. i,</text:p>
      <text:p text:style-name="P1">2. «. Tim. S,</text:p>
      <text:p text:style-name="P1">42.</text:p>
      <text:p text:style-name="P1">19. welche wir als einen sichern und festen. Anker der Seele haben, der auch in das Innere des Vorhangs hineingeht, C. 9, Z. U.</text:p>
      <text:p text:style-name="P1">20. wohin als Vorläufer für uns eingegången it Jesus, der, nach der Ordnung. elchifedeks, ein Hoherpriester geworden in die Ewigkeit. C.4,14.s,6. <text:s text:c="3"/>Cap.</text:p>
      <text:p text:style-name="P1">7. an die Hebräer. Cap.</text:p>
      <text:p text:style-name="P1">7. 247</text:p>
      <text:h text:style-name="Heading_20_2" text:outline-level="2">Cap. Vil.</text:h>
      <text:p text:style-name="P1">13. Der nämlich, auf welchen dieses i· Aei-nIichkeit Christi mit Melchisedek. «—io. l1. Vorzug des Pricsterthums Chr-isti vor dem levmschm. «—-28. I.</text:p>
      <text:p text:style-name="P1">1. DeiindieserMelchisedek,König von Sake-in, Priester des höchsten Gottes, der dem Abrahai1i, als er von der Niederlage der Könige ziirückkehrte, entgegen ging und ihn segnete, i. Mut. it, -is :c.</text:p>
      <text:p text:style-name="P1">2. demaiich Abrahain von Allem den Zehnten zutheilte; der erstlich verdolinetseht»König der (·)crecl)tigkeit heisst, dann aber auch König von Salt-in, das ist, König des Friedens; -t3s.7·2,i:.«.7:«—. Jis.9,e.7. Z. ohne Vater, ohne Mutter, ohne Geschleel)tsregister, der weder Anfang der Tage noch Ende des Lebens hat, aber « leichgemacht ist dein Sohne Gottes, bleibt?Briester für ininierdar.</text:p>
      <text:p text:style-name="P1">4. Schauet aber, wie gross der war, dem selbstAbraham,derStaninivater,denZehnten von der erobcrtenBentegab. i. Mos. i4,20.</text:p>
      <text:p text:style-name="P1">5. Zwar haben die von deii Söhnen Levi, welche das Priesterthiim empfangen, ein Gebot, den Zehnten nach dein Gesetze von dem Volke zunehmen, das ist, von ihren Brüdern; wiewohl auch sie ans den Lenden Abra«hains hervorgegangen sind.</text:p>
      <text:p text:style-name="P1">4.Mos.i8,2i—32. G. Der aber, dessen Geschlecht nicht von ihnen hergeleitet wird, hat den Zehnten von Abraham genommen und den, der die Verei"nn« en atte e«e net. h B J h « gii95«i«-s.i2,s. Gal.3,ie-.</text:p>
      <text:p text:style-name="P1">7. Ohne allen Widerspruch aber wird der Geringere von dem H’ohern gesegnet.</text:p>
      <text:p text:style-name="P1">8. Und hier zwar empfangen sterbliche Meiischeii den Zehnten; dort aber der, von dem bezeugt wird, dass er lebe.</text:p>
      <text:p text:style-name="P1">9. Ja, so zusagen, ist durch Abrahan1 auch von L«-vi, der den Zehnten empfängt, der Zehnten genommen worden.</text:p>
      <text:p text:style-name="P1">10. Denn er war noch in den Lenden seines Vaters, ais ihm <text:soft-page-break/>Melchisedek entgegen ging. II. U. Wenn nun die Vollkoninienheit durch das levitische Priester-thiini get«onimen wäre ( denn unter diesem hatte das Volk das Gesetz empfangen), wozu war denn noch nöthig, dass naeh der Ordnung Melchisedeks ein anderer Priester anfstehe und nicht nach der Ordnung Aarons genannt werde? C.8,7. Gut. 2,2i.</text:p>
      <text:p text:style-name="P1">12. Denn so das Priesterthnm geändert wird, geschieht nothwendig auch eine Amderniig des Gesetzes. l i i i ! i i i i i <text:s/>i i I 3sagt wird, gehvrte zu einem andern tainme, aus welcheni Keiner des Altares gewartet hat.</text:p>
      <text:p text:style-name="P1">14. Denn es ist offenbar, dass unser Herr ans Jndaentsprosfenist,aufwelchenStamm 9JToses nichts wegen des Priesterthi1ms verordnct hat. i. Mos.49,i0. Mich.5,2. Jes.«,1. Off.5,5.</text:p>
      <text:p text:style-name="P1">15. Und noch vollständiger ist dieses offenbar, wenn, in Aehnlichkeit mit Melchisedek, ein anderer Priester aufsteht,</text:p>
      <text:p text:style-name="P1">16. welcher es nicht nach dem Gesetze eines fleischlichen Gebotes geworden ist, sondern nach der Kraft des unvergäiiglichen Lebens.</text:p>
      <text:p text:style-name="P1">17. Denn er bezeuget: »Du bist Priester in die Ewigkeit, nach der Ordnung Melchifedeks.« C.5, e.</text:p>
      <text:p text:style-name="P1">18. Es geschieht nämlich die Aufhebung des vorigen Gebotes, seiner Sehwachheit und Uiibrauchbar«t«eit wegen, C.-l0,"1—4. Rmn.8,3.</text:p>
      <text:p text:style-name="P1">19. (denn das Gesetzhat nichts zur Vollkoininenheit gebt-aeht;) und dagegen die Einführung einer bessern Hoffnung, durch welche wir uns Gott nahen. -2ipg. i3,39.</text:p>
      <text:p text:style-name="P1">20. lind in wie fern sie nicht ohne Eidschwur geschehen ist, E. S, -i7.</text:p>
      <text:p text:style-name="P1">21. (denn jene sind ohne Ei"dschwur Priester geworden; dieser aber mit einem Eidschionr durch den, der zu ihm spricht: »Der Herr hat geschworcn und es wird ihn nicht gereuen: Du bist Priester in die Ewigkeit, nach der Ordnung Melchisedeks!«) Pf. i i0,4.</text:p>
      <text:p text:style-name="P1">22. in so fern ist Jesus eines bessern Brindes Biirge geworden. C.8, S. 9,i5. im!-.</text:p>
      <text:p text:style-name="P1">23. Und von jenen smd die Meistei1 Priester geworden, weil sie durch den Tod gehindert wurden, zu bleiben; 2i. dieser aber, weil er in Ewigkeit bleibt, hat ein uiivergäiigliches Priesterthuni.</text:p>
      <text:p text:style-name="P1">25. Daher kann er auch o-olIkoininen selig machen, die durch ihn zu Gott kommen, da er i1nmerdar lebt, uni sie zu vertreten. C.i0,i4. 9,«3-». Joh.-i4,6. 9ttim.8,3i. i.Joi).2,i; 2-G. DeiineinsolcherHoherpriesier gezienite uns, der heilig, scliuldlos, unbefleckt, von den Sündern abgesondert und höher ist als die Himmel, C.-i, -i5.</text:p>
      <text:p text:style-name="P1">27. der nicht täglich Vonnöthen·hat·, wie die Hohenpriester,« zuerst für die eigenen Sünden Opfer darzubringen und dann für die des Volkes; dennl;diesesfhgt er Einmal iase««i e to ere. gethal« l <text:s/>;s,3Ec. pHeb.9,t«2. 262c. <text:s text:c="3"/>248 » Cap.</text:p>
      <text:p text:style-name="P1">7. 8 Die Epistel St. Pauli Eap.</text:p>
      <text:p text:style-name="P1">8.</text:p>
      <text:p text:style-name="P1">9.</text:p>
      <text:p text:style-name="P1">28. Denn das Gesetz setzt Menschen zu Hohenpriestern ein, welche <text:soft-page-break/>Schwachheit haben; das Wort des Eidschwnres aber, der nach dem Gesetz, erfolgte, den Sohn, der in Ewigkeit vollko1nnlen ist. C.5, «. D.</text:p>
      <text:p text:style-name="P1">9.</text:p>
      <text:h text:style-name="Heading_20_2" text:outline-level="2">Cap. VIII.</text:h>
      <text:p text:style-name="P1">Christus ein crhabcnerHohcrrricsicr, als Mittler eines neuen und bessern Bandes·</text:p>
      <text:p text:style-name="P1">1. Die Summe aber des Gesagten ist: Wir haben ei:-ten solchen Hohenpriester, der sich gest-tzt hat zur Rechten des Thrones der Maxestat in den Himmeln; C.4,ii.. 4,3.</text:p>
      <text:p text:style-name="P1">2. ein Diener des Heiligthums und der wahrhaften Hütte, welche der Herr errichtet hat und nicht ein Wie-nsch. C.9,«.</text:p>
      <text:p text:style-name="P1">3. Jeder Holerpriester ni«i1nlich wird eingesetzt, dasser Haben und Opfer darbringe; daher ist es nothwendig, dass auch dieser etwashabe,daserdarl)ringe. C. 5,t. Eph.5,2.</text:p>
      <text:p text:style-name="P1">4. Wenn er ans Erden wäre, so wäre er nicht einmal Priester, weil die Priester da sind, welche nach dem Gesetze die Opfer darbringen;</text:p>
      <text:p text:style-name="P1">5. diese dienen dem Abbild uiid Schatten der hinnnlischen Dinge: wie denn 9Moses den gbttlichen Befehl empfing, als er die Hütte vollenden sollte: ,,Siehe zu, heisst es, das; du Alles nach dem Vorbilde machest, das dir auf dem Berge gezeigt ward.« C.-10,i. Co«-Z,-i7.</text:p>
      <text:p text:style-name="P1">2.Mos.25,40.</text:p>
      <text:p text:style-name="P1">6. Nun aber hat er einen um so viel vortrefslicheren Dienst erhalten, als er auch eines bessern Bundes Mit»tler ist, der auf bessere Verhels;ungen ge-s1iftet ist. C.7,22.</text:p>
      <text:p text:style-name="P1">7. Denn wenn jener erste Bund ohne Tadel gewesen wäre, so würde nicht für einen zweiten Raum gesucht. C.7,-is, i9»</text:p>
      <text:p text:style-name="P1">8. Denn tadelndsagt erzuihnen: ,,Siehe, es kommen Tage, spricht der Herr, wo ich mit dem Hause Israel und mit dem Hause Judex einen neuen Bund anfrichten werde; Jst. Z« , sit -:34.</text:p>
      <text:p text:style-name="P1">9. nicht wie der Bund, welchen ich mit ihren Vätern machte an dein Tage, da ich ihre Hand ergriff, sieaiisz1cfiih1«enans d-.-niLande Aeghptei1; denn sie blieben nicht bei meinem Bunde, und ich vei«wars sie, spricht der Herr.</text:p>
      <text:p text:style-name="P1">2.Mo1·.19,3:c. Jer.45,4:c.</text:p>
      <text:p text:style-name="P1">10. Das nämlich ist der Bund, den ichmit dem Hause Israel schliessen will na(h jenen Tagen, spricht der Herr: Ich will meine Gesetze in ihr Gemüll) legen und sie in ihre « Herzen schreiben; und ich will ihr Gott sein, und sie werden mein Volk sein. Ez 36,261c. Zach.8,8.</text:p>
      <text:p text:style-name="P1">11. Und nicht mehr werden sie Jeder seinen Nächsten und Jeder seinen Bruder leh» ten, sprechend: Erkenne den Herrn! Denn Alle werden mich erkennen, vom Kleinsten bis zum Gri5s;ten unter ihnen. «.Jph. 2«27.</text:p>
      <text:p text:style-name="P1">12. Denn ich werde ihren Ungerechtigkeiten gnädig sein und ihrer Sünden und ihrer Missethaten nicht-niel)r gedenken« Jes. -«:-3,25.</text:p>
      <text:p text:style-name="P1">13. Indem er sagt: »Ei1len neuen Bund«, hat er den ersten für <text:soft-page-break/>veriltet erklärt. Was aber veraltet und abgelebt ist, das ist de«m Untergang nahe.</text:p>
      <text:h text:style-name="Heading_20_2" text:outline-level="2">Cap. IX.</text:h>
      <text:p text:style-name="P1">I. Der Gottcsdiinst des alten Bandes mir Abbild des vollkomnicncn, -l-·I0, il. dessen Hohespriesicr Christus ist. it-—28.</text:p>
      <text:p text:style-name="P1">1.</text:p>
      <text:p text:style-name="P1">1. Es hatte zwar auch der erste Bund seine Satzungen des Gottesdienstes und das irdis(l e H:iligthuln.</text:p>
      <text:p text:style-name="P1">2. Denn es ward die vordereHiitte eingerichtet, worin der Leuchter war und derTisch und die Schaubrote; diese wird das Heilige genannt; -2.sJ.)ios.2.i B. hinter dein zweiten Vorhange aber die Hütte, die genannt wird das Allerheiligste,</text:p>
      <text:p text:style-name="P1">2. Mc-s. 2s,:-is.</text:p>
      <text:p text:style-name="P1">4. welche den oldenen Rauchal:ar enthielt und die Bundeslade, überall mit Gold überdeckt, in welcher der goldene Krug war, der das 9Jianna enthielt, und die Ruthe Aarons, welche gegrämt hatte, und die Tafeln des Bandes,-2. M-s. 30,3i«:c. 25,10 «. i6,3:i.</text:p>
      <text:p text:style-name="P1">4.Mi!s.sI7,40,</text:p>
      <text:p text:style-name="P1">4.Ki»n.8,9.</text:p>
      <text:p text:style-name="P1">5. oben über derselben aber die Cherubim der Herrlichkeit, die den Gnadcndeckel überschatteten; von welchen jetzt nicht im Einzelnen zu reden ist. J. M-is. 25, i7 is. 6· Da nun dieses also eillgerichtct ist, so gehen in die vordere Hi·;tte die Priester allezeit und vollbringen die Gott«-sdienste; it M«-s. -is,</text:p>
      <text:p text:style-name="P1">7.</text:p>
      <text:p text:style-name="P1">7. in die zweite aber nur Einmal des Jahres allein der Hohepriester, nicht ohne Blut, welches er darbringt für sich selbst und für des Volkes Vet·irrungen. · 2,«])os.30,10. 3 Mo1.46.</text:p>
      <text:p text:style-name="P1">8. Damit deutet der heilige Gast dieses km, dass der W«-g zum Helligthum noch nicht geossenbaret sei, so lange die vordere Hütte noch Bestand habe. C.9,24.25. i0,i9. I. Welches ein Gleichniss ist aus die gegenwärtige Zeit, da noch Gaben nnd Opfer dargebracht werden, welche den, der »den Dienstverrichtet, nicht können dem Gewissen nach vollkommen machen; C. to, i.</text:p>
      <text:p text:style-name="P1">2. <text:s text:c="3"/>Cap.</text:p>
      <text:p text:style-name="P1">9. an die H</text:p>
      <text:p text:style-name="P1">10. da diese Dinge einzig in Bezug auf Speisen und Getränke und mancherlei Waschuiigen und fleis(hliche Satzungen auferlegt sind bis auf die Zeit der Verbesserung. Z. Mosis. -i. M-s. 8,7. «id,7. II.</text:p>
      <text:p text:style-name="P1">11. Da aber Christus kam als ein .Hoherpriester der zukünftigen Güter, ging er durch die grössere uiid vollkommnere .ffiütte, die nicht von Händen gemacht, das it, nicht von dieser Schöpfung ist, C.-t,44. Jes.Z3,20.</text:p>
      <text:p text:style-name="P1">12. auch nicht durch Blut voii Böcken und Kälbern, sondern durch sein eigenes Blut Einmal in das Hei1igthuin, und erlangte eine ewige Erlösung. , C.io,i0. J«s.45, -i7. Off.i,5.</text:p>
      <text:p text:style-name="P1">13. Denn wenn das Blut von Rindern und Böcken und die Bespren ung <text:soft-page-break/>mit der AfchJe der jungen Kuh! die Besieckten heiligt ur S eini un des ei es· z g ii.MosF6,i-E, 15Y -«. Mps. is.</text:p>
      <text:p text:style-name="P1">14. wie viel mehr wird das Blut Christi, der durch den ewigen Geist sich selbst als ein untadelhaftes -»-pfer Gott dargebracht hat,unserG:roissenremigenvontodtenWerten, um dem lebendigen Gott zu dienen! C.i0,22. CoI.i,44.</text:p>
      <text:p text:style-name="P1">4.Joi,.i,7.</text:p>
      <text:p text:style-name="P1">15. Und desswegen ist er Mittler eines neuenTestalnentes, damit, nachdem der Tod geschehenzurErlösunZoon den Uebertretungen unter dem ersten T unde, die Berufenen die Verheis3ung des ewigen Erbes empfingen. C.7,22. 8,8.</text:p>
      <text:p text:style-name="P1">4.Tini.2.5. Röni.s,25. IS. Denn ivo ein Testament ist, damuss der Tod dessen erfolgt sein, der es estistet hat.</text:p>
      <text:p text:style-name="P1">17. Denn ein Testament ist auszden Todessatt fest, weil es keine Kraft hat, so lange der lebt, der es gestiftet hat.</text:p>
      <text:p text:style-name="P1">18. Daher ist auch der erste Bund nicht ohne Blut eingeweiht worden.</text:p>
      <text:p text:style-name="P1">19. Denn nachdein von Moses jedes Gebot nach dem Gesetz dein ganzen Volke war kund gemacht worden, nahm er das Blut der Kälber und Böcle sammt Wasser und Puri)urwolIe nnd Ysop, und besprengte damit sowohl das Buch selbst als alles Volk,</text:p>
      <text:p text:style-name="P1">2. Miit. A, 3——8.</text:p>
      <text:p text:style-name="P1">20. und sprach: »Das ist das Blut des Bundes, welchen euch Gott geboten hatt« eaith.2i3,28.</text:p>
      <text:p text:style-name="P1">21. Und auch die Hütte und alle Geräthe des Goitesdienstes besprengte er ebenso mit dem Blute. I. M«·s.8, is-.19.</text:p>
      <text:p text:style-name="P1">22. Und es wird fast Alles mit Blut gereinigt nach dein Gesetze, uiid ohne Blutvergiessung geschieht keine Vergebung. S. M-s.i7, «. ( I I I ebräer. Cap.</text:p>
      <text:p text:style-name="P1">9.</text:p>
      <text:p text:style-name="P1">10. 249</text:p>
      <text:p text:style-name="P1">23. Darum ist es nothwendig, dass zwar die Abbilder der Dinge in den Himmeln d·urch Solches gereinigt werden, die himmlischen Dinge se bstaber durch bessere Opfer, als diese sind.</text:p>
      <text:p text:style-name="P1">24. Denn nicht. in ein Heiligthum von Händen gemacht ist Christus hineingegangen, ein Nachbild des wahrhaften, sondern in den Himmel selbst, um nun vor dem Angesichte Gottes für uns zu erscheinen; C.9,H· 7·2!5.</text:p>
      <text:p text:style-name="P1">25. auch nicht, damit er sich selbst mehrmals opferte, wie der Johepriester je liches Jahr in das Heiligt um hineingeht mit fremdem Blute;</text:p>
      <text:p text:style-name="P1">26. sonst hätte er oftmals leiden müssen von der Grundlegung der Welt an; nun aber ist er Einmal am Ende der Welt zur Aufhebun der Sünde durch das Opfer seiner selbfi erschienen. C.9,i2.</text:p>
      <text:p text:style-name="P1">27. Und ebenso wie den Menschen gesetzt ist Einmal zu sterben, darnach aber das Gericht: Hist-io.23.</text:p>
      <text:p text:style-name="P1">2.C»c.5,co.</text:p>
      <text:p text:style-name="P1">28. also wird auch Christus, nachdem ei: sich Einmal geopfert, um Vieler Sünden hinwegzunehmen, zum zweiten Male ohne Sünde erscheinen denen, die auf ihn warten zur Seligkeit. (L.i0,i2:c. Röm.6,io. Matth.26,28.</text:p>
      <text:h text:style-name="Heading_20_2" text:outline-level="2"><text:soft-page-break/>Cap. X.</text:h>
      <text:p text:style-name="P1">I. Die vollkommene Versöhnung durch das Eine Opfer Christi. ists. il. Warnung !-or Ri·icksall In Unglauben und Sünde. -t9——3-i. til. Ermahnung zur Siandhaftigkeit. 32——39. I. I. Denn weil das Gesetz den Schatten der zukünftigen Güter enthält, nicht das wirkliche Ebenbild der Dinge, so kann es auch mit denselben alljährlichen Opfern, welche man immerfort darbringt, die Hmzutretenden nimmermehr vollkommen machen. C.8,5.9,9. Coi.2,45.i7.</text:p>
      <text:p text:style-name="P1">2. Dennsonst hätteman ja aufgehörtOgfer darzubringen, weil die den Gottesdienst ebenden, nachdem sie einmal gereinigt worden, kein Bewusstsein der Sünden mehr gehabt hätten.</text:p>
      <text:p text:style-name="P1">3. Vielmehr eschieht in jenen Opfern alle Jahre ein Gedächtnis; der S»ünden.</text:p>
      <text:p text:style-name="P1">4. Denn unmöglich kann der Rinderund Böcke Blut die Sünden hinwegnehinen. Ps.50, is.</text:p>
      <text:p text:style-name="P1">5. Darum sBeicht er bei seinen; Eintritt in dieWelt: »— pferund Gabehast du nicht gewollt, einen Leib aber hast du mir zubereitet. Pf.-so, 7-9. <text:s text:c="3"/>250</text:p>
      <text:p text:style-name="P1">Cap. to» Die Epis:ei S. An BrandoPfern und Sündopfern hast du kein Wohlgefallen. Mich. 6,7.</text:p>
      <text:p text:style-name="P1">7. Da sprach ich: Siehe, ich komme (in der Rolle des Buches steht von miI;eschrieben), um zu thui1, o Gott, deiner? H 4ill3e:1.« V . , .</text:p>
      <text:p text:style-name="P1">8. Indem er vorher sagt: »Opfer und Gabe und Brandopser und Sündopser hast du nicht gewollt und hast kein Wohlgefallen daran,« welche nach dem Gesetze dargebracht werden;</text:p>
      <text:p text:style-name="P1">9. spricht er hierauf: »Siehe, ich komme, o Gott! deinen Willen u thun.« Er hebt das Erste auf, um das äL1ndere eiix,i;setzen. . ,i8.</text:p>
      <text:p text:style-name="P1">10. Und in diesem Willen sind wirCgeheilässt durch das Opfer des Leibes Jesu «) hristi in für Allemal. C.9,i2.28. i3,i2.</text:p>
      <text:p text:style-name="P1">11. Und jeder Priester zwar steht tL«iglich und verrichtet den Gottesdienst und bringt zum öftern dieselben Opfer dar, welche nimmermehr die Sünden hinioegnehmen können, C. i0,i.</text:p>
      <text:p text:style-name="P1">12. er aber, nachdem er ein einziges Opfer für die Sünden dargebracht, hat sich für immerdar zurRechten Gottes gesetzt, C. i,3</text:p>
      <text:p text:style-name="P1">13. und wartet hinfort, bis seine Feinde zum Schemel seiner Füsse gemacht werden. -i. Coi«. 4ö,25.</text:p>
      <text:p text:style-name="P1">14. Denn mit einem einzigen Opfer hat er die, welche geheiligt werden, für immerdar vollkoninieii gemacht· C.9,26:c.</text:p>
      <text:p text:style-name="P1">15. Das bezeugt uns aber auch der heilige Geist. Denn,uachdem er zuvor gesagt hatte:</text:p>
      <text:p text:style-name="P1">16. »Das ist der Bund, den ich mit ihnen schlielzen will nach denselben Tagen!«»spr·icht der Herr: »Ich will meine Gesetze in ihre Herzen legen und sie in ihre Gemüther schreiben ; Jst. Hi , sc« 2c.</text:p>
      <text:p text:style-name="P1">17. und ihrer Sünden nnd ihrer Missethateu will ich nicht mehr gedenken« «</text:p>
      <text:p text:style-name="P1">18. Wo aber Verge»bunådieser ist, da ist kein Opfer mehr für die <text:soft-page-break/>Linde. II.</text:p>
      <text:p text:style-name="P1">19. Da wir nun, ihr Brüder! Zuversicht haben auf den Eingang in das Heiligthun1 durch das Blut Jesu; Röm.5,2.</text:p>
      <text:p text:style-name="P1">20. welchen er uns eingeweiht hat als einen neuen und lebendigen Weg durch den Vorhang, das ist, durch sein Fleisch; C.6,-i9.</text:p>
      <text:p text:style-name="P1">20. Ioh. -ist-,6,</text:p>
      <text:p text:style-name="P1">21. und einen grossen Priester über das Haus Gottes: C.3,6.</text:p>
      <text:p text:style-name="P1">22. so lasst uns hinzugehen mit wahrhaftem Herzen, in der Fülle des Glaubens, gereinigt im d;gerzen von bösem Gewissen, i».4,«3.9,i;«i.i4.</text:p>
      <text:p text:style-name="P1">4.Joh.i,7. i ! I I St. Pauli Cap.</text:p>
      <text:p text:style-name="P1">10.</text:p>
      <text:p text:style-name="P1">23. und am Leibe gewaschen mit reinem Wasser; lasst uns das Bekenntniss der Hoffnung festhalten ohne Wanken; denn treu ist, der die Verheis;ung gegeben hat. Ez.36,25. Heb.4,l-L l.Cor. sl,9.</text:p>
      <text:p text:style-name="P1">24. Und lasst uns auf einander Acht haben zur Aureizung in der Liebe und in guten Werkeu, C« is» « » J-i,</text:p>
      <text:p text:style-name="P1">25. indem wir unsere Versaninilung nicht verlassen, wie Etliche zu thun pflegen, sondern einander erniahnen; und das umso viel mehr, je mehr ihr sehet, das; sich der Tag nahst. Coi.3,ii3. Jak.5, 8</text:p>
      <text:p text:style-name="P1">9.</text:p>
      <text:p text:style-name="P1">26. Denn wenn wir freiwillig sündigen, nachdem wir die Erkenutms; der Wahrheit erlangt haben, so bleibt für die Sünden kein pfer mehr übrig, C· is, 4 «.</text:p>
      <text:p text:style-name="P1">27. sondern eine schreckliche Erwartung des Gerichtes und ein Fenereifer, welcher die Widerfpenstigeu verzehren wird. Z. Mel. <text:s/>2·Z. 3eph. 4, «l8.</text:p>
      <text:p text:style-name="P1">28. Wenn Jemand das Gesetz Moses gebrochen hat, so muss er ohne Erbarmen, auf den Ausspruch von zwei oder drei Zeugen hin, sterben.</text:p>
      <text:p text:style-name="P1">4. M-s. is, 30e:c. S. M-)s. i7, is.</text:p>
      <text:p text:style-name="P1">29. Wie viel schlm«inlerer Strafe , meinet ihr, wird der schuldig c-achtet werden, der den Sohn Gottes mit Fiif;en getreten und das Blut des Bnudcs, durch welches er geheiligt worden, für (g)eineiu geachtet und gegen den Geist der "nade gefrevelt hat? C. «2,2.-I. i «ok. «,25. as. Ma:ih.i2,3i.</text:p>
      <text:p text:style-name="P1">30. Denn wir kennen den, der gesprochen hat: »Mir gehört die Nache, ich will vergelten, spricht der·Heri«.« Und wiederum: »Der Herr wird sein Volk richten« Z. M-)s. se.</text:p>
      <text:p text:style-name="P1">35. as.</text:p>
      <text:p text:style-name="P1">31. Es ist schrecklich, in die Hände des lebendigen Gottes zu fallen. C. i2,29. III.</text:p>
      <text:p text:style-name="P1">32. Gedenket aber an die vorigen Tage, in welchen ihr, nachdem ihr erleuchtet worden, viel Kampf der Leiden erduldet habet; i. Ti)css. 2,i2-«. <text:s/>indem ihr theils durch Schmach»U11d Trübsale zur Schau gestellt, theils·?)Jeitge1iosseu derer geworden seid, DIE Gift) WINdelteu. i.Cor.4,9.</text:p>
      <text:p text:style-name="P1">34. Denn ihr hattet ja Mitleiden mit meinen Banden und den Raub eurer Güter nahmet ihr mit Freuden aus, daihr erkennet, dass ihr für euch ein besseres und bleibendes Gut im .Htmniel habet. is.-i3,3. Maiih.5, i2.</text:p>
      <text:p text:style-name="P1"><text:soft-page-break/>35. Darum so we-riet eure Zuversicht nicht weg, da sie eine grosse Belohuuxg ha;.3 .i2, -. . <text:s text:c="3"/>« Cap.</text:p>
      <text:p text:style-name="P1">10. it. an die</text:p>
      <text:p text:style-name="P1">36. Denn ihrLBabet Geduld vonn«othen, kamst ihr den iklen Gottes thun und so · " t. ie erheisI;ung er anF«1;;tiP.geLuc·24, «·</text:p>
      <text:p text:style-name="P1">37. ,,Denn nur noch eine ganz kleine Zeit, so» wird, der da kommen so , kommen und "äZt-«5"3’Z’e"xhiHtb«"3·t· ?»’i«"«o«)i«« . er ere ca erwir au em aubenäebkn; weZt er aber zu·;)ück, so hat meine ee e kein efallen ani m.« N« .s,«7.</text:p>
      <text:p text:style-name="P1">39. Wir aber gehören nicht zu den:x, welche zurück weichen sum Verderben, sondern zu denen, welche g auben zur Rettung der Seelen. «.Thkss.3,3s. di.-nk:.1,9.</text:p>
      <text:h text:style-name="Heading_20_2" text:outline-level="2">Cap. XI.</text:h>
      <text:p text:style-name="P1">I. Beschaffenhrit, -I——3, nnd il. Wirkungen des Glaubens, gezeigt an den Gläubigen des alten Bandes. 4—40. I.</text:p>
      <text:p text:style-name="P1">1. Es ist aber der Glaube eine Zuversicht dessen, was man hofft, eine Ueberzeugnug der Dinge, die man nicht siehet. Nisus. 8, -24.</text:p>
      <text:p text:style-name="P1">25. D. Eos. 4, «8.</text:p>
      <text:p text:style-name="P1">2. Denn in ihm haben die Alten Zeugniss empfangen.</text:p>
      <text:p text:style-name="P1">3. Durch den Glauben erkennen wir, das; die Welt durch Gottes Wort bereitet worden, also dass nicht aus sichtbaren Dingen die Dinge, die man sieht, entstanden sind. Rom.«,«20. Ps.33,s. J»h.«.Z. 1l.</text:p>
      <text:p text:style-name="P1">4. Durch den Glauben brachte Abel Gott ein dorzüglicheres Opfer dar als Kam, und durch ihn ward er für gerecht erklärt, da Gott über feine Gaben Zeugnis; gab; durch ihn redet er auch noch, wiewohl er gestorben ist. «.Mss.4,4:c. Manh.23,35.</text:p>
      <text:p text:style-name="P1">5. Durch den Glauben ward Enoch hinweggenommen, ohne den Tod zu sehen; ulld er ward nicht mehr gesunden, weil ihn Gott inwegnahm ;dennvorseinerHinwegnahme at er das»Zeugnis; empfangen, das; er Gott wohl efalle.» «. M«-s.5,</text:p>
      <text:p text:style-name="P1">24. ·</text:p>
      <text:p text:style-name="P1">6. 3hne Glauben aber ist es unmbglich, Gott wohlzugefallen; denn wer zu Gott kommen will, muss standen, das; er sei, und denen, die ihn mit ruft suchen, ein BelohUc T Cl.</text:p>
      <text:p text:style-name="P1">7. sDUi-eh den Glauben erbaute Noah, als er eine göttliche Offenbarung empfangen über das, was man noch nicht sah, in Furcht eine Arche zur Rettung s eines Hauses; und durch ihn verurtheilte er die Welt und ward ein Erbe der Gerechtigkeit, die dnrch den Glaube nkommt. . «. M«-i·.6,9—22.</text:p>
      <text:p text:style-name="P1">2.Pkt. 2,5. Röm.3,2o.</text:p>
      <text:p text:style-name="P1">8. Durch den Glauben war Abraham, als er berufen ward, gehorsam, auszuziehen in i Hebräer. Cap.</text:p>
      <text:p text:style-name="P1">11. 251 das Land, das er zum Erbtheil empfangen sollte; und er zog aus, ohne zu wissen, wohin er komme. «. Mos.«2,«—4. in-"im».4, « te.</text:p>
      <text:p text:style-name="P1">9. Durch den Glauben hielt er sieh auf in dem Lande der Verheissung, als in einem fremden , und wohnte in Hütten mit Jsaak und Jakob, den Miterben derselben Verh21ssUUg. «.Mos.«2,7:c.«5,«3.</text:p>
      <text:p text:style-name="P1"><text:soft-page-break/>10. Denn er wartete auf die Stadt, welche die Grundfesten hat, deren Erbauer und Schöpfer Gott ist. C.«2,22. «3,i-.</text:p>
      <text:p text:style-name="P1">11. Durch den Glauben empfing auch Sara selbst die Kraft, das; sie schwanger ward und über ihr Alter hinaus gebar, weil sie den für treu achtete, der es verheisseu hatte. «.M-s. «8, io:c.2«,</text:p>
      <text:p text:style-name="P1">2.7. Reine, 2o.2«.</text:p>
      <text:p text:style-name="P1">12. Daher sind auch Von Einem und zwar Erstorbenen Kinder entsprossen gleichwie die Sterne des Himmels an Menge und wie der Sand am Gestade des Meeres, der nnzählbar ist. Roma, «9. «. M.-s. «5,.-. 13· Im Glauben starben diese Alle, ohne die Verheis;ungen empfangen zu haben, sondern sie schauten sie nur von ferne und trösteten sieh ihrer und begrüssten sie und bekannten, dass sie Gäste und Fremdlinge aus Erden seien. «. Mist. 47,</text:p>
      <text:p text:style-name="P1">9. Pf. se, «3.</text:p>
      <text:p text:style-name="P1">14. Denn die solches sagen, zeigen damit an, dass sie ein Vaterland suchen.</text:p>
      <text:p text:style-name="P1">15. Und hätten sie dabei an jenes gedacht, von welchem sie ausgezogen, so hätten sie ja Zeit gehabt, dahin zuriickzukehren.</text:p>
      <text:p text:style-name="P1">16. Jetzt aber trachten sie nach einem bessern, das ist, nach dem himmlischen. Darum schämt sieh Gott ihrer nicht, ihr Gottgenannt «u werden; denn er hat ihnen eine Stadt bereitet. T. Mof.3,6.</text:p>
      <text:p text:style-name="P1">17. Durch den Glauben hat Abraham den Jsaak geopfert, als er dersucht ward, und brachte den Eingebornen dar, er, der die Verheis;ungen empfangen hatte«.Mos.22,4 ie.</text:p>
      <text:p text:style-name="P1">18. zu welchem gesagt worden war: »Ja Jsaak soll dein Same genannt werden« «. Mof.2i, i2. Röm.9,7.</text:p>
      <text:p text:style-name="P1">19. Denn er bedachte, dass Gott mächtig sei auch von den Todten zu erwecken; von woher er ihn auch, gleichnissweise, wieder erhielt. Röm.4,«7.</text:p>
      <text:p text:style-name="P1">20. Durch den Glauben segnete Jsa»ak den Jakob und den Esau in Bezug aus die Zukunft. «. Mos.27, 98:c. 39:c. — »</text:p>
      <text:p text:style-name="P1">21. Durch den Glauben segnete Jakob bei seinem Sterben einen jeden der SJöhn»e ·Josephs, und betete an über der Spitze seines Stabes. «. M«-f. es, «ro.-i7,3«. <text:s text:c="3"/>252</text:p>
      <text:p text:style-name="P1">Cap. il. Die Epistel St. Pauli</text:p>
      <text:p text:style-name="P1">Cap. il.</text:p>
      <text:p text:style-name="P1">12.</text:p>
      <text:p text:style-name="P1">22. Durch den Glauben gedachte Joseph bei seinem Ende des Auszuges der Kinder Israel und gab Befehl wegen seiner Gebeine. «·Mos. so ei. 2x-.</text:p>
      <text:p text:style-name="P1">23. Durch den Glauben ward Moses nach seiner Geburt drei Monate von seinen Eltern verborgen, weil sie sahen, dass das Kind schön war, und sie fürchteten das Gebot des Königs nicht. I. M·-f. I,</text:p>
      <text:p text:style-name="P1">2.</text:p>
      <text:p text:style-name="P1">24. Durch den Glauben weigerte siih MoEs, als er erwachsen war, sein Sohn der o ter araos u ei en, ch Ph Z h2.?d2·-s.2, -ro. «.</text:p>
      <text:p text:style-name="P1">25. und wollte lieber mit dem Volke Gottes Ungemach leiden, als für eine Zeit lang den Genuss der Sünde haben;</text:p>
      <text:p text:style-name="P1">26. indem er die Schmach Christi für « rössern R(-ichthum achtete als die Schätze 3Aeg3ptens; denn er sah auf die Belohnung.</text:p>
      <text:p text:style-name="P1">7. Durch den Glauben verliess er Acgypten, ohne den Grimm des Königs zu fürchten; denn er hielt sest an dem Unsichtbaren, als <text:soft-page-break/>ob er ihn sähe.</text:p>
      <text:p text:style-name="P1">2. M»s.ii,-«. to, -Es.</text:p>
      <text:p text:style-name="P1">28. Durch den Glauben hat er das Passah veranstaltet und das Anspren en des Blutes, damit der Würger der Grstgebornen sie nicht berührte. T. Mos.42, 3—i4.</text:p>
      <text:p text:style-name="P1">29. Durch den Glauben gingen sie durch das rothe Meer wie durch trockenes Land; und als die Aegypter es versuchten, ertranken sie.</text:p>
      <text:p text:style-name="P1">2.Mps.4i,is—3i.</text:p>
      <text:p text:style-name="P1">30. Durch den Glauben fielen die Mauern von Jericho, nachdem man sieben Tage um sie herum gezo en. J-s. S, «—-ro.</text:p>
      <text:p text:style-name="P1">31. Durch den Glauben kam Rahab, die Hure, nicht mit den Ungehorsainen um, weil sie die Kundschaster mit Frieden ausgenommen hatte. J«-s.-2« i «. (i,i7:k.</text:p>
      <text:p text:style-name="P1">32. Und was soll ich weiter sagen? Denn die Zeit würde mir fehlen, wenn ich erzählen wollte von Gedeon und Bank und Samsou und Jephtha, von David und Samuel und den Propheten; Nicht. s,«.i, is. i3,24« «, «. Ps.78,70ic. i.Siim. 3,2o. Apg. Z, -Z-i.</text:p>
      <text:p text:style-name="P1">33. welche durch den Glauben Kiinig1«eiche bezwangen, Gerechtigkeitübten, Verheissungen erlangten, der Löwen Nachen verstopften·,</text:p>
      <text:p text:style-name="P1">2.Sam.8,i-it.</text:p>
      <text:p text:style-name="P1">1.Sam.i-2,3.4. D«m·s,22.</text:p>
      <text:p text:style-name="P1">34. die Gewalt des Feuers ausl«i«)schten, der Schärfe des Schwertes entrannen, aus Schwachheit Kraft gewannen, im Streite stark wurden und der Fremden Heere schlugen. Dan.3,25;c. t.Kön.49,t-—3.</text:p>
      <text:p text:style-name="P1">2.Kön.20,7. Nicht· is, Z. is. is, 28 :c. 7, is.</text:p>
      <text:p text:style-name="P1">22.</text:p>
      <text:p text:style-name="P1">35. Weiber erhielten aus der Auferstehung ihre Todten wieder. Andere aber wurden aus· die Fo·lter gespannt »und nahmen die Befreiung nicht an, um eine herrlichere Auserstehung zu erlangen.</text:p>
      <text:p text:style-name="P1">4.Kon.17,47ic. 2,Kon.4»32tt.</text:p>
      <text:p text:style-name="P1">2.Makk.6,t8—3t.</text:p>
      <text:p text:style-name="P1">36. Andere erfuhren Spottund Geis3eluug, dazu Bande und (iJ)e«sg;isg;i;ss?Z) J» M 2</text:p>
      <text:p text:style-name="P1">37. wurden gesteinigt, ze«r ägt, versucht, erlitten den Tod durch’s <text:s/>wert, gi1;igen umher in Schaspelzeri , in Ziegenfe en, hatten Mange , Triibsal,··Ungemach; i.n-m. 2i, il. i9,»j;). ;.-Es;-»-n.i,</text:p>
      <text:p text:style-name="P1">8. Jst. 5,i0.</text:p>
      <text:p text:style-name="P1">38. (ihker pp» vie We"Iti1ichiw2·2«:h!) irreten umher in Wiisten und Gebirgen und Hbhlen und Kliisten der Erde. i.K" .is,4. iiz,4.</text:p>
      <text:p text:style-name="P1">39. und diese Arie, -i»sci;s«Zi«sic dank; den Glguben Zeugnis; hatten, kamen nicht in B«-sitz der L3erhe·i»ssung, »</text:p>
      <text:p text:style-name="P1">40. weil Gott sur·uns etwas Besseres vorgesehen hatte, damit sie nicht ohne aus vollendet würden. C.8, s.</text:p>
      <text:h text:style-name="Heading_20_2" text:outline-level="2">Cap. Xl1.</text:h>
      <text:p text:style-name="P1">I. Ermahnung zum standhasten Aufsehen aus Jesum. 4 — Z. il. Heilsamkeit göttlich» Ziichtigungen. O-«. lli. Warnung vor <text:soft-page-break/>Trägheit und vor Verschmähung der Gnade Gottes. tD—29. I. I. Darum also anch wir, da wir eine solche Wolke von Zzeugen um uns haben, lasst uns alle Last a legen und die uns ganz umringende Sünde und laufen mit Geduld in dem Kampfe, der uns vorgelegt ist, i.Csk.9,24—«z7 Ei-i,.4,-z-2. H2t.io,36.</text:p>
      <text:p text:style-name="P1">2. indem wir aussehen auf den Anführer und Vollendetdes GlaiibeiisIesum,welcher für die Freude, die ihm vorgelegt war, das Kreuz erduldete, die Schande verachtete und sich zu der Rechten des Thrones Gottes gesetzt hat. C·2,4o—i3. Vi)ii.2,s. OH.3,»2i. <text:s/>Denn beachtet den , der ein solches Widerstreben von den Sündern gegen sich erduldet hat, damit ihr nicht ermattet und den Muth fallen lasset in euern Seelen. J»h, is, 2o. II.</text:p>
      <text:p text:style-name="P1">4. Ihr habet noch nicht bis ·au»Ls»BlUt widerstanden im Kampfe wider DIE Sünde; t.Cor. t0.t3.</text:p>
      <text:p text:style-name="P1">5. und habet des Trostes» vergessen, der zu euch spricht, als zu Söhnen: ,,M·ein Sohn! achte die Züc;Hig1i1ig.des Herrn nicht gering nnd lass den Pl) nicht fallen, wenn du von ihm gestMst WITst; Spr. Z, «.</text:p>
      <text:p text:style-name="P1">42. Hiob Z, «t7.</text:p>
      <text:p text:style-name="P1">6. denn wender Herr lieb hat, den züchtigt er, nnd er geiszelt jeden Sohn, an dem er Wohlgefallen hat« OF· Z, is. <text:s text:c="3"/>Cap.</text:p>
      <text:p text:style-name="P1">12. ansdie Hebräer. Cap.</text:p>
      <text:p text:style-name="P1">12.</text:p>
      <text:p text:style-name="P1">13. 253 7, Wenn ihr Züchtigung erduldet, so bewecstsich Gott gegen euch als ge en Söhne; denn wo ist ein Sohn, den der?Bater nicht züchti et?</text:p>
      <text:p text:style-name="P1">8. Bleibet ihr aber ohne Züchtigun , welcher Alle theilhaft geworden, so seid ihgr ja unächte Kinder und nicht Söhne.</text:p>
      <text:p text:style-name="P1">9. Und nun hatten wir schon die Väter unsers Fleisches zu Züchti ern und scheuten sie, sollten wir denn nicht noch vielmehr dem Vater der·Geister uns unterwerfen und leben? Sp:. io, i7.</text:p>
      <text:p text:style-name="P1">10. Denn ·ene züchtigten uns für wenige Tage, nach ihrem Gutdünken; er aber zum Besten, damit wir seiner Heiligkeit theilhast werden. i.Coc. «, se.</text:p>
      <text:p text:style-name="P1">11. Alle Züchtigung aber, wenn sie vorhanden ist, dünkt uns nicht zur Freude zu gehören, sondern zur Traurigkeit; hernach aber drin tsie denen, die durch sie geübt sind, eine?riedsame Frucht der Gerechtigkeit. Joh.46,20:c. Jes.26,46:c. Jak.4,42.3,«t8. IlI.</text:p>
      <text:p text:style-name="P1">12. Darum richtet die erfchlasften Hände und die ermüdeten Kniee wieder auf; J2s. Eis, Z.</text:p>
      <text:p text:style-name="P1">13. und thut gerade Tritte mit euern Füssen, dass nicht das Lahme ausgerenkt, sondern vielmehr geheilt werde.</text:p>
      <text:p text:style-name="P1">14. Jaget nach dem Frieden mit Jedermann und nach der Heiligung, ohne welche Niemand den Herrn sehen wird. Ps.34,i5. R-3m.i2,-is. Matth.5,9. S.</text:p>
      <text:p text:style-name="P1">15. Und sehet zu, das; nicht Jemand die Gnade Gottes versäume, dass nicht eine giftige Wurzel aufwachse und Verwirrung errege , und durch diese Viele befleckt werden;</text:p>
      <text:p text:style-name="P1">2.Cpk. 6, i. J. Mos. es, is.</text:p>
      <text:p text:style-name="P1">16. das; nicht Jemand ein Unzüchtiger sei oder ein Ruchloser, wie Esau , welcher für eine einzige Speise seine Erstgeburt verkaufte. C.-i3,4.</text:p>
      <text:p text:style-name="P1"><text:soft-page-break/>4.Mos.25,eg2c.</text:p>
      <text:p text:style-name="P1">17. Denn ihr wisset, dass er auch nachher, da er den Segen erben wollte, verworfen ward; denn er fand keine Stätte für die Reue, obschon er sie mit Thränen suchte. i. M«-s. 27, 30—38.</text:p>
      <text:p text:style-name="P1">18. Denn ihr seid nicht zu dem Berge gekommen, den man berühren konnte und der in Feuer brannte, und zum Dunkel und Finsternis; und Ungewitter, 2 Mos.-i9,472c.</text:p>
      <text:p text:style-name="P1">5.Mos.4,«.H.</text:p>
      <text:p text:style-name="P1">19. und dem Schall der Posaune und dem Ton der Worte, deren Hörer baten, dass nicht weiter zu ihnen geredet würde; S. Mos. 20, is ic.</text:p>
      <text:p text:style-name="P1">20. denn sie konnten nicht ertragen, was geboten ward: ,,Auch wenn ein Thier den Berg berührt, so soll es gesteiniget oder mit Ges )oss erle twerden;«</text:p>
      <text:p text:style-name="P1">2.Mos.i9,</text:p>
      <text:p text:style-name="P1">42.4.-.</text:p>
      <text:p text:style-name="P1">21. und so sIchrecklich war die Erscheinun , das; Moses sprach: ,,Jch bin voll Furcgt und Zittern!« ·</text:p>
      <text:p text:style-name="P1">22. Sondern ihr seid ekommen zu dem Berg; Zion und zu der Stadt des lebendigen ottes, zu dem himmlischen Jerusalem und zu viel tausend Engeln; » Off.-i4,i.:i,i2. Jes.24,2s. GaI.4,26. Dan. 7,</text:p>
      <text:p text:style-name="P1">40. Jud.</text:p>
      <text:p text:style-name="P1">14.</text:p>
      <text:p text:style-name="P1">23. zu der Versammlung und Gemeinde der Ersigebornen, die in den Himmeln aufgkschrieben sind, und zu Gott, dem Richter ller, und zu den Geistern der vollendeten Gerechten; J.2k.«i,i«8. Off.i«i,4. L:-c.io,2o. 24-. und zu dem Mittler des neuen Bundes, Je-su, und zu dem Blute der Besprengung, das Besseres redet als Abels Blut. C. 9, is. «. -net. i,,2. »</text:p>
      <text:p text:style-name="P1">25. Seher zu, dass ihr den nicht abweiset, der da redet. Denn wenn jene nicht entkamen, die ihn abgewiesen haben, da er auf Erden sich vernehmen liess, wie viel weniger wir, wenn wir uns von ihm abwenden, da er es thut vom Himmel! C.2,i—3.1c),29.</text:p>
      <text:p text:style-name="P1">26. Seine Stimme bewegte damals die Erde; jetzt aber hat er verheis3en, sprechend: »Noch Einmal erschüttere ich nicht nur die Erde, sondern auch den Hininlel.« Ps.68,9. Hagg.·2,6.21. Mqtth.24,29. 27· Dieses ,,noch Einmal« aber deutetanf die Aenderung der bewegten Dinge als solcher, die geschafsen sind, damit die unbewegten blei sen. Oss.2o,-ii.2i,-i.</text:p>
      <text:p text:style-name="P1">2.Cok.5,i.</text:p>
      <text:p text:style-name="P1">28. Darum, weil wir ein unbewegliches Reich empfangen haben, so lasst uns Dank beweisen , durch welchen wir Gott wohlgefällig)dienen mit Scheu nnd Furcht. «.-2,«i4. 7,i4.-18. C«-I.i,i2. Ps.2.«.i2.</text:p>
      <text:p text:style-name="P1">29. Denn auch, unser Gott ist ein verzehrendes Feuer.</text:p>
      <text:p text:style-name="P1">5. M-)s. i, et.</text:p>
      <text:h text:style-name="Heading_20_2" text:outline-level="2">Cap. XlIl.</text:h>
      <text:p text:style-name="P1">I. Ermahnung zu verschiedenen Tugenden, i—6; l1. zur Fcstigkeit und zur Folgsamkcit gegen die Lehrer. 7—t9. ll1. Segen«-ünsche und Schluss. 20—25. I.</text:p>
      <text:p text:style-name="P1"><text:soft-page-break/>1. Die brüderliche Liebe bleibe. « » · ·Rön·1. i2,4o.</text:p>
      <text:p text:style-name="P1">2. Der Gastsreiheitvergessetn1cht; denn durch sie haben Etliche ohne ihr Wissen Engel beherberget. » Röm.l2,43. t.Mos.48,2:c.t9,4:c. B. Seid eingedenk der Gel)»undencn als Mitgebundene und derer, die Ungemach <text:s text:c="3"/>254</text:p>
      <text:p text:style-name="P1">Cap. is. Die Epistel leiden, als solche, die auch selbst noch im Leibe sind. C. «o,34. Matxh.25,se.</text:p>
      <text:p text:style-name="P1">4.C-». 42,26. Rom.42,45.</text:p>
      <text:p text:style-name="P1">4. Die Ehe sei in Ehren bei Allen und das Ehebett unbefleckt; Hurer aber und Ehebrecher wird Gott richten. Eph.5,</text:p>
      <text:p text:style-name="P1">5. «.Thess. it, Z.-s.</text:p>
      <text:p text:style-name="P1">5. Der Wandel sei ohne Geiz, nnd lass? euch genügen an dem, was da ist; denn r hat gesprochen: »Jch will dich nicht lassen und dich gar nicht verlassen« -i.Tim.6,6—1o. Jos.«,5. I. Mos.3s,8. S. So dass wir getrost sagen mögen: »Der Herr ist mein Helfer und ich will mich nicht fürchten, was sollte mir ein Mensch thun?« Pf. -1·i8, e. il.</text:p>
      <text:p text:style-name="P1">7. Seid eingedenk eurer Führer, die euch das Wort Gottes gepredi t haben, beschauet den Ausgang ihres Handels und ahmet ihren Glauben nach. C.s,42.-4.Thcss.2,43. Phi!.:3,«7.</text:p>
      <text:p text:style-name="P1">8. Jesus Christus ist estern und heute eben derselbe und in EwigHeit. Off. l ,8.</text:p>
      <text:p text:style-name="P1">47. is.</text:p>
      <text:p text:style-name="P1">9. Lasst euch nicht von mancherlei und fremden Lehren hinreissen; denn es ist gut, dass das Herz durch Gnade befestigt werde, nicht durch Speisen, von welchen die keinen Nutz-en empfingen, die darnach wandelten. Eph.4,44. Col.2,20:c. Röm.44,47.</text:p>
      <text:p text:style-name="P1">10. Wir haben einen Altar, von dem die nicht das Recht haben zu essen, welche der Hütte dienen.</text:p>
      <text:p text:style-name="P1">11. Denn von den Thieren, deren Blut für die Sünde in das Heiligthuln durch den .Hohenpriester hineingetragen wird, werden die. Leiber ausserhalb des Lagers verbrannt. Z. M«-s. is.</text:p>
      <text:p text:style-name="P1">27.</text:p>
      <text:p text:style-name="P1">12. Daher hat auch Jesus, um durch sein Blut das Volk zu heiligen, ausserhalb des Thores gelitten. C.c0,10. March.-zi,39. Joh.49,-c7.</text:p>
      <text:p text:style-name="P1">13. So lasst ulls nun zu ihm vor das Lager hinausgehen und seine Schmach tragen.</text:p>
      <text:p text:style-name="P1">4.Pct.4,14. St. Jacobi.</text:p>
      <text:p text:style-name="P1">Cap. t3.</text:p>
      <text:p text:style-name="P1">14. Denn wir haben hier keine bleibende . Stadt, sondern wir suchen die zukünftige. C. «, so. 43—46. Phi1. Z, 2o.</text:p>
      <text:p text:style-name="P1">15. Darum lasst uns durch ihn allezeit das Opfer des Lobes Gott darbringen, das ist, die Frucht der Lippen, die seinen Namen bekennen. Pf. so, it· Eph. s,</text:p>
      <text:p text:style-name="P1">20.</text:p>
      <text:p text:style-name="P1">16. Der Wohlthätigkeit aber und der Gemeinschaft oergesset nicht, denn an solchen Opfern hat Gott ein Wohlgefallen.</text:p>
      <text:p text:style-name="P1">2.(-Tor. 9,</text:p>
      <text:p text:style-name="P1">42. is.</text:p>
      <text:p text:style-name="P1">17. Gehor et euern Führern und folget ihnen, denn ie wachen über eure Seelen, als solche, die Rechenschaft geben sollen, damit sie <text:soft-page-break/>dieses mit Freuden thun nnd nicht mit Seufzen; denn das wäre euch kein Gewinn. i.Thess.5,s2«. Ez.33,7:c.</text:p>
      <text:p text:style-name="P1">18. Betet für uns! Denn wir sind der Zuversicht, dass wir ein gutes Gewissen haben, indem wir in allen Stücken ehrbar wandeln wollen.</text:p>
      <text:p text:style-name="P1">2.C»-k.«, «.«2.</text:p>
      <text:p text:style-name="P1">19. Jch bitte euch aber um so eisriger dieses zu thun, damit ich euch desto bälder wieder gegeben werde. III.</text:p>
      <text:p text:style-name="P1">20. Aber der Gott des Friedens, der den grossen Hirten der Schafe von den Todten wiedergebracht hat durch das Blut des ewigen Bandes, unsern Herrn Jesum, Rön1. -IS,</text:p>
      <text:p text:style-name="P1">20. Cz. 3i, Is-</text:p>
      <text:p text:style-name="P1">21. er mache euch fertig in allen( guten Werke, um seinen Willen zu thun, und schaffe in euch, was dorthin wohlgesällcg ist durch Jesum Christum, welchem sei Ehre von Ewigkeit zu Ewigkeit! Amen. Phii.2,43. i.Thcss. ,23« Gq1.4,5.</text:p>
      <text:p text:style-name="P1">22. Ich ermahne euch aber , ihr Brüder! nehmet an das Wort der Ermahnung; denn ich habe euch in Kürze ge-schrieben.</text:p>
      <text:p text:style-name="P1">23. Wisset, dass der Bruder Timotheus ledig gelassen ist; mit ihm, wenn er bald kommt, werde ich euch sehen.</text:p>
      <text:p text:style-name="P1">4. Thcss.3, S.</text:p>
      <text:p text:style-name="P1">24. Grüsset alle eure Führer und alle Heiligen. Es grüssen euch die aus JtailSU.</text:p>
      <text:p text:style-name="P1">25. Die Gnade sei mit euch Allen! Amen. Off. 22, 2-i.</text:p>
      <text:h text:style-name="Heading_20_1" text:outline-level="1">Die Epistel St.Jacobi.</text:h>
      <text:h text:style-name="Heading_20_2" text:outline-level="2">Cap. I.</text:h>
      <text:p text:style-name="P1">Stämmen, die in der Zerstreuung sind,</text:p>
      <text:p text:style-name="P1">1. Gruss. «.</text:p>
      <text:p text:style-name="P1">11. Ekmummn1gzukSt»mdhqftigs Freude. Iud.4. «.j-pct.4,s1. , k-it im Leiden. 2—-is. in. ukspk«»g de: V»:s II.</text:p>
      <text:p text:style-name="P1">2. Achtet»es sur lauter Freude, meine suchu-1gcn. 43—21. vI. Die cich:e F«-mmigkcit. . Brüder, wennihr in mancherlei Versuchun22—</text:p>
      <text:p text:style-name="P1">27. ( gen sall-:t;</text:p>
      <text:p text:style-name="P1">4.Pst.4»i3. M«kkh.5,-is.-te. I.</text:p>
      <text:p text:style-name="P1">1. Jaeobus, Knecht Gottes nnd des I Z. 1cndel«ken1let, dass«dieBewäl)1«nng eners Herrn Jcsu Christi, wiinscht den zwölf . G-taubel1s (Ycrnldto1rk«t 91»im.«s;,</text:p>
      <text:p text:style-name="P1">3.4. <text:s text:c="3"/>Cap.</text:p>
      <text:p text:style-name="P1">1. Die Epistel St. Jacobi. Cap.</text:p>
      <text:p text:style-name="P1">1.</text:p>
      <text:p text:style-name="P1">2. 255</text:p>
      <text:p text:style-name="P1">4. die Geduld aber habe ein vollkommenes Werk, damit vollkommen und ganz seid und in nichts angel habet. Hei-.«o,3s.</text:p>
      <text:p text:style-name="P1">5. So aber Jemand unter euch an Weisheit Mangel hat, der bitte sie von Gott, der allen gerne gibt und Niemand schilt, Und sie wird ihm gegeben werden. C.3,s17. Matth.7,7.</text:p>
      <text:p text:style-name="P1">6. Er bitte aber im Glauben und zweifle nicht; denn der Zweifler gleicht der Welle des Meeres, die vom Winde bewegt und getrieben <text:soft-page-break/>wird. C»-H, «.-.46. Makc.«,24.</text:p>
      <text:p text:style-name="P1">7. Denn ein solcher Mel1sch denke 11icht, dass er etwas von dem Herrn empfangen werde.</text:p>
      <text:p text:style-name="P1">8. Ein wankelmüthiger Mann ist unbeständig in allen seinen Wegen.</text:p>
      <text:p text:style-name="P1">9. Es rühme sich aber der Bruder, der niedrig ist, seiner Hoheit; Lac.4,47. sit.</text:p>
      <text:p text:style-name="P1">10. der Reiche aber seiner Niedrigkeit; denn wie die Blume des Grases wird er vergehen.</text:p>
      <text:p text:style-name="P1">2. Co:. 42,9. «.-Bei. «,</text:p>
      <text:p text:style-name="P1">24.</text:p>
      <text:p text:style-name="P1">11. Denn die Sonne ging auf mit der Zitze und das Gras verdor1"ete· und seine lume fiel ab und die Schönheit ihres Ansehens war dahin; also wird auch der Reiche in seinen Wegen verweilen. Ps.90,5. H.</text:p>
      <text:p text:style-name="P1">12. Selig ist der Mann, der die Versuchung erduldet; denn, nachdem er bewährt worden, wird er die Krone des Lebens empfangen, welche der Herr denen verheis3en hat, die ihn lieben. C-«5,-H. Hi-vb5,47;c.</text:p>
      <text:p text:style-name="P1">2.Tim.4,8. Off.2,s10. Ill.</text:p>
      <text:p text:style-name="P1">13. Niemand, wenn er versucht wird, sage: Jch werde von Gott versucht. Denn Gott kann nicht vom Bösen versucht werden, und auch er versucht Niemand.</text:p>
      <text:p text:style-name="P1">14. Jeder aber wird versucht, wenn er Von seiner eigenen Lust gezogen und gelockt wird.</text:p>
      <text:p text:style-name="P1">15. .?ernach, ·wenn die Lust empfangen hat, ge iert sie die Sünde; die Sünde aber, wenn sie vollendet ist, gebiert den Tod. «. Mos.3, S« Rom. 6,23.</text:p>
      <text:p text:style-name="P1">16. Jrret nicht, meine geliebten Brüder!</text:p>
      <text:p text:style-name="P1">17. Alle gute Gabe nnd alles vollkommene Geschenk kommt von oben herab von dem Vater der Lichter, bei welchem keine Veränderung ist, noch ein Schatten des Wechsels. Sah. Z,</text:p>
      <text:p text:style-name="P1">27. Pf. 439, H. Rom, -I I,</text:p>
      <text:p text:style-name="P1">29.</text:p>
      <text:p text:style-name="P1">18. Nach seinem Willen hat er uns durch das Wort der Wahrheit geboren, damit wir gleichsam die Erstlingc seiner Geschöpfe wären. i. Pel.-l,23. jeder Mensch schnell zum Hören, langsam zum Reden, langsam zum Zorne. Pred.t5, «. Spt. 47,</text:p>
      <text:p text:style-name="P1">27.</text:p>
      <text:p text:style-name="P1">20. Denn der Zorn des Mannes wirkt nicht Gerechtigkeit vor Gott. — Spk. 29,</text:p>
      <text:p text:style-name="P1">22. Eph.4,2o.</text:p>
      <text:p text:style-name="P1">21. Darum leget ab alle Unsauberkeit und allen Auswuchs der Bosheit und nehmet mit Sanftmuth auf das ein epflanzte Wort, welches eure Seelen kann selig machen. Col. 3,</text:p>
      <text:p text:style-name="P1">8.</text:p>
      <text:p text:style-name="P1">1. Cor. 45,</text:p>
      <text:p text:style-name="P1">4.2. IV.</text:p>
      <text:p text:style-name="P1">22. Seid aber Thäter des Wortes, und nicht allein Hörer, indem ihr euch selbst betrüget. C.2,44. M«tth.7,2-i. Las. «,</text:p>
      <text:p text:style-name="P1">28.</text:p>
      <text:p text:style-name="P1">23. Denn so Jemand ein Hörer des Wortes ist und nicht ein Thäter, der ist gleich einem Manne, welcher sein angebornes Angesicht»im <text:soft-page-break/>Spiegel betrachtet;</text:p>
      <text:p text:style-name="P1">24. nachdem er nämlich sich selbst betrachtet, ging er davon und vergass alsobald, wie er beschaffen war.</text:p>
      <text:p text:style-name="P1">25. Wer aber in das vollkommene Gesetz der Freiheit hineingeblickt und dabei beharret hat, ein solcher, der nicht ein veBesslicher Hörer, sondern ein Thäter des erkes ist, ein solcher wird selig in seinem Thun sein. C.2, 4»2. Rom. 8,2. J«-h. is, n.</text:p>
      <text:p text:style-name="P1">26. Wenn Jemand unter euch sich einbildet, diene Gott, aber seine Zunge nicht im sum hält, sondern ein Herz beträgt, dessen Gottesdienst ist eitel. C. Z, T re.</text:p>
      <text:p text:style-name="P1">4. Pet. Z, M.</text:p>
      <text:p text:style-name="P1">27. Ein reiner und makelloser Dienst vor Gott dem Vater It dieser, Waisen und Wittwen inihrerTrü sal esuchen und sich selbst von der Welt unbefleckt erhalten. Jes. «,</text:p>
      <text:p text:style-name="P1">47. March. 25, se.</text:p>
      <text:h text:style-name="Heading_20_2" text:outline-level="2">Cap. II.</text:h>
      <text:p text:style-name="P1">is Warnung vor parteijschcm Ansehen dcrPerson; 4—43, und ll vor einem Glauben ohne Werke. 44 -es. I. I. Meine Brüder! habet nicht mit Ansehen der Person den Glauben an die Herrlichkeit unsers Herrn Jesu Christi.</text:p>
      <text:p text:style-name="P1">2. Denn wenn in eure Versammlung ein Mann käme mit goldenen Ringen, in einem herrlichen Kleide, es käme aber auch ein Armer in einem unsaubern Kleide hinein; Z. und ihr sähet auf den, der das zerrlicheKleidträgt, und sprächet zu ihm: " et;-e du dich hieher aufs beste! und zu dem Armen sprächet ihr: Stehe du dort, oder setze dich hier unter meinen Fus3schemel! ·</text:p>
      <text:p text:style-name="P1">4. n1achtet ihr dann nicht unter euch einen Unterschied und wäret Richter mit übeln</text:p>
      <text:p text:style-name="P1">19. Darum, meine g-sli:-btcn Brüder, sei Grdank:n? <text:s text:c="3"/>256 Cap.</text:p>
      <text:p text:style-name="P1">2. Die Epistel St. Jacobi. Cap.</text:p>
      <text:p text:style-name="P1">2. Z.</text:p>
      <text:p text:style-name="P1">5. Hörer, meine geliebten Brüder! t nicht Gott die Armen dieser Welt erwä It, dass sie am Glauben reich seien und Erben des Reiches, welches er denen, die ihn lieben, verheissen hat? Ihr aber habt den Armen verachtet. «. C-«. i,2s. S. eben nicht die Reichen Gewalt über eng) ·z1us und ziehen nicht sie euch vor Geri t</text:p>
      <text:p text:style-name="P1">7. Lasters: nicht sie den schönen Namen, nach welcheln ihr genannt seid? i.Pet.4,i4.</text:p>
      <text:p text:style-name="P1">8. Wenn ihr jedoch das königliche Gesetz erfiillet,nach der Schrift: »Du sollst deinen Nächsten lieben wie dich selbst!« so thut ihr recht.</text:p>
      <text:p text:style-name="P1">3.M-s.49,i8. Gsn.5,44. Mani;.2-2,3i;2c.</text:p>
      <text:p text:style-name="P1">9. Wenn ihr aber die Person ansehet, so übet ihr Sünde und werdet von deniGcsetze gestraft als Uebertreter. Z. M«-s.19,-i5.</text:p>
      <text:p text:style-name="P1">10. Denn wer das ganze Gesetz hielte, verfehlte sich aber in Einem, der ist in Allem schuldig geworden.</text:p>
      <text:p text:style-name="P1">5. Mos. 27,</text:p>
      <text:p text:style-name="P1">26. Many. 5, ca. II. Denn der, welcher sprach: »Du sollst nicht ehebrechen!« sprach auch: »Du sollst nicht tödten! « Wenn du nun <text:soft-page-break/>nicht die Ehe brichst, abertödtest, so bist duein Uebertreter des Gesetzes geworden.</text:p>
      <text:p text:style-name="P1">2.Mss.2o·i3. «.</text:p>
      <text:p text:style-name="P1">12. Also redet und also thut, als Gehe, die durch das Gesetz der Freiheit solle "gerichtet werden. C. i,</text:p>
      <text:p text:style-name="P1">25.</text:p>
      <text:p text:style-name="P1">13. Denn ein unbarmherziges Gericht wirdiiberdenergehen,derniihtBarmherzi keit geübt hat; die Barmherzigkeit aber <text:s/>met sich wider das Gericht. Matth. 25,34-re. M it. Mcttth.5,7· H.</text:p>
      <text:p text:style-name="P1">14. Washilst es, meine Brüder! wenn Jemand sagt, er habe Glauben, hat aber nicht Werke? Kann ihn der Glaube selig machen? C.1,22:c. Mattk,.7,2i. Röm.3,3i. Tit. 3,8.</text:p>
      <text:p text:style-name="P1">15. Wenn aber ein Bruder oder eine Schwester nackt wären und Mangel litten an der täglichen Nahrung;</text:p>
      <text:p text:style-name="P1">16. und Jemand aus euch sprä(he zu ihnen: Gehet hin im Frieden! wärmet euch undfättiget euch! ihr äbet ihnen aber nicht, was zu des Leibes YFothdurft dient, was hülfe es? ones, «. "</text:p>
      <text:p text:style-name="P1">17. So ist auch der Glaube, wenn er nicht Werke hat, an sich selgst todt. C. 2,</text:p>
      <text:p text:style-name="P1">26. -i. S, s. i. C-c. is,</text:p>
      <text:p text:style-name="P1">2.</text:p>
      <text:p text:style-name="P1">18. Allein es mischte Jemand sagen: Du hast Glauben und ich habe Werke. Zeige mir deinen Glauben aus deinen Werken, und ich will dir auch ans meinen Werken meinen Glauben zeigen. Matth.7,20.</text:p>
      <text:p text:style-name="P1">19. Du glaubst, dass nur Ein Gott ist. Du thust wohl; auch die Teufel glauben es UND zUtekUMart. t, St. Abg. -l9, is.</text:p>
      <text:p text:style-name="P1">20. Willstdu aber wissen, o eitler Mensch, dass der Glaube ohne die Werke todt ist?</text:p>
      <text:p text:style-name="P1">21. Jst nichtAbraham, unser Vater, aus den Werken gerecht gesprochen worden, da er seinen Sohn Jsaak auf den Altar darbrachte ? i. Mos·22,9—42. Hob.-«, i7.</text:p>
      <text:p text:style-name="P1">22. Siehst du, das; der Glaube zu seinen Werken mitwirkte, und aus den Werken der Glaube vollkon1men ward? » Ri"nn·4,Z.</text:p>
      <text:p text:style-name="P1">2.Pet.4,5——i0. 2k»5. Und die Schrift ward erfüllt, die da spricht: »Und Abrahan1 glaubte Gott, und es ward ihm zur Gerechti keit angerechnet, und er ward ein Freund Gottes genannt«</text:p>
      <text:p text:style-name="P1">4.Mos. -is, is. S. Ch:on. So,-7. Jcf. «, s.</text:p>
      <text:p text:style-name="P1">24. Sehet ihr, dass der Mensch aus den Werken gerecht gesprochen wird und nicht aus dem Glauben allein?</text:p>
      <text:p text:style-name="P1">25. Jstnichtebeli so auch Rahab, die Hure, aus den Werken gerecht gesprochen worden, da sie die Boten aufnahm und auf einem andern Weg hinaus liess? Jos.D, -l itHeb.«,3t.</text:p>
      <text:p text:style-name="P1">26. Denn wie der Leib ohne den Geist todt ist, also ist auch der Glaube ohne die Werke todt. · Cato. III. l. Wider den Missbrauch der Zunge. 4—42. ll. Die christlichi Weisheit. 43-—is. I.</text:p>
      <text:p text:style-name="P1">1. Werdet nicht euer Viele Lehrer, meine Brüder; denn ihr wisset, dass wir ein strengeres Gericht empfangen werden. Matth 23,s. Ez.33«7.8.</text:p>
      <text:p text:style-name="P1">2. Denn wir fehlen Alle viel. Wenn Jemand in der Rede nicht fehlt, der ist ein vollkommener Mann, mächtig, auch den ganzen Leib im ;?aume zuhalten. P·s.49,»13.</text:p>
      <text:p text:style-name="P1"><text:soft-page-break/>3. ·Siehe, den ferden legen wir die Zaume in den Mund, damit sie uns gehorchen, und wenden ihren gan en Leib. Ps.32.»9.</text:p>
      <text:p text:style-name="P1">4. Siehe, auch die Schiffe, dieso gross sind und von heftigen Winden getrieben werden, werden von dem kleinsten SteUENUDEt gewendetü wohin die Absicht des Lenkenden nur wi ·</text:p>
      <text:p text:style-name="P1">5. Also ist auch die Zunge ein kleines Glied und thut fiel) grosser Dinge aus. Siehe, ein geringes Feuer, wie einen grossen Wald zündet es an! C» 4,26. G. Auch die Zunge ist ein Feuer, eine Welt voll Ungerechtigkeit. Also findet sich die Znn e unter unsern Gliedern, die den ganzen Seid befleckt, nnd steckt den Kreis der <text:s text:c="2"/></text:p>
      <text:p text:style-name="P1">Cap. Z.</text:p>
      <text:p text:style-name="P1">4. Die Epistel Schi5pf1ing in Brand und wird von. der Hölle in Brand gesteckt. Siik. is,27. March. is, -«. is.</text:p>
      <text:p text:style-name="P1">7. Denn alle Natur der wilden Thiere und der Vögel, der kriechenden und der Meerthicrc wird gezähmt und ist gezähn1t worden von der menschlichen Natur;</text:p>
      <text:p text:style-name="P1">8. die Zunge aber kann kein Mensch zähmen, sie ist ein unbändiges Uebel, voll tödtlichen Giftes. Pf. «-to, -i. Z. Mit ihr lobpreisen wir Gott, den Vater, und mit ihr vcrflu chenwir die Menschen, die nach dem Bilde Gottes gesch3ffel19s:nd. « o·. . . e ; ,</text:p>
      <text:p text:style-name="P1">10. Aus demselben Munde geht Lobpreisung und Flucg. Nichtsoll, meine Brüder, das also gesche en! «</text:p>
      <text:p text:style-name="P1">11. Gic-s;t auch die Quelle aus derselben Oeffnung das Süsse und Bittere?</text:p>
      <text:p text:style-name="P1">12. Kann auch, meine Brüder, ein Feienbaiim Oliven bringen, oder ein Weinstock Feigei1? Also kann auch keine Quelle sal»ziges und süsses Wasser geben. M.2tih. 7,46. I1.</text:p>
      <text:p text:style-name="P1">13. Wer ist weise und verständig unter euch? Er zeige aus dem guten Wandel seine Werke in Sanft1nnth der Weisheit. Spk. is, D. is, ei. Ei-h. 5, is.</text:p>
      <text:p text:style-name="P1">14. Wenn ihr aber bittcrnEiferund Zankfucht in euerm Herzen habet, so ritTh3inet eu·ch nicht und lüget nicht wider dieE-hThrZhcit. P . , « .</text:p>
      <text:p text:style-name="P1">15. Diese Weisheit ist nicht von oben herab kommend, sondern eine irdische, sinnliche, teuflische·</text:p>
      <text:p text:style-name="P1">4.Cpk. e,s2c. 3, is. J6. Denn wo Eifer und Zanksucht ist, da ist Z·:rrüttung und alles s d)lcchte Wesen. Gal. 5,</text:p>
      <text:p text:style-name="P1">45. «. Cor. 3,3.</text:p>
      <text:p text:style-name="P1">17. Aber die Weisheit von oben herab ist fürs erste rein, dann friedsani, s1-kundlich, folgsam, voll Barmherzigkeit und guter Früchte, unparteiisch und ungeheuchelt. t. Tim. -i,5. Spr. 42,</text:p>
      <text:p text:style-name="P1">4.</text:p>
      <text:p text:style-name="P1">18. Die Frucht der Gerechtigkeit aber wird in Frieden ges äet denen, die Frieden halten. Jcs. se,</text:p>
      <text:p text:style-name="P1">47. Phii. «, «.</text:p>
      <text:h text:style-name="Heading_20_2" text:outline-level="2">Cap. IV.</text:h>
      <text:p text:style-name="P1">I. Bestrafung der Streitsucht, 4—'t0, il. der Schinät.sucnt, -M—t2, und til. des vermessenen Sclbstvertrauens, 43—47. — I.</text:p>
      <text:p text:style-name="P1"><text:soft-page-break/>1. Woher ist Krieg nnd Kampf unter euch ? Jst es nicht daher, aus euern Lüsten, die in euern Gliedern streiten? RHm.7,23·</text:p>
      <text:p text:style-name="P1">2. Ihr gelüstet, und·erhaltet es nicht; ihr beneidet und eifert, und könnet es nicht erlangen; ihr kämpfet und ·lriegct, aber ihr erhaltet es nicht, darum weil ihr nicht bitter. Si. sJakobi Cap.</text:p>
      <text:p text:style-name="P1">4. 257</text:p>
      <text:p text:style-name="P1">3. Ihr bittet, und empsanget es nicht, darum weil ihr übel bittet, damit ihr es in euern Lüsten verschwendet. Pf. se, is. et. Ihr Ehebrecher und Ehebrecherinnen! wisset ihr nicht, dass die FrenndsFi;zaft der Welt Feindschaft wider Gott ist? er also der Welt Freund sein will, der wird zu einem Feinde Gottes. March. o,·2t.</text:p>
      <text:p text:style-name="P1">4.Joh. S, -is. Nöm. s,</text:p>
      <text:p text:style-name="P1">7.</text:p>
      <text:p text:style-name="P1">5. Oder meiner ihr, die Schrift rede vergeblich? Ein eifersüchtiges Verlangen hat der Geist, der in uns wohnet; J2f.42,</text:p>
      <text:p text:style-name="P1">8. S. er gibt aber desto grössere Gnade. Darum spricht sie: » ott widersteht den Hoffärtigen, den Demüthigen aber gibt er Gnade« Si-k. 29, i-3. Luc. i, se.</text:p>
      <text:p text:style-name="P1">7. So unierwerfet euch nun Gott; widerstehet dem Teufel, so wird er von euch fliehen. i.Pet. Z« S.-J. </text:p>
      <text:p text:style-name="P1">8. Nahet euch Gott und er wird sieh euch nahen! Reiuiget die Hände, ihr Sünder! und heiliget die Herzen, ihr Wankelniüthigen! J. Eh:-m. is,</text:p>
      <text:p text:style-name="P1">2. Jes. i, te.</text:p>
      <text:p text:style-name="P1">9. Fiihlct euer Elend und trauert und weine« Euer Lachen Verkehre sich in Trauer und euere Freude in Betrübniss! C. 5,4. Many. 5, H.</text:p>
      <text:p text:style-name="P1">10. Dencüthiqt euch vor dem Herrn, so wird er euch erhöhen. Mq::h, is,</text:p>
      <text:p text:style-name="P1">4. 23, i2. 1l.,</text:p>
      <text:p text:style-name="P1">11. Verunglimpfet einander nicht, ihr Brüder! Wer seinen Bruder verunglin1pft und seinen Bruder richtet, der verunglimpft das Gesetz und richtet das Gesetz. Wenn du aber das Gesetz richtest, so bist du nicht Th’citcr des Gesetzes, sondern dessen Richter. Pg·.i5, i—3. Mattd.7,i. Ic«c.4,</text:p>
      <text:p text:style-name="P1">22.e5.</text:p>
      <text:p text:style-name="P1">12. L»iner ist der Gesetzgeber, der selig machen und verderben kan1i· Du aber, wer bist du, der du den Andern richtest? Matth.10, W. Rö1n.44, A. III.</text:p>
      <text:p text:style-name="P1">18. Nun wohlan! dieihr saget: Leute oder morgen wollen wir in die und die tadt ziehen und wollen daselbst ein Jahr zubringen und Handel treiben nnd gewinnen; L)-sc. is, t82c.</text:p>
      <text:p text:style-name="P1">14. die ihr nicht wisset, was morgen Ein wird! Denn was ist euer Leben? in Dampf ist es, der eine kleine Zeit sichtbar ist, hernach aber verschwindet. S i.27,4. Ps.t44,4.</text:p>
      <text:p text:style-name="P1">15. Anstatt, dass ihr sagen solltet: Wenn der Herr will und wir leben, so wollen wir dieses oder jenes thun. Apg. 48,2s1».</text:p>
      <text:p text:style-name="P1">16. Nun aber rühmt ihr euch in· eurem Hochmuth. Alles solches Rül)«mF:n ist Hofe. or ,</text:p>
      <text:p text:style-name="P1">17. Wer nun weiss Gutes zu thun und thut es nicht, dein ist <text:soft-page-break/>es ?;:nde. Luc.42,-«k7. <text:s text:c="3"/>258 Cap.</text:p>
      <text:p text:style-name="P1">5. Die Epistel</text:p>
      <text:h text:style-name="Heading_20_2" text:outline-level="2">Cap. V.</text:h>
      <text:p text:style-name="P1">l. «Bcvorflehende Strafe der ungerechteu Reichen. (—6. ll. Ermahnung zu geduldigem Aushatren. 7—tt. Ill. Verbot des Schwärme im gemeinen Leben. H. IV. Rechtes Verhalten in Freude und Leid und gegen Kranke und Verirrt« t3«—20. I.</text:p>
      <text:p text:style-name="P1">1. Nun wohlan, ihr Reichen! weinet Und jammert über das Elend, das über euch kommt! Lin-.6,242c. Si-k.i.i,28. i.Tim.s,9.</text:p>
      <text:p text:style-name="P1">2. Euer Reichthum ist verfault und eure Kleider sind von Schaden zerfressen. Z. Euer Gold und Silber ist verrostet und ihr Rost wird zum Zeugnis; wider euch sein und euer Fleisch ver«z»ehren, wie Feuer. Ihr habet in den letzten Hagen Schatze gesammelt. Maiih.e, »i-.-i.</text:p>
      <text:p text:style-name="P1">4. Siehe, der Lohn der Arbeiter, die euere Felder geschnitten haben, der von euch «urück behalten ist, schreit laut, und das Finfen der Schnitter ist vor kdie Ohren des er n der eer aareli e ommen. H r H sch g5. M-s.24,i4.i5.</text:p>
      <text:p text:style-name="P1">5. Ihr habet auf Erden wollüstig und üppig gelebt; Er habet euere Herzen geweidet wie am S lachttage. Lunis, i9»25. S. Ihr habet den Gerechten verurtheilt, getödtet; er widersteht euch nicht. ll.</text:p>
      <text:p text:style-name="P1">7. So harret nun geduldig, ihr Brüder! bis zur Zukunft des Herrn. Siehe, der Ackerman1i wartet auf die köstliche Frucht der Erde und harret geduldig ihretwegen, bis sie den Frühund Spätregen empfange. Tii.2,i3. Hos.(3,3.</text:p>
      <text:p text:style-name="P1">8. So harret auch ihr geduldig, stärket eure Herzen; denn die Zukunft des Herrn ist genahet!</text:p>
      <text:p text:style-name="P1">2.Chk:-n.i5,7. i.Pst.4,7.</text:p>
      <text:p text:style-name="P1">9. Seufzet nicht wider einander, ihr Brüder ! damit ihr nicht gerichtet werdet. Siehe, der Richter steht vor derThüre. Many, ei, as.</text:p>
      <text:p text:style-name="P1">10. Nehmet, meine Brüder, zum Vorbilde des Leidens und der Geduld die Propheten, die im Namen des Herrn geredet haben. Heb. -I l, 36 le. Matth. 5, lisSt. Jakobi.</text:p>
      <text:p text:style-name="P1">Cap. S.</text:p>
      <text:p text:style-name="P1">11. Siehe, wir preisen die selig, welche ausgarren. Ihr habet von der Geduld End s· gehört und das Ende des Herrn abet ihr (gesehen; dass der Herr reich ist an innigem rbarmen und vo Mitleid. .i,ie. Hi«-vi,2i.42,-i0.</text:p>
      <text:p text:style-name="P1">2.Mos.34,6:c. III.</text:p>
      <text:p text:style-name="P1">12. Vor allen·Dingen aber, meine Brüder! schwöret nicht, weder bei dem Himmel, noch ·bei der Erde, noch irgend einen andern Eid»; sondern es sei euer Ia, »Ja , und euer Nein, Nein, auf dass ihr nicht in das Geriiht fallet. Muth. S, 34-37. lV.</text:p>
      <text:p text:style-name="P1">13. Hat Jemand ein Leiden unter euch,»der bete. Jst Jemand gutes Muthes, der sii?ge Psalmen. Pf. 5o.i5. Eph. 5, is.</text:p>
      <text:p text:style-name="P1">14. st Jemand krank unter euch, so rufe er die Aelteften der Gemeinde· zu sich, und sie sollen über ihn beten und ihn mit Oel alben, im Namen des Herrn; Man. is, is.</text:p>
      <text:p text:style-name="P1"><text:soft-page-break/>15. und das Gebet des Glaubens wird den Kranken retten, und der Herr wird ihn « aufrichteii; und wenn er auch Sünden gethan hat, so wird ihm vergeben werden. Mart. is, is. Matth. 9,</text:p>
      <text:p text:style-name="P1">2.</text:p>
      <text:p text:style-name="P1">16. Bekennet einander die Fehler und betet für einander, damit Er gesund werdet. Die kräftige Bitte eines ercchten vermag viel. «-In-.i45,i8.si9. S :.i5,29.</text:p>
      <text:p text:style-name="P1">17. Elias war ein 9Jtensch, gleichen Anfechtungen unterworfen wie wir, und er betete ernstlich, dass es nicht regnen sollte; und es regnete nicht im Lande drei Jahre nnd sechs Monate. A;-g. i4Oi·5.4 « Läge. i, es.</text:p>
      <text:p text:style-name="P1">18. Und er betete wiederulii; da gab der. Himmel Regen und die Erde liess ihre Frucht hervorwachsen. i . Kön. is, 42 te. I</text:p>
      <text:p text:style-name="P1">19. Ihr Brüder! wenn Jemand unter euch von der Wahrheit abgeirrt ist und es bekehrt Jemand denselben, March. -is, is.</text:p>
      <text:p text:style-name="P1">20. der wisse: Wer einen Sünder von seinem Jrrwege bekehrt, der wird eine Seele vom Tode retten und die Menge der Sünden bedecken. Spk.i0,i2. i.Pet.4,8.</text:p>
      <text:p text:style-name="P1"/>
      <text:h text:style-name="P8" text:outline-level="1">Die I. Epistel St. Petri.</text:h>
      <text:h text:style-name="P11" text:outline-level="2">Cap. I.</text:h>
      <text:p text:style-name="P5">I. Gruss. 1,2.</text:p>
      <text:p text:style-name="P5">II. Lobpreisung Gottes für die Herrliche Hoffnung durch Christum. 3-12.</text:p>
      <text:p text:style-name="P5">II. Ermahnung zum heiligen Wandel. 13-25.</text:p>
      <text:p text:style-name="P5"/>
      <text:p text:style-name="P5">I. 1. Petrus, Apostel Jesu Christi, an die auserwählten Fremdlinge in der Zerstreuung, in Pontus, Galatien, Cappadocien,Asien und Bithynien, Joh.7,35. Jak.1,1.</text:p>
      <text:p text:style-name="P5">2. nach der Vorsehung Gottes, des Vaters, in der Heiligung des Geistes, zum Gehorsam und zur Besprengung mit dem Blute Jesu Christi. Gnade und Friede werde euch gemehret. C.2,9. Röm.8,29. Heb.12,24. 2.Pet.1,2.</text:p>
      <text:p text:style-name="P5">II. 3. Hochgelobt sei Gott, der Vater unsers Herrn Jesu Christis, der nach seiner vielfältigen Barmherzigkeit uns wiedergeboren hat zu einer lebendigen Hoffnung durch die Auferstehung Jesu Christi von den Todten, Eph.1,3.2,4x. Röm.6,4.</text:p>
      <text:p text:style-name="P5">4. zu einem unvergänglichen und unbefleckten und unverwelklichen Erbe, welches im Himmel für uns aufbehalten wird; C.5,4. Col.1,5.</text:p>
      <text:p text:style-name="P5">5. die wir in der Kraft Gottes durch den Glauben bewahrt werden zur Seligkeit, die bereit ist, in der letzten Zeit geoffenbart zu werden. Eph.2,6.7. Joh.10,28.</text:p>
      <text:p text:style-name="P5">6. Darüber frohlocket ihr, die ihr jetzt eine kleine Zeit, wenn es sein soll, betrübt worden seid unter mancherlei Versuchungen, C.4,12.13.5,10. Joh.16,20.22. Heb.12,22.</text:p>
      <text:p text:style-name="P5">7. damit die Bewährung euers Glaubens viel köstlicher erfunden werde, als das Gold, das vergeht, aber duch das Feuer bewährt wird, zu Lob und Preis und Herrlichkeit in der Offenbarung Jesu <text:soft-page-break/>Christi; Jak.1,3. Spr.17,3. 1.Pet.4,13.</text:p>
      <text:p text:style-name="P5">8. den ihr, ohne ihn zu kennen, lieb habet; an den ihr glaubet, ohne ihn jetzt schon zu schauen, und dessen ihr euch freuet mit unaussprechlicher und herrlicher Freude, Joh.20,29. 2.Cor.5,7.</text:p>
      <text:p text:style-name="P5">9. indem ihr das Ende euers Glaubens, die Seligkeit der Seelen davon traget. 2.Tim.2,10. Heb.10,39.</text:p>
      <text:p text:style-name="P5">10. Nach dieser Seligkeit suchten und forschten die Propheten, die von der Gnade, die euch zu Theil worden sollte, weissagten. Dan.2,44. Hagg.2,7-9. Matth.13,17.</text:p>
      <text:p text:style-name="P5">11. Sie forschten, auf welche oder auf was für eine Zeit der Geist Christi deute, der in ihnen war und die auf Christum wartenden Leiden sammt der darauf folgenden Herrlichkeit vorher bezeugte. Dan.9,24.12,7x. Luc.24,26x. Heb.2,9.</text:p>
      <text:p text:style-name="P5">12. Da wurde ihnen geoffenbart, dass sie nicht sich selbst, sondern uns dieneten mit dem, was euch jetzt verkündigt worden durch die, welche euch das Evangelium gepredigt haben im heiligen Geiste, der vom Himmel gesandt worden ist, in welche Dinge die Engel hineinzublicken gelüstet. Apg.2,30x.</text:p>
      <text:p text:style-name="P5">III. 13. Darum so umgürtet die Lenden eures Gemüthes; seid nüchtern und hoffet vollkommen auf die Gnade, die euch gebracht wird in der Offenbarung Jesu Christi. C.5,8. Luc.12,35.</text:p>
      <text:p text:style-name="P5">14. Als gehorsame Kinder, stellet euch nicht gleich den vorigen Lüsten in eurer Unwissenheit; Eph.4,17x.</text:p>
      <text:p text:style-name="P5">15. sondern wie der, der euch berufen hat, heilig ist, also werdet auch ihr heilig in allem Wandel. 2. Cor.7,1.</text:p>
      <text:p text:style-name="P5">16. Denn es steht geschrieben: „Seid heilig, denn ich bin heilig.“ 3.Mos.11,44.</text:p>
      <text:p text:style-name="P5">17. Und wenn ihr den als Vater anrufet, der ohne Ansehen der Person nach eines Jeden Werk richtet, so wandelt in Furcht die Zeit eurer Pilgerschaft; Röm.2,6-11. Heb.12,28.</text:p>
      <text:p text:style-name="P5">18. da ihr wisset, dass ihr nicht mit vergänglichen Dingen, mit Silber oder Gold, erlöst seid von euerm eiteln Wandel, der euch von den Vätern überliefert war, 1.Cor.6,20. Eph.4,17.</text:p>
      <text:p text:style-name="P5">19. sondern mit dem theuren Blute Christi, als eines untadelichen und unbefleckien Lammes; Heb.9,14.</text:p>
      <text:p text:style-name="P5">20. welcher zwar vor der Grundlegung der Welt vorher dazu bestimmt war, aber in diesen letzten Zeiten erschien um euertwillen, Röm.16,25. 2.Tim.1,9.10.</text:p>
      <text:p text:style-name="P5">21. die ihr durch ihn an Gott glaubet, der ihn von den Todten auferweckt und ihm Herrlichkeit gegeben hat, damit euer Glaube und eure Hoffnung auf Gott stehe. Apg.2,24.33. Heb.7,25.</text:p>
      <text:p text:style-name="P5">22. Nachdem ihr eure Seelen im Gehorsam der Wahrheit durch den Geist geheiligt habet zur ungeheuchelten brüderlichen Liebe, so habet einander innig lieb aus reinem Herzen. Röm.12,10. 1.Joh.3,18.</text:p>
      <text:p text:style-name="P5">23. Denn ihr seid wiedergeboren nicht aus vergänglichem Samen, sondern aus unvergänglichem, durch das lebendige Wort Gottes, das in die Ewigkeit bleibet. Joh.1,l3.14. Jak.1,18.</text:p>
      <text:p text:style-name="P5">24. Denn „alles Fleisch ist wie Gras und alle Herrlichkeit des Menschen wie die Blume des Grases. Das Gras ist verdorret und seine Blume ist abgefallen; Jes.40,6-8.</text:p>
      <text:p text:style-name="P5">25. aber des Herrn Wort bleibt in die Ewigkeit.“ Dieses aber ist <text:soft-page-break/>das Wort, welches unter euch im Evangelium ist verkündigt worden. Ps.119,89.96.</text:p>
      <text:h text:style-name="P11" text:outline-level="2">Cap. ll.</text:h>
      <text:p text:style-name="P5">I. Fernere Ermahnung zur Heiligkeit, 1-12</text:p>
      <text:p text:style-name="P5">II. zum Gehorsam gegen Obrigkeiten und Herrschaften, 13-18;</text:p>
      <text:p text:style-name="P5">III. zu geduldiger Ertragung des Unrechts. 19-25.</text:p>
      <text:p text:style-name="P5"/>
      <text:p text:style-name="P5">I. 1. So leget nun ab alle Bosheit und alle List und Heuchelei und Neid und alle Verleumdungen! Eph.4,22.31. Jak.1,21.</text:p>
      <text:p text:style-name="P5">2. Wie neugeborne Kinder habet eine Begierde nach der vernünftigen, unverfälschten Milch, auf dass ihr durch dieselbe wachsen möget; C.1,23. Heb.5,13.</text:p>
      <text:p text:style-name="P5">3. wenn ihr anders empfunden habet, dass der Herr gütig ist. Ps34,9.</text:p>
      <text:p text:style-name="P7"><text:span text:style-name="T1">4. Da ihr zu ihm hinkommet, zu dem lebendigen Steine, der von den Menschen zwar verworfen, vor Gott aber auserwählt und köstlich ist; Ps.118,22. Matth.21,42.</text:span></text:p>
      <text:p text:style-name="P7"><text:span text:style-name="T1">5. so werdet auch selbst als lebendige Steine erbaut, ein geistliches Haus, zu einer heiligen Priesterschaft, um darzubringen geistliche Opfer, die Gott angenehm sind durch Jesum Christum. Eph.2,21x. Jes.61,6. Röm.12,1.</text:span></text:p>
      <text:p text:style-name="P7"><text:span text:style-name="T1">6. Darum steht auch in der Schrift: „Siehe, ich lege in Zion einen auserwählten köstlichen Eckstein! und wer an ihn glaubt, wird nicht zu Schanden werden.“ Jes.28,16.</text:span></text:p>
      <text:p text:style-name="P5">7. Für euch nun, die ihr glaubet, ist er köstlich; für die Ungehorsamen aber ist der Stein, den die Bauleute verworfen haben, zum Eckstein geworden und ein Stein des Anstosses und ein Fels des Aergernisses. Apg.4,11. Jes.8,14.</text:p>
      <text:p text:style-name="P5">8. Sie stossen an, weil sie dem Worte nicht gehorsam sind, wozu sie auch bestimmt worden sind. Luc.2,34.</text:p>
      <text:p text:style-name="P5">9. Ihr aber seid das auserwählte Geschlecht, die königliche Priesterschaft, das heilige Volk, das Volk des Eigenthums; damit ihr die Tugenden dessen verkündiget, der euch aus der Finsternis zu seinem wunderbaren Lichte berufen hat. 2.Mos.19,5.6. Off.1,6. Tit.2,14. Col.1,12.13.</text:p>
      <text:p text:style-name="P5">10. Die ihr ehemals kein Volk waret, nun aber Gottes Volk seid; die ihr nicht begnadiget waret, nun aber begnadiget worden seid. Hos.2,23. Röm.9,25.</text:p>
      <text:p text:style-name="P5">11. Ihr Geliebten! ich ermahne euch als Fremdlinge und Pilger: enthaltet euch von den fleischlichen Lüsten, welche wider die Seele streiten, Ps.39,13. Röm.13,13.14.</text:p>
      <text:p text:style-name="P5">12. und führet euern Wandel unter den Heiden löblich, damit sie da, wo sie euch als Uebelthäter verleumden, aus euern guten Werken, wenn sie dieselben anschauen, Gott preisen am Tage der Heimsuchung. C.3,16. Phil2,15. Matth.5,16.</text:p>
      <text:p text:style-name="P5">II. 13. So seid nun aller menschlichen Ordnung unterthan, um des Herrn willen; es sei dem Könige, als dem Oberherrn,</text:p>
      <text:p text:style-name="P5">14. oder den Landpflegern, als denen, die von ihm gesandt werden zur Bestrafung der Uebelthäter und zum Lohe derer, die Gutes thun. Röm.13,1x.</text:p>
      <text:p text:style-name="P5"><text:soft-page-break/>15. Denn so ist es der Wille Gottes, dass ihr durch Gutesthun der Unwissenheit der thörichten Menschen den Mund stopfet; C.3,9. Tit.2,8.</text:p>
      <text:p text:style-name="P5">16. als Freie, und doch nicht solche, welche die Freiheit zum Deckmantel der Bosheit brauchen, sondern als Knechte Gottes. Gal.5,1.13.</text:p>
      <text:p text:style-name="P5">17. Ehret Jedermann! Liebet die Brüderschaft! Fürchtet Gott! Ehret den König! C.4,8. Röm.12,10. Off.14,7. Matth.22,21.</text:p>
      <text:p text:style-name="P5">18. Ihr Hausknechte, seid mit aller Furcht den Herren unterthan, nicht nur den guten und freundlichen, sondern auch den ungeschlachten. Eph.6,5x.</text:p>
      <text:p text:style-name="P5">19. Denn das ist Gnade, wenn Jemand wegen des Gewissens vor Gott Betrübendes erträgt und Unrecht leidet. Matth.5,10.39x.</text:p>
      <text:p text:style-name="P5">20. Denn was für ein Ruhm ist das, wenn ihr für Vergehungen gezüchtigt werdet und es erduldet? Wenn ihr aber für Gutesthun leidet und es erduldet, das ist Gnade bei Gott. C.3,14.17.4,16.</text:p>
      <text:p text:style-name="P5">21. Denn dazu seid ihr berufen worden, weil auch Christus für uns gelitten und uns ein Vorbild gelassen hat, auf dass ihr seinen Fussstapfen nachfolgen sollet. C.3,18. Luc.9,23. Joh.13,15.</text:p>
      <text:p text:style-name="P5">22. Er hat keine Sünde gethan, noch ist ein Betrug in seinem Munde erfunden worden. Jes.53,9. 2.Cor.5,21.</text:p>
      <text:p text:style-name="P5">23. Als er gescholten ward, schalt er nicht wieder; als er litt, drohte er nicht, sondern übergab es dem, der gerecht richtet. Jes.53,7. Joh.8,48-50.</text:p>
      <text:p text:style-name="P5">24. Er hat unsre Sünden selbst an seinem Leibe auf das Holz getragen, damit wir der Sünden los würden und der Gerechtigkeit lebten; durch seine Wunden seid ihr geheilt worden. Col.1,21.22. Röm.6,11. Jes.53,5.</text:p>
      <text:p text:style-name="P5">25. Denn ihr wared wie irrende Schafe, aber ihr seid jetzt zurückgekehrt zu dem Hirten und Aufseher euerer Seelen. Jes.53,6. Joh.10,11.14.</text:p>
      <text:h text:style-name="P14" text:outline-level="2">Cap. III.</text:h>
      <text:p text:style-name="P18">I. Pflichten der Ehegatten. 1-7.</text:p>
      <text:p text:style-name="P18">II. Allgemeine Ermahnung zu christlicher Rechtschaffenheit. 8-22.</text:p>
      <text:p text:style-name="P18"/>
      <text:p text:style-name="P18">I. 1. Gleicher Weise, ihr Weiber<text:span text:style-name="T1">, seid unterthan euern Männern, damit, auch wenn, Etliche dem Worte nicht gehorchen, sie durch den Wandel ihrer Weiber, ohne Wort, gewonnen werden, Eph.5,22x. 1.Cor.7,13-16.</text:span></text:p>
      <text:p text:style-name="P18"><text:span text:style-name="T1">2. wenn sie euern in der Furcht keuschen Wandel geschaut haben.</text:span></text:p>
      <text:p text:style-name="P18"><text:span text:style-name="T1">3. Euer Schmuck sei nicht der äusserliche mit Haarflechten und Umhängen von Gold oder Anziehen der Kleider; 1.Tim.2,9x.</text:span></text:p>
      <text:p text:style-name="P5">4. sondern der verborgene Mensch des Herzens, in der Unvergänglichkeit des sanftmüthigen und stillen Geistes, welcher vor Gott köstlich ist. Ps.45,14.</text:p>
      <text:p text:style-name="P5"><text:soft-page-break/>5. Denn allso schmückten sich auch vor Zeiten die heiligen Weiber, die ihre Hoffnung auf Gott setzten, und waren ihren Männern unterthan;</text:p>
      <text:p text:style-name="P5">6. wie Sara dem Abraham gehorsam war und ihn ihren Herrn nannte, deren Töchter ihr geworden seid, wenn ihr Gutes thut und vor keinem Schrecken euch fürchtet. 1.Mos.18,12. Gal.4,31.</text:p>
      <text:p text:style-name="P5">7. Ihr Männer dessgleichen, wohnet bei ihnen gemäss der Erkenntniss, als bei dem schwächern weiblichen Geschlechte und ertheilet ihnen Ehre, als Miterben der Gnade des Lebens, damit euer Gebet nicht gehindert werde. 1.Cor.7,3.5. Col.3,19.</text:p>
      <text:p text:style-name="P5">II. 8. Endlich aber seid Alle gleichgesinnt, mitleidig, brüderlich, innig, barmherzig, freundlich! Col.3,12x.</text:p>
      <text:p text:style-name="P5">9. Vergeltet nicht Böses mit Bösem oder Scheltworte mit Scheltworten; sondern im Gegentheil segnet, weil ihr wisset, dass ihr dazu berufen seid, dass ihr den Segen ererbet. C.2,23. 1.Thess.5,15. Matth.5,44.</text:p>
      <text:p text:style-name="P5">10. Denn wer das Leben lieb haben und gute Tage sehen will, der halte seine Zunge ab vom Bösen und seine Lippen, dass sie nicht Trug reden. Ps.34.13x. Jak.1,26.</text:p>
      <text:p text:style-name="P5">11. Er wende sich weg vom Bösen und thue Gutes, er suche Frieden und jage ihm nach. 1.Tim.6,11. Heb.12,14.</text:p>
      <text:p text:style-name="P5">12. Denn die Augen des Herrn achten auf die Gerechten und seine Ohren auf ihr Gebet; aber das Angesicht des Herrn ist wider die, welche Böses thun. Ps 34,16.17.</text:p>
      <text:p text:style-name="P5">13. Und wer ist, der euch Böses thun könne, wenn ihr Nachfolger des Guten seid? Röm.8,28.</text:p>
      <text:p text:style-name="P5">14. Doch, wenn ihr auch leiden solltet um der Gerechtigkeit willen, selig seid ihr! Vor ihrem Drohen aber fürchtet euch nicht und erschrecket nicht; C.2,20.4,14. Matth.10,28.</text:p>
      <text:p text:style-name="P5">15. sondern Gott den Herrn heiliget in euern Herzen; seid aber allezeit bereit zur Verantwortung gegen Jeden, der von euch·Rechenschaft fordert über die Hoffnung, die in euch ist, mit Sanftmuth und Furcht;</text:p>
      <text:p text:style-name="P5">16. und habet ein gutes Gewissen, damit da, wo sie euch als Uebelthäter verleumden, die zu Schanden werden, welche euern guten Wandel in Christo schmähen. Tit.2,8.</text:p>
      <text:p text:style-name="P5">17. Denn es ist besser, dass ihr für Gutesthun, wenn es der Wille Gottes ist, leidet, als für Bösesthun. C.2,19.4,14-19.</text:p>
      <text:p text:style-name="P5">18. Denn auch Christus hat Einmal der Sünden wegen gelitten, der Gerechte für die Ungerechten, damit er uns Gott zuführte, und ward zwar getödtet nach dem Fleische, aber lebendig gemacht nach dem Geiste; C.2,21.24. Röm.6,10.5,6-8.1,4.</text:p>
      <text:p text:style-name="P5">19. in welchem er auch hinging und den Geistern im Gefängnisse predigte, C.4,6. Eph.4,9.</text:p>
      <text:p text:style-name="P5">20. die vor Zeiten ungehorsam waren, als die Langmuth Gottes in den Tagen Noah's harrete, als die Arche bereitet wad, in welcher Wenige, das heisst acht Seelen, durchs Wasser hindurch gerettet wurden. 2.Pet.2,5. 1.Mos.6,3. Heb.11,7.</text:p>
      <text:p text:style-name="P5">21. Dessen Gegenbild auch uns jetzt rettet, die Taufe, nicht als ein Abwaschen der Unsauberkeit des Fleisches, sondern als Angelobung eines guten Gewissens gegen Gott, durch die Auferstehung Jesu Christi; Heb.11,22x. Röm.6,4. Eph.5,26.</text:p>
      <text:p text:style-name="P5"><text:soft-page-break/>22. welcher zur Rechten Gottes ist, nachdem er in den Himmel gefahren und ihm die Engel und Gewalten und Mächtet unterthan worden sind. Eph.1,20x.</text:p>
      <text:h text:style-name="P11" text:outline-level="2">Cap. IV.</text:h>
      <text:p text:style-name="P18">I. Fernere Ermahnungen zu christlichem Wandel, 1-11</text:p>
      <text:p text:style-name="P18">II. und zu fredigem Ausharren in Verfolgungen. 12-19.</text:p>
      <text:p text:style-name="P18"/>
      <text:p text:style-name="P5">I. 1. Da nun Christus im Fleische für uns gelitten hat, so waffnet auch ihr euch mit demselben Sinne; denn wer im Fleische gelitten, der hat abgelassen von der Sünde; Röm.6,6x.</text:p>
      <text:p text:style-name="P5">2. damit ihr nicht mehr den Lüsten der Menschen, sondern dem Willen Gottes die noch übrige Zeit im Fleische lebet. 2.Cor.5,15.</text:p>
      <text:p text:style-name="P5">3. Denn es sei uns genug, dass wir die vergangene Zeit des Lebens den Willen der Heiden vollbracht haben, da wir wandelten in Ausschweifungen, Lüsten, Trunkenheit, Schwelgerei, Trinkgelagen und unerlaubten Götzendiensten. Röm.13,12x. Tit.3,3.</text:p>
      <text:p text:style-name="P5">4. Darum befremdet es sie, dass ihr nicht mitlaufet zu derselben unordentlichen Ausschweifung, und sie lästern; joh.15,18x.</text:p>
      <text:p text:style-name="P5">5. sie werden aber Rechenschaft geben müssen dem, der bereit ist, zu richten die Lebendigen und die Todten. 2.Tim.4,1.</text:p>
      <text:p text:style-name="P5">6. Denn dazu ward auch den Todten das Evangelium verkündigt, dass sie zwar im Fleische nach Menschen Weise gerichtet werden, nach Gottes Weise aber im Geiste leben. C.3,19x. Röm.6,10.11.</text:p>
      <text:p text:style-name="P5">7. Es ist aber das Ende aller Dinge genahet. So seid nun mässig und nüchtern zum Gebete. 1.Joh.2,18. Luc.21,34,36.</text:p>
      <text:p text:style-name="P5">8. Vor allen Dingen aber habet gegen einander inbrünstige Liebe; denn die Liebe wird der Sünden Menge bedecken. C.1,22. Col.3,14. Jak.5,20.</text:p>
      <text:p text:style-name="P5">9. Seid gastfrei gegen einander, ohne Murren. Heb.13,2. Phil.2,14.</text:p>
      <text:p text:style-name="P5">10. Wie Jeglicher eine Gabe empfangen hat, so dienet damit einander als gute Haushalter der mancherlei Gnade Gottes. Röm.12,5.6.</text:p>
      <text:p text:style-name="P5">11. Wenn Jemand redet, so rede er es als Gottes Aussprüche; wenn Jemand ein Amt verwaltet, so thue er es als aus dem Vermögen, das Gott darreicht; damit in allen Dingen Gott verherrlicht werde durch Jesum Christum, welchem sei die Ehre und die Macht von Ewigkeit zu Ewigkeit! Amen. Röm.12,7. Col.3,17. 1.Pet.5,11.</text:p>
      <text:p text:style-name="P5">II. 12. Ihr Geliebten, lasst euch das Feuer der Läuterung unter euch nicht befremden, das zur Versuchung über euch ergeht, als widerführe euch etwas Befremdliches; C.1,6.7. Jak.1,12.</text:p>
      <text:p text:style-name="P5">13. sondern, so wie ihr der Leiden Christi theilhaft seid, so freuet euch, auf dass ihr auch in der Offenbarung seiner Herrlichkeit euch freuen und frohlocken möget. C.1,7.8. Röm.8,17. Jak.1,2.</text:p>
      <text:p text:style-name="P5">14. Wenn ihr im Namen Christi geschmäht werdet, selig seid ihr! denn der Geist der Herrlichkeit und Gottes ruhet auf euch. Bei jenen zwar wird er gelästert, bei euch aber verherrlicht. C.3,14. <text:soft-page-break/>Matth.5,10.11.</text:p>
      <text:p text:style-name="P5">15. Denn Niemand aus euch leide als Todtschläger oder Dieb oder Uebelthäter oder als einer, der in ein fremdes Amt greift. C.2,20.</text:p>
      <text:p text:style-name="P5">16. Leider aber Jemand als Christ, so schäme er sich nicht; er preise vielmehr Gott in diesem Fall. Apg.11,26. 2.Tim.1,8.12.</text:p>
      <text:p text:style-name="P5">17. Denn die Zeit ist da, dass das Gericht anfange von dem Huase Gottes. Wenn es aber zuerst bei uns anfängt, was wird das Ende derer sein, die dem Evangelium Gottes nicht gehorchen? Ez.9,6. Luc.23,31. 2.Thess.1,5.8.</text:p>
      <text:p text:style-name="P5">18. Und wenn der Gerechte kaum gerettet wird, wo wird der Gottlose und Sünder erscheinen? Spr.11,31. Jer.49,12.</text:p>
      <text:p text:style-name="P5">19. Darum sollen auch die, welche nach dem Willen Gottes leiden, ihm, als dem treuen Schöpfer, ihre Seelen empfehlen, in Gutesthun. Jak.5,13. Luc.23,46.</text:p>
      <text:h text:style-name="P13" text:outline-level="2">Cap. V.</text:h>
      <text:p text:style-name="P5">1. Ermahnung an die Aeltesten. 1-4.</text:p>
      <text:p text:style-name="P5">II. Allgemeine Ermahnungen zur Demuth und Standhaftigkeit. 5-11.</text:p>
      <text:p text:style-name="P5">III. Schluss des Briefes. 12-14.</text:p>
      <text:p text:style-name="P5"/>
      <text:p text:style-name="P5">I. 1. Die Aeltesten unter euch ermahne ich, der Mitälteste und Zeuge der Leiden Christi, auch Mitgenosse der Herrlichkeit, die geoffenbart werden soll: Tit.1,5. Luc.24,48. Off.1,9.</text:p>
      <text:p text:style-name="P5">2. Weidet die Herde Gottes unter euch und führet das Aufseheramt nicht gezwungen, sondern freiwillig; auch nicht aus schändlicher Gewinnsucht, sondern aus geneigtem Gemüthe; Joh.21,16.17. Apg.20,28. Tit.1,7.11.</text:p>
      <text:p text:style-name="P5">3. nicht als Herrscher über das Erbe, sondern so dass ihr Vorbilder der Heerde seid: 2. Cor.1,24. 1.Tim.4,12.</text:p>
      <text:p text:style-name="P5">4. so werdet ihr, wann der Oberhirt erscheint, den unverwelklichen Kranz der Ehre davon tragen. Heb.13,20. Jes.40,10.11. 2.Tim.4,8.</text:p>
      <text:p text:style-name="P5">II. 5. Gleicherweise, ihr Jüngern, seid den Aeltesten unterthan. Seid aber Alle einander unterthan und bekleidet euch mit der Demuth; denn Gott widerstehet den Hoffärtigen, aber den Demüthigen gibt er Gnade. Matth.20,26. Jak.4,6.</text:p>
      <text:p text:style-name="P5">6. So demüthiget euch nun unter die gewaltige Hand Gottes, damit er euch zu seiner Zeig erhöhe. Jak.4,10.</text:p>
      <text:p text:style-name="P5">7. Alle eure Sorge werfet auf ihn, denn er sorget für euch. Matth.6,25x. Ps.37,5.</text:p>
      <text:p text:style-name="P5">8. Seid nüchtern, wachet, denn euer Widersacher, der Teufel, geht umher wie ein brüllender Löwe, und sucht, wen er verschlinge. C.4,7. Apg.20,31. Luc.22,31.</text:p>
      <text:p text:style-name="P5">9. Dem widerstehet, fest im Glauben, da ihr wisset, dass dieselben Leiden an eurere Brüderschaft in der Welt erfüllet werden. Jak.4,7. Phil.1,30.</text:p>
      <text:p text:style-name="P5">10. Aber der Gott aller Gnade, der uns zu seiner ewigen Herrlichkeit in Christo Jesu berufen hat, er wolle, nachdem ihr eine kleine Zeit gelitten, selbst euch völlig bereiten, stärken, kräftigen, fest gründen! 1.Cor.1,9. Eph.3,16.17.</text:p>
      <text:p text:style-name="P5"><text:soft-page-break/>11. Ihm sei die Ehre und die Macht von Ewigkeit zu Ewigkeit! Amen. C.4,11.</text:p>
      <text:p text:style-name="P5">III. 12. Ich habe euch durch Sylvanus, den treuen Bruder, wie ich erachte, mit Wenigem geschrieben, euch zu ermahnen und zu bezeugen, dass dieses die wahrhafte Gnade Gottes sei, in welcher ihr stehet. 1.Thess.1,1. Röm.5,2.</text:p>
      <text:p text:style-name="P5">13. Es grüsst euch die mitauserwählte Gemeinde zu Babylon und Marcus, mein Sohn. Apg.12,12.</text:p>
      <text:p text:style-name="P5">14. Grüsset euch unter einander mit dem Kuss der Liebe! Friede sei mit euch Allen, die in Christo Jesu sind! Amen. Röm16,16.8,1.</text:p>
      <text:p text:style-name="P5"><text:span text:style-name="T2"/></text:p>
      <text:p text:style-name="P5"><text:span text:style-name="T2">----------BIS HIERHER----------TODO-------------------</text:span></text:p>
      <text:h text:style-name="Heading_20_1" text:outline-level="1">Die II. Epistel St. Petri.</text:h>
      <text:h text:style-name="Heading_20_2" text:outline-level="2">Cap. I.</text:h>
      <text:p text:style-name="Text_20_body">I. Gruss. 1-2.</text:p>
      <text:p text:style-name="Text_20_body">II. Ermahnun zum Fleiss in christlichen Tugenden. 3-15.</text:p>
      <text:p text:style-name="Text_20_body">III. Wahrheit der christlichen Lehre. 16-21.</text:p>
      <text:p text:style-name="P17"><text:span text:style-name="T5">I. 1. Simon Petrus, Knecht und </text:span><text:span text:style-name="T1">Apostel Jesu Christi, an die, welche gleich theuren Glauben mit uns erlangt haben, in der Gerechtigkeit unsers Gottes und des Heilandes Jesu Christi.</text:span></text:p>
      <text:p text:style-name="P1">2. Gnade und Friede werde euch gemehret, in Erkenntnis; Gottes und unsers Herrn Jesu! «.P«-t.4,2. J-h.47,3. lI.</text:p>
      <text:p text:style-name="P1">3. Da seine gi·)ttlicheMachtunsAlles, was zum Leben und zur Gottsetigke·it dienet, geschenkt hat durch die Erkenntnis; dessen, der uns durch Herrlichkeit und Tugend berufen hat, «. P2t.2,9.</text:p>
      <text:p text:style-name="P1">4. durch welche er uns die grössten und theuerstcn Berheissungen gefchenkt hat, damit ihr durch dieselben gbttlicher Natur theilhaft würdet, wenn ihr dem in der Welt durch die Lust herrschenden Verderben entftiehet; J«-h.4,i2.</text:p>
      <text:p text:style-name="P1">4.Joh.2,45—47.</text:p>
      <text:p text:style-name="P1">5. so wendet auch eben desswegen allen Fleiss an, und erzeiget in euerm Glauben die Tugend, in der Tugend die Erbe-nntniss,</text:p>
      <text:p text:style-name="P1">6. in der Erkenntnis; die Enthaltsamkeitin der Euthaltsamkeit die Geduld, in der Geduld die Gottfeligkeit,</text:p>
      <text:p text:style-name="P1">7. in der Gottseligkeit die brüderliche Liebe, in der brüderlichen Liebe die allgemeine Liebe. ·«. P« 4,22. -i. Tb,ess. Z,</text:p>
      <text:p text:style-name="P1">42.</text:p>
      <text:p text:style-name="P1">8. Denn wenn diese Dinge bei euch sind und sich mehren, lassen sie euch nicht unthätic· noch unfruchtbar sein für die Erkenntnis unsers Herrn Jcsu Christi. Tit.3, -i4. Joh.45,4e.</text:p>
      <text:p text:style-name="P1">9. Denn wem diese Dinge mangcln, der ist blind, kurzsichtig und hat der Reinigung seiner vorigen Sünden vergessen.</text:p>
      <text:p text:style-name="P1">1. J-h. 2, g. «.</text:p>
      <text:p text:style-name="P1">10. Darum befleis;et euch desto mehr, ihr Brüder! eure Berufung <text:soft-page-break/>und Erwählung fest zu machen; denn wenn ihr solches thut, werdet ihr nimmermehr fehlen.</text:p>
      <text:p text:style-name="P1">11. Denn so wird euch relchlich·verschasft werden der Eingang in das ewige Reich unsers Herrn nnd Heilandcs Jesu Christi.</text:p>
      <text:p text:style-name="P1">12. Darum will ich nicht versäumen, euch alle eit an diese Dinge zu erinnern, wiewohl ihr sie wisset und in der vorhandenen Wahri i i i i i I i ich in dieser Hütte bin, euch durch Erinnerung zu erwecken, S» C»k»5,«. 4«</text:p>
      <text:p text:style-name="P1">14. da ich weiss, dass das Ablegen meiner Zütte bald eschieht, wie auch unser Herr esus Chrifius mir eröffnet hat.</text:p>
      <text:p text:style-name="P1">2.Tim. 4,6. J-h.2t,48 is.</text:p>
      <text:p text:style-name="P1">15. Jch»will mich aber auch stets befleissigen, dass ihr, nach meinem Hingc1ng, euch dieser Dinge erinnern kbnnet. III.</text:p>
      <text:p text:style-name="P1">16. Denn wir sind nicht schlau ersonnenen Fabeln gefolgt, indem wir euch die Macht und Erscheinun« unsers HerrnJesu Christi kund thaten, sondern wir waren Augenzeugen seiner Maiestät. «. Tim. l,</text:p>
      <text:p text:style-name="P1">4. Matth.47, «. D. i. Joh. i, «.</text:p>
      <text:p text:style-name="P1">17. Denn er empfing von Gott, dem Vater, Ehre und Herrlichkeit, als zu ihm jene Stimme von der hocherhabenen Herrlichkeit daher kam: Dieser ist mein Sohn, der geliebte, an welchem ich Wohlgefallen habe. Manns,</text:p>
      <text:p text:style-name="P1">47. »,</text:p>
      <text:p text:style-name="P1">5. 18· Und diese Stimme, die vom Himmel daher kam, haben wir gehört, als wir bei ihm waren auf dem heiligen Berg. Mc:kk.9,</text:p>
      <text:p text:style-name="P1">2.</text:p>
      <text:p text:style-name="P1">19. Und wir haben das festere prophetisehe Wort, und ihr thut wohl, darauf zu achten, als auf ein Licht, das an einem dunkeln Orte scheint, bis der Tag anbreche und der Morgenstern ausgehe in euern Herzen; Jst» 5,</text:p>
      <text:p text:style-name="P1">39. Pf. «9, -los.</text:p>
      <text:p text:style-name="P1">2.Cor.4,6. Off.2,28. Mal.l-,2.</text:p>
      <text:p text:style-name="P1">20. indem ihr das zuerst erkennet, dass keine Weissagung der Schrift in eigener Auslegung geschieht.</text:p>
      <text:p text:style-name="P1">4.Cok.2,«.</text:p>
      <text:p text:style-name="P1">2.Tim.3,ts.</text:p>
      <text:p text:style-name="P1">21. Denn nicht aus menschlichem Willen ist jemals die Weissagung ergangen, sondern vom heiligen Geiste getrieben, haben die heiligen Menschen Gottes geredet.</text:p>
      <text:p text:style-name="P1">2. Sam.2s,2. Jcs.3 ,46. Matth.4o,2c). 22,-is. «. Poe. «, i0-42.</text:p>
      <text:h text:style-name="Heading_20_2" text:outline-level="2">Cap. II.</text:h>
      <text:p text:style-name="Text_20_body">I. Von den Irrlehrern und ihrem Strafgerichte. 1-11.</text:p>
      <text:p text:style-name="Text_20_body">II. Ihre schreckliche Verdorbenheit. 12-22.</text:p>
      <text:p text:style-name="Text_20_body"/>
      <text:p text:style-name="P1">I. 1. Es waren aber auch falsche Propheten unter dem Volke, wie auch unter« euch falsche Lehrer sein werden, welche verderbliche Sekten nebeneinführen werden, Indem sie auch den Herrn, der sie erkauft hat, herläugnen und ein schnelles Verderben über sich bringen.</text:p>
      <text:p text:style-name="P1"><text:soft-page-break/>5. M·-s. is, -i sc. Muth24«heitt»esesti tseid. msm.«s,«4.«s. l apg.2o,30. «.Jsp.!-, «. J»d.4. ·</text:p>
      <text:p text:style-name="P1">18. Jch halte es aber für Pflicht, so lange</text:p>
      <text:p text:style-name="P1">2. UndViele werden ihren Ausschweifun <text:s text:c="2"/>W4 .Cap.</text:p>
      <text:p text:style-name="P1">2. Die Il. Episkel St. Petri. Cctp.</text:p>
      <text:p text:style-name="P1">2. Z. en folgen und um ihretwillen wird der Weg der Wahrheit geläftert werden. C.-t,-i0.is.48. Röm.2,-it. Z. Und in Habsucht werden sie durch erdichtete Worte -von euch Gewinn ziehen; aber ihr Gericht ruhet schon längst nicht und ihr Verderben schlummert nicht. « -«. Tini. 6, Z.</text:p>
      <text:p text:style-name="P1">4. Denn hat Gott der Engel, die sündigten, nicht verschont, sondern sie in Ketten der Finsterniss zur Hölle gestürzt und dahingegeben, dass sie zum Gerichte aufbewahrt würden; Jud.S. Off 2o,i.9,4.«. S. nnd hat er der alten Welt nicht verschont, sondern nur den Noah, den Prediger der Gerechtigkeit, mit sieben Andern ewahrt, als er die Siindflnth über die Welt der Gottlosen brachte; C.3, <text:s/>-t.Pct.3, Do.</text:p>
      <text:p text:style-name="P1">6. und hat er die Städte Sodoma und Gomorrha in Asche gelegt ui1drLnr»Zerstbrnng verdammt nnd zu einem »cisplel für künftige Gottlose aufgestellt; «. M-s.i9,24. J-2d.7.</text:p>
      <text:p text:style-name="P1">7. nnd den gerechten List, der von dein znchtlosen Wandel der Ruchlosen gequält ward, erlöst; i. M-s.s19,sI6.-29.</text:p>
      <text:p text:style-name="P1">8. denn dnrch Blick und Gehör ward dieser Gerechte, der unter ihnen wohnte, Tag für Tag in seiner gerechten Seele durch gottlose Werke gepeinigt:</text:p>
      <text:p text:style-name="P1">9. so weis; der Herr die Gottseligen aus der Versuchung zu erlösen, die Ungerechten aber auf den Tag des Gerichtes aufzubewahren, das; sie Bestraft werden; « s.9-i,i5. it. Cok.i(),i3.</text:p>
      <text:p text:style-name="P1">10. vornä1nlich aber die, so dem F-leische nachwandeln in der Lust der Beflecknng und die Herrschaft verad)ten; Frevler, Anmassende, die sich nicht scheuen, die TNajestLiten zu lästern, Jud.8. Tit.3,i.2.</text:p>
      <text:p text:style-name="P1">2.2))1os.22»28.</text:p>
      <text:p text:style-name="P1">11. da doch die Engel, die an Stärke nnd Mad)t grösser sind, kein liisterndes Urtheil wider sie vor dem Herrn f"a"llen. Jud. J. II.</text:p>
      <text:p text:style-name="P1">12. Diese aber, wie unvernünftige Thiere, von Natur zum Fang und Verderben geboren, läst-3rn, was sie nicht verstehen und werden in il)ren1 eigenen Verderben verderbt werden, Jud. -so.</text:p>
      <text:p text:style-name="P1">13. und den Lohn der llng«.«recl)tigteit davon tragen, da sie die tägliche Sihwelgerei für ihre Lust achten, ""Oc«t»)andfleck-en nnd Scheusale , die in ihren Betrügereien schweigen, indem sie mit euch prassen. Juni-Z. Las-i6,49. Pk)i1.;-,i9. 14, Sie haben Augen voll Eh-:bruch nnd unersättlich in der Sünde, sie locken unbe; i ! <text:s/>( ! I i esti te Seelen an i , ie haben ein er in ·Zabsucht geiibt,sK(i)ndxr des TluchesT,) z T. im. I, S.</text:p>
      <text:p text:style-name="P1">15. sie haben den richtigen Weg verlassen und sich verirret und sind dein Wege Bileams, des Sohnes Bosors, nachgcfolgt, welcher den Lohn der Ungerechtigkeit liebte, Jud. «. !-. M-s. 22»</text:p>
      <text:p text:style-name="P1">5.7. ’Off.«2, «.</text:p>
      <text:p text:style-name="P1">16. aber die Zurechtweisung für seine Uebertretung empfing: das stuln1ne Lastthier redete mit nlenschlicher Stimme und wehrte der <text:soft-page-break/>Thorheit des Propheten.</text:p>
      <text:p text:style-name="P1">4. Mos. 22, IS it.</text:p>
      <text:p text:style-name="P1">17. Diese sind Brunnen ohne Wasser, Wolken vom Sturinwinde getrieben, denen das Dunkel der Finsternis; in Ewigkeit aufbehalten ist. Jud to, is. Spk.25,i4.</text:p>
      <text:p text:style-name="P1">18. Denn indem sie anfgeblasene eitle Worte reden, verlocken sie durch Fleischesliiste, durch Ansschweiful:gen auch die, welche den im Jrrthum W«nidelnden wirtlich entslohen waren, Jud «;</text:p>
      <text:p text:style-name="P1">19. indem sie ihnen Freiheit verbeissen, da sie doch selbst Knechte des Verderbnis sind; denn von wein Jemand überwältigt ist, dessen Knecht ist er auch geworden. Joh. 8,</text:p>
      <text:p text:style-name="P1">34. Rom. 6, -is.</text:p>
      <text:p text:style-name="P1">20. Wenn sie nämlich, den Beflccknngen der Welt entslohen durch die Erkenntniss des Herrn Jesn Christi, wieder in dieselben verstrickt nnd til«-er1vältigt werden« so ist ihr Letztes ärger geworden, als das Erste. Hcb. 6, Ei—-S« Matth« H,</text:p>
      <text:p text:style-name="P1">45.</text:p>
      <text:p text:style-name="P1">21. Denn es wäre ihnen besser, sie hätten den Weg der Gerechtigkeit nicht erkannt, als dass sie, nachdem sie ihn erkannt haben, wieder uinkehren.von dein ihnen gegebenen h«s-iligen G:bote. Hex-.10,2s:c. s3«c.si2,47.</text:p>
      <text:p text:style-name="P1">22. Es ist ihnen aber nach dem wahren Sprichwort· ergangen: Der Hund kehrt um zu seinem LT)5»st»:ienen nnd das gewaschene Schwein znniWalzeni1nKothe. S-pp as, «</text:p>
      <text:p text:style-name="P1"/>
      <text:h text:style-name="P12" text:outline-level="2">Cap. III.</text:h>
      <text:p text:style-name="P20"><text:span text:style-name="T1">I. Gewissheit der Zukunkft Christi. 1-10.</text:span></text:p>
      <text:p text:style-name="P20"><text:span text:style-name="T1">II. Ermahnung zu würdiger Bereitschaft auf dieselbe. 11-18.</text:span></text:p>
      <text:p text:style-name="P20"><text:span text:style-name="T1"/></text:p>
      <text:p text:style-name="P1">I. 1. Ihr Geliebten! Dieses ist schon der zweite Brief, den ich euch schreibe; in beiden will ich durch meine Erinnerung euern lautern Sinn crwcck:n, C.4,i3 -1.P««t.5,«1-Z.</text:p>
      <text:p text:style-name="P1">2. das; ihr eingedenk seid der Worte, die vorher gesagt worden von den heiligen Propheten, und des Gebotes von uns den Aposteln des Herrn und Heil«1ndes. «Jud, ». Z. Das sollt ihr zuerst wissen, das; in den letzten Tagen Spötter kommen werden, die nach ihren eigenen Lüsten wandeln,</text:p>
      <text:p text:style-name="P1">4.Tim.</text:p>
      <text:p text:style-name="P1">4. H. Jud. 4s.</text:p>
      <text:p text:style-name="P1">4. und sagen: Wo ist die Verheissung seiner Zukunft? Denn seitdem die Väter entschlasen sind, bleibt Alles also von Ansang der Schöpfung. Cz. i2,2—2. Jcs.5,i9.</text:p>
      <text:p text:style-name="P1">5. Denn es ist ihnen mit ihrem Willen verborgen, das; vorlängst Himmel und Erde waren, aus Wasser und durch Wasser entstanden durch das Wort Gottes. P( ists, A. as, ei.</text:p>
      <text:p text:style-name="P1">6. Verniittelst deren wurde die damalige Welt mit Wasser itberschwemmt und ging zu Grunde. C. -2, is. i. M»s.7, « 2k.</text:p>
      <text:p text:style-name="P1">7. Aber die Himmel, die jetzt sind, und die Erde sind durch eben dasselbe Wort dem Feuer ansgespart und werden ausbehalten für den <text:soft-page-break/>wag des Gerichtes und des Verderbnis der gottlos-en Menschen. » . C. 2,</text:p>
      <text:p text:style-name="P1">9. ·Matth. It« IS is.</text:p>
      <text:p text:style-name="P1">8. Dieses Eine aber sei ench nicht verborgen, ihr Geliebten! das; Ein Tag vor dem Herrn ist wie tausend Jahre und tausend Jahre wie Ein Tag. Ps.9o, 4</text:p>
      <text:p text:style-name="P1">9. DerHerrvei«;ögertnichtdieVerheis;nng, wie Etliche es für eine Verzögerung achten, sondern er ist lang inüthig gegen uns, indem er nicht will, das; Jemand verloren gehe, sondern dass Alle sich zur Busse kehren. C.:5, is. Hei-.i0,37. Cz.-i.-;,23.33,-«.</text:p>
      <text:p text:style-name="P1">10. Es wird aber der Tag des Herrn kommen, wie ein Dieb in der Nacht, an welchem die Himmel werden mit Krachen vergehen, die Elemente aber im Brande ausgelöst und die Erde n1id die Werke auf ihr verbrannt werden. M«t:i).—2-k,43:c. «i.Thsss5,2. Jes.51,s. Pf. i02,27. ll. II. Da nun dieses Alles ausgelöst wird, wie mächtigs ollet ihr sein in heiligen( Wandel und in Gottseligkeit, Lin. A, so.</text:p>
      <text:p text:style-name="P1">12. also das; ihr erwartet und ersehne«t die Zukunft des Tages Gottes, an welchem die Himmel im Feuer werden ausgelöst werden und die Elemente im Bunde zerschmehen! Phii. Z, 2o.</text:p>
      <text:p text:style-name="P1">13. Wir erwarten aber, nach seiner Verheis3ung, einen neuen Himmel und eine neue Erde, in denen Gerechtigkeit wohnet. Jes.65,t7. Heb.2,5. Off.24,27.</text:p>
      <text:p text:style-name="P1">14. Darum, ihr Geliebten! da ihr solches erwartet, so besleisset euch, unbefleckt und untadelhast vor ihm erfunden zu werden im Frieden. «. Th«ss. E-, es.</text:p>
      <text:p text:style-name="P1">15. Und achtet die Langmuth unsers Herrn für en-er Heil; so wie auch unser geliebte Bruder Paulus nach der ihm verliehenen Weisheit euch geschrieben hat, C. Z,</text:p>
      <text:p text:style-name="P1">9. Rein. 2,</text:p>
      <text:p text:style-name="P1">4.</text:p>
      <text:p text:style-name="P1">16. wie auch in allen Briefen, wann er in denselben von diesen Dingen redet, wobei Einiges schwer zu verstehen ist, was die Unwissenden und Unbesestigten de-rdrehen, wie anch die übrigen Schriften, zu ihrem eigenen Verderben. Nöm. s. te.</text:p>
      <text:p text:style-name="P1">17. Ihr nun, ihr Geliebten! da ihr dieses Vorher wisset, so hütet euch, dass ihr nicht dnrch den Irrthurn der Ruchlofen mit fortgerissen werdet und aus der eigenen Festigeitfallet.</text:p>
      <text:p text:style-name="P1">2.Thk-ss.2,2.</text:p>
      <text:p text:style-name="P1">4.Cok.i5,58.</text:p>
      <text:p text:style-name="P1">18. Wachset vielmehr in der Gnade und Erkenntnis; unsers Herrn und Heilandes Jesu Clristi! I in ei dieE re beides " t ) h i , h» ice und auf den Tag der Ewigkeit! Amen. C:-i. i, 9—«. i.-per. 5,</text:p>
      <text:p text:style-name="P1"/>
      <text:h text:style-name="P9" text:outline-level="1">Die I. Epistel St. Johannis.</text:h>
      <text:h text:style-name="P10" text:outline-level="2">Cap. I.</text:h>
      <text:p text:style-name="P19">I. Das Zeugniss der Apostel von Jesu. 1-4.</text:p>
      <text:p text:style-name="P19"><text:soft-page-break/>II. Nothwendigkeit, uns als Sünder zu bekennen. 5-10.</text:p>
      <text:p text:style-name="P6"/>
      <text:p text:style-name="P6">1. Was von Anfang war, was wir gehört, was wir mit unsern Augen gesehen, was wir geschaut und unsere Hände berührt haben, von dem Worte des Lebens; Joh.1,1.14.20,27.</text:p>
      <text:p text:style-name="P6">2. und das Leben ist geoffenbaret worden und wir haben es gesehen und bezeugen und verkündigen euch das ewige Leben, welches bei dem Vater war und uns geoffenbaret worden ist; Joh. 1,4.17,3.5</text:p>
      <text:p text:style-name="P6">3. was wir gesehen und gehört haben, das verkündigen wir euch, damit auch ihr Gemeinschaft habet mit uns; unsre Gemeinschaft aber ist mit dem Vater und mit seinem Sohne Jesu Christo. Joh.14,23.</text:p>
      <text:p text:style-name="P6">4 Und dieses schreiben wir euch, damit euere Freude vollkommen sei. Joh.15,11.</text:p>
      <text:p text:style-name="P6">II. 5. Und das ist die Verheissung, die wir von ihm gehört haben und euch verkündigen, dass Gott Licht ist und keine Finsterniss in ihm ist. Joh. 1,9.8, 12.</text:p>
      <text:p text:style-name="P6">6. Wenn wir sagen, dass wir Gemeinschaft mit ihm haben und wandeln in der Finsterniss, so lügen wir und thun die Wahrheit nicht. C. 2,9. Joh.12,35x.</text:p>
      <text:p text:style-name="P6">7. Wenn wir aber im Lichte wandeln, wie Er im Lichte ist, so haben wir Gemeinschaft miteinander, und das Blut Jesu Christi, seines Sohnes, reinigt uns von aller Sünde. Eph.5,8.9. Off.1,5. Heb.9,12.14.</text:p>
      <text:p text:style-name="P6">8. Wenn wir sagen, dass wir keine Sünde haben, so verführen wir uns selbst und die Wahrheit ist nicht in uns. Spr.20,9.28,13.</text:p>
      <text:p text:style-name="P6">9. Wenn wir unsre Sünden bekennen, so ist er treu und gerecht, dass er uns die Sünden vergebe und uns von aller Ungerechtigkeit reinige. Ps.32,3-5. Tit.2,14.</text:p>
      <text:p text:style-name="P6">10. Wenn wir sagen, dass wir nicht gesündigt haben, so machen wir ihn zum Lügner und sein Wort ist nicht in uns. Röm.3,4.10.</text:p>
      <text:p text:style-name="P6"/>
      <text:h text:style-name="P10" text:outline-level="2">Cap. II.</text:h>
      <text:p text:style-name="P19">I. Jesus der Versöhner der Welt. 1,2.</text:p>
      <text:p text:style-name="P19">II. Kennzeichen der Gemeinschaft mit Gott und Christus. 3-11.</text:p>
      <text:p text:style-name="P19">III. Warnung vor Weltliebe. 12-17.</text:p>
      <text:p text:style-name="P19">IV. Warnung vor Verführern. 18-29.</text:p>
      <text:p text:style-name="P19"/>
      <text:p text:style-name="P16">I. 1. Meine Kindlein! dieses schreibe ich euch, damit ihr nicht sündiget. Und wenn Jemand sündigt, so haben wir einen Fürsprecher bei dem Vater, Jesum Christum, den Gerechten. Röm.6,1.2. Jes.53,11.12. Heb.7,24.25.</text:p>
      <text:p text:style-name="P16">2. Und Er ist die Versöhnung für unsere Sünden, nicht allein aber für die unsern, sondern auch für die der ganzen Welt. C.4,10. 2.Cor.5,18.19.</text:p>
      <text:p text:style-name="P16"><text:soft-page-break/>II. 3. Und daran erkennen wir, dass wir ihn erkannt haben, wenn wir seine Gebote halten. C.3,6. Joh.14,21. Matth.7,21.</text:p>
      <text:p text:style-name="P16">4. Wer sagt: Ich habe ihn erkannt, und hält seine Gebote nicht, der ist ein Lügner und in diesem ist die Wahrheit nicht. C. 4,20.</text:p>
      <text:p text:style-name="P6">5. Wer aber sein Wort hält, in dem ist wahrhaft die Liebe Gottes vollkommen geworden. Daran erkennen wir, dass wir in ihm sind. C5.3.4.12.</text:p>
      <text:p text:style-name="P6">6. Wer sagt, er bleibe in ihm, der muss, wie jener gewandelt hat, auch selbst also wandeln. Joh.13,15.</text:p>
      <text:p text:style-name="P6">7. Ihr Brüder! nicht ein neues Gebot schreibe ich euch, sondern ein altes Gebot, das ihr von Anfang an hattet; das alte Gebot ist das Wort, das ihr von Anfang an gehört habet. C.3,11. 2. Joh.5.</text:p>
      <text:p text:style-name="P6">8. Wiederum schreibe ich euch ein neues Gebot, was wahr ist in ihm und in euch; denn die Finsternis vergeht und das wahrhafte Licht scheinet schon. Röm.13,12.</text:p>
      <text:p text:style-name="P6">9. Wer sagt, er sei in dem Lichte und hasset seinen Bruder, der ist in der Finsterniss bis jetzt.</text:p>
      <text:p text:style-name="P6">10. Wer seinen Bruder liebt, der bleibt in dem Lichte und stösst nicht an.</text:p>
      <text:p text:style-name="P6">11. Wer aber seinen Bruder hasset, der ist in der Finsterniss und wandelt in der Finsterniss und weiss nicht, wohin er gehet; denn die Finsterniss hat seine Augen verblendet. C.3,14.15. Joh.12,35.</text:p>
      <text:p text:style-name="P6">III. 12. Ich schreibe euch, Kindlein! weil euch die Sünden vergeben sind um seines Namens willen. Luc.24,47.</text:p>
      <text:p text:style-name="P6">13. Ich schreibe euch, ihr Väter! weil ihr den erkannt habet, der von Anfang ist. Ich schreibe euch, ihr Jünglinge! weil ihr den Bösen überwunden habet. Ich schreibe euch, ihr Kinder! weil ihr den Vater erkannt habet. Joh.1,1. Eph.6,11x.</text:p>
      <text:p text:style-name="P6">14. Ich habe euch geschrieben, ihr Väter! weil ihr den erkannt habet, der von Anfang ist. Ich habe euch geschrieben, ihr Jünglinge! weil ihr stark seid und das Wort Gottes in euch bleibt und ihr den Bösen überwunden habet.</text:p>
      <text:p text:style-name="P6">15. Habet nicht lieb die Welt, noch was in der Welt ist. Wenn Jemand die Welt lieb hat, so ist die Liebe des Vaters nicht in ihm. Röm.12,2. Jak4,4.</text:p>
      <text:p text:style-name="P6">16. Denn Alles, was in der Welt ist, nämlich die Lust des Fleisches und die Lust der Augen und der Hochmuth des Lebens, ist nicht von dem Vater, sondern von der Welt ist es.</text:p>
      <text:p text:style-name="P6">17. Und die Welt vergeht und ihre Lust; wer aber den Willen Gottes thut, der bleibt in die Ewigkeit. 1.Cor.7,31. 1.Pet.1,24.</text:p>
      <text:p text:style-name="P6">IV. 18. Ihr Kinder! Es ist die letzte Zeit und wie ihr gehört habet, dass der Widerchrist kommen werde, so sind schon jetzt viele Widerchristen ausgestanden. Daher erkennen wir, dass die letzte Zeit da ist. 1.Pet.4,7. 2.Thess.2,3x 1.Joh.4,3. 2.Joh.7.</text:p>
      <text:p text:style-name="P6">19. Sie sind von uns ausgegangen, aber sie waren nicht aus uns; denn wenn sie aus uns gewesen wären, so wären sie bei uns geblieben; aber es sollte offenbar werden, dass nicht Alle aus uns seien. Apg.20,30. 1.Cor.11,19.</text:p>
      <text:p text:style-name="P6">20. Und ihr habet die Salbung von dem Heiligen und wisset Alles.</text:p>
      <text:p text:style-name="P6">2. Cor.1,21.22.</text:p>
      <text:p text:style-name="P6">21. Ich habe euch nicht geschrieben , weil ihr die Wahrheit nicht <text:soft-page-break/>wisset, sondern weil ihr sie wisset und weil alle Lüge nicht aus der Wahrheit ist.</text:p>
      <text:p text:style-name="P6">22. Wer ist der Lügner als nur der, welcher läugnet, dass Jesus der Christus sei? Dieser ist der Widerchrist, der den Vater und den Sohn läugnet. C.2,18. Joh.20,31. 2.Pet.2,1.</text:p>
      <text:p text:style-name="P6">23. Ein Jeder, der den Sohn läugnet, hat auch den Vater nicht. Wer den Sohn bekennt, der hat auch den Vater. C.4,15. Joh.5,23. 2.Joh.9.</text:p>
      <text:p text:style-name="P6">24. Was ihr nun von Anfang an gehört habet, das bleibe in euch. Wenn in euch bleibet, was ihr von Anfang an gehört habet, so werdet auch ihr in dem Sohne und in dem Vater bleiben. Joh. 14,23.</text:p>
      <text:p text:style-name="P6">25. Und dieses ist die Verheissung, die er uns verheissen hat, das ewige Leben. C.5,11. Joh.10,28.</text:p>
      <text:p text:style-name="P6">26. Dieses habe ich euch geschrieben von denen, die euch verführen.</text:p>
      <text:p text:style-name="P6">27. Und die Salbnng, welche ihr von ihm empfangen habet, bleibt in euch und ihr habet nicht vonnöthen, dass euch Jemand beehre, sondern wie euch eben diese Salbung über Alles belehret und wahr ist und keine Lüge ist, und wie sie euch belehret hat, so werdet ihr darin bleiben. Joh.14,26.16,13.</text:p>
      <text:p text:style-name="P6">28. Und nun, Kindlein! bleibet in ihm, damit, wann er geoffenbart werden wird, wir freudige Zuversicht haben und nicht zu Schanden werden vor ihm, bei seiner Zukunft. Joh. 15,14. 1.Joh.4,17.</text:p>
      <text:p text:style-name="P6">29. Wenn ihr wisset, dass er gerecht ist, so erkennet, dass Jeder, der die Gerechtigkeit thut, aus ihm geboren ist. C.3,7-10.</text:p>
      <text:h text:style-name="P10" text:outline-level="2">Cap. III.</text:h>
      <text:p text:style-name="P19">I. Glück und Hoffnung der Kinder Gottes, 1-3;</text:p>
      <text:p text:style-name="P19">II. ihre Kennzeichen: Gerechtigkeit und Bruderliebe, 4-18;</text:p>
      <text:p text:style-name="P19">III. Und deren Wirkung: Freudigkeit zu Gott. 19-24.</text:p>
      <text:p text:style-name="P19"/>
      <text:p text:style-name="P6">I. 1. Sehet, welch grosse Liebe uns der Vater geschenkt hat, dass wir sollenKinder Gottes heissen. Darum erkennet uns die Welt nicht, weil sie ihn nicht erkannt hat. Joh.1,12. Gal.4,6. Joh.17,25.</text:p>
      <text:p text:style-name="P6">2. Ihr Geliebten! Wir sind jetzt Kinder Gottes und noch ist es nicht geoffenbaret worden, was wir sein werden. Wir wissen aber, dass, wann es wird geoffenbart sein, wir ihm gleich sein werden; denn wir werden ihn sehen, wie er ist. Röm.8,i6x. Col.3,4. Phil.3,21.</text:p>
      <text:p text:style-name="P6">3. Und ein Jeder, der diese Hoffnung zu ihm hat, der reinigt sich, gleichwie Er rein ist. Heb.12,14.</text:p>
      <text:p text:style-name="P6">II. 4. Ein Jeder, der die Sünde thut, der thut auch die Uebertretung des Gesetzes, und die Sünde ist die Uebertretung des Gesetzes·C.5,17.</text:p>
      <text:p text:style-name="P6">5. Und ihr wisset, dass Er geoffenbart worden ist, damit er unsre Sünden hinwegnehme; und Sünde ist nicht in ihm. C.1,7. 1.Pet.2,24.</text:p>
      <text:p text:style-name="P6"><text:soft-page-break/>6. Ein Jeder, der in ihm bleibt, sündiget nicht. Ein Jeder, der sündigt, hat ihn nicht gesehen, noch ihn erkannt. C.2,3x.</text:p>
      <text:p text:style-name="P6">7. Ihr Kindlein! Niemand verführe euch! Wer die Gerechtigkeit thut, der ist gerecht, gleichwie Er gerecht ist. C.2,26.29. Eph.5,6.</text:p>
      <text:p text:style-name="P6">8. Wer die Sünde thut, der ist aus dem Teufel; denn der Teufel sündigt von Anfang. Dazu ist der Sohn Gottes geoffenbaret worden, dass er die Werke des Teufels zerstöre. Joh.8,44. Heb.2,14.</text:p>
      <text:p text:style-name="P6">9. Ein Jeder, der aus Gott geboren ist, thut nicht Sünde; denn sein Same bleibt in ihm und er kann nicht sündigen, weil er aus Gott geboren ist. C.5,1.18. 1.Pet.1,23.</text:p>
      <text:p text:style-name="P6">10. Daran sind die Kinder Gottes und die Kinder des Teufels offenbar. Ein Jeder, der nicht Gerechtigkeit thut, ist nicht aus Gott und wer seinen Bruder nicht liebet. C.2,29.4,8.</text:p>
      <text:p text:style-name="P6">11. Denn das ist die Botschaft, die ihr von Anfang an gehört habt, dass wir einander lieben sollen. C.2,7.8. Joh.13,34.</text:p>
      <text:p text:style-name="P6">12. Nicht wie Kain aus dem Bösen war und seinen Bruder erwürgte. Und warum erwürgte er ihn? Weil Seine Werke böse waren, die seines Bruders ab gerecht. 1.Mos.4,8.</text:p>
      <text:p text:style-name="P6">13. Verwundert euch nicht, meine Brüder! wenn euch die Welt hasset. Joh.15,18x.</text:p>
      <text:p text:style-name="P6">14. Wir wissen, dass wir aus dem Tode in das Leben hinübergegangen sind, weil wir die Brüder lieben. Wer den Bruder nicht liebet, der bleibt im Tode. C.2,10.11.</text:p>
      <text:p text:style-name="P6">15. Ein Jeder, der seinen Bruder hasset, ist ein Menschenmörder; und ihr wisset, dass jeder Menschenmörder das ewige Leben nicht in ihm bleibend hat. Matth.5,21.22. Gal.5,21.</text:p>
      <text:p text:style-name="P6">16. Daran haben wir die Liebe erkannt, dass er sein Leben für uns gelassen hat; so sollen auch wir für die Brüder das Leben lassen. Joh. 15,13.</text:p>
      <text:p text:style-name="P6">17. Wer aber die Güter der Welt hat und sieht seinen Bruder Mangel leiden und verschliesst sein Herz vor ihm, wie bleibt die Liebe Gottes in ihm? 5.Mos.15,7x. Jak.2,15.16.</text:p>
      <text:p text:style-name="P6">18. Meine Kindlein! lasset uns nicht mit Worten, noch mit der Zunge, sondern in That und Wahrheit lieben! Röm.12,9.13.</text:p>
      <text:p text:style-name="P6">III. 19. Und daran erkennen wir, dass wir aus der Wahrheit sind und werden vor ihm unsre Herzen beruhigen, Joh.18,37.</text:p>
      <text:p text:style-name="P6">20. dass, wenn unser Herz uns verdammt, Gott grösser ist als unser Herz und alle Dinge kennet. Jes.55,7-9. Joh.21,17.</text:p>
      <text:p text:style-name="P6">21. Ihr Geliebten! wenn unser Herz uns nicht verdammt, so haben wir freudige Zuversicht zu Gott; Heb.4,16.</text:p>
      <text:p text:style-name="P6">22. und was wir bitten, das empfangen wir von ihm, weil wir seine Gebote halten und thun, was vor ihm wohlgefällig ist. C.5,14,15. Marc.11,24. Joh.15,7.</text:p>
      <text:p text:style-name="P6">23. Und das ist sein Gebot, dass wir glauben an den Namen seines Sohnes Jesu Christi und einander lieben, wie er uns das Gebot gegeben hat. Joh.6,29.15,12. Eph.5,2.</text:p>
      <text:p text:style-name="P6">24. Und wer seine Gebote hält, der bleibt in ihm und Er in demselben; und daran erkennen wir, dass er in uns bleibt, aus dem Geiste, den er uns gegeben hat. C.4,13. Joh.14,23. Röm.8,9.</text:p>
      <text:p text:style-name="P6"/>
      <text:h text:style-name="P10" text:outline-level="2"><text:soft-page-break/>Cap. IV. </text:h>
      <text:p text:style-name="P6">I. Warnung vor Irrlehrern.1-6.</text:p>
      <text:p text:style-name="P6">II. Ermunterung zur Bruderliebe aus der Liebe Gottes. 7-21.</text:p>
      <text:p text:style-name="P6"/>
      <text:p text:style-name="P6">I. 1. Ihr Geliebten! glaubet nicht jedem Geiste, sondern prüfet die Geister, ob sie aus Gott seien; denn viele falsche Propheten sind in die Welt ausgegangen. 1.Thess.5,19-22. 1.Joh.2,18. 2.Pet.2,1.</text:p>
      <text:p text:style-name="P6">2. Daran erkennet ihr den Geist Gottes: Jeder Geist, der bekennt, dass Jesus Christus in das Fleisch gekommen sei, ist aus Gott; Joh.1,1-14.</text:p>
      <text:p text:style-name="P6">3. und jeder Geist, der nicht bekennt, dass Jesus Christus in das Fleisch gekommen sei, ist nicht aus Gott, und diess ist der Geist des Widerchrists, von welchem ihr gehört habt, dass er komme, und jetzt ist er schon in der Welt. C.2,18.22. 2.Thess.2,7.</text:p>
      <text:p text:style-name="P6">4. Ihr seid aus Gott, Kinblein! und habet jene überwunden; denn grösser ist der, welcher in euch ist, als der in der Welt. C.5,4. Luc.11,22.</text:p>
      <text:p text:style-name="P6">5. Jene sind aus der Welt; darum reden sie aus der Welt und die Welt höret sie. Joh.15,19.</text:p>
      <text:p text:style-name="P6">6. Wir sind aus Gott. Wer Gott erkennt, der höret uns; wer nicht aus Gott ist, der hört uns nicht. Daraus erkennen wir den Geist der Wahrheit und den Geist des Irrthums. Joh.8,47.17,14.</text:p>
      <text:p text:style-name="P6">II. 7. Ihr Geliebten! Lasst uns einander lieben, denn die Liebe ist aus Gott, und ein Jeder, der liebt, ist aus Gott geboren und kennet Gott. C.3,11.</text:p>
      <text:p text:style-name="P6">8. Wer nicht liebet, hat Gott nicht erkannt, denn Gott ist die Liebe.</text:p>
      <text:p text:style-name="P6">9. Darin ist die Liebe Gottes gegen uns geoffenbart worden, dass Gott seinen eingebornen Sohn in die Welt gesandt hat, dass wir durch ihn lebten. Joh.3,16.</text:p>
      <text:p text:style-name="P6">10. Darin besteht die Liebe nicht, dass wir Gott geliebet, sondern dass er uns geliebet und seinen Sohn gesandt hat zur Versöhnung für unsere Sünden. Röm.5,8. 2.Cor.5,19.20.</text:p>
      <text:p text:style-name="P6">11. Ihr Geliebten! Wenn uns Gott also geliebet hat, so müssen auch wir einander lieben.</text:p>
      <text:p text:style-name="P6">12. Niemand hat Gott jemals geschaut; wenn wir einander lieben, so bleibt Gott in uns und seine Liebe ist in uns vollkommen geworden. Joh.1,18.</text:p>
      <text:p text:style-name="P6">13. Daran erkennen wir, dass wir in ihm bleiben und er in uns, dass er uns von seinem Geiste gegeben hat. C.3,24.</text:p>
      <text:p text:style-name="P6">14. Und wir haben geschaut und bezeugen, dass der Vater den Sohn zum Heilande der Welt gesandt hat. Matth.3,17. Joh.3,17.</text:p>
      <text:p text:style-name="P6">15. Wer bekennet, dass Jesus der Sohn Gottes sei, in dem bleibt Gott und er in Gott. Joh.6,69.</text:p>
      <text:p text:style-name="P6">16. Und wir haben erkannt und geglaubt die Liebe, die Gott zu uns hat. Gott ist die Liebe und wer in der Liebe bleibt, der bleibt in Gott und Gott in ihm. C.4,8.12.</text:p>
      <text:p text:style-name="P6">17. Darin ist die Liebe bei uns vollkommen geworden, dass wir freudige Zuversicht haben am Tage des Gerichtes; weil, gleichwie Er ist, auch wir sind in dieser Welt. C.2,28.6.</text:p>
      <text:p text:style-name="P6"><text:soft-page-break/>18. Furcht ist nicht in der Liebe, sondern die vollkommene Liebe treibt die Furcht aus; denn die Furcht hat Pein; wer sich aber fürchtet, der ist nicht vollkommen in der Liebe. Röm.8,15.</text:p>
      <text:p text:style-name="P6">19. Lasst uns ihn lieben, denn Er hat uns zuerst geliebt.</text:p>
      <text:p text:style-name="P6">20. Wenn Jemand spricht: Ich liebe Gott! und hasset seinen Bruder, der ist ein Lügner. Denn wer seinen Bruder nicht liebt, den er siehet, wie kann er denn Gott lieben, den er nicht siehet? C.3,17.2,4.</text:p>
      <text:p text:style-name="P6">21. Und dieses Gebot haben wir von ihm, dass, wer Gott liebt, auch seinen Bruder lieben soll. C.3,23. Joh.13,34.</text:p>
      <text:p text:style-name="P6"/>
      <text:h text:style-name="P10" text:outline-level="2">Cap. V.</text:h>
      <text:p text:style-name="P6">Der Glaube als das Kennzeichen und die siegreiche Kraft der Kinder Gottes. 1-21.</text:p>
      <text:p text:style-name="P6"/>
      <text:p text:style-name="P6">1. Ein Jeder, der da glaubt, dass Jesus der Christus sei, ist aus Gott geboren; und Jeder, der den liebt, der ihn geboren hat, liebt auch den, der von ihm geboren ist. C.4,2.15. Joh.1,12,13.</text:p>
      <text:p text:style-name="P6">2. Daran erkennen wir, dass wir Kinder Gottes lieben, wenn wir Gott lieben und seine Gebote halten.</text:p>
      <text:p text:style-name="P6">3. Denn das ist die Liebe zu Gott, dass wir seine Gebote halten, und seine Gebote sind nicht schwer. 2.Joh.6. Joh.14,15. Matth.11,30.</text:p>
      <text:p text:style-name="P6">4. Denn Alles, was aus Gott geboren ist, überwindet die Welt und das ist der Sieg, der die Welt überwunden hat, unser Glaube. C.2,15x. 1.Cor.15,57.</text:p>
      <text:p text:style-name="P6">5. Wer ist’s, der die Welt überwindet, als nur der, welcher glaubt, dass Jesus der Sohn Gottes sei? Röm.8,37.</text:p>
      <text:p text:style-name="P6">6. Dieser ist es, der gekommen ist durch Wasser und Blut, Jesus Christus; nicht im Wasser allein, sondern in dem Wasser und dem Blute; und der Geist ist es, der da zeuget, denn der Geist ist die Wahrheit. Joh.19,34.35. 15,26.</text:p>
      <text:p text:style-name="P6">7. Denn Drei sind, die da zeugen im Himmel: der Vater, das Wort und der heilige Geist, und diese drei sind Eines. Matth.28,19. Joh.1,1.16,13-15.</text:p>
      <text:p text:style-name="P6">8. Und Drei sind, die da zeugen auf Erden: der Geist und das Wasser und das Blut; und diese drei gehen auf Eines. Heb.10,15. Apg.10,47. Joh.3,5. Matth.26.28.</text:p>
      <text:p text:style-name="P6">9. Wenn wir das Zeugnis der Menschen annehmen, so ist das Zeugniss Gottes grösser; denn diess ist das Zeugniss Gottes, das er gezeuget hat von seinem Sohne. Joh.8,17.18. 5,37.</text:p>
      <text:p text:style-name="P6">10. Wer an den Sohn Gottes glaubt, der hat das Zeugniss in sich; wer Gott nicht glaubt, der hat ihn zum Lügner gemacht, weil er an das Zeugniss nicht geglaubt hat, das Gott von seinem Sohne gezeuget hat. Röm.8,16. Joh.3,33.</text:p>
      <text:p text:style-name="P6">11. Und diess ist das Zeugniss, dass Gott uns ewiges Leben gegeben hat, und dieses Leben in seinem Sohne ist. Joh.1,4.</text:p>
      <text:p text:style-name="P6">12. Wer den Sohn hat, der hat das Leben; wer den Sohn Gottes nicht hat, der hat das Leben nicht. Joh.3,36.5,24.</text:p>
      <text:p text:style-name="P6">13. Dieses habe ich euch geschrieben, die ihr an den Namen des <text:soft-page-break/>Sohnes Gottes glaubet, damit ihr wisset, dass ihr das ewige Leben habet, und damit ihr an den Namen des Sohnes Gottes glaubet. Joh.20,31.</text:p>
      <text:p text:style-name="P6">14. Und das ist die freudige Zuversicht, die wir zu ihm haben, dass, so wir um etwas bitten nach seinem Willen, er uns erhöret. C.3,21.22. Joh.14,13.14.</text:p>
      <text:p text:style-name="P6">15. Und so wir wissen, dass er uns erhört, um was wir bitten, so wissen wir auch, dass wir die Bitten erlangen, die wir von ihm gebeten haben.</text:p>
      <text:p text:style-name="P6">16. Wenn Jemand seinen Bruder sündigen sieht, eine Sünde nicht zum Tode, der wird bitten, und er wird ihm das Leben geben, denen nämlich, die nicht zum Tode sündigen. Es gibt eine Sünde zum Tode; nicht für diese sage ich, dass er bitten solle. Matth.12,31.32. Heb.6,4x.</text:p>
      <text:p text:style-name="P6">17. Alle Ungerechtigkeit ist Sünde; aber es gibt eine Sünde nicht zum Tode. C.3,4.</text:p>
      <text:p text:style-name="P6">18. Wir wissen, dass ein Jeder, der aus Gott geboren ist, nicht sündigt; sondern wer aus Gott geboren worden, der bewahret sich und der Böse berührt ihn nicht. C.3,9. Joh.17,15.</text:p>
      <text:p text:style-name="P6">19. Wir wissen, dass wir aus Gott sind und die ganze Welt liegt im Argen. C.4,4.5. Gal.1,4.</text:p>
      <text:p text:style-name="P6">20. Wir wissen aber dass der Sohn Gottes gekommen ist und uns Verstand gegeben hat, dass wir den Wahrhaften erkennen; und wir sind in dem Wahrhaften, in seinem Sohne Jesu Christo. Dieser ist der wahrhaftige Gott und das ewige Leben. Joh.17,3.14,6.20,28. Off.3,7. Röm.9,5. 1.Tim.3,16. 1.Joh.1,1.2.</text:p>
      <text:p text:style-name="P6">21. Ihr Kindlein! hütet euch vor den Götzen! Amen. 1.Cor.10,14.</text:p>
      <text:p text:style-name="P6"/>
      <text:h text:style-name="P9" text:outline-level="1">Die II. Epistel St. Johannis.</text:h>
      <text:h text:style-name="P10" text:outline-level="2">Cap. I.</text:h>
      <text:p text:style-name="P6"/>
      <text:p text:style-name="P6">l. Gruss an die Kyria. 1-3.</text:p>
      <text:p text:style-name="P6">II. Freude über ihren Christenwandel. 4-6.</text:p>
      <text:p text:style-name="P6">III. Warnung vor Irrlehrern. 7-11.</text:p>
      <text:p text:style-name="P6">IV. Schluss des Briefes. 12,13.</text:p>
      <text:p text:style-name="P6"/>
      <text:p text:style-name="P6">I. 1. Der Aelteste an die auserwählte Kyria und ihre Kinder, welche ich liebe in der Wahrheit und nicht ich allein, sondern auch Alle, welche die Wahrheit erkannt haben, 3.Joh.1.</text:p>
      <text:p text:style-name="P6">2. um der Wahrheit willen, die in uns bleibt und bei uns sein wird in Ewigkeit.</text:p>
      <text:p text:style-name="P6">3. Es sei mit euch Gnade, Barmherzigkeit, Friede von Gott, dem Vater, und von dem Herrn Jesu Christo,·dem Sohne des Vaters, in Wahrheit und Liebe! 1.Tim.1,2.</text:p>
      <text:p text:style-name="P6">II. 4. Ich bin sehr erfreut worden, dass ich unter deinen Kindern gefunden habe, die in der Wahrheit wandeln, wie wir das Gebot empfangen haben vom Vater. 3.Joh.3.</text:p>
      <text:p text:style-name="P6">5. Und nun bitte ich dich, Kyria, nicht als schreibe ich dir ein <text:soft-page-break/>neues Gebot, sondern das, welches wir von Anfang an gehabt haben, dass wir einander lieben. 1.Joh.3,11.23.</text:p>
      <text:p text:style-name="P6">6. Und diess ist die Liebe, dass wir wandeln nach seinen Geboten. Diess ist das Gebot, wie ihr von Anfang an gehört habet, dass ihr darin wandeln sollet. 1.Joh.5,3. Joh.15,10.</text:p>
      <text:p text:style-name="P6">III. 7. Denn viele Verführer sind in die Welt gekommen, die nicht bekennen, dass Jesus Christus im Fleische gekommen sei. Dies ist der Verführer und der Widerchrist. 1.Joh.2,18.4,1-3.</text:p>
      <text:p text:style-name="P6">8. Sehet euch vor, dass wir nicht verlieren, was wir gearbeitet haben, sondern vollen Lohn empfangen. Off.3,11.</text:p>
      <text:p text:style-name="P6">9. Ein Jeder, der da abweicht und nicht bleibt in der Lehre Christi, der hat Gott nicht; wer da bleibet in der Lehre Christi, der hat beide, den Vater und den Sohn. 1.Joh.2,23.</text:p>
      <text:p text:style-name="P6">10. Wenn Jemand zu euch kommt und diese Lehre nicht bringt, so nehmet ihn nicht in das Haus und heisset ihn auch nicht willkommen. 2.Thess.3,14. 1.Co.16,22. Gal.1,8.9.</text:p>
      <text:p text:style-name="P6">11. Denn wer ihn willkommen heisst, der nimmt Theil an seinen bösen Werken.</text:p>
      <text:p text:style-name="P6">IV. 12. Ich häte noch viel zu schreiben, aber ich wollte es nicht durch Papier und Tinte thun; sondern ich hoffe zu euch zu kommen und mündlich mit euch zu reden, damit unsere Freude vollkommen sei. 3.Joh.13,14. 1.Joh.1,4.</text:p>
      <text:p text:style-name="P6">13. Es grüssen dich die Kinder deiner Schwester, der Auserwählten. Amen.</text:p>
      <text:p text:style-name="P6"/>
      <text:h text:style-name="P9" text:outline-level="1">Die III. Epistel St. Johannis.</text:h>
      <text:p text:style-name="P6"/>
      <text:p text:style-name="P6">I. Gruss an Gajus. 1,2.</text:p>
      <text:p text:style-name="P6">II. Freude über seinen christlichen Wandel und seine Wohlthätigkeit. 3-8.</text:p>
      <text:p text:style-name="P6">III. Klage über Diotrephes und Lob des Demetrius. 9-12.</text:p>
      <text:p text:style-name="P6">IV. Schluss des Briefes. 13-15.</text:p>
      <text:h text:style-name="P10" text:outline-level="2">Cap. I.</text:h>
      <text:p text:style-name="P6"/>
      <text:p text:style-name="P6">I. 1. Der Aelteste an Gajus, den Geliebten, welchen ich liebe in der Wahrheit. 2.Joh.1. Röm.16,23.</text:p>
      <text:p text:style-name="P6">2. Geliebter! Vor allen Dingen wünsche ich, dass es dir wohl gehe und du gesund seiest, wie es deiner Seele wohl geht.</text:p>
      <text:p text:style-name="P6">II. 3. Denn ich bin sehr erfreut worden, als Brüder kamen und für deine Wahrheit zeugten, wie du in der Wahrheit wandelst. 2. Joh.4.</text:p>
      <text:p text:style-name="P6">4. Ich habe keine grössere Freude, als diese, dass ich höre, wie meine Kinder in der Wahrheit wandeln.</text:p>
      <text:p text:style-name="P6">5. Geliebter! Du handelst treu in dem, was du gegen die Brüder thust und gegen die Fremdlinge.</text:p>
      <text:p text:style-name="P6">6. Sie haben für deine Liebe vor der Gemeinde gezeuget und du wirst wohl thun, wenn du sie geleitest, wie es Gottes würdig ist.</text:p>
      <text:p text:style-name="P6">7. Denn um seines Namens willen sind sie ausgezogen und haben von <text:soft-page-break/>den Heiden nichts genommen. Matth. 40,8. 1.Cor.9,12x.</text:p>
      <text:p text:style-name="P6">8. Darum sind wir schuldig, solche aufzunehmen, damit wir Mitarbeiter für die Wahrheit werden. Matth.10,40. Röm.16,2.</text:p>
      <text:p text:style-name="P6">III. 9. Ich habe der Gemeinde geschrieben; aber Diotrephes, der unter ihnen will der Erste sein, nimmt uns nicht an.</text:p>
      <text:p text:style-name="P6">10. Darum, wann ich komme, will ich ihn seiner Werke erinnern, die er thut, indem er mit bösen Worten über uns schwatzt; und damit nicht zufrieden, nimmt er nicht nur selbst die Brüder nicht auf, sondern wehrt es denen, die es thun wollen, und stösst sie aus der Gemeinde.</text:p>
      <text:p text:style-name="P6">11. Geliebter! Ahme nicht das Böse nach, sondern das Gute. Wer Gutes thut, ist aus Gott; wer aber Böses thut, hat Gott gesehen. 1.Pet.3,11.13. 1.Joh.2,29.</text:p>
      <text:p text:style-name="P6">12. Demetrius hat ein gutes Zeugnis von Jedermann und von der Wahrheit selbst, und auch wir zeugen und ihr wisset, dass unser Zeugnis wahr ist. Joh.21,24.</text:p>
      <text:p text:style-name="P6">IV. 13. Ich hätte noch viel zu schreiben, aber ich will nicht mit Tinte und Feder an dich schreiben; 2. Joh.12.</text:p>
      <text:p text:style-name="P6">14. sondern ich hoffe dich alsbald zu sehen und dann wollen wir mündlich mit einander reden.</text:p>
      <text:p text:style-name="P6">15. Friede sei mit dir! Es grüssen dich die Freunde. Grüsse die Freunde mit Namen! 1.Pet.5,14.</text:p>
      <text:p text:style-name="P6"/>
      <text:h text:style-name="P9" text:outline-level="1">Die Epistel St. Judä.</text:h>
      <text:p text:style-name="P6"/>
      <text:p text:style-name="P6">I. Gruss 1, 2</text:p>
      <text:p text:style-name="P6">II. Von den Irrlehrern und ihrer Lasterhaftigkeit. 3-19.</text:p>
      <text:p text:style-name="P6">III. Ermahnung zur Beständigkeit im Glauben. 20-23.</text:p>
      <text:p text:style-name="P6">IV. Schluss des Briefes. 24, 25.</text:p>
      <text:p text:style-name="P6"/>
      <text:h text:style-name="P10" text:outline-level="2">Cap. I.</text:h>
      <text:p text:style-name="P6"/>
      <text:p text:style-name="P6">I. 1. Judas, Knecht Jesu Christi und Bruder des Jacobus, an die Berufenen, die in Gott, dem Vater, geheiligt und Jesu Christo bewahrt sind. Jak.1,1· Matth.13,55. l.Cor.1,2. Joh.17,11.15</text:p>
      <text:p text:style-name="P6">2. Barmherzigkeit und Friede und Liebe werde euch gemehret! 2. Pet. 1,2</text:p>
      <text:p text:style-name="P6">II. 3. Geliebte! Da ich allen Fleiss anwandte, euch von dem gemeinsamen Heile zu schreiben, hielt ich es für nöthig, euch zu schreiben mit der Ermahnung, für den Glauben, der den Heiligen einmal übergeben worden, zu kämpfen. 1.Tim 6, 12.·</text:p>
      <text:p text:style-name="P6">4. Denn etliche Menschen haben sich nebeneingeschlichen, die zu solchem Gerichte lange zuvor ausgezeichnet waren; Gottlose, welche die Gnade unsers Gottes zur Ausschweifung verkehren und den alleinigen Herrscher, Gott, und unsern Herrn Jesum Christum verläugnen. 2. Pet. 2, 1-3. Gal. 2,4.5,13. Tit. 1,16.</text:p>
      <text:p text:style-name="P6">5. Ich will euch aber daran erinnern, was ihr einmal wisset, dass der Herr, nachdem er das Volk aus Aegypten errettet, das zweite <text:soft-page-break/>Mal die, welche nicht geglaubt hatten, vertilgt hat, Heb.3,16-19.</text:p>
      <text:p text:style-name="P6">6. und dass er die Engel, die ihre Würde nicht bewahrten, sondern ihre eigene Wohnung verliessen, zum Gerichte des grossen Tages, mit ewigen Banden unter der Finsterniss aufbewahrt hat. Joh. 8,44. 2.Pet. 2,4.9</text:p>
      <text:p text:style-name="P6">7. Wie Sodom und Gomorrha und die umliegenden Städte, die, gleicher Weise wie diese, Unzucht trieben und anderm Fleische nachgingen, zum Beispiel aufgestellt sind, indem sie die Strafe des ewigen Feuers leiden. 2.Pet.2,6.5 5.Mos.29,23. 1.Mos.19,5. Jes.66,24. Matth.25,41.</text:p>
      <text:p text:style-name="P6">8. Eben so jedoch auch diese, indem sie träumen, beflecken sie das Fleisch, verachten die Herrschaft und lästern die Majestäten. 2.Pet.2,10.</text:p>
      <text:p text:style-name="P6">9. Michael aber, der Erzengel, als er mit dem Teufel Streit und Wortwechsel hatte um den Leib Moses, wagte nicht, ein Urtheil der Lästerung über ihn zu fällen, sondern sagte: Der Herr beschelte dich! 2.Pet.2,11. Dan.12,1. Off.12,7.</text:p>
      <text:p text:style-name="P6">10. Diese aber lästern, was sie nicht kennen; was sie aber von Natur wie die unvernünftigen Thiere wissen, darin verderben sie sich. 2.Pet. 2,12.</text:p>
      <text:p text:style-name="P6">11. Wehe ihnen! denn auf dem Wege Kains wandelten sie, und durch die Verführung von Balaams Lohne wurden sie dahin gerissen, und durch die Widersetzlichkeit Korah’s kamen sie um. 1.Joh.3,12. 2.Pet.2,15.16. 4. Mos. 16.</text:p>
      <text:p text:style-name="P6">12. Diese sind bei euern Liebesmahlen Schandflecke, indem sie ohne Scheu mit euch prassen und sich selbst weiden; Wolken ohne Wasser, von Winden umhergetrieben; Bäume im Spätherbst, unfruchtbar, zweimal erstorben, entwurzelt; 2.Pet.2,13.17. Ez.34.2. Matth.7,19.</text:p>
      <text:p text:style-name="P6">13. wilde Wellen des Meeres, die ihre eigene Schande ausschäumen; Irrsterne, denen das Dunkel der Finsternis; in Ewigkeit aufbehalten ist. Jes.57,20. 2.Pet.2,17.</text:p>
      <text:p text:style-name="P6">14. Es hat aber auch von diesen Enoch, der Siebente von Adam, geweissagt, sprechend: „Siehe, der Herr ist gekommen mit seinen vielen tausend Heiligen, 1.Mos.5,18.22. 5.Mos.33,2 Matth.25,31.</text:p>
      <text:p text:style-name="P6">15. Gericht zu halten wider Alle und zu strafen alle Gottlosen unter ihnen, um alle Werke ihrer Gottlosigkeit, die sie verübt, und um alles Harte, welches die gottlosen Sünder wider Ihn geredet haben.“ 2.Thess.1,7.8 Math.12,36.</text:p>
      <text:p text:style-name="P6">16. Diese sind Murrende, mit ihrem Schicksal Grollende, nach ihren Lüsten wandelnd; und ihr Mund redet stolze Worte, indem sie die Angesehenen bewundern, des Nutzens wegen. 2.Pet.2,18. Jak.2,1.9.</text:p>
      <text:p text:style-name="P6">17. Ihr aber, Geliebte! seid eingedenk der Worte, die von den Aposteln unsers Herrn Jesu Christi sind vorher gesagt worden,</text:p>
      <text:p text:style-name="P6">18. dass sie euch sagten, in der letzten Zeit werden Spötter sein, die nach ihren Gelüsten der Gottlosigkeiten wandeln. 2 Pet. 3,3x.</text:p>
      <text:p text:style-name="P6">19. Das sind die, welche sich selbst absöndern, Fleischlichgesinnte, die den Geist nicht haben. Spr.18,1. Röm.16,17. 1.Cor.2,14.</text:p>
      <text:p text:style-name="P6">III. 20. Ihr aber, Geliebte! erbauet euch auf euern heiligsten <text:soft-page-break/>Glauben und betet mit heiligem Geiste. Co1 2,7.</text:p>
      <text:p text:style-name="P6">21. Bewahret euch selbst in der Liebe Gottes und wartet auf die Barmherzigkeit unsers Herrn Jesu Christi zum ewigen Leben. Tit.2,13</text:p>
      <text:p text:style-name="P6">22. Und mit den Einen habet Erbarmen; indem ihr einen Unterschied machet;2.Tim.2,25</text:p>
      <text:p text:style-name="P6">23. die Andern aber rettet mir Furcht und reisset sie aus dem Feuer und hasset auch den Rock, der von dem Fleische befleckt ist. Röm.11,14. 1.Cor.3,15.</text:p>
      <text:p text:style-name="P6">IV. 24. Ihm aber, der vermag, euch vor Fehltritten zu behüten und unsträflich vor seine Herrlichkeit zu stellen, mit Frohlocken, 1. Thess.5,23. Röm.16,25x.</text:p>
      <text:p text:style-name="P6">25. dem allein weisen Gott, unserm Heiland, sei Ehre und Majestät, Macht und Gewalt, jetzt und in alle Ewigkeit! Amen. 2.Pet.3,18. 1.Tim1,17.2,3.</text:p>
      <text:h text:style-name="Heading_20_1" text:outline-level="1">Die Offenbarung St. Johannis</text:h>
      <text:h text:style-name="Heading_20_2" text:outline-level="2">Cap. l.</text:h>
      <text:p text:style-name="P1">S » oU l Vorrede s—3«« Gruss MS «5oh«an(?:fchei." i « As· .4—8. m.Du ?;1x:nJei!i1:ieI;n3eern e:jhalt-ZEIT? Austrag. 9——20.C ·sti I 1 Die Offenbarung JEIU H« wsIche«ihm Gott gegeben hat, sseHien <text:s/>s chehen o in a e. tis;g«»»s2;i:««-;i:»»s;Js»«»We <text:s/>« e « seines Engels IN» K"«ch"å3272."7. I[ be en that das Wort Gottes,</text:p>
      <text:p text:style-name="P1">2.wecher z· S <text:s/>» und das ZEUgUlss Nin Chr« und ZEIT . O . · hören Z. Selig, W DE. W« End M H-? «. <text:s/>;-jks.9Hs2«-ks;«k-H.-II;-k.s«s.s«««:-,«-;Ei;«:?«’»;«;««"7«?, H« «« II.</text:p>
      <text:p text:style-name="P1">4. IcåIZannes an die sieben Gemeinden, welche in sien sind: Gnade sei mit euch, und Friede von dem, der da ist und der da war und der da kommt, und von den sieben Geistern, die vor seinem Throne sind, Off. 4, s. Z, «. Jks. «,</text:p>
      <text:p text:style-name="P1">2.</text:p>
      <text:p text:style-name="P1">5. und von Iesu Christo, der daist dertreue Zeuge, der Erstgeborne von den Todten und der Herrscher über die Könige auf Erden: dem, der uns geliebt und uns mit seinemBlutevon unsern Sünden gewaschen, C.3,44. Jes.5.H,4. J-h.48,37. C-l.4,48. C-eh. 5,</text:p>
      <text:p text:style-name="P1">25. «,</text:p>
      <text:p text:style-name="P1">7. S. und uns zu Königen und Priestern gemacht hat·Gott, seinem Vater, ihm sei die Zerrlichkeit und die Kraft von Ewigkeit zu wigkeit! Amen. E.5,i().</text:p>
      <text:p text:style-name="P1">4.Pet.S,.-.9.</text:p>
      <text:p text:style-name="P1">7. Siehe, er kommt mit den Wolken und ihn werden alle Augen sehen , auch die, welche ihn durchstochen haben; und wehklagen werden seinetwegen alle Geschlechter der Erde. Ja, Amen! Many. 24,30. Dau.7,43. Zaci). t2, 4l)2c.</text:p>
      <text:p text:style-name="P1">8. Jch bin das A und das O, der Ansan und das Ende! spricht der Herr, der da is? und der da war und der da kommt, der Allmachtige. C. 22, ais. Jes. 4-i, i-. St. Johanuis. » 9» J Jo annes euer Bruder und j);Hiltgeuossecki)i«i derhTrübs«al» und <text:soft-page-break/>dein Reiche und der szGeduid JCiU »Ck)Ust!IF? <text:s/>Insel, die PatmoiZ hE11?k,-»Um sc C ·isti Gottes und des ZEU81"ii«s J« h! willen. -i.Pei.5,-i.</text:p>
      <text:p text:style-name="P1">2.»«-;i1n.2,l«2Oif—2«T-E ’ ei te amTa edes.perr11 <text:s/>eine s;aF;e S;c(i)1i;nie, 8T,f;ch ;?;s;IjåJ7«3??? Fåi«kL«s A ist» sc«-F, de: Erste und des IS« M T« D; F2.; das schreibe in ein Buch UU.d sen .e -» <text:s text:c="2"/>sss1g:,.:«;»Z1s:«::; in; Mc) Ephesps und nachsT 1t)ir1 und nackt YZrx«i7T«3««usnd««iik1(;)·wäc.x’hiI2l?)tZiphia und nach Laodicea. Jss.48«42. » »»</text:p>
      <text:p text:style-name="P1">12. Und ich wandte niich um, die Stimme zu sehen, welche mit mir redete, und als ich mich umwaiidte, sah ich sieben goldene Leuchter, such. 4,</text:p>
      <text:p text:style-name="P1">2.</text:p>
      <text:p text:style-name="P1">13. und in der Mitte der sieben Leuchter Einen, der gleich war einem MciischeUf0l)U»Eangethan mit einem bis auf die Füsse reicheliden Kleide uiid um die Brust mit einem goldenen Gürtel umgürtet. M S <text:s/>«. -14, 4b4. Dcm.F,»43. is</text:p>
      <text:p text:style-name="P1">5. . ein au t a er und eine aare waren weiss, wie Heisse Wolle, wie Schnee; und seine Augen wie eine Feuerflamnic,-s« Don. 7,</text:p>
      <text:p text:style-name="P1">9. OR« T-·I8; «</text:p>
      <text:p text:style-name="P1">15. und seine Füsse gleich» Erz w«ie,in»i-« Ofen gegliihet und seine Stimme wie-das Rauschen vieler Wasser, T« D »» S C.io,4.«, M;-</text:p>
      <text:p text:style-name="P1">16. Und er hatte in seines rsck)tmd;)ck11d sieben Sterne und aus seinem Munde ging ein sFarfes, zweischneidiges SchZVETt UND sein ngesi·cht war, wie wenn die Sonne en tet in i rer Kra t. ch (kx).4,20,2,fi2.«i9,-is. Hei-.4,i2.</text:p>
      <text:p text:style-name="P1">17. Und ais ich ihn fahfi2Ikchz1I seinen Füssen wie todt, und er legte seine rechte Hand aus mich und· sprach zu mir: Furchte dich nicht! Ich bin der Erste und der Letzte, C. S,</text:p>
      <text:p text:style-name="P1">8. <text:s text:c="3"/>Cap.</text:p>
      <text:p text:style-name="P1">1.</text:p>
      <text:p text:style-name="P1">2. St. Jehannis.</text:p>
      <text:p text:style-name="P1">Cap. 2 273</text:p>
      <text:p text:style-name="P1">18. und der Lebendige, und ich war todt, und stehe, ich bin lebendig von Ewigkeit zu Ewigkeit und habe die Schliissel des Todes und derHölle. -.nöm.e,9.«o. Osf.s,7.</text:p>
      <text:p text:style-name="P1">19. Schreibe, was du gesehen hast und was ist und was geschehen s oll nach5dåesfm.</text:p>
      <text:p text:style-name="P1">20. Das ist das Geheimnis; der sieben Sterne, welihe du gesehen hast an meiner Rechten, und die sie en goldenen Leuchter: Die sieben Sterne sind die Engel der sieben Gemeinden, und die sieben euchter sind sieben Gemeinden. C. D, «.</text:p>
      <text:h text:style-name="Heading_20_2" text:outline-level="2">Cap. II.</text:h>
      <text:p text:style-name="P1">I. Schreiben an die Gemeinde zu Ephcsus, 4—7; It. zu Sniyrna, 8—« ; 1li. zu Pergamus, 42—47; 1V. zu Thdatira. i8—29. I.</text:p>
      <text:p text:style-name="P1">1. Dem Engel der Gemeinde zu Ephesus schreibe: Das sagt, der die sieben Sterne in seiner Rechten hä t, der in der Mitte der sieben goldenen Lenchter wandelt: Apg. «9. Oss. «, «3—2o.</text:p>
      <text:p text:style-name="P1">2. Ich weiss deine Werke nnd deine Arbeit und deine Geduld, und <text:soft-page-break/>dass du die Bösen nicht tragen kannst, und dass du die geprüft hast die sich Apostel nennen und es nicht sind:Tind hast sie als Lügner erfunden; «.Thkss.«,3. Eph..H,««. «.Joh.4,«. Z. und dass du Geduld hast nnd hast um meines Namens willen gearbeitet und bist nicht müde eworden». ·</text:p>
      <text:p text:style-name="P1">4. Aber ich habe wider dich, dass du deine erste Liebe verlassen hast.</text:p>
      <text:p text:style-name="P1">5. Darum gedenke, wovon du abgefallen bist, und thue Busse und thue die ersten Werke! Wo aber nicht, so komme ich schnell über dich Und werde deinen Leuchter von seiner Stätte rücken, wofern du i1icht Busse thust. C «, do.</text:p>
      <text:p text:style-name="P1">6. Aber das hast du, dass du die Werke der Nicolaiten hassest, welche auch ich hasse. C.2,«5. Pf.-l39,2-l.22.</text:p>
      <text:p text:style-name="P1">2.Pet.2,22c.</text:p>
      <text:p text:style-name="P1">7. Wer ein Ohr hat, der höre, was der Geist den Geineindensagt: Weriiberwindet, dem will ich zu essen geben von dem Baume des Lebens, welcher mitten im Paradiese Gottes ist. Many. ««, «5. Qff. 2«,</text:p>
      <text:p text:style-name="P1">7. 22,</text:p>
      <text:p text:style-name="P1">2. «. M-is. 2,</text:p>
      <text:p text:style-name="P1">9. II.</text:p>
      <text:p text:style-name="P1">8. Und dem Engel der Gemeinde zu Smyrna schreibe: Das sagt der Erste und der Letzte, welcher todt war und lebendig geworden ist: C. «, «7» «8.</text:p>
      <text:p text:style-name="P1">9. Ich weiss deine Werke und deine Trübsal und deine Armuth, du bist aber reich, und die Lästerung von denen, die sich Juden « nennen und sind es nicht, sondern eine Versammlung des Satans.</text:p>
      <text:p text:style-name="P1">2. Cur. e,«o. O4ss.3,o. Joh. 8,s9. H.</text:p>
      <text:p text:style-name="P1">10. Fürchte nichts, was du leiden wirst. Siehe, der Teufel wird <text:soft-page-break/>Etliche aus euch ins Gefängniss werfen, damit ihr versucht werdet, und ihr werdet Trübsal haben zehn Tcige. Sei » etreu bis in den Tod, und ich wi dir die Krone des Lebens geben. Maiti).i0,28. «.Pet.4,«2 «.Cor.9,25. Jak.«,«2.</text:p>
      <text:p text:style-name="P1">11. Wer ein Ohr has der höre, was der Geist den Gemeinden sagt: Wer überwindet, der soll nicht geschädigt werden von dem » zweiten Tode. C.20, i3,14. llI.</text:p>
      <text:p text:style-name="P1">12. Und dem Engel derGemeinde zu Per amusjchreibe:Dassagt,derdasscharfe zweischneidige Schwert hat : C. «, is.</text:p>
      <text:p text:style-name="P1">13. Jch weiss deine Werke und wo du wohnest, da wo der Thron des Satans ist, und dass du festhältft an meinem Namen und meinen Glauben nicht verläugnet hast, auch in den Tagen, in denen Antipas, mein getr-.uer Zeuge, getödtet wurde bei euch, da wo der Satan wohnet. C. s,</text:p>
      <text:p text:style-name="P1">8.</text:p>
      <text:p text:style-name="P1">14. Aber ich habe etwas Weniges wider dich, dass du daselbst solche hast, die an der Lehre Balaams halten, welcher den Balak lehrte ein Aergerniss vor die Kinder Jsraels zu legen, Götzenopser zu essen und Unzucht zu treiben.</text:p>
      <text:p text:style-name="P1">4.Mos.3«,«e. J:-d.««. Apg.«k3,e9.</text:p>
      <text:p text:style-name="P1">15. Also hast auch du solche,die anderLehre der Nicolaiten halten, was ich hasse. C. e,6.</text:p>
      <text:p text:style-name="P1">16. Thue Busse! Wo aber nicht, so komme idii schnell über dich und werde mit ihnen Krieg führen mit dem Schwerte meines Mundes. Jks. ««,</text:p>
      <text:p text:style-name="P1">4. Dff. «g, is.</text:p>
      <text:p text:style-name="P1">17. Wer ein Ohr hat, der höre, was der Geist den Gemeinden sagt: Werüberwindet, dem will ich von dem verborgenen Manna zu essen ge en und will ihm einen weissen Stein gTJben und aus dem Stein einen neuen amen geschrieben, welchen Niemand kennet, als wer ihn empfängt. Joh. S,</text:p>
      <text:p text:style-name="P1">32. Je .62,</text:p>
      <text:p text:style-name="P1">2. lV.</text:p>
      <text:p text:style-name="P1">18. Und dem Engel der Gemeinde zu Tht)atira schreibe: Das sagt der Sohn Gottes, der Augen hat wie eine Feuerslamnie, und dessen Füsse gleich dem Erze sind: C.«,«i.-is. Apg.«6,«4.</text:p>
      <text:p text:style-name="P1">19. Ich weiss deine Werke und deine Liebe und deinen Dienst und deinen Glauben und deine Geduld, und dass deiner letzten Werke mehr sind als der ersten. Hei» S, «o.</text:p>
      <text:p text:style-name="P1">20. Aber ich habe etwas Weniges wider dich, dass du das Weib Jesabel,;die sich eine Prophetin nennt, lasse-s; meine Knechte 1 <text:s text:c="3"/>274 Cap.</text:p>
      <text:p text:style-name="P1">2.</text:p>
      <text:p text:style-name="P1">3. Die Offenbarung</text:p>
      <text:p text:style-name="P1">Cap. Z. lehren und verführen, Unzucht zu treiben und Gö eno er u e en. tz P-if.KIbzn.4xs34«</text:p>
      <text:p text:style-name="P1">2.Mos.34,45.</text:p>
      <text:p text:style-name="P1">21. Und» ich gab ihr Zeit, dass sie Busse åk;u?vontt;hrer Unzucht, und sie hat mcht u e ge an. ·</text:p>
      <text:p text:style-name="P1">22. Siehe, ich werfe sie insBettennd die mit ihr eIbrechen, in grosse Trübsal, wenn sie nicht usse thun von ihren Werken.</text:p>
      <text:p text:style-name="P1"><text:soft-page-break/>23. Und ihre Kinder will ich tödten und alle Gemeinden werden erkennen, dass 1ch der btn, der Nieren nnd Herzen ersorschet. Und ich will euch geben einem Jeden nach euern Werken.</text:p>
      <text:p text:style-name="P1">2.Kön.4o, 7—40. Ps.7, to. Manh.46,27. Off.-20,42.43.</text:p>
      <text:p text:style-name="P1">24. Euch aber sage ich , den Uebrigen zu Tht)atira, so viele diese Lehre nicht haben und welche die Tiefe des Satans, wie sie sagen, nicht erkannt haben: Jch will keine andere Last auf euch legen;</text:p>
      <text:p text:style-name="P1">25. nur haltet fest, was ihr habet, bis dass ich komme. C. Z, «.</text:p>
      <text:p text:style-name="P1">26. Und wer überwindet nnd meine Weste bis aE1s E1?’de bewahret, dem will i a t e en Ü er die eiden. ch ch g C.20,2«-. <text:s/>i.Eok.s,2.</text:p>
      <text:p text:style-name="P1">27. Und er wird sie mit eisernem Stabe weiden, wie irdene Gefässe zerschlagen werden; wie auch ich solche Macht von meinem Vater empfangen habe. C. so, is. Pf-«-, 8,</text:p>
      <text:p text:style-name="P1">9.</text:p>
      <text:p text:style-name="P1">28. Und ich will ihm den Morgenstern geben. ex-c.2«2,29. 2 Pera,-se.</text:p>
      <text:p text:style-name="P1">29. Wer ein Ohr hat, der höre, was der Geist den Gemeinden sagt! C. Z, ei.</text:p>
      <text:h text:style-name="Heading_20_2" text:outline-level="2">Cap. III.</text:h>
      <text:p text:style-name="P1">l. Schreiben an die Gemeinde zu Saldes, 4—6il. zu Phi1adelphja, 7—-IS; Hi. zu Laodicea44—2-2. I.</text:p>
      <text:p text:style-name="P1">1. Und dem Engel der Gemeinde zu Sardes schreibe: Das sagt, der die sieben Geister Gottes und die sieben Sterne hat: Ich weiss deine Werke, dass du den Namen hast, du lebest, und bist todt. C. it, «-k. is.</text:p>
      <text:p text:style-name="P1">4.Tim.5,e.</text:p>
      <text:p text:style-name="P1">2. Sei wachsam nnd stäike das Uelsrige, das sterben will; denn ich habe deine Werke nicht vollkommen vor Gott erfunden. Cz. sit,</text:p>
      <text:p text:style-name="P1">4. -is. Z. So gedenke nun, wie du empfangen und gehört hast, und bewahre es und thue Busse. Wenn du nun nichtwachcst, sowerde ich über dich kommen wie ein Dieb, und du wirst nicht merken, zu welcher Stunde ich über dich kommen werde. C. H, is. «. These 5,</text:p>
      <text:p text:style-name="P1">2. ».</text:p>
      <text:p text:style-name="P1">4. Aber du hast wenige Namen zu Sardes, welche ihre Kleider nicht befleckt haben; und diese werden mit mir wandeln in weissen Kleidern, denn sie sind es wcrth. C. 7, «. Jcs.6t, es.</text:p>
      <text:p text:style-name="P1">5. Wer überwindet, der wird mit weissen Kleidern bekleidet werden; und ich will seinen Namen nicht auslöschen aus dem Buche des Lebens und will seinen Namen bekennen vor meinem Vater und vor seinen Engeln. C 6, «. PhiI. 4,</text:p>
      <text:p text:style-name="P1">3. M»irth.10,32:c.</text:p>
      <text:p text:style-name="P1">6. Wer ein Ohr hat, der höre, was der Geist den Gemeinden sagt! Il.</text:p>
      <text:p text:style-name="P1">7. Und dem Engel der Gemeinde zu Philadelphia schreibe: Das sagt der Heilige, der Wahrhafte, welcher den Schlüssel Davids hat, der da öffnet nnd Niemand schliesst, und schliesst und Niemand öffnet. C.6,</text:p>
      <text:p text:style-name="P1">40. «, is, J.«s.—22,2e. Many. te, -i9.</text:p>
      <text:p text:style-name="P1">8. Ich weiss deine Werke. Siehe, ich habe vor dich gestellt eine <text:soft-page-break/>geösfnete Thüre, die Niemand schliessen kann; denn du hast eringe Kraft und hast mein Wort bewahrt und meinen Namen nicht verläugnet. «. Cok. re, g.</text:p>
      <text:p text:style-name="P1">9. Siehe, ich verschaffe, das; Viele aus der Versammlung des Satans, die sich Juden nennen und es nicht sind, sondern lügen, siehe, ich will machen, dass sie kommen sollen und vor deinen Füssen niederfallen und erkennen, dass ich dich geliebt habe. C.-2,9. Jcs.49,23. So, «.</text:p>
      <text:p text:style-name="P1">10. Weil du das Wort meiner Geduld bewahrt hast, so will auch ich dich bewahren aus der Stunde der Versuchung, die über den ganzen Erdkreis kommen wird, zu versuchen, die auf Erden wohnen. 2« Pet.2,</text:p>
      <text:p text:style-name="P1">9. Matt .2t,21:e.</text:p>
      <text:p text:style-name="P1">11. Siehe, ich komme bald; behalte, was du hast, auf dass Niemand deine Krone nehme. C. 2, to. 2Z. C:-1.2, is. H -</text:p>
      <text:p text:style-name="P1">12. Wer überwindet, den will ich zu einem Pfeiler im Tempel meines Gottes machen, und er wird nicht mehr hinausko1nmen; und ich will auf ihn schreiben den Namen meines Gottes nnd den Namen der Stadt meines Gottes , des neuen Jerusalems, welches ans dem Himmel von meinem Gott herabsteigt, und meinen Namen, den neuen. Jes.56,e«-. Off.2,i7. -z2,4. 2i,-2.</text:p>
      <text:p text:style-name="P1">13. Wer ein Ohr hat, der höre, was der Geist den Gemeinden sagt! IlI.</text:p>
      <text:p text:style-name="P1">14. Und dem Engel der Gemeinde zu Laodicea schreibe: Das sagt der Amen, der treue und wahrhafte Zeuge, der Anfang der Schöpfung Gottes: EoI·4,43.</text:p>
      <text:p text:style-name="P1">45. Off. c,5.</text:p>
      <text:p text:style-name="P1">2.Co:.1,2(). Col. »Sie. <text:s text:c="3"/>X</text:p>
      <text:p text:style-name="P1">Cap. Z. 4; St. Johannis. Cap.</text:p>
      <text:p text:style-name="P1">4. Z. 27?5«</text:p>
      <text:p text:style-name="P1">15. Ich weiss deine Werke, das; du weder "kalt noch warm bist. O dass du kalt oder warm wärest!</text:p>
      <text:p text:style-name="P1">16. So aber, weil du lau bist, nnd weder kalt noch warm, so werde ich dich ausspeien aus meinem Munde.</text:p>
      <text:p text:style-name="P1">17. Denn du sprichst: Ich bin reich und bin reich geworden und bedarf nichts! und weisst nicht, dass dii der Elende bist und der Erbärniliche und arm und blind und nackt. Hof. i2,</text:p>
      <text:p text:style-name="P1">9.</text:p>
      <text:p text:style-name="P1">4.Cok.4,</text:p>
      <text:p text:style-name="P1">8.</text:p>
      <text:p text:style-name="P1">18. Ich rathe dir, von mir Gold zu laufen, das im Feuer geglühet ist, damit du reich werdest; und weisse Kleider, daniit du dich bekleidest,und die Schande deiner Blös;e nicht offenbar werde ; und Augensalbe, deine Augen zu falben, damit du siehest. Si-r.8,40ic. Zach-.-l3,9. Off.J6,45.</text:p>
      <text:p text:style-name="P1">19. Alle, welche ich lieb habe, die ftrafe und zi’ichtige ich. So sei nun eifrig und thue Busse. HistZ, i7. Hei« is, s.</text:p>
      <text:p text:style-name="P1">20. Siehe, ich stehe an der Thüre und klopfe an. So Jemand meine Stimme hört und die Thüre öffnet, so werde ich zu ihm hinemgehen und das Mahl mit ihm halten nnd er mit mir. Lin. «-2, sen. J(-h. i4,23.</text:p>
      <text:p text:style-name="P1">21. Wer überwindet, dem will ich verleihen, mit ;nir auf meinem <text:soft-page-break/>Throne zii sitzen, wie auch ich überwunden habe und sitze mit meinem Vater auf seinem Tl)roåiel; « Z c . «, .</text:p>
      <text:p text:style-name="P1">22. Wer ein Ohr hat, der höre, was der Geist den Gemeinden sagt!</text:p>
      <text:p text:style-name="P1">Cap. IV. IDer Thron Gottes. 4——3. It. Die vier und zwanzig Aeltesten und die vier Thiere. 4—7. til. Ewige Anbetuiig Gottes. 8—tt. I. I. Darnach sah ich, und siehe, eine Thüre war ausgethan im Himmel, nnd die erste Stimme, die ich gehört hatte wie eine Posaune mit mir reden, die sprach: Steige hier herauf, und ich will dir zeigen, was nach diesem geschehen soll. Cz. c, c.</text:p>
      <text:p text:style-name="P1">2. Und al obald war ·ich im Geiste; niid siehe, ein T ron stand im Himmel und auf dem Throne sass Einer. C, i, so20, «. ?-. Und der darauf sass, war von Ansehen gleich dem Stein Jaspis und Sardis; uiid ein Regenbogen war rings um den Thron, von Ansehen gleich Smaragd. Cz. i,2s— 2s. ll.</text:p>
      <text:p text:style-name="P1">4. Und rings um den Thron waren vier und zwanzig Throne und aus den Thronen sah ich die vier und zwanzig Aettesten sitzen , bekleidet mit weissen Kleidern und auf ihren Häuptern hatten sie goldene Kronen. C. «, is. re,</text:p>
      <text:p text:style-name="P1">4. »</text:p>
      <text:p text:style-name="P1">5. Und von dem Throne gehen Blitz-e und Donner und Stimmen aus, und sieben· Feuerfackeln brennen vor dem Throne, welches die sieben GeisterGottes sind. C,«,4·</text:p>
      <text:p text:style-name="P1">6. Und vor dem Throne wie ein gläsernes Meer, gleich Krystall; und in der Mitte des Thrones und rings um den Thron vier Thiere, voller Augen vornen und hinten. E. »-,</text:p>
      <text:p text:style-name="P1">2. 5,</text:p>
      <text:p text:style-name="P1">6.8. Ez.i,</text:p>
      <text:p text:style-name="P1">5. is,</text:p>
      <text:p text:style-name="P1">22.</text:p>
      <text:p text:style-name="P1">7. Und das erste Thier war gleich einem Löwen und das zweite Thier gteich einem Kalbe nnd das dritte Thier hatte ein Anäesicht wie eines Menfihen und das vierte hier war gleich einem fliegenden Adler. Es. 4,10. III.</text:p>
      <text:p text:style-name="P1">8. Und von den vier Thieren hatte ein jedes sechs Flügel rings herum iind von innen voller Augen; und sie haben keine Ruhe Tag und Nachtund sprechen: Heili , heilig, heilig ist derHerr, Gott, der Allinäck?tige, der da war und der da ist nnd der da kommt! Ez.i,ii. «. Jis.6,2.3. Of-Hi.</text:p>
      <text:p text:style-name="P1">9. Und wann die Thiere werden Preis und Ehre und Dank geben dem, der auf dem Throne sitzt, der da lebt von Ewigkeit zu Ewigkeit, Ei· e. 5, -sc.</text:p>
      <text:p text:style-name="P1">10. so werden die vier und zwanzic Aeltesten niederfallen vor dem, der auf dem Throne sitzt nnd anbeten den, der da lebt von Ewigkeit zu Einigkeit und ihre Kronen niederwerfen vor dem Throne und sprechen:</text:p>
      <text:p text:style-name="P1">11. Wiirdig bist du, Herr! zu empfangen den Preis nnd die Ehre und die Macht; denn du hast alle Dinge geschaffen, und durch deinen Willen sind sie und wurden sie geschaffE11· C 5,c-2..«3. Joh.i,.-J.</text:p>
      <text:h text:style-name="Heading_20_2" text:outline-level="2"><text:soft-page-break/>Cap. V.</text:h>
      <text:p text:style-name="P1">IDas Buch mit den siel-en Siegeln. 4—5. ll. Aclgcmcine Lobpreisung des Lamms, das sie öffnen werde. s—t4. I.</text:p>
      <text:p text:style-name="P1">1. Und ich sah an der Rechten dessen, der aus dem Throne sass, ein Buch, von innen und aussen beschrieben, mit sieben Siegåln versiegen. C. 4, is.</text:p>
      <text:p text:style-name="P1">9. E: -,</text:p>
      <text:p text:style-name="P1">9. to.</text:p>
      <text:p text:style-name="P1">2. nd ich sah einen starken Engel, der verkündete mit lauter Stimme: Wer ist würdig, das Buch zu öffnen und seine Siegel zu lösen? Z. Und Niemand vermochte weder im .gimmel, noch auf Erden, noch» unter der rde, das Buch zu öffnen, noih in dasselbe zu blicken.</text:p>
      <text:p text:style-name="P1">4. Und ich weinte sehr, dass Niemand <text:s text:c="3"/>MS Sah. H. Die iQsfenbarinig Cap.</text:p>
      <text:p text:style-name="P1">6. würdig erfunden -ward, das Buch ziiöffnen, noch in dasselbe zu blicken. E-. Und einer von den Aeltesten sgricht zu mir: Weine nicht! Siehe, eks hat-it ermunden der Löwe, der aus dem Stamme Juda ist, die Wurzel Davids, das Buch zu öffnen und seine sieben Siegel zu lösen. C.4, .22,is. i.Mos. is,</text:p>
      <text:p text:style-name="P1">9. ca. Nöm.i5, cis. H.</text:p>
      <text:p text:style-name="P1">6. Und ich sah, und siehe, inderMitte des Thrones und der vier Thiere und in der Mitte der Aeltesten stand ein Lamm, als wäre es eschlaZtet, das hatte sieben Hörner und sieben ugen, we che sind die sieben Geister Gottes, die ausgesandt sind über die gan4ze Erde. C.s2,4. «, . J-h.4,29. Zach.s,9. 4,io.</text:p>
      <text:p text:style-name="P1">7. Und es kam und nahm das Buch aus der Rechten dessen, der auf dem Throne sass.</text:p>
      <text:p text:style-name="P1">8. Und als es das Buch genommen, sielen die vier Thiere und die vier und zwanzig Aeltesten vor dem Lamme nieder, und sie hatten jeder eine Harfe und goldene Schaen voll Rauchwerk, welches sind die Gebete der Heiligen. C. i, g, io. it, O. 8,3. i</text:p>
      <text:p text:style-name="P1">9. Und sie sanYn ein neues Lied: Du bist würdig, das uch zu nehmen und seine Siegel zu öffnen; denn du bist geschlachtet worden und hast uns Gott erkauft mit deinem Blute, aus allen Stämmen und Zungen und Völkern und Nationen; .i4,3,-«. Apg.20,28. C-c.i,c4. i.Pei.c,i8.i9.</text:p>
      <text:p text:style-name="P1">10. und hast uns unserm Gott zu Königen und Prie tern gemacht, die da herrschen werden auf Erden. C· «, Z. S. 2o,s. «. P-i. S,</text:p>
      <text:p text:style-name="P1">9.</text:p>
      <text:p text:style-name="P1">11. Und ich sah und hörte eine Stimme vieler Engel rings um den Thron und um die Thiere und die Aelteften; und ihre Zahl war zehntausendmal zehntausend und tausendmal tausend; Dem. 7,</text:p>
      <text:p text:style-name="P1">9. to.</text:p>
      <text:p text:style-name="P1">12. die sprachen mit lauter Stimme :·Würtig ist das Lamm, das geschlachtet ist, zu empfangen die Macht nnd Reichthum und Weit-l»« sit und Stärke und Ehre und Ruhm nnd Lo1«preisnng! C. 4, H. is. Und alles Geschöpf, das da ist im 3inmiel und auf der Erde und unter der r:c und was aus dem Meere ist, und Alles, was in ihnen ist, hörte ich sagen: Dem, der auf dem Throne sitzt und dem Lamme sei das Lob und die Ehre und der»R·uhm und die Gewalt, von <text:soft-page-break/>Ewigkeit zu Ewigkeit! C. 7, io—i2. Pia .-Z, to.</text:p>
      <text:p text:style-name="P1">14. Und die vier Thiere sprachen: Amen! Und die vier und zwanzig Aeltesten fielen nieder und beteten an den, der da lebet von Ewigkeit zu Ewigkeit. E. i9, «. Csip. VI. Eröffnung des: ersten sechs Siegel und dessen Folgen. 1« USE UT) sah, als das Lamm eines von den Sie eln öffnete, und ich örte eines von den vier«iThieren sagen wie Donner imme : st KVMM’ UND schCUE! (-;.5, i—ii. i, ou.</text:p>
      <text:p text:style-name="P1">2. Und ich sah, und fie e, ein weisses Pferd, und der darauf sass, atte ' Bogen; und es ward ihm eine roC;e gegeben, und er zog aus als ein Sieger nd d-ass er siege. C. i9, «—46.</text:p>
      <text:p text:style-name="P1">3. Und als es das Breite Siegel« öffnete, hörte ich das zweite hier sagen: Komin’ und schaue!</text:p>
      <text:p text:style-name="P1">4. Und es zog aus ein anderes Pferd, ein feuerrothes, und dem, der darauf sass, ward Macht gegeben, den Frieden von der Erde u nehmen und dass sie einander erwürgen sollten; und ihm ward ein grosses Schwert gegeben.</text:p>
      <text:p text:style-name="P1">5. Und als es das dritte Siegel öffnete, hörte ich das dritte Thier sagen: Komm’ und schaue! Und ich sah, und siehe, ein schwcårLzes Pferd , und der darauf sass, hatte eine age in seiner Hand. S. Und ich hörte eine Stimme inmitten der vier Thiere, die sprach: Ein Mass Weizen um einen Pfennig und drei Mass Gerfte um einen Pfennig; und das Oel und den Wein schädige nicht.</text:p>
      <text:p text:style-name="P1">7. Und als es das vierte Siegel öffnete, örte ich die Stimme des vierten Thieres agent Komm’ und schaue! ,</text:p>
      <text:p text:style-name="P1">8. Und ich sah, nnd siehe, einfahles Pferd, und der daraufZsass, dessen Name ist der Tod; und das odtenreich folgteihm nach, und ihnen ward Macht gegeben , über den vierten Theil der Erde, zu tödten mit dem Schwert und mit Hunger und mit Seuche und durch die wilden Thiere der Erde. Cz. «, U.</text:p>
      <text:p text:style-name="P1">9. Und als es das fünfte Siegel öffnete, sah ich unter dem Altar die Seelen derer, die erwürgt waren um des Wortes Gottes willen und um des Zeugnisses willen, welches sie hatten. C· i, o.</text:p>
      <text:p text:style-name="P1">10. Und sie riefen mit lauter Stimme und sprachen: Wie lange, oHerr, du Heiliger und du Wahrhaftiger! richtest und räche(xt du nicht unser Blut an denen, die auf rden wohnen? C.3,7. i9,2. Ps.79,-i0.</text:p>
      <text:p text:style-name="P1">11. Und es wurden ihnen einem Jeden weisse Kleider gegeben und es ward ihnen esagt, dass sie no»ch eine kleine Zeit ruhen sollten, bis auch ihre Mitkneehte und ihre <text:s text:c="3"/>Arrest C.9,6. H-:s.io,s. Luc.23,3o. Cap.</text:p>
      <text:p text:style-name="P1">6.</text:p>
      <text:p text:style-name="P1">7. St« Johanms. City.-7. W? Briide«r vollendet wären, die auch würden -getödtet werden gleich wie sie. Es, Z. Hei-.«,40.</text:p>
      <text:p text:style-name="P1">12. Und ich sah, als es das sechste Siegel öffnete, und siehe, ein grosses Erdbeben geschah, und die Sonne ward fchwarz wie ein härenerSack, und der Mond ward wie Blut. (:;.le,i8· J2s. is,s3-H. i«(z. Matti,.24,29. Joe , .</text:p>
      <text:p text:style-name="P1">13. Und die Sterne des Himmels fielen auf die Erde, wie ein Feigenbaum seine unreifen Früchte abwirft, wenn er von starkem Winde erschüttert wird.</text:p>
      <text:p text:style-name="P1">14. Und der Himmel entwich wie ein Buch, das usammengerollt wird, <text:soft-page-break/>und alle Bergeund Inseln wurden aus ihren Stellen gerückt. Jes.s4,4. ms.i02,27. Off. i6,2o.</text:p>
      <text:p text:style-name="P1">15. Und die Könige der Erde und die Grossen und die Reichen nnd die Heerfiihrer und die Gewaltigen und alle Knecisse und alle Freien verbar en sich in die Klü e und in die Felsen der Berge, Jis. i0,i9. Si.</text:p>
      <text:p text:style-name="P1">16. und fprachen zu den Bergen und den Felsen: Fallet auf uns und verberget uns vor dem Angesichte dessen, der auf dem Throne sitzt, und vor dem Zorne des Lam-</text:p>
      <text:p text:style-name="P1">17. Denn gekommen ist der grosse Tag seines Zornes, und wer mag bEe»tehhen?4 ed .4, 4 .</text:p>
      <text:h text:style-name="Heading_20_2" text:outline-level="2">Cap. VII.</text:h>
      <text:p text:style-name="P1">I. Bezeichnung der Knechte Gottes. 1—8. Il. Die Schaar der Märtyrer. 9—-12. 1l1. Ihre Seligkeit. is-—«7. I.</text:p>
      <text:p text:style-name="P1">1. Und nach diesem sah ich vier Engel, die standen an den vier Ecken der Erde und gelten die vier Winde der Erde, dass kein ind wehe über die Erde, noch Über das Meer, noch über irgend einen Zaum. am. S, Z.</text:p>
      <text:p text:style-name="P1">2. Und ich sah einen andern Engel von Aufgang der Sonneheraufsteigen, der hatte das Siegel des lebendigen Gottes; und er rief mit lauter Stimme den vier Engeln, welchen Macht egeben ward, die Erde und das Meer zu sii?ädigen, C. S,</text:p>
      <text:p text:style-name="P1">2.</text:p>
      <text:p text:style-name="P1">3. und sprach: Schädiget die Erde nicht, noch das Meer, noch die Bäume, bis wir die Knechte unsers Gottes an ihren Stirnen besiegelt haben. C. 9,</text:p>
      <text:p text:style-name="P1">4. Ez.9,4»</text:p>
      <text:p text:style-name="P1">4. Und ich hörte die Zahl der Befiegelten: Hundert und vierzig tausend Besiegelte, aus allen Stämmen der Kinder Israel. C. 4, .</text:p>
      <text:p text:style-name="P1">5. Aus dem Stamme Juda zwölftiuls«end Besiegelte; ans dem Stamme Raben zwölftausend BesieIlte; aus dem Stamme Gab zwölftansend efiegelte; I. M-s. «—-.</text:p>
      <text:p text:style-name="P1">6. aus dem Stamme Ase-: zwölftausend Besiegelte; aus dem Stamme Nephthalim Z1veölftausend Besiegelte; ans dem Stamme anasse zwölftausend Besiegelte;</text:p>
      <text:p text:style-name="P1">7. aus dem Stamme Simeon zwölstautend Besiegelte; aus dem Stamme Levi zwölstausend Besiegelte« aus dem Stamme Js«schsk zwi5iftausenv 28esiegeiie;</text:p>
      <text:p text:style-name="P1">8. aus dem Stamme Zabulon zwölftausend Besiegelte; aus dem Stamme Joseph gFblftausend Besiegelte; aus dem Stamme enjamin zwölftausend BesiegIelte. i. eos.49,</text:p>
      <text:p text:style-name="P1">22. II.</text:p>
      <text:p text:style-name="P1">9. Nach diesem sah ich, und siehe eine grosse MengF, die Niemand zählen konnte, aus allen ationen und Stänimen und Völkern und Zungen, die standen vor dem Thron und vor dem Lamme, bekleidet mit weissen Kleidern und Palmen in ihren Händen. C. 5,</text:p>
      <text:p text:style-name="P1">9. 3«,</text:p>
      <text:p text:style-name="P1">5.18.</text:p>
      <text:p text:style-name="P1">10. Und sie riefen mit lauter Stimme und sprachen: Das Heil sei unserm Gott, dem, der auf dem Throne sitzt, und dem Lamme! E. H, <text:soft-page-break/>-as. is, «.</text:p>
      <text:p text:style-name="P1">11. Und alle Engel standen rings um den Thron und um die Aeltesten und die vier T iere und fielen vor dem Throne auf ihr Angesicht und beteten Gott an, C.5,«.</text:p>
      <text:p text:style-name="P1">12. und sprachen: Amen! Lobpreisung und Ruhm und Weisheit und Danksagung und Ehre und Macht und Stärke sei unserm Gott von Ewigkeit zu Ewigkeit! Amen. . C. 4, 9:c. 5, H et. III.</text:p>
      <text:p text:style-name="P1">13. Und es hob einer von den Aeltesten an und sprach zu mir: Diese mit den weissen Kleidern Bekleideten, wer sind sie, und woher sind sie gekommen?</text:p>
      <text:p text:style-name="P1">14. Und ich sprach zuihm: Herr! du weisst es. Und er sagte zu mir: Das sind die, welche aus der grossen Trübsal kommen; und sie haben ihre Kleider gewaschen und weiss gemacht mit dem Blute des Lammes.</text:p>
      <text:p text:style-name="P1">2.Cok.4,s.i7. i.Joi,.i,7.</text:p>
      <text:p text:style-name="P1">15. Darum sind sie vor dem Throne Gottes und dienen ihm Tag und Nacht in seinem Temks)el; und der auf dem Throne sit;-t, wird il er ihnen wohnen. C.2i, Z.</text:p>
      <text:p text:style-name="P1">16. Es wird sie nicht mehr hungern, ·es wird sie auch nicht mehr dürften; es wird auch nicht auf sie fallen die Sonne, noch irgend eine Hitze. Jes.49, to. Pf.42-i, se.</text:p>
      <text:p text:style-name="P1">17. Denn das Lamm, das in der Mit-te des Thrones ist, wird sie weiden nnd sie <text:s text:c="3"/>—2;78 Cap.</text:p>
      <text:p text:style-name="P1">7.</text:p>
      <text:p text:style-name="P1">8. »Die Offenbarnng Cato.</text:p>
      <text:p text:style-name="P1">8.</text:p>
      <text:p text:style-name="P1">9. leiten zu lebendiIn WasserquelIen; und Gott wird alle hränen abwischen von ihren Augen. C.s,e.2si,e.4. Pf.-i8,2. Jes.25,8.</text:p>
      <text:h text:style-name="Heading_20_2" text:outline-level="2">Cap. VlIl.</text:h>
      <text:p text:style-name="P1">l· Eröffnung desfiebenten Siegels. Das Erscheinen von sieben Engeln mit Posaunen. i-—6· il. Die vier ersten Engel Posaunen. 7——4s« l.</text:p>
      <text:p text:style-name="P1">1. Und als es das siebente Siegel öffnete, ward eine Stille im Himmel bei einer halben Stunde. C.e, i.</text:p>
      <text:p text:style-name="P1">2. Und ich fah die sieben Engel, die vor Gott stehen; und es wurden ihnen sieben Posaunen gegeben. Luk.i,i9. Matih.2i,31.</text:p>
      <text:p text:style-name="P1">3. Und ein anderer Engel kam und stellte Ei) an den Altar, der hatte ein goldenes auchfass ; und ihm ward viel Rauchwerk gegeben, dass er es gebe zu den Gebeten aller Heiligen aus den goldenen Altar, der vor dem Throne ist. C, Z, S.</text:p>
      <text:p text:style-name="P1">4. Und der Rauch des Rauchwerks zu den Gebeten der Heiligen stieg aus, aus der Hand des Engels, vor Gott. Ps.i4i,2.</text:p>
      <text:p text:style-name="P1">5. Und der Engel nahm das Rauchfass und füllte es aus dem Feuer des Altares und warf es auf die Erde; und es entstanden St·immen und Donner und Blitze und Erdbeben. C. i-i, -i9.</text:p>
      <text:p text:style-name="P1">6. Und die sieben Engel, welche die sieben Posaunen hatten, bereiteten sich, dass sie posauneten. Il.</text:p>
      <text:p text:style-name="P1">7. Und der erste Engel posaunte, und es entstand Hagel und Feuer mit Blut vermifcht und ward auf die Erde geworfen, und der dritte Theil der Bäume verbrannte, nnd alles grüne Gras verbrannte. Z. <text:soft-page-break/>Mos. 9,—23:c.</text:p>
      <text:p text:style-name="P1">8. Und der zweite Engel posaunte, und wie ein grosser Berg, m Feuer brennend, ward in das Meer geworfen; und der dritte Theil des Meeres ward Blut, O. und es starb der dritte Theil der GescLiL)pfe im Meere, die da Leben hatten, und der dritte Theil der Schiffe ging zu Grunde.</text:p>
      <text:p text:style-name="P1">10. Und der dritte Engel posaunte, und es siel vom» Himmel ein grosser Stern, brennend wie eine Fackel, nnd er fiel auf den dritten Theil der Flüsse und auf die Wasserquellen. C.9,i. ·</text:p>
      <text:p text:style-name="P1">11. Und der Name des Sternes heisst Werinuth; und es ward der dritte Theil der Gewässer zu Wermut8j und viele der Menschen star en von den ewässern, weil sie bitter geworden waren.</text:p>
      <text:p text:style-name="P1">12. Und der vierte Engel posaunte, und es ward geschlagen der dritte Theil der Sonne und der dritte Theil des Mondes und der dritte Theil der Sterne, auf dass der dritte Theil derselben verfinstert würde, und der Tag nicht schiene feinen dritten Theil und die Nacht in gleicher Weise.</text:p>
      <text:p text:style-name="P1">13. Und ich sah und hörte einen Engel, der in der Mitte des Himm g und mit lauter Stimme rief: Weis, weh , wehe denen, die auf Erden wohnen; w en der übrigen Posaunen-Stininiender drei Engel, die noch posaunenwerden! C.9, -f2» -«, i4,</text:p>
      <text:h text:style-name="Heading_20_2" text:outline-level="2">Cap. IX.</text:h>
      <text:p text:style-name="P1">l. Das Posaunen des fünften i —i2, und il. des« sechsten Engels. l3—2l. l.</text:p>
      <text:p text:style-name="P1">1. Und der fünfte Engel posaunte, und ich sah einen Stern, der vom Himmel auf die Erde gefallen war, und ihm ward der Schlüssel zu dem Schlunde des Abgrundes gegeben. C.8, -so. Do, i.</text:p>
      <text:p text:style-name="P1">2. Und er öffnete den Schlund des Abgrundes, und es stieg ein Rauch empor aus dem Schlunde, wie Rauch eines grossen Ofens, und die Sonne und die Luft ward verfinstert von dem Rauche desSchlundes. .</text:p>
      <text:p text:style-name="P1">3. Und aus dem Rauche gingen Heuschrecken aus auf die Erde; und es ward ihnen Macht gegeben, wie die Scorpionen der Erde Macht haben.</text:p>
      <text:p text:style-name="P1">4. Und es ward ihnen gesagt, dass sie nicht das Gras der Erde schädigen sollten, noch irgend etwas Grünes, noch irgend einen Baum, sondern nur die Menfd)en, welche nicht das Siegel Gottes an ihren Stirnen haben. C.7, s :c.</text:p>
      <text:p text:style-name="P1">5. Und ihnen ward gegeben, sie nicht zu tödten, sondern zu peinigen fünf Monate lang. Und ihre Pein war wie die Pein eines Seorpions, wenn er einen Menschen gestochen hat. »</text:p>
      <text:p text:style-name="P1">6. Und in denselben Tagen werden die Menschen den Tod fuchen und werden ihn nicht finden, nnd werden begehren u sterben und der Tod wird von ihneiå f(sie«h3en.</text:p>
      <text:p text:style-name="P1">7. Und die Gestalten der Heufchrecken waren gleich Pferden, die zum Streite gerüstet find, und auf ihren Köpfen wie Kronen gleich Gold und ihre Angesichter wie Angesichter von Menschen. Jp·ie, i. is.</text:p>
      <text:p text:style-name="P1">8. Und sie hattenHaare wie Weiberhaare, und ihre Fahne waren wie der -Löwen. I. Und te hattenPanzer wie eiserne Pan <text:s text:c="2"/>» Cap.</text:p>
      <text:p text:style-name="P1"><text:soft-page-break/>9. St. Johannis. Cato.</text:p>
      <text:p text:style-name="P1">10. 279 zer, und das Getön ihrer Flügel war wie das Getön vieler Wagen mit Rossen, welche zum Streite laufen.</text:p>
      <text:p text:style-name="P1">10. Und sie haben Schwanze wie Storpionen, und an ihren Schwänzen waren Stacheln, und ihre Macht war, die Menschen zu schädigen fünf Monate lang.</text:p>
      <text:p text:style-name="P1">11. Und sie haben über sieh zum Könige den Engel des Abgrundes, sein Name ist auf Hebräifch Abaddon, und im Griechischen hat er den Namen Apollt)on (Verderber). Ei-H,</text:p>
      <text:p text:style-name="P1">2. Hi-I-28,22.</text:p>
      <text:p text:style-name="P1">12. Das eine Wehe ist vorüber, siehe, es kommen noch zwei Wehe nach dieE;elF.«3 II.</text:p>
      <text:p text:style-name="P1">13. Und der sechste Engel posaunete, nnd ich hörte eine Stimme aus den vier Hörnern des goldenen Altares, der vor Gott steht,</text:p>
      <text:p text:style-name="P1">14. die sprach zu dem sechsten Engel, der die Posaune hatte: Löse die vier Engel, die gebunden find an dem grossen Strom Euphrat! C.7,4. is,1-Z.</text:p>
      <text:p text:style-name="P1">15. Und es wurden gelöst die vier Engel, welche geriistet waren auf Stunde undTag und Monat und Jahr, dass sie den dritten Ast der Menschen tödteten. C.8,7-i2.</text:p>
      <text:p text:style-name="P1">16. Und die Zahl des Reiterheeres war zweimal zehntausendmal zehntausend, und ich hörte ihre Zahl. C. 5,c1.</text:p>
      <text:p text:style-name="P1">17. Und also sah ich die Pferde in dem Gesichte, nnd die darauf sas3en,«die hatten feurige und dunkelblaue und schweflichte Panzer, und die Köpfe der Pferde wie Löwenköpfe« und aus ihrem Munde geht Feuer und Rauch und Schwefel.</text:p>
      <text:p text:style-name="P1">18. Von diesen drei Plagen wurde der dritte Theil der Menschen getödtet, von dem Feuer nnd dem Rauchund dem Schwefel, die aus ihrem Munde gingen.</text:p>
      <text:p text:style-name="P1">19. Denn die Macht der Pferde ist in ihrem E)Jiunde und in ihren Schwänzen, denn ihre Schwanze find gleich Schlangen und l)abenKöpfe und mit diesen schädigen sie.</text:p>
      <text:p text:style-name="P1">20. Aber die Uebrigen der Menschen, die nicht getödtet wurden durch diese Pia en, thaten nicht Busse von den Werken ihrer Hände, dass sie nicht mehr anbeteten die Teufel und die Götzen von Gold und Silber und Er; und Stein und Holtz, die weder sehen, noch hören, noch wande»n können; C.c6,9.«.</text:p>
      <text:p text:style-name="P1">4.Eok.4-««,20. P1.«5,4:c.</text:p>
      <text:p text:style-name="P1">21. und thaten auch nicht Busse von ihren Mordthaten, noch von ihren Zaubereien, noch von ihrer Unzucht, noch von ihren Diebstählen.</text:p>
      <text:h text:style-name="Heading_20_2" text:outline-level="2">Cap. X.</text:h>
      <text:p text:style-name="P1">I. Ankündigung der unaushaltsamen Gerichte Gottes. 4—7. l1. Johannes muss ein Büchleiu verschlingen. Z-—-«. l.</text:p>
      <text:p text:style-name="P1">1. Und ich sah einen andern starken Engel aus dem Himmel herabsteigen, bekleidet mit einer Wolke, und ein Regenbogen auf seinem Haupte und fein Angesicht wie die Sonne und seine Füsse wie Feuersäulen. — C.c8, «. «, «.-. is.</text:p>
      <text:p text:style-name="P1">2. Und er hielt in seiner Hand ein offenes Büchlein, und er setzte seinen reci ten Fuss auf das Meer, den linken aber auf die <text:soft-page-break/>Erde. C. 5, «. Z. Und er rief mit lauter Stimme, wie ein Löwe brüllt, und als er gerufen, redeten die sieben Donner ihre Stimmen. Am.3,</text:p>
      <text:p text:style-name="P1">8. Ps.—29.</text:p>
      <text:p text:style-name="P1">4. Und als die sieben Donner geredet hatten, wollte ich schreiben; und ich hörte eine Stimme aus dem Himmel, die zu mir sprach: Versiegle, was die sieben Donner geredet haben, und schreibe dieses nicht. E. -«, -«. -i9. D«m.12,4.9.</text:p>
      <text:p text:style-name="P1">5. Und der Engel, den ich ans dem Meer und auf der Erde stehen sah, erhob seine rechte Hand zum Himmel,</text:p>
      <text:p text:style-name="P1">6. und schwur bei dem, der da lebet Von Ewigkeit zu Ewigkeit, der gefchasfen hat den Himmel und was darin ist, und die Erde nnd was darauf ist, und das Meer und was darinist, dass keine Zeit mehr sein soll; Dem. -t«2,</text:p>
      <text:p text:style-name="P1">7.</text:p>
      <text:p text:style-name="P1">7. sondern in den Tagen der Stimme des siebenten Engels, wann er posaunen wird, so ist das Geheimnis; Gottes vollbracht, wie er seinen Knechten, den Propheten, verk·üudigte. C8, I. «, is. i. C-Je. is,</text:p>
      <text:p text:style-name="P1">52. II.</text:p>
      <text:p text:style-name="P1">8. Und die Stimme, die ich aus dem Himmel gehört hatte, redete abermal mit mir nnd sprach: Gehe hin, nimm das offene Büchlein in der Hand des Engels, der auf dem Meer und auf der Erde steht.</text:p>
      <text:p text:style-name="P1">9. Und ich ging zu dem Engel und sprach u ihm: Gib mir das Büchlein! Und er spricht zu mir: i-.)«ti1un1 und verschlinge es; und es wird deinen Bauch verbittern, aber in deinem Munde wird es süss sein wie Honig. Cz. s, i-3.</text:p>
      <text:p text:style-name="P1">10. Und ich nahm das Büchlein aus der Hand des Engels und verschlang es; und es war in meinem Munde wie Honig so süss, und als ich es verschlungen hatte, ward mein Bauch oerbittert.</text:p>
      <text:p text:style-name="P1">11. Und er spricht zu mir: Du sollst abermal weissagen über viele Völker und Nationen und Zungen und Könige. <text:s text:c="3"/>280</text:p>
      <text:p text:style-name="P1">Cap. 1t. Die Ossenbarung Cap.</text:p>
      <text:p text:style-name="P1">11.</text:p>
      <text:p text:style-name="P1">12.</text:p>
      <text:h text:style-name="Heading_20_2" text:outline-level="2">Cap. XI.</text:h>
      <text:p text:style-name="P1">l. Auftrag an Johannes, den Tempel zu messen, 1,2. ll. Die beiden Zeugen Gottes und ihre SchickI«ale. 3—s4. lllDas Posaunen des siebenten Engels. t5—t9. I.</text:p>
      <text:p text:style-name="P1">1. Und mir ward ein Rohr gegeben, gleich einem Stabe; nnd der Engel stand und sprach: Mache dich auf und miss den Tempel Gottes und den Altar, und die darin anbi-ten; C.2i,43. 3ach.2,t:c. Ez.43,43.</text:p>
      <text:p text:style-name="P1">2. nnd den Hof, der ausserhalb des Tempels ist, lass weg und miss ihn nicht; denn er ist den Heiden gegeben, und sie werden die heilige Stadt zertrcten zwei und vierzig Monate lang. L2«—.2i,24. Oss.i3,5. Dan.8·-ists. 1l.</text:p>
      <text:p text:style-name="P1">3. Und ich will meinen zwei Zeugen geben, dass fee weissagen werden tausend zweihundert sechzig Tage lang, angethan mit Säcken. C. se, is. it. J«-«! -«, ».</text:p>
      <text:p text:style-name="P1"><text:soft-page-break/>4. Diese sind die zwei Oelbäume und die zwei Leuchter, die da vor dem Herrn der Erde stehen. 3c2ch.4,</text:p>
      <text:p text:style-name="P1">3.«—44.</text:p>
      <text:p text:style-name="P1">5. Und wenn Jemand sie schädigen will, so geht Feuer aus ihrem Munde und verehrt ihre Feinde; und wenn Jemand sie schädigen will, so muss er also getödtet werden.</text:p>
      <text:p text:style-name="P1">2.Kisn.4,40.12. Jek. Z,</text:p>
      <text:p text:style-name="P1">44.</text:p>
      <text:p text:style-name="P1">6. Diese haben Macht, den Himmel zu verschliessen, dass kein Regen falle in den Tagen ihrer Weissagung; und sie haben Macht über die Gewässer, sie in Blut zu verwandeln und die Erde zu schlagen mit allerlei Plage, so oft sie wollen. «, Ko-i.47, «.</text:p>
      <text:p text:style-name="P1">2. Mos. 7, is.</text:p>
      <text:p text:style-name="P1">7. Und wann sie ihr Zeugnis; werden vollbracht haben, so wird das Thier, das aus dem Abgrund heraufsteigt, mit ihnen Krieg führen und wird sie iiberwinden und sie tödten. C. is, i—8. t7,8. Dau.7« ei.</text:p>
      <text:p text:style-name="P1">8. Und ihre LeichUame werden auf der Gasse der grossen Stadt liegen, welche geistlich Sodoma und Aegypten heisst, wo auch unser Herr ist gekreuzigt worden. C.4e,s1g. Ps.79,2.</text:p>
      <text:p text:style-name="P1">4.Co:.2,8.</text:p>
      <text:p text:style-name="P1">9. Und sie werden aus den Völkern und Stämmen und Zungen und Nationen ihre Leichname dreiTaZe und einen halben sehen, Und werden ihre eichname nicht lassen in ein Grab legen. Den. 7,25.</text:p>
      <text:p text:style-name="P1">10. Und die auf Erden wohnen, werden sich über sie freuen und frohlocken, und werden einander Geschenke schicken; denn diese zwei Propheten peinigten die, so auf Erden wohnen. Estb.9,</text:p>
      <text:p text:style-name="P1">19.</text:p>
      <text:p text:style-name="P1">11. Und nach den drei Tagen und einem halben kam der Geist des Le ens ans Gott in sie und sie traten auf ihre Füsse und We grosse Furcht übersiel die, welche sie auten.</text:p>
      <text:p text:style-name="P1">12. Und sie hörten eine laute Stimme vom Himmel, die uihnen sprach: Steiget hier herauf! Und sie sti in den Himmel hinauf in der Wolke <text:s/>schauten sie ihre Feinde. -</text:p>
      <text:p text:style-name="P1">13. Und äu derselben Stunde entstand ein rosses rdbeben, und der zehnte Theil der Stadt fiel; und es wurden in dem Erdbeben sieben tausend Menschet1 getödtet, und die Uebrigen wurden voll Furcht und gaben Ehre dem Gott des Himmels. C.46,48.</text:p>
      <text:p text:style-name="P1">14. Das weite Wehe ist vorüber; siehe, das dritte Tische kommt schnell. C» 9, H« lII.</text:p>
      <text:p text:style-name="P1">15. Und der siebente Engel posaunete; und es erschollen laute Stimmen im Himmel, die s pracl)en: Die Reiche der Welt sind unseres Herrn geworden und seines Gesalbeten, und er wird regieren von Ewigkeit zu Ewigkeit. C.i0,7.42,io. Dan.2,44.7,27.</text:p>
      <text:p text:style-name="P1">16. Und die vier und zwanzig Aeltesten, die vor Gott sassen aus ihren Thronen, fielen auf ihr Angesicht und beteten Gott an und sprachen: C. it, -k. to. I7. Wirdanken dir, Herr, Gott, Allmächtiger, der da ist und der da war und der da kommt, dass du deine grosse Macht ergriffen hastund regierest! E.-«,8. 49,4.6.</text:p>
      <text:p text:style-name="P1">18. Und die Völker sind zornig geworden, und dein Zorn ist gekommen und die Zeit der Todten, dass sie gerichtet werden und dass du den Lohn gebest deinen Kncchten, den Propheten und den <text:soft-page-break/>Heiligen und denen, die deinen Namen fürchten, den Kleinen und den Grossen, und dass du verderbest die, so die Erde verderben. C.e,47.2o,i22H4,7. D:»«.7,9:c.</text:p>
      <text:p text:style-name="P1">19. Und es ward der Tempel Gottes im Himmel geöffnet, und die Lade des Bundes ward · esehen in seinem Tempel. Und es ges chahen Blitze und Stimmen und Donner und Erdbeben nnd grosser Hagel. C.t5,5.8. Heo.9,4. O».46,18.21.</text:p>
      <text:h text:style-name="Heading_20_2" text:outline-level="2">Cap. XII.</text:h>
      <text:p text:style-name="P1">l. Das gebc3kende Weib und der Drache! 4—6. ll. Sturz des Drachen auf die Erde. 7-——i2Hi« V2kf«,1guk1g des Weibes durch den Drachen. 43—48. I.</text:p>
      <text:p text:style-name="P1">1. Und ein grosses Zeichen erschien im Himmel, ein Weib bekleidet mit der Sonne <text:s text:c="3"/>Cap.</text:p>
      <text:p text:style-name="P1">12. St. Joh und der Mond unter Arten Füssen und auf ihrem Haupte eine one von zwölf Sternen.</text:p>
      <text:p text:style-name="P1">2. Und sie war schwanger und schrie in Wehen und Schmerzen der Geburt. Z. Und es erfchien ein anderes Zeichen im Himmel, und fiele, ein grosser feuerrother Drache, der X:tte sieben Köpfe und Fu Hörner und auf seinen Köpfen sieben onen; C.43«-12c. C. », 92c. D«-i.7,7.</text:p>
      <text:p text:style-name="P1">4. und sein Schwanz ogden dritten Theil der Sterne des Himmels nach sich uiidivarf sie auf die Erde. Und der Drache stand vor dem Weibe, das gebären sollte, auf dass, wenn sie geboren hätte, er ihr Kind verschlii;-ge.</text:p>
      <text:p text:style-name="P1">5. nd sie gebar einen Sohn, der alle Heiden weiden sollte mit eisernem Stabe, und es ward ihr Kind entrückt zu Gott und zu.seinem Throne. C. 2,</text:p>
      <text:p text:style-name="P1">27. «1is.2,</text:p>
      <text:p text:style-name="P1">8.</text:p>
      <text:p text:style-name="P1">9.</text:p>
      <text:p text:style-name="P1">6. Und das Weib floh in die Wüste, wo sie einen Ort hat, von Gott bereitet, dass man sie daselbst ernähre tausend zweihundert und sechzig Tage. C, «,3. lI.</text:p>
      <text:p text:style-name="P1">7. Und es ward ein Streit im Himmel: Michael und seine Engel stritten mit dem Drachen und der Drache stritt und seine Engel. Da« 40,13.2i. te,-i. Jud.9..</text:p>
      <text:p text:style-name="P1">8. Und sie gewannen die Oberhand nicht, und ihre Stätte ward nicht mehr gefunden im Himmel.</text:p>
      <text:p text:style-name="P1">9. Und es ward geworfen der grosse Drache, die alte Schla.iige, genannt der Teufel und der Satan, der den ganzen Ertkreis veriihret, geworfen ward er auf die Erde und feine Engel wurden mit ihm geworfen. C-.20,2. Lue.4O,-l8. Joh.-t2,3t.</text:p>
      <text:p text:style-name="P1">2.Cor.H,3.</text:p>
      <text:p text:style-name="P1">10. Und ich hörte eine laute Stimme im Himmel sprechen: Nun ist das Heil und die Kraft und das Reich unserm Gott und die MachtseinelnGesal·dten geworden; denn herabgeworfei1 ward der Anklä· er unserer Brüder, der sie verklagt vor uncserm Gotte Tag und Nacht. C.«.i5. 8ach.3,s1:c. Hiob I, S it. aim«i·s. Cap.</text:p>
      <text:p text:style-name="P1">12. is. 281 lll.</text:p>
      <text:p text:style-name="P1">13. Und als der Drache sah, dass er auf die Erde geworfen war, <text:soft-page-break/>verfolgte er Fast Weib, welches den Knaben geboren a e.</text:p>
      <text:p text:style-name="P1">14. Und es wurden dem Weibe zwei Flügel des rossen Adlers gegeben , dass ste in die Wüsie fliege, an ihren Ort, woselbst sie ernährt wird eine Zeit und zwei Zeiten und eine halbe Zeit, fern von dein ngesichte der Schlange. D-in. 42,7.</text:p>
      <text:p text:style-name="P1">15. Und die Schlange schos; aus ihrem Munde nach dein Weibe Was er, wie einen Strom, damit sie von dem Strome fortgerissen werde.</text:p>
      <text:p text:style-name="P1">16. Und die Erde half dem Weibe und die Erde that ihren Mund auf nnd verschlang den Strom, w-:lchen der Drache aus seinem Munde geschossen hatte.</text:p>
      <text:p text:style-name="P1">17. Und der Drache ergrimmte über das Weib und ging hin , Krieg zu führen mit den Uebrigen ihres Samens, welche die Gebote Gottes halten und das Zeugnis; Jesu Christi haben. C.44,12.6,9.</text:p>
      <text:p text:style-name="P1">18. Und ich stellte mich auf den Sand des Meeres.</text:p>
      <text:h text:style-name="Heading_20_2" text:outline-level="2">Cap. Xlll.</text:h>
      <text:p text:style-name="P1">I. Das Thier mit den sieben Köpfen und zehn Hörnern. 4—40. il. Das Thier mit den zwei Hörnern. «—48. I.</text:p>
      <text:p text:style-name="P1">1. Und ich sah aus dem Meere ein Thier aussteigen, das hatte sieben Köpfe und ehn Hörner und auf seinen Hörnern zehn Ironen und auf seinen Köpfen Namen der Lästerung. C.«,7. i-2,3.</text:p>
      <text:p text:style-name="P1">2. Und das Thier, das ich sah, war gleich einem Parder, uiid seine Füsse waren wie eines Bären und sein Rachen wie ein Löwen· rachen; und der Drache gab ihm seine Kraft und seinen Thron und grosse Macht. Dan.7,4—6. Off.42,3.9. Z. Und ich sah einen seiner Köpfe wie auf den Tod verwundet und seine Todeswiinde ; ward geheilt. Und die ganze Erde folgte verwundert dem Thiere nach.</text:p>
      <text:p text:style-name="P1">11. Und sie haben ihn überwunden dUrch das Blut des Lanimes und durch das Wort ihres Zeuguifses und haben ihr Leben nicht geliebet bis zum Tode. C.7,44.2,10. N-3m.8,33.3i.</text:p>
      <text:p text:style-name="P1">37. J«-h.42,2s.</text:p>
      <text:p text:style-name="P1">12. Darum seid fröhlich, ihr Himmel und die ihr darin wohnetl Wehe der Erde und</text:p>
      <text:p text:style-name="P1">4. Und sie beteten den Drachen an, welZ eher dem Thiere die Macht gegeben, und steten das Thier an und sprachen: Wer dem Thiere gleich? und wer vermag mit » m zu streiten ’. s</text:p>
      <text:p text:style-name="P1">5. Und es ward ihm ein Mund gegeben, : der grosse Dinge und Lästerungen redete; C-·Ei5«-· dem Meere! denn der Teufel ist zu euch i und es ward ihm MA»chk9JFgeVeUKrieg zU hinabgestiegen und hat einen grossen Zorn, <text:s/>führen zwei und vierzig onate. da er weiss, dass er nur wenige Frist hat. l . D«"«7-S· «Oss«-»TJes. 49, is. i. Pet. 5, Z.</text:p>
      <text:p text:style-name="P1">6. Und es that seinen Mund auf zur Laste <text:s text:c="2"/>282 Cap.</text:p>
      <text:p text:style-name="P1">13. Die» Offenbarung Cap.</text:p>
      <text:p text:style-name="P1">14. rang gegen Gott, zu lästern seinen Namen und seine Hütte und die tm Himmel wohneu. D .7, es.</text:p>
      <text:p text:style-name="P1">7. Und««ies ward ihm gegeben, Krieg zu führen mit den Heiligen und sie zu überwinden; und es ward ihm ålliacht gegeben über· alle Geschlechter und Zungen und Nationen. C, «,</text:p>
      <text:p text:style-name="P1">7. D-m.7, at te. »</text:p>
      <text:p text:style-name="P1">8. Und es werden es anbeten Alle, die auf Erden wohnenL,3 deren <text:soft-page-break/>Ngmen nicht eschrieben sind im uche des ebens des Zammes, das geschlachtet ist, von der Grundlegung der Welt an. C. s7, 8, Z,</text:p>
      <text:p text:style-name="P1">5.</text:p>
      <text:p text:style-name="P1">9. HatJemand ein Ohr, der höre! E, 2,7.</text:p>
      <text:p text:style-name="P1">10. So Jemand in Gefangenschaft wegsüh)rt, so åvird er in Gefangenschaft hingeü rto emand mit dem Schwerte tödtet, so muss er mit dem Schwerte getödtet werden. Hier ist die Geduld Und der Glaube der Heiligen. Matn,.2e,52, i.M-s.9,6, Off.-i4,«2. H·</text:p>
      <text:p text:style-name="P1">11. Und ich sah ein anderes Thier aus der Erde aufsteigen, und es hatte zwei Hörner gleich einem Lamme, und redete wie ein Drache.</text:p>
      <text:p text:style-name="P1">1.M»s.3.4.4.5.</text:p>
      <text:p text:style-name="P1">12. Und alle Macht des ersten Thieres übt es aus vor demselben und macht, dass die Erde und die darauf wohnen, das el«sse Thier anbeten, dessen Todeswunde gehei t ward. C. «-· Yo. ·</text:p>
      <text:p text:style-name="P1">13. Und es thut grosse Zelchen, das; es selbst Feuer vom Himmel auf die Erde vor den Menschen herabfallen macht. Mai-H. 24, «.2i. F. Thkss. 2, g.</text:p>
      <text:p text:style-name="P1">14. Und es verführt, die auf Erden wohnen um der Zeichen willen, die ihm gegeben find« vor dem Thiere zu thun, und es sagt denen, die auf»Erden wohnen, ein Egid zu machen dem -ehiere, welches die unde vom Schwerte hat nnd lebend geblieben ist.</text:p>
      <text:p text:style-name="P1">15. Und es ward ihm verliehen, dem Bilde des Thieres einen Geist zu geben, auf dass das Bild des Thieres auch redete, und machte, dass Alle getödtet würden, die das Bild des Thieres nicht anbeteten.</text:p>
      <text:p text:style-name="P1">16. Und es macht, dass Allen, den Kleinen und den Grossen und den Reichen und den Armen und den Freien und den Knechten, ein Malzeichen gegeben wird auf ihre rechte Hand oder auf i )re Stirne, C. i4, 9—».</text:p>
      <text:p text:style-name="P1">17. und dass Niemand kaufen oder verkaufen kann, als nur der, so das Malzeichen hat, ;e3eå)tam;n des Thieres oder die Zahl eine amen . C, is,</text:p>
      <text:p text:style-name="P1">2. IS. Hier ist die Weisheit! Wer Verstand hat, der rechne die Zahl des Thieres, denn es ist eines Menfchen Zahl, und seine Zahl cst sechshundert sechs und sechszig. C,47,9. !i C-ap. XIV. l. Das Lamm und seine Verehrer. 4—5. il. Die drei warnenden Engel. S—t2. llI. Seligkeit verstorbener Christen. is. IV. Die Ernte, t4——«16; nnd V. die Weinlese -I7—20. I.</text:p>
      <text:p text:style-name="P1">1. Und ichsah,und siehe,das Lamm stand auf dem Berge Zion und mit ihm hundert und vier nnd vierzi end, die hatten seinen Namen undd Nat: nseines Vaters aufihrenStirnen ge rieb n. (;.:3,e;c.7,3 -«·</text:p>
      <text:p text:style-name="P1">2. Undiehhö1·te eine Stimme vomHi1nmel wie das Rauschen vieler Wasser und wie die Stimme eines grossen Donners; und die Stimme, die ich hörte, war wie die Stimme von Harfenfpielern, die auf ihren Harfen spielen. C. «,</text:p>
      <text:p text:style-name="P1">45. Z,</text:p>
      <text:p text:style-name="P1">8.</text:p>
      <text:p text:style-name="P1">3. Und sie sangen wie ein neues Lied vor dem Throne und vor den vier Thieren und den Aeltesten, und Niemand konnte das Lied lernen als nur die hundert und vier und vierzig tausend, die erkanft sind von der Erde. C. 5,</text:p>
      <text:p text:style-name="P1">9.</text:p>
      <text:p text:style-name="P1"><text:soft-page-break/>4. Diese sind es, die sieh mit Weibern nicht befleckt haben, denn sie sind jungfräulich rein. Diese sind es, die dem Lamme nachfolgen, wohin es gebet. Diese sind erlauft worden aus den Menschen zu Erstlingen Gott und dem Lamme; C. Z,</text:p>
      <text:p text:style-name="P1">4. I. Co:. H,</text:p>
      <text:p text:style-name="P1">2.</text:p>
      <text:p text:style-name="P1">5. nnd in ihrem Munde ist kein Betrug erfunden worden; denn sie sind unsträflieh vor dem Throne Gottes. Eph. 5,</text:p>
      <text:p text:style-name="P1">27. Sei-h. Z, is. II.</text:p>
      <text:p text:style-name="P1">6. Und ich fah einen andern Engel durch die Tl)iitte des Himmels fliegen, der« hatte ein ewiges Evangelium, es zu verkündigen denen, die auf Erden wohnen, und allen Nationen und Stiimrnen und Zungen und Völkern. ine.2:kh. 2-»,</text:p>
      <text:p text:style-name="P1">44.</text:p>
      <text:p text:style-name="P1">7. Der sprach mit lauter Stimme: Fiirchtet Gott nnd gebet ihm Ehre! denn die Stunde seines Gerichtes ist gekommen; und betet den an, der den Himmel nnd die Erde und das Meer und die Wasserquellen gemachet hat. C. 45,</text:p>
      <text:p text:style-name="P1">4. Av21.t4,-15. Pf. ists, is. 8· Und ein anderer Engel folgte ihm, der sprach: Gefallen, gefallen ist Babylon, die grosse Stadt, denn mit dem Zomwein ihrer Unzncht hat sie alle Heiden getränkt. C. », -z. H.</text:p>
      <text:p text:style-name="P1">5. te, «z. Z.</text:p>
      <text:p text:style-name="P1">9. Und ein dritter Engel folgte ihnen, der sprach mit lauter Stimme: Wenn Jemand das Thier und sein Bild anbetet und das Malzeichen auf seine Stirne oder auf seine Hand nimmt, C. is, 45—17.</text:p>
      <text:p text:style-name="P1">10. so wird auch er trinken vondem Zornweine Gottes, der unvermischt eingeschenkt <text:s text:c="3"/>Cap.</text:p>
      <text:p text:style-name="P1">14. St. Johannis. Cap.«15.</text:p>
      <text:p text:style-name="P1">16. 283 ist in den Becher seines Grimmes, und er wird gepeinigt werden mit Feuer und Schwefel vor den heiligen Engeln nnd vor dem Lamme. C.is.i9.i9,20. Ps.75,9. Ma:c.9,44.</text:p>
      <text:p text:style-name="P1">11. Und der Rauch ihrer Pein steigt auf von Ewigkeit zu Einigkeit; und keine Ruhe haben Tag und Nacht, d·ie das Thier und sein Bild anbetenulio wer das Malzeichen eines Namens annimmt. C.i9,3. Jes.34,9.i0. Mc-tth.25,4s.</text:p>
      <text:p text:style-name="P1">12. Hier ist die Geduld der Heiligen, welche die Gebote Gottes halten und den Glauben an Jesuni. C.i3, i0.22,44. I1l.</text:p>
      <text:p text:style-name="P1">13. Und ich hörte eine Stimme ans dem Himmel, die zu mir sprach: Schreibe: Selig sind die Todten, die im Herrn sterben, von jetzt an! Ja, spricht der Geist, dass sie ruhen von ihren Arbeiten; ihre Werke aber folgen ihnen nach. C. i9,</text:p>
      <text:p text:style-name="P1">9. Jes. 57, i.</text:p>
      <text:p text:style-name="P1">2. Hei-. 4,</text:p>
      <text:p text:style-name="P1">9. -to. IV·</text:p>
      <text:p text:style-name="P1">14. Und ich sah, und siehe, eine weisse Wolke, und auf der Wolke sass Einer gleich einem Menfchensohne, der hatte auf seinem Haupte eine goldene Krone und illseiner -« Hand eine scharfe Sichel. E. i, is. Don. 7, is &amp;c.</text:p>
      <text:p text:style-name="P1">15. Und ein anderer Engel ging hervor aus dem Tempel, der rief mit lauter Stimme dem, der aus der Wolke sass: Schlage deine <text:soft-page-break/>Si«chel an und ernte; denn die Stunde des Erntens ist dir gekommen, denn die Ernte der Erde ist dürre geworden. Joel3, is.</text:p>
      <text:p text:style-name="P1">16. Und der auf der Wolke sass, schlug seine Sichel an auf die Erde, und die Erde ward geerntet. Muth. is,</text:p>
      <text:p text:style-name="P1">39. V.</text:p>
      <text:p text:style-name="P1">17. Und ein anderer Engel ging hervor aus dem» Tempel, der in dem Himmel ist, und auch er hatte ein scharfes Rebmesfer. C. is,</text:p>
      <text:p text:style-name="P1">5.</text:p>
      <text:p text:style-name="P1">18. Und ein anderer Engel ging hervor von dem Altar, der hatte Magst über das Feuer, und er rief mit lautem Gefchrei dem, der das scharfe Rebmesser hatte, und sprach: Schlage dem scharfes Rebmesser an und schneide die Trauben des Weinstocks der Erde ab, denn seine Beeren sind reif geworden. C, is, 7,</text:p>
      <text:p text:style-name="P1">19. Und der En el legte sein Rebmesser an die Erde und sgchnitt den Weinstock der Erde ab und schüttete die Trauben in die grosse Kelter des Zornes Gottes. C·49,45· 2O. Und die Kelter ward ausserhalb der Stadt getreten und es floss Blut aus der Kelter is an die Zäume der Pferde, tausend sechshundert Stadien weit. Es. 32,</text:p>
      <text:p text:style-name="P1">6. Jes. 6Z, S 2c.</text:p>
      <text:p text:style-name="P1">Cap. XV. l. Sieben Engel mit den sieben letzten Plagen. I. I1.Loblied der Sieger über das Thier.2»4. lil. Die Engel empfangen die Zocnschalen. 5—8. l.</text:p>
      <text:p text:style-name="P1">1. Und ich sah ein anderes Zeichen in dem Himmel, gross und wunderbar, sieben Engel, welche die sieben let;-ten Plagen hatten, denn in denselben ward der Zorn Gottes vollendet. C. is, i. ». i. H.</text:p>
      <text:p text:style-name="P1">2. Und ich sah wie ein gläsernes Meer, mit Feuer vermifcht, und die Ueberwinder von dem Thier und von feinem Bilde und von seinem Malzeichen und von der Zahl seines Namens standen an dem gläsernen Nkeere und hatten Harfen Gottes. C.</text:p>
      <text:p text:style-name="P1">4. S. i2, «. Z. Und ge singen das Lied Moses, des Knechtes ottes, und das Lied des Lainnces und sprechen: Gross und wunderbar sind deine Werke, o Herr, Gott, AllmL«ichtiger! Gerecht und wahrhaft sind deine Wege, du König der Völker!</text:p>
      <text:p text:style-name="P1">2.Mo .-is. Jks.i2. Pf.«i,2:c.445,i7. Off.is,7.</text:p>
      <text:p text:style-name="P1">4. Wer sollte dich nicht sürchten, Herr, und deinen Namen preisen? Denn du bist allein heilig. Denn alle Völker werden kommen nnd anbeten vor dir; denn deine Gerichte sind offenbar geworden. Ja. io,</text:p>
      <text:p text:style-name="P1">7. Pf. 98,</text:p>
      <text:p text:style-name="P1">86.9,10. Ill.</text:p>
      <text:p text:style-name="P1">5. Und nach diesem sah ich, und siehe, der Tempel der Hütte des Zeugnisses im Himmel ward geöffnet, C. «, i9.</text:p>
      <text:p text:style-name="P1">6. und die sieben Engel, welche die sieben Plagen hatten, gingen hervor aus dem Tempel, angethan mit reiner und glänzender Leinwand und umgürtet um die Brust mit goldenen Gürteln. C. i, is. is,</text:p>
      <text:p text:style-name="P1">8.</text:p>
      <text:p text:style-name="P1">7. Und eines der vier Thiere gab den sieben Engeln sieben goldene Schalen voll des Zornes Gottes, der da lebet von Ewigkeit zu Ewigkeit. C. S» -i. 4,</text:p>
      <text:p text:style-name="P1"><text:soft-page-break/>8.</text:p>
      <text:p text:style-name="P1">9.</text:p>
      <text:p text:style-name="P1">8. Und der Tempel ward voll Rauch von der Herrlichkeit Gottes und von seiner Kraft, und Niemand konnte in den Tempel hineingehen, bis die sieben Plagen der sieben Engel vollendet waren.</text:p>
      <text:p text:style-name="P1">2.Mos.40,34· i.Köu.8,i0.«. Jes.6,4.</text:p>
      <text:h text:style-name="Heading_20_2" text:outline-level="2">Cap. XV1.</text:h>
      <text:p text:style-name="P1">Aiisgicssung der sieben Zornschalcn durch die Engel.</text:p>
      <text:p text:style-name="P1">1. Und ich hörte eine laute Stimme aus demTempel,diesprachzudensiebenEngeln: Gehet hinund giessetdie Schalen des Zornes Gottes aus auf die Erde. · E. is, r-—7. ·</text:p>
      <text:p text:style-name="P1">2. Und der erste ging hin und goss seine <text:s text:c="3"/>28«4 Cap.</text:p>
      <text:p text:style-name="P1">16. Die Offenbarung Cap.</text:p>
      <text:p text:style-name="P1">16.</text:p>
      <text:p text:style-name="P1">17. Schale aus auf die Erde, und es entstand ein böses und schädliches Geschwür an den Menschen, die das Malzeichen des Thieres hatten und die sein Bild anbeteten.</text:p>
      <text:p text:style-name="P1">2. Mos. Z,</text:p>
      <text:p text:style-name="P1">9. Off. «:-«, -c4-c7.</text:p>
      <text:p text:style-name="P1">3. Und der zweite Engel goss seine Schale aus in das Meer, und es entstand Blut wie eines Todten, und alle lebendigen Wesen starben im Meere. C.8,</text:p>
      <text:p text:style-name="P1">8.</text:p>
      <text:p text:style-name="P1">9.</text:p>
      <text:p text:style-name="P1">2.M-s.7,c7:c.</text:p>
      <text:p text:style-name="P1">4. Und der dritte Engel goss seine Schale aus in die Flüsse und in die Wasserquellen, und es entstand Blut.</text:p>
      <text:p text:style-name="P1">5. Und ich hi’)rte den Engel der Gewässer sagen: Du bist gerecht, err! der du bist und der du warest, du eiliger, dass du also gerichtet hast. C, c9, 2,</text:p>
      <text:p text:style-name="P1">6. Denn das T lnt der Heiligen nnd Propheten haben sie vergossen, und Blut hast du ihnen zu trinken gegeben; ja sie sind dessen würdig. C.48,24. -1zs.79,2.3. M«tch.23,34.</text:p>
      <text:p text:style-name="P1">7. Und ich hbrte einen Andern von dem Altare her sagen: Ja, Herr, Gott, Allmächtiger, wahrhaft und gerecht sind deine Gerichte. C. 45, Z.</text:p>
      <text:p text:style-name="P1">8. Und der vierte Engel goss seine Schale aus auf die Sonne; und ihr ward gegeben, die Menschen in Feuer zu erhitzen.</text:p>
      <text:p text:style-name="P1">9. Und die Menschen wurden erhitzt mit grosser Hitze und lästerten den Namen Gottes, der MaZt hat über diese Plagen, und thaten nicht usse, ihm Ehre zu geben. C.9,</text:p>
      <text:p text:style-name="P1">20. St. Jes. ;-, is.</text:p>
      <text:p text:style-name="P1">10. Und der fünfte Engel goss seine Schale aus auf den Thron des Thieres, und das Reich desselben ward verfinstert, und sie zerbissen ihre Zungen vor Schmerz, C.-st3, «.</text:p>
      <text:p text:style-name="P1">2.</text:p>
      <text:p text:style-name="P1">2. Mos. l0, 22 2c.</text:p>
      <text:p text:style-name="P1">11. nnd lästerten den Gott des Himmels we en ihrer Schmerzen und wegen ihrer GZchwiire und thaten nicht Busse Von ihren Werken. C. is,</text:p>
      <text:p text:style-name="P1"><text:soft-page-break/>9.</text:p>
      <text:p text:style-name="P1">12. Und der sechste Engel goss seine Schale aus auf den grossen Strom Euphrat und sein Wasser vertrocknete, auf dass der Weg bereitet würde den Königen vom Aufgang der Sonne. C. ca, «.</text:p>
      <text:p text:style-name="P1">13. Und ich sah aus dem Munde des Drachen und aus dem P?unde des Thieres und aus dem Munde des falschen Propheten drei unreine Geister ausgehen gleich Fr"oschen. C. H, I.</text:p>
      <text:p text:style-name="P1">9. ca, «. te,</text:p>
      <text:p text:style-name="P1">20.</text:p>
      <text:p text:style-name="P1">14. Es sind nämlich Geister der Teufel, die Zeichen thun, welche ausgehen zu den Königen des ganzen Erdlreises, sie zu vergmmeln zum Streite an jenem grossen age Gottes, des Allmächtigen. C.-t3,tZ:c. t9,49:c. Matth.24.24.</text:p>
      <text:p text:style-name="P1">15. (Sie-he, ich komme wie ein Dieb. Seli ist, der da wachet und seine Kleider bewahrt, damit er nicht nackt wandle und man seine Schande sehe.) C.3,3.4.c8.</text:p>
      <text:p text:style-name="P1">2.Pct.3,«0.</text:p>
      <text:p text:style-name="P1">2.Co:.5,3.</text:p>
      <text:p text:style-name="P1">16. Und er versammelte sie an den Ort, der aus Hebräisch heisst Armageddon. 3ach.4 ,«. t4, ex</text:p>
      <text:p text:style-name="P1">17. Und dersi elMngelgossseineSchale aus in die Lu , und es ging eine laute Stimme hervot:N1?m Tempel des Himmels, von dem The e, die sprach: Es ist gesehehen! C. c5,</text:p>
      <text:p text:style-name="P1">5. 2c, es.</text:p>
      <text:p text:style-name="P1">18. Und es geschahen Stinunen und Donner und Blitze, und ein grosses Erdbeben geschah, derEleichen nie gewesen, seit die Menschen auf rden waren, ein solches also grosses Erdbeben. C. «, -is. is.</text:p>
      <text:p text:style-name="P1">19. Und es ward die grosse Stadt zu drei Theilen, und die Städte der Heiden fielen, und Babylon, der Lgrossen, ward vor Gott edacht, ihr den echer des Zornweines seines Grimmes zu geben. C. «,</text:p>
      <text:p text:style-name="P1">8. to. Jcs. 51, Te. :-Z.</text:p>
      <text:p text:style-name="P1">20. Und alle Inseln flohen, und die Berge wurden nicht mehr gefunden. C. 6, 44,</text:p>
      <text:p text:style-name="P1">21. Und ein grosser Hagel, wie Centner sJc;)twer, kam vom Himmel herab auf die ensehen, und die Menschen lästerten Gott wegen der Plage des Hagels, weil seine Plage sehr gross war. C.c«c,c9.</text:p>
      <text:p text:style-name="P1">2.Mos.9,-c8</text:p>
      <text:p text:style-name="P1">Cap. Xvll.</text:p>
      <text:p text:style-name="P1">I Babylon. 4—6. il. Jhre und des Thieres geheincnissvocle Bedeutung. 7——t8. I.</text:p>
      <text:p text:style-name="P1">1. Und es kam einer aus den sieben Engeln, welche die sieben Schalen hatten, und redete mit mir und sprach zu mir: Kon1m’! ich will dir das Gericht über die g3osse Hure zeigen, die auf den vielen assern sitzt; C.c5,6:c.4s,49. Nat-.3,4.</text:p>
      <text:p text:style-name="P1">2. mit welcher die Könige« der Erde Unzucht götrieben haben und trunken wurden vom8 eine ihrer Unzucht, die aus Erden wohnen. C.c8«3.9. 3· Und er brachte mich in eine Wüste hin im Geiste. Und ich sah ein Weib auf einem scharlachrothen Thiere sitzen, das voll war von Namen der Lästerung, und hatte sieben Köpfe und zehn Hörner. ais, « re.</text:p>
      <text:p text:style-name="P1"><text:soft-page-break/>4. Und dasWeib war bekleidet mit Purpur und Scharlach und übergoldet mit Gold und Edelsteinen und Perlen, und hatte einen goldenen Becher in ihrer Hand, voll Grauel und Unreinigkeit ihrer Unzucht, C. is, is.</text:p>
      <text:p text:style-name="P1">5. und an ihrer Stirne ein Name geschrieben, ein Geheimniss: Babylon, die <text:s text:c="3"/>«Cap.</text:p>
      <text:p text:style-name="P1">17. St. Johannis. Cap.</text:p>
      <text:p text:style-name="P1">47.</text:p>
      <text:p text:style-name="P1">18. 286 grosse, die Mutter derHuten und derGräuel der Erde. D. Thess.2,</text:p>
      <text:p text:style-name="P1">7. Oss. it,</text:p>
      <text:p text:style-name="P1">8. is,</text:p>
      <text:p text:style-name="P1">2. io. S. Und ich sah das Weib trunken von dem Blute der Heiligen und von dem Blute der ZeugenJe u; und ich verwunderte mich,als ich sie sah, mit grossemVerwundern. C. is, Si. It.</text:p>
      <text:p text:style-name="P1">7. Und der Engel s rach zu mir: Warum verwunderst du dich? Jch will dir das Geheimnis; des Weibes sagen und des Thieres, das sie trä t, welches die sieben Köpfe und die zehn Hörner hat·</text:p>
      <text:p text:style-name="P1">8. Das Thier, welches du gesehen, war und ist nicht mehr, und es wird aufsteigen aus dem Abgrunde und ins Verderben hinehen, und die auf Erden wohnen, werden fich verwundern , deren Namen nicht gechrieben sind auf dem Buche des Lebens von Grundlegung der Welt an, wann sie das Thier sehen, dass es war und nicht ist und da fein wird. C. ii,</text:p>
      <text:p text:style-name="P1">7. so, is. i5.</text:p>
      <text:p text:style-name="P1">9. Hier ist der Verstand, welcher Weisheit hat! Die sieben Köpfe sind sieben Berge, auf welchen das Weib sitzt; C. is, is. i.</text:p>
      <text:p text:style-name="P1">10. und sind sieben Könige: Fünfe sind e alle und der Eine i t d der Anderei t Z g f x1" "s O"s noch nicht gekommen; und wann er kommt, darf er nur eine kleine Zeit bleiben.</text:p>
      <text:p text:style-name="P1">11. Und das Thier, das war und nicht ist, ist auch selbst der Aehte und It einer von den Sieben und geht hin in’s erderben.</text:p>
      <text:p text:style-name="P1">12. Und die zehn Hörner, die tu gesehen 3gst, sind zehn Könige, welche noch kein eich erlangt haben; aber Macht wie Köni e erlangen sie auf eine Stunde mit dem Thiere. C. i3, i. D-in. 7, E-o. Si.</text:p>
      <text:p text:style-name="P1">13. Diese haben Einen Sinn, und ihre Macht und Gewalt übergeben sie dem Thiere.</text:p>
      <text:p text:style-name="P1">14. Diese werden mit dem Lamme streiten, und das Lamm wird sie überwinden, denn es ist der Herr der Herren und der König der Könige und, die mit ihm sind, die Berufenen und Auserwählten und Gläubigen. C.i6,i4.i9,ic·3:c. i.Tim.6,si5. M.:tni.2i,3si.</text:p>
      <text:p text:style-name="P1">15. Und er sprach zu mir: Die Wasser, die dZ7gefehen, wo die Hure sitzt, sind Völker und enfchen und Nationen nngZ;ingen. s. I, </text:p>
      <text:p text:style-name="P1">16. Und die zehn Hörner, die du gesehen auf dem Thiere, diese werden die Hure hassen und sie verwüstet und bloss machen und ihr Fleisch verzehren und sie verbrennen mit Feuer. C. i8,7.8.</text:p>
      <text:p text:style-name="P1">17. Denn Gott hat ihnen in ihre Herzen egeben, seinen Sinn auszuführen und FSiuen Sinn auszuführen und ihr Reich dem Thiere zu geben, bis die Worte Gottes vollbracht sein werden.</text:p>
      <text:p text:style-name="P1">18. Und das Weib, das du gesehen, ist die g?rosse Stadt, welche Herrschaft hat über die önige der Erde. C« is, «9·</text:p>
      <text:h text:style-name="Heading_20_2" text:outline-level="2"><text:soft-page-break/>Cap. XVIII.</text:h>
      <text:p text:style-name="P1">I. Ankündigung des Gerichtes über Babylon. 4—8. il. Wehklage ihrer Anhänger über sie. 9—20. Eil. 31äiedei-holte Anküiidigiing ihres UntergaiigeS. I.</text:p>
      <text:p text:style-name="P1">1. Und nach diesem sah ich einen Engel aus dem Himmel herabsteigen, der hatte grosse Gewalt, und die Erde ward erleuchtet von Einer Herrlichkeit. L. nd er rief mit mächtiger Stimme und fprach: Gefallen, gegllen ist Babylon, die grosse, und ist eine ehausunlg der Teufel g;worden undein Gefängniss a er unreinen eister und ein Gefängniss aller unreinen und verhassten Vögel. C.i4,8. Jef.2i,9.3i,ii—i4. J«k.5i,8.50,s9. Z. Denn von dem Zornweine ihrer Unzucht haben alle Völker getrunken, und die Könige der Erde Eben mit ihr Unzucht getrieben, und die auHeute der Erde sind :;ootidi::;r åg?aI)t ihrer eppigkeit reich geT . .i ,8.40. Je: List,</text:p>
      <text:p text:style-name="P1">7.</text:p>
      <text:p text:style-name="P1">4. Und ich hörte eine andere Stimme aus dem Himmel, die sprach: Gehet aus von ihr, mein Volk, damit ihr nicht theilhaft werdet ihrer Sünden, und damit ihr nicht von ihren Plagen empfanget. Jes.48,2o, Jek.5i,6.i5.</text:p>
      <text:p text:style-name="P1">2. Eos. 6,i7. ·5. Denn ihre Sünden reichten bis an den Himmel, und Gott gedachte ihrer UngerechtFkeiten. C. -is, is. J«k. Hi, 9·</text:p>
      <text:p text:style-name="P1">6. ergeltet ihr, wie au»ch sie euch vergelten hat, und verdoppelt ihr zweifach nach ihren Werken; in dem Becher, in welchem sie euch eingeschenkt, schenket ihr doppelt ein. · » J.-i. so, is.</text:p>
      <text:p text:style-name="P1">29. P·s. i37,</text:p>
      <text:p text:style-name="P1">8.</text:p>
      <text:p text:style-name="P1">7. Este vi;l sie sick sselbst PerElich gnachte und eppi eit trie , o vie e«seti r nun Pein und Leid. Denn sie sprg«icht in ihrem Herzen: Ich throne als Königin und bin nicht Wittwe, und Leid werde ich ni2l;t Zehen. Je . , &amp;c.</text:p>
      <text:p text:style-name="P1">8. Darum werden an Einem Tage ihre Plagen kommen,Tod und Leid und Hunger, und sie wird mit Feuer verbrannt werden; denn stark ist der Herr, Gott, der sie richtet. C. i7, is. Irr. 50, 3i re. II.</text:p>
      <text:p text:style-name="P1">9. Und es werden sie beweinen und um sie klagen die Könige ·der Erde, die unt ihr Unzucht und Ueppigkeit getrieben, wenn sie den Rauch ihres Brandes sehen, C. i7, K. Cz. 2ö, is ic. <text:s text:c="3"/>286 Cap.</text:p>
      <text:p text:style-name="P1">18. Die Offenbarung Cap.</text:p>
      <text:p text:style-name="P1">18.</text:p>
      <text:p text:style-name="P1">19.</text:p>
      <text:p text:style-name="P1">10. und werden von ferne stehen aus Furcht vor ihrer Pein nnd sprechen: Wehe, wehe, du grosse Stadt Babylon, du gewaltige Stadt! denn in Einer Stunde ist dein Gericht gekommen. C.i.Q,2. i.Thess.5, 3«</text:p>
      <text:p text:style-name="P1">11. Und die Kaufleute der Erde weinen und traueru über sie, denn ihre Waare kanfI Niemand mehr, Cz, 27, 27—3i;«</text:p>
      <text:p text:style-name="P1">12. die Waare von Gold und Silber ucid Edelsteinen und Perlen und feiner Leinwand und Purpur und Seide und Scharlach ui1d allerlei Thyen-Holz und allerlei Elfenbeingeräthe und allerlei Geräthe vom köstlichsten Holze und von Erz und Eisen und Marmor, Cz.</text:p>
      <text:p text:style-name="P1">27. 13·undZimmtund Rauchwerk nnd Salbe und Weihrauch und Wein und <text:soft-page-break/>Oel und Seininelmehl und Waizen und Lastthiere und Schafe und Pferde und Wagen und Leiber und Seelen der Menschen. Ez.27,i7.</text:p>
      <text:p text:style-name="P1">14. Und die Früchte, woran deine Seele Lust hatte, smd von dir gewichen, und alles Glänzende und Prächtige ist von dir gewichen, und du wirst es nicht mehr finden.</text:p>
      <text:p text:style-name="P1">15. Die Kansleute dieser Dinge, die von ihr reich geworden, werden von ferne stehen aus Furcht vor ihrer Pein, weinend und traueriid, und sprechen:</text:p>
      <text:p text:style-name="P1">16. Wehe, wehe, die grosse Stadt, die bekleidet war mit feiner Leinwand und Purpur und Scharlach und übergoldet mit Gold nnd Edelsteinen und Perlen; denn in Einer Stunde ward dieser so grosse Reichthiim verwüstet. C. i7, -Z.</text:p>
      <text:p text:style-name="P1">17. Und alle Steiiermänner nnd die ganze Menge derer, die auf den Schiffen sind, und die Sehiffleute und so viele auf dem Meere Gewerb treiben, standen von ferne, C. i8, i i.</text:p>
      <text:p text:style-name="P1">18. und riefen, da sie den Rauch ihres Brandes sahen, und sprachen: Wer war gleich dieser grossen Stadt?</text:p>
      <text:p text:style-name="P1">19. Und siewarfen Staub auf ihre Häupter und riefen weinend und trauernd: Wehe, wehe, die grosse· Stadt, in welcher reich wurden A e, die Schiffe auf dem Meere hatten, von ihrer Kostbarkeit; denn in Einer Stunde ward sie verwüstet. Cz. 27,3o.</text:p>
      <text:p text:style-name="P1">20. Sei sröh ich über sie, du Himmel nnd Er heiligen Apostel und Propheten! denn ott hat euer Gericht an ihr gerichtet. C. 42, t2. Irr. E)-l,</text:p>
      <text:p text:style-name="P1">48. llI.</text:p>
      <text:p text:style-name="P1">21. Und es hob ein starker Engel einen Stein auf wie einen grossen Mühlstein,und warf ihn in das Meer undsprach: Also init·Gewalt wird Bal«hl·oii, die grosse Stadt, hingeworfen,und sie wird nicht mehr gefiinden werden. Jst. 5i, es :c.</text:p>
      <text:p text:style-name="P1">22. Und die Stim«me der Harsenspieler und Sänger und Flötenfpieler und Posaunenblaser wird nicht mehr in dir gehörts"werden, nnd kein Künstler irgend einer Kunst wird mehr in dir gefunden werden, und die Stimme der Mühle wird nicht mehr in dir gehört werden; J.—s»24,</text:p>
      <text:p text:style-name="P1">8.</text:p>
      <text:p text:style-name="P1">23. u L-icht des Leuchters wird nicht mehr i i dir s einen, uiid die Stinime des Bräutigams nd der Braut nicht mehr in dir gehört werden; denn deine Kaufleute waren die Grossen der Erde, ulid durch deine Zauberei wurden alle Völker verführet. Jer. W -i0. J«-f. W, S.</text:p>
      <text:p text:style-name="P1">24. Und in ihr ward das Blut der Propheten und Heiligen gefunden und aller derer, die geschlachtet worden auf Erden. C. i7, S. March es, 35—37.</text:p>
      <text:h text:style-name="Heading_20_2" text:outline-level="2">Cap. XlX.</text:h>
      <text:p text:style-name="P1">lTtiumpblied der Himmlifsl)en über Babl)lons Untergang. 4—9. It. Die Anbituiig wird vom E« ei ab ele nt t0 1ll Dir Sie ) i S g b. .» . » -·gchristiÜber ! das Thier und den Litgciiprovheten und ihre Anhänger. «-t—2sl. I.</text:p>
      <text:p text:style-name="P1">1. Und nach diesem hörte ich wie eine laute Stimme vieles Volkes im Himmel, die sprachT Halleluja! Das Heil uiid der Ruhm niid die <text:soft-page-break/>Ehre und die Kraft dem Herrn, unserm Gott! C. is, i0.</text:p>
      <text:p text:style-name="P1">2. Denn wahrhaft und gerecht sind seine Gerichte; denn er hat gerichtet die grosse Hure, welche die Erde verderbte mit ihrer Unzucl)t, und das Blut seiner Knechte an ihr geriichet. C. is,</text:p>
      <text:p text:style-name="P1">7. i7, i 2c. Z. Und zum andern Mal sprachen sie: alleluja! Und ihr Rauch steigt auf von wigkeit zu Ewigkeit. C. ii, ii. is,</text:p>
      <text:p text:style-name="P1">9. is. Jes.34, to.</text:p>
      <text:p text:style-name="P1">4. Und es fielen die vier und zwanzig Aeltesten und die vier Thiere nieder uiid beteten Gott an, der auf dem Throne sass, und sprachen: Amen! Halleluja! C, 4,i.9,io,</text:p>
      <text:p text:style-name="P1">5. Und eineStimineqing aus vomThrone, die sprach: Lobet un ern Gott, alle seine Knechte und die ihn ürchten, die Kleinen und die Grossen! Pf, is-i, i. G. Und ich hörte wie eine Stimme vieles Volkes und wie eine Stimme vieler Gewässer und wie eine Stimme gewaltiger Donner, die sprachen: Halleluja! Denn der Herr, unser Gott, der Allmcichtige regieren C. ii, I. ii, is. i7.</text:p>
      <text:p text:style-name="P1">7. Lasst uns fröhlich fein und frohlocken nnd ihm die Ehre geben! Denn die Hochzeit des Lainines ist gekominen, uiid sein Weib hat sich bereitet. Ps·ii8,-24 OF.-zi,2.9. THIS <text:s text:c="3"/>Cap.</text:p>
      <text:p text:style-name="P1">19. St. Jvhannis. Cato.</text:p>
      <text:p text:style-name="P1">19.</text:p>
      <text:p text:style-name="P1">20. 287</text:p>
      <text:p text:style-name="P1">8. Und ihr ward gegeben, sich zu kleiden ! in feine Leinwand, rein und glänzend. Die Leinwand nämlich ist die Gerechtigkeit der Heiligen. C.3,5.i5,6. Vs.»i32,9.</text:p>
      <text:p text:style-name="P1">9. Und er sprach zu mir: Schreiber Selig sind die, welche «u den1 Mahle der Hochzeit des Lammes geladen sind! Und er sprach zu mir: Dieses find die wahrhasten Worte Gottes. C. «, is. with. ge, -z. Il.</text:p>
      <text:p text:style-name="P1">10. Und ich fiel vor seinen Füssen nieder, ihn anzul«eten. Und er sprach zu mir: Siehe zu, thu’ es nicht! Jch bin dem Mitkned)t und deiner Brüder, die das Zeugnis; Jesu haben. B-etc Gott an! Denn das Zeugnis; Iesu ist der Geist der Weissagung. C.22,8:c. Arg. i0,23.26. Off.i2,i7. llI.</text:p>
      <text:p text:style-name="P1">11. Und ich fah den Himmel geöffnet, und siehe ein weisses Pferd, und der darauf sass, ward genannt der Treue und Wahrhafte; und mit Gerechtigkeit richtet und streitet er. C. s,2. Z, it.</text:p>
      <text:p text:style-name="P1">12. Seine Augen aber waren wie eine Feuerflaninie, und auf seinem Haupte waren viele Kronen, nnd er trug einen Namen geschrieben, den Niemand kennest als nur er selbst. C.i,44.</text:p>
      <text:p text:style-name="P1">13. Und erwar angethanmiteinemKleide, in Bluå,getaucht, und sein Name heisst: Das Wort ottes. Jks.e3,i—3. Joh.ii,-i.</text:p>
      <text:p text:style-name="P1">14. Und die Heere im Himmel folgten ihm nach auf weissen Pferden, angethan mit weisser und reiner Leinwand;</text:p>
      <text:p text:style-name="P1">15. und aus feinem Munde geht ein scharfcs Schwert, dass er die Heiden damit schlage, und er wird sie mit eisernem Stabe weiden, und er tritt die Kelter des Zorn-. Weines des Grinimes Gottes, des Allmächtigen. C.i,-is.2,27. i4, te. Jks. es, -) sc.</text:p>
      <text:p text:style-name="P1">16. Und er trägt an seinem Kleide und an seiner Hüfte den Namen geschrieben: König der Könige und Herr de; H7erren. .4 ,44.</text:p>
      <text:p text:style-name="P1">17. Und ich sah einen Engel in der Sonne stehen, der rief mit lauter Stimme und spra zu allenVögeln, die durch die Mitte des <text:soft-page-break/>inimels fliegen: Kommt und versammelt euch zum Mahle des grossen Gottes, Cz. 39,</text:p>
      <text:p text:style-name="P1">4. i7:c.</text:p>
      <text:p text:style-name="P1">18. dass ihr ver«-ehret das Fleisch der Könige und das Fleisch der Heerführer und das Fleisch der Starken und das Fleisch der Pferde und derer, die darauf sitzen, und das Fleisch allcr Freien und Knechte und Kleinen und Grossen.</text:p>
      <text:p text:style-name="P1">19. Und ich sah das Thier und die Könige zu führen mit dem, der auf dem Pferde sass, und mit seinem Heere. E, -i3,4. i7, t2zc.</text:p>
      <text:p text:style-name="P1">20. Und das Thier ward ergriffen und mit ihm der falsche Prophet, der die Zeichen vor ihm that, durch welche er die verführte, die das Malzeichen des Thieres annahnien und sein Bild anbeteten; lebendig wurden diebeiden eworfenindenPfuhldesFeuers, der in Sciiwefel brennt. C.i6,i3.i3,«—i7.20,4o.ii. D.m.7,«.</text:p>
      <text:p text:style-name="P1">21. Und die Uebrigen wurden getödtet mit dem Schwerte, das aus dem Munde dessen Zug, der aus dem Pferde sass, und alle ögel wurden gesättigt von ihrem Fleische.</text:p>
      <text:h text:style-name="Heading_20_2" text:outline-level="2">Cap. XX.</text:h>
      <text:p text:style-name="P1">lVändigung des Drachen aus tausend Jahre· 4—3. It. Tausindjiihriges Reich. 4«6. l1l.Lctzter Kampfdcs Di«achcn und sein Gcricht.7—-l0. lV. AUgemeinc Auferstehung und Weltgericht. «—t5. I.</text:p>
      <text:p text:style-name="P1">1. Und i(h fah einen Engel aus dem Himmel heral-steigen, der hatteden Schlüssel des Abgrundesund eine grosse Kette an s einer Hand. C.i8,i.i,i8.</text:p>
      <text:p text:style-name="P1">2.Pci.2,4.</text:p>
      <text:p text:style-name="P1">2. Und er ergriff den Drachen, die alte Schlange, we che der Teufel und Satan ist, und band ihn auf tausend Jahre, C. 42,</text:p>
      <text:p text:style-name="P1">9. Jes. A, 2t te,</text:p>
      <text:p text:style-name="P1">3. und warf ihn in den Abgrund und schloss zu und versiegelte über ihm, damit er nicht mehr die Heiden verführe, bis die tausend Jahre vollendet iv"ciren. Und nach denselben muss er auf kurze Zeit losgelassen werden. H.</text:p>
      <text:p text:style-name="P1">4. Und ich sah Throne, und sie setz-ten sich darauf, nnd das Gericht ward ihnen gegeben; und die Seelen derer, die enthauptet worden um des Zeugnisscs Jcsu und um des Wortes Gottes willen und die das Thier nicht angebetet hatten noch sein Bild, und nicht das Malzeichen auf ihre Stirne und auf ihre Hand genommen hatten, und sie wurden lebendig und regierten mit Christo die tausend Jahre. Dan. 7,</text:p>
      <text:p text:style-name="P1">9. 22,</text:p>
      <text:p text:style-name="P1">27. Many. is,</text:p>
      <text:p text:style-name="P1">28. Off.c3,9. i3,45:c.e»,10.</text:p>
      <text:p text:style-name="P1">5. Die übrigen der Todten aber wurden nicht wieder lebendig, bis die tausend Jahre vollendet waren. Dieses ist die erste Auferstehung. i.Cok. is, es. ei. · S. Selig und heilig ist, wer Theil·hat an der ersten Auferstehung. Ueber diese hat der andere Tod keine Macht, sondern sie werden Priester Gottes und Christi sein und mit ihm regieren tausend Jahre. der Erde und ihre Heere versammelt, Krieg C.2,-H,«20, H-,i,6 t.’1Zet 2,5.9· <text:s text:c="3"/>288 Cap.</text:p>
      <text:p text:style-name="P1"><text:soft-page-break/>20. 2l. Die -Offenbarung Cap.</text:p>
      <text:p text:style-name="P1">21. l1l.</text:p>
      <text:p text:style-name="P1">7. Und wann die tausend Jahre vollendet sind, wird der Satan aus seinem Gefängnisse losgelassen werden,</text:p>
      <text:p text:style-name="P1">8. und wird ausgehen, die Nationen zu verführen, die an den vier Ecken der Erde -sind, den Go nnd den Magog, sie zum Streite zu versammeln; deren Zahl ist wie der Sand des Meeres. Jes. «, te. Cz. se, se. Dff. is, it.</text:p>
      <text:p text:style-name="P1">9. Und sie zogen herauf auf die Breite der Erde und umringten das Heerlager der eiligen und die geliebte Stadt. Und es ei Feuer von Gott aus dem Himmel herab nnd verzehrte Be. Cz. as, se. se, S.</text:p>
      <text:p text:style-name="P1">10. Und der eufel, der sie verführte, ward in den Pfuhl des Feuers und Schwefels eworfen, wo das Thier ist und der falsche Trophet, und sie werden gepeinigt werden, ag und Nacht, von Ewigkeit zu Ewigkeit. C. i9,2o.44,10.«. March. 25, -. lV.</text:p>
      <text:p text:style-name="P1">11. Und ich sah einen rossen weissen Thron und den, der darauf sass; vor dessen Angesicht floh die Erde und der Himmel, und es ward keine Stätte für sie gefunden. C. -«,</text:p>
      <text:p text:style-name="P1">2.</text:p>
      <text:p text:style-name="P1">2.Pet. s, 7:c.</text:p>
      <text:p text:style-name="P1">12. Und ich sah die Todten. Kleine und Grosse, vor dem Throne stehen, und es wurden Bücher geöffnet, und ein anderes Buch ward geöffnet, welches das Buch des Lebens ist; und die Todten wurden gerichtet aus dem, was in den Büchern geschrieben war, nach ihren Werken. C.3,5.24,27.2,23. Dan.7,«o. Matth.«3,27.</text:p>
      <text:p text:style-name="P1">13. Und es gab das Meer die Todten, die in ihm waren, und der Tod und das Todtenreich gaben die Todten, die in ihnen waren; undBe wurden gerichtet, ein Jeder nach seinen erken. J-H. 5,</text:p>
      <text:p text:style-name="P1">28.-se.</text:p>
      <text:p text:style-name="P1">14. Und der Tod nnd das Todtenreich wurden in den Pfuhl des Feuers geworfen. Dieses ist der andere Tod. C. J-l, s. O. Cor.«15, W. M.</text:p>
      <text:p text:style-name="P1">55.</text:p>
      <text:p text:style-name="P1">15. Und so Jemand nicht im Buche des Lebens geschrieben gefunden ward, so ward er in den Pfuhl des Feuers gSen;orsen. . o, ro.</text:p>
      <text:h text:style-name="Heading_20_2" text:outline-level="2">Cap. XXI.</text:h>
      <text:p text:style-name="P1">l. Neue, selige Schöpfung. t—-8. il. Beschreibung des neuen Jerusalems. 9——27. I.</text:p>
      <text:p text:style-name="P1">1. Und ich sah einen neuen Himmel und eine neue Erde, denn der erste Himmel und die erste Erde waren vergangen, und das Meer war nicht mehr. C.2o,«H. Jks.c-5,«17.(3s,22.</text:p>
      <text:p text:style-name="P1">2.Pet.s,i3.</text:p>
      <text:p text:style-name="P1">2. Und ich, Johannes, sah die heilige Stadt, das neue Jerusalem von Gott aus demHimmelherabstei en, zubereitetwie eine Braut, die für ihren Dann geschmückt ist. C. Z, is. Her. «,</text:p>
      <text:p text:style-name="P1">22.</text:p>
      <text:p text:style-name="P1">3. Und ich hörte eine laute Stimme ans dem Himmel, die sprach: Siehe, die Hütte Gottes bei den Menschen! Und er wird bei ihnen wohnen, und sie werden sein Volksein, ott selbst wird bei ihnen sein, ihr »Gott. E«-s,7.37,27. Hei-.9,u. "4,«Und Gott wird alle <text:soft-page-break/>Thränen abwischen von ihren Augen, und der Tod wird nicht mehr ein, und nicht Leid, noch Geschrei, no? Schmerz wird mehr sein; denn das Erste i vergangen. C. 7,</text:p>
      <text:p text:style-name="P1">47. Jes. 35, -so.</text:p>
      <text:p text:style-name="P1">5. Und der auf dem Throne sass, sprach: Siehe, ich mache Alles neu! Und er sprach zu mir: Schreibe! denn diese Worte sind gewiss und wahrhaft. C. -ro, «. Jes. es, is. se.</text:p>
      <text:p text:style-name="P1">6. Und er sprach zu mir: Es ist geschehen! Ich bin das A und das O, der Anfang und das Ende. Ich will dem Dürstenden aus dem Quell des Wassers des Lebens umsonst geben. C.46,47.1,8.22,4s.i7.</text:p>
      <text:p text:style-name="P1">7. Wer überwindet, der wird dieses Alles ererben, undi werde sein Gott sein, und er wird mein Sb1hnsein. C.3,2i. Hcb.i,5.</text:p>
      <text:p text:style-name="P1">8. Den Furchtsamen aber und Unglaublgen und Ruchlosen und Mördern und Unzüchtigen und Zauberern und Götzendienern und allen Lügnern wird ihr Theil sein in dem Pfuhl, der von Feuer und Schwefel brennt, welches ist der andere Tod. C.22,i5.49,2o. Gal.5,492c. Eph.5,5. ll.</text:p>
      <text:p text:style-name="P1">9. Und es kam zu mir einer von den sieben Enlgeln, welche die sieben Schalen hatten vo der sieben letzten Plagen, und redete mit mir und sprach: Ko1nm’, ich will dir das Weib, die Braut des Lammes, zeigen! C.15,i.6.7.49,7.</text:p>
      <text:p text:style-name="P1">10. Und er brachte 1nich im Geiste aus einen grossen und hohen Berg und zeigte mir die grosse Stadt, das heilige Jerusalem, die von Gott aus dem Himmel herabstieg, C. 21,</text:p>
      <text:p text:style-name="P1">2. Cz. 40, Z.</text:p>
      <text:p text:style-name="P1">11. welche die Herrlichkeit Gottes hat. Und ihr Licht ist gleich dem köstlichsten Edelsteine, wie ein krhstallglänzender Jasp1s. Cz. 4-8, 3()—35. is, 2 te.</text:p>
      <text:p text:style-name="P1">12. Und sie hat eine grosse und hohe Mauer und zwölf Thore und auf den Thoren zwölf Engel und Namen angefchrieben, welche die Namen der zwölf Si"än1me der Kinder Israel sind.</text:p>
      <text:p text:style-name="P1">13. Von Aufgang drei Thore, von Mit-« ternacht drei Thore, von Mittag drei Thore , von Niedergang drei Thore. <text:s text:c="3"/>Cap.</text:p>
      <text:p text:style-name="P1">21. St. Johannis. Cap.</text:p>
      <text:p text:style-name="P1">22. « 289</text:p>
      <text:p text:style-name="P1">14. Und -die Mauer der Stadt hat zwölf Grundsteine und auf ihnen zwölf Namen der zwölf Apostel des Lamms; Matih.46, is. Ei-h.2,2o.</text:p>
      <text:p text:style-name="P1">15. und der mit mir redete, hatte ein goldenes Rohr, damit er die Stadt und ihre Thore und ihre Mauer messe. C.«,4.</text:p>
      <text:p text:style-name="P1">16. Und die Stadt liegt im Viereck, und ihre Länge ist so gross wie ihre Breite. Und er mass die Stadt mit dem Rohr, auf zwölftausend Stadien; die Länge und die Breite und die Höhe derselben sind gleich. Cz.</text:p>
      <text:p text:style-name="P1">48.</text:p>
      <text:p text:style-name="P1">17. Und er mass ihre Mauer, hundert und vier und vierzig Ellen nach Menschenmass, welches der Lngel hatte.</text:p>
      <text:p text:style-name="P1">18. Und der Bau ihrer Mauer war Jaspis nnd die Stadt reines Gold, gleich reinem Glase.</text:p>
      <text:p text:style-name="P1">19. Und die Grundsteine der Stadtmauer waren mit allerlei Edelsteinen geschmiickt; der erste Grundstein war ein Jaspis, der zweite ein Saphir, der dritte ein Ehaleedonier, der vierte ein Smaragd, Jcs. ti4, -«. -«-«-. 2O. der fünfte ein Sardonyx, der <text:soft-page-break/>sechste ein Sardis, der siebente ein Chrysolith, der achte ein Beryll, der neunte ein Topas, der zehnte eill Chrhsopras, der eilste ein Ht)aeinth, der zwölfte ein Amethyst.</text:p>
      <text:p text:style-name="P1">21. Und die zwölf Thore waren «wöls Perlen, je eines der Thore war aus Einer Perle, nnd die Gassen der Stadt waren reines Gold, wie durchsichtiges CGlas. . 22,</text:p>
      <text:p text:style-name="P1">2.,</text:p>
      <text:p text:style-name="P1">22. Und einen Tempel sah ich nicht in ihr, denn der Herr, Gott, der Allniächtige, it ihr Tempel, und das Lamm.</text:p>
      <text:p text:style-name="P1">23. Und die Stadt bedarf nicht der Sonne, noch des Mondes, dass sie ihr scheinen, denn die Herrlichkeit Gottes erleuchtet sie, und ihr Licht ist das Lamm. C.22,5. J2s.6o,19.</text:p>
      <text:p text:style-name="P1">24. Und es werden die Völker in ihrem Lichte wandeln, unddieKönige der Erde ihre Herrlichkeit und ihre Ehre in sie bringen. Jes. so,</text:p>
      <text:p text:style-name="P1">3. is sc. Pf. 72, so.</text:p>
      <text:p text:style-name="P1">25. Und ihre Thore werden nicht geschlossen werden am Tage, denn Nacht wird daselbst nicht sein. Jes. 60, H. 2(). Sach. «-,</text:p>
      <text:p text:style-name="P1">7.</text:p>
      <text:p text:style-name="P1">26. Und man wird die Herrlichkeit und die Ehre der Völker in sie bringen.</text:p>
      <text:p text:style-name="P1">27. Und es wird überall nichts Unreines in sie eingehen, noch was Gräuel und Lüge übt, sondern nur die geschrieben sind im Buche des Lebens des »ammes. Jes.s2,«.60,61. Off. 22,44.45 ; is, s.</text:p>
      <text:p text:style-name="P1">Cap. XXIl. l. Fauste Beschreibung des neuen Jerusalems. 1—5. II. Gewissheit dieser Wcissagung und ihre baldige Erfüllung. 6——l6. ll1. Schluss. s17—2t. l. I. Und er zeigte mir einen reinen Strom vom Wasser des Lebens, glänzend wie Krt)stall, der ausging vom Throne Gottes und des Lamms. Cz. 47, i. »</text:p>
      <text:p text:style-name="P1">2. Inmitten ihrer Gassen und auf beiden Seiten des Stroms stand der Baum des Lebens, der zwölf Früchte trägt und jeglichen Monat seine Frucht gibt, und die Blätter des Baumes dienen zur Heilung der Völker. C.2i,2t;2,7. E»-,.47,42. Z. Und kein Be-rbauntes wird mehr sein, und der Thron Gottes und des L(1mmes wird in ihr sein,1md seine Knechte werden ihm dienen; C. 2i,27. Sich. «, «·</text:p>
      <text:p text:style-name="P1">4. 1md sie werden sein Angesicht schauen und sein Name wird ans ihren Stirnen sein. M»mi).5,8. Hei-.s12,44. s.szs«47, is. Off.3,c—2.</text:p>
      <text:p text:style-name="P1">5. Und Nacht wird daselbst nicht sein, und sie bedürfen nicht des Lichtes, noch des Sonnenscheins; denn der Herr, Gott, erleuchtet sie, und sie werden herrschen von Ewigkeit zu Ewigkeit. C.2i,22-—-z5. Dan.7,-18.27.</text:p>
      <text:p text:style-name="P1">2.Tim.2,42. II.</text:p>
      <text:p text:style-name="P1">6. Und er sprach zu mir: Diese Worte sind gewiss und wahrhaft, uudder Herr, der Gott der heiligen Propheten, hat seinen Engel gesandt, seinen .Knechten zu zeigen, was geschehen soll in Bätde. C.2i,5; H.</text:p>
      <text:p text:style-name="P1">7. Siehe, ich komme bald! Selig ist, wer die Worte der Weissagung dieses Buches « bewahret. C, «, 3·</text:p>
      <text:p text:style-name="P1">8. Und ich, Johannes, bin es, der solches gesehen und geh’ort hat; und als ich es gehort und gesehen, fiel ich nieder, an;ubeten vor den Füssen des Engels, der mir solches zeigte. C. <text:soft-page-break/>«,</text:p>
      <text:p text:style-name="P1">4. 9 :c. -te,</text:p>
      <text:p text:style-name="P1">40.</text:p>
      <text:p text:style-name="P1">9. Und er sprach zu mir: Siehe zu, thue es nicht! Denn ich bin dein Mitknecht und deiner Brüder, der Propheten, und derer, die die Worte dieses Buches bewahren. Bete Gott an!</text:p>
      <text:p text:style-name="P1">10. Und er sprach zu mir: Versiegle die Worte der Weissagung dieses Buches nicht! Die Zeit if: nahe. C.1o, 4· Phii. i, H.</text:p>
      <text:p text:style-name="P1">11. Wer Unrecht thut, der thue weiter Unrecht, und wer unrein ist, derunreinige sich weiter, und der Gerechte übe weiter Gerechtigkeit»-.nd der Heiligeheilige sieh weiter. Dan.-t2,sl0. 2 Tim.3,-is. Col.-l,40.«.</text:p>
      <text:p text:style-name="P1">12. Siehe, ich komme»bald und mein Lohn mit mir, zu vergelten einem Jeden, wie sein Werk sein wird. C.-«-,23. Jes. 62,«. Röm.2,6. 19 <text:s text:c="3"/>290 Cap.</text:p>
      <text:p text:style-name="P1">22. Die Offenbarung St. Iohannis.</text:p>
      <text:p text:style-name="P1">Cap. 22</text:p>
      <text:p text:style-name="P1">13. Ich bin das A und das O, der AnsLang nnd das Ende, der Erste und. der etzte. (;.24 .s. ,</text:p>
      <text:p text:style-name="P1">14. Selig End, die seine Gebote halten, dass sie Ma t erlangen über den Baum des Lebens und durch die Thore eingehen in die Stadt. C. «-, is; ei, -is-.</text:p>
      <text:p text:style-name="P1">27. -X</text:p>
      <text:p text:style-name="P1">15. Draussen aber sind die Hans: und die ö8auberer und die Unzüchtigen u d die M’rder und die Götzendiener und 2klle, welche die Lüge lieben und üben. « C.2 ,8. PhiI.3,2. ·4.Cor.s,9.«0,</text:p>
      <text:p text:style-name="P1">16. Jch, Jesus, habe meinen Engel gesandt, euch solches an die Gemeinden zu bezeugen. Ich bin die Wurzel und das Geschlecht Davids, der glänzende Morgenstern. C.4,4.2.«;5,5. Jes.«,4.io. III.</text:p>
      <text:p text:style-name="P1">17. Und der Geist und die Braut xpre en: Komm’! Und wer es hört, der pre : Komm’! Und wer dürstet, der X komme; und wer will, der nehme das Wasser des Lebens umsonst. C.-;-i, S. J«1.55, «. I» J:-h.7,a7; ,44.</text:p>
      <text:p text:style-name="P1">18. Ich bezeuge Jedem, der die Worte der Weissagung dieses Buches hört: Wenn Jemand zu dcesem etwas hinzufügt, so wird Gott ihm die Plagen hinzufügen, die in diesem Buche geschrieben sind. 5—Mos.4,2. Spk. so, es.</text:p>
      <text:p text:style-name="P1">19. Und wenn Jemand etwas hinwegnimmt von den Worten des Buches dieser Weissagung, so wird Gott seinen Theil hinwegnehmen von dem Baume des Lebens und aus der heiligen Stadt, die in. diesem Buche geschrieben sind. C.22,</text:p>
      <text:p text:style-name="P1">44.24,</text:p>
      <text:p text:style-name="P1">2. ro.</text:p>
      <text:p text:style-name="P1">20. Es spricht, der dieses bezeuget: Ja, ich komme bald, Amen! Ja, kon1m’, Herr Jesu! C. 4,«7. Hei-. to, 37 sc.</text:p>
      <text:p text:style-name="P1">21. Die Gnade unsers Herrn Jesu Christi sei mit euch Allen! Amen. Nöm, «5,24· ——»»dH <text:s text:c="4"/>Verze fammtl1cher Bücher Das Alte Die Bücher Moses. Seite I. Buch Moses . . . 1</text:p>
      <text:p text:style-name="P1">11. Buch Moses . . . 58 III. Buch Moses . . . 106 IV. Buch Moses . . . 140 V. Buch Moses . . .-s·1-IS DieGeschichtsbücher. · Buch Josua · . . . . 230 Buch der Richter . . 257 Buch Rutb . . . <text:soft-page-break/>. 28:3 I. Buch SamueIs . . . 289 II. Buch Samuels . . . 325 I. Buch der Könige . . 356 II. Buch der Könige . I. Buch der Chronik . -»; II. Buch der Chronik . <text:s/>Buch Esra . . . . . Buch Nebemia . . . .508 Buch Esiher . . . . . 524 Die Lehrbücher. D»e.;...B»ch -s.:7xg»b.«.».«-«».sp.».....»-».....spggg Die Psalmen . . . . . -«-·« Die weisen Sprüche Salomo’s .« Der Prediger Salomo . « . Das hohe Lie» Salomo’s « . 680 Die propbetischen Bücher. Die vier grossen Propheten. Der Propbet Jesala . . . Der Propbet Jeremia . . Die Klagelieder des Jeremia Der Propbet Ezechiel . . . Der Propbet Daniel . . . Das Das Das Das Das Das Das Das Das Das Das Das Das Das Das Das Das 458 497 670</text:p>
      <text:p text:style-name="P1">1.</text:p>
      <text:p text:style-name="P1">2. 687 746 Z. 813 819</text:p>
      <text:p text:style-name="P1">4. 879 56z« 643 ichulss der heiligen Schrift. Testament Die zwölf kleinen Propheten· Seite S98 906 9i0 917 918 920 925 927 930 932 934 945 1 2 Z -—1 Der Propbet Hosea . Der Propbet Joel . Der Propbet Amos . Der Propbet Obadja Der Propbet Jona . Der Propbet Micl)a . Der Propbet Nahum Der Propbet Habakuk Der Propbet Zepbanja . . Der Propbet Haggai-« Der Propbet S.etrHarja Der Propbet Mal(-ad,ii , -</text:p>
      <text:p text:style-name="P1">5. · -·.-« G.</text:p>
      <text:p text:style-name="P1">7.</text:p>
      <text:p text:style-name="P1">8.</text:p>
      <text:p text:style-name="P1">9.</text:p>
      <text:p text:style-name="P1">10.</text:p>
      <text:p text:style-name="P1">11.</text:p>
      <text:p text:style-name="P1">12. « « · « « . 39i « ?t2å Die Apocrypbischen Bücher. Z 20 ist 74 Das Buch der Weisheit . . . Das Buch Jesu, des Sohnes Sirach Das Buch Tobias. . . . Das Buch Barucl). . « . Ein Brief Jeremias . . . Das Buch Judith . . . . Das dritte Buch Este! . . . Das Vierte Buch Esra . . . Anhang zum Buch Esther . . Gesd)ichte der Susanna . . . Geschichte des Bei zu Bade! . Geschichte des Drachen zu Vabel Das Gebet Ai·arjas . . . . Der Gesangd· dreiMänner imFeuer Das Gebet Manasses . . . .Das erste Buch der Maccabäer. Das zweite Buch der Maccabäer Das dritte Buch der Maccabäer 79 82 95 112 14l 145 147 148 149 150 15l 152 185 210 <text:s text:c="3"/>Das Neue Testament. -, OR vier Evangelien. Das Evangelium St-"Matthäi . . · . Das Evangelium St. Marci . Das Evangelium St. Lucä . Das Evangelium St. Johannis . . . . ll. Die Gescl)ichten der heiligen Apostel III. Die vierzehn Episteln St. Pauli. Die Epistel an die Römer . · . . . Die I. Epistel an die Corineher . . Die II. Cpistel an die Corinther . Die Epistel an die Galater . Die Epistel an die Cph-eser . Die Epistel an die Philipp» . Die Epistel an die C.olosser . . Die I. C«1,!istel an die Thessalonicher . Die II. Epistel an die Thessalonicher . Die I. Epistel an den Timotheus . Die ll. Epiftel an den Timotheus . Die Epistel an den Titus . . . Die Epistel an den Philemon . . . . . Die Epiftel an die Hebriiex . . . . . IV. Die sieben Episteln ver andern Apostel. Die Epistel St. Jacobi . . . . . " . Die I. Epistel St."Pe:ki . Die H. (5«pistel St. Peirie . Die I. Epistel St. Johannis . Die H. C«pistel St. Johannis . Die lll. Epistel <text:soft-page-break/>St. Johannis . . . . Die Epistel St. Jndä. . . . . . V. Die Offenbarung St. Johannis . .-—?-.-,-.-jZ2?8 215 Seite I 38 61 101 130 168 184 220 224 228 231 233 237 240 2-12 243 254 258 263 265 269 270 271 272 <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SimSun1" svg:font-family="SimSu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de" fo:country="CH"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Courier New" fo:font-size="12pt" fo:language="de" fo:country="CH" style:font-name-asian="Courier New" style:font-size-asian="12pt" style:language-asian="zh" style:country-asian="CN" style:font-name-complex="Courier New"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Courier New" fo:font-size="12pt" fo:language="de" fo:country="CH" style:font-name-asian="Courier New" style:language-asian="zh" style:country-asian="CN" style:font-name-complex="Courier New"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SimSun1" style:font-name-complex="Arial" style:font-size-complex="14pt"/>
    </style:style>
    <style:style style:name="caption" style:family="paragraph" style:parent-style-name="Standard">
      <style:paragraph-properties fo:margin-top="0.212cm" fo:margin-bottom="0.212cm"/>
      <style:text-properties fo:font-style="italic" style:font-style-complex="italic"/>
    </style:style>
    <style:style style:name="Index_20__28_user_29_" style:display-name="Index (user)" style:family="paragraph" style:parent-style-name="Standard"/>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5-10-07T03:32:57.20</dc:date>
    <dc:creator>Simon Ott</dc:creator>
    <meta:editing-duration>PT24H46M38S</meta:editing-duration>
    <meta:editing-cycles>23</meta:editing-cycles>
    <meta:document-statistic meta:table-count="0" meta:image-count="0" meta:object-count="0" meta:page-count="485" meta:paragraph-count="9864" meta:word-count="212278" meta:character-count="1210139"/>
  </office:meta>
</office:document-meta>
</file>